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Book Antiqua1" svg:font-family="'Book Antiqua'"/>
    <style:font-face style:name="Courier" svg:font-family="Courier"/>
    <style:font-face style:name="MS Sans Serif1" svg:font-family="'MS Sans Serif'"/>
    <style:font-face style:name="Times New Roman" svg:font-family="'Times New Roman'"/>
    <style:font-face style:name="Tms Rmn" svg:font-family="'Tms Rmn'"/>
    <style:font-face style:name="??" svg:font-family="??" style:font-family-generic="modern" style:font-pitch="fixed"/>
    <style:font-face style:name="???" svg:font-family="???" style:font-family-generic="modern" style:font-pitch="fixed"/>
    <style:font-face style:name="Courier1" svg:font-family="Courier" style:font-family-generic="modern" style:font-pitch="fixed"/>
    <style:font-face style:name="???1" svg:font-family="???" style:font-family-generic="roman" style:font-pitch="variable"/>
    <style:font-face style:name="Advisor SSi" svg:font-family="'Advisor SSi'" style:font-family-generic="roman" style:font-pitch="variable"/>
    <style:font-face style:name="AngsanaUPC" svg:font-family="AngsanaUPC" style:font-family-generic="roman" style:font-pitch="variable"/>
    <style:font-face style:name="Book Antiqua" svg:font-family="'Book Antiqua'" style:font-family-generic="roman" style:font-pitch="variable"/>
    <style:font-face style:name="CordiaUPC" svg:font-family="CordiaUPC" style:font-family-generic="roman" style:font-pitch="variable"/>
    <style:font-face style:name="EucrosiaUPC" svg:font-family="EucrosiaUPC" style:font-family-generic="roman" style:font-pitch="variable"/>
    <style:font-face style:name="FreesiaUPC" svg:font-family="FreesiaUPC" style:font-family-generic="roman" style:font-pitch="variable"/>
    <style:font-face style:name="Times New Roman1" svg:font-family="'Times New Roman'" style:font-family-generic="roman" style:font-pitch="variable"/>
    <style:font-face style:name="TimesNewRomanPS" svg:font-family="TimesNewRomanPS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Univers (W1)" svg:font-family="'Univers (W1)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76cm"/>
    </style:style>
    <style:style style:name="co4" style:family="table-column">
      <style:table-column-properties fo:break-before="auto" style:column-width="1.88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2.321cm"/>
    </style:style>
    <style:style style:name="co7" style:family="table-column">
      <style:table-column-properties fo:break-before="auto" style:column-width="2.293cm"/>
    </style:style>
    <style:style style:name="co8" style:family="table-column">
      <style:table-column-properties fo:break-before="auto" style:column-width="1.764cm"/>
    </style:style>
    <style:style style:name="co9" style:family="table-column">
      <style:table-column-properties fo:break-before="auto" style:column-width="1.704cm"/>
    </style:style>
    <style:style style:name="co10" style:family="table-column">
      <style:table-column-properties fo:break-before="auto" style:column-width="2.057cm"/>
    </style:style>
    <style:style style:name="co11" style:family="table-column">
      <style:table-column-properties fo:break-before="auto" style:column-width="1.792cm"/>
    </style:style>
    <style:style style:name="co12" style:family="table-column">
      <style:table-column-properties fo:break-before="auto" style:column-width="0.557cm"/>
    </style:style>
    <style:style style:name="co13" style:family="table-column">
      <style:table-column-properties fo:break-before="auto" style:column-width="1.028cm"/>
    </style:style>
    <style:style style:name="co14" style:family="table-column">
      <style:table-column-properties fo:break-before="auto" style:column-width="1.499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2.205cm"/>
    </style:style>
    <style:style style:name="co17" style:family="table-column">
      <style:table-column-properties fo:break-before="auto" style:column-width="1.528cm"/>
    </style:style>
    <style:style style:name="co18" style:family="table-column">
      <style:table-column-properties fo:break-before="auto" style:column-width="0.235cm"/>
    </style:style>
    <style:style style:name="co19" style:family="table-column">
      <style:table-column-properties fo:break-before="auto" style:column-width="2.175cm"/>
    </style:style>
    <style:style style:name="co20" style:family="table-column">
      <style:table-column-properties fo:break-before="auto" style:column-width="1.235cm"/>
    </style:style>
    <style:style style:name="co21" style:family="table-column">
      <style:table-column-properties fo:break-before="auto" style:column-width="0.265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2.028cm"/>
    </style:style>
    <style:style style:name="co24" style:family="table-column">
      <style:table-column-properties fo:break-before="auto" style:column-width="1.94cm"/>
    </style:style>
    <style:style style:name="co25" style:family="table-column">
      <style:table-column-properties fo:break-before="auto" style:column-width="2.233cm"/>
    </style:style>
    <style:style style:name="co26" style:family="table-column">
      <style:table-column-properties fo:break-before="auto" style:column-width="1.646cm"/>
    </style:style>
    <style:style style:name="co27" style:family="table-column">
      <style:table-column-properties fo:break-before="auto" style:column-width="1.998cm"/>
    </style:style>
    <style:style style:name="co28" style:family="table-column">
      <style:table-column-properties fo:break-before="auto" style:column-width="2.351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185cm" fo:break-before="auto" style:use-optimal-row-height="false"/>
    </style:style>
    <style:style style:name="ro4" style:family="table-row">
      <style:table-row-properties style:row-height="0.476cm" fo:break-before="auto" style:use-optimal-row-height="tru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582cm" fo:break-before="auto" style:use-optimal-row-height="true"/>
    </style:style>
    <style:style style:name="ro7" style:family="table-row">
      <style:table-row-properties style:row-height="0.556cm" fo:break-before="auto" style:use-optimal-row-height="true"/>
    </style:style>
    <style:style style:name="ta1" style:family="table" style:master-page-name="PageStyle_5f_Sheet2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ta4" style:family="table" style:master-page-name="PageStyle_5f_Swap">
      <style:table-properties table:display="true" style:writing-mode="lr-tb"/>
    </style:style>
    <style:style style:name="ta5" style:family="table" style:master-page-name="PageStyle_5f_Feeds">
      <style:table-properties table:display="true" style:writing-mode="lr-tb"/>
    </style:style>
    <style:style style:name="ta6" style:family="table" style:master-page-name="PageStyle_5f_Option">
      <style:table-properties table:display="true" style:writing-mode="lr-tb"/>
    </style:style>
    <style:style style:name="ta7" style:family="table" style:master-page-name="PageStyle_5f_GL">
      <style:table-properties table:display="true" style:writing-mode="lr-tb"/>
    </style:style>
    <style:style style:name="ta8" style:family="table" style:master-page-name="PageStyle_5f_Fuel_20_His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8108"/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Default" style:data-style-name="N209"/>
    <style:style style:name="ce4" style:family="table-cell" style:parent-style-name="Excel_5f_BuiltIn_5f_Comma" style:data-style-name="N2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6" style:family="table-cell" style:parent-style-name="Excel_5f_BuiltIn_5f_Currency" style:data-style-name="N2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 style:data-style-name="N200"/>
    <style:style style:name="ce8" style:family="table-cell" style:parent-style-name="Default" style:data-style-name="N204"/>
    <style:style style:name="ce9" style:family="table-cell" style:parent-style-name="Default" style:data-style-name="N8109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Excel_5f_BuiltIn_5f_Comma" style:data-style-name="N2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 style:data-style-name="N8107"/>
    <style:style style:name="ce12" style:family="table-cell" style:parent-style-name="Default">
      <style:text-properties fo:color="#0000ff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13" style:family="table-cell" style:parent-style-name="Default">
      <style:text-properties fo:color="#0000ff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5" style:family="table-cell" style:parent-style-name="Default"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6" style:family="table-cell" style:parent-style-name="Default" style:data-style-name="N383">
      <style:table-cell-properties style:cell-protect="protected" style:print-content="true" style:diagonal-bl-tr="none" style:diagonal-tl-br="none" fo:border="none" style:rotation-align="none"/>
      <style:text-properties fo:color="#ff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ff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8" style:family="table-cell" style:parent-style-name="Default">
      <style:text-properties fo:color="#ff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0" style:family="table-cell" style:parent-style-name="Excel_5f_BuiltIn_5f_Comma" style:data-style-name="N2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1" style:family="table-cell" style:parent-style-name="Default" style:data-style-name="N382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2" style:family="table-cell" style:parent-style-name="Default" style:data-style-name="N382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3" style:family="table-cell" style:parent-style-name="Default"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5" style:family="table-cell" style:parent-style-name="Default" style:data-style-name="N33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6" style:family="table-cell" style:parent-style-name="Excel_5f_BuiltIn_5f_Comma" style:data-style-name="N21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7" style:family="table-cell" style:parent-style-name="Normal_5f_Swap" style:data-style-name="N382">
      <style:table-cell-properties fo:background-color="#00ff00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8" style:family="table-cell" style:parent-style-name="Default"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8pt" fo:font-style="italic" fo:text-shadow="none" style:text-underline-style="none" fo:font-weight="bold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" style:family="table-cell" style:parent-style-name="Default" style:data-style-name="N262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2" style:family="table-cell" style:parent-style-name="Default" style:data-style-name="N261">
      <style:table-cell-properties style:glyph-orientation-vertical="0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" style:family="table-cell" style:parent-style-name="Default" style:data-style-name="N209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" style:family="table-cell" style:parent-style-name="Default" style:data-style-name="N209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36" style:family="table-cell" style:parent-style-name="Excel_5f_BuiltIn_5f_Comma" style:data-style-name="N20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Excel_5f_BuiltIn_5f_Comma" style:data-style-name="N21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39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40" style:family="table-cell" style:parent-style-name="Default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41" style:family="table-cell" style:parent-style-name="Default" style:data-style-name="N8109"/>
    <style:style style:name="ce42" style:family="table-cell" style:parent-style-name="Default">
      <style:table-cell-properties fo:border-bottom="none" style:diagonal-bl-tr="none" style:diagonal-tl-br="none" fo:border-left="none" fo:border-right="none" style:rotation-align="none" fo:border-top="0.035cm solid #000000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3" style:family="table-cell" style:parent-style-name="Default" style:data-style-name="N209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Default" style:data-style-name="N130"/>
    <style:style style:name="ce45" style:family="table-cell" style:parent-style-name="Default" style:data-style-name="N130">
      <style:table-cell-properties style:diagonal-bl-tr="none" style:diagonal-tl-br="none" fo:border="none" style:rotation-align="non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6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7" style:family="table-cell" style:parent-style-name="Default" style:data-style-name="N130">
      <style:table-cell-properties fo:border-bottom="none" style:diagonal-bl-tr="none" style:diagonal-tl-br="none" fo:border-left="none" fo:border-right="0.035cm solid #000000" style:rotation-align="none" fo:border-top="0.035cm solid #000000"/>
    </style:style>
    <style:style style:name="ce48" style:family="table-cell" style:parent-style-name="Default">
      <style:table-cell-properties fo:border-bottom="none" style:diagonal-bl-tr="none" style:diagonal-tl-br="none" fo:border-left="none" fo:border-right="0.035cm solid #000000" style:rotation-align="none" fo:border-top="non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9" style:family="table-cell" style:parent-style-name="Default">
      <style:table-cell-properties fo:border-bottom="0.035cm solid #000000" style:diagonal-bl-tr="none" style:diagonal-tl-br="none" fo:border-left="none" fo:border-right="0.035cm solid #000000" style:rotation-align="none" fo:border-top="non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0" style:family="table-cell" style:parent-style-name="Default" style:data-style-name="N218"/>
    <style:style style:name="ce51" style:family="table-cell" style:parent-style-name="Default"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2" style:family="table-cell" style:parent-style-name="Default" style:data-style-name="N0"/>
    <style:style style:name="ce53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4" style:family="table-cell" style:parent-style-name="Excel_5f_BuiltIn_5f_Percent" style:data-style-name="N2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Excel_5f_BuiltIn_5f_Currency" style:data-style-name="N2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Excel_5f_BuiltIn_5f_Currency" style:data-style-name="N28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Default" style:data-style-name="N286"/>
    <style:style style:name="ce58" style:family="table-cell" style:parent-style-name="Excel_5f_BuiltIn_5f_Comma" style:data-style-name="N21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9" style:family="table-cell" style:parent-style-name="Default" style:data-style-name="N215"/>
    <style:style style:name="ce60" style:family="table-cell" style:parent-style-name="Default"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1" style:family="table-cell" style:parent-style-name="Default" style:data-style-name="N130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3" style:family="table-cell" style:parent-style-name="Default" style:data-style-name="N8109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4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5" style:family="table-cell" style:parent-style-name="Default" style:data-style-name="N8106"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6" style:family="table-cell" style:parent-style-name="Default"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8109">
      <style:table-cell-properties fo:background-color="transparent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8" style:family="table-cell" style:parent-style-name="Default" style:data-style-name="N8108">
      <style:table-cell-properties fo:background-color="transparent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9" style:family="table-cell" style:parent-style-name="Default" style:data-style-name="N810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7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Excel_5f_BuiltIn_5f_Comma" style:data-style-name="N11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2" style:family="table-cell" style:parent-style-name="Default" style:data-style-name="N130">
      <style:table-cell-properties fo:background-color="transparent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3" style:family="table-cell" style:parent-style-name="Excel_5f_BuiltIn_5f_Comma" style:data-style-name="N13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4" style:family="table-cell" style:parent-style-name="Default">
      <style:text-properties style:use-window-font-color="true" style:text-outline="false" style:text-line-through-style="none" style:font-name="MS Sans Serif1" fo:font-size="10pt" fo:font-style="normal" fo:text-shadow="none" style:text-underline-style="none" fo:font-weight="bold" style:font-size-asian="10pt" style:font-style-asian="normal" style:font-weight-asian="bold" style:font-name-complex="MS Sans Serif1" style:font-size-complex="10pt" style:font-style-complex="normal" style:font-weight-complex="bold"/>
    </style:style>
    <style:style style:name="ce75" style:family="table-cell" style:parent-style-name="Excel_5f_BuiltIn_5f_Percent" style:data-style-name="N1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6" style:family="table-cell" style:parent-style-name="Excel_5f_BuiltIn_5f_Comma" style:data-style-name="N2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7" style:family="table-cell" style:parent-style-name="Default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8" style:family="table-cell" style:parent-style-name="Excel_5f_BuiltIn_5f_Percent" style:data-style-name="N13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9" style:family="table-cell" style:parent-style-name="Default" style:data-style-name="N130"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0" style:family="table-cell" style:parent-style-name="Excel_5f_BuiltIn_5f_Comma" style:data-style-name="N22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3" style:family="table-cell" style:parent-style-name="Excel_5f_BuiltIn_5f_Comma" style:data-style-name="N22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6" style:family="table-cell" style:parent-style-name="Default" style:data-style-name="N231">
      <style:table-cell-properties style:glyph-orientation-vertical="0" fo:border-bottom="0.105cm double #000000" style:border-line-width-bottom="0.035cm 0.035cm 0.035c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8" style:family="table-cell" style:parent-style-name="Default" style:data-style-name="N223"/>
    <style:style style:name="ce89" style:family="table-cell" style:parent-style-name="Excel_5f_BuiltIn_5f_Comma">
      <style:table-cell-properties style:glyph-orientation-vertical="0" fo:border-bottom="0.105cm double #000000" style:border-line-width-bottom="0.035cm 0.035cm 0.035c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0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Excel_5f_BuiltIn_5f_Comma" style:data-style-name="N2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Default" style:data-style-name="N0">
      <style:table-cell-properties style:cell-protect="protected" style:print-content="true" fo:background-color="transparent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 style:data-style-name="N237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5" style:family="table-cell" style:parent-style-name="Default" style:data-style-name="N217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6" style:family="table-cell" style:parent-style-name="Default" style:data-style-name="N231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7" style:family="table-cell" style:parent-style-name="Default" style:data-style-name="N8106"/>
    <style:style style:name="ce98" style:family="table-cell" style:parent-style-name="Default" style:data-style-name="N8106"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9" style:family="table-cell" style:parent-style-name="Default" style:data-style-name="N8109"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0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1" style:family="table-cell" style:parent-style-name="Default" style:data-style-name="N289"/>
    <style:style style:name="ce10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03" style:family="table-cell" style:parent-style-name="Default" style:data-style-name="N226"/>
  </office:automatic-styles>
  <office:body>
    <office:spreadsheet>
      <table:calculation-settings table:case-sensitive="false" table:use-regular-expressions="false"/>
      <table:table table:name="Sheet2" table:style-name="ta1" table:print="false">
        <table:table-column table:style-name="co1" table:number-columns-repeated="256" table:default-cell-style-name="Default"/>
        <table:table-row table:style-name="ro1" table:number-rows-repeated="1048575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Sheet8" table:style-name="ta2" table:print="false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  <table:named-expressions/>
      </table:table>
      <table:table table:name="Sheet1" table:style-name="ta3" table:print="false">
        <office:forms form:automatic-focus="false" form:apply-design-mode="false"/>
        <table:table-column table:style-name="co3" table:default-cell-style-name="ce1"/>
        <table:table-column table:style-name="co3" table:number-columns-repeated="2" table:default-cell-style-name="Default"/>
        <table:table-column table:style-name="co3" table:default-cell-style-name="ce3"/>
        <table:table-column table:style-name="co4" table:default-cell-style-name="ce4"/>
        <table:table-column table:style-name="co5" table:default-cell-style-name="ce6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7"/>
        <table:table-column table:style-name="co3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239" table:default-cell-style-name="Default"/>
        <table:table-row table:style-name="ro2">
          <table:table-cell table:style-name="Default"/>
          <table:table-cell table:number-columns-repeated="2"/>
          <table:table-cell table:style-name="Default" table:number-columns-repeated="7"/>
          <table:table-cell table:number-columns-repeated="2"/>
          <table:table-cell office:value-type="string">
            <text:p>MARK-TO-MARKET</text:p>
          </table:table-cell>
          <table:table-cell table:number-columns-repeated="243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Deal Price</text:p>
          </table:table-cell>
          <table:table-cell table:style-name="Default" table:number-columns-repeated="3"/>
          <table:table-cell table:style-name="Default" office:value-type="string">
            <text:p>FX Price</text:p>
          </table:table-cell>
          <table:table-cell table:style-name="Default"/>
          <table:table-cell table:number-columns-repeated="246"/>
        </table:table-row>
        <table:table-row table:style-name="ro2">
          <table:table-cell table:style-name="Default"/>
          <table:table-cell/>
          <table:table-cell table:style-name="ce2" office:value-type="string">
            <text:p>CGPR</text:p>
          </table:table-cell>
          <table:table-cell table:style-name="Default"/>
          <table:table-cell table:style-name="Default" office:value-type="string">
            <text:p>3.19 C$/GJ</text:p>
          </table:table-cell>
          <table:table-cell table:style-name="Default" table:number-columns-repeated="3"/>
          <table:table-cell table:style-name="Default" office:value-type="float" office:value="1.4995">
            <text:p>1.4995</text:p>
          </table:table-cell>
          <table:table-cell table:style-name="Default"/>
          <table:table-cell table:number-columns-repeated="2"/>
          <table:table-cell table:style-name="ce2" office:value-type="string">
            <text:p>CGPR</text:p>
          </table:table-cell>
          <table:table-cell table:number-columns-repeated="243"/>
        </table:table-row>
        <table:table-row table:style-name="ro2">
          <table:table-cell table:style-name="Default"/>
          <table:table-cell/>
          <table:table-cell table:style-name="ce2" office:value-type="string">
            <text:p>Dawn</text:p>
          </table:table-cell>
          <table:table-cell table:style-name="Default" table:number-columns-repeated="3"/>
          <table:table-cell table:number-columns-repeated="2" table:style-name="ce2" office:value-type="string">
            <text:p>FX Hedge</text:p>
          </table:table-cell>
          <table:table-cell table:style-name="Default" table:number-columns-repeated="2"/>
          <table:table-cell table:number-columns-repeated="2"/>
          <table:table-cell table:style-name="ce2" office:value-type="string">
            <text:p>Dawn</text:p>
          </table:table-cell>
          <table:table-cell office:value-type="string">
            <text:p>Dawn-IM</text:p>
          </table:table-cell>
          <table:table-cell table:number-columns-repeated="242"/>
        </table:table-row>
        <table:table-row table:style-name="ro2">
          <table:table-cell table:style-name="Default"/>
          <table:table-cell table:style-name="ce2" office:value-type="string">
            <text:p>FX</text:p>
          </table:table-cell>
          <table:table-cell table:style-name="ce2" office:value-type="string">
            <text:p>US/MM</text:p>
          </table:table-cell>
          <table:table-cell table:style-name="ce2" office:value-type="string">
            <text:p>C$/GJ</text:p>
          </table:table-cell>
          <table:table-cell table:style-name="ce2" office:value-type="string">
            <text:p>Volume GJ</text:p>
          </table:table-cell>
          <table:table-cell table:style-name="ce5" office:value-type="string">
            <text:p>Deal PL</text:p>
          </table:table-cell>
          <table:table-cell table:style-name="ce2" office:value-type="string">
            <text:p>Volume C$</text:p>
          </table:table-cell>
          <table:table-cell table:style-name="ce2" office:value-type="string">
            <text:p>Volume US$</text:p>
          </table:table-cell>
          <table:table-cell table:style-name="ce5" office:value-type="string">
            <text:p>Hedge PL</text:p>
          </table:table-cell>
          <table:table-cell table:style-name="ce5" office:value-type="string">
            <text:p>PL</text:p>
          </table:table-cell>
          <table:table-cell table:number-columns-repeated="2"/>
          <table:table-cell table:number-columns-repeated="2" table:style-name="ce2" office:value-type="string">
            <text:p>C$/GJ</text:p>
          </table:table-cell>
          <table:table-cell table:number-columns-repeated="242"/>
        </table:table-row>
        <table:table-row table:style-name="ro2">
          <table:table-cell office:value-type="date" office:date-value="1999-08-15">
            <text:p>15-Aug</text:p>
          </table:table-cell>
          <table:table-cell office:value-type="float" office:value="1.5">
            <text:p>1.5</text:p>
          </table:table-cell>
          <table:table-cell office:value-type="float" office:value="2.25">
            <text:p>2.25</text:p>
          </table:table-cell>
          <table:table-cell table:formula="of:=[.C6]*[.B6]/1.055056" office:value-type="float" office:value="3.19888233420785">
            <text:p>3.1989</text:p>
          </table:table-cell>
          <table:table-cell office:value-type="float" office:value="15000">
            <text:p>15,000 </text:p>
          </table:table-cell>
          <table:table-cell table:formula="of:=([.E6]/1.055056*[.C6]*30)-([.E6]*3.19/[.B6]*30)" office:value-type="float" office:value="2664.70026235573">
            <text:p><text:s/>$2,665 </text:p>
          </table:table-cell>
          <table:table-cell table:formula="of:=[.E6]*30*3.19" office:value-type="float" office:value="1435500">
            <text:p>1,435,500 </text:p>
          </table:table-cell>
          <table:table-cell table:formula="of:=[.G6]/1.4995" office:value-type="float" office:value="957319.10636879">
            <text:p>957,319 </text:p>
          </table:table-cell>
          <table:table-cell table:formula="of:=[.G6]/[.B6]-[.H6]" office:value-type="float" office:value="-319.106368789566">
            <text:p><text:s/>(319)</text:p>
          </table:table-cell>
          <table:table-cell table:formula="of:=[.F6]+[.I6]" office:value-type="float" office:value="2345.59389356617">
            <text:p><text:s/>$2,346 </text:p>
          </table:table-cell>
          <table:table-cell table:number-columns-repeated="246"/>
        </table:table-row>
        <table:table-row table:style-name="ro2">
          <table:table-cell office:value-type="date" office:date-value="1999-08-16">
            <text:p>16-Aug</text:p>
          </table:table-cell>
          <table:table-cell office:value-type="float" office:value="1.5005">
            <text:p>1.5005</text:p>
          </table:table-cell>
          <table:table-cell office:value-type="float" office:value="2.25">
            <text:p>2.25</text:p>
          </table:table-cell>
          <table:table-cell table:formula="of:=[.C7]*[.B7]/1.055056" office:value-type="float" office:value="3.19994862831926">
            <text:p>3.1999</text:p>
          </table:table-cell>
          <table:table-cell office:value-type="float" office:value="15000">
            <text:p>15,000 </text:p>
          </table:table-cell>
          <table:table-cell table:formula="of:=([.E7]/1.055056*[.C7]*30)-([.E7]*3.19/[.B7]*30)" office:value-type="float" office:value="2983.59396445507">
            <text:p><text:s/>$2,984 </text:p>
          </table:table-cell>
          <table:table-cell table:formula="of:=[.E7]*30*3.19" office:value-type="float" office:value="1435500">
            <text:p>1,435,500 </text:p>
          </table:table-cell>
          <table:table-cell table:formula="of:=[.G7]/1.4995" office:value-type="float" office:value="957319.10636879">
            <text:p>957,319 </text:p>
          </table:table-cell>
          <table:table-cell table:formula="of:=[.G7]/[.B7]-[.H7]" office:value-type="float" office:value="-638.000070889015">
            <text:p><text:s/>(638)</text:p>
          </table:table-cell>
          <table:table-cell table:formula="of:=[.F7]+[.I7]" office:value-type="float" office:value="2345.59389356605">
            <text:p><text:s/>$2,346 </text:p>
          </table:table-cell>
          <table:table-cell table:number-columns-repeated="246"/>
        </table:table-row>
        <table:table-row table:style-name="ro2">
          <table:table-cell office:value-type="date" office:date-value="1999-08-17">
            <text:p>17-Aug</text:p>
          </table:table-cell>
          <table:table-cell office:value-type="float" office:value="1.501">
            <text:p>1.501</text:p>
          </table:table-cell>
          <table:table-cell office:value-type="float" office:value="2.25">
            <text:p>2.25</text:p>
          </table:table-cell>
          <table:table-cell table:formula="of:=[.C8]*[.B8]/1.055056" office:value-type="float" office:value="3.20101492243066">
            <text:p>3.2010</text:p>
          </table:table-cell>
          <table:table-cell office:value-type="float" office:value="15000">
            <text:p>15,000 </text:p>
          </table:table-cell>
          <table:table-cell table:formula="of:=([.E8]/1.055056*[.C8]*30)-([.E8]*3.19/[.B8]*30)" office:value-type="float" office:value="3302.27521238895">
            <text:p><text:s/>$3,302 </text:p>
          </table:table-cell>
          <table:table-cell table:formula="of:=[.E8]*30*3.19" office:value-type="float" office:value="1435500">
            <text:p>1,435,500 </text:p>
          </table:table-cell>
          <table:table-cell table:formula="of:=[.G8]/1.4995" office:value-type="float" office:value="957319.10636879">
            <text:p>957,319 </text:p>
          </table:table-cell>
          <table:table-cell table:formula="of:=[.G8]/[.B8]-[.H8]" office:value-type="float" office:value="-956.681318822782">
            <text:p><text:s/>(957)</text:p>
          </table:table-cell>
          <table:table-cell table:formula="of:=[.F8]+[.I8]" office:value-type="float" office:value="2345.59389356617">
            <text:p><text:s/>$2,346 </text:p>
          </table:table-cell>
          <table:table-cell table:number-columns-repeated="246"/>
        </table:table-row>
        <table:table-row table:style-name="ro2">
          <table:table-cell office:value-type="date" office:date-value="1999-08-18">
            <text:p>18-Aug</text:p>
          </table:table-cell>
          <table:table-cell office:value-type="float" office:value="1.5015">
            <text:p>1.5015</text:p>
          </table:table-cell>
          <table:table-cell office:value-type="float" office:value="2.25">
            <text:p>2.25</text:p>
          </table:table-cell>
          <table:table-cell table:formula="of:=[.C9]*[.B9]/1.055056" office:value-type="float" office:value="3.20208121654206">
            <text:p>3.2021</text:p>
          </table:table-cell>
          <table:table-cell office:value-type="float" office:value="15000">
            <text:p>15,000 </text:p>
          </table:table-cell>
          <table:table-cell table:formula="of:=([.E9]/1.055056*[.C9]*30)-([.E9]*3.19/[.B9]*30)" office:value-type="float" office:value="3620.74421839975">
            <text:p><text:s/>$3,621 </text:p>
          </table:table-cell>
          <table:table-cell table:formula="of:=[.E9]*30*3.19" office:value-type="float" office:value="1435500">
            <text:p>1,435,500 </text:p>
          </table:table-cell>
          <table:table-cell table:formula="of:=[.G9]/1.4995" office:value-type="float" office:value="957319.10636879">
            <text:p>957,319 </text:p>
          </table:table-cell>
          <table:table-cell table:formula="of:=[.G9]/[.B9]-[.H9]" office:value-type="float" office:value="-1275.15032483358">
            <text:p><text:s/>(1,275)</text:p>
          </table:table-cell>
          <table:table-cell table:formula="of:=[.F9]+[.I9]" office:value-type="float" office:value="2345.59389356617">
            <text:p><text:s/>$2,346 </text:p>
          </table:table-cell>
          <table:table-cell table:number-columns-repeated="246"/>
        </table:table-row>
        <table:table-row table:style-name="ro2">
          <table:table-cell office:value-type="date" office:date-value="1999-08-19">
            <text:p>19-Aug</text:p>
          </table:table-cell>
          <table:table-cell office:value-type="float" office:value="1.502">
            <text:p>1.502</text:p>
          </table:table-cell>
          <table:table-cell office:value-type="float" office:value="2.25">
            <text:p>2.25</text:p>
          </table:table-cell>
          <table:table-cell table:formula="of:=[.C10]*[.B10]/1.055056" office:value-type="float" office:value="3.20314751065346">
            <text:p>3.2031</text:p>
          </table:table-cell>
          <table:table-cell office:value-type="float" office:value="15000">
            <text:p>15,000 </text:p>
          </table:table-cell>
          <table:table-cell table:formula="of:=([.E10]/1.055056*[.C10]*30)-([.E10]*3.19/[.B10]*30)" office:value-type="float" office:value="3939.00119444623">
            <text:p><text:s/>$3,939 </text:p>
          </table:table-cell>
          <table:table-cell table:formula="of:=[.E10]*30*3.19" office:value-type="float" office:value="1435500">
            <text:p>1,435,500 </text:p>
          </table:table-cell>
          <table:table-cell table:formula="of:=[.G10]/1.4995" office:value-type="float" office:value="957319.10636879">
            <text:p>957,319 </text:p>
          </table:table-cell>
          <table:table-cell table:formula="of:=[.G10]/[.B10]-[.H10]" office:value-type="float" office:value="-1593.40730088006">
            <text:p><text:s/>(1,593)</text:p>
          </table:table-cell>
          <table:table-cell table:formula="of:=[.F10]+[.I10]" office:value-type="float" office:value="2345.59389356617">
            <text:p><text:s/>$2,346 </text:p>
          </table:table-cell>
          <table:table-cell table:number-columns-repeated="246"/>
        </table:table-row>
        <table:table-row table:style-name="ro2">
          <table:table-cell office:value-type="date" office:date-value="1999-08-20">
            <text:p>20-Aug</text:p>
          </table:table-cell>
          <table:table-cell office:value-type="float" office:value="1.5025">
            <text:p>1.5025</text:p>
          </table:table-cell>
          <table:table-cell office:value-type="float" office:value="2.25">
            <text:p>2.25</text:p>
          </table:table-cell>
          <table:table-cell table:formula="of:=[.C11]*[.B11]/1.055056" office:value-type="float" office:value="3.20421380476487">
            <text:p>3.2042</text:p>
          </table:table-cell>
          <table:table-cell office:value-type="float" office:value="15000">
            <text:p>15,000 </text:p>
          </table:table-cell>
          <table:table-cell table:formula="of:=([.E11]/1.055056*[.C11]*30)-([.E11]*3.19/[.B11]*30)" office:value-type="float" office:value="4257.04635220591">
            <text:p><text:s/>$4,257 </text:p>
          </table:table-cell>
          <table:table-cell table:formula="of:=[.E11]*30*3.19" office:value-type="float" office:value="1435500">
            <text:p>1,435,500 </text:p>
          </table:table-cell>
          <table:table-cell table:formula="of:=[.G11]/1.4995" office:value-type="float" office:value="957319.10636879">
            <text:p>957,319 </text:p>
          </table:table-cell>
          <table:table-cell table:formula="of:=[.G11]/[.B11]-[.H11]" office:value-type="float" office:value="-1911.45245863975">
            <text:p><text:s/>(1,911)</text:p>
          </table:table-cell>
          <table:table-cell table:formula="of:=[.F11]+[.I11]" office:value-type="float" office:value="2345.59389356617">
            <text:p><text:s/>$2,346 </text:p>
          </table:table-cell>
          <table:table-cell table:number-columns-repeated="246"/>
        </table:table-row>
        <table:table-row table:style-name="ro2">
          <table:table-cell office:value-type="date" office:date-value="1999-08-21">
            <text:p>21-Aug</text:p>
          </table:table-cell>
          <table:table-cell office:value-type="float" office:value="1.503">
            <text:p>1.503</text:p>
          </table:table-cell>
          <table:table-cell office:value-type="float" office:value="2.25">
            <text:p>2.25</text:p>
          </table:table-cell>
          <table:table-cell table:formula="of:=[.C12]*[.B12]/1.055056" office:value-type="float" office:value="3.20528009887627">
            <text:p>3.2053</text:p>
          </table:table-cell>
          <table:table-cell office:value-type="float" office:value="15000">
            <text:p>15,000 </text:p>
          </table:table-cell>
          <table:table-cell table:formula="of:=([.E12]/1.055056*[.C12]*30)-([.E12]*3.19/[.B12]*30)" office:value-type="float" office:value="4574.87990307435">
            <text:p><text:s/>$4,575 </text:p>
          </table:table-cell>
          <table:table-cell table:formula="of:=[.E12]*30*3.19" office:value-type="float" office:value="1435500">
            <text:p>1,435,500 </text:p>
          </table:table-cell>
          <table:table-cell table:formula="of:=[.G12]/1.4995" office:value-type="float" office:value="957319.10636879">
            <text:p>957,319 </text:p>
          </table:table-cell>
          <table:table-cell table:formula="of:=[.G12]/[.B12]-[.H12]" office:value-type="float" office:value="-2229.28600950818">
            <text:p><text:s/>(2,229)</text:p>
          </table:table-cell>
          <table:table-cell table:formula="of:=[.F12]+[.I12]" office:value-type="float" office:value="2345.59389356617">
            <text:p><text:s/>$2,346 </text:p>
          </table:table-cell>
          <table:table-cell table:number-columns-repeated="246"/>
        </table:table-row>
        <table:table-row table:style-name="ro2">
          <table:table-cell office:value-type="date" office:date-value="1999-08-22">
            <text:p>22-Aug</text:p>
          </table:table-cell>
          <table:table-cell office:value-type="float" office:value="1.5035">
            <text:p>1.5035</text:p>
          </table:table-cell>
          <table:table-cell office:value-type="float" office:value="2.25">
            <text:p>2.25</text:p>
          </table:table-cell>
          <table:table-cell table:formula="of:=[.C13]*[.B13]/1.055056" office:value-type="float" office:value="3.20634639298767">
            <text:p>3.2063</text:p>
          </table:table-cell>
          <table:table-cell office:value-type="float" office:value="15000">
            <text:p>15,000 </text:p>
          </table:table-cell>
          <table:table-cell table:formula="of:=([.E13]/1.055056*[.C13]*30)-([.E13]*3.19/[.B13]*30)" office:value-type="float" office:value="4892.50205816561">
            <text:p><text:s/>$4,893 </text:p>
          </table:table-cell>
          <table:table-cell table:formula="of:=[.E13]*30*3.19" office:value-type="float" office:value="1435500">
            <text:p>1,435,500 </text:p>
          </table:table-cell>
          <table:table-cell table:formula="of:=[.G13]/1.4995" office:value-type="float" office:value="957319.10636879">
            <text:p>957,319 </text:p>
          </table:table-cell>
          <table:table-cell table:formula="of:=[.G13]/[.B13]-[.H13]" office:value-type="float" office:value="-2546.90816459933">
            <text:p><text:s/>(2,547)</text:p>
          </table:table-cell>
          <table:table-cell table:formula="of:=[.F13]+[.I13]" office:value-type="float" office:value="2345.59389356629">
            <text:p><text:s/>$2,346 </text:p>
          </table:table-cell>
          <table:table-cell table:number-columns-repeated="246"/>
        </table:table-row>
        <table:table-row table:style-name="ro2">
          <table:table-cell office:value-type="date" office:date-value="1999-08-23">
            <text:p>23-Aug</text:p>
          </table:table-cell>
          <table:table-cell office:value-type="float" office:value="1.504">
            <text:p>1.504</text:p>
          </table:table-cell>
          <table:table-cell office:value-type="float" office:value="2.25">
            <text:p>2.25</text:p>
          </table:table-cell>
          <table:table-cell table:formula="of:=[.C14]*[.B14]/1.055056" office:value-type="float" office:value="3.20741268709907">
            <text:p>3.2074</text:p>
          </table:table-cell>
          <table:table-cell office:value-type="float" office:value="15000">
            <text:p>15,000 </text:p>
          </table:table-cell>
          <table:table-cell table:formula="of:=([.E14]/1.055056*[.C14]*30)-([.E14]*3.19/[.B14]*30)" office:value-type="float" office:value="5209.9130283132">
            <text:p><text:s/>$5,210 </text:p>
          </table:table-cell>
          <table:table-cell table:formula="of:=[.E14]*30*3.19" office:value-type="float" office:value="1435500">
            <text:p>1,435,500 </text:p>
          </table:table-cell>
          <table:table-cell table:formula="of:=[.G14]/1.4995" office:value-type="float" office:value="957319.10636879">
            <text:p>957,319 </text:p>
          </table:table-cell>
          <table:table-cell table:formula="of:=[.G14]/[.B14]-[.H14]" office:value-type="float" office:value="-2864.31913474703">
            <text:p><text:s/>(2,864)</text:p>
          </table:table-cell>
          <table:table-cell table:formula="of:=[.F14]+[.I14]" office:value-type="float" office:value="2345.59389356617">
            <text:p><text:s/>$2,346 </text:p>
          </table:table-cell>
          <table:table-cell table:number-columns-repeated="246"/>
        </table:table-row>
        <table:table-row table:style-name="ro2">
          <table:table-cell office:value-type="date" office:date-value="1999-08-24">
            <text:p>24-Aug</text:p>
          </table:table-cell>
          <table:table-cell office:value-type="float" office:value="1.5045">
            <text:p>1.5045</text:p>
          </table:table-cell>
          <table:table-cell office:value-type="float" office:value="2.25">
            <text:p>2.25</text:p>
          </table:table-cell>
          <table:table-cell table:formula="of:=[.C15]*[.B15]/1.055056" office:value-type="float" office:value="3.20847898121048">
            <text:p>3.2085</text:p>
          </table:table-cell>
          <table:table-cell office:value-type="float" office:value="15000">
            <text:p>15,000 </text:p>
          </table:table-cell>
          <table:table-cell table:formula="of:=([.E15]/1.055056*[.C15]*30)-([.E15]*3.19/[.B15]*30)" office:value-type="float" office:value="5527.11302407074">
            <text:p><text:s/>$5,527 </text:p>
          </table:table-cell>
          <table:table-cell table:formula="of:=[.E15]*30*3.19" office:value-type="float" office:value="1435500">
            <text:p>1,435,500 </text:p>
          </table:table-cell>
          <table:table-cell table:formula="of:=[.G15]/1.4995" office:value-type="float" office:value="957319.10636879">
            <text:p>957,319 </text:p>
          </table:table-cell>
          <table:table-cell table:formula="of:=[.G15]/[.B15]-[.H15]" office:value-type="float" office:value="-3181.51913050457">
            <text:p><text:s/>(3,182)</text:p>
          </table:table-cell>
          <table:table-cell table:formula="of:=[.F15]+[.I15]" office:value-type="float" office:value="2345.59389356617">
            <text:p><text:s/>$2,346 </text:p>
          </table:table-cell>
          <table:table-cell table:number-columns-repeated="246"/>
        </table:table-row>
        <table:table-row table:style-name="ro2">
          <table:table-cell office:value-type="date" office:date-value="1999-08-25">
            <text:p>25-Aug</text:p>
          </table:table-cell>
          <table:table-cell office:value-type="float" office:value="1.505">
            <text:p>1.505</text:p>
          </table:table-cell>
          <table:table-cell office:value-type="float" office:value="2.25">
            <text:p>2.25</text:p>
          </table:table-cell>
          <table:table-cell table:formula="of:=[.C16]*[.B16]/1.055056" office:value-type="float" office:value="3.20954527532188">
            <text:p>3.2095</text:p>
          </table:table-cell>
          <table:table-cell office:value-type="float" office:value="15000">
            <text:p>15,000 </text:p>
          </table:table-cell>
          <table:table-cell table:formula="of:=([.E16]/1.055056*[.C16]*30)-([.E16]*3.19/[.B16]*30)" office:value-type="float" office:value="5844.1022557111">
            <text:p><text:s/>$5,844 </text:p>
          </table:table-cell>
          <table:table-cell table:formula="of:=[.E16]*30*3.19" office:value-type="float" office:value="1435500">
            <text:p>1,435,500 </text:p>
          </table:table-cell>
          <table:table-cell table:formula="of:=[.G16]/1.4995" office:value-type="float" office:value="957319.10636879">
            <text:p>957,319 </text:p>
          </table:table-cell>
          <table:table-cell table:formula="of:=[.G16]/[.B16]-[.H16]" office:value-type="float" office:value="-3498.50836214493">
            <text:p><text:s/>(3,499)</text:p>
          </table:table-cell>
          <table:table-cell table:formula="of:=[.F16]+[.I16]" office:value-type="float" office:value="2345.59389356617">
            <text:p><text:s/>$2,346 </text:p>
          </table:table-cell>
          <table:table-cell table:number-columns-repeated="246"/>
        </table:table-row>
        <table:table-row table:style-name="ro2">
          <table:table-cell office:value-type="date" office:date-value="1999-08-26">
            <text:p>26-Aug</text:p>
          </table:table-cell>
          <table:table-cell office:value-type="float" office:value="1.5055">
            <text:p>1.5055</text:p>
          </table:table-cell>
          <table:table-cell office:value-type="float" office:value="2.25">
            <text:p>2.25</text:p>
          </table:table-cell>
          <table:table-cell table:formula="of:=[.C17]*[.B17]/1.055056" office:value-type="float" office:value="3.21061156943328">
            <text:p>3.2106</text:p>
          </table:table-cell>
          <table:table-cell office:value-type="float" office:value="15000">
            <text:p>15,000 </text:p>
          </table:table-cell>
          <table:table-cell table:formula="of:=([.E17]/1.055056*[.C17]*30)-([.E17]*3.19/[.B17]*30)" office:value-type="float" office:value="6160.88093322923">
            <text:p><text:s/>$6,161 </text:p>
          </table:table-cell>
          <table:table-cell table:formula="of:=[.E17]*30*3.19" office:value-type="float" office:value="1435500">
            <text:p>1,435,500 </text:p>
          </table:table-cell>
          <table:table-cell table:formula="of:=[.G17]/1.4995" office:value-type="float" office:value="957319.10636879">
            <text:p>957,319 </text:p>
          </table:table-cell>
          <table:table-cell table:formula="of:=[.G17]/[.B17]-[.H17]" office:value-type="float" office:value="-3815.28703966306">
            <text:p><text:s/>(3,815)</text:p>
          </table:table-cell>
          <table:table-cell table:formula="of:=[.F17]+[.I17]" office:value-type="float" office:value="2345.59389356617">
            <text:p><text:s/>$2,346 </text:p>
          </table:table-cell>
          <table:table-cell table:number-columns-repeated="246"/>
        </table:table-row>
        <table:table-row table:style-name="ro2">
          <table:table-cell office:value-type="date" office:date-value="1999-08-27">
            <text:p>27-Aug</text:p>
          </table:table-cell>
          <table:table-cell office:value-type="float" office:value="1.506">
            <text:p>1.506</text:p>
          </table:table-cell>
          <table:table-cell office:value-type="float" office:value="2.25">
            <text:p>2.25</text:p>
          </table:table-cell>
          <table:table-cell table:formula="of:=[.C18]*[.B18]/1.055056" office:value-type="float" office:value="3.21167786354468">
            <text:p>3.2117</text:p>
          </table:table-cell>
          <table:table-cell office:value-type="float" office:value="15000">
            <text:p>15,000 </text:p>
          </table:table-cell>
          <table:table-cell table:formula="of:=([.E18]/1.055056*[.C18]*30)-([.E18]*3.19/[.B18]*30)" office:value-type="float" office:value="6477.44926633977">
            <text:p><text:s/>$6,477 </text:p>
          </table:table-cell>
          <table:table-cell table:formula="of:=[.E18]*30*3.19" office:value-type="float" office:value="1435500">
            <text:p>1,435,500 </text:p>
          </table:table-cell>
          <table:table-cell table:formula="of:=[.G18]/1.4995" office:value-type="float" office:value="957319.10636879">
            <text:p>957,319 </text:p>
          </table:table-cell>
          <table:table-cell table:formula="of:=[.G18]/[.B18]-[.H18]" office:value-type="float" office:value="-4131.8553727736">
            <text:p><text:s/>(4,132)</text:p>
          </table:table-cell>
          <table:table-cell table:formula="of:=[.F18]+[.I18]" office:value-type="float" office:value="2345.59389356617">
            <text:p><text:s/>$2,346 </text:p>
          </table:table-cell>
          <table:table-cell table:number-columns-repeated="246"/>
        </table:table-row>
        <table:table-row table:style-name="ro2">
          <table:table-cell office:value-type="date" office:date-value="1999-08-28">
            <text:p>28-Aug</text:p>
          </table:table-cell>
          <table:table-cell office:value-type="float" office:value="1.5065">
            <text:p>1.5065</text:p>
          </table:table-cell>
          <table:table-cell office:value-type="float" office:value="2.25">
            <text:p>2.25</text:p>
          </table:table-cell>
          <table:table-cell table:formula="of:=[.C19]*[.B19]/1.055056" office:value-type="float" office:value="3.21274415765609">
            <text:p>3.2127</text:p>
          </table:table-cell>
          <table:table-cell office:value-type="float" office:value="15000">
            <text:p>15,000 </text:p>
          </table:table-cell>
          <table:table-cell table:formula="of:=([.E19]/1.055056*[.C19]*30)-([.E19]*3.19/[.B19]*30)" office:value-type="float" office:value="6793.80746447982">
            <text:p><text:s/>$6,794 </text:p>
          </table:table-cell>
          <table:table-cell table:formula="of:=[.E19]*30*3.19" office:value-type="float" office:value="1435500">
            <text:p>1,435,500 </text:p>
          </table:table-cell>
          <table:table-cell table:formula="of:=[.G19]/1.4995" office:value-type="float" office:value="957319.10636879">
            <text:p>957,319 </text:p>
          </table:table-cell>
          <table:table-cell table:formula="of:=[.G19]/[.B19]-[.H19]" office:value-type="float" office:value="-4448.21357091365">
            <text:p><text:s/>(4,448)</text:p>
          </table:table-cell>
          <table:table-cell table:formula="of:=[.F19]+[.I19]" office:value-type="float" office:value="2345.59389356617">
            <text:p><text:s/>$2,346 </text:p>
          </table:table-cell>
          <table:table-cell table:number-columns-repeated="246"/>
        </table:table-row>
        <table:table-row table:style-name="ro2">
          <table:table-cell office:value-type="date" office:date-value="1999-08-29">
            <text:p>29-Aug</text:p>
          </table:table-cell>
          <table:table-cell office:value-type="float" office:value="1.507">
            <text:p>1.507</text:p>
          </table:table-cell>
          <table:table-cell office:value-type="float" office:value="2.25">
            <text:p>2.25</text:p>
          </table:table-cell>
          <table:table-cell table:formula="of:=[.C20]*[.B20]/1.055056" office:value-type="float" office:value="3.21381045176749">
            <text:p>3.2138</text:p>
          </table:table-cell>
          <table:table-cell office:value-type="float" office:value="15000">
            <text:p>15,000 </text:p>
          </table:table-cell>
          <table:table-cell table:formula="of:=([.E20]/1.055056*[.C20]*30)-([.E20]*3.19/[.B20]*30)" office:value-type="float" office:value="7109.95573680836">
            <text:p><text:s/>$7,110 </text:p>
          </table:table-cell>
          <table:table-cell table:formula="of:=[.E20]*30*3.19" office:value-type="float" office:value="1435500">
            <text:p>1,435,500 </text:p>
          </table:table-cell>
          <table:table-cell table:formula="of:=[.G20]/1.4995" office:value-type="float" office:value="957319.10636879">
            <text:p>957,319 </text:p>
          </table:table-cell>
          <table:table-cell table:formula="of:=[.G20]/[.B20]-[.H20]" office:value-type="float" office:value="-4764.36184324219">
            <text:p><text:s/>(4,764)</text:p>
          </table:table-cell>
          <table:table-cell table:formula="of:=[.F20]+[.I20]" office:value-type="float" office:value="2345.59389356617">
            <text:p><text:s/>$2,346 </text:p>
          </table:table-cell>
          <table:table-cell/>
          <table:table-cell table:style-name="ce4" table:formula="of:=15000*30" office:value-type="float" office:value="450000">
            <text:p>450,000 </text:p>
          </table:table-cell>
          <table:table-cell table:style-name="ce3" table:formula="of:=[.C20]*[.B20]/1.055056" office:value-type="float" office:value="3.21381045176749">
            <text:p>3.2138</text:p>
          </table:table-cell>
          <table:table-cell table:style-name="ce3" table:formula="of:=[.M20]" office:value-type="float" office:value="3.21381045176749">
            <text:p>3.2138</text:p>
          </table:table-cell>
          <table:table-cell table:number-columns-repeated="242"/>
        </table:table-row>
        <table:table-row table:style-name="ro2">
          <table:table-cell office:value-type="date" office:date-value="1999-08-30">
            <text:p>30-Aug</text:p>
          </table:table-cell>
          <table:table-cell office:value-type="float" office:value="1.5075">
            <text:p>1.5075</text:p>
          </table:table-cell>
          <table:table-cell office:value-type="float" office:value="2.25">
            <text:p>2.25</text:p>
          </table:table-cell>
          <table:table-cell table:formula="of:=[.C21]*[.B21]/1.055056" office:value-type="float" office:value="3.21487674587889">
            <text:p>3.2149</text:p>
          </table:table-cell>
          <table:table-cell office:value-type="float" office:value="15000">
            <text:p>15,000 </text:p>
          </table:table-cell>
          <table:table-cell table:formula="of:=([.E21]/1.055056*[.C21]*30)-([.E21]*3.19/[.B21]*30)" office:value-type="float" office:value="7425.8942922065">
            <text:p><text:s/>$7,426 </text:p>
          </table:table-cell>
          <table:table-cell table:formula="of:=[.E21]*30*3.19" office:value-type="float" office:value="1435500">
            <text:p>1,435,500 </text:p>
          </table:table-cell>
          <table:table-cell table:formula="of:=[.G21]/1.4995" office:value-type="float" office:value="957319.10636879">
            <text:p>957,319 </text:p>
          </table:table-cell>
          <table:table-cell table:formula="of:=[.G21]/[.B21]-[.H21]" office:value-type="float" office:value="-5080.30039864033">
            <text:p><text:s/>(5,080)</text:p>
          </table:table-cell>
          <table:table-cell table:formula="of:=[.F21]+[.I21]" office:value-type="float" office:value="2345.59389356617">
            <text:p><text:s/>$2,346 </text:p>
          </table:table-cell>
          <table:table-cell/>
          <table:table-cell table:style-name="ce4" table:formula="of:=15000*30" office:value-type="float" office:value="450000">
            <text:p>450,000 </text:p>
          </table:table-cell>
          <table:table-cell table:style-name="ce3" table:formula="of:=[.C21]*[.B21]/1.055056" office:value-type="float" office:value="3.21487674587889">
            <text:p>3.2149</text:p>
          </table:table-cell>
          <table:table-cell table:style-name="ce3" table:formula="of:=[.M21]" office:value-type="float" office:value="3.21487674587889">
            <text:p>3.2149</text:p>
          </table:table-cell>
          <table:table-cell table:number-columns-repeated="242"/>
        </table:table-row>
        <table:table-row table:style-name="ro2">
          <table:table-cell office:value-type="date" office:date-value="1999-08-31">
            <text:p>31-Aug</text:p>
          </table:table-cell>
          <table:table-cell office:value-type="float" office:value="1.508">
            <text:p>1.508</text:p>
          </table:table-cell>
          <table:table-cell office:value-type="float" office:value="2.25">
            <text:p>2.25</text:p>
          </table:table-cell>
          <table:table-cell table:formula="of:=[.C22]*[.B22]/1.055056" office:value-type="float" office:value="3.21594303999029">
            <text:p>3.2159</text:p>
          </table:table-cell>
          <table:table-cell office:value-type="float" office:value="15000">
            <text:p>15,000 </text:p>
          </table:table-cell>
          <table:table-cell table:formula="of:=([.E22]/1.055056*[.C22]*30)-([.E22]*3.19/[.B22]*30)" office:value-type="float" office:value="7741.62333927886">
            <text:p><text:s/>$7,742 </text:p>
          </table:table-cell>
          <table:table-cell table:formula="of:=[.E22]*30*3.19" office:value-type="float" office:value="1435500">
            <text:p>1,435,500 </text:p>
          </table:table-cell>
          <table:table-cell table:formula="of:=[.G22]/1.4995" office:value-type="float" office:value="957319.10636879">
            <text:p>957,319 </text:p>
          </table:table-cell>
          <table:table-cell table:formula="of:=[.G22]/[.B22]-[.H22]" office:value-type="float" office:value="-5396.02944571269">
            <text:p><text:s/>(5,396)</text:p>
          </table:table-cell>
          <table:table-cell table:formula="of:=[.F22]+[.I22]" office:value-type="float" office:value="2345.59389356617">
            <text:p><text:s/>$2,346 </text:p>
          </table:table-cell>
          <table:table-cell/>
          <table:table-cell table:style-name="ce4" table:formula="of:=15000*30" office:value-type="float" office:value="450000">
            <text:p>450,000 </text:p>
          </table:table-cell>
          <table:table-cell table:style-name="ce3" table:formula="of:=[.C22]*[.B22]/1.055056" office:value-type="float" office:value="3.21594303999029">
            <text:p>3.2159</text:p>
          </table:table-cell>
          <table:table-cell table:style-name="ce3" table:formula="of:=[.M22]" office:value-type="float" office:value="3.21594303999029">
            <text:p>3.2159</text:p>
          </table:table-cell>
          <table:table-cell table:number-columns-repeated="2"/>
          <table:table-cell office:value-type="string">
            <text:p>PL</text:p>
          </table:table-cell>
          <table:table-cell table:number-columns-repeated="239"/>
        </table:table-row>
        <table:table-row table:style-name="ro2">
          <table:table-cell office:value-type="date" office:date-value="1999-09-01">
            <text:p>1-Sep</text:p>
          </table:table-cell>
          <table:table-cell office:value-type="float" office:value="1.5085">
            <text:p>1.5085</text:p>
          </table:table-cell>
          <table:table-cell office:value-type="float" office:value="2.25">
            <text:p>2.25</text:p>
          </table:table-cell>
          <table:table-cell table:formula="of:=[.C23]*[.B23]/1.055056" office:value-type="float" office:value="3.2170093341017">
            <text:p>3.2170</text:p>
          </table:table-cell>
          <table:table-cell office:value-type="float" office:value="15000">
            <text:p>15,000 </text:p>
          </table:table-cell>
          <table:table-cell table:formula="of:=([.E23]/1.055056*[.C23]*30)-([.E23]*3.19/[.B23]*30)" office:value-type="float" office:value="8057.1430863532">
            <text:p><text:s/>$8,057 </text:p>
          </table:table-cell>
          <table:table-cell table:formula="of:=[.E23]*30*3.19" office:value-type="float" office:value="1435500">
            <text:p>1,435,500 </text:p>
          </table:table-cell>
          <table:table-cell table:formula="of:=[.G23]/1.4995" office:value-type="float" office:value="957319.10636879">
            <text:p>957,319 </text:p>
          </table:table-cell>
          <table:table-cell table:formula="of:=[.G23]/[.B23]-[.H23]" office:value-type="float" office:value="-5711.54919278703">
            <text:p><text:s/>(5,712)</text:p>
          </table:table-cell>
          <table:table-cell table:formula="of:=[.F23]+[.I23]" office:value-type="float" office:value="2345.59389356617">
            <text:p><text:s/>$2,346 </text:p>
          </table:table-cell>
          <table:table-cell office:value-type="float" office:value="29">
            <text:p>29</text:p>
          </table:table-cell>
          <table:table-cell table:style-name="ce4" table:formula="of:=[.K23]*15000" office:value-type="float" office:value="435000">
            <text:p>435,000 </text:p>
          </table:table-cell>
          <table:table-cell table:style-name="ce3" table:formula="of:=[.C23]*[.B23]/1.055056" office:value-type="float" office:value="3.2170093341017">
            <text:p>3.2170</text:p>
          </table:table-cell>
          <table:table-cell table:style-name="ce3" table:formula="of:=[.M23]" office:value-type="float" office:value="3.2170093341017">
            <text:p>3.2170</text:p>
          </table:table-cell>
          <table:table-cell/>
          <table:table-cell table:style-name="ce4" table:formula="of:=(30-[.K23])*15000" office:value-type="float" office:value="15000">
            <text:p>15,000 </text:p>
          </table:table-cell>
          <table:table-cell table:style-name="ce4" table:formula="of:=([.P23]*[.C23]/1.055056)-([.P23]*3.19/[.B23])" office:value-type="float" office:value="268.571436211772">
            <text:p>269 </text:p>
          </table:table-cell>
          <table:table-cell table:number-columns-repeated="239"/>
        </table:table-row>
        <table:table-row table:style-name="ro2">
          <table:table-cell office:value-type="date" office:date-value="1999-09-02">
            <text:p>2-Sep</text:p>
          </table:table-cell>
          <table:table-cell office:value-type="float" office:value="1.509">
            <text:p>1.509</text:p>
          </table:table-cell>
          <table:table-cell office:value-type="float" office:value="2.25">
            <text:p>2.25</text:p>
          </table:table-cell>
          <table:table-cell table:formula="of:=[.C24]*[.B24]/1.055056" office:value-type="float" office:value="3.2180756282131">
            <text:p>3.2181</text:p>
          </table:table-cell>
          <table:table-cell office:value-type="float" office:value="15000">
            <text:p>15,000 </text:p>
          </table:table-cell>
          <table:table-cell table:formula="of:=([.E24]/1.055056*[.C24]*30)-([.E24]*3.19/[.B24]*30)" office:value-type="float" office:value="8372.45374148095">
            <text:p><text:s/>$8,372 </text:p>
          </table:table-cell>
          <table:table-cell table:formula="of:=[.E24]*30*3.19" office:value-type="float" office:value="1435500">
            <text:p>1,435,500 </text:p>
          </table:table-cell>
          <table:table-cell table:formula="of:=[.G24]/1.4995" office:value-type="float" office:value="957319.10636879">
            <text:p>957,319 </text:p>
          </table:table-cell>
          <table:table-cell table:formula="of:=[.G24]/[.B24]-[.H24]" office:value-type="float" office:value="-6026.85984791478">
            <text:p><text:s/>(6,027)</text:p>
          </table:table-cell>
          <table:table-cell table:formula="of:=[.F24]+[.I24]" office:value-type="float" office:value="2345.59389356617">
            <text:p><text:s/>$2,346 </text:p>
          </table:table-cell>
          <table:table-cell office:value-type="float" office:value="28">
            <text:p>28</text:p>
          </table:table-cell>
          <table:table-cell table:style-name="ce4" table:formula="of:=[.K24]*15000" office:value-type="float" office:value="420000">
            <text:p>420,000 </text:p>
          </table:table-cell>
          <table:table-cell table:style-name="ce3" table:formula="of:=[.C24]*[.B24]/1.055056" office:value-type="float" office:value="3.2180756282131">
            <text:p>3.2181</text:p>
          </table:table-cell>
          <table:table-cell table:style-name="ce3" table:formula="of:=[.M24]" office:value-type="float" office:value="3.2180756282131">
            <text:p>3.2181</text:p>
          </table:table-cell>
          <table:table-cell/>
          <table:table-cell table:style-name="ce4" table:formula="of:=(30-[.K24])*15000" office:value-type="float" office:value="30000">
            <text:p>30,000 </text:p>
          </table:table-cell>
          <table:table-cell table:style-name="ce4" table:formula="of:=([.P24]*[.C24]/1.055056)-([.P24]*3.19/[.B24])" office:value-type="float" office:value="558.163582765395">
            <text:p>558 </text:p>
          </table:table-cell>
          <table:table-cell table:number-columns-repeated="239"/>
        </table:table-row>
        <table:table-row table:style-name="ro2">
          <table:table-cell office:value-type="date" office:date-value="1999-09-03">
            <text:p>3-Sep</text:p>
          </table:table-cell>
          <table:table-cell office:value-type="float" office:value="1.5095">
            <text:p>1.5095</text:p>
          </table:table-cell>
          <table:table-cell office:value-type="float" office:value="2.25">
            <text:p>2.25</text:p>
          </table:table-cell>
          <table:table-cell table:formula="of:=[.C25]*[.B25]/1.055056" office:value-type="float" office:value="3.2191419223245">
            <text:p>3.2191</text:p>
          </table:table-cell>
          <table:table-cell office:value-type="float" office:value="15000">
            <text:p>15,000 </text:p>
          </table:table-cell>
          <table:table-cell table:formula="of:=([.E25]/1.055056*[.C25]*30)-([.E25]*3.19/[.B25]*30)" office:value-type="float" office:value="8687.55551243853">
            <text:p><text:s/>$8,688 </text:p>
          </table:table-cell>
          <table:table-cell table:formula="of:=[.E25]*30*3.19" office:value-type="float" office:value="1435500">
            <text:p>1,435,500 </text:p>
          </table:table-cell>
          <table:table-cell table:formula="of:=[.G25]/1.4995" office:value-type="float" office:value="957319.10636879">
            <text:p>957,319 </text:p>
          </table:table-cell>
          <table:table-cell table:formula="of:=[.G25]/[.B25]-[.H25]" office:value-type="float" office:value="-6341.96161887236">
            <text:p><text:s/>(6,342)</text:p>
          </table:table-cell>
          <table:table-cell table:formula="of:=[.F25]+[.I25]" office:value-type="float" office:value="2345.59389356617">
            <text:p><text:s/>$2,346 </text:p>
          </table:table-cell>
          <table:table-cell office:value-type="float" office:value="27">
            <text:p>27</text:p>
          </table:table-cell>
          <table:table-cell table:style-name="ce4" table:formula="of:=[.K25]*15000" office:value-type="float" office:value="405000">
            <text:p>405,000 </text:p>
          </table:table-cell>
          <table:table-cell table:style-name="ce3" table:formula="of:=[.C25]*[.B25]/1.055056" office:value-type="float" office:value="3.2191419223245">
            <text:p>3.2191</text:p>
          </table:table-cell>
          <table:table-cell table:style-name="ce3" table:formula="of:=[.M25]" office:value-type="float" office:value="3.2191419223245">
            <text:p>3.2191</text:p>
          </table:table-cell>
          <table:table-cell/>
          <table:table-cell table:style-name="ce4" table:formula="of:=(30-[.K25])*15000" office:value-type="float" office:value="45000">
            <text:p>45,000 </text:p>
          </table:table-cell>
          <table:table-cell table:style-name="ce4" table:formula="of:=([.P25]*[.C25]/1.055056)-([.P25]*3.19/[.B25])" office:value-type="float" office:value="868.755551243856">
            <text:p>869 </text:p>
          </table:table-cell>
          <table:table-cell table:number-columns-repeated="239"/>
        </table:table-row>
        <table:table-row table:style-name="ro2">
          <table:table-cell office:value-type="date" office:date-value="1999-09-04">
            <text:p>4-Sep</text:p>
          </table:table-cell>
          <table:table-cell office:value-type="float" office:value="1.51">
            <text:p>1.51</text:p>
          </table:table-cell>
          <table:table-cell office:value-type="float" office:value="2.25">
            <text:p>2.25</text:p>
          </table:table-cell>
          <table:table-cell table:formula="of:=[.C26]*[.B26]/1.055056" office:value-type="float" office:value="3.2202082164359">
            <text:p>3.2202</text:p>
          </table:table-cell>
          <table:table-cell office:value-type="float" office:value="15000">
            <text:p>15,000 </text:p>
          </table:table-cell>
          <table:table-cell table:formula="of:=([.E26]/1.055056*[.C26]*30)-([.E26]*3.19/[.B26]*30)" office:value-type="float" office:value="9002.4486067266">
            <text:p><text:s/>$9,002 </text:p>
          </table:table-cell>
          <table:table-cell table:formula="of:=[.E26]*30*3.19" office:value-type="float" office:value="1435500">
            <text:p>1,435,500 </text:p>
          </table:table-cell>
          <table:table-cell table:formula="of:=[.G26]/1.4995" office:value-type="float" office:value="957319.10636879">
            <text:p>957,319 </text:p>
          </table:table-cell>
          <table:table-cell table:formula="of:=[.G26]/[.B26]-[.H26]" office:value-type="float" office:value="-6656.85471316043">
            <text:p><text:s/>(6,657)</text:p>
          </table:table-cell>
          <table:table-cell table:formula="of:=[.F26]+[.I26]" office:value-type="float" office:value="2345.59389356617">
            <text:p><text:s/>$2,346 </text:p>
          </table:table-cell>
          <table:table-cell office:value-type="float" office:value="26">
            <text:p>26</text:p>
          </table:table-cell>
          <table:table-cell table:style-name="ce4" table:formula="of:=[.K26]*15000" office:value-type="float" office:value="390000">
            <text:p>390,000 </text:p>
          </table:table-cell>
          <table:table-cell table:style-name="ce3" table:formula="of:=[.C26]*[.B26]/1.055056" office:value-type="float" office:value="3.2202082164359">
            <text:p>3.2202</text:p>
          </table:table-cell>
          <table:table-cell table:style-name="ce3" table:formula="of:=[.M26]" office:value-type="float" office:value="3.2202082164359">
            <text:p>3.2202</text:p>
          </table:table-cell>
          <table:table-cell/>
          <table:table-cell table:style-name="ce4" table:formula="of:=(30-[.K26])*15000" office:value-type="float" office:value="60000">
            <text:p>60,000 </text:p>
          </table:table-cell>
          <table:table-cell table:style-name="ce4" table:formula="of:=([.P26]*[.C26]/1.055056)-([.P26]*3.19/[.B26])" office:value-type="float" office:value="1200.32648089688">
            <text:p>1,200 </text:p>
          </table:table-cell>
          <table:table-cell table:number-columns-repeated="239"/>
        </table:table-row>
        <table:table-row table:style-name="ro2">
          <table:table-cell office:value-type="date" office:date-value="1999-09-05">
            <text:p>5-Sep</text:p>
          </table:table-cell>
          <table:table-cell office:value-type="float" office:value="1.5105">
            <text:p>1.5105</text:p>
          </table:table-cell>
          <table:table-cell office:value-type="float" office:value="2.25">
            <text:p>2.25</text:p>
          </table:table-cell>
          <table:table-cell table:formula="of:=[.C27]*[.B27]/1.055056" office:value-type="float" office:value="3.22127451054731">
            <text:p>3.2213</text:p>
          </table:table-cell>
          <table:table-cell office:value-type="float" office:value="15000">
            <text:p>15,000 </text:p>
          </table:table-cell>
          <table:table-cell table:formula="of:=([.E27]/1.055056*[.C27]*30)-([.E27]*3.19/[.B27]*30)" office:value-type="float" office:value="9317.13323157129">
            <text:p><text:s/>$9,317 </text:p>
          </table:table-cell>
          <table:table-cell table:formula="of:=[.E27]*30*3.19" office:value-type="float" office:value="1435500">
            <text:p>1,435,500 </text:p>
          </table:table-cell>
          <table:table-cell table:formula="of:=[.G27]/1.4995" office:value-type="float" office:value="957319.10636879">
            <text:p>957,319 </text:p>
          </table:table-cell>
          <table:table-cell table:formula="of:=[.G27]/[.B27]-[.H27]" office:value-type="float" office:value="-6971.53933800501">
            <text:p><text:s/>(6,972)</text:p>
          </table:table-cell>
          <table:table-cell table:formula="of:=[.F27]+[.I27]" office:value-type="float" office:value="2345.59389356629">
            <text:p><text:s/>$2,346 </text:p>
          </table:table-cell>
          <table:table-cell office:value-type="float" office:value="25">
            <text:p>25</text:p>
          </table:table-cell>
          <table:table-cell table:style-name="ce4" table:formula="of:=[.K27]*15000" office:value-type="float" office:value="375000">
            <text:p>375,000 </text:p>
          </table:table-cell>
          <table:table-cell table:style-name="ce3" table:formula="of:=[.C27]*[.B27]/1.055056" office:value-type="float" office:value="3.22127451054731">
            <text:p>3.2213</text:p>
          </table:table-cell>
          <table:table-cell table:style-name="ce3" table:formula="of:=[.M27]" office:value-type="float" office:value="3.22127451054731">
            <text:p>3.2213</text:p>
          </table:table-cell>
          <table:table-cell/>
          <table:table-cell table:style-name="ce4" table:formula="of:=(30-[.K27])*15000" office:value-type="float" office:value="75000">
            <text:p>75,000 </text:p>
          </table:table-cell>
          <table:table-cell table:style-name="ce4" table:formula="of:=([.P27]*[.C27]/1.055056)-([.P27]*3.19/[.B27])" office:value-type="float" office:value="1552.85553859518">
            <text:p>1,553 </text:p>
          </table:table-cell>
          <table:table-cell table:number-columns-repeated="239"/>
        </table:table-row>
        <table:table-row table:style-name="ro2">
          <table:table-cell office:value-type="date" office:date-value="1999-09-06">
            <text:p>6-Sep</text:p>
          </table:table-cell>
          <table:table-cell office:value-type="float" office:value="1.511">
            <text:p>1.511</text:p>
          </table:table-cell>
          <table:table-cell office:value-type="float" office:value="2.25">
            <text:p>2.25</text:p>
          </table:table-cell>
          <table:table-cell table:formula="of:=[.C28]*[.B28]/1.055056" office:value-type="float" office:value="3.22234080465871">
            <text:p>3.2223</text:p>
          </table:table-cell>
          <table:table-cell office:value-type="float" office:value="15000">
            <text:p>15,000 </text:p>
          </table:table-cell>
          <table:table-cell table:formula="of:=([.E28]/1.055056*[.C28]*30)-([.E28]*3.19/[.B28]*30)" office:value-type="float" office:value="9631.60959392425">
            <text:p><text:s/>$9,632 </text:p>
          </table:table-cell>
          <table:table-cell table:formula="of:=[.E28]*30*3.19" office:value-type="float" office:value="1435500">
            <text:p>1,435,500 </text:p>
          </table:table-cell>
          <table:table-cell table:formula="of:=[.G28]/1.4995" office:value-type="float" office:value="957319.10636879">
            <text:p>957,319 </text:p>
          </table:table-cell>
          <table:table-cell table:formula="of:=[.G28]/[.B28]-[.H28]" office:value-type="float" office:value="-7286.01570035808">
            <text:p><text:s/>(7,286)</text:p>
          </table:table-cell>
          <table:table-cell table:formula="of:=[.F28]+[.I28]" office:value-type="float" office:value="2345.59389356617">
            <text:p><text:s/>$2,346 </text:p>
          </table:table-cell>
          <table:table-cell office:value-type="float" office:value="24">
            <text:p>24</text:p>
          </table:table-cell>
          <table:table-cell table:style-name="ce4" table:formula="of:=[.K28]*15000" office:value-type="float" office:value="360000">
            <text:p>360,000 </text:p>
          </table:table-cell>
          <table:table-cell table:style-name="ce3" table:formula="of:=[.C28]*[.B28]/1.055056" office:value-type="float" office:value="3.22234080465871">
            <text:p>3.2223</text:p>
          </table:table-cell>
          <table:table-cell table:style-name="ce3" table:formula="of:=[.M28]" office:value-type="float" office:value="3.22234080465871">
            <text:p>3.2223</text:p>
          </table:table-cell>
          <table:table-cell/>
          <table:table-cell table:style-name="ce4" table:formula="of:=(30-[.K28])*15000" office:value-type="float" office:value="90000">
            <text:p>90,000 </text:p>
          </table:table-cell>
          <table:table-cell table:style-name="ce4" table:formula="of:=([.P28]*[.C28]/1.055056)-([.P28]*3.19/[.B28])" office:value-type="float" office:value="1926.32191878487">
            <text:p>1,926 </text:p>
          </table:table-cell>
          <table:table-cell table:number-columns-repeated="239"/>
        </table:table-row>
        <table:table-row table:style-name="ro2">
          <table:table-cell office:value-type="date" office:date-value="1999-09-07">
            <text:p>7-Sep</text:p>
          </table:table-cell>
          <table:table-cell office:value-type="float" office:value="1.5115">
            <text:p>1.5115</text:p>
          </table:table-cell>
          <table:table-cell office:value-type="float" office:value="2.25">
            <text:p>2.25</text:p>
          </table:table-cell>
          <table:table-cell table:formula="of:=[.C29]*[.B29]/1.055056" office:value-type="float" office:value="3.22340709877011">
            <text:p>3.2234</text:p>
          </table:table-cell>
          <table:table-cell office:value-type="float" office:value="15000">
            <text:p>15,000 </text:p>
          </table:table-cell>
          <table:table-cell table:formula="of:=([.E29]/1.055056*[.C29]*30)-([.E29]*3.19/[.B29]*30)" office:value-type="float" office:value="9945.87790046365">
            <text:p><text:s/>$9,946 </text:p>
          </table:table-cell>
          <table:table-cell table:formula="of:=[.E29]*30*3.19" office:value-type="float" office:value="1435500">
            <text:p>1,435,500 </text:p>
          </table:table-cell>
          <table:table-cell table:formula="of:=[.G29]/1.4995" office:value-type="float" office:value="957319.10636879">
            <text:p>957,319 </text:p>
          </table:table-cell>
          <table:table-cell table:formula="of:=[.G29]/[.B29]-[.H29]" office:value-type="float" office:value="-7600.28400689748">
            <text:p><text:s/>(7,600)</text:p>
          </table:table-cell>
          <table:table-cell table:formula="of:=[.F29]+[.I29]" office:value-type="float" office:value="2345.59389356617">
            <text:p><text:s/>$2,346 </text:p>
          </table:table-cell>
          <table:table-cell office:value-type="float" office:value="23">
            <text:p>23</text:p>
          </table:table-cell>
          <table:table-cell table:style-name="ce4" table:formula="of:=[.K29]*15000" office:value-type="float" office:value="345000">
            <text:p>345,000 </text:p>
          </table:table-cell>
          <table:table-cell table:style-name="ce3" table:formula="of:=[.C29]*[.B29]/1.055056" office:value-type="float" office:value="3.22340709877011">
            <text:p>3.2234</text:p>
          </table:table-cell>
          <table:table-cell table:style-name="ce3" table:formula="of:=[.M29]" office:value-type="float" office:value="3.22340709877011">
            <text:p>3.2234</text:p>
          </table:table-cell>
          <table:table-cell/>
          <table:table-cell table:style-name="ce4" table:formula="of:=(30-[.K29])*15000" office:value-type="float" office:value="105000">
            <text:p>105,000 </text:p>
          </table:table-cell>
          <table:table-cell table:style-name="ce4" table:formula="of:=([.P29]*[.C29]/1.055056)-([.P29]*3.19/[.B29])" office:value-type="float" office:value="2320.70484344149">
            <text:p>2,321 </text:p>
          </table:table-cell>
          <table:table-cell table:number-columns-repeated="239"/>
        </table:table-row>
        <table:table-row table:style-name="ro2">
          <table:table-cell office:value-type="date" office:date-value="1999-09-08">
            <text:p>8-Sep</text:p>
          </table:table-cell>
          <table:table-cell office:value-type="float" office:value="1.512">
            <text:p>1.512</text:p>
          </table:table-cell>
          <table:table-cell office:value-type="float" office:value="2.25">
            <text:p>2.25</text:p>
          </table:table-cell>
          <table:table-cell table:formula="of:=[.C30]*[.B30]/1.055056" office:value-type="float" office:value="3.22447339288152">
            <text:p>3.2245</text:p>
          </table:table-cell>
          <table:table-cell office:value-type="float" office:value="15000">
            <text:p>15,000 </text:p>
          </table:table-cell>
          <table:table-cell table:formula="of:=([.E30]/1.055056*[.C30]*30)-([.E30]*3.19/[.B30]*30)" office:value-type="float" office:value="10259.9383575938">
            <text:p><text:s/>$10,260 </text:p>
          </table:table-cell>
          <table:table-cell table:formula="of:=[.E30]*30*3.19" office:value-type="float" office:value="1435500">
            <text:p>1,435,500 </text:p>
          </table:table-cell>
          <table:table-cell table:formula="of:=[.G30]/1.4995" office:value-type="float" office:value="957319.10636879">
            <text:p>957,319 </text:p>
          </table:table-cell>
          <table:table-cell table:formula="of:=[.G30]/[.B30]-[.H30]" office:value-type="float" office:value="-7914.34446402767">
            <text:p><text:s/>(7,914)</text:p>
          </table:table-cell>
          <table:table-cell table:formula="of:=[.F30]+[.I30]" office:value-type="float" office:value="2345.59389356617">
            <text:p><text:s/>$2,346 </text:p>
          </table:table-cell>
          <table:table-cell office:value-type="float" office:value="22">
            <text:p>22</text:p>
          </table:table-cell>
          <table:table-cell table:style-name="ce4" table:formula="of:=[.K30]*15000" office:value-type="float" office:value="330000">
            <text:p>330,000 </text:p>
          </table:table-cell>
          <table:table-cell table:style-name="ce3" table:formula="of:=[.C30]*[.B30]/1.055056" office:value-type="float" office:value="3.22447339288152">
            <text:p>3.2245</text:p>
          </table:table-cell>
          <table:table-cell table:style-name="ce3" table:formula="of:=[.M30]" office:value-type="float" office:value="3.22447339288152">
            <text:p>3.2245</text:p>
          </table:table-cell>
          <table:table-cell/>
          <table:table-cell table:style-name="ce4" table:formula="of:=(30-[.K30])*15000" office:value-type="float" office:value="120000">
            <text:p>120,000 </text:p>
          </table:table-cell>
          <table:table-cell table:style-name="ce4" table:formula="of:=([.P30]*[.C30]/1.055056)-([.P30]*3.19/[.B30])" office:value-type="float" office:value="2735.98356202504">
            <text:p>2,736 </text:p>
          </table:table-cell>
          <table:table-cell table:number-columns-repeated="239"/>
        </table:table-row>
        <table:table-row table:style-name="ro2">
          <table:table-cell office:value-type="date" office:date-value="1999-09-09">
            <text:p>9-Sep</text:p>
          </table:table-cell>
          <table:table-cell office:value-type="float" office:value="1.5125">
            <text:p>1.5125</text:p>
          </table:table-cell>
          <table:table-cell office:value-type="float" office:value="2.25">
            <text:p>2.25</text:p>
          </table:table-cell>
          <table:table-cell table:formula="of:=[.C31]*[.B31]/1.055056" office:value-type="float" office:value="3.22553968699292">
            <text:p>3.2255</text:p>
          </table:table-cell>
          <table:table-cell office:value-type="float" office:value="15000">
            <text:p>15,000 </text:p>
          </table:table-cell>
          <table:table-cell table:formula="of:=([.E31]/1.055056*[.C31]*30)-([.E31]*3.19/[.B31]*30)" office:value-type="float" office:value="10573.7911714468">
            <text:p><text:s/>$10,574 </text:p>
          </table:table-cell>
          <table:table-cell table:formula="of:=[.E31]*30*3.19" office:value-type="float" office:value="1435500">
            <text:p>1,435,500 </text:p>
          </table:table-cell>
          <table:table-cell table:formula="of:=[.G31]/1.4995" office:value-type="float" office:value="957319.10636879">
            <text:p>957,319 </text:p>
          </table:table-cell>
          <table:table-cell table:formula="of:=[.G31]/[.B31]-[.H31]" office:value-type="float" office:value="-8228.19727788062">
            <text:p><text:s/>(8,228)</text:p>
          </table:table-cell>
          <table:table-cell table:formula="of:=[.F31]+[.I31]" office:value-type="float" office:value="2345.59389356617">
            <text:p><text:s/>$2,346 </text:p>
          </table:table-cell>
          <table:table-cell office:value-type="float" office:value="21">
            <text:p>21</text:p>
          </table:table-cell>
          <table:table-cell table:style-name="ce4" table:formula="of:=[.K31]*15000" office:value-type="float" office:value="315000">
            <text:p>315,000 </text:p>
          </table:table-cell>
          <table:table-cell table:style-name="ce3" table:formula="of:=[.C31]*[.B31]/1.055056" office:value-type="float" office:value="3.22553968699292">
            <text:p>3.2255</text:p>
          </table:table-cell>
          <table:table-cell table:style-name="ce3" table:formula="of:=[.M31]" office:value-type="float" office:value="3.22553968699292">
            <text:p>3.2255</text:p>
          </table:table-cell>
          <table:table-cell/>
          <table:table-cell table:style-name="ce4" table:formula="of:=(30-[.K31])*15000" office:value-type="float" office:value="135000">
            <text:p>135,000 </text:p>
          </table:table-cell>
          <table:table-cell table:style-name="ce4" table:formula="of:=([.P31]*[.C31]/1.055056)-([.P31]*3.19/[.B31])" office:value-type="float" office:value="3172.13735143404">
            <text:p>3,172 </text:p>
          </table:table-cell>
          <table:table-cell table:number-columns-repeated="239"/>
        </table:table-row>
        <table:table-row table:style-name="ro2">
          <table:table-cell office:value-type="date" office:date-value="1999-09-10">
            <text:p>10-Sep</text:p>
          </table:table-cell>
          <table:table-cell office:value-type="float" office:value="1.513">
            <text:p>1.513</text:p>
          </table:table-cell>
          <table:table-cell office:value-type="float" office:value="2.25">
            <text:p>2.25</text:p>
          </table:table-cell>
          <table:table-cell table:formula="of:=[.C32]*[.B32]/1.055056" office:value-type="float" office:value="3.22660598110432">
            <text:p>3.2266</text:p>
          </table:table-cell>
          <table:table-cell office:value-type="float" office:value="15000">
            <text:p>15,000 </text:p>
          </table:table-cell>
          <table:table-cell table:formula="of:=([.E32]/1.055056*[.C32]*30)-([.E32]*3.19/[.B32]*30)" office:value-type="float" office:value="10887.4365478811">
            <text:p><text:s/>$10,887 </text:p>
          </table:table-cell>
          <table:table-cell table:formula="of:=[.E32]*30*3.19" office:value-type="float" office:value="1435500">
            <text:p>1,435,500 </text:p>
          </table:table-cell>
          <table:table-cell table:formula="of:=[.G32]/1.4995" office:value-type="float" office:value="957319.10636879">
            <text:p>957,319 </text:p>
          </table:table-cell>
          <table:table-cell table:formula="of:=[.G32]/[.B32]-[.H32]" office:value-type="float" office:value="-8541.84265431494">
            <text:p><text:s/>(8,542)</text:p>
          </table:table-cell>
          <table:table-cell table:formula="of:=[.F32]+[.I32]" office:value-type="float" office:value="2345.59389356617">
            <text:p><text:s/>$2,346 </text:p>
          </table:table-cell>
          <table:table-cell office:value-type="float" office:value="20">
            <text:p>20</text:p>
          </table:table-cell>
          <table:table-cell table:style-name="ce4" table:formula="of:=[.K32]*15000" office:value-type="float" office:value="300000">
            <text:p>300,000 </text:p>
          </table:table-cell>
          <table:table-cell table:style-name="ce3" table:formula="of:=[.C32]*[.B32]/1.055056" office:value-type="float" office:value="3.22660598110432">
            <text:p>3.2266</text:p>
          </table:table-cell>
          <table:table-cell table:style-name="ce3" table:formula="of:=[.M32]" office:value-type="float" office:value="3.22660598110432">
            <text:p>3.2266</text:p>
          </table:table-cell>
          <table:table-cell/>
          <table:table-cell table:style-name="ce4" table:formula="of:=(30-[.K32])*15000" office:value-type="float" office:value="150000">
            <text:p>150,000 </text:p>
          </table:table-cell>
          <table:table-cell table:style-name="ce4" table:formula="of:=([.P32]*[.C32]/1.055056)-([.P32]*3.19/[.B32])" office:value-type="float" office:value="3629.14551596035">
            <text:p>3,629 </text:p>
          </table:table-cell>
          <table:table-cell table:number-columns-repeated="239"/>
        </table:table-row>
        <table:table-row table:style-name="ro2">
          <table:table-cell office:value-type="date" office:date-value="1999-09-11">
            <text:p>11-Sep</text:p>
          </table:table-cell>
          <table:table-cell office:value-type="float" office:value="1.5135">
            <text:p>1.5135</text:p>
          </table:table-cell>
          <table:table-cell office:value-type="float" office:value="2.25">
            <text:p>2.25</text:p>
          </table:table-cell>
          <table:table-cell table:formula="of:=[.C33]*[.B33]/1.055056" office:value-type="float" office:value="3.22767227521572">
            <text:p>3.2277</text:p>
          </table:table-cell>
          <table:table-cell office:value-type="float" office:value="15000">
            <text:p>15,000 </text:p>
          </table:table-cell>
          <table:table-cell table:formula="of:=([.E33]/1.055056*[.C33]*30)-([.E33]*3.19/[.B33]*30)" office:value-type="float" office:value="11200.8746924846">
            <text:p><text:s/>$11,201 </text:p>
          </table:table-cell>
          <table:table-cell table:formula="of:=[.E33]*30*3.19" office:value-type="float" office:value="1435500">
            <text:p>1,435,500 </text:p>
          </table:table-cell>
          <table:table-cell table:formula="of:=[.G33]/1.4995" office:value-type="float" office:value="957319.10636879">
            <text:p>957,319 </text:p>
          </table:table-cell>
          <table:table-cell table:formula="of:=[.G33]/[.B33]-[.H33]" office:value-type="float" office:value="-8855.28079891845">
            <text:p><text:s/>(8,855)</text:p>
          </table:table-cell>
          <table:table-cell table:formula="of:=[.F33]+[.I33]" office:value-type="float" office:value="2345.59389356617">
            <text:p><text:s/>$2,346 </text:p>
          </table:table-cell>
          <table:table-cell office:value-type="float" office:value="19">
            <text:p>19</text:p>
          </table:table-cell>
          <table:table-cell table:style-name="ce4" table:formula="of:=[.K33]*15000" office:value-type="float" office:value="285000">
            <text:p>285,000 </text:p>
          </table:table-cell>
          <table:table-cell table:style-name="ce3" table:formula="of:=[.C33]*[.B33]/1.055056" office:value-type="float" office:value="3.22767227521572">
            <text:p>3.2277</text:p>
          </table:table-cell>
          <table:table-cell table:style-name="ce3" table:formula="of:=[.M33]" office:value-type="float" office:value="3.22767227521572">
            <text:p>3.2277</text:p>
          </table:table-cell>
          <table:table-cell/>
          <table:table-cell table:style-name="ce4" table:formula="of:=(30-[.K33])*15000" office:value-type="float" office:value="165000">
            <text:p>165,000 </text:p>
          </table:table-cell>
          <table:table-cell table:style-name="ce4" table:formula="of:=([.P33]*[.C33]/1.055056)-([.P33]*3.19/[.B33])" office:value-type="float" office:value="4106.98738724436">
            <text:p>4,107 </text:p>
          </table:table-cell>
          <table:table-cell table:number-columns-repeated="239"/>
        </table:table-row>
        <table:table-row table:style-name="ro2">
          <table:table-cell office:value-type="date" office:date-value="1999-09-12">
            <text:p>12-Sep</text:p>
          </table:table-cell>
          <table:table-cell office:value-type="float" office:value="1.514">
            <text:p>1.514</text:p>
          </table:table-cell>
          <table:table-cell office:value-type="float" office:value="2.25">
            <text:p>2.25</text:p>
          </table:table-cell>
          <table:table-cell table:formula="of:=[.C34]*[.B34]/1.055056" office:value-type="float" office:value="3.22873856932713">
            <text:p>3.2287</text:p>
          </table:table-cell>
          <table:table-cell office:value-type="float" office:value="15000">
            <text:p>15,000 </text:p>
          </table:table-cell>
          <table:table-cell table:formula="of:=([.E34]/1.055056*[.C34]*30)-([.E34]*3.19/[.B34]*30)" office:value-type="float" office:value="11514.1058105724">
            <text:p><text:s/>$11,514 </text:p>
          </table:table-cell>
          <table:table-cell table:formula="of:=[.E34]*30*3.19" office:value-type="float" office:value="1435500">
            <text:p>1,435,500 </text:p>
          </table:table-cell>
          <table:table-cell table:formula="of:=[.G34]/1.4995" office:value-type="float" office:value="957319.10636879">
            <text:p>957,319 </text:p>
          </table:table-cell>
          <table:table-cell table:formula="of:=[.G34]/[.B34]-[.H34]" office:value-type="float" office:value="-9168.51191700622">
            <text:p><text:s/>(9,169)</text:p>
          </table:table-cell>
          <table:table-cell table:formula="of:=[.F34]+[.I34]" office:value-type="float" office:value="2345.59389356617">
            <text:p><text:s/>$2,346 </text:p>
          </table:table-cell>
          <table:table-cell office:value-type="float" office:value="18">
            <text:p>18</text:p>
          </table:table-cell>
          <table:table-cell table:style-name="ce4" table:formula="of:=[.K34]*15000" office:value-type="float" office:value="270000">
            <text:p>270,000 </text:p>
          </table:table-cell>
          <table:table-cell table:style-name="ce3" table:formula="of:=[.C34]*[.B34]/1.055056" office:value-type="float" office:value="3.22873856932713">
            <text:p>3.2287</text:p>
          </table:table-cell>
          <table:table-cell table:style-name="ce3" table:formula="of:=[.M34]" office:value-type="float" office:value="3.22873856932713">
            <text:p>3.2287</text:p>
          </table:table-cell>
          <table:table-cell/>
          <table:table-cell table:style-name="ce4" table:formula="of:=(30-[.K34])*15000" office:value-type="float" office:value="180000">
            <text:p>180,000 </text:p>
          </table:table-cell>
          <table:table-cell table:style-name="ce4" table:formula="of:=([.P34]*[.C34]/1.055056)-([.P34]*3.19/[.B34])" office:value-type="float" office:value="4605.64232422895">
            <text:p>4,606 </text:p>
          </table:table-cell>
          <table:table-cell table:number-columns-repeated="239"/>
        </table:table-row>
        <table:table-row table:style-name="ro2">
          <table:table-cell office:value-type="date" office:date-value="1999-09-13">
            <text:p>13-Sep</text:p>
          </table:table-cell>
          <table:table-cell office:value-type="float" office:value="1.5145">
            <text:p>1.5145</text:p>
          </table:table-cell>
          <table:table-cell office:value-type="float" office:value="2.25">
            <text:p>2.25</text:p>
          </table:table-cell>
          <table:table-cell table:formula="of:=[.C35]*[.B35]/1.055056" office:value-type="float" office:value="3.22980486343853">
            <text:p>3.2298</text:p>
          </table:table-cell>
          <table:table-cell office:value-type="float" office:value="15000">
            <text:p>15,000 </text:p>
          </table:table-cell>
          <table:table-cell table:formula="of:=([.E35]/1.055056*[.C35]*30)-([.E35]*3.19/[.B35]*30)" office:value-type="float" office:value="11827.1301071889">
            <text:p><text:s/>$11,827 </text:p>
          </table:table-cell>
          <table:table-cell table:formula="of:=[.E35]*30*3.19" office:value-type="float" office:value="1435500">
            <text:p>1,435,500 </text:p>
          </table:table-cell>
          <table:table-cell table:formula="of:=[.G35]/1.4995" office:value-type="float" office:value="957319.10636879">
            <text:p>957,319 </text:p>
          </table:table-cell>
          <table:table-cell table:formula="of:=[.G35]/[.B35]-[.H35]" office:value-type="float" office:value="-9481.53621362278">
            <text:p><text:s/>(9,482)</text:p>
          </table:table-cell>
          <table:table-cell table:formula="of:=[.F35]+[.I35]" office:value-type="float" office:value="2345.59389356617">
            <text:p><text:s/>$2,346 </text:p>
          </table:table-cell>
          <table:table-cell office:value-type="float" office:value="17">
            <text:p>17</text:p>
          </table:table-cell>
          <table:table-cell table:style-name="ce4" table:formula="of:=[.K35]*15000" office:value-type="float" office:value="255000">
            <text:p>255,000 </text:p>
          </table:table-cell>
          <table:table-cell table:style-name="ce3" table:formula="of:=[.C35]*[.B35]/1.055056" office:value-type="float" office:value="3.22980486343853">
            <text:p>3.2298</text:p>
          </table:table-cell>
          <table:table-cell table:style-name="ce3" table:formula="of:=[.M35]" office:value-type="float" office:value="3.22980486343853">
            <text:p>3.2298</text:p>
          </table:table-cell>
          <table:table-cell/>
          <table:table-cell table:style-name="ce4" table:formula="of:=(30-[.K35])*15000" office:value-type="float" office:value="195000">
            <text:p>195,000 </text:p>
          </table:table-cell>
          <table:table-cell table:style-name="ce4" table:formula="of:=([.P35]*[.C35]/1.055056)-([.P35]*3.19/[.B35])" office:value-type="float" office:value="5125.08971311525">
            <text:p>5,125 </text:p>
          </table:table-cell>
          <table:table-cell table:number-columns-repeated="239"/>
        </table:table-row>
        <table:table-row table:style-name="ro2">
          <table:table-cell office:value-type="date" office:date-value="1999-09-14">
            <text:p>14-Sep</text:p>
          </table:table-cell>
          <table:table-cell office:value-type="float" office:value="1.515">
            <text:p>1.515</text:p>
          </table:table-cell>
          <table:table-cell office:value-type="float" office:value="2.25">
            <text:p>2.25</text:p>
          </table:table-cell>
          <table:table-cell table:formula="of:=[.C36]*[.B36]/1.055056" office:value-type="float" office:value="3.23087115754993">
            <text:p>3.2309</text:p>
          </table:table-cell>
          <table:table-cell office:value-type="float" office:value="15000">
            <text:p>15,000 </text:p>
          </table:table-cell>
          <table:table-cell table:formula="of:=([.E36]/1.055056*[.C36]*30)-([.E36]*3.19/[.B36]*30)" office:value-type="float" office:value="12139.9477871083">
            <text:p><text:s/>$12,140 </text:p>
          </table:table-cell>
          <table:table-cell table:formula="of:=[.E36]*30*3.19" office:value-type="float" office:value="1435500">
            <text:p>1,435,500 </text:p>
          </table:table-cell>
          <table:table-cell table:formula="of:=[.G36]/1.4995" office:value-type="float" office:value="957319.10636879">
            <text:p>957,319 </text:p>
          </table:table-cell>
          <table:table-cell table:formula="of:=[.G36]/[.B36]-[.H36]" office:value-type="float" office:value="-9794.35389354208">
            <text:p><text:s/>(9,794)</text:p>
          </table:table-cell>
          <table:table-cell table:formula="of:=[.F36]+[.I36]" office:value-type="float" office:value="2345.59389356617">
            <text:p><text:s/>$2,346 </text:p>
          </table:table-cell>
          <table:table-cell office:value-type="float" office:value="16">
            <text:p>16</text:p>
          </table:table-cell>
          <table:table-cell table:style-name="ce4" table:formula="of:=[.K36]*15000" office:value-type="float" office:value="240000">
            <text:p>240,000 </text:p>
          </table:table-cell>
          <table:table-cell table:style-name="ce3" table:formula="of:=[.C36]*[.B36]/1.055056" office:value-type="float" office:value="3.23087115754993">
            <text:p>3.2309</text:p>
          </table:table-cell>
          <table:table-cell table:style-name="ce3" table:formula="of:=[.M36]" office:value-type="float" office:value="3.23087115754993">
            <text:p>3.2309</text:p>
          </table:table-cell>
          <table:table-cell/>
          <table:table-cell table:style-name="ce4" table:formula="of:=(30-[.K36])*15000" office:value-type="float" office:value="210000">
            <text:p>210,000 </text:p>
          </table:table-cell>
          <table:table-cell table:style-name="ce4" table:formula="of:=([.P36]*[.C36]/1.055056)-([.P36]*3.19/[.B36])" office:value-type="float" office:value="5665.30896731716">
            <text:p>5,665 </text:p>
          </table:table-cell>
          <table:table-cell table:number-columns-repeated="239"/>
        </table:table-row>
        <table:table-row table:style-name="ro2">
          <table:table-cell office:value-type="date" office:date-value="1999-09-15">
            <text:p>15-Sep</text:p>
          </table:table-cell>
          <table:table-cell office:value-type="float" office:value="1.5155">
            <text:p>1.5155</text:p>
          </table:table-cell>
          <table:table-cell office:value-type="float" office:value="2.25">
            <text:p>2.25</text:p>
          </table:table-cell>
          <table:table-cell table:formula="of:=[.C37]*[.B37]/1.055056" office:value-type="float" office:value="3.23193745166133">
            <text:p>3.2319</text:p>
          </table:table-cell>
          <table:table-cell office:value-type="float" office:value="15000">
            <text:p>15,000 </text:p>
          </table:table-cell>
          <table:table-cell table:formula="of:=([.E37]/1.055056*[.C37]*30)-([.E37]*3.19/[.B37]*30)" office:value-type="float" office:value="12452.5590548335">
            <text:p><text:s/>$12,453 </text:p>
          </table:table-cell>
          <table:table-cell table:formula="of:=[.E37]*30*3.19" office:value-type="float" office:value="1435500">
            <text:p>1,435,500 </text:p>
          </table:table-cell>
          <table:table-cell table:formula="of:=[.G37]/1.4995" office:value-type="float" office:value="957319.10636879">
            <text:p>957,319 </text:p>
          </table:table-cell>
          <table:table-cell table:formula="of:=[.G37]/[.B37]-[.H37]" office:value-type="float" office:value="-10106.9651612673">
            <text:p><text:s/>(10,107)</text:p>
          </table:table-cell>
          <table:table-cell table:formula="of:=[.F37]+[.I37]" office:value-type="float" office:value="2345.59389356617">
            <text:p><text:s/>$2,346 </text:p>
          </table:table-cell>
          <table:table-cell office:value-type="float" office:value="15">
            <text:p>15</text:p>
          </table:table-cell>
          <table:table-cell table:style-name="ce4" table:formula="of:=[.K37]*15000" office:value-type="float" office:value="225000">
            <text:p>225,000 </text:p>
          </table:table-cell>
          <table:table-cell table:style-name="ce3" table:formula="of:=[.C37]*[.B37]/1.055056" office:value-type="float" office:value="3.23193745166133">
            <text:p>3.2319</text:p>
          </table:table-cell>
          <table:table-cell table:style-name="ce3" table:formula="of:=[.M37]" office:value-type="float" office:value="3.23193745166133">
            <text:p>3.2319</text:p>
          </table:table-cell>
          <table:table-cell/>
          <table:table-cell table:style-name="ce4" table:formula="of:=(30-[.K37])*15000" office:value-type="float" office:value="225000">
            <text:p>225,000 </text:p>
          </table:table-cell>
          <table:table-cell table:style-name="ce4" table:formula="of:=([.P37]*[.C37]/1.055056)-([.P37]*3.19/[.B37])" office:value-type="float" office:value="6226.27952741674">
            <text:p>6,226 </text:p>
          </table:table-cell>
          <table:table-cell table:number-columns-repeated="239"/>
        </table:table-row>
        <table:table-row table:style-name="ro2">
          <table:table-cell office:value-type="date" office:date-value="1999-09-16">
            <text:p>16-Sep</text:p>
          </table:table-cell>
          <table:table-cell office:value-type="float" office:value="1.516">
            <text:p>1.516</text:p>
          </table:table-cell>
          <table:table-cell office:value-type="float" office:value="2.25">
            <text:p>2.25</text:p>
          </table:table-cell>
          <table:table-cell table:formula="of:=[.C38]*[.B38]/1.055056" office:value-type="float" office:value="3.23300374577274">
            <text:p>3.2330</text:p>
          </table:table-cell>
          <table:table-cell office:value-type="float" office:value="15000">
            <text:p>15,000 </text:p>
          </table:table-cell>
          <table:table-cell table:formula="of:=([.E38]/1.055056*[.C38]*30)-([.E38]*3.19/[.B38]*30)" office:value-type="float" office:value="12764.9641145986">
            <text:p><text:s/>$12,765 </text:p>
          </table:table-cell>
          <table:table-cell table:formula="of:=[.E38]*30*3.19" office:value-type="float" office:value="1435500">
            <text:p>1,435,500 </text:p>
          </table:table-cell>
          <table:table-cell table:formula="of:=[.G38]/1.4995" office:value-type="float" office:value="957319.10636879">
            <text:p>957,319 </text:p>
          </table:table-cell>
          <table:table-cell table:formula="of:=[.G38]/[.B38]-[.H38]" office:value-type="float" office:value="-10419.3702210323">
            <text:p><text:s/>(10,419)</text:p>
          </table:table-cell>
          <table:table-cell table:formula="of:=[.F38]+[.I38]" office:value-type="float" office:value="2345.59389356629">
            <text:p><text:s/>$2,346 </text:p>
          </table:table-cell>
          <table:table-cell office:value-type="float" office:value="14">
            <text:p>14</text:p>
          </table:table-cell>
          <table:table-cell table:style-name="ce4" table:formula="of:=[.K38]*15000" office:value-type="float" office:value="210000">
            <text:p>210,000 </text:p>
          </table:table-cell>
          <table:table-cell table:style-name="ce3" table:formula="of:=[.C38]*[.B38]/1.055056" office:value-type="float" office:value="3.23300374577274">
            <text:p>3.2330</text:p>
          </table:table-cell>
          <table:table-cell table:style-name="ce3" table:formula="of:=[.M38]" office:value-type="float" office:value="3.23300374577274">
            <text:p>3.2330</text:p>
          </table:table-cell>
          <table:table-cell/>
          <table:table-cell table:style-name="ce4" table:formula="of:=(30-[.K38])*15000" office:value-type="float" office:value="240000">
            <text:p>240,000 </text:p>
          </table:table-cell>
          <table:table-cell table:style-name="ce4" table:formula="of:=([.P38]*[.C38]/1.055056)-([.P38]*3.19/[.B38])" office:value-type="float" office:value="6807.98086111923">
            <text:p>6,808 </text:p>
          </table:table-cell>
          <table:table-cell table:number-columns-repeated="239"/>
        </table:table-row>
        <table:table-row table:style-name="ro2">
          <table:table-cell office:value-type="date" office:date-value="1999-09-17">
            <text:p>17-Sep</text:p>
          </table:table-cell>
          <table:table-cell office:value-type="float" office:value="1.5165">
            <text:p>1.5165</text:p>
          </table:table-cell>
          <table:table-cell office:value-type="float" office:value="2.25">
            <text:p>2.25</text:p>
          </table:table-cell>
          <table:table-cell table:formula="of:=[.C39]*[.B39]/1.055056" office:value-type="float" office:value="3.23407003988414">
            <text:p>3.2341</text:p>
          </table:table-cell>
          <table:table-cell office:value-type="float" office:value="15000">
            <text:p>15,000 </text:p>
          </table:table-cell>
          <table:table-cell table:formula="of:=([.E39]/1.055056*[.C39]*30)-([.E39]*3.19/[.B39]*30)" office:value-type="float" office:value="13077.1631703677">
            <text:p><text:s/>$13,077 </text:p>
          </table:table-cell>
          <table:table-cell table:formula="of:=[.E39]*30*3.19" office:value-type="float" office:value="1435500">
            <text:p>1,435,500 </text:p>
          </table:table-cell>
          <table:table-cell table:formula="of:=[.G39]/1.4995" office:value-type="float" office:value="957319.10636879">
            <text:p>957,319 </text:p>
          </table:table-cell>
          <table:table-cell table:formula="of:=[.G39]/[.B39]-[.H39]" office:value-type="float" office:value="-10731.5692768015">
            <text:p><text:s/>(10,732)</text:p>
          </table:table-cell>
          <table:table-cell table:formula="of:=[.F39]+[.I39]" office:value-type="float" office:value="2345.59389356617">
            <text:p><text:s/>$2,346 </text:p>
          </table:table-cell>
          <table:table-cell office:value-type="float" office:value="13">
            <text:p>13</text:p>
          </table:table-cell>
          <table:table-cell table:style-name="ce4" table:formula="of:=[.K39]*15000" office:value-type="float" office:value="195000">
            <text:p>195,000 </text:p>
          </table:table-cell>
          <table:table-cell table:style-name="ce3" table:formula="of:=[.C39]*[.B39]/1.055056" office:value-type="float" office:value="3.23407003988414">
            <text:p>3.2341</text:p>
          </table:table-cell>
          <table:table-cell table:style-name="ce3" table:formula="of:=[.M39]" office:value-type="float" office:value="3.23407003988414">
            <text:p>3.2341</text:p>
          </table:table-cell>
          <table:table-cell/>
          <table:table-cell table:style-name="ce4" table:formula="of:=(30-[.K39])*15000" office:value-type="float" office:value="255000">
            <text:p>255,000 </text:p>
          </table:table-cell>
          <table:table-cell table:style-name="ce4" table:formula="of:=([.P39]*[.C39]/1.055056)-([.P39]*3.19/[.B39])" office:value-type="float" office:value="7410.39246320829">
            <text:p>7,410 </text:p>
          </table:table-cell>
          <table:table-cell table:number-columns-repeated="239"/>
        </table:table-row>
        <table:table-row table:style-name="ro2">
          <table:table-cell office:value-type="date" office:date-value="1999-09-18">
            <text:p>18-Sep</text:p>
          </table:table-cell>
          <table:table-cell office:value-type="float" office:value="1.517">
            <text:p>1.517</text:p>
          </table:table-cell>
          <table:table-cell office:value-type="float" office:value="2.25">
            <text:p>2.25</text:p>
          </table:table-cell>
          <table:table-cell table:formula="of:=[.C40]*[.B40]/1.055056" office:value-type="float" office:value="3.23513633399554">
            <text:p>3.2351</text:p>
          </table:table-cell>
          <table:table-cell office:value-type="float" office:value="15000">
            <text:p>15,000 </text:p>
          </table:table-cell>
          <table:table-cell table:formula="of:=([.E40]/1.055056*[.C40]*30)-([.E40]*3.19/[.B40]*30)" office:value-type="float" office:value="13389.1564258361">
            <text:p><text:s/>$13,389 </text:p>
          </table:table-cell>
          <table:table-cell table:formula="of:=[.E40]*30*3.19" office:value-type="float" office:value="1435500">
            <text:p>1,435,500 </text:p>
          </table:table-cell>
          <table:table-cell table:formula="of:=[.G40]/1.4995" office:value-type="float" office:value="957319.10636879">
            <text:p>957,319 </text:p>
          </table:table-cell>
          <table:table-cell table:formula="of:=[.G40]/[.B40]-[.H40]" office:value-type="float" office:value="-11043.5625322701">
            <text:p><text:s/>(11,044)</text:p>
          </table:table-cell>
          <table:table-cell table:formula="of:=[.F40]+[.I40]" office:value-type="float" office:value="2345.59389356605">
            <text:p><text:s/>$2,346 </text:p>
          </table:table-cell>
          <table:table-cell office:value-type="float" office:value="12">
            <text:p>12</text:p>
          </table:table-cell>
          <table:table-cell table:style-name="ce4" table:formula="of:=[.K40]*15000" office:value-type="float" office:value="180000">
            <text:p>180,000 </text:p>
          </table:table-cell>
          <table:table-cell table:style-name="ce3" table:formula="of:=[.C40]*[.B40]/1.055056" office:value-type="float" office:value="3.23513633399554">
            <text:p>3.2351</text:p>
          </table:table-cell>
          <table:table-cell table:style-name="ce3" table:formula="of:=[.M40]" office:value-type="float" office:value="3.23513633399554">
            <text:p>3.2351</text:p>
          </table:table-cell>
          <table:table-cell/>
          <table:table-cell table:style-name="ce4" table:formula="of:=(30-[.K40])*15000" office:value-type="float" office:value="270000">
            <text:p>270,000 </text:p>
          </table:table-cell>
          <table:table-cell table:style-name="ce4" table:formula="of:=([.P40]*[.C40]/1.055056)-([.P40]*3.19/[.B40])" office:value-type="float" office:value="8033.49385550176">
            <text:p>8,033 </text:p>
          </table:table-cell>
          <table:table-cell table:number-columns-repeated="239"/>
        </table:table-row>
        <table:table-row table:style-name="ro2">
          <table:table-cell office:value-type="date" office:date-value="1999-09-19">
            <text:p>19-Sep</text:p>
          </table:table-cell>
          <table:table-cell office:value-type="float" office:value="1.5175">
            <text:p>1.5175</text:p>
          </table:table-cell>
          <table:table-cell office:value-type="float" office:value="2.25">
            <text:p>2.25</text:p>
          </table:table-cell>
          <table:table-cell table:formula="of:=[.C41]*[.B41]/1.055056" office:value-type="float" office:value="3.23620262810694">
            <text:p>3.2362</text:p>
          </table:table-cell>
          <table:table-cell office:value-type="float" office:value="15000">
            <text:p>15,000 </text:p>
          </table:table-cell>
          <table:table-cell table:formula="of:=([.E41]/1.055056*[.C41]*30)-([.E41]*3.19/[.B41]*30)" office:value-type="float" office:value="13700.9440844315">
            <text:p><text:s/>$13,701 </text:p>
          </table:table-cell>
          <table:table-cell table:formula="of:=[.E41]*30*3.19" office:value-type="float" office:value="1435500">
            <text:p>1,435,500 </text:p>
          </table:table-cell>
          <table:table-cell table:formula="of:=[.G41]/1.4995" office:value-type="float" office:value="957319.10636879">
            <text:p>957,319 </text:p>
          </table:table-cell>
          <table:table-cell table:formula="of:=[.G41]/[.B41]-[.H41]" office:value-type="float" office:value="-11355.3501908653">
            <text:p><text:s/>(11,355)</text:p>
          </table:table-cell>
          <table:table-cell table:formula="of:=[.F41]+[.I41]" office:value-type="float" office:value="2345.59389356617">
            <text:p><text:s/>$2,346 </text:p>
          </table:table-cell>
          <table:table-cell office:value-type="float" office:value="11">
            <text:p>11</text:p>
          </table:table-cell>
          <table:table-cell table:style-name="ce4" table:formula="of:=[.K41]*15000" office:value-type="float" office:value="165000">
            <text:p>165,000 </text:p>
          </table:table-cell>
          <table:table-cell table:style-name="ce3" table:formula="of:=[.C41]*[.B41]/1.055056" office:value-type="float" office:value="3.23620262810694">
            <text:p>3.2362</text:p>
          </table:table-cell>
          <table:table-cell table:style-name="ce3" table:formula="of:=[.M41]" office:value-type="float" office:value="3.23620262810694">
            <text:p>3.2362</text:p>
          </table:table-cell>
          <table:table-cell/>
          <table:table-cell table:style-name="ce4" table:formula="of:=(30-[.K41])*15000" office:value-type="float" office:value="285000">
            <text:p>285,000 </text:p>
          </table:table-cell>
          <table:table-cell table:style-name="ce4" table:formula="of:=([.P41]*[.C41]/1.055056)-([.P41]*3.19/[.B41])" office:value-type="float" office:value="8677.26458680665">
            <text:p>8,677 </text:p>
          </table:table-cell>
          <table:table-cell table:number-columns-repeated="239"/>
        </table:table-row>
        <table:table-row table:style-name="ro2">
          <table:table-cell office:value-type="date" office:date-value="1999-09-20">
            <text:p>20-Sep</text:p>
          </table:table-cell>
          <table:table-cell office:value-type="float" office:value="1.518">
            <text:p>1.518</text:p>
          </table:table-cell>
          <table:table-cell office:value-type="float" office:value="2.25">
            <text:p>2.25</text:p>
          </table:table-cell>
          <table:table-cell table:formula="of:=[.C42]*[.B42]/1.055056" office:value-type="float" office:value="3.23726892221835">
            <text:p>3.2373</text:p>
          </table:table-cell>
          <table:table-cell office:value-type="float" office:value="15000">
            <text:p>15,000 </text:p>
          </table:table-cell>
          <table:table-cell table:formula="of:=([.E42]/1.055056*[.C42]*30)-([.E42]*3.19/[.B42]*30)" office:value-type="float" office:value="14012.5263493123">
            <text:p><text:s/>$14,013 </text:p>
          </table:table-cell>
          <table:table-cell table:formula="of:=[.E42]*30*3.19" office:value-type="float" office:value="1435500">
            <text:p>1,435,500 </text:p>
          </table:table-cell>
          <table:table-cell table:formula="of:=[.G42]/1.4995" office:value-type="float" office:value="957319.10636879">
            <text:p>957,319 </text:p>
          </table:table-cell>
          <table:table-cell table:formula="of:=[.G42]/[.B42]-[.H42]" office:value-type="float" office:value="-11666.9324557461">
            <text:p><text:s/>(11,667)</text:p>
          </table:table-cell>
          <table:table-cell table:formula="of:=[.F42]+[.I42]" office:value-type="float" office:value="2345.59389356617">
            <text:p><text:s/>$2,346 </text:p>
          </table:table-cell>
          <table:table-cell office:value-type="float" office:value="10">
            <text:p>10</text:p>
          </table:table-cell>
          <table:table-cell table:style-name="ce4" table:formula="of:=[.K42]*15000" office:value-type="float" office:value="150000">
            <text:p>150,000 </text:p>
          </table:table-cell>
          <table:table-cell table:style-name="ce3" table:formula="of:=[.C42]*[.B42]/1.055056" office:value-type="float" office:value="3.23726892221835">
            <text:p>3.2373</text:p>
          </table:table-cell>
          <table:table-cell table:style-name="ce3" table:formula="of:=[.M42]" office:value-type="float" office:value="3.23726892221835">
            <text:p>3.2373</text:p>
          </table:table-cell>
          <table:table-cell/>
          <table:table-cell table:style-name="ce4" table:formula="of:=(30-[.K42])*15000" office:value-type="float" office:value="300000">
            <text:p>300,000 </text:p>
          </table:table-cell>
          <table:table-cell table:style-name="ce4" table:formula="of:=([.P42]*[.C42]/1.055056)-([.P42]*3.19/[.B42])" office:value-type="float" office:value="9341.68423287477">
            <text:p>9,342 </text:p>
          </table:table-cell>
          <table:table-cell table:number-columns-repeated="239"/>
        </table:table-row>
        <table:table-row table:style-name="ro2">
          <table:table-cell office:value-type="date" office:date-value="1999-09-21">
            <text:p>21-Sep</text:p>
          </table:table-cell>
          <table:table-cell office:value-type="float" office:value="1.5185">
            <text:p>1.5185</text:p>
          </table:table-cell>
          <table:table-cell office:value-type="float" office:value="2.25">
            <text:p>2.25</text:p>
          </table:table-cell>
          <table:table-cell table:formula="of:=[.C43]*[.B43]/1.055056" office:value-type="float" office:value="3.23833521632975">
            <text:p>3.2383</text:p>
          </table:table-cell>
          <table:table-cell office:value-type="float" office:value="15000">
            <text:p>15,000 </text:p>
          </table:table-cell>
          <table:table-cell table:formula="of:=([.E43]/1.055056*[.C43]*30)-([.E43]*3.19/[.B43]*30)" office:value-type="float" office:value="14323.9034233699">
            <text:p><text:s/>$14,324 </text:p>
          </table:table-cell>
          <table:table-cell table:formula="of:=[.E43]*30*3.19" office:value-type="float" office:value="1435500">
            <text:p>1,435,500 </text:p>
          </table:table-cell>
          <table:table-cell table:formula="of:=[.G43]/1.4995" office:value-type="float" office:value="957319.10636879">
            <text:p>957,319 </text:p>
          </table:table-cell>
          <table:table-cell table:formula="of:=[.G43]/[.B43]-[.H43]" office:value-type="float" office:value="-11978.3095298037">
            <text:p><text:s/>(11,978)</text:p>
          </table:table-cell>
          <table:table-cell table:formula="of:=[.F43]+[.I43]" office:value-type="float" office:value="2345.59389356617">
            <text:p><text:s/>$2,346 </text:p>
          </table:table-cell>
          <table:table-cell office:value-type="float" office:value="9">
            <text:p>9</text:p>
          </table:table-cell>
          <table:table-cell table:style-name="ce4" table:formula="of:=[.K43]*15000" office:value-type="float" office:value="135000">
            <text:p>135,000 </text:p>
          </table:table-cell>
          <table:table-cell table:style-name="ce3" table:formula="of:=[.C43]*[.B43]/1.055056" office:value-type="float" office:value="3.23833521632975">
            <text:p>3.2383</text:p>
          </table:table-cell>
          <table:table-cell table:style-name="ce3" table:formula="of:=[.M43]" office:value-type="float" office:value="3.23833521632975">
            <text:p>3.2383</text:p>
          </table:table-cell>
          <table:table-cell/>
          <table:table-cell table:style-name="ce4" table:formula="of:=(30-[.K43])*15000" office:value-type="float" office:value="315000">
            <text:p>315,000 </text:p>
          </table:table-cell>
          <table:table-cell table:style-name="ce4" table:formula="of:=([.P43]*[.C43]/1.055056)-([.P43]*3.19/[.B43])" office:value-type="float" office:value="10026.732396359">
            <text:p>10,027 </text:p>
          </table:table-cell>
          <table:table-cell table:number-columns-repeated="239"/>
        </table:table-row>
        <table:table-row table:style-name="ro2">
          <table:table-cell office:value-type="date" office:date-value="1999-09-22">
            <text:p>22-Sep</text:p>
          </table:table-cell>
          <table:table-cell office:value-type="float" office:value="1.519">
            <text:p>1.519</text:p>
          </table:table-cell>
          <table:table-cell office:value-type="float" office:value="2.25">
            <text:p>2.25</text:p>
          </table:table-cell>
          <table:table-cell table:formula="of:=[.C44]*[.B44]/1.055056" office:value-type="float" office:value="3.23940151044115">
            <text:p>3.2394</text:p>
          </table:table-cell>
          <table:table-cell office:value-type="float" office:value="15000">
            <text:p>15,000 </text:p>
          </table:table-cell>
          <table:table-cell table:formula="of:=([.E44]/1.055056*[.C44]*30)-([.E44]*3.19/[.B44]*30)" office:value-type="float" office:value="14635.0755092287">
            <text:p><text:s/>$14,635 </text:p>
          </table:table-cell>
          <table:table-cell table:formula="of:=[.E44]*30*3.19" office:value-type="float" office:value="1435500">
            <text:p>1,435,500 </text:p>
          </table:table-cell>
          <table:table-cell table:formula="of:=[.G44]/1.4995" office:value-type="float" office:value="957319.10636879">
            <text:p>957,319 </text:p>
          </table:table-cell>
          <table:table-cell table:formula="of:=[.G44]/[.B44]-[.H44]" office:value-type="float" office:value="-12289.4816156626">
            <text:p><text:s/>(12,289)</text:p>
          </table:table-cell>
          <table:table-cell table:formula="of:=[.F44]+[.I44]" office:value-type="float" office:value="2345.59389356617">
            <text:p><text:s/>$2,346 </text:p>
          </table:table-cell>
          <table:table-cell office:value-type="float" office:value="8">
            <text:p>8</text:p>
          </table:table-cell>
          <table:table-cell table:style-name="ce4" table:formula="of:=[.K44]*15000" office:value-type="float" office:value="120000">
            <text:p>120,000 </text:p>
          </table:table-cell>
          <table:table-cell table:style-name="ce3" table:formula="of:=[.C44]*[.B44]/1.055056" office:value-type="float" office:value="3.23940151044115">
            <text:p>3.2394</text:p>
          </table:table-cell>
          <table:table-cell table:style-name="ce3" table:formula="of:=[.M44]" office:value-type="float" office:value="3.23940151044115">
            <text:p>3.2394</text:p>
          </table:table-cell>
          <table:table-cell/>
          <table:table-cell table:style-name="ce4" table:formula="of:=(30-[.K44])*15000" office:value-type="float" office:value="330000">
            <text:p>330,000 </text:p>
          </table:table-cell>
          <table:table-cell table:style-name="ce4" table:formula="of:=([.P44]*[.C44]/1.055056)-([.P44]*3.19/[.B44])" office:value-type="float" office:value="10732.3887067677">
            <text:p>10,732 </text:p>
          </table:table-cell>
          <table:table-cell table:number-columns-repeated="239"/>
        </table:table-row>
        <table:table-row table:style-name="ro2">
          <table:table-cell office:value-type="date" office:date-value="1999-09-23">
            <text:p>23-Sep</text:p>
          </table:table-cell>
          <table:table-cell office:value-type="float" office:value="1.5195">
            <text:p>1.5195</text:p>
          </table:table-cell>
          <table:table-cell office:value-type="float" office:value="2.25">
            <text:p>2.25</text:p>
          </table:table-cell>
          <table:table-cell table:formula="of:=[.C45]*[.B45]/1.055056" office:value-type="float" office:value="3.24046780455255">
            <text:p>3.2405</text:p>
          </table:table-cell>
          <table:table-cell office:value-type="float" office:value="15000">
            <text:p>15,000 </text:p>
          </table:table-cell>
          <table:table-cell table:formula="of:=([.E45]/1.055056*[.C45]*30)-([.E45]*3.19/[.B45]*30)" office:value-type="float" office:value="14946.0428092462">
            <text:p><text:s/>$14,946 </text:p>
          </table:table-cell>
          <table:table-cell table:formula="of:=[.E45]*30*3.19" office:value-type="float" office:value="1435500">
            <text:p>1,435,500 </text:p>
          </table:table-cell>
          <table:table-cell table:formula="of:=[.G45]/1.4995" office:value-type="float" office:value="957319.10636879">
            <text:p>957,319 </text:p>
          </table:table-cell>
          <table:table-cell table:formula="of:=[.G45]/[.B45]-[.H45]" office:value-type="float" office:value="-12600.4489156801">
            <text:p><text:s/>(12,600)</text:p>
          </table:table-cell>
          <table:table-cell table:formula="of:=[.F45]+[.I45]" office:value-type="float" office:value="2345.59389356617">
            <text:p><text:s/>$2,346 </text:p>
          </table:table-cell>
          <table:table-cell office:value-type="float" office:value="7">
            <text:p>7</text:p>
          </table:table-cell>
          <table:table-cell table:style-name="ce4" table:formula="of:=[.K45]*15000" office:value-type="float" office:value="105000">
            <text:p>105,000 </text:p>
          </table:table-cell>
          <table:table-cell table:style-name="ce3" table:formula="of:=[.C45]*[.B45]/1.055056" office:value-type="float" office:value="3.24046780455255">
            <text:p>3.2405</text:p>
          </table:table-cell>
          <table:table-cell table:style-name="ce3" table:formula="of:=[.M45]" office:value-type="float" office:value="3.24046780455255">
            <text:p>3.2405</text:p>
          </table:table-cell>
          <table:table-cell/>
          <table:table-cell table:style-name="ce4" table:formula="of:=(30-[.K45])*15000" office:value-type="float" office:value="345000">
            <text:p>345,000 </text:p>
          </table:table-cell>
          <table:table-cell table:style-name="ce4" table:formula="of:=([.P45]*[.C45]/1.055056)-([.P45]*3.19/[.B45])" office:value-type="float" office:value="11458.6328204222">
            <text:p>11,459 </text:p>
          </table:table-cell>
          <table:table-cell table:number-columns-repeated="239"/>
        </table:table-row>
        <table:table-row table:style-name="ro2">
          <table:table-cell office:value-type="date" office:date-value="1999-09-24">
            <text:p>24-Sep</text:p>
          </table:table-cell>
          <table:table-cell office:value-type="float" office:value="1.52">
            <text:p>1.52</text:p>
          </table:table-cell>
          <table:table-cell office:value-type="float" office:value="2.25">
            <text:p>2.25</text:p>
          </table:table-cell>
          <table:table-cell table:formula="of:=[.C46]*[.B46]/1.055056" office:value-type="float" office:value="3.24153409866396">
            <text:p>3.2415</text:p>
          </table:table-cell>
          <table:table-cell office:value-type="float" office:value="15000">
            <text:p>15,000 </text:p>
          </table:table-cell>
          <table:table-cell table:formula="of:=([.E46]/1.055056*[.C46]*30)-([.E46]*3.19/[.B46]*30)" office:value-type="float" office:value="15256.8055255136">
            <text:p><text:s/>$15,257 </text:p>
          </table:table-cell>
          <table:table-cell table:formula="of:=[.E46]*30*3.19" office:value-type="float" office:value="1435500">
            <text:p>1,435,500 </text:p>
          </table:table-cell>
          <table:table-cell table:formula="of:=[.G46]/1.4995" office:value-type="float" office:value="957319.10636879">
            <text:p>957,319 </text:p>
          </table:table-cell>
          <table:table-cell table:formula="of:=[.G46]/[.B46]-[.H46]" office:value-type="float" office:value="-12911.2116319474">
            <text:p><text:s/>(12,911)</text:p>
          </table:table-cell>
          <table:table-cell table:formula="of:=[.F46]+[.I46]" office:value-type="float" office:value="2345.59389356617">
            <text:p><text:s/>$2,346 </text:p>
          </table:table-cell>
          <table:table-cell office:value-type="float" office:value="6">
            <text:p>6</text:p>
          </table:table-cell>
          <table:table-cell table:style-name="ce4" table:formula="of:=[.K46]*15000" office:value-type="float" office:value="90000">
            <text:p>90,000 </text:p>
          </table:table-cell>
          <table:table-cell table:style-name="ce3" table:formula="of:=[.C46]*[.B46]/1.055056" office:value-type="float" office:value="3.24153409866396">
            <text:p>3.2415</text:p>
          </table:table-cell>
          <table:table-cell table:style-name="ce3" table:formula="of:=[.M46]" office:value-type="float" office:value="3.24153409866396">
            <text:p>3.2415</text:p>
          </table:table-cell>
          <table:table-cell/>
          <table:table-cell table:style-name="ce4" table:formula="of:=(30-[.K46])*15000" office:value-type="float" office:value="360000">
            <text:p>360,000 </text:p>
          </table:table-cell>
          <table:table-cell table:style-name="ce4" table:formula="of:=([.P46]*[.C46]/1.055056)-([.P46]*3.19/[.B46])" office:value-type="float" office:value="12205.4444204109">
            <text:p>12,205 </text:p>
          </table:table-cell>
          <table:table-cell table:number-columns-repeated="239"/>
        </table:table-row>
        <table:table-row table:style-name="ro2">
          <table:table-cell office:value-type="date" office:date-value="1999-09-25">
            <text:p>25-Sep</text:p>
          </table:table-cell>
          <table:table-cell office:value-type="float" office:value="1.5205">
            <text:p>1.5205</text:p>
          </table:table-cell>
          <table:table-cell office:value-type="float" office:value="2.25">
            <text:p>2.25</text:p>
          </table:table-cell>
          <table:table-cell table:formula="of:=[.C47]*[.B47]/1.055056" office:value-type="float" office:value="3.24260039277536">
            <text:p>3.2426</text:p>
          </table:table-cell>
          <table:table-cell office:value-type="float" office:value="15000">
            <text:p>15,000 </text:p>
          </table:table-cell>
          <table:table-cell table:formula="of:=([.E47]/1.055056*[.C47]*30)-([.E47]*3.19/[.B47]*30)" office:value-type="float" office:value="15567.3638598566">
            <text:p><text:s/>$15,567 </text:p>
          </table:table-cell>
          <table:table-cell table:formula="of:=[.E47]*30*3.19" office:value-type="float" office:value="1435500">
            <text:p>1,435,500 </text:p>
          </table:table-cell>
          <table:table-cell table:formula="of:=[.G47]/1.4995" office:value-type="float" office:value="957319.10636879">
            <text:p>957,319 </text:p>
          </table:table-cell>
          <table:table-cell table:formula="of:=[.G47]/[.B47]-[.H47]" office:value-type="float" office:value="-13221.7699662904">
            <text:p><text:s/>(13,222)</text:p>
          </table:table-cell>
          <table:table-cell table:formula="of:=[.F47]+[.I47]" office:value-type="float" office:value="2345.59389356617">
            <text:p><text:s/>$2,346 </text:p>
          </table:table-cell>
          <table:table-cell office:value-type="float" office:value="5">
            <text:p>5</text:p>
          </table:table-cell>
          <table:table-cell table:style-name="ce4" table:formula="of:=[.K47]*15000" office:value-type="float" office:value="75000">
            <text:p>75,000 </text:p>
          </table:table-cell>
          <table:table-cell table:style-name="ce3" table:formula="of:=[.C47]*[.B47]/1.055056" office:value-type="float" office:value="3.24260039277536">
            <text:p>3.2426</text:p>
          </table:table-cell>
          <table:table-cell table:style-name="ce3" table:formula="of:=[.M47]" office:value-type="float" office:value="3.24260039277536">
            <text:p>3.2426</text:p>
          </table:table-cell>
          <table:table-cell/>
          <table:table-cell table:style-name="ce4" table:formula="of:=(30-[.K47])*15000" office:value-type="float" office:value="375000">
            <text:p>375,000 </text:p>
          </table:table-cell>
          <table:table-cell table:style-name="ce4" table:formula="of:=([.P47]*[.C47]/1.055056)-([.P47]*3.19/[.B47])" office:value-type="float" office:value="12972.8032165472">
            <text:p>12,973 </text:p>
          </table:table-cell>
          <table:table-cell table:number-columns-repeated="239"/>
        </table:table-row>
        <table:table-row table:style-name="ro2">
          <table:table-cell office:value-type="date" office:date-value="1999-09-26">
            <text:p>26-Sep</text:p>
          </table:table-cell>
          <table:table-cell office:value-type="float" office:value="1.521">
            <text:p>1.521</text:p>
          </table:table-cell>
          <table:table-cell office:value-type="float" office:value="2.25">
            <text:p>2.25</text:p>
          </table:table-cell>
          <table:table-cell table:formula="of:=[.C48]*[.B48]/1.055056" office:value-type="float" office:value="3.24366668688676">
            <text:p>3.2437</text:p>
          </table:table-cell>
          <table:table-cell office:value-type="float" office:value="15000">
            <text:p>15,000 </text:p>
          </table:table-cell>
          <table:table-cell table:formula="of:=([.E48]/1.055056*[.C48]*30)-([.E48]*3.19/[.B48]*30)" office:value-type="float" office:value="15877.7180138349">
            <text:p><text:s/>$15,878 </text:p>
          </table:table-cell>
          <table:table-cell table:formula="of:=[.E48]*30*3.19" office:value-type="float" office:value="1435500">
            <text:p>1,435,500 </text:p>
          </table:table-cell>
          <table:table-cell table:formula="of:=[.G48]/1.4995" office:value-type="float" office:value="957319.10636879">
            <text:p>957,319 </text:p>
          </table:table-cell>
          <table:table-cell table:formula="of:=[.G48]/[.B48]-[.H48]" office:value-type="float" office:value="-13532.1241202689">
            <text:p><text:s/>(13,532)</text:p>
          </table:table-cell>
          <table:table-cell table:formula="of:=[.F48]+[.I48]" office:value-type="float" office:value="2345.59389356605">
            <text:p><text:s/>$2,346 </text:p>
          </table:table-cell>
          <table:table-cell office:value-type="float" office:value="4">
            <text:p>4</text:p>
          </table:table-cell>
          <table:table-cell table:style-name="ce4" table:formula="of:=[.K48]*15000" office:value-type="float" office:value="60000">
            <text:p>60,000 </text:p>
          </table:table-cell>
          <table:table-cell table:style-name="ce3" table:formula="of:=[.C48]*[.B48]/1.055056" office:value-type="float" office:value="3.24366668688676">
            <text:p>3.2437</text:p>
          </table:table-cell>
          <table:table-cell table:style-name="ce3" table:formula="of:=[.M48]" office:value-type="float" office:value="3.24366668688676">
            <text:p>3.2437</text:p>
          </table:table-cell>
          <table:table-cell/>
          <table:table-cell table:style-name="ce4" table:formula="of:=(30-[.K48])*15000" office:value-type="float" office:value="390000">
            <text:p>390,000 </text:p>
          </table:table-cell>
          <table:table-cell table:style-name="ce4" table:formula="of:=([.P48]*[.C48]/1.055056)-([.P48]*3.19/[.B48])" office:value-type="float" office:value="13760.6889453237">
            <text:p>13,761 </text:p>
          </table:table-cell>
          <table:table-cell table:number-columns-repeated="239"/>
        </table:table-row>
        <table:table-row table:style-name="ro2">
          <table:table-cell office:value-type="date" office:date-value="1999-09-27">
            <text:p>27-Sep</text:p>
          </table:table-cell>
          <table:table-cell office:value-type="float" office:value="1.5215">
            <text:p>1.5215</text:p>
          </table:table-cell>
          <table:table-cell office:value-type="float" office:value="2.25">
            <text:p>2.25</text:p>
          </table:table-cell>
          <table:table-cell table:formula="of:=[.C49]*[.B49]/1.055056" office:value-type="float" office:value="3.24473298099817">
            <text:p>3.2447</text:p>
          </table:table-cell>
          <table:table-cell office:value-type="float" office:value="15000">
            <text:p>15,000 </text:p>
          </table:table-cell>
          <table:table-cell table:formula="of:=([.E49]/1.055056*[.C49]*30)-([.E49]*3.19/[.B49]*30)" office:value-type="float" office:value="16187.8681887442">
            <text:p><text:s/>$16,188 </text:p>
          </table:table-cell>
          <table:table-cell table:formula="of:=[.E49]*30*3.19" office:value-type="float" office:value="1435500">
            <text:p>1,435,500 </text:p>
          </table:table-cell>
          <table:table-cell table:formula="of:=[.G49]/1.4995" office:value-type="float" office:value="957319.10636879">
            <text:p>957,319 </text:p>
          </table:table-cell>
          <table:table-cell table:formula="of:=[.G49]/[.B49]-[.H49]" office:value-type="float" office:value="-13842.274295178">
            <text:p><text:s/>(13,842)</text:p>
          </table:table-cell>
          <table:table-cell table:formula="of:=[.F49]+[.I49]" office:value-type="float" office:value="2345.59389356617">
            <text:p><text:s/>$2,346 </text:p>
          </table:table-cell>
          <table:table-cell office:value-type="float" office:value="3">
            <text:p>3</text:p>
          </table:table-cell>
          <table:table-cell table:style-name="ce4" table:formula="of:=[.K49]*15000" office:value-type="float" office:value="45000">
            <text:p>45,000 </text:p>
          </table:table-cell>
          <table:table-cell table:style-name="ce3" table:formula="of:=[.C49]*[.B49]/1.055056" office:value-type="float" office:value="3.24473298099817">
            <text:p>3.2447</text:p>
          </table:table-cell>
          <table:table-cell table:style-name="ce3" table:formula="of:=[.M49]" office:value-type="float" office:value="3.24473298099817">
            <text:p>3.2447</text:p>
          </table:table-cell>
          <table:table-cell/>
          <table:table-cell table:style-name="ce4" table:formula="of:=(30-[.K49])*15000" office:value-type="float" office:value="405000">
            <text:p>405,000 </text:p>
          </table:table-cell>
          <table:table-cell table:style-name="ce4" table:formula="of:=([.P49]*[.C49]/1.055056)-([.P49]*3.19/[.B49])" office:value-type="float" office:value="14569.0813698698">
            <text:p>14,569 </text:p>
          </table:table-cell>
          <table:table-cell table:number-columns-repeated="239"/>
        </table:table-row>
        <table:table-row table:style-name="ro2">
          <table:table-cell office:value-type="date" office:date-value="1999-09-28">
            <text:p>28-Sep</text:p>
          </table:table-cell>
          <table:table-cell office:value-type="float" office:value="1.522">
            <text:p>1.522</text:p>
          </table:table-cell>
          <table:table-cell office:value-type="float" office:value="2.25">
            <text:p>2.25</text:p>
          </table:table-cell>
          <table:table-cell table:formula="of:=[.C50]*[.B50]/1.055056" office:value-type="float" office:value="3.24579927510957">
            <text:p>3.2458</text:p>
          </table:table-cell>
          <table:table-cell office:value-type="float" office:value="15000">
            <text:p>15,000 </text:p>
          </table:table-cell>
          <table:table-cell table:formula="of:=([.E50]/1.055056*[.C50]*30)-([.E50]*3.19/[.B50]*30)" office:value-type="float" office:value="16497.8145856146">
            <text:p><text:s/>$16,498 </text:p>
          </table:table-cell>
          <table:table-cell table:formula="of:=[.E50]*30*3.19" office:value-type="float" office:value="1435500">
            <text:p>1,435,500 </text:p>
          </table:table-cell>
          <table:table-cell table:formula="of:=[.G50]/1.4995" office:value-type="float" office:value="957319.10636879">
            <text:p>957,319 </text:p>
          </table:table-cell>
          <table:table-cell table:formula="of:=[.G50]/[.B50]-[.H50]" office:value-type="float" office:value="-14152.2206920484">
            <text:p><text:s/>(14,152)</text:p>
          </table:table-cell>
          <table:table-cell table:formula="of:=[.F50]+[.I50]" office:value-type="float" office:value="2345.59389356617">
            <text:p><text:s/>$2,346 </text:p>
          </table:table-cell>
          <table:table-cell office:value-type="float" office:value="2">
            <text:p>2</text:p>
          </table:table-cell>
          <table:table-cell table:style-name="ce4" table:formula="of:=[.K50]*15000" office:value-type="float" office:value="30000">
            <text:p>30,000 </text:p>
          </table:table-cell>
          <table:table-cell table:style-name="ce3" table:formula="of:=[.C50]*[.B50]/1.055056" office:value-type="float" office:value="3.24579927510957">
            <text:p>3.2458</text:p>
          </table:table-cell>
          <table:table-cell table:style-name="ce3" table:formula="of:=[.M50]" office:value-type="float" office:value="3.24579927510957">
            <text:p>3.2458</text:p>
          </table:table-cell>
          <table:table-cell/>
          <table:table-cell table:style-name="ce4" table:formula="of:=(30-[.K50])*15000" office:value-type="float" office:value="420000">
            <text:p>420,000 </text:p>
          </table:table-cell>
          <table:table-cell table:style-name="ce4" table:formula="of:=([.P50]*[.C50]/1.055056)-([.P50]*3.19/[.B50])" office:value-type="float" office:value="15397.960279907">
            <text:p>15,398 </text:p>
          </table:table-cell>
          <table:table-cell table:number-columns-repeated="239"/>
        </table:table-row>
        <table:table-row table:style-name="ro2">
          <table:table-cell office:value-type="date" office:date-value="1999-09-29">
            <text:p>29-Sep</text:p>
          </table:table-cell>
          <table:table-cell office:value-type="float" office:value="1.5225">
            <text:p>1.5225</text:p>
          </table:table-cell>
          <table:table-cell office:value-type="float" office:value="2.25">
            <text:p>2.25</text:p>
          </table:table-cell>
          <table:table-cell table:formula="of:=[.C51]*[.B51]/1.055056" office:value-type="float" office:value="3.24686556922097">
            <text:p>3.2469</text:p>
          </table:table-cell>
          <table:table-cell office:value-type="float" office:value="15000">
            <text:p>15,000 </text:p>
          </table:table-cell>
          <table:table-cell table:formula="of:=([.E51]/1.055056*[.C51]*30)-([.E51]*3.19/[.B51]*30)" office:value-type="float" office:value="16807.5574052129">
            <text:p><text:s/>$16,808 </text:p>
          </table:table-cell>
          <table:table-cell table:formula="of:=[.E51]*30*3.19" office:value-type="float" office:value="1435500">
            <text:p>1,435,500 </text:p>
          </table:table-cell>
          <table:table-cell table:formula="of:=[.G51]/1.4995" office:value-type="float" office:value="957319.10636879">
            <text:p>957,319 </text:p>
          </table:table-cell>
          <table:table-cell table:formula="of:=[.G51]/[.B51]-[.H51]" office:value-type="float" office:value="-14461.9635116467">
            <text:p><text:s/>(14,462)</text:p>
          </table:table-cell>
          <table:table-cell table:formula="of:=[.F51]+[.I51]" office:value-type="float" office:value="2345.59389356617">
            <text:p><text:s/>$2,346 </text:p>
          </table:table-cell>
          <table:table-cell office:value-type="float" office:value="1">
            <text:p>1</text:p>
          </table:table-cell>
          <table:table-cell table:style-name="ce4" table:formula="of:=[.K51]*15000" office:value-type="float" office:value="15000">
            <text:p>15,000 </text:p>
          </table:table-cell>
          <table:table-cell table:style-name="ce3" table:formula="of:=[.C51]*[.B51]/1.055056" office:value-type="float" office:value="3.24686556922097">
            <text:p>3.2469</text:p>
          </table:table-cell>
          <table:table-cell table:style-name="ce3" table:formula="of:=[.M51]" office:value-type="float" office:value="3.24686556922097">
            <text:p>3.2469</text:p>
          </table:table-cell>
          <table:table-cell/>
          <table:table-cell table:style-name="ce4" table:formula="of:=(30-[.K51])*15000" office:value-type="float" office:value="435000">
            <text:p>435,000 </text:p>
          </table:table-cell>
          <table:table-cell table:style-name="ce4" table:formula="of:=([.P51]*[.C51]/1.055056)-([.P51]*3.19/[.B51])" office:value-type="float" office:value="16247.3054917058">
            <text:p>16,247 </text:p>
          </table:table-cell>
          <table:table-cell table:number-columns-repeated="239"/>
        </table:table-row>
        <table:table-row table:style-name="ro2">
          <table:table-cell office:value-type="date" office:date-value="1999-09-30">
            <text:p>30-Sep</text:p>
          </table:table-cell>
          <table:table-cell office:value-type="float" office:value="1.523">
            <text:p>1.523</text:p>
          </table:table-cell>
          <table:table-cell office:value-type="float" office:value="2.25">
            <text:p>2.25</text:p>
          </table:table-cell>
          <table:table-cell table:formula="of:=[.C52]*[.B52]/1.055056" office:value-type="float" office:value="3.24793186333237">
            <text:p>3.2479</text:p>
          </table:table-cell>
          <table:table-cell office:value-type="float" office:value="15000">
            <text:p>15,000 </text:p>
          </table:table-cell>
          <table:table-cell table:formula="of:=([.E52]/1.055056*[.C52]*30)-([.E52]*3.19/[.B52]*30)" office:value-type="float" office:value="17117.0968480419">
            <text:p><text:s/>$17,117 </text:p>
          </table:table-cell>
          <table:table-cell table:formula="of:=[.E52]*30*3.19" office:value-type="float" office:value="1435500">
            <text:p>1,435,500 </text:p>
          </table:table-cell>
          <table:table-cell table:formula="of:=[.G52]/1.4995" office:value-type="float" office:value="957319.10636879">
            <text:p>957,319 </text:p>
          </table:table-cell>
          <table:table-cell table:formula="of:=[.G52]/[.B52]-[.H52]" office:value-type="float" office:value="-14771.5029544758">
            <text:p><text:s/>(14,772)</text:p>
          </table:table-cell>
          <table:table-cell table:formula="of:=[.F52]+[.I52]" office:value-type="float" office:value="2345.59389356605">
            <text:p><text:s/>$2,346 </text:p>
          </table:table-cell>
          <table:table-cell office:value-type="float" office:value="0">
            <text:p>0</text:p>
          </table:table-cell>
          <table:table-cell table:style-name="ce4" table:formula="of:=[.K52]*15000" office:value-type="float" office:value="0">
            <text:p><text:s/>- </text:p>
          </table:table-cell>
          <table:table-cell table:style-name="ce3" table:formula="of:=[.C52]*[.B52]/1.055056" office:value-type="float" office:value="3.24793186333237">
            <text:p>3.2479</text:p>
          </table:table-cell>
          <table:table-cell table:style-name="ce3" table:formula="of:=[.M52]" office:value-type="float" office:value="3.24793186333237">
            <text:p>3.2479</text:p>
          </table:table-cell>
          <table:table-cell/>
          <table:table-cell table:style-name="ce4" table:formula="of:=(30-[.K52])*15000" office:value-type="float" office:value="450000">
            <text:p>450,000 </text:p>
          </table:table-cell>
          <table:table-cell table:style-name="ce4" table:formula="of:=([.P52]*[.C52]/1.055056)-([.P52]*3.19/[.B52])" office:value-type="float" office:value="17117.096848042">
            <text:p>17,117 </text:p>
          </table:table-cell>
          <table:table-cell/>
          <table:table-cell table:style-name="ce8"/>
          <table:table-cell table:number-columns-repeated="237"/>
        </table:table-row>
        <table:table-row table:style-name="ro2">
          <table:table-cell office:value-type="date" office:date-value="1999-10-01">
            <text:p>1-Oct</text:p>
          </table:table-cell>
          <table:table-cell office:value-type="float" office:value="1.5235">
            <text:p>1.5235</text:p>
          </table:table-cell>
          <table:table-cell office:value-type="float" office:value="2.25">
            <text:p>2.25</text:p>
          </table:table-cell>
          <table:table-cell table:formula="of:=[.C53]*[.B53]/1.055056" office:value-type="float" office:value="3.24899815744378">
            <text:p>3.2490</text:p>
          </table:table-cell>
          <table:table-cell office:value-type="float" office:value="15000">
            <text:p>15,000 </text:p>
          </table:table-cell>
          <table:table-cell table:formula="of:=([.E53]/1.055056*[.C53]*30)-([.E53]*3.19/[.B53]*30)" office:value-type="float" office:value="17426.4331143413">
            <text:p><text:s/>$17,426 </text:p>
          </table:table-cell>
          <table:table-cell table:formula="of:=[.E53]*30*3.19" office:value-type="float" office:value="1435500">
            <text:p>1,435,500 </text:p>
          </table:table-cell>
          <table:table-cell table:formula="of:=[.G53]/1.4995" office:value-type="float" office:value="957319.10636879">
            <text:p>957,319 </text:p>
          </table:table-cell>
          <table:table-cell table:formula="of:=[.G53]/[.B53]-[.H53]" office:value-type="float" office:value="-15080.8392207752">
            <text:p><text:s/>(15,081)</text:p>
          </table:table-cell>
          <table:table-cell table:formula="of:=[.F53]+[.I53]" office:value-type="float" office:value="2345.59389356617">
            <text:p><text:s/>$2,346 </text:p>
          </table:table-cell>
          <table:table-cell table:number-columns-repeated="246"/>
        </table:table-row>
        <table:table-row table:style-name="ro2">
          <table:table-cell office:value-type="date" office:date-value="1999-10-02">
            <text:p>2-Oct</text:p>
          </table:table-cell>
          <table:table-cell office:value-type="float" office:value="1.524">
            <text:p>1.524</text:p>
          </table:table-cell>
          <table:table-cell office:value-type="float" office:value="2.25">
            <text:p>2.25</text:p>
          </table:table-cell>
          <table:table-cell table:formula="of:=[.C54]*[.B54]/1.055056" office:value-type="float" office:value="3.25006445155518">
            <text:p>3.2501</text:p>
          </table:table-cell>
          <table:table-cell office:value-type="float" office:value="15000">
            <text:p>15,000 </text:p>
          </table:table-cell>
          <table:table-cell/>
          <table:table-cell table:formula="of:=[.E54]*30*3.19" office:value-type="float" office:value="1435500">
            <text:p>1,435,500 </text:p>
          </table:table-cell>
          <table:table-cell table:formula="of:=[.G54]/1.4995" office:value-type="float" office:value="957319.10636879">
            <text:p>957,319 </text:p>
          </table:table-cell>
          <table:table-cell table:formula="of:=[.G54]/[.B54]-[.H54]" office:value-type="float" office:value="-15389.9725105219">
            <text:p><text:s/>(15,390)</text:p>
          </table:table-cell>
          <table:table-cell table:formula="of:=[.F54]+[.I54]" office:value-type="float" office:value="-15389.9725105219">
            <text:p><text:s/>$(15,390)</text:p>
          </table:table-cell>
          <table:table-cell table:number-columns-repeated="246"/>
        </table:table-row>
        <table:table-row table:style-name="ro2">
          <table:table-cell office:value-type="date" office:date-value="1999-10-03">
            <text:p>3-Oct</text:p>
          </table:table-cell>
          <table:table-cell office:value-type="float" office:value="1.5245">
            <text:p>1.5245</text:p>
          </table:table-cell>
          <table:table-cell office:value-type="float" office:value="2.25">
            <text:p>2.25</text:p>
          </table:table-cell>
          <table:table-cell table:formula="of:=[.C55]*[.B55]/1.055056" office:value-type="float" office:value="3.25113074566658">
            <text:p>3.2511</text:p>
          </table:table-cell>
          <table:table-cell office:value-type="float" office:value="15000">
            <text:p>15,000 </text:p>
          </table:table-cell>
          <table:table-cell/>
          <table:table-cell table:formula="of:=[.E55]*30*3.19" office:value-type="float" office:value="1435500">
            <text:p>1,435,500 </text:p>
          </table:table-cell>
          <table:table-cell table:formula="of:=[.G55]/1.4995" office:value-type="float" office:value="957319.10636879">
            <text:p>957,319 </text:p>
          </table:table-cell>
          <table:table-cell table:formula="of:=[.G55]/[.B55]-[.H55]" office:value-type="float" office:value="-15698.9030234305">
            <text:p><text:s/>(15,699)</text:p>
          </table:table-cell>
          <table:table-cell table:formula="of:=[.F55]+[.I55]" office:value-type="float" office:value="-15698.9030234305">
            <text:p><text:s/>$(15,699)</text:p>
          </table:table-cell>
          <table:table-cell table:number-columns-repeated="246"/>
        </table:table-row>
        <table:table-row table:style-name="ro2">
          <table:table-cell office:value-type="date" office:date-value="1999-10-04">
            <text:p>4-Oct</text:p>
          </table:table-cell>
          <table:table-cell office:value-type="float" office:value="1.525">
            <text:p>1.525</text:p>
          </table:table-cell>
          <table:table-cell office:value-type="float" office:value="2.25">
            <text:p>2.25</text:p>
          </table:table-cell>
          <table:table-cell table:formula="of:=[.C56]*[.B56]/1.055056" office:value-type="float" office:value="3.25219703977798">
            <text:p>3.2522</text:p>
          </table:table-cell>
          <table:table-cell office:value-type="float" office:value="15000">
            <text:p>15,000 </text:p>
          </table:table-cell>
          <table:table-cell/>
          <table:table-cell table:formula="of:=[.E56]*30*3.19" office:value-type="float" office:value="1435500">
            <text:p>1,435,500 </text:p>
          </table:table-cell>
          <table:table-cell table:formula="of:=[.G56]/1.4995" office:value-type="float" office:value="957319.10636879">
            <text:p>957,319 </text:p>
          </table:table-cell>
          <table:table-cell table:formula="of:=[.G56]/[.B56]-[.H56]" office:value-type="float" office:value="-16007.6309589534">
            <text:p><text:s/>(16,008)</text:p>
          </table:table-cell>
          <table:table-cell table:formula="of:=[.F56]+[.I56]" office:value-type="float" office:value="-16007.6309589534">
            <text:p><text:s/>$(16,008)</text:p>
          </table:table-cell>
          <table:table-cell table:number-columns-repeated="246"/>
        </table:table-row>
        <table:table-row table:style-name="ro2">
          <table:table-cell office:value-type="date" office:date-value="1999-10-05">
            <text:p>5-Oct</text:p>
          </table:table-cell>
          <table:table-cell office:value-type="float" office:value="1.5255">
            <text:p>1.5255</text:p>
          </table:table-cell>
          <table:table-cell office:value-type="float" office:value="2.25">
            <text:p>2.25</text:p>
          </table:table-cell>
          <table:table-cell table:formula="of:=[.C57]*[.B57]/1.055056" office:value-type="float" office:value="3.25326333388939">
            <text:p>3.2533</text:p>
          </table:table-cell>
          <table:table-cell office:value-type="float" office:value="15000">
            <text:p>15,000 </text:p>
          </table:table-cell>
          <table:table-cell/>
          <table:table-cell table:formula="of:=[.E57]*30*3.19" office:value-type="float" office:value="1435500">
            <text:p>1,435,500 </text:p>
          </table:table-cell>
          <table:table-cell table:formula="of:=[.G57]/1.4995" office:value-type="float" office:value="957319.10636879">
            <text:p>957,319 </text:p>
          </table:table-cell>
          <table:table-cell table:formula="of:=[.G57]/[.B57]-[.H57]" office:value-type="float" office:value="-16316.1565162822">
            <text:p><text:s/>(16,316)</text:p>
          </table:table-cell>
          <table:table-cell table:formula="of:=[.F57]+[.I57]" office:value-type="float" office:value="-16316.1565162822">
            <text:p><text:s/>$(16,316)</text:p>
          </table:table-cell>
          <table:table-cell table:number-columns-repeated="246"/>
        </table:table-row>
        <table:table-row table:style-name="ro2">
          <table:table-cell office:value-type="date" office:date-value="1999-10-06">
            <text:p>6-Oct</text:p>
          </table:table-cell>
          <table:table-cell office:value-type="float" office:value="1.526">
            <text:p>1.526</text:p>
          </table:table-cell>
          <table:table-cell office:value-type="float" office:value="2.25">
            <text:p>2.25</text:p>
          </table:table-cell>
          <table:table-cell table:formula="of:=[.C58]*[.B58]/1.055056" office:value-type="float" office:value="3.25432962800079">
            <text:p>3.2543</text:p>
          </table:table-cell>
          <table:table-cell office:value-type="float" office:value="15000">
            <text:p>15,000 </text:p>
          </table:table-cell>
          <table:table-cell/>
          <table:table-cell table:formula="of:=[.E58]*30*3.19" office:value-type="float" office:value="1435500">
            <text:p>1,435,500 </text:p>
          </table:table-cell>
          <table:table-cell table:formula="of:=[.G58]/1.4995" office:value-type="float" office:value="957319.10636879">
            <text:p>957,319 </text:p>
          </table:table-cell>
          <table:table-cell table:formula="of:=[.G58]/[.B58]-[.H58]" office:value-type="float" office:value="-16624.4798943466">
            <text:p><text:s/>(16,624)</text:p>
          </table:table-cell>
          <table:table-cell table:formula="of:=[.F58]+[.I58]" office:value-type="float" office:value="-16624.4798943466">
            <text:p><text:s/>$(16,624)</text:p>
          </table:table-cell>
          <table:table-cell table:number-columns-repeated="246"/>
        </table:table-row>
        <table:table-row table:style-name="ro2">
          <table:table-cell office:value-type="date" office:date-value="1999-10-07">
            <text:p>7-Oct</text:p>
          </table:table-cell>
          <table:table-cell office:value-type="float" office:value="1.5265">
            <text:p>1.5265</text:p>
          </table:table-cell>
          <table:table-cell office:value-type="float" office:value="2.25">
            <text:p>2.25</text:p>
          </table:table-cell>
          <table:table-cell table:formula="of:=[.C59]*[.B59]/1.055056" office:value-type="float" office:value="3.25539592211219">
            <text:p>3.2554</text:p>
          </table:table-cell>
          <table:table-cell office:value-type="float" office:value="15000">
            <text:p>15,000 </text:p>
          </table:table-cell>
          <table:table-cell/>
          <table:table-cell table:formula="of:=[.E59]*30*3.19" office:value-type="float" office:value="1435500">
            <text:p>1,435,500 </text:p>
          </table:table-cell>
          <table:table-cell table:formula="of:=[.G59]/1.4995" office:value-type="float" office:value="957319.10636879">
            <text:p>957,319 </text:p>
          </table:table-cell>
          <table:table-cell table:formula="of:=[.G59]/[.B59]-[.H59]" office:value-type="float" office:value="-16932.6012918161">
            <text:p><text:s/>(16,933)</text:p>
          </table:table-cell>
          <table:table-cell table:formula="of:=[.F59]+[.I59]" office:value-type="float" office:value="-16932.6012918161">
            <text:p><text:s/>$(16,933)</text:p>
          </table:table-cell>
          <table:table-cell table:number-columns-repeated="246"/>
        </table:table-row>
        <table:table-row table:style-name="ro2">
          <table:table-cell office:value-type="date" office:date-value="1999-10-08">
            <text:p>8-Oct</text:p>
          </table:table-cell>
          <table:table-cell office:value-type="float" office:value="1.527">
            <text:p>1.527</text:p>
          </table:table-cell>
          <table:table-cell office:value-type="float" office:value="2.25">
            <text:p>2.25</text:p>
          </table:table-cell>
          <table:table-cell table:formula="of:=[.C60]*[.B60]/1.055056" office:value-type="float" office:value="3.25646221622359">
            <text:p>3.2565</text:p>
          </table:table-cell>
          <table:table-cell office:value-type="float" office:value="15000">
            <text:p>15,000 </text:p>
          </table:table-cell>
          <table:table-cell/>
          <table:table-cell table:formula="of:=[.E60]*30*3.19" office:value-type="float" office:value="1435500">
            <text:p>1,435,500 </text:p>
          </table:table-cell>
          <table:table-cell table:formula="of:=[.G60]/1.4995" office:value-type="float" office:value="957319.10636879">
            <text:p>957,319 </text:p>
          </table:table-cell>
          <table:table-cell table:formula="of:=[.G60]/[.B60]-[.H60]" office:value-type="float" office:value="-17240.5209071001">
            <text:p><text:s/>(17,241)</text:p>
          </table:table-cell>
          <table:table-cell table:formula="of:=[.F60]+[.I60]" office:value-type="float" office:value="-17240.5209071001">
            <text:p><text:s/>$(17,241)</text:p>
          </table:table-cell>
          <table:table-cell table:number-columns-repeated="246"/>
        </table:table-row>
        <table:table-row table:style-name="ro2">
          <table:table-cell office:value-type="date" office:date-value="1999-10-09">
            <text:p>9-Oct</text:p>
          </table:table-cell>
          <table:table-cell office:value-type="float" office:value="1.5275">
            <text:p>1.5275</text:p>
          </table:table-cell>
          <table:table-cell office:value-type="float" office:value="2.25">
            <text:p>2.25</text:p>
          </table:table-cell>
          <table:table-cell table:formula="of:=[.C61]*[.B61]/1.055056" office:value-type="float" office:value="3.257528510335">
            <text:p>3.2575</text:p>
          </table:table-cell>
          <table:table-cell office:value-type="float" office:value="15000">
            <text:p>15,000 </text:p>
          </table:table-cell>
          <table:table-cell/>
          <table:table-cell table:formula="of:=[.E61]*30*3.19" office:value-type="float" office:value="1435500">
            <text:p>1,435,500 </text:p>
          </table:table-cell>
          <table:table-cell table:formula="of:=[.G61]/1.4995" office:value-type="float" office:value="957319.10636879">
            <text:p>957,319 </text:p>
          </table:table-cell>
          <table:table-cell table:formula="of:=[.G61]/[.B61]-[.H61]" office:value-type="float" office:value="-17548.2389383477">
            <text:p><text:s/>(17,548)</text:p>
          </table:table-cell>
          <table:table-cell table:formula="of:=[.F61]+[.I61]" office:value-type="float" office:value="-17548.2389383477">
            <text:p><text:s/>$(17,548)</text:p>
          </table:table-cell>
          <table:table-cell table:number-columns-repeated="246"/>
        </table:table-row>
        <table:table-row table:style-name="ro2">
          <table:table-cell office:value-type="date" office:date-value="1999-10-10">
            <text:p>10-Oct</text:p>
          </table:table-cell>
          <table:table-cell office:value-type="float" office:value="1.528">
            <text:p>1.528</text:p>
          </table:table-cell>
          <table:table-cell office:value-type="float" office:value="2.25">
            <text:p>2.25</text:p>
          </table:table-cell>
          <table:table-cell table:formula="of:=[.C62]*[.B62]/1.055056" office:value-type="float" office:value="3.2585948044464">
            <text:p>3.2586</text:p>
          </table:table-cell>
          <table:table-cell office:value-type="float" office:value="15000">
            <text:p>15,000 </text:p>
          </table:table-cell>
          <table:table-cell/>
          <table:table-cell table:formula="of:=[.E62]*30*3.19" office:value-type="float" office:value="1435500">
            <text:p>1,435,500 </text:p>
          </table:table-cell>
          <table:table-cell table:formula="of:=[.G62]/1.4995" office:value-type="float" office:value="957319.10636879">
            <text:p>957,319 </text:p>
          </table:table-cell>
          <table:table-cell table:formula="of:=[.G62]/[.B62]-[.H62]" office:value-type="float" office:value="-17855.7555834493">
            <text:p><text:s/>(17,856)</text:p>
          </table:table-cell>
          <table:table-cell table:formula="of:=[.F62]+[.I62]" office:value-type="float" office:value="-17855.7555834493">
            <text:p><text:s/>$(17,856)</text:p>
          </table:table-cell>
          <table:table-cell table:number-columns-repeated="246"/>
        </table:table-row>
        <table:table-row table:style-name="ro2">
          <table:table-cell office:value-type="date" office:date-value="1999-10-11">
            <text:p>11-Oct</text:p>
          </table:table-cell>
          <table:table-cell office:value-type="float" office:value="1.5285">
            <text:p>1.5285</text:p>
          </table:table-cell>
          <table:table-cell office:value-type="float" office:value="2.25">
            <text:p>2.25</text:p>
          </table:table-cell>
          <table:table-cell table:formula="of:=[.C63]*[.B63]/1.055056" office:value-type="float" office:value="3.2596610985578">
            <text:p>3.2597</text:p>
          </table:table-cell>
          <table:table-cell office:value-type="float" office:value="15000">
            <text:p>15,000 </text:p>
          </table:table-cell>
          <table:table-cell/>
          <table:table-cell table:formula="of:=[.E63]*30*3.19" office:value-type="float" office:value="1435500">
            <text:p>1,435,500 </text:p>
          </table:table-cell>
          <table:table-cell table:formula="of:=[.G63]/1.4995" office:value-type="float" office:value="957319.10636879">
            <text:p>957,319 </text:p>
          </table:table-cell>
          <table:table-cell table:formula="of:=[.G63]/[.B63]-[.H63]" office:value-type="float" office:value="-18163.071040036">
            <text:p><text:s/>(18,163)</text:p>
          </table:table-cell>
          <table:table-cell table:formula="of:=[.F63]+[.I63]" office:value-type="float" office:value="-18163.071040036">
            <text:p><text:s/>$(18,163)</text:p>
          </table:table-cell>
          <table:table-cell table:number-columns-repeated="246"/>
        </table:table-row>
        <table:table-row table:style-name="ro2">
          <table:table-cell office:value-type="date" office:date-value="1999-10-12">
            <text:p>12-Oct</text:p>
          </table:table-cell>
          <table:table-cell office:value-type="float" office:value="1.529">
            <text:p>1.529</text:p>
          </table:table-cell>
          <table:table-cell office:value-type="float" office:value="2.25">
            <text:p>2.25</text:p>
          </table:table-cell>
          <table:table-cell table:formula="of:=[.C64]*[.B64]/1.055056" office:value-type="float" office:value="3.2607273926692">
            <text:p>3.2607</text:p>
          </table:table-cell>
          <table:table-cell office:value-type="float" office:value="15000">
            <text:p>15,000 </text:p>
          </table:table-cell>
          <table:table-cell/>
          <table:table-cell table:formula="of:=[.E64]*30*3.19" office:value-type="float" office:value="1435500">
            <text:p>1,435,500 </text:p>
          </table:table-cell>
          <table:table-cell table:formula="of:=[.G64]/1.4995" office:value-type="float" office:value="957319.10636879">
            <text:p>957,319 </text:p>
          </table:table-cell>
          <table:table-cell table:formula="of:=[.G64]/[.B64]-[.H64]" office:value-type="float" office:value="-18470.1855054802">
            <text:p><text:s/>(18,470)</text:p>
          </table:table-cell>
          <table:table-cell table:formula="of:=[.F64]+[.I64]" office:value-type="float" office:value="-18470.1855054802">
            <text:p><text:s/>$(18,470)</text:p>
          </table:table-cell>
          <table:table-cell table:number-columns-repeated="246"/>
        </table:table-row>
        <table:table-row table:style-name="ro2">
          <table:table-cell office:value-type="date" office:date-value="1999-10-13">
            <text:p>13-Oct</text:p>
          </table:table-cell>
          <table:table-cell office:value-type="float" office:value="1.5295">
            <text:p>1.5295</text:p>
          </table:table-cell>
          <table:table-cell office:value-type="float" office:value="2.25">
            <text:p>2.25</text:p>
          </table:table-cell>
          <table:table-cell table:formula="of:=[.C65]*[.B65]/1.055056" office:value-type="float" office:value="3.26179368678061">
            <text:p>3.2618</text:p>
          </table:table-cell>
          <table:table-cell office:value-type="float" office:value="15000">
            <text:p>15,000 </text:p>
          </table:table-cell>
          <table:table-cell/>
          <table:table-cell table:formula="of:=[.E65]*30*3.19" office:value-type="float" office:value="1435500">
            <text:p>1,435,500 </text:p>
          </table:table-cell>
          <table:table-cell table:formula="of:=[.G65]/1.4995" office:value-type="float" office:value="957319.10636879">
            <text:p>957,319 </text:p>
          </table:table-cell>
          <table:table-cell table:formula="of:=[.G65]/[.B65]-[.H65]" office:value-type="float" office:value="-18777.0991768969">
            <text:p><text:s/>(18,777)</text:p>
          </table:table-cell>
          <table:table-cell table:formula="of:=[.F65]+[.I65]" office:value-type="float" office:value="-18777.0991768969">
            <text:p><text:s/>$(18,777)</text:p>
          </table:table-cell>
          <table:table-cell table:number-columns-repeated="246"/>
        </table:table-row>
        <table:table-row table:style-name="ro2">
          <table:table-cell office:value-type="date" office:date-value="1999-10-14">
            <text:p>14-Oct</text:p>
          </table:table-cell>
          <table:table-cell office:value-type="float" office:value="1.53">
            <text:p>1.53</text:p>
          </table:table-cell>
          <table:table-cell office:value-type="float" office:value="2.25">
            <text:p>2.25</text:p>
          </table:table-cell>
          <table:table-cell table:formula="of:=[.C66]*[.B66]/1.055056" office:value-type="float" office:value="3.26285998089201">
            <text:p>3.2629</text:p>
          </table:table-cell>
          <table:table-cell office:value-type="float" office:value="15000">
            <text:p>15,000 </text:p>
          </table:table-cell>
          <table:table-cell/>
          <table:table-cell table:formula="of:=[.E66]*30*3.19" office:value-type="float" office:value="1435500">
            <text:p>1,435,500 </text:p>
          </table:table-cell>
          <table:table-cell table:formula="of:=[.G66]/1.4995" office:value-type="float" office:value="957319.10636879">
            <text:p>957,319 </text:p>
          </table:table-cell>
          <table:table-cell table:formula="of:=[.G66]/[.B66]-[.H66]" office:value-type="float" office:value="-19083.8122511426">
            <text:p><text:s/>(19,084)</text:p>
          </table:table-cell>
          <table:table-cell table:formula="of:=[.F66]+[.I66]" office:value-type="float" office:value="-19083.8122511426">
            <text:p><text:s/>$(19,084)</text:p>
          </table:table-cell>
          <table:table-cell table:number-columns-repeated="246"/>
        </table:table-row>
        <table:table-row table:style-name="ro2">
          <table:table-cell office:value-type="date" office:date-value="1999-10-15">
            <text:p>15-Oct</text:p>
          </table:table-cell>
          <table:table-cell office:value-type="float" office:value="1.5305">
            <text:p>1.5305</text:p>
          </table:table-cell>
          <table:table-cell office:value-type="float" office:value="2.25">
            <text:p>2.25</text:p>
          </table:table-cell>
          <table:table-cell table:formula="of:=[.C67]*[.B67]/1.055056" office:value-type="float" office:value="3.26392627500341">
            <text:p>3.2639</text:p>
          </table:table-cell>
          <table:table-cell office:value-type="float" office:value="15000">
            <text:p>15,000 </text:p>
          </table:table-cell>
          <table:table-cell/>
          <table:table-cell table:formula="of:=[.E67]*30*3.19" office:value-type="float" office:value="1435500">
            <text:p>1,435,500 </text:p>
          </table:table-cell>
          <table:table-cell table:formula="of:=[.G67]/1.4995" office:value-type="float" office:value="957319.10636879">
            <text:p>957,319 </text:p>
          </table:table-cell>
          <table:table-cell table:formula="of:=[.G67]/[.B67]-[.H67]" office:value-type="float" office:value="-19390.324924817">
            <text:p><text:s/>(19,390)</text:p>
          </table:table-cell>
          <table:table-cell table:formula="of:=[.F67]+[.I67]" office:value-type="float" office:value="-19390.324924817">
            <text:p><text:s/>$(19,390)</text:p>
          </table:table-cell>
          <table:table-cell table:number-columns-repeated="246"/>
        </table:table-row>
        <table:table-row table:style-name="ro2">
          <table:table-cell office:value-type="date" office:date-value="1999-10-16">
            <text:p>16-Oct</text:p>
          </table:table-cell>
          <table:table-cell office:value-type="float" office:value="1.531">
            <text:p>1.531</text:p>
          </table:table-cell>
          <table:table-cell office:value-type="float" office:value="2.25">
            <text:p>2.25</text:p>
          </table:table-cell>
          <table:table-cell table:formula="of:=[.C68]*[.B68]/1.055056" office:value-type="float" office:value="3.26499256911482">
            <text:p>3.2650</text:p>
          </table:table-cell>
          <table:table-cell office:value-type="float" office:value="15000">
            <text:p>15,000 </text:p>
          </table:table-cell>
          <table:table-cell/>
          <table:table-cell table:formula="of:=[.E68]*30*3.19" office:value-type="float" office:value="1435500">
            <text:p>1,435,500 </text:p>
          </table:table-cell>
          <table:table-cell table:formula="of:=[.G68]/1.4995" office:value-type="float" office:value="957319.10636879">
            <text:p>957,319 </text:p>
          </table:table-cell>
          <table:table-cell table:formula="of:=[.G68]/[.B68]-[.H68]" office:value-type="float" office:value="-19696.6373942632">
            <text:p><text:s/>(19,697)</text:p>
          </table:table-cell>
          <table:table-cell table:formula="of:=[.F68]+[.I68]" office:value-type="float" office:value="-19696.6373942632">
            <text:p><text:s/>$(19,697)</text:p>
          </table:table-cell>
          <table:table-cell table:number-columns-repeated="246"/>
        </table:table-row>
        <table:table-row table:style-name="ro2">
          <table:table-cell office:value-type="date" office:date-value="1999-10-17">
            <text:p>17-Oct</text:p>
          </table:table-cell>
          <table:table-cell office:value-type="float" office:value="1.5315">
            <text:p>1.5315</text:p>
          </table:table-cell>
          <table:table-cell office:value-type="float" office:value="2.25">
            <text:p>2.25</text:p>
          </table:table-cell>
          <table:table-cell table:formula="of:=[.C69]*[.B69]/1.055056" office:value-type="float" office:value="3.26605886322622">
            <text:p>3.2661</text:p>
          </table:table-cell>
          <table:table-cell office:value-type="float" office:value="15000">
            <text:p>15,000 </text:p>
          </table:table-cell>
          <table:table-cell/>
          <table:table-cell table:formula="of:=[.E69]*30*3.19" office:value-type="float" office:value="1435500">
            <text:p>1,435,500 </text:p>
          </table:table-cell>
          <table:table-cell table:formula="of:=[.G69]/1.4995" office:value-type="float" office:value="957319.10636879">
            <text:p>957,319 </text:p>
          </table:table-cell>
          <table:table-cell table:formula="of:=[.G69]/[.B69]-[.H69]" office:value-type="float" office:value="-20002.7498555671">
            <text:p><text:s/>(20,003)</text:p>
          </table:table-cell>
          <table:table-cell table:formula="of:=[.F69]+[.I69]" office:value-type="float" office:value="-20002.7498555671">
            <text:p><text:s/>$(20,003)</text:p>
          </table:table-cell>
          <table:table-cell table:number-columns-repeated="246"/>
        </table:table-row>
        <table:table-row table:style-name="ro2">
          <table:table-cell office:value-type="date" office:date-value="1999-10-18">
            <text:p>18-Oct</text:p>
          </table:table-cell>
          <table:table-cell office:value-type="float" office:value="1.532">
            <text:p>1.532</text:p>
          </table:table-cell>
          <table:table-cell office:value-type="float" office:value="2.25">
            <text:p>2.25</text:p>
          </table:table-cell>
          <table:table-cell table:formula="of:=[.C70]*[.B70]/1.055056" office:value-type="float" office:value="3.26712515733762">
            <text:p>3.2671</text:p>
          </table:table-cell>
          <table:table-cell office:value-type="float" office:value="15000">
            <text:p>15,000 </text:p>
          </table:table-cell>
          <table:table-cell/>
          <table:table-cell table:formula="of:=[.E70]*30*3.19" office:value-type="float" office:value="1435500">
            <text:p>1,435,500 </text:p>
          </table:table-cell>
          <table:table-cell table:formula="of:=[.G70]/1.4995" office:value-type="float" office:value="957319.10636879">
            <text:p>957,319 </text:p>
          </table:table-cell>
          <table:table-cell table:formula="of:=[.G70]/[.B70]-[.H70]" office:value-type="float" office:value="-20308.6625045598">
            <text:p><text:s/>(20,309)</text:p>
          </table:table-cell>
          <table:table-cell table:formula="of:=[.F70]+[.I70]" office:value-type="float" office:value="-20308.6625045598">
            <text:p><text:s/>$(20,309)</text:p>
          </table:table-cell>
          <table:table-cell table:number-columns-repeated="246"/>
        </table:table-row>
        <table:table-row table:style-name="ro2">
          <table:table-cell office:value-type="date" office:date-value="1999-10-19">
            <text:p>19-Oct</text:p>
          </table:table-cell>
          <table:table-cell office:value-type="float" office:value="1.5325">
            <text:p>1.5325</text:p>
          </table:table-cell>
          <table:table-cell office:value-type="float" office:value="2.25">
            <text:p>2.25</text:p>
          </table:table-cell>
          <table:table-cell table:formula="of:=[.C71]*[.B71]/1.055056" office:value-type="float" office:value="3.26819145144902">
            <text:p>3.2682</text:p>
          </table:table-cell>
          <table:table-cell office:value-type="float" office:value="15000">
            <text:p>15,000 </text:p>
          </table:table-cell>
          <table:table-cell/>
          <table:table-cell table:formula="of:=[.E71]*30*3.19" office:value-type="float" office:value="1435500">
            <text:p>1,435,500 </text:p>
          </table:table-cell>
          <table:table-cell table:formula="of:=[.G71]/1.4995" office:value-type="float" office:value="957319.10636879">
            <text:p>957,319 </text:p>
          </table:table-cell>
          <table:table-cell table:formula="of:=[.G71]/[.B71]-[.H71]" office:value-type="float" office:value="-20614.3755368156">
            <text:p><text:s/>(20,614)</text:p>
          </table:table-cell>
          <table:table-cell table:formula="of:=[.F71]+[.I71]" office:value-type="float" office:value="-20614.3755368156">
            <text:p><text:s/>$(20,614)</text:p>
          </table:table-cell>
          <table:table-cell table:number-columns-repeated="246"/>
        </table:table-row>
        <table:table-row table:style-name="ro2">
          <table:table-cell office:value-type="date" office:date-value="1999-10-20">
            <text:p>20-Oct</text:p>
          </table:table-cell>
          <table:table-cell office:value-type="float" office:value="1.533">
            <text:p>1.533</text:p>
          </table:table-cell>
          <table:table-cell office:value-type="float" office:value="2.25">
            <text:p>2.25</text:p>
          </table:table-cell>
          <table:table-cell table:formula="of:=[.C72]*[.B72]/1.055056" office:value-type="float" office:value="3.26925774556042">
            <text:p>3.2693</text:p>
          </table:table-cell>
          <table:table-cell office:value-type="float" office:value="15000">
            <text:p>15,000 </text:p>
          </table:table-cell>
          <table:table-cell/>
          <table:table-cell table:formula="of:=[.E72]*30*3.19" office:value-type="float" office:value="1435500">
            <text:p>1,435,500 </text:p>
          </table:table-cell>
          <table:table-cell table:formula="of:=[.G72]/1.4995" office:value-type="float" office:value="957319.10636879">
            <text:p>957,319 </text:p>
          </table:table-cell>
          <table:table-cell table:formula="of:=[.G72]/[.B72]-[.H72]" office:value-type="float" office:value="-20919.8891476545">
            <text:p><text:s/>(20,920)</text:p>
          </table:table-cell>
          <table:table-cell table:formula="of:=[.F72]+[.I72]" office:value-type="float" office:value="-20919.8891476545">
            <text:p><text:s/>$(20,920)</text:p>
          </table:table-cell>
          <table:table-cell table:number-columns-repeated="246"/>
        </table:table-row>
        <table:table-row table:style-name="ro2">
          <table:table-cell office:value-type="date" office:date-value="1999-10-21">
            <text:p>21-Oct</text:p>
          </table:table-cell>
          <table:table-cell office:value-type="float" office:value="1.5335">
            <text:p>1.5335</text:p>
          </table:table-cell>
          <table:table-cell office:value-type="float" office:value="2.25">
            <text:p>2.25</text:p>
          </table:table-cell>
          <table:table-cell table:formula="of:=[.C73]*[.B73]/1.055056" office:value-type="float" office:value="3.27032403967183">
            <text:p>3.2703</text:p>
          </table:table-cell>
          <table:table-cell office:value-type="float" office:value="15000">
            <text:p>15,000 </text:p>
          </table:table-cell>
          <table:table-cell/>
          <table:table-cell table:formula="of:=[.E73]*30*3.19" office:value-type="float" office:value="1435500">
            <text:p>1,435,500 </text:p>
          </table:table-cell>
          <table:table-cell table:formula="of:=[.G73]/1.4995" office:value-type="float" office:value="957319.10636879">
            <text:p>957,319 </text:p>
          </table:table-cell>
          <table:table-cell table:formula="of:=[.G73]/[.B73]-[.H73]" office:value-type="float" office:value="-21225.2035321414">
            <text:p><text:s/>(21,225)</text:p>
          </table:table-cell>
          <table:table-cell table:formula="of:=[.F73]+[.I73]" office:value-type="float" office:value="-21225.2035321414">
            <text:p><text:s/>$(21,225)</text:p>
          </table:table-cell>
          <table:table-cell table:number-columns-repeated="246"/>
        </table:table-row>
        <table:table-row table:style-name="ro2">
          <table:table-cell office:value-type="date" office:date-value="1999-10-22">
            <text:p>22-Oct</text:p>
          </table:table-cell>
          <table:table-cell office:value-type="float" office:value="1.534">
            <text:p>1.534</text:p>
          </table:table-cell>
          <table:table-cell office:value-type="float" office:value="2.25">
            <text:p>2.25</text:p>
          </table:table-cell>
          <table:table-cell table:formula="of:=[.C74]*[.B74]/1.055056" office:value-type="float" office:value="3.27139033378323">
            <text:p>3.2714</text:p>
          </table:table-cell>
          <table:table-cell office:value-type="float" office:value="15000">
            <text:p>15,000 </text:p>
          </table:table-cell>
          <table:table-cell/>
          <table:table-cell table:formula="of:=[.E74]*30*3.19" office:value-type="float" office:value="1435500">
            <text:p>1,435,500 </text:p>
          </table:table-cell>
          <table:table-cell table:formula="of:=[.G74]/1.4995" office:value-type="float" office:value="957319.10636879">
            <text:p>957,319 </text:p>
          </table:table-cell>
          <table:table-cell table:formula="of:=[.G74]/[.B74]-[.H74]" office:value-type="float" office:value="-21530.3188850868">
            <text:p><text:s/>(21,530)</text:p>
          </table:table-cell>
          <table:table-cell table:formula="of:=[.F74]+[.I74]" office:value-type="float" office:value="-21530.3188850868">
            <text:p><text:s/>$(21,530)</text:p>
          </table:table-cell>
          <table:table-cell table:number-columns-repeated="246"/>
        </table:table-row>
        <table:table-row table:style-name="ro2">
          <table:table-cell office:value-type="date" office:date-value="1999-10-23">
            <text:p>23-Oct</text:p>
          </table:table-cell>
          <table:table-cell office:value-type="float" office:value="1.5345">
            <text:p>1.5345</text:p>
          </table:table-cell>
          <table:table-cell office:value-type="float" office:value="2.25">
            <text:p>2.25</text:p>
          </table:table-cell>
          <table:table-cell table:formula="of:=[.C75]*[.B75]/1.055056" office:value-type="float" office:value="3.27245662789463">
            <text:p>3.2725</text:p>
          </table:table-cell>
          <table:table-cell office:value-type="float" office:value="15000">
            <text:p>15,000 </text:p>
          </table:table-cell>
          <table:table-cell/>
          <table:table-cell table:formula="of:=[.E75]*30*3.19" office:value-type="float" office:value="1435500">
            <text:p>1,435,500 </text:p>
          </table:table-cell>
          <table:table-cell table:formula="of:=[.G75]/1.4995" office:value-type="float" office:value="957319.10636879">
            <text:p>957,319 </text:p>
          </table:table-cell>
          <table:table-cell table:formula="of:=[.G75]/[.B75]-[.H75]" office:value-type="float" office:value="-21835.2354010476">
            <text:p><text:s/>(21,835)</text:p>
          </table:table-cell>
          <table:table-cell table:formula="of:=[.F75]+[.I75]" office:value-type="float" office:value="-21835.2354010476">
            <text:p><text:s/>$(21,835)</text:p>
          </table:table-cell>
          <table:table-cell table:number-columns-repeated="246"/>
        </table:table-row>
        <table:table-row table:style-name="ro2">
          <table:table-cell office:value-type="date" office:date-value="1999-10-24">
            <text:p>24-Oct</text:p>
          </table:table-cell>
          <table:table-cell office:value-type="float" office:value="1.535">
            <text:p>1.535</text:p>
          </table:table-cell>
          <table:table-cell office:value-type="float" office:value="2.25">
            <text:p>2.25</text:p>
          </table:table-cell>
          <table:table-cell table:formula="of:=[.C76]*[.B76]/1.055056" office:value-type="float" office:value="3.27352292200604">
            <text:p>3.2735</text:p>
          </table:table-cell>
          <table:table-cell office:value-type="float" office:value="15000">
            <text:p>15,000 </text:p>
          </table:table-cell>
          <table:table-cell/>
          <table:table-cell table:formula="of:=[.E76]*30*3.19" office:value-type="float" office:value="1435500">
            <text:p>1,435,500 </text:p>
          </table:table-cell>
          <table:table-cell table:formula="of:=[.G76]/1.4995" office:value-type="float" office:value="957319.10636879">
            <text:p>957,319 </text:p>
          </table:table-cell>
          <table:table-cell table:formula="of:=[.G76]/[.B76]-[.H76]" office:value-type="float" office:value="-22139.9532743271">
            <text:p><text:s/>(22,140)</text:p>
          </table:table-cell>
          <table:table-cell table:formula="of:=[.F76]+[.I76]" office:value-type="float" office:value="-22139.9532743271">
            <text:p><text:s/>$(22,140)</text:p>
          </table:table-cell>
          <table:table-cell table:number-columns-repeated="246"/>
        </table:table-row>
        <table:table-row table:style-name="ro2">
          <table:table-cell office:value-type="date" office:date-value="1999-10-25">
            <text:p>25-Oct</text:p>
          </table:table-cell>
          <table:table-cell office:value-type="float" office:value="1.5355">
            <text:p>1.5355</text:p>
          </table:table-cell>
          <table:table-cell office:value-type="float" office:value="2.25">
            <text:p>2.25</text:p>
          </table:table-cell>
          <table:table-cell table:formula="of:=[.C77]*[.B77]/1.055056" office:value-type="float" office:value="3.27458921611744">
            <text:p>3.2746</text:p>
          </table:table-cell>
          <table:table-cell office:value-type="float" office:value="15000">
            <text:p>15,000 </text:p>
          </table:table-cell>
          <table:table-cell/>
          <table:table-cell table:formula="of:=[.E77]*30*3.19" office:value-type="float" office:value="1435500">
            <text:p>1,435,500 </text:p>
          </table:table-cell>
          <table:table-cell table:formula="of:=[.G77]/1.4995" office:value-type="float" office:value="957319.10636879">
            <text:p>957,319 </text:p>
          </table:table-cell>
          <table:table-cell table:formula="of:=[.G77]/[.B77]-[.H77]" office:value-type="float" office:value="-22444.4726989751">
            <text:p><text:s/>(22,444)</text:p>
          </table:table-cell>
          <table:table-cell table:formula="of:=[.F77]+[.I77]" office:value-type="float" office:value="-22444.4726989751">
            <text:p><text:s/>$(22,444)</text:p>
          </table:table-cell>
          <table:table-cell table:number-columns-repeated="246"/>
        </table:table-row>
        <table:named-expressions/>
      </table:table>
      <table:table table:name="Swap" table:style-name="ta4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visibility="collapse" table:default-cell-style-name="Default"/>
        <table:table-column table:style-name="co21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5" table:number-columns-repeated="2" table:default-cell-style-name="ce52"/>
        <table:table-column table:style-name="co15" table:number-columns-repeated="2" table:default-cell-style-name="Default"/>
        <table:table-column table:style-name="co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224" table:default-cell-style-name="Default"/>
        <table:table-row table:style-name="ro3">
          <table:table-cell table:number-columns-repeated="3"/>
          <table:table-cell/>
          <table:table-cell table:number-columns-repeated="252"/>
        </table:table-row>
        <table:table-row table:style-name="ro2">
          <table:table-cell table:number-columns-repeated="7"/>
          <table:table-cell table:style-name="ce23" office:value-type="float" office:value="11">
            <text:p>11</text:p>
          </table:table-cell>
          <table:table-cell table:style-name="ce23" office:value-type="float" office:value="2000">
            <text:p>2000</text:p>
          </table:table-cell>
          <table:table-cell/>
          <table:table-cell table:style-name="ce30" office:value-type="string">
            <text:p>SWAP</text:p>
          </table:table-cell>
          <table:table-cell table:style-name="ce33"/>
          <table:table-cell table:style-name="ce35" office:value-type="float" office:value="0.03411">
            <text:p>0.0341</text:p>
          </table:table-cell>
          <table:table-cell table:style-name="ce36" office:value-type="float" office:value="0.03778">
            <text:p>0.0378</text:p>
          </table:table-cell>
          <table:table-cell table:style-name="ce37" table:number-columns-repeated="2"/>
          <table:table-cell table:style-name="ce38" office:value-type="string">
            <text:p>Wtr</text:p>
          </table:table-cell>
          <table:table-cell table:style-name="ce42" office:value-type="float" office:value="0.32">
            <text:p>0.32</text:p>
          </table:table-cell>
          <table:table-cell table:style-name="ce42" office:value-type="float" office:value="0.14">
            <text:p>0.14</text:p>
          </table:table-cell>
          <table:table-cell table:style-name="ce47" table:formula="of:=(([.T4]*365)-([.T3]*214))/151" office:value-type="float" office:value="0.228990066225166">
            <text:p>0.229</text:p>
          </table:table-cell>
          <table:table-cell table:number-columns-repeated="7"/>
          <table:table-cell table:style-name="ce5" office:value-type="string">
            <text:p>Floor</text:p>
          </table:table-cell>
          <table:table-cell table:number-columns-repeated="228"/>
        </table:table-row>
        <table:table-row table:style-name="ro2">
          <table:table-cell table:style-name="ce9" table:formula="of:=DATE([.I2];[.H2];1)" office:value-type="date" office:date-value="2000-11-01">
            <text:p>Nov-00</text:p>
          </table:table-cell>
          <table:table-cell table:number-columns-repeated="4"/>
          <table:table-cell table:style-name="ce19" office:value-type="string">
            <text:p>Volume</text:p>
          </table:table-cell>
          <table:table-cell table:style-name="ce20" office:value-type="float" office:value="10000">
            <text:p>10,000 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001">
            <text:p>2001</text:p>
          </table:table-cell>
          <table:table-cell table:style-name="ce29" office:value-type="string">
            <text:p>usd/mm</text:p>
          </table:table-cell>
          <table:table-cell table:style-name="ce31" table:formula="of:=[.M5]/[.N5]" office:value-type="float" office:value="0.234572521913305">
            <text:p>0.23457 </text:p>
          </table:table-cell>
          <table:table-cell table:style-name="ce34"/>
          <table:table-cell table:style-name="ce7" office:value-type="float" office:value="596331.092266507">
            <text:p><text:s/>$596,331 </text:p>
          </table:table-cell>
          <table:table-cell table:style-name="ce7" office:value-type="float" office:value="660453.44546096">
            <text:p><text:s/>$660,453 </text:p>
          </table:table-cell>
          <table:table-cell table:style-name="ce37" table:number-columns-repeated="2"/>
          <table:table-cell table:style-name="ce39" office:value-type="string">
            <text:p>Smr</text:p>
          </table:table-cell>
          <table:table-cell table:style-name="ce24" office:value-type="float" office:value="0.17">
            <text:p>0.17</text:p>
          </table:table-cell>
          <table:table-cell table:style-name="ce45" table:formula="of:=(([.S4]*365)-([.S2]*151))/214" office:value-type="float" office:value="-0.0305607476635514">
            <text:p>-0.031</text:p>
          </table:table-cell>
          <table:table-cell table:style-name="ce48" office:value-type="float" office:value="0.09">
            <text:p>0.09</text:p>
          </table:table-cell>
          <table:table-cell table:number-columns-repeated="3"/>
          <table:table-cell office:value-type="float" office:value="0.01">
            <text:p>0.01</text:p>
          </table:table-cell>
          <table:table-cell/>
          <table:table-cell table:style-name="ce54" office:value-type="percentage" office:value="0.0425">
            <text:p>4.250%</text:p>
          </table:table-cell>
          <table:table-cell/>
          <table:table-cell office:value-type="float" office:value="0.05">
            <text:p>0.05</text:p>
          </table:table-cell>
          <table:table-cell/>
          <table:table-cell table:style-name="ce56" table:formula="of:=AVERAGE([.AD6:.AD156])" office:value-type="float" office:value="0.0245019867549669">
            <text:p><text:s/>$0.0245 </text:p>
          </table:table-cell>
          <table:table-cell table:style-name="ce6" table:formula="of:=SUM([.AE6:.AE156])" office:value-type="float" office:value="36998">
            <text:p><text:s/>$36,998 </text:p>
          </table:table-cell>
          <table:table-cell table:style-name="ce4"/>
          <table:table-cell table:style-name="ce6" table:formula="of:=SUM([.AG6:.AG156])" office:value-type="float" office:value="57104.8125">
            <text:p><text:s/>$57,105 </text:p>
          </table:table-cell>
          <table:table-cell table:number-columns-repeated="223"/>
        </table:table-row>
        <table:table-row table:style-name="ro2">
          <table:table-cell table:style-name="ce9" table:formula="of:=DATE([.I3];[.H3];1)" office:value-type="date" office:date-value="2001-10-01">
            <text:p>Oct-01</text:p>
          </table:table-cell>
          <table:table-cell table:number-columns-repeated="4"/>
          <table:table-cell table:style-name="ce8" table:formula="of:=SUM([.F7:.F35])" office:value-type="float" office:value="3650000">
            <text:p>3,650,000 </text:p>
          </table:table-cell>
          <table:table-cell/>
          <table:table-cell table:style-name="ce24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9" office:value-type="string">
            <text:p>cad/gj</text:p>
          </table:table-cell>
          <table:table-cell table:style-name="ce32" table:formula="of:=[.K3]*[.D1]/1.054615" office:value-type="float" office:value="0">
            <text:p>0.000 </text:p>
          </table:table-cell>
          <table:table-cell/>
          <table:table-cell table:style-name="ce7"/>
          <table:table-cell table:style-name="ce37" table:number-columns-repeated="3"/>
          <table:table-cell table:style-name="ce40" office:value-type="string">
            <text:p>Yr</text:p>
          </table:table-cell>
          <table:table-cell table:style-name="ce43" table:formula="of:=(([.R2]*151)+([.R3]*214))/365" office:value-type="float" office:value="0.232054794520548">
            <text:p>0.2321</text:p>
          </table:table-cell>
          <table:table-cell table:style-name="ce46" office:value-type="float" office:value="0.04">
            <text:p>0.04</text:p>
          </table:table-cell>
          <table:table-cell table:style-name="ce49" office:value-type="float" office:value="0.1475">
            <text:p>0.1475</text:p>
          </table:table-cell>
          <table:table-cell table:number-columns-repeated="236"/>
        </table:table-row>
        <table:table-row table:style-name="ro2">
          <table:table-cell table:number-columns-repeated="3"/>
          <table:table-cell table:style-name="ce14" office:value-type="string" table:number-columns-spanned="2" table:number-rows-spanned="1">
            <text:p>Nymex</text:p>
          </table:table-cell>
          <table:covered-table-cell table:style-name="ce2"/>
          <table:table-cell table:style-name="ce7"/>
          <table:table-cell table:number-columns-repeated="2"/>
          <table:table-cell table:formula="of:=IF([.$H$4]=1;1;0)" office:value-type="float" office:value="0">
            <text:p>0</text:p>
          </table:table-cell>
          <table:table-cell table:formula="of:=IF([.$H$4]=2;1;0)" office:value-type="float" office:value="1">
            <text:p>1</text:p>
          </table:table-cell>
          <table:table-cell table:style-name="ce2" table:formula="of:=IF(SUM([.I5:.J5])&lt;&gt;1;&quot;ERROR&quot;;&quot;OK&quot;)" office:value-type="string" office:string-value="OK">
            <text:p>OK</text:p>
          </table:table-cell>
          <table:table-cell table:style-name="ce2"/>
          <table:table-cell table:style-name="ce7" table:formula="of:=SUM([.M7:.M181])" office:value-type="float" office:value="805760.487827877">
            <text:p><text:s/>$805,760 </text:p>
          </table:table-cell>
          <table:table-cell table:style-name="ce7" table:formula="of:=SUM([.N7:.N181])" office:value-type="float" office:value="3435016.51964877">
            <text:p><text:s/>$3,435,017 </text:p>
          </table:table-cell>
          <table:table-cell table:number-columns-repeated="4"/>
          <table:table-cell office:value-type="string">
            <text:p>Discounted Curves</text:p>
          </table:table-cell>
          <table:table-cell table:number-columns-repeated="3"/>
          <table:table-cell table:style-name="ce5"/>
          <table:table-cell table:style-name="ce5" office:value-type="string">
            <text:p>Emerson</text:p>
          </table:table-cell>
          <table:table-cell table:style-name="ce53" office:value-type="string">
            <text:p>Dawn</text:p>
          </table:table-cell>
          <table:table-cell table:style-name="ce53" office:value-type="string">
            <text:p>Variable</text:p>
          </table:table-cell>
          <table:table-cell table:style-name="ce5" office:value-type="string">
            <text:p>Spread</text:p>
          </table:table-cell>
          <table:table-cell table:style-name="ce5" office:value-type="string">
            <text:p>GL Cut</text:p>
          </table:table-cell>
          <table:table-cell table:style-name="ce5" office:value-type="string">
            <text:p>Transport</text:p>
          </table:table-cell>
          <table:table-cell table:style-name="ce5" office:value-type="string">
            <text:p>Enron</text:p>
          </table:table-cell>
          <table:table-cell table:number-columns-repeated="226"/>
        </table:table-row>
        <table:table-row table:style-name="ro2">
          <table:table-cell table:style-name="ce10"/>
          <table:table-cell table:style-name="ce2" table:number-columns-repeated="2"/>
          <table:table-cell table:style-name="ce2" office:value-type="string">
            <text:p>Feed</text:p>
          </table:table-cell>
          <table:table-cell table:style-name="ce2" office:value-type="string">
            <text:p>Input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Discount</text:p>
          </table:table-cell>
          <table:table-cell table:style-name="ce25"/>
          <table:table-cell table:style-name="ce2" office:value-type="string">
            <text:p>Hub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Swap</text:p>
          </table:table-cell>
          <table:table-cell table:style-name="ce2"/>
          <table:table-cell table:style-name="ce2" office:value-type="string">
            <text:p>PV Rev</text:p>
          </table:table-cell>
          <table:table-cell table:style-name="ce2" office:value-type="string">
            <text:p>PV Qty</text:p>
          </table:table-cell>
          <table:table-cell table:style-name="ce2" table:number-columns-repeated="5"/>
          <table:table-cell table:style-name="ce44"/>
          <table:table-cell/>
          <table:table-cell table:style-name="ce2"/>
          <table:table-cell table:style-name="ce5"/>
          <table:table-cell table:style-name="ce51" office:value-type="float" office:value="2.965">
            <text:p>2.965</text:p>
          </table:table-cell>
          <table:table-cell office:value-type="float" office:value="2.945">
            <text:p>2.945</text:p>
          </table:table-cell>
          <table:table-cell table:formula="of:=[.X6]*[.$Z$3]" office:value-type="float" office:value="0.1260125">
            <text:p>0.1260125</text:p>
          </table:table-cell>
          <table:table-cell table:formula="of:=+[.Y6]-[.X6]" office:value-type="float" office:value="-0.0199999999999996">
            <text:p>-0.02</text:p>
          </table:table-cell>
          <table:table-cell table:style-name="ce55" table:formula="of:=IF(([.$AA6]-[.$Z6]-[.$AB$3])/2&lt;[.$AB$3];[.$AB$3];([.$AA6]-[.$Z6]-[.$AB$3])/2)" office:value-type="float" office:value="0.05">
            <text:p><text:s/>$0.050 </text:p>
          </table:table-cell>
          <table:table-cell table:style-name="ce55" table:formula="of:=IF([.AA6]&gt;[.Z6];([.AA6]-[.Z6]);0)" office:value-type="float" office:value="0">
            <text:p><text:s/>$- </text:p>
          </table:table-cell>
          <table:table-cell table:style-name="ce57" table:formula="of:=+[.AC6]-[.AB6]" office:value-type="float" office:value="-0.05">
            <text:p><text:s/>$(0.050)</text:p>
          </table:table-cell>
          <table:table-cell table:style-name="ce6" table:formula="of:=10000*[.AD6]" office:value-type="float" office:value="-500">
            <text:p><text:s/>$(500)</text:p>
          </table:table-cell>
          <table:table-cell table:style-name="ce57"/>
          <table:table-cell table:style-name="ce6" table:formula="of:=5000*([.AC6])" office:value-type="float" office:value="0">
            <text:p><text:s/>$- </text:p>
          </table:table-cell>
          <table:table-cell table:number-columns-repeated="223"/>
        </table:table-row>
        <table:table-row table:style-name="ro2">
          <table:table-cell table:style-name="ce11" office:value-type="date" office:date-value="2000-06-01">
            <text:p>1-Jun-00</text:p>
          </table:table-cell>
          <table:table-cell table:formula="of:=IF([.A7]&gt;=[.$A$3];IF([.A7]&lt;=[.$A$4];1;0);0)*([.A8]-[.A7])" office:value-type="float" office:value="0">
            <text:p>0</text:p>
          </table:table-cell>
          <table:table-cell table:style-name="ce12" table:formula="of:=[$Feeds.D11]" office:value-type="float" office:value="-0.028">
            <text:p>-0.028</text:p>
          </table:table-cell>
          <table:table-cell table:style-name="ce15" office:value-type="float" office:value="4.406">
            <text:p>4.406</text:p>
          </table:table-cell>
          <table:table-cell table:style-name="ce16" office:value-type="float" office:value="4.21">
            <text:p>4.2100 </text:p>
          </table:table-cell>
          <table:table-cell table:style-name="ce4" table:formula="of:=[.$G$3]*[.B7]" office:value-type="float" office:value="0">
            <text:p><text:s/>- </text:p>
          </table:table-cell>
          <table:table-cell table:style-name="ce21" office:value-type="float" office:value="1">
            <text:p>1.0000 </text:p>
          </table:table-cell>
          <table:table-cell table:style-name="ce26" office:value-type="float" office:value="0">
            <text:p><text:s/>- </text:p>
          </table:table-cell>
          <table:table-cell table:formula="of:=IF([.E7]=0;[.D7];[.E7])" office:value-type="float" office:value="4.21">
            <text:p>4.21</text:p>
          </table:table-cell>
          <table:table-cell table:formula="of:=IF([.$I$4]=0;[.H7];([.I7]+[.H7]))" office:value-type="float" office:value="0">
            <text:p>0</text:p>
          </table:table-cell>
          <table:table-cell table:formula="of:=IF([.$K$5]=&quot;OK&quot;;(([.I7]*[.$I$5])+([.J7]*[.$J$5]));&quot;*******&quot;)" office:value-type="float" office:value="0">
            <text:p>0</text:p>
          </table:table-cell>
          <table:table-cell/>
          <table:table-cell table:style-name="ce6" table:formula="of:=[.F7]*[.G7]*[.K7]" office:value-type="float" office:value="0">
            <text:p><text:s/>$- </text:p>
          </table:table-cell>
          <table:table-cell table:style-name="ce4" table:formula="of:=[.F7]*[.G7]" office:value-type="float" office:value="0">
            <text:p><text:s/>- </text:p>
          </table:table-cell>
          <table:table-cell table:number-columns-repeated="2"/>
          <table:table-cell table:style-name="ce41" table:formula="of:=[.A7]" office:value-type="date" office:date-value="2000-06-01">
            <text:p>Jun-00</text:p>
          </table:table-cell>
          <table:table-cell table:style-name="ce44" table:formula="of:=[.I7]*[.G7]" office:value-type="float" office:value="4.21">
            <text:p>4.210</text:p>
          </table:table-cell>
          <table:table-cell table:style-name="ce44" table:formula="of:=[.H7]*[.G7]" office:value-type="float" office:value="0">
            <text:p>0.000</text:p>
          </table:table-cell>
          <table:table-cell table:style-name="ce44" table:formula="of:=[.R7]+[.S7]" office:value-type="float" office:value="4.21">
            <text:p>4.210</text:p>
          </table:table-cell>
          <table:table-cell table:style-name="ce50"/>
          <table:table-cell table:style-name="ce26" table:number-columns-repeated="2"/>
          <table:table-cell office:value-type="float" office:value="2.72">
            <text:p>2.72</text:p>
          </table:table-cell>
          <table:table-cell office:value-type="float" office:value="2.92">
            <text:p>2.92</text:p>
          </table:table-cell>
          <table:table-cell table:formula="of:=[.X7]*[.$Z$3]" office:value-type="float" office:value="0.1156">
            <text:p>0.1156</text:p>
          </table:table-cell>
          <table:table-cell table:formula="of:=+[.Y7]-[.X7]" office:value-type="float" office:value="0.2">
            <text:p>0.2</text:p>
          </table:table-cell>
          <table:table-cell table:style-name="ce55" table:formula="of:=IF(([.$AA7]-[.$Z7]-[.$AB$3])/2&lt;[.$AB$3];[.$AB$3];([.$AA7]-[.$Z7]-[.$AB$3])/2)" office:value-type="float" office:value="0.05">
            <text:p><text:s/>$0.050 </text:p>
          </table:table-cell>
          <table:table-cell table:style-name="ce55" table:formula="of:=IF([.AA7]&gt;[.Z7];([.AA7]-[.Z7]);0)" office:value-type="float" office:value="0.0844000000000002">
            <text:p><text:s/>$0.084 </text:p>
          </table:table-cell>
          <table:table-cell table:style-name="ce57" table:formula="of:=+[.AC7]-[.AB7]" office:value-type="float" office:value="0.0344000000000002">
            <text:p><text:s/>$0.034 </text:p>
          </table:table-cell>
          <table:table-cell table:style-name="ce6" table:formula="of:=10000*[.AD7]" office:value-type="float" office:value="344.000000000002">
            <text:p><text:s/>$344 </text:p>
          </table:table-cell>
          <table:table-cell/>
          <table:table-cell table:style-name="ce6" table:formula="of:=5000*([.AC7])" office:value-type="float" office:value="422.000000000001">
            <text:p><text:s/>$422 </text:p>
          </table:table-cell>
          <table:table-cell table:number-columns-repeated="223"/>
        </table:table-row>
        <table:table-row table:style-name="ro2">
          <table:table-cell table:style-name="ce11" table:formula="of:=DATE(YEAR([.A7]+31);MONTH([.A7]+31);1)" office:value-type="date" office:date-value="2000-07-01">
            <text:p>1-Jul-00</text:p>
          </table:table-cell>
          <table:table-cell table:formula="of:=IF([.A8]&gt;=[.$A$3];IF([.A8]&lt;=[.$A$4];1;0);0)*([.A9]-[.A8])" office:value-type="float" office:value="0">
            <text:p>0</text:p>
          </table:table-cell>
          <table:table-cell table:style-name="ce12" table:formula="of:=[$Feeds.D12]" office:value-type="float" office:value="-0.013">
            <text:p>-0.013</text:p>
          </table:table-cell>
          <table:table-cell table:style-name="ce15" table:formula="of:=[$Feeds.G3]" office:value-type="float" office:value="4.11">
            <text:p>4.11</text:p>
          </table:table-cell>
          <table:table-cell table:style-name="ce16"/>
          <table:table-cell table:style-name="ce4" table:formula="of:=[.$G$3]*[.B8]" office:value-type="float" office:value="0">
            <text:p><text:s/>- </text:p>
          </table:table-cell>
          <table:table-cell table:style-name="ce21" office:value-type="float" office:value="0.995259410786092">
            <text:p>0.9953 </text:p>
          </table:table-cell>
          <table:table-cell table:style-name="ce27" office:value-type="float" office:value="0.125">
            <text:p>0.1250 </text:p>
          </table:table-cell>
          <table:table-cell table:formula="of:=IF([.E8]=0;[.D8];[.E8])" office:value-type="float" office:value="4.11">
            <text:p>4.11</text:p>
          </table:table-cell>
          <table:table-cell table:formula="of:=IF([.$I$4]=0;[.H8];([.I8]+[.H8]))" office:value-type="float" office:value="0.125">
            <text:p>0.125</text:p>
          </table:table-cell>
          <table:table-cell table:formula="of:=IF([.$K$5]=&quot;OK&quot;;(([.I8]*[.$I$5])+([.J8]*[.$J$5]));&quot;*******&quot;)" office:value-type="float" office:value="0.125">
            <text:p>0.125</text:p>
          </table:table-cell>
          <table:table-cell/>
          <table:table-cell table:style-name="ce6" table:formula="of:=[.F8]*[.G8]*[.K8]" office:value-type="float" office:value="0">
            <text:p><text:s/>$- </text:p>
          </table:table-cell>
          <table:table-cell table:style-name="ce4" table:formula="of:=[.F8]*[.G8]" office:value-type="float" office:value="0">
            <text:p><text:s/>- </text:p>
          </table:table-cell>
          <table:table-cell table:number-columns-repeated="2"/>
          <table:table-cell table:style-name="ce41" table:formula="of:=[.A8]" office:value-type="date" office:date-value="2000-07-01">
            <text:p>Jul-00</text:p>
          </table:table-cell>
          <table:table-cell table:style-name="ce44" table:formula="of:=[.I8]*[.G8]" office:value-type="float" office:value="4.09051617833084">
            <text:p>4.091</text:p>
          </table:table-cell>
          <table:table-cell table:style-name="ce44" table:formula="of:=[.H8]*[.G8]" office:value-type="float" office:value="0.124407426348262">
            <text:p>0.124</text:p>
          </table:table-cell>
          <table:table-cell table:style-name="ce44" table:formula="of:=[.R8]+[.S8]" office:value-type="float" office:value="4.2149236046791">
            <text:p>4.215</text:p>
          </table:table-cell>
          <table:table-cell table:style-name="ce50"/>
          <table:table-cell table:style-name="ce26" table:number-columns-repeated="2"/>
          <table:table-cell office:value-type="float" office:value="2.695">
            <text:p>2.695</text:p>
          </table:table-cell>
          <table:table-cell office:value-type="float" office:value="2.935">
            <text:p>2.935</text:p>
          </table:table-cell>
          <table:table-cell table:formula="of:=[.X8]*[.$Z$3]" office:value-type="float" office:value="0.1145375">
            <text:p>0.1145375</text:p>
          </table:table-cell>
          <table:table-cell table:formula="of:=+[.Y8]-[.X8]" office:value-type="float" office:value="0.24">
            <text:p>0.24</text:p>
          </table:table-cell>
          <table:table-cell table:style-name="ce55" table:formula="of:=IF(([.$AA8]-[.$Z8]-[.$AB$3])/2&lt;[.$AB$3];[.$AB$3];([.$AA8]-[.$Z8]-[.$AB$3])/2)" office:value-type="float" office:value="0.05">
            <text:p><text:s/>$0.050 </text:p>
          </table:table-cell>
          <table:table-cell table:style-name="ce55" table:formula="of:=IF([.AA8]&gt;[.Z8];([.AA8]-[.Z8]);0)" office:value-type="float" office:value="0.1254625">
            <text:p><text:s/>$0.125 </text:p>
          </table:table-cell>
          <table:table-cell table:style-name="ce57" table:formula="of:=+[.AC8]-[.AB8]" office:value-type="float" office:value="0.0754624999999998">
            <text:p><text:s/>$0.075 </text:p>
          </table:table-cell>
          <table:table-cell table:style-name="ce6" table:formula="of:=10000*[.AD8]" office:value-type="float" office:value="754.624999999998">
            <text:p><text:s/>$755 </text:p>
          </table:table-cell>
          <table:table-cell/>
          <table:table-cell table:style-name="ce6" table:formula="of:=5000*([.AC8])" office:value-type="float" office:value="627.312499999999">
            <text:p><text:s/>$627 </text:p>
          </table:table-cell>
          <table:table-cell table:number-columns-repeated="2"/>
          <table:table-cell table:style-name="ce58"/>
          <table:table-cell table:number-columns-repeated="3"/>
          <table:table-cell table:style-name="ce58"/>
          <table:table-cell table:number-columns-repeated="216"/>
        </table:table-row>
        <table:table-row table:style-name="ro2">
          <table:table-cell table:style-name="ce11" table:formula="of:=DATE(YEAR([.A8]+31);MONTH([.A8]+31);1)" office:value-type="date" office:date-value="2000-08-01">
            <text:p>1-Aug-00</text:p>
          </table:table-cell>
          <table:table-cell table:formula="of:=IF([.A9]&gt;=[.$A$3];IF([.A9]&lt;=[.$A$4];1;0);0)*([.A10]-[.A9])" office:value-type="float" office:value="0">
            <text:p>0</text:p>
          </table:table-cell>
          <table:table-cell table:style-name="ce12" table:formula="of:=[$Feeds.D13]" office:value-type="float" office:value="-0.008">
            <text:p>-0.008</text:p>
          </table:table-cell>
          <table:table-cell table:style-name="ce15" table:formula="of:=[$Feeds.G4]" office:value-type="float" office:value="4.09">
            <text:p>4.09</text:p>
          </table:table-cell>
          <table:table-cell table:style-name="ce16"/>
          <table:table-cell table:style-name="ce4" table:formula="of:=[.$G$3]*[.B9]" office:value-type="float" office:value="0">
            <text:p><text:s/>- </text:p>
          </table:table-cell>
          <table:table-cell table:style-name="ce21" office:value-type="float" office:value="0.989517844456861">
            <text:p>0.9895 </text:p>
          </table:table-cell>
          <table:table-cell table:style-name="ce27" office:value-type="float" office:value="0.145">
            <text:p>0.1450 </text:p>
          </table:table-cell>
          <table:table-cell table:formula="of:=IF([.E9]=0;[.D9];[.E9])" office:value-type="float" office:value="4.09">
            <text:p>4.09</text:p>
          </table:table-cell>
          <table:table-cell table:formula="of:=IF([.$I$4]=0;[.H9];([.I9]+[.H9]))" office:value-type="float" office:value="0.145">
            <text:p>0.145</text:p>
          </table:table-cell>
          <table:table-cell table:formula="of:=IF([.$K$5]=&quot;OK&quot;;(([.I9]*[.$I$5])+([.J9]*[.$J$5]));&quot;*******&quot;)" office:value-type="float" office:value="0.145">
            <text:p>0.145</text:p>
          </table:table-cell>
          <table:table-cell/>
          <table:table-cell table:style-name="ce6" table:formula="of:=[.F9]*[.G9]*[.K9]" office:value-type="float" office:value="0">
            <text:p><text:s/>$- </text:p>
          </table:table-cell>
          <table:table-cell table:style-name="ce4" table:formula="of:=[.F9]*[.G9]" office:value-type="float" office:value="0">
            <text:p><text:s/>- </text:p>
          </table:table-cell>
          <table:table-cell table:number-columns-repeated="2"/>
          <table:table-cell table:style-name="ce41" table:formula="of:=[.A9]" office:value-type="date" office:date-value="2000-08-01">
            <text:p>Aug-00</text:p>
          </table:table-cell>
          <table:table-cell table:style-name="ce44" table:formula="of:=[.I9]*[.G9]" office:value-type="float" office:value="4.04712798382856">
            <text:p>4.047</text:p>
          </table:table-cell>
          <table:table-cell table:style-name="ce44" table:formula="of:=[.H9]*[.G9]" office:value-type="float" office:value="0.143480087446245">
            <text:p>0.143</text:p>
          </table:table-cell>
          <table:table-cell table:style-name="ce44" table:formula="of:=[.R9]+[.S9]" office:value-type="float" office:value="4.19060807127481">
            <text:p>4.191</text:p>
          </table:table-cell>
          <table:table-cell table:style-name="ce50"/>
          <table:table-cell table:style-name="ce26" table:number-columns-repeated="2"/>
          <table:table-cell office:value-type="float" office:value="2.69">
            <text:p>2.69</text:p>
          </table:table-cell>
          <table:table-cell office:value-type="float" office:value="2.875">
            <text:p>2.875</text:p>
          </table:table-cell>
          <table:table-cell table:formula="of:=[.X9]*[.$Z$3]" office:value-type="float" office:value="0.114325">
            <text:p>0.114325</text:p>
          </table:table-cell>
          <table:table-cell table:formula="of:=+[.Y9]-[.X9]" office:value-type="float" office:value="0.185">
            <text:p>0.185</text:p>
          </table:table-cell>
          <table:table-cell table:style-name="ce55" table:formula="of:=IF(([.$AA9]-[.$Z9]-[.$AB$3])/2&lt;[.$AB$3];[.$AB$3];([.$AA9]-[.$Z9]-[.$AB$3])/2)" office:value-type="float" office:value="0.05">
            <text:p><text:s/>$0.050 </text:p>
          </table:table-cell>
          <table:table-cell table:style-name="ce55" table:formula="of:=IF([.AA9]&gt;[.Z9];([.AA9]-[.Z9]);0)" office:value-type="float" office:value="0.070675">
            <text:p><text:s/>$0.071 </text:p>
          </table:table-cell>
          <table:table-cell table:style-name="ce57" table:formula="of:=+[.AC9]-[.AB9]" office:value-type="float" office:value="0.020675">
            <text:p><text:s/>$0.021 </text:p>
          </table:table-cell>
          <table:table-cell table:style-name="ce6" table:formula="of:=10000*[.AD9]" office:value-type="float" office:value="206.75">
            <text:p><text:s/>$207 </text:p>
          </table:table-cell>
          <table:table-cell/>
          <table:table-cell table:style-name="ce6" table:formula="of:=5000*([.AC9])" office:value-type="float" office:value="353.375">
            <text:p><text:s/>$353 </text:p>
          </table:table-cell>
          <table:table-cell table:number-columns-repeated="223"/>
        </table:table-row>
        <table:table-row table:style-name="ro2">
          <table:table-cell table:style-name="ce11" table:formula="of:=DATE(YEAR([.A9]+31);MONTH([.A9]+31);1)" office:value-type="date" office:date-value="2000-09-01">
            <text:p>1-Sep-00</text:p>
          </table:table-cell>
          <table:table-cell table:formula="of:=IF([.A10]&gt;=[.$A$3];IF([.A10]&lt;=[.$A$4];1;0);0)*([.A11]-[.A10])" office:value-type="float" office:value="0">
            <text:p>0</text:p>
          </table:table-cell>
          <table:table-cell table:style-name="ce12" table:formula="of:=[$Feeds.D14]" office:value-type="float" office:value="-0.013">
            <text:p>-0.013</text:p>
          </table:table-cell>
          <table:table-cell table:style-name="ce15" table:formula="of:=[$Feeds.G5]" office:value-type="float" office:value="4.07">
            <text:p>4.07</text:p>
          </table:table-cell>
          <table:table-cell table:style-name="ce16"/>
          <table:table-cell table:style-name="ce4" table:formula="of:=[.$G$3]*[.B10]" office:value-type="float" office:value="0">
            <text:p><text:s/>- </text:p>
          </table:table-cell>
          <table:table-cell table:style-name="ce21" office:value-type="float" office:value="0.983713337778537">
            <text:p>0.9837 </text:p>
          </table:table-cell>
          <table:table-cell table:style-name="ce27" office:value-type="float" office:value="0.18">
            <text:p>0.1800 </text:p>
          </table:table-cell>
          <table:table-cell table:formula="of:=IF([.E10]=0;[.D10];[.E10])" office:value-type="float" office:value="4.07">
            <text:p>4.07</text:p>
          </table:table-cell>
          <table:table-cell table:formula="of:=IF([.$I$4]=0;[.H10];([.I10]+[.H10]))" office:value-type="float" office:value="0.18">
            <text:p>0.18</text:p>
          </table:table-cell>
          <table:table-cell table:formula="of:=IF([.$K$5]=&quot;OK&quot;;(([.I10]*[.$I$5])+([.J10]*[.$J$5]));&quot;*******&quot;)" office:value-type="float" office:value="0.18">
            <text:p>0.18</text:p>
          </table:table-cell>
          <table:table-cell/>
          <table:table-cell table:style-name="ce6" table:formula="of:=[.F10]*[.G10]*[.K10]" office:value-type="float" office:value="0">
            <text:p><text:s/>$- </text:p>
          </table:table-cell>
          <table:table-cell table:style-name="ce4" table:formula="of:=[.F10]*[.G10]" office:value-type="float" office:value="0">
            <text:p><text:s/>- </text:p>
          </table:table-cell>
          <table:table-cell table:number-columns-repeated="2"/>
          <table:table-cell table:style-name="ce41" table:formula="of:=[.A10]" office:value-type="date" office:date-value="2000-09-01">
            <text:p>Sep-00</text:p>
          </table:table-cell>
          <table:table-cell table:style-name="ce44" table:formula="of:=[.I10]*[.G10]" office:value-type="float" office:value="4.00371328475865">
            <text:p>4.004</text:p>
          </table:table-cell>
          <table:table-cell table:style-name="ce44" table:formula="of:=[.H10]*[.G10]" office:value-type="float" office:value="0.177068400800137">
            <text:p>0.177</text:p>
          </table:table-cell>
          <table:table-cell table:style-name="ce44" table:formula="of:=[.R10]+[.S10]" office:value-type="float" office:value="4.18078168555878">
            <text:p>4.181</text:p>
          </table:table-cell>
          <table:table-cell table:style-name="ce50"/>
          <table:table-cell table:style-name="ce26" table:number-columns-repeated="2"/>
          <table:table-cell office:value-type="float" office:value="2.605">
            <text:p>2.605</text:p>
          </table:table-cell>
          <table:table-cell office:value-type="float" office:value="2.78">
            <text:p>2.78</text:p>
          </table:table-cell>
          <table:table-cell table:formula="of:=[.X10]*[.$Z$3]" office:value-type="float" office:value="0.1107125">
            <text:p>0.1107125</text:p>
          </table:table-cell>
          <table:table-cell table:formula="of:=+[.Y10]-[.X10]" office:value-type="float" office:value="0.175">
            <text:p>0.175</text:p>
          </table:table-cell>
          <table:table-cell table:style-name="ce55" table:formula="of:=IF(([.$AA10]-[.$Z10]-[.$AB$3])/2&lt;[.$AB$3];[.$AB$3];([.$AA10]-[.$Z10]-[.$AB$3])/2)" office:value-type="float" office:value="0.05">
            <text:p><text:s/>$0.050 </text:p>
          </table:table-cell>
          <table:table-cell table:style-name="ce55" table:formula="of:=IF([.AA10]&gt;[.Z10];([.AA10]-[.Z10]);0)" office:value-type="float" office:value="0.0642875000000003">
            <text:p><text:s/>$0.064 </text:p>
          </table:table-cell>
          <table:table-cell table:style-name="ce57" table:formula="of:=+[.AC10]-[.AB10]" office:value-type="float" office:value="0.0142875000000003">
            <text:p><text:s/>$0.014 </text:p>
          </table:table-cell>
          <table:table-cell table:style-name="ce6" table:formula="of:=10000*[.AD10]" office:value-type="float" office:value="142.875000000003">
            <text:p><text:s/>$143 </text:p>
          </table:table-cell>
          <table:table-cell/>
          <table:table-cell table:style-name="ce6" table:formula="of:=5000*([.AC10])" office:value-type="float" office:value="321.437500000001">
            <text:p><text:s/>$321 </text:p>
          </table:table-cell>
          <table:table-cell table:number-columns-repeated="223"/>
        </table:table-row>
        <table:table-row table:style-name="ro2">
          <table:table-cell table:style-name="ce11" table:formula="of:=DATE(YEAR([.A10]+31);MONTH([.A10]+31);1)" office:value-type="date" office:date-value="2000-10-01">
            <text:p>1-Oct-00</text:p>
          </table:table-cell>
          <table:table-cell table:formula="of:=IF([.A11]&gt;=[.$A$3];IF([.A11]&lt;=[.$A$4];1;0);0)*([.A12]-[.A11])" office:value-type="float" office:value="0">
            <text:p>0</text:p>
          </table:table-cell>
          <table:table-cell table:style-name="ce12" table:formula="of:=[$Feeds.D15]" office:value-type="float" office:value="-0.018">
            <text:p>-0.018</text:p>
          </table:table-cell>
          <table:table-cell table:style-name="ce15" table:formula="of:=[$Feeds.G6]" office:value-type="float" office:value="4.06">
            <text:p>4.06</text:p>
          </table:table-cell>
          <table:table-cell table:style-name="ce16"/>
          <table:table-cell table:style-name="ce4" table:formula="of:=[.$G$3]*[.B11]" office:value-type="float" office:value="0">
            <text:p><text:s/>- </text:p>
          </table:table-cell>
          <table:table-cell table:style-name="ce21" office:value-type="float" office:value="0.978174204127405">
            <text:p>0.9782 </text:p>
          </table:table-cell>
          <table:table-cell table:style-name="ce27" office:value-type="float" office:value="0.195">
            <text:p>0.1950 </text:p>
          </table:table-cell>
          <table:table-cell table:formula="of:=IF([.E11]=0;[.D11];[.E11])" office:value-type="float" office:value="4.06">
            <text:p>4.06</text:p>
          </table:table-cell>
          <table:table-cell table:formula="of:=IF([.$I$4]=0;[.H11];([.I11]+[.H11]))" office:value-type="float" office:value="0.195">
            <text:p>0.195</text:p>
          </table:table-cell>
          <table:table-cell table:formula="of:=IF([.$K$5]=&quot;OK&quot;;(([.I11]*[.$I$5])+([.J11]*[.$J$5]));&quot;*******&quot;)" office:value-type="float" office:value="0.195">
            <text:p>0.195</text:p>
          </table:table-cell>
          <table:table-cell/>
          <table:table-cell table:style-name="ce6" table:formula="of:=[.F11]*[.G11]*[.K11]" office:value-type="float" office:value="0">
            <text:p><text:s/>$- </text:p>
          </table:table-cell>
          <table:table-cell table:style-name="ce4" table:formula="of:=[.F11]*[.G11]" office:value-type="float" office:value="0">
            <text:p><text:s/>- </text:p>
          </table:table-cell>
          <table:table-cell table:number-columns-repeated="2"/>
          <table:table-cell table:style-name="ce41" table:formula="of:=[.A11]" office:value-type="date" office:date-value="2000-10-01">
            <text:p>Oct-00</text:p>
          </table:table-cell>
          <table:table-cell table:style-name="ce44" table:formula="of:=[.I11]*[.G11]" office:value-type="float" office:value="3.97138726875726">
            <text:p>3.971</text:p>
          </table:table-cell>
          <table:table-cell table:style-name="ce44" table:formula="of:=[.H11]*[.G11]" office:value-type="float" office:value="0.190743969804844">
            <text:p>0.191</text:p>
          </table:table-cell>
          <table:table-cell table:style-name="ce44" table:formula="of:=[.R11]+[.S11]" office:value-type="float" office:value="4.16213123856211">
            <text:p>4.162</text:p>
          </table:table-cell>
          <table:table-cell table:style-name="ce50"/>
          <table:table-cell table:style-name="ce26" table:number-columns-repeated="2"/>
          <table:table-cell office:value-type="float" office:value="2.605">
            <text:p>2.605</text:p>
          </table:table-cell>
          <table:table-cell office:value-type="float" office:value="2.78">
            <text:p>2.78</text:p>
          </table:table-cell>
          <table:table-cell table:formula="of:=[.X11]*[.$Z$3]" office:value-type="float" office:value="0.1107125">
            <text:p>0.1107125</text:p>
          </table:table-cell>
          <table:table-cell table:formula="of:=+[.Y11]-[.X11]" office:value-type="float" office:value="0.175">
            <text:p>0.175</text:p>
          </table:table-cell>
          <table:table-cell table:style-name="ce55" table:formula="of:=IF(([.$AA11]-[.$Z11]-[.$AB$3])/2&lt;[.$AB$3];[.$AB$3];([.$AA11]-[.$Z11]-[.$AB$3])/2)" office:value-type="float" office:value="0.05">
            <text:p><text:s/>$0.050 </text:p>
          </table:table-cell>
          <table:table-cell table:style-name="ce55" table:formula="of:=IF([.AA11]&gt;[.Z11];([.AA11]-[.Z11]);0)" office:value-type="float" office:value="0.0642875000000003">
            <text:p><text:s/>$0.064 </text:p>
          </table:table-cell>
          <table:table-cell table:style-name="ce57" table:formula="of:=+[.AC11]-[.AB11]" office:value-type="float" office:value="0.0142875000000003">
            <text:p><text:s/>$0.014 </text:p>
          </table:table-cell>
          <table:table-cell table:style-name="ce6" table:formula="of:=10000*[.AD11]" office:value-type="float" office:value="142.875000000003">
            <text:p><text:s/>$143 </text:p>
          </table:table-cell>
          <table:table-cell/>
          <table:table-cell table:style-name="ce6" table:formula="of:=5000*([.AC11])" office:value-type="float" office:value="321.437500000001">
            <text:p><text:s/>$321 </text:p>
          </table:table-cell>
          <table:table-cell table:number-columns-repeated="223"/>
        </table:table-row>
        <table:table-row table:style-name="ro2">
          <table:table-cell table:style-name="ce11" table:formula="of:=DATE(YEAR([.A11]+31);MONTH([.A11]+31);1)" office:value-type="date" office:date-value="2000-11-01">
            <text:p>1-Nov-00</text:p>
          </table:table-cell>
          <table:table-cell table:formula="of:=IF([.A12]&gt;=[.$A$3];IF([.A12]&lt;=[.$A$4];1;0);0)*([.A13]-[.A12])" office:value-type="float" office:value="30">
            <text:p>30</text:p>
          </table:table-cell>
          <table:table-cell table:style-name="ce12" table:formula="of:=[$Feeds.D16]" office:value-type="float" office:value="-0.026">
            <text:p>-0.026</text:p>
          </table:table-cell>
          <table:table-cell table:style-name="ce15" table:formula="of:=[$Feeds.G7]" office:value-type="float" office:value="4.15">
            <text:p>4.15</text:p>
          </table:table-cell>
          <table:table-cell table:style-name="ce16"/>
          <table:table-cell table:style-name="ce4" table:formula="of:=[.$G$3]*[.B12]" office:value-type="float" office:value="300000">
            <text:p>300,000 </text:p>
          </table:table-cell>
          <table:table-cell table:style-name="ce21" office:value-type="float" office:value="0.972371933557093">
            <text:p>0.9724 </text:p>
          </table:table-cell>
          <table:table-cell table:style-name="ce26" office:value-type="float" office:value="0.275">
            <text:p>0.2750 </text:p>
          </table:table-cell>
          <table:table-cell table:formula="of:=IF([.E12]=0;[.D12];[.E12])" office:value-type="float" office:value="4.15">
            <text:p>4.15</text:p>
          </table:table-cell>
          <table:table-cell table:formula="of:=IF([.$I$4]=0;[.H12];([.I12]+[.H12]))" office:value-type="float" office:value="0.275">
            <text:p>0.275</text:p>
          </table:table-cell>
          <table:table-cell table:formula="of:=IF([.$K$5]=&quot;OK&quot;;(([.I12]*[.$I$5])+([.J12]*[.$J$5]));&quot;*******&quot;)" office:value-type="float" office:value="0.275">
            <text:p>0.275</text:p>
          </table:table-cell>
          <table:table-cell/>
          <table:table-cell table:style-name="ce6" table:formula="of:=[.F12]*[.G12]*[.K12]" office:value-type="float" office:value="80220.6845184602">
            <text:p><text:s/>$80,221 </text:p>
          </table:table-cell>
          <table:table-cell table:style-name="ce4" table:formula="of:=[.F12]*[.G12]" office:value-type="float" office:value="291711.580067128">
            <text:p>291,712 </text:p>
          </table:table-cell>
          <table:table-cell table:number-columns-repeated="2"/>
          <table:table-cell table:style-name="ce41" table:formula="of:=[.A12]" office:value-type="date" office:date-value="2000-11-01">
            <text:p>Nov-00</text:p>
          </table:table-cell>
          <table:table-cell table:style-name="ce44" table:formula="of:=[.I12]*[.G12]" office:value-type="float" office:value="4.03534352426194">
            <text:p>4.035</text:p>
          </table:table-cell>
          <table:table-cell table:style-name="ce44" table:formula="of:=[.H12]*[.G12]" office:value-type="float" office:value="0.267402281728201">
            <text:p>0.267</text:p>
          </table:table-cell>
          <table:table-cell table:style-name="ce44" table:formula="of:=[.R12]+[.S12]" office:value-type="float" office:value="4.30274580599014">
            <text:p>4.303</text:p>
          </table:table-cell>
          <table:table-cell table:style-name="ce50"/>
          <table:table-cell table:style-name="ce26" table:number-columns-repeated="2"/>
          <table:table-cell office:value-type="float" office:value="2.605">
            <text:p>2.605</text:p>
          </table:table-cell>
          <table:table-cell office:value-type="float" office:value="2.78">
            <text:p>2.78</text:p>
          </table:table-cell>
          <table:table-cell table:formula="of:=[.X12]*[.$Z$3]" office:value-type="float" office:value="0.1107125">
            <text:p>0.1107125</text:p>
          </table:table-cell>
          <table:table-cell table:formula="of:=+[.Y12]-[.X12]" office:value-type="float" office:value="0.175">
            <text:p>0.175</text:p>
          </table:table-cell>
          <table:table-cell table:style-name="ce55" table:formula="of:=IF(([.$AA12]-[.$Z12]-[.$AB$3])/2&lt;[.$AB$3];[.$AB$3];([.$AA12]-[.$Z12]-[.$AB$3])/2)" office:value-type="float" office:value="0.05">
            <text:p><text:s/>$0.050 </text:p>
          </table:table-cell>
          <table:table-cell table:style-name="ce55" table:formula="of:=IF([.AA12]&gt;[.Z12];([.AA12]-[.Z12]);0)" office:value-type="float" office:value="0.0642875000000003">
            <text:p><text:s/>$0.064 </text:p>
          </table:table-cell>
          <table:table-cell table:style-name="ce57" table:formula="of:=+[.AC12]-[.AB12]" office:value-type="float" office:value="0.0142875000000003">
            <text:p><text:s/>$0.014 </text:p>
          </table:table-cell>
          <table:table-cell table:style-name="ce6" table:formula="of:=10000*[.AD12]" office:value-type="float" office:value="142.875000000003">
            <text:p><text:s/>$143 </text:p>
          </table:table-cell>
          <table:table-cell/>
          <table:table-cell table:style-name="ce6" table:formula="of:=5000*([.AC12])" office:value-type="float" office:value="321.437500000001">
            <text:p><text:s/>$321 </text:p>
          </table:table-cell>
          <table:table-cell table:number-columns-repeated="3"/>
          <table:table-cell table:style-name="ce59"/>
          <table:table-cell table:number-columns-repeated="219"/>
        </table:table-row>
        <table:table-row table:style-name="ro2">
          <table:table-cell table:style-name="ce11" table:formula="of:=DATE(YEAR([.A12]+31);MONTH([.A12]+31);1)" office:value-type="date" office:date-value="2000-12-01">
            <text:p>1-Dec-00</text:p>
          </table:table-cell>
          <table:table-cell table:formula="of:=IF([.A13]&gt;=[.$A$3];IF([.A13]&lt;=[.$A$4];1;0);0)*([.A14]-[.A13])" office:value-type="float" office:value="31">
            <text:p>31</text:p>
          </table:table-cell>
          <table:table-cell table:style-name="ce12" table:formula="of:=[$Feeds.D17]" office:value-type="float" office:value="-0.03">
            <text:p>-0.03</text:p>
          </table:table-cell>
          <table:table-cell table:style-name="ce15" table:formula="of:=[$Feeds.G8]" office:value-type="float" office:value="4.2">
            <text:p>4.2</text:p>
          </table:table-cell>
          <table:table-cell table:style-name="ce16"/>
          <table:table-cell table:style-name="ce4" table:formula="of:=[.$G$3]*[.B13]" office:value-type="float" office:value="310000">
            <text:p>310,000 </text:p>
          </table:table-cell>
          <table:table-cell table:style-name="ce21" office:value-type="float" office:value="0.966731416023796">
            <text:p>0.9667 </text:p>
          </table:table-cell>
          <table:table-cell table:style-name="ce26" office:value-type="float" office:value="0.285">
            <text:p>0.2850 </text:p>
          </table:table-cell>
          <table:table-cell table:formula="of:=IF([.E13]=0;[.D13];[.E13])" office:value-type="float" office:value="4.2">
            <text:p>4.2</text:p>
          </table:table-cell>
          <table:table-cell table:formula="of:=IF([.$I$4]=0;[.H13];([.I13]+[.H13]))" office:value-type="float" office:value="0.285">
            <text:p>0.285</text:p>
          </table:table-cell>
          <table:table-cell table:formula="of:=IF([.$K$5]=&quot;OK&quot;;(([.I13]*[.$I$5])+([.J13]*[.$J$5]));&quot;*******&quot;)" office:value-type="float" office:value="0.285">
            <text:p>0.285</text:p>
          </table:table-cell>
          <table:table-cell/>
          <table:table-cell table:style-name="ce6" table:formula="of:=[.F13]*[.G13]*[.K13]" office:value-type="float" office:value="85410.7206057024">
            <text:p><text:s/>$85,411 </text:p>
          </table:table-cell>
          <table:table-cell table:style-name="ce4" table:formula="of:=[.F13]*[.G13]" office:value-type="float" office:value="299686.738967377">
            <text:p>299,687 </text:p>
          </table:table-cell>
          <table:table-cell table:number-columns-repeated="2"/>
          <table:table-cell table:style-name="ce41" table:formula="of:=[.A13]" office:value-type="date" office:date-value="2000-12-01">
            <text:p>Dec-00</text:p>
          </table:table-cell>
          <table:table-cell table:style-name="ce44" table:formula="of:=[.I13]*[.G13]" office:value-type="float" office:value="4.06027194729994">
            <text:p>4.060</text:p>
          </table:table-cell>
          <table:table-cell table:style-name="ce44" table:formula="of:=[.H13]*[.G13]" office:value-type="float" office:value="0.275518453566782">
            <text:p>0.276</text:p>
          </table:table-cell>
          <table:table-cell table:style-name="ce44" table:formula="of:=[.R13]+[.S13]" office:value-type="float" office:value="4.33579040086673">
            <text:p>4.336</text:p>
          </table:table-cell>
          <table:table-cell table:style-name="ce50" table:number-columns-repeated="2"/>
          <table:table-cell table:style-name="ce44"/>
          <table:table-cell office:value-type="float" office:value="2.525">
            <text:p>2.525</text:p>
          </table:table-cell>
          <table:table-cell office:value-type="float" office:value="2.71">
            <text:p>2.71</text:p>
          </table:table-cell>
          <table:table-cell table:formula="of:=[.X13]*[.$Z$3]" office:value-type="float" office:value="0.1073125">
            <text:p>0.1073125</text:p>
          </table:table-cell>
          <table:table-cell table:formula="of:=+[.Y13]-[.X13]" office:value-type="float" office:value="0.185">
            <text:p>0.185</text:p>
          </table:table-cell>
          <table:table-cell table:style-name="ce55" table:formula="of:=IF(([.$AA13]-[.$Z13]-[.$AB$3])/2&lt;[.$AB$3];[.$AB$3];([.$AA13]-[.$Z13]-[.$AB$3])/2)" office:value-type="float" office:value="0.05">
            <text:p><text:s/>$0.050 </text:p>
          </table:table-cell>
          <table:table-cell table:style-name="ce55" table:formula="of:=IF([.AA13]&gt;[.Z13];([.AA13]-[.Z13]);0)" office:value-type="float" office:value="0.0776875">
            <text:p><text:s/>$0.078 </text:p>
          </table:table-cell>
          <table:table-cell table:style-name="ce57" table:formula="of:=+[.AC13]-[.AB13]" office:value-type="float" office:value="0.0276875">
            <text:p><text:s/>$0.028 </text:p>
          </table:table-cell>
          <table:table-cell table:style-name="ce6" table:formula="of:=10000*[.AD13]" office:value-type="float" office:value="276.875">
            <text:p><text:s/>$277 </text:p>
          </table:table-cell>
          <table:table-cell/>
          <table:table-cell table:style-name="ce6" table:formula="of:=5000*([.AC13])" office:value-type="float" office:value="388.4375">
            <text:p><text:s/>$388 </text:p>
          </table:table-cell>
          <table:table-cell table:number-columns-repeated="3"/>
          <table:table-cell table:style-name="ce59"/>
          <table:table-cell table:number-columns-repeated="219"/>
        </table:table-row>
        <table:table-row table:style-name="ro2">
          <table:table-cell table:style-name="ce11" table:formula="of:=DATE(YEAR([.A13]+31);MONTH([.A13]+31);1)" office:value-type="date" office:date-value="2001-01-01">
            <text:p>1-Jan-01</text:p>
          </table:table-cell>
          <table:table-cell table:formula="of:=IF([.A14]&gt;=[.$A$3];IF([.A14]&lt;=[.$A$4];1;0);0)*([.A15]-[.A14])" office:value-type="float" office:value="31">
            <text:p>31</text:p>
          </table:table-cell>
          <table:table-cell table:style-name="ce12" table:formula="of:=[$Feeds.D18]" office:value-type="float" office:value="-0.007">
            <text:p>-0.007</text:p>
          </table:table-cell>
          <table:table-cell table:style-name="ce15" table:formula="of:=[$Feeds.G9]" office:value-type="float" office:value="4.205">
            <text:p>4.205</text:p>
          </table:table-cell>
          <table:table-cell table:style-name="ce16"/>
          <table:table-cell table:style-name="ce4" table:formula="of:=[.$G$3]*[.B14]" office:value-type="float" office:value="310000">
            <text:p>310,000 </text:p>
          </table:table-cell>
          <table:table-cell table:style-name="ce21" office:value-type="float" office:value="0.960891689164675">
            <text:p>0.9609 </text:p>
          </table:table-cell>
          <table:table-cell table:style-name="ce26" office:value-type="float" office:value="0.295">
            <text:p>0.2950 </text:p>
          </table:table-cell>
          <table:table-cell table:formula="of:=IF([.E14]=0;[.D14];[.E14])" office:value-type="float" office:value="4.205">
            <text:p>4.205</text:p>
          </table:table-cell>
          <table:table-cell table:formula="of:=IF([.$I$4]=0;[.H14];([.I14]+[.H14]))" office:value-type="float" office:value="0.295">
            <text:p>0.295</text:p>
          </table:table-cell>
          <table:table-cell table:formula="of:=IF([.$K$5]=&quot;OK&quot;;(([.I14]*[.$I$5])+([.J14]*[.$J$5]));&quot;*******&quot;)" office:value-type="float" office:value="0.295">
            <text:p>0.295</text:p>
          </table:table-cell>
          <table:table-cell/>
          <table:table-cell table:style-name="ce6" table:formula="of:=[.F14]*[.G14]*[.K14]" office:value-type="float" office:value="87873.5449741095">
            <text:p><text:s/>$87,874 </text:p>
          </table:table-cell>
          <table:table-cell table:style-name="ce4" table:formula="of:=[.F14]*[.G14]" office:value-type="float" office:value="297876.423641049">
            <text:p>297,876 </text:p>
          </table:table-cell>
          <table:table-cell table:number-columns-repeated="2"/>
          <table:table-cell table:style-name="ce41" table:formula="of:=[.A14]" office:value-type="date" office:date-value="2001-01-01">
            <text:p>Jan-01</text:p>
          </table:table-cell>
          <table:table-cell table:style-name="ce44" table:formula="of:=[.I14]*[.G14]" office:value-type="float" office:value="4.04054955293746">
            <text:p>4.041</text:p>
          </table:table-cell>
          <table:table-cell table:style-name="ce44" table:formula="of:=[.H14]*[.G14]" office:value-type="float" office:value="0.283463048303579">
            <text:p>0.283</text:p>
          </table:table-cell>
          <table:table-cell table:style-name="ce44" table:formula="of:=[.R14]+[.S14]" office:value-type="float" office:value="4.32401260124104">
            <text:p>4.324</text:p>
          </table:table-cell>
          <table:table-cell table:style-name="ce50" table:number-columns-repeated="2"/>
          <table:table-cell table:style-name="ce44"/>
          <table:table-cell office:value-type="float" office:value="2.335">
            <text:p>2.335</text:p>
          </table:table-cell>
          <table:table-cell office:value-type="float" office:value="2.55">
            <text:p>2.55</text:p>
          </table:table-cell>
          <table:table-cell table:formula="of:=[.X14]*[.$Z$3]" office:value-type="float" office:value="0.0992375">
            <text:p>0.0992375</text:p>
          </table:table-cell>
          <table:table-cell table:formula="of:=+[.Y14]-[.X14]" office:value-type="float" office:value="0.215">
            <text:p>0.215</text:p>
          </table:table-cell>
          <table:table-cell table:style-name="ce55" table:formula="of:=IF(([.$AA14]-[.$Z14]-[.$AB$3])/2&lt;[.$AB$3];[.$AB$3];([.$AA14]-[.$Z14]-[.$AB$3])/2)" office:value-type="float" office:value="0.05">
            <text:p><text:s/>$0.050 </text:p>
          </table:table-cell>
          <table:table-cell table:style-name="ce55" table:formula="of:=IF([.AA14]&gt;[.Z14];([.AA14]-[.Z14]);0)" office:value-type="float" office:value="0.1157625">
            <text:p><text:s/>$0.116 </text:p>
          </table:table-cell>
          <table:table-cell table:style-name="ce57" table:formula="of:=+[.AC14]-[.AB14]" office:value-type="float" office:value="0.0657624999999999">
            <text:p><text:s/>$0.066 </text:p>
          </table:table-cell>
          <table:table-cell table:style-name="ce6" table:formula="of:=10000*[.AD14]" office:value-type="float" office:value="657.624999999999">
            <text:p><text:s/>$658 </text:p>
          </table:table-cell>
          <table:table-cell/>
          <table:table-cell table:style-name="ce6" table:formula="of:=5000*([.AC14])" office:value-type="float" office:value="578.812499999999">
            <text:p><text:s/>$579 </text:p>
          </table:table-cell>
          <table:table-cell table:number-columns-repeated="3"/>
          <table:table-cell table:style-name="ce59"/>
          <table:table-cell table:number-columns-repeated="219"/>
        </table:table-row>
        <table:table-row table:style-name="ro2">
          <table:table-cell table:style-name="ce11" table:formula="of:=DATE(YEAR([.A14]+31);MONTH([.A14]+31);1)" office:value-type="date" office:date-value="2001-02-01">
            <text:p>1-Feb-01</text:p>
          </table:table-cell>
          <table:table-cell table:formula="of:=IF([.A15]&gt;=[.$A$3];IF([.A15]&lt;=[.$A$4];1;0);0)*([.A16]-[.A15])" office:value-type="float" office:value="28">
            <text:p>28</text:p>
          </table:table-cell>
          <table:table-cell table:style-name="ce12" table:formula="of:=[$Feeds.D19]" office:value-type="float" office:value="-0.01">
            <text:p>-0.01</text:p>
          </table:table-cell>
          <table:table-cell table:style-name="ce15" table:formula="of:=[$Feeds.G10]" office:value-type="float" office:value="3.995">
            <text:p>3.995</text:p>
          </table:table-cell>
          <table:table-cell table:style-name="ce16"/>
          <table:table-cell table:style-name="ce4" table:formula="of:=[.$G$3]*[.B15]" office:value-type="float" office:value="280000">
            <text:p>280,000 </text:p>
          </table:table-cell>
          <table:table-cell table:style-name="ce21" office:value-type="float" office:value="0.955056667581958">
            <text:p>0.9551 </text:p>
          </table:table-cell>
          <table:table-cell table:style-name="ce26" office:value-type="float" office:value="0.365">
            <text:p>0.3650 </text:p>
          </table:table-cell>
          <table:table-cell table:formula="of:=IF([.E15]=0;[.D15];[.E15])" office:value-type="float" office:value="3.995">
            <text:p>3.995</text:p>
          </table:table-cell>
          <table:table-cell table:formula="of:=IF([.$I$4]=0;[.H15];([.I15]+[.H15]))" office:value-type="float" office:value="0.365">
            <text:p>0.365</text:p>
          </table:table-cell>
          <table:table-cell table:formula="of:=IF([.$K$5]=&quot;OK&quot;;(([.I15]*[.$I$5])+([.J15]*[.$J$5]));&quot;*******&quot;)" office:value-type="float" office:value="0.365">
            <text:p>0.365</text:p>
          </table:table-cell>
          <table:table-cell/>
          <table:table-cell table:style-name="ce6" table:formula="of:=[.F15]*[.G15]*[.K15]" office:value-type="float" office:value="97606.7914268761">
            <text:p><text:s/>$97,607 </text:p>
          </table:table-cell>
          <table:table-cell table:style-name="ce4" table:formula="of:=[.F15]*[.G15]" office:value-type="float" office:value="267415.866922948">
            <text:p>267,416 </text:p>
          </table:table-cell>
          <table:table-cell table:number-columns-repeated="2"/>
          <table:table-cell table:style-name="ce41" table:formula="of:=[.A15]" office:value-type="date" office:date-value="2001-02-01">
            <text:p>Feb-01</text:p>
          </table:table-cell>
          <table:table-cell table:style-name="ce44" table:formula="of:=[.I15]*[.G15]" office:value-type="float" office:value="3.81545138698992">
            <text:p>3.815</text:p>
          </table:table-cell>
          <table:table-cell table:style-name="ce44" table:formula="of:=[.H15]*[.G15]" office:value-type="float" office:value="0.348595683667415">
            <text:p>0.349</text:p>
          </table:table-cell>
          <table:table-cell table:style-name="ce44" table:formula="of:=[.R15]+[.S15]" office:value-type="float" office:value="4.16404707065734">
            <text:p>4.164</text:p>
          </table:table-cell>
          <table:table-cell table:style-name="ce50" table:number-columns-repeated="2"/>
          <table:table-cell table:style-name="ce44"/>
          <table:table-cell office:value-type="float" office:value="2.33">
            <text:p>2.33</text:p>
          </table:table-cell>
          <table:table-cell office:value-type="float" office:value="2.58">
            <text:p>2.58</text:p>
          </table:table-cell>
          <table:table-cell table:formula="of:=[.X15]*[.$Z$3]" office:value-type="float" office:value="0.099025">
            <text:p>0.099025</text:p>
          </table:table-cell>
          <table:table-cell table:formula="of:=+[.Y15]-[.X15]" office:value-type="float" office:value="0.25">
            <text:p>0.25</text:p>
          </table:table-cell>
          <table:table-cell table:style-name="ce55" table:formula="of:=IF(([.$AA15]-[.$Z15]-[.$AB$3])/2&lt;[.$AB$3];[.$AB$3];([.$AA15]-[.$Z15]-[.$AB$3])/2)" office:value-type="float" office:value="0.0504875">
            <text:p><text:s/>$0.050 </text:p>
          </table:table-cell>
          <table:table-cell table:style-name="ce55" table:formula="of:=IF([.AA15]&gt;[.Z15];([.AA15]-[.Z15]);0)" office:value-type="float" office:value="0.150975">
            <text:p><text:s/>$0.151 </text:p>
          </table:table-cell>
          <table:table-cell table:style-name="ce57" table:formula="of:=+[.AC15]-[.AB15]" office:value-type="float" office:value="0.1004875">
            <text:p><text:s/>$0.100 </text:p>
          </table:table-cell>
          <table:table-cell table:style-name="ce6" table:formula="of:=10000*[.AD15]" office:value-type="float" office:value="1004.875">
            <text:p><text:s/>$1,005 </text:p>
          </table:table-cell>
          <table:table-cell/>
          <table:table-cell table:style-name="ce6" table:formula="of:=5000*([.AC15])" office:value-type="float" office:value="754.875">
            <text:p><text:s/>$755 </text:p>
          </table:table-cell>
          <table:table-cell table:number-columns-repeated="3"/>
          <table:table-cell table:style-name="ce59"/>
          <table:table-cell table:number-columns-repeated="219"/>
        </table:table-row>
        <table:table-row table:style-name="ro2">
          <table:table-cell table:style-name="ce11" table:formula="of:=DATE(YEAR([.A15]+31);MONTH([.A15]+31);1)" office:value-type="date" office:date-value="2001-03-01">
            <text:p>1-Mar-01</text:p>
          </table:table-cell>
          <table:table-cell table:formula="of:=IF([.A16]&gt;=[.$A$3];IF([.A16]&lt;=[.$A$4];1;0);0)*([.A17]-[.A16])" office:value-type="float" office:value="31">
            <text:p>31</text:p>
          </table:table-cell>
          <table:table-cell table:style-name="ce12" table:formula="of:=[$Feeds.D20]" office:value-type="float" office:value="-0.017">
            <text:p>-0.017</text:p>
          </table:table-cell>
          <table:table-cell table:style-name="ce15" table:formula="of:=[$Feeds.G11]" office:value-type="float" office:value="3.77">
            <text:p>3.77</text:p>
          </table:table-cell>
          <table:table-cell table:style-name="ce16"/>
          <table:table-cell table:style-name="ce4" table:formula="of:=[.$G$3]*[.B16]" office:value-type="float" office:value="310000">
            <text:p>310,000 </text:p>
          </table:table-cell>
          <table:table-cell table:style-name="ce21" office:value-type="float" office:value="0.949774398029402">
            <text:p>0.9498 </text:p>
          </table:table-cell>
          <table:table-cell table:style-name="ce26" office:value-type="float" office:value="0.365">
            <text:p>0.3650 </text:p>
          </table:table-cell>
          <table:table-cell table:formula="of:=IF([.E16]=0;[.D16];[.E16])" office:value-type="float" office:value="3.77">
            <text:p>3.77</text:p>
          </table:table-cell>
          <table:table-cell table:formula="of:=IF([.$I$4]=0;[.H16];([.I16]+[.H16]))" office:value-type="float" office:value="0.365">
            <text:p>0.365</text:p>
          </table:table-cell>
          <table:table-cell table:formula="of:=IF([.$K$5]=&quot;OK&quot;;(([.I16]*[.$I$5])+([.J16]*[.$J$5]));&quot;*******&quot;)" office:value-type="float" office:value="0.365">
            <text:p>0.365</text:p>
          </table:table-cell>
          <table:table-cell/>
          <table:table-cell table:style-name="ce6" table:formula="of:=[.F16]*[.G16]*[.K16]" office:value-type="float" office:value="107466.973137027">
            <text:p><text:s/>$107,467 </text:p>
          </table:table-cell>
          <table:table-cell table:style-name="ce4" table:formula="of:=[.F16]*[.G16]" office:value-type="float" office:value="294430.063389115">
            <text:p>294,430 </text:p>
          </table:table-cell>
          <table:table-cell table:number-columns-repeated="2"/>
          <table:table-cell table:style-name="ce41" table:formula="of:=[.A16]" office:value-type="date" office:date-value="2001-03-01">
            <text:p>Mar-01</text:p>
          </table:table-cell>
          <table:table-cell table:style-name="ce44" table:formula="of:=[.I16]*[.G16]" office:value-type="float" office:value="3.58064948057085">
            <text:p>3.581</text:p>
          </table:table-cell>
          <table:table-cell table:style-name="ce44" table:formula="of:=[.H16]*[.G16]" office:value-type="float" office:value="0.346667655280732">
            <text:p>0.347</text:p>
          </table:table-cell>
          <table:table-cell table:style-name="ce44" table:formula="of:=[.R16]+[.S16]" office:value-type="float" office:value="3.92731713585158">
            <text:p>3.927</text:p>
          </table:table-cell>
          <table:table-cell table:style-name="ce50" table:number-columns-repeated="2"/>
          <table:table-cell table:style-name="ce44"/>
          <table:table-cell office:value-type="float" office:value="2.355">
            <text:p>2.355</text:p>
          </table:table-cell>
          <table:table-cell office:value-type="float" office:value="2.62">
            <text:p>2.62</text:p>
          </table:table-cell>
          <table:table-cell table:formula="of:=[.X16]*[.$Z$3]" office:value-type="float" office:value="0.1000875">
            <text:p>0.1000875</text:p>
          </table:table-cell>
          <table:table-cell table:formula="of:=+[.Y16]-[.X16]" office:value-type="float" office:value="0.265">
            <text:p>0.265</text:p>
          </table:table-cell>
          <table:table-cell table:style-name="ce55" table:formula="of:=IF(([.$AA16]-[.$Z16]-[.$AB$3])/2&lt;[.$AB$3];[.$AB$3];([.$AA16]-[.$Z16]-[.$AB$3])/2)" office:value-type="float" office:value="0.0574562500000001">
            <text:p><text:s/>$0.057 </text:p>
          </table:table-cell>
          <table:table-cell table:style-name="ce55" table:formula="of:=IF([.AA16]&gt;[.Z16];([.AA16]-[.Z16]);0)" office:value-type="float" office:value="0.1649125">
            <text:p><text:s/>$0.165 </text:p>
          </table:table-cell>
          <table:table-cell table:style-name="ce57" table:formula="of:=+[.AC16]-[.AB16]" office:value-type="float" office:value="0.10745625">
            <text:p><text:s/>$0.107 </text:p>
          </table:table-cell>
          <table:table-cell table:style-name="ce6" table:formula="of:=10000*[.AD16]" office:value-type="float" office:value="1074.5625">
            <text:p><text:s/>$1,075 </text:p>
          </table:table-cell>
          <table:table-cell/>
          <table:table-cell table:style-name="ce6" table:formula="of:=5000*([.AC16])" office:value-type="float" office:value="824.562500000001">
            <text:p><text:s/>$825 </text:p>
          </table:table-cell>
          <table:table-cell table:number-columns-repeated="3"/>
          <table:table-cell table:style-name="ce59"/>
          <table:table-cell table:number-columns-repeated="219"/>
        </table:table-row>
        <table:table-row table:style-name="ro2">
          <table:table-cell table:style-name="ce11" table:formula="of:=DATE(YEAR([.A16]+31);MONTH([.A16]+31);1)" office:value-type="date" office:date-value="2001-04-01">
            <text:p>1-Apr-01</text:p>
          </table:table-cell>
          <table:table-cell table:formula="of:=IF([.A17]&gt;=[.$A$3];IF([.A17]&lt;=[.$A$4];1;0);0)*([.A18]-[.A17])" office:value-type="float" office:value="30">
            <text:p>30</text:p>
          </table:table-cell>
          <table:table-cell table:style-name="ce12" table:formula="of:=[$Feeds.D21]" office:value-type="float" office:value="-0.029">
            <text:p>-0.029</text:p>
          </table:table-cell>
          <table:table-cell table:style-name="ce15" table:formula="of:=[$Feeds.G12]" office:value-type="float" office:value="3.57">
            <text:p>3.57</text:p>
          </table:table-cell>
          <table:table-cell table:style-name="ce16"/>
          <table:table-cell table:style-name="ce4" table:formula="of:=[.$G$3]*[.B17]" office:value-type="float" office:value="300000">
            <text:p>300,000 </text:p>
          </table:table-cell>
          <table:table-cell table:style-name="ce21" office:value-type="float" office:value="0.943952669303428">
            <text:p>0.9440 </text:p>
          </table:table-cell>
          <table:table-cell table:style-name="ce26" office:value-type="float" office:value="0.175">
            <text:p>0.1750 </text:p>
          </table:table-cell>
          <table:table-cell table:formula="of:=IF([.E17]=0;[.D17];[.E17])" office:value-type="float" office:value="3.57">
            <text:p>3.57</text:p>
          </table:table-cell>
          <table:table-cell table:formula="of:=IF([.$I$4]=0;[.H17];([.I17]+[.H17]))" office:value-type="float" office:value="0.175">
            <text:p>0.175</text:p>
          </table:table-cell>
          <table:table-cell table:formula="of:=IF([.$K$5]=&quot;OK&quot;;(([.I17]*[.$I$5])+([.J17]*[.$J$5]));&quot;*******&quot;)" office:value-type="float" office:value="0.175">
            <text:p>0.175</text:p>
          </table:table-cell>
          <table:table-cell/>
          <table:table-cell table:style-name="ce6" table:formula="of:=[.F17]*[.G17]*[.K17]" office:value-type="float" office:value="49557.51513843">
            <text:p><text:s/>$49,558 </text:p>
          </table:table-cell>
          <table:table-cell table:style-name="ce4" table:formula="of:=[.F17]*[.G17]" office:value-type="float" office:value="283185.800791028">
            <text:p>283,186 </text:p>
          </table:table-cell>
          <table:table-cell table:number-columns-repeated="2"/>
          <table:table-cell table:style-name="ce41" table:formula="of:=[.A17]" office:value-type="date" office:date-value="2001-04-01">
            <text:p>Apr-01</text:p>
          </table:table-cell>
          <table:table-cell table:style-name="ce44" table:formula="of:=[.I17]*[.G17]" office:value-type="float" office:value="3.36991102941324">
            <text:p>3.370</text:p>
          </table:table-cell>
          <table:table-cell table:style-name="ce44" table:formula="of:=[.H17]*[.G17]" office:value-type="float" office:value="0.1651917171281">
            <text:p>0.165</text:p>
          </table:table-cell>
          <table:table-cell table:style-name="ce44" table:formula="of:=[.R17]+[.S17]" office:value-type="float" office:value="3.53510274654134">
            <text:p>3.535</text:p>
          </table:table-cell>
          <table:table-cell table:style-name="ce50" table:number-columns-repeated="2"/>
          <table:table-cell table:style-name="ce44"/>
          <table:table-cell office:value-type="float" office:value="2.17">
            <text:p>2.17</text:p>
          </table:table-cell>
          <table:table-cell office:value-type="float" office:value="2.44">
            <text:p>2.44</text:p>
          </table:table-cell>
          <table:table-cell table:formula="of:=[.X17]*[.$Z$3]" office:value-type="float" office:value="0.092225">
            <text:p>0.092225</text:p>
          </table:table-cell>
          <table:table-cell table:formula="of:=+[.Y17]-[.X17]" office:value-type="float" office:value="0.27">
            <text:p>0.27</text:p>
          </table:table-cell>
          <table:table-cell table:style-name="ce55" table:formula="of:=IF(([.$AA17]-[.$Z17]-[.$AB$3])/2&lt;[.$AB$3];[.$AB$3];([.$AA17]-[.$Z17]-[.$AB$3])/2)" office:value-type="float" office:value="0.0638875">
            <text:p><text:s/>$0.064 </text:p>
          </table:table-cell>
          <table:table-cell table:style-name="ce55" table:formula="of:=IF([.AA17]&gt;[.Z17];([.AA17]-[.Z17]);0)" office:value-type="float" office:value="0.177775">
            <text:p><text:s/>$0.178 </text:p>
          </table:table-cell>
          <table:table-cell table:style-name="ce57" table:formula="of:=+[.AC17]-[.AB17]" office:value-type="float" office:value="0.1138875">
            <text:p><text:s/>$0.114 </text:p>
          </table:table-cell>
          <table:table-cell table:style-name="ce6" table:formula="of:=10000*[.AD17]" office:value-type="float" office:value="1138.875">
            <text:p><text:s/>$1,139 </text:p>
          </table:table-cell>
          <table:table-cell/>
          <table:table-cell table:style-name="ce6" table:formula="of:=5000*([.AC17])" office:value-type="float" office:value="888.875">
            <text:p><text:s/>$889 </text:p>
          </table:table-cell>
          <table:table-cell table:number-columns-repeated="223"/>
        </table:table-row>
        <table:table-row table:style-name="ro2">
          <table:table-cell table:style-name="ce11" table:formula="of:=DATE(YEAR([.A17]+31);MONTH([.A17]+31);1)" office:value-type="date" office:date-value="2001-05-01">
            <text:p>1-May-01</text:p>
          </table:table-cell>
          <table:table-cell table:formula="of:=IF([.A18]&gt;=[.$A$3];IF([.A18]&lt;=[.$A$4];1;0);0)*([.A19]-[.A18])" office:value-type="float" office:value="31">
            <text:p>31</text:p>
          </table:table-cell>
          <table:table-cell table:style-name="ce12" table:formula="of:=[$Feeds.D22]" office:value-type="float" office:value="-0.028">
            <text:p>-0.028</text:p>
          </table:table-cell>
          <table:table-cell table:style-name="ce15" table:formula="of:=[$Feeds.G13]" office:value-type="float" office:value="3.445">
            <text:p>3.445</text:p>
          </table:table-cell>
          <table:table-cell table:style-name="ce16"/>
          <table:table-cell table:style-name="ce4" table:formula="of:=[.$G$3]*[.B18]" office:value-type="float" office:value="310000">
            <text:p>310,000 </text:p>
          </table:table-cell>
          <table:table-cell table:style-name="ce21" office:value-type="float" office:value="0.938387780742935">
            <text:p>0.9384 </text:p>
          </table:table-cell>
          <table:table-cell table:style-name="ce26" office:value-type="float" office:value="0.175">
            <text:p>0.1750 </text:p>
          </table:table-cell>
          <table:table-cell table:formula="of:=IF([.E18]=0;[.D18];[.E18])" office:value-type="float" office:value="3.445">
            <text:p>3.445</text:p>
          </table:table-cell>
          <table:table-cell table:formula="of:=IF([.$I$4]=0;[.H18];([.I18]+[.H18]))" office:value-type="float" office:value="0.175">
            <text:p>0.175</text:p>
          </table:table-cell>
          <table:table-cell table:formula="of:=IF([.$K$5]=&quot;OK&quot;;(([.I18]*[.$I$5])+([.J18]*[.$J$5]));&quot;*******&quot;)" office:value-type="float" office:value="0.175">
            <text:p>0.175</text:p>
          </table:table-cell>
          <table:table-cell/>
          <table:table-cell table:style-name="ce6" table:formula="of:=[.F18]*[.G18]*[.K18]" office:value-type="float" office:value="50907.5371053042">
            <text:p><text:s/>$50,908 </text:p>
          </table:table-cell>
          <table:table-cell table:style-name="ce4" table:formula="of:=[.F18]*[.G18]" office:value-type="float" office:value="290900.21203031">
            <text:p>290,900 </text:p>
          </table:table-cell>
          <table:table-cell table:number-columns-repeated="2"/>
          <table:table-cell table:style-name="ce41" table:formula="of:=[.A18]" office:value-type="date" office:date-value="2001-05-01">
            <text:p>May-01</text:p>
          </table:table-cell>
          <table:table-cell table:style-name="ce44" table:formula="of:=[.I18]*[.G18]" office:value-type="float" office:value="3.23274590465941">
            <text:p>3.233</text:p>
          </table:table-cell>
          <table:table-cell table:style-name="ce44" table:formula="of:=[.H18]*[.G18]" office:value-type="float" office:value="0.164217861630014">
            <text:p>0.164</text:p>
          </table:table-cell>
          <table:table-cell table:style-name="ce44" table:formula="of:=[.R18]+[.S18]" office:value-type="float" office:value="3.39696376628942">
            <text:p>3.397</text:p>
          </table:table-cell>
          <table:table-cell table:style-name="ce50" table:number-columns-repeated="2"/>
          <table:table-cell table:style-name="ce44"/>
          <table:table-cell office:value-type="float" office:value="2.17">
            <text:p>2.17</text:p>
          </table:table-cell>
          <table:table-cell office:value-type="float" office:value="2.44">
            <text:p>2.44</text:p>
          </table:table-cell>
          <table:table-cell table:formula="of:=[.X18]*[.$Z$3]" office:value-type="float" office:value="0.092225">
            <text:p>0.092225</text:p>
          </table:table-cell>
          <table:table-cell table:formula="of:=+[.Y18]-[.X18]" office:value-type="float" office:value="0.27">
            <text:p>0.27</text:p>
          </table:table-cell>
          <table:table-cell table:style-name="ce55" table:formula="of:=IF(([.$AA18]-[.$Z18]-[.$AB$3])/2&lt;[.$AB$3];[.$AB$3];([.$AA18]-[.$Z18]-[.$AB$3])/2)" office:value-type="float" office:value="0.0638875">
            <text:p><text:s/>$0.064 </text:p>
          </table:table-cell>
          <table:table-cell table:style-name="ce55" table:formula="of:=IF([.AA18]&gt;[.Z18];([.AA18]-[.Z18]);0)" office:value-type="float" office:value="0.177775">
            <text:p><text:s/>$0.178 </text:p>
          </table:table-cell>
          <table:table-cell table:style-name="ce57" table:formula="of:=+[.AC18]-[.AB18]" office:value-type="float" office:value="0.1138875">
            <text:p><text:s/>$0.114 </text:p>
          </table:table-cell>
          <table:table-cell table:style-name="ce6" table:formula="of:=10000*[.AD18]" office:value-type="float" office:value="1138.875">
            <text:p><text:s/>$1,139 </text:p>
          </table:table-cell>
          <table:table-cell/>
          <table:table-cell table:style-name="ce6" table:formula="of:=5000*([.AC18])" office:value-type="float" office:value="888.875">
            <text:p><text:s/>$889 </text:p>
          </table:table-cell>
          <table:table-cell table:number-columns-repeated="223"/>
        </table:table-row>
        <table:table-row table:style-name="ro2">
          <table:table-cell table:style-name="ce11" table:formula="of:=DATE(YEAR([.A18]+31);MONTH([.A18]+31);1)" office:value-type="date" office:date-value="2001-06-01">
            <text:p>1-Jun-01</text:p>
          </table:table-cell>
          <table:table-cell table:formula="of:=IF([.A19]&gt;=[.$A$3];IF([.A19]&lt;=[.$A$4];1;0);0)*([.A20]-[.A19])" office:value-type="float" office:value="30">
            <text:p>30</text:p>
          </table:table-cell>
          <table:table-cell table:style-name="ce12" table:formula="of:=[$Feeds.D23]" office:value-type="float" office:value="-0.028">
            <text:p>-0.028</text:p>
          </table:table-cell>
          <table:table-cell table:style-name="ce15" table:formula="of:=[$Feeds.G14]" office:value-type="float" office:value="3.41">
            <text:p>3.41</text:p>
          </table:table-cell>
          <table:table-cell table:style-name="ce16"/>
          <table:table-cell table:style-name="ce4" table:formula="of:=[.$G$3]*[.B19]" office:value-type="float" office:value="300000">
            <text:p>300,000 </text:p>
          </table:table-cell>
          <table:table-cell table:style-name="ce21" office:value-type="float" office:value="0.932646071108838">
            <text:p>0.9326 </text:p>
          </table:table-cell>
          <table:table-cell table:style-name="ce26" office:value-type="float" office:value="0.175">
            <text:p>0.1750 </text:p>
          </table:table-cell>
          <table:table-cell table:formula="of:=IF([.E19]=0;[.D19];[.E19])" office:value-type="float" office:value="3.41">
            <text:p>3.41</text:p>
          </table:table-cell>
          <table:table-cell table:formula="of:=IF([.$I$4]=0;[.H19];([.I19]+[.H19]))" office:value-type="float" office:value="0.175">
            <text:p>0.175</text:p>
          </table:table-cell>
          <table:table-cell table:formula="of:=IF([.$K$5]=&quot;OK&quot;;(([.I19]*[.$I$5])+([.J19]*[.$J$5]));&quot;*******&quot;)" office:value-type="float" office:value="0.175">
            <text:p>0.175</text:p>
          </table:table-cell>
          <table:table-cell/>
          <table:table-cell table:style-name="ce6" table:formula="of:=[.F19]*[.G19]*[.K19]" office:value-type="float" office:value="48963.918733214">
            <text:p><text:s/>$48,964 </text:p>
          </table:table-cell>
          <table:table-cell table:style-name="ce4" table:formula="of:=[.F19]*[.G19]" office:value-type="float" office:value="279793.821332651">
            <text:p>279,794 </text:p>
          </table:table-cell>
          <table:table-cell table:number-columns-repeated="2"/>
          <table:table-cell table:style-name="ce41" table:formula="of:=[.A19]" office:value-type="date" office:date-value="2001-06-01">
            <text:p>Jun-01</text:p>
          </table:table-cell>
          <table:table-cell table:style-name="ce44" table:formula="of:=[.I19]*[.G19]" office:value-type="float" office:value="3.18032310248114">
            <text:p>3.180</text:p>
          </table:table-cell>
          <table:table-cell table:style-name="ce44" table:formula="of:=[.H19]*[.G19]" office:value-type="float" office:value="0.163213062444047">
            <text:p>0.163</text:p>
          </table:table-cell>
          <table:table-cell table:style-name="ce44" table:formula="of:=[.R19]+[.S19]" office:value-type="float" office:value="3.34353616492518">
            <text:p>3.344</text:p>
          </table:table-cell>
          <table:table-cell table:style-name="ce50" table:number-columns-repeated="2"/>
          <table:table-cell table:style-name="ce44"/>
          <table:table-cell office:value-type="float" office:value="2.17">
            <text:p>2.17</text:p>
          </table:table-cell>
          <table:table-cell office:value-type="float" office:value="2.44">
            <text:p>2.44</text:p>
          </table:table-cell>
          <table:table-cell table:formula="of:=[.X19]*[.$Z$3]" office:value-type="float" office:value="0.092225">
            <text:p>0.092225</text:p>
          </table:table-cell>
          <table:table-cell table:formula="of:=+[.Y19]-[.X19]" office:value-type="float" office:value="0.27">
            <text:p>0.27</text:p>
          </table:table-cell>
          <table:table-cell table:style-name="ce55" table:formula="of:=IF(([.$AA19]-[.$Z19]-[.$AB$3])/2&lt;[.$AB$3];[.$AB$3];([.$AA19]-[.$Z19]-[.$AB$3])/2)" office:value-type="float" office:value="0.0638875">
            <text:p><text:s/>$0.064 </text:p>
          </table:table-cell>
          <table:table-cell table:style-name="ce55" table:formula="of:=IF([.AA19]&gt;[.Z19];([.AA19]-[.Z19]);0)" office:value-type="float" office:value="0.177775">
            <text:p><text:s/>$0.178 </text:p>
          </table:table-cell>
          <table:table-cell table:style-name="ce57" table:formula="of:=+[.AC19]-[.AB19]" office:value-type="float" office:value="0.1138875">
            <text:p><text:s/>$0.114 </text:p>
          </table:table-cell>
          <table:table-cell table:style-name="ce6" table:formula="of:=10000*[.AD19]" office:value-type="float" office:value="1138.875">
            <text:p><text:s/>$1,139 </text:p>
          </table:table-cell>
          <table:table-cell table:style-name="ce4"/>
          <table:table-cell table:style-name="ce6" table:formula="of:=5000*([.AC19])" office:value-type="float" office:value="888.875">
            <text:p><text:s/>$889 </text:p>
          </table:table-cell>
          <table:table-cell table:number-columns-repeated="223"/>
        </table:table-row>
        <table:table-row table:style-name="ro2">
          <table:table-cell table:style-name="ce11" table:formula="of:=DATE(YEAR([.A19]+31);MONTH([.A19]+31);1)" office:value-type="date" office:date-value="2001-07-01">
            <text:p>1-Jul-01</text:p>
          </table:table-cell>
          <table:table-cell table:formula="of:=IF([.A20]&gt;=[.$A$3];IF([.A20]&lt;=[.$A$4];1;0);0)*([.A21]-[.A20])" office:value-type="float" office:value="31">
            <text:p>31</text:p>
          </table:table-cell>
          <table:table-cell table:style-name="ce12" table:formula="of:=[$Feeds.D24]" office:value-type="float" office:value="-0.028">
            <text:p>-0.028</text:p>
          </table:table-cell>
          <table:table-cell table:style-name="ce15" table:formula="of:=[$Feeds.G15]" office:value-type="float" office:value="3.4">
            <text:p>3.4</text:p>
          </table:table-cell>
          <table:table-cell table:style-name="ce16"/>
          <table:table-cell table:style-name="ce4" table:formula="of:=[.$G$3]*[.B20]" office:value-type="float" office:value="310000">
            <text:p>310,000 </text:p>
          </table:table-cell>
          <table:table-cell table:style-name="ce21" office:value-type="float" office:value="0.927116906883716">
            <text:p>0.9271 </text:p>
          </table:table-cell>
          <table:table-cell table:style-name="ce26" office:value-type="float" office:value="0.175">
            <text:p>0.1750 </text:p>
          </table:table-cell>
          <table:table-cell table:formula="of:=IF([.E20]=0;[.D20];[.E20])" office:value-type="float" office:value="3.4">
            <text:p>3.4</text:p>
          </table:table-cell>
          <table:table-cell table:formula="of:=IF([.$I$4]=0;[.H20];([.I20]+[.H20]))" office:value-type="float" office:value="0.175">
            <text:p>0.175</text:p>
          </table:table-cell>
          <table:table-cell table:formula="of:=IF([.$K$5]=&quot;OK&quot;;(([.I20]*[.$I$5])+([.J20]*[.$J$5]));&quot;*******&quot;)" office:value-type="float" office:value="0.175">
            <text:p>0.175</text:p>
          </table:table-cell>
          <table:table-cell/>
          <table:table-cell table:style-name="ce6" table:formula="of:=[.F20]*[.G20]*[.K20]" office:value-type="float" office:value="50296.0921984416">
            <text:p><text:s/>$50,296 </text:p>
          </table:table-cell>
          <table:table-cell table:style-name="ce4" table:formula="of:=[.F20]*[.G20]" office:value-type="float" office:value="287406.241133952">
            <text:p>287,406 </text:p>
          </table:table-cell>
          <table:table-cell table:number-columns-repeated="2"/>
          <table:table-cell table:style-name="ce41" table:formula="of:=[.A20]" office:value-type="date" office:date-value="2001-07-01">
            <text:p>Jul-01</text:p>
          </table:table-cell>
          <table:table-cell table:style-name="ce44" table:formula="of:=[.I20]*[.G20]" office:value-type="float" office:value="3.15219748340463">
            <text:p>3.152</text:p>
          </table:table-cell>
          <table:table-cell table:style-name="ce44" table:formula="of:=[.H20]*[.G20]" office:value-type="float" office:value="0.16224545870465">
            <text:p>0.162</text:p>
          </table:table-cell>
          <table:table-cell table:style-name="ce44" table:formula="of:=[.R20]+[.S20]" office:value-type="float" office:value="3.31444294210928">
            <text:p>3.314</text:p>
          </table:table-cell>
          <table:table-cell table:style-name="ce50" table:number-columns-repeated="2"/>
          <table:table-cell table:style-name="ce44"/>
          <table:table-cell office:value-type="float" office:value="2.19">
            <text:p>2.19</text:p>
          </table:table-cell>
          <table:table-cell office:value-type="float" office:value="2.545">
            <text:p>2.545</text:p>
          </table:table-cell>
          <table:table-cell table:formula="of:=[.X20]*[.$Z$3]" office:value-type="float" office:value="0.093075">
            <text:p>0.093075</text:p>
          </table:table-cell>
          <table:table-cell table:formula="of:=+[.Y20]-[.X20]" office:value-type="float" office:value="0.355">
            <text:p>0.355</text:p>
          </table:table-cell>
          <table:table-cell table:style-name="ce55" table:formula="of:=IF(([.$AA20]-[.$Z20]-[.$AB$3])/2&lt;[.$AB$3];[.$AB$3];([.$AA20]-[.$Z20]-[.$AB$3])/2)" office:value-type="float" office:value="0.1059625">
            <text:p><text:s/>$0.106 </text:p>
          </table:table-cell>
          <table:table-cell table:style-name="ce55" table:formula="of:=IF([.AA20]&gt;[.Z20];([.AA20]-[.Z20]);0)" office:value-type="float" office:value="0.261925">
            <text:p><text:s/>$0.262 </text:p>
          </table:table-cell>
          <table:table-cell table:style-name="ce57" table:formula="of:=+[.AC20]-[.AB20]" office:value-type="float" office:value="0.1559625">
            <text:p><text:s/>$0.156 </text:p>
          </table:table-cell>
          <table:table-cell table:style-name="ce6" table:formula="of:=10000*[.AD20]" office:value-type="float" office:value="1559.625">
            <text:p><text:s/>$1,560 </text:p>
          </table:table-cell>
          <table:table-cell/>
          <table:table-cell table:style-name="ce6" table:formula="of:=5000*([.AC20])" office:value-type="float" office:value="1309.625">
            <text:p><text:s/>$1,310 </text:p>
          </table:table-cell>
          <table:table-cell table:number-columns-repeated="223"/>
        </table:table-row>
        <table:table-row table:style-name="ro2">
          <table:table-cell table:style-name="ce11" table:formula="of:=DATE(YEAR([.A20]+31);MONTH([.A20]+31);1)" office:value-type="date" office:date-value="2001-08-01">
            <text:p>1-Aug-01</text:p>
          </table:table-cell>
          <table:table-cell table:formula="of:=IF([.A21]&gt;=[.$A$3];IF([.A21]&lt;=[.$A$4];1;0);0)*([.A22]-[.A21])" office:value-type="float" office:value="31">
            <text:p>31</text:p>
          </table:table-cell>
          <table:table-cell table:style-name="ce12" table:formula="of:=[$Feeds.D25]" office:value-type="float" office:value="-0.028">
            <text:p>-0.028</text:p>
          </table:table-cell>
          <table:table-cell table:style-name="ce15" table:formula="of:=[$Feeds.G16]" office:value-type="float" office:value="3.422">
            <text:p>3.422</text:p>
          </table:table-cell>
          <table:table-cell table:style-name="ce16"/>
          <table:table-cell table:style-name="ce4" table:formula="of:=[.$G$3]*[.B21]" office:value-type="float" office:value="310000">
            <text:p>310,000 </text:p>
          </table:table-cell>
          <table:table-cell table:style-name="ce21" office:value-type="float" office:value="0.92145315702029">
            <text:p>0.9215 </text:p>
          </table:table-cell>
          <table:table-cell table:style-name="ce26" office:value-type="float" office:value="0.175">
            <text:p>0.1750 </text:p>
          </table:table-cell>
          <table:table-cell table:formula="of:=IF([.E21]=0;[.D21];[.E21])" office:value-type="float" office:value="3.422">
            <text:p>3.422</text:p>
          </table:table-cell>
          <table:table-cell table:formula="of:=IF([.$I$4]=0;[.H21];([.I21]+[.H21]))" office:value-type="float" office:value="0.175">
            <text:p>0.175</text:p>
          </table:table-cell>
          <table:table-cell table:formula="of:=IF([.$K$5]=&quot;OK&quot;;(([.I21]*[.$I$5])+([.J21]*[.$J$5]));&quot;*******&quot;)" office:value-type="float" office:value="0.175">
            <text:p>0.175</text:p>
          </table:table-cell>
          <table:table-cell/>
          <table:table-cell table:style-name="ce6" table:formula="of:=[.F21]*[.G21]*[.K21]" office:value-type="float" office:value="49988.8337683507">
            <text:p><text:s/>$49,989 </text:p>
          </table:table-cell>
          <table:table-cell table:style-name="ce4" table:formula="of:=[.F21]*[.G21]" office:value-type="float" office:value="285650.47867629">
            <text:p>285,650 </text:p>
          </table:table-cell>
          <table:table-cell table:number-columns-repeated="2"/>
          <table:table-cell table:style-name="ce41" table:formula="of:=[.A21]" office:value-type="date" office:date-value="2001-08-01">
            <text:p>Aug-01</text:p>
          </table:table-cell>
          <table:table-cell table:style-name="ce44" table:formula="of:=[.I21]*[.G21]" office:value-type="float" office:value="3.15321270332343">
            <text:p>3.153</text:p>
          </table:table-cell>
          <table:table-cell table:style-name="ce44" table:formula="of:=[.H21]*[.G21]" office:value-type="float" office:value="0.161254302478551">
            <text:p>0.161</text:p>
          </table:table-cell>
          <table:table-cell table:style-name="ce44" table:formula="of:=[.R21]+[.S21]" office:value-type="float" office:value="3.31446700580198">
            <text:p>3.314</text:p>
          </table:table-cell>
          <table:table-cell table:style-name="ce50" table:number-columns-repeated="2"/>
          <table:table-cell table:style-name="ce44"/>
          <table:table-cell office:value-type="float" office:value="2.13">
            <text:p>2.13</text:p>
          </table:table-cell>
          <table:table-cell office:value-type="float" office:value="2.36">
            <text:p>2.36</text:p>
          </table:table-cell>
          <table:table-cell table:formula="of:=[.X21]*[.$Z$3]" office:value-type="float" office:value="0.090525">
            <text:p>0.090525</text:p>
          </table:table-cell>
          <table:table-cell table:formula="of:=+[.Y21]-[.X21]" office:value-type="float" office:value="0.23">
            <text:p>0.23</text:p>
          </table:table-cell>
          <table:table-cell table:style-name="ce55" table:formula="of:=IF(([.$AA21]-[.$Z21]-[.$AB$3])/2&lt;[.$AB$3];[.$AB$3];([.$AA21]-[.$Z21]-[.$AB$3])/2)" office:value-type="float" office:value="0.05">
            <text:p><text:s/>$0.050 </text:p>
          </table:table-cell>
          <table:table-cell table:style-name="ce55" table:formula="of:=IF([.AA21]&gt;[.Z21];([.AA21]-[.Z21]);0)" office:value-type="float" office:value="0.139475">
            <text:p><text:s/>$0.139 </text:p>
          </table:table-cell>
          <table:table-cell table:style-name="ce57" table:formula="of:=+[.AC21]-[.AB21]" office:value-type="float" office:value="0.089475">
            <text:p><text:s/>$0.089 </text:p>
          </table:table-cell>
          <table:table-cell table:style-name="ce6" table:formula="of:=10000*[.AD21]" office:value-type="float" office:value="894.75">
            <text:p><text:s/>$895 </text:p>
          </table:table-cell>
          <table:table-cell/>
          <table:table-cell table:style-name="ce6" table:formula="of:=5000*([.AC21])" office:value-type="float" office:value="697.375">
            <text:p><text:s/>$697 </text:p>
          </table:table-cell>
          <table:table-cell table:number-columns-repeated="223"/>
        </table:table-row>
        <table:table-row table:style-name="ro2">
          <table:table-cell table:style-name="ce11" table:formula="of:=DATE(YEAR([.A21]+31);MONTH([.A21]+31);1)" office:value-type="date" office:date-value="2001-09-01">
            <text:p>1-Sep-01</text:p>
          </table:table-cell>
          <table:table-cell table:formula="of:=IF([.A22]&gt;=[.$A$3];IF([.A22]&lt;=[.$A$4];1;0);0)*([.A23]-[.A22])" office:value-type="float" office:value="30">
            <text:p>30</text:p>
          </table:table-cell>
          <table:table-cell table:style-name="ce12" table:formula="of:=[$Feeds.D26]" office:value-type="float" office:value="-0.026">
            <text:p>-0.026</text:p>
          </table:table-cell>
          <table:table-cell table:style-name="ce15" table:formula="of:=[$Feeds.G17]" office:value-type="float" office:value="3.405">
            <text:p>3.405</text:p>
          </table:table-cell>
          <table:table-cell table:style-name="ce16"/>
          <table:table-cell table:style-name="ce4" table:formula="of:=[.$G$3]*[.B22]" office:value-type="float" office:value="300000">
            <text:p>300,000 </text:p>
          </table:table-cell>
          <table:table-cell table:style-name="ce21" office:value-type="float" office:value="0.915806808604647">
            <text:p>0.9158 </text:p>
          </table:table-cell>
          <table:table-cell table:style-name="ce26" office:value-type="float" office:value="0.175">
            <text:p>0.1750 </text:p>
          </table:table-cell>
          <table:table-cell table:formula="of:=IF([.E22]=0;[.D22];[.E22])" office:value-type="float" office:value="3.405">
            <text:p>3.405</text:p>
          </table:table-cell>
          <table:table-cell table:formula="of:=IF([.$I$4]=0;[.H22];([.I22]+[.H22]))" office:value-type="float" office:value="0.175">
            <text:p>0.175</text:p>
          </table:table-cell>
          <table:table-cell table:formula="of:=IF([.$K$5]=&quot;OK&quot;;(([.I22]*[.$I$5])+([.J22]*[.$J$5]));&quot;*******&quot;)" office:value-type="float" office:value="0.175">
            <text:p>0.175</text:p>
          </table:table-cell>
          <table:table-cell/>
          <table:table-cell table:style-name="ce6" table:formula="of:=[.F22]*[.G22]*[.K22]" office:value-type="float" office:value="48079.857451744">
            <text:p><text:s/>$48,080 </text:p>
          </table:table-cell>
          <table:table-cell table:style-name="ce4" table:formula="of:=[.F22]*[.G22]" office:value-type="float" office:value="274742.042581394">
            <text:p>274,742 </text:p>
          </table:table-cell>
          <table:table-cell table:number-columns-repeated="2"/>
          <table:table-cell table:style-name="ce41" table:formula="of:=[.A22]" office:value-type="date" office:date-value="2001-09-01">
            <text:p>Sep-01</text:p>
          </table:table-cell>
          <table:table-cell table:style-name="ce44" table:formula="of:=[.I22]*[.G22]" office:value-type="float" office:value="3.11832218329882">
            <text:p>3.118</text:p>
          </table:table-cell>
          <table:table-cell table:style-name="ce44" table:formula="of:=[.H22]*[.G22]" office:value-type="float" office:value="0.160266191505813">
            <text:p>0.160</text:p>
          </table:table-cell>
          <table:table-cell table:style-name="ce44" table:formula="of:=[.R22]+[.S22]" office:value-type="float" office:value="3.27858837480464">
            <text:p>3.279</text:p>
          </table:table-cell>
          <table:table-cell table:style-name="ce50" table:number-columns-repeated="2"/>
          <table:table-cell table:style-name="ce44"/>
          <table:table-cell office:value-type="float" office:value="2.23">
            <text:p>2.23</text:p>
          </table:table-cell>
          <table:table-cell office:value-type="float" office:value="2.39">
            <text:p>2.39</text:p>
          </table:table-cell>
          <table:table-cell table:formula="of:=[.X22]*[.$Z$3]" office:value-type="float" office:value="0.094775">
            <text:p>0.094775</text:p>
          </table:table-cell>
          <table:table-cell table:formula="of:=+[.Y22]-[.X22]" office:value-type="float" office:value="0.16">
            <text:p>0.16</text:p>
          </table:table-cell>
          <table:table-cell table:style-name="ce55" table:formula="of:=IF(([.$AA22]-[.$Z22]-[.$AB$3])/2&lt;[.$AB$3];[.$AB$3];([.$AA22]-[.$Z22]-[.$AB$3])/2)" office:value-type="float" office:value="0.05">
            <text:p><text:s/>$0.050 </text:p>
          </table:table-cell>
          <table:table-cell table:style-name="ce55" table:formula="of:=IF([.AA22]&gt;[.Z22];([.AA22]-[.Z22]);0)" office:value-type="float" office:value="0.0652250000000001">
            <text:p><text:s/>$0.065 </text:p>
          </table:table-cell>
          <table:table-cell table:style-name="ce57" table:formula="of:=+[.AC22]-[.AB22]" office:value-type="float" office:value="0.0152250000000001">
            <text:p><text:s/>$0.015 </text:p>
          </table:table-cell>
          <table:table-cell table:style-name="ce6" table:formula="of:=10000*[.AD22]" office:value-type="float" office:value="152.250000000001">
            <text:p><text:s/>$152 </text:p>
          </table:table-cell>
          <table:table-cell/>
          <table:table-cell table:style-name="ce6" table:formula="of:=5000*([.AC22])" office:value-type="float" office:value="326.125000000001">
            <text:p><text:s/>$326 </text:p>
          </table:table-cell>
          <table:table-cell table:number-columns-repeated="223"/>
        </table:table-row>
        <table:table-row table:style-name="ro2">
          <table:table-cell table:style-name="ce11" table:formula="of:=DATE(YEAR([.A22]+31);MONTH([.A22]+31);1)" office:value-type="date" office:date-value="2001-10-01">
            <text:p>1-Oct-01</text:p>
          </table:table-cell>
          <table:table-cell table:formula="of:=IF([.A23]&gt;=[.$A$3];IF([.A23]&lt;=[.$A$4];1;0);0)*([.A24]-[.A23])" office:value-type="float" office:value="31">
            <text:p>31</text:p>
          </table:table-cell>
          <table:table-cell table:style-name="ce12" table:formula="of:=[$Feeds.D27]" office:value-type="float" office:value="-0.025">
            <text:p>-0.025</text:p>
          </table:table-cell>
          <table:table-cell table:style-name="ce15" table:formula="of:=[$Feeds.G18]" office:value-type="float" office:value="3.405">
            <text:p>3.405</text:p>
          </table:table-cell>
          <table:table-cell table:style-name="ce16"/>
          <table:table-cell table:style-name="ce4" table:formula="of:=[.$G$3]*[.B23]" office:value-type="float" office:value="310000">
            <text:p>310,000 </text:p>
          </table:table-cell>
          <table:table-cell table:style-name="ce21" office:value-type="float" office:value="0.910378226179127">
            <text:p>0.9104 </text:p>
          </table:table-cell>
          <table:table-cell table:style-name="ce26" office:value-type="float" office:value="0.175">
            <text:p>0.1750 </text:p>
          </table:table-cell>
          <table:table-cell table:formula="of:=IF([.E23]=0;[.D23];[.E23])" office:value-type="float" office:value="3.405">
            <text:p>3.405</text:p>
          </table:table-cell>
          <table:table-cell table:formula="of:=IF([.$I$4]=0;[.H23];([.I23]+[.H23]))" office:value-type="float" office:value="0.175">
            <text:p>0.175</text:p>
          </table:table-cell>
          <table:table-cell table:formula="of:=IF([.$K$5]=&quot;OK&quot;;(([.I23]*[.$I$5])+([.J23]*[.$J$5]));&quot;*******&quot;)" office:value-type="float" office:value="0.175">
            <text:p>0.175</text:p>
          </table:table-cell>
          <table:table-cell/>
          <table:table-cell table:style-name="ce6" table:formula="of:=[.F23]*[.G23]*[.K23]" office:value-type="float" office:value="49388.0187702177">
            <text:p><text:s/>$49,388 </text:p>
          </table:table-cell>
          <table:table-cell table:style-name="ce4" table:formula="of:=[.F23]*[.G23]" office:value-type="float" office:value="282217.250115529">
            <text:p>282,217 </text:p>
          </table:table-cell>
          <table:table-cell table:number-columns-repeated="2"/>
          <table:table-cell table:style-name="ce41" table:formula="of:=[.A23]" office:value-type="date" office:date-value="2001-10-01">
            <text:p>Oct-01</text:p>
          </table:table-cell>
          <table:table-cell table:style-name="ce44" table:formula="of:=[.I23]*[.G23]" office:value-type="float" office:value="3.09983786013993">
            <text:p>3.100</text:p>
          </table:table-cell>
          <table:table-cell table:style-name="ce44" table:formula="of:=[.H23]*[.G23]" office:value-type="float" office:value="0.159316189581347">
            <text:p>0.159</text:p>
          </table:table-cell>
          <table:table-cell table:style-name="ce44" table:formula="of:=[.R23]+[.S23]" office:value-type="float" office:value="3.25915404972128">
            <text:p>3.259</text:p>
          </table:table-cell>
          <table:table-cell table:style-name="ce50" table:number-columns-repeated="2"/>
          <table:table-cell table:style-name="ce44"/>
          <table:table-cell office:value-type="float" office:value="2.25">
            <text:p>2.25</text:p>
          </table:table-cell>
          <table:table-cell office:value-type="float" office:value="2.335">
            <text:p>2.335</text:p>
          </table:table-cell>
          <table:table-cell table:formula="of:=[.X23]*[.$Z$3]" office:value-type="float" office:value="0.095625">
            <text:p>0.095625</text:p>
          </table:table-cell>
          <table:table-cell table:formula="of:=+[.Y23]-[.X23]" office:value-type="float" office:value="0.085">
            <text:p>0.085</text:p>
          </table:table-cell>
          <table:table-cell table:style-name="ce55" table:formula="of:=IF(([.$AA23]-[.$Z23]-[.$AB$3])/2&lt;[.$AB$3];[.$AB$3];([.$AA23]-[.$Z23]-[.$AB$3])/2)" office:value-type="float" office:value="0.05">
            <text:p><text:s/>$0.050 </text:p>
          </table:table-cell>
          <table:table-cell table:style-name="ce55" table:formula="of:=IF([.AA23]&gt;[.Z23];([.AA23]-[.Z23]);0)" office:value-type="float" office:value="0">
            <text:p><text:s/>$- </text:p>
          </table:table-cell>
          <table:table-cell table:style-name="ce57" table:formula="of:=+[.AC23]-[.AB23]" office:value-type="float" office:value="-0.05">
            <text:p><text:s/>$(0.050)</text:p>
          </table:table-cell>
          <table:table-cell table:style-name="ce6" table:formula="of:=10000*[.AD23]" office:value-type="float" office:value="-500">
            <text:p><text:s/>$(500)</text:p>
          </table:table-cell>
          <table:table-cell/>
          <table:table-cell table:style-name="ce6" table:formula="of:=5000*([.AC23])" office:value-type="float" office:value="0">
            <text:p><text:s/>$- </text:p>
          </table:table-cell>
          <table:table-cell table:number-columns-repeated="223"/>
        </table:table-row>
        <table:table-row table:style-name="ro2">
          <table:table-cell table:style-name="ce11" table:formula="of:=DATE(YEAR([.A23]+31);MONTH([.A23]+31);1)" office:value-type="date" office:date-value="2001-11-01">
            <text:p>1-Nov-01</text:p>
          </table:table-cell>
          <table:table-cell table:formula="of:=IF([.A24]&gt;=[.$A$3];IF([.A24]&lt;=[.$A$4];1;0);0)*([.A25]-[.A24])" office:value-type="float" office:value="0">
            <text:p>0</text:p>
          </table:table-cell>
          <table:table-cell table:style-name="ce12" table:formula="of:=[$Feeds.D28]" office:value-type="float" office:value="-0.02">
            <text:p>-0.02</text:p>
          </table:table-cell>
          <table:table-cell table:style-name="ce15" table:formula="of:=[$Feeds.G19]" office:value-type="float" office:value="3.487">
            <text:p>3.487</text:p>
          </table:table-cell>
          <table:table-cell table:style-name="ce16"/>
          <table:table-cell table:style-name="ce4" table:formula="of:=[.$G$3]*[.B24]" office:value-type="float" office:value="0">
            <text:p><text:s/>- </text:p>
          </table:table-cell>
          <table:table-cell table:style-name="ce21" office:value-type="float" office:value="0.904821118579639">
            <text:p>0.9048 </text:p>
          </table:table-cell>
          <table:table-cell table:style-name="ce26" office:value-type="float" office:value="0.55">
            <text:p>0.5500 </text:p>
          </table:table-cell>
          <table:table-cell table:formula="of:=IF([.E24]=0;[.D24];[.E24])" office:value-type="float" office:value="3.487">
            <text:p>3.487</text:p>
          </table:table-cell>
          <table:table-cell table:formula="of:=IF([.$I$4]=0;[.H24];([.I24]+[.H24]))" office:value-type="float" office:value="0.55">
            <text:p>0.55</text:p>
          </table:table-cell>
          <table:table-cell table:formula="of:=IF([.$K$5]=&quot;OK&quot;;(([.I24]*[.$I$5])+([.J24]*[.$J$5]));&quot;*******&quot;)" office:value-type="float" office:value="0.55">
            <text:p>0.55</text:p>
          </table:table-cell>
          <table:table-cell/>
          <table:table-cell table:style-name="ce6" table:formula="of:=[.F24]*[.G24]*[.K24]" office:value-type="float" office:value="0">
            <text:p><text:s/>$- </text:p>
          </table:table-cell>
          <table:table-cell table:style-name="ce4" table:formula="of:=[.F24]*[.G24]" office:value-type="float" office:value="0">
            <text:p><text:s/>- </text:p>
          </table:table-cell>
          <table:table-cell table:number-columns-repeated="2"/>
          <table:table-cell table:style-name="ce41" table:formula="of:=[.A24]" office:value-type="date" office:date-value="2001-11-01">
            <text:p>Nov-01</text:p>
          </table:table-cell>
          <table:table-cell table:style-name="ce44" table:formula="of:=[.I24]*[.G24]" office:value-type="float" office:value="3.1551112404872">
            <text:p>3.155</text:p>
          </table:table-cell>
          <table:table-cell table:style-name="ce44" table:formula="of:=[.H24]*[.G24]" office:value-type="float" office:value="0.497651615218802">
            <text:p>0.498</text:p>
          </table:table-cell>
          <table:table-cell table:style-name="ce44" table:formula="of:=[.R24]+[.S24]" office:value-type="float" office:value="3.652762855706">
            <text:p>3.653</text:p>
          </table:table-cell>
          <table:table-cell table:style-name="ce50" table:number-columns-repeated="2"/>
          <table:table-cell table:style-name="ce44"/>
          <table:table-cell office:value-type="float" office:value="2.185">
            <text:p>2.185</text:p>
          </table:table-cell>
          <table:table-cell office:value-type="float" office:value="2.255">
            <text:p>2.255</text:p>
          </table:table-cell>
          <table:table-cell table:formula="of:=[.X24]*[.$Z$3]" office:value-type="float" office:value="0.0928625">
            <text:p>0.0928625</text:p>
          </table:table-cell>
          <table:table-cell table:formula="of:=+[.Y24]-[.X24]" office:value-type="float" office:value="0.0699999999999998">
            <text:p>0.07</text:p>
          </table:table-cell>
          <table:table-cell table:style-name="ce55" table:formula="of:=IF(([.$AA24]-[.$Z24]-[.$AB$3])/2&lt;[.$AB$3];[.$AB$3];([.$AA24]-[.$Z24]-[.$AB$3])/2)" office:value-type="float" office:value="0.05">
            <text:p><text:s/>$0.050 </text:p>
          </table:table-cell>
          <table:table-cell table:style-name="ce55" table:formula="of:=IF([.AA24]&gt;[.Z24];([.AA24]-[.Z24]);0)" office:value-type="float" office:value="0">
            <text:p><text:s/>$- </text:p>
          </table:table-cell>
          <table:table-cell table:style-name="ce57" table:formula="of:=+[.AC24]-[.AB24]" office:value-type="float" office:value="-0.05">
            <text:p><text:s/>$(0.050)</text:p>
          </table:table-cell>
          <table:table-cell table:style-name="ce6" table:formula="of:=10000*[.AD24]" office:value-type="float" office:value="-500">
            <text:p><text:s/>$(500)</text:p>
          </table:table-cell>
          <table:table-cell/>
          <table:table-cell table:style-name="ce6" table:formula="of:=5000*([.AC24])" office:value-type="float" office:value="0">
            <text:p><text:s/>$- </text:p>
          </table:table-cell>
          <table:table-cell table:number-columns-repeated="223"/>
        </table:table-row>
        <table:table-row table:style-name="ro2">
          <table:table-cell table:style-name="ce11" table:formula="of:=DATE(YEAR([.A24]+31);MONTH([.A24]+31);1)" office:value-type="date" office:date-value="2001-12-01">
            <text:p>1-Dec-01</text:p>
          </table:table-cell>
          <table:table-cell table:formula="of:=IF([.A25]&gt;=[.$A$3];IF([.A25]&lt;=[.$A$4];1;0);0)*([.A26]-[.A25])" office:value-type="float" office:value="0">
            <text:p>0</text:p>
          </table:table-cell>
          <table:table-cell table:style-name="ce12" table:formula="of:=[$Feeds.D29]" office:value-type="float" office:value="-0.023">
            <text:p>-0.023</text:p>
          </table:table-cell>
          <table:table-cell table:style-name="ce15" table:formula="of:=[$Feeds.G20]" office:value-type="float" office:value="3.575">
            <text:p>3.575</text:p>
          </table:table-cell>
          <table:table-cell table:style-name="ce16"/>
          <table:table-cell table:style-name="ce4" table:formula="of:=[.$G$3]*[.B25]" office:value-type="float" office:value="0">
            <text:p><text:s/>- </text:p>
          </table:table-cell>
          <table:table-cell table:style-name="ce21" office:value-type="float" office:value="0.899465608223282">
            <text:p>0.8995 </text:p>
          </table:table-cell>
          <table:table-cell table:style-name="ce26" office:value-type="float" office:value="0.55">
            <text:p>0.5500 </text:p>
          </table:table-cell>
          <table:table-cell table:formula="of:=IF([.E25]=0;[.D25];[.E25])" office:value-type="float" office:value="3.575">
            <text:p>3.575</text:p>
          </table:table-cell>
          <table:table-cell table:formula="of:=IF([.$I$4]=0;[.H25];([.I25]+[.H25]))" office:value-type="float" office:value="0.55">
            <text:p>0.55</text:p>
          </table:table-cell>
          <table:table-cell table:formula="of:=IF([.$K$5]=&quot;OK&quot;;(([.I25]*[.$I$5])+([.J25]*[.$J$5]));&quot;*******&quot;)" office:value-type="float" office:value="0.55">
            <text:p>0.55</text:p>
          </table:table-cell>
          <table:table-cell/>
          <table:table-cell table:style-name="ce6" table:formula="of:=[.F25]*[.G25]*[.K25]" office:value-type="float" office:value="0">
            <text:p><text:s/>$- </text:p>
          </table:table-cell>
          <table:table-cell table:style-name="ce4" table:formula="of:=[.F25]*[.G25]" office:value-type="float" office:value="0">
            <text:p><text:s/>- </text:p>
          </table:table-cell>
          <table:table-cell table:number-columns-repeated="2"/>
          <table:table-cell table:style-name="ce41" table:formula="of:=[.A25]" office:value-type="date" office:date-value="2001-12-01">
            <text:p>Dec-01</text:p>
          </table:table-cell>
          <table:table-cell table:style-name="ce44" table:formula="of:=[.I25]*[.G25]" office:value-type="float" office:value="3.21558954939823">
            <text:p>3.216</text:p>
          </table:table-cell>
          <table:table-cell table:style-name="ce44" table:formula="of:=[.H25]*[.G25]" office:value-type="float" office:value="0.494706084522805">
            <text:p>0.495</text:p>
          </table:table-cell>
          <table:table-cell table:style-name="ce44" table:formula="of:=[.R25]+[.S25]" office:value-type="float" office:value="3.71029563392104">
            <text:p>3.710</text:p>
          </table:table-cell>
          <table:table-cell table:style-name="ce50" table:number-columns-repeated="2"/>
          <table:table-cell table:style-name="ce44"/>
          <table:table-cell office:value-type="float" office:value="2.185">
            <text:p>2.185</text:p>
          </table:table-cell>
          <table:table-cell office:value-type="float" office:value="2.255">
            <text:p>2.255</text:p>
          </table:table-cell>
          <table:table-cell table:formula="of:=[.X25]*[.$Z$3]" office:value-type="float" office:value="0.0928625">
            <text:p>0.0928625</text:p>
          </table:table-cell>
          <table:table-cell table:formula="of:=+[.Y25]-[.X25]" office:value-type="float" office:value="0.0699999999999998">
            <text:p>0.07</text:p>
          </table:table-cell>
          <table:table-cell table:style-name="ce55" table:formula="of:=IF(([.$AA25]-[.$Z25]-[.$AB$3])/2&lt;[.$AB$3];[.$AB$3];([.$AA25]-[.$Z25]-[.$AB$3])/2)" office:value-type="float" office:value="0.05">
            <text:p><text:s/>$0.050 </text:p>
          </table:table-cell>
          <table:table-cell table:style-name="ce55" table:formula="of:=IF([.AA25]&gt;[.Z25];([.AA25]-[.Z25]);0)" office:value-type="float" office:value="0">
            <text:p><text:s/>$- </text:p>
          </table:table-cell>
          <table:table-cell table:style-name="ce57" table:formula="of:=+[.AC25]-[.AB25]" office:value-type="float" office:value="-0.05">
            <text:p><text:s/>$(0.050)</text:p>
          </table:table-cell>
          <table:table-cell table:style-name="ce6" table:formula="of:=10000*[.AD25]" office:value-type="float" office:value="-500">
            <text:p><text:s/>$(500)</text:p>
          </table:table-cell>
          <table:table-cell/>
          <table:table-cell table:style-name="ce6" table:formula="of:=5000*([.AC25])" office:value-type="float" office:value="0">
            <text:p><text:s/>$- </text:p>
          </table:table-cell>
          <table:table-cell table:number-columns-repeated="223"/>
        </table:table-row>
        <table:table-row table:style-name="ro2">
          <table:table-cell table:style-name="ce11" table:formula="of:=DATE(YEAR([.A25]+31);MONTH([.A25]+31);1)" office:value-type="date" office:date-value="2002-01-01">
            <text:p>1-Jan-02</text:p>
          </table:table-cell>
          <table:table-cell table:formula="of:=IF([.A26]&gt;=[.$A$3];IF([.A26]&lt;=[.$A$4];1;0);0)*([.A27]-[.A26])" office:value-type="float" office:value="0">
            <text:p>0</text:p>
          </table:table-cell>
          <table:table-cell table:style-name="ce12" table:formula="of:=[$Feeds.D30]" office:value-type="float" office:value="-0.023">
            <text:p>-0.023</text:p>
          </table:table-cell>
          <table:table-cell table:style-name="ce15" table:formula="of:=[$Feeds.G21]" office:value-type="float" office:value="3.603">
            <text:p>3.603</text:p>
          </table:table-cell>
          <table:table-cell table:style-name="ce16"/>
          <table:table-cell table:style-name="ce4" table:formula="of:=[.$G$3]*[.B26]" office:value-type="float" office:value="0">
            <text:p><text:s/>- </text:p>
          </table:table-cell>
          <table:table-cell table:style-name="ce21" office:value-type="float" office:value="0.893955249450759">
            <text:p>0.8940 </text:p>
          </table:table-cell>
          <table:table-cell table:style-name="ce26" office:value-type="float" office:value="0.55">
            <text:p>0.5500 </text:p>
          </table:table-cell>
          <table:table-cell table:formula="of:=IF([.E26]=0;[.D26];[.E26])" office:value-type="float" office:value="3.603">
            <text:p>3.603</text:p>
          </table:table-cell>
          <table:table-cell table:formula="of:=IF([.$I$4]=0;[.H26];([.I26]+[.H26]))" office:value-type="float" office:value="0.55">
            <text:p>0.55</text:p>
          </table:table-cell>
          <table:table-cell table:formula="of:=IF([.$K$5]=&quot;OK&quot;;(([.I26]*[.$I$5])+([.J26]*[.$J$5]));&quot;*******&quot;)" office:value-type="float" office:value="0.55">
            <text:p>0.55</text:p>
          </table:table-cell>
          <table:table-cell/>
          <table:table-cell table:style-name="ce6" table:formula="of:=[.F26]*[.G26]*[.K26]" office:value-type="float" office:value="0">
            <text:p><text:s/>$- </text:p>
          </table:table-cell>
          <table:table-cell table:style-name="ce4" table:formula="of:=[.F26]*[.G26]" office:value-type="float" office:value="0">
            <text:p><text:s/>- </text:p>
          </table:table-cell>
          <table:table-cell table:number-columns-repeated="2"/>
          <table:table-cell table:style-name="ce41" table:formula="of:=[.A26]" office:value-type="date" office:date-value="2002-01-01">
            <text:p>Jan-02</text:p>
          </table:table-cell>
          <table:table-cell table:style-name="ce44" table:formula="of:=[.I26]*[.G26]" office:value-type="float" office:value="3.22092076377108">
            <text:p>3.221</text:p>
          </table:table-cell>
          <table:table-cell table:style-name="ce44" table:formula="of:=[.H26]*[.G26]" office:value-type="float" office:value="0.491675387197918">
            <text:p>0.492</text:p>
          </table:table-cell>
          <table:table-cell table:style-name="ce44" table:formula="of:=[.R26]+[.S26]" office:value-type="float" office:value="3.712596150969">
            <text:p>3.713</text:p>
          </table:table-cell>
          <table:table-cell table:style-name="ce50" table:number-columns-repeated="2"/>
          <table:table-cell table:style-name="ce44"/>
          <table:table-cell office:value-type="float" office:value="2.185">
            <text:p>2.185</text:p>
          </table:table-cell>
          <table:table-cell office:value-type="float" office:value="2.255">
            <text:p>2.255</text:p>
          </table:table-cell>
          <table:table-cell table:formula="of:=[.X26]*[.$Z$3]" office:value-type="float" office:value="0.0928625">
            <text:p>0.0928625</text:p>
          </table:table-cell>
          <table:table-cell table:formula="of:=+[.Y26]-[.X26]" office:value-type="float" office:value="0.0699999999999998">
            <text:p>0.07</text:p>
          </table:table-cell>
          <table:table-cell table:style-name="ce55" table:formula="of:=IF(([.$AA26]-[.$Z26]-[.$AB$3])/2&lt;[.$AB$3];[.$AB$3];([.$AA26]-[.$Z26]-[.$AB$3])/2)" office:value-type="float" office:value="0.05">
            <text:p><text:s/>$0.050 </text:p>
          </table:table-cell>
          <table:table-cell table:style-name="ce55" table:formula="of:=IF([.AA26]&gt;[.Z26];([.AA26]-[.Z26]);0)" office:value-type="float" office:value="0">
            <text:p><text:s/>$- </text:p>
          </table:table-cell>
          <table:table-cell table:style-name="ce57" table:formula="of:=+[.AC26]-[.AB26]" office:value-type="float" office:value="-0.05">
            <text:p><text:s/>$(0.050)</text:p>
          </table:table-cell>
          <table:table-cell table:style-name="ce6" table:formula="of:=10000*[.AD26]" office:value-type="float" office:value="-500">
            <text:p><text:s/>$(500)</text:p>
          </table:table-cell>
          <table:table-cell/>
          <table:table-cell table:style-name="ce6" table:formula="of:=5000*([.AC26])" office:value-type="float" office:value="0">
            <text:p><text:s/>$- </text:p>
          </table:table-cell>
          <table:table-cell table:number-columns-repeated="223"/>
        </table:table-row>
        <table:table-row table:style-name="ro2">
          <table:table-cell table:style-name="ce11" table:formula="of:=DATE(YEAR([.A26]+31);MONTH([.A26]+31);1)" office:value-type="date" office:date-value="2002-02-01">
            <text:p>1-Feb-02</text:p>
          </table:table-cell>
          <table:table-cell table:formula="of:=IF([.A27]&gt;=[.$A$3];IF([.A27]&lt;=[.$A$4];1;0);0)*([.A28]-[.A27])" office:value-type="float" office:value="0">
            <text:p>0</text:p>
          </table:table-cell>
          <table:table-cell table:style-name="ce12" table:formula="of:=[$Feeds.D31]" office:value-type="float" office:value="-0.023">
            <text:p>-0.023</text:p>
          </table:table-cell>
          <table:table-cell table:style-name="ce15" table:formula="of:=[$Feeds.G22]" office:value-type="float" office:value="3.472">
            <text:p>3.472</text:p>
          </table:table-cell>
          <table:table-cell table:style-name="ce16"/>
          <table:table-cell table:style-name="ce4" table:formula="of:=[.$G$3]*[.B27]" office:value-type="float" office:value="0">
            <text:p><text:s/>- </text:p>
          </table:table-cell>
          <table:table-cell table:style-name="ce21" office:value-type="float" office:value="0.888469250713402">
            <text:p>0.8885 </text:p>
          </table:table-cell>
          <table:table-cell table:style-name="ce26" office:value-type="float" office:value="0.55">
            <text:p>0.5500 </text:p>
          </table:table-cell>
          <table:table-cell table:formula="of:=IF([.E27]=0;[.D27];[.E27])" office:value-type="float" office:value="3.472">
            <text:p>3.472</text:p>
          </table:table-cell>
          <table:table-cell table:formula="of:=IF([.$I$4]=0;[.H27];([.I27]+[.H27]))" office:value-type="float" office:value="0.55">
            <text:p>0.55</text:p>
          </table:table-cell>
          <table:table-cell table:formula="of:=IF([.$K$5]=&quot;OK&quot;;(([.I27]*[.$I$5])+([.J27]*[.$J$5]));&quot;*******&quot;)" office:value-type="float" office:value="0.55">
            <text:p>0.55</text:p>
          </table:table-cell>
          <table:table-cell/>
          <table:table-cell table:style-name="ce6" table:formula="of:=[.F27]*[.G27]*[.K27]" office:value-type="float" office:value="0">
            <text:p><text:s/>$- </text:p>
          </table:table-cell>
          <table:table-cell table:style-name="ce4" table:formula="of:=[.F27]*[.G27]" office:value-type="float" office:value="0">
            <text:p><text:s/>- </text:p>
          </table:table-cell>
          <table:table-cell table:number-columns-repeated="9"/>
          <table:table-cell office:value-type="float" office:value="2.055">
            <text:p>2.055</text:p>
          </table:table-cell>
          <table:table-cell office:value-type="float" office:value="2.135">
            <text:p>2.135</text:p>
          </table:table-cell>
          <table:table-cell table:formula="of:=[.X27]*[.$Z$3]" office:value-type="float" office:value="0.0873375">
            <text:p>0.0873375</text:p>
          </table:table-cell>
          <table:table-cell table:formula="of:=+[.Y27]-[.X27]" office:value-type="float" office:value="0.0799999999999996">
            <text:p>0.08</text:p>
          </table:table-cell>
          <table:table-cell table:style-name="ce55" table:formula="of:=IF(([.$AA27]-[.$Z27]-[.$AB$3])/2&lt;[.$AB$3];[.$AB$3];([.$AA27]-[.$Z27]-[.$AB$3])/2)" office:value-type="float" office:value="0.05">
            <text:p><text:s/>$0.050 </text:p>
          </table:table-cell>
          <table:table-cell table:style-name="ce55" table:formula="of:=IF([.AA27]&gt;[.Z27];([.AA27]-[.Z27]);0)" office:value-type="float" office:value="0">
            <text:p><text:s/>$- </text:p>
          </table:table-cell>
          <table:table-cell table:style-name="ce57" table:formula="of:=+[.AC27]-[.AB27]" office:value-type="float" office:value="-0.05">
            <text:p><text:s/>$(0.050)</text:p>
          </table:table-cell>
          <table:table-cell table:style-name="ce6" table:formula="of:=10000*[.AD27]" office:value-type="float" office:value="-500">
            <text:p><text:s/>$(500)</text:p>
          </table:table-cell>
          <table:table-cell/>
          <table:table-cell table:style-name="ce6" table:formula="of:=5000*([.AC27])" office:value-type="float" office:value="0">
            <text:p><text:s/>$- </text:p>
          </table:table-cell>
          <table:table-cell table:number-columns-repeated="223"/>
        </table:table-row>
        <table:table-row table:style-name="ro2">
          <table:table-cell table:style-name="ce11" table:formula="of:=DATE(YEAR([.A27]+31);MONTH([.A27]+31);1)" office:value-type="date" office:date-value="2002-03-01">
            <text:p>1-Mar-02</text:p>
          </table:table-cell>
          <table:table-cell table:formula="of:=IF([.A28]&gt;=[.$A$3];IF([.A28]&lt;=[.$A$4];1;0);0)*([.A29]-[.A28])" office:value-type="float" office:value="0">
            <text:p>0</text:p>
          </table:table-cell>
          <table:table-cell table:style-name="ce12" table:formula="of:=[$Feeds.D32]" office:value-type="float" office:value="-0.023">
            <text:p>-0.023</text:p>
          </table:table-cell>
          <table:table-cell table:style-name="ce15" table:formula="of:=[$Feeds.G23]" office:value-type="float" office:value="3.167">
            <text:p>3.167</text:p>
          </table:table-cell>
          <table:table-cell table:style-name="ce16"/>
          <table:table-cell table:style-name="ce4" table:formula="of:=[.$G$3]*[.B28]" office:value-type="float" office:value="0">
            <text:p><text:s/>- </text:p>
          </table:table-cell>
          <table:table-cell table:style-name="ce21" office:value-type="float" office:value="0.883534394855689">
            <text:p>0.8835 </text:p>
          </table:table-cell>
          <table:table-cell table:style-name="ce26" office:value-type="float" office:value="0.55">
            <text:p>0.5500 </text:p>
          </table:table-cell>
          <table:table-cell table:formula="of:=IF([.E28]=0;[.D28];[.E28])" office:value-type="float" office:value="3.167">
            <text:p>3.167</text:p>
          </table:table-cell>
          <table:table-cell table:formula="of:=IF([.$I$4]=0;[.H28];([.I28]+[.H28]))" office:value-type="float" office:value="0.55">
            <text:p>0.55</text:p>
          </table:table-cell>
          <table:table-cell table:formula="of:=IF([.$K$5]=&quot;OK&quot;;(([.I28]*[.$I$5])+([.J28]*[.$J$5]));&quot;*******&quot;)" office:value-type="float" office:value="0.55">
            <text:p>0.55</text:p>
          </table:table-cell>
          <table:table-cell/>
          <table:table-cell table:style-name="ce6" table:formula="of:=[.F28]*[.G28]*[.K28]" office:value-type="float" office:value="0">
            <text:p><text:s/>$- </text:p>
          </table:table-cell>
          <table:table-cell table:style-name="ce4" table:formula="of:=[.F28]*[.G28]" office:value-type="float" office:value="0">
            <text:p><text:s/>- </text:p>
          </table:table-cell>
          <table:table-cell table:number-columns-repeated="9"/>
          <table:table-cell office:value-type="float" office:value="2.025">
            <text:p>2.025</text:p>
          </table:table-cell>
          <table:table-cell office:value-type="float" office:value="2.075">
            <text:p>2.075</text:p>
          </table:table-cell>
          <table:table-cell table:formula="of:=[.X28]*[.$Z$3]" office:value-type="float" office:value="0.0860625">
            <text:p>0.0860625</text:p>
          </table:table-cell>
          <table:table-cell table:formula="of:=+[.Y28]-[.X28]" office:value-type="float" office:value="0.0500000000000003">
            <text:p>0.05</text:p>
          </table:table-cell>
          <table:table-cell table:style-name="ce55" table:formula="of:=IF(([.$AA28]-[.$Z28]-[.$AB$3])/2&lt;[.$AB$3];[.$AB$3];([.$AA28]-[.$Z28]-[.$AB$3])/2)" office:value-type="float" office:value="0.05">
            <text:p><text:s/>$0.050 </text:p>
          </table:table-cell>
          <table:table-cell table:style-name="ce55" table:formula="of:=IF([.AA28]&gt;[.Z28];([.AA28]-[.Z28]);0)" office:value-type="float" office:value="0">
            <text:p><text:s/>$- </text:p>
          </table:table-cell>
          <table:table-cell table:style-name="ce57" table:formula="of:=+[.AC28]-[.AB28]" office:value-type="float" office:value="-0.05">
            <text:p><text:s/>$(0.050)</text:p>
          </table:table-cell>
          <table:table-cell table:style-name="ce6" table:formula="of:=10000*[.AD28]" office:value-type="float" office:value="-500">
            <text:p><text:s/>$(500)</text:p>
          </table:table-cell>
          <table:table-cell/>
          <table:table-cell table:style-name="ce6" table:formula="of:=5000*([.AC28])" office:value-type="float" office:value="0">
            <text:p><text:s/>$- </text:p>
          </table:table-cell>
          <table:table-cell table:number-columns-repeated="223"/>
        </table:table-row>
        <table:table-row table:style-name="ro2">
          <table:table-cell table:style-name="ce11" table:formula="of:=DATE(YEAR([.A28]+31);MONTH([.A28]+31);1)" office:value-type="date" office:date-value="2002-04-01">
            <text:p>1-Apr-02</text:p>
          </table:table-cell>
          <table:table-cell table:formula="of:=IF([.A29]&gt;=[.$A$3];IF([.A29]&lt;=[.$A$4];1;0);0)*([.A30]-[.A29])" office:value-type="float" office:value="0">
            <text:p>0</text:p>
          </table:table-cell>
          <table:table-cell table:style-name="ce12" table:formula="of:=[$Feeds.D33]" office:value-type="float" office:value="-0.023">
            <text:p>-0.023</text:p>
          </table:table-cell>
          <table:table-cell table:style-name="ce15" table:formula="of:=[$Feeds.G24]" office:value-type="float" office:value="3.167">
            <text:p>3.167</text:p>
          </table:table-cell>
          <table:table-cell table:style-name="ce17"/>
          <table:table-cell table:style-name="ce4" table:formula="of:=[.$G$3]*[.B29]" office:value-type="float" office:value="0">
            <text:p><text:s/>- </text:p>
          </table:table-cell>
          <table:table-cell table:style-name="ce21" office:value-type="float" office:value="0.878123578621113">
            <text:p>0.8781 </text:p>
          </table:table-cell>
          <table:table-cell table:style-name="ce26" office:value-type="float" office:value="0.19">
            <text:p>0.1900 </text:p>
          </table:table-cell>
          <table:table-cell table:formula="of:=IF([.E29]=0;[.D29];[.E29])" office:value-type="float" office:value="3.167">
            <text:p>3.167</text:p>
          </table:table-cell>
          <table:table-cell table:formula="of:=IF([.$I$4]=0;[.H29];([.I29]+[.H29]))" office:value-type="float" office:value="0.19">
            <text:p>0.19</text:p>
          </table:table-cell>
          <table:table-cell table:formula="of:=IF([.$K$5]=&quot;OK&quot;;(([.I29]*[.$I$5])+([.J29]*[.$J$5]));&quot;*******&quot;)" office:value-type="float" office:value="0.19">
            <text:p>0.19</text:p>
          </table:table-cell>
          <table:table-cell/>
          <table:table-cell table:style-name="ce6" table:formula="of:=[.F29]*[.G29]*[.K29]" office:value-type="float" office:value="0">
            <text:p><text:s/>$- </text:p>
          </table:table-cell>
          <table:table-cell table:style-name="ce4" table:formula="of:=[.F29]*[.G29]" office:value-type="float" office:value="0">
            <text:p><text:s/>- </text:p>
          </table:table-cell>
          <table:table-cell table:number-columns-repeated="9"/>
          <table:table-cell office:value-type="float" office:value="1.995">
            <text:p>1.995</text:p>
          </table:table-cell>
          <table:table-cell office:value-type="float" office:value="2.095">
            <text:p>2.095</text:p>
          </table:table-cell>
          <table:table-cell table:formula="of:=[.X29]*[.$Z$3]" office:value-type="float" office:value="0.0847875">
            <text:p>0.0847875</text:p>
          </table:table-cell>
          <table:table-cell table:formula="of:=+[.Y29]-[.X29]" office:value-type="float" office:value="0.1">
            <text:p>0.1</text:p>
          </table:table-cell>
          <table:table-cell table:style-name="ce55" table:formula="of:=IF(([.$AA29]-[.$Z29]-[.$AB$3])/2&lt;[.$AB$3];[.$AB$3];([.$AA29]-[.$Z29]-[.$AB$3])/2)" office:value-type="float" office:value="0.05">
            <text:p><text:s/>$0.050 </text:p>
          </table:table-cell>
          <table:table-cell table:style-name="ce55" table:formula="of:=IF([.AA29]&gt;[.Z29];([.AA29]-[.Z29]);0)" office:value-type="float" office:value="0.0152125000000001">
            <text:p><text:s/>$0.015 </text:p>
          </table:table-cell>
          <table:table-cell table:style-name="ce57" table:formula="of:=+[.AC29]-[.AB29]" office:value-type="float" office:value="-0.0347874999999999">
            <text:p><text:s/>$(0.035)</text:p>
          </table:table-cell>
          <table:table-cell table:style-name="ce6" table:formula="of:=10000*[.AD29]" office:value-type="float" office:value="-347.874999999999">
            <text:p><text:s/>$(348)</text:p>
          </table:table-cell>
          <table:table-cell/>
          <table:table-cell table:style-name="ce6" table:formula="of:=5000*([.AC29])" office:value-type="float" office:value="76.0625000000004">
            <text:p><text:s/>$76 </text:p>
          </table:table-cell>
          <table:table-cell table:number-columns-repeated="223"/>
        </table:table-row>
        <table:table-row table:style-name="ro2">
          <table:table-cell table:style-name="ce11" table:formula="of:=DATE(YEAR([.A29]+31);MONTH([.A29]+31);1)" office:value-type="date" office:date-value="2002-05-01">
            <text:p>1-May-02</text:p>
          </table:table-cell>
          <table:table-cell table:formula="of:=IF([.A30]&gt;=[.$A$3];IF([.A30]&lt;=[.$A$4];1;0);0)*([.A31]-[.A30])" office:value-type="float" office:value="0">
            <text:p>0</text:p>
          </table:table-cell>
          <table:table-cell table:style-name="ce12" table:formula="of:=[$Feeds.D34]" office:value-type="float" office:value="-0.023">
            <text:p>-0.023</text:p>
          </table:table-cell>
          <table:table-cell table:style-name="ce15" table:formula="of:=[$Feeds.G25]" office:value-type="float" office:value="3.096">
            <text:p>3.096</text:p>
          </table:table-cell>
          <table:table-cell table:style-name="ce17"/>
          <table:table-cell table:style-name="ce4" table:formula="of:=[.$G$3]*[.B30]" office:value-type="float" office:value="0">
            <text:p><text:s/>- </text:p>
          </table:table-cell>
          <table:table-cell table:style-name="ce21" office:value-type="float" office:value="0.872958414761518">
            <text:p>0.8730 </text:p>
          </table:table-cell>
          <table:table-cell table:style-name="ce26" office:value-type="float" office:value="0.19">
            <text:p>0.1900 </text:p>
          </table:table-cell>
          <table:table-cell table:formula="of:=IF([.E30]=0;[.D30];[.E30])" office:value-type="float" office:value="3.096">
            <text:p>3.096</text:p>
          </table:table-cell>
          <table:table-cell table:formula="of:=IF([.$I$4]=0;[.H30];([.I30]+[.H30]))" office:value-type="float" office:value="0.19">
            <text:p>0.19</text:p>
          </table:table-cell>
          <table:table-cell table:formula="of:=IF([.$K$5]=&quot;OK&quot;;(([.I30]*[.$I$5])+([.J30]*[.$J$5]));&quot;*******&quot;)" office:value-type="float" office:value="0.19">
            <text:p>0.19</text:p>
          </table:table-cell>
          <table:table-cell/>
          <table:table-cell table:style-name="ce6" table:formula="of:=[.F30]*[.G30]*[.K30]" office:value-type="float" office:value="0">
            <text:p><text:s/>$- </text:p>
          </table:table-cell>
          <table:table-cell table:style-name="ce4" table:formula="of:=[.F30]*[.G30]" office:value-type="float" office:value="0">
            <text:p><text:s/>- </text:p>
          </table:table-cell>
          <table:table-cell table:number-columns-repeated="9"/>
          <table:table-cell office:value-type="float" office:value="1.995">
            <text:p>1.995</text:p>
          </table:table-cell>
          <table:table-cell office:value-type="float" office:value="2.095">
            <text:p>2.095</text:p>
          </table:table-cell>
          <table:table-cell table:formula="of:=[.X30]*[.$Z$3]" office:value-type="float" office:value="0.0847875">
            <text:p>0.0847875</text:p>
          </table:table-cell>
          <table:table-cell table:formula="of:=+[.Y30]-[.X30]" office:value-type="float" office:value="0.1">
            <text:p>0.1</text:p>
          </table:table-cell>
          <table:table-cell table:style-name="ce55" table:formula="of:=IF(([.$AA30]-[.$Z30]-[.$AB$3])/2&lt;[.$AB$3];[.$AB$3];([.$AA30]-[.$Z30]-[.$AB$3])/2)" office:value-type="float" office:value="0.05">
            <text:p><text:s/>$0.050 </text:p>
          </table:table-cell>
          <table:table-cell table:style-name="ce55" table:formula="of:=IF([.AA30]&gt;[.Z30];([.AA30]-[.Z30]);0)" office:value-type="float" office:value="0.0152125000000001">
            <text:p><text:s/>$0.015 </text:p>
          </table:table-cell>
          <table:table-cell table:style-name="ce57" table:formula="of:=+[.AC30]-[.AB30]" office:value-type="float" office:value="-0.0347874999999999">
            <text:p><text:s/>$(0.035)</text:p>
          </table:table-cell>
          <table:table-cell table:style-name="ce6" table:formula="of:=10000*[.AD30]" office:value-type="float" office:value="-347.874999999999">
            <text:p><text:s/>$(348)</text:p>
          </table:table-cell>
          <table:table-cell/>
          <table:table-cell table:style-name="ce6" table:formula="of:=5000*([.AC30])" office:value-type="float" office:value="76.0625000000004">
            <text:p><text:s/>$76 </text:p>
          </table:table-cell>
          <table:table-cell table:number-columns-repeated="223"/>
        </table:table-row>
        <table:table-row table:style-name="ro2">
          <table:table-cell table:style-name="ce11" table:formula="of:=DATE(YEAR([.A30]+31);MONTH([.A30]+31);1)" office:value-type="date" office:date-value="2002-06-01">
            <text:p>1-Jun-02</text:p>
          </table:table-cell>
          <table:table-cell table:formula="of:=IF([.A31]&gt;=[.$A$3];IF([.A31]&lt;=[.$A$4];1;0);0)*([.A32]-[.A31])" office:value-type="float" office:value="0">
            <text:p>0</text:p>
          </table:table-cell>
          <table:table-cell table:style-name="ce12" table:formula="of:=[$Feeds.D35]" office:value-type="float" office:value="-0.023">
            <text:p>-0.023</text:p>
          </table:table-cell>
          <table:table-cell table:style-name="ce15" table:formula="of:=[$Feeds.G26]" office:value-type="float" office:value="3.068">
            <text:p>3.068</text:p>
          </table:table-cell>
          <table:table-cell table:style-name="ce17"/>
          <table:table-cell table:style-name="ce4" table:formula="of:=[.$G$3]*[.B31]" office:value-type="float" office:value="0">
            <text:p><text:s/>- </text:p>
          </table:table-cell>
          <table:table-cell table:style-name="ce21" office:value-type="float" office:value="0.867650146181293">
            <text:p>0.8677 </text:p>
          </table:table-cell>
          <table:table-cell table:style-name="ce26" office:value-type="float" office:value="0.19">
            <text:p>0.1900 </text:p>
          </table:table-cell>
          <table:table-cell table:formula="of:=IF([.E31]=0;[.D31];[.E31])" office:value-type="float" office:value="3.068">
            <text:p>3.068</text:p>
          </table:table-cell>
          <table:table-cell table:formula="of:=IF([.$I$4]=0;[.H31];([.I31]+[.H31]))" office:value-type="float" office:value="0.19">
            <text:p>0.19</text:p>
          </table:table-cell>
          <table:table-cell table:formula="of:=IF([.$K$5]=&quot;OK&quot;;(([.I31]*[.$I$5])+([.J31]*[.$J$5]));&quot;*******&quot;)" office:value-type="float" office:value="0.19">
            <text:p>0.19</text:p>
          </table:table-cell>
          <table:table-cell/>
          <table:table-cell table:style-name="ce6" table:formula="of:=[.F31]*[.G31]*[.K31]" office:value-type="float" office:value="0">
            <text:p><text:s/>$- </text:p>
          </table:table-cell>
          <table:table-cell table:style-name="ce4" table:formula="of:=[.F31]*[.G31]" office:value-type="float" office:value="0">
            <text:p><text:s/>- </text:p>
          </table:table-cell>
          <table:table-cell table:number-columns-repeated="9"/>
          <table:table-cell office:value-type="float" office:value="1.995">
            <text:p>1.995</text:p>
          </table:table-cell>
          <table:table-cell office:value-type="float" office:value="2.095">
            <text:p>2.095</text:p>
          </table:table-cell>
          <table:table-cell table:formula="of:=[.X31]*[.$Z$3]" office:value-type="float" office:value="0.0847875">
            <text:p>0.0847875</text:p>
          </table:table-cell>
          <table:table-cell table:formula="of:=+[.Y31]-[.X31]" office:value-type="float" office:value="0.1">
            <text:p>0.1</text:p>
          </table:table-cell>
          <table:table-cell table:style-name="ce55" table:formula="of:=IF(([.$AA31]-[.$Z31]-[.$AB$3])/2&lt;[.$AB$3];[.$AB$3];([.$AA31]-[.$Z31]-[.$AB$3])/2)" office:value-type="float" office:value="0.05">
            <text:p><text:s/>$0.050 </text:p>
          </table:table-cell>
          <table:table-cell table:style-name="ce55" table:formula="of:=IF([.AA31]&gt;[.Z31];([.AA31]-[.Z31]);0)" office:value-type="float" office:value="0.0152125000000001">
            <text:p><text:s/>$0.015 </text:p>
          </table:table-cell>
          <table:table-cell table:style-name="ce57" table:formula="of:=+[.AC31]-[.AB31]" office:value-type="float" office:value="-0.0347874999999999">
            <text:p><text:s/>$(0.035)</text:p>
          </table:table-cell>
          <table:table-cell table:style-name="ce6" table:formula="of:=10000*[.AD31]" office:value-type="float" office:value="-347.874999999999">
            <text:p><text:s/>$(348)</text:p>
          </table:table-cell>
          <table:table-cell/>
          <table:table-cell table:style-name="ce6" table:formula="of:=5000*([.AC31])" office:value-type="float" office:value="76.0625000000004">
            <text:p><text:s/>$76 </text:p>
          </table:table-cell>
          <table:table-cell table:number-columns-repeated="223"/>
        </table:table-row>
        <table:table-row table:style-name="ro2">
          <table:table-cell table:style-name="ce11" table:formula="of:=DATE(YEAR([.A31]+31);MONTH([.A31]+31);1)" office:value-type="date" office:date-value="2002-07-01">
            <text:p>1-Jul-02</text:p>
          </table:table-cell>
          <table:table-cell table:formula="of:=IF([.A32]&gt;=[.$A$3];IF([.A32]&lt;=[.$A$4];1;0);0)*([.A33]-[.A32])" office:value-type="float" office:value="0">
            <text:p>0</text:p>
          </table:table-cell>
          <table:table-cell table:style-name="ce12" table:formula="of:=[$Feeds.D36]" office:value-type="float" office:value="-0.023">
            <text:p>-0.023</text:p>
          </table:table-cell>
          <table:table-cell table:style-name="ce15" table:formula="of:=[$Feeds.G27]" office:value-type="float" office:value="3.059">
            <text:p>3.059</text:p>
          </table:table-cell>
          <table:table-cell table:style-name="ce17"/>
          <table:table-cell table:style-name="ce4" table:formula="of:=[.$G$3]*[.B32]" office:value-type="float" office:value="0">
            <text:p><text:s/>- </text:p>
          </table:table-cell>
          <table:table-cell table:style-name="ce21" office:value-type="float" office:value="0.862547439433271">
            <text:p>0.8625 </text:p>
          </table:table-cell>
          <table:table-cell table:style-name="ce26" office:value-type="float" office:value="0.19">
            <text:p>0.1900 </text:p>
          </table:table-cell>
          <table:table-cell table:formula="of:=IF([.E32]=0;[.D32];[.E32])" office:value-type="float" office:value="3.059">
            <text:p>3.059</text:p>
          </table:table-cell>
          <table:table-cell table:formula="of:=IF([.$I$4]=0;[.H32];([.I32]+[.H32]))" office:value-type="float" office:value="0.19">
            <text:p>0.19</text:p>
          </table:table-cell>
          <table:table-cell table:formula="of:=IF([.$K$5]=&quot;OK&quot;;(([.I32]*[.$I$5])+([.J32]*[.$J$5]));&quot;*******&quot;)" office:value-type="float" office:value="0.19">
            <text:p>0.19</text:p>
          </table:table-cell>
          <table:table-cell/>
          <table:table-cell table:style-name="ce6" table:formula="of:=[.F32]*[.G32]*[.K32]" office:value-type="float" office:value="0">
            <text:p><text:s/>$- </text:p>
          </table:table-cell>
          <table:table-cell table:style-name="ce4" table:formula="of:=[.F32]*[.G32]" office:value-type="float" office:value="0">
            <text:p><text:s/>- </text:p>
          </table:table-cell>
          <table:table-cell table:number-columns-repeated="9"/>
          <table:table-cell office:value-type="float" office:value="1.995">
            <text:p>1.995</text:p>
          </table:table-cell>
          <table:table-cell office:value-type="float" office:value="2.095">
            <text:p>2.095</text:p>
          </table:table-cell>
          <table:table-cell table:formula="of:=[.X32]*[.$Z$3]" office:value-type="float" office:value="0.0847875">
            <text:p>0.0847875</text:p>
          </table:table-cell>
          <table:table-cell table:formula="of:=+[.Y32]-[.X32]" office:value-type="float" office:value="0.1">
            <text:p>0.1</text:p>
          </table:table-cell>
          <table:table-cell table:style-name="ce55" table:formula="of:=IF(([.$AA32]-[.$Z32]-[.$AB$3])/2&lt;[.$AB$3];[.$AB$3];([.$AA32]-[.$Z32]-[.$AB$3])/2)" office:value-type="float" office:value="0.05">
            <text:p><text:s/>$0.050 </text:p>
          </table:table-cell>
          <table:table-cell table:style-name="ce55" table:formula="of:=IF([.AA32]&gt;[.Z32];([.AA32]-[.Z32]);0)" office:value-type="float" office:value="0.0152125000000001">
            <text:p><text:s/>$0.015 </text:p>
          </table:table-cell>
          <table:table-cell table:style-name="ce57" table:formula="of:=+[.AC32]-[.AB32]" office:value-type="float" office:value="-0.0347874999999999">
            <text:p><text:s/>$(0.035)</text:p>
          </table:table-cell>
          <table:table-cell table:style-name="ce6" table:formula="of:=10000*[.AD32]" office:value-type="float" office:value="-347.874999999999">
            <text:p><text:s/>$(348)</text:p>
          </table:table-cell>
          <table:table-cell/>
          <table:table-cell table:style-name="ce6" table:formula="of:=5000*([.AC32])" office:value-type="float" office:value="76.0625000000004">
            <text:p><text:s/>$76 </text:p>
          </table:table-cell>
          <table:table-cell table:number-columns-repeated="223"/>
        </table:table-row>
        <table:table-row table:style-name="ro2">
          <table:table-cell table:style-name="ce11" table:formula="of:=DATE(YEAR([.A32]+31);MONTH([.A32]+31);1)" office:value-type="date" office:date-value="2002-08-01">
            <text:p>1-Aug-02</text:p>
          </table:table-cell>
          <table:table-cell table:formula="of:=IF([.A33]&gt;=[.$A$3];IF([.A33]&lt;=[.$A$4];1;0);0)*([.A34]-[.A33])" office:value-type="float" office:value="0">
            <text:p>0</text:p>
          </table:table-cell>
          <table:table-cell table:style-name="ce12" table:formula="of:=[$Feeds.D37]" office:value-type="float" office:value="-0.023">
            <text:p>-0.023</text:p>
          </table:table-cell>
          <table:table-cell table:style-name="ce15" table:formula="of:=[$Feeds.G28]" office:value-type="float" office:value="3.056">
            <text:p>3.056</text:p>
          </table:table-cell>
          <table:table-cell table:style-name="ce17"/>
          <table:table-cell table:style-name="ce4" table:formula="of:=[.$G$3]*[.B33]" office:value-type="float" office:value="0">
            <text:p><text:s/>- </text:p>
          </table:table-cell>
          <table:table-cell table:style-name="ce21" office:value-type="float" office:value="0.857314670730751">
            <text:p>0.8573 </text:p>
          </table:table-cell>
          <table:table-cell table:style-name="ce26" office:value-type="float" office:value="0.19">
            <text:p>0.1900 </text:p>
          </table:table-cell>
          <table:table-cell table:formula="of:=IF([.E33]=0;[.D33];[.E33])" office:value-type="float" office:value="3.056">
            <text:p>3.056</text:p>
          </table:table-cell>
          <table:table-cell table:formula="of:=IF([.$I$4]=0;[.H33];([.I33]+[.H33]))" office:value-type="float" office:value="0.19">
            <text:p>0.19</text:p>
          </table:table-cell>
          <table:table-cell table:formula="of:=IF([.$K$5]=&quot;OK&quot;;(([.I33]*[.$I$5])+([.J33]*[.$J$5]));&quot;*******&quot;)" office:value-type="float" office:value="0.19">
            <text:p>0.19</text:p>
          </table:table-cell>
          <table:table-cell/>
          <table:table-cell table:style-name="ce6" table:formula="of:=[.F33]*[.G33]*[.K33]" office:value-type="float" office:value="0">
            <text:p><text:s/>$- </text:p>
          </table:table-cell>
          <table:table-cell table:style-name="ce4" table:formula="of:=[.F33]*[.G33]" office:value-type="float" office:value="0">
            <text:p><text:s/>- </text:p>
          </table:table-cell>
          <table:table-cell table:number-columns-repeated="9"/>
          <table:table-cell office:value-type="float" office:value="1.995">
            <text:p>1.995</text:p>
          </table:table-cell>
          <table:table-cell office:value-type="float" office:value="2.095">
            <text:p>2.095</text:p>
          </table:table-cell>
          <table:table-cell table:formula="of:=[.X33]*[.$Z$3]" office:value-type="float" office:value="0.0847875">
            <text:p>0.0847875</text:p>
          </table:table-cell>
          <table:table-cell table:formula="of:=+[.Y33]-[.X33]" office:value-type="float" office:value="0.1">
            <text:p>0.1</text:p>
          </table:table-cell>
          <table:table-cell table:style-name="ce55" table:formula="of:=IF(([.$AA33]-[.$Z33]-[.$AB$3])/2&lt;[.$AB$3];[.$AB$3];([.$AA33]-[.$Z33]-[.$AB$3])/2)" office:value-type="float" office:value="0.05">
            <text:p><text:s/>$0.050 </text:p>
          </table:table-cell>
          <table:table-cell table:style-name="ce55" table:formula="of:=IF([.AA33]&gt;[.Z33];([.AA33]-[.Z33]);0)" office:value-type="float" office:value="0.0152125000000001">
            <text:p><text:s/>$0.015 </text:p>
          </table:table-cell>
          <table:table-cell table:style-name="ce57" table:formula="of:=+[.AC33]-[.AB33]" office:value-type="float" office:value="-0.0347874999999999">
            <text:p><text:s/>$(0.035)</text:p>
          </table:table-cell>
          <table:table-cell table:style-name="ce6" table:formula="of:=10000*[.AD33]" office:value-type="float" office:value="-347.874999999999">
            <text:p><text:s/>$(348)</text:p>
          </table:table-cell>
          <table:table-cell/>
          <table:table-cell table:style-name="ce6" table:formula="of:=5000*([.AC33])" office:value-type="float" office:value="76.0625000000004">
            <text:p><text:s/>$76 </text:p>
          </table:table-cell>
          <table:table-cell table:number-columns-repeated="223"/>
        </table:table-row>
        <table:table-row table:style-name="ro2">
          <table:table-cell table:style-name="ce11" table:formula="of:=DATE(YEAR([.A33]+31);MONTH([.A33]+31);1)" office:value-type="date" office:date-value="2002-09-01">
            <text:p>1-Sep-02</text:p>
          </table:table-cell>
          <table:table-cell table:formula="of:=IF([.A34]&gt;=[.$A$3];IF([.A34]&lt;=[.$A$4];1;0);0)*([.A35]-[.A34])" office:value-type="float" office:value="0">
            <text:p>0</text:p>
          </table:table-cell>
          <table:table-cell table:style-name="ce12" table:formula="of:=[$Feeds.D38]" office:value-type="float" office:value="-0.023">
            <text:p>-0.023</text:p>
          </table:table-cell>
          <table:table-cell table:style-name="ce15" table:formula="of:=[$Feeds.G29]" office:value-type="float" office:value="3.043">
            <text:p>3.043</text:p>
          </table:table-cell>
          <table:table-cell table:style-name="ce17"/>
          <table:table-cell table:style-name="ce4" table:formula="of:=[.$G$3]*[.B34]" office:value-type="float" office:value="0">
            <text:p><text:s/>- </text:p>
          </table:table-cell>
          <table:table-cell table:style-name="ce21" office:value-type="float" office:value="0.852112179435318">
            <text:p>0.8521 </text:p>
          </table:table-cell>
          <table:table-cell table:style-name="ce26" office:value-type="float" office:value="0.19">
            <text:p>0.1900 </text:p>
          </table:table-cell>
          <table:table-cell table:formula="of:=IF([.E34]=0;[.D34];[.E34])" office:value-type="float" office:value="3.043">
            <text:p>3.043</text:p>
          </table:table-cell>
          <table:table-cell table:formula="of:=IF([.$I$4]=0;[.H34];([.I34]+[.H34]))" office:value-type="float" office:value="0.19">
            <text:p>0.19</text:p>
          </table:table-cell>
          <table:table-cell table:formula="of:=IF([.$K$5]=&quot;OK&quot;;(([.I34]*[.$I$5])+([.J34]*[.$J$5]));&quot;*******&quot;)" office:value-type="float" office:value="0.19">
            <text:p>0.19</text:p>
          </table:table-cell>
          <table:table-cell/>
          <table:table-cell table:style-name="ce6" table:formula="of:=[.F34]*[.G34]*[.K34]" office:value-type="float" office:value="0">
            <text:p><text:s/>$- </text:p>
          </table:table-cell>
          <table:table-cell table:style-name="ce4" table:formula="of:=[.F34]*[.G34]" office:value-type="float" office:value="0">
            <text:p><text:s/>- </text:p>
          </table:table-cell>
          <table:table-cell table:number-columns-repeated="9"/>
          <table:table-cell office:value-type="float" office:value="2.15">
            <text:p>2.15</text:p>
          </table:table-cell>
          <table:table-cell office:value-type="float" office:value="2.335">
            <text:p>2.335</text:p>
          </table:table-cell>
          <table:table-cell table:formula="of:=[.X34]*[.$Z$3]" office:value-type="float" office:value="0.091375">
            <text:p>0.091375</text:p>
          </table:table-cell>
          <table:table-cell table:formula="of:=+[.Y34]-[.X34]" office:value-type="float" office:value="0.185">
            <text:p>0.185</text:p>
          </table:table-cell>
          <table:table-cell table:style-name="ce55" table:formula="of:=IF(([.$AA34]-[.$Z34]-[.$AB$3])/2&lt;[.$AB$3];[.$AB$3];([.$AA34]-[.$Z34]-[.$AB$3])/2)" office:value-type="float" office:value="0.05">
            <text:p><text:s/>$0.050 </text:p>
          </table:table-cell>
          <table:table-cell table:style-name="ce55" table:formula="of:=IF([.AA34]&gt;[.Z34];([.AA34]-[.Z34]);0)" office:value-type="float" office:value="0.0936250000000001">
            <text:p><text:s/>$0.094 </text:p>
          </table:table-cell>
          <table:table-cell table:style-name="ce57" table:formula="of:=+[.AC34]-[.AB34]" office:value-type="float" office:value="0.0436250000000001">
            <text:p><text:s/>$0.044 </text:p>
          </table:table-cell>
          <table:table-cell table:style-name="ce6" table:formula="of:=10000*[.AD34]" office:value-type="float" office:value="436.250000000001">
            <text:p><text:s/>$436 </text:p>
          </table:table-cell>
          <table:table-cell/>
          <table:table-cell table:style-name="ce6" table:formula="of:=5000*([.AC34])" office:value-type="float" office:value="468.125">
            <text:p><text:s/>$468 </text:p>
          </table:table-cell>
          <table:table-cell table:number-columns-repeated="223"/>
        </table:table-row>
        <table:table-row table:style-name="ro2">
          <table:table-cell table:style-name="ce11" table:formula="of:=DATE(YEAR([.A34]+31);MONTH([.A34]+31);1)" office:value-type="date" office:date-value="2002-10-01">
            <text:p>1-Oct-02</text:p>
          </table:table-cell>
          <table:table-cell table:formula="of:=IF([.A35]&gt;=[.$A$3];IF([.A35]&lt;=[.$A$4];1;0);0)*([.A36]-[.A35])" office:value-type="float" office:value="0">
            <text:p>0</text:p>
          </table:table-cell>
          <table:table-cell table:style-name="ce13"/>
          <table:table-cell table:style-name="ce15" table:formula="of:=[$Feeds.G30]" office:value-type="float" office:value="3.061">
            <text:p>3.061</text:p>
          </table:table-cell>
          <table:table-cell table:style-name="ce17"/>
          <table:table-cell table:style-name="ce4" table:formula="of:=[.$G$3]*[.B35]" office:value-type="float" office:value="0">
            <text:p><text:s/>- </text:p>
          </table:table-cell>
          <table:table-cell table:style-name="ce21" office:value-type="float" office:value="0.847111588897029">
            <text:p>0.8471 </text:p>
          </table:table-cell>
          <table:table-cell table:style-name="ce26" office:value-type="float" office:value="0.19">
            <text:p>0.1900 </text:p>
          </table:table-cell>
          <table:table-cell table:formula="of:=IF([.E35]=0;[.D35];[.E35])" office:value-type="float" office:value="3.061">
            <text:p>3.061</text:p>
          </table:table-cell>
          <table:table-cell table:formula="of:=IF([.$I$4]=0;[.H35];([.I35]+[.H35]))" office:value-type="float" office:value="0.19">
            <text:p>0.19</text:p>
          </table:table-cell>
          <table:table-cell table:formula="of:=IF([.$K$5]=&quot;OK&quot;;(([.I35]*[.$I$5])+([.J35]*[.$J$5]));&quot;*******&quot;)" office:value-type="float" office:value="0.19">
            <text:p>0.19</text:p>
          </table:table-cell>
          <table:table-cell/>
          <table:table-cell table:style-name="ce6" table:formula="of:=[.F35]*[.G35]*[.K35]" office:value-type="float" office:value="0">
            <text:p><text:s/>$- </text:p>
          </table:table-cell>
          <table:table-cell table:style-name="ce4" table:formula="of:=[.F35]*[.G35]" office:value-type="float" office:value="0">
            <text:p><text:s/>- </text:p>
          </table:table-cell>
          <table:table-cell table:number-columns-repeated="9"/>
          <table:table-cell office:value-type="float" office:value="2.185">
            <text:p>2.185</text:p>
          </table:table-cell>
          <table:table-cell office:value-type="float" office:value="2.325">
            <text:p>2.325</text:p>
          </table:table-cell>
          <table:table-cell table:formula="of:=[.X35]*[.$Z$3]" office:value-type="float" office:value="0.0928625">
            <text:p>0.0928625</text:p>
          </table:table-cell>
          <table:table-cell table:formula="of:=+[.Y35]-[.X35]" office:value-type="float" office:value="0.14">
            <text:p>0.14</text:p>
          </table:table-cell>
          <table:table-cell table:style-name="ce55" table:formula="of:=IF(([.$AA35]-[.$Z35]-[.$AB$3])/2&lt;[.$AB$3];[.$AB$3];([.$AA35]-[.$Z35]-[.$AB$3])/2)" office:value-type="float" office:value="0.05">
            <text:p><text:s/>$0.050 </text:p>
          </table:table-cell>
          <table:table-cell table:style-name="ce55" table:formula="of:=IF([.AA35]&gt;[.Z35];([.AA35]-[.Z35]);0)" office:value-type="float" office:value="0.0471375000000001">
            <text:p><text:s/>$0.047 </text:p>
          </table:table-cell>
          <table:table-cell table:style-name="ce57" table:formula="of:=+[.AC35]-[.AB35]" office:value-type="float" office:value="-0.00286249999999989">
            <text:p><text:s/>$(0.003)</text:p>
          </table:table-cell>
          <table:table-cell table:style-name="ce6" table:formula="of:=10000*[.AD35]" office:value-type="float" office:value="-28.6249999999989">
            <text:p><text:s/>$(29)</text:p>
          </table:table-cell>
          <table:table-cell/>
          <table:table-cell table:style-name="ce6" table:formula="of:=5000*([.AC35])" office:value-type="float" office:value="235.687500000001">
            <text:p><text:s/>$236 </text:p>
          </table:table-cell>
          <table:table-cell table:number-columns-repeated="223"/>
        </table:table-row>
        <table:table-row table:style-name="ro2">
          <table:table-cell table:style-name="ce11" table:formula="of:=DATE(YEAR([.A35]+31);MONTH([.A35]+31);1)" office:value-type="date" office:date-value="2002-11-01">
            <text:p>1-Nov-02</text:p>
          </table:table-cell>
          <table:table-cell table:formula="of:=IF([.A36]&gt;=[.$A$3];IF([.A36]&lt;=[.$A$4];1;0);0)*([.A37]-[.A36])" office:value-type="float" office:value="0">
            <text:p>0</text:p>
          </table:table-cell>
          <table:table-cell table:style-name="ce13"/>
          <table:table-cell table:style-name="ce15" table:formula="of:=[$Feeds.G31]" office:value-type="float" office:value="3.159">
            <text:p>3.159</text:p>
          </table:table-cell>
          <table:table-cell table:style-name="ce17"/>
          <table:table-cell table:style-name="ce4" table:formula="of:=[.$G$3]*[.B36]" office:value-type="float" office:value="0">
            <text:p><text:s/>- </text:p>
          </table:table-cell>
          <table:table-cell table:style-name="ce21" office:value-type="float" office:value="0.841982110411299">
            <text:p>0.8420 </text:p>
          </table:table-cell>
          <table:table-cell table:style-name="ce26" office:value-type="float" office:value="0.235">
            <text:p>0.2350 </text:p>
          </table:table-cell>
          <table:table-cell table:formula="of:=IF([.E36]=0;[.D36];[.E36])" office:value-type="float" office:value="3.159">
            <text:p>3.159</text:p>
          </table:table-cell>
          <table:table-cell table:formula="of:=IF([.$I$4]=0;[.H36];([.I36]+[.H36]))" office:value-type="float" office:value="0.235">
            <text:p>0.235</text:p>
          </table:table-cell>
          <table:table-cell table:formula="of:=IF([.$K$5]=&quot;OK&quot;;(([.I36]*[.$I$5])+([.J36]*[.$J$5]));&quot;*******&quot;)" office:value-type="float" office:value="0.235">
            <text:p>0.235</text:p>
          </table:table-cell>
          <table:table-cell/>
          <table:table-cell table:style-name="ce6" table:formula="of:=[.F36]*[.G36]*[.K36]" office:value-type="float" office:value="0">
            <text:p><text:s/>$- </text:p>
          </table:table-cell>
          <table:table-cell table:style-name="ce4" table:formula="of:=[.F36]*[.G36]" office:value-type="float" office:value="0">
            <text:p><text:s/>- </text:p>
          </table:table-cell>
          <table:table-cell table:number-columns-repeated="9"/>
          <table:table-cell office:value-type="float" office:value="2.145">
            <text:p>2.145</text:p>
          </table:table-cell>
          <table:table-cell office:value-type="float" office:value="2.285">
            <text:p>2.285</text:p>
          </table:table-cell>
          <table:table-cell table:formula="of:=[.X36]*[.$Z$3]" office:value-type="float" office:value="0.0911625">
            <text:p>0.0911625</text:p>
          </table:table-cell>
          <table:table-cell table:formula="of:=+[.Y36]-[.X36]" office:value-type="float" office:value="0.14">
            <text:p>0.14</text:p>
          </table:table-cell>
          <table:table-cell table:style-name="ce55" table:formula="of:=IF(([.$AA36]-[.$Z36]-[.$AB$3])/2&lt;[.$AB$3];[.$AB$3];([.$AA36]-[.$Z36]-[.$AB$3])/2)" office:value-type="float" office:value="0.05">
            <text:p><text:s/>$0.050 </text:p>
          </table:table-cell>
          <table:table-cell table:style-name="ce55" table:formula="of:=IF([.AA36]&gt;[.Z36];([.AA36]-[.Z36]);0)" office:value-type="float" office:value="0.0488375000000001">
            <text:p><text:s/>$0.049 </text:p>
          </table:table-cell>
          <table:table-cell table:style-name="ce57" table:formula="of:=+[.AC36]-[.AB36]" office:value-type="float" office:value="-0.00116249999999989">
            <text:p><text:s/>$(0.001)</text:p>
          </table:table-cell>
          <table:table-cell table:style-name="ce6" table:formula="of:=10000*[.AD36]" office:value-type="float" office:value="-11.6249999999989">
            <text:p><text:s/>$(12)</text:p>
          </table:table-cell>
          <table:table-cell/>
          <table:table-cell table:style-name="ce6" table:formula="of:=5000*([.AC36])" office:value-type="float" office:value="244.187500000001">
            <text:p><text:s/>$244 </text:p>
          </table:table-cell>
          <table:table-cell table:number-columns-repeated="223"/>
        </table:table-row>
        <table:table-row table:style-name="ro2">
          <table:table-cell table:style-name="ce11" table:formula="of:=DATE(YEAR([.A36]+31);MONTH([.A36]+31);1)" office:value-type="date" office:date-value="2002-12-01">
            <text:p>1-Dec-02</text:p>
          </table:table-cell>
          <table:table-cell table:formula="of:=IF([.A37]&gt;=[.$A$3];IF([.A37]&lt;=[.$A$4];1;0);0)*([.A38]-[.A37])" office:value-type="float" office:value="0">
            <text:p>0</text:p>
          </table:table-cell>
          <table:table-cell table:style-name="ce13"/>
          <table:table-cell table:style-name="ce15" table:formula="of:=[$Feeds.G32]" office:value-type="float" office:value="3.259">
            <text:p>3.259</text:p>
          </table:table-cell>
          <table:table-cell table:style-name="ce17"/>
          <table:table-cell table:style-name="ce4" table:formula="of:=[.$G$3]*[.B37]" office:value-type="float" office:value="0">
            <text:p><text:s/>- </text:p>
          </table:table-cell>
          <table:table-cell table:style-name="ce21" office:value-type="float" office:value="0.837047219758142">
            <text:p>0.8370 </text:p>
          </table:table-cell>
          <table:table-cell table:style-name="ce26" office:value-type="float" office:value="0.235">
            <text:p>0.2350 </text:p>
          </table:table-cell>
          <table:table-cell table:formula="of:=IF([.E37]=0;[.D37];[.E37])" office:value-type="float" office:value="3.259">
            <text:p>3.259</text:p>
          </table:table-cell>
          <table:table-cell table:formula="of:=IF([.$I$4]=0;[.H37];([.I37]+[.H37]))" office:value-type="float" office:value="0.235">
            <text:p>0.235</text:p>
          </table:table-cell>
          <table:table-cell table:formula="of:=IF([.$K$5]=&quot;OK&quot;;(([.I37]*[.$I$5])+([.J37]*[.$J$5]));&quot;*******&quot;)" office:value-type="float" office:value="0.235">
            <text:p>0.235</text:p>
          </table:table-cell>
          <table:table-cell/>
          <table:table-cell table:style-name="ce6" table:formula="of:=[.F37]*[.G37]*[.K37]" office:value-type="float" office:value="0">
            <text:p><text:s/>$- </text:p>
          </table:table-cell>
          <table:table-cell table:style-name="ce4" table:formula="of:=[.F37]*[.G37]" office:value-type="float" office:value="0">
            <text:p><text:s/>- </text:p>
          </table:table-cell>
          <table:table-cell table:number-columns-repeated="9"/>
          <table:table-cell office:value-type="float" office:value="2.11">
            <text:p>2.11</text:p>
          </table:table-cell>
          <table:table-cell office:value-type="float" office:value="2.295">
            <text:p>2.295</text:p>
          </table:table-cell>
          <table:table-cell table:formula="of:=[.X37]*[.$Z$3]" office:value-type="float" office:value="0.089675">
            <text:p>0.089675</text:p>
          </table:table-cell>
          <table:table-cell table:formula="of:=+[.Y37]-[.X37]" office:value-type="float" office:value="0.185">
            <text:p>0.185</text:p>
          </table:table-cell>
          <table:table-cell table:style-name="ce55" table:formula="of:=IF(([.$AA37]-[.$Z37]-[.$AB$3])/2&lt;[.$AB$3];[.$AB$3];([.$AA37]-[.$Z37]-[.$AB$3])/2)" office:value-type="float" office:value="0.05">
            <text:p><text:s/>$0.050 </text:p>
          </table:table-cell>
          <table:table-cell table:style-name="ce55" table:formula="of:=IF([.AA37]&gt;[.Z37];([.AA37]-[.Z37]);0)" office:value-type="float" office:value="0.095325">
            <text:p><text:s/>$0.095 </text:p>
          </table:table-cell>
          <table:table-cell table:style-name="ce57" table:formula="of:=+[.AC37]-[.AB37]" office:value-type="float" office:value="0.045325">
            <text:p><text:s/>$0.045 </text:p>
          </table:table-cell>
          <table:table-cell table:style-name="ce6" table:formula="of:=10000*[.AD37]" office:value-type="float" office:value="453.25">
            <text:p><text:s/>$453 </text:p>
          </table:table-cell>
          <table:table-cell/>
          <table:table-cell table:style-name="ce6" table:formula="of:=5000*([.AC37])" office:value-type="float" office:value="476.625">
            <text:p><text:s/>$477 </text:p>
          </table:table-cell>
          <table:table-cell table:number-columns-repeated="223"/>
        </table:table-row>
        <table:table-row table:style-name="ro2">
          <table:table-cell table:style-name="ce11" table:formula="of:=DATE(YEAR([.A37]+31);MONTH([.A37]+31);1)" office:value-type="date" office:date-value="2003-01-01">
            <text:p>1-Jan-03</text:p>
          </table:table-cell>
          <table:table-cell table:formula="of:=IF([.A38]&gt;=[.$A$3];IF([.A38]&lt;=[.$A$4];1;0);0)*([.A39]-[.A38])" office:value-type="float" office:value="0">
            <text:p>0</text:p>
          </table:table-cell>
          <table:table-cell table:style-name="ce13"/>
          <table:table-cell table:style-name="ce15" table:formula="of:=[$Feeds.G33]" office:value-type="float" office:value="3.012">
            <text:p>3.012</text:p>
          </table:table-cell>
          <table:table-cell table:style-name="ce17"/>
          <table:table-cell table:style-name="ce4" table:formula="of:=[.$G$3]*[.B38]" office:value-type="float" office:value="0">
            <text:p><text:s/>- </text:p>
          </table:table-cell>
          <table:table-cell table:style-name="ce21" office:value-type="float" office:value="0.831972508485191">
            <text:p>0.8320 </text:p>
          </table:table-cell>
          <table:table-cell table:style-name="ce26" office:value-type="float" office:value="0.235">
            <text:p>0.2350 </text:p>
          </table:table-cell>
          <table:table-cell table:formula="of:=IF([.E38]=0;[.D38];[.E38])" office:value-type="float" office:value="3.012">
            <text:p>3.012</text:p>
          </table:table-cell>
          <table:table-cell table:formula="of:=IF([.$I$4]=0;[.H38];([.I38]+[.H38]))" office:value-type="float" office:value="0.235">
            <text:p>0.235</text:p>
          </table:table-cell>
          <table:table-cell table:formula="of:=IF([.$K$5]=&quot;OK&quot;;(([.I38]*[.$I$5])+([.J38]*[.$J$5]));&quot;*******&quot;)" office:value-type="float" office:value="0.235">
            <text:p>0.235</text:p>
          </table:table-cell>
          <table:table-cell/>
          <table:table-cell table:style-name="ce6" table:formula="of:=[.F38]*[.G38]*[.K38]" office:value-type="float" office:value="0">
            <text:p><text:s/>$- </text:p>
          </table:table-cell>
          <table:table-cell table:style-name="ce4" table:formula="of:=[.F38]*[.G38]" office:value-type="float" office:value="0">
            <text:p><text:s/>- </text:p>
          </table:table-cell>
          <table:table-cell table:number-columns-repeated="9"/>
          <table:table-cell office:value-type="float" office:value="2.145">
            <text:p>2.145</text:p>
          </table:table-cell>
          <table:table-cell office:value-type="float" office:value="2.33">
            <text:p>2.33</text:p>
          </table:table-cell>
          <table:table-cell table:formula="of:=[.X38]*[.$Z$3]" office:value-type="float" office:value="0.0911625">
            <text:p>0.0911625</text:p>
          </table:table-cell>
          <table:table-cell table:formula="of:=+[.Y38]-[.X38]" office:value-type="float" office:value="0.185">
            <text:p>0.185</text:p>
          </table:table-cell>
          <table:table-cell table:style-name="ce55" table:formula="of:=IF(([.$AA38]-[.$Z38]-[.$AB$3])/2&lt;[.$AB$3];[.$AB$3];([.$AA38]-[.$Z38]-[.$AB$3])/2)" office:value-type="float" office:value="0.05">
            <text:p><text:s/>$0.050 </text:p>
          </table:table-cell>
          <table:table-cell table:style-name="ce55" table:formula="of:=IF([.AA38]&gt;[.Z38];([.AA38]-[.Z38]);0)" office:value-type="float" office:value="0.0938375">
            <text:p><text:s/>$0.094 </text:p>
          </table:table-cell>
          <table:table-cell table:style-name="ce57" table:formula="of:=+[.AC38]-[.AB38]" office:value-type="float" office:value="0.0438375">
            <text:p><text:s/>$0.044 </text:p>
          </table:table-cell>
          <table:table-cell table:style-name="ce6" table:formula="of:=10000*[.AD38]" office:value-type="float" office:value="438.375">
            <text:p><text:s/>$438 </text:p>
          </table:table-cell>
          <table:table-cell/>
          <table:table-cell table:style-name="ce6" table:formula="of:=5000*([.AC38])" office:value-type="float" office:value="469.1875">
            <text:p><text:s/>$469 </text:p>
          </table:table-cell>
          <table:table-cell table:number-columns-repeated="223"/>
        </table:table-row>
        <table:table-row table:style-name="ro2">
          <table:table-cell table:style-name="ce11" table:formula="of:=DATE(YEAR([.A38]+31);MONTH([.A38]+31);1)" office:value-type="date" office:date-value="2003-02-01">
            <text:p>1-Feb-03</text:p>
          </table:table-cell>
          <table:table-cell table:formula="of:=IF([.A39]&gt;=[.$A$3];IF([.A39]&lt;=[.$A$4];1;0);0)*([.A40]-[.A39])" office:value-type="float" office:value="0">
            <text:p>0</text:p>
          </table:table-cell>
          <table:table-cell table:style-name="ce13"/>
          <table:table-cell table:style-name="ce15" table:formula="of:=[$Feeds.G34]" office:value-type="float" office:value="3.149">
            <text:p>3.149</text:p>
          </table:table-cell>
          <table:table-cell table:style-name="ce17"/>
          <table:table-cell table:style-name="ce4" table:formula="of:=[.$G$3]*[.B39]" office:value-type="float" office:value="0">
            <text:p><text:s/>- </text:p>
          </table:table-cell>
          <table:table-cell table:style-name="ce21" office:value-type="float" office:value="0.826921213824594">
            <text:p>0.8269 </text:p>
          </table:table-cell>
          <table:table-cell table:style-name="ce26" office:value-type="float" office:value="0.235">
            <text:p>0.2350 </text:p>
          </table:table-cell>
          <table:table-cell table:formula="of:=IF([.E39]=0;[.D39];[.E39])" office:value-type="float" office:value="3.149">
            <text:p>3.149</text:p>
          </table:table-cell>
          <table:table-cell table:formula="of:=IF([.$I$4]=0;[.H39];([.I39]+[.H39]))" office:value-type="float" office:value="0.235">
            <text:p>0.235</text:p>
          </table:table-cell>
          <table:table-cell table:formula="of:=IF([.$K$5]=&quot;OK&quot;;(([.I39]*[.$I$5])+([.J39]*[.$J$5]));&quot;*******&quot;)" office:value-type="float" office:value="0.235">
            <text:p>0.235</text:p>
          </table:table-cell>
          <table:table-cell/>
          <table:table-cell table:style-name="ce6" table:formula="of:=[.F39]*[.G39]*[.K39]" office:value-type="float" office:value="0">
            <text:p><text:s/>$- </text:p>
          </table:table-cell>
          <table:table-cell table:style-name="ce4" table:formula="of:=[.F39]*[.G39]" office:value-type="float" office:value="0">
            <text:p><text:s/>- </text:p>
          </table:table-cell>
          <table:table-cell table:number-columns-repeated="9"/>
          <table:table-cell office:value-type="float" office:value="2.145">
            <text:p>2.145</text:p>
          </table:table-cell>
          <table:table-cell office:value-type="float" office:value="2.33">
            <text:p>2.33</text:p>
          </table:table-cell>
          <table:table-cell table:formula="of:=[.X39]*[.$Z$3]" office:value-type="float" office:value="0.0911625">
            <text:p>0.0911625</text:p>
          </table:table-cell>
          <table:table-cell table:formula="of:=+[.Y39]-[.X39]" office:value-type="float" office:value="0.185">
            <text:p>0.185</text:p>
          </table:table-cell>
          <table:table-cell table:style-name="ce55" table:formula="of:=IF(([.$AA39]-[.$Z39]-[.$AB$3])/2&lt;[.$AB$3];[.$AB$3];([.$AA39]-[.$Z39]-[.$AB$3])/2)" office:value-type="float" office:value="0.05">
            <text:p><text:s/>$0.050 </text:p>
          </table:table-cell>
          <table:table-cell table:style-name="ce55" table:formula="of:=IF([.AA39]&gt;[.Z39];([.AA39]-[.Z39]);0)" office:value-type="float" office:value="0.0938375">
            <text:p><text:s/>$0.094 </text:p>
          </table:table-cell>
          <table:table-cell table:style-name="ce57" table:formula="of:=+[.AC39]-[.AB39]" office:value-type="float" office:value="0.0438375">
            <text:p><text:s/>$0.044 </text:p>
          </table:table-cell>
          <table:table-cell table:style-name="ce6" table:formula="of:=10000*[.AD39]" office:value-type="float" office:value="438.375">
            <text:p><text:s/>$438 </text:p>
          </table:table-cell>
          <table:table-cell/>
          <table:table-cell table:style-name="ce6" table:formula="of:=5000*([.AC39])" office:value-type="float" office:value="469.1875">
            <text:p><text:s/>$469 </text:p>
          </table:table-cell>
          <table:table-cell table:number-columns-repeated="223"/>
        </table:table-row>
        <table:table-row table:style-name="ro2">
          <table:table-cell table:style-name="ce11" table:formula="of:=DATE(YEAR([.A39]+31);MONTH([.A39]+31);1)" office:value-type="date" office:date-value="2003-03-01">
            <text:p>1-Mar-03</text:p>
          </table:table-cell>
          <table:table-cell table:formula="of:=IF([.A40]&gt;=[.$A$3];IF([.A40]&lt;=[.$A$4];1;0);0)*([.A41]-[.A40])" office:value-type="float" office:value="0">
            <text:p>0</text:p>
          </table:table-cell>
          <table:table-cell table:style-name="ce13"/>
          <table:table-cell table:style-name="ce15" table:formula="of:=[$Feeds.G35]" office:value-type="float" office:value="3.012">
            <text:p>3.012</text:p>
          </table:table-cell>
          <table:table-cell table:style-name="ce17"/>
          <table:table-cell table:style-name="ce4" table:formula="of:=[.$G$3]*[.B40]" office:value-type="float" office:value="0">
            <text:p><text:s/>- </text:p>
          </table:table-cell>
          <table:table-cell table:style-name="ce21" office:value-type="float" office:value="0.822384066215981">
            <text:p>0.8224 </text:p>
          </table:table-cell>
          <table:table-cell table:style-name="ce26" office:value-type="float" office:value="0.235">
            <text:p>0.2350 </text:p>
          </table:table-cell>
          <table:table-cell table:formula="of:=IF([.E40]=0;[.D40];[.E40])" office:value-type="float" office:value="3.012">
            <text:p>3.012</text:p>
          </table:table-cell>
          <table:table-cell table:formula="of:=IF([.$I$4]=0;[.H40];([.I40]+[.H40]))" office:value-type="float" office:value="0.235">
            <text:p>0.235</text:p>
          </table:table-cell>
          <table:table-cell table:formula="of:=IF([.$K$5]=&quot;OK&quot;;(([.I40]*[.$I$5])+([.J40]*[.$J$5]));&quot;*******&quot;)" office:value-type="float" office:value="0.235">
            <text:p>0.235</text:p>
          </table:table-cell>
          <table:table-cell/>
          <table:table-cell table:style-name="ce6" table:formula="of:=[.F40]*[.G40]*[.K40]" office:value-type="float" office:value="0">
            <text:p><text:s/>$- </text:p>
          </table:table-cell>
          <table:table-cell table:style-name="ce4" table:formula="of:=[.F40]*[.G40]" office:value-type="float" office:value="0">
            <text:p><text:s/>- </text:p>
          </table:table-cell>
          <table:table-cell table:number-columns-repeated="9"/>
          <table:table-cell office:value-type="float" office:value="2.145">
            <text:p>2.145</text:p>
          </table:table-cell>
          <table:table-cell office:value-type="float" office:value="2.33">
            <text:p>2.33</text:p>
          </table:table-cell>
          <table:table-cell table:formula="of:=[.X40]*[.$Z$3]" office:value-type="float" office:value="0.0911625">
            <text:p>0.0911625</text:p>
          </table:table-cell>
          <table:table-cell table:formula="of:=+[.Y40]-[.X40]" office:value-type="float" office:value="0.185">
            <text:p>0.185</text:p>
          </table:table-cell>
          <table:table-cell table:style-name="ce55" table:formula="of:=IF(([.$AA40]-[.$Z40]-[.$AB$3])/2&lt;[.$AB$3];[.$AB$3];([.$AA40]-[.$Z40]-[.$AB$3])/2)" office:value-type="float" office:value="0.05">
            <text:p><text:s/>$0.050 </text:p>
          </table:table-cell>
          <table:table-cell table:style-name="ce55" table:formula="of:=IF([.AA40]&gt;[.Z40];([.AA40]-[.Z40]);0)" office:value-type="float" office:value="0.0938375">
            <text:p><text:s/>$0.094 </text:p>
          </table:table-cell>
          <table:table-cell table:style-name="ce57" table:formula="of:=+[.AC40]-[.AB40]" office:value-type="float" office:value="0.0438375">
            <text:p><text:s/>$0.044 </text:p>
          </table:table-cell>
          <table:table-cell table:style-name="ce6" table:formula="of:=10000*[.AD40]" office:value-type="float" office:value="438.375">
            <text:p><text:s/>$438 </text:p>
          </table:table-cell>
          <table:table-cell/>
          <table:table-cell table:style-name="ce6" table:formula="of:=5000*([.AC40])" office:value-type="float" office:value="469.1875">
            <text:p><text:s/>$469 </text:p>
          </table:table-cell>
          <table:table-cell table:number-columns-repeated="223"/>
        </table:table-row>
        <table:table-row table:style-name="ro2">
          <table:table-cell table:style-name="ce11" table:formula="of:=DATE(YEAR([.A40]+31);MONTH([.A40]+31);1)" office:value-type="date" office:date-value="2003-04-01">
            <text:p>1-Apr-03</text:p>
          </table:table-cell>
          <table:table-cell table:formula="of:=IF([.A41]&gt;=[.$A$3];IF([.A41]&lt;=[.$A$4];1;0);0)*([.A42]-[.A41])" office:value-type="float" office:value="0">
            <text:p>0</text:p>
          </table:table-cell>
          <table:table-cell table:style-name="ce13"/>
          <table:table-cell table:style-name="ce15" table:formula="of:=[$Feeds.G36]" office:value-type="float" office:value="2.869">
            <text:p>2.869</text:p>
          </table:table-cell>
          <table:table-cell table:style-name="ce17"/>
          <table:table-cell table:style-name="ce4" table:formula="of:=[.$G$3]*[.B41]" office:value-type="float" office:value="0">
            <text:p><text:s/>- </text:p>
          </table:table-cell>
          <table:table-cell table:style-name="ce21" office:value-type="float" office:value="0.817408115090563">
            <text:p>0.8174 </text:p>
          </table:table-cell>
          <table:table-cell table:style-name="ce26" office:value-type="float" office:value="0.12">
            <text:p>0.1200 </text:p>
          </table:table-cell>
          <table:table-cell table:formula="of:=IF([.E41]=0;[.D41];[.E41])" office:value-type="float" office:value="2.869">
            <text:p>2.869</text:p>
          </table:table-cell>
          <table:table-cell table:formula="of:=IF([.$I$4]=0;[.H41];([.I41]+[.H41]))" office:value-type="float" office:value="0.12">
            <text:p>0.12</text:p>
          </table:table-cell>
          <table:table-cell table:formula="of:=IF([.$K$5]=&quot;OK&quot;;(([.I41]*[.$I$5])+([.J41]*[.$J$5]));&quot;*******&quot;)" office:value-type="float" office:value="0.12">
            <text:p>0.12</text:p>
          </table:table-cell>
          <table:table-cell/>
          <table:table-cell table:style-name="ce6" table:formula="of:=[.F41]*[.G41]*[.K41]" office:value-type="float" office:value="0">
            <text:p><text:s/>$- </text:p>
          </table:table-cell>
          <table:table-cell table:style-name="ce4" table:formula="of:=[.F41]*[.G41]" office:value-type="float" office:value="0">
            <text:p><text:s/>- </text:p>
          </table:table-cell>
          <table:table-cell table:number-columns-repeated="9"/>
          <table:table-cell office:value-type="float" office:value="2.1">
            <text:p>2.1</text:p>
          </table:table-cell>
          <table:table-cell office:value-type="float" office:value="2.295">
            <text:p>2.295</text:p>
          </table:table-cell>
          <table:table-cell table:formula="of:=[.X41]*[.$Z$3]" office:value-type="float" office:value="0.08925">
            <text:p>0.08925</text:p>
          </table:table-cell>
          <table:table-cell table:formula="of:=+[.Y41]-[.X41]" office:value-type="float" office:value="0.195">
            <text:p>0.195</text:p>
          </table:table-cell>
          <table:table-cell table:style-name="ce55" table:formula="of:=IF(([.$AA41]-[.$Z41]-[.$AB$3])/2&lt;[.$AB$3];[.$AB$3];([.$AA41]-[.$Z41]-[.$AB$3])/2)" office:value-type="float" office:value="0.05">
            <text:p><text:s/>$0.050 </text:p>
          </table:table-cell>
          <table:table-cell table:style-name="ce55" table:formula="of:=IF([.AA41]&gt;[.Z41];([.AA41]-[.Z41]);0)" office:value-type="float" office:value="0.10575">
            <text:p><text:s/>$0.106 </text:p>
          </table:table-cell>
          <table:table-cell table:style-name="ce57" table:formula="of:=+[.AC41]-[.AB41]" office:value-type="float" office:value="0.0557499999999998">
            <text:p><text:s/>$0.056 </text:p>
          </table:table-cell>
          <table:table-cell table:style-name="ce6" table:formula="of:=10000*[.AD41]" office:value-type="float" office:value="557.499999999998">
            <text:p><text:s/>$557 </text:p>
          </table:table-cell>
          <table:table-cell/>
          <table:table-cell table:style-name="ce6" table:formula="of:=5000*([.AC41])" office:value-type="float" office:value="528.749999999999">
            <text:p><text:s/>$529 </text:p>
          </table:table-cell>
          <table:table-cell table:number-columns-repeated="223"/>
        </table:table-row>
        <table:table-row table:style-name="ro2">
          <table:table-cell table:style-name="ce11" table:formula="of:=DATE(YEAR([.A41]+31);MONTH([.A41]+31);1)" office:value-type="date" office:date-value="2003-05-01">
            <text:p>1-May-03</text:p>
          </table:table-cell>
          <table:table-cell table:formula="of:=IF([.A42]&gt;=[.$A$3];IF([.A42]&lt;=[.$A$4];1;0);0)*([.A43]-[.A42])" office:value-type="float" office:value="0">
            <text:p>0</text:p>
          </table:table-cell>
          <table:table-cell table:style-name="ce13"/>
          <table:table-cell table:style-name="ce15" table:formula="of:=[$Feeds.G37]" office:value-type="float" office:value="2.844">
            <text:p>2.844</text:p>
          </table:table-cell>
          <table:table-cell table:style-name="ce17"/>
          <table:table-cell table:style-name="ce4" table:formula="of:=[.$G$3]*[.B42]" office:value-type="float" office:value="0">
            <text:p><text:s/>- </text:p>
          </table:table-cell>
          <table:table-cell table:style-name="ce21" office:value-type="float" office:value="0.812647632629334">
            <text:p>0.8126 </text:p>
          </table:table-cell>
          <table:table-cell table:style-name="ce26" office:value-type="float" office:value="0.12">
            <text:p>0.1200 </text:p>
          </table:table-cell>
          <table:table-cell table:formula="of:=IF([.E42]=0;[.D42];[.E42])" office:value-type="float" office:value="2.844">
            <text:p>2.844</text:p>
          </table:table-cell>
          <table:table-cell table:formula="of:=IF([.$I$4]=0;[.H42];([.I42]+[.H42]))" office:value-type="float" office:value="0.12">
            <text:p>0.12</text:p>
          </table:table-cell>
          <table:table-cell table:formula="of:=IF([.$K$5]=&quot;OK&quot;;(([.I42]*[.$I$5])+([.J42]*[.$J$5]));&quot;*******&quot;)" office:value-type="float" office:value="0.12">
            <text:p>0.12</text:p>
          </table:table-cell>
          <table:table-cell/>
          <table:table-cell table:style-name="ce6" table:formula="of:=[.F42]*[.G42]*[.K42]" office:value-type="float" office:value="0">
            <text:p><text:s/>$- </text:p>
          </table:table-cell>
          <table:table-cell table:style-name="ce4" table:formula="of:=[.F42]*[.G42]" office:value-type="float" office:value="0">
            <text:p><text:s/>- </text:p>
          </table:table-cell>
          <table:table-cell table:number-columns-repeated="9"/>
          <table:table-cell office:value-type="float" office:value="2.12">
            <text:p>2.12</text:p>
          </table:table-cell>
          <table:table-cell office:value-type="float" office:value="2.27">
            <text:p>2.27</text:p>
          </table:table-cell>
          <table:table-cell table:formula="of:=[.X42]*[.$Z$3]" office:value-type="float" office:value="0.0901">
            <text:p>0.0901</text:p>
          </table:table-cell>
          <table:table-cell table:formula="of:=+[.Y42]-[.X42]" office:value-type="float" office:value="0.15">
            <text:p>0.15</text:p>
          </table:table-cell>
          <table:table-cell table:style-name="ce55" table:formula="of:=IF(([.$AA42]-[.$Z42]-[.$AB$3])/2&lt;[.$AB$3];[.$AB$3];([.$AA42]-[.$Z42]-[.$AB$3])/2)" office:value-type="float" office:value="0.05">
            <text:p><text:s/>$0.050 </text:p>
          </table:table-cell>
          <table:table-cell table:style-name="ce55" table:formula="of:=IF([.AA42]&gt;[.Z42];([.AA42]-[.Z42]);0)" office:value-type="float" office:value="0.0598999999999999">
            <text:p><text:s/>$0.060 </text:p>
          </table:table-cell>
          <table:table-cell table:style-name="ce57" table:formula="of:=+[.AC42]-[.AB42]" office:value-type="float" office:value="0.0098999999999999">
            <text:p><text:s/>$0.010 </text:p>
          </table:table-cell>
          <table:table-cell table:style-name="ce6" table:formula="of:=10000*[.AD42]" office:value-type="float" office:value="98.999999999999">
            <text:p><text:s/>$99 </text:p>
          </table:table-cell>
          <table:table-cell/>
          <table:table-cell table:style-name="ce6" table:formula="of:=5000*([.AC42])" office:value-type="float" office:value="299.499999999999">
            <text:p><text:s/>$300 </text:p>
          </table:table-cell>
          <table:table-cell table:number-columns-repeated="223"/>
        </table:table-row>
        <table:table-row table:style-name="ro2">
          <table:table-cell table:style-name="ce11" table:formula="of:=DATE(YEAR([.A42]+31);MONTH([.A42]+31);1)" office:value-type="date" office:date-value="2003-06-01">
            <text:p>1-Jun-03</text:p>
          </table:table-cell>
          <table:table-cell table:formula="of:=IF([.A43]&gt;=[.$A$3];IF([.A43]&lt;=[.$A$4];1;0);0)*([.A44]-[.A43])" office:value-type="float" office:value="0">
            <text:p>0</text:p>
          </table:table-cell>
          <table:table-cell table:style-name="ce13"/>
          <table:table-cell table:formula="of:=VLOOKUP(YEAR([.$A43]);Spreads;2)+[.D31]" office:value-type="float" office:value="3.1105">
            <text:p>3.1105</text:p>
          </table:table-cell>
          <table:table-cell table:style-name="ce17"/>
          <table:table-cell table:style-name="ce4" table:formula="of:=[.$G$3]*[.B43]" office:value-type="float" office:value="0">
            <text:p><text:s/>- </text:p>
          </table:table-cell>
          <table:table-cell table:style-name="ce21" office:value-type="float" office:value="0.807759101639422">
            <text:p>0.8078 </text:p>
          </table:table-cell>
          <table:table-cell table:style-name="ce26" office:value-type="float" office:value="0.12">
            <text:p>0.1200 </text:p>
          </table:table-cell>
          <table:table-cell table:formula="of:=IF([.E43]=0;[.D43];[.E43])" office:value-type="float" office:value="3.1105">
            <text:p>3.1105</text:p>
          </table:table-cell>
          <table:table-cell table:formula="of:=IF([.$I$4]=0;[.H43];([.I43]+[.H43]))" office:value-type="float" office:value="0.12">
            <text:p>0.12</text:p>
          </table:table-cell>
          <table:table-cell table:formula="of:=IF([.$K$5]=&quot;OK&quot;;(([.I43]*[.$I$5])+([.J43]*[.$J$5]));&quot;*******&quot;)" office:value-type="float" office:value="0.12">
            <text:p>0.12</text:p>
          </table:table-cell>
          <table:table-cell/>
          <table:table-cell table:style-name="ce6" table:formula="of:=[.F43]*[.G43]*[.K43]" office:value-type="float" office:value="0">
            <text:p><text:s/>$- </text:p>
          </table:table-cell>
          <table:table-cell table:style-name="ce4" table:formula="of:=[.F43]*[.G43]" office:value-type="float" office:value="0">
            <text:p><text:s/>- </text:p>
          </table:table-cell>
          <table:table-cell table:number-columns-repeated="9"/>
          <table:table-cell office:value-type="float" office:value="2.14">
            <text:p>2.14</text:p>
          </table:table-cell>
          <table:table-cell office:value-type="float" office:value="2.31">
            <text:p>2.31</text:p>
          </table:table-cell>
          <table:table-cell table:formula="of:=[.X43]*[.$Z$3]" office:value-type="float" office:value="0.09095">
            <text:p>0.09095</text:p>
          </table:table-cell>
          <table:table-cell table:formula="of:=+[.Y43]-[.X43]" office:value-type="float" office:value="0.17">
            <text:p>0.17</text:p>
          </table:table-cell>
          <table:table-cell table:style-name="ce55" table:formula="of:=IF(([.$AA43]-[.$Z43]-[.$AB$3])/2&lt;[.$AB$3];[.$AB$3];([.$AA43]-[.$Z43]-[.$AB$3])/2)" office:value-type="float" office:value="0.05">
            <text:p><text:s/>$0.050 </text:p>
          </table:table-cell>
          <table:table-cell table:style-name="ce55" table:formula="of:=IF([.AA43]&gt;[.Z43];([.AA43]-[.Z43]);0)" office:value-type="float" office:value="0.0790499999999999">
            <text:p><text:s/>$0.079 </text:p>
          </table:table-cell>
          <table:table-cell table:style-name="ce57" table:formula="of:=+[.AC43]-[.AB43]" office:value-type="float" office:value="0.0290499999999999">
            <text:p><text:s/>$0.029 </text:p>
          </table:table-cell>
          <table:table-cell table:style-name="ce6" table:formula="of:=10000*[.AD43]" office:value-type="float" office:value="290.499999999999">
            <text:p><text:s/>$290 </text:p>
          </table:table-cell>
          <table:table-cell/>
          <table:table-cell table:style-name="ce6" table:formula="of:=5000*([.AC43])" office:value-type="float" office:value="395.25">
            <text:p><text:s/>$395 </text:p>
          </table:table-cell>
          <table:table-cell table:number-columns-repeated="223"/>
        </table:table-row>
        <table:table-row table:style-name="ro2">
          <table:table-cell table:style-name="ce11" table:formula="of:=DATE(YEAR([.A43]+31);MONTH([.A43]+31);1)" office:value-type="date" office:date-value="2003-07-01">
            <text:p>1-Jul-03</text:p>
          </table:table-cell>
          <table:table-cell table:formula="of:=IF([.A44]&gt;=[.$A$3];IF([.A44]&lt;=[.$A$4];1;0);0)*([.A45]-[.A44])" office:value-type="float" office:value="0">
            <text:p>0</text:p>
          </table:table-cell>
          <table:table-cell table:style-name="ce13"/>
          <table:table-cell table:formula="of:=VLOOKUP(YEAR([.$A44]);Spreads;2)+[.D32]" office:value-type="float" office:value="3.1015">
            <text:p>3.1015</text:p>
          </table:table-cell>
          <table:table-cell table:style-name="ce17"/>
          <table:table-cell table:style-name="ce4" table:formula="of:=[.$G$3]*[.B44]" office:value-type="float" office:value="0">
            <text:p><text:s/>- </text:p>
          </table:table-cell>
          <table:table-cell table:style-name="ce21" office:value-type="float" office:value="0.803054204135254">
            <text:p>0.8031 </text:p>
          </table:table-cell>
          <table:table-cell table:style-name="ce26" office:value-type="float" office:value="0.12">
            <text:p>0.1200 </text:p>
          </table:table-cell>
          <table:table-cell table:formula="of:=IF([.E44]=0;[.D44];[.E44])" office:value-type="float" office:value="3.1015">
            <text:p>3.1015</text:p>
          </table:table-cell>
          <table:table-cell table:formula="of:=IF([.$I$4]=0;[.H44];([.I44]+[.H44]))" office:value-type="float" office:value="0.12">
            <text:p>0.12</text:p>
          </table:table-cell>
          <table:table-cell table:formula="of:=IF([.$K$5]=&quot;OK&quot;;(([.I44]*[.$I$5])+([.J44]*[.$J$5]));&quot;*******&quot;)" office:value-type="float" office:value="0.12">
            <text:p>0.12</text:p>
          </table:table-cell>
          <table:table-cell/>
          <table:table-cell table:style-name="ce6" table:formula="of:=[.F44]*[.G44]*[.K44]" office:value-type="float" office:value="0">
            <text:p><text:s/>$- </text:p>
          </table:table-cell>
          <table:table-cell table:style-name="ce4" table:formula="of:=[.F44]*[.G44]" office:value-type="float" office:value="0">
            <text:p><text:s/>- </text:p>
          </table:table-cell>
          <table:table-cell table:number-columns-repeated="9"/>
          <table:table-cell office:value-type="float" office:value="2.14">
            <text:p>2.14</text:p>
          </table:table-cell>
          <table:table-cell office:value-type="float" office:value="2.305">
            <text:p>2.305</text:p>
          </table:table-cell>
          <table:table-cell table:formula="of:=[.X44]*[.$Z$3]" office:value-type="float" office:value="0.09095">
            <text:p>0.09095</text:p>
          </table:table-cell>
          <table:table-cell table:formula="of:=+[.Y44]-[.X44]" office:value-type="float" office:value="0.165">
            <text:p>0.165</text:p>
          </table:table-cell>
          <table:table-cell table:style-name="ce55" table:formula="of:=IF(([.$AA44]-[.$Z44]-[.$AB$3])/2&lt;[.$AB$3];[.$AB$3];([.$AA44]-[.$Z44]-[.$AB$3])/2)" office:value-type="float" office:value="0.05">
            <text:p><text:s/>$0.050 </text:p>
          </table:table-cell>
          <table:table-cell table:style-name="ce55" table:formula="of:=IF([.AA44]&gt;[.Z44];([.AA44]-[.Z44]);0)" office:value-type="float" office:value="0.07405">
            <text:p><text:s/>$0.074 </text:p>
          </table:table-cell>
          <table:table-cell table:style-name="ce57" table:formula="of:=+[.AC44]-[.AB44]" office:value-type="float" office:value="0.02405">
            <text:p><text:s/>$0.024 </text:p>
          </table:table-cell>
          <table:table-cell table:style-name="ce6" table:formula="of:=10000*[.AD44]" office:value-type="float" office:value="240.5">
            <text:p><text:s/>$241 </text:p>
          </table:table-cell>
          <table:table-cell/>
          <table:table-cell table:style-name="ce6" table:formula="of:=5000*([.AC44])" office:value-type="float" office:value="370.25">
            <text:p><text:s/>$370 </text:p>
          </table:table-cell>
          <table:table-cell table:number-columns-repeated="223"/>
        </table:table-row>
        <table:table-row table:style-name="ro2">
          <table:table-cell table:style-name="ce11" table:formula="of:=DATE(YEAR([.A44]+31);MONTH([.A44]+31);1)" office:value-type="date" office:date-value="2003-08-01">
            <text:p>1-Aug-03</text:p>
          </table:table-cell>
          <table:table-cell table:formula="of:=IF([.A45]&gt;=[.$A$3];IF([.A45]&lt;=[.$A$4];1;0);0)*([.A46]-[.A45])" office:value-type="float" office:value="0">
            <text:p>0</text:p>
          </table:table-cell>
          <table:table-cell table:style-name="ce13"/>
          <table:table-cell table:formula="of:=VLOOKUP(YEAR([.$A45]);Spreads;2)+[.D33]" office:value-type="float" office:value="3.0985">
            <text:p>3.0985</text:p>
          </table:table-cell>
          <table:table-cell table:style-name="ce17"/>
          <table:table-cell table:style-name="ce4" table:formula="of:=[.$G$3]*[.B45]" office:value-type="float" office:value="0">
            <text:p><text:s/>- </text:p>
          </table:table-cell>
          <table:table-cell table:style-name="ce21" office:value-type="float" office:value="0.798217396172128">
            <text:p>0.7982 </text:p>
          </table:table-cell>
          <table:table-cell table:style-name="ce26" office:value-type="float" office:value="0.12">
            <text:p>0.1200 </text:p>
          </table:table-cell>
          <table:table-cell table:formula="of:=IF([.E45]=0;[.D45];[.E45])" office:value-type="float" office:value="3.0985">
            <text:p>3.0985</text:p>
          </table:table-cell>
          <table:table-cell table:formula="of:=IF([.$I$4]=0;[.H45];([.I45]+[.H45]))" office:value-type="float" office:value="0.12">
            <text:p>0.12</text:p>
          </table:table-cell>
          <table:table-cell table:formula="of:=IF([.$K$5]=&quot;OK&quot;;(([.I45]*[.$I$5])+([.J45]*[.$J$5]));&quot;*******&quot;)" office:value-type="float" office:value="0.12">
            <text:p>0.12</text:p>
          </table:table-cell>
          <table:table-cell/>
          <table:table-cell table:style-name="ce6" table:formula="of:=[.F45]*[.G45]*[.K45]" office:value-type="float" office:value="0">
            <text:p><text:s/>$- </text:p>
          </table:table-cell>
          <table:table-cell table:style-name="ce4" table:formula="of:=[.F45]*[.G45]" office:value-type="float" office:value="0">
            <text:p><text:s/>- </text:p>
          </table:table-cell>
          <table:table-cell table:number-columns-repeated="9"/>
          <table:table-cell office:value-type="float" office:value="2.195">
            <text:p>2.195</text:p>
          </table:table-cell>
          <table:table-cell office:value-type="float" office:value="2.375">
            <text:p>2.375</text:p>
          </table:table-cell>
          <table:table-cell table:formula="of:=[.X45]*[.$Z$3]" office:value-type="float" office:value="0.0932875">
            <text:p>0.0932875</text:p>
          </table:table-cell>
          <table:table-cell table:formula="of:=+[.Y45]-[.X45]" office:value-type="float" office:value="0.18">
            <text:p>0.18</text:p>
          </table:table-cell>
          <table:table-cell table:style-name="ce55" table:formula="of:=IF(([.$AA45]-[.$Z45]-[.$AB$3])/2&lt;[.$AB$3];[.$AB$3];([.$AA45]-[.$Z45]-[.$AB$3])/2)" office:value-type="float" office:value="0.05">
            <text:p><text:s/>$0.050 </text:p>
          </table:table-cell>
          <table:table-cell table:style-name="ce55" table:formula="of:=IF([.AA45]&gt;[.Z45];([.AA45]-[.Z45]);0)" office:value-type="float" office:value="0.0867125000000002">
            <text:p><text:s/>$0.087 </text:p>
          </table:table-cell>
          <table:table-cell table:style-name="ce57" table:formula="of:=+[.AC45]-[.AB45]" office:value-type="float" office:value="0.0367125000000002">
            <text:p><text:s/>$0.037 </text:p>
          </table:table-cell>
          <table:table-cell table:style-name="ce6" table:formula="of:=10000*[.AD45]" office:value-type="float" office:value="367.125000000002">
            <text:p><text:s/>$367 </text:p>
          </table:table-cell>
          <table:table-cell/>
          <table:table-cell table:style-name="ce6" table:formula="of:=5000*([.AC45])" office:value-type="float" office:value="433.562500000001">
            <text:p><text:s/>$434 </text:p>
          </table:table-cell>
          <table:table-cell table:number-columns-repeated="223"/>
        </table:table-row>
        <table:table-row table:style-name="ro2">
          <table:table-cell table:style-name="ce11" table:formula="of:=DATE(YEAR([.A45]+31);MONTH([.A45]+31);1)" office:value-type="date" office:date-value="2003-09-01">
            <text:p>1-Sep-03</text:p>
          </table:table-cell>
          <table:table-cell table:formula="of:=IF([.A46]&gt;=[.$A$3];IF([.A46]&lt;=[.$A$4];1;0);0)*([.A47]-[.A46])" office:value-type="float" office:value="0">
            <text:p>0</text:p>
          </table:table-cell>
          <table:table-cell table:style-name="ce13"/>
          <table:table-cell table:formula="of:=VLOOKUP(YEAR([.$A46]);Spreads;2)+[.D34]" office:value-type="float" office:value="3.0855">
            <text:p>3.0855</text:p>
          </table:table-cell>
          <table:table-cell table:style-name="ce17"/>
          <table:table-cell table:style-name="ce4" table:formula="of:=[.$G$3]*[.B46]" office:value-type="float" office:value="0">
            <text:p><text:s/>- </text:p>
          </table:table-cell>
          <table:table-cell table:style-name="ce21" office:value-type="float" office:value="0.793410753102434">
            <text:p>0.7934 </text:p>
          </table:table-cell>
          <table:table-cell table:style-name="ce26" office:value-type="float" office:value="0.12">
            <text:p>0.1200 </text:p>
          </table:table-cell>
          <table:table-cell table:formula="of:=IF([.E46]=0;[.D46];[.E46])" office:value-type="float" office:value="3.0855">
            <text:p>3.0855</text:p>
          </table:table-cell>
          <table:table-cell table:formula="of:=IF([.$I$4]=0;[.H46];([.I46]+[.H46]))" office:value-type="float" office:value="0.12">
            <text:p>0.12</text:p>
          </table:table-cell>
          <table:table-cell table:formula="of:=IF([.$K$5]=&quot;OK&quot;;(([.I46]*[.$I$5])+([.J46]*[.$J$5]));&quot;*******&quot;)" office:value-type="float" office:value="0.12">
            <text:p>0.12</text:p>
          </table:table-cell>
          <table:table-cell/>
          <table:table-cell table:style-name="ce6" table:formula="of:=[.F46]*[.G46]*[.K46]" office:value-type="float" office:value="0">
            <text:p><text:s/>$- </text:p>
          </table:table-cell>
          <table:table-cell table:style-name="ce4" table:formula="of:=[.F46]*[.G46]" office:value-type="float" office:value="0">
            <text:p><text:s/>- </text:p>
          </table:table-cell>
          <table:table-cell table:number-columns-repeated="9"/>
          <table:table-cell office:value-type="float" office:value="2.195">
            <text:p>2.195</text:p>
          </table:table-cell>
          <table:table-cell office:value-type="float" office:value="2.375">
            <text:p>2.375</text:p>
          </table:table-cell>
          <table:table-cell table:formula="of:=[.X46]*[.$Z$3]" office:value-type="float" office:value="0.0932875">
            <text:p>0.0932875</text:p>
          </table:table-cell>
          <table:table-cell table:formula="of:=+[.Y46]-[.X46]" office:value-type="float" office:value="0.18">
            <text:p>0.18</text:p>
          </table:table-cell>
          <table:table-cell table:style-name="ce55" table:formula="of:=IF(([.$AA46]-[.$Z46]-[.$AB$3])/2&lt;[.$AB$3];[.$AB$3];([.$AA46]-[.$Z46]-[.$AB$3])/2)" office:value-type="float" office:value="0.05">
            <text:p><text:s/>$0.050 </text:p>
          </table:table-cell>
          <table:table-cell table:style-name="ce55" table:formula="of:=IF([.AA46]&gt;[.Z46];([.AA46]-[.Z46]);0)" office:value-type="float" office:value="0.0867125000000002">
            <text:p><text:s/>$0.087 </text:p>
          </table:table-cell>
          <table:table-cell table:style-name="ce57" table:formula="of:=+[.AC46]-[.AB46]" office:value-type="float" office:value="0.0367125000000002">
            <text:p><text:s/>$0.037 </text:p>
          </table:table-cell>
          <table:table-cell table:style-name="ce6" table:formula="of:=10000*[.AD46]" office:value-type="float" office:value="367.125000000002">
            <text:p><text:s/>$367 </text:p>
          </table:table-cell>
          <table:table-cell/>
          <table:table-cell table:style-name="ce6" table:formula="of:=5000*([.AC46])" office:value-type="float" office:value="433.562500000001">
            <text:p><text:s/>$434 </text:p>
          </table:table-cell>
          <table:table-cell table:number-columns-repeated="223"/>
        </table:table-row>
        <table:table-row table:style-name="ro2">
          <table:table-cell table:style-name="ce11" table:formula="of:=DATE(YEAR([.A46]+31);MONTH([.A46]+31);1)" office:value-type="date" office:date-value="2003-10-01">
            <text:p>1-Oct-03</text:p>
          </table:table-cell>
          <table:table-cell table:formula="of:=IF([.A47]&gt;=[.$A$3];IF([.A47]&lt;=[.$A$4];1;0);0)*([.A48]-[.A47])" office:value-type="float" office:value="0">
            <text:p>0</text:p>
          </table:table-cell>
          <table:table-cell table:style-name="ce13"/>
          <table:table-cell table:formula="of:=VLOOKUP(YEAR([.$A47]);Spreads;2)+[.D35]" office:value-type="float" office:value="3.1035">
            <text:p>3.1035</text:p>
          </table:table-cell>
          <table:table-cell table:style-name="ce17"/>
          <table:table-cell table:style-name="ce4" table:formula="of:=[.$G$3]*[.B47]" office:value-type="float" office:value="0">
            <text:p><text:s/>- </text:p>
          </table:table-cell>
          <table:table-cell table:style-name="ce21" office:value-type="float" office:value="0.788785452397891">
            <text:p>0.7888 </text:p>
          </table:table-cell>
          <table:table-cell table:style-name="ce26" office:value-type="float" office:value="0.12">
            <text:p>0.1200 </text:p>
          </table:table-cell>
          <table:table-cell table:formula="of:=IF([.E47]=0;[.D47];[.E47])" office:value-type="float" office:value="3.1035">
            <text:p>3.1035</text:p>
          </table:table-cell>
          <table:table-cell table:formula="of:=IF([.$I$4]=0;[.H47];([.I47]+[.H47]))" office:value-type="float" office:value="0.12">
            <text:p>0.12</text:p>
          </table:table-cell>
          <table:table-cell table:formula="of:=IF([.$K$5]=&quot;OK&quot;;(([.I47]*[.$I$5])+([.J47]*[.$J$5]));&quot;*******&quot;)" office:value-type="float" office:value="0.12">
            <text:p>0.12</text:p>
          </table:table-cell>
          <table:table-cell/>
          <table:table-cell table:style-name="ce6" table:formula="of:=[.F47]*[.G47]*[.K47]" office:value-type="float" office:value="0">
            <text:p><text:s/>$- </text:p>
          </table:table-cell>
          <table:table-cell table:style-name="ce4" table:formula="of:=[.F47]*[.G47]" office:value-type="float" office:value="0">
            <text:p><text:s/>- </text:p>
          </table:table-cell>
          <table:table-cell table:number-columns-repeated="9"/>
          <table:table-cell office:value-type="float" office:value="2.195">
            <text:p>2.195</text:p>
          </table:table-cell>
          <table:table-cell office:value-type="float" office:value="2.375">
            <text:p>2.375</text:p>
          </table:table-cell>
          <table:table-cell table:formula="of:=[.X47]*[.$Z$3]" office:value-type="float" office:value="0.0932875">
            <text:p>0.0932875</text:p>
          </table:table-cell>
          <table:table-cell table:formula="of:=+[.Y47]-[.X47]" office:value-type="float" office:value="0.18">
            <text:p>0.18</text:p>
          </table:table-cell>
          <table:table-cell table:style-name="ce55" table:formula="of:=IF(([.$AA47]-[.$Z47]-[.$AB$3])/2&lt;[.$AB$3];[.$AB$3];([.$AA47]-[.$Z47]-[.$AB$3])/2)" office:value-type="float" office:value="0.05">
            <text:p><text:s/>$0.050 </text:p>
          </table:table-cell>
          <table:table-cell table:style-name="ce55" table:formula="of:=IF([.AA47]&gt;[.Z47];([.AA47]-[.Z47]);0)" office:value-type="float" office:value="0.0867125000000002">
            <text:p><text:s/>$0.087 </text:p>
          </table:table-cell>
          <table:table-cell table:style-name="ce57" table:formula="of:=+[.AC47]-[.AB47]" office:value-type="float" office:value="0.0367125000000002">
            <text:p><text:s/>$0.037 </text:p>
          </table:table-cell>
          <table:table-cell table:style-name="ce6" table:formula="of:=10000*[.AD47]" office:value-type="float" office:value="367.125000000002">
            <text:p><text:s/>$367 </text:p>
          </table:table-cell>
          <table:table-cell/>
          <table:table-cell table:style-name="ce6" table:formula="of:=5000*([.AC47])" office:value-type="float" office:value="433.562500000001">
            <text:p><text:s/>$434 </text:p>
          </table:table-cell>
          <table:table-cell table:number-columns-repeated="223"/>
        </table:table-row>
        <table:table-row table:style-name="ro2">
          <table:table-cell table:style-name="ce11" table:formula="of:=DATE(YEAR([.A47]+31);MONTH([.A47]+31);1)" office:value-type="date" office:date-value="2003-11-01">
            <text:p>1-Nov-03</text:p>
          </table:table-cell>
          <table:table-cell table:formula="of:=IF([.A48]&gt;=[.$A$3];IF([.A48]&lt;=[.$A$4];1;0);0)*([.A49]-[.A48])" office:value-type="float" office:value="0">
            <text:p>0</text:p>
          </table:table-cell>
          <table:table-cell table:style-name="ce13"/>
          <table:table-cell table:formula="of:=VLOOKUP(YEAR([.$A48]);Spreads;2)+[.D36]" office:value-type="float" office:value="3.2015">
            <text:p>3.2015</text:p>
          </table:table-cell>
          <table:table-cell table:style-name="ce17"/>
          <table:table-cell table:style-name="ce4" table:formula="of:=[.$G$3]*[.B48]" office:value-type="float" office:value="0">
            <text:p><text:s/>- </text:p>
          </table:table-cell>
          <table:table-cell table:style-name="ce21" office:value-type="float" office:value="0.784032307578086">
            <text:p>0.7840 </text:p>
          </table:table-cell>
          <table:table-cell table:style-name="ce26" table:formula="of:=[.H36]+0.01" office:value-type="float" office:value="0.245">
            <text:p>0.2450 </text:p>
          </table:table-cell>
          <table:table-cell table:formula="of:=IF([.E48]=0;[.D48];[.E48])" office:value-type="float" office:value="3.2015">
            <text:p>3.2015</text:p>
          </table:table-cell>
          <table:table-cell table:formula="of:=IF([.$I$4]=0;[.H48];([.I48]+[.H48]))" office:value-type="float" office:value="0.245">
            <text:p>0.245</text:p>
          </table:table-cell>
          <table:table-cell table:formula="of:=IF([.$K$5]=&quot;OK&quot;;(([.I48]*[.$I$5])+([.J48]*[.$J$5]));&quot;*******&quot;)" office:value-type="float" office:value="0.245">
            <text:p>0.245</text:p>
          </table:table-cell>
          <table:table-cell/>
          <table:table-cell table:style-name="ce6" table:formula="of:=[.F48]*[.G48]*[.K48]" office:value-type="float" office:value="0">
            <text:p><text:s/>$- </text:p>
          </table:table-cell>
          <table:table-cell table:style-name="ce4" table:formula="of:=[.F48]*[.G48]" office:value-type="float" office:value="0">
            <text:p><text:s/>- </text:p>
          </table:table-cell>
          <table:table-cell table:number-columns-repeated="9"/>
          <table:table-cell office:value-type="float" office:value="2.28">
            <text:p>2.28</text:p>
          </table:table-cell>
          <table:table-cell office:value-type="float" office:value="2.485">
            <text:p>2.485</text:p>
          </table:table-cell>
          <table:table-cell table:formula="of:=[.X48]*[.$Z$3]" office:value-type="float" office:value="0.0969">
            <text:p>0.0969</text:p>
          </table:table-cell>
          <table:table-cell table:formula="of:=+[.Y48]-[.X48]" office:value-type="float" office:value="0.205">
            <text:p>0.205</text:p>
          </table:table-cell>
          <table:table-cell table:style-name="ce55" table:formula="of:=IF(([.$AA48]-[.$Z48]-[.$AB$3])/2&lt;[.$AB$3];[.$AB$3];([.$AA48]-[.$Z48]-[.$AB$3])/2)" office:value-type="float" office:value="0.05">
            <text:p><text:s/>$0.050 </text:p>
          </table:table-cell>
          <table:table-cell table:style-name="ce55" table:formula="of:=IF([.AA48]&gt;[.Z48];([.AA48]-[.Z48]);0)" office:value-type="float" office:value="0.1081">
            <text:p><text:s/>$0.108 </text:p>
          </table:table-cell>
          <table:table-cell table:style-name="ce57" table:formula="of:=+[.AC48]-[.AB48]" office:value-type="float" office:value="0.0580999999999996">
            <text:p><text:s/>$0.058 </text:p>
          </table:table-cell>
          <table:table-cell table:style-name="ce6" table:formula="of:=10000*[.AD48]" office:value-type="float" office:value="580.999999999996">
            <text:p><text:s/>$581 </text:p>
          </table:table-cell>
          <table:table-cell/>
          <table:table-cell table:style-name="ce6" table:formula="of:=5000*([.AC48])" office:value-type="float" office:value="540.499999999998">
            <text:p><text:s/>$540 </text:p>
          </table:table-cell>
          <table:table-cell table:number-columns-repeated="223"/>
        </table:table-row>
        <table:table-row table:style-name="ro2">
          <table:table-cell table:style-name="ce11" table:formula="of:=DATE(YEAR([.A48]+31);MONTH([.A48]+31);1)" office:value-type="date" office:date-value="2003-12-01">
            <text:p>1-Dec-03</text:p>
          </table:table-cell>
          <table:table-cell table:formula="of:=IF([.A49]&gt;=[.$A$3];IF([.A49]&lt;=[.$A$4];1;0);0)*([.A50]-[.A49])" office:value-type="float" office:value="0">
            <text:p>0</text:p>
          </table:table-cell>
          <table:table-cell table:style-name="ce13"/>
          <table:table-cell table:formula="of:=VLOOKUP(YEAR([.$A49]);Spreads;2)+[.D37]" office:value-type="float" office:value="3.3015">
            <text:p>3.3015</text:p>
          </table:table-cell>
          <table:table-cell table:style-name="ce17"/>
          <table:table-cell table:style-name="ce4" table:formula="of:=[.$G$3]*[.B49]" office:value-type="float" office:value="0">
            <text:p><text:s/>- </text:p>
          </table:table-cell>
          <table:table-cell table:style-name="ce21" office:value-type="float" office:value="0.779460481109849">
            <text:p>0.7795 </text:p>
          </table:table-cell>
          <table:table-cell table:style-name="ce26" table:formula="of:=[.H37]+0.01" office:value-type="float" office:value="0.245">
            <text:p>0.2450 </text:p>
          </table:table-cell>
          <table:table-cell table:formula="of:=IF([.E49]=0;[.D49];[.E49])" office:value-type="float" office:value="3.3015">
            <text:p>3.3015</text:p>
          </table:table-cell>
          <table:table-cell table:formula="of:=IF([.$I$4]=0;[.H49];([.I49]+[.H49]))" office:value-type="float" office:value="0.245">
            <text:p>0.245</text:p>
          </table:table-cell>
          <table:table-cell table:formula="of:=IF([.$K$5]=&quot;OK&quot;;(([.I49]*[.$I$5])+([.J49]*[.$J$5]));&quot;*******&quot;)" office:value-type="float" office:value="0.245">
            <text:p>0.245</text:p>
          </table:table-cell>
          <table:table-cell/>
          <table:table-cell table:style-name="ce6" table:formula="of:=[.F49]*[.G49]*[.K49]" office:value-type="float" office:value="0">
            <text:p><text:s/>$- </text:p>
          </table:table-cell>
          <table:table-cell table:style-name="ce4" table:formula="of:=[.F49]*[.G49]" office:value-type="float" office:value="0">
            <text:p><text:s/>- </text:p>
          </table:table-cell>
          <table:table-cell table:number-columns-repeated="9"/>
          <table:table-cell office:value-type="float" office:value="2.45">
            <text:p>2.45</text:p>
          </table:table-cell>
          <table:table-cell office:value-type="float" office:value="2.605">
            <text:p>2.605</text:p>
          </table:table-cell>
          <table:table-cell table:formula="of:=[.X49]*[.$Z$3]" office:value-type="float" office:value="0.104125">
            <text:p>0.104125</text:p>
          </table:table-cell>
          <table:table-cell table:formula="of:=+[.Y49]-[.X49]" office:value-type="float" office:value="0.155">
            <text:p>0.155</text:p>
          </table:table-cell>
          <table:table-cell table:style-name="ce55" table:formula="of:=IF(([.$AA49]-[.$Z49]-[.$AB$3])/2&lt;[.$AB$3];[.$AB$3];([.$AA49]-[.$Z49]-[.$AB$3])/2)" office:value-type="float" office:value="0.05">
            <text:p><text:s/>$0.050 </text:p>
          </table:table-cell>
          <table:table-cell table:style-name="ce55" table:formula="of:=IF([.AA49]&gt;[.Z49];([.AA49]-[.Z49]);0)" office:value-type="float" office:value="0.0508749999999998">
            <text:p><text:s/>$0.051 </text:p>
          </table:table-cell>
          <table:table-cell table:style-name="ce57" table:formula="of:=+[.AC49]-[.AB49]" office:value-type="float" office:value="0.000874999999999793">
            <text:p><text:s/>$0.001 </text:p>
          </table:table-cell>
          <table:table-cell table:style-name="ce6" table:formula="of:=10000*[.AD49]" office:value-type="float" office:value="8.74999999999793">
            <text:p><text:s/>$9 </text:p>
          </table:table-cell>
          <table:table-cell/>
          <table:table-cell table:style-name="ce6" table:formula="of:=5000*([.AC49])" office:value-type="float" office:value="254.374999999999">
            <text:p><text:s/>$254 </text:p>
          </table:table-cell>
          <table:table-cell table:number-columns-repeated="223"/>
        </table:table-row>
        <table:table-row table:style-name="ro2">
          <table:table-cell table:style-name="ce11" table:formula="of:=DATE(YEAR([.A49]+31);MONTH([.A49]+31);1)" office:value-type="date" office:date-value="2004-01-01">
            <text:p>1-Jan-04</text:p>
          </table:table-cell>
          <table:table-cell table:formula="of:=IF([.A50]&gt;=[.$A$3];IF([.A50]&lt;=[.$A$4];1;0);0)*([.A51]-[.A50])" office:value-type="float" office:value="0">
            <text:p>0</text:p>
          </table:table-cell>
          <table:table-cell table:style-name="ce13"/>
          <table:table-cell table:formula="of:=VLOOKUP(YEAR([.$A50]);Spreads;2)+[.D38]" office:value-type="float" office:value="3.0595">
            <text:p>3.0595</text:p>
          </table:table-cell>
          <table:table-cell table:style-name="ce17"/>
          <table:table-cell table:style-name="ce4" table:formula="of:=[.$G$3]*[.B50]" office:value-type="float" office:value="0">
            <text:p><text:s/>- </text:p>
          </table:table-cell>
          <table:table-cell table:style-name="ce21" office:value-type="float" office:value="0.774737938550423">
            <text:p>0.7747 </text:p>
          </table:table-cell>
          <table:table-cell table:style-name="ce26" table:formula="of:=[.H38]+0.01" office:value-type="float" office:value="0.245">
            <text:p>0.2450 </text:p>
          </table:table-cell>
          <table:table-cell table:formula="of:=IF([.E50]=0;[.D50];[.E50])" office:value-type="float" office:value="3.0595">
            <text:p>3.0595</text:p>
          </table:table-cell>
          <table:table-cell table:formula="of:=IF([.$I$4]=0;[.H50];([.I50]+[.H50]))" office:value-type="float" office:value="0.245">
            <text:p>0.245</text:p>
          </table:table-cell>
          <table:table-cell table:formula="of:=IF([.$K$5]=&quot;OK&quot;;(([.I50]*[.$I$5])+([.J50]*[.$J$5]));&quot;*******&quot;)" office:value-type="float" office:value="0.245">
            <text:p>0.245</text:p>
          </table:table-cell>
          <table:table-cell/>
          <table:table-cell table:style-name="ce6" table:formula="of:=[.F50]*[.G50]*[.K50]" office:value-type="float" office:value="0">
            <text:p><text:s/>$- </text:p>
          </table:table-cell>
          <table:table-cell table:style-name="ce4" table:formula="of:=[.F50]*[.G50]" office:value-type="float" office:value="0">
            <text:p><text:s/>- </text:p>
          </table:table-cell>
          <table:table-cell table:number-columns-repeated="9"/>
          <table:table-cell office:value-type="float" office:value="2.47">
            <text:p>2.47</text:p>
          </table:table-cell>
          <table:table-cell office:value-type="float" office:value="2.65">
            <text:p>2.65</text:p>
          </table:table-cell>
          <table:table-cell table:formula="of:=[.X50]*[.$Z$3]" office:value-type="float" office:value="0.104975">
            <text:p>0.104975</text:p>
          </table:table-cell>
          <table:table-cell table:formula="of:=+[.Y50]-[.X50]" office:value-type="float" office:value="0.18">
            <text:p>0.18</text:p>
          </table:table-cell>
          <table:table-cell table:style-name="ce55" table:formula="of:=IF(([.$AA50]-[.$Z50]-[.$AB$3])/2&lt;[.$AB$3];[.$AB$3];([.$AA50]-[.$Z50]-[.$AB$3])/2)" office:value-type="float" office:value="0.05">
            <text:p><text:s/>$0.050 </text:p>
          </table:table-cell>
          <table:table-cell table:style-name="ce55" table:formula="of:=IF([.AA50]&gt;[.Z50];([.AA50]-[.Z50]);0)" office:value-type="float" office:value="0.0750249999999997">
            <text:p><text:s/>$0.075 </text:p>
          </table:table-cell>
          <table:table-cell table:style-name="ce57" table:formula="of:=+[.AC50]-[.AB50]" office:value-type="float" office:value="0.0250249999999997">
            <text:p><text:s/>$0.025 </text:p>
          </table:table-cell>
          <table:table-cell table:style-name="ce6" table:formula="of:=10000*[.AD50]" office:value-type="float" office:value="250.249999999997">
            <text:p><text:s/>$250 </text:p>
          </table:table-cell>
          <table:table-cell/>
          <table:table-cell table:style-name="ce6" table:formula="of:=5000*([.AC50])" office:value-type="float" office:value="375.124999999998">
            <text:p><text:s/>$375 </text:p>
          </table:table-cell>
          <table:table-cell table:number-columns-repeated="223"/>
        </table:table-row>
        <table:table-row table:style-name="ro2">
          <table:table-cell table:style-name="ce11" table:formula="of:=DATE(YEAR([.A50]+31);MONTH([.A50]+31);1)" office:value-type="date" office:date-value="2004-02-01">
            <text:p>1-Feb-04</text:p>
          </table:table-cell>
          <table:table-cell table:formula="of:=IF([.A51]&gt;=[.$A$3];IF([.A51]&lt;=[.$A$4];1;0);0)*([.A52]-[.A51])" office:value-type="float" office:value="0">
            <text:p>0</text:p>
          </table:table-cell>
          <table:table-cell table:style-name="ce13"/>
          <table:table-cell table:formula="of:=VLOOKUP(YEAR([.$A51]);Spreads;2)+[.D39]" office:value-type="float" office:value="3.1965">
            <text:p>3.1965</text:p>
          </table:table-cell>
          <table:table-cell table:style-name="ce17"/>
          <table:table-cell table:style-name="ce4" table:formula="of:=[.$G$3]*[.B51]" office:value-type="float" office:value="0">
            <text:p><text:s/>- </text:p>
          </table:table-cell>
          <table:table-cell table:style-name="ce21" office:value-type="float" office:value="0.770014101444645">
            <text:p>0.7700 </text:p>
          </table:table-cell>
          <table:table-cell table:style-name="ce26" table:formula="of:=[.H39]+0.01" office:value-type="float" office:value="0.245">
            <text:p>0.2450 </text:p>
          </table:table-cell>
          <table:table-cell table:formula="of:=IF([.E51]=0;[.D51];[.E51])" office:value-type="float" office:value="3.1965">
            <text:p>3.1965</text:p>
          </table:table-cell>
          <table:table-cell table:formula="of:=IF([.$I$4]=0;[.H51];([.I51]+[.H51]))" office:value-type="float" office:value="0.245">
            <text:p>0.245</text:p>
          </table:table-cell>
          <table:table-cell table:formula="of:=IF([.$K$5]=&quot;OK&quot;;(([.I51]*[.$I$5])+([.J51]*[.$J$5]));&quot;*******&quot;)" office:value-type="float" office:value="0.245">
            <text:p>0.245</text:p>
          </table:table-cell>
          <table:table-cell/>
          <table:table-cell table:style-name="ce6" table:formula="of:=[.F51]*[.G51]*[.K51]" office:value-type="float" office:value="0">
            <text:p><text:s/>$- </text:p>
          </table:table-cell>
          <table:table-cell table:style-name="ce4" table:formula="of:=[.F51]*[.G51]" office:value-type="float" office:value="0">
            <text:p><text:s/>- </text:p>
          </table:table-cell>
          <table:table-cell table:number-columns-repeated="9"/>
          <table:table-cell office:value-type="float" office:value="2.485">
            <text:p>2.485</text:p>
          </table:table-cell>
          <table:table-cell office:value-type="float" office:value="2.66">
            <text:p>2.66</text:p>
          </table:table-cell>
          <table:table-cell table:formula="of:=[.X51]*[.$Z$3]" office:value-type="float" office:value="0.1056125">
            <text:p>0.1056125</text:p>
          </table:table-cell>
          <table:table-cell table:formula="of:=+[.Y51]-[.X51]" office:value-type="float" office:value="0.175">
            <text:p>0.175</text:p>
          </table:table-cell>
          <table:table-cell table:style-name="ce55" table:formula="of:=IF(([.$AA51]-[.$Z51]-[.$AB$3])/2&lt;[.$AB$3];[.$AB$3];([.$AA51]-[.$Z51]-[.$AB$3])/2)" office:value-type="float" office:value="0.05">
            <text:p><text:s/>$0.050 </text:p>
          </table:table-cell>
          <table:table-cell table:style-name="ce55" table:formula="of:=IF([.AA51]&gt;[.Z51];([.AA51]-[.Z51]);0)" office:value-type="float" office:value="0.0693875000000003">
            <text:p><text:s/>$0.069 </text:p>
          </table:table-cell>
          <table:table-cell table:style-name="ce57" table:formula="of:=+[.AC51]-[.AB51]" office:value-type="float" office:value="0.0193875000000003">
            <text:p><text:s/>$0.019 </text:p>
          </table:table-cell>
          <table:table-cell table:style-name="ce6" table:formula="of:=10000*[.AD51]" office:value-type="float" office:value="193.875000000003">
            <text:p><text:s/>$194 </text:p>
          </table:table-cell>
          <table:table-cell/>
          <table:table-cell table:style-name="ce6" table:formula="of:=5000*([.AC51])" office:value-type="float" office:value="346.937500000001">
            <text:p><text:s/>$347 </text:p>
          </table:table-cell>
          <table:table-cell table:number-columns-repeated="223"/>
        </table:table-row>
        <table:table-row table:style-name="ro2">
          <table:table-cell table:style-name="ce11" table:formula="of:=DATE(YEAR([.A51]+31);MONTH([.A51]+31);1)" office:value-type="date" office:date-value="2004-03-01">
            <text:p>1-Mar-04</text:p>
          </table:table-cell>
          <table:table-cell table:formula="of:=IF([.A52]&gt;=[.$A$3];IF([.A52]&lt;=[.$A$4];1;0);0)*([.A53]-[.A52])" office:value-type="float" office:value="0">
            <text:p>0</text:p>
          </table:table-cell>
          <table:table-cell table:style-name="ce13"/>
          <table:table-cell table:formula="of:=VLOOKUP(YEAR([.$A52]);Spreads;2)+[.D40]" office:value-type="float" office:value="3.0595">
            <text:p>3.0595</text:p>
          </table:table-cell>
          <table:table-cell table:style-name="ce17"/>
          <table:table-cell table:style-name="ce4" table:formula="of:=[.$G$3]*[.B52]" office:value-type="float" office:value="0">
            <text:p><text:s/>- </text:p>
          </table:table-cell>
          <table:table-cell table:style-name="ce21" office:value-type="float" office:value="0.765619400570796">
            <text:p>0.7656 </text:p>
          </table:table-cell>
          <table:table-cell table:style-name="ce26" table:formula="of:=[.H40]+0.01" office:value-type="float" office:value="0.245">
            <text:p>0.2450 </text:p>
          </table:table-cell>
          <table:table-cell table:formula="of:=IF([.E52]=0;[.D52];[.E52])" office:value-type="float" office:value="3.0595">
            <text:p>3.0595</text:p>
          </table:table-cell>
          <table:table-cell table:formula="of:=IF([.$I$4]=0;[.H52];([.I52]+[.H52]))" office:value-type="float" office:value="0.245">
            <text:p>0.245</text:p>
          </table:table-cell>
          <table:table-cell table:formula="of:=IF([.$K$5]=&quot;OK&quot;;(([.I52]*[.$I$5])+([.J52]*[.$J$5]));&quot;*******&quot;)" office:value-type="float" office:value="0.245">
            <text:p>0.245</text:p>
          </table:table-cell>
          <table:table-cell/>
          <table:table-cell table:style-name="ce6" table:formula="of:=[.F52]*[.G52]*[.K52]" office:value-type="float" office:value="0">
            <text:p><text:s/>$- </text:p>
          </table:table-cell>
          <table:table-cell table:style-name="ce4" table:formula="of:=[.F52]*[.G52]" office:value-type="float" office:value="0">
            <text:p><text:s/>- </text:p>
          </table:table-cell>
          <table:table-cell table:number-columns-repeated="9"/>
          <table:table-cell office:value-type="float" office:value="2.49">
            <text:p>2.49</text:p>
          </table:table-cell>
          <table:table-cell office:value-type="float" office:value="2.645">
            <text:p>2.645</text:p>
          </table:table-cell>
          <table:table-cell table:formula="of:=[.X52]*[.$Z$3]" office:value-type="float" office:value="0.105825">
            <text:p>0.105825</text:p>
          </table:table-cell>
          <table:table-cell table:formula="of:=+[.Y52]-[.X52]" office:value-type="float" office:value="0.155">
            <text:p>0.155</text:p>
          </table:table-cell>
          <table:table-cell table:style-name="ce55" table:formula="of:=IF(([.$AA52]-[.$Z52]-[.$AB$3])/2&lt;[.$AB$3];[.$AB$3];([.$AA52]-[.$Z52]-[.$AB$3])/2)" office:value-type="float" office:value="0.05">
            <text:p><text:s/>$0.050 </text:p>
          </table:table-cell>
          <table:table-cell table:style-name="ce55" table:formula="of:=IF([.AA52]&gt;[.Z52];([.AA52]-[.Z52]);0)" office:value-type="float" office:value="0.0491749999999998">
            <text:p><text:s/>$0.049 </text:p>
          </table:table-cell>
          <table:table-cell table:style-name="ce57" table:formula="of:=+[.AC52]-[.AB52]" office:value-type="float" office:value="-0.000825000000000214">
            <text:p><text:s/>$(0.001)</text:p>
          </table:table-cell>
          <table:table-cell table:style-name="ce6" table:formula="of:=10000*[.AD52]" office:value-type="float" office:value="-8.25000000000214">
            <text:p><text:s/>$(8)</text:p>
          </table:table-cell>
          <table:table-cell/>
          <table:table-cell table:style-name="ce6" table:formula="of:=5000*([.AC52])" office:value-type="float" office:value="245.874999999999">
            <text:p><text:s/>$246 </text:p>
          </table:table-cell>
          <table:table-cell table:number-columns-repeated="223"/>
        </table:table-row>
        <table:table-row table:style-name="ro2">
          <table:table-cell table:style-name="ce11" table:formula="of:=DATE(YEAR([.A52]+31);MONTH([.A52]+31);1)" office:value-type="date" office:date-value="2004-04-01">
            <text:p>1-Apr-04</text:p>
          </table:table-cell>
          <table:table-cell table:formula="of:=IF([.A53]&gt;=[.$A$3];IF([.A53]&lt;=[.$A$4];1;0);0)*([.A54]-[.A53])" office:value-type="float" office:value="0">
            <text:p>0</text:p>
          </table:table-cell>
          <table:table-cell table:style-name="ce13"/>
          <table:table-cell table:formula="of:=VLOOKUP(YEAR([.$A53]);Spreads;2)+[.D41]" office:value-type="float" office:value="2.9165">
            <text:p>2.9165</text:p>
          </table:table-cell>
          <table:table-cell table:style-name="ce17"/>
          <table:table-cell table:style-name="ce4" table:formula="of:=[.$G$3]*[.B53]" office:value-type="float" office:value="0">
            <text:p><text:s/>- </text:p>
          </table:table-cell>
          <table:table-cell table:style-name="ce21" office:value-type="float" office:value="0.760961709092799">
            <text:p>0.7610 </text:p>
          </table:table-cell>
          <table:table-cell table:style-name="ce26" table:formula="of:=[.H41]+0.01" office:value-type="float" office:value="0.13">
            <text:p>0.1300 </text:p>
          </table:table-cell>
          <table:table-cell table:formula="of:=IF([.E53]=0;[.D53];[.E53])" office:value-type="float" office:value="2.9165">
            <text:p>2.9165</text:p>
          </table:table-cell>
          <table:table-cell table:formula="of:=IF([.$I$4]=0;[.H53];([.I53]+[.H53]))" office:value-type="float" office:value="0.13">
            <text:p>0.13</text:p>
          </table:table-cell>
          <table:table-cell table:formula="of:=IF([.$K$5]=&quot;OK&quot;;(([.I53]*[.$I$5])+([.J53]*[.$J$5]));&quot;*******&quot;)" office:value-type="float" office:value="0.13">
            <text:p>0.13</text:p>
          </table:table-cell>
          <table:table-cell/>
          <table:table-cell table:style-name="ce6" table:formula="of:=[.F53]*[.G53]*[.K53]" office:value-type="float" office:value="0">
            <text:p><text:s/>$- </text:p>
          </table:table-cell>
          <table:table-cell table:style-name="ce4" table:formula="of:=[.F53]*[.G53]" office:value-type="float" office:value="0">
            <text:p><text:s/>- </text:p>
          </table:table-cell>
          <table:table-cell table:number-columns-repeated="9"/>
          <table:table-cell office:value-type="float" office:value="2.49">
            <text:p>2.49</text:p>
          </table:table-cell>
          <table:table-cell office:value-type="float" office:value="2.645">
            <text:p>2.645</text:p>
          </table:table-cell>
          <table:table-cell table:formula="of:=[.X53]*[.$Z$3]" office:value-type="float" office:value="0.105825">
            <text:p>0.105825</text:p>
          </table:table-cell>
          <table:table-cell table:formula="of:=+[.Y53]-[.X53]" office:value-type="float" office:value="0.155">
            <text:p>0.155</text:p>
          </table:table-cell>
          <table:table-cell table:style-name="ce55" table:formula="of:=IF(([.$AA53]-[.$Z53]-[.$AB$3])/2&lt;[.$AB$3];[.$AB$3];([.$AA53]-[.$Z53]-[.$AB$3])/2)" office:value-type="float" office:value="0.05">
            <text:p><text:s/>$0.050 </text:p>
          </table:table-cell>
          <table:table-cell table:style-name="ce55" table:formula="of:=IF([.AA53]&gt;[.Z53];([.AA53]-[.Z53]);0)" office:value-type="float" office:value="0.0491749999999998">
            <text:p><text:s/>$0.049 </text:p>
          </table:table-cell>
          <table:table-cell table:style-name="ce57" table:formula="of:=+[.AC53]-[.AB53]" office:value-type="float" office:value="-0.000825000000000214">
            <text:p><text:s/>$(0.001)</text:p>
          </table:table-cell>
          <table:table-cell table:style-name="ce6" table:formula="of:=10000*[.AD53]" office:value-type="float" office:value="-8.25000000000214">
            <text:p><text:s/>$(8)</text:p>
          </table:table-cell>
          <table:table-cell/>
          <table:table-cell table:style-name="ce6" table:formula="of:=5000*([.AC53])" office:value-type="float" office:value="245.874999999999">
            <text:p><text:s/>$246 </text:p>
          </table:table-cell>
          <table:table-cell table:number-columns-repeated="223"/>
        </table:table-row>
        <table:table-row table:style-name="ro2">
          <table:table-cell table:style-name="ce11" table:formula="of:=DATE(YEAR([.A53]+31);MONTH([.A53]+31);1)" office:value-type="date" office:date-value="2004-05-01">
            <text:p>1-May-04</text:p>
          </table:table-cell>
          <table:table-cell table:formula="of:=IF([.A54]&gt;=[.$A$3];IF([.A54]&lt;=[.$A$4];1;0);0)*([.A55]-[.A54])" office:value-type="float" office:value="0">
            <text:p>0</text:p>
          </table:table-cell>
          <table:table-cell table:style-name="ce13"/>
          <table:table-cell table:formula="of:=VLOOKUP(YEAR([.$A54]);Spreads;2)+[.D42]" office:value-type="float" office:value="2.8915">
            <text:p>2.8915</text:p>
          </table:table-cell>
          <table:table-cell table:style-name="ce17"/>
          <table:table-cell table:style-name="ce4" table:formula="of:=[.$G$3]*[.B54]" office:value-type="float" office:value="0">
            <text:p><text:s/>- </text:p>
          </table:table-cell>
          <table:table-cell table:style-name="ce21" office:value-type="float" office:value="0.756494925332019">
            <text:p>0.7565 </text:p>
          </table:table-cell>
          <table:table-cell table:style-name="ce26" table:formula="of:=[.H42]+0.01" office:value-type="float" office:value="0.13">
            <text:p>0.1300 </text:p>
          </table:table-cell>
          <table:table-cell table:formula="of:=IF([.E54]=0;[.D54];[.E54])" office:value-type="float" office:value="2.8915">
            <text:p>2.8915</text:p>
          </table:table-cell>
          <table:table-cell table:formula="of:=IF([.$I$4]=0;[.H54];([.I54]+[.H54]))" office:value-type="float" office:value="0.13">
            <text:p>0.13</text:p>
          </table:table-cell>
          <table:table-cell table:formula="of:=IF([.$K$5]=&quot;OK&quot;;(([.I54]*[.$I$5])+([.J54]*[.$J$5]));&quot;*******&quot;)" office:value-type="float" office:value="0.13">
            <text:p>0.13</text:p>
          </table:table-cell>
          <table:table-cell/>
          <table:table-cell table:style-name="ce6" table:formula="of:=[.F54]*[.G54]*[.K54]" office:value-type="float" office:value="0">
            <text:p><text:s/>$- </text:p>
          </table:table-cell>
          <table:table-cell table:style-name="ce4" table:formula="of:=[.F54]*[.G54]" office:value-type="float" office:value="0">
            <text:p><text:s/>- </text:p>
          </table:table-cell>
          <table:table-cell table:number-columns-repeated="9"/>
          <table:table-cell office:value-type="float" office:value="2.49">
            <text:p>2.49</text:p>
          </table:table-cell>
          <table:table-cell office:value-type="float" office:value="2.645">
            <text:p>2.645</text:p>
          </table:table-cell>
          <table:table-cell table:formula="of:=[.X54]*[.$Z$3]" office:value-type="float" office:value="0.105825">
            <text:p>0.105825</text:p>
          </table:table-cell>
          <table:table-cell table:formula="of:=+[.Y54]-[.X54]" office:value-type="float" office:value="0.155">
            <text:p>0.155</text:p>
          </table:table-cell>
          <table:table-cell table:style-name="ce55" table:formula="of:=IF(([.$AA54]-[.$Z54]-[.$AB$3])/2&lt;[.$AB$3];[.$AB$3];([.$AA54]-[.$Z54]-[.$AB$3])/2)" office:value-type="float" office:value="0.05">
            <text:p><text:s/>$0.050 </text:p>
          </table:table-cell>
          <table:table-cell table:style-name="ce55" table:formula="of:=IF([.AA54]&gt;[.Z54];([.AA54]-[.Z54]);0)" office:value-type="float" office:value="0.0491749999999998">
            <text:p><text:s/>$0.049 </text:p>
          </table:table-cell>
          <table:table-cell table:style-name="ce57" table:formula="of:=+[.AC54]-[.AB54]" office:value-type="float" office:value="-0.000825000000000214">
            <text:p><text:s/>$(0.001)</text:p>
          </table:table-cell>
          <table:table-cell table:style-name="ce6" table:formula="of:=10000*[.AD54]" office:value-type="float" office:value="-8.25000000000214">
            <text:p><text:s/>$(8)</text:p>
          </table:table-cell>
          <table:table-cell/>
          <table:table-cell table:style-name="ce6" table:formula="of:=5000*([.AC54])" office:value-type="float" office:value="245.874999999999">
            <text:p><text:s/>$246 </text:p>
          </table:table-cell>
          <table:table-cell table:number-columns-repeated="223"/>
        </table:table-row>
        <table:table-row table:style-name="ro2">
          <table:table-cell table:style-name="ce11" table:formula="of:=DATE(YEAR([.A54]+31);MONTH([.A54]+31);1)" office:value-type="date" office:date-value="2004-06-01">
            <text:p>1-Jun-04</text:p>
          </table:table-cell>
          <table:table-cell table:formula="of:=IF([.A55]&gt;=[.$A$3];IF([.A55]&lt;=[.$A$4];1;0);0)*([.A56]-[.A55])" office:value-type="float" office:value="0">
            <text:p>0</text:p>
          </table:table-cell>
          <table:table-cell table:style-name="ce13"/>
          <table:table-cell table:formula="of:=VLOOKUP(YEAR([.$A55]);Spreads;2)+[.D43]" office:value-type="float" office:value="3.158">
            <text:p>3.158</text:p>
          </table:table-cell>
          <table:table-cell table:style-name="ce17"/>
          <table:table-cell table:style-name="ce4" table:formula="of:=[.$G$3]*[.B55]" office:value-type="float" office:value="0">
            <text:p><text:s/>- </text:p>
          </table:table-cell>
          <table:table-cell table:style-name="ce21" office:value-type="float" office:value="0.751906235463967">
            <text:p>0.7519 </text:p>
          </table:table-cell>
          <table:table-cell table:style-name="ce26" table:formula="of:=[.H43]+0.01" office:value-type="float" office:value="0.13">
            <text:p>0.1300 </text:p>
          </table:table-cell>
          <table:table-cell table:formula="of:=IF([.E55]=0;[.D55];[.E55])" office:value-type="float" office:value="3.158">
            <text:p>3.158</text:p>
          </table:table-cell>
          <table:table-cell table:formula="of:=IF([.$I$4]=0;[.H55];([.I55]+[.H55]))" office:value-type="float" office:value="0.13">
            <text:p>0.13</text:p>
          </table:table-cell>
          <table:table-cell table:formula="of:=IF([.$K$5]=&quot;OK&quot;;(([.I55]*[.$I$5])+([.J55]*[.$J$5]));&quot;*******&quot;)" office:value-type="float" office:value="0.13">
            <text:p>0.13</text:p>
          </table:table-cell>
          <table:table-cell/>
          <table:table-cell table:style-name="ce6" table:formula="of:=[.F55]*[.G55]*[.K55]" office:value-type="float" office:value="0">
            <text:p><text:s/>$- </text:p>
          </table:table-cell>
          <table:table-cell table:style-name="ce4" table:formula="of:=[.F55]*[.G55]" office:value-type="float" office:value="0">
            <text:p><text:s/>- </text:p>
          </table:table-cell>
          <table:table-cell table:number-columns-repeated="9"/>
          <table:table-cell office:value-type="float" office:value="2.485">
            <text:p>2.485</text:p>
          </table:table-cell>
          <table:table-cell office:value-type="float" office:value="2.76">
            <text:p>2.76</text:p>
          </table:table-cell>
          <table:table-cell table:formula="of:=[.X55]*[.$Z$3]" office:value-type="float" office:value="0.1056125">
            <text:p>0.1056125</text:p>
          </table:table-cell>
          <table:table-cell table:formula="of:=+[.Y55]-[.X55]" office:value-type="float" office:value="0.275">
            <text:p>0.275</text:p>
          </table:table-cell>
          <table:table-cell table:style-name="ce55" table:formula="of:=IF(([.$AA55]-[.$Z55]-[.$AB$3])/2&lt;[.$AB$3];[.$AB$3];([.$AA55]-[.$Z55]-[.$AB$3])/2)" office:value-type="float" office:value="0.05969375">
            <text:p><text:s/>$0.060 </text:p>
          </table:table-cell>
          <table:table-cell table:style-name="ce55" table:formula="of:=IF([.AA55]&gt;[.Z55];([.AA55]-[.Z55]);0)" office:value-type="float" office:value="0.1693875">
            <text:p><text:s/>$0.169 </text:p>
          </table:table-cell>
          <table:table-cell table:style-name="ce57" table:formula="of:=+[.AC55]-[.AB55]" office:value-type="float" office:value="0.10969375">
            <text:p><text:s/>$0.110 </text:p>
          </table:table-cell>
          <table:table-cell table:style-name="ce6" table:formula="of:=10000*[.AD55]" office:value-type="float" office:value="1096.9375">
            <text:p><text:s/>$1,097 </text:p>
          </table:table-cell>
          <table:table-cell/>
          <table:table-cell table:style-name="ce6" table:formula="of:=5000*([.AC55])" office:value-type="float" office:value="846.9375">
            <text:p><text:s/>$847 </text:p>
          </table:table-cell>
          <table:table-cell table:number-columns-repeated="223"/>
        </table:table-row>
        <table:table-row table:style-name="ro2">
          <table:table-cell table:style-name="ce11" table:formula="of:=DATE(YEAR([.A55]+31);MONTH([.A55]+31);1)" office:value-type="date" office:date-value="2004-07-01">
            <text:p>1-Jul-04</text:p>
          </table:table-cell>
          <table:table-cell table:formula="of:=IF([.A56]&gt;=[.$A$3];IF([.A56]&lt;=[.$A$4];1;0);0)*([.A57]-[.A56])" office:value-type="float" office:value="0">
            <text:p>0</text:p>
          </table:table-cell>
          <table:table-cell table:style-name="ce13"/>
          <table:table-cell table:formula="of:=VLOOKUP(YEAR([.$A56]);Spreads;2)+[.D44]" office:value-type="float" office:value="3.149">
            <text:p>3.149</text:p>
          </table:table-cell>
          <table:table-cell table:style-name="ce17"/>
          <table:table-cell table:style-name="ce4" table:formula="of:=[.$G$3]*[.B56]" office:value-type="float" office:value="0">
            <text:p><text:s/>- </text:p>
          </table:table-cell>
          <table:table-cell table:style-name="ce21" office:value-type="float" office:value="0.747491535396645">
            <text:p>0.7475 </text:p>
          </table:table-cell>
          <table:table-cell table:style-name="ce26" table:formula="of:=[.H44]+0.01" office:value-type="float" office:value="0.13">
            <text:p>0.1300 </text:p>
          </table:table-cell>
          <table:table-cell table:formula="of:=IF([.E56]=0;[.D56];[.E56])" office:value-type="float" office:value="3.149">
            <text:p>3.149</text:p>
          </table:table-cell>
          <table:table-cell table:formula="of:=IF([.$I$4]=0;[.H56];([.I56]+[.H56]))" office:value-type="float" office:value="0.13">
            <text:p>0.13</text:p>
          </table:table-cell>
          <table:table-cell table:formula="of:=IF([.$K$5]=&quot;OK&quot;;(([.I56]*[.$I$5])+([.J56]*[.$J$5]));&quot;*******&quot;)" office:value-type="float" office:value="0.13">
            <text:p>0.13</text:p>
          </table:table-cell>
          <table:table-cell/>
          <table:table-cell table:style-name="ce6" table:formula="of:=[.F56]*[.G56]*[.K56]" office:value-type="float" office:value="0">
            <text:p><text:s/>$- </text:p>
          </table:table-cell>
          <table:table-cell table:style-name="ce4" table:formula="of:=[.F56]*[.G56]" office:value-type="float" office:value="0">
            <text:p><text:s/>- </text:p>
          </table:table-cell>
          <table:table-cell table:number-columns-repeated="9"/>
          <table:table-cell office:value-type="float" office:value="2.39">
            <text:p>2.39</text:p>
          </table:table-cell>
          <table:table-cell office:value-type="float" office:value="2.635">
            <text:p>2.635</text:p>
          </table:table-cell>
          <table:table-cell table:formula="of:=[.X56]*[.$Z$3]" office:value-type="float" office:value="0.101575">
            <text:p>0.101575</text:p>
          </table:table-cell>
          <table:table-cell table:formula="of:=+[.Y56]-[.X56]" office:value-type="float" office:value="0.245">
            <text:p>0.245</text:p>
          </table:table-cell>
          <table:table-cell table:style-name="ce55" table:formula="of:=IF(([.$AA56]-[.$Z56]-[.$AB$3])/2&lt;[.$AB$3];[.$AB$3];([.$AA56]-[.$Z56]-[.$AB$3])/2)" office:value-type="float" office:value="0.05">
            <text:p><text:s/>$0.050 </text:p>
          </table:table-cell>
          <table:table-cell table:style-name="ce55" table:formula="of:=IF([.AA56]&gt;[.Z56];([.AA56]-[.Z56]);0)" office:value-type="float" office:value="0.143425">
            <text:p><text:s/>$0.143 </text:p>
          </table:table-cell>
          <table:table-cell table:style-name="ce57" table:formula="of:=+[.AC56]-[.AB56]" office:value-type="float" office:value="0.0934249999999996">
            <text:p><text:s/>$0.093 </text:p>
          </table:table-cell>
          <table:table-cell table:style-name="ce6" table:formula="of:=10000*[.AD56]" office:value-type="float" office:value="934.249999999996">
            <text:p><text:s/>$934 </text:p>
          </table:table-cell>
          <table:table-cell/>
          <table:table-cell table:style-name="ce6" table:formula="of:=5000*([.AC56])" office:value-type="float" office:value="717.124999999998">
            <text:p><text:s/>$717 </text:p>
          </table:table-cell>
          <table:table-cell table:number-columns-repeated="223"/>
        </table:table-row>
        <table:table-row table:style-name="ro2">
          <table:table-cell table:style-name="ce11" table:formula="of:=DATE(YEAR([.A56]+31);MONTH([.A56]+31);1)" office:value-type="date" office:date-value="2004-08-01">
            <text:p>1-Aug-04</text:p>
          </table:table-cell>
          <table:table-cell table:formula="of:=IF([.A57]&gt;=[.$A$3];IF([.A57]&lt;=[.$A$4];1;0);0)*([.A58]-[.A57])" office:value-type="float" office:value="0">
            <text:p>0</text:p>
          </table:table-cell>
          <table:table-cell table:style-name="ce13"/>
          <table:table-cell table:formula="of:=VLOOKUP(YEAR([.$A57]);Spreads;2)+[.D45]" office:value-type="float" office:value="3.146">
            <text:p>3.146</text:p>
          </table:table-cell>
          <table:table-cell table:style-name="ce17"/>
          <table:table-cell table:style-name="ce4" table:formula="of:=[.$G$3]*[.B57]" office:value-type="float" office:value="0">
            <text:p><text:s/>- </text:p>
          </table:table-cell>
          <table:table-cell table:style-name="ce21" office:value-type="float" office:value="0.742956357419643">
            <text:p>0.7430 </text:p>
          </table:table-cell>
          <table:table-cell table:style-name="ce26" table:formula="of:=[.H45]+0.01" office:value-type="float" office:value="0.13">
            <text:p>0.1300 </text:p>
          </table:table-cell>
          <table:table-cell table:formula="of:=IF([.E57]=0;[.D57];[.E57])" office:value-type="float" office:value="3.146">
            <text:p>3.146</text:p>
          </table:table-cell>
          <table:table-cell table:formula="of:=IF([.$I$4]=0;[.H57];([.I57]+[.H57]))" office:value-type="float" office:value="0.13">
            <text:p>0.13</text:p>
          </table:table-cell>
          <table:table-cell table:formula="of:=IF([.$K$5]=&quot;OK&quot;;(([.I57]*[.$I$5])+([.J57]*[.$J$5]));&quot;*******&quot;)" office:value-type="float" office:value="0.13">
            <text:p>0.13</text:p>
          </table:table-cell>
          <table:table-cell/>
          <table:table-cell table:style-name="ce6" table:formula="of:=[.F57]*[.G57]*[.K57]" office:value-type="float" office:value="0">
            <text:p><text:s/>$- </text:p>
          </table:table-cell>
          <table:table-cell table:style-name="ce4" table:formula="of:=[.F57]*[.G57]" office:value-type="float" office:value="0">
            <text:p><text:s/>- </text:p>
          </table:table-cell>
          <table:table-cell table:number-columns-repeated="9"/>
          <table:table-cell office:value-type="float" office:value="2.24">
            <text:p>2.24</text:p>
          </table:table-cell>
          <table:table-cell office:value-type="float" office:value="2.47">
            <text:p>2.47</text:p>
          </table:table-cell>
          <table:table-cell table:formula="of:=[.X57]*[.$Z$3]" office:value-type="float" office:value="0.0952">
            <text:p>0.0952</text:p>
          </table:table-cell>
          <table:table-cell table:formula="of:=+[.Y57]-[.X57]" office:value-type="float" office:value="0.23">
            <text:p>0.23</text:p>
          </table:table-cell>
          <table:table-cell table:style-name="ce55" table:formula="of:=IF(([.$AA57]-[.$Z57]-[.$AB$3])/2&lt;[.$AB$3];[.$AB$3];([.$AA57]-[.$Z57]-[.$AB$3])/2)" office:value-type="float" office:value="0.05">
            <text:p><text:s/>$0.050 </text:p>
          </table:table-cell>
          <table:table-cell table:style-name="ce55" table:formula="of:=IF([.AA57]&gt;[.Z57];([.AA57]-[.Z57]);0)" office:value-type="float" office:value="0.1348">
            <text:p><text:s/>$0.135 </text:p>
          </table:table-cell>
          <table:table-cell table:style-name="ce57" table:formula="of:=+[.AC57]-[.AB57]" office:value-type="float" office:value="0.0848">
            <text:p><text:s/>$0.085 </text:p>
          </table:table-cell>
          <table:table-cell table:style-name="ce6" table:formula="of:=10000*[.AD57]" office:value-type="float" office:value="848">
            <text:p><text:s/>$848 </text:p>
          </table:table-cell>
          <table:table-cell/>
          <table:table-cell table:style-name="ce6" table:formula="of:=5000*([.AC57])" office:value-type="float" office:value="674">
            <text:p><text:s/>$674 </text:p>
          </table:table-cell>
          <table:table-cell table:number-columns-repeated="223"/>
        </table:table-row>
        <table:table-row table:style-name="ro2">
          <table:table-cell table:style-name="ce11" table:formula="of:=DATE(YEAR([.A57]+31);MONTH([.A57]+31);1)" office:value-type="date" office:date-value="2004-09-01">
            <text:p>1-Sep-04</text:p>
          </table:table-cell>
          <table:table-cell table:formula="of:=IF([.A58]&gt;=[.$A$3];IF([.A58]&lt;=[.$A$4];1;0);0)*([.A59]-[.A58])" office:value-type="float" office:value="0">
            <text:p>0</text:p>
          </table:table-cell>
          <table:table-cell table:style-name="ce13"/>
          <table:table-cell table:formula="of:=VLOOKUP(YEAR([.$A58]);Spreads;2)+[.D46]" office:value-type="float" office:value="3.133">
            <text:p>3.133</text:p>
          </table:table-cell>
          <table:table-cell table:style-name="ce17"/>
          <table:table-cell table:style-name="ce4" table:formula="of:=[.$G$3]*[.B58]" office:value-type="float" office:value="0">
            <text:p><text:s/>- </text:p>
          </table:table-cell>
          <table:table-cell table:style-name="ce21" office:value-type="float" office:value="0.738448139539603">
            <text:p>0.7384 </text:p>
          </table:table-cell>
          <table:table-cell table:style-name="ce26" table:formula="of:=[.H46]+0.01" office:value-type="float" office:value="0.13">
            <text:p>0.1300 </text:p>
          </table:table-cell>
          <table:table-cell table:formula="of:=IF([.E58]=0;[.D58];[.E58])" office:value-type="float" office:value="3.133">
            <text:p>3.133</text:p>
          </table:table-cell>
          <table:table-cell table:formula="of:=IF([.$I$4]=0;[.H58];([.I58]+[.H58]))" office:value-type="float" office:value="0.13">
            <text:p>0.13</text:p>
          </table:table-cell>
          <table:table-cell table:formula="of:=IF([.$K$5]=&quot;OK&quot;;(([.I58]*[.$I$5])+([.J58]*[.$J$5]));&quot;*******&quot;)" office:value-type="float" office:value="0.13">
            <text:p>0.13</text:p>
          </table:table-cell>
          <table:table-cell/>
          <table:table-cell table:style-name="ce6" table:formula="of:=[.F58]*[.G58]*[.K58]" office:value-type="float" office:value="0">
            <text:p><text:s/>$- </text:p>
          </table:table-cell>
          <table:table-cell table:style-name="ce4" table:formula="of:=[.F58]*[.G58]" office:value-type="float" office:value="0">
            <text:p><text:s/>- </text:p>
          </table:table-cell>
          <table:table-cell table:number-columns-repeated="9"/>
          <table:table-cell office:value-type="float" office:value="2.25">
            <text:p>2.25</text:p>
          </table:table-cell>
          <table:table-cell office:value-type="float" office:value="2.47">
            <text:p>2.47</text:p>
          </table:table-cell>
          <table:table-cell table:formula="of:=[.X58]*[.$Z$3]" office:value-type="float" office:value="0.095625">
            <text:p>0.095625</text:p>
          </table:table-cell>
          <table:table-cell table:formula="of:=+[.Y58]-[.X58]" office:value-type="float" office:value="0.22">
            <text:p>0.22</text:p>
          </table:table-cell>
          <table:table-cell table:style-name="ce55" table:formula="of:=IF(([.$AA58]-[.$Z58]-[.$AB$3])/2&lt;[.$AB$3];[.$AB$3];([.$AA58]-[.$Z58]-[.$AB$3])/2)" office:value-type="float" office:value="0.05">
            <text:p><text:s/>$0.050 </text:p>
          </table:table-cell>
          <table:table-cell table:style-name="ce55" table:formula="of:=IF([.AA58]&gt;[.Z58];([.AA58]-[.Z58]);0)" office:value-type="float" office:value="0.124375">
            <text:p><text:s/>$0.124 </text:p>
          </table:table-cell>
          <table:table-cell table:style-name="ce57" table:formula="of:=+[.AC58]-[.AB58]" office:value-type="float" office:value="0.0743750000000002">
            <text:p><text:s/>$0.074 </text:p>
          </table:table-cell>
          <table:table-cell table:style-name="ce6" table:formula="of:=10000*[.AD58]" office:value-type="float" office:value="743.750000000002">
            <text:p><text:s/>$744 </text:p>
          </table:table-cell>
          <table:table-cell/>
          <table:table-cell table:style-name="ce6" table:formula="of:=5000*([.AC58])" office:value-type="float" office:value="621.875000000001">
            <text:p><text:s/>$622 </text:p>
          </table:table-cell>
          <table:table-cell table:number-columns-repeated="223"/>
        </table:table-row>
        <table:table-row table:style-name="ro2">
          <table:table-cell table:style-name="ce11" table:formula="of:=DATE(YEAR([.A58]+31);MONTH([.A58]+31);1)" office:value-type="date" office:date-value="2004-10-01">
            <text:p>1-Oct-04</text:p>
          </table:table-cell>
          <table:table-cell table:formula="of:=IF([.A59]&gt;=[.$A$3];IF([.A59]&lt;=[.$A$4];1;0);0)*([.A60]-[.A59])" office:value-type="float" office:value="0">
            <text:p>0</text:p>
          </table:table-cell>
          <table:table-cell table:style-name="ce13"/>
          <table:table-cell table:formula="of:=VLOOKUP(YEAR([.$A59]);Spreads;2)+[.D47]" office:value-type="float" office:value="3.151">
            <text:p>3.151</text:p>
          </table:table-cell>
          <table:table-cell table:style-name="ce17"/>
          <table:table-cell table:style-name="ce4" table:formula="of:=[.$G$3]*[.B59]" office:value-type="float" office:value="0">
            <text:p><text:s/>- </text:p>
          </table:table-cell>
          <table:table-cell table:style-name="ce21" office:value-type="float" office:value="0.734110869925786">
            <text:p>0.7341 </text:p>
          </table:table-cell>
          <table:table-cell table:style-name="ce26" table:formula="of:=[.H47]+0.01" office:value-type="float" office:value="0.13">
            <text:p>0.1300 </text:p>
          </table:table-cell>
          <table:table-cell table:formula="of:=IF([.E59]=0;[.D59];[.E59])" office:value-type="float" office:value="3.151">
            <text:p>3.151</text:p>
          </table:table-cell>
          <table:table-cell table:formula="of:=IF([.$I$4]=0;[.H59];([.I59]+[.H59]))" office:value-type="float" office:value="0.13">
            <text:p>0.13</text:p>
          </table:table-cell>
          <table:table-cell table:formula="of:=IF([.$K$5]=&quot;OK&quot;;(([.I59]*[.$I$5])+([.J59]*[.$J$5]));&quot;*******&quot;)" office:value-type="float" office:value="0.13">
            <text:p>0.13</text:p>
          </table:table-cell>
          <table:table-cell/>
          <table:table-cell table:style-name="ce6" table:formula="of:=[.F59]*[.G59]*[.K59]" office:value-type="float" office:value="0">
            <text:p><text:s/>$- </text:p>
          </table:table-cell>
          <table:table-cell table:style-name="ce4" table:formula="of:=[.F59]*[.G59]" office:value-type="float" office:value="0">
            <text:p><text:s/>- </text:p>
          </table:table-cell>
          <table:table-cell table:number-columns-repeated="9"/>
          <table:table-cell office:value-type="float" office:value="2.25">
            <text:p>2.25</text:p>
          </table:table-cell>
          <table:table-cell office:value-type="float" office:value="2.47">
            <text:p>2.47</text:p>
          </table:table-cell>
          <table:table-cell table:formula="of:=[.X59]*[.$Z$3]" office:value-type="float" office:value="0.095625">
            <text:p>0.095625</text:p>
          </table:table-cell>
          <table:table-cell table:formula="of:=+[.Y59]-[.X59]" office:value-type="float" office:value="0.22">
            <text:p>0.22</text:p>
          </table:table-cell>
          <table:table-cell table:style-name="ce55" table:formula="of:=IF(([.$AA59]-[.$Z59]-[.$AB$3])/2&lt;[.$AB$3];[.$AB$3];([.$AA59]-[.$Z59]-[.$AB$3])/2)" office:value-type="float" office:value="0.05">
            <text:p><text:s/>$0.050 </text:p>
          </table:table-cell>
          <table:table-cell table:style-name="ce55" table:formula="of:=IF([.AA59]&gt;[.Z59];([.AA59]-[.Z59]);0)" office:value-type="float" office:value="0.124375">
            <text:p><text:s/>$0.124 </text:p>
          </table:table-cell>
          <table:table-cell table:style-name="ce57" table:formula="of:=+[.AC59]-[.AB59]" office:value-type="float" office:value="0.0743750000000002">
            <text:p><text:s/>$0.074 </text:p>
          </table:table-cell>
          <table:table-cell table:style-name="ce6" table:formula="of:=10000*[.AD59]" office:value-type="float" office:value="743.750000000002">
            <text:p><text:s/>$744 </text:p>
          </table:table-cell>
          <table:table-cell/>
          <table:table-cell table:style-name="ce6" table:formula="of:=5000*([.AC59])" office:value-type="float" office:value="621.875000000001">
            <text:p><text:s/>$622 </text:p>
          </table:table-cell>
          <table:table-cell table:number-columns-repeated="223"/>
        </table:table-row>
        <table:table-row table:style-name="ro2">
          <table:table-cell table:style-name="ce11" table:formula="of:=DATE(YEAR([.A59]+31);MONTH([.A59]+31);1)" office:value-type="date" office:date-value="2004-11-01">
            <text:p>1-Nov-04</text:p>
          </table:table-cell>
          <table:table-cell table:formula="of:=IF([.A60]&gt;=[.$A$3];IF([.A60]&lt;=[.$A$4];1;0);0)*([.A61]-[.A60])" office:value-type="float" office:value="0">
            <text:p>0</text:p>
          </table:table-cell>
          <table:table-cell table:style-name="ce13"/>
          <table:table-cell table:formula="of:=VLOOKUP(YEAR([.$A60]);Spreads;2)+[.D48]" office:value-type="float" office:value="3.249">
            <text:p>3.249</text:p>
          </table:table-cell>
          <table:table-cell table:style-name="ce17"/>
          <table:table-cell table:style-name="ce4" table:formula="of:=[.$G$3]*[.B60]" office:value-type="float" office:value="0">
            <text:p><text:s/>- </text:p>
          </table:table-cell>
          <table:table-cell table:style-name="ce21" office:value-type="float" office:value="0.729655245486897">
            <text:p>0.7297 </text:p>
          </table:table-cell>
          <table:table-cell table:style-name="ce26" table:formula="of:=[.H48]+0.01" office:value-type="float" office:value="0.255">
            <text:p>0.2550 </text:p>
          </table:table-cell>
          <table:table-cell table:formula="of:=IF([.E60]=0;[.D60];[.E60])" office:value-type="float" office:value="3.249">
            <text:p>3.249</text:p>
          </table:table-cell>
          <table:table-cell table:formula="of:=IF([.$I$4]=0;[.H60];([.I60]+[.H60]))" office:value-type="float" office:value="0.255">
            <text:p>0.255</text:p>
          </table:table-cell>
          <table:table-cell table:formula="of:=IF([.$K$5]=&quot;OK&quot;;(([.I60]*[.$I$5])+([.J60]*[.$J$5]));&quot;*******&quot;)" office:value-type="float" office:value="0.255">
            <text:p>0.255</text:p>
          </table:table-cell>
          <table:table-cell/>
          <table:table-cell table:style-name="ce6" table:formula="of:=[.F60]*[.G60]*[.K60]" office:value-type="float" office:value="0">
            <text:p><text:s/>$- </text:p>
          </table:table-cell>
          <table:table-cell table:style-name="ce4" table:formula="of:=[.F60]*[.G60]" office:value-type="float" office:value="0">
            <text:p><text:s/>- </text:p>
          </table:table-cell>
          <table:table-cell table:number-columns-repeated="9"/>
          <table:table-cell office:value-type="float" office:value="2.25">
            <text:p>2.25</text:p>
          </table:table-cell>
          <table:table-cell office:value-type="float" office:value="2.47">
            <text:p>2.47</text:p>
          </table:table-cell>
          <table:table-cell table:formula="of:=[.X60]*[.$Z$3]" office:value-type="float" office:value="0.095625">
            <text:p>0.095625</text:p>
          </table:table-cell>
          <table:table-cell table:formula="of:=+[.Y60]-[.X60]" office:value-type="float" office:value="0.22">
            <text:p>0.22</text:p>
          </table:table-cell>
          <table:table-cell table:style-name="ce55" table:formula="of:=IF(([.$AA60]-[.$Z60]-[.$AB$3])/2&lt;[.$AB$3];[.$AB$3];([.$AA60]-[.$Z60]-[.$AB$3])/2)" office:value-type="float" office:value="0.05">
            <text:p><text:s/>$0.050 </text:p>
          </table:table-cell>
          <table:table-cell table:style-name="ce55" table:formula="of:=IF([.AA60]&gt;[.Z60];([.AA60]-[.Z60]);0)" office:value-type="float" office:value="0.124375">
            <text:p><text:s/>$0.124 </text:p>
          </table:table-cell>
          <table:table-cell table:style-name="ce57" table:formula="of:=+[.AC60]-[.AB60]" office:value-type="float" office:value="0.0743750000000002">
            <text:p><text:s/>$0.074 </text:p>
          </table:table-cell>
          <table:table-cell table:style-name="ce6" table:formula="of:=10000*[.AD60]" office:value-type="float" office:value="743.750000000002">
            <text:p><text:s/>$744 </text:p>
          </table:table-cell>
          <table:table-cell/>
          <table:table-cell table:style-name="ce6" table:formula="of:=5000*([.AC60])" office:value-type="float" office:value="621.875000000001">
            <text:p><text:s/>$622 </text:p>
          </table:table-cell>
          <table:table-cell table:number-columns-repeated="223"/>
        </table:table-row>
        <table:table-row table:style-name="ro2">
          <table:table-cell table:style-name="ce11" table:formula="of:=DATE(YEAR([.A60]+31);MONTH([.A60]+31);1)" office:value-type="date" office:date-value="2004-12-01">
            <text:p>1-Dec-04</text:p>
          </table:table-cell>
          <table:table-cell table:formula="of:=IF([.A61]&gt;=[.$A$3];IF([.A61]&lt;=[.$A$4];1;0);0)*([.A62]-[.A61])" office:value-type="float" office:value="0">
            <text:p>0</text:p>
          </table:table-cell>
          <table:table-cell table:style-name="ce13"/>
          <table:table-cell table:formula="of:=VLOOKUP(YEAR([.$A61]);Spreads;2)+[.D49]" office:value-type="float" office:value="3.349">
            <text:p>3.349</text:p>
          </table:table-cell>
          <table:table-cell table:style-name="ce17"/>
          <table:table-cell table:style-name="ce4" table:formula="of:=[.$G$3]*[.B61]" office:value-type="float" office:value="0">
            <text:p><text:s/>- </text:p>
          </table:table-cell>
          <table:table-cell table:style-name="ce21" office:value-type="float" office:value="0.725368581385894">
            <text:p>0.7254 </text:p>
          </table:table-cell>
          <table:table-cell table:style-name="ce26" table:formula="of:=[.H49]+0.01" office:value-type="float" office:value="0.255">
            <text:p>0.2550 </text:p>
          </table:table-cell>
          <table:table-cell table:formula="of:=IF([.E61]=0;[.D61];[.E61])" office:value-type="float" office:value="3.349">
            <text:p>3.349</text:p>
          </table:table-cell>
          <table:table-cell table:formula="of:=IF([.$I$4]=0;[.H61];([.I61]+[.H61]))" office:value-type="float" office:value="0.255">
            <text:p>0.255</text:p>
          </table:table-cell>
          <table:table-cell table:formula="of:=IF([.$K$5]=&quot;OK&quot;;(([.I61]*[.$I$5])+([.J61]*[.$J$5]));&quot;*******&quot;)" office:value-type="float" office:value="0.255">
            <text:p>0.255</text:p>
          </table:table-cell>
          <table:table-cell/>
          <table:table-cell table:style-name="ce6" table:formula="of:=[.F61]*[.G61]*[.K61]" office:value-type="float" office:value="0">
            <text:p><text:s/>$- </text:p>
          </table:table-cell>
          <table:table-cell table:style-name="ce4" table:formula="of:=[.F61]*[.G61]" office:value-type="float" office:value="0">
            <text:p><text:s/>- </text:p>
          </table:table-cell>
          <table:table-cell table:number-columns-repeated="9"/>
          <table:table-cell office:value-type="float" office:value="2.25">
            <text:p>2.25</text:p>
          </table:table-cell>
          <table:table-cell office:value-type="float" office:value="2.47">
            <text:p>2.47</text:p>
          </table:table-cell>
          <table:table-cell table:formula="of:=[.X61]*[.$Z$3]" office:value-type="float" office:value="0.095625">
            <text:p>0.095625</text:p>
          </table:table-cell>
          <table:table-cell table:formula="of:=+[.Y61]-[.X61]" office:value-type="float" office:value="0.22">
            <text:p>0.22</text:p>
          </table:table-cell>
          <table:table-cell table:style-name="ce55" table:formula="of:=IF(([.$AA61]-[.$Z61]-[.$AB$3])/2&lt;[.$AB$3];[.$AB$3];([.$AA61]-[.$Z61]-[.$AB$3])/2)" office:value-type="float" office:value="0.05">
            <text:p><text:s/>$0.050 </text:p>
          </table:table-cell>
          <table:table-cell table:style-name="ce55" table:formula="of:=IF([.AA61]&gt;[.Z61];([.AA61]-[.Z61]);0)" office:value-type="float" office:value="0.124375">
            <text:p><text:s/>$0.124 </text:p>
          </table:table-cell>
          <table:table-cell table:style-name="ce57" table:formula="of:=+[.AC61]-[.AB61]" office:value-type="float" office:value="0.0743750000000002">
            <text:p><text:s/>$0.074 </text:p>
          </table:table-cell>
          <table:table-cell table:style-name="ce6" table:formula="of:=10000*[.AD61]" office:value-type="float" office:value="743.750000000002">
            <text:p><text:s/>$744 </text:p>
          </table:table-cell>
          <table:table-cell/>
          <table:table-cell table:style-name="ce6" table:formula="of:=5000*([.AC61])" office:value-type="float" office:value="621.875000000001">
            <text:p><text:s/>$622 </text:p>
          </table:table-cell>
          <table:table-cell table:number-columns-repeated="223"/>
        </table:table-row>
        <table:table-row table:style-name="ro2">
          <table:table-cell table:style-name="ce11" table:formula="of:=DATE(YEAR([.A61]+31);MONTH([.A61]+31);1)" office:value-type="date" office:date-value="2005-01-01">
            <text:p>1-Jan-05</text:p>
          </table:table-cell>
          <table:table-cell table:formula="of:=IF([.A62]&gt;=[.$A$3];IF([.A62]&lt;=[.$A$4];1;0);0)*([.A63]-[.A62])" office:value-type="float" office:value="0">
            <text:p>0</text:p>
          </table:table-cell>
          <table:table-cell table:style-name="ce13"/>
          <table:table-cell table:formula="of:=VLOOKUP(YEAR([.$A62]);Spreads;2)+[.D50]" office:value-type="float" office:value="3.1145">
            <text:p>3.1145</text:p>
          </table:table-cell>
          <table:table-cell table:style-name="ce17"/>
          <table:table-cell table:style-name="ce4" table:formula="of:=[.$G$3]*[.B62]" office:value-type="float" office:value="0">
            <text:p><text:s/>- </text:p>
          </table:table-cell>
          <table:table-cell table:style-name="ce21" office:value-type="float" office:value="0.720964949925498">
            <text:p>0.7210 </text:p>
          </table:table-cell>
          <table:table-cell table:style-name="ce26" table:formula="of:=[.H50]+0.01" office:value-type="float" office:value="0.255">
            <text:p>0.2550 </text:p>
          </table:table-cell>
          <table:table-cell table:formula="of:=IF([.E62]=0;[.D62];[.E62])" office:value-type="float" office:value="3.1145">
            <text:p>3.1145</text:p>
          </table:table-cell>
          <table:table-cell table:formula="of:=IF([.$I$4]=0;[.H62];([.I62]+[.H62]))" office:value-type="float" office:value="0.255">
            <text:p>0.255</text:p>
          </table:table-cell>
          <table:table-cell table:formula="of:=IF([.$K$5]=&quot;OK&quot;;(([.I62]*[.$I$5])+([.J62]*[.$J$5]));&quot;*******&quot;)" office:value-type="float" office:value="0.255">
            <text:p>0.255</text:p>
          </table:table-cell>
          <table:table-cell/>
          <table:table-cell table:style-name="ce6" table:formula="of:=[.F62]*[.G62]*[.K62]" office:value-type="float" office:value="0">
            <text:p><text:s/>$- </text:p>
          </table:table-cell>
          <table:table-cell table:style-name="ce4" table:formula="of:=[.F62]*[.G62]" office:value-type="float" office:value="0">
            <text:p><text:s/>- </text:p>
          </table:table-cell>
          <table:table-cell table:number-columns-repeated="9"/>
          <table:table-cell office:value-type="float" office:value="2.15">
            <text:p>2.15</text:p>
          </table:table-cell>
          <table:table-cell office:value-type="float" office:value="2.405">
            <text:p>2.405</text:p>
          </table:table-cell>
          <table:table-cell table:formula="of:=[.X62]*[.$Z$3]" office:value-type="float" office:value="0.091375">
            <text:p>0.091375</text:p>
          </table:table-cell>
          <table:table-cell table:formula="of:=+[.Y62]-[.X62]" office:value-type="float" office:value="0.255">
            <text:p>0.255</text:p>
          </table:table-cell>
          <table:table-cell table:style-name="ce55" table:formula="of:=IF(([.$AA62]-[.$Z62]-[.$AB$3])/2&lt;[.$AB$3];[.$AB$3];([.$AA62]-[.$Z62]-[.$AB$3])/2)" office:value-type="float" office:value="0.0568125000000002">
            <text:p><text:s/>$0.057 </text:p>
          </table:table-cell>
          <table:table-cell table:style-name="ce55" table:formula="of:=IF([.AA62]&gt;[.Z62];([.AA62]-[.Z62]);0)" office:value-type="float" office:value="0.163625">
            <text:p><text:s/>$0.164 </text:p>
          </table:table-cell>
          <table:table-cell table:style-name="ce57" table:formula="of:=+[.AC62]-[.AB62]" office:value-type="float" office:value="0.1068125">
            <text:p><text:s/>$0.107 </text:p>
          </table:table-cell>
          <table:table-cell table:style-name="ce6" table:formula="of:=10000*[.AD62]" office:value-type="float" office:value="1068.125">
            <text:p><text:s/>$1,068 </text:p>
          </table:table-cell>
          <table:table-cell/>
          <table:table-cell table:style-name="ce6" table:formula="of:=5000*([.AC62])" office:value-type="float" office:value="818.125000000002">
            <text:p><text:s/>$818 </text:p>
          </table:table-cell>
          <table:table-cell table:number-columns-repeated="223"/>
        </table:table-row>
        <table:table-row table:style-name="ro2">
          <table:table-cell table:style-name="ce11" table:formula="of:=DATE(YEAR([.A62]+31);MONTH([.A62]+31);1)" office:value-type="date" office:date-value="2005-02-01">
            <text:p>1-Feb-05</text:p>
          </table:table-cell>
          <table:table-cell table:formula="of:=IF([.A63]&gt;=[.$A$3];IF([.A63]&lt;=[.$A$4];1;0);0)*([.A64]-[.A63])" office:value-type="float" office:value="0">
            <text:p>0</text:p>
          </table:table-cell>
          <table:table-cell table:style-name="ce13"/>
          <table:table-cell table:formula="of:=VLOOKUP(YEAR([.$A63]);Spreads;2)+[.D51]" office:value-type="float" office:value="3.2515">
            <text:p>3.2515</text:p>
          </table:table-cell>
          <table:table-cell table:style-name="ce17"/>
          <table:table-cell table:style-name="ce4" table:formula="of:=[.$G$3]*[.B63]" office:value-type="float" office:value="0">
            <text:p><text:s/>- </text:p>
          </table:table-cell>
          <table:table-cell table:style-name="ce21" office:value-type="float" office:value="0.716587513160125">
            <text:p>0.7166 </text:p>
          </table:table-cell>
          <table:table-cell table:style-name="ce26" table:formula="of:=[.H51]+0.01" office:value-type="float" office:value="0.255">
            <text:p>0.2550 </text:p>
          </table:table-cell>
          <table:table-cell table:formula="of:=IF([.E63]=0;[.D63];[.E63])" office:value-type="float" office:value="3.2515">
            <text:p>3.2515</text:p>
          </table:table-cell>
          <table:table-cell table:formula="of:=IF([.$I$4]=0;[.H63];([.I63]+[.H63]))" office:value-type="float" office:value="0.255">
            <text:p>0.255</text:p>
          </table:table-cell>
          <table:table-cell table:formula="of:=IF([.$K$5]=&quot;OK&quot;;(([.I63]*[.$I$5])+([.J63]*[.$J$5]));&quot;*******&quot;)" office:value-type="float" office:value="0.255">
            <text:p>0.255</text:p>
          </table:table-cell>
          <table:table-cell/>
          <table:table-cell table:style-name="ce6" table:formula="of:=[.F63]*[.G63]*[.K63]" office:value-type="float" office:value="0">
            <text:p><text:s/>$- </text:p>
          </table:table-cell>
          <table:table-cell table:style-name="ce4" table:formula="of:=[.F63]*[.G63]" office:value-type="float" office:value="0">
            <text:p><text:s/>- </text:p>
          </table:table-cell>
          <table:table-cell table:number-columns-repeated="9"/>
          <table:table-cell office:value-type="float" office:value="2.2">
            <text:p>2.2</text:p>
          </table:table-cell>
          <table:table-cell office:value-type="float" office:value="2.36">
            <text:p>2.36</text:p>
          </table:table-cell>
          <table:table-cell table:formula="of:=[.X63]*[.$Z$3]" office:value-type="float" office:value="0.0935">
            <text:p>0.0935</text:p>
          </table:table-cell>
          <table:table-cell table:formula="of:=+[.Y63]-[.X63]" office:value-type="float" office:value="0.16">
            <text:p>0.16</text:p>
          </table:table-cell>
          <table:table-cell table:style-name="ce55" table:formula="of:=IF(([.$AA63]-[.$Z63]-[.$AB$3])/2&lt;[.$AB$3];[.$AB$3];([.$AA63]-[.$Z63]-[.$AB$3])/2)" office:value-type="float" office:value="0.05">
            <text:p><text:s/>$0.050 </text:p>
          </table:table-cell>
          <table:table-cell table:style-name="ce55" table:formula="of:=IF([.AA63]&gt;[.Z63];([.AA63]-[.Z63]);0)" office:value-type="float" office:value="0.0664999999999997">
            <text:p><text:s/>$0.066 </text:p>
          </table:table-cell>
          <table:table-cell table:style-name="ce57" table:formula="of:=+[.AC63]-[.AB63]" office:value-type="float" office:value="0.0164999999999997">
            <text:p><text:s/>$0.016 </text:p>
          </table:table-cell>
          <table:table-cell table:style-name="ce6" table:formula="of:=10000*[.AD63]" office:value-type="float" office:value="164.999999999997">
            <text:p><text:s/>$165 </text:p>
          </table:table-cell>
          <table:table-cell/>
          <table:table-cell table:style-name="ce6" table:formula="of:=5000*([.AC63])" office:value-type="float" office:value="332.499999999998">
            <text:p><text:s/>$332 </text:p>
          </table:table-cell>
          <table:table-cell table:number-columns-repeated="223"/>
        </table:table-row>
        <table:table-row table:style-name="ro2">
          <table:table-cell table:style-name="ce11" table:formula="of:=DATE(YEAR([.A63]+31);MONTH([.A63]+31);1)" office:value-type="date" office:date-value="2005-03-01">
            <text:p>1-Mar-05</text:p>
          </table:table-cell>
          <table:table-cell table:formula="of:=IF([.A64]&gt;=[.$A$3];IF([.A64]&lt;=[.$A$4];1;0);0)*([.A65]-[.A64])" office:value-type="float" office:value="0">
            <text:p>0</text:p>
          </table:table-cell>
          <table:table-cell table:style-name="ce13"/>
          <table:table-cell table:formula="of:=VLOOKUP(YEAR([.$A64]);Spreads;2)+[.D52]" office:value-type="float" office:value="3.1145">
            <text:p>3.1145</text:p>
          </table:table-cell>
          <table:table-cell table:style-name="ce17"/>
          <table:table-cell table:style-name="ce4" table:formula="of:=[.$G$3]*[.B64]" office:value-type="float" office:value="0">
            <text:p><text:s/>- </text:p>
          </table:table-cell>
          <table:table-cell table:style-name="ce21" office:value-type="float" office:value="0.712656087361701">
            <text:p>0.7127 </text:p>
          </table:table-cell>
          <table:table-cell table:style-name="ce26" table:formula="of:=[.H52]+0.01" office:value-type="float" office:value="0.255">
            <text:p>0.2550 </text:p>
          </table:table-cell>
          <table:table-cell table:formula="of:=IF([.E64]=0;[.D64];[.E64])" office:value-type="float" office:value="3.1145">
            <text:p>3.1145</text:p>
          </table:table-cell>
          <table:table-cell table:formula="of:=IF([.$I$4]=0;[.H64];([.I64]+[.H64]))" office:value-type="float" office:value="0.255">
            <text:p>0.255</text:p>
          </table:table-cell>
          <table:table-cell table:formula="of:=IF([.$K$5]=&quot;OK&quot;;(([.I64]*[.$I$5])+([.J64]*[.$J$5]));&quot;*******&quot;)" office:value-type="float" office:value="0.255">
            <text:p>0.255</text:p>
          </table:table-cell>
          <table:table-cell/>
          <table:table-cell table:style-name="ce6" table:formula="of:=[.F64]*[.G64]*[.K64]" office:value-type="float" office:value="0">
            <text:p><text:s/>$- </text:p>
          </table:table-cell>
          <table:table-cell table:style-name="ce4" table:formula="of:=[.F64]*[.G64]" office:value-type="float" office:value="0">
            <text:p><text:s/>- </text:p>
          </table:table-cell>
          <table:table-cell table:number-columns-repeated="9"/>
          <table:table-cell office:value-type="float" office:value="2.185">
            <text:p>2.185</text:p>
          </table:table-cell>
          <table:table-cell office:value-type="float" office:value="2.4">
            <text:p>2.4</text:p>
          </table:table-cell>
          <table:table-cell table:formula="of:=[.X64]*[.$Z$3]" office:value-type="float" office:value="0.0928625">
            <text:p>0.0928625</text:p>
          </table:table-cell>
          <table:table-cell table:formula="of:=+[.Y64]-[.X64]" office:value-type="float" office:value="0.215">
            <text:p>0.215</text:p>
          </table:table-cell>
          <table:table-cell table:style-name="ce55" table:formula="of:=IF(([.$AA64]-[.$Z64]-[.$AB$3])/2&lt;[.$AB$3];[.$AB$3];([.$AA64]-[.$Z64]-[.$AB$3])/2)" office:value-type="float" office:value="0.05">
            <text:p><text:s/>$0.050 </text:p>
          </table:table-cell>
          <table:table-cell table:style-name="ce55" table:formula="of:=IF([.AA64]&gt;[.Z64];([.AA64]-[.Z64]);0)" office:value-type="float" office:value="0.1221375">
            <text:p><text:s/>$0.122 </text:p>
          </table:table-cell>
          <table:table-cell table:style-name="ce57" table:formula="of:=+[.AC64]-[.AB64]" office:value-type="float" office:value="0.0721374999999998">
            <text:p><text:s/>$0.072 </text:p>
          </table:table-cell>
          <table:table-cell table:style-name="ce6" table:formula="of:=10000*[.AD64]" office:value-type="float" office:value="721.374999999998">
            <text:p><text:s/>$721 </text:p>
          </table:table-cell>
          <table:table-cell/>
          <table:table-cell table:style-name="ce6" table:formula="of:=5000*([.AC64])" office:value-type="float" office:value="610.687499999999">
            <text:p><text:s/>$611 </text:p>
          </table:table-cell>
          <table:table-cell table:number-columns-repeated="223"/>
        </table:table-row>
        <table:table-row table:style-name="ro2">
          <table:table-cell table:style-name="ce11" table:formula="of:=DATE(YEAR([.A64]+31);MONTH([.A64]+31);1)" office:value-type="date" office:date-value="2005-04-01">
            <text:p>1-Apr-05</text:p>
          </table:table-cell>
          <table:table-cell table:formula="of:=IF([.A65]&gt;=[.$A$3];IF([.A65]&lt;=[.$A$4];1;0);0)*([.A66]-[.A65])" office:value-type="float" office:value="0">
            <text:p>0</text:p>
          </table:table-cell>
          <table:table-cell table:style-name="ce13"/>
          <table:table-cell table:formula="of:=VLOOKUP(YEAR([.$A65]);Spreads;2)+[.D53]" office:value-type="float" office:value="2.9715">
            <text:p>2.9715</text:p>
          </table:table-cell>
          <table:table-cell table:style-name="ce17"/>
          <table:table-cell table:style-name="ce4" table:formula="of:=[.$G$3]*[.B65]" office:value-type="float" office:value="0">
            <text:p><text:s/>- </text:p>
          </table:table-cell>
          <table:table-cell table:style-name="ce21" office:value-type="float" office:value="0.708328084488779">
            <text:p>0.7083 </text:p>
          </table:table-cell>
          <table:table-cell table:style-name="ce26" table:formula="of:=[.H53]+0.01" office:value-type="float" office:value="0.14">
            <text:p>0.1400 </text:p>
          </table:table-cell>
          <table:table-cell table:formula="of:=IF([.E65]=0;[.D65];[.E65])" office:value-type="float" office:value="2.9715">
            <text:p>2.9715</text:p>
          </table:table-cell>
          <table:table-cell table:formula="of:=IF([.$I$4]=0;[.H65];([.I65]+[.H65]))" office:value-type="float" office:value="0.14">
            <text:p>0.14</text:p>
          </table:table-cell>
          <table:table-cell table:formula="of:=IF([.$K$5]=&quot;OK&quot;;(([.I65]*[.$I$5])+([.J65]*[.$J$5]));&quot;*******&quot;)" office:value-type="float" office:value="0.14">
            <text:p>0.14</text:p>
          </table:table-cell>
          <table:table-cell/>
          <table:table-cell table:style-name="ce6" table:formula="of:=[.F65]*[.G65]*[.K65]" office:value-type="float" office:value="0">
            <text:p><text:s/>$- </text:p>
          </table:table-cell>
          <table:table-cell table:style-name="ce4" table:formula="of:=[.F65]*[.G65]" office:value-type="float" office:value="0">
            <text:p><text:s/>- </text:p>
          </table:table-cell>
          <table:table-cell table:number-columns-repeated="9"/>
          <table:table-cell office:value-type="float" office:value="2.245">
            <text:p>2.245</text:p>
          </table:table-cell>
          <table:table-cell office:value-type="float" office:value="2.35">
            <text:p>2.35</text:p>
          </table:table-cell>
          <table:table-cell table:formula="of:=[.X65]*[.$Z$3]" office:value-type="float" office:value="0.0954125">
            <text:p>0.0954125</text:p>
          </table:table-cell>
          <table:table-cell table:formula="of:=+[.Y65]-[.X65]" office:value-type="float" office:value="0.105">
            <text:p>0.105</text:p>
          </table:table-cell>
          <table:table-cell table:style-name="ce55" table:formula="of:=IF(([.$AA65]-[.$Z65]-[.$AB$3])/2&lt;[.$AB$3];[.$AB$3];([.$AA65]-[.$Z65]-[.$AB$3])/2)" office:value-type="float" office:value="0.05">
            <text:p><text:s/>$0.050 </text:p>
          </table:table-cell>
          <table:table-cell table:style-name="ce55" table:formula="of:=IF([.AA65]&gt;[.Z65];([.AA65]-[.Z65]);0)" office:value-type="float" office:value="0.00958749999999997">
            <text:p><text:s/>$0.010 </text:p>
          </table:table-cell>
          <table:table-cell table:style-name="ce57" table:formula="of:=+[.AC65]-[.AB65]" office:value-type="float" office:value="-0.0404125">
            <text:p><text:s/>$(0.040)</text:p>
          </table:table-cell>
          <table:table-cell table:style-name="ce6" table:formula="of:=10000*[.AD65]" office:value-type="float" office:value="-404.125">
            <text:p><text:s/>$(404)</text:p>
          </table:table-cell>
          <table:table-cell/>
          <table:table-cell table:style-name="ce6" table:formula="of:=5000*([.AC65])" office:value-type="float" office:value="47.9374999999999">
            <text:p><text:s/>$48 </text:p>
          </table:table-cell>
          <table:table-cell table:number-columns-repeated="223"/>
        </table:table-row>
        <table:table-row table:style-name="ro2">
          <table:table-cell table:style-name="ce11" table:formula="of:=DATE(YEAR([.A65]+31);MONTH([.A65]+31);1)" office:value-type="date" office:date-value="2005-05-01">
            <text:p>1-May-05</text:p>
          </table:table-cell>
          <table:table-cell table:formula="of:=IF([.A66]&gt;=[.$A$3];IF([.A66]&lt;=[.$A$4];1;0);0)*([.A67]-[.A66])" office:value-type="float" office:value="0">
            <text:p>0</text:p>
          </table:table-cell>
          <table:table-cell table:style-name="ce13"/>
          <table:table-cell table:formula="of:=VLOOKUP(YEAR([.$A66]);Spreads;2)+[.D54]" office:value-type="float" office:value="2.9465">
            <text:p>2.9465</text:p>
          </table:table-cell>
          <table:table-cell table:style-name="ce17"/>
          <table:table-cell table:style-name="ce4" table:formula="of:=[.$G$3]*[.B66]" office:value-type="float" office:value="0">
            <text:p><text:s/>- </text:p>
          </table:table-cell>
          <table:table-cell table:style-name="ce21" office:value-type="float" office:value="0.704164217786532">
            <text:p>0.7042 </text:p>
          </table:table-cell>
          <table:table-cell table:style-name="ce26" table:formula="of:=[.H54]+0.01" office:value-type="float" office:value="0.14">
            <text:p>0.1400 </text:p>
          </table:table-cell>
          <table:table-cell table:formula="of:=IF([.E66]=0;[.D66];[.E66])" office:value-type="float" office:value="2.9465">
            <text:p>2.9465</text:p>
          </table:table-cell>
          <table:table-cell table:formula="of:=IF([.$I$4]=0;[.H66];([.I66]+[.H66]))" office:value-type="float" office:value="0.14">
            <text:p>0.14</text:p>
          </table:table-cell>
          <table:table-cell table:formula="of:=IF([.$K$5]=&quot;OK&quot;;(([.I66]*[.$I$5])+([.J66]*[.$J$5]));&quot;*******&quot;)" office:value-type="float" office:value="0.14">
            <text:p>0.14</text:p>
          </table:table-cell>
          <table:table-cell/>
          <table:table-cell table:style-name="ce6" table:formula="of:=[.F66]*[.G66]*[.K66]" office:value-type="float" office:value="0">
            <text:p><text:s/>$- </text:p>
          </table:table-cell>
          <table:table-cell table:style-name="ce4" table:formula="of:=[.F66]*[.G66]" office:value-type="float" office:value="0">
            <text:p><text:s/>- </text:p>
          </table:table-cell>
          <table:table-cell table:number-columns-repeated="9"/>
          <table:table-cell office:value-type="float" office:value="2.225">
            <text:p>2.225</text:p>
          </table:table-cell>
          <table:table-cell office:value-type="float" office:value="2.38">
            <text:p>2.38</text:p>
          </table:table-cell>
          <table:table-cell table:formula="of:=[.X66]*[.$Z$3]" office:value-type="float" office:value="0.0945625">
            <text:p>0.0945625</text:p>
          </table:table-cell>
          <table:table-cell table:formula="of:=+[.Y66]-[.X66]" office:value-type="float" office:value="0.155">
            <text:p>0.155</text:p>
          </table:table-cell>
          <table:table-cell table:style-name="ce55" table:formula="of:=IF(([.$AA66]-[.$Z66]-[.$AB$3])/2&lt;[.$AB$3];[.$AB$3];([.$AA66]-[.$Z66]-[.$AB$3])/2)" office:value-type="float" office:value="0.05">
            <text:p><text:s/>$0.050 </text:p>
          </table:table-cell>
          <table:table-cell table:style-name="ce55" table:formula="of:=IF([.AA66]&gt;[.Z66];([.AA66]-[.Z66]);0)" office:value-type="float" office:value="0.0604374999999998">
            <text:p><text:s/>$0.060 </text:p>
          </table:table-cell>
          <table:table-cell table:style-name="ce57" table:formula="of:=+[.AC66]-[.AB66]" office:value-type="float" office:value="0.0104374999999998">
            <text:p><text:s/>$0.010 </text:p>
          </table:table-cell>
          <table:table-cell table:style-name="ce6" table:formula="of:=10000*[.AD66]" office:value-type="float" office:value="104.374999999998">
            <text:p><text:s/>$104 </text:p>
          </table:table-cell>
          <table:table-cell/>
          <table:table-cell table:style-name="ce6" table:formula="of:=5000*([.AC66])" office:value-type="float" office:value="302.187499999999">
            <text:p><text:s/>$302 </text:p>
          </table:table-cell>
          <table:table-cell table:number-columns-repeated="223"/>
        </table:table-row>
        <table:table-row table:style-name="ro2">
          <table:table-cell table:style-name="ce11" table:formula="of:=DATE(YEAR([.A66]+31);MONTH([.A66]+31);1)" office:value-type="date" office:date-value="2005-06-01">
            <text:p>1-Jun-05</text:p>
          </table:table-cell>
          <table:table-cell table:formula="of:=IF([.A67]&gt;=[.$A$3];IF([.A67]&lt;=[.$A$4];1;0);0)*([.A68]-[.A67])" office:value-type="float" office:value="0">
            <text:p>0</text:p>
          </table:table-cell>
          <table:table-cell table:style-name="ce13"/>
          <table:table-cell table:formula="of:=VLOOKUP(YEAR([.$A67]);Spreads;2)+[.D55]" office:value-type="float" office:value="3.213">
            <text:p>3.213</text:p>
          </table:table-cell>
          <table:table-cell table:style-name="ce17"/>
          <table:table-cell table:style-name="ce4" table:formula="of:=[.$G$3]*[.B67]" office:value-type="float" office:value="0">
            <text:p><text:s/>- </text:p>
          </table:table-cell>
          <table:table-cell table:style-name="ce21" office:value-type="float" office:value="0.699886750163349">
            <text:p>0.6999 </text:p>
          </table:table-cell>
          <table:table-cell table:style-name="ce26" table:formula="of:=[.H55]+0.01" office:value-type="float" office:value="0.14">
            <text:p>0.1400 </text:p>
          </table:table-cell>
          <table:table-cell table:formula="of:=IF([.E67]=0;[.D67];[.E67])" office:value-type="float" office:value="3.213">
            <text:p>3.213</text:p>
          </table:table-cell>
          <table:table-cell table:formula="of:=IF([.$I$4]=0;[.H67];([.I67]+[.H67]))" office:value-type="float" office:value="0.14">
            <text:p>0.14</text:p>
          </table:table-cell>
          <table:table-cell table:formula="of:=IF([.$K$5]=&quot;OK&quot;;(([.I67]*[.$I$5])+([.J67]*[.$J$5]));&quot;*******&quot;)" office:value-type="float" office:value="0.14">
            <text:p>0.14</text:p>
          </table:table-cell>
          <table:table-cell/>
          <table:table-cell table:style-name="ce6" table:formula="of:=[.F67]*[.G67]*[.K67]" office:value-type="float" office:value="0">
            <text:p><text:s/>$- </text:p>
          </table:table-cell>
          <table:table-cell table:style-name="ce4" table:formula="of:=[.F67]*[.G67]" office:value-type="float" office:value="0">
            <text:p><text:s/>- </text:p>
          </table:table-cell>
          <table:table-cell table:number-columns-repeated="9"/>
          <table:table-cell office:value-type="float" office:value="2.225">
            <text:p>2.225</text:p>
          </table:table-cell>
          <table:table-cell office:value-type="float" office:value="2.38">
            <text:p>2.38</text:p>
          </table:table-cell>
          <table:table-cell table:formula="of:=[.X67]*[.$Z$3]" office:value-type="float" office:value="0.0945625">
            <text:p>0.0945625</text:p>
          </table:table-cell>
          <table:table-cell table:formula="of:=+[.Y67]-[.X67]" office:value-type="float" office:value="0.155">
            <text:p>0.155</text:p>
          </table:table-cell>
          <table:table-cell table:style-name="ce55" table:formula="of:=IF(([.$AA67]-[.$Z67]-[.$AB$3])/2&lt;[.$AB$3];[.$AB$3];([.$AA67]-[.$Z67]-[.$AB$3])/2)" office:value-type="float" office:value="0.05">
            <text:p><text:s/>$0.050 </text:p>
          </table:table-cell>
          <table:table-cell table:style-name="ce55" table:formula="of:=IF([.AA67]&gt;[.Z67];([.AA67]-[.Z67]);0)" office:value-type="float" office:value="0.0604374999999998">
            <text:p><text:s/>$0.060 </text:p>
          </table:table-cell>
          <table:table-cell table:style-name="ce57" table:formula="of:=+[.AC67]-[.AB67]" office:value-type="float" office:value="0.0104374999999998">
            <text:p><text:s/>$0.010 </text:p>
          </table:table-cell>
          <table:table-cell table:style-name="ce6" table:formula="of:=10000*[.AD67]" office:value-type="float" office:value="104.374999999998">
            <text:p><text:s/>$104 </text:p>
          </table:table-cell>
          <table:table-cell/>
          <table:table-cell table:style-name="ce6" table:formula="of:=5000*([.AC67])" office:value-type="float" office:value="302.187499999999">
            <text:p><text:s/>$302 </text:p>
          </table:table-cell>
          <table:table-cell table:number-columns-repeated="223"/>
        </table:table-row>
        <table:table-row table:style-name="ro2">
          <table:table-cell table:style-name="ce11" table:formula="of:=DATE(YEAR([.A67]+31);MONTH([.A67]+31);1)" office:value-type="date" office:date-value="2005-07-01">
            <text:p>1-Jul-05</text:p>
          </table:table-cell>
          <table:table-cell table:formula="of:=IF([.A68]&gt;=[.$A$3];IF([.A68]&lt;=[.$A$4];1;0);0)*([.A69]-[.A68])" office:value-type="float" office:value="0">
            <text:p>0</text:p>
          </table:table-cell>
          <table:table-cell table:style-name="ce13"/>
          <table:table-cell table:formula="of:=VLOOKUP(YEAR([.$A68]);Spreads;2)+[.D56]" office:value-type="float" office:value="3.204">
            <text:p>3.204</text:p>
          </table:table-cell>
          <table:table-cell table:style-name="ce17"/>
          <table:table-cell table:style-name="ce4" table:formula="of:=[.$G$3]*[.B68]" office:value-type="float" office:value="0">
            <text:p><text:s/>- </text:p>
          </table:table-cell>
          <table:table-cell table:style-name="ce21" office:value-type="float" office:value="0.695737481565484">
            <text:p>0.6957 </text:p>
          </table:table-cell>
          <table:table-cell table:style-name="ce26" table:formula="of:=[.H56]+0.01" office:value-type="float" office:value="0.14">
            <text:p>0.1400 </text:p>
          </table:table-cell>
          <table:table-cell table:formula="of:=IF([.E68]=0;[.D68];[.E68])" office:value-type="float" office:value="3.204">
            <text:p>3.204</text:p>
          </table:table-cell>
          <table:table-cell table:formula="of:=IF([.$I$4]=0;[.H68];([.I68]+[.H68]))" office:value-type="float" office:value="0.14">
            <text:p>0.14</text:p>
          </table:table-cell>
          <table:table-cell table:formula="of:=IF([.$K$5]=&quot;OK&quot;;(([.I68]*[.$I$5])+([.J68]*[.$J$5]));&quot;*******&quot;)" office:value-type="float" office:value="0.14">
            <text:p>0.14</text:p>
          </table:table-cell>
          <table:table-cell/>
          <table:table-cell table:style-name="ce6" table:formula="of:=[.F68]*[.G68]*[.K68]" office:value-type="float" office:value="0">
            <text:p><text:s/>$- </text:p>
          </table:table-cell>
          <table:table-cell table:style-name="ce4" table:formula="of:=[.F68]*[.G68]" office:value-type="float" office:value="0">
            <text:p><text:s/>- </text:p>
          </table:table-cell>
          <table:table-cell table:number-columns-repeated="9"/>
          <table:table-cell office:value-type="float" office:value="2.225">
            <text:p>2.225</text:p>
          </table:table-cell>
          <table:table-cell office:value-type="float" office:value="2.38">
            <text:p>2.38</text:p>
          </table:table-cell>
          <table:table-cell table:formula="of:=[.X68]*[.$Z$3]" office:value-type="float" office:value="0.0945625">
            <text:p>0.0945625</text:p>
          </table:table-cell>
          <table:table-cell table:formula="of:=+[.Y68]-[.X68]" office:value-type="float" office:value="0.155">
            <text:p>0.155</text:p>
          </table:table-cell>
          <table:table-cell table:style-name="ce55" table:formula="of:=IF(([.$AA68]-[.$Z68]-[.$AB$3])/2&lt;[.$AB$3];[.$AB$3];([.$AA68]-[.$Z68]-[.$AB$3])/2)" office:value-type="float" office:value="0.05">
            <text:p><text:s/>$0.050 </text:p>
          </table:table-cell>
          <table:table-cell table:style-name="ce55" table:formula="of:=IF([.AA68]&gt;[.Z68];([.AA68]-[.Z68]);0)" office:value-type="float" office:value="0.0604374999999998">
            <text:p><text:s/>$0.060 </text:p>
          </table:table-cell>
          <table:table-cell table:style-name="ce57" table:formula="of:=+[.AC68]-[.AB68]" office:value-type="float" office:value="0.0104374999999998">
            <text:p><text:s/>$0.010 </text:p>
          </table:table-cell>
          <table:table-cell table:style-name="ce6" table:formula="of:=10000*[.AD68]" office:value-type="float" office:value="104.374999999998">
            <text:p><text:s/>$104 </text:p>
          </table:table-cell>
          <table:table-cell/>
          <table:table-cell table:style-name="ce6" table:formula="of:=5000*([.AC68])" office:value-type="float" office:value="302.187499999999">
            <text:p><text:s/>$302 </text:p>
          </table:table-cell>
          <table:table-cell table:number-columns-repeated="223"/>
        </table:table-row>
        <table:table-row table:style-name="ro2">
          <table:table-cell table:style-name="ce11" table:formula="of:=DATE(YEAR([.A68]+31);MONTH([.A68]+31);1)" office:value-type="date" office:date-value="2005-08-01">
            <text:p>1-Aug-05</text:p>
          </table:table-cell>
          <table:table-cell table:formula="of:=IF([.A69]&gt;=[.$A$3];IF([.A69]&lt;=[.$A$4];1;0);0)*([.A70]-[.A69])" office:value-type="float" office:value="0">
            <text:p>0</text:p>
          </table:table-cell>
          <table:table-cell table:style-name="ce13"/>
          <table:table-cell table:formula="of:=VLOOKUP(YEAR([.$A69]);Spreads;2)+[.D57]" office:value-type="float" office:value="3.201">
            <text:p>3.201</text:p>
          </table:table-cell>
          <table:table-cell table:style-name="ce17"/>
          <table:table-cell table:style-name="ce4" table:formula="of:=[.$G$3]*[.B69]" office:value-type="float" office:value="0">
            <text:p><text:s/>- </text:p>
          </table:table-cell>
          <table:table-cell table:style-name="ce21" office:value-type="float" office:value="0.691465199934492">
            <text:p>0.6915 </text:p>
          </table:table-cell>
          <table:table-cell table:style-name="ce26" table:formula="of:=[.H57]+0.01" office:value-type="float" office:value="0.14">
            <text:p>0.1400 </text:p>
          </table:table-cell>
          <table:table-cell table:formula="of:=IF([.E69]=0;[.D69];[.E69])" office:value-type="float" office:value="3.201">
            <text:p>3.201</text:p>
          </table:table-cell>
          <table:table-cell table:formula="of:=IF([.$I$4]=0;[.H69];([.I69]+[.H69]))" office:value-type="float" office:value="0.14">
            <text:p>0.14</text:p>
          </table:table-cell>
          <table:table-cell table:formula="of:=IF([.$K$5]=&quot;OK&quot;;(([.I69]*[.$I$5])+([.J69]*[.$J$5]));&quot;*******&quot;)" office:value-type="float" office:value="0.14">
            <text:p>0.14</text:p>
          </table:table-cell>
          <table:table-cell/>
          <table:table-cell table:style-name="ce6" table:formula="of:=[.F69]*[.G69]*[.K69]" office:value-type="float" office:value="0">
            <text:p><text:s/>$- </text:p>
          </table:table-cell>
          <table:table-cell table:style-name="ce4" table:formula="of:=[.F69]*[.G69]" office:value-type="float" office:value="0">
            <text:p><text:s/>- </text:p>
          </table:table-cell>
          <table:table-cell table:number-columns-repeated="9"/>
          <table:table-cell office:value-type="float" office:value="2.225">
            <text:p>2.225</text:p>
          </table:table-cell>
          <table:table-cell office:value-type="float" office:value="2.38">
            <text:p>2.38</text:p>
          </table:table-cell>
          <table:table-cell table:formula="of:=[.X69]*[.$Z$3]" office:value-type="float" office:value="0.0945625">
            <text:p>0.0945625</text:p>
          </table:table-cell>
          <table:table-cell table:formula="of:=+[.Y69]-[.X69]" office:value-type="float" office:value="0.155">
            <text:p>0.155</text:p>
          </table:table-cell>
          <table:table-cell table:style-name="ce55" table:formula="of:=IF(([.$AA69]-[.$Z69]-[.$AB$3])/2&lt;[.$AB$3];[.$AB$3];([.$AA69]-[.$Z69]-[.$AB$3])/2)" office:value-type="float" office:value="0.05">
            <text:p><text:s/>$0.050 </text:p>
          </table:table-cell>
          <table:table-cell table:style-name="ce55" table:formula="of:=IF([.AA69]&gt;[.Z69];([.AA69]-[.Z69]);0)" office:value-type="float" office:value="0.0604374999999998">
            <text:p><text:s/>$0.060 </text:p>
          </table:table-cell>
          <table:table-cell table:style-name="ce57" table:formula="of:=+[.AC69]-[.AB69]" office:value-type="float" office:value="0.0104374999999998">
            <text:p><text:s/>$0.010 </text:p>
          </table:table-cell>
          <table:table-cell table:style-name="ce6" table:formula="of:=10000*[.AD69]" office:value-type="float" office:value="104.374999999998">
            <text:p><text:s/>$104 </text:p>
          </table:table-cell>
          <table:table-cell/>
          <table:table-cell table:style-name="ce6" table:formula="of:=5000*([.AC69])" office:value-type="float" office:value="302.187499999999">
            <text:p><text:s/>$302 </text:p>
          </table:table-cell>
          <table:table-cell table:number-columns-repeated="223"/>
        </table:table-row>
        <table:table-row table:style-name="ro2">
          <table:table-cell table:style-name="ce11" table:formula="of:=DATE(YEAR([.A69]+31);MONTH([.A69]+31);1)" office:value-type="date" office:date-value="2005-09-01">
            <text:p>1-Sep-05</text:p>
          </table:table-cell>
          <table:table-cell table:formula="of:=IF([.A70]&gt;=[.$A$3];IF([.A70]&lt;=[.$A$4];1;0);0)*([.A71]-[.A70])" office:value-type="float" office:value="0">
            <text:p>0</text:p>
          </table:table-cell>
          <table:table-cell table:style-name="ce13"/>
          <table:table-cell table:formula="of:=VLOOKUP(YEAR([.$A70]);Spreads;2)+[.D58]" office:value-type="float" office:value="3.188">
            <text:p>3.188</text:p>
          </table:table-cell>
          <table:table-cell table:style-name="ce17"/>
          <table:table-cell table:style-name="ce4" table:formula="of:=[.$G$3]*[.B70]" office:value-type="float" office:value="0">
            <text:p><text:s/>- </text:p>
          </table:table-cell>
          <table:table-cell table:style-name="ce21" office:value-type="float" office:value="0.68721718292722">
            <text:p>0.6872 </text:p>
          </table:table-cell>
          <table:table-cell table:style-name="ce26" table:formula="of:=[.H58]+0.01" office:value-type="float" office:value="0.14">
            <text:p>0.1400 </text:p>
          </table:table-cell>
          <table:table-cell table:formula="of:=IF([.E70]=0;[.D70];[.E70])" office:value-type="float" office:value="3.188">
            <text:p>3.188</text:p>
          </table:table-cell>
          <table:table-cell table:formula="of:=IF([.$I$4]=0;[.H70];([.I70]+[.H70]))" office:value-type="float" office:value="0.14">
            <text:p>0.14</text:p>
          </table:table-cell>
          <table:table-cell table:formula="of:=IF([.$K$5]=&quot;OK&quot;;(([.I70]*[.$I$5])+([.J70]*[.$J$5]));&quot;*******&quot;)" office:value-type="float" office:value="0.14">
            <text:p>0.14</text:p>
          </table:table-cell>
          <table:table-cell/>
          <table:table-cell table:style-name="ce6" table:formula="of:=[.F70]*[.G70]*[.K70]" office:value-type="float" office:value="0">
            <text:p><text:s/>$- </text:p>
          </table:table-cell>
          <table:table-cell table:style-name="ce4" table:formula="of:=[.F70]*[.G70]" office:value-type="float" office:value="0">
            <text:p><text:s/>- </text:p>
          </table:table-cell>
          <table:table-cell table:number-columns-repeated="9"/>
          <table:table-cell office:value-type="float" office:value="2.1">
            <text:p>2.1</text:p>
          </table:table-cell>
          <table:table-cell office:value-type="float" office:value="2.18">
            <text:p>2.18</text:p>
          </table:table-cell>
          <table:table-cell table:formula="of:=[.X70]*[.$Z$3]" office:value-type="float" office:value="0.08925">
            <text:p>0.08925</text:p>
          </table:table-cell>
          <table:table-cell table:formula="of:=+[.Y70]-[.X70]" office:value-type="float" office:value="0.0800000000000001">
            <text:p>0.08</text:p>
          </table:table-cell>
          <table:table-cell table:style-name="ce55" table:formula="of:=IF(([.$AA70]-[.$Z70]-[.$AB$3])/2&lt;[.$AB$3];[.$AB$3];([.$AA70]-[.$Z70]-[.$AB$3])/2)" office:value-type="float" office:value="0.05">
            <text:p><text:s/>$0.050 </text:p>
          </table:table-cell>
          <table:table-cell table:style-name="ce55" table:formula="of:=IF([.AA70]&gt;[.Z70];([.AA70]-[.Z70]);0)" office:value-type="float" office:value="0">
            <text:p><text:s/>$- </text:p>
          </table:table-cell>
          <table:table-cell table:style-name="ce57" table:formula="of:=+[.AC70]-[.AB70]" office:value-type="float" office:value="-0.05">
            <text:p><text:s/>$(0.050)</text:p>
          </table:table-cell>
          <table:table-cell table:style-name="ce6" table:formula="of:=10000*[.AD70]" office:value-type="float" office:value="-500">
            <text:p><text:s/>$(500)</text:p>
          </table:table-cell>
          <table:table-cell/>
          <table:table-cell table:style-name="ce6" table:formula="of:=5000*([.AC70])" office:value-type="float" office:value="0">
            <text:p><text:s/>$- </text:p>
          </table:table-cell>
          <table:table-cell table:number-columns-repeated="223"/>
        </table:table-row>
        <table:table-row table:style-name="ro2">
          <table:table-cell table:style-name="ce11" table:formula="of:=DATE(YEAR([.A70]+31);MONTH([.A70]+31);1)" office:value-type="date" office:date-value="2005-10-01">
            <text:p>1-Oct-05</text:p>
          </table:table-cell>
          <table:table-cell table:formula="of:=IF([.A71]&gt;=[.$A$3];IF([.A71]&lt;=[.$A$4];1;0);0)*([.A72]-[.A71])" office:value-type="float" office:value="0">
            <text:p>0</text:p>
          </table:table-cell>
          <table:table-cell table:style-name="ce13"/>
          <table:table-cell table:formula="of:=VLOOKUP(YEAR([.$A71]);Spreads;2)+[.D59]" office:value-type="float" office:value="3.206">
            <text:p>3.206</text:p>
          </table:table-cell>
          <table:table-cell table:style-name="ce17"/>
          <table:table-cell table:style-name="ce4" table:formula="of:=[.$G$3]*[.B71]" office:value-type="float" office:value="0">
            <text:p><text:s/>- </text:p>
          </table:table-cell>
          <table:table-cell table:style-name="ce21" office:value-type="float" office:value="0.683129184360363">
            <text:p>0.6831 </text:p>
          </table:table-cell>
          <table:table-cell table:style-name="ce26" table:formula="of:=[.H59]+0.01" office:value-type="float" office:value="0.14">
            <text:p>0.1400 </text:p>
          </table:table-cell>
          <table:table-cell table:formula="of:=IF([.E71]=0;[.D71];[.E71])" office:value-type="float" office:value="3.206">
            <text:p>3.206</text:p>
          </table:table-cell>
          <table:table-cell table:formula="of:=IF([.$I$4]=0;[.H71];([.I71]+[.H71]))" office:value-type="float" office:value="0.14">
            <text:p>0.14</text:p>
          </table:table-cell>
          <table:table-cell table:formula="of:=IF([.$K$5]=&quot;OK&quot;;(([.I71]*[.$I$5])+([.J71]*[.$J$5]));&quot;*******&quot;)" office:value-type="float" office:value="0.14">
            <text:p>0.14</text:p>
          </table:table-cell>
          <table:table-cell/>
          <table:table-cell table:style-name="ce6" table:formula="of:=[.F71]*[.G71]*[.K71]" office:value-type="float" office:value="0">
            <text:p><text:s/>$- </text:p>
          </table:table-cell>
          <table:table-cell table:style-name="ce4" table:formula="of:=[.F71]*[.G71]" office:value-type="float" office:value="0">
            <text:p><text:s/>- </text:p>
          </table:table-cell>
          <table:table-cell table:number-columns-repeated="9"/>
          <table:table-cell office:value-type="float" office:value="2.14">
            <text:p>2.14</text:p>
          </table:table-cell>
          <table:table-cell office:value-type="float" office:value="2.22">
            <text:p>2.22</text:p>
          </table:table-cell>
          <table:table-cell table:formula="of:=[.X71]*[.$Z$3]" office:value-type="float" office:value="0.09095">
            <text:p>0.09095</text:p>
          </table:table-cell>
          <table:table-cell table:formula="of:=+[.Y71]-[.X71]" office:value-type="float" office:value="0.0800000000000001">
            <text:p>0.08</text:p>
          </table:table-cell>
          <table:table-cell table:style-name="ce55" table:formula="of:=IF(([.$AA71]-[.$Z71]-[.$AB$3])/2&lt;[.$AB$3];[.$AB$3];([.$AA71]-[.$Z71]-[.$AB$3])/2)" office:value-type="float" office:value="0.05">
            <text:p><text:s/>$0.050 </text:p>
          </table:table-cell>
          <table:table-cell table:style-name="ce55" table:formula="of:=IF([.AA71]&gt;[.Z71];([.AA71]-[.Z71]);0)" office:value-type="float" office:value="0">
            <text:p><text:s/>$- </text:p>
          </table:table-cell>
          <table:table-cell table:style-name="ce57" table:formula="of:=+[.AC71]-[.AB71]" office:value-type="float" office:value="-0.05">
            <text:p><text:s/>$(0.050)</text:p>
          </table:table-cell>
          <table:table-cell table:style-name="ce6" table:formula="of:=10000*[.AD71]" office:value-type="float" office:value="-500">
            <text:p><text:s/>$(500)</text:p>
          </table:table-cell>
          <table:table-cell/>
          <table:table-cell table:style-name="ce6" table:formula="of:=5000*([.AC71])" office:value-type="float" office:value="0">
            <text:p><text:s/>$- </text:p>
          </table:table-cell>
          <table:table-cell table:number-columns-repeated="223"/>
        </table:table-row>
        <table:table-row table:style-name="ro2">
          <table:table-cell table:style-name="ce11" table:formula="of:=DATE(YEAR([.A71]+31);MONTH([.A71]+31);1)" office:value-type="date" office:date-value="2005-11-01">
            <text:p>1-Nov-05</text:p>
          </table:table-cell>
          <table:table-cell table:formula="of:=IF([.A72]&gt;=[.$A$3];IF([.A72]&lt;=[.$A$4];1;0);0)*([.A73]-[.A72])" office:value-type="float" office:value="0">
            <text:p>0</text:p>
          </table:table-cell>
          <table:table-cell table:style-name="ce13"/>
          <table:table-cell table:formula="of:=VLOOKUP(YEAR([.$A72]);Spreads;2)+[.D60]" office:value-type="float" office:value="3.304">
            <text:p>3.304</text:p>
          </table:table-cell>
          <table:table-cell table:style-name="ce18"/>
          <table:table-cell table:style-name="ce4" table:formula="of:=[.$G$3]*[.B72]" office:value-type="float" office:value="0">
            <text:p><text:s/>- </text:p>
          </table:table-cell>
          <table:table-cell table:style-name="ce21" office:value-type="float" office:value="0.678928550098768">
            <text:p>0.6789 </text:p>
          </table:table-cell>
          <table:table-cell table:style-name="ce26" table:formula="of:=[.H60]+0.01" office:value-type="float" office:value="0.265">
            <text:p>0.2650 </text:p>
          </table:table-cell>
          <table:table-cell table:formula="of:=IF([.E72]=0;[.D72];[.E72])" office:value-type="float" office:value="3.304">
            <text:p>3.304</text:p>
          </table:table-cell>
          <table:table-cell table:formula="of:=IF([.$I$4]=0;[.H72];([.I72]+[.H72]))" office:value-type="float" office:value="0.265">
            <text:p>0.265</text:p>
          </table:table-cell>
          <table:table-cell table:formula="of:=IF([.$K$5]=&quot;OK&quot;;(([.I72]*[.$I$5])+([.J72]*[.$J$5]));&quot;*******&quot;)" office:value-type="float" office:value="0.265">
            <text:p>0.265</text:p>
          </table:table-cell>
          <table:table-cell/>
          <table:table-cell table:style-name="ce6" table:formula="of:=[.F72]*[.G72]*[.K72]" office:value-type="float" office:value="0">
            <text:p><text:s/>$- </text:p>
          </table:table-cell>
          <table:table-cell table:style-name="ce4" table:formula="of:=[.F72]*[.G72]" office:value-type="float" office:value="0">
            <text:p><text:s/>- </text:p>
          </table:table-cell>
          <table:table-cell table:number-columns-repeated="9"/>
          <table:table-cell office:value-type="float" office:value="2.125">
            <text:p>2.125</text:p>
          </table:table-cell>
          <table:table-cell office:value-type="float" office:value="2.26">
            <text:p>2.26</text:p>
          </table:table-cell>
          <table:table-cell table:formula="of:=[.X72]*[.$Z$3]" office:value-type="float" office:value="0.0903125">
            <text:p>0.0903125</text:p>
          </table:table-cell>
          <table:table-cell table:formula="of:=+[.Y72]-[.X72]" office:value-type="float" office:value="0.135">
            <text:p>0.135</text:p>
          </table:table-cell>
          <table:table-cell table:style-name="ce55" table:formula="of:=IF(([.$AA72]-[.$Z72]-[.$AB$3])/2&lt;[.$AB$3];[.$AB$3];([.$AA72]-[.$Z72]-[.$AB$3])/2)" office:value-type="float" office:value="0.05">
            <text:p><text:s/>$0.050 </text:p>
          </table:table-cell>
          <table:table-cell table:style-name="ce55" table:formula="of:=IF([.AA72]&gt;[.Z72];([.AA72]-[.Z72]);0)" office:value-type="float" office:value="0.0446874999999998">
            <text:p><text:s/>$0.045 </text:p>
          </table:table-cell>
          <table:table-cell table:style-name="ce57" table:formula="of:=+[.AC72]-[.AB72]" office:value-type="float" office:value="-0.00531250000000022">
            <text:p><text:s/>$(0.005)</text:p>
          </table:table-cell>
          <table:table-cell table:style-name="ce6" table:formula="of:=10000*[.AD72]" office:value-type="float" office:value="-53.1250000000022">
            <text:p><text:s/>$(53)</text:p>
          </table:table-cell>
          <table:table-cell/>
          <table:table-cell table:style-name="ce6" table:formula="of:=5000*([.AC72])" office:value-type="float" office:value="223.437499999999">
            <text:p><text:s/>$223 </text:p>
          </table:table-cell>
          <table:table-cell table:number-columns-repeated="223"/>
        </table:table-row>
        <table:table-row table:style-name="ro2">
          <table:table-cell table:style-name="ce11" table:formula="of:=DATE(YEAR([.A72]+31);MONTH([.A72]+31);1)" office:value-type="date" office:date-value="2005-12-01">
            <text:p>1-Dec-05</text:p>
          </table:table-cell>
          <table:table-cell table:formula="of:=IF([.A73]&gt;=[.$A$3];IF([.A73]&lt;=[.$A$4];1;0);0)*([.A74]-[.A73])" office:value-type="float" office:value="0">
            <text:p>0</text:p>
          </table:table-cell>
          <table:table-cell table:style-name="ce13"/>
          <table:table-cell table:formula="of:=VLOOKUP(YEAR([.$A73]);Spreads;2)+[.D61]" office:value-type="float" office:value="3.404">
            <text:p>3.404</text:p>
          </table:table-cell>
          <table:table-cell table:style-name="ce18"/>
          <table:table-cell table:style-name="ce4" table:formula="of:=[.$G$3]*[.B73]" office:value-type="float" office:value="0">
            <text:p><text:s/>- </text:p>
          </table:table-cell>
          <table:table-cell table:style-name="ce21" office:value-type="float" office:value="0.674886173589584">
            <text:p>0.6749 </text:p>
          </table:table-cell>
          <table:table-cell table:style-name="ce26" table:formula="of:=[.H61]+0.01" office:value-type="float" office:value="0.265">
            <text:p>0.2650 </text:p>
          </table:table-cell>
          <table:table-cell table:formula="of:=IF([.E73]=0;[.D73];[.E73])" office:value-type="float" office:value="3.404">
            <text:p>3.404</text:p>
          </table:table-cell>
          <table:table-cell table:formula="of:=IF([.$I$4]=0;[.H73];([.I73]+[.H73]))" office:value-type="float" office:value="0.265">
            <text:p>0.265</text:p>
          </table:table-cell>
          <table:table-cell table:formula="of:=IF([.$K$5]=&quot;OK&quot;;(([.I73]*[.$I$5])+([.J73]*[.$J$5]));&quot;*******&quot;)" office:value-type="float" office:value="0.265">
            <text:p>0.265</text:p>
          </table:table-cell>
          <table:table-cell/>
          <table:table-cell table:style-name="ce6" table:formula="of:=[.F73]*[.G73]*[.K73]" office:value-type="float" office:value="0">
            <text:p><text:s/>$- </text:p>
          </table:table-cell>
          <table:table-cell table:style-name="ce4" table:formula="of:=[.F73]*[.G73]" office:value-type="float" office:value="0">
            <text:p><text:s/>- </text:p>
          </table:table-cell>
          <table:table-cell table:number-columns-repeated="9"/>
          <table:table-cell office:value-type="float" office:value="2.13">
            <text:p>2.13</text:p>
          </table:table-cell>
          <table:table-cell office:value-type="float" office:value="2.265">
            <text:p>2.265</text:p>
          </table:table-cell>
          <table:table-cell table:formula="of:=[.X73]*[.$Z$3]" office:value-type="float" office:value="0.090525">
            <text:p>0.090525</text:p>
          </table:table-cell>
          <table:table-cell table:formula="of:=+[.Y73]-[.X73]" office:value-type="float" office:value="0.135">
            <text:p>0.135</text:p>
          </table:table-cell>
          <table:table-cell table:style-name="ce55" table:formula="of:=IF(([.$AA73]-[.$Z73]-[.$AB$3])/2&lt;[.$AB$3];[.$AB$3];([.$AA73]-[.$Z73]-[.$AB$3])/2)" office:value-type="float" office:value="0.05">
            <text:p><text:s/>$0.050 </text:p>
          </table:table-cell>
          <table:table-cell table:style-name="ce55" table:formula="of:=IF([.AA73]&gt;[.Z73];([.AA73]-[.Z73]);0)" office:value-type="float" office:value="0.0444750000000002">
            <text:p><text:s/>$0.044 </text:p>
          </table:table-cell>
          <table:table-cell table:style-name="ce57" table:formula="of:=+[.AC73]-[.AB73]" office:value-type="float" office:value="-0.00552499999999978">
            <text:p><text:s/>$(0.006)</text:p>
          </table:table-cell>
          <table:table-cell table:style-name="ce6" table:formula="of:=10000*[.AD73]" office:value-type="float" office:value="-55.2499999999978">
            <text:p><text:s/>$(55)</text:p>
          </table:table-cell>
          <table:table-cell/>
          <table:table-cell table:style-name="ce6" table:formula="of:=5000*([.AC73])" office:value-type="float" office:value="222.375000000001">
            <text:p><text:s/>$222 </text:p>
          </table:table-cell>
          <table:table-cell table:number-columns-repeated="223"/>
        </table:table-row>
        <table:table-row table:style-name="ro2">
          <table:table-cell table:style-name="ce11" table:formula="of:=DATE(YEAR([.A73]+31);MONTH([.A73]+31);1)" office:value-type="date" office:date-value="2006-01-01">
            <text:p>1-Jan-06</text:p>
          </table:table-cell>
          <table:table-cell table:formula="of:=IF([.A74]&gt;=[.$A$3];IF([.A74]&lt;=[.$A$4];1;0);0)*([.A75]-[.A74])" office:value-type="float" office:value="0">
            <text:p>0</text:p>
          </table:table-cell>
          <table:table-cell table:style-name="ce13"/>
          <table:table-cell table:formula="of:=VLOOKUP(YEAR([.$A74]);Spreads;2)+[.D62]" office:value-type="float" office:value="3.1745">
            <text:p>3.1745</text:p>
          </table:table-cell>
          <table:table-cell table:style-name="ce18"/>
          <table:table-cell table:style-name="ce4" table:formula="of:=[.$G$3]*[.B74]" office:value-type="float" office:value="0">
            <text:p><text:s/>- </text:p>
          </table:table-cell>
          <table:table-cell table:style-name="ce21" office:value-type="float" office:value="0.6707324432336">
            <text:p>0.6707 </text:p>
          </table:table-cell>
          <table:table-cell table:style-name="ce26" table:formula="of:=[.H62]+0.01" office:value-type="float" office:value="0.265">
            <text:p>0.2650 </text:p>
          </table:table-cell>
          <table:table-cell table:formula="of:=IF([.E74]=0;[.D74];[.E74])" office:value-type="float" office:value="3.1745">
            <text:p>3.1745</text:p>
          </table:table-cell>
          <table:table-cell table:formula="of:=IF([.$I$4]=0;[.H74];([.I74]+[.H74]))" office:value-type="float" office:value="0.265">
            <text:p>0.265</text:p>
          </table:table-cell>
          <table:table-cell table:formula="of:=IF([.$K$5]=&quot;OK&quot;;(([.I74]*[.$I$5])+([.J74]*[.$J$5]));&quot;*******&quot;)" office:value-type="float" office:value="0.265">
            <text:p>0.265</text:p>
          </table:table-cell>
          <table:table-cell/>
          <table:table-cell table:style-name="ce6" table:formula="of:=[.F74]*[.G74]*[.K74]" office:value-type="float" office:value="0">
            <text:p><text:s/>$- </text:p>
          </table:table-cell>
          <table:table-cell table:style-name="ce4" table:formula="of:=[.F74]*[.G74]" office:value-type="float" office:value="0">
            <text:p><text:s/>- </text:p>
          </table:table-cell>
          <table:table-cell table:number-columns-repeated="9"/>
          <table:table-cell office:value-type="float" office:value="2.13">
            <text:p>2.13</text:p>
          </table:table-cell>
          <table:table-cell office:value-type="float" office:value="2.265">
            <text:p>2.265</text:p>
          </table:table-cell>
          <table:table-cell table:formula="of:=[.X74]*[.$Z$3]" office:value-type="float" office:value="0.090525">
            <text:p>0.090525</text:p>
          </table:table-cell>
          <table:table-cell table:formula="of:=+[.Y74]-[.X74]" office:value-type="float" office:value="0.135">
            <text:p>0.135</text:p>
          </table:table-cell>
          <table:table-cell table:style-name="ce55" table:formula="of:=IF(([.$AA74]-[.$Z74]-[.$AB$3])/2&lt;[.$AB$3];[.$AB$3];([.$AA74]-[.$Z74]-[.$AB$3])/2)" office:value-type="float" office:value="0.05">
            <text:p><text:s/>$0.050 </text:p>
          </table:table-cell>
          <table:table-cell table:style-name="ce55" table:formula="of:=IF([.AA74]&gt;[.Z74];([.AA74]-[.Z74]);0)" office:value-type="float" office:value="0.0444750000000002">
            <text:p><text:s/>$0.044 </text:p>
          </table:table-cell>
          <table:table-cell table:style-name="ce57" table:formula="of:=+[.AC74]-[.AB74]" office:value-type="float" office:value="-0.00552499999999978">
            <text:p><text:s/>$(0.006)</text:p>
          </table:table-cell>
          <table:table-cell table:style-name="ce6" table:formula="of:=10000*[.AD74]" office:value-type="float" office:value="-55.2499999999978">
            <text:p><text:s/>$(55)</text:p>
          </table:table-cell>
          <table:table-cell/>
          <table:table-cell table:style-name="ce6" table:formula="of:=5000*([.AC74])" office:value-type="float" office:value="222.375000000001">
            <text:p><text:s/>$222 </text:p>
          </table:table-cell>
          <table:table-cell table:number-columns-repeated="223"/>
        </table:table-row>
        <table:table-row table:style-name="ro2">
          <table:table-cell table:style-name="ce11" table:formula="of:=DATE(YEAR([.A74]+31);MONTH([.A74]+31);1)" office:value-type="date" office:date-value="2006-02-01">
            <text:p>1-Feb-06</text:p>
          </table:table-cell>
          <table:table-cell table:formula="of:=IF([.A75]&gt;=[.$A$3];IF([.A75]&lt;=[.$A$4];1;0);0)*([.A76]-[.A75])" office:value-type="float" office:value="0">
            <text:p>0</text:p>
          </table:table-cell>
          <table:table-cell table:style-name="ce13"/>
          <table:table-cell table:formula="of:=VLOOKUP(YEAR([.$A75]);Spreads;2)+[.D63]" office:value-type="float" office:value="3.3115">
            <text:p>3.3115</text:p>
          </table:table-cell>
          <table:table-cell table:style-name="ce18"/>
          <table:table-cell table:style-name="ce4" table:formula="of:=[.$G$3]*[.B75]" office:value-type="float" office:value="0">
            <text:p><text:s/>- </text:p>
          </table:table-cell>
          <table:table-cell table:style-name="ce21" office:value-type="float" office:value="0.66660236713706">
            <text:p>0.6666 </text:p>
          </table:table-cell>
          <table:table-cell table:style-name="ce26" table:formula="of:=[.H63]+0.01" office:value-type="float" office:value="0.265">
            <text:p>0.2650 </text:p>
          </table:table-cell>
          <table:table-cell table:formula="of:=IF([.E75]=0;[.D75];[.E75])" office:value-type="float" office:value="3.3115">
            <text:p>3.3115</text:p>
          </table:table-cell>
          <table:table-cell table:formula="of:=IF([.$I$4]=0;[.H75];([.I75]+[.H75]))" office:value-type="float" office:value="0.265">
            <text:p>0.265</text:p>
          </table:table-cell>
          <table:table-cell table:formula="of:=IF([.$K$5]=&quot;OK&quot;;(([.I75]*[.$I$5])+([.J75]*[.$J$5]));&quot;*******&quot;)" office:value-type="float" office:value="0.265">
            <text:p>0.265</text:p>
          </table:table-cell>
          <table:table-cell/>
          <table:table-cell table:style-name="ce6" table:formula="of:=[.F75]*[.G75]*[.K75]" office:value-type="float" office:value="0">
            <text:p><text:s/>$- </text:p>
          </table:table-cell>
          <table:table-cell table:style-name="ce4" table:formula="of:=[.F75]*[.G75]" office:value-type="float" office:value="0">
            <text:p><text:s/>- </text:p>
          </table:table-cell>
          <table:table-cell table:number-columns-repeated="9"/>
          <table:table-cell office:value-type="float" office:value="2.13">
            <text:p>2.13</text:p>
          </table:table-cell>
          <table:table-cell office:value-type="float" office:value="2.265">
            <text:p>2.265</text:p>
          </table:table-cell>
          <table:table-cell table:formula="of:=[.X75]*[.$Z$3]" office:value-type="float" office:value="0.090525">
            <text:p>0.090525</text:p>
          </table:table-cell>
          <table:table-cell table:formula="of:=+[.Y75]-[.X75]" office:value-type="float" office:value="0.135">
            <text:p>0.135</text:p>
          </table:table-cell>
          <table:table-cell table:style-name="ce55" table:formula="of:=IF(([.$AA75]-[.$Z75]-[.$AB$3])/2&lt;[.$AB$3];[.$AB$3];([.$AA75]-[.$Z75]-[.$AB$3])/2)" office:value-type="float" office:value="0.05">
            <text:p><text:s/>$0.050 </text:p>
          </table:table-cell>
          <table:table-cell table:style-name="ce55" table:formula="of:=IF([.AA75]&gt;[.Z75];([.AA75]-[.Z75]);0)" office:value-type="float" office:value="0.0444750000000002">
            <text:p><text:s/>$0.044 </text:p>
          </table:table-cell>
          <table:table-cell table:style-name="ce57" table:formula="of:=+[.AC75]-[.AB75]" office:value-type="float" office:value="-0.00552499999999978">
            <text:p><text:s/>$(0.006)</text:p>
          </table:table-cell>
          <table:table-cell table:style-name="ce6" table:formula="of:=10000*[.AD75]" office:value-type="float" office:value="-55.2499999999978">
            <text:p><text:s/>$(55)</text:p>
          </table:table-cell>
          <table:table-cell/>
          <table:table-cell table:style-name="ce6" table:formula="of:=5000*([.AC75])" office:value-type="float" office:value="222.375000000001">
            <text:p><text:s/>$222 </text:p>
          </table:table-cell>
          <table:table-cell table:number-columns-repeated="223"/>
        </table:table-row>
        <table:table-row table:style-name="ro2">
          <table:table-cell table:style-name="ce11" table:formula="of:=DATE(YEAR([.A75]+31);MONTH([.A75]+31);1)" office:value-type="date" office:date-value="2006-03-01">
            <text:p>1-Mar-06</text:p>
          </table:table-cell>
          <table:table-cell table:formula="of:=IF([.A76]&gt;=[.$A$3];IF([.A76]&lt;=[.$A$4];1;0);0)*([.A77]-[.A76])" office:value-type="float" office:value="0">
            <text:p>0</text:p>
          </table:table-cell>
          <table:table-cell table:style-name="ce13"/>
          <table:table-cell table:formula="of:=VLOOKUP(YEAR([.$A76]);Spreads;2)+[.D64]" office:value-type="float" office:value="3.1745">
            <text:p>3.1745</text:p>
          </table:table-cell>
          <table:table-cell table:style-name="ce18"/>
          <table:table-cell table:style-name="ce4" table:formula="of:=[.$G$3]*[.B76]" office:value-type="float" office:value="0">
            <text:p><text:s/>- </text:p>
          </table:table-cell>
          <table:table-cell table:style-name="ce21" office:value-type="float" office:value="0.66289220565424">
            <text:p>0.6629 </text:p>
          </table:table-cell>
          <table:table-cell table:style-name="ce26" table:formula="of:=[.H64]+0.01" office:value-type="float" office:value="0.265">
            <text:p>0.2650 </text:p>
          </table:table-cell>
          <table:table-cell table:formula="of:=IF([.E76]=0;[.D76];[.E76])" office:value-type="float" office:value="3.1745">
            <text:p>3.1745</text:p>
          </table:table-cell>
          <table:table-cell table:formula="of:=IF([.$I$4]=0;[.H76];([.I76]+[.H76]))" office:value-type="float" office:value="0.265">
            <text:p>0.265</text:p>
          </table:table-cell>
          <table:table-cell table:formula="of:=IF([.$K$5]=&quot;OK&quot;;(([.I76]*[.$I$5])+([.J76]*[.$J$5]));&quot;*******&quot;)" office:value-type="float" office:value="0.265">
            <text:p>0.265</text:p>
          </table:table-cell>
          <table:table-cell/>
          <table:table-cell table:style-name="ce6" table:formula="of:=[.F76]*[.G76]*[.K76]" office:value-type="float" office:value="0">
            <text:p><text:s/>$- </text:p>
          </table:table-cell>
          <table:table-cell table:style-name="ce4" table:formula="of:=[.F76]*[.G76]" office:value-type="float" office:value="0">
            <text:p><text:s/>- </text:p>
          </table:table-cell>
          <table:table-cell table:number-columns-repeated="9"/>
          <table:table-cell office:value-type="float" office:value="2.125">
            <text:p>2.125</text:p>
          </table:table-cell>
          <table:table-cell office:value-type="float" office:value="2.27">
            <text:p>2.27</text:p>
          </table:table-cell>
          <table:table-cell table:formula="of:=[.X76]*[.$Z$3]" office:value-type="float" office:value="0.0903125">
            <text:p>0.0903125</text:p>
          </table:table-cell>
          <table:table-cell table:formula="of:=+[.Y76]-[.X76]" office:value-type="float" office:value="0.145">
            <text:p>0.145</text:p>
          </table:table-cell>
          <table:table-cell table:style-name="ce55" table:formula="of:=IF(([.$AA76]-[.$Z76]-[.$AB$3])/2&lt;[.$AB$3];[.$AB$3];([.$AA76]-[.$Z76]-[.$AB$3])/2)" office:value-type="float" office:value="0.05">
            <text:p><text:s/>$0.050 </text:p>
          </table:table-cell>
          <table:table-cell table:style-name="ce55" table:formula="of:=IF([.AA76]&gt;[.Z76];([.AA76]-[.Z76]);0)" office:value-type="float" office:value="0.0546875">
            <text:p><text:s/>$0.055 </text:p>
          </table:table-cell>
          <table:table-cell table:style-name="ce57" table:formula="of:=+[.AC76]-[.AB76]" office:value-type="float" office:value="0.00468750000000001">
            <text:p><text:s/>$0.005 </text:p>
          </table:table-cell>
          <table:table-cell table:style-name="ce6" table:formula="of:=10000*[.AD76]" office:value-type="float" office:value="46.8750000000001">
            <text:p><text:s/>$47 </text:p>
          </table:table-cell>
          <table:table-cell/>
          <table:table-cell table:style-name="ce6" table:formula="of:=5000*([.AC76])" office:value-type="float" office:value="273.4375">
            <text:p><text:s/>$273 </text:p>
          </table:table-cell>
          <table:table-cell table:number-columns-repeated="223"/>
        </table:table-row>
        <table:table-row table:style-name="ro2">
          <table:table-cell table:style-name="ce11" table:formula="of:=DATE(YEAR([.A76]+31);MONTH([.A76]+31);1)" office:value-type="date" office:date-value="2006-04-01">
            <text:p>1-Apr-06</text:p>
          </table:table-cell>
          <table:table-cell table:formula="of:=IF([.A77]&gt;=[.$A$3];IF([.A77]&lt;=[.$A$4];1;0);0)*([.A78]-[.A77])" office:value-type="float" office:value="0">
            <text:p>0</text:p>
          </table:table-cell>
          <table:table-cell table:style-name="ce13"/>
          <table:table-cell table:formula="of:=VLOOKUP(YEAR([.$A77]);Spreads;2)+[.D65]" office:value-type="float" office:value="3.0315">
            <text:p>3.0315</text:p>
          </table:table-cell>
          <table:table-cell table:style-name="ce18"/>
          <table:table-cell table:style-name="ce4" table:formula="of:=[.$G$3]*[.B77]" office:value-type="float" office:value="0">
            <text:p><text:s/>- </text:p>
          </table:table-cell>
          <table:table-cell table:style-name="ce21" office:value-type="float" office:value="0.658806812288911">
            <text:p>0.6588 </text:p>
          </table:table-cell>
          <table:table-cell table:style-name="ce26" table:formula="of:=[.H65]+0.01" office:value-type="float" office:value="0.15">
            <text:p>0.1500 </text:p>
          </table:table-cell>
          <table:table-cell table:formula="of:=IF([.E77]=0;[.D77];[.E77])" office:value-type="float" office:value="3.0315">
            <text:p>3.0315</text:p>
          </table:table-cell>
          <table:table-cell table:formula="of:=IF([.$I$4]=0;[.H77];([.I77]+[.H77]))" office:value-type="float" office:value="0.15">
            <text:p>0.15</text:p>
          </table:table-cell>
          <table:table-cell table:formula="of:=IF([.$K$5]=&quot;OK&quot;;(([.I77]*[.$I$5])+([.J77]*[.$J$5]));&quot;*******&quot;)" office:value-type="float" office:value="0.15">
            <text:p>0.15</text:p>
          </table:table-cell>
          <table:table-cell/>
          <table:table-cell table:style-name="ce6" table:formula="of:=[.F77]*[.G77]*[.K77]" office:value-type="float" office:value="0">
            <text:p><text:s/>$- </text:p>
          </table:table-cell>
          <table:table-cell table:style-name="ce4" table:formula="of:=[.F77]*[.G77]" office:value-type="float" office:value="0">
            <text:p><text:s/>- </text:p>
          </table:table-cell>
          <table:table-cell table:number-columns-repeated="9"/>
          <table:table-cell office:value-type="float" office:value="2.195">
            <text:p>2.195</text:p>
          </table:table-cell>
          <table:table-cell office:value-type="float" office:value="2.32">
            <text:p>2.32</text:p>
          </table:table-cell>
          <table:table-cell table:formula="of:=[.X77]*[.$Z$3]" office:value-type="float" office:value="0.0932875">
            <text:p>0.0932875</text:p>
          </table:table-cell>
          <table:table-cell table:formula="of:=+[.Y77]-[.X77]" office:value-type="float" office:value="0.125">
            <text:p>0.125</text:p>
          </table:table-cell>
          <table:table-cell table:style-name="ce55" table:formula="of:=IF(([.$AA77]-[.$Z77]-[.$AB$3])/2&lt;[.$AB$3];[.$AB$3];([.$AA77]-[.$Z77]-[.$AB$3])/2)" office:value-type="float" office:value="0.05">
            <text:p><text:s/>$0.050 </text:p>
          </table:table-cell>
          <table:table-cell table:style-name="ce55" table:formula="of:=IF([.AA77]&gt;[.Z77];([.AA77]-[.Z77]);0)" office:value-type="float" office:value="0.0317125">
            <text:p><text:s/>$0.032 </text:p>
          </table:table-cell>
          <table:table-cell table:style-name="ce57" table:formula="of:=+[.AC77]-[.AB77]" office:value-type="float" office:value="-0.0182875">
            <text:p><text:s/>$(0.018)</text:p>
          </table:table-cell>
          <table:table-cell table:style-name="ce6" table:formula="of:=10000*[.AD77]" office:value-type="float" office:value="-182.875">
            <text:p><text:s/>$(183)</text:p>
          </table:table-cell>
          <table:table-cell/>
          <table:table-cell table:style-name="ce6" table:formula="of:=5000*([.AC77])" office:value-type="float" office:value="158.5625">
            <text:p><text:s/>$159 </text:p>
          </table:table-cell>
          <table:table-cell table:number-columns-repeated="223"/>
        </table:table-row>
        <table:table-row table:style-name="ro2">
          <table:table-cell table:style-name="ce11" table:formula="of:=DATE(YEAR([.A77]+31);MONTH([.A77]+31);1)" office:value-type="date" office:date-value="2006-05-01">
            <text:p>1-May-06</text:p>
          </table:table-cell>
          <table:table-cell table:formula="of:=IF([.A78]&gt;=[.$A$3];IF([.A78]&lt;=[.$A$4];1;0);0)*([.A79]-[.A78])" office:value-type="float" office:value="0">
            <text:p>0</text:p>
          </table:table-cell>
          <table:table-cell table:style-name="ce13"/>
          <table:table-cell table:formula="of:=VLOOKUP(YEAR([.$A78]);Spreads;2)+[.D66]" office:value-type="float" office:value="3.0065">
            <text:p>3.0065</text:p>
          </table:table-cell>
          <table:table-cell table:style-name="ce18"/>
          <table:table-cell table:style-name="ce4" table:formula="of:=[.$G$3]*[.B78]" office:value-type="float" office:value="0">
            <text:p><text:s/>- </text:p>
          </table:table-cell>
          <table:table-cell table:style-name="ce21" office:value-type="float" office:value="0.654875393182824">
            <text:p>0.6549 </text:p>
          </table:table-cell>
          <table:table-cell table:style-name="ce26" table:formula="of:=[.H66]+0.01" office:value-type="float" office:value="0.15">
            <text:p>0.1500 </text:p>
          </table:table-cell>
          <table:table-cell table:formula="of:=IF([.E78]=0;[.D78];[.E78])" office:value-type="float" office:value="3.0065">
            <text:p>3.0065</text:p>
          </table:table-cell>
          <table:table-cell table:formula="of:=IF([.$I$4]=0;[.H78];([.I78]+[.H78]))" office:value-type="float" office:value="0.15">
            <text:p>0.15</text:p>
          </table:table-cell>
          <table:table-cell table:formula="of:=IF([.$K$5]=&quot;OK&quot;;(([.I78]*[.$I$5])+([.J78]*[.$J$5]));&quot;*******&quot;)" office:value-type="float" office:value="0.15">
            <text:p>0.15</text:p>
          </table:table-cell>
          <table:table-cell/>
          <table:table-cell table:style-name="ce6" table:formula="of:=[.F78]*[.G78]*[.K78]" office:value-type="float" office:value="0">
            <text:p><text:s/>$- </text:p>
          </table:table-cell>
          <table:table-cell table:style-name="ce4" table:formula="of:=[.F78]*[.G78]" office:value-type="float" office:value="0">
            <text:p><text:s/>- </text:p>
          </table:table-cell>
          <table:table-cell table:number-columns-repeated="9"/>
          <table:table-cell office:value-type="float" office:value="2.215">
            <text:p>2.215</text:p>
          </table:table-cell>
          <table:table-cell office:value-type="float" office:value="2.325">
            <text:p>2.325</text:p>
          </table:table-cell>
          <table:table-cell table:formula="of:=[.X78]*[.$Z$3]" office:value-type="float" office:value="0.0941375">
            <text:p>0.0941375</text:p>
          </table:table-cell>
          <table:table-cell table:formula="of:=+[.Y78]-[.X78]" office:value-type="float" office:value="0.11">
            <text:p>0.11</text:p>
          </table:table-cell>
          <table:table-cell table:style-name="ce55" table:formula="of:=IF(([.$AA78]-[.$Z78]-[.$AB$3])/2&lt;[.$AB$3];[.$AB$3];([.$AA78]-[.$Z78]-[.$AB$3])/2)" office:value-type="float" office:value="0.05">
            <text:p><text:s/>$0.050 </text:p>
          </table:table-cell>
          <table:table-cell table:style-name="ce55" table:formula="of:=IF([.AA78]&gt;[.Z78];([.AA78]-[.Z78]);0)" office:value-type="float" office:value="0.0158625000000003">
            <text:p><text:s/>$0.016 </text:p>
          </table:table-cell>
          <table:table-cell table:style-name="ce57" table:formula="of:=+[.AC78]-[.AB78]" office:value-type="float" office:value="-0.0341374999999997">
            <text:p><text:s/>$(0.034)</text:p>
          </table:table-cell>
          <table:table-cell table:style-name="ce6" table:formula="of:=10000*[.AD78]" office:value-type="float" office:value="-341.374999999997">
            <text:p><text:s/>$(341)</text:p>
          </table:table-cell>
          <table:table-cell/>
          <table:table-cell table:style-name="ce6" table:formula="of:=5000*([.AC78])" office:value-type="float" office:value="79.3125000000016">
            <text:p><text:s/>$79 </text:p>
          </table:table-cell>
          <table:table-cell table:number-columns-repeated="223"/>
        </table:table-row>
        <table:table-row table:style-name="ro2">
          <table:table-cell table:style-name="ce11" table:formula="of:=DATE(YEAR([.A78]+31);MONTH([.A78]+31);1)" office:value-type="date" office:date-value="2006-06-01">
            <text:p>1-Jun-06</text:p>
          </table:table-cell>
          <table:table-cell table:formula="of:=IF([.A79]&gt;=[.$A$3];IF([.A79]&lt;=[.$A$4];1;0);0)*([.A80]-[.A79])" office:value-type="float" office:value="0">
            <text:p>0</text:p>
          </table:table-cell>
          <table:table-cell table:style-name="ce13"/>
          <table:table-cell table:formula="of:=VLOOKUP(YEAR([.$A79]);Spreads;2)+[.D67]" office:value-type="float" office:value="3.273">
            <text:p>3.273</text:p>
          </table:table-cell>
          <table:table-cell table:style-name="ce18"/>
          <table:table-cell table:style-name="ce4" table:formula="of:=[.$G$3]*[.B79]" office:value-type="float" office:value="0">
            <text:p><text:s/>- </text:p>
          </table:table-cell>
          <table:table-cell table:style-name="ce21" office:value-type="float" office:value="0.650835736501922">
            <text:p>0.6508 </text:p>
          </table:table-cell>
          <table:table-cell table:style-name="ce26" table:formula="of:=[.H67]+0.01" office:value-type="float" office:value="0.15">
            <text:p>0.1500 </text:p>
          </table:table-cell>
          <table:table-cell table:formula="of:=IF([.E79]=0;[.D79];[.E79])" office:value-type="float" office:value="3.273">
            <text:p>3.273</text:p>
          </table:table-cell>
          <table:table-cell table:formula="of:=IF([.$I$4]=0;[.H79];([.I79]+[.H79]))" office:value-type="float" office:value="0.15">
            <text:p>0.15</text:p>
          </table:table-cell>
          <table:table-cell table:formula="of:=IF([.$K$5]=&quot;OK&quot;;(([.I79]*[.$I$5])+([.J79]*[.$J$5]));&quot;*******&quot;)" office:value-type="float" office:value="0.15">
            <text:p>0.15</text:p>
          </table:table-cell>
          <table:table-cell/>
          <table:table-cell table:style-name="ce6" table:formula="of:=[.F79]*[.G79]*[.K79]" office:value-type="float" office:value="0">
            <text:p><text:s/>$- </text:p>
          </table:table-cell>
          <table:table-cell table:style-name="ce4" table:formula="of:=[.F79]*[.G79]" office:value-type="float" office:value="0">
            <text:p><text:s/>- </text:p>
          </table:table-cell>
          <table:table-cell table:number-columns-repeated="9"/>
          <table:table-cell office:value-type="float" office:value="2.225">
            <text:p>2.225</text:p>
          </table:table-cell>
          <table:table-cell office:value-type="float" office:value="2.365">
            <text:p>2.365</text:p>
          </table:table-cell>
          <table:table-cell table:formula="of:=[.X79]*[.$Z$3]" office:value-type="float" office:value="0.0945625">
            <text:p>0.0945625</text:p>
          </table:table-cell>
          <table:table-cell table:formula="of:=+[.Y79]-[.X79]" office:value-type="float" office:value="0.14">
            <text:p>0.14</text:p>
          </table:table-cell>
          <table:table-cell table:style-name="ce55" table:formula="of:=IF(([.$AA79]-[.$Z79]-[.$AB$3])/2&lt;[.$AB$3];[.$AB$3];([.$AA79]-[.$Z79]-[.$AB$3])/2)" office:value-type="float" office:value="0.05">
            <text:p><text:s/>$0.050 </text:p>
          </table:table-cell>
          <table:table-cell table:style-name="ce55" table:formula="of:=IF([.AA79]&gt;[.Z79];([.AA79]-[.Z79]);0)" office:value-type="float" office:value="0.0454375000000001">
            <text:p><text:s/>$0.045 </text:p>
          </table:table-cell>
          <table:table-cell table:style-name="ce57" table:formula="of:=+[.AC79]-[.AB79]" office:value-type="float" office:value="-0.00456249999999989">
            <text:p><text:s/>$(0.005)</text:p>
          </table:table-cell>
          <table:table-cell table:style-name="ce6" table:formula="of:=10000*[.AD79]" office:value-type="float" office:value="-45.6249999999989">
            <text:p><text:s/>$(46)</text:p>
          </table:table-cell>
          <table:table-cell/>
          <table:table-cell table:style-name="ce6" table:formula="of:=5000*([.AC79])" office:value-type="float" office:value="227.187500000001">
            <text:p><text:s/>$227 </text:p>
          </table:table-cell>
          <table:table-cell table:number-columns-repeated="223"/>
        </table:table-row>
        <table:table-row table:style-name="ro2">
          <table:table-cell table:style-name="ce11" table:formula="of:=DATE(YEAR([.A79]+31);MONTH([.A79]+31);1)" office:value-type="date" office:date-value="2006-07-01">
            <text:p>1-Jul-06</text:p>
          </table:table-cell>
          <table:table-cell table:formula="of:=IF([.A80]&gt;=[.$A$3];IF([.A80]&lt;=[.$A$4];1;0);0)*([.A81]-[.A80])" office:value-type="float" office:value="0">
            <text:p>0</text:p>
          </table:table-cell>
          <table:table-cell table:style-name="ce13"/>
          <table:table-cell table:formula="of:=VLOOKUP(YEAR([.$A80]);Spreads;2)+[.D68]" office:value-type="float" office:value="3.264">
            <text:p>3.264</text:p>
          </table:table-cell>
          <table:table-cell table:style-name="ce18"/>
          <table:table-cell table:style-name="ce4" table:formula="of:=[.$G$3]*[.B80]" office:value-type="float" office:value="0">
            <text:p><text:s/>- </text:p>
          </table:table-cell>
          <table:table-cell table:style-name="ce21" office:value-type="float" office:value="0.646948353543853">
            <text:p>0.6469 </text:p>
          </table:table-cell>
          <table:table-cell table:style-name="ce26" table:formula="of:=[.H68]+0.01" office:value-type="float" office:value="0.15">
            <text:p>0.1500 </text:p>
          </table:table-cell>
          <table:table-cell table:formula="of:=IF([.E80]=0;[.D80];[.E80])" office:value-type="float" office:value="3.264">
            <text:p>3.264</text:p>
          </table:table-cell>
          <table:table-cell table:formula="of:=IF([.$I$4]=0;[.H80];([.I80]+[.H80]))" office:value-type="float" office:value="0.15">
            <text:p>0.15</text:p>
          </table:table-cell>
          <table:table-cell table:formula="of:=IF([.$K$5]=&quot;OK&quot;;(([.I80]*[.$I$5])+([.J80]*[.$J$5]));&quot;*******&quot;)" office:value-type="float" office:value="0.15">
            <text:p>0.15</text:p>
          </table:table-cell>
          <table:table-cell/>
          <table:table-cell table:style-name="ce6" table:formula="of:=[.F80]*[.G80]*[.K80]" office:value-type="float" office:value="0">
            <text:p><text:s/>$- </text:p>
          </table:table-cell>
          <table:table-cell table:style-name="ce4" table:formula="of:=[.F80]*[.G80]" office:value-type="float" office:value="0">
            <text:p><text:s/>- </text:p>
          </table:table-cell>
          <table:table-cell table:number-columns-repeated="9"/>
          <table:table-cell office:value-type="float" office:value="2.26">
            <text:p>2.26</text:p>
          </table:table-cell>
          <table:table-cell office:value-type="float" office:value="2.38">
            <text:p>2.38</text:p>
          </table:table-cell>
          <table:table-cell table:formula="of:=[.X80]*[.$Z$3]" office:value-type="float" office:value="0.09605">
            <text:p>0.09605</text:p>
          </table:table-cell>
          <table:table-cell table:formula="of:=+[.Y80]-[.X80]" office:value-type="float" office:value="0.12">
            <text:p>0.12</text:p>
          </table:table-cell>
          <table:table-cell table:style-name="ce55" table:formula="of:=IF(([.$AA80]-[.$Z80]-[.$AB$3])/2&lt;[.$AB$3];[.$AB$3];([.$AA80]-[.$Z80]-[.$AB$3])/2)" office:value-type="float" office:value="0.05">
            <text:p><text:s/>$0.050 </text:p>
          </table:table-cell>
          <table:table-cell table:style-name="ce55" table:formula="of:=IF([.AA80]&gt;[.Z80];([.AA80]-[.Z80]);0)" office:value-type="float" office:value="0.0239500000000001">
            <text:p><text:s/>$0.024 </text:p>
          </table:table-cell>
          <table:table-cell table:style-name="ce57" table:formula="of:=+[.AC80]-[.AB80]" office:value-type="float" office:value="-0.0260499999999999">
            <text:p><text:s/>$(0.026)</text:p>
          </table:table-cell>
          <table:table-cell table:style-name="ce6" table:formula="of:=10000*[.AD80]" office:value-type="float" office:value="-260.499999999999">
            <text:p><text:s/>$(260)</text:p>
          </table:table-cell>
          <table:table-cell/>
          <table:table-cell table:style-name="ce6" table:formula="of:=5000*([.AC80])" office:value-type="float" office:value="119.750000000001">
            <text:p><text:s/>$120 </text:p>
          </table:table-cell>
          <table:table-cell table:number-columns-repeated="223"/>
        </table:table-row>
        <table:table-row table:style-name="ro2">
          <table:table-cell table:style-name="ce11" table:formula="of:=DATE(YEAR([.A80]+31);MONTH([.A80]+31);1)" office:value-type="date" office:date-value="2006-08-01">
            <text:p>1-Aug-06</text:p>
          </table:table-cell>
          <table:table-cell table:formula="of:=IF([.A81]&gt;=[.$A$3];IF([.A81]&lt;=[.$A$4];1;0);0)*([.A82]-[.A81])" office:value-type="float" office:value="0">
            <text:p>0</text:p>
          </table:table-cell>
          <table:table-cell table:style-name="ce13"/>
          <table:table-cell table:formula="of:=VLOOKUP(YEAR([.$A81]);Spreads;2)+[.D69]" office:value-type="float" office:value="3.261">
            <text:p>3.261</text:p>
          </table:table-cell>
          <table:table-cell table:style-name="ce18"/>
          <table:table-cell table:style-name="ce4" table:formula="of:=[.$G$3]*[.B81]" office:value-type="float" office:value="0">
            <text:p><text:s/>- </text:p>
          </table:table-cell>
          <table:table-cell table:style-name="ce21" office:value-type="float" office:value="0.642953969257098">
            <text:p>0.6430 </text:p>
          </table:table-cell>
          <table:table-cell table:style-name="ce26" table:formula="of:=[.H69]+0.01" office:value-type="float" office:value="0.15">
            <text:p>0.1500 </text:p>
          </table:table-cell>
          <table:table-cell table:formula="of:=IF([.E81]=0;[.D81];[.E81])" office:value-type="float" office:value="3.261">
            <text:p>3.261</text:p>
          </table:table-cell>
          <table:table-cell table:formula="of:=IF([.$I$4]=0;[.H81];([.I81]+[.H81]))" office:value-type="float" office:value="0.15">
            <text:p>0.15</text:p>
          </table:table-cell>
          <table:table-cell table:formula="of:=IF([.$K$5]=&quot;OK&quot;;(([.I81]*[.$I$5])+([.J81]*[.$J$5]));&quot;*******&quot;)" office:value-type="float" office:value="0.15">
            <text:p>0.15</text:p>
          </table:table-cell>
          <table:table-cell/>
          <table:table-cell table:style-name="ce6" table:formula="of:=[.F81]*[.G81]*[.K81]" office:value-type="float" office:value="0">
            <text:p><text:s/>$- </text:p>
          </table:table-cell>
          <table:table-cell table:style-name="ce4" table:formula="of:=[.F81]*[.G81]" office:value-type="float" office:value="0">
            <text:p><text:s/>- </text:p>
          </table:table-cell>
          <table:table-cell table:number-columns-repeated="9"/>
          <table:table-cell office:value-type="float" office:value="2.26">
            <text:p>2.26</text:p>
          </table:table-cell>
          <table:table-cell office:value-type="float" office:value="2.38">
            <text:p>2.38</text:p>
          </table:table-cell>
          <table:table-cell table:formula="of:=[.X81]*[.$Z$3]" office:value-type="float" office:value="0.09605">
            <text:p>0.09605</text:p>
          </table:table-cell>
          <table:table-cell table:formula="of:=+[.Y81]-[.X81]" office:value-type="float" office:value="0.12">
            <text:p>0.12</text:p>
          </table:table-cell>
          <table:table-cell table:style-name="ce55" table:formula="of:=IF(([.$AA81]-[.$Z81]-[.$AB$3])/2&lt;[.$AB$3];[.$AB$3];([.$AA81]-[.$Z81]-[.$AB$3])/2)" office:value-type="float" office:value="0.05">
            <text:p><text:s/>$0.050 </text:p>
          </table:table-cell>
          <table:table-cell table:style-name="ce55" table:formula="of:=IF([.AA81]&gt;[.Z81];([.AA81]-[.Z81]);0)" office:value-type="float" office:value="0.0239500000000001">
            <text:p><text:s/>$0.024 </text:p>
          </table:table-cell>
          <table:table-cell table:style-name="ce57" table:formula="of:=+[.AC81]-[.AB81]" office:value-type="float" office:value="-0.0260499999999999">
            <text:p><text:s/>$(0.026)</text:p>
          </table:table-cell>
          <table:table-cell table:style-name="ce6" table:formula="of:=10000*[.AD81]" office:value-type="float" office:value="-260.499999999999">
            <text:p><text:s/>$(260)</text:p>
          </table:table-cell>
          <table:table-cell/>
          <table:table-cell table:style-name="ce6" table:formula="of:=5000*([.AC81])" office:value-type="float" office:value="119.750000000001">
            <text:p><text:s/>$120 </text:p>
          </table:table-cell>
          <table:table-cell table:number-columns-repeated="223"/>
        </table:table-row>
        <table:table-row table:style-name="ro2">
          <table:table-cell table:style-name="ce11" table:formula="of:=DATE(YEAR([.A81]+31);MONTH([.A81]+31);1)" office:value-type="date" office:date-value="2006-09-01">
            <text:p>1-Sep-06</text:p>
          </table:table-cell>
          <table:table-cell table:formula="of:=IF([.A82]&gt;=[.$A$3];IF([.A82]&lt;=[.$A$4];1;0);0)*([.A83]-[.A82])" office:value-type="float" office:value="0">
            <text:p>0</text:p>
          </table:table-cell>
          <table:table-cell table:style-name="ce13"/>
          <table:table-cell table:formula="of:=VLOOKUP(YEAR([.$A82]);Spreads;2)+[.D70]" office:value-type="float" office:value="3.248">
            <text:p>3.248</text:p>
          </table:table-cell>
          <table:table-cell table:style-name="ce18"/>
          <table:table-cell table:style-name="ce4" table:formula="of:=[.$G$3]*[.B82]" office:value-type="float" office:value="0">
            <text:p><text:s/>- </text:p>
          </table:table-cell>
          <table:table-cell table:style-name="ce21" office:value-type="float" office:value="0.638982415643708">
            <text:p>0.6390 </text:p>
          </table:table-cell>
          <table:table-cell table:style-name="ce26" table:formula="of:=[.H70]+0.01" office:value-type="float" office:value="0.15">
            <text:p>0.1500 </text:p>
          </table:table-cell>
          <table:table-cell table:formula="of:=IF([.E82]=0;[.D82];[.E82])" office:value-type="float" office:value="3.248">
            <text:p>3.248</text:p>
          </table:table-cell>
          <table:table-cell table:formula="of:=IF([.$I$4]=0;[.H82];([.I82]+[.H82]))" office:value-type="float" office:value="0.15">
            <text:p>0.15</text:p>
          </table:table-cell>
          <table:table-cell table:formula="of:=IF([.$K$5]=&quot;OK&quot;;(([.I82]*[.$I$5])+([.J82]*[.$J$5]));&quot;*******&quot;)" office:value-type="float" office:value="0.15">
            <text:p>0.15</text:p>
          </table:table-cell>
          <table:table-cell/>
          <table:table-cell table:style-name="ce6" table:formula="of:=[.F82]*[.G82]*[.K82]" office:value-type="float" office:value="0">
            <text:p><text:s/>$- </text:p>
          </table:table-cell>
          <table:table-cell table:style-name="ce4" table:formula="of:=[.F82]*[.G82]" office:value-type="float" office:value="0">
            <text:p><text:s/>- </text:p>
          </table:table-cell>
          <table:table-cell table:number-columns-repeated="9"/>
          <table:table-cell office:value-type="float" office:value="2.26">
            <text:p>2.26</text:p>
          </table:table-cell>
          <table:table-cell office:value-type="float" office:value="2.38">
            <text:p>2.38</text:p>
          </table:table-cell>
          <table:table-cell table:formula="of:=[.X82]*[.$Z$3]" office:value-type="float" office:value="0.09605">
            <text:p>0.09605</text:p>
          </table:table-cell>
          <table:table-cell table:formula="of:=+[.Y82]-[.X82]" office:value-type="float" office:value="0.12">
            <text:p>0.12</text:p>
          </table:table-cell>
          <table:table-cell table:style-name="ce55" table:formula="of:=IF(([.$AA82]-[.$Z82]-[.$AB$3])/2&lt;[.$AB$3];[.$AB$3];([.$AA82]-[.$Z82]-[.$AB$3])/2)" office:value-type="float" office:value="0.05">
            <text:p><text:s/>$0.050 </text:p>
          </table:table-cell>
          <table:table-cell table:style-name="ce55" table:formula="of:=IF([.AA82]&gt;[.Z82];([.AA82]-[.Z82]);0)" office:value-type="float" office:value="0.0239500000000001">
            <text:p><text:s/>$0.024 </text:p>
          </table:table-cell>
          <table:table-cell table:style-name="ce57" table:formula="of:=+[.AC82]-[.AB82]" office:value-type="float" office:value="-0.0260499999999999">
            <text:p><text:s/>$(0.026)</text:p>
          </table:table-cell>
          <table:table-cell table:style-name="ce6" table:formula="of:=10000*[.AD82]" office:value-type="float" office:value="-260.499999999999">
            <text:p><text:s/>$(260)</text:p>
          </table:table-cell>
          <table:table-cell/>
          <table:table-cell table:style-name="ce6" table:formula="of:=5000*([.AC82])" office:value-type="float" office:value="119.750000000001">
            <text:p><text:s/>$120 </text:p>
          </table:table-cell>
          <table:table-cell table:number-columns-repeated="223"/>
        </table:table-row>
        <table:table-row table:style-name="ro2">
          <table:table-cell table:style-name="ce11" table:formula="of:=DATE(YEAR([.A82]+31);MONTH([.A82]+31);1)" office:value-type="date" office:date-value="2006-10-01">
            <text:p>1-Oct-06</text:p>
          </table:table-cell>
          <table:table-cell table:formula="of:=IF([.A83]&gt;=[.$A$3];IF([.A83]&lt;=[.$A$4];1;0);0)*([.A84]-[.A83])" office:value-type="float" office:value="0">
            <text:p>0</text:p>
          </table:table-cell>
          <table:table-cell table:style-name="ce13"/>
          <table:table-cell table:formula="of:=VLOOKUP(YEAR([.$A83]);Spreads;2)+[.D71]" office:value-type="float" office:value="3.266">
            <text:p>3.266</text:p>
          </table:table-cell>
          <table:table-cell table:style-name="ce18"/>
          <table:table-cell table:style-name="ce4" table:formula="of:=[.$G$3]*[.B83]" office:value-type="float" office:value="0">
            <text:p><text:s/>- </text:p>
          </table:table-cell>
          <table:table-cell table:style-name="ce21" office:value-type="float" office:value="0.635160603067981">
            <text:p>0.6352 </text:p>
          </table:table-cell>
          <table:table-cell table:style-name="ce26" table:formula="of:=[.H71]+0.01" office:value-type="float" office:value="0.15">
            <text:p>0.1500 </text:p>
          </table:table-cell>
          <table:table-cell table:formula="of:=IF([.E83]=0;[.D83];[.E83])" office:value-type="float" office:value="3.266">
            <text:p>3.266</text:p>
          </table:table-cell>
          <table:table-cell table:formula="of:=IF([.$I$4]=0;[.H83];([.I83]+[.H83]))" office:value-type="float" office:value="0.15">
            <text:p>0.15</text:p>
          </table:table-cell>
          <table:table-cell table:formula="of:=IF([.$K$5]=&quot;OK&quot;;(([.I83]*[.$I$5])+([.J83]*[.$J$5]));&quot;*******&quot;)" office:value-type="float" office:value="0.15">
            <text:p>0.15</text:p>
          </table:table-cell>
          <table:table-cell/>
          <table:table-cell table:style-name="ce6" table:formula="of:=[.F83]*[.G83]*[.K83]" office:value-type="float" office:value="0">
            <text:p><text:s/>$- </text:p>
          </table:table-cell>
          <table:table-cell table:style-name="ce4" table:formula="of:=[.F83]*[.G83]" office:value-type="float" office:value="0">
            <text:p><text:s/>- </text:p>
          </table:table-cell>
          <table:table-cell table:number-columns-repeated="9"/>
          <table:table-cell office:value-type="float" office:value="2.26">
            <text:p>2.26</text:p>
          </table:table-cell>
          <table:table-cell office:value-type="float" office:value="2.38">
            <text:p>2.38</text:p>
          </table:table-cell>
          <table:table-cell table:formula="of:=[.X83]*[.$Z$3]" office:value-type="float" office:value="0.09605">
            <text:p>0.09605</text:p>
          </table:table-cell>
          <table:table-cell table:formula="of:=+[.Y83]-[.X83]" office:value-type="float" office:value="0.12">
            <text:p>0.12</text:p>
          </table:table-cell>
          <table:table-cell table:style-name="ce55" table:formula="of:=IF(([.$AA83]-[.$Z83]-[.$AB$3])/2&lt;[.$AB$3];[.$AB$3];([.$AA83]-[.$Z83]-[.$AB$3])/2)" office:value-type="float" office:value="0.05">
            <text:p><text:s/>$0.050 </text:p>
          </table:table-cell>
          <table:table-cell table:style-name="ce55" table:formula="of:=IF([.AA83]&gt;[.Z83];([.AA83]-[.Z83]);0)" office:value-type="float" office:value="0.0239500000000001">
            <text:p><text:s/>$0.024 </text:p>
          </table:table-cell>
          <table:table-cell table:style-name="ce57" table:formula="of:=+[.AC83]-[.AB83]" office:value-type="float" office:value="-0.0260499999999999">
            <text:p><text:s/>$(0.026)</text:p>
          </table:table-cell>
          <table:table-cell table:style-name="ce6" table:formula="of:=10000*[.AD83]" office:value-type="float" office:value="-260.499999999999">
            <text:p><text:s/>$(260)</text:p>
          </table:table-cell>
          <table:table-cell/>
          <table:table-cell table:style-name="ce6" table:formula="of:=5000*([.AC83])" office:value-type="float" office:value="119.750000000001">
            <text:p><text:s/>$120 </text:p>
          </table:table-cell>
          <table:table-cell table:number-columns-repeated="223"/>
        </table:table-row>
        <table:table-row table:style-name="ro2">
          <table:table-cell table:style-name="ce11" table:formula="of:=DATE(YEAR([.A83]+31);MONTH([.A83]+31);1)" office:value-type="date" office:date-value="2006-11-01">
            <text:p>1-Nov-06</text:p>
          </table:table-cell>
          <table:table-cell table:formula="of:=IF([.A84]&gt;=[.$A$3];IF([.A84]&lt;=[.$A$4];1;0);0)*([.A85]-[.A84])" office:value-type="float" office:value="0">
            <text:p>0</text:p>
          </table:table-cell>
          <table:table-cell table:style-name="ce13"/>
          <table:table-cell table:formula="of:=VLOOKUP(YEAR([.$A84]);Spreads;2)+[.D72]" office:value-type="float" office:value="3.364">
            <text:p>3.364</text:p>
          </table:table-cell>
          <table:table-cell table:style-name="ce18"/>
          <table:table-cell table:style-name="ce4" table:formula="of:=[.$G$3]*[.B84]" office:value-type="float" office:value="0">
            <text:p><text:s/>- </text:p>
          </table:table-cell>
          <table:table-cell table:style-name="ce21" office:value-type="float" office:value="0.631233629390673">
            <text:p>0.6312 </text:p>
          </table:table-cell>
          <table:table-cell table:style-name="ce26" table:formula="of:=[.H72]+0.01" office:value-type="float" office:value="0.275">
            <text:p>0.2750 </text:p>
          </table:table-cell>
          <table:table-cell table:formula="of:=IF([.E84]=0;[.D84];[.E84])" office:value-type="float" office:value="3.364">
            <text:p>3.364</text:p>
          </table:table-cell>
          <table:table-cell table:formula="of:=IF([.$I$4]=0;[.H84];([.I84]+[.H84]))" office:value-type="float" office:value="0.275">
            <text:p>0.275</text:p>
          </table:table-cell>
          <table:table-cell table:formula="of:=IF([.$K$5]=&quot;OK&quot;;(([.I84]*[.$I$5])+([.J84]*[.$J$5]));&quot;*******&quot;)" office:value-type="float" office:value="0.275">
            <text:p>0.275</text:p>
          </table:table-cell>
          <table:table-cell/>
          <table:table-cell table:style-name="ce6" table:formula="of:=[.F84]*[.G84]*[.K84]" office:value-type="float" office:value="0">
            <text:p><text:s/>$- </text:p>
          </table:table-cell>
          <table:table-cell table:style-name="ce4" table:formula="of:=[.F84]*[.G84]" office:value-type="float" office:value="0">
            <text:p><text:s/>- </text:p>
          </table:table-cell>
          <table:table-cell table:number-columns-repeated="9"/>
          <table:table-cell office:value-type="float" office:value="2.315">
            <text:p>2.315</text:p>
          </table:table-cell>
          <table:table-cell office:value-type="float" office:value="2.43">
            <text:p>2.43</text:p>
          </table:table-cell>
          <table:table-cell table:formula="of:=[.X84]*[.$Z$3]" office:value-type="float" office:value="0.0983875">
            <text:p>0.0983875</text:p>
          </table:table-cell>
          <table:table-cell table:formula="of:=+[.Y84]-[.X84]" office:value-type="float" office:value="0.115">
            <text:p>0.115</text:p>
          </table:table-cell>
          <table:table-cell table:style-name="ce55" table:formula="of:=IF(([.$AA84]-[.$Z84]-[.$AB$3])/2&lt;[.$AB$3];[.$AB$3];([.$AA84]-[.$Z84]-[.$AB$3])/2)" office:value-type="float" office:value="0.05">
            <text:p><text:s/>$0.050 </text:p>
          </table:table-cell>
          <table:table-cell table:style-name="ce55" table:formula="of:=IF([.AA84]&gt;[.Z84];([.AA84]-[.Z84]);0)" office:value-type="float" office:value="0.0166125000000002">
            <text:p><text:s/>$0.017 </text:p>
          </table:table-cell>
          <table:table-cell table:style-name="ce57" table:formula="of:=+[.AC84]-[.AB84]" office:value-type="float" office:value="-0.0333874999999998">
            <text:p><text:s/>$(0.033)</text:p>
          </table:table-cell>
          <table:table-cell table:style-name="ce6" table:formula="of:=10000*[.AD84]" office:value-type="float" office:value="-333.874999999998">
            <text:p><text:s/>$(334)</text:p>
          </table:table-cell>
          <table:table-cell/>
          <table:table-cell table:style-name="ce6" table:formula="of:=5000*([.AC84])" office:value-type="float" office:value="83.0625000000011">
            <text:p><text:s/>$83 </text:p>
          </table:table-cell>
          <table:table-cell table:number-columns-repeated="223"/>
        </table:table-row>
        <table:table-row table:style-name="ro2">
          <table:table-cell table:style-name="ce11" table:formula="of:=DATE(YEAR([.A84]+31);MONTH([.A84]+31);1)" office:value-type="date" office:date-value="2006-12-01">
            <text:p>1-Dec-06</text:p>
          </table:table-cell>
          <table:table-cell table:formula="of:=IF([.A85]&gt;=[.$A$3];IF([.A85]&lt;=[.$A$4];1;0);0)*([.A86]-[.A85])" office:value-type="float" office:value="0">
            <text:p>0</text:p>
          </table:table-cell>
          <table:table-cell table:style-name="ce13"/>
          <table:table-cell table:formula="of:=VLOOKUP(YEAR([.$A85]);Spreads;2)+[.D73]" office:value-type="float" office:value="3.464">
            <text:p>3.464</text:p>
          </table:table-cell>
          <table:table-cell table:style-name="ce18"/>
          <table:table-cell table:style-name="ce4" table:formula="of:=[.$G$3]*[.B85]" office:value-type="float" office:value="0">
            <text:p><text:s/>- </text:p>
          </table:table-cell>
          <table:table-cell table:style-name="ce21" office:value-type="float" office:value="0.627454738511167">
            <text:p>0.6275 </text:p>
          </table:table-cell>
          <table:table-cell table:style-name="ce26" table:formula="of:=[.H73]+0.01" office:value-type="float" office:value="0.275">
            <text:p>0.2750 </text:p>
          </table:table-cell>
          <table:table-cell table:formula="of:=IF([.E85]=0;[.D85];[.E85])" office:value-type="float" office:value="3.464">
            <text:p>3.464</text:p>
          </table:table-cell>
          <table:table-cell table:formula="of:=IF([.$I$4]=0;[.H85];([.I85]+[.H85]))" office:value-type="float" office:value="0.275">
            <text:p>0.275</text:p>
          </table:table-cell>
          <table:table-cell table:formula="of:=IF([.$K$5]=&quot;OK&quot;;(([.I85]*[.$I$5])+([.J85]*[.$J$5]));&quot;*******&quot;)" office:value-type="float" office:value="0.275">
            <text:p>0.275</text:p>
          </table:table-cell>
          <table:table-cell/>
          <table:table-cell table:style-name="ce6" table:formula="of:=[.F85]*[.G85]*[.K85]" office:value-type="float" office:value="0">
            <text:p><text:s/>$- </text:p>
          </table:table-cell>
          <table:table-cell table:style-name="ce4" table:formula="of:=[.F85]*[.G85]" office:value-type="float" office:value="0">
            <text:p><text:s/>- </text:p>
          </table:table-cell>
          <table:table-cell table:number-columns-repeated="9"/>
          <table:table-cell office:value-type="float" office:value="2.395">
            <text:p>2.395</text:p>
          </table:table-cell>
          <table:table-cell office:value-type="float" office:value="2.475">
            <text:p>2.475</text:p>
          </table:table-cell>
          <table:table-cell table:formula="of:=[.X85]*[.$Z$3]" office:value-type="float" office:value="0.1017875">
            <text:p>0.1017875</text:p>
          </table:table-cell>
          <table:table-cell table:formula="of:=+[.Y85]-[.X85]" office:value-type="float" office:value="0.0800000000000001">
            <text:p>0.08</text:p>
          </table:table-cell>
          <table:table-cell table:style-name="ce55" table:formula="of:=IF(([.$AA85]-[.$Z85]-[.$AB$3])/2&lt;[.$AB$3];[.$AB$3];([.$AA85]-[.$Z85]-[.$AB$3])/2)" office:value-type="float" office:value="0.05">
            <text:p><text:s/>$0.050 </text:p>
          </table:table-cell>
          <table:table-cell table:style-name="ce55" table:formula="of:=IF([.AA85]&gt;[.Z85];([.AA85]-[.Z85]);0)" office:value-type="float" office:value="0">
            <text:p><text:s/>$- </text:p>
          </table:table-cell>
          <table:table-cell table:style-name="ce57" table:formula="of:=+[.AC85]-[.AB85]" office:value-type="float" office:value="-0.05">
            <text:p><text:s/>$(0.050)</text:p>
          </table:table-cell>
          <table:table-cell table:style-name="ce6" table:formula="of:=10000*[.AD85]" office:value-type="float" office:value="-500">
            <text:p><text:s/>$(500)</text:p>
          </table:table-cell>
          <table:table-cell/>
          <table:table-cell table:style-name="ce6" table:formula="of:=5000*([.AC85])" office:value-type="float" office:value="0">
            <text:p><text:s/>$- </text:p>
          </table:table-cell>
          <table:table-cell table:number-columns-repeated="223"/>
        </table:table-row>
        <table:table-row table:style-name="ro2">
          <table:table-cell table:style-name="ce11" table:formula="of:=DATE(YEAR([.A85]+31);MONTH([.A85]+31);1)" office:value-type="date" office:date-value="2007-01-01">
            <text:p>1-Jan-07</text:p>
          </table:table-cell>
          <table:table-cell table:formula="of:=IF([.A86]&gt;=[.$A$3];IF([.A86]&lt;=[.$A$4];1;0);0)*([.A87]-[.A86])" office:value-type="float" office:value="0">
            <text:p>0</text:p>
          </table:table-cell>
          <table:table-cell table:style-name="ce13"/>
          <table:table-cell table:formula="of:=VLOOKUP(YEAR([.$A86]);Spreads;2)+[.D74]" office:value-type="float" office:value="3.2395">
            <text:p>3.2395</text:p>
          </table:table-cell>
          <table:table-cell table:style-name="ce18"/>
          <table:table-cell table:style-name="ce4" table:formula="of:=[.$G$3]*[.B86]" office:value-type="float" office:value="0">
            <text:p><text:s/>- </text:p>
          </table:table-cell>
          <table:table-cell table:style-name="ce21" office:value-type="float" office:value="0.623571890757359">
            <text:p>0.6236 </text:p>
          </table:table-cell>
          <table:table-cell table:style-name="ce26" table:formula="of:=[.H74]+0.01" office:value-type="float" office:value="0.275">
            <text:p>0.2750 </text:p>
          </table:table-cell>
          <table:table-cell table:formula="of:=IF([.E86]=0;[.D86];[.E86])" office:value-type="float" office:value="3.2395">
            <text:p>3.2395</text:p>
          </table:table-cell>
          <table:table-cell table:formula="of:=IF([.$I$4]=0;[.H86];([.I86]+[.H86]))" office:value-type="float" office:value="0.275">
            <text:p>0.275</text:p>
          </table:table-cell>
          <table:table-cell table:formula="of:=IF([.$K$5]=&quot;OK&quot;;(([.I86]*[.$I$5])+([.J86]*[.$J$5]));&quot;*******&quot;)" office:value-type="float" office:value="0.275">
            <text:p>0.275</text:p>
          </table:table-cell>
          <table:table-cell/>
          <table:table-cell table:style-name="ce6" table:formula="of:=[.F86]*[.G86]*[.K86]" office:value-type="float" office:value="0">
            <text:p><text:s/>$- </text:p>
          </table:table-cell>
          <table:table-cell table:style-name="ce4" table:formula="of:=[.F86]*[.G86]" office:value-type="float" office:value="0">
            <text:p><text:s/>- </text:p>
          </table:table-cell>
          <table:table-cell table:number-columns-repeated="9"/>
          <table:table-cell office:value-type="float" office:value="2.58">
            <text:p>2.58</text:p>
          </table:table-cell>
          <table:table-cell office:value-type="float" office:value="2.635">
            <text:p>2.635</text:p>
          </table:table-cell>
          <table:table-cell table:formula="of:=[.X86]*[.$Z$3]" office:value-type="float" office:value="0.10965">
            <text:p>0.10965</text:p>
          </table:table-cell>
          <table:table-cell table:formula="of:=+[.Y86]-[.X86]" office:value-type="float" office:value="0.0549999999999997">
            <text:p>0.055</text:p>
          </table:table-cell>
          <table:table-cell table:style-name="ce55" table:formula="of:=IF(([.$AA86]-[.$Z86]-[.$AB$3])/2&lt;[.$AB$3];[.$AB$3];([.$AA86]-[.$Z86]-[.$AB$3])/2)" office:value-type="float" office:value="0.05">
            <text:p><text:s/>$0.050 </text:p>
          </table:table-cell>
          <table:table-cell table:style-name="ce55" table:formula="of:=IF([.AA86]&gt;[.Z86];([.AA86]-[.Z86]);0)" office:value-type="float" office:value="0">
            <text:p><text:s/>$- </text:p>
          </table:table-cell>
          <table:table-cell table:style-name="ce57" table:formula="of:=+[.AC86]-[.AB86]" office:value-type="float" office:value="-0.05">
            <text:p><text:s/>$(0.050)</text:p>
          </table:table-cell>
          <table:table-cell table:style-name="ce6" table:formula="of:=10000*[.AD86]" office:value-type="float" office:value="-500">
            <text:p><text:s/>$(500)</text:p>
          </table:table-cell>
          <table:table-cell/>
          <table:table-cell table:style-name="ce6" table:formula="of:=5000*([.AC86])" office:value-type="float" office:value="0">
            <text:p><text:s/>$- </text:p>
          </table:table-cell>
          <table:table-cell table:number-columns-repeated="223"/>
        </table:table-row>
        <table:table-row table:style-name="ro2">
          <table:table-cell table:style-name="ce11" table:formula="of:=DATE(YEAR([.A86]+31);MONTH([.A86]+31);1)" office:value-type="date" office:date-value="2007-02-01">
            <text:p>1-Feb-07</text:p>
          </table:table-cell>
          <table:table-cell table:formula="of:=IF([.A87]&gt;=[.$A$3];IF([.A87]&lt;=[.$A$4];1;0);0)*([.A88]-[.A87])" office:value-type="float" office:value="0">
            <text:p>0</text:p>
          </table:table-cell>
          <table:table-cell table:style-name="ce13"/>
          <table:table-cell table:formula="of:=VLOOKUP(YEAR([.$A87]);Spreads;2)+[.D75]" office:value-type="float" office:value="3.3765">
            <text:p>3.3765</text:p>
          </table:table-cell>
          <table:table-cell table:style-name="ce18"/>
          <table:table-cell table:style-name="ce4" table:formula="of:=[.$G$3]*[.B87]" office:value-type="float" office:value="0">
            <text:p><text:s/>- </text:p>
          </table:table-cell>
          <table:table-cell table:style-name="ce21" office:value-type="float" office:value="0.619711294959348">
            <text:p>0.6197 </text:p>
          </table:table-cell>
          <table:table-cell table:style-name="ce26" table:formula="of:=[.H75]+0.01" office:value-type="float" office:value="0.275">
            <text:p>0.2750 </text:p>
          </table:table-cell>
          <table:table-cell table:formula="of:=IF([.E87]=0;[.D87];[.E87])" office:value-type="float" office:value="3.3765">
            <text:p>3.3765</text:p>
          </table:table-cell>
          <table:table-cell table:formula="of:=IF([.$I$4]=0;[.H87];([.I87]+[.H87]))" office:value-type="float" office:value="0.275">
            <text:p>0.275</text:p>
          </table:table-cell>
          <table:table-cell table:formula="of:=IF([.$K$5]=&quot;OK&quot;;(([.I87]*[.$I$5])+([.J87]*[.$J$5]));&quot;*******&quot;)" office:value-type="float" office:value="0.275">
            <text:p>0.275</text:p>
          </table:table-cell>
          <table:table-cell/>
          <table:table-cell table:style-name="ce6" table:formula="of:=[.F87]*[.G87]*[.K87]" office:value-type="float" office:value="0">
            <text:p><text:s/>$- </text:p>
          </table:table-cell>
          <table:table-cell table:style-name="ce4" table:formula="of:=[.F87]*[.G87]" office:value-type="float" office:value="0">
            <text:p><text:s/>- </text:p>
          </table:table-cell>
          <table:table-cell table:number-columns-repeated="9"/>
          <table:table-cell office:value-type="float" office:value="2.515">
            <text:p>2.515</text:p>
          </table:table-cell>
          <table:table-cell office:value-type="float" office:value="2.63">
            <text:p>2.63</text:p>
          </table:table-cell>
          <table:table-cell table:formula="of:=[.X87]*[.$Z$3]" office:value-type="float" office:value="0.1068875">
            <text:p>0.1068875</text:p>
          </table:table-cell>
          <table:table-cell table:formula="of:=+[.Y87]-[.X87]" office:value-type="float" office:value="0.115">
            <text:p>0.115</text:p>
          </table:table-cell>
          <table:table-cell table:style-name="ce55" table:formula="of:=IF(([.$AA87]-[.$Z87]-[.$AB$3])/2&lt;[.$AB$3];[.$AB$3];([.$AA87]-[.$Z87]-[.$AB$3])/2)" office:value-type="float" office:value="0.05">
            <text:p><text:s/>$0.050 </text:p>
          </table:table-cell>
          <table:table-cell table:style-name="ce55" table:formula="of:=IF([.AA87]&gt;[.Z87];([.AA87]-[.Z87]);0)" office:value-type="float" office:value="0.00811249999999976">
            <text:p><text:s/>$0.008 </text:p>
          </table:table-cell>
          <table:table-cell table:style-name="ce57" table:formula="of:=+[.AC87]-[.AB87]" office:value-type="float" office:value="-0.0418875000000002">
            <text:p><text:s/>$(0.042)</text:p>
          </table:table-cell>
          <table:table-cell table:style-name="ce6" table:formula="of:=10000*[.AD87]" office:value-type="float" office:value="-418.875000000002">
            <text:p><text:s/>$(419)</text:p>
          </table:table-cell>
          <table:table-cell/>
          <table:table-cell table:style-name="ce6" table:formula="of:=5000*([.AC87])" office:value-type="float" office:value="40.5624999999988">
            <text:p><text:s/>$41 </text:p>
          </table:table-cell>
          <table:table-cell table:number-columns-repeated="223"/>
        </table:table-row>
        <table:table-row table:style-name="ro2">
          <table:table-cell table:style-name="ce11" table:formula="of:=DATE(YEAR([.A87]+31);MONTH([.A87]+31);1)" office:value-type="date" office:date-value="2007-03-01">
            <text:p>1-Mar-07</text:p>
          </table:table-cell>
          <table:table-cell table:formula="of:=IF([.A88]&gt;=[.$A$3];IF([.A88]&lt;=[.$A$4];1;0);0)*([.A89]-[.A88])" office:value-type="float" office:value="0">
            <text:p>0</text:p>
          </table:table-cell>
          <table:table-cell table:style-name="ce13"/>
          <table:table-cell table:formula="of:=VLOOKUP(YEAR([.$A88]);Spreads;2)+[.D76]" office:value-type="float" office:value="3.2395">
            <text:p>3.2395</text:p>
          </table:table-cell>
          <table:table-cell table:style-name="ce18"/>
          <table:table-cell table:style-name="ce4" table:formula="of:=[.$G$3]*[.B88]" office:value-type="float" office:value="0">
            <text:p><text:s/>- </text:p>
          </table:table-cell>
          <table:table-cell table:style-name="ce21" office:value-type="float" office:value="0.616243335003134">
            <text:p>0.6162 </text:p>
          </table:table-cell>
          <table:table-cell table:style-name="ce26" table:formula="of:=[.H76]+0.01" office:value-type="float" office:value="0.275">
            <text:p>0.2750 </text:p>
          </table:table-cell>
          <table:table-cell table:formula="of:=IF([.E88]=0;[.D88];[.E88])" office:value-type="float" office:value="3.2395">
            <text:p>3.2395</text:p>
          </table:table-cell>
          <table:table-cell table:formula="of:=IF([.$I$4]=0;[.H88];([.I88]+[.H88]))" office:value-type="float" office:value="0.275">
            <text:p>0.275</text:p>
          </table:table-cell>
          <table:table-cell table:formula="of:=IF([.$K$5]=&quot;OK&quot;;(([.I88]*[.$I$5])+([.J88]*[.$J$5]));&quot;*******&quot;)" office:value-type="float" office:value="0.275">
            <text:p>0.275</text:p>
          </table:table-cell>
          <table:table-cell/>
          <table:table-cell table:style-name="ce6" table:formula="of:=[.F88]*[.G88]*[.K88]" office:value-type="float" office:value="0">
            <text:p><text:s/>$- </text:p>
          </table:table-cell>
          <table:table-cell table:style-name="ce4" table:formula="of:=[.F88]*[.G88]" office:value-type="float" office:value="0">
            <text:p><text:s/>- </text:p>
          </table:table-cell>
          <table:table-cell table:number-columns-repeated="9"/>
          <table:table-cell office:value-type="float" office:value="2.515">
            <text:p>2.515</text:p>
          </table:table-cell>
          <table:table-cell office:value-type="float" office:value="2.63">
            <text:p>2.63</text:p>
          </table:table-cell>
          <table:table-cell table:formula="of:=[.X88]*[.$Z$3]" office:value-type="float" office:value="0.1068875">
            <text:p>0.1068875</text:p>
          </table:table-cell>
          <table:table-cell table:formula="of:=+[.Y88]-[.X88]" office:value-type="float" office:value="0.115">
            <text:p>0.115</text:p>
          </table:table-cell>
          <table:table-cell table:style-name="ce55" table:formula="of:=IF(([.$AA88]-[.$Z88]-[.$AB$3])/2&lt;[.$AB$3];[.$AB$3];([.$AA88]-[.$Z88]-[.$AB$3])/2)" office:value-type="float" office:value="0.05">
            <text:p><text:s/>$0.050 </text:p>
          </table:table-cell>
          <table:table-cell table:style-name="ce55" table:formula="of:=IF([.AA88]&gt;[.Z88];([.AA88]-[.Z88]);0)" office:value-type="float" office:value="0.00811249999999976">
            <text:p><text:s/>$0.008 </text:p>
          </table:table-cell>
          <table:table-cell table:style-name="ce57" table:formula="of:=+[.AC88]-[.AB88]" office:value-type="float" office:value="-0.0418875000000002">
            <text:p><text:s/>$(0.042)</text:p>
          </table:table-cell>
          <table:table-cell table:style-name="ce6" table:formula="of:=10000*[.AD88]" office:value-type="float" office:value="-418.875000000002">
            <text:p><text:s/>$(419)</text:p>
          </table:table-cell>
          <table:table-cell/>
          <table:table-cell table:style-name="ce6" table:formula="of:=5000*([.AC88])" office:value-type="float" office:value="40.5624999999988">
            <text:p><text:s/>$41 </text:p>
          </table:table-cell>
          <table:table-cell table:number-columns-repeated="223"/>
        </table:table-row>
        <table:table-row table:style-name="ro2">
          <table:table-cell table:style-name="ce11" table:formula="of:=DATE(YEAR([.A88]+31);MONTH([.A88]+31);1)" office:value-type="date" office:date-value="2007-04-01">
            <text:p>1-Apr-07</text:p>
          </table:table-cell>
          <table:table-cell table:formula="of:=IF([.A89]&gt;=[.$A$3];IF([.A89]&lt;=[.$A$4];1;0);0)*([.A90]-[.A89])" office:value-type="float" office:value="0">
            <text:p>0</text:p>
          </table:table-cell>
          <table:table-cell table:style-name="ce13"/>
          <table:table-cell table:formula="of:=VLOOKUP(YEAR([.$A89]);Spreads;2)+[.D77]" office:value-type="float" office:value="3.0965">
            <text:p>3.0965</text:p>
          </table:table-cell>
          <table:table-cell table:style-name="ce18"/>
          <table:table-cell table:style-name="ce4" table:formula="of:=[.$G$3]*[.B89]" office:value-type="float" office:value="0">
            <text:p><text:s/>- </text:p>
          </table:table-cell>
          <table:table-cell table:style-name="ce21" office:value-type="float" office:value="0.612424770540685">
            <text:p>0.6124 </text:p>
          </table:table-cell>
          <table:table-cell table:style-name="ce26" table:formula="of:=[.H77]+0.01" office:value-type="float" office:value="0.16">
            <text:p>0.1600 </text:p>
          </table:table-cell>
          <table:table-cell table:formula="of:=IF([.E89]=0;[.D89];[.E89])" office:value-type="float" office:value="3.0965">
            <text:p>3.0965</text:p>
          </table:table-cell>
          <table:table-cell table:formula="of:=IF([.$I$4]=0;[.H89];([.I89]+[.H89]))" office:value-type="float" office:value="0.16">
            <text:p>0.16</text:p>
          </table:table-cell>
          <table:table-cell table:formula="of:=IF([.$K$5]=&quot;OK&quot;;(([.I89]*[.$I$5])+([.J89]*[.$J$5]));&quot;*******&quot;)" office:value-type="float" office:value="0.16">
            <text:p>0.16</text:p>
          </table:table-cell>
          <table:table-cell/>
          <table:table-cell table:style-name="ce6" table:formula="of:=[.F89]*[.G89]*[.K89]" office:value-type="float" office:value="0">
            <text:p><text:s/>$- </text:p>
          </table:table-cell>
          <table:table-cell table:style-name="ce4" table:formula="of:=[.F89]*[.G89]" office:value-type="float" office:value="0">
            <text:p><text:s/>- </text:p>
          </table:table-cell>
          <table:table-cell table:number-columns-repeated="9"/>
          <table:table-cell office:value-type="float" office:value="2.515">
            <text:p>2.515</text:p>
          </table:table-cell>
          <table:table-cell office:value-type="float" office:value="2.63">
            <text:p>2.63</text:p>
          </table:table-cell>
          <table:table-cell table:formula="of:=[.X89]*[.$Z$3]" office:value-type="float" office:value="0.1068875">
            <text:p>0.1068875</text:p>
          </table:table-cell>
          <table:table-cell table:formula="of:=+[.Y89]-[.X89]" office:value-type="float" office:value="0.115">
            <text:p>0.115</text:p>
          </table:table-cell>
          <table:table-cell table:style-name="ce55" table:formula="of:=IF(([.$AA89]-[.$Z89]-[.$AB$3])/2&lt;[.$AB$3];[.$AB$3];([.$AA89]-[.$Z89]-[.$AB$3])/2)" office:value-type="float" office:value="0.05">
            <text:p><text:s/>$0.050 </text:p>
          </table:table-cell>
          <table:table-cell table:style-name="ce55" table:formula="of:=IF([.AA89]&gt;[.Z89];([.AA89]-[.Z89]);0)" office:value-type="float" office:value="0.00811249999999976">
            <text:p><text:s/>$0.008 </text:p>
          </table:table-cell>
          <table:table-cell table:style-name="ce57" table:formula="of:=+[.AC89]-[.AB89]" office:value-type="float" office:value="-0.0418875000000002">
            <text:p><text:s/>$(0.042)</text:p>
          </table:table-cell>
          <table:table-cell table:style-name="ce6" table:formula="of:=10000*[.AD89]" office:value-type="float" office:value="-418.875000000002">
            <text:p><text:s/>$(419)</text:p>
          </table:table-cell>
          <table:table-cell/>
          <table:table-cell table:style-name="ce6" table:formula="of:=5000*([.AC89])" office:value-type="float" office:value="40.5624999999988">
            <text:p><text:s/>$41 </text:p>
          </table:table-cell>
          <table:table-cell table:number-columns-repeated="223"/>
        </table:table-row>
        <table:table-row table:style-name="ro2">
          <table:table-cell table:style-name="ce11" table:formula="of:=DATE(YEAR([.A89]+31);MONTH([.A89]+31);1)" office:value-type="date" office:date-value="2007-05-01">
            <text:p>1-May-07</text:p>
          </table:table-cell>
          <table:table-cell table:formula="of:=IF([.A90]&gt;=[.$A$3];IF([.A90]&lt;=[.$A$4];1;0);0)*([.A91]-[.A90])" office:value-type="float" office:value="0">
            <text:p>0</text:p>
          </table:table-cell>
          <table:table-cell table:style-name="ce13"/>
          <table:table-cell table:formula="of:=VLOOKUP(YEAR([.$A90]);Spreads;2)+[.D78]" office:value-type="float" office:value="3.0715">
            <text:p>3.0715</text:p>
          </table:table-cell>
          <table:table-cell table:style-name="ce18"/>
          <table:table-cell table:style-name="ce4" table:formula="of:=[.$G$3]*[.B90]" office:value-type="float" office:value="0">
            <text:p><text:s/>- </text:p>
          </table:table-cell>
          <table:table-cell table:style-name="ce21" office:value-type="float" office:value="0.608750255182142">
            <text:p>0.6088 </text:p>
          </table:table-cell>
          <table:table-cell table:style-name="ce26" table:formula="of:=[.H78]+0.01" office:value-type="float" office:value="0.16">
            <text:p>0.1600 </text:p>
          </table:table-cell>
          <table:table-cell table:formula="of:=IF([.E90]=0;[.D90];[.E90])" office:value-type="float" office:value="3.0715">
            <text:p>3.0715</text:p>
          </table:table-cell>
          <table:table-cell table:formula="of:=IF([.$I$4]=0;[.H90];([.I90]+[.H90]))" office:value-type="float" office:value="0.16">
            <text:p>0.16</text:p>
          </table:table-cell>
          <table:table-cell table:formula="of:=IF([.$K$5]=&quot;OK&quot;;(([.I90]*[.$I$5])+([.J90]*[.$J$5]));&quot;*******&quot;)" office:value-type="float" office:value="0.16">
            <text:p>0.16</text:p>
          </table:table-cell>
          <table:table-cell/>
          <table:table-cell table:style-name="ce6" table:formula="of:=[.F90]*[.G90]*[.K90]" office:value-type="float" office:value="0">
            <text:p><text:s/>$- </text:p>
          </table:table-cell>
          <table:table-cell table:style-name="ce4" table:formula="of:=[.F90]*[.G90]" office:value-type="float" office:value="0">
            <text:p><text:s/>- </text:p>
          </table:table-cell>
          <table:table-cell table:number-columns-repeated="9"/>
          <table:table-cell office:value-type="float" office:value="2.435">
            <text:p>2.435</text:p>
          </table:table-cell>
          <table:table-cell office:value-type="float" office:value="2.62">
            <text:p>2.62</text:p>
          </table:table-cell>
          <table:table-cell table:formula="of:=[.X90]*[.$Z$3]" office:value-type="float" office:value="0.1034875">
            <text:p>0.1034875</text:p>
          </table:table-cell>
          <table:table-cell table:formula="of:=+[.Y90]-[.X90]" office:value-type="float" office:value="0.185">
            <text:p>0.185</text:p>
          </table:table-cell>
          <table:table-cell table:style-name="ce55" table:formula="of:=IF(([.$AA90]-[.$Z90]-[.$AB$3])/2&lt;[.$AB$3];[.$AB$3];([.$AA90]-[.$Z90]-[.$AB$3])/2)" office:value-type="float" office:value="0.05">
            <text:p><text:s/>$0.050 </text:p>
          </table:table-cell>
          <table:table-cell table:style-name="ce55" table:formula="of:=IF([.AA90]&gt;[.Z90];([.AA90]-[.Z90]);0)" office:value-type="float" office:value="0.0815125">
            <text:p><text:s/>$0.082 </text:p>
          </table:table-cell>
          <table:table-cell table:style-name="ce57" table:formula="of:=+[.AC90]-[.AB90]" office:value-type="float" office:value="0.0315125">
            <text:p><text:s/>$0.032 </text:p>
          </table:table-cell>
          <table:table-cell table:style-name="ce6" table:formula="of:=10000*[.AD90]" office:value-type="float" office:value="315.125">
            <text:p><text:s/>$315 </text:p>
          </table:table-cell>
          <table:table-cell/>
          <table:table-cell table:style-name="ce6" table:formula="of:=5000*([.AC90])" office:value-type="float" office:value="407.5625">
            <text:p><text:s/>$408 </text:p>
          </table:table-cell>
          <table:table-cell table:number-columns-repeated="223"/>
        </table:table-row>
        <table:table-row table:style-name="ro2">
          <table:table-cell table:style-name="ce11" table:formula="of:=DATE(YEAR([.A90]+31);MONTH([.A90]+31);1)" office:value-type="date" office:date-value="2007-06-01">
            <text:p>1-Jun-07</text:p>
          </table:table-cell>
          <table:table-cell table:formula="of:=IF([.A91]&gt;=[.$A$3];IF([.A91]&lt;=[.$A$4];1;0);0)*([.A92]-[.A91])" office:value-type="float" office:value="0">
            <text:p>0</text:p>
          </table:table-cell>
          <table:table-cell table:style-name="ce13"/>
          <table:table-cell table:formula="of:=VLOOKUP(YEAR([.$A91]);Spreads;2)+[.D79]" office:value-type="float" office:value="3.338">
            <text:p>3.338</text:p>
          </table:table-cell>
          <table:table-cell table:style-name="ce18"/>
          <table:table-cell table:style-name="ce4" table:formula="of:=[.$G$3]*[.B91]" office:value-type="float" office:value="0">
            <text:p><text:s/>- </text:p>
          </table:table-cell>
          <table:table-cell table:style-name="ce21" office:value-type="float" office:value="0.604974710118603">
            <text:p>0.6050 </text:p>
          </table:table-cell>
          <table:table-cell table:style-name="ce26" table:formula="of:=[.H79]+0.01" office:value-type="float" office:value="0.16">
            <text:p>0.1600 </text:p>
          </table:table-cell>
          <table:table-cell table:formula="of:=IF([.E91]=0;[.D91];[.E91])" office:value-type="float" office:value="3.338">
            <text:p>3.338</text:p>
          </table:table-cell>
          <table:table-cell table:formula="of:=IF([.$I$4]=0;[.H91];([.I91]+[.H91]))" office:value-type="float" office:value="0.16">
            <text:p>0.16</text:p>
          </table:table-cell>
          <table:table-cell table:formula="of:=IF([.$K$5]=&quot;OK&quot;;(([.I91]*[.$I$5])+([.J91]*[.$J$5]));&quot;*******&quot;)" office:value-type="float" office:value="0.16">
            <text:p>0.16</text:p>
          </table:table-cell>
          <table:table-cell/>
          <table:table-cell table:style-name="ce6" table:formula="of:=[.F91]*[.G91]*[.K91]" office:value-type="float" office:value="0">
            <text:p><text:s/>$- </text:p>
          </table:table-cell>
          <table:table-cell table:style-name="ce4" table:formula="of:=[.F91]*[.G91]" office:value-type="float" office:value="0">
            <text:p><text:s/>- </text:p>
          </table:table-cell>
          <table:table-cell table:number-columns-repeated="9"/>
          <table:table-cell office:value-type="float" office:value="2.545">
            <text:p>2.545</text:p>
          </table:table-cell>
          <table:table-cell office:value-type="float" office:value="2.715">
            <text:p>2.715</text:p>
          </table:table-cell>
          <table:table-cell table:formula="of:=[.X91]*[.$Z$3]" office:value-type="float" office:value="0.1081625">
            <text:p>0.1081625</text:p>
          </table:table-cell>
          <table:table-cell table:formula="of:=+[.Y91]-[.X91]" office:value-type="float" office:value="0.17">
            <text:p>0.17</text:p>
          </table:table-cell>
          <table:table-cell table:style-name="ce55" table:formula="of:=IF(([.$AA91]-[.$Z91]-[.$AB$3])/2&lt;[.$AB$3];[.$AB$3];([.$AA91]-[.$Z91]-[.$AB$3])/2)" office:value-type="float" office:value="0.05">
            <text:p><text:s/>$0.050 </text:p>
          </table:table-cell>
          <table:table-cell table:style-name="ce55" table:formula="of:=IF([.AA91]&gt;[.Z91];([.AA91]-[.Z91]);0)" office:value-type="float" office:value="0.0618374999999999">
            <text:p><text:s/>$0.062 </text:p>
          </table:table-cell>
          <table:table-cell table:style-name="ce57" table:formula="of:=+[.AC91]-[.AB91]" office:value-type="float" office:value="0.0118374999999999">
            <text:p><text:s/>$0.012 </text:p>
          </table:table-cell>
          <table:table-cell table:style-name="ce6" table:formula="of:=10000*[.AD91]" office:value-type="float" office:value="118.374999999999">
            <text:p><text:s/>$118 </text:p>
          </table:table-cell>
          <table:table-cell/>
          <table:table-cell table:style-name="ce6" table:formula="of:=5000*([.AC91])" office:value-type="float" office:value="309.1875">
            <text:p><text:s/>$309 </text:p>
          </table:table-cell>
          <table:table-cell table:number-columns-repeated="223"/>
        </table:table-row>
        <table:table-row table:style-name="ro2">
          <table:table-cell table:style-name="ce11" table:formula="of:=DATE(YEAR([.A91]+31);MONTH([.A91]+31);1)" office:value-type="date" office:date-value="2007-07-01">
            <text:p>1-Jul-07</text:p>
          </table:table-cell>
          <table:table-cell table:formula="of:=IF([.A92]&gt;=[.$A$3];IF([.A92]&lt;=[.$A$4];1;0);0)*([.A93]-[.A92])" office:value-type="float" office:value="0">
            <text:p>0</text:p>
          </table:table-cell>
          <table:table-cell table:style-name="ce13"/>
          <table:table-cell table:formula="of:=VLOOKUP(YEAR([.$A92]);Spreads;2)+[.D80]" office:value-type="float" office:value="3.329">
            <text:p>3.329</text:p>
          </table:table-cell>
          <table:table-cell table:style-name="ce18"/>
          <table:table-cell table:style-name="ce4" table:formula="of:=[.$G$3]*[.B92]" office:value-type="float" office:value="0">
            <text:p><text:s/>- </text:p>
          </table:table-cell>
          <table:table-cell table:style-name="ce21" office:value-type="float" office:value="0.601403371637406">
            <text:p>0.6014 </text:p>
          </table:table-cell>
          <table:table-cell table:style-name="ce26" table:formula="of:=[.H80]+0.01" office:value-type="float" office:value="0.16">
            <text:p>0.1600 </text:p>
          </table:table-cell>
          <table:table-cell table:formula="of:=IF([.E92]=0;[.D92];[.E92])" office:value-type="float" office:value="3.329">
            <text:p>3.329</text:p>
          </table:table-cell>
          <table:table-cell table:formula="of:=IF([.$I$4]=0;[.H92];([.I92]+[.H92]))" office:value-type="float" office:value="0.16">
            <text:p>0.16</text:p>
          </table:table-cell>
          <table:table-cell table:formula="of:=IF([.$K$5]=&quot;OK&quot;;(([.I92]*[.$I$5])+([.J92]*[.$J$5]));&quot;*******&quot;)" office:value-type="float" office:value="0.16">
            <text:p>0.16</text:p>
          </table:table-cell>
          <table:table-cell/>
          <table:table-cell table:style-name="ce6" table:formula="of:=[.F92]*[.G92]*[.K92]" office:value-type="float" office:value="0">
            <text:p><text:s/>$- </text:p>
          </table:table-cell>
          <table:table-cell table:style-name="ce4" table:formula="of:=[.F92]*[.G92]" office:value-type="float" office:value="0">
            <text:p><text:s/>- </text:p>
          </table:table-cell>
          <table:table-cell table:number-columns-repeated="9"/>
          <table:table-cell office:value-type="float" office:value="2.525">
            <text:p>2.525</text:p>
          </table:table-cell>
          <table:table-cell office:value-type="float" office:value="2.715">
            <text:p>2.715</text:p>
          </table:table-cell>
          <table:table-cell table:formula="of:=[.X92]*[.$Z$3]" office:value-type="float" office:value="0.1073125">
            <text:p>0.1073125</text:p>
          </table:table-cell>
          <table:table-cell table:formula="of:=+[.Y92]-[.X92]" office:value-type="float" office:value="0.19">
            <text:p>0.19</text:p>
          </table:table-cell>
          <table:table-cell table:style-name="ce55" table:formula="of:=IF(([.$AA92]-[.$Z92]-[.$AB$3])/2&lt;[.$AB$3];[.$AB$3];([.$AA92]-[.$Z92]-[.$AB$3])/2)" office:value-type="float" office:value="0.05">
            <text:p><text:s/>$0.050 </text:p>
          </table:table-cell>
          <table:table-cell table:style-name="ce55" table:formula="of:=IF([.AA92]&gt;[.Z92];([.AA92]-[.Z92]);0)" office:value-type="float" office:value="0.0826874999999999">
            <text:p><text:s/>$0.083 </text:p>
          </table:table-cell>
          <table:table-cell table:style-name="ce57" table:formula="of:=+[.AC92]-[.AB92]" office:value-type="float" office:value="0.0326874999999999">
            <text:p><text:s/>$0.033 </text:p>
          </table:table-cell>
          <table:table-cell table:style-name="ce6" table:formula="of:=10000*[.AD92]" office:value-type="float" office:value="326.874999999999">
            <text:p><text:s/>$327 </text:p>
          </table:table-cell>
          <table:table-cell/>
          <table:table-cell table:style-name="ce6" table:formula="of:=5000*([.AC92])" office:value-type="float" office:value="413.4375">
            <text:p><text:s/>$413 </text:p>
          </table:table-cell>
          <table:table-cell table:number-columns-repeated="223"/>
        </table:table-row>
        <table:table-row table:style-name="ro2">
          <table:table-cell table:style-name="ce11" table:formula="of:=DATE(YEAR([.A92]+31);MONTH([.A92]+31);1)" office:value-type="date" office:date-value="2007-08-01">
            <text:p>1-Aug-07</text:p>
          </table:table-cell>
          <table:table-cell table:formula="of:=IF([.A93]&gt;=[.$A$3];IF([.A93]&lt;=[.$A$4];1;0);0)*([.A94]-[.A93])" office:value-type="float" office:value="0">
            <text:p>0</text:p>
          </table:table-cell>
          <table:table-cell table:style-name="ce13"/>
          <table:table-cell table:formula="of:=VLOOKUP(YEAR([.$A93]);Spreads;2)+[.D81]" office:value-type="float" office:value="3.326">
            <text:p>3.326</text:p>
          </table:table-cell>
          <table:table-cell table:style-name="ce18"/>
          <table:table-cell table:style-name="ce4" table:formula="of:=[.$G$3]*[.B93]" office:value-type="float" office:value="0">
            <text:p><text:s/>- </text:p>
          </table:table-cell>
          <table:table-cell table:style-name="ce21" office:value-type="float" office:value="0.597750996669072">
            <text:p>0.5978 </text:p>
          </table:table-cell>
          <table:table-cell table:style-name="ce26" table:formula="of:=[.H81]+0.01" office:value-type="float" office:value="0.16">
            <text:p>0.1600 </text:p>
          </table:table-cell>
          <table:table-cell table:formula="of:=IF([.E93]=0;[.D93];[.E93])" office:value-type="float" office:value="3.326">
            <text:p>3.326</text:p>
          </table:table-cell>
          <table:table-cell table:formula="of:=IF([.$I$4]=0;[.H93];([.I93]+[.H93]))" office:value-type="float" office:value="0.16">
            <text:p>0.16</text:p>
          </table:table-cell>
          <table:table-cell table:formula="of:=IF([.$K$5]=&quot;OK&quot;;(([.I93]*[.$I$5])+([.J93]*[.$J$5]));&quot;*******&quot;)" office:value-type="float" office:value="0.16">
            <text:p>0.16</text:p>
          </table:table-cell>
          <table:table-cell/>
          <table:table-cell table:style-name="ce6" table:formula="of:=[.F93]*[.G93]*[.K93]" office:value-type="float" office:value="0">
            <text:p><text:s/>$- </text:p>
          </table:table-cell>
          <table:table-cell table:style-name="ce4" table:formula="of:=[.F93]*[.G93]" office:value-type="float" office:value="0">
            <text:p><text:s/>- </text:p>
          </table:table-cell>
          <table:table-cell table:number-columns-repeated="9"/>
          <table:table-cell office:value-type="float" office:value="2.45">
            <text:p>2.45</text:p>
          </table:table-cell>
          <table:table-cell office:value-type="float" office:value="2.63">
            <text:p>2.63</text:p>
          </table:table-cell>
          <table:table-cell table:formula="of:=[.X93]*[.$Z$3]" office:value-type="float" office:value="0.104125">
            <text:p>0.104125</text:p>
          </table:table-cell>
          <table:table-cell table:formula="of:=+[.Y93]-[.X93]" office:value-type="float" office:value="0.18">
            <text:p>0.18</text:p>
          </table:table-cell>
          <table:table-cell table:style-name="ce55" table:formula="of:=IF(([.$AA93]-[.$Z93]-[.$AB$3])/2&lt;[.$AB$3];[.$AB$3];([.$AA93]-[.$Z93]-[.$AB$3])/2)" office:value-type="float" office:value="0.05">
            <text:p><text:s/>$0.050 </text:p>
          </table:table-cell>
          <table:table-cell table:style-name="ce55" table:formula="of:=IF([.AA93]&gt;[.Z93];([.AA93]-[.Z93]);0)" office:value-type="float" office:value="0.0758749999999997">
            <text:p><text:s/>$0.076 </text:p>
          </table:table-cell>
          <table:table-cell table:style-name="ce57" table:formula="of:=+[.AC93]-[.AB93]" office:value-type="float" office:value="0.0258749999999997">
            <text:p><text:s/>$0.026 </text:p>
          </table:table-cell>
          <table:table-cell table:style-name="ce6" table:formula="of:=10000*[.AD93]" office:value-type="float" office:value="258.749999999997">
            <text:p><text:s/>$259 </text:p>
          </table:table-cell>
          <table:table-cell/>
          <table:table-cell table:style-name="ce6" table:formula="of:=5000*([.AC93])" office:value-type="float" office:value="379.374999999998">
            <text:p><text:s/>$379 </text:p>
          </table:table-cell>
          <table:table-cell table:number-columns-repeated="223"/>
        </table:table-row>
        <table:table-row table:style-name="ro2">
          <table:table-cell table:style-name="ce11" table:formula="of:=DATE(YEAR([.A93]+31);MONTH([.A93]+31);1)" office:value-type="date" office:date-value="2007-09-01">
            <text:p>1-Sep-07</text:p>
          </table:table-cell>
          <table:table-cell table:formula="of:=IF([.A94]&gt;=[.$A$3];IF([.A94]&lt;=[.$A$4];1;0);0)*([.A95]-[.A94])" office:value-type="float" office:value="0">
            <text:p>0</text:p>
          </table:table-cell>
          <table:table-cell table:style-name="ce13"/>
          <table:table-cell table:formula="of:=VLOOKUP(YEAR([.$A94]);Spreads;2)+[.D82]" office:value-type="float" office:value="3.313">
            <text:p>3.313</text:p>
          </table:table-cell>
          <table:table-cell table:style-name="ce18"/>
          <table:table-cell table:style-name="ce4" table:formula="of:=[.$G$3]*[.B94]" office:value-type="float" office:value="0">
            <text:p><text:s/>- </text:p>
          </table:table-cell>
          <table:table-cell table:style-name="ce21" office:value-type="float" office:value="0.594120992090241">
            <text:p>0.5941 </text:p>
          </table:table-cell>
          <table:table-cell table:style-name="ce26" table:formula="of:=[.H82]+0.01" office:value-type="float" office:value="0.16">
            <text:p>0.1600 </text:p>
          </table:table-cell>
          <table:table-cell table:formula="of:=IF([.E94]=0;[.D94];[.E94])" office:value-type="float" office:value="3.313">
            <text:p>3.313</text:p>
          </table:table-cell>
          <table:table-cell table:formula="of:=IF([.$I$4]=0;[.H94];([.I94]+[.H94]))" office:value-type="float" office:value="0.16">
            <text:p>0.16</text:p>
          </table:table-cell>
          <table:table-cell table:formula="of:=IF([.$K$5]=&quot;OK&quot;;(([.I94]*[.$I$5])+([.J94]*[.$J$5]));&quot;*******&quot;)" office:value-type="float" office:value="0.16">
            <text:p>0.16</text:p>
          </table:table-cell>
          <table:table-cell/>
          <table:table-cell table:style-name="ce6" table:formula="of:=[.F94]*[.G94]*[.K94]" office:value-type="float" office:value="0">
            <text:p><text:s/>$- </text:p>
          </table:table-cell>
          <table:table-cell table:style-name="ce4" table:formula="of:=[.F94]*[.G94]" office:value-type="float" office:value="0">
            <text:p><text:s/>- </text:p>
          </table:table-cell>
          <table:table-cell table:number-columns-repeated="9"/>
          <table:table-cell office:value-type="float" office:value="2.495">
            <text:p>2.495</text:p>
          </table:table-cell>
          <table:table-cell office:value-type="float" office:value="2.705">
            <text:p>2.705</text:p>
          </table:table-cell>
          <table:table-cell table:formula="of:=[.X94]*[.$Z$3]" office:value-type="float" office:value="0.1060375">
            <text:p>0.1060375</text:p>
          </table:table-cell>
          <table:table-cell table:formula="of:=+[.Y94]-[.X94]" office:value-type="float" office:value="0.21">
            <text:p>0.21</text:p>
          </table:table-cell>
          <table:table-cell table:style-name="ce55" table:formula="of:=IF(([.$AA94]-[.$Z94]-[.$AB$3])/2&lt;[.$AB$3];[.$AB$3];([.$AA94]-[.$Z94]-[.$AB$3])/2)" office:value-type="float" office:value="0.05">
            <text:p><text:s/>$0.050 </text:p>
          </table:table-cell>
          <table:table-cell table:style-name="ce55" table:formula="of:=IF([.AA94]&gt;[.Z94];([.AA94]-[.Z94]);0)" office:value-type="float" office:value="0.1039625">
            <text:p><text:s/>$0.104 </text:p>
          </table:table-cell>
          <table:table-cell table:style-name="ce57" table:formula="of:=+[.AC94]-[.AB94]" office:value-type="float" office:value="0.0539625">
            <text:p><text:s/>$0.054 </text:p>
          </table:table-cell>
          <table:table-cell table:style-name="ce6" table:formula="of:=10000*[.AD94]" office:value-type="float" office:value="539.625">
            <text:p><text:s/>$540 </text:p>
          </table:table-cell>
          <table:table-cell/>
          <table:table-cell table:style-name="ce6" table:formula="of:=5000*([.AC94])" office:value-type="float" office:value="519.8125">
            <text:p><text:s/>$520 </text:p>
          </table:table-cell>
          <table:table-cell table:number-columns-repeated="223"/>
        </table:table-row>
        <table:table-row table:style-name="ro2">
          <table:table-cell table:style-name="ce11" table:formula="of:=DATE(YEAR([.A94]+31);MONTH([.A94]+31);1)" office:value-type="date" office:date-value="2007-10-01">
            <text:p>1-Oct-07</text:p>
          </table:table-cell>
          <table:table-cell table:formula="of:=IF([.A95]&gt;=[.$A$3];IF([.A95]&lt;=[.$A$4];1;0);0)*([.A96]-[.A95])" office:value-type="float" office:value="0">
            <text:p>0</text:p>
          </table:table-cell>
          <table:table-cell table:style-name="ce13"/>
          <table:table-cell table:formula="of:=VLOOKUP(YEAR([.$A95]);Spreads;2)+[.D83]" office:value-type="float" office:value="3.331">
            <text:p>3.331</text:p>
          </table:table-cell>
          <table:table-cell table:style-name="ce18"/>
          <table:table-cell table:style-name="ce4" table:formula="of:=[.$G$3]*[.B95]" office:value-type="float" office:value="0">
            <text:p><text:s/>- </text:p>
          </table:table-cell>
          <table:table-cell table:style-name="ce21" office:value-type="float" office:value="0.590629253889739">
            <text:p>0.5906 </text:p>
          </table:table-cell>
          <table:table-cell table:style-name="ce26" table:formula="of:=[.H83]+0.01" office:value-type="float" office:value="0.16">
            <text:p>0.1600 </text:p>
          </table:table-cell>
          <table:table-cell table:formula="of:=IF([.E95]=0;[.D95];[.E95])" office:value-type="float" office:value="3.331">
            <text:p>3.331</text:p>
          </table:table-cell>
          <table:table-cell table:formula="of:=IF([.$I$4]=0;[.H95];([.I95]+[.H95]))" office:value-type="float" office:value="0.16">
            <text:p>0.16</text:p>
          </table:table-cell>
          <table:table-cell table:formula="of:=IF([.$K$5]=&quot;OK&quot;;(([.I95]*[.$I$5])+([.J95]*[.$J$5]));&quot;*******&quot;)" office:value-type="float" office:value="0.16">
            <text:p>0.16</text:p>
          </table:table-cell>
          <table:table-cell/>
          <table:table-cell table:style-name="ce6" table:formula="of:=[.F95]*[.G95]*[.K95]" office:value-type="float" office:value="0">
            <text:p><text:s/>$- </text:p>
          </table:table-cell>
          <table:table-cell table:style-name="ce4" table:formula="of:=[.F95]*[.G95]" office:value-type="float" office:value="0">
            <text:p><text:s/>- </text:p>
          </table:table-cell>
          <table:table-cell table:number-columns-repeated="9"/>
          <table:table-cell office:value-type="float" office:value="2.495">
            <text:p>2.495</text:p>
          </table:table-cell>
          <table:table-cell office:value-type="float" office:value="2.705">
            <text:p>2.705</text:p>
          </table:table-cell>
          <table:table-cell table:formula="of:=[.X95]*[.$Z$3]" office:value-type="float" office:value="0.1060375">
            <text:p>0.1060375</text:p>
          </table:table-cell>
          <table:table-cell table:formula="of:=+[.Y95]-[.X95]" office:value-type="float" office:value="0.21">
            <text:p>0.21</text:p>
          </table:table-cell>
          <table:table-cell table:style-name="ce55" table:formula="of:=IF(([.$AA95]-[.$Z95]-[.$AB$3])/2&lt;[.$AB$3];[.$AB$3];([.$AA95]-[.$Z95]-[.$AB$3])/2)" office:value-type="float" office:value="0.05">
            <text:p><text:s/>$0.050 </text:p>
          </table:table-cell>
          <table:table-cell table:style-name="ce55" table:formula="of:=IF([.AA95]&gt;[.Z95];([.AA95]-[.Z95]);0)" office:value-type="float" office:value="0.1039625">
            <text:p><text:s/>$0.104 </text:p>
          </table:table-cell>
          <table:table-cell table:style-name="ce57" table:formula="of:=+[.AC95]-[.AB95]" office:value-type="float" office:value="0.0539625">
            <text:p><text:s/>$0.054 </text:p>
          </table:table-cell>
          <table:table-cell table:style-name="ce6" table:formula="of:=10000*[.AD95]" office:value-type="float" office:value="539.625">
            <text:p><text:s/>$540 </text:p>
          </table:table-cell>
          <table:table-cell/>
          <table:table-cell table:style-name="ce6" table:formula="of:=5000*([.AC95])" office:value-type="float" office:value="519.8125">
            <text:p><text:s/>$520 </text:p>
          </table:table-cell>
          <table:table-cell table:number-columns-repeated="223"/>
        </table:table-row>
        <table:table-row table:style-name="ro2">
          <table:table-cell table:style-name="ce11" table:formula="of:=DATE(YEAR([.A95]+31);MONTH([.A95]+31);1)" office:value-type="date" office:date-value="2007-11-01">
            <text:p>1-Nov-07</text:p>
          </table:table-cell>
          <table:table-cell table:formula="of:=IF([.A96]&gt;=[.$A$3];IF([.A96]&lt;=[.$A$4];1;0);0)*([.A97]-[.A96])" office:value-type="float" office:value="0">
            <text:p>0</text:p>
          </table:table-cell>
          <table:table-cell table:style-name="ce13"/>
          <table:table-cell table:formula="of:=VLOOKUP(YEAR([.$A96]);Spreads;2)+[.D84]" office:value-type="float" office:value="3.429">
            <text:p>3.429</text:p>
          </table:table-cell>
          <table:table-cell table:style-name="ce18"/>
          <table:table-cell table:style-name="ce4" table:formula="of:=[.$G$3]*[.B96]" office:value-type="float" office:value="0">
            <text:p><text:s/>- </text:p>
          </table:table-cell>
          <table:table-cell table:style-name="ce21" office:value-type="float" office:value="0.587042865879542">
            <text:p>0.5870 </text:p>
          </table:table-cell>
          <table:table-cell table:style-name="ce26" table:formula="of:=[.H84]+0.01" office:value-type="float" office:value="0.285">
            <text:p>0.2850 </text:p>
          </table:table-cell>
          <table:table-cell table:formula="of:=IF([.E96]=0;[.D96];[.E96])" office:value-type="float" office:value="3.429">
            <text:p>3.429</text:p>
          </table:table-cell>
          <table:table-cell table:formula="of:=IF([.$I$4]=0;[.H96];([.I96]+[.H96]))" office:value-type="float" office:value="0.285">
            <text:p>0.285</text:p>
          </table:table-cell>
          <table:table-cell table:formula="of:=IF([.$K$5]=&quot;OK&quot;;(([.I96]*[.$I$5])+([.J96]*[.$J$5]));&quot;*******&quot;)" office:value-type="float" office:value="0.285">
            <text:p>0.285</text:p>
          </table:table-cell>
          <table:table-cell/>
          <table:table-cell table:style-name="ce6" table:formula="of:=[.F96]*[.G96]*[.K96]" office:value-type="float" office:value="0">
            <text:p><text:s/>$- </text:p>
          </table:table-cell>
          <table:table-cell table:style-name="ce4" table:formula="of:=[.F96]*[.G96]" office:value-type="float" office:value="0">
            <text:p><text:s/>- </text:p>
          </table:table-cell>
          <table:table-cell table:number-columns-repeated="9"/>
          <table:table-cell office:value-type="float" office:value="2.495">
            <text:p>2.495</text:p>
          </table:table-cell>
          <table:table-cell office:value-type="float" office:value="2.705">
            <text:p>2.705</text:p>
          </table:table-cell>
          <table:table-cell table:formula="of:=[.X96]*[.$Z$3]" office:value-type="float" office:value="0.1060375">
            <text:p>0.1060375</text:p>
          </table:table-cell>
          <table:table-cell table:formula="of:=+[.Y96]-[.X96]" office:value-type="float" office:value="0.21">
            <text:p>0.21</text:p>
          </table:table-cell>
          <table:table-cell table:style-name="ce55" table:formula="of:=IF(([.$AA96]-[.$Z96]-[.$AB$3])/2&lt;[.$AB$3];[.$AB$3];([.$AA96]-[.$Z96]-[.$AB$3])/2)" office:value-type="float" office:value="0.05">
            <text:p><text:s/>$0.050 </text:p>
          </table:table-cell>
          <table:table-cell table:style-name="ce55" table:formula="of:=IF([.AA96]&gt;[.Z96];([.AA96]-[.Z96]);0)" office:value-type="float" office:value="0.1039625">
            <text:p><text:s/>$0.104 </text:p>
          </table:table-cell>
          <table:table-cell table:style-name="ce57" table:formula="of:=+[.AC96]-[.AB96]" office:value-type="float" office:value="0.0539625">
            <text:p><text:s/>$0.054 </text:p>
          </table:table-cell>
          <table:table-cell table:style-name="ce6" table:formula="of:=10000*[.AD96]" office:value-type="float" office:value="539.625">
            <text:p><text:s/>$540 </text:p>
          </table:table-cell>
          <table:table-cell/>
          <table:table-cell table:style-name="ce6" table:formula="of:=5000*([.AC96])" office:value-type="float" office:value="519.8125">
            <text:p><text:s/>$520 </text:p>
          </table:table-cell>
          <table:table-cell table:number-columns-repeated="223"/>
        </table:table-row>
        <table:table-row table:style-name="ro2">
          <table:table-cell table:style-name="ce11" table:formula="of:=DATE(YEAR([.A96]+31);MONTH([.A96]+31);1)" office:value-type="date" office:date-value="2007-12-01">
            <text:p>1-Dec-07</text:p>
          </table:table-cell>
          <table:table-cell table:formula="of:=IF([.A97]&gt;=[.$A$3];IF([.A97]&lt;=[.$A$4];1;0);0)*([.A98]-[.A97])" office:value-type="float" office:value="0">
            <text:p>0</text:p>
          </table:table-cell>
          <table:table-cell table:style-name="ce13"/>
          <table:table-cell table:formula="of:=VLOOKUP(YEAR([.$A97]);Spreads;2)+[.D85]" office:value-type="float" office:value="3.529">
            <text:p>3.529</text:p>
          </table:table-cell>
          <table:table-cell table:style-name="ce18"/>
          <table:table-cell table:style-name="ce4" table:formula="of:=[.$G$3]*[.B97]" office:value-type="float" office:value="0">
            <text:p><text:s/>- </text:p>
          </table:table-cell>
          <table:table-cell table:style-name="ce21" office:value-type="float" office:value="0.583593080790336">
            <text:p>0.5836 </text:p>
          </table:table-cell>
          <table:table-cell table:style-name="ce26" table:formula="of:=[.H85]+0.01" office:value-type="float" office:value="0.285">
            <text:p>0.2850 </text:p>
          </table:table-cell>
          <table:table-cell table:formula="of:=IF([.E97]=0;[.D97];[.E97])" office:value-type="float" office:value="3.529">
            <text:p>3.529</text:p>
          </table:table-cell>
          <table:table-cell table:formula="of:=IF([.$I$4]=0;[.H97];([.I97]+[.H97]))" office:value-type="float" office:value="0.285">
            <text:p>0.285</text:p>
          </table:table-cell>
          <table:table-cell table:formula="of:=IF([.$K$5]=&quot;OK&quot;;(([.I97]*[.$I$5])+([.J97]*[.$J$5]));&quot;*******&quot;)" office:value-type="float" office:value="0.285">
            <text:p>0.285</text:p>
          </table:table-cell>
          <table:table-cell/>
          <table:table-cell table:style-name="ce6" table:formula="of:=[.F97]*[.G97]*[.K97]" office:value-type="float" office:value="0">
            <text:p><text:s/>$- </text:p>
          </table:table-cell>
          <table:table-cell table:style-name="ce4" table:formula="of:=[.F97]*[.G97]" office:value-type="float" office:value="0">
            <text:p><text:s/>- </text:p>
          </table:table-cell>
          <table:table-cell table:number-columns-repeated="9"/>
          <table:table-cell office:value-type="float" office:value="2.515">
            <text:p>2.515</text:p>
          </table:table-cell>
          <table:table-cell office:value-type="float" office:value="2.67">
            <text:p>2.67</text:p>
          </table:table-cell>
          <table:table-cell table:formula="of:=[.X97]*[.$Z$3]" office:value-type="float" office:value="0.1068875">
            <text:p>0.1068875</text:p>
          </table:table-cell>
          <table:table-cell table:formula="of:=+[.Y97]-[.X97]" office:value-type="float" office:value="0.155">
            <text:p>0.155</text:p>
          </table:table-cell>
          <table:table-cell table:style-name="ce55" table:formula="of:=IF(([.$AA97]-[.$Z97]-[.$AB$3])/2&lt;[.$AB$3];[.$AB$3];([.$AA97]-[.$Z97]-[.$AB$3])/2)" office:value-type="float" office:value="0.05">
            <text:p><text:s/>$0.050 </text:p>
          </table:table-cell>
          <table:table-cell table:style-name="ce55" table:formula="of:=IF([.AA97]&gt;[.Z97];([.AA97]-[.Z97]);0)" office:value-type="float" office:value="0.0481124999999998">
            <text:p><text:s/>$0.048 </text:p>
          </table:table-cell>
          <table:table-cell table:style-name="ce57" table:formula="of:=+[.AC97]-[.AB97]" office:value-type="float" office:value="-0.00188750000000021">
            <text:p><text:s/>$(0.002)</text:p>
          </table:table-cell>
          <table:table-cell table:style-name="ce6" table:formula="of:=10000*[.AD97]" office:value-type="float" office:value="-18.8750000000021">
            <text:p><text:s/>$(19)</text:p>
          </table:table-cell>
          <table:table-cell/>
          <table:table-cell table:style-name="ce6" table:formula="of:=5000*([.AC97])" office:value-type="float" office:value="240.562499999999">
            <text:p><text:s/>$241 </text:p>
          </table:table-cell>
          <table:table-cell table:number-columns-repeated="223"/>
        </table:table-row>
        <table:table-row table:style-name="ro2">
          <table:table-cell table:style-name="ce11" table:formula="of:=DATE(YEAR([.A97]+31);MONTH([.A97]+31);1)" office:value-type="date" office:date-value="2008-01-01">
            <text:p>1-Jan-08</text:p>
          </table:table-cell>
          <table:table-cell table:formula="of:=IF([.A98]&gt;=[.$A$3];IF([.A98]&lt;=[.$A$4];1;0);0)*([.A99]-[.A98])" office:value-type="float" office:value="0">
            <text:p>0</text:p>
          </table:table-cell>
          <table:table-cell table:style-name="ce13"/>
          <table:table-cell table:formula="of:=VLOOKUP(YEAR([.$A98]);Spreads;2)+[.D86]" office:value-type="float" office:value="3.3095">
            <text:p>3.3095</text:p>
          </table:table-cell>
          <table:table-cell table:style-name="ce18"/>
          <table:table-cell table:style-name="ce4" table:formula="of:=[.$G$3]*[.B98]" office:value-type="float" office:value="0">
            <text:p><text:s/>- </text:p>
          </table:table-cell>
          <table:table-cell table:style-name="ce21" office:value-type="float" office:value="0.580049780940348">
            <text:p>0.5800 </text:p>
          </table:table-cell>
          <table:table-cell table:style-name="ce26" table:formula="of:=[.H86]+0.01" office:value-type="float" office:value="0.285">
            <text:p>0.2850 </text:p>
          </table:table-cell>
          <table:table-cell table:formula="of:=IF([.E98]=0;[.D98];[.E98])" office:value-type="float" office:value="3.3095">
            <text:p>3.3095</text:p>
          </table:table-cell>
          <table:table-cell table:formula="of:=IF([.$I$4]=0;[.H98];([.I98]+[.H98]))" office:value-type="float" office:value="0.285">
            <text:p>0.285</text:p>
          </table:table-cell>
          <table:table-cell table:formula="of:=IF([.$K$5]=&quot;OK&quot;;(([.I98]*[.$I$5])+([.J98]*[.$J$5]));&quot;*******&quot;)" office:value-type="float" office:value="0.285">
            <text:p>0.285</text:p>
          </table:table-cell>
          <table:table-cell/>
          <table:table-cell table:style-name="ce6" table:formula="of:=[.F98]*[.G98]*[.K98]" office:value-type="float" office:value="0">
            <text:p><text:s/>$- </text:p>
          </table:table-cell>
          <table:table-cell table:style-name="ce4" table:formula="of:=[.F98]*[.G98]" office:value-type="float" office:value="0">
            <text:p><text:s/>- </text:p>
          </table:table-cell>
          <table:table-cell table:number-columns-repeated="9"/>
          <table:table-cell office:value-type="float" office:value="2.53">
            <text:p>2.53</text:p>
          </table:table-cell>
          <table:table-cell office:value-type="float" office:value="2.78">
            <text:p>2.78</text:p>
          </table:table-cell>
          <table:table-cell table:formula="of:=[.X98]*[.$Z$3]" office:value-type="float" office:value="0.107525">
            <text:p>0.107525</text:p>
          </table:table-cell>
          <table:table-cell table:formula="of:=+[.Y98]-[.X98]" office:value-type="float" office:value="0.25">
            <text:p>0.25</text:p>
          </table:table-cell>
          <table:table-cell table:style-name="ce55" table:formula="of:=IF(([.$AA98]-[.$Z98]-[.$AB$3])/2&lt;[.$AB$3];[.$AB$3];([.$AA98]-[.$Z98]-[.$AB$3])/2)" office:value-type="float" office:value="0.05">
            <text:p><text:s/>$0.050 </text:p>
          </table:table-cell>
          <table:table-cell table:style-name="ce55" table:formula="of:=IF([.AA98]&gt;[.Z98];([.AA98]-[.Z98]);0)" office:value-type="float" office:value="0.142475">
            <text:p><text:s/>$0.142 </text:p>
          </table:table-cell>
          <table:table-cell table:style-name="ce57" table:formula="of:=+[.AC98]-[.AB98]" office:value-type="float" office:value="0.092475">
            <text:p><text:s/>$0.092 </text:p>
          </table:table-cell>
          <table:table-cell table:style-name="ce6" table:formula="of:=10000*[.AD98]" office:value-type="float" office:value="924.75">
            <text:p><text:s/>$925 </text:p>
          </table:table-cell>
          <table:table-cell/>
          <table:table-cell table:style-name="ce6" table:formula="of:=5000*([.AC98])" office:value-type="float" office:value="712.375">
            <text:p><text:s/>$712 </text:p>
          </table:table-cell>
          <table:table-cell table:number-columns-repeated="223"/>
        </table:table-row>
        <table:table-row table:style-name="ro2">
          <table:table-cell table:style-name="ce11" table:formula="of:=DATE(YEAR([.A98]+31);MONTH([.A98]+31);1)" office:value-type="date" office:date-value="2008-02-01">
            <text:p>1-Feb-08</text:p>
          </table:table-cell>
          <table:table-cell table:formula="of:=IF([.A99]&gt;=[.$A$3];IF([.A99]&lt;=[.$A$4];1;0);0)*([.A100]-[.A99])" office:value-type="float" office:value="0">
            <text:p>0</text:p>
          </table:table-cell>
          <table:table-cell table:style-name="ce13"/>
          <table:table-cell table:formula="of:=VLOOKUP(YEAR([.$A99]);Spreads;2)+[.D87]" office:value-type="float" office:value="3.4465">
            <text:p>3.4465</text:p>
          </table:table-cell>
          <table:table-cell table:style-name="ce18"/>
          <table:table-cell table:style-name="ce4" table:formula="of:=[.$G$3]*[.B99]" office:value-type="float" office:value="0">
            <text:p><text:s/>- </text:p>
          </table:table-cell>
          <table:table-cell table:style-name="ce21" office:value-type="float" office:value="0.576528177920757">
            <text:p>0.5765 </text:p>
          </table:table-cell>
          <table:table-cell table:style-name="ce26" table:formula="of:=[.H87]+0.01" office:value-type="float" office:value="0.285">
            <text:p>0.2850 </text:p>
          </table:table-cell>
          <table:table-cell table:formula="of:=IF([.E99]=0;[.D99];[.E99])" office:value-type="float" office:value="3.4465">
            <text:p>3.4465</text:p>
          </table:table-cell>
          <table:table-cell table:formula="of:=IF([.$I$4]=0;[.H99];([.I99]+[.H99]))" office:value-type="float" office:value="0.285">
            <text:p>0.285</text:p>
          </table:table-cell>
          <table:table-cell table:formula="of:=IF([.$K$5]=&quot;OK&quot;;(([.I99]*[.$I$5])+([.J99]*[.$J$5]));&quot;*******&quot;)" office:value-type="float" office:value="0.285">
            <text:p>0.285</text:p>
          </table:table-cell>
          <table:table-cell/>
          <table:table-cell table:style-name="ce6" table:formula="of:=[.F99]*[.G99]*[.K99]" office:value-type="float" office:value="0">
            <text:p><text:s/>$- </text:p>
          </table:table-cell>
          <table:table-cell table:style-name="ce4" table:formula="of:=[.F99]*[.G99]" office:value-type="float" office:value="0">
            <text:p><text:s/>- </text:p>
          </table:table-cell>
          <table:table-cell table:number-columns-repeated="9"/>
          <table:table-cell office:value-type="float" office:value="2.665">
            <text:p>2.665</text:p>
          </table:table-cell>
          <table:table-cell office:value-type="float" office:value="2.875">
            <text:p>2.875</text:p>
          </table:table-cell>
          <table:table-cell table:formula="of:=[.X99]*[.$Z$3]" office:value-type="float" office:value="0.1132625">
            <text:p>0.1132625</text:p>
          </table:table-cell>
          <table:table-cell table:formula="of:=+[.Y99]-[.X99]" office:value-type="float" office:value="0.21">
            <text:p>0.21</text:p>
          </table:table-cell>
          <table:table-cell table:style-name="ce55" table:formula="of:=IF(([.$AA99]-[.$Z99]-[.$AB$3])/2&lt;[.$AB$3];[.$AB$3];([.$AA99]-[.$Z99]-[.$AB$3])/2)" office:value-type="float" office:value="0.05">
            <text:p><text:s/>$0.050 </text:p>
          </table:table-cell>
          <table:table-cell table:style-name="ce55" table:formula="of:=IF([.AA99]&gt;[.Z99];([.AA99]-[.Z99]);0)" office:value-type="float" office:value="0.0967375">
            <text:p><text:s/>$0.097 </text:p>
          </table:table-cell>
          <table:table-cell table:style-name="ce57" table:formula="of:=+[.AC99]-[.AB99]" office:value-type="float" office:value="0.0467375">
            <text:p><text:s/>$0.047 </text:p>
          </table:table-cell>
          <table:table-cell table:style-name="ce6" table:formula="of:=10000*[.AD99]" office:value-type="float" office:value="467.375">
            <text:p><text:s/>$467 </text:p>
          </table:table-cell>
          <table:table-cell/>
          <table:table-cell table:style-name="ce6" table:formula="of:=5000*([.AC99])" office:value-type="float" office:value="483.6875">
            <text:p><text:s/>$484 </text:p>
          </table:table-cell>
          <table:table-cell table:number-columns-repeated="223"/>
        </table:table-row>
        <table:table-row table:style-name="ro2">
          <table:table-cell table:style-name="ce11" table:formula="of:=DATE(YEAR([.A99]+31);MONTH([.A99]+31);1)" office:value-type="date" office:date-value="2008-03-01">
            <text:p>1-Mar-08</text:p>
          </table:table-cell>
          <table:table-cell table:formula="of:=IF([.A100]&gt;=[.$A$3];IF([.A100]&lt;=[.$A$4];1;0);0)*([.A101]-[.A100])" office:value-type="float" office:value="0">
            <text:p>0</text:p>
          </table:table-cell>
          <table:table-cell table:style-name="ce13"/>
          <table:table-cell table:formula="of:=VLOOKUP(YEAR([.$A100]);Spreads;2)+[.D88]" office:value-type="float" office:value="3.3095">
            <text:p>3.3095</text:p>
          </table:table-cell>
          <table:table-cell table:style-name="ce18"/>
          <table:table-cell table:style-name="ce4" table:formula="of:=[.$G$3]*[.B100]" office:value-type="float" office:value="0">
            <text:p><text:s/>- </text:p>
          </table:table-cell>
          <table:table-cell table:style-name="ce21" office:value-type="float" office:value="0.573253298707386">
            <text:p>0.5733 </text:p>
          </table:table-cell>
          <table:table-cell table:style-name="ce26" table:formula="of:=[.H88]+0.01" office:value-type="float" office:value="0.285">
            <text:p>0.2850 </text:p>
          </table:table-cell>
          <table:table-cell table:formula="of:=IF([.E100]=0;[.D100];[.E100])" office:value-type="float" office:value="3.3095">
            <text:p>3.3095</text:p>
          </table:table-cell>
          <table:table-cell table:formula="of:=IF([.$I$4]=0;[.H100];([.I100]+[.H100]))" office:value-type="float" office:value="0.285">
            <text:p>0.285</text:p>
          </table:table-cell>
          <table:table-cell table:formula="of:=IF([.$K$5]=&quot;OK&quot;;(([.I100]*[.$I$5])+([.J100]*[.$J$5]));&quot;*******&quot;)" office:value-type="float" office:value="0.285">
            <text:p>0.285</text:p>
          </table:table-cell>
          <table:table-cell/>
          <table:table-cell table:style-name="ce6" table:formula="of:=[.F100]*[.G100]*[.K100]" office:value-type="float" office:value="0">
            <text:p><text:s/>$- </text:p>
          </table:table-cell>
          <table:table-cell table:style-name="ce4" table:formula="of:=[.F100]*[.G100]" office:value-type="float" office:value="0">
            <text:p><text:s/>- </text:p>
          </table:table-cell>
          <table:table-cell table:number-columns-repeated="9"/>
          <table:table-cell office:value-type="float" office:value="2.55">
            <text:p>2.55</text:p>
          </table:table-cell>
          <table:table-cell office:value-type="float" office:value="2.825">
            <text:p>2.825</text:p>
          </table:table-cell>
          <table:table-cell table:formula="of:=[.X100]*[.$Z$3]" office:value-type="float" office:value="0.108375">
            <text:p>0.108375</text:p>
          </table:table-cell>
          <table:table-cell table:formula="of:=+[.Y100]-[.X100]" office:value-type="float" office:value="0.275">
            <text:p>0.275</text:p>
          </table:table-cell>
          <table:table-cell table:style-name="ce55" table:formula="of:=IF(([.$AA100]-[.$Z100]-[.$AB$3])/2&lt;[.$AB$3];[.$AB$3];([.$AA100]-[.$Z100]-[.$AB$3])/2)" office:value-type="float" office:value="0.0583125000000002">
            <text:p><text:s/>$0.058 </text:p>
          </table:table-cell>
          <table:table-cell table:style-name="ce55" table:formula="of:=IF([.AA100]&gt;[.Z100];([.AA100]-[.Z100]);0)" office:value-type="float" office:value="0.166625">
            <text:p><text:s/>$0.167 </text:p>
          </table:table-cell>
          <table:table-cell table:style-name="ce57" table:formula="of:=+[.AC100]-[.AB100]" office:value-type="float" office:value="0.1083125">
            <text:p><text:s/>$0.108 </text:p>
          </table:table-cell>
          <table:table-cell table:style-name="ce6" table:formula="of:=10000*[.AD100]" office:value-type="float" office:value="1083.125">
            <text:p><text:s/>$1,083 </text:p>
          </table:table-cell>
          <table:table-cell/>
          <table:table-cell table:style-name="ce6" table:formula="of:=5000*([.AC100])" office:value-type="float" office:value="833.125000000002">
            <text:p><text:s/>$833 </text:p>
          </table:table-cell>
          <table:table-cell table:number-columns-repeated="223"/>
        </table:table-row>
        <table:table-row table:style-name="ro2">
          <table:table-cell table:style-name="ce11" table:formula="of:=DATE(YEAR([.A100]+31);MONTH([.A100]+31);1)" office:value-type="date" office:date-value="2008-04-01">
            <text:p>1-Apr-08</text:p>
          </table:table-cell>
          <table:table-cell table:formula="of:=IF([.A101]&gt;=[.$A$3];IF([.A101]&lt;=[.$A$4];1;0);0)*([.A102]-[.A101])" office:value-type="float" office:value="0">
            <text:p>0</text:p>
          </table:table-cell>
          <table:table-cell table:style-name="ce13"/>
          <table:table-cell table:formula="of:=VLOOKUP(YEAR([.$A101]);Spreads;2)+[.D89]" office:value-type="float" office:value="3.1665">
            <text:p>3.1665</text:p>
          </table:table-cell>
          <table:table-cell table:style-name="ce18"/>
          <table:table-cell table:style-name="ce4" table:formula="of:=[.$G$3]*[.B101]" office:value-type="float" office:value="0">
            <text:p><text:s/>- </text:p>
          </table:table-cell>
          <table:table-cell table:style-name="ce21" office:value-type="float" office:value="0.569773309734194">
            <text:p>0.5698 </text:p>
          </table:table-cell>
          <table:table-cell table:style-name="ce26" table:formula="of:=[.H89]+0.01" office:value-type="float" office:value="0.17">
            <text:p>0.1700 </text:p>
          </table:table-cell>
          <table:table-cell table:formula="of:=IF([.E101]=0;[.D101];[.E101])" office:value-type="float" office:value="3.1665">
            <text:p>3.1665</text:p>
          </table:table-cell>
          <table:table-cell table:formula="of:=IF([.$I$4]=0;[.H101];([.I101]+[.H101]))" office:value-type="float" office:value="0.17">
            <text:p>0.17</text:p>
          </table:table-cell>
          <table:table-cell table:formula="of:=IF([.$K$5]=&quot;OK&quot;;(([.I101]*[.$I$5])+([.J101]*[.$J$5]));&quot;*******&quot;)" office:value-type="float" office:value="0.17">
            <text:p>0.17</text:p>
          </table:table-cell>
          <table:table-cell/>
          <table:table-cell table:style-name="ce6" table:formula="of:=[.F101]*[.G101]*[.K101]" office:value-type="float" office:value="0">
            <text:p><text:s/>$- </text:p>
          </table:table-cell>
          <table:table-cell table:style-name="ce4" table:formula="of:=[.F101]*[.G101]" office:value-type="float" office:value="0">
            <text:p><text:s/>- </text:p>
          </table:table-cell>
          <table:table-cell table:number-columns-repeated="9"/>
          <table:table-cell office:value-type="float" office:value="2.555">
            <text:p>2.555</text:p>
          </table:table-cell>
          <table:table-cell office:value-type="float" office:value="2.775">
            <text:p>2.775</text:p>
          </table:table-cell>
          <table:table-cell table:formula="of:=[.X101]*[.$Z$3]" office:value-type="float" office:value="0.1085875">
            <text:p>0.1085875</text:p>
          </table:table-cell>
          <table:table-cell table:formula="of:=+[.Y101]-[.X101]" office:value-type="float" office:value="0.22">
            <text:p>0.22</text:p>
          </table:table-cell>
          <table:table-cell table:style-name="ce55" table:formula="of:=IF(([.$AA101]-[.$Z101]-[.$AB$3])/2&lt;[.$AB$3];[.$AB$3];([.$AA101]-[.$Z101]-[.$AB$3])/2)" office:value-type="float" office:value="0.05">
            <text:p><text:s/>$0.050 </text:p>
          </table:table-cell>
          <table:table-cell table:style-name="ce55" table:formula="of:=IF([.AA101]&gt;[.Z101];([.AA101]-[.Z101]);0)" office:value-type="float" office:value="0.1114125">
            <text:p><text:s/>$0.111 </text:p>
          </table:table-cell>
          <table:table-cell table:style-name="ce57" table:formula="of:=+[.AC101]-[.AB101]" office:value-type="float" office:value="0.0614124999999997">
            <text:p><text:s/>$0.061 </text:p>
          </table:table-cell>
          <table:table-cell table:style-name="ce6" table:formula="of:=10000*[.AD101]" office:value-type="float" office:value="614.124999999997">
            <text:p><text:s/>$614 </text:p>
          </table:table-cell>
          <table:table-cell/>
          <table:table-cell table:style-name="ce6" table:formula="of:=5000*([.AC101])" office:value-type="float" office:value="557.062499999999">
            <text:p><text:s/>$557 </text:p>
          </table:table-cell>
          <table:table-cell table:number-columns-repeated="223"/>
        </table:table-row>
        <table:table-row table:style-name="ro2">
          <table:table-cell table:style-name="ce11" table:formula="of:=DATE(YEAR([.A101]+31);MONTH([.A101]+31);1)" office:value-type="date" office:date-value="2008-05-01">
            <text:p>1-May-08</text:p>
          </table:table-cell>
          <table:table-cell table:formula="of:=IF([.A102]&gt;=[.$A$3];IF([.A102]&lt;=[.$A$4];1;0);0)*([.A103]-[.A102])" office:value-type="float" office:value="0">
            <text:p>0</text:p>
          </table:table-cell>
          <table:table-cell table:style-name="ce13"/>
          <table:table-cell table:formula="of:=VLOOKUP(YEAR([.$A102]);Spreads;2)+[.D90]" office:value-type="float" office:value="3.1415">
            <text:p>3.1415</text:p>
          </table:table-cell>
          <table:table-cell table:style-name="ce18"/>
          <table:table-cell table:style-name="ce4" table:formula="of:=[.$G$3]*[.B102]" office:value-type="float" office:value="0">
            <text:p><text:s/>- </text:p>
          </table:table-cell>
          <table:table-cell table:style-name="ce21" office:value-type="float" office:value="0.566425865922375">
            <text:p>0.5664 </text:p>
          </table:table-cell>
          <table:table-cell table:style-name="ce26" table:formula="of:=[.H90]+0.01" office:value-type="float" office:value="0.17">
            <text:p>0.1700 </text:p>
          </table:table-cell>
          <table:table-cell table:formula="of:=IF([.E102]=0;[.D102];[.E102])" office:value-type="float" office:value="3.1415">
            <text:p>3.1415</text:p>
          </table:table-cell>
          <table:table-cell table:formula="of:=IF([.$I$4]=0;[.H102];([.I102]+[.H102]))" office:value-type="float" office:value="0.17">
            <text:p>0.17</text:p>
          </table:table-cell>
          <table:table-cell table:formula="of:=IF([.$K$5]=&quot;OK&quot;;(([.I102]*[.$I$5])+([.J102]*[.$J$5]));&quot;*******&quot;)" office:value-type="float" office:value="0.17">
            <text:p>0.17</text:p>
          </table:table-cell>
          <table:table-cell/>
          <table:table-cell table:style-name="ce6" table:formula="of:=[.F102]*[.G102]*[.K102]" office:value-type="float" office:value="0">
            <text:p><text:s/>$- </text:p>
          </table:table-cell>
          <table:table-cell table:style-name="ce4" table:formula="of:=[.F102]*[.G102]" office:value-type="float" office:value="0">
            <text:p><text:s/>- </text:p>
          </table:table-cell>
          <table:table-cell table:number-columns-repeated="9"/>
          <table:table-cell office:value-type="float" office:value="2.555">
            <text:p>2.555</text:p>
          </table:table-cell>
          <table:table-cell office:value-type="float" office:value="2.775">
            <text:p>2.775</text:p>
          </table:table-cell>
          <table:table-cell table:formula="of:=[.X102]*[.$Z$3]" office:value-type="float" office:value="0.1085875">
            <text:p>0.1085875</text:p>
          </table:table-cell>
          <table:table-cell table:formula="of:=+[.Y102]-[.X102]" office:value-type="float" office:value="0.22">
            <text:p>0.22</text:p>
          </table:table-cell>
          <table:table-cell table:style-name="ce55" table:formula="of:=IF(([.$AA102]-[.$Z102]-[.$AB$3])/2&lt;[.$AB$3];[.$AB$3];([.$AA102]-[.$Z102]-[.$AB$3])/2)" office:value-type="float" office:value="0.05">
            <text:p><text:s/>$0.050 </text:p>
          </table:table-cell>
          <table:table-cell table:style-name="ce55" table:formula="of:=IF([.AA102]&gt;[.Z102];([.AA102]-[.Z102]);0)" office:value-type="float" office:value="0.1114125">
            <text:p><text:s/>$0.111 </text:p>
          </table:table-cell>
          <table:table-cell table:style-name="ce57" table:formula="of:=+[.AC102]-[.AB102]" office:value-type="float" office:value="0.0614124999999997">
            <text:p><text:s/>$0.061 </text:p>
          </table:table-cell>
          <table:table-cell table:style-name="ce6" table:formula="of:=10000*[.AD102]" office:value-type="float" office:value="614.124999999997">
            <text:p><text:s/>$614 </text:p>
          </table:table-cell>
          <table:table-cell/>
          <table:table-cell table:style-name="ce6" table:formula="of:=5000*([.AC102])" office:value-type="float" office:value="557.062499999999">
            <text:p><text:s/>$557 </text:p>
          </table:table-cell>
          <table:table-cell table:number-columns-repeated="223"/>
        </table:table-row>
        <table:table-row table:style-name="ro2">
          <table:table-cell table:style-name="ce11" table:formula="of:=DATE(YEAR([.A102]+31);MONTH([.A102]+31);1)" office:value-type="date" office:date-value="2008-06-01">
            <text:p>1-Jun-08</text:p>
          </table:table-cell>
          <table:table-cell table:formula="of:=IF([.A103]&gt;=[.$A$3];IF([.A103]&lt;=[.$A$4];1;0);0)*([.A104]-[.A103])" office:value-type="float" office:value="0">
            <text:p>0</text:p>
          </table:table-cell>
          <table:table-cell table:style-name="ce13"/>
          <table:table-cell table:formula="of:=VLOOKUP(YEAR([.$A103]);Spreads;2)+[.D91]" office:value-type="float" office:value="3.408">
            <text:p>3.408</text:p>
          </table:table-cell>
          <table:table-cell table:style-name="ce18"/>
          <table:table-cell table:style-name="ce4" table:formula="of:=[.$G$3]*[.B103]" office:value-type="float" office:value="0">
            <text:p><text:s/>- </text:p>
          </table:table-cell>
          <table:table-cell table:style-name="ce21" office:value-type="float" office:value="0.562987676322168">
            <text:p>0.5630 </text:p>
          </table:table-cell>
          <table:table-cell table:style-name="ce26" table:formula="of:=[.H91]+0.01" office:value-type="float" office:value="0.17">
            <text:p>0.1700 </text:p>
          </table:table-cell>
          <table:table-cell table:formula="of:=IF([.E103]=0;[.D103];[.E103])" office:value-type="float" office:value="3.408">
            <text:p>3.408</text:p>
          </table:table-cell>
          <table:table-cell table:formula="of:=IF([.$I$4]=0;[.H103];([.I103]+[.H103]))" office:value-type="float" office:value="0.17">
            <text:p>0.17</text:p>
          </table:table-cell>
          <table:table-cell table:formula="of:=IF([.$K$5]=&quot;OK&quot;;(([.I103]*[.$I$5])+([.J103]*[.$J$5]));&quot;*******&quot;)" office:value-type="float" office:value="0.17">
            <text:p>0.17</text:p>
          </table:table-cell>
          <table:table-cell/>
          <table:table-cell table:style-name="ce6" table:formula="of:=[.F103]*[.G103]*[.K103]" office:value-type="float" office:value="0">
            <text:p><text:s/>$- </text:p>
          </table:table-cell>
          <table:table-cell table:style-name="ce4" table:formula="of:=[.F103]*[.G103]" office:value-type="float" office:value="0">
            <text:p><text:s/>- </text:p>
          </table:table-cell>
          <table:table-cell table:number-columns-repeated="9"/>
          <table:table-cell office:value-type="float" office:value="2.555">
            <text:p>2.555</text:p>
          </table:table-cell>
          <table:table-cell office:value-type="float" office:value="2.775">
            <text:p>2.775</text:p>
          </table:table-cell>
          <table:table-cell table:formula="of:=[.X103]*[.$Z$3]" office:value-type="float" office:value="0.1085875">
            <text:p>0.1085875</text:p>
          </table:table-cell>
          <table:table-cell table:formula="of:=+[.Y103]-[.X103]" office:value-type="float" office:value="0.22">
            <text:p>0.22</text:p>
          </table:table-cell>
          <table:table-cell table:style-name="ce55" table:formula="of:=IF(([.$AA103]-[.$Z103]-[.$AB$3])/2&lt;[.$AB$3];[.$AB$3];([.$AA103]-[.$Z103]-[.$AB$3])/2)" office:value-type="float" office:value="0.05">
            <text:p><text:s/>$0.050 </text:p>
          </table:table-cell>
          <table:table-cell table:style-name="ce55" table:formula="of:=IF([.AA103]&gt;[.Z103];([.AA103]-[.Z103]);0)" office:value-type="float" office:value="0.1114125">
            <text:p><text:s/>$0.111 </text:p>
          </table:table-cell>
          <table:table-cell table:style-name="ce57" table:formula="of:=+[.AC103]-[.AB103]" office:value-type="float" office:value="0.0614124999999997">
            <text:p><text:s/>$0.061 </text:p>
          </table:table-cell>
          <table:table-cell table:style-name="ce6" table:formula="of:=10000*[.AD103]" office:value-type="float" office:value="614.124999999997">
            <text:p><text:s/>$614 </text:p>
          </table:table-cell>
          <table:table-cell/>
          <table:table-cell table:style-name="ce6" table:formula="of:=5000*([.AC103])" office:value-type="float" office:value="557.062499999999">
            <text:p><text:s/>$557 </text:p>
          </table:table-cell>
          <table:table-cell table:number-columns-repeated="223"/>
        </table:table-row>
        <table:table-row table:style-name="ro2">
          <table:table-cell table:style-name="ce11" table:formula="of:=DATE(YEAR([.A103]+31);MONTH([.A103]+31);1)" office:value-type="date" office:date-value="2008-07-01">
            <text:p>1-Jul-08</text:p>
          </table:table-cell>
          <table:table-cell table:formula="of:=IF([.A104]&gt;=[.$A$3];IF([.A104]&lt;=[.$A$4];1;0);0)*([.A105]-[.A104])" office:value-type="float" office:value="0">
            <text:p>0</text:p>
          </table:table-cell>
          <table:table-cell table:style-name="ce13"/>
          <table:table-cell table:formula="of:=VLOOKUP(YEAR([.$A104]);Spreads;2)+[.D92]" office:value-type="float" office:value="3.399">
            <text:p>3.399</text:p>
          </table:table-cell>
          <table:table-cell table:style-name="ce18"/>
          <table:table-cell table:style-name="ce4" table:formula="of:=[.$G$3]*[.B104]" office:value-type="float" office:value="0">
            <text:p><text:s/>- </text:p>
          </table:table-cell>
          <table:table-cell table:style-name="ce21" office:value-type="float" office:value="0.55968043781563">
            <text:p>0.5597 </text:p>
          </table:table-cell>
          <table:table-cell table:style-name="ce26" table:formula="of:=[.H92]+0.01" office:value-type="float" office:value="0.17">
            <text:p>0.1700 </text:p>
          </table:table-cell>
          <table:table-cell table:formula="of:=IF([.E104]=0;[.D104];[.E104])" office:value-type="float" office:value="3.399">
            <text:p>3.399</text:p>
          </table:table-cell>
          <table:table-cell table:formula="of:=IF([.$I$4]=0;[.H104];([.I104]+[.H104]))" office:value-type="float" office:value="0.17">
            <text:p>0.17</text:p>
          </table:table-cell>
          <table:table-cell table:formula="of:=IF([.$K$5]=&quot;OK&quot;;(([.I104]*[.$I$5])+([.J104]*[.$J$5]));&quot;*******&quot;)" office:value-type="float" office:value="0.17">
            <text:p>0.17</text:p>
          </table:table-cell>
          <table:table-cell/>
          <table:table-cell table:style-name="ce6" table:formula="of:=[.F104]*[.G104]*[.K104]" office:value-type="float" office:value="0">
            <text:p><text:s/>$- </text:p>
          </table:table-cell>
          <table:table-cell table:style-name="ce4" table:formula="of:=[.F104]*[.G104]" office:value-type="float" office:value="0">
            <text:p><text:s/>- </text:p>
          </table:table-cell>
          <table:table-cell table:number-columns-repeated="9"/>
          <table:table-cell office:value-type="float" office:value="2.565">
            <text:p>2.565</text:p>
          </table:table-cell>
          <table:table-cell office:value-type="float" office:value="2.78">
            <text:p>2.78</text:p>
          </table:table-cell>
          <table:table-cell table:formula="of:=[.X104]*[.$Z$3]" office:value-type="float" office:value="0.1090125">
            <text:p>0.1090125</text:p>
          </table:table-cell>
          <table:table-cell table:formula="of:=+[.Y104]-[.X104]" office:value-type="float" office:value="0.215">
            <text:p>0.215</text:p>
          </table:table-cell>
          <table:table-cell table:style-name="ce55" table:formula="of:=IF(([.$AA104]-[.$Z104]-[.$AB$3])/2&lt;[.$AB$3];[.$AB$3];([.$AA104]-[.$Z104]-[.$AB$3])/2)" office:value-type="float" office:value="0.05">
            <text:p><text:s/>$0.050 </text:p>
          </table:table-cell>
          <table:table-cell table:style-name="ce55" table:formula="of:=IF([.AA104]&gt;[.Z104];([.AA104]-[.Z104]);0)" office:value-type="float" office:value="0.1059875">
            <text:p><text:s/>$0.106 </text:p>
          </table:table-cell>
          <table:table-cell table:style-name="ce57" table:formula="of:=+[.AC104]-[.AB104]" office:value-type="float" office:value="0.0559875000000003">
            <text:p><text:s/>$0.056 </text:p>
          </table:table-cell>
          <table:table-cell table:style-name="ce6" table:formula="of:=10000*[.AD104]" office:value-type="float" office:value="559.875000000003">
            <text:p><text:s/>$560 </text:p>
          </table:table-cell>
          <table:table-cell/>
          <table:table-cell table:style-name="ce6" table:formula="of:=5000*([.AC104])" office:value-type="float" office:value="529.937500000001">
            <text:p><text:s/>$530 </text:p>
          </table:table-cell>
          <table:table-cell table:number-columns-repeated="223"/>
        </table:table-row>
        <table:table-row table:style-name="ro2">
          <table:table-cell table:style-name="ce11" table:formula="of:=DATE(YEAR([.A104]+31);MONTH([.A104]+31);1)" office:value-type="date" office:date-value="2008-08-01">
            <text:p>1-Aug-08</text:p>
          </table:table-cell>
          <table:table-cell table:formula="of:=IF([.A105]&gt;=[.$A$3];IF([.A105]&lt;=[.$A$4];1;0);0)*([.A106]-[.A105])" office:value-type="float" office:value="0">
            <text:p>0</text:p>
          </table:table-cell>
          <table:table-cell table:style-name="ce13"/>
          <table:table-cell table:formula="of:=VLOOKUP(YEAR([.$A105]);Spreads;2)+[.D93]" office:value-type="float" office:value="3.396">
            <text:p>3.396</text:p>
          </table:table-cell>
          <table:table-cell table:style-name="ce18"/>
          <table:table-cell table:style-name="ce4" table:formula="of:=[.$G$3]*[.B105]" office:value-type="float" office:value="0">
            <text:p><text:s/>- </text:p>
          </table:table-cell>
          <table:table-cell table:style-name="ce21" office:value-type="float" office:value="0.556283541369778">
            <text:p>0.5563 </text:p>
          </table:table-cell>
          <table:table-cell table:style-name="ce26" table:formula="of:=[.H93]+0.01" office:value-type="float" office:value="0.17">
            <text:p>0.1700 </text:p>
          </table:table-cell>
          <table:table-cell table:formula="of:=IF([.E105]=0;[.D105];[.E105])" office:value-type="float" office:value="3.396">
            <text:p>3.396</text:p>
          </table:table-cell>
          <table:table-cell table:formula="of:=IF([.$I$4]=0;[.H105];([.I105]+[.H105]))" office:value-type="float" office:value="0.17">
            <text:p>0.17</text:p>
          </table:table-cell>
          <table:table-cell table:formula="of:=IF([.$K$5]=&quot;OK&quot;;(([.I105]*[.$I$5])+([.J105]*[.$J$5]));&quot;*******&quot;)" office:value-type="float" office:value="0.17">
            <text:p>0.17</text:p>
          </table:table-cell>
          <table:table-cell/>
          <table:table-cell table:style-name="ce6" table:formula="of:=[.F105]*[.G105]*[.K105]" office:value-type="float" office:value="0">
            <text:p><text:s/>$- </text:p>
          </table:table-cell>
          <table:table-cell table:style-name="ce4" table:formula="of:=[.F105]*[.G105]" office:value-type="float" office:value="0">
            <text:p><text:s/>- </text:p>
          </table:table-cell>
          <table:table-cell table:number-columns-repeated="9"/>
          <table:table-cell office:value-type="float" office:value="2.49">
            <text:p>2.49</text:p>
          </table:table-cell>
          <table:table-cell office:value-type="float" office:value="2.655">
            <text:p>2.655</text:p>
          </table:table-cell>
          <table:table-cell table:formula="of:=[.X105]*[.$Z$3]" office:value-type="float" office:value="0.105825">
            <text:p>0.105825</text:p>
          </table:table-cell>
          <table:table-cell table:formula="of:=+[.Y105]-[.X105]" office:value-type="float" office:value="0.165">
            <text:p>0.165</text:p>
          </table:table-cell>
          <table:table-cell table:style-name="ce55" table:formula="of:=IF(([.$AA105]-[.$Z105]-[.$AB$3])/2&lt;[.$AB$3];[.$AB$3];([.$AA105]-[.$Z105]-[.$AB$3])/2)" office:value-type="float" office:value="0.05">
            <text:p><text:s/>$0.050 </text:p>
          </table:table-cell>
          <table:table-cell table:style-name="ce55" table:formula="of:=IF([.AA105]&gt;[.Z105];([.AA105]-[.Z105]);0)" office:value-type="float" office:value="0.059175">
            <text:p><text:s/>$0.059 </text:p>
          </table:table-cell>
          <table:table-cell table:style-name="ce57" table:formula="of:=+[.AC105]-[.AB105]" office:value-type="float" office:value="0.00917500000000002">
            <text:p><text:s/>$0.009 </text:p>
          </table:table-cell>
          <table:table-cell table:style-name="ce6" table:formula="of:=10000*[.AD105]" office:value-type="float" office:value="91.7500000000002">
            <text:p><text:s/>$92 </text:p>
          </table:table-cell>
          <table:table-cell/>
          <table:table-cell table:style-name="ce6" table:formula="of:=5000*([.AC105])" office:value-type="float" office:value="295.875">
            <text:p><text:s/>$296 </text:p>
          </table:table-cell>
          <table:table-cell table:number-columns-repeated="223"/>
        </table:table-row>
        <table:table-row table:style-name="ro2">
          <table:table-cell table:style-name="ce11" table:formula="of:=DATE(YEAR([.A105]+31);MONTH([.A105]+31);1)" office:value-type="date" office:date-value="2008-09-01">
            <text:p>1-Sep-08</text:p>
          </table:table-cell>
          <table:table-cell table:formula="of:=IF([.A106]&gt;=[.$A$3];IF([.A106]&lt;=[.$A$4];1;0);0)*([.A107]-[.A106])" office:value-type="float" office:value="0">
            <text:p>0</text:p>
          </table:table-cell>
          <table:table-cell table:style-name="ce13"/>
          <table:table-cell table:formula="of:=VLOOKUP(YEAR([.$A106]);Spreads;2)+[.D94]" office:value-type="float" office:value="3.383">
            <text:p>3.383</text:p>
          </table:table-cell>
          <table:table-cell table:style-name="ce18"/>
          <table:table-cell table:style-name="ce4" table:formula="of:=[.$G$3]*[.B106]" office:value-type="float" office:value="0">
            <text:p><text:s/>- </text:p>
          </table:table-cell>
          <table:table-cell table:style-name="ce21" office:value-type="float" office:value="0.552907437954409">
            <text:p>0.5529 </text:p>
          </table:table-cell>
          <table:table-cell table:style-name="ce26" table:formula="of:=[.H94]+0.01" office:value-type="float" office:value="0.17">
            <text:p>0.1700 </text:p>
          </table:table-cell>
          <table:table-cell table:formula="of:=IF([.E106]=0;[.D106];[.E106])" office:value-type="float" office:value="3.383">
            <text:p>3.383</text:p>
          </table:table-cell>
          <table:table-cell table:formula="of:=IF([.$I$4]=0;[.H106];([.I106]+[.H106]))" office:value-type="float" office:value="0.17">
            <text:p>0.17</text:p>
          </table:table-cell>
          <table:table-cell table:formula="of:=IF([.$K$5]=&quot;OK&quot;;(([.I106]*[.$I$5])+([.J106]*[.$J$5]));&quot;*******&quot;)" office:value-type="float" office:value="0.17">
            <text:p>0.17</text:p>
          </table:table-cell>
          <table:table-cell/>
          <table:table-cell table:style-name="ce6" table:formula="of:=[.F106]*[.G106]*[.K106]" office:value-type="float" office:value="0">
            <text:p><text:s/>$- </text:p>
          </table:table-cell>
          <table:table-cell table:style-name="ce4" table:formula="of:=[.F106]*[.G106]" office:value-type="float" office:value="0">
            <text:p><text:s/>- </text:p>
          </table:table-cell>
          <table:table-cell table:number-columns-repeated="9"/>
          <table:table-cell office:value-type="float" office:value="2.545">
            <text:p>2.545</text:p>
          </table:table-cell>
          <table:table-cell office:value-type="float" office:value="2.69">
            <text:p>2.69</text:p>
          </table:table-cell>
          <table:table-cell table:formula="of:=[.X106]*[.$Z$3]" office:value-type="float" office:value="0.1081625">
            <text:p>0.1081625</text:p>
          </table:table-cell>
          <table:table-cell table:formula="of:=+[.Y106]-[.X106]" office:value-type="float" office:value="0.145">
            <text:p>0.145</text:p>
          </table:table-cell>
          <table:table-cell table:style-name="ce55" table:formula="of:=IF(([.$AA106]-[.$Z106]-[.$AB$3])/2&lt;[.$AB$3];[.$AB$3];([.$AA106]-[.$Z106]-[.$AB$3])/2)" office:value-type="float" office:value="0.05">
            <text:p><text:s/>$0.050 </text:p>
          </table:table-cell>
          <table:table-cell table:style-name="ce55" table:formula="of:=IF([.AA106]&gt;[.Z106];([.AA106]-[.Z106]);0)" office:value-type="float" office:value="0.0368375">
            <text:p><text:s/>$0.037 </text:p>
          </table:table-cell>
          <table:table-cell table:style-name="ce57" table:formula="of:=+[.AC106]-[.AB106]" office:value-type="float" office:value="-0.0131625">
            <text:p><text:s/>$(0.013)</text:p>
          </table:table-cell>
          <table:table-cell table:style-name="ce6" table:formula="of:=10000*[.AD106]" office:value-type="float" office:value="-131.625">
            <text:p><text:s/>$(132)</text:p>
          </table:table-cell>
          <table:table-cell/>
          <table:table-cell table:style-name="ce6" table:formula="of:=5000*([.AC106])" office:value-type="float" office:value="184.1875">
            <text:p><text:s/>$184 </text:p>
          </table:table-cell>
          <table:table-cell table:number-columns-repeated="223"/>
        </table:table-row>
        <table:table-row table:style-name="ro2">
          <table:table-cell table:style-name="ce11" table:formula="of:=DATE(YEAR([.A106]+31);MONTH([.A106]+31);1)" office:value-type="date" office:date-value="2008-10-01">
            <text:p>1-Oct-08</text:p>
          </table:table-cell>
          <table:table-cell table:formula="of:=IF([.A107]&gt;=[.$A$3];IF([.A107]&lt;=[.$A$4];1;0);0)*([.A108]-[.A107])" office:value-type="float" office:value="0">
            <text:p>0</text:p>
          </table:table-cell>
          <table:table-cell table:style-name="ce13"/>
          <table:table-cell table:formula="of:=VLOOKUP(YEAR([.$A107]);Spreads;2)+[.D95]" office:value-type="float" office:value="3.401">
            <text:p>3.401</text:p>
          </table:table-cell>
          <table:table-cell table:style-name="ce18"/>
          <table:table-cell table:style-name="ce4" table:formula="of:=[.$G$3]*[.B107]" office:value-type="float" office:value="0">
            <text:p><text:s/>- </text:p>
          </table:table-cell>
          <table:table-cell table:style-name="ce21" office:value-type="float" office:value="0.549659917949174">
            <text:p>0.5497 </text:p>
          </table:table-cell>
          <table:table-cell table:style-name="ce26" table:formula="of:=[.H95]+0.01" office:value-type="float" office:value="0.17">
            <text:p>0.1700 </text:p>
          </table:table-cell>
          <table:table-cell table:formula="of:=IF([.E107]=0;[.D107];[.E107])" office:value-type="float" office:value="3.401">
            <text:p>3.401</text:p>
          </table:table-cell>
          <table:table-cell table:formula="of:=IF([.$I$4]=0;[.H107];([.I107]+[.H107]))" office:value-type="float" office:value="0.17">
            <text:p>0.17</text:p>
          </table:table-cell>
          <table:table-cell table:formula="of:=IF([.$K$5]=&quot;OK&quot;;(([.I107]*[.$I$5])+([.J107]*[.$J$5]));&quot;*******&quot;)" office:value-type="float" office:value="0.17">
            <text:p>0.17</text:p>
          </table:table-cell>
          <table:table-cell/>
          <table:table-cell table:style-name="ce6" table:formula="of:=[.F107]*[.G107]*[.K107]" office:value-type="float" office:value="0">
            <text:p><text:s/>$- </text:p>
          </table:table-cell>
          <table:table-cell table:style-name="ce4" table:formula="of:=[.F107]*[.G107]" office:value-type="float" office:value="0">
            <text:p><text:s/>- </text:p>
          </table:table-cell>
          <table:table-cell table:number-columns-repeated="9"/>
          <table:table-cell office:value-type="float" office:value="2.595">
            <text:p>2.595</text:p>
          </table:table-cell>
          <table:table-cell office:value-type="float" office:value="2.73">
            <text:p>2.73</text:p>
          </table:table-cell>
          <table:table-cell table:formula="of:=[.X107]*[.$Z$3]" office:value-type="float" office:value="0.1102875">
            <text:p>0.1102875</text:p>
          </table:table-cell>
          <table:table-cell table:formula="of:=+[.Y107]-[.X107]" office:value-type="float" office:value="0.135">
            <text:p>0.135</text:p>
          </table:table-cell>
          <table:table-cell table:style-name="ce55" table:formula="of:=IF(([.$AA107]-[.$Z107]-[.$AB$3])/2&lt;[.$AB$3];[.$AB$3];([.$AA107]-[.$Z107]-[.$AB$3])/2)" office:value-type="float" office:value="0.05">
            <text:p><text:s/>$0.050 </text:p>
          </table:table-cell>
          <table:table-cell table:style-name="ce55" table:formula="of:=IF([.AA107]&gt;[.Z107];([.AA107]-[.Z107]);0)" office:value-type="float" office:value="0.0247125000000002">
            <text:p><text:s/>$0.025 </text:p>
          </table:table-cell>
          <table:table-cell table:style-name="ce57" table:formula="of:=+[.AC107]-[.AB107]" office:value-type="float" office:value="-0.0252874999999998">
            <text:p><text:s/>$(0.025)</text:p>
          </table:table-cell>
          <table:table-cell table:style-name="ce6" table:formula="of:=10000*[.AD107]" office:value-type="float" office:value="-252.874999999998">
            <text:p><text:s/>$(253)</text:p>
          </table:table-cell>
          <table:table-cell/>
          <table:table-cell table:style-name="ce6" table:formula="of:=5000*([.AC107])" office:value-type="float" office:value="123.562500000001">
            <text:p><text:s/>$124 </text:p>
          </table:table-cell>
          <table:table-cell table:number-columns-repeated="223"/>
        </table:table-row>
        <table:table-row table:style-name="ro2">
          <table:table-cell table:style-name="ce11" table:formula="of:=DATE(YEAR([.A107]+31);MONTH([.A107]+31);1)" office:value-type="date" office:date-value="2008-11-01">
            <text:p>1-Nov-08</text:p>
          </table:table-cell>
          <table:table-cell table:formula="of:=IF([.A108]&gt;=[.$A$3];IF([.A108]&lt;=[.$A$4];1;0);0)*([.A109]-[.A108])" office:value-type="float" office:value="0">
            <text:p>0</text:p>
          </table:table-cell>
          <table:table-cell table:style-name="ce13"/>
          <table:table-cell table:formula="of:=VLOOKUP(YEAR([.$A108]);Spreads;2)+[.D96]" office:value-type="float" office:value="3.499">
            <text:p>3.499</text:p>
          </table:table-cell>
          <table:table-cell table:style-name="ce18"/>
          <table:table-cell table:style-name="ce4" table:formula="of:=[.$G$3]*[.B108]" office:value-type="float" office:value="0">
            <text:p><text:s/>- </text:p>
          </table:table-cell>
          <table:table-cell table:style-name="ce21" office:value-type="float" office:value="0.546324355875669">
            <text:p>0.5463 </text:p>
          </table:table-cell>
          <table:table-cell table:style-name="ce26" table:formula="of:=[.H96]+0.01" office:value-type="float" office:value="0.295">
            <text:p>0.2950 </text:p>
          </table:table-cell>
          <table:table-cell table:formula="of:=IF([.E108]=0;[.D108];[.E108])" office:value-type="float" office:value="3.499">
            <text:p>3.499</text:p>
          </table:table-cell>
          <table:table-cell table:formula="of:=IF([.$I$4]=0;[.H108];([.I108]+[.H108]))" office:value-type="float" office:value="0.295">
            <text:p>0.295</text:p>
          </table:table-cell>
          <table:table-cell table:formula="of:=IF([.$K$5]=&quot;OK&quot;;(([.I108]*[.$I$5])+([.J108]*[.$J$5]));&quot;*******&quot;)" office:value-type="float" office:value="0.295">
            <text:p>0.295</text:p>
          </table:table-cell>
          <table:table-cell/>
          <table:table-cell table:style-name="ce6" table:formula="of:=[.F108]*[.G108]*[.K108]" office:value-type="float" office:value="0">
            <text:p><text:s/>$- </text:p>
          </table:table-cell>
          <table:table-cell table:style-name="ce4" table:formula="of:=[.F108]*[.G108]" office:value-type="float" office:value="0">
            <text:p><text:s/>- </text:p>
          </table:table-cell>
          <table:table-cell table:number-columns-repeated="9"/>
          <table:table-cell office:value-type="float" office:value="2.625">
            <text:p>2.625</text:p>
          </table:table-cell>
          <table:table-cell office:value-type="float" office:value="2.83">
            <text:p>2.83</text:p>
          </table:table-cell>
          <table:table-cell table:formula="of:=[.X108]*[.$Z$3]" office:value-type="float" office:value="0.1115625">
            <text:p>0.1115625</text:p>
          </table:table-cell>
          <table:table-cell table:formula="of:=+[.Y108]-[.X108]" office:value-type="float" office:value="0.205">
            <text:p>0.205</text:p>
          </table:table-cell>
          <table:table-cell table:style-name="ce55" table:formula="of:=IF(([.$AA108]-[.$Z108]-[.$AB$3])/2&lt;[.$AB$3];[.$AB$3];([.$AA108]-[.$Z108]-[.$AB$3])/2)" office:value-type="float" office:value="0.05">
            <text:p><text:s/>$0.050 </text:p>
          </table:table-cell>
          <table:table-cell table:style-name="ce55" table:formula="of:=IF([.AA108]&gt;[.Z108];([.AA108]-[.Z108]);0)" office:value-type="float" office:value="0.0934375000000001">
            <text:p><text:s/>$0.093 </text:p>
          </table:table-cell>
          <table:table-cell table:style-name="ce57" table:formula="of:=+[.AC108]-[.AB108]" office:value-type="float" office:value="0.0434375000000001">
            <text:p><text:s/>$0.043 </text:p>
          </table:table-cell>
          <table:table-cell table:style-name="ce6" table:formula="of:=10000*[.AD108]" office:value-type="float" office:value="434.375000000001">
            <text:p><text:s/>$434 </text:p>
          </table:table-cell>
          <table:table-cell/>
          <table:table-cell table:style-name="ce6" table:formula="of:=5000*([.AC108])" office:value-type="float" office:value="467.1875">
            <text:p><text:s/>$467 </text:p>
          </table:table-cell>
          <table:table-cell table:number-columns-repeated="223"/>
        </table:table-row>
        <table:table-row table:style-name="ro2">
          <table:table-cell table:style-name="ce11" table:formula="of:=DATE(YEAR([.A108]+31);MONTH([.A108]+31);1)" office:value-type="date" office:date-value="2008-12-01">
            <text:p>1-Dec-08</text:p>
          </table:table-cell>
          <table:table-cell table:formula="of:=IF([.A109]&gt;=[.$A$3];IF([.A109]&lt;=[.$A$4];1;0);0)*([.A110]-[.A109])" office:value-type="float" office:value="0">
            <text:p>0</text:p>
          </table:table-cell>
          <table:table-cell table:style-name="ce13"/>
          <table:table-cell table:formula="of:=VLOOKUP(YEAR([.$A109]);Spreads;2)+[.D97]" office:value-type="float" office:value="3.599">
            <text:p>3.599</text:p>
          </table:table-cell>
          <table:table-cell table:style-name="ce18"/>
          <table:table-cell table:style-name="ce4" table:formula="of:=[.$G$3]*[.B109]" office:value-type="float" office:value="0">
            <text:p><text:s/>- </text:p>
          </table:table-cell>
          <table:table-cell table:style-name="ce21" office:value-type="float" office:value="0.543115831180343">
            <text:p>0.5431 </text:p>
          </table:table-cell>
          <table:table-cell table:style-name="ce26" table:formula="of:=[.H97]+0.01" office:value-type="float" office:value="0.295">
            <text:p>0.2950 </text:p>
          </table:table-cell>
          <table:table-cell table:formula="of:=IF([.E109]=0;[.D109];[.E109])" office:value-type="float" office:value="3.599">
            <text:p>3.599</text:p>
          </table:table-cell>
          <table:table-cell table:formula="of:=IF([.$I$4]=0;[.H109];([.I109]+[.H109]))" office:value-type="float" office:value="0.295">
            <text:p>0.295</text:p>
          </table:table-cell>
          <table:table-cell table:formula="of:=IF([.$K$5]=&quot;OK&quot;;(([.I109]*[.$I$5])+([.J109]*[.$J$5]));&quot;*******&quot;)" office:value-type="float" office:value="0.295">
            <text:p>0.295</text:p>
          </table:table-cell>
          <table:table-cell/>
          <table:table-cell table:style-name="ce6" table:formula="of:=[.F109]*[.G109]*[.K109]" office:value-type="float" office:value="0">
            <text:p><text:s/>$- </text:p>
          </table:table-cell>
          <table:table-cell table:style-name="ce4" table:formula="of:=[.F109]*[.G109]" office:value-type="float" office:value="0">
            <text:p><text:s/>- </text:p>
          </table:table-cell>
          <table:table-cell table:number-columns-repeated="9"/>
          <table:table-cell office:value-type="float" office:value="2.625">
            <text:p>2.625</text:p>
          </table:table-cell>
          <table:table-cell office:value-type="float" office:value="2.83">
            <text:p>2.83</text:p>
          </table:table-cell>
          <table:table-cell table:formula="of:=[.X109]*[.$Z$3]" office:value-type="float" office:value="0.1115625">
            <text:p>0.1115625</text:p>
          </table:table-cell>
          <table:table-cell table:formula="of:=+[.Y109]-[.X109]" office:value-type="float" office:value="0.205">
            <text:p>0.205</text:p>
          </table:table-cell>
          <table:table-cell table:style-name="ce55" table:formula="of:=IF(([.$AA109]-[.$Z109]-[.$AB$3])/2&lt;[.$AB$3];[.$AB$3];([.$AA109]-[.$Z109]-[.$AB$3])/2)" office:value-type="float" office:value="0.05">
            <text:p><text:s/>$0.050 </text:p>
          </table:table-cell>
          <table:table-cell table:style-name="ce55" table:formula="of:=IF([.AA109]&gt;[.Z109];([.AA109]-[.Z109]);0)" office:value-type="float" office:value="0.0934375000000001">
            <text:p><text:s/>$0.093 </text:p>
          </table:table-cell>
          <table:table-cell table:style-name="ce57" table:formula="of:=+[.AC109]-[.AB109]" office:value-type="float" office:value="0.0434375000000001">
            <text:p><text:s/>$0.043 </text:p>
          </table:table-cell>
          <table:table-cell table:style-name="ce6" table:formula="of:=10000*[.AD109]" office:value-type="float" office:value="434.375000000001">
            <text:p><text:s/>$434 </text:p>
          </table:table-cell>
          <table:table-cell/>
          <table:table-cell table:style-name="ce6" table:formula="of:=5000*([.AC109])" office:value-type="float" office:value="467.1875">
            <text:p><text:s/>$467 </text:p>
          </table:table-cell>
          <table:table-cell table:number-columns-repeated="223"/>
        </table:table-row>
        <table:table-row table:style-name="ro2">
          <table:table-cell table:style-name="ce11" table:formula="of:=DATE(YEAR([.A109]+31);MONTH([.A109]+31);1)" office:value-type="date" office:date-value="2009-01-01">
            <text:p>1-Jan-09</text:p>
          </table:table-cell>
          <table:table-cell table:formula="of:=IF([.A110]&gt;=[.$A$3];IF([.A110]&lt;=[.$A$4];1;0);0)*([.A111]-[.A110])" office:value-type="float" office:value="0">
            <text:p>0</text:p>
          </table:table-cell>
          <table:table-cell table:style-name="ce13"/>
          <table:table-cell table:formula="of:=VLOOKUP(YEAR([.$A110]);Spreads;2)+[.D98]" office:value-type="float" office:value="3.3845">
            <text:p>3.3845</text:p>
          </table:table-cell>
          <table:table-cell table:style-name="ce18"/>
          <table:table-cell table:style-name="ce4" table:formula="of:=[.$G$3]*[.B110]" office:value-type="float" office:value="0">
            <text:p><text:s/>- </text:p>
          </table:table-cell>
          <table:table-cell table:style-name="ce21" office:value-type="float" office:value="0.539820319587426">
            <text:p>0.5398 </text:p>
          </table:table-cell>
          <table:table-cell table:style-name="ce26" table:formula="of:=[.H98]+0.01" office:value-type="float" office:value="0.295">
            <text:p>0.2950 </text:p>
          </table:table-cell>
          <table:table-cell table:formula="of:=IF([.E110]=0;[.D110];[.E110])" office:value-type="float" office:value="3.3845">
            <text:p>3.3845</text:p>
          </table:table-cell>
          <table:table-cell table:formula="of:=IF([.$I$4]=0;[.H110];([.I110]+[.H110]))" office:value-type="float" office:value="0.295">
            <text:p>0.295</text:p>
          </table:table-cell>
          <table:table-cell table:formula="of:=IF([.$K$5]=&quot;OK&quot;;(([.I110]*[.$I$5])+([.J110]*[.$J$5]));&quot;*******&quot;)" office:value-type="float" office:value="0.295">
            <text:p>0.295</text:p>
          </table:table-cell>
          <table:table-cell/>
          <table:table-cell table:style-name="ce6" table:formula="of:=[.F110]*[.G110]*[.K110]" office:value-type="float" office:value="0">
            <text:p><text:s/>$- </text:p>
          </table:table-cell>
          <table:table-cell table:style-name="ce4" table:formula="of:=[.F110]*[.G110]" office:value-type="float" office:value="0">
            <text:p><text:s/>- </text:p>
          </table:table-cell>
          <table:table-cell table:number-columns-repeated="9"/>
          <table:table-cell office:value-type="float" office:value="2.625">
            <text:p>2.625</text:p>
          </table:table-cell>
          <table:table-cell office:value-type="float" office:value="2.83">
            <text:p>2.83</text:p>
          </table:table-cell>
          <table:table-cell table:formula="of:=[.X110]*[.$Z$3]" office:value-type="float" office:value="0.1115625">
            <text:p>0.1115625</text:p>
          </table:table-cell>
          <table:table-cell table:formula="of:=+[.Y110]-[.X110]" office:value-type="float" office:value="0.205">
            <text:p>0.205</text:p>
          </table:table-cell>
          <table:table-cell table:style-name="ce55" table:formula="of:=IF(([.$AA110]-[.$Z110]-[.$AB$3])/2&lt;[.$AB$3];[.$AB$3];([.$AA110]-[.$Z110]-[.$AB$3])/2)" office:value-type="float" office:value="0.05">
            <text:p><text:s/>$0.050 </text:p>
          </table:table-cell>
          <table:table-cell table:style-name="ce55" table:formula="of:=IF([.AA110]&gt;[.Z110];([.AA110]-[.Z110]);0)" office:value-type="float" office:value="0.0934375000000001">
            <text:p><text:s/>$0.093 </text:p>
          </table:table-cell>
          <table:table-cell table:style-name="ce57" table:formula="of:=+[.AC110]-[.AB110]" office:value-type="float" office:value="0.0434375000000001">
            <text:p><text:s/>$0.043 </text:p>
          </table:table-cell>
          <table:table-cell table:style-name="ce6" table:formula="of:=10000*[.AD110]" office:value-type="float" office:value="434.375000000001">
            <text:p><text:s/>$434 </text:p>
          </table:table-cell>
          <table:table-cell/>
          <table:table-cell table:style-name="ce6" table:formula="of:=5000*([.AC110])" office:value-type="float" office:value="467.1875">
            <text:p><text:s/>$467 </text:p>
          </table:table-cell>
          <table:table-cell table:number-columns-repeated="223"/>
        </table:table-row>
        <table:table-row table:style-name="ro2">
          <table:table-cell table:style-name="ce11" table:formula="of:=DATE(YEAR([.A110]+31);MONTH([.A110]+31);1)" office:value-type="date" office:date-value="2009-02-01">
            <text:p>1-Feb-09</text:p>
          </table:table-cell>
          <table:table-cell table:formula="of:=IF([.A111]&gt;=[.$A$3];IF([.A111]&lt;=[.$A$4];1;0);0)*([.A112]-[.A111])" office:value-type="float" office:value="0">
            <text:p>0</text:p>
          </table:table-cell>
          <table:table-cell table:style-name="ce13"/>
          <table:table-cell table:formula="of:=VLOOKUP(YEAR([.$A111]);Spreads;2)+[.D99]" office:value-type="float" office:value="3.5215">
            <text:p>3.5215</text:p>
          </table:table-cell>
          <table:table-cell table:style-name="ce18"/>
          <table:table-cell table:style-name="ce4" table:formula="of:=[.$G$3]*[.B111]" office:value-type="float" office:value="0">
            <text:p><text:s/>- </text:p>
          </table:table-cell>
          <table:table-cell table:style-name="ce21" office:value-type="float" office:value="0.536544975327019">
            <text:p>0.5365 </text:p>
          </table:table-cell>
          <table:table-cell table:style-name="ce26" table:formula="of:=[.H99]+0.01" office:value-type="float" office:value="0.295">
            <text:p>0.2950 </text:p>
          </table:table-cell>
          <table:table-cell table:formula="of:=IF([.E111]=0;[.D111];[.E111])" office:value-type="float" office:value="3.5215">
            <text:p>3.5215</text:p>
          </table:table-cell>
          <table:table-cell table:formula="of:=IF([.$I$4]=0;[.H111];([.I111]+[.H111]))" office:value-type="float" office:value="0.295">
            <text:p>0.295</text:p>
          </table:table-cell>
          <table:table-cell table:formula="of:=IF([.$K$5]=&quot;OK&quot;;(([.I111]*[.$I$5])+([.J111]*[.$J$5]));&quot;*******&quot;)" office:value-type="float" office:value="0.295">
            <text:p>0.295</text:p>
          </table:table-cell>
          <table:table-cell/>
          <table:table-cell table:style-name="ce6" table:formula="of:=[.F111]*[.G111]*[.K111]" office:value-type="float" office:value="0">
            <text:p><text:s/>$- </text:p>
          </table:table-cell>
          <table:table-cell table:style-name="ce4" table:formula="of:=[.F111]*[.G111]" office:value-type="float" office:value="0">
            <text:p><text:s/>- </text:p>
          </table:table-cell>
          <table:table-cell table:number-columns-repeated="9"/>
          <table:table-cell office:value-type="float" office:value="2.6">
            <text:p>2.6</text:p>
          </table:table-cell>
          <table:table-cell office:value-type="float" office:value="2.76">
            <text:p>2.76</text:p>
          </table:table-cell>
          <table:table-cell table:formula="of:=[.X111]*[.$Z$3]" office:value-type="float" office:value="0.1105">
            <text:p>0.1105</text:p>
          </table:table-cell>
          <table:table-cell table:formula="of:=+[.Y111]-[.X111]" office:value-type="float" office:value="0.16">
            <text:p>0.16</text:p>
          </table:table-cell>
          <table:table-cell table:style-name="ce55" table:formula="of:=IF(([.$AA111]-[.$Z111]-[.$AB$3])/2&lt;[.$AB$3];[.$AB$3];([.$AA111]-[.$Z111]-[.$AB$3])/2)" office:value-type="float" office:value="0.05">
            <text:p><text:s/>$0.050 </text:p>
          </table:table-cell>
          <table:table-cell table:style-name="ce55" table:formula="of:=IF([.AA111]&gt;[.Z111];([.AA111]-[.Z111]);0)" office:value-type="float" office:value="0.0494999999999997">
            <text:p><text:s/>$0.049 </text:p>
          </table:table-cell>
          <table:table-cell table:style-name="ce57" table:formula="of:=+[.AC111]-[.AB111]" office:value-type="float" office:value="-0.00050000000000032">
            <text:p><text:s/>$(0.001)</text:p>
          </table:table-cell>
          <table:table-cell table:style-name="ce6" table:formula="of:=10000*[.AD111]" office:value-type="float" office:value="-5.0000000000032">
            <text:p><text:s/>$(5)</text:p>
          </table:table-cell>
          <table:table-cell/>
          <table:table-cell table:style-name="ce6" table:formula="of:=5000*([.AC111])" office:value-type="float" office:value="247.499999999998">
            <text:p><text:s/>$247 </text:p>
          </table:table-cell>
          <table:table-cell table:number-columns-repeated="223"/>
        </table:table-row>
        <table:table-row table:style-name="ro2">
          <table:table-cell table:style-name="ce11" table:formula="of:=DATE(YEAR([.A111]+31);MONTH([.A111]+31);1)" office:value-type="date" office:date-value="2009-03-01">
            <text:p>1-Mar-09</text:p>
          </table:table-cell>
          <table:table-cell table:formula="of:=IF([.A112]&gt;=[.$A$3];IF([.A112]&lt;=[.$A$4];1;0);0)*([.A113]-[.A112])" office:value-type="float" office:value="0">
            <text:p>0</text:p>
          </table:table-cell>
          <table:table-cell table:style-name="ce13"/>
          <table:table-cell table:formula="of:=VLOOKUP(YEAR([.$A112]);Spreads;2)+[.D100]" office:value-type="float" office:value="3.3845">
            <text:p>3.3845</text:p>
          </table:table-cell>
          <table:table-cell table:style-name="ce18"/>
          <table:table-cell table:style-name="ce4" table:formula="of:=[.$G$3]*[.B112]" office:value-type="float" office:value="0">
            <text:p><text:s/>- </text:p>
          </table:table-cell>
          <table:table-cell table:style-name="ce21" office:value-type="float" office:value="0.533603830590798">
            <text:p>0.5336 </text:p>
          </table:table-cell>
          <table:table-cell table:style-name="ce26" table:formula="of:=[.H100]+0.01" office:value-type="float" office:value="0.295">
            <text:p>0.2950 </text:p>
          </table:table-cell>
          <table:table-cell table:formula="of:=IF([.E112]=0;[.D112];[.E112])" office:value-type="float" office:value="3.3845">
            <text:p>3.3845</text:p>
          </table:table-cell>
          <table:table-cell table:formula="of:=IF([.$I$4]=0;[.H112];([.I112]+[.H112]))" office:value-type="float" office:value="0.295">
            <text:p>0.295</text:p>
          </table:table-cell>
          <table:table-cell table:formula="of:=IF([.$K$5]=&quot;OK&quot;;(([.I112]*[.$I$5])+([.J112]*[.$J$5]));&quot;*******&quot;)" office:value-type="float" office:value="0.295">
            <text:p>0.295</text:p>
          </table:table-cell>
          <table:table-cell/>
          <table:table-cell table:style-name="ce6" table:formula="of:=[.F112]*[.G112]*[.K112]" office:value-type="float" office:value="0">
            <text:p><text:s/>$- </text:p>
          </table:table-cell>
          <table:table-cell table:style-name="ce4" table:formula="of:=[.F112]*[.G112]" office:value-type="float" office:value="0">
            <text:p><text:s/>- </text:p>
          </table:table-cell>
          <table:table-cell table:number-columns-repeated="9"/>
          <table:table-cell office:value-type="float" office:value="2.59">
            <text:p>2.59</text:p>
          </table:table-cell>
          <table:table-cell office:value-type="float" office:value="2.78">
            <text:p>2.78</text:p>
          </table:table-cell>
          <table:table-cell table:formula="of:=[.X112]*[.$Z$3]" office:value-type="float" office:value="0.110075">
            <text:p>0.110075</text:p>
          </table:table-cell>
          <table:table-cell table:formula="of:=+[.Y112]-[.X112]" office:value-type="float" office:value="0.19">
            <text:p>0.19</text:p>
          </table:table-cell>
          <table:table-cell table:style-name="ce55" table:formula="of:=IF(([.$AA112]-[.$Z112]-[.$AB$3])/2&lt;[.$AB$3];[.$AB$3];([.$AA112]-[.$Z112]-[.$AB$3])/2)" office:value-type="float" office:value="0.05">
            <text:p><text:s/>$0.050 </text:p>
          </table:table-cell>
          <table:table-cell table:style-name="ce55" table:formula="of:=IF([.AA112]&gt;[.Z112];([.AA112]-[.Z112]);0)" office:value-type="float" office:value="0.0799250000000004">
            <text:p><text:s/>$0.080 </text:p>
          </table:table-cell>
          <table:table-cell table:style-name="ce57" table:formula="of:=+[.AC112]-[.AB112]" office:value-type="float" office:value="0.0299250000000004">
            <text:p><text:s/>$0.030 </text:p>
          </table:table-cell>
          <table:table-cell table:style-name="ce6" table:formula="of:=10000*[.AD112]" office:value-type="float" office:value="299.250000000004">
            <text:p><text:s/>$299 </text:p>
          </table:table-cell>
          <table:table-cell/>
          <table:table-cell table:style-name="ce6" table:formula="of:=5000*([.AC112])" office:value-type="float" office:value="399.625000000002">
            <text:p><text:s/>$400 </text:p>
          </table:table-cell>
          <table:table-cell table:number-columns-repeated="223"/>
        </table:table-row>
        <table:table-row table:style-name="ro2">
          <table:table-cell table:style-name="ce11" table:formula="of:=DATE(YEAR([.A112]+31);MONTH([.A112]+31);1)" office:value-type="date" office:date-value="2009-04-01">
            <text:p>1-Apr-09</text:p>
          </table:table-cell>
          <table:table-cell table:formula="of:=IF([.A113]&gt;=[.$A$3];IF([.A113]&lt;=[.$A$4];1;0);0)*([.A114]-[.A113])" office:value-type="float" office:value="0">
            <text:p>0</text:p>
          </table:table-cell>
          <table:table-cell table:style-name="ce13"/>
          <table:table-cell table:formula="of:=VLOOKUP(YEAR([.$A113]);Spreads;2)+[.D101]" office:value-type="float" office:value="3.2415">
            <text:p>3.2415</text:p>
          </table:table-cell>
          <table:table-cell table:style-name="ce18"/>
          <table:table-cell table:style-name="ce4" table:formula="of:=[.$G$3]*[.B113]" office:value-type="float" office:value="0">
            <text:p><text:s/>- </text:p>
          </table:table-cell>
          <table:table-cell table:style-name="ce21" office:value-type="float" office:value="0.53036652615403">
            <text:p>0.5304 </text:p>
          </table:table-cell>
          <table:table-cell table:style-name="ce26" table:formula="of:=[.H101]+0.01" office:value-type="float" office:value="0.18">
            <text:p>0.1800 </text:p>
          </table:table-cell>
          <table:table-cell table:formula="of:=IF([.E113]=0;[.D113];[.E113])" office:value-type="float" office:value="3.2415">
            <text:p>3.2415</text:p>
          </table:table-cell>
          <table:table-cell table:formula="of:=IF([.$I$4]=0;[.H113];([.I113]+[.H113]))" office:value-type="float" office:value="0.18">
            <text:p>0.18</text:p>
          </table:table-cell>
          <table:table-cell table:formula="of:=IF([.$K$5]=&quot;OK&quot;;(([.I113]*[.$I$5])+([.J113]*[.$J$5]));&quot;*******&quot;)" office:value-type="float" office:value="0.18">
            <text:p>0.18</text:p>
          </table:table-cell>
          <table:table-cell/>
          <table:table-cell table:style-name="ce6" table:formula="of:=[.F113]*[.G113]*[.K113]" office:value-type="float" office:value="0">
            <text:p><text:s/>$- </text:p>
          </table:table-cell>
          <table:table-cell table:style-name="ce4" table:formula="of:=[.F113]*[.G113]" office:value-type="float" office:value="0">
            <text:p><text:s/>- </text:p>
          </table:table-cell>
          <table:table-cell table:number-columns-repeated="9"/>
          <table:table-cell office:value-type="float" office:value="2.575">
            <text:p>2.575</text:p>
          </table:table-cell>
          <table:table-cell office:value-type="float" office:value="2.81">
            <text:p>2.81</text:p>
          </table:table-cell>
          <table:table-cell table:formula="of:=[.X113]*[.$Z$3]" office:value-type="float" office:value="0.1094375">
            <text:p>0.1094375</text:p>
          </table:table-cell>
          <table:table-cell table:formula="of:=+[.Y113]-[.X113]" office:value-type="float" office:value="0.235">
            <text:p>0.235</text:p>
          </table:table-cell>
          <table:table-cell table:style-name="ce55" table:formula="of:=IF(([.$AA113]-[.$Z113]-[.$AB$3])/2&lt;[.$AB$3];[.$AB$3];([.$AA113]-[.$Z113]-[.$AB$3])/2)" office:value-type="float" office:value="0.05">
            <text:p><text:s/>$0.050 </text:p>
          </table:table-cell>
          <table:table-cell table:style-name="ce55" table:formula="of:=IF([.AA113]&gt;[.Z113];([.AA113]-[.Z113]);0)" office:value-type="float" office:value="0.1255625">
            <text:p><text:s/>$0.126 </text:p>
          </table:table-cell>
          <table:table-cell table:style-name="ce57" table:formula="of:=+[.AC113]-[.AB113]" office:value-type="float" office:value="0.0755624999999999">
            <text:p><text:s/>$0.076 </text:p>
          </table:table-cell>
          <table:table-cell table:style-name="ce6" table:formula="of:=10000*[.AD113]" office:value-type="float" office:value="755.624999999999">
            <text:p><text:s/>$756 </text:p>
          </table:table-cell>
          <table:table-cell/>
          <table:table-cell table:style-name="ce6" table:formula="of:=5000*([.AC113])" office:value-type="float" office:value="627.812499999999">
            <text:p><text:s/>$628 </text:p>
          </table:table-cell>
          <table:table-cell table:number-columns-repeated="223"/>
        </table:table-row>
        <table:table-row table:style-name="ro2">
          <table:table-cell table:style-name="ce11" table:formula="of:=DATE(YEAR([.A113]+31);MONTH([.A113]+31);1)" office:value-type="date" office:date-value="2009-05-01">
            <text:p>1-May-09</text:p>
          </table:table-cell>
          <table:table-cell table:formula="of:=IF([.A114]&gt;=[.$A$3];IF([.A114]&lt;=[.$A$4];1;0);0)*([.A115]-[.A114])" office:value-type="float" office:value="0">
            <text:p>0</text:p>
          </table:table-cell>
          <table:table-cell table:style-name="ce13"/>
          <table:table-cell table:formula="of:=VLOOKUP(YEAR([.$A114]);Spreads;2)+[.D102]" office:value-type="float" office:value="3.2165">
            <text:p>3.2165</text:p>
          </table:table-cell>
          <table:table-cell table:style-name="ce18"/>
          <table:table-cell table:style-name="ce4" table:formula="of:=[.$G$3]*[.B114]" office:value-type="float" office:value="0">
            <text:p><text:s/>- </text:p>
          </table:table-cell>
          <table:table-cell table:style-name="ce21" office:value-type="float" office:value="0.52725251216904">
            <text:p>0.5273 </text:p>
          </table:table-cell>
          <table:table-cell table:style-name="ce26" table:formula="of:=[.H102]+0.01" office:value-type="float" office:value="0.18">
            <text:p>0.1800 </text:p>
          </table:table-cell>
          <table:table-cell table:formula="of:=IF([.E114]=0;[.D114];[.E114])" office:value-type="float" office:value="3.2165">
            <text:p>3.2165</text:p>
          </table:table-cell>
          <table:table-cell table:formula="of:=IF([.$I$4]=0;[.H114];([.I114]+[.H114]))" office:value-type="float" office:value="0.18">
            <text:p>0.18</text:p>
          </table:table-cell>
          <table:table-cell table:formula="of:=IF([.$K$5]=&quot;OK&quot;;(([.I114]*[.$I$5])+([.J114]*[.$J$5]));&quot;*******&quot;)" office:value-type="float" office:value="0.18">
            <text:p>0.18</text:p>
          </table:table-cell>
          <table:table-cell/>
          <table:table-cell table:style-name="ce6" table:formula="of:=[.F114]*[.G114]*[.K114]" office:value-type="float" office:value="0">
            <text:p><text:s/>$- </text:p>
          </table:table-cell>
          <table:table-cell table:style-name="ce4" table:formula="of:=[.F114]*[.G114]" office:value-type="float" office:value="0">
            <text:p><text:s/>- </text:p>
          </table:table-cell>
          <table:table-cell table:number-columns-repeated="9"/>
          <table:table-cell office:value-type="float" office:value="2.595">
            <text:p>2.595</text:p>
          </table:table-cell>
          <table:table-cell office:value-type="float" office:value="2.83">
            <text:p>2.83</text:p>
          </table:table-cell>
          <table:table-cell table:formula="of:=[.X114]*[.$Z$3]" office:value-type="float" office:value="0.1102875">
            <text:p>0.1102875</text:p>
          </table:table-cell>
          <table:table-cell table:formula="of:=+[.Y114]-[.X114]" office:value-type="float" office:value="0.235">
            <text:p>0.235</text:p>
          </table:table-cell>
          <table:table-cell table:style-name="ce55" table:formula="of:=IF(([.$AA114]-[.$Z114]-[.$AB$3])/2&lt;[.$AB$3];[.$AB$3];([.$AA114]-[.$Z114]-[.$AB$3])/2)" office:value-type="float" office:value="0.05">
            <text:p><text:s/>$0.050 </text:p>
          </table:table-cell>
          <table:table-cell table:style-name="ce55" table:formula="of:=IF([.AA114]&gt;[.Z114];([.AA114]-[.Z114]);0)" office:value-type="float" office:value="0.1247125">
            <text:p><text:s/>$0.125 </text:p>
          </table:table-cell>
          <table:table-cell table:style-name="ce57" table:formula="of:=+[.AC114]-[.AB114]" office:value-type="float" office:value="0.0747125000000003">
            <text:p><text:s/>$0.075 </text:p>
          </table:table-cell>
          <table:table-cell table:style-name="ce6" table:formula="of:=10000*[.AD114]" office:value-type="float" office:value="747.125000000003">
            <text:p><text:s/>$747 </text:p>
          </table:table-cell>
          <table:table-cell/>
          <table:table-cell table:style-name="ce6" table:formula="of:=5000*([.AC114])" office:value-type="float" office:value="623.562500000002">
            <text:p><text:s/>$624 </text:p>
          </table:table-cell>
          <table:table-cell table:number-columns-repeated="223"/>
        </table:table-row>
        <table:table-row table:style-name="ro2">
          <table:table-cell table:style-name="ce11" table:formula="of:=DATE(YEAR([.A114]+31);MONTH([.A114]+31);1)" office:value-type="date" office:date-value="2009-06-01">
            <text:p>1-Jun-09</text:p>
          </table:table-cell>
          <table:table-cell table:formula="of:=IF([.A115]&gt;=[.$A$3];IF([.A115]&lt;=[.$A$4];1;0);0)*([.A116]-[.A115])" office:value-type="float" office:value="0">
            <text:p>0</text:p>
          </table:table-cell>
          <table:table-cell table:style-name="ce13"/>
          <table:table-cell table:formula="of:=VLOOKUP(YEAR([.$A115]);Spreads;2)+[.D103]" office:value-type="float" office:value="3.483">
            <text:p>3.483</text:p>
          </table:table-cell>
          <table:table-cell table:style-name="ce18"/>
          <table:table-cell table:style-name="ce4" table:formula="of:=[.$G$3]*[.B115]" office:value-type="float" office:value="0">
            <text:p><text:s/>- </text:p>
          </table:table-cell>
          <table:table-cell table:style-name="ce21" office:value-type="float" office:value="0.524054068745391">
            <text:p>0.5241 </text:p>
          </table:table-cell>
          <table:table-cell table:style-name="ce26" table:formula="of:=[.H103]+0.01" office:value-type="float" office:value="0.18">
            <text:p>0.1800 </text:p>
          </table:table-cell>
          <table:table-cell table:formula="of:=IF([.E115]=0;[.D115];[.E115])" office:value-type="float" office:value="3.483">
            <text:p>3.483</text:p>
          </table:table-cell>
          <table:table-cell table:formula="of:=IF([.$I$4]=0;[.H115];([.I115]+[.H115]))" office:value-type="float" office:value="0.18">
            <text:p>0.18</text:p>
          </table:table-cell>
          <table:table-cell table:formula="of:=IF([.$K$5]=&quot;OK&quot;;(([.I115]*[.$I$5])+([.J115]*[.$J$5]));&quot;*******&quot;)" office:value-type="float" office:value="0.18">
            <text:p>0.18</text:p>
          </table:table-cell>
          <table:table-cell/>
          <table:table-cell table:style-name="ce6" table:formula="of:=[.F115]*[.G115]*[.K115]" office:value-type="float" office:value="0">
            <text:p><text:s/>$- </text:p>
          </table:table-cell>
          <table:table-cell table:style-name="ce4" table:formula="of:=[.F115]*[.G115]" office:value-type="float" office:value="0">
            <text:p><text:s/>- </text:p>
          </table:table-cell>
          <table:table-cell table:number-columns-repeated="9"/>
          <table:table-cell office:value-type="float" office:value="2.645">
            <text:p>2.645</text:p>
          </table:table-cell>
          <table:table-cell office:value-type="float" office:value="2.845">
            <text:p>2.845</text:p>
          </table:table-cell>
          <table:table-cell table:formula="of:=[.X115]*[.$Z$3]" office:value-type="float" office:value="0.1124125">
            <text:p>0.1124125</text:p>
          </table:table-cell>
          <table:table-cell table:formula="of:=+[.Y115]-[.X115]" office:value-type="float" office:value="0.2">
            <text:p>0.2</text:p>
          </table:table-cell>
          <table:table-cell table:style-name="ce55" table:formula="of:=IF(([.$AA115]-[.$Z115]-[.$AB$3])/2&lt;[.$AB$3];[.$AB$3];([.$AA115]-[.$Z115]-[.$AB$3])/2)" office:value-type="float" office:value="0.05">
            <text:p><text:s/>$0.050 </text:p>
          </table:table-cell>
          <table:table-cell table:style-name="ce55" table:formula="of:=IF([.AA115]&gt;[.Z115];([.AA115]-[.Z115]);0)" office:value-type="float" office:value="0.0875874999999997">
            <text:p><text:s/>$0.088 </text:p>
          </table:table-cell>
          <table:table-cell table:style-name="ce57" table:formula="of:=+[.AC115]-[.AB115]" office:value-type="float" office:value="0.0375874999999997">
            <text:p><text:s/>$0.038 </text:p>
          </table:table-cell>
          <table:table-cell table:style-name="ce6" table:formula="of:=10000*[.AD115]" office:value-type="float" office:value="375.874999999997">
            <text:p><text:s/>$376 </text:p>
          </table:table-cell>
          <table:table-cell/>
          <table:table-cell table:style-name="ce6" table:formula="of:=5000*([.AC115])" office:value-type="float" office:value="437.937499999999">
            <text:p><text:s/>$438 </text:p>
          </table:table-cell>
          <table:table-cell table:number-columns-repeated="223"/>
        </table:table-row>
        <table:table-row table:style-name="ro2">
          <table:table-cell table:style-name="ce11" table:formula="of:=DATE(YEAR([.A115]+31);MONTH([.A115]+31);1)" office:value-type="date" office:date-value="2009-07-01">
            <text:p>1-Jul-09</text:p>
          </table:table-cell>
          <table:table-cell table:formula="of:=IF([.A116]&gt;=[.$A$3];IF([.A116]&lt;=[.$A$4];1;0);0)*([.A117]-[.A116])" office:value-type="float" office:value="0">
            <text:p>0</text:p>
          </table:table-cell>
          <table:table-cell table:style-name="ce13"/>
          <table:table-cell table:formula="of:=VLOOKUP(YEAR([.$A116]);Spreads;2)+[.D104]" office:value-type="float" office:value="3.474">
            <text:p>3.474</text:p>
          </table:table-cell>
          <table:table-cell table:style-name="ce18"/>
          <table:table-cell table:style-name="ce4" table:formula="of:=[.$G$3]*[.B116]" office:value-type="float" office:value="0">
            <text:p><text:s/>- </text:p>
          </table:table-cell>
          <table:table-cell table:style-name="ce21" office:value-type="float" office:value="0.520977433899121">
            <text:p>0.5210 </text:p>
          </table:table-cell>
          <table:table-cell table:style-name="ce26" table:formula="of:=[.H104]+0.01" office:value-type="float" office:value="0.18">
            <text:p>0.1800 </text:p>
          </table:table-cell>
          <table:table-cell table:formula="of:=IF([.E116]=0;[.D116];[.E116])" office:value-type="float" office:value="3.474">
            <text:p>3.474</text:p>
          </table:table-cell>
          <table:table-cell table:formula="of:=IF([.$I$4]=0;[.H116];([.I116]+[.H116]))" office:value-type="float" office:value="0.18">
            <text:p>0.18</text:p>
          </table:table-cell>
          <table:table-cell table:formula="of:=IF([.$K$5]=&quot;OK&quot;;(([.I116]*[.$I$5])+([.J116]*[.$J$5]));&quot;*******&quot;)" office:value-type="float" office:value="0.18">
            <text:p>0.18</text:p>
          </table:table-cell>
          <table:table-cell/>
          <table:table-cell table:style-name="ce6" table:formula="of:=[.F116]*[.G116]*[.K116]" office:value-type="float" office:value="0">
            <text:p><text:s/>$- </text:p>
          </table:table-cell>
          <table:table-cell table:style-name="ce4" table:formula="of:=[.F116]*[.G116]" office:value-type="float" office:value="0">
            <text:p><text:s/>- </text:p>
          </table:table-cell>
          <table:table-cell table:number-columns-repeated="9"/>
          <table:table-cell office:value-type="float" office:value="2.645">
            <text:p>2.645</text:p>
          </table:table-cell>
          <table:table-cell office:value-type="float" office:value="2.845">
            <text:p>2.845</text:p>
          </table:table-cell>
          <table:table-cell table:formula="of:=[.X116]*[.$Z$3]" office:value-type="float" office:value="0.1124125">
            <text:p>0.1124125</text:p>
          </table:table-cell>
          <table:table-cell table:formula="of:=+[.Y116]-[.X116]" office:value-type="float" office:value="0.2">
            <text:p>0.2</text:p>
          </table:table-cell>
          <table:table-cell table:style-name="ce55" table:formula="of:=IF(([.$AA116]-[.$Z116]-[.$AB$3])/2&lt;[.$AB$3];[.$AB$3];([.$AA116]-[.$Z116]-[.$AB$3])/2)" office:value-type="float" office:value="0.05">
            <text:p><text:s/>$0.050 </text:p>
          </table:table-cell>
          <table:table-cell table:style-name="ce55" table:formula="of:=IF([.AA116]&gt;[.Z116];([.AA116]-[.Z116]);0)" office:value-type="float" office:value="0.0875874999999997">
            <text:p><text:s/>$0.088 </text:p>
          </table:table-cell>
          <table:table-cell table:style-name="ce57" table:formula="of:=+[.AC116]-[.AB116]" office:value-type="float" office:value="0.0375874999999997">
            <text:p><text:s/>$0.038 </text:p>
          </table:table-cell>
          <table:table-cell table:style-name="ce6" table:formula="of:=10000*[.AD116]" office:value-type="float" office:value="375.874999999997">
            <text:p><text:s/>$376 </text:p>
          </table:table-cell>
          <table:table-cell/>
          <table:table-cell table:style-name="ce6" table:formula="of:=5000*([.AC116])" office:value-type="float" office:value="437.937499999999">
            <text:p><text:s/>$438 </text:p>
          </table:table-cell>
          <table:table-cell table:number-columns-repeated="223"/>
        </table:table-row>
        <table:table-row table:style-name="ro2">
          <table:table-cell table:style-name="ce11" table:formula="of:=DATE(YEAR([.A116]+31);MONTH([.A116]+31);1)" office:value-type="date" office:date-value="2009-08-01">
            <text:p>1-Aug-09</text:p>
          </table:table-cell>
          <table:table-cell table:formula="of:=IF([.A117]&gt;=[.$A$3];IF([.A117]&lt;=[.$A$4];1;0);0)*([.A118]-[.A117])" office:value-type="float" office:value="0">
            <text:p>0</text:p>
          </table:table-cell>
          <table:table-cell table:style-name="ce13"/>
          <table:table-cell table:formula="of:=VLOOKUP(YEAR([.$A117]);Spreads;2)+[.D105]" office:value-type="float" office:value="3.471">
            <text:p>3.471</text:p>
          </table:table-cell>
          <table:table-cell table:style-name="ce18"/>
          <table:table-cell table:style-name="ce4" table:formula="of:=[.$G$3]*[.B117]" office:value-type="float" office:value="0">
            <text:p><text:s/>- </text:p>
          </table:table-cell>
          <table:table-cell table:style-name="ce21" office:value-type="float" office:value="0.517817381133868">
            <text:p>0.5178 </text:p>
          </table:table-cell>
          <table:table-cell table:style-name="ce26" table:formula="of:=[.H105]+0.01" office:value-type="float" office:value="0.18">
            <text:p>0.1800 </text:p>
          </table:table-cell>
          <table:table-cell table:formula="of:=IF([.E117]=0;[.D117];[.E117])" office:value-type="float" office:value="3.471">
            <text:p>3.471</text:p>
          </table:table-cell>
          <table:table-cell table:formula="of:=IF([.$I$4]=0;[.H117];([.I117]+[.H117]))" office:value-type="float" office:value="0.18">
            <text:p>0.18</text:p>
          </table:table-cell>
          <table:table-cell table:formula="of:=IF([.$K$5]=&quot;OK&quot;;(([.I117]*[.$I$5])+([.J117]*[.$J$5]));&quot;*******&quot;)" office:value-type="float" office:value="0.18">
            <text:p>0.18</text:p>
          </table:table-cell>
          <table:table-cell/>
          <table:table-cell table:style-name="ce6" table:formula="of:=[.F117]*[.G117]*[.K117]" office:value-type="float" office:value="0">
            <text:p><text:s/>$- </text:p>
          </table:table-cell>
          <table:table-cell table:style-name="ce4" table:formula="of:=[.F117]*[.G117]" office:value-type="float" office:value="0">
            <text:p><text:s/>- </text:p>
          </table:table-cell>
          <table:table-cell table:number-columns-repeated="9"/>
          <table:table-cell office:value-type="float" office:value="2.645">
            <text:p>2.645</text:p>
          </table:table-cell>
          <table:table-cell office:value-type="float" office:value="2.845">
            <text:p>2.845</text:p>
          </table:table-cell>
          <table:table-cell table:formula="of:=[.X117]*[.$Z$3]" office:value-type="float" office:value="0.1124125">
            <text:p>0.1124125</text:p>
          </table:table-cell>
          <table:table-cell table:formula="of:=+[.Y117]-[.X117]" office:value-type="float" office:value="0.2">
            <text:p>0.2</text:p>
          </table:table-cell>
          <table:table-cell table:style-name="ce55" table:formula="of:=IF(([.$AA117]-[.$Z117]-[.$AB$3])/2&lt;[.$AB$3];[.$AB$3];([.$AA117]-[.$Z117]-[.$AB$3])/2)" office:value-type="float" office:value="0.05">
            <text:p><text:s/>$0.050 </text:p>
          </table:table-cell>
          <table:table-cell table:style-name="ce55" table:formula="of:=IF([.AA117]&gt;[.Z117];([.AA117]-[.Z117]);0)" office:value-type="float" office:value="0.0875874999999997">
            <text:p><text:s/>$0.088 </text:p>
          </table:table-cell>
          <table:table-cell table:style-name="ce57" table:formula="of:=+[.AC117]-[.AB117]" office:value-type="float" office:value="0.0375874999999997">
            <text:p><text:s/>$0.038 </text:p>
          </table:table-cell>
          <table:table-cell table:style-name="ce6" table:formula="of:=10000*[.AD117]" office:value-type="float" office:value="375.874999999997">
            <text:p><text:s/>$376 </text:p>
          </table:table-cell>
          <table:table-cell/>
          <table:table-cell table:style-name="ce6" table:formula="of:=5000*([.AC117])" office:value-type="float" office:value="437.937499999999">
            <text:p><text:s/>$438 </text:p>
          </table:table-cell>
          <table:table-cell table:number-columns-repeated="223"/>
        </table:table-row>
        <table:table-row table:style-name="ro2">
          <table:table-cell table:style-name="ce11" table:formula="of:=DATE(YEAR([.A117]+31);MONTH([.A117]+31);1)" office:value-type="date" office:date-value="2009-09-01">
            <text:p>1-Sep-09</text:p>
          </table:table-cell>
          <table:table-cell table:formula="of:=IF([.A118]&gt;=[.$A$3];IF([.A118]&lt;=[.$A$4];1;0);0)*([.A119]-[.A118])" office:value-type="float" office:value="0">
            <text:p>0</text:p>
          </table:table-cell>
          <table:table-cell table:style-name="ce13"/>
          <table:table-cell table:formula="of:=VLOOKUP(YEAR([.$A118]);Spreads;2)+[.D106]" office:value-type="float" office:value="3.458">
            <text:p>3.458</text:p>
          </table:table-cell>
          <table:table-cell table:style-name="ce18"/>
          <table:table-cell table:style-name="ce4" table:formula="of:=[.$G$3]*[.B118]" office:value-type="float" office:value="0">
            <text:p><text:s/>- </text:p>
          </table:table-cell>
          <table:table-cell table:style-name="ce21" office:value-type="float" office:value="0.514676659962724">
            <text:p>0.5147 </text:p>
          </table:table-cell>
          <table:table-cell table:style-name="ce26" table:formula="of:=[.H106]+0.01" office:value-type="float" office:value="0.18">
            <text:p>0.1800 </text:p>
          </table:table-cell>
          <table:table-cell table:formula="of:=IF([.E118]=0;[.D118];[.E118])" office:value-type="float" office:value="3.458">
            <text:p>3.458</text:p>
          </table:table-cell>
          <table:table-cell table:formula="of:=IF([.$I$4]=0;[.H118];([.I118]+[.H118]))" office:value-type="float" office:value="0.18">
            <text:p>0.18</text:p>
          </table:table-cell>
          <table:table-cell table:formula="of:=IF([.$K$5]=&quot;OK&quot;;(([.I118]*[.$I$5])+([.J118]*[.$J$5]));&quot;*******&quot;)" office:value-type="float" office:value="0.18">
            <text:p>0.18</text:p>
          </table:table-cell>
          <table:table-cell/>
          <table:table-cell table:style-name="ce6" table:formula="of:=[.F118]*[.G118]*[.K118]" office:value-type="float" office:value="0">
            <text:p><text:s/>$- </text:p>
          </table:table-cell>
          <table:table-cell table:style-name="ce4" table:formula="of:=[.F118]*[.G118]" office:value-type="float" office:value="0">
            <text:p><text:s/>- </text:p>
          </table:table-cell>
          <table:table-cell table:number-columns-repeated="9"/>
          <table:table-cell office:value-type="float" office:value="2.645">
            <text:p>2.645</text:p>
          </table:table-cell>
          <table:table-cell office:value-type="float" office:value="2.845">
            <text:p>2.845</text:p>
          </table:table-cell>
          <table:table-cell table:formula="of:=[.X118]*[.$Z$3]" office:value-type="float" office:value="0.1124125">
            <text:p>0.1124125</text:p>
          </table:table-cell>
          <table:table-cell table:formula="of:=+[.Y118]-[.X118]" office:value-type="float" office:value="0.2">
            <text:p>0.2</text:p>
          </table:table-cell>
          <table:table-cell table:style-name="ce55" table:formula="of:=IF(([.$AA118]-[.$Z118]-[.$AB$3])/2&lt;[.$AB$3];[.$AB$3];([.$AA118]-[.$Z118]-[.$AB$3])/2)" office:value-type="float" office:value="0.05">
            <text:p><text:s/>$0.050 </text:p>
          </table:table-cell>
          <table:table-cell table:style-name="ce55" table:formula="of:=IF([.AA118]&gt;[.Z118];([.AA118]-[.Z118]);0)" office:value-type="float" office:value="0.0875874999999997">
            <text:p><text:s/>$0.088 </text:p>
          </table:table-cell>
          <table:table-cell table:style-name="ce57" table:formula="of:=+[.AC118]-[.AB118]" office:value-type="float" office:value="0.0375874999999997">
            <text:p><text:s/>$0.038 </text:p>
          </table:table-cell>
          <table:table-cell table:style-name="ce6" table:formula="of:=10000*[.AD118]" office:value-type="float" office:value="375.874999999997">
            <text:p><text:s/>$376 </text:p>
          </table:table-cell>
          <table:table-cell/>
          <table:table-cell table:style-name="ce6" table:formula="of:=5000*([.AC118])" office:value-type="float" office:value="437.937499999999">
            <text:p><text:s/>$438 </text:p>
          </table:table-cell>
          <table:table-cell table:number-columns-repeated="223"/>
        </table:table-row>
        <table:table-row table:style-name="ro2">
          <table:table-cell table:style-name="ce11" table:formula="of:=DATE(YEAR([.A118]+31);MONTH([.A118]+31);1)" office:value-type="date" office:date-value="2009-10-01">
            <text:p>1-Oct-09</text:p>
          </table:table-cell>
          <table:table-cell table:formula="of:=IF([.A119]&gt;=[.$A$3];IF([.A119]&lt;=[.$A$4];1;0);0)*([.A120]-[.A119])" office:value-type="float" office:value="0">
            <text:p>0</text:p>
          </table:table-cell>
          <table:table-cell table:style-name="ce13"/>
          <table:table-cell table:formula="of:=VLOOKUP(YEAR([.$A119]);Spreads;2)+[.D107]" office:value-type="float" office:value="3.476">
            <text:p>3.476</text:p>
          </table:table-cell>
          <table:table-cell table:style-name="ce18"/>
          <table:table-cell table:style-name="ce4" table:formula="of:=[.$G$3]*[.B119]" office:value-type="float" office:value="0">
            <text:p><text:s/>- </text:p>
          </table:table-cell>
          <table:table-cell table:style-name="ce21" office:value-type="float" office:value="0.511655546307182">
            <text:p>0.5117 </text:p>
          </table:table-cell>
          <table:table-cell table:style-name="ce26" table:formula="of:=[.H107]+0.01" office:value-type="float" office:value="0.18">
            <text:p>0.1800 </text:p>
          </table:table-cell>
          <table:table-cell table:formula="of:=IF([.E119]=0;[.D119];[.E119])" office:value-type="float" office:value="3.476">
            <text:p>3.476</text:p>
          </table:table-cell>
          <table:table-cell table:formula="of:=IF([.$I$4]=0;[.H119];([.I119]+[.H119]))" office:value-type="float" office:value="0.18">
            <text:p>0.18</text:p>
          </table:table-cell>
          <table:table-cell table:formula="of:=IF([.$K$5]=&quot;OK&quot;;(([.I119]*[.$I$5])+([.J119]*[.$J$5]));&quot;*******&quot;)" office:value-type="float" office:value="0.18">
            <text:p>0.18</text:p>
          </table:table-cell>
          <table:table-cell/>
          <table:table-cell table:style-name="ce6" table:formula="of:=[.F119]*[.G119]*[.K119]" office:value-type="float" office:value="0">
            <text:p><text:s/>$- </text:p>
          </table:table-cell>
          <table:table-cell table:style-name="ce4" table:formula="of:=[.F119]*[.G119]" office:value-type="float" office:value="0">
            <text:p><text:s/>- </text:p>
          </table:table-cell>
          <table:table-cell table:number-columns-repeated="9"/>
          <table:table-cell office:value-type="float" office:value="2.55">
            <text:p>2.55</text:p>
          </table:table-cell>
          <table:table-cell office:value-type="float" office:value="2.705">
            <text:p>2.705</text:p>
          </table:table-cell>
          <table:table-cell table:formula="of:=[.X119]*[.$Z$3]" office:value-type="float" office:value="0.108375">
            <text:p>0.108375</text:p>
          </table:table-cell>
          <table:table-cell table:formula="of:=+[.Y119]-[.X119]" office:value-type="float" office:value="0.155">
            <text:p>0.155</text:p>
          </table:table-cell>
          <table:table-cell table:style-name="ce55" table:formula="of:=IF(([.$AA119]-[.$Z119]-[.$AB$3])/2&lt;[.$AB$3];[.$AB$3];([.$AA119]-[.$Z119]-[.$AB$3])/2)" office:value-type="float" office:value="0.05">
            <text:p><text:s/>$0.050 </text:p>
          </table:table-cell>
          <table:table-cell table:style-name="ce55" table:formula="of:=IF([.AA119]&gt;[.Z119];([.AA119]-[.Z119]);0)" office:value-type="float" office:value="0.0466250000000002">
            <text:p><text:s/>$0.047 </text:p>
          </table:table-cell>
          <table:table-cell table:style-name="ce57" table:formula="of:=+[.AC119]-[.AB119]" office:value-type="float" office:value="-0.00337499999999975">
            <text:p><text:s/>$(0.003)</text:p>
          </table:table-cell>
          <table:table-cell table:style-name="ce6" table:formula="of:=10000*[.AD119]" office:value-type="float" office:value="-33.7499999999975">
            <text:p><text:s/>$(34)</text:p>
          </table:table-cell>
          <table:table-cell/>
          <table:table-cell table:style-name="ce6" table:formula="of:=5000*([.AC119])" office:value-type="float" office:value="233.125000000001">
            <text:p><text:s/>$233 </text:p>
          </table:table-cell>
          <table:table-cell table:number-columns-repeated="223"/>
        </table:table-row>
        <table:table-row table:style-name="ro2">
          <table:table-cell table:style-name="ce11" table:formula="of:=DATE(YEAR([.A119]+31);MONTH([.A119]+31);1)" office:value-type="date" office:date-value="2009-11-01">
            <text:p>1-Nov-09</text:p>
          </table:table-cell>
          <table:table-cell table:formula="of:=IF([.A120]&gt;=[.$A$3];IF([.A120]&lt;=[.$A$4];1;0);0)*([.A121]-[.A120])" office:value-type="float" office:value="0">
            <text:p>0</text:p>
          </table:table-cell>
          <table:table-cell table:style-name="ce13"/>
          <table:table-cell table:formula="of:=VLOOKUP(YEAR([.$A120]);Spreads;2)+[.D108]" office:value-type="float" office:value="3.574">
            <text:p>3.574</text:p>
          </table:table-cell>
          <table:table-cell table:style-name="ce18"/>
          <table:table-cell table:style-name="ce4" table:formula="of:=[.$G$3]*[.B120]" office:value-type="float" office:value="0">
            <text:p><text:s/>- </text:p>
          </table:table-cell>
          <table:table-cell table:style-name="ce21" office:value-type="float" office:value="0.508552517239065">
            <text:p>0.5086 </text:p>
          </table:table-cell>
          <table:table-cell table:style-name="ce26" table:formula="of:=[.H108]+0.01" office:value-type="float" office:value="0.305">
            <text:p>0.3050 </text:p>
          </table:table-cell>
          <table:table-cell table:formula="of:=IF([.E120]=0;[.D120];[.E120])" office:value-type="float" office:value="3.574">
            <text:p>3.574</text:p>
          </table:table-cell>
          <table:table-cell table:formula="of:=IF([.$I$4]=0;[.H120];([.I120]+[.H120]))" office:value-type="float" office:value="0.305">
            <text:p>0.305</text:p>
          </table:table-cell>
          <table:table-cell table:formula="of:=IF([.$K$5]=&quot;OK&quot;;(([.I120]*[.$I$5])+([.J120]*[.$J$5]));&quot;*******&quot;)" office:value-type="float" office:value="0.305">
            <text:p>0.305</text:p>
          </table:table-cell>
          <table:table-cell/>
          <table:table-cell table:style-name="ce6" table:formula="of:=[.F120]*[.G120]*[.K120]" office:value-type="float" office:value="0">
            <text:p><text:s/>$- </text:p>
          </table:table-cell>
          <table:table-cell table:style-name="ce4" table:formula="of:=[.F120]*[.G120]" office:value-type="float" office:value="0">
            <text:p><text:s/>- </text:p>
          </table:table-cell>
          <table:table-cell table:number-columns-repeated="9"/>
          <table:table-cell office:value-type="float" office:value="2.485">
            <text:p>2.485</text:p>
          </table:table-cell>
          <table:table-cell office:value-type="float" office:value="2.65">
            <text:p>2.65</text:p>
          </table:table-cell>
          <table:table-cell table:formula="of:=[.X120]*[.$Z$3]" office:value-type="float" office:value="0.1056125">
            <text:p>0.1056125</text:p>
          </table:table-cell>
          <table:table-cell table:formula="of:=+[.Y120]-[.X120]" office:value-type="float" office:value="0.165">
            <text:p>0.165</text:p>
          </table:table-cell>
          <table:table-cell table:style-name="ce55" table:formula="of:=IF(([.$AA120]-[.$Z120]-[.$AB$3])/2&lt;[.$AB$3];[.$AB$3];([.$AA120]-[.$Z120]-[.$AB$3])/2)" office:value-type="float" office:value="0.05">
            <text:p><text:s/>$0.050 </text:p>
          </table:table-cell>
          <table:table-cell table:style-name="ce55" table:formula="of:=IF([.AA120]&gt;[.Z120];([.AA120]-[.Z120]);0)" office:value-type="float" office:value="0.0593875">
            <text:p><text:s/>$0.059 </text:p>
          </table:table-cell>
          <table:table-cell table:style-name="ce57" table:formula="of:=+[.AC120]-[.AB120]" office:value-type="float" office:value="0.00938750000000004">
            <text:p><text:s/>$0.009 </text:p>
          </table:table-cell>
          <table:table-cell table:style-name="ce6" table:formula="of:=10000*[.AD120]" office:value-type="float" office:value="93.8750000000004">
            <text:p><text:s/>$94 </text:p>
          </table:table-cell>
          <table:table-cell/>
          <table:table-cell table:style-name="ce6" table:formula="of:=5000*([.AC120])" office:value-type="float" office:value="296.9375">
            <text:p><text:s/>$297 </text:p>
          </table:table-cell>
          <table:table-cell table:number-columns-repeated="223"/>
        </table:table-row>
        <table:table-row table:style-name="ro2">
          <table:table-cell table:style-name="ce11" table:formula="of:=DATE(YEAR([.A120]+31);MONTH([.A120]+31);1)" office:value-type="date" office:date-value="2009-12-01">
            <text:p>1-Dec-09</text:p>
          </table:table-cell>
          <table:table-cell table:formula="of:=IF([.A121]&gt;=[.$A$3];IF([.A121]&lt;=[.$A$4];1;0);0)*([.A122]-[.A121])" office:value-type="float" office:value="0">
            <text:p>0</text:p>
          </table:table-cell>
          <table:table-cell table:style-name="ce13"/>
          <table:table-cell table:formula="of:=VLOOKUP(YEAR([.$A121]);Spreads;2)+[.D109]" office:value-type="float" office:value="3.674">
            <text:p>3.674</text:p>
          </table:table-cell>
          <table:table-cell table:style-name="ce18"/>
          <table:table-cell table:style-name="ce4" table:formula="of:=[.$G$3]*[.B121]" office:value-type="float" office:value="0">
            <text:p><text:s/>- </text:p>
          </table:table-cell>
          <table:table-cell table:style-name="ce21" office:value-type="float" office:value="0.505567658440913">
            <text:p>0.5056 </text:p>
          </table:table-cell>
          <table:table-cell table:style-name="ce26" table:formula="of:=[.H109]+0.01" office:value-type="float" office:value="0.305">
            <text:p>0.3050 </text:p>
          </table:table-cell>
          <table:table-cell table:formula="of:=IF([.E121]=0;[.D121];[.E121])" office:value-type="float" office:value="3.674">
            <text:p>3.674</text:p>
          </table:table-cell>
          <table:table-cell table:formula="of:=IF([.$I$4]=0;[.H121];([.I121]+[.H121]))" office:value-type="float" office:value="0.305">
            <text:p>0.305</text:p>
          </table:table-cell>
          <table:table-cell table:formula="of:=IF([.$K$5]=&quot;OK&quot;;(([.I121]*[.$I$5])+([.J121]*[.$J$5]));&quot;*******&quot;)" office:value-type="float" office:value="0.305">
            <text:p>0.305</text:p>
          </table:table-cell>
          <table:table-cell/>
          <table:table-cell table:style-name="ce6" table:formula="of:=[.F121]*[.G121]*[.K121]" office:value-type="float" office:value="0">
            <text:p><text:s/>$- </text:p>
          </table:table-cell>
          <table:table-cell table:style-name="ce4" table:formula="of:=[.F121]*[.G121]" office:value-type="float" office:value="0">
            <text:p><text:s/>- </text:p>
          </table:table-cell>
          <table:table-cell table:number-columns-repeated="9"/>
          <table:table-cell office:value-type="float" office:value="2.54">
            <text:p>2.54</text:p>
          </table:table-cell>
          <table:table-cell office:value-type="float" office:value="2.68">
            <text:p>2.68</text:p>
          </table:table-cell>
          <table:table-cell table:formula="of:=[.X121]*[.$Z$3]" office:value-type="float" office:value="0.10795">
            <text:p>0.10795</text:p>
          </table:table-cell>
          <table:table-cell table:formula="of:=+[.Y121]-[.X121]" office:value-type="float" office:value="0.14">
            <text:p>0.14</text:p>
          </table:table-cell>
          <table:table-cell table:style-name="ce55" table:formula="of:=IF(([.$AA121]-[.$Z121]-[.$AB$3])/2&lt;[.$AB$3];[.$AB$3];([.$AA121]-[.$Z121]-[.$AB$3])/2)" office:value-type="float" office:value="0.05">
            <text:p><text:s/>$0.050 </text:p>
          </table:table-cell>
          <table:table-cell table:style-name="ce55" table:formula="of:=IF([.AA121]&gt;[.Z121];([.AA121]-[.Z121]);0)" office:value-type="float" office:value="0.0320500000000001">
            <text:p><text:s/>$0.032 </text:p>
          </table:table-cell>
          <table:table-cell table:style-name="ce57" table:formula="of:=+[.AC121]-[.AB121]" office:value-type="float" office:value="-0.0179499999999999">
            <text:p><text:s/>$(0.018)</text:p>
          </table:table-cell>
          <table:table-cell table:style-name="ce6" table:formula="of:=10000*[.AD121]" office:value-type="float" office:value="-179.499999999999">
            <text:p><text:s/>$(179)</text:p>
          </table:table-cell>
          <table:table-cell/>
          <table:table-cell table:style-name="ce6" table:formula="of:=5000*([.AC121])" office:value-type="float" office:value="160.250000000001">
            <text:p><text:s/>$160 </text:p>
          </table:table-cell>
          <table:table-cell table:number-columns-repeated="223"/>
        </table:table-row>
        <table:table-row table:style-name="ro2">
          <table:table-cell table:style-name="ce11" table:formula="of:=DATE(YEAR([.A121]+31);MONTH([.A121]+31);1)" office:value-type="date" office:date-value="2010-01-01">
            <text:p>1-Jan-10</text:p>
          </table:table-cell>
          <table:table-cell table:formula="of:=IF([.A122]&gt;=[.$A$3];IF([.A122]&lt;=[.$A$4];1;0);0)*([.A123]-[.A122])" office:value-type="float" office:value="0">
            <text:p>0</text:p>
          </table:table-cell>
          <table:table-cell table:style-name="ce13"/>
          <table:table-cell table:formula="of:=VLOOKUP(YEAR([.$A122]);Spreads;2)+[.D110]" office:value-type="float" office:value="3.4645">
            <text:p>3.4645</text:p>
          </table:table-cell>
          <table:table-cell table:style-name="ce18"/>
          <table:table-cell table:style-name="ce4" table:formula="of:=[.$G$3]*[.B122]" office:value-type="float" office:value="0">
            <text:p><text:s/>- </text:p>
          </table:table-cell>
          <table:table-cell table:style-name="ce21" office:value-type="float" office:value="0.502501865382193">
            <text:p>0.5025 </text:p>
          </table:table-cell>
          <table:table-cell table:style-name="ce26" table:formula="of:=[.H110]+0.01" office:value-type="float" office:value="0.305">
            <text:p>0.3050 </text:p>
          </table:table-cell>
          <table:table-cell table:formula="of:=IF([.E122]=0;[.D122];[.E122])" office:value-type="float" office:value="3.4645">
            <text:p>3.4645</text:p>
          </table:table-cell>
          <table:table-cell table:formula="of:=IF([.$I$4]=0;[.H122];([.I122]+[.H122]))" office:value-type="float" office:value="0.305">
            <text:p>0.305</text:p>
          </table:table-cell>
          <table:table-cell table:formula="of:=IF([.$K$5]=&quot;OK&quot;;(([.I122]*[.$I$5])+([.J122]*[.$J$5]));&quot;*******&quot;)" office:value-type="float" office:value="0.305">
            <text:p>0.305</text:p>
          </table:table-cell>
          <table:table-cell/>
          <table:table-cell table:style-name="ce6" table:formula="of:=[.F122]*[.G122]*[.K122]" office:value-type="float" office:value="0">
            <text:p><text:s/>$- </text:p>
          </table:table-cell>
          <table:table-cell table:style-name="ce4" table:formula="of:=[.F122]*[.G122]" office:value-type="float" office:value="0">
            <text:p><text:s/>- </text:p>
          </table:table-cell>
          <table:table-cell table:number-columns-repeated="9"/>
          <table:table-cell office:value-type="float" office:value="2.515">
            <text:p>2.515</text:p>
          </table:table-cell>
          <table:table-cell office:value-type="float" office:value="2.705">
            <text:p>2.705</text:p>
          </table:table-cell>
          <table:table-cell table:formula="of:=[.X122]*[.$Z$3]" office:value-type="float" office:value="0.1068875">
            <text:p>0.1068875</text:p>
          </table:table-cell>
          <table:table-cell table:formula="of:=+[.Y122]-[.X122]" office:value-type="float" office:value="0.19">
            <text:p>0.19</text:p>
          </table:table-cell>
          <table:table-cell table:style-name="ce55" table:formula="of:=IF(([.$AA122]-[.$Z122]-[.$AB$3])/2&lt;[.$AB$3];[.$AB$3];([.$AA122]-[.$Z122]-[.$AB$3])/2)" office:value-type="float" office:value="0.05">
            <text:p><text:s/>$0.050 </text:p>
          </table:table-cell>
          <table:table-cell table:style-name="ce55" table:formula="of:=IF([.AA122]&gt;[.Z122];([.AA122]-[.Z122]);0)" office:value-type="float" office:value="0.0831124999999999">
            <text:p><text:s/>$0.083 </text:p>
          </table:table-cell>
          <table:table-cell table:style-name="ce57" table:formula="of:=+[.AC122]-[.AB122]" office:value-type="float" office:value="0.0331124999999999">
            <text:p><text:s/>$0.033 </text:p>
          </table:table-cell>
          <table:table-cell table:style-name="ce6" table:formula="of:=10000*[.AD122]" office:value-type="float" office:value="331.124999999999">
            <text:p><text:s/>$331 </text:p>
          </table:table-cell>
          <table:table-cell/>
          <table:table-cell table:style-name="ce6" table:formula="of:=5000*([.AC122])" office:value-type="float" office:value="415.5625">
            <text:p><text:s/>$416 </text:p>
          </table:table-cell>
          <table:table-cell table:number-columns-repeated="223"/>
        </table:table-row>
        <table:table-row table:style-name="ro2">
          <table:table-cell table:style-name="ce11" table:formula="of:=DATE(YEAR([.A122]+31);MONTH([.A122]+31);1)" office:value-type="date" office:date-value="2010-02-01">
            <text:p>1-Feb-10</text:p>
          </table:table-cell>
          <table:table-cell table:formula="of:=IF([.A123]&gt;=[.$A$3];IF([.A123]&lt;=[.$A$4];1;0);0)*([.A124]-[.A123])" office:value-type="float" office:value="0">
            <text:p>0</text:p>
          </table:table-cell>
          <table:table-cell table:style-name="ce13"/>
          <table:table-cell table:formula="of:=VLOOKUP(YEAR([.$A123]);Spreads;2)+[.D111]" office:value-type="float" office:value="3.6015">
            <text:p>3.6015</text:p>
          </table:table-cell>
          <table:table-cell table:style-name="ce18"/>
          <table:table-cell table:style-name="ce4" table:formula="of:=[.$G$3]*[.B123]" office:value-type="float" office:value="0">
            <text:p><text:s/>- </text:p>
          </table:table-cell>
          <table:table-cell table:style-name="ce21" office:value-type="float" office:value="0.499454822537757">
            <text:p>0.4995 </text:p>
          </table:table-cell>
          <table:table-cell table:style-name="ce26" table:formula="of:=[.H111]+0.01" office:value-type="float" office:value="0.305">
            <text:p>0.3050 </text:p>
          </table:table-cell>
          <table:table-cell table:formula="of:=IF([.E123]=0;[.D123];[.E123])" office:value-type="float" office:value="3.6015">
            <text:p>3.6015</text:p>
          </table:table-cell>
          <table:table-cell table:formula="of:=IF([.$I$4]=0;[.H123];([.I123]+[.H123]))" office:value-type="float" office:value="0.305">
            <text:p>0.305</text:p>
          </table:table-cell>
          <table:table-cell table:formula="of:=IF([.$K$5]=&quot;OK&quot;;(([.I123]*[.$I$5])+([.J123]*[.$J$5]));&quot;*******&quot;)" office:value-type="float" office:value="0.305">
            <text:p>0.305</text:p>
          </table:table-cell>
          <table:table-cell/>
          <table:table-cell table:style-name="ce6" table:formula="of:=[.F123]*[.G123]*[.K123]" office:value-type="float" office:value="0">
            <text:p><text:s/>$- </text:p>
          </table:table-cell>
          <table:table-cell table:style-name="ce4" table:formula="of:=[.F123]*[.G123]" office:value-type="float" office:value="0">
            <text:p><text:s/>- </text:p>
          </table:table-cell>
          <table:table-cell table:number-columns-repeated="9"/>
          <table:table-cell office:value-type="float" office:value="2.515">
            <text:p>2.515</text:p>
          </table:table-cell>
          <table:table-cell office:value-type="float" office:value="2.705">
            <text:p>2.705</text:p>
          </table:table-cell>
          <table:table-cell table:formula="of:=[.X123]*[.$Z$3]" office:value-type="float" office:value="0.1068875">
            <text:p>0.1068875</text:p>
          </table:table-cell>
          <table:table-cell table:formula="of:=+[.Y123]-[.X123]" office:value-type="float" office:value="0.19">
            <text:p>0.19</text:p>
          </table:table-cell>
          <table:table-cell table:style-name="ce55" table:formula="of:=IF(([.$AA123]-[.$Z123]-[.$AB$3])/2&lt;[.$AB$3];[.$AB$3];([.$AA123]-[.$Z123]-[.$AB$3])/2)" office:value-type="float" office:value="0.05">
            <text:p><text:s/>$0.050 </text:p>
          </table:table-cell>
          <table:table-cell table:style-name="ce55" table:formula="of:=IF([.AA123]&gt;[.Z123];([.AA123]-[.Z123]);0)" office:value-type="float" office:value="0.0831124999999999">
            <text:p><text:s/>$0.083 </text:p>
          </table:table-cell>
          <table:table-cell table:style-name="ce57" table:formula="of:=+[.AC123]-[.AB123]" office:value-type="float" office:value="0.0331124999999999">
            <text:p><text:s/>$0.033 </text:p>
          </table:table-cell>
          <table:table-cell table:style-name="ce6" table:formula="of:=10000*[.AD123]" office:value-type="float" office:value="331.124999999999">
            <text:p><text:s/>$331 </text:p>
          </table:table-cell>
          <table:table-cell/>
          <table:table-cell table:style-name="ce6" table:formula="of:=5000*([.AC123])" office:value-type="float" office:value="415.5625">
            <text:p><text:s/>$416 </text:p>
          </table:table-cell>
          <table:table-cell table:number-columns-repeated="223"/>
        </table:table-row>
        <table:table-row table:style-name="ro2">
          <table:table-cell table:style-name="ce11" table:formula="of:=DATE(YEAR([.A123]+31);MONTH([.A123]+31);1)" office:value-type="date" office:date-value="2010-03-01">
            <text:p>1-Mar-10</text:p>
          </table:table-cell>
          <table:table-cell table:formula="of:=IF([.A124]&gt;=[.$A$3];IF([.A124]&lt;=[.$A$4];1;0);0)*([.A125]-[.A124])" office:value-type="float" office:value="0">
            <text:p>0</text:p>
          </table:table-cell>
          <table:table-cell table:style-name="ce13"/>
          <table:table-cell table:formula="of:=VLOOKUP(YEAR([.$A124]);Spreads;2)+[.D112]" office:value-type="float" office:value="3.4645">
            <text:p>3.4645</text:p>
          </table:table-cell>
          <table:table-cell table:style-name="ce18"/>
          <table:table-cell table:style-name="ce4" table:formula="of:=[.$G$3]*[.B124]" office:value-type="float" office:value="0">
            <text:p><text:s/>- </text:p>
          </table:table-cell>
          <table:table-cell table:style-name="ce21" office:value-type="float" office:value="0.49671867482058">
            <text:p>0.4967 </text:p>
          </table:table-cell>
          <table:table-cell table:style-name="ce26" table:formula="of:=[.H112]+0.01" office:value-type="float" office:value="0.305">
            <text:p>0.3050 </text:p>
          </table:table-cell>
          <table:table-cell table:formula="of:=IF([.E124]=0;[.D124];[.E124])" office:value-type="float" office:value="3.4645">
            <text:p>3.4645</text:p>
          </table:table-cell>
          <table:table-cell table:formula="of:=IF([.$I$4]=0;[.H124];([.I124]+[.H124]))" office:value-type="float" office:value="0.305">
            <text:p>0.305</text:p>
          </table:table-cell>
          <table:table-cell table:formula="of:=IF([.$K$5]=&quot;OK&quot;;(([.I124]*[.$I$5])+([.J124]*[.$J$5]));&quot;*******&quot;)" office:value-type="float" office:value="0.305">
            <text:p>0.305</text:p>
          </table:table-cell>
          <table:table-cell/>
          <table:table-cell table:style-name="ce6" table:formula="of:=[.F124]*[.G124]*[.K124]" office:value-type="float" office:value="0">
            <text:p><text:s/>$- </text:p>
          </table:table-cell>
          <table:table-cell table:style-name="ce4" table:formula="of:=[.F124]*[.G124]" office:value-type="float" office:value="0">
            <text:p><text:s/>- </text:p>
          </table:table-cell>
          <table:table-cell table:number-columns-repeated="9"/>
          <table:table-cell office:value-type="float" office:value="2.515">
            <text:p>2.515</text:p>
          </table:table-cell>
          <table:table-cell office:value-type="float" office:value="2.705">
            <text:p>2.705</text:p>
          </table:table-cell>
          <table:table-cell table:formula="of:=[.X124]*[.$Z$3]" office:value-type="float" office:value="0.1068875">
            <text:p>0.1068875</text:p>
          </table:table-cell>
          <table:table-cell table:formula="of:=+[.Y124]-[.X124]" office:value-type="float" office:value="0.19">
            <text:p>0.19</text:p>
          </table:table-cell>
          <table:table-cell table:style-name="ce55" table:formula="of:=IF(([.$AA124]-[.$Z124]-[.$AB$3])/2&lt;[.$AB$3];[.$AB$3];([.$AA124]-[.$Z124]-[.$AB$3])/2)" office:value-type="float" office:value="0.05">
            <text:p><text:s/>$0.050 </text:p>
          </table:table-cell>
          <table:table-cell table:style-name="ce55" table:formula="of:=IF([.AA124]&gt;[.Z124];([.AA124]-[.Z124]);0)" office:value-type="float" office:value="0.0831124999999999">
            <text:p><text:s/>$0.083 </text:p>
          </table:table-cell>
          <table:table-cell table:style-name="ce57" table:formula="of:=+[.AC124]-[.AB124]" office:value-type="float" office:value="0.0331124999999999">
            <text:p><text:s/>$0.033 </text:p>
          </table:table-cell>
          <table:table-cell table:style-name="ce6" table:formula="of:=10000*[.AD124]" office:value-type="float" office:value="331.124999999999">
            <text:p><text:s/>$331 </text:p>
          </table:table-cell>
          <table:table-cell/>
          <table:table-cell table:style-name="ce6" table:formula="of:=5000*([.AC124])" office:value-type="float" office:value="415.5625">
            <text:p><text:s/>$416 </text:p>
          </table:table-cell>
          <table:table-cell table:number-columns-repeated="223"/>
        </table:table-row>
        <table:table-row table:style-name="ro2">
          <table:table-cell table:style-name="ce11" table:formula="of:=DATE(YEAR([.A124]+31);MONTH([.A124]+31);1)" office:value-type="date" office:date-value="2010-04-01">
            <text:p>1-Apr-10</text:p>
          </table:table-cell>
          <table:table-cell table:formula="of:=IF([.A125]&gt;=[.$A$3];IF([.A125]&lt;=[.$A$4];1;0);0)*([.A126]-[.A125])" office:value-type="float" office:value="0">
            <text:p>0</text:p>
          </table:table-cell>
          <table:table-cell table:style-name="ce13"/>
          <table:table-cell table:formula="of:=VLOOKUP(YEAR([.$A125]);Spreads;2)+[.D113]" office:value-type="float" office:value="3.3215">
            <text:p>3.3215</text:p>
          </table:table-cell>
          <table:table-cell table:style-name="ce18"/>
          <table:table-cell table:style-name="ce4" table:formula="of:=[.$G$3]*[.B125]" office:value-type="float" office:value="0">
            <text:p><text:s/>- </text:p>
          </table:table-cell>
          <table:table-cell table:style-name="ce21" office:value-type="float" office:value="0.493706999006275">
            <text:p>0.4937 </text:p>
          </table:table-cell>
          <table:table-cell table:style-name="ce26" table:formula="of:=[.H113]+0.01" office:value-type="float" office:value="0.19">
            <text:p>0.1900 </text:p>
          </table:table-cell>
          <table:table-cell table:formula="of:=IF([.E125]=0;[.D125];[.E125])" office:value-type="float" office:value="3.3215">
            <text:p>3.3215</text:p>
          </table:table-cell>
          <table:table-cell table:formula="of:=IF([.$I$4]=0;[.H125];([.I125]+[.H125]))" office:value-type="float" office:value="0.19">
            <text:p>0.19</text:p>
          </table:table-cell>
          <table:table-cell table:formula="of:=IF([.$K$5]=&quot;OK&quot;;(([.I125]*[.$I$5])+([.J125]*[.$J$5]));&quot;*******&quot;)" office:value-type="float" office:value="0.19">
            <text:p>0.19</text:p>
          </table:table-cell>
          <table:table-cell/>
          <table:table-cell table:style-name="ce6" table:formula="of:=[.F125]*[.G125]*[.K125]" office:value-type="float" office:value="0">
            <text:p><text:s/>$- </text:p>
          </table:table-cell>
          <table:table-cell table:style-name="ce4" table:formula="of:=[.F125]*[.G125]" office:value-type="float" office:value="0">
            <text:p><text:s/>- </text:p>
          </table:table-cell>
          <table:table-cell table:number-columns-repeated="9"/>
          <table:table-cell office:value-type="float" office:value="2.565">
            <text:p>2.565</text:p>
          </table:table-cell>
          <table:table-cell office:value-type="float" office:value="2.77">
            <text:p>2.77</text:p>
          </table:table-cell>
          <table:table-cell table:formula="of:=[.X125]*[.$Z$3]" office:value-type="float" office:value="0.1090125">
            <text:p>0.1090125</text:p>
          </table:table-cell>
          <table:table-cell table:formula="of:=+[.Y125]-[.X125]" office:value-type="float" office:value="0.205">
            <text:p>0.205</text:p>
          </table:table-cell>
          <table:table-cell table:style-name="ce55" table:formula="of:=IF(([.$AA125]-[.$Z125]-[.$AB$3])/2&lt;[.$AB$3];[.$AB$3];([.$AA125]-[.$Z125]-[.$AB$3])/2)" office:value-type="float" office:value="0.05">
            <text:p><text:s/>$0.050 </text:p>
          </table:table-cell>
          <table:table-cell table:style-name="ce55" table:formula="of:=IF([.AA125]&gt;[.Z125];([.AA125]-[.Z125]);0)" office:value-type="float" office:value="0.0959875000000001">
            <text:p><text:s/>$0.096 </text:p>
          </table:table-cell>
          <table:table-cell table:style-name="ce57" table:formula="of:=+[.AC125]-[.AB125]" office:value-type="float" office:value="0.0459875000000001">
            <text:p><text:s/>$0.046 </text:p>
          </table:table-cell>
          <table:table-cell table:style-name="ce6" table:formula="of:=10000*[.AD125]" office:value-type="float" office:value="459.875000000001">
            <text:p><text:s/>$460 </text:p>
          </table:table-cell>
          <table:table-cell/>
          <table:table-cell table:style-name="ce6" table:formula="of:=5000*([.AC125])" office:value-type="float" office:value="479.9375">
            <text:p><text:s/>$480 </text:p>
          </table:table-cell>
          <table:table-cell table:number-columns-repeated="223"/>
        </table:table-row>
        <table:table-row table:style-name="ro2">
          <table:table-cell table:style-name="ce11" table:formula="of:=DATE(YEAR([.A125]+31);MONTH([.A125]+31);1)" office:value-type="date" office:date-value="2010-05-01">
            <text:p>1-May-10</text:p>
          </table:table-cell>
          <table:table-cell table:formula="of:=IF([.A126]&gt;=[.$A$3];IF([.A126]&lt;=[.$A$4];1;0);0)*([.A127]-[.A126])" office:value-type="float" office:value="0">
            <text:p>0</text:p>
          </table:table-cell>
          <table:table-cell table:style-name="ce13"/>
          <table:table-cell table:formula="of:=VLOOKUP(YEAR([.$A126]);Spreads;2)+[.D114]" office:value-type="float" office:value="3.2965">
            <text:p>3.2965</text:p>
          </table:table-cell>
          <table:table-cell table:style-name="ce18"/>
          <table:table-cell table:style-name="ce4" table:formula="of:=[.$G$3]*[.B126]" office:value-type="float" office:value="0">
            <text:p><text:s/>- </text:p>
          </table:table-cell>
          <table:table-cell table:style-name="ce21" office:value-type="float" office:value="0.490810010143745">
            <text:p>0.4908 </text:p>
          </table:table-cell>
          <table:table-cell table:style-name="ce26" table:formula="of:=[.H114]+0.01" office:value-type="float" office:value="0.19">
            <text:p>0.1900 </text:p>
          </table:table-cell>
          <table:table-cell table:formula="of:=IF([.E126]=0;[.D126];[.E126])" office:value-type="float" office:value="3.2965">
            <text:p>3.2965</text:p>
          </table:table-cell>
          <table:table-cell table:formula="of:=IF([.$I$4]=0;[.H126];([.I126]+[.H126]))" office:value-type="float" office:value="0.19">
            <text:p>0.19</text:p>
          </table:table-cell>
          <table:table-cell table:formula="of:=IF([.$K$5]=&quot;OK&quot;;(([.I126]*[.$I$5])+([.J126]*[.$J$5]));&quot;*******&quot;)" office:value-type="float" office:value="0.19">
            <text:p>0.19</text:p>
          </table:table-cell>
          <table:table-cell/>
          <table:table-cell table:style-name="ce6" table:formula="of:=[.F126]*[.G126]*[.K126]" office:value-type="float" office:value="0">
            <text:p><text:s/>$- </text:p>
          </table:table-cell>
          <table:table-cell table:style-name="ce4" table:formula="of:=[.F126]*[.G126]" office:value-type="float" office:value="0">
            <text:p><text:s/>- </text:p>
          </table:table-cell>
          <table:table-cell table:number-columns-repeated="9"/>
          <table:table-cell office:value-type="float" office:value="2.57">
            <text:p>2.57</text:p>
          </table:table-cell>
          <table:table-cell office:value-type="float" office:value="2.84">
            <text:p>2.84</text:p>
          </table:table-cell>
          <table:table-cell table:formula="of:=[.X126]*[.$Z$3]" office:value-type="float" office:value="0.109225">
            <text:p>0.109225</text:p>
          </table:table-cell>
          <table:table-cell table:formula="of:=+[.Y126]-[.X126]" office:value-type="float" office:value="0.27">
            <text:p>0.27</text:p>
          </table:table-cell>
          <table:table-cell table:style-name="ce55" table:formula="of:=IF(([.$AA126]-[.$Z126]-[.$AB$3])/2&lt;[.$AB$3];[.$AB$3];([.$AA126]-[.$Z126]-[.$AB$3])/2)" office:value-type="float" office:value="0.0553874999999998">
            <text:p><text:s/>$0.055 </text:p>
          </table:table-cell>
          <table:table-cell table:style-name="ce55" table:formula="of:=IF([.AA126]&gt;[.Z126];([.AA126]-[.Z126]);0)" office:value-type="float" office:value="0.160775">
            <text:p><text:s/>$0.161 </text:p>
          </table:table-cell>
          <table:table-cell table:style-name="ce57" table:formula="of:=+[.AC126]-[.AB126]" office:value-type="float" office:value="0.1053875">
            <text:p><text:s/>$0.105 </text:p>
          </table:table-cell>
          <table:table-cell table:style-name="ce6" table:formula="of:=10000*[.AD126]" office:value-type="float" office:value="1053.875">
            <text:p><text:s/>$1,054 </text:p>
          </table:table-cell>
          <table:table-cell/>
          <table:table-cell table:style-name="ce6" table:formula="of:=5000*([.AC126])" office:value-type="float" office:value="803.874999999998">
            <text:p><text:s/>$804 </text:p>
          </table:table-cell>
          <table:table-cell table:number-columns-repeated="223"/>
        </table:table-row>
        <table:table-row table:style-name="ro2">
          <table:table-cell table:style-name="ce11" table:formula="of:=DATE(YEAR([.A126]+31);MONTH([.A126]+31);1)" office:value-type="date" office:date-value="2010-06-01">
            <text:p>1-Jun-10</text:p>
          </table:table-cell>
          <table:table-cell table:formula="of:=IF([.A127]&gt;=[.$A$3];IF([.A127]&lt;=[.$A$4];1;0);0)*([.A128]-[.A127])" office:value-type="float" office:value="0">
            <text:p>0</text:p>
          </table:table-cell>
          <table:table-cell table:style-name="ce13"/>
          <table:table-cell table:formula="of:=VLOOKUP(YEAR([.$A127]);Spreads;2)+[.D115]" office:value-type="float" office:value="3.563">
            <text:p>3.563</text:p>
          </table:table-cell>
          <table:table-cell table:style-name="ce18"/>
          <table:table-cell table:style-name="ce4" table:formula="of:=[.$G$3]*[.B127]" office:value-type="float" office:value="0">
            <text:p><text:s/>- </text:p>
          </table:table-cell>
          <table:table-cell table:style-name="ce21" office:value-type="float" office:value="0.487834465107472">
            <text:p>0.4878 </text:p>
          </table:table-cell>
          <table:table-cell table:style-name="ce26" table:formula="of:=[.H115]+0.01" office:value-type="float" office:value="0.19">
            <text:p>0.1900 </text:p>
          </table:table-cell>
          <table:table-cell table:formula="of:=IF([.E127]=0;[.D127];[.E127])" office:value-type="float" office:value="3.563">
            <text:p>3.563</text:p>
          </table:table-cell>
          <table:table-cell table:formula="of:=IF([.$I$4]=0;[.H127];([.I127]+[.H127]))" office:value-type="float" office:value="0.19">
            <text:p>0.19</text:p>
          </table:table-cell>
          <table:table-cell table:formula="of:=IF([.$K$5]=&quot;OK&quot;;(([.I127]*[.$I$5])+([.J127]*[.$J$5]));&quot;*******&quot;)" office:value-type="float" office:value="0.19">
            <text:p>0.19</text:p>
          </table:table-cell>
          <table:table-cell/>
          <table:table-cell table:style-name="ce6" table:formula="of:=[.F127]*[.G127]*[.K127]" office:value-type="float" office:value="0">
            <text:p><text:s/>$- </text:p>
          </table:table-cell>
          <table:table-cell table:style-name="ce4" table:formula="of:=[.F127]*[.G127]" office:value-type="float" office:value="0">
            <text:p><text:s/>- </text:p>
          </table:table-cell>
          <table:table-cell table:number-columns-repeated="9"/>
          <table:table-cell office:value-type="float" office:value="2.57">
            <text:p>2.57</text:p>
          </table:table-cell>
          <table:table-cell office:value-type="float" office:value="2.9">
            <text:p>2.9</text:p>
          </table:table-cell>
          <table:table-cell table:formula="of:=[.X127]*[.$Z$3]" office:value-type="float" office:value="0.109225">
            <text:p>0.109225</text:p>
          </table:table-cell>
          <table:table-cell table:formula="of:=+[.Y127]-[.X127]" office:value-type="float" office:value="0.33">
            <text:p>0.33</text:p>
          </table:table-cell>
          <table:table-cell table:style-name="ce55" table:formula="of:=IF(([.$AA127]-[.$Z127]-[.$AB$3])/2&lt;[.$AB$3];[.$AB$3];([.$AA127]-[.$Z127]-[.$AB$3])/2)" office:value-type="float" office:value="0.0853874999999998">
            <text:p><text:s/>$0.085 </text:p>
          </table:table-cell>
          <table:table-cell table:style-name="ce55" table:formula="of:=IF([.AA127]&gt;[.Z127];([.AA127]-[.Z127]);0)" office:value-type="float" office:value="0.220775">
            <text:p><text:s/>$0.221 </text:p>
          </table:table-cell>
          <table:table-cell table:style-name="ce57" table:formula="of:=+[.AC127]-[.AB127]" office:value-type="float" office:value="0.1353875">
            <text:p><text:s/>$0.135 </text:p>
          </table:table-cell>
          <table:table-cell table:style-name="ce6" table:formula="of:=10000*[.AD127]" office:value-type="float" office:value="1353.875">
            <text:p><text:s/>$1,354 </text:p>
          </table:table-cell>
          <table:table-cell/>
          <table:table-cell table:style-name="ce6" table:formula="of:=5000*([.AC127])" office:value-type="float" office:value="1103.875">
            <text:p><text:s/>$1,104 </text:p>
          </table:table-cell>
          <table:table-cell table:number-columns-repeated="223"/>
        </table:table-row>
        <table:table-row table:style-name="ro2">
          <table:table-cell table:style-name="ce11" table:formula="of:=DATE(YEAR([.A127]+31);MONTH([.A127]+31);1)" office:value-type="date" office:date-value="2010-07-01">
            <text:p>1-Jul-10</text:p>
          </table:table-cell>
          <table:table-cell table:formula="of:=IF([.A128]&gt;=[.$A$3];IF([.A128]&lt;=[.$A$4];1;0);0)*([.A129]-[.A128])" office:value-type="float" office:value="0">
            <text:p>0</text:p>
          </table:table-cell>
          <table:table-cell table:style-name="ce13"/>
          <table:table-cell table:formula="of:=VLOOKUP(YEAR([.$A128]);Spreads;2)+[.D116]" office:value-type="float" office:value="3.554">
            <text:p>3.554</text:p>
          </table:table-cell>
          <table:table-cell table:style-name="ce18"/>
          <table:table-cell table:style-name="ce4" table:formula="of:=[.$G$3]*[.B128]" office:value-type="float" office:value="0">
            <text:p><text:s/>- </text:p>
          </table:table-cell>
          <table:table-cell table:style-name="ce21" office:value-type="float" office:value="0.484956298182083">
            <text:p>0.4850 </text:p>
          </table:table-cell>
          <table:table-cell table:style-name="ce26" table:formula="of:=[.H116]+0.01" office:value-type="float" office:value="0.19">
            <text:p>0.1900 </text:p>
          </table:table-cell>
          <table:table-cell table:formula="of:=IF([.E128]=0;[.D128];[.E128])" office:value-type="float" office:value="3.554">
            <text:p>3.554</text:p>
          </table:table-cell>
          <table:table-cell table:formula="of:=IF([.$I$4]=0;[.H128];([.I128]+[.H128]))" office:value-type="float" office:value="0.19">
            <text:p>0.19</text:p>
          </table:table-cell>
          <table:table-cell table:formula="of:=IF([.$K$5]=&quot;OK&quot;;(([.I128]*[.$I$5])+([.J128]*[.$J$5]));&quot;*******&quot;)" office:value-type="float" office:value="0.19">
            <text:p>0.19</text:p>
          </table:table-cell>
          <table:table-cell/>
          <table:table-cell table:style-name="ce6" table:formula="of:=[.F128]*[.G128]*[.K128]" office:value-type="float" office:value="0">
            <text:p><text:s/>$- </text:p>
          </table:table-cell>
          <table:table-cell table:style-name="ce4" table:formula="of:=[.F128]*[.G128]" office:value-type="float" office:value="0">
            <text:p><text:s/>- </text:p>
          </table:table-cell>
          <table:table-cell table:number-columns-repeated="9"/>
          <table:table-cell office:value-type="float" office:value="2.76">
            <text:p>2.76</text:p>
          </table:table-cell>
          <table:table-cell office:value-type="float" office:value="3.005">
            <text:p>3.005</text:p>
          </table:table-cell>
          <table:table-cell table:formula="of:=[.X128]*[.$Z$3]" office:value-type="float" office:value="0.1173">
            <text:p>0.1173</text:p>
          </table:table-cell>
          <table:table-cell table:formula="of:=+[.Y128]-[.X128]" office:value-type="float" office:value="0.245">
            <text:p>0.245</text:p>
          </table:table-cell>
          <table:table-cell table:style-name="ce55" table:formula="of:=IF(([.$AA128]-[.$Z128]-[.$AB$3])/2&lt;[.$AB$3];[.$AB$3];([.$AA128]-[.$Z128]-[.$AB$3])/2)" office:value-type="float" office:value="0.05">
            <text:p><text:s/>$0.050 </text:p>
          </table:table-cell>
          <table:table-cell table:style-name="ce55" table:formula="of:=IF([.AA128]&gt;[.Z128];([.AA128]-[.Z128]);0)" office:value-type="float" office:value="0.1277">
            <text:p><text:s/>$0.128 </text:p>
          </table:table-cell>
          <table:table-cell table:style-name="ce57" table:formula="of:=+[.AC128]-[.AB128]" office:value-type="float" office:value="0.0777000000000001">
            <text:p><text:s/>$0.078 </text:p>
          </table:table-cell>
          <table:table-cell table:style-name="ce6" table:formula="of:=10000*[.AD128]" office:value-type="float" office:value="777.000000000001">
            <text:p><text:s/>$777 </text:p>
          </table:table-cell>
          <table:table-cell/>
          <table:table-cell table:style-name="ce6" table:formula="of:=5000*([.AC128])" office:value-type="float" office:value="638.5">
            <text:p><text:s/>$639 </text:p>
          </table:table-cell>
          <table:table-cell table:number-columns-repeated="223"/>
        </table:table-row>
        <table:table-row table:style-name="ro2">
          <table:table-cell table:style-name="ce11" table:formula="of:=DATE(YEAR([.A128]+31);MONTH([.A128]+31);1)" office:value-type="date" office:date-value="2010-08-01">
            <text:p>1-Aug-10</text:p>
          </table:table-cell>
          <table:table-cell table:formula="of:=IF([.A129]&gt;=[.$A$3];IF([.A129]&lt;=[.$A$4];1;0);0)*([.A130]-[.A129])" office:value-type="float" office:value="0">
            <text:p>0</text:p>
          </table:table-cell>
          <table:table-cell table:style-name="ce13"/>
          <table:table-cell table:formula="of:=VLOOKUP(YEAR([.$A129]);Spreads;2)+[.D117]" office:value-type="float" office:value="3.551">
            <text:p>3.551</text:p>
          </table:table-cell>
          <table:table-cell table:style-name="ce18"/>
          <table:table-cell table:style-name="ce4" table:formula="of:=[.$G$3]*[.B129]" office:value-type="float" office:value="0">
            <text:p><text:s/>- </text:p>
          </table:table-cell>
          <table:table-cell table:style-name="ce21" office:value-type="float" office:value="0.481995785324033">
            <text:p>0.4820 </text:p>
          </table:table-cell>
          <table:table-cell table:style-name="ce26" table:formula="of:=[.H117]+0.01" office:value-type="float" office:value="0.19">
            <text:p>0.1900 </text:p>
          </table:table-cell>
          <table:table-cell table:formula="of:=IF([.E129]=0;[.D129];[.E129])" office:value-type="float" office:value="3.551">
            <text:p>3.551</text:p>
          </table:table-cell>
          <table:table-cell table:formula="of:=IF([.$I$4]=0;[.H129];([.I129]+[.H129]))" office:value-type="float" office:value="0.19">
            <text:p>0.19</text:p>
          </table:table-cell>
          <table:table-cell table:formula="of:=IF([.$K$5]=&quot;OK&quot;;(([.I129]*[.$I$5])+([.J129]*[.$J$5]));&quot;*******&quot;)" office:value-type="float" office:value="0.19">
            <text:p>0.19</text:p>
          </table:table-cell>
          <table:table-cell/>
          <table:table-cell table:style-name="ce6" table:formula="of:=[.F129]*[.G129]*[.K129]" office:value-type="float" office:value="0">
            <text:p><text:s/>$- </text:p>
          </table:table-cell>
          <table:table-cell table:style-name="ce4" table:formula="of:=[.F129]*[.G129]" office:value-type="float" office:value="0">
            <text:p><text:s/>- </text:p>
          </table:table-cell>
          <table:table-cell table:number-columns-repeated="9"/>
          <table:table-cell office:value-type="float" office:value="2.68">
            <text:p>2.68</text:p>
          </table:table-cell>
          <table:table-cell office:value-type="float" office:value="2.91">
            <text:p>2.91</text:p>
          </table:table-cell>
          <table:table-cell table:formula="of:=[.X129]*[.$Z$3]" office:value-type="float" office:value="0.1139">
            <text:p>0.1139</text:p>
          </table:table-cell>
          <table:table-cell table:formula="of:=+[.Y129]-[.X129]" office:value-type="float" office:value="0.23">
            <text:p>0.23</text:p>
          </table:table-cell>
          <table:table-cell table:style-name="ce55" table:formula="of:=IF(([.$AA129]-[.$Z129]-[.$AB$3])/2&lt;[.$AB$3];[.$AB$3];([.$AA129]-[.$Z129]-[.$AB$3])/2)" office:value-type="float" office:value="0.05">
            <text:p><text:s/>$0.050 </text:p>
          </table:table-cell>
          <table:table-cell table:style-name="ce55" table:formula="of:=IF([.AA129]&gt;[.Z129];([.AA129]-[.Z129]);0)" office:value-type="float" office:value="0.1161">
            <text:p><text:s/>$0.116 </text:p>
          </table:table-cell>
          <table:table-cell table:style-name="ce57" table:formula="of:=+[.AC129]-[.AB129]" office:value-type="float" office:value="0.0661">
            <text:p><text:s/>$0.066 </text:p>
          </table:table-cell>
          <table:table-cell table:style-name="ce6" table:formula="of:=10000*[.AD129]" office:value-type="float" office:value="661">
            <text:p><text:s/>$661 </text:p>
          </table:table-cell>
          <table:table-cell/>
          <table:table-cell table:style-name="ce6" table:formula="of:=5000*([.AC129])" office:value-type="float" office:value="580.5">
            <text:p><text:s/>$581 </text:p>
          </table:table-cell>
          <table:table-cell table:number-columns-repeated="223"/>
        </table:table-row>
        <table:table-row table:style-name="ro2">
          <table:table-cell table:style-name="ce11" table:formula="of:=DATE(YEAR([.A129]+31);MONTH([.A129]+31);1)" office:value-type="date" office:date-value="2010-09-01">
            <text:p>1-Sep-10</text:p>
          </table:table-cell>
          <table:table-cell table:formula="of:=IF([.A130]&gt;=[.$A$3];IF([.A130]&lt;=[.$A$4];1;0);0)*([.A131]-[.A130])" office:value-type="float" office:value="0">
            <text:p>0</text:p>
          </table:table-cell>
          <table:table-cell table:style-name="ce13"/>
          <table:table-cell table:formula="of:=VLOOKUP(YEAR([.$A130]);Spreads;2)+[.D118]" office:value-type="float" office:value="3.538">
            <text:p>3.538</text:p>
          </table:table-cell>
          <table:table-cell table:style-name="ce18"/>
          <table:table-cell table:style-name="ce4" table:formula="of:=[.$G$3]*[.B130]" office:value-type="float" office:value="0">
            <text:p><text:s/>- </text:p>
          </table:table-cell>
          <table:table-cell table:style-name="ce21" office:value-type="float" office:value="0.479053155425576">
            <text:p>0.4791 </text:p>
          </table:table-cell>
          <table:table-cell table:style-name="ce26" table:formula="of:=[.H118]+0.01" office:value-type="float" office:value="0.19">
            <text:p>0.1900 </text:p>
          </table:table-cell>
          <table:table-cell table:formula="of:=IF([.E130]=0;[.D130];[.E130])" office:value-type="float" office:value="3.538">
            <text:p>3.538</text:p>
          </table:table-cell>
          <table:table-cell table:formula="of:=IF([.$I$4]=0;[.H130];([.I130]+[.H130]))" office:value-type="float" office:value="0.19">
            <text:p>0.19</text:p>
          </table:table-cell>
          <table:table-cell table:formula="of:=IF([.$K$5]=&quot;OK&quot;;(([.I130]*[.$I$5])+([.J130]*[.$J$5]));&quot;*******&quot;)" office:value-type="float" office:value="0.19">
            <text:p>0.19</text:p>
          </table:table-cell>
          <table:table-cell/>
          <table:table-cell table:style-name="ce6" table:formula="of:=[.F130]*[.G130]*[.K130]" office:value-type="float" office:value="0">
            <text:p><text:s/>$- </text:p>
          </table:table-cell>
          <table:table-cell table:style-name="ce4" table:formula="of:=[.F130]*[.G130]" office:value-type="float" office:value="0">
            <text:p><text:s/>- </text:p>
          </table:table-cell>
          <table:table-cell table:number-columns-repeated="9"/>
          <table:table-cell office:value-type="float" office:value="2.68">
            <text:p>2.68</text:p>
          </table:table-cell>
          <table:table-cell office:value-type="float" office:value="2.91">
            <text:p>2.91</text:p>
          </table:table-cell>
          <table:table-cell table:formula="of:=[.X130]*[.$Z$3]" office:value-type="float" office:value="0.1139">
            <text:p>0.1139</text:p>
          </table:table-cell>
          <table:table-cell table:formula="of:=+[.Y130]-[.X130]" office:value-type="float" office:value="0.23">
            <text:p>0.23</text:p>
          </table:table-cell>
          <table:table-cell table:style-name="ce55" table:formula="of:=IF(([.$AA130]-[.$Z130]-[.$AB$3])/2&lt;[.$AB$3];[.$AB$3];([.$AA130]-[.$Z130]-[.$AB$3])/2)" office:value-type="float" office:value="0.05">
            <text:p><text:s/>$0.050 </text:p>
          </table:table-cell>
          <table:table-cell table:style-name="ce55" table:formula="of:=IF([.AA130]&gt;[.Z130];([.AA130]-[.Z130]);0)" office:value-type="float" office:value="0.1161">
            <text:p><text:s/>$0.116 </text:p>
          </table:table-cell>
          <table:table-cell table:style-name="ce57" table:formula="of:=+[.AC130]-[.AB130]" office:value-type="float" office:value="0.0661">
            <text:p><text:s/>$0.066 </text:p>
          </table:table-cell>
          <table:table-cell table:style-name="ce6" table:formula="of:=10000*[.AD130]" office:value-type="float" office:value="661">
            <text:p><text:s/>$661 </text:p>
          </table:table-cell>
          <table:table-cell/>
          <table:table-cell table:style-name="ce6" table:formula="of:=5000*([.AC130])" office:value-type="float" office:value="580.5">
            <text:p><text:s/>$581 </text:p>
          </table:table-cell>
          <table:table-cell table:number-columns-repeated="223"/>
        </table:table-row>
        <table:table-row table:style-name="ro2">
          <table:table-cell table:style-name="ce11" table:formula="of:=DATE(YEAR([.A130]+31);MONTH([.A130]+31);1)" office:value-type="date" office:date-value="2010-10-01">
            <text:p>1-Oct-10</text:p>
          </table:table-cell>
          <table:table-cell table:formula="of:=IF([.A131]&gt;=[.$A$3];IF([.A131]&lt;=[.$A$4];1;0);0)*([.A132]-[.A131])" office:value-type="float" office:value="0">
            <text:p>0</text:p>
          </table:table-cell>
          <table:table-cell table:style-name="ce13"/>
          <table:table-cell table:formula="of:=VLOOKUP(YEAR([.$A131]);Spreads;2)+[.D119]" office:value-type="float" office:value="3.556">
            <text:p>3.556</text:p>
          </table:table-cell>
          <table:table-cell table:style-name="ce18"/>
          <table:table-cell table:style-name="ce4" table:formula="of:=[.$G$3]*[.B131]" office:value-type="float" office:value="0">
            <text:p><text:s/>- </text:p>
          </table:table-cell>
          <table:table-cell table:style-name="ce21" office:value-type="float" office:value="0.476222375386547">
            <text:p>0.4762 </text:p>
          </table:table-cell>
          <table:table-cell table:style-name="ce26" table:formula="of:=[.H119]+0.01" office:value-type="float" office:value="0.19">
            <text:p>0.1900 </text:p>
          </table:table-cell>
          <table:table-cell table:formula="of:=IF([.E131]=0;[.D131];[.E131])" office:value-type="float" office:value="3.556">
            <text:p>3.556</text:p>
          </table:table-cell>
          <table:table-cell table:formula="of:=IF([.$I$4]=0;[.H131];([.I131]+[.H131]))" office:value-type="float" office:value="0.19">
            <text:p>0.19</text:p>
          </table:table-cell>
          <table:table-cell table:formula="of:=IF([.$K$5]=&quot;OK&quot;;(([.I131]*[.$I$5])+([.J131]*[.$J$5]));&quot;*******&quot;)" office:value-type="float" office:value="0.19">
            <text:p>0.19</text:p>
          </table:table-cell>
          <table:table-cell/>
          <table:table-cell table:style-name="ce6" table:formula="of:=[.F131]*[.G131]*[.K131]" office:value-type="float" office:value="0">
            <text:p><text:s/>$- </text:p>
          </table:table-cell>
          <table:table-cell table:style-name="ce4" table:formula="of:=[.F131]*[.G131]" office:value-type="float" office:value="0">
            <text:p><text:s/>- </text:p>
          </table:table-cell>
          <table:table-cell table:number-columns-repeated="9"/>
          <table:table-cell office:value-type="float" office:value="2.68">
            <text:p>2.68</text:p>
          </table:table-cell>
          <table:table-cell office:value-type="float" office:value="2.91">
            <text:p>2.91</text:p>
          </table:table-cell>
          <table:table-cell table:formula="of:=[.X131]*[.$Z$3]" office:value-type="float" office:value="0.1139">
            <text:p>0.1139</text:p>
          </table:table-cell>
          <table:table-cell table:formula="of:=+[.Y131]-[.X131]" office:value-type="float" office:value="0.23">
            <text:p>0.23</text:p>
          </table:table-cell>
          <table:table-cell table:style-name="ce55" table:formula="of:=IF(([.$AA131]-[.$Z131]-[.$AB$3])/2&lt;[.$AB$3];[.$AB$3];([.$AA131]-[.$Z131]-[.$AB$3])/2)" office:value-type="float" office:value="0.05">
            <text:p><text:s/>$0.050 </text:p>
          </table:table-cell>
          <table:table-cell table:style-name="ce55" table:formula="of:=IF([.AA131]&gt;[.Z131];([.AA131]-[.Z131]);0)" office:value-type="float" office:value="0.1161">
            <text:p><text:s/>$0.116 </text:p>
          </table:table-cell>
          <table:table-cell table:style-name="ce57" table:formula="of:=+[.AC131]-[.AB131]" office:value-type="float" office:value="0.0661">
            <text:p><text:s/>$0.066 </text:p>
          </table:table-cell>
          <table:table-cell table:style-name="ce6" table:formula="of:=10000*[.AD131]" office:value-type="float" office:value="661">
            <text:p><text:s/>$661 </text:p>
          </table:table-cell>
          <table:table-cell/>
          <table:table-cell table:style-name="ce6" table:formula="of:=5000*([.AC131])" office:value-type="float" office:value="580.5">
            <text:p><text:s/>$581 </text:p>
          </table:table-cell>
          <table:table-cell table:number-columns-repeated="223"/>
        </table:table-row>
        <table:table-row table:style-name="ro2">
          <table:table-cell table:style-name="ce11" table:formula="of:=DATE(YEAR([.A131]+31);MONTH([.A131]+31);1)" office:value-type="date" office:date-value="2010-11-01">
            <text:p>1-Nov-10</text:p>
          </table:table-cell>
          <table:table-cell table:formula="of:=IF([.A132]&gt;=[.$A$3];IF([.A132]&lt;=[.$A$4];1;0);0)*([.A133]-[.A132])" office:value-type="float" office:value="0">
            <text:p>0</text:p>
          </table:table-cell>
          <table:table-cell table:style-name="ce13"/>
          <table:table-cell table:formula="of:=VLOOKUP(YEAR([.$A132]);Spreads;2)+[.D120]" office:value-type="float" office:value="3.654">
            <text:p>3.654</text:p>
          </table:table-cell>
          <table:table-cell table:style-name="ce18"/>
          <table:table-cell table:style-name="ce4" table:formula="of:=[.$G$3]*[.B132]" office:value-type="float" office:value="0">
            <text:p><text:s/>- </text:p>
          </table:table-cell>
          <table:table-cell table:style-name="ce21" office:value-type="float" office:value="0.473314623147206">
            <text:p>0.4733 </text:p>
          </table:table-cell>
          <table:table-cell table:style-name="ce26" table:formula="of:=[.H120]+0.01" office:value-type="float" office:value="0.315">
            <text:p>0.3150 </text:p>
          </table:table-cell>
          <table:table-cell table:formula="of:=IF([.E132]=0;[.D132];[.E132])" office:value-type="float" office:value="3.654">
            <text:p>3.654</text:p>
          </table:table-cell>
          <table:table-cell table:formula="of:=IF([.$I$4]=0;[.H132];([.I132]+[.H132]))" office:value-type="float" office:value="0.315">
            <text:p>0.315</text:p>
          </table:table-cell>
          <table:table-cell table:formula="of:=IF([.$K$5]=&quot;OK&quot;;(([.I132]*[.$I$5])+([.J132]*[.$J$5]));&quot;*******&quot;)" office:value-type="float" office:value="0.315">
            <text:p>0.315</text:p>
          </table:table-cell>
          <table:table-cell/>
          <table:table-cell table:style-name="ce6" table:formula="of:=[.F132]*[.G132]*[.K132]" office:value-type="float" office:value="0">
            <text:p><text:s/>$- </text:p>
          </table:table-cell>
          <table:table-cell table:style-name="ce4" table:formula="of:=[.F132]*[.G132]" office:value-type="float" office:value="0">
            <text:p><text:s/>- </text:p>
          </table:table-cell>
          <table:table-cell table:number-columns-repeated="9"/>
          <table:table-cell office:value-type="float" office:value="2.715">
            <text:p>2.715</text:p>
          </table:table-cell>
          <table:table-cell office:value-type="float" office:value="2.97">
            <text:p>2.97</text:p>
          </table:table-cell>
          <table:table-cell table:formula="of:=[.X132]*[.$Z$3]" office:value-type="float" office:value="0.1153875">
            <text:p>0.1153875</text:p>
          </table:table-cell>
          <table:table-cell table:formula="of:=+[.Y132]-[.X132]" office:value-type="float" office:value="0.255">
            <text:p>0.255</text:p>
          </table:table-cell>
          <table:table-cell table:style-name="ce55" table:formula="of:=IF(([.$AA132]-[.$Z132]-[.$AB$3])/2&lt;[.$AB$3];[.$AB$3];([.$AA132]-[.$Z132]-[.$AB$3])/2)" office:value-type="float" office:value="0.05">
            <text:p><text:s/>$0.050 </text:p>
          </table:table-cell>
          <table:table-cell table:style-name="ce55" table:formula="of:=IF([.AA132]&gt;[.Z132];([.AA132]-[.Z132]);0)" office:value-type="float" office:value="0.1396125">
            <text:p><text:s/>$0.140 </text:p>
          </table:table-cell>
          <table:table-cell table:style-name="ce57" table:formula="of:=+[.AC132]-[.AB132]" office:value-type="float" office:value="0.0896124999999999">
            <text:p><text:s/>$0.090 </text:p>
          </table:table-cell>
          <table:table-cell table:style-name="ce6" table:formula="of:=10000*[.AD132]" office:value-type="float" office:value="896.124999999999">
            <text:p><text:s/>$896 </text:p>
          </table:table-cell>
          <table:table-cell/>
          <table:table-cell table:style-name="ce6" table:formula="of:=5000*([.AC132])" office:value-type="float" office:value="698.062499999999">
            <text:p><text:s/>$698 </text:p>
          </table:table-cell>
          <table:table-cell table:number-columns-repeated="223"/>
        </table:table-row>
        <table:table-row table:style-name="ro2">
          <table:table-cell table:style-name="ce11" table:formula="of:=DATE(YEAR([.A132]+31);MONTH([.A132]+31);1)" office:value-type="date" office:date-value="2010-12-01">
            <text:p>1-Dec-10</text:p>
          </table:table-cell>
          <table:table-cell table:formula="of:=IF([.A133]&gt;=[.$A$3];IF([.A133]&lt;=[.$A$4];1;0);0)*([.A134]-[.A133])" office:value-type="float" office:value="0">
            <text:p>0</text:p>
          </table:table-cell>
          <table:table-cell table:style-name="ce13"/>
          <table:table-cell table:formula="of:=VLOOKUP(YEAR([.$A133]);Spreads;2)+[.D121]" office:value-type="float" office:value="3.754">
            <text:p>3.754</text:p>
          </table:table-cell>
          <table:table-cell table:style-name="ce18"/>
          <table:table-cell table:style-name="ce4" table:formula="of:=[.$G$3]*[.B133]" office:value-type="float" office:value="0">
            <text:p><text:s/>- </text:p>
          </table:table-cell>
          <table:table-cell table:style-name="ce21" office:value-type="float" office:value="0.4705173972338">
            <text:p>0.4705 </text:p>
          </table:table-cell>
          <table:table-cell table:style-name="ce26" table:formula="of:=[.H121]+0.01" office:value-type="float" office:value="0.315">
            <text:p>0.3150 </text:p>
          </table:table-cell>
          <table:table-cell table:formula="of:=IF([.E133]=0;[.D133];[.E133])" office:value-type="float" office:value="3.754">
            <text:p>3.754</text:p>
          </table:table-cell>
          <table:table-cell table:formula="of:=IF([.$I$4]=0;[.H133];([.I133]+[.H133]))" office:value-type="float" office:value="0.315">
            <text:p>0.315</text:p>
          </table:table-cell>
          <table:table-cell table:formula="of:=IF([.$K$5]=&quot;OK&quot;;(([.I133]*[.$I$5])+([.J133]*[.$J$5]));&quot;*******&quot;)" office:value-type="float" office:value="0.315">
            <text:p>0.315</text:p>
          </table:table-cell>
          <table:table-cell/>
          <table:table-cell table:style-name="ce6" table:formula="of:=[.F133]*[.G133]*[.K133]" office:value-type="float" office:value="0">
            <text:p><text:s/>$- </text:p>
          </table:table-cell>
          <table:table-cell table:style-name="ce4" table:formula="of:=[.F133]*[.G133]" office:value-type="float" office:value="0">
            <text:p><text:s/>- </text:p>
          </table:table-cell>
          <table:table-cell table:number-columns-repeated="9"/>
          <table:table-cell office:value-type="float" office:value="2.74">
            <text:p>2.74</text:p>
          </table:table-cell>
          <table:table-cell office:value-type="float" office:value="2.965">
            <text:p>2.965</text:p>
          </table:table-cell>
          <table:table-cell table:formula="of:=[.X133]*[.$Z$3]" office:value-type="float" office:value="0.11645">
            <text:p>0.11645</text:p>
          </table:table-cell>
          <table:table-cell table:formula="of:=+[.Y133]-[.X133]" office:value-type="float" office:value="0.225">
            <text:p>0.225</text:p>
          </table:table-cell>
          <table:table-cell table:style-name="ce55" table:formula="of:=IF(([.$AA133]-[.$Z133]-[.$AB$3])/2&lt;[.$AB$3];[.$AB$3];([.$AA133]-[.$Z133]-[.$AB$3])/2)" office:value-type="float" office:value="0.05">
            <text:p><text:s/>$0.050 </text:p>
          </table:table-cell>
          <table:table-cell table:style-name="ce55" table:formula="of:=IF([.AA133]&gt;[.Z133];([.AA133]-[.Z133]);0)" office:value-type="float" office:value="0.10855">
            <text:p><text:s/>$0.109 </text:p>
          </table:table-cell>
          <table:table-cell table:style-name="ce57" table:formula="of:=+[.AC133]-[.AB133]" office:value-type="float" office:value="0.0585499999999996">
            <text:p><text:s/>$0.059 </text:p>
          </table:table-cell>
          <table:table-cell table:style-name="ce6" table:formula="of:=10000*[.AD133]" office:value-type="float" office:value="585.499999999996">
            <text:p><text:s/>$585 </text:p>
          </table:table-cell>
          <table:table-cell/>
          <table:table-cell table:style-name="ce6" table:formula="of:=5000*([.AC133])" office:value-type="float" office:value="542.749999999998">
            <text:p><text:s/>$543 </text:p>
          </table:table-cell>
          <table:table-cell table:number-columns-repeated="223"/>
        </table:table-row>
        <table:table-row table:style-name="ro2">
          <table:table-cell table:style-name="ce11" table:formula="of:=DATE(YEAR([.A133]+31);MONTH([.A133]+31);1)" office:value-type="date" office:date-value="2011-01-01">
            <text:p>1-Jan-11</text:p>
          </table:table-cell>
          <table:table-cell table:formula="of:=IF([.A134]&gt;=[.$A$3];IF([.A134]&lt;=[.$A$4];1;0);0)*([.A135]-[.A134])" office:value-type="float" office:value="0">
            <text:p>0</text:p>
          </table:table-cell>
          <table:table-cell table:style-name="ce13"/>
          <table:table-cell table:formula="of:=VLOOKUP(YEAR([.$A134]);Spreads;2)+[.D122]" office:value-type="float" office:value="3.5495">
            <text:p>3.5495</text:p>
          </table:table-cell>
          <table:table-cell table:style-name="ce18"/>
          <table:table-cell table:style-name="ce4" table:formula="of:=[.$G$3]*[.B134]" office:value-type="float" office:value="0">
            <text:p><text:s/>- </text:p>
          </table:table-cell>
          <table:table-cell table:style-name="ce21" office:value-type="float" office:value="0.467644113726892">
            <text:p>0.4676 </text:p>
          </table:table-cell>
          <table:table-cell table:style-name="ce26" table:formula="of:=[.H122]+0.01" office:value-type="float" office:value="0.315">
            <text:p>0.3150 </text:p>
          </table:table-cell>
          <table:table-cell table:formula="of:=IF([.E134]=0;[.D134];[.E134])" office:value-type="float" office:value="3.5495">
            <text:p>3.5495</text:p>
          </table:table-cell>
          <table:table-cell table:formula="of:=IF([.$I$4]=0;[.H134];([.I134]+[.H134]))" office:value-type="float" office:value="0.315">
            <text:p>0.315</text:p>
          </table:table-cell>
          <table:table-cell table:formula="of:=IF([.$K$5]=&quot;OK&quot;;(([.I134]*[.$I$5])+([.J134]*[.$J$5]));&quot;*******&quot;)" office:value-type="float" office:value="0.315">
            <text:p>0.315</text:p>
          </table:table-cell>
          <table:table-cell/>
          <table:table-cell table:style-name="ce6" table:formula="of:=[.F134]*[.G134]*[.K134]" office:value-type="float" office:value="0">
            <text:p><text:s/>$- </text:p>
          </table:table-cell>
          <table:table-cell table:style-name="ce4" table:formula="of:=[.F134]*[.G134]" office:value-type="float" office:value="0">
            <text:p><text:s/>- </text:p>
          </table:table-cell>
          <table:table-cell table:number-columns-repeated="9"/>
          <table:table-cell office:value-type="float" office:value="2.725">
            <text:p>2.725</text:p>
          </table:table-cell>
          <table:table-cell office:value-type="float" office:value="2.9">
            <text:p>2.9</text:p>
          </table:table-cell>
          <table:table-cell table:formula="of:=[.X134]*[.$Z$3]" office:value-type="float" office:value="0.1158125">
            <text:p>0.1158125</text:p>
          </table:table-cell>
          <table:table-cell table:formula="of:=+[.Y134]-[.X134]" office:value-type="float" office:value="0.175">
            <text:p>0.175</text:p>
          </table:table-cell>
          <table:table-cell table:style-name="ce55" table:formula="of:=IF(([.$AA134]-[.$Z134]-[.$AB$3])/2&lt;[.$AB$3];[.$AB$3];([.$AA134]-[.$Z134]-[.$AB$3])/2)" office:value-type="float" office:value="0.05">
            <text:p><text:s/>$0.050 </text:p>
          </table:table-cell>
          <table:table-cell table:style-name="ce55" table:formula="of:=IF([.AA134]&gt;[.Z134];([.AA134]-[.Z134]);0)" office:value-type="float" office:value="0.0591874999999998">
            <text:p><text:s/>$0.059 </text:p>
          </table:table-cell>
          <table:table-cell table:style-name="ce57" table:formula="of:=+[.AC134]-[.AB134]" office:value-type="float" office:value="0.00918749999999981">
            <text:p><text:s/>$0.009 </text:p>
          </table:table-cell>
          <table:table-cell table:style-name="ce6" table:formula="of:=10000*[.AD134]" office:value-type="float" office:value="91.8749999999981">
            <text:p><text:s/>$92 </text:p>
          </table:table-cell>
          <table:table-cell/>
          <table:table-cell table:style-name="ce6" table:formula="of:=5000*([.AC134])" office:value-type="float" office:value="295.937499999999">
            <text:p><text:s/>$296 </text:p>
          </table:table-cell>
          <table:table-cell table:number-columns-repeated="223"/>
        </table:table-row>
        <table:table-row table:style-name="ro2">
          <table:table-cell table:style-name="ce11" table:formula="of:=DATE(YEAR([.A134]+31);MONTH([.A134]+31);1)" office:value-type="date" office:date-value="2011-02-01">
            <text:p>1-Feb-11</text:p>
          </table:table-cell>
          <table:table-cell table:formula="of:=IF([.A135]&gt;=[.$A$3];IF([.A135]&lt;=[.$A$4];1;0);0)*([.A136]-[.A135])" office:value-type="float" office:value="0">
            <text:p>0</text:p>
          </table:table-cell>
          <table:table-cell table:style-name="ce13"/>
          <table:table-cell table:formula="of:=VLOOKUP(YEAR([.$A135]);Spreads;2)+[.D123]" office:value-type="float" office:value="3.6865">
            <text:p>3.6865</text:p>
          </table:table-cell>
          <table:table-cell table:style-name="ce18"/>
          <table:table-cell table:style-name="ce4" table:formula="of:=[.$G$3]*[.B135]" office:value-type="float" office:value="0">
            <text:p><text:s/>- </text:p>
          </table:table-cell>
          <table:table-cell table:style-name="ce21" office:value-type="float" office:value="0.464788191924867">
            <text:p>0.4648 </text:p>
          </table:table-cell>
          <table:table-cell table:style-name="ce26" table:formula="of:=[.H123]+0.01" office:value-type="float" office:value="0.315">
            <text:p>0.3150 </text:p>
          </table:table-cell>
          <table:table-cell table:formula="of:=IF([.E135]=0;[.D135];[.E135])" office:value-type="float" office:value="3.6865">
            <text:p>3.6865</text:p>
          </table:table-cell>
          <table:table-cell table:formula="of:=IF([.$I$4]=0;[.H135];([.I135]+[.H135]))" office:value-type="float" office:value="0.315">
            <text:p>0.315</text:p>
          </table:table-cell>
          <table:table-cell table:formula="of:=IF([.$K$5]=&quot;OK&quot;;(([.I135]*[.$I$5])+([.J135]*[.$J$5]));&quot;*******&quot;)" office:value-type="float" office:value="0.315">
            <text:p>0.315</text:p>
          </table:table-cell>
          <table:table-cell/>
          <table:table-cell table:style-name="ce6" table:formula="of:=[.F135]*[.G135]*[.K135]" office:value-type="float" office:value="0">
            <text:p><text:s/>$- </text:p>
          </table:table-cell>
          <table:table-cell table:style-name="ce4" table:formula="of:=[.F135]*[.G135]" office:value-type="float" office:value="0">
            <text:p><text:s/>- </text:p>
          </table:table-cell>
          <table:table-cell table:number-columns-repeated="9"/>
          <table:table-cell office:value-type="float" office:value="2.685">
            <text:p>2.685</text:p>
          </table:table-cell>
          <table:table-cell office:value-type="float" office:value="2.845">
            <text:p>2.845</text:p>
          </table:table-cell>
          <table:table-cell table:formula="of:=[.X135]*[.$Z$3]" office:value-type="float" office:value="0.1141125">
            <text:p>0.1141125</text:p>
          </table:table-cell>
          <table:table-cell table:formula="of:=+[.Y135]-[.X135]" office:value-type="float" office:value="0.16">
            <text:p>0.16</text:p>
          </table:table-cell>
          <table:table-cell table:style-name="ce55" table:formula="of:=IF(([.$AA135]-[.$Z135]-[.$AB$3])/2&lt;[.$AB$3];[.$AB$3];([.$AA135]-[.$Z135]-[.$AB$3])/2)" office:value-type="float" office:value="0.05">
            <text:p><text:s/>$0.050 </text:p>
          </table:table-cell>
          <table:table-cell table:style-name="ce55" table:formula="of:=IF([.AA135]&gt;[.Z135];([.AA135]-[.Z135]);0)" office:value-type="float" office:value="0.0458874999999997">
            <text:p><text:s/>$0.046 </text:p>
          </table:table-cell>
          <table:table-cell table:style-name="ce57" table:formula="of:=+[.AC135]-[.AB135]" office:value-type="float" office:value="-0.00411250000000031">
            <text:p><text:s/>$(0.004)</text:p>
          </table:table-cell>
          <table:table-cell table:style-name="ce6" table:formula="of:=10000*[.AD135]" office:value-type="float" office:value="-41.1250000000031">
            <text:p><text:s/>$(41)</text:p>
          </table:table-cell>
          <table:table-cell/>
          <table:table-cell table:style-name="ce6" table:formula="of:=5000*([.AC135])" office:value-type="float" office:value="229.437499999998">
            <text:p><text:s/>$229 </text:p>
          </table:table-cell>
          <table:table-cell table:number-columns-repeated="223"/>
        </table:table-row>
        <table:table-row table:style-name="ro2">
          <table:table-cell table:style-name="ce11" table:formula="of:=DATE(YEAR([.A135]+31);MONTH([.A135]+31);1)" office:value-type="date" office:date-value="2011-03-01">
            <text:p>1-Mar-11</text:p>
          </table:table-cell>
          <table:table-cell table:formula="of:=IF([.A136]&gt;=[.$A$3];IF([.A136]&lt;=[.$A$4];1;0);0)*([.A137]-[.A136])" office:value-type="float" office:value="0">
            <text:p>0</text:p>
          </table:table-cell>
          <table:table-cell table:style-name="ce13"/>
          <table:table-cell table:formula="of:=VLOOKUP(YEAR([.$A136]);Spreads;2)+[.D124]" office:value-type="float" office:value="3.5495">
            <text:p>3.5495</text:p>
          </table:table-cell>
          <table:table-cell table:style-name="ce18"/>
          <table:table-cell table:style-name="ce4" table:formula="of:=[.$G$3]*[.B136]" office:value-type="float" office:value="0">
            <text:p><text:s/>- </text:p>
          </table:table-cell>
          <table:table-cell table:style-name="ce21" office:value-type="float" office:value="0.462223486081031">
            <text:p>0.4622 </text:p>
          </table:table-cell>
          <table:table-cell table:style-name="ce26" table:formula="of:=[.H124]+0.01" office:value-type="float" office:value="0.315">
            <text:p>0.3150 </text:p>
          </table:table-cell>
          <table:table-cell table:formula="of:=IF([.E136]=0;[.D136];[.E136])" office:value-type="float" office:value="3.5495">
            <text:p>3.5495</text:p>
          </table:table-cell>
          <table:table-cell table:formula="of:=IF([.$I$4]=0;[.H136];([.I136]+[.H136]))" office:value-type="float" office:value="0.315">
            <text:p>0.315</text:p>
          </table:table-cell>
          <table:table-cell table:formula="of:=IF([.$K$5]=&quot;OK&quot;;(([.I136]*[.$I$5])+([.J136]*[.$J$5]));&quot;*******&quot;)" office:value-type="float" office:value="0.315">
            <text:p>0.315</text:p>
          </table:table-cell>
          <table:table-cell/>
          <table:table-cell table:style-name="ce6" table:formula="of:=[.F136]*[.G136]*[.K136]" office:value-type="float" office:value="0">
            <text:p><text:s/>$- </text:p>
          </table:table-cell>
          <table:table-cell table:style-name="ce4" table:formula="of:=[.F136]*[.G136]" office:value-type="float" office:value="0">
            <text:p><text:s/>- </text:p>
          </table:table-cell>
          <table:table-cell table:number-columns-repeated="9"/>
          <table:table-cell office:value-type="float" office:value="2.725">
            <text:p>2.725</text:p>
          </table:table-cell>
          <table:table-cell office:value-type="float" office:value="2.94">
            <text:p>2.94</text:p>
          </table:table-cell>
          <table:table-cell table:formula="of:=[.X136]*[.$Z$3]" office:value-type="float" office:value="0.1158125">
            <text:p>0.1158125</text:p>
          </table:table-cell>
          <table:table-cell table:formula="of:=+[.Y136]-[.X136]" office:value-type="float" office:value="0.215">
            <text:p>0.215</text:p>
          </table:table-cell>
          <table:table-cell table:style-name="ce55" table:formula="of:=IF(([.$AA136]-[.$Z136]-[.$AB$3])/2&lt;[.$AB$3];[.$AB$3];([.$AA136]-[.$Z136]-[.$AB$3])/2)" office:value-type="float" office:value="0.05">
            <text:p><text:s/>$0.050 </text:p>
          </table:table-cell>
          <table:table-cell table:style-name="ce55" table:formula="of:=IF([.AA136]&gt;[.Z136];([.AA136]-[.Z136]);0)" office:value-type="float" office:value="0.0991874999999999">
            <text:p><text:s/>$0.099 </text:p>
          </table:table-cell>
          <table:table-cell table:style-name="ce57" table:formula="of:=+[.AC136]-[.AB136]" office:value-type="float" office:value="0.0491874999999998">
            <text:p><text:s/>$0.049 </text:p>
          </table:table-cell>
          <table:table-cell table:style-name="ce6" table:formula="of:=10000*[.AD136]" office:value-type="float" office:value="491.874999999998">
            <text:p><text:s/>$492 </text:p>
          </table:table-cell>
          <table:table-cell/>
          <table:table-cell table:style-name="ce6" table:formula="of:=5000*([.AC136])" office:value-type="float" office:value="495.937499999999">
            <text:p><text:s/>$496 </text:p>
          </table:table-cell>
          <table:table-cell table:number-columns-repeated="223"/>
        </table:table-row>
        <table:table-row table:style-name="ro2">
          <table:table-cell table:style-name="ce11" table:formula="of:=DATE(YEAR([.A136]+31);MONTH([.A136]+31);1)" office:value-type="date" office:date-value="2011-04-01">
            <text:p>1-Apr-11</text:p>
          </table:table-cell>
          <table:table-cell table:formula="of:=IF([.A137]&gt;=[.$A$3];IF([.A137]&lt;=[.$A$4];1;0);0)*([.A138]-[.A137])" office:value-type="float" office:value="0">
            <text:p>0</text:p>
          </table:table-cell>
          <table:table-cell table:style-name="ce13"/>
          <table:table-cell table:formula="of:=VLOOKUP(YEAR([.$A137]);Spreads;2)+[.D125]" office:value-type="float" office:value="3.4065">
            <text:p>3.4065</text:p>
          </table:table-cell>
          <table:table-cell table:style-name="ce18"/>
          <table:table-cell table:style-name="ce4" table:formula="of:=[.$G$3]*[.B137]" office:value-type="float" office:value="0">
            <text:p><text:s/>- </text:p>
          </table:table-cell>
          <table:table-cell table:style-name="ce21" office:value-type="float" office:value="0.459400321346866">
            <text:p>0.4594 </text:p>
          </table:table-cell>
          <table:table-cell table:style-name="ce26" table:formula="of:=[.H125]+0.01" office:value-type="float" office:value="0.2">
            <text:p>0.2000 </text:p>
          </table:table-cell>
          <table:table-cell table:formula="of:=IF([.E137]=0;[.D137];[.E137])" office:value-type="float" office:value="3.4065">
            <text:p>3.4065</text:p>
          </table:table-cell>
          <table:table-cell table:formula="of:=IF([.$I$4]=0;[.H137];([.I137]+[.H137]))" office:value-type="float" office:value="0.2">
            <text:p>0.2</text:p>
          </table:table-cell>
          <table:table-cell table:formula="of:=IF([.$K$5]=&quot;OK&quot;;(([.I137]*[.$I$5])+([.J137]*[.$J$5]));&quot;*******&quot;)" office:value-type="float" office:value="0.2">
            <text:p>0.2</text:p>
          </table:table-cell>
          <table:table-cell/>
          <table:table-cell table:style-name="ce6" table:formula="of:=[.F137]*[.G137]*[.K137]" office:value-type="float" office:value="0">
            <text:p><text:s/>$- </text:p>
          </table:table-cell>
          <table:table-cell table:style-name="ce4" table:formula="of:=[.F137]*[.G137]" office:value-type="float" office:value="0">
            <text:p><text:s/>- </text:p>
          </table:table-cell>
          <table:table-cell table:number-columns-repeated="9"/>
          <table:table-cell office:value-type="float" office:value="2.725">
            <text:p>2.725</text:p>
          </table:table-cell>
          <table:table-cell office:value-type="float" office:value="2.94">
            <text:p>2.94</text:p>
          </table:table-cell>
          <table:table-cell table:formula="of:=[.X137]*[.$Z$3]" office:value-type="float" office:value="0.1158125">
            <text:p>0.1158125</text:p>
          </table:table-cell>
          <table:table-cell table:formula="of:=+[.Y137]-[.X137]" office:value-type="float" office:value="0.215">
            <text:p>0.215</text:p>
          </table:table-cell>
          <table:table-cell table:style-name="ce55" table:formula="of:=IF(([.$AA137]-[.$Z137]-[.$AB$3])/2&lt;[.$AB$3];[.$AB$3];([.$AA137]-[.$Z137]-[.$AB$3])/2)" office:value-type="float" office:value="0.05">
            <text:p><text:s/>$0.050 </text:p>
          </table:table-cell>
          <table:table-cell table:style-name="ce55" table:formula="of:=IF([.AA137]&gt;[.Z137];([.AA137]-[.Z137]);0)" office:value-type="float" office:value="0.0991874999999999">
            <text:p><text:s/>$0.099 </text:p>
          </table:table-cell>
          <table:table-cell table:style-name="ce57" table:formula="of:=+[.AC137]-[.AB137]" office:value-type="float" office:value="0.0491874999999998">
            <text:p><text:s/>$0.049 </text:p>
          </table:table-cell>
          <table:table-cell table:style-name="ce6" table:formula="of:=10000*[.AD137]" office:value-type="float" office:value="491.874999999998">
            <text:p><text:s/>$492 </text:p>
          </table:table-cell>
          <table:table-cell/>
          <table:table-cell table:style-name="ce6" table:formula="of:=5000*([.AC137])" office:value-type="float" office:value="495.937499999999">
            <text:p><text:s/>$496 </text:p>
          </table:table-cell>
          <table:table-cell table:number-columns-repeated="223"/>
        </table:table-row>
        <table:table-row table:style-name="ro2">
          <table:table-cell table:style-name="ce11" table:formula="of:=DATE(YEAR([.A137]+31);MONTH([.A137]+31);1)" office:value-type="date" office:date-value="2011-05-01">
            <text:p>1-May-11</text:p>
          </table:table-cell>
          <table:table-cell table:formula="of:=IF([.A138]&gt;=[.$A$3];IF([.A138]&lt;=[.$A$4];1;0);0)*([.A139]-[.A138])" office:value-type="float" office:value="0">
            <text:p>0</text:p>
          </table:table-cell>
          <table:table-cell table:style-name="ce13"/>
          <table:table-cell table:formula="of:=VLOOKUP(YEAR([.$A138]);Spreads;2)+[.D126]" office:value-type="float" office:value="3.3815">
            <text:p>3.3815</text:p>
          </table:table-cell>
          <table:table-cell table:style-name="ce18"/>
          <table:table-cell table:style-name="ce4" table:formula="of:=[.$G$3]*[.B138]" office:value-type="float" office:value="0">
            <text:p><text:s/>- </text:p>
          </table:table-cell>
          <table:table-cell table:style-name="ce21" office:value-type="float" office:value="0.456684472910704">
            <text:p>0.4567 </text:p>
          </table:table-cell>
          <table:table-cell table:style-name="ce26" table:formula="of:=[.H126]+0.01" office:value-type="float" office:value="0.2">
            <text:p>0.2000 </text:p>
          </table:table-cell>
          <table:table-cell table:formula="of:=IF([.E138]=0;[.D138];[.E138])" office:value-type="float" office:value="3.3815">
            <text:p>3.3815</text:p>
          </table:table-cell>
          <table:table-cell table:formula="of:=IF([.$I$4]=0;[.H138];([.I138]+[.H138]))" office:value-type="float" office:value="0.2">
            <text:p>0.2</text:p>
          </table:table-cell>
          <table:table-cell table:formula="of:=IF([.$K$5]=&quot;OK&quot;;(([.I138]*[.$I$5])+([.J138]*[.$J$5]));&quot;*******&quot;)" office:value-type="float" office:value="0.2">
            <text:p>0.2</text:p>
          </table:table-cell>
          <table:table-cell/>
          <table:table-cell table:style-name="ce6" table:formula="of:=[.F138]*[.G138]*[.K138]" office:value-type="float" office:value="0">
            <text:p><text:s/>$- </text:p>
          </table:table-cell>
          <table:table-cell table:style-name="ce4" table:formula="of:=[.F138]*[.G138]" office:value-type="float" office:value="0">
            <text:p><text:s/>- </text:p>
          </table:table-cell>
          <table:table-cell table:number-columns-repeated="9"/>
          <table:table-cell office:value-type="float" office:value="2.725">
            <text:p>2.725</text:p>
          </table:table-cell>
          <table:table-cell office:value-type="float" office:value="2.94">
            <text:p>2.94</text:p>
          </table:table-cell>
          <table:table-cell table:formula="of:=[.X138]*[.$Z$3]" office:value-type="float" office:value="0.1158125">
            <text:p>0.1158125</text:p>
          </table:table-cell>
          <table:table-cell table:formula="of:=+[.Y138]-[.X138]" office:value-type="float" office:value="0.215">
            <text:p>0.215</text:p>
          </table:table-cell>
          <table:table-cell table:style-name="ce55" table:formula="of:=IF(([.$AA138]-[.$Z138]-[.$AB$3])/2&lt;[.$AB$3];[.$AB$3];([.$AA138]-[.$Z138]-[.$AB$3])/2)" office:value-type="float" office:value="0.05">
            <text:p><text:s/>$0.050 </text:p>
          </table:table-cell>
          <table:table-cell table:style-name="ce55" table:formula="of:=IF([.AA138]&gt;[.Z138];([.AA138]-[.Z138]);0)" office:value-type="float" office:value="0.0991874999999999">
            <text:p><text:s/>$0.099 </text:p>
          </table:table-cell>
          <table:table-cell table:style-name="ce57" table:formula="of:=+[.AC138]-[.AB138]" office:value-type="float" office:value="0.0491874999999998">
            <text:p><text:s/>$0.049 </text:p>
          </table:table-cell>
          <table:table-cell table:style-name="ce6" table:formula="of:=10000*[.AD138]" office:value-type="float" office:value="491.874999999998">
            <text:p><text:s/>$492 </text:p>
          </table:table-cell>
          <table:table-cell/>
          <table:table-cell table:style-name="ce6" table:formula="of:=5000*([.AC138])" office:value-type="float" office:value="495.937499999999">
            <text:p><text:s/>$496 </text:p>
          </table:table-cell>
          <table:table-cell table:number-columns-repeated="223"/>
        </table:table-row>
        <table:table-row table:style-name="ro2">
          <table:table-cell table:style-name="ce11" table:formula="of:=DATE(YEAR([.A138]+31);MONTH([.A138]+31);1)" office:value-type="date" office:date-value="2011-06-01">
            <text:p>1-Jun-11</text:p>
          </table:table-cell>
          <table:table-cell table:formula="of:=IF([.A139]&gt;=[.$A$3];IF([.A139]&lt;=[.$A$4];1;0);0)*([.A140]-[.A139])" office:value-type="float" office:value="0">
            <text:p>0</text:p>
          </table:table-cell>
          <table:table-cell table:style-name="ce13"/>
          <table:table-cell table:formula="of:=VLOOKUP(YEAR([.$A139]);Spreads;2)+[.D127]" office:value-type="float" office:value="3.648">
            <text:p>3.648</text:p>
          </table:table-cell>
          <table:table-cell table:style-name="ce18"/>
          <table:table-cell table:style-name="ce4" table:formula="of:=[.$G$3]*[.B139]" office:value-type="float" office:value="0">
            <text:p><text:s/>- </text:p>
          </table:table-cell>
          <table:table-cell table:style-name="ce21" office:value-type="float" office:value="0.453894784926548">
            <text:p>0.4539 </text:p>
          </table:table-cell>
          <table:table-cell table:style-name="ce26" table:formula="of:=[.H127]+0.01" office:value-type="float" office:value="0.2">
            <text:p>0.2000 </text:p>
          </table:table-cell>
          <table:table-cell table:formula="of:=IF([.E139]=0;[.D139];[.E139])" office:value-type="float" office:value="3.648">
            <text:p>3.648</text:p>
          </table:table-cell>
          <table:table-cell table:formula="of:=IF([.$I$4]=0;[.H139];([.I139]+[.H139]))" office:value-type="float" office:value="0.2">
            <text:p>0.2</text:p>
          </table:table-cell>
          <table:table-cell table:formula="of:=IF([.$K$5]=&quot;OK&quot;;(([.I139]*[.$I$5])+([.J139]*[.$J$5]));&quot;*******&quot;)" office:value-type="float" office:value="0.2">
            <text:p>0.2</text:p>
          </table:table-cell>
          <table:table-cell/>
          <table:table-cell table:style-name="ce6" table:formula="of:=[.F139]*[.G139]*[.K139]" office:value-type="float" office:value="0">
            <text:p><text:s/>$- </text:p>
          </table:table-cell>
          <table:table-cell table:style-name="ce4" table:formula="of:=[.F139]*[.G139]" office:value-type="float" office:value="0">
            <text:p><text:s/>- </text:p>
          </table:table-cell>
          <table:table-cell table:number-columns-repeated="9"/>
          <table:table-cell office:value-type="float" office:value="2.805">
            <text:p>2.805</text:p>
          </table:table-cell>
          <table:table-cell office:value-type="float" office:value="2.97">
            <text:p>2.97</text:p>
          </table:table-cell>
          <table:table-cell table:formula="of:=[.X139]*[.$Z$3]" office:value-type="float" office:value="0.1192125">
            <text:p>0.1192125</text:p>
          </table:table-cell>
          <table:table-cell table:formula="of:=+[.Y139]-[.X139]" office:value-type="float" office:value="0.165">
            <text:p>0.165</text:p>
          </table:table-cell>
          <table:table-cell table:style-name="ce55" table:formula="of:=IF(([.$AA139]-[.$Z139]-[.$AB$3])/2&lt;[.$AB$3];[.$AB$3];([.$AA139]-[.$Z139]-[.$AB$3])/2)" office:value-type="float" office:value="0.05">
            <text:p><text:s/>$0.050 </text:p>
          </table:table-cell>
          <table:table-cell table:style-name="ce55" table:formula="of:=IF([.AA139]&gt;[.Z139];([.AA139]-[.Z139]);0)" office:value-type="float" office:value="0.0457874999999996">
            <text:p><text:s/>$0.046 </text:p>
          </table:table-cell>
          <table:table-cell table:style-name="ce57" table:formula="of:=+[.AC139]-[.AB139]" office:value-type="float" office:value="-0.00421250000000042">
            <text:p><text:s/>$(0.004)</text:p>
          </table:table-cell>
          <table:table-cell table:style-name="ce6" table:formula="of:=10000*[.AD139]" office:value-type="float" office:value="-42.1250000000042">
            <text:p><text:s/>$(42)</text:p>
          </table:table-cell>
          <table:table-cell/>
          <table:table-cell table:style-name="ce6" table:formula="of:=5000*([.AC139])" office:value-type="float" office:value="228.937499999998">
            <text:p><text:s/>$229 </text:p>
          </table:table-cell>
          <table:table-cell table:number-columns-repeated="223"/>
        </table:table-row>
        <table:table-row table:style-name="ro2">
          <table:table-cell table:style-name="ce11" table:formula="of:=DATE(YEAR([.A139]+31);MONTH([.A139]+31);1)" office:value-type="date" office:date-value="2011-07-01">
            <text:p>1-Jul-11</text:p>
          </table:table-cell>
          <table:table-cell table:formula="of:=IF([.A140]&gt;=[.$A$3];IF([.A140]&lt;=[.$A$4];1;0);0)*([.A141]-[.A140])" office:value-type="float" office:value="0">
            <text:p>0</text:p>
          </table:table-cell>
          <table:table-cell table:style-name="ce13"/>
          <table:table-cell table:formula="of:=VLOOKUP(YEAR([.$A140]);Spreads;2)+[.D128]" office:value-type="float" office:value="3.639">
            <text:p>3.639</text:p>
          </table:table-cell>
          <table:table-cell table:style-name="ce18"/>
          <table:table-cell table:style-name="ce4" table:formula="of:=[.$G$3]*[.B140]" office:value-type="float" office:value="0">
            <text:p><text:s/>- </text:p>
          </table:table-cell>
          <table:table-cell table:style-name="ce21" office:value-type="float" office:value="0.45121114278053">
            <text:p>0.4512 </text:p>
          </table:table-cell>
          <table:table-cell table:style-name="ce26" table:formula="of:=[.H128]+0.01" office:value-type="float" office:value="0.2">
            <text:p>0.2000 </text:p>
          </table:table-cell>
          <table:table-cell table:formula="of:=IF([.E140]=0;[.D140];[.E140])" office:value-type="float" office:value="3.639">
            <text:p>3.639</text:p>
          </table:table-cell>
          <table:table-cell table:formula="of:=IF([.$I$4]=0;[.H140];([.I140]+[.H140]))" office:value-type="float" office:value="0.2">
            <text:p>0.2</text:p>
          </table:table-cell>
          <table:table-cell table:formula="of:=IF([.$K$5]=&quot;OK&quot;;(([.I140]*[.$I$5])+([.J140]*[.$J$5]));&quot;*******&quot;)" office:value-type="float" office:value="0.2">
            <text:p>0.2</text:p>
          </table:table-cell>
          <table:table-cell/>
          <table:table-cell table:style-name="ce6" table:formula="of:=[.F140]*[.G140]*[.K140]" office:value-type="float" office:value="0">
            <text:p><text:s/>$- </text:p>
          </table:table-cell>
          <table:table-cell table:style-name="ce4" table:formula="of:=[.F140]*[.G140]" office:value-type="float" office:value="0">
            <text:p><text:s/>- </text:p>
          </table:table-cell>
          <table:table-cell table:number-columns-repeated="9"/>
          <table:table-cell office:value-type="float" office:value="2.8">
            <text:p>2.8</text:p>
          </table:table-cell>
          <table:table-cell office:value-type="float" office:value="2.965">
            <text:p>2.965</text:p>
          </table:table-cell>
          <table:table-cell table:formula="of:=[.X140]*[.$Z$3]" office:value-type="float" office:value="0.119">
            <text:p>0.119</text:p>
          </table:table-cell>
          <table:table-cell table:formula="of:=+[.Y140]-[.X140]" office:value-type="float" office:value="0.165">
            <text:p>0.165</text:p>
          </table:table-cell>
          <table:table-cell table:style-name="ce55" table:formula="of:=IF(([.$AA140]-[.$Z140]-[.$AB$3])/2&lt;[.$AB$3];[.$AB$3];([.$AA140]-[.$Z140]-[.$AB$3])/2)" office:value-type="float" office:value="0.05">
            <text:p><text:s/>$0.050 </text:p>
          </table:table-cell>
          <table:table-cell table:style-name="ce55" table:formula="of:=IF([.AA140]&gt;[.Z140];([.AA140]-[.Z140]);0)" office:value-type="float" office:value="0.046">
            <text:p><text:s/>$0.046 </text:p>
          </table:table-cell>
          <table:table-cell table:style-name="ce57" table:formula="of:=+[.AC140]-[.AB140]" office:value-type="float" office:value="-0.00399999999999996">
            <text:p><text:s/>$(0.004)</text:p>
          </table:table-cell>
          <table:table-cell table:style-name="ce6" table:formula="of:=10000*[.AD140]" office:value-type="float" office:value="-39.9999999999996">
            <text:p><text:s/>$(40)</text:p>
          </table:table-cell>
          <table:table-cell/>
          <table:table-cell table:style-name="ce6" table:formula="of:=5000*([.AC140])" office:value-type="float" office:value="230">
            <text:p><text:s/>$230 </text:p>
          </table:table-cell>
          <table:table-cell table:number-columns-repeated="223"/>
        </table:table-row>
        <table:table-row table:style-name="ro2">
          <table:table-cell table:style-name="ce11" table:formula="of:=DATE(YEAR([.A140]+31);MONTH([.A140]+31);1)" office:value-type="date" office:date-value="2011-08-01">
            <text:p>1-Aug-11</text:p>
          </table:table-cell>
          <table:table-cell table:formula="of:=IF([.A141]&gt;=[.$A$3];IF([.A141]&lt;=[.$A$4];1;0);0)*([.A142]-[.A141])" office:value-type="float" office:value="0">
            <text:p>0</text:p>
          </table:table-cell>
          <table:table-cell table:style-name="ce13"/>
          <table:table-cell table:formula="of:=VLOOKUP(YEAR([.$A141]);Spreads;2)+[.D129]" office:value-type="float" office:value="3.636">
            <text:p>3.636</text:p>
          </table:table-cell>
          <table:table-cell table:style-name="ce18"/>
          <table:table-cell table:style-name="ce4" table:formula="of:=[.$G$3]*[.B141]" office:value-type="float" office:value="0">
            <text:p><text:s/>- </text:p>
          </table:table-cell>
          <table:table-cell table:style-name="ce21" office:value-type="float" office:value="0.448454538864175">
            <text:p>0.4485 </text:p>
          </table:table-cell>
          <table:table-cell table:style-name="ce26" table:formula="of:=[.H129]+0.01" office:value-type="float" office:value="0.2">
            <text:p>0.2000 </text:p>
          </table:table-cell>
          <table:table-cell table:formula="of:=IF([.E141]=0;[.D141];[.E141])" office:value-type="float" office:value="3.636">
            <text:p>3.636</text:p>
          </table:table-cell>
          <table:table-cell table:formula="of:=IF([.$I$4]=0;[.H141];([.I141]+[.H141]))" office:value-type="float" office:value="0.2">
            <text:p>0.2</text:p>
          </table:table-cell>
          <table:table-cell table:formula="of:=IF([.$K$5]=&quot;OK&quot;;(([.I141]*[.$I$5])+([.J141]*[.$J$5]));&quot;*******&quot;)" office:value-type="float" office:value="0.2">
            <text:p>0.2</text:p>
          </table:table-cell>
          <table:table-cell/>
          <table:table-cell table:style-name="ce6" table:formula="of:=[.F141]*[.G141]*[.K141]" office:value-type="float" office:value="0">
            <text:p><text:s/>$- </text:p>
          </table:table-cell>
          <table:table-cell table:style-name="ce4" table:formula="of:=[.F141]*[.G141]" office:value-type="float" office:value="0">
            <text:p><text:s/>- </text:p>
          </table:table-cell>
          <table:table-cell table:number-columns-repeated="9"/>
          <table:table-cell office:value-type="float" office:value="2.8">
            <text:p>2.8</text:p>
          </table:table-cell>
          <table:table-cell office:value-type="float" office:value="2.905">
            <text:p>2.905</text:p>
          </table:table-cell>
          <table:table-cell table:formula="of:=[.X141]*[.$Z$3]" office:value-type="float" office:value="0.119">
            <text:p>0.119</text:p>
          </table:table-cell>
          <table:table-cell table:formula="of:=+[.Y141]-[.X141]" office:value-type="float" office:value="0.105">
            <text:p>0.105</text:p>
          </table:table-cell>
          <table:table-cell table:style-name="ce55" table:formula="of:=IF(([.$AA141]-[.$Z141]-[.$AB$3])/2&lt;[.$AB$3];[.$AB$3];([.$AA141]-[.$Z141]-[.$AB$3])/2)" office:value-type="float" office:value="0.05">
            <text:p><text:s/>$0.050 </text:p>
          </table:table-cell>
          <table:table-cell table:style-name="ce55" table:formula="of:=IF([.AA141]&gt;[.Z141];([.AA141]-[.Z141]);0)" office:value-type="float" office:value="0">
            <text:p><text:s/>$- </text:p>
          </table:table-cell>
          <table:table-cell table:style-name="ce57" table:formula="of:=+[.AC141]-[.AB141]" office:value-type="float" office:value="-0.05">
            <text:p><text:s/>$(0.050)</text:p>
          </table:table-cell>
          <table:table-cell table:style-name="ce6" table:formula="of:=10000*[.AD141]" office:value-type="float" office:value="-500">
            <text:p><text:s/>$(500)</text:p>
          </table:table-cell>
          <table:table-cell/>
          <table:table-cell table:style-name="ce6" table:formula="of:=5000*([.AC141])" office:value-type="float" office:value="0">
            <text:p><text:s/>$- </text:p>
          </table:table-cell>
          <table:table-cell table:number-columns-repeated="223"/>
        </table:table-row>
        <table:table-row table:style-name="ro2">
          <table:table-cell table:style-name="ce11" table:formula="of:=DATE(YEAR([.A141]+31);MONTH([.A141]+31);1)" office:value-type="date" office:date-value="2011-09-01">
            <text:p>1-Sep-11</text:p>
          </table:table-cell>
          <table:table-cell table:formula="of:=IF([.A142]&gt;=[.$A$3];IF([.A142]&lt;=[.$A$4];1;0);0)*([.A143]-[.A142])" office:value-type="float" office:value="0">
            <text:p>0</text:p>
          </table:table-cell>
          <table:table-cell table:style-name="ce13"/>
          <table:table-cell table:formula="of:=VLOOKUP(YEAR([.$A142]);Spreads;2)+[.D130]" office:value-type="float" office:value="3.623">
            <text:p>3.623</text:p>
          </table:table-cell>
          <table:table-cell table:style-name="ce18"/>
          <table:table-cell table:style-name="ce4" table:formula="of:=[.$G$3]*[.B142]" office:value-type="float" office:value="0">
            <text:p><text:s/>- </text:p>
          </table:table-cell>
          <table:table-cell table:style-name="ce21" office:value-type="float" office:value="0.445714599136328">
            <text:p>0.4457 </text:p>
          </table:table-cell>
          <table:table-cell table:style-name="ce26" table:formula="of:=[.H130]+0.01" office:value-type="float" office:value="0.2">
            <text:p>0.2000 </text:p>
          </table:table-cell>
          <table:table-cell table:formula="of:=IF([.E142]=0;[.D142];[.E142])" office:value-type="float" office:value="3.623">
            <text:p>3.623</text:p>
          </table:table-cell>
          <table:table-cell table:formula="of:=IF([.$I$4]=0;[.H142];([.I142]+[.H142]))" office:value-type="float" office:value="0.2">
            <text:p>0.2</text:p>
          </table:table-cell>
          <table:table-cell table:formula="of:=IF([.$K$5]=&quot;OK&quot;;(([.I142]*[.$I$5])+([.J142]*[.$J$5]));&quot;*******&quot;)" office:value-type="float" office:value="0.2">
            <text:p>0.2</text:p>
          </table:table-cell>
          <table:table-cell/>
          <table:table-cell table:style-name="ce6" table:formula="of:=[.F142]*[.G142]*[.K142]" office:value-type="float" office:value="0">
            <text:p><text:s/>$- </text:p>
          </table:table-cell>
          <table:table-cell table:style-name="ce4" table:formula="of:=[.F142]*[.G142]" office:value-type="float" office:value="0">
            <text:p><text:s/>- </text:p>
          </table:table-cell>
          <table:table-cell table:number-columns-repeated="9"/>
          <table:table-cell office:value-type="float" office:value="2.8">
            <text:p>2.8</text:p>
          </table:table-cell>
          <table:table-cell office:value-type="float" office:value="2.995">
            <text:p>2.995</text:p>
          </table:table-cell>
          <table:table-cell table:formula="of:=[.X142]*[.$Z$3]" office:value-type="float" office:value="0.119">
            <text:p>0.119</text:p>
          </table:table-cell>
          <table:table-cell table:formula="of:=+[.Y142]-[.X142]" office:value-type="float" office:value="0.195">
            <text:p>0.195</text:p>
          </table:table-cell>
          <table:table-cell table:style-name="ce55" table:formula="of:=IF(([.$AA142]-[.$Z142]-[.$AB$3])/2&lt;[.$AB$3];[.$AB$3];([.$AA142]-[.$Z142]-[.$AB$3])/2)" office:value-type="float" office:value="0.05">
            <text:p><text:s/>$0.050 </text:p>
          </table:table-cell>
          <table:table-cell table:style-name="ce55" table:formula="of:=IF([.AA142]&gt;[.Z142];([.AA142]-[.Z142]);0)" office:value-type="float" office:value="0.0760000000000003">
            <text:p><text:s/>$0.076 </text:p>
          </table:table-cell>
          <table:table-cell table:style-name="ce57" table:formula="of:=+[.AC142]-[.AB142]" office:value-type="float" office:value="0.0260000000000003">
            <text:p><text:s/>$0.026 </text:p>
          </table:table-cell>
          <table:table-cell table:style-name="ce6" table:formula="of:=10000*[.AD142]" office:value-type="float" office:value="260.000000000003">
            <text:p><text:s/>$260 </text:p>
          </table:table-cell>
          <table:table-cell/>
          <table:table-cell table:style-name="ce6" table:formula="of:=5000*([.AC142])" office:value-type="float" office:value="380.000000000001">
            <text:p><text:s/>$380 </text:p>
          </table:table-cell>
          <table:table-cell table:number-columns-repeated="223"/>
        </table:table-row>
        <table:table-row table:style-name="ro2">
          <table:table-cell table:style-name="ce11" table:formula="of:=DATE(YEAR([.A142]+31);MONTH([.A142]+31);1)" office:value-type="date" office:date-value="2011-10-01">
            <text:p>1-Oct-11</text:p>
          </table:table-cell>
          <table:table-cell table:formula="of:=IF([.A143]&gt;=[.$A$3];IF([.A143]&lt;=[.$A$4];1;0);0)*([.A144]-[.A143])" office:value-type="float" office:value="0">
            <text:p>0</text:p>
          </table:table-cell>
          <table:table-cell table:style-name="ce13"/>
          <table:table-cell table:formula="of:=VLOOKUP(YEAR([.$A143]);Spreads;2)+[.D131]" office:value-type="float" office:value="3.641">
            <text:p>3.641</text:p>
          </table:table-cell>
          <table:table-cell table:style-name="ce18"/>
          <table:table-cell table:style-name="ce4" table:formula="of:=[.$G$3]*[.B143]" office:value-type="float" office:value="0">
            <text:p><text:s/>- </text:p>
          </table:table-cell>
          <table:table-cell table:style-name="ce21" office:value-type="float" office:value="0.443078817227617">
            <text:p>0.4431 </text:p>
          </table:table-cell>
          <table:table-cell table:style-name="ce26" table:formula="of:=[.H131]+0.01" office:value-type="float" office:value="0.2">
            <text:p>0.2000 </text:p>
          </table:table-cell>
          <table:table-cell table:formula="of:=IF([.E143]=0;[.D143];[.E143])" office:value-type="float" office:value="3.641">
            <text:p>3.641</text:p>
          </table:table-cell>
          <table:table-cell table:formula="of:=IF([.$I$4]=0;[.H143];([.I143]+[.H143]))" office:value-type="float" office:value="0.2">
            <text:p>0.2</text:p>
          </table:table-cell>
          <table:table-cell table:formula="of:=IF([.$K$5]=&quot;OK&quot;;(([.I143]*[.$I$5])+([.J143]*[.$J$5]));&quot;*******&quot;)" office:value-type="float" office:value="0.2">
            <text:p>0.2</text:p>
          </table:table-cell>
          <table:table-cell/>
          <table:table-cell table:style-name="ce6" table:formula="of:=[.F143]*[.G143]*[.K143]" office:value-type="float" office:value="0">
            <text:p><text:s/>$- </text:p>
          </table:table-cell>
          <table:table-cell table:style-name="ce4" table:formula="of:=[.F143]*[.G143]" office:value-type="float" office:value="0">
            <text:p><text:s/>- </text:p>
          </table:table-cell>
          <table:table-cell table:number-columns-repeated="9"/>
          <table:table-cell office:value-type="float" office:value="2.77">
            <text:p>2.77</text:p>
          </table:table-cell>
          <table:table-cell office:value-type="float" office:value="2.97">
            <text:p>2.97</text:p>
          </table:table-cell>
          <table:table-cell table:formula="of:=[.X143]*[.$Z$3]" office:value-type="float" office:value="0.117725">
            <text:p>0.117725</text:p>
          </table:table-cell>
          <table:table-cell table:formula="of:=+[.Y143]-[.X143]" office:value-type="float" office:value="0.2">
            <text:p>0.2</text:p>
          </table:table-cell>
          <table:table-cell table:style-name="ce55" table:formula="of:=IF(([.$AA143]-[.$Z143]-[.$AB$3])/2&lt;[.$AB$3];[.$AB$3];([.$AA143]-[.$Z143]-[.$AB$3])/2)" office:value-type="float" office:value="0.05">
            <text:p><text:s/>$0.050 </text:p>
          </table:table-cell>
          <table:table-cell table:style-name="ce55" table:formula="of:=IF([.AA143]&gt;[.Z143];([.AA143]-[.Z143]);0)" office:value-type="float" office:value="0.0822749999999997">
            <text:p><text:s/>$0.082 </text:p>
          </table:table-cell>
          <table:table-cell table:style-name="ce57" table:formula="of:=+[.AC143]-[.AB143]" office:value-type="float" office:value="0.0322749999999997">
            <text:p><text:s/>$0.032 </text:p>
          </table:table-cell>
          <table:table-cell table:style-name="ce6" table:formula="of:=10000*[.AD143]" office:value-type="float" office:value="322.749999999997">
            <text:p><text:s/>$323 </text:p>
          </table:table-cell>
          <table:table-cell/>
          <table:table-cell table:style-name="ce6" table:formula="of:=5000*([.AC143])" office:value-type="float" office:value="411.374999999999">
            <text:p><text:s/>$411 </text:p>
          </table:table-cell>
          <table:table-cell table:number-columns-repeated="223"/>
        </table:table-row>
        <table:table-row table:style-name="ro2">
          <table:table-cell table:style-name="ce11" table:formula="of:=DATE(YEAR([.A143]+31);MONTH([.A143]+31);1)" office:value-type="date" office:date-value="2011-11-01">
            <text:p>1-Nov-11</text:p>
          </table:table-cell>
          <table:table-cell table:formula="of:=IF([.A144]&gt;=[.$A$3];IF([.A144]&lt;=[.$A$4];1;0);0)*([.A145]-[.A144])" office:value-type="float" office:value="0">
            <text:p>0</text:p>
          </table:table-cell>
          <table:table-cell table:style-name="ce13"/>
          <table:table-cell table:formula="of:=VLOOKUP(YEAR([.$A144]);Spreads;2)+[.D132]" office:value-type="float" office:value="3.739">
            <text:p>3.739</text:p>
          </table:table-cell>
          <table:table-cell table:style-name="ce18"/>
          <table:table-cell table:style-name="ce4" table:formula="of:=[.$G$3]*[.B144]" office:value-type="float" office:value="0">
            <text:p><text:s/>- </text:p>
          </table:table-cell>
          <table:table-cell table:style-name="ce21" office:value-type="float" office:value="0.440371377923875">
            <text:p>0.4404 </text:p>
          </table:table-cell>
          <table:table-cell table:style-name="ce26" table:formula="of:=[.H132]+0.01" office:value-type="float" office:value="0.325">
            <text:p>0.3250 </text:p>
          </table:table-cell>
          <table:table-cell table:formula="of:=IF([.E144]=0;[.D144];[.E144])" office:value-type="float" office:value="3.739">
            <text:p>3.739</text:p>
          </table:table-cell>
          <table:table-cell table:formula="of:=IF([.$I$4]=0;[.H144];([.I144]+[.H144]))" office:value-type="float" office:value="0.325">
            <text:p>0.325</text:p>
          </table:table-cell>
          <table:table-cell table:formula="of:=IF([.$K$5]=&quot;OK&quot;;(([.I144]*[.$I$5])+([.J144]*[.$J$5]));&quot;*******&quot;)" office:value-type="float" office:value="0.325">
            <text:p>0.325</text:p>
          </table:table-cell>
          <table:table-cell/>
          <table:table-cell table:style-name="ce6" table:formula="of:=[.F144]*[.G144]*[.K144]" office:value-type="float" office:value="0">
            <text:p><text:s/>$- </text:p>
          </table:table-cell>
          <table:table-cell table:style-name="ce4" table:formula="of:=[.F144]*[.G144]" office:value-type="float" office:value="0">
            <text:p><text:s/>- </text:p>
          </table:table-cell>
          <table:table-cell table:number-columns-repeated="9"/>
          <table:table-cell office:value-type="float" office:value="2.77">
            <text:p>2.77</text:p>
          </table:table-cell>
          <table:table-cell office:value-type="float" office:value="2.97">
            <text:p>2.97</text:p>
          </table:table-cell>
          <table:table-cell table:formula="of:=[.X144]*[.$Z$3]" office:value-type="float" office:value="0.117725">
            <text:p>0.117725</text:p>
          </table:table-cell>
          <table:table-cell table:formula="of:=+[.Y144]-[.X144]" office:value-type="float" office:value="0.2">
            <text:p>0.2</text:p>
          </table:table-cell>
          <table:table-cell table:style-name="ce55" table:formula="of:=IF(([.$AA144]-[.$Z144]-[.$AB$3])/2&lt;[.$AB$3];[.$AB$3];([.$AA144]-[.$Z144]-[.$AB$3])/2)" office:value-type="float" office:value="0.05">
            <text:p><text:s/>$0.050 </text:p>
          </table:table-cell>
          <table:table-cell table:style-name="ce55" table:formula="of:=IF([.AA144]&gt;[.Z144];([.AA144]-[.Z144]);0)" office:value-type="float" office:value="0.0822749999999997">
            <text:p><text:s/>$0.082 </text:p>
          </table:table-cell>
          <table:table-cell table:style-name="ce57" table:formula="of:=+[.AC144]-[.AB144]" office:value-type="float" office:value="0.0322749999999997">
            <text:p><text:s/>$0.032 </text:p>
          </table:table-cell>
          <table:table-cell table:style-name="ce6" table:formula="of:=10000*[.AD144]" office:value-type="float" office:value="322.749999999997">
            <text:p><text:s/>$323 </text:p>
          </table:table-cell>
          <table:table-cell/>
          <table:table-cell table:style-name="ce6" table:formula="of:=5000*([.AC144])" office:value-type="float" office:value="411.374999999999">
            <text:p><text:s/>$411 </text:p>
          </table:table-cell>
          <table:table-cell table:number-columns-repeated="223"/>
        </table:table-row>
        <table:table-row table:style-name="ro2">
          <table:table-cell table:style-name="ce11" table:formula="of:=DATE(YEAR([.A144]+31);MONTH([.A144]+31);1)" office:value-type="date" office:date-value="2011-12-01">
            <text:p>1-Dec-11</text:p>
          </table:table-cell>
          <table:table-cell table:formula="of:=IF([.A145]&gt;=[.$A$3];IF([.A145]&lt;=[.$A$4];1;0);0)*([.A146]-[.A145])" office:value-type="float" office:value="0">
            <text:p>0</text:p>
          </table:table-cell>
          <table:table-cell table:style-name="ce13"/>
          <table:table-cell table:formula="of:=VLOOKUP(YEAR([.$A145]);Spreads;2)+[.D133]" office:value-type="float" office:value="3.839">
            <text:p>3.839</text:p>
          </table:table-cell>
          <table:table-cell table:style-name="ce18"/>
          <table:table-cell table:style-name="ce4" table:formula="of:=[.$G$3]*[.B145]" office:value-type="float" office:value="0">
            <text:p><text:s/>- </text:p>
          </table:table-cell>
          <table:table-cell table:style-name="ce21" office:value-type="float" office:value="0.437766862969868">
            <text:p>0.4378 </text:p>
          </table:table-cell>
          <table:table-cell table:style-name="ce26" table:formula="of:=[.H133]+0.01" office:value-type="float" office:value="0.325">
            <text:p>0.3250 </text:p>
          </table:table-cell>
          <table:table-cell table:formula="of:=IF([.E145]=0;[.D145];[.E145])" office:value-type="float" office:value="3.839">
            <text:p>3.839</text:p>
          </table:table-cell>
          <table:table-cell table:formula="of:=IF([.$I$4]=0;[.H145];([.I145]+[.H145]))" office:value-type="float" office:value="0.325">
            <text:p>0.325</text:p>
          </table:table-cell>
          <table:table-cell table:formula="of:=IF([.$K$5]=&quot;OK&quot;;(([.I145]*[.$I$5])+([.J145]*[.$J$5]));&quot;*******&quot;)" office:value-type="float" office:value="0.325">
            <text:p>0.325</text:p>
          </table:table-cell>
          <table:table-cell/>
          <table:table-cell table:style-name="ce6" table:formula="of:=[.F145]*[.G145]*[.K145]" office:value-type="float" office:value="0">
            <text:p><text:s/>$- </text:p>
          </table:table-cell>
          <table:table-cell table:style-name="ce4" table:formula="of:=[.F145]*[.G145]" office:value-type="float" office:value="0">
            <text:p><text:s/>- </text:p>
          </table:table-cell>
          <table:table-cell table:number-columns-repeated="9"/>
          <table:table-cell office:value-type="float" office:value="2.77">
            <text:p>2.77</text:p>
          </table:table-cell>
          <table:table-cell office:value-type="float" office:value="2.97">
            <text:p>2.97</text:p>
          </table:table-cell>
          <table:table-cell table:formula="of:=[.X145]*[.$Z$3]" office:value-type="float" office:value="0.117725">
            <text:p>0.117725</text:p>
          </table:table-cell>
          <table:table-cell table:formula="of:=+[.Y145]-[.X145]" office:value-type="float" office:value="0.2">
            <text:p>0.2</text:p>
          </table:table-cell>
          <table:table-cell table:style-name="ce55" table:formula="of:=IF(([.$AA145]-[.$Z145]-[.$AB$3])/2&lt;[.$AB$3];[.$AB$3];([.$AA145]-[.$Z145]-[.$AB$3])/2)" office:value-type="float" office:value="0.05">
            <text:p><text:s/>$0.050 </text:p>
          </table:table-cell>
          <table:table-cell table:style-name="ce55" table:formula="of:=IF([.AA145]&gt;[.Z145];([.AA145]-[.Z145]);0)" office:value-type="float" office:value="0.0822749999999997">
            <text:p><text:s/>$0.082 </text:p>
          </table:table-cell>
          <table:table-cell table:style-name="ce57" table:formula="of:=+[.AC145]-[.AB145]" office:value-type="float" office:value="0.0322749999999997">
            <text:p><text:s/>$0.032 </text:p>
          </table:table-cell>
          <table:table-cell table:style-name="ce6" table:formula="of:=10000*[.AD145]" office:value-type="float" office:value="322.749999999997">
            <text:p><text:s/>$323 </text:p>
          </table:table-cell>
          <table:table-cell/>
          <table:table-cell table:style-name="ce6" table:formula="of:=5000*([.AC145])" office:value-type="float" office:value="411.374999999999">
            <text:p><text:s/>$411 </text:p>
          </table:table-cell>
          <table:table-cell table:number-columns-repeated="223"/>
        </table:table-row>
        <table:table-row table:style-name="ro2">
          <table:table-cell table:style-name="ce11" table:formula="of:=DATE(YEAR([.A145]+31);MONTH([.A145]+31);1)" office:value-type="date" office:date-value="2012-01-01">
            <text:p>1-Jan-12</text:p>
          </table:table-cell>
          <table:table-cell table:formula="of:=IF([.A146]&gt;=[.$A$3];IF([.A146]&lt;=[.$A$4];1;0);0)*([.A147]-[.A146])" office:value-type="float" office:value="0">
            <text:p>0</text:p>
          </table:table-cell>
          <table:table-cell table:style-name="ce13"/>
          <table:table-cell table:formula="of:=VLOOKUP(YEAR([.$A146]);Spreads;2)+[.D134]" office:value-type="float" office:value="3.637">
            <text:p>3.637</text:p>
          </table:table-cell>
          <table:table-cell table:style-name="ce18"/>
          <table:table-cell table:style-name="ce4" table:formula="of:=[.$G$3]*[.B146]" office:value-type="float" office:value="0">
            <text:p><text:s/>- </text:p>
          </table:table-cell>
          <table:table-cell table:style-name="ce21" office:value-type="float" office:value="0.435091542733781">
            <text:p>0.4351 </text:p>
          </table:table-cell>
          <table:table-cell table:style-name="ce26" table:formula="of:=[.H134]+0.01" office:value-type="float" office:value="0.325">
            <text:p>0.3250 </text:p>
          </table:table-cell>
          <table:table-cell table:formula="of:=IF([.E146]=0;[.D146];[.E146])" office:value-type="float" office:value="3.637">
            <text:p>3.637</text:p>
          </table:table-cell>
          <table:table-cell table:formula="of:=IF([.$I$4]=0;[.H146];([.I146]+[.H146]))" office:value-type="float" office:value="0.325">
            <text:p>0.325</text:p>
          </table:table-cell>
          <table:table-cell table:formula="of:=IF([.$K$5]=&quot;OK&quot;;(([.I146]*[.$I$5])+([.J146]*[.$J$5]));&quot;*******&quot;)" office:value-type="float" office:value="0.325">
            <text:p>0.325</text:p>
          </table:table-cell>
          <table:table-cell/>
          <table:table-cell table:style-name="ce6" table:formula="of:=[.F146]*[.G146]*[.K146]" office:value-type="float" office:value="0">
            <text:p><text:s/>$- </text:p>
          </table:table-cell>
          <table:table-cell table:style-name="ce4" table:formula="of:=[.F146]*[.G146]" office:value-type="float" office:value="0">
            <text:p><text:s/>- </text:p>
          </table:table-cell>
          <table:table-cell table:number-columns-repeated="9"/>
          <table:table-cell office:value-type="float" office:value="2.735">
            <text:p>2.735</text:p>
          </table:table-cell>
          <table:table-cell office:value-type="float" office:value="2.9">
            <text:p>2.9</text:p>
          </table:table-cell>
          <table:table-cell table:formula="of:=[.X146]*[.$Z$3]" office:value-type="float" office:value="0.1162375">
            <text:p>0.1162375</text:p>
          </table:table-cell>
          <table:table-cell table:formula="of:=+[.Y146]-[.X146]" office:value-type="float" office:value="0.165">
            <text:p>0.165</text:p>
          </table:table-cell>
          <table:table-cell table:style-name="ce55" table:formula="of:=IF(([.$AA146]-[.$Z146]-[.$AB$3])/2&lt;[.$AB$3];[.$AB$3];([.$AA146]-[.$Z146]-[.$AB$3])/2)" office:value-type="float" office:value="0.05">
            <text:p><text:s/>$0.050 </text:p>
          </table:table-cell>
          <table:table-cell table:style-name="ce55" table:formula="of:=IF([.AA146]&gt;[.Z146];([.AA146]-[.Z146]);0)" office:value-type="float" office:value="0.0487625">
            <text:p><text:s/>$0.049 </text:p>
          </table:table-cell>
          <table:table-cell table:style-name="ce57" table:formula="of:=+[.AC146]-[.AB146]" office:value-type="float" office:value="-0.00123749999999997">
            <text:p><text:s/>$(0.001)</text:p>
          </table:table-cell>
          <table:table-cell table:style-name="ce6" table:formula="of:=10000*[.AD146]" office:value-type="float" office:value="-12.3749999999997">
            <text:p><text:s/>$(12)</text:p>
          </table:table-cell>
          <table:table-cell/>
          <table:table-cell table:style-name="ce6" table:formula="of:=5000*([.AC146])" office:value-type="float" office:value="243.8125">
            <text:p><text:s/>$244 </text:p>
          </table:table-cell>
          <table:table-cell table:number-columns-repeated="223"/>
        </table:table-row>
        <table:table-row table:style-name="ro2">
          <table:table-cell table:style-name="ce11" table:formula="of:=DATE(YEAR([.A146]+31);MONTH([.A146]+31);1)" office:value-type="date" office:date-value="2012-02-01">
            <text:p>1-Feb-12</text:p>
          </table:table-cell>
          <table:table-cell table:formula="of:=IF([.A147]&gt;=[.$A$3];IF([.A147]&lt;=[.$A$4];1;0);0)*([.A148]-[.A147])" office:value-type="float" office:value="0">
            <text:p>0</text:p>
          </table:table-cell>
          <table:table-cell table:style-name="ce13"/>
          <table:table-cell table:formula="of:=VLOOKUP(YEAR([.$A147]);Spreads;2)+[.D135]" office:value-type="float" office:value="3.774">
            <text:p>3.774</text:p>
          </table:table-cell>
          <table:table-cell table:style-name="ce18"/>
          <table:table-cell table:style-name="ce4" table:formula="of:=[.$G$3]*[.B147]" office:value-type="float" office:value="0">
            <text:p><text:s/>- </text:p>
          </table:table-cell>
          <table:table-cell table:style-name="ce21" office:value-type="float" office:value="0.432432400574997">
            <text:p>0.4324 </text:p>
          </table:table-cell>
          <table:table-cell table:style-name="ce26" table:formula="of:=[.H135]+0.01" office:value-type="float" office:value="0.325">
            <text:p>0.3250 </text:p>
          </table:table-cell>
          <table:table-cell table:formula="of:=IF([.E147]=0;[.D147];[.E147])" office:value-type="float" office:value="3.774">
            <text:p>3.774</text:p>
          </table:table-cell>
          <table:table-cell table:formula="of:=IF([.$I$4]=0;[.H147];([.I147]+[.H147]))" office:value-type="float" office:value="0.325">
            <text:p>0.325</text:p>
          </table:table-cell>
          <table:table-cell table:formula="of:=IF([.$K$5]=&quot;OK&quot;;(([.I147]*[.$I$5])+([.J147]*[.$J$5]));&quot;*******&quot;)" office:value-type="float" office:value="0.325">
            <text:p>0.325</text:p>
          </table:table-cell>
          <table:table-cell/>
          <table:table-cell table:style-name="ce6" table:formula="of:=[.F147]*[.G147]*[.K147]" office:value-type="float" office:value="0">
            <text:p><text:s/>$- </text:p>
          </table:table-cell>
          <table:table-cell table:style-name="ce4" table:formula="of:=[.F147]*[.G147]" office:value-type="float" office:value="0">
            <text:p><text:s/>- </text:p>
          </table:table-cell>
          <table:table-cell table:number-columns-repeated="9"/>
          <table:table-cell office:value-type="float" office:value="2.71">
            <text:p>2.71</text:p>
          </table:table-cell>
          <table:table-cell office:value-type="float" office:value="2.91">
            <text:p>2.91</text:p>
          </table:table-cell>
          <table:table-cell table:formula="of:=[.X147]*[.$Z$3]" office:value-type="float" office:value="0.115175">
            <text:p>0.115175</text:p>
          </table:table-cell>
          <table:table-cell table:formula="of:=+[.Y147]-[.X147]" office:value-type="float" office:value="0.2">
            <text:p>0.2</text:p>
          </table:table-cell>
          <table:table-cell table:style-name="ce55" table:formula="of:=IF(([.$AA147]-[.$Z147]-[.$AB$3])/2&lt;[.$AB$3];[.$AB$3];([.$AA147]-[.$Z147]-[.$AB$3])/2)" office:value-type="float" office:value="0.05">
            <text:p><text:s/>$0.050 </text:p>
          </table:table-cell>
          <table:table-cell table:style-name="ce55" table:formula="of:=IF([.AA147]&gt;[.Z147];([.AA147]-[.Z147]);0)" office:value-type="float" office:value="0.0848250000000002">
            <text:p><text:s/>$0.085 </text:p>
          </table:table-cell>
          <table:table-cell table:style-name="ce57" table:formula="of:=+[.AC147]-[.AB147]" office:value-type="float" office:value="0.0348250000000002">
            <text:p><text:s/>$0.035 </text:p>
          </table:table-cell>
          <table:table-cell table:style-name="ce6" table:formula="of:=10000*[.AD147]" office:value-type="float" office:value="348.250000000002">
            <text:p><text:s/>$348 </text:p>
          </table:table-cell>
          <table:table-cell/>
          <table:table-cell table:style-name="ce6" table:formula="of:=5000*([.AC147])" office:value-type="float" office:value="424.125000000001">
            <text:p><text:s/>$424 </text:p>
          </table:table-cell>
          <table:table-cell table:number-columns-repeated="223"/>
        </table:table-row>
        <table:table-row table:style-name="ro2">
          <table:table-cell table:style-name="ce11" table:formula="of:=DATE(YEAR([.A147]+31);MONTH([.A147]+31);1)" office:value-type="date" office:date-value="2012-03-01">
            <text:p>1-Mar-12</text:p>
          </table:table-cell>
          <table:table-cell table:formula="of:=IF([.A148]&gt;=[.$A$3];IF([.A148]&lt;=[.$A$4];1;0);0)*([.A149]-[.A148])" office:value-type="float" office:value="0">
            <text:p>0</text:p>
          </table:table-cell>
          <table:table-cell table:style-name="ce13"/>
          <table:table-cell table:formula="of:=VLOOKUP(YEAR([.$A148]);Spreads;2)+[.D136]" office:value-type="float" office:value="3.637">
            <text:p>3.637</text:p>
          </table:table-cell>
          <table:table-cell table:style-name="ce18"/>
          <table:table-cell table:style-name="ce4" table:formula="of:=[.$G$3]*[.B148]" office:value-type="float" office:value="0">
            <text:p><text:s/>- </text:p>
          </table:table-cell>
          <table:table-cell table:style-name="ce21" office:value-type="float" office:value="0.429959376369173">
            <text:p>0.4300 </text:p>
          </table:table-cell>
          <table:table-cell table:style-name="ce26" table:formula="of:=[.H136]+0.01" office:value-type="float" office:value="0.325">
            <text:p>0.3250 </text:p>
          </table:table-cell>
          <table:table-cell table:formula="of:=IF([.E148]=0;[.D148];[.E148])" office:value-type="float" office:value="3.637">
            <text:p>3.637</text:p>
          </table:table-cell>
          <table:table-cell table:formula="of:=IF([.$I$4]=0;[.H148];([.I148]+[.H148]))" office:value-type="float" office:value="0.325">
            <text:p>0.325</text:p>
          </table:table-cell>
          <table:table-cell table:formula="of:=IF([.$K$5]=&quot;OK&quot;;(([.I148]*[.$I$5])+([.J148]*[.$J$5]));&quot;*******&quot;)" office:value-type="float" office:value="0.325">
            <text:p>0.325</text:p>
          </table:table-cell>
          <table:table-cell/>
          <table:table-cell table:style-name="ce6" table:formula="of:=[.F148]*[.G148]*[.K148]" office:value-type="float" office:value="0">
            <text:p><text:s/>$- </text:p>
          </table:table-cell>
          <table:table-cell table:style-name="ce4" table:formula="of:=[.F148]*[.G148]" office:value-type="float" office:value="0">
            <text:p><text:s/>- </text:p>
          </table:table-cell>
          <table:table-cell table:number-columns-repeated="9"/>
          <table:table-cell office:value-type="float" office:value="2.745">
            <text:p>2.745</text:p>
          </table:table-cell>
          <table:table-cell office:value-type="float" office:value="2.935">
            <text:p>2.935</text:p>
          </table:table-cell>
          <table:table-cell table:formula="of:=[.X148]*[.$Z$3]" office:value-type="float" office:value="0.1166625">
            <text:p>0.1166625</text:p>
          </table:table-cell>
          <table:table-cell table:formula="of:=+[.Y148]-[.X148]" office:value-type="float" office:value="0.19">
            <text:p>0.19</text:p>
          </table:table-cell>
          <table:table-cell table:style-name="ce55" table:formula="of:=IF(([.$AA148]-[.$Z148]-[.$AB$3])/2&lt;[.$AB$3];[.$AB$3];([.$AA148]-[.$Z148]-[.$AB$3])/2)" office:value-type="float" office:value="0.05">
            <text:p><text:s/>$0.050 </text:p>
          </table:table-cell>
          <table:table-cell table:style-name="ce55" table:formula="of:=IF([.AA148]&gt;[.Z148];([.AA148]-[.Z148]);0)" office:value-type="float" office:value="0.0733374999999999">
            <text:p><text:s/>$0.073 </text:p>
          </table:table-cell>
          <table:table-cell table:style-name="ce57" table:formula="of:=+[.AC148]-[.AB148]" office:value-type="float" office:value="0.0233374999999999">
            <text:p><text:s/>$0.023 </text:p>
          </table:table-cell>
          <table:table-cell table:style-name="ce6" table:formula="of:=10000*[.AD148]" office:value-type="float" office:value="233.374999999999">
            <text:p><text:s/>$233 </text:p>
          </table:table-cell>
          <table:table-cell/>
          <table:table-cell table:style-name="ce6" table:formula="of:=5000*([.AC148])" office:value-type="float" office:value="366.6875">
            <text:p><text:s/>$367 </text:p>
          </table:table-cell>
          <table:table-cell table:number-columns-repeated="223"/>
        </table:table-row>
        <table:table-row table:style-name="ro2">
          <table:table-cell table:style-name="ce11" table:formula="of:=DATE(YEAR([.A148]+31);MONTH([.A148]+31);1)" office:value-type="date" office:date-value="2012-04-01">
            <text:p>1-Apr-12</text:p>
          </table:table-cell>
          <table:table-cell table:formula="of:=IF([.A149]&gt;=[.$A$3];IF([.A149]&lt;=[.$A$4];1;0);0)*([.A150]-[.A149])" office:value-type="float" office:value="0">
            <text:p>0</text:p>
          </table:table-cell>
          <table:table-cell table:style-name="ce13"/>
          <table:table-cell table:formula="of:=VLOOKUP(YEAR([.$A149]);Spreads;2)+[.D137]" office:value-type="float" office:value="3.494">
            <text:p>3.494</text:p>
          </table:table-cell>
          <table:table-cell table:style-name="ce18"/>
          <table:table-cell table:style-name="ce4" table:formula="of:=[.$G$3]*[.B149]" office:value-type="float" office:value="0">
            <text:p><text:s/>- </text:p>
          </table:table-cell>
          <table:table-cell table:style-name="ce21" office:value-type="float" office:value="0.427331272218227">
            <text:p>0.4273 </text:p>
          </table:table-cell>
          <table:table-cell table:style-name="ce26" table:formula="of:=[.H137]+0.01" office:value-type="float" office:value="0.21">
            <text:p>0.2100 </text:p>
          </table:table-cell>
          <table:table-cell table:formula="of:=IF([.E149]=0;[.D149];[.E149])" office:value-type="float" office:value="3.494">
            <text:p>3.494</text:p>
          </table:table-cell>
          <table:table-cell table:formula="of:=IF([.$I$4]=0;[.H149];([.I149]+[.H149]))" office:value-type="float" office:value="0.21">
            <text:p>0.21</text:p>
          </table:table-cell>
          <table:table-cell table:formula="of:=IF([.$K$5]=&quot;OK&quot;;(([.I149]*[.$I$5])+([.J149]*[.$J$5]));&quot;*******&quot;)" office:value-type="float" office:value="0.21">
            <text:p>0.21</text:p>
          </table:table-cell>
          <table:table-cell/>
          <table:table-cell table:style-name="ce6" table:formula="of:=[.F149]*[.G149]*[.K149]" office:value-type="float" office:value="0">
            <text:p><text:s/>$- </text:p>
          </table:table-cell>
          <table:table-cell table:style-name="ce4" table:formula="of:=[.F149]*[.G149]" office:value-type="float" office:value="0">
            <text:p><text:s/>- </text:p>
          </table:table-cell>
          <table:table-cell table:number-columns-repeated="9"/>
          <table:table-cell office:value-type="float" office:value="2.725">
            <text:p>2.725</text:p>
          </table:table-cell>
          <table:table-cell office:value-type="float" office:value="2.91">
            <text:p>2.91</text:p>
          </table:table-cell>
          <table:table-cell table:formula="of:=[.X149]*[.$Z$3]" office:value-type="float" office:value="0.1158125">
            <text:p>0.1158125</text:p>
          </table:table-cell>
          <table:table-cell table:formula="of:=+[.Y149]-[.X149]" office:value-type="float" office:value="0.185">
            <text:p>0.185</text:p>
          </table:table-cell>
          <table:table-cell table:style-name="ce55" table:formula="of:=IF(([.$AA149]-[.$Z149]-[.$AB$3])/2&lt;[.$AB$3];[.$AB$3];([.$AA149]-[.$Z149]-[.$AB$3])/2)" office:value-type="float" office:value="0.05">
            <text:p><text:s/>$0.050 </text:p>
          </table:table-cell>
          <table:table-cell table:style-name="ce55" table:formula="of:=IF([.AA149]&gt;[.Z149];([.AA149]-[.Z149]);0)" office:value-type="float" office:value="0.0691875">
            <text:p><text:s/>$0.069 </text:p>
          </table:table-cell>
          <table:table-cell table:style-name="ce57" table:formula="of:=+[.AC149]-[.AB149]" office:value-type="float" office:value="0.0191875">
            <text:p><text:s/>$0.019 </text:p>
          </table:table-cell>
          <table:table-cell table:style-name="ce6" table:formula="of:=10000*[.AD149]" office:value-type="float" office:value="191.875">
            <text:p><text:s/>$192 </text:p>
          </table:table-cell>
          <table:table-cell/>
          <table:table-cell table:style-name="ce6" table:formula="of:=5000*([.AC149])" office:value-type="float" office:value="345.9375">
            <text:p><text:s/>$346 </text:p>
          </table:table-cell>
          <table:table-cell table:number-columns-repeated="223"/>
        </table:table-row>
        <table:table-row table:style-name="ro2">
          <table:table-cell table:style-name="ce11" table:formula="of:=DATE(YEAR([.A149]+31);MONTH([.A149]+31);1)" office:value-type="date" office:date-value="2012-05-01">
            <text:p>1-May-12</text:p>
          </table:table-cell>
          <table:table-cell table:formula="of:=IF([.A150]&gt;=[.$A$3];IF([.A150]&lt;=[.$A$4];1;0);0)*([.A151]-[.A150])" office:value-type="float" office:value="0">
            <text:p>0</text:p>
          </table:table-cell>
          <table:table-cell table:style-name="ce13"/>
          <table:table-cell table:formula="of:=VLOOKUP(YEAR([.$A150]);Spreads;2)+[.D138]" office:value-type="float" office:value="3.469">
            <text:p>3.469</text:p>
          </table:table-cell>
          <table:table-cell table:style-name="ce18"/>
          <table:table-cell table:style-name="ce4" table:formula="of:=[.$G$3]*[.B150]" office:value-type="float" office:value="0">
            <text:p><text:s/>- </text:p>
          </table:table-cell>
          <table:table-cell table:style-name="ce21" office:value-type="float" office:value="0.424803081352462">
            <text:p>0.4248 </text:p>
          </table:table-cell>
          <table:table-cell table:style-name="ce26" table:formula="of:=[.H138]+0.01" office:value-type="float" office:value="0.21">
            <text:p>0.2100 </text:p>
          </table:table-cell>
          <table:table-cell table:formula="of:=IF([.E150]=0;[.D150];[.E150])" office:value-type="float" office:value="3.469">
            <text:p>3.469</text:p>
          </table:table-cell>
          <table:table-cell table:formula="of:=IF([.$I$4]=0;[.H150];([.I150]+[.H150]))" office:value-type="float" office:value="0.21">
            <text:p>0.21</text:p>
          </table:table-cell>
          <table:table-cell table:formula="of:=IF([.$K$5]=&quot;OK&quot;;(([.I150]*[.$I$5])+([.J150]*[.$J$5]));&quot;*******&quot;)" office:value-type="float" office:value="0.21">
            <text:p>0.21</text:p>
          </table:table-cell>
          <table:table-cell/>
          <table:table-cell table:style-name="ce6" table:formula="of:=[.F150]*[.G150]*[.K150]" office:value-type="float" office:value="0">
            <text:p><text:s/>$- </text:p>
          </table:table-cell>
          <table:table-cell table:style-name="ce4" table:formula="of:=[.F150]*[.G150]" office:value-type="float" office:value="0">
            <text:p><text:s/>- </text:p>
          </table:table-cell>
          <table:table-cell table:number-columns-repeated="9"/>
          <table:table-cell office:value-type="float" office:value="2.76">
            <text:p>2.76</text:p>
          </table:table-cell>
          <table:table-cell office:value-type="float" office:value="2.96">
            <text:p>2.96</text:p>
          </table:table-cell>
          <table:table-cell table:formula="of:=[.X150]*[.$Z$3]" office:value-type="float" office:value="0.1173">
            <text:p>0.1173</text:p>
          </table:table-cell>
          <table:table-cell table:formula="of:=+[.Y150]-[.X150]" office:value-type="float" office:value="0.2">
            <text:p>0.2</text:p>
          </table:table-cell>
          <table:table-cell table:style-name="ce55" table:formula="of:=IF(([.$AA150]-[.$Z150]-[.$AB$3])/2&lt;[.$AB$3];[.$AB$3];([.$AA150]-[.$Z150]-[.$AB$3])/2)" office:value-type="float" office:value="0.05">
            <text:p><text:s/>$0.050 </text:p>
          </table:table-cell>
          <table:table-cell table:style-name="ce55" table:formula="of:=IF([.AA150]&gt;[.Z150];([.AA150]-[.Z150]);0)" office:value-type="float" office:value="0.0827000000000002">
            <text:p><text:s/>$0.083 </text:p>
          </table:table-cell>
          <table:table-cell table:style-name="ce57" table:formula="of:=+[.AC150]-[.AB150]" office:value-type="float" office:value="0.0327000000000002">
            <text:p><text:s/>$0.033 </text:p>
          </table:table-cell>
          <table:table-cell table:style-name="ce6" table:formula="of:=10000*[.AD150]" office:value-type="float" office:value="327.000000000002">
            <text:p><text:s/>$327 </text:p>
          </table:table-cell>
          <table:table-cell/>
          <table:table-cell table:style-name="ce6" table:formula="of:=5000*([.AC150])" office:value-type="float" office:value="413.500000000001">
            <text:p><text:s/>$414 </text:p>
          </table:table-cell>
          <table:table-cell table:number-columns-repeated="223"/>
        </table:table-row>
        <table:table-row table:style-name="ro2">
          <table:table-cell table:style-name="ce11" table:formula="of:=DATE(YEAR([.A150]+31);MONTH([.A150]+31);1)" office:value-type="date" office:date-value="2012-06-01">
            <text:p>1-Jun-12</text:p>
          </table:table-cell>
          <table:table-cell table:formula="of:=IF([.A151]&gt;=[.$A$3];IF([.A151]&lt;=[.$A$4];1;0);0)*([.A152]-[.A151])" office:value-type="float" office:value="0">
            <text:p>0</text:p>
          </table:table-cell>
          <table:table-cell table:style-name="ce13"/>
          <table:table-cell table:formula="of:=VLOOKUP(YEAR([.$A151]);Spreads;2)+[.D139]" office:value-type="float" office:value="3.7355">
            <text:p>3.7355</text:p>
          </table:table-cell>
          <table:table-cell table:style-name="ce18"/>
          <table:table-cell table:style-name="ce4" table:formula="of:=[.$G$3]*[.B151]" office:value-type="float" office:value="0">
            <text:p><text:s/>- </text:p>
          </table:table-cell>
          <table:table-cell table:style-name="ce21" office:value-type="float" office:value="0.422206165144721">
            <text:p>0.4222 </text:p>
          </table:table-cell>
          <table:table-cell table:style-name="ce26" table:formula="of:=[.H139]+0.01" office:value-type="float" office:value="0.21">
            <text:p>0.2100 </text:p>
          </table:table-cell>
          <table:table-cell table:formula="of:=IF([.E151]=0;[.D151];[.E151])" office:value-type="float" office:value="3.7355">
            <text:p>3.7355</text:p>
          </table:table-cell>
          <table:table-cell table:formula="of:=IF([.$I$4]=0;[.H151];([.I151]+[.H151]))" office:value-type="float" office:value="0.21">
            <text:p>0.21</text:p>
          </table:table-cell>
          <table:table-cell table:formula="of:=IF([.$K$5]=&quot;OK&quot;;(([.I151]*[.$I$5])+([.J151]*[.$J$5]));&quot;*******&quot;)" office:value-type="float" office:value="0.21">
            <text:p>0.21</text:p>
          </table:table-cell>
          <table:table-cell/>
          <table:table-cell table:style-name="ce6" table:formula="of:=[.F151]*[.G151]*[.K151]" office:value-type="float" office:value="0">
            <text:p><text:s/>$- </text:p>
          </table:table-cell>
          <table:table-cell table:style-name="ce4" table:formula="of:=[.F151]*[.G151]" office:value-type="float" office:value="0">
            <text:p><text:s/>- </text:p>
          </table:table-cell>
          <table:table-cell table:number-columns-repeated="9"/>
          <table:table-cell office:value-type="float" office:value="2.76">
            <text:p>2.76</text:p>
          </table:table-cell>
          <table:table-cell office:value-type="float" office:value="2.96">
            <text:p>2.96</text:p>
          </table:table-cell>
          <table:table-cell table:formula="of:=[.X151]*[.$Z$3]" office:value-type="float" office:value="0.1173">
            <text:p>0.1173</text:p>
          </table:table-cell>
          <table:table-cell table:formula="of:=+[.Y151]-[.X151]" office:value-type="float" office:value="0.2">
            <text:p>0.2</text:p>
          </table:table-cell>
          <table:table-cell table:style-name="ce55" table:formula="of:=IF(([.$AA151]-[.$Z151]-[.$AB$3])/2&lt;[.$AB$3];[.$AB$3];([.$AA151]-[.$Z151]-[.$AB$3])/2)" office:value-type="float" office:value="0.05">
            <text:p><text:s/>$0.050 </text:p>
          </table:table-cell>
          <table:table-cell table:style-name="ce55" table:formula="of:=IF([.AA151]&gt;[.Z151];([.AA151]-[.Z151]);0)" office:value-type="float" office:value="0.0827000000000002">
            <text:p><text:s/>$0.083 </text:p>
          </table:table-cell>
          <table:table-cell table:style-name="ce57" table:formula="of:=+[.AC151]-[.AB151]" office:value-type="float" office:value="0.0327000000000002">
            <text:p><text:s/>$0.033 </text:p>
          </table:table-cell>
          <table:table-cell table:style-name="ce6" table:formula="of:=10000*[.AD151]" office:value-type="float" office:value="327.000000000002">
            <text:p><text:s/>$327 </text:p>
          </table:table-cell>
          <table:table-cell/>
          <table:table-cell table:style-name="ce6" table:formula="of:=5000*([.AC151])" office:value-type="float" office:value="413.500000000001">
            <text:p><text:s/>$414 </text:p>
          </table:table-cell>
          <table:table-cell table:number-columns-repeated="223"/>
        </table:table-row>
        <table:table-row table:style-name="ro2">
          <table:table-cell table:style-name="ce11" table:formula="of:=DATE(YEAR([.A151]+31);MONTH([.A151]+31);1)" office:value-type="date" office:date-value="2012-07-01">
            <text:p>1-Jul-12</text:p>
          </table:table-cell>
          <table:table-cell table:formula="of:=IF([.A152]&gt;=[.$A$3];IF([.A152]&lt;=[.$A$4];1;0);0)*([.A153]-[.A152])" office:value-type="float" office:value="0">
            <text:p>0</text:p>
          </table:table-cell>
          <table:table-cell table:style-name="ce13"/>
          <table:table-cell table:formula="of:=VLOOKUP(YEAR([.$A152]);Spreads;2)+[.D140]" office:value-type="float" office:value="3.7265">
            <text:p>3.7265</text:p>
          </table:table-cell>
          <table:table-cell table:style-name="ce18"/>
          <table:table-cell table:style-name="ce4" table:formula="of:=[.$G$3]*[.B152]" office:value-type="float" office:value="0">
            <text:p><text:s/>- </text:p>
          </table:table-cell>
          <table:table-cell table:style-name="ce21" office:value-type="float" office:value="0.419707978482292">
            <text:p>0.4197 </text:p>
          </table:table-cell>
          <table:table-cell table:style-name="ce26" table:formula="of:=[.H140]+0.01" office:value-type="float" office:value="0.21">
            <text:p>0.2100 </text:p>
          </table:table-cell>
          <table:table-cell table:formula="of:=IF([.E152]=0;[.D152];[.E152])" office:value-type="float" office:value="3.7265">
            <text:p>3.7265</text:p>
          </table:table-cell>
          <table:table-cell table:formula="of:=IF([.$I$4]=0;[.H152];([.I152]+[.H152]))" office:value-type="float" office:value="0.21">
            <text:p>0.21</text:p>
          </table:table-cell>
          <table:table-cell table:formula="of:=IF([.$K$5]=&quot;OK&quot;;(([.I152]*[.$I$5])+([.J152]*[.$J$5]));&quot;*******&quot;)" office:value-type="float" office:value="0.21">
            <text:p>0.21</text:p>
          </table:table-cell>
          <table:table-cell/>
          <table:table-cell table:style-name="ce6" table:formula="of:=[.F152]*[.G152]*[.K152]" office:value-type="float" office:value="0">
            <text:p><text:s/>$- </text:p>
          </table:table-cell>
          <table:table-cell table:style-name="ce4" table:formula="of:=[.F152]*[.G152]" office:value-type="float" office:value="0">
            <text:p><text:s/>- </text:p>
          </table:table-cell>
          <table:table-cell table:number-columns-repeated="9"/>
          <table:table-cell office:value-type="float" office:value="2.76">
            <text:p>2.76</text:p>
          </table:table-cell>
          <table:table-cell office:value-type="float" office:value="2.96">
            <text:p>2.96</text:p>
          </table:table-cell>
          <table:table-cell table:formula="of:=[.X152]*[.$Z$3]" office:value-type="float" office:value="0.1173">
            <text:p>0.1173</text:p>
          </table:table-cell>
          <table:table-cell table:formula="of:=+[.Y152]-[.X152]" office:value-type="float" office:value="0.2">
            <text:p>0.2</text:p>
          </table:table-cell>
          <table:table-cell table:style-name="ce55" table:formula="of:=IF(([.$AA152]-[.$Z152]-[.$AB$3])/2&lt;[.$AB$3];[.$AB$3];([.$AA152]-[.$Z152]-[.$AB$3])/2)" office:value-type="float" office:value="0.05">
            <text:p><text:s/>$0.050 </text:p>
          </table:table-cell>
          <table:table-cell table:style-name="ce55" table:formula="of:=IF([.AA152]&gt;[.Z152];([.AA152]-[.Z152]);0)" office:value-type="float" office:value="0.0827000000000002">
            <text:p><text:s/>$0.083 </text:p>
          </table:table-cell>
          <table:table-cell table:style-name="ce57" table:formula="of:=+[.AC152]-[.AB152]" office:value-type="float" office:value="0.0327000000000002">
            <text:p><text:s/>$0.033 </text:p>
          </table:table-cell>
          <table:table-cell table:style-name="ce6" table:formula="of:=10000*[.AD152]" office:value-type="float" office:value="327.000000000002">
            <text:p><text:s/>$327 </text:p>
          </table:table-cell>
          <table:table-cell/>
          <table:table-cell table:style-name="ce6" table:formula="of:=5000*([.AC152])" office:value-type="float" office:value="413.500000000001">
            <text:p><text:s/>$414 </text:p>
          </table:table-cell>
          <table:table-cell table:number-columns-repeated="223"/>
        </table:table-row>
        <table:table-row table:style-name="ro2">
          <table:table-cell table:style-name="ce11" table:formula="of:=DATE(YEAR([.A152]+31);MONTH([.A152]+31);1)" office:value-type="date" office:date-value="2012-08-01">
            <text:p>1-Aug-12</text:p>
          </table:table-cell>
          <table:table-cell table:formula="of:=IF([.A153]&gt;=[.$A$3];IF([.A153]&lt;=[.$A$4];1;0);0)*([.A154]-[.A153])" office:value-type="float" office:value="0">
            <text:p>0</text:p>
          </table:table-cell>
          <table:table-cell table:style-name="ce13"/>
          <table:table-cell table:formula="of:=VLOOKUP(YEAR([.$A153]);Spreads;2)+[.D141]" office:value-type="float" office:value="3.7235">
            <text:p>3.7235</text:p>
          </table:table-cell>
          <table:table-cell table:style-name="ce18"/>
          <table:table-cell table:style-name="ce4" table:formula="of:=[.$G$3]*[.B153]" office:value-type="float" office:value="0">
            <text:p><text:s/>- </text:p>
          </table:table-cell>
          <table:table-cell table:style-name="ce21" office:value-type="float" office:value="0.417141884092758">
            <text:p>0.4171 </text:p>
          </table:table-cell>
          <table:table-cell table:style-name="ce26" table:formula="of:=[.H141]+0.01" office:value-type="float" office:value="0.21">
            <text:p>0.2100 </text:p>
          </table:table-cell>
          <table:table-cell table:formula="of:=IF([.E153]=0;[.D153];[.E153])" office:value-type="float" office:value="3.7235">
            <text:p>3.7235</text:p>
          </table:table-cell>
          <table:table-cell table:formula="of:=IF([.$I$4]=0;[.H153];([.I153]+[.H153]))" office:value-type="float" office:value="0.21">
            <text:p>0.21</text:p>
          </table:table-cell>
          <table:table-cell table:formula="of:=IF([.$K$5]=&quot;OK&quot;;(([.I153]*[.$I$5])+([.J153]*[.$J$5]));&quot;*******&quot;)" office:value-type="float" office:value="0.21">
            <text:p>0.21</text:p>
          </table:table-cell>
          <table:table-cell/>
          <table:table-cell table:style-name="ce6" table:formula="of:=[.F153]*[.G153]*[.K153]" office:value-type="float" office:value="0">
            <text:p><text:s/>$- </text:p>
          </table:table-cell>
          <table:table-cell table:style-name="ce4" table:formula="of:=[.F153]*[.G153]" office:value-type="float" office:value="0">
            <text:p><text:s/>- </text:p>
          </table:table-cell>
          <table:table-cell table:number-columns-repeated="9"/>
          <table:table-cell office:value-type="float" office:value="2.815">
            <text:p>2.815</text:p>
          </table:table-cell>
          <table:table-cell office:value-type="float" office:value="2.975">
            <text:p>2.975</text:p>
          </table:table-cell>
          <table:table-cell table:formula="of:=[.X153]*[.$Z$3]" office:value-type="float" office:value="0.1196375">
            <text:p>0.1196375</text:p>
          </table:table-cell>
          <table:table-cell table:formula="of:=+[.Y153]-[.X153]" office:value-type="float" office:value="0.16">
            <text:p>0.16</text:p>
          </table:table-cell>
          <table:table-cell table:style-name="ce55" table:formula="of:=IF(([.$AA153]-[.$Z153]-[.$AB$3])/2&lt;[.$AB$3];[.$AB$3];([.$AA153]-[.$Z153]-[.$AB$3])/2)" office:value-type="float" office:value="0.05">
            <text:p><text:s/>$0.050 </text:p>
          </table:table-cell>
          <table:table-cell table:style-name="ce55" table:formula="of:=IF([.AA153]&gt;[.Z153];([.AA153]-[.Z153]);0)" office:value-type="float" office:value="0.0403625000000001">
            <text:p><text:s/>$0.040 </text:p>
          </table:table-cell>
          <table:table-cell table:style-name="ce57" table:formula="of:=+[.AC153]-[.AB153]" office:value-type="float" office:value="-0.00963749999999987">
            <text:p><text:s/>$(0.010)</text:p>
          </table:table-cell>
          <table:table-cell table:style-name="ce6" table:formula="of:=10000*[.AD153]" office:value-type="float" office:value="-96.3749999999987">
            <text:p><text:s/>$(96)</text:p>
          </table:table-cell>
          <table:table-cell/>
          <table:table-cell table:style-name="ce6" table:formula="of:=5000*([.AC153])" office:value-type="float" office:value="201.812500000001">
            <text:p><text:s/>$202 </text:p>
          </table:table-cell>
          <table:table-cell table:number-columns-repeated="223"/>
        </table:table-row>
        <table:table-row table:style-name="ro2">
          <table:table-cell table:style-name="ce11" table:formula="of:=DATE(YEAR([.A153]+31);MONTH([.A153]+31);1)" office:value-type="date" office:date-value="2012-09-01">
            <text:p>1-Sep-12</text:p>
          </table:table-cell>
          <table:table-cell table:formula="of:=IF([.A154]&gt;=[.$A$3];IF([.A154]&lt;=[.$A$4];1;0);0)*([.A155]-[.A154])" office:value-type="float" office:value="0">
            <text:p>0</text:p>
          </table:table-cell>
          <table:table-cell table:style-name="ce13"/>
          <table:table-cell table:formula="of:=VLOOKUP(YEAR([.$A154]);Spreads;2)+[.D142]" office:value-type="float" office:value="3.7105">
            <text:p>3.7105</text:p>
          </table:table-cell>
          <table:table-cell table:style-name="ce18"/>
          <table:table-cell table:style-name="ce4" table:formula="of:=[.$G$3]*[.B154]" office:value-type="float" office:value="0">
            <text:p><text:s/>- </text:p>
          </table:table-cell>
          <table:table-cell table:style-name="ce21" office:value-type="float" office:value="0.414591314303711">
            <text:p>0.4146 </text:p>
          </table:table-cell>
          <table:table-cell table:style-name="ce26" table:formula="of:=[.H142]+0.01" office:value-type="float" office:value="0.21">
            <text:p>0.2100 </text:p>
          </table:table-cell>
          <table:table-cell table:formula="of:=IF([.E154]=0;[.D154];[.E154])" office:value-type="float" office:value="3.7105">
            <text:p>3.7105</text:p>
          </table:table-cell>
          <table:table-cell table:formula="of:=IF([.$I$4]=0;[.H154];([.I154]+[.H154]))" office:value-type="float" office:value="0.21">
            <text:p>0.21</text:p>
          </table:table-cell>
          <table:table-cell table:formula="of:=IF([.$K$5]=&quot;OK&quot;;(([.I154]*[.$I$5])+([.J154]*[.$J$5]));&quot;*******&quot;)" office:value-type="float" office:value="0.21">
            <text:p>0.21</text:p>
          </table:table-cell>
          <table:table-cell/>
          <table:table-cell table:style-name="ce6" table:formula="of:=[.F154]*[.G154]*[.K154]" office:value-type="float" office:value="0">
            <text:p><text:s/>$- </text:p>
          </table:table-cell>
          <table:table-cell table:style-name="ce4" table:formula="of:=[.F154]*[.G154]" office:value-type="float" office:value="0">
            <text:p><text:s/>- </text:p>
          </table:table-cell>
          <table:table-cell table:number-columns-repeated="9"/>
          <table:table-cell office:value-type="float" office:value="2.905">
            <text:p>2.905</text:p>
          </table:table-cell>
          <table:table-cell office:value-type="float" office:value="3.075">
            <text:p>3.075</text:p>
          </table:table-cell>
          <table:table-cell table:formula="of:=[.X154]*[.$Z$3]" office:value-type="float" office:value="0.1234625">
            <text:p>0.1234625</text:p>
          </table:table-cell>
          <table:table-cell table:formula="of:=+[.Y154]-[.X154]" office:value-type="float" office:value="0.17">
            <text:p>0.17</text:p>
          </table:table-cell>
          <table:table-cell table:style-name="ce55" table:formula="of:=IF(([.$AA154]-[.$Z154]-[.$AB$3])/2&lt;[.$AB$3];[.$AB$3];([.$AA154]-[.$Z154]-[.$AB$3])/2)" office:value-type="float" office:value="0.05">
            <text:p><text:s/>$0.050 </text:p>
          </table:table-cell>
          <table:table-cell table:style-name="ce55" table:formula="of:=IF([.AA154]&gt;[.Z154];([.AA154]-[.Z154]);0)" office:value-type="float" office:value="0.0465374999999999">
            <text:p><text:s/>$0.047 </text:p>
          </table:table-cell>
          <table:table-cell table:style-name="ce57" table:formula="of:=+[.AC154]-[.AB154]" office:value-type="float" office:value="-0.00346250000000009">
            <text:p><text:s/>$(0.003)</text:p>
          </table:table-cell>
          <table:table-cell table:style-name="ce6" table:formula="of:=10000*[.AD154]" office:value-type="float" office:value="-34.6250000000009">
            <text:p><text:s/>$(35)</text:p>
          </table:table-cell>
          <table:table-cell/>
          <table:table-cell table:style-name="ce6" table:formula="of:=5000*([.AC154])" office:value-type="float" office:value="232.6875">
            <text:p><text:s/>$233 </text:p>
          </table:table-cell>
          <table:table-cell table:number-columns-repeated="223"/>
        </table:table-row>
        <table:table-row table:style-name="ro2">
          <table:table-cell table:style-name="ce11" table:formula="of:=DATE(YEAR([.A154]+31);MONTH([.A154]+31);1)" office:value-type="date" office:date-value="2012-10-01">
            <text:p>1-Oct-12</text:p>
          </table:table-cell>
          <table:table-cell table:formula="of:=IF([.A155]&gt;=[.$A$3];IF([.A155]&lt;=[.$A$4];1;0);0)*([.A156]-[.A155])" office:value-type="float" office:value="0">
            <text:p>0</text:p>
          </table:table-cell>
          <table:table-cell table:style-name="ce13"/>
          <table:table-cell table:formula="of:=VLOOKUP(YEAR([.$A155]);Spreads;2)+[.D143]" office:value-type="float" office:value="3.7285">
            <text:p>3.7285</text:p>
          </table:table-cell>
          <table:table-cell table:style-name="ce18"/>
          <table:table-cell table:style-name="ce4" table:formula="of:=[.$G$3]*[.B155]" office:value-type="float" office:value="0">
            <text:p><text:s/>- </text:p>
          </table:table-cell>
          <table:table-cell table:style-name="ce21" office:value-type="float" office:value="0.412137714935582">
            <text:p>0.4121 </text:p>
          </table:table-cell>
          <table:table-cell table:style-name="ce26" table:formula="of:=[.H143]+0.01" office:value-type="float" office:value="0.21">
            <text:p>0.2100 </text:p>
          </table:table-cell>
          <table:table-cell table:formula="of:=IF([.E155]=0;[.D155];[.E155])" office:value-type="float" office:value="3.7285">
            <text:p>3.7285</text:p>
          </table:table-cell>
          <table:table-cell table:formula="of:=IF([.$I$4]=0;[.H155];([.I155]+[.H155]))" office:value-type="float" office:value="0.21">
            <text:p>0.21</text:p>
          </table:table-cell>
          <table:table-cell table:formula="of:=IF([.$K$5]=&quot;OK&quot;;(([.I155]*[.$I$5])+([.J155]*[.$J$5]));&quot;*******&quot;)" office:value-type="float" office:value="0.21">
            <text:p>0.21</text:p>
          </table:table-cell>
          <table:table-cell/>
          <table:table-cell table:style-name="ce6" table:formula="of:=[.F155]*[.G155]*[.K155]" office:value-type="float" office:value="0">
            <text:p><text:s/>$- </text:p>
          </table:table-cell>
          <table:table-cell table:style-name="ce4" table:formula="of:=[.F155]*[.G155]" office:value-type="float" office:value="0">
            <text:p><text:s/>- </text:p>
          </table:table-cell>
          <table:table-cell table:number-columns-repeated="9"/>
          <table:table-cell office:value-type="float" office:value="2.845">
            <text:p>2.845</text:p>
          </table:table-cell>
          <table:table-cell office:value-type="float" office:value="3.05">
            <text:p>3.05</text:p>
          </table:table-cell>
          <table:table-cell table:formula="of:=[.X155]*[.$Z$3]" office:value-type="float" office:value="0.1209125">
            <text:p>0.1209125</text:p>
          </table:table-cell>
          <table:table-cell table:formula="of:=+[.Y155]-[.X155]" office:value-type="float" office:value="0.205">
            <text:p>0.205</text:p>
          </table:table-cell>
          <table:table-cell table:style-name="ce55" table:formula="of:=IF(([.$AA155]-[.$Z155]-[.$AB$3])/2&lt;[.$AB$3];[.$AB$3];([.$AA155]-[.$Z155]-[.$AB$3])/2)" office:value-type="float" office:value="0.05">
            <text:p><text:s/>$0.050 </text:p>
          </table:table-cell>
          <table:table-cell table:style-name="ce55" table:formula="of:=IF([.AA155]&gt;[.Z155];([.AA155]-[.Z155]);0)" office:value-type="float" office:value="0.0840875000000001">
            <text:p><text:s/>$0.084 </text:p>
          </table:table-cell>
          <table:table-cell table:style-name="ce57" table:formula="of:=+[.AC155]-[.AB155]" office:value-type="float" office:value="0.0340875000000001">
            <text:p><text:s/>$0.034 </text:p>
          </table:table-cell>
          <table:table-cell table:style-name="ce6" table:formula="of:=10000*[.AD155]" office:value-type="float" office:value="340.875000000001">
            <text:p><text:s/>$341 </text:p>
          </table:table-cell>
          <table:table-cell/>
          <table:table-cell table:style-name="ce6" table:formula="of:=5000*([.AC155])" office:value-type="float" office:value="420.4375">
            <text:p><text:s/>$420 </text:p>
          </table:table-cell>
          <table:table-cell table:number-columns-repeated="223"/>
        </table:table-row>
        <table:table-row table:style-name="ro2">
          <table:table-cell table:style-name="ce11" table:formula="of:=DATE(YEAR([.A155]+31);MONTH([.A155]+31);1)" office:value-type="date" office:date-value="2012-11-01">
            <text:p>1-Nov-12</text:p>
          </table:table-cell>
          <table:table-cell table:formula="of:=IF([.A156]&gt;=[.$A$3];IF([.A156]&lt;=[.$A$4];1;0);0)*([.A157]-[.A156])" office:value-type="float" office:value="0">
            <text:p>0</text:p>
          </table:table-cell>
          <table:table-cell table:style-name="ce13"/>
          <table:table-cell table:formula="of:=VLOOKUP(YEAR([.$A156]);Spreads;2)+[.D144]" office:value-type="float" office:value="3.8265">
            <text:p>3.8265</text:p>
          </table:table-cell>
          <table:table-cell table:style-name="ce18"/>
          <table:table-cell table:style-name="ce4" table:formula="of:=[.$G$3]*[.B156]" office:value-type="float" office:value="0">
            <text:p><text:s/>- </text:p>
          </table:table-cell>
          <table:table-cell table:style-name="ce21" office:value-type="float" office:value="0.40961742279956">
            <text:p>0.4096 </text:p>
          </table:table-cell>
          <table:table-cell table:style-name="ce26" table:formula="of:=[.H144]+0.01" office:value-type="float" office:value="0.335">
            <text:p>0.3350 </text:p>
          </table:table-cell>
          <table:table-cell table:formula="of:=IF([.E156]=0;[.D156];[.E156])" office:value-type="float" office:value="3.8265">
            <text:p>3.8265</text:p>
          </table:table-cell>
          <table:table-cell table:formula="of:=IF([.$I$4]=0;[.H156];([.I156]+[.H156]))" office:value-type="float" office:value="0.335">
            <text:p>0.335</text:p>
          </table:table-cell>
          <table:table-cell table:formula="of:=IF([.$K$5]=&quot;OK&quot;;(([.I156]*[.$I$5])+([.J156]*[.$J$5]));&quot;*******&quot;)" office:value-type="float" office:value="0.335">
            <text:p>0.335</text:p>
          </table:table-cell>
          <table:table-cell/>
          <table:table-cell table:style-name="ce6" table:formula="of:=[.F156]*[.G156]*[.K156]" office:value-type="float" office:value="0">
            <text:p><text:s/>$- </text:p>
          </table:table-cell>
          <table:table-cell table:style-name="ce4" table:formula="of:=[.F156]*[.G156]" office:value-type="float" office:value="0">
            <text:p><text:s/>- </text:p>
          </table:table-cell>
          <table:table-cell table:number-columns-repeated="9"/>
          <table:table-cell office:value-type="float" office:value="2.845">
            <text:p>2.845</text:p>
          </table:table-cell>
          <table:table-cell office:value-type="float" office:value="2.98">
            <text:p>2.98</text:p>
          </table:table-cell>
          <table:table-cell table:formula="of:=[.X156]*[.$Z$3]" office:value-type="float" office:value="0.1209125">
            <text:p>0.1209125</text:p>
          </table:table-cell>
          <table:table-cell table:formula="of:=+[.Y156]-[.X156]" office:value-type="float" office:value="0.135">
            <text:p>0.135</text:p>
          </table:table-cell>
          <table:table-cell table:style-name="ce55" table:formula="of:=IF(([.$AA156]-[.$Z156]-[.$AB$3])/2&lt;[.$AB$3];[.$AB$3];([.$AA156]-[.$Z156]-[.$AB$3])/2)" office:value-type="float" office:value="0.05">
            <text:p><text:s/>$0.050 </text:p>
          </table:table-cell>
          <table:table-cell table:style-name="ce55" table:formula="of:=IF([.AA156]&gt;[.Z156];([.AA156]-[.Z156]);0)" office:value-type="float" office:value="0.0140875000000002">
            <text:p><text:s/>$0.014 </text:p>
          </table:table-cell>
          <table:table-cell table:style-name="ce57" table:formula="of:=+[.AC156]-[.AB156]" office:value-type="float" office:value="-0.0359124999999998">
            <text:p><text:s/>$(0.036)</text:p>
          </table:table-cell>
          <table:table-cell table:style-name="ce6" table:formula="of:=10000*[.AD156]" office:value-type="float" office:value="-359.124999999998">
            <text:p><text:s/>$(359)</text:p>
          </table:table-cell>
          <table:table-cell/>
          <table:table-cell table:style-name="ce6" table:formula="of:=5000*([.AC156])" office:value-type="float" office:value="70.4375000000012">
            <text:p><text:s/>$70 </text:p>
          </table:table-cell>
          <table:table-cell table:number-columns-repeated="223"/>
        </table:table-row>
        <table:table-row table:style-name="ro2">
          <table:table-cell table:style-name="ce11" table:formula="of:=DATE(YEAR([.A156]+31);MONTH([.A156]+31);1)" office:value-type="date" office:date-value="2012-12-01">
            <text:p>1-Dec-12</text:p>
          </table:table-cell>
          <table:table-cell table:formula="of:=IF([.A157]&gt;=[.$A$3];IF([.A157]&lt;=[.$A$4];1;0);0)*([.A158]-[.A157])" office:value-type="float" office:value="0">
            <text:p>0</text:p>
          </table:table-cell>
          <table:table-cell table:style-name="ce13"/>
          <table:table-cell table:formula="of:=VLOOKUP(YEAR([.$A157]);Spreads;2)+[.D145]" office:value-type="float" office:value="3.9265">
            <text:p>3.9265</text:p>
          </table:table-cell>
          <table:table-cell table:style-name="ce18"/>
          <table:table-cell table:style-name="ce4" table:formula="of:=[.$G$3]*[.B157]" office:value-type="float" office:value="0">
            <text:p><text:s/>- </text:p>
          </table:table-cell>
          <table:table-cell table:style-name="ce21" office:value-type="float" office:value="0.407192951837309">
            <text:p>0.4072 </text:p>
          </table:table-cell>
          <table:table-cell table:style-name="ce26" table:formula="of:=[.H145]+0.01" office:value-type="float" office:value="0.335">
            <text:p>0.3350 </text:p>
          </table:table-cell>
          <table:table-cell table:formula="of:=IF([.E157]=0;[.D157];[.E157])" office:value-type="float" office:value="3.9265">
            <text:p>3.9265</text:p>
          </table:table-cell>
          <table:table-cell table:formula="of:=IF([.$I$4]=0;[.H157];([.I157]+[.H157]))" office:value-type="float" office:value="0.335">
            <text:p>0.335</text:p>
          </table:table-cell>
          <table:table-cell table:formula="of:=IF([.$K$5]=&quot;OK&quot;;(([.I157]*[.$I$5])+([.J157]*[.$J$5]));&quot;*******&quot;)" office:value-type="float" office:value="0.335">
            <text:p>0.335</text:p>
          </table:table-cell>
          <table:table-cell/>
          <table:table-cell table:style-name="ce6" table:formula="of:=[.F157]*[.G157]*[.K157]" office:value-type="float" office:value="0">
            <text:p><text:s/>$- </text:p>
          </table:table-cell>
          <table:table-cell table:style-name="ce4" table:formula="of:=[.F157]*[.G157]" office:value-type="float" office:value="0">
            <text:p><text:s/>- </text:p>
          </table:table-cell>
          <table:table-cell table:number-columns-repeated="18"/>
          <table:table-cell table:style-name="ce1"/>
          <table:table-cell table:number-columns-repeated="223"/>
        </table:table-row>
        <table:table-row table:style-name="ro2">
          <table:table-cell table:style-name="ce11" table:formula="of:=DATE(YEAR([.A157]+31);MONTH([.A157]+31);1)" office:value-type="date" office:date-value="2013-01-01">
            <text:p>1-Jan-13</text:p>
          </table:table-cell>
          <table:table-cell table:formula="of:=IF([.A158]&gt;=[.$A$3];IF([.A158]&lt;=[.$A$4];1;0);0)*([.A159]-[.A158])" office:value-type="float" office:value="0">
            <text:p>0</text:p>
          </table:table-cell>
          <table:table-cell table:style-name="ce13"/>
          <table:table-cell table:formula="of:=VLOOKUP(YEAR([.$A158]);Spreads;2)+[.D146]" office:value-type="float" office:value="3.727">
            <text:p>3.727</text:p>
          </table:table-cell>
          <table:table-cell table:style-name="ce18"/>
          <table:table-cell table:style-name="ce4" table:formula="of:=[.$G$3]*[.B158]" office:value-type="float" office:value="0">
            <text:p><text:s/>- </text:p>
          </table:table-cell>
          <table:table-cell table:style-name="ce21" office:value-type="float" office:value="0.404702581797628">
            <text:p>0.4047 </text:p>
          </table:table-cell>
          <table:table-cell table:style-name="ce26" table:formula="of:=[.H146]+0.01" office:value-type="float" office:value="0.335">
            <text:p>0.3350 </text:p>
          </table:table-cell>
          <table:table-cell table:formula="of:=IF([.E158]=0;[.D158];[.E158])" office:value-type="float" office:value="3.727">
            <text:p>3.727</text:p>
          </table:table-cell>
          <table:table-cell table:formula="of:=IF([.$I$4]=0;[.H158];([.I158]+[.H158]))" office:value-type="float" office:value="0.335">
            <text:p>0.335</text:p>
          </table:table-cell>
          <table:table-cell table:formula="of:=IF([.$K$5]=&quot;OK&quot;;(([.I158]*[.$I$5])+([.J158]*[.$J$5]));&quot;*******&quot;)" office:value-type="float" office:value="0.335">
            <text:p>0.335</text:p>
          </table:table-cell>
          <table:table-cell/>
          <table:table-cell table:style-name="ce6" table:formula="of:=[.F158]*[.G158]*[.K158]" office:value-type="float" office:value="0">
            <text:p><text:s/>$- </text:p>
          </table:table-cell>
          <table:table-cell table:style-name="ce4" table:formula="of:=[.F158]*[.G158]" office:value-type="float" office:value="0">
            <text:p><text:s/>- </text:p>
          </table:table-cell>
          <table:table-cell table:number-columns-repeated="18"/>
          <table:table-cell table:style-name="ce1"/>
          <table:table-cell table:number-columns-repeated="223"/>
        </table:table-row>
        <table:table-row table:style-name="ro2">
          <table:table-cell table:style-name="ce11" table:formula="of:=DATE(YEAR([.A158]+31);MONTH([.A158]+31);1)" office:value-type="date" office:date-value="2013-02-01">
            <text:p>1-Feb-13</text:p>
          </table:table-cell>
          <table:table-cell table:formula="of:=IF([.A159]&gt;=[.$A$3];IF([.A159]&lt;=[.$A$4];1;0);0)*([.A160]-[.A159])" office:value-type="float" office:value="0">
            <text:p>0</text:p>
          </table:table-cell>
          <table:table-cell table:style-name="ce13"/>
          <table:table-cell table:formula="of:=VLOOKUP(YEAR([.$A159]);Spreads;2)+[.D147]" office:value-type="float" office:value="3.864">
            <text:p>3.864</text:p>
          </table:table-cell>
          <table:table-cell table:style-name="ce18"/>
          <table:table-cell table:style-name="ce4" table:formula="of:=[.$G$3]*[.B159]" office:value-type="float" office:value="0">
            <text:p><text:s/>- </text:p>
          </table:table-cell>
          <table:table-cell table:style-name="ce21" office:value-type="float" office:value="0.402227283133901">
            <text:p>0.4022 </text:p>
          </table:table-cell>
          <table:table-cell table:style-name="ce26" table:formula="of:=[.H147]+0.01" office:value-type="float" office:value="0.335">
            <text:p>0.3350 </text:p>
          </table:table-cell>
          <table:table-cell table:formula="of:=IF([.E159]=0;[.D159];[.E159])" office:value-type="float" office:value="3.864">
            <text:p>3.864</text:p>
          </table:table-cell>
          <table:table-cell table:formula="of:=IF([.$I$4]=0;[.H159];([.I159]+[.H159]))" office:value-type="float" office:value="0.335">
            <text:p>0.335</text:p>
          </table:table-cell>
          <table:table-cell table:formula="of:=IF([.$K$5]=&quot;OK&quot;;(([.I159]*[.$I$5])+([.J159]*[.$J$5]));&quot;*******&quot;)" office:value-type="float" office:value="0.335">
            <text:p>0.335</text:p>
          </table:table-cell>
          <table:table-cell/>
          <table:table-cell table:style-name="ce6" table:formula="of:=[.F159]*[.G159]*[.K159]" office:value-type="float" office:value="0">
            <text:p><text:s/>$- </text:p>
          </table:table-cell>
          <table:table-cell table:style-name="ce4" table:formula="of:=[.F159]*[.G159]" office:value-type="float" office:value="0">
            <text:p><text:s/>- </text:p>
          </table:table-cell>
          <table:table-cell table:number-columns-repeated="18"/>
          <table:table-cell table:style-name="ce1"/>
          <table:table-cell table:number-columns-repeated="223"/>
        </table:table-row>
        <table:table-row table:style-name="ro2">
          <table:table-cell table:style-name="ce11" table:formula="of:=DATE(YEAR([.A159]+31);MONTH([.A159]+31);1)" office:value-type="date" office:date-value="2013-03-01">
            <text:p>1-Mar-13</text:p>
          </table:table-cell>
          <table:table-cell table:formula="of:=IF([.A160]&gt;=[.$A$3];IF([.A160]&lt;=[.$A$4];1;0);0)*([.A161]-[.A160])" office:value-type="float" office:value="0">
            <text:p>0</text:p>
          </table:table-cell>
          <table:table-cell table:style-name="ce13"/>
          <table:table-cell table:formula="of:=VLOOKUP(YEAR([.$A160]);Spreads;2)+[.D148]" office:value-type="float" office:value="3.727">
            <text:p>3.727</text:p>
          </table:table-cell>
          <table:table-cell table:style-name="ce18"/>
          <table:table-cell table:style-name="ce4" table:formula="of:=[.$G$3]*[.B160]" office:value-type="float" office:value="0">
            <text:p><text:s/>- </text:p>
          </table:table-cell>
          <table:table-cell table:style-name="ce21" office:value-type="float" office:value="0.400004408613378">
            <text:p>0.4000 </text:p>
          </table:table-cell>
          <table:table-cell table:style-name="ce26" table:formula="of:=[.H148]+0.01" office:value-type="float" office:value="0.335">
            <text:p>0.3350 </text:p>
          </table:table-cell>
          <table:table-cell table:formula="of:=IF([.E160]=0;[.D160];[.E160])" office:value-type="float" office:value="3.727">
            <text:p>3.727</text:p>
          </table:table-cell>
          <table:table-cell table:formula="of:=IF([.$I$4]=0;[.H160];([.I160]+[.H160]))" office:value-type="float" office:value="0.335">
            <text:p>0.335</text:p>
          </table:table-cell>
          <table:table-cell table:formula="of:=IF([.$K$5]=&quot;OK&quot;;(([.I160]*[.$I$5])+([.J160]*[.$J$5]));&quot;*******&quot;)" office:value-type="float" office:value="0.335">
            <text:p>0.335</text:p>
          </table:table-cell>
          <table:table-cell/>
          <table:table-cell table:style-name="ce6" table:formula="of:=[.F160]*[.G160]*[.K160]" office:value-type="float" office:value="0">
            <text:p><text:s/>$- </text:p>
          </table:table-cell>
          <table:table-cell table:style-name="ce4" table:formula="of:=[.F160]*[.G160]" office:value-type="float" office:value="0">
            <text:p><text:s/>- </text:p>
          </table:table-cell>
          <table:table-cell table:number-columns-repeated="18"/>
          <table:table-cell table:style-name="ce1"/>
          <table:table-cell table:number-columns-repeated="223"/>
        </table:table-row>
        <table:table-row table:style-name="ro2">
          <table:table-cell table:style-name="ce11" table:formula="of:=DATE(YEAR([.A160]+31);MONTH([.A160]+31);1)" office:value-type="date" office:date-value="2013-04-01">
            <text:p>1-Apr-13</text:p>
          </table:table-cell>
          <table:table-cell table:formula="of:=IF([.A161]&gt;=[.$A$3];IF([.A161]&lt;=[.$A$4];1;0);0)*([.A162]-[.A161])" office:value-type="float" office:value="0">
            <text:p>0</text:p>
          </table:table-cell>
          <table:table-cell table:style-name="ce13"/>
          <table:table-cell table:formula="of:=VLOOKUP(YEAR([.$A161]);Spreads;2)+[.D149]" office:value-type="float" office:value="3.584">
            <text:p>3.584</text:p>
          </table:table-cell>
          <table:table-cell table:style-name="ce18"/>
          <table:table-cell table:style-name="ce4" table:formula="of:=[.$G$3]*[.B161]" office:value-type="float" office:value="0">
            <text:p><text:s/>- </text:p>
          </table:table-cell>
          <table:table-cell table:style-name="ce21" office:value-type="float" office:value="0.3975575453619">
            <text:p>0.3976 </text:p>
          </table:table-cell>
          <table:table-cell table:style-name="ce26" table:formula="of:=[.H149]+0.01" office:value-type="float" office:value="0.22">
            <text:p>0.2200 </text:p>
          </table:table-cell>
          <table:table-cell table:formula="of:=IF([.E161]=0;[.D161];[.E161])" office:value-type="float" office:value="3.584">
            <text:p>3.584</text:p>
          </table:table-cell>
          <table:table-cell table:formula="of:=IF([.$I$4]=0;[.H161];([.I161]+[.H161]))" office:value-type="float" office:value="0.22">
            <text:p>0.22</text:p>
          </table:table-cell>
          <table:table-cell table:formula="of:=IF([.$K$5]=&quot;OK&quot;;(([.I161]*[.$I$5])+([.J161]*[.$J$5]));&quot;*******&quot;)" office:value-type="float" office:value="0.22">
            <text:p>0.22</text:p>
          </table:table-cell>
          <table:table-cell/>
          <table:table-cell table:style-name="ce6" table:formula="of:=[.F161]*[.G161]*[.K161]" office:value-type="float" office:value="0">
            <text:p><text:s/>$- </text:p>
          </table:table-cell>
          <table:table-cell table:style-name="ce4" table:formula="of:=[.F161]*[.G161]" office:value-type="float" office:value="0">
            <text:p><text:s/>- </text:p>
          </table:table-cell>
          <table:table-cell table:number-columns-repeated="18"/>
          <table:table-cell table:style-name="ce1"/>
          <table:table-cell table:number-columns-repeated="223"/>
        </table:table-row>
        <table:table-row table:style-name="ro2">
          <table:table-cell table:style-name="ce11" table:formula="of:=DATE(YEAR([.A161]+31);MONTH([.A161]+31);1)" office:value-type="date" office:date-value="2013-05-01">
            <text:p>1-May-13</text:p>
          </table:table-cell>
          <table:table-cell table:formula="of:=IF([.A162]&gt;=[.$A$3];IF([.A162]&lt;=[.$A$4];1;0);0)*([.A163]-[.A162])" office:value-type="float" office:value="0">
            <text:p>0</text:p>
          </table:table-cell>
          <table:table-cell table:style-name="ce13"/>
          <table:table-cell table:formula="of:=VLOOKUP(YEAR([.$A162]);Spreads;2)+[.D150]" office:value-type="float" office:value="3.559">
            <text:p>3.559</text:p>
          </table:table-cell>
          <table:table-cell table:style-name="ce18"/>
          <table:table-cell table:style-name="ce4" table:formula="of:=[.$G$3]*[.B162]" office:value-type="float" office:value="0">
            <text:p><text:s/>- </text:p>
          </table:table-cell>
          <table:table-cell table:style-name="ce21" office:value-type="float" office:value="0.3952037160521">
            <text:p>0.3952 </text:p>
          </table:table-cell>
          <table:table-cell table:style-name="ce26" table:formula="of:=[.H150]+0.01" office:value-type="float" office:value="0.22">
            <text:p>0.2200 </text:p>
          </table:table-cell>
          <table:table-cell table:formula="of:=IF([.E162]=0;[.D162];[.E162])" office:value-type="float" office:value="3.559">
            <text:p>3.559</text:p>
          </table:table-cell>
          <table:table-cell table:formula="of:=IF([.$I$4]=0;[.H162];([.I162]+[.H162]))" office:value-type="float" office:value="0.22">
            <text:p>0.22</text:p>
          </table:table-cell>
          <table:table-cell table:formula="of:=IF([.$K$5]=&quot;OK&quot;;(([.I162]*[.$I$5])+([.J162]*[.$J$5]));&quot;*******&quot;)" office:value-type="float" office:value="0.22">
            <text:p>0.22</text:p>
          </table:table-cell>
          <table:table-cell/>
          <table:table-cell table:style-name="ce6" table:formula="of:=[.F162]*[.G162]*[.K162]" office:value-type="float" office:value="0">
            <text:p><text:s/>$- </text:p>
          </table:table-cell>
          <table:table-cell table:style-name="ce4" table:formula="of:=[.F162]*[.G162]" office:value-type="float" office:value="0">
            <text:p><text:s/>- </text:p>
          </table:table-cell>
          <table:table-cell table:number-columns-repeated="242"/>
        </table:table-row>
        <table:table-row table:style-name="ro2">
          <table:table-cell table:style-name="ce11" table:formula="of:=DATE(YEAR([.A162]+31);MONTH([.A162]+31);1)" office:value-type="date" office:date-value="2013-06-01">
            <text:p>1-Jun-13</text:p>
          </table:table-cell>
          <table:table-cell table:formula="of:=IF([.A163]&gt;=[.$A$3];IF([.A163]&lt;=[.$A$4];1;0);0)*([.A164]-[.A163])" office:value-type="float" office:value="0">
            <text:p>0</text:p>
          </table:table-cell>
          <table:table-cell table:style-name="ce13"/>
          <table:table-cell table:formula="of:=VLOOKUP(YEAR([.$A163]);Spreads;2)+[.D151]" office:value-type="float" office:value="3.8255">
            <text:p>3.8255</text:p>
          </table:table-cell>
          <table:table-cell table:style-name="ce18"/>
          <table:table-cell table:style-name="ce4" table:formula="of:=[.$G$3]*[.B163]" office:value-type="float" office:value="0">
            <text:p><text:s/>- </text:p>
          </table:table-cell>
          <table:table-cell table:style-name="ce21" office:value-type="float" office:value="0.392785912409024">
            <text:p>0.3928 </text:p>
          </table:table-cell>
          <table:table-cell table:style-name="ce26" table:formula="of:=[.H151]+0.01" office:value-type="float" office:value="0.22">
            <text:p>0.2200 </text:p>
          </table:table-cell>
          <table:table-cell table:formula="of:=IF([.E163]=0;[.D163];[.E163])" office:value-type="float" office:value="3.8255">
            <text:p>3.8255</text:p>
          </table:table-cell>
          <table:table-cell table:formula="of:=IF([.$I$4]=0;[.H163];([.I163]+[.H163]))" office:value-type="float" office:value="0.22">
            <text:p>0.22</text:p>
          </table:table-cell>
          <table:table-cell table:formula="of:=IF([.$K$5]=&quot;OK&quot;;(([.I163]*[.$I$5])+([.J163]*[.$J$5]));&quot;*******&quot;)" office:value-type="float" office:value="0.22">
            <text:p>0.22</text:p>
          </table:table-cell>
          <table:table-cell/>
          <table:table-cell table:style-name="ce6" table:formula="of:=[.F163]*[.G163]*[.K163]" office:value-type="float" office:value="0">
            <text:p><text:s/>$- </text:p>
          </table:table-cell>
          <table:table-cell table:style-name="ce4" table:formula="of:=[.F163]*[.G163]" office:value-type="float" office:value="0">
            <text:p><text:s/>- </text:p>
          </table:table-cell>
          <table:table-cell table:number-columns-repeated="242"/>
        </table:table-row>
        <table:table-row table:style-name="ro2">
          <table:table-cell table:style-name="ce11" table:formula="of:=DATE(YEAR([.A163]+31);MONTH([.A163]+31);1)" office:value-type="date" office:date-value="2013-07-01">
            <text:p>1-Jul-13</text:p>
          </table:table-cell>
          <table:table-cell table:formula="of:=IF([.A164]&gt;=[.$A$3];IF([.A164]&lt;=[.$A$4];1;0);0)*([.A165]-[.A164])" office:value-type="float" office:value="0">
            <text:p>0</text:p>
          </table:table-cell>
          <table:table-cell table:style-name="ce13"/>
          <table:table-cell table:formula="of:=VLOOKUP(YEAR([.$A164]);Spreads;2)+[.D152]" office:value-type="float" office:value="3.8165">
            <text:p>3.8165</text:p>
          </table:table-cell>
          <table:table-cell table:style-name="ce18"/>
          <table:table-cell table:style-name="ce4" table:formula="of:=[.$G$3]*[.B164]" office:value-type="float" office:value="0">
            <text:p><text:s/>- </text:p>
          </table:table-cell>
          <table:table-cell table:style-name="ce21" office:value-type="float" office:value="0.39046003961743">
            <text:p>0.3905 </text:p>
          </table:table-cell>
          <table:table-cell table:style-name="ce26" table:formula="of:=[.H152]+0.01" office:value-type="float" office:value="0.22">
            <text:p>0.2200 </text:p>
          </table:table-cell>
          <table:table-cell table:formula="of:=IF([.E164]=0;[.D164];[.E164])" office:value-type="float" office:value="3.8165">
            <text:p>3.8165</text:p>
          </table:table-cell>
          <table:table-cell table:formula="of:=IF([.$I$4]=0;[.H164];([.I164]+[.H164]))" office:value-type="float" office:value="0.22">
            <text:p>0.22</text:p>
          </table:table-cell>
          <table:table-cell table:formula="of:=IF([.$K$5]=&quot;OK&quot;;(([.I164]*[.$I$5])+([.J164]*[.$J$5]));&quot;*******&quot;)" office:value-type="float" office:value="0.22">
            <text:p>0.22</text:p>
          </table:table-cell>
          <table:table-cell/>
          <table:table-cell table:style-name="ce6" table:formula="of:=[.F164]*[.G164]*[.K164]" office:value-type="float" office:value="0">
            <text:p><text:s/>$- </text:p>
          </table:table-cell>
          <table:table-cell table:style-name="ce4" table:formula="of:=[.F164]*[.G164]" office:value-type="float" office:value="0">
            <text:p><text:s/>- </text:p>
          </table:table-cell>
          <table:table-cell table:number-columns-repeated="242"/>
        </table:table-row>
        <table:table-row table:style-name="ro2">
          <table:table-cell table:style-name="ce11" table:formula="of:=DATE(YEAR([.A164]+31);MONTH([.A164]+31);1)" office:value-type="date" office:date-value="2013-08-01">
            <text:p>1-Aug-13</text:p>
          </table:table-cell>
          <table:table-cell table:formula="of:=IF([.A165]&gt;=[.$A$3];IF([.A165]&lt;=[.$A$4];1;0);0)*([.A166]-[.A165])" office:value-type="float" office:value="0">
            <text:p>0</text:p>
          </table:table-cell>
          <table:table-cell table:style-name="ce13"/>
          <table:table-cell table:formula="of:=VLOOKUP(YEAR([.$A165]);Spreads;2)+[.D153]" office:value-type="float" office:value="3.8135">
            <text:p>3.8135</text:p>
          </table:table-cell>
          <table:table-cell table:style-name="ce18"/>
          <table:table-cell table:style-name="ce4" table:formula="of:=[.$G$3]*[.B165]" office:value-type="float" office:value="0">
            <text:p><text:s/>- </text:p>
          </table:table-cell>
          <table:table-cell table:style-name="ce21" office:value-type="float" office:value="0.388070954173059">
            <text:p>0.3881 </text:p>
          </table:table-cell>
          <table:table-cell table:style-name="ce26" table:formula="of:=[.H153]+0.01" office:value-type="float" office:value="0.22">
            <text:p>0.2200 </text:p>
          </table:table-cell>
          <table:table-cell table:formula="of:=IF([.E165]=0;[.D165];[.E165])" office:value-type="float" office:value="3.8135">
            <text:p>3.8135</text:p>
          </table:table-cell>
          <table:table-cell table:formula="of:=IF([.$I$4]=0;[.H165];([.I165]+[.H165]))" office:value-type="float" office:value="0.22">
            <text:p>0.22</text:p>
          </table:table-cell>
          <table:table-cell table:formula="of:=IF([.$K$5]=&quot;OK&quot;;(([.I165]*[.$I$5])+([.J165]*[.$J$5]));&quot;*******&quot;)" office:value-type="float" office:value="0.22">
            <text:p>0.22</text:p>
          </table:table-cell>
          <table:table-cell/>
          <table:table-cell table:style-name="ce6" table:formula="of:=[.F165]*[.G165]*[.K165]" office:value-type="float" office:value="0">
            <text:p><text:s/>$- </text:p>
          </table:table-cell>
          <table:table-cell table:style-name="ce4" table:formula="of:=[.F165]*[.G165]" office:value-type="float" office:value="0">
            <text:p><text:s/>- </text:p>
          </table:table-cell>
          <table:table-cell table:number-columns-repeated="242"/>
        </table:table-row>
        <table:table-row table:style-name="ro2">
          <table:table-cell table:style-name="ce11" table:formula="of:=DATE(YEAR([.A165]+31);MONTH([.A165]+31);1)" office:value-type="date" office:date-value="2013-09-01">
            <text:p>1-Sep-13</text:p>
          </table:table-cell>
          <table:table-cell table:formula="of:=IF([.A166]&gt;=[.$A$3];IF([.A166]&lt;=[.$A$4];1;0);0)*([.A167]-[.A166])" office:value-type="float" office:value="0">
            <text:p>0</text:p>
          </table:table-cell>
          <table:table-cell table:style-name="ce13"/>
          <table:table-cell table:formula="of:=VLOOKUP(YEAR([.$A166]);Spreads;2)+[.D154]" office:value-type="float" office:value="3.8005">
            <text:p>3.8005</text:p>
          </table:table-cell>
          <table:table-cell table:style-name="ce18"/>
          <table:table-cell table:style-name="ce4" table:formula="of:=[.$G$3]*[.B166]" office:value-type="float" office:value="0">
            <text:p><text:s/>- </text:p>
          </table:table-cell>
          <table:table-cell table:style-name="ce21" office:value-type="float" office:value="0.385696333657255">
            <text:p>0.3857 </text:p>
          </table:table-cell>
          <table:table-cell table:style-name="ce26" table:formula="of:=[.H154]+0.01" office:value-type="float" office:value="0.22">
            <text:p>0.2200 </text:p>
          </table:table-cell>
          <table:table-cell table:formula="of:=IF([.E166]=0;[.D166];[.E166])" office:value-type="float" office:value="3.8005">
            <text:p>3.8005</text:p>
          </table:table-cell>
          <table:table-cell table:formula="of:=IF([.$I$4]=0;[.H166];([.I166]+[.H166]))" office:value-type="float" office:value="0.22">
            <text:p>0.22</text:p>
          </table:table-cell>
          <table:table-cell table:formula="of:=IF([.$K$5]=&quot;OK&quot;;(([.I166]*[.$I$5])+([.J166]*[.$J$5]));&quot;*******&quot;)" office:value-type="float" office:value="0.22">
            <text:p>0.22</text:p>
          </table:table-cell>
          <table:table-cell/>
          <table:table-cell table:style-name="ce6" table:formula="of:=[.F166]*[.G166]*[.K166]" office:value-type="float" office:value="0">
            <text:p><text:s/>$- </text:p>
          </table:table-cell>
          <table:table-cell table:style-name="ce4" table:formula="of:=[.F166]*[.G166]" office:value-type="float" office:value="0">
            <text:p><text:s/>- </text:p>
          </table:table-cell>
          <table:table-cell table:number-columns-repeated="242"/>
        </table:table-row>
        <table:table-row table:style-name="ro2">
          <table:table-cell table:style-name="ce11" table:formula="of:=DATE(YEAR([.A166]+31);MONTH([.A166]+31);1)" office:value-type="date" office:date-value="2013-10-01">
            <text:p>1-Oct-13</text:p>
          </table:table-cell>
          <table:table-cell table:formula="of:=IF([.A167]&gt;=[.$A$3];IF([.A167]&lt;=[.$A$4];1;0);0)*([.A168]-[.A167])" office:value-type="float" office:value="0">
            <text:p>0</text:p>
          </table:table-cell>
          <table:table-cell table:style-name="ce13"/>
          <table:table-cell table:formula="of:=VLOOKUP(YEAR([.$A167]);Spreads;2)+[.D155]" office:value-type="float" office:value="3.8185">
            <text:p>3.8185</text:p>
          </table:table-cell>
          <table:table-cell table:style-name="ce18"/>
          <table:table-cell table:style-name="ce4" table:formula="of:=[.$G$3]*[.B167]" office:value-type="float" office:value="0">
            <text:p><text:s/>- </text:p>
          </table:table-cell>
          <table:table-cell table:style-name="ce21" office:value-type="float" office:value="0.383412004739171">
            <text:p>0.3834 </text:p>
          </table:table-cell>
          <table:table-cell table:style-name="ce26" table:formula="of:=[.H155]+0.01" office:value-type="float" office:value="0.22">
            <text:p>0.2200 </text:p>
          </table:table-cell>
          <table:table-cell table:formula="of:=IF([.E167]=0;[.D167];[.E167])" office:value-type="float" office:value="3.8185">
            <text:p>3.8185</text:p>
          </table:table-cell>
          <table:table-cell table:formula="of:=IF([.$I$4]=0;[.H167];([.I167]+[.H167]))" office:value-type="float" office:value="0.22">
            <text:p>0.22</text:p>
          </table:table-cell>
          <table:table-cell table:formula="of:=IF([.$K$5]=&quot;OK&quot;;(([.I167]*[.$I$5])+([.J167]*[.$J$5]));&quot;*******&quot;)" office:value-type="float" office:value="0.22">
            <text:p>0.22</text:p>
          </table:table-cell>
          <table:table-cell/>
          <table:table-cell table:style-name="ce6" table:formula="of:=[.F167]*[.G167]*[.K167]" office:value-type="float" office:value="0">
            <text:p><text:s/>$- </text:p>
          </table:table-cell>
          <table:table-cell table:style-name="ce4" table:formula="of:=[.F167]*[.G167]" office:value-type="float" office:value="0">
            <text:p><text:s/>- </text:p>
          </table:table-cell>
          <table:table-cell table:number-columns-repeated="242"/>
        </table:table-row>
        <table:table-row table:style-name="ro2">
          <table:table-cell table:style-name="ce11" table:formula="of:=DATE(YEAR([.A167]+31);MONTH([.A167]+31);1)" office:value-type="date" office:date-value="2013-11-01">
            <text:p>1-Nov-13</text:p>
          </table:table-cell>
          <table:table-cell table:formula="of:=IF([.A168]&gt;=[.$A$3];IF([.A168]&lt;=[.$A$4];1;0);0)*([.A169]-[.A168])" office:value-type="float" office:value="0">
            <text:p>0</text:p>
          </table:table-cell>
          <table:table-cell table:style-name="ce13"/>
          <table:table-cell table:formula="of:=VLOOKUP(YEAR([.$A168]);Spreads;2)+[.D156]" office:value-type="float" office:value="3.9165">
            <text:p>3.9165</text:p>
          </table:table-cell>
          <table:table-cell table:style-name="ce18"/>
          <table:table-cell table:style-name="ce4" table:formula="of:=[.$G$3]*[.B168]" office:value-type="float" office:value="0">
            <text:p><text:s/>- </text:p>
          </table:table-cell>
          <table:table-cell table:style-name="ce21" office:value-type="float" office:value="0.381065594996828">
            <text:p>0.3811 </text:p>
          </table:table-cell>
          <table:table-cell table:style-name="ce26" table:formula="of:=[.H156]+0.01" office:value-type="float" office:value="0.345">
            <text:p>0.3450 </text:p>
          </table:table-cell>
          <table:table-cell table:formula="of:=IF([.E168]=0;[.D168];[.E168])" office:value-type="float" office:value="3.9165">
            <text:p>3.9165</text:p>
          </table:table-cell>
          <table:table-cell table:formula="of:=IF([.$I$4]=0;[.H168];([.I168]+[.H168]))" office:value-type="float" office:value="0.345">
            <text:p>0.345</text:p>
          </table:table-cell>
          <table:table-cell table:formula="of:=IF([.$K$5]=&quot;OK&quot;;(([.I168]*[.$I$5])+([.J168]*[.$J$5]));&quot;*******&quot;)" office:value-type="float" office:value="0.345">
            <text:p>0.345</text:p>
          </table:table-cell>
          <table:table-cell/>
          <table:table-cell table:style-name="ce6" table:formula="of:=[.F168]*[.G168]*[.K168]" office:value-type="float" office:value="0">
            <text:p><text:s/>$- </text:p>
          </table:table-cell>
          <table:table-cell table:style-name="ce4" table:formula="of:=[.F168]*[.G168]" office:value-type="float" office:value="0">
            <text:p><text:s/>- </text:p>
          </table:table-cell>
          <table:table-cell table:number-columns-repeated="242"/>
        </table:table-row>
        <table:table-row table:style-name="ro2">
          <table:table-cell table:style-name="ce11" table:formula="of:=DATE(YEAR([.A168]+31);MONTH([.A168]+31);1)" office:value-type="date" office:date-value="2013-12-01">
            <text:p>1-Dec-13</text:p>
          </table:table-cell>
          <table:table-cell table:formula="of:=IF([.A169]&gt;=[.$A$3];IF([.A169]&lt;=[.$A$4];1;0);0)*([.A170]-[.A169])" office:value-type="float" office:value="0">
            <text:p>0</text:p>
          </table:table-cell>
          <table:table-cell table:style-name="ce13"/>
          <table:table-cell table:formula="of:=VLOOKUP(YEAR([.$A169]);Spreads;2)+[.D157]" office:value-type="float" office:value="4.0165">
            <text:p>4.0165</text:p>
          </table:table-cell>
          <table:table-cell table:style-name="ce18"/>
          <table:table-cell table:style-name="ce4" table:formula="of:=[.$G$3]*[.B169]" office:value-type="float" office:value="0">
            <text:p><text:s/>- </text:p>
          </table:table-cell>
          <table:table-cell table:style-name="ce21" office:value-type="float" office:value="0.378808405929959">
            <text:p>0.3788 </text:p>
          </table:table-cell>
          <table:table-cell table:style-name="ce26" table:formula="of:=[.H157]+0.01" office:value-type="float" office:value="0.345">
            <text:p>0.3450 </text:p>
          </table:table-cell>
          <table:table-cell table:formula="of:=IF([.E169]=0;[.D169];[.E169])" office:value-type="float" office:value="4.0165">
            <text:p>4.0165</text:p>
          </table:table-cell>
          <table:table-cell table:formula="of:=IF([.$I$4]=0;[.H169];([.I169]+[.H169]))" office:value-type="float" office:value="0.345">
            <text:p>0.345</text:p>
          </table:table-cell>
          <table:table-cell table:formula="of:=IF([.$K$5]=&quot;OK&quot;;(([.I169]*[.$I$5])+([.J169]*[.$J$5]));&quot;*******&quot;)" office:value-type="float" office:value="0.345">
            <text:p>0.345</text:p>
          </table:table-cell>
          <table:table-cell/>
          <table:table-cell table:style-name="ce6" table:formula="of:=[.F169]*[.G169]*[.K169]" office:value-type="float" office:value="0">
            <text:p><text:s/>$- </text:p>
          </table:table-cell>
          <table:table-cell table:style-name="ce4" table:formula="of:=[.F169]*[.G169]" office:value-type="float" office:value="0">
            <text:p><text:s/>- </text:p>
          </table:table-cell>
          <table:table-cell table:number-columns-repeated="242"/>
        </table:table-row>
        <table:table-row table:style-name="ro2">
          <table:table-cell table:style-name="ce11" table:formula="of:=DATE(YEAR([.A169]+31);MONTH([.A169]+31);1)" office:value-type="date" office:date-value="2014-01-01">
            <text:p>1-Jan-14</text:p>
          </table:table-cell>
          <table:table-cell table:formula="of:=IF([.A170]&gt;=[.$A$3];IF([.A170]&lt;=[.$A$4];1;0);0)*([.A171]-[.A170])" office:value-type="float" office:value="0">
            <text:p>0</text:p>
          </table:table-cell>
          <table:table-cell table:style-name="ce13"/>
          <table:table-cell table:formula="of:=VLOOKUP(YEAR([.$A170]);Spreads;2)+[.D158]" office:value-type="float" office:value="3.8195">
            <text:p>3.8195</text:p>
          </table:table-cell>
          <table:table-cell table:style-name="ce18"/>
          <table:table-cell table:style-name="ce4" table:formula="of:=[.$G$3]*[.B170]" office:value-type="float" office:value="0">
            <text:p><text:s/>- </text:p>
          </table:table-cell>
          <table:table-cell table:style-name="ce21" office:value-type="float" office:value="0.37648987541416">
            <text:p>0.3765 </text:p>
          </table:table-cell>
          <table:table-cell table:style-name="ce26" table:formula="of:=[.H158]+0.01" office:value-type="float" office:value="0.345">
            <text:p>0.3450 </text:p>
          </table:table-cell>
          <table:table-cell table:formula="of:=IF([.E170]=0;[.D170];[.E170])" office:value-type="float" office:value="3.8195">
            <text:p>3.8195</text:p>
          </table:table-cell>
          <table:table-cell table:formula="of:=IF([.$I$4]=0;[.H170];([.I170]+[.H170]))" office:value-type="float" office:value="0.345">
            <text:p>0.345</text:p>
          </table:table-cell>
          <table:table-cell table:formula="of:=IF([.$K$5]=&quot;OK&quot;;(([.I170]*[.$I$5])+([.J170]*[.$J$5]));&quot;*******&quot;)" office:value-type="float" office:value="0.345">
            <text:p>0.345</text:p>
          </table:table-cell>
          <table:table-cell/>
          <table:table-cell table:style-name="ce6" table:formula="of:=[.F170]*[.G170]*[.K170]" office:value-type="float" office:value="0">
            <text:p><text:s/>$- </text:p>
          </table:table-cell>
          <table:table-cell table:style-name="ce4" table:formula="of:=[.F170]*[.G170]" office:value-type="float" office:value="0">
            <text:p><text:s/>- </text:p>
          </table:table-cell>
          <table:table-cell table:number-columns-repeated="242"/>
        </table:table-row>
        <table:table-row table:style-name="ro2">
          <table:table-cell table:style-name="ce11" table:formula="of:=DATE(YEAR([.A170]+31);MONTH([.A170]+31);1)" office:value-type="date" office:date-value="2014-02-01">
            <text:p>1-Feb-14</text:p>
          </table:table-cell>
          <table:table-cell table:formula="of:=IF([.A171]&gt;=[.$A$3];IF([.A171]&lt;=[.$A$4];1;0);0)*([.A172]-[.A171])" office:value-type="float" office:value="0">
            <text:p>0</text:p>
          </table:table-cell>
          <table:table-cell table:style-name="ce13"/>
          <table:table-cell table:formula="of:=VLOOKUP(YEAR([.$A171]);Spreads;2)+[.D159]" office:value-type="float" office:value="3.9565">
            <text:p>3.9565</text:p>
          </table:table-cell>
          <table:table-cell table:style-name="ce18"/>
          <table:table-cell table:style-name="ce4" table:formula="of:=[.$G$3]*[.B171]" office:value-type="float" office:value="0">
            <text:p><text:s/>- </text:p>
          </table:table-cell>
          <table:table-cell table:style-name="ce21" office:value-type="float" office:value="0.374185387207419">
            <text:p>0.3742 </text:p>
          </table:table-cell>
          <table:table-cell table:style-name="ce26" table:formula="of:=[.H159]+0.01" office:value-type="float" office:value="0.345">
            <text:p>0.3450 </text:p>
          </table:table-cell>
          <table:table-cell table:formula="of:=IF([.E171]=0;[.D171];[.E171])" office:value-type="float" office:value="3.9565">
            <text:p>3.9565</text:p>
          </table:table-cell>
          <table:table-cell table:formula="of:=IF([.$I$4]=0;[.H171];([.I171]+[.H171]))" office:value-type="float" office:value="0.345">
            <text:p>0.345</text:p>
          </table:table-cell>
          <table:table-cell table:formula="of:=IF([.$K$5]=&quot;OK&quot;;(([.I171]*[.$I$5])+([.J171]*[.$J$5]));&quot;*******&quot;)" office:value-type="float" office:value="0.345">
            <text:p>0.345</text:p>
          </table:table-cell>
          <table:table-cell/>
          <table:table-cell table:style-name="ce6" table:formula="of:=[.F171]*[.G171]*[.K171]" office:value-type="float" office:value="0">
            <text:p><text:s/>$- </text:p>
          </table:table-cell>
          <table:table-cell table:style-name="ce4" table:formula="of:=[.F171]*[.G171]" office:value-type="float" office:value="0">
            <text:p><text:s/>- </text:p>
          </table:table-cell>
          <table:table-cell table:number-columns-repeated="242"/>
        </table:table-row>
        <table:table-row table:style-name="ro2">
          <table:table-cell table:style-name="ce11" table:formula="of:=DATE(YEAR([.A171]+31);MONTH([.A171]+31);1)" office:value-type="date" office:date-value="2014-03-01">
            <text:p>1-Mar-14</text:p>
          </table:table-cell>
          <table:table-cell table:formula="of:=IF([.A172]&gt;=[.$A$3];IF([.A172]&lt;=[.$A$4];1;0);0)*([.A173]-[.A172])" office:value-type="float" office:value="0">
            <text:p>0</text:p>
          </table:table-cell>
          <table:table-cell table:style-name="ce13"/>
          <table:table-cell table:formula="of:=VLOOKUP(YEAR([.$A172]);Spreads;2)+[.D160]" office:value-type="float" office:value="3.8195">
            <text:p>3.8195</text:p>
          </table:table-cell>
          <table:table-cell table:style-name="ce18"/>
          <table:table-cell table:style-name="ce4" table:formula="of:=[.$G$3]*[.B172]" office:value-type="float" office:value="0">
            <text:p><text:s/>- </text:p>
          </table:table-cell>
          <table:table-cell table:style-name="ce21" office:value-type="float" office:value="0.372115913664148">
            <text:p>0.3721 </text:p>
          </table:table-cell>
          <table:table-cell table:style-name="ce26" table:formula="of:=[.H160]+0.01" office:value-type="float" office:value="0.345">
            <text:p>0.3450 </text:p>
          </table:table-cell>
          <table:table-cell table:formula="of:=IF([.E172]=0;[.D172];[.E172])" office:value-type="float" office:value="3.8195">
            <text:p>3.8195</text:p>
          </table:table-cell>
          <table:table-cell table:formula="of:=IF([.$I$4]=0;[.H172];([.I172]+[.H172]))" office:value-type="float" office:value="0.345">
            <text:p>0.345</text:p>
          </table:table-cell>
          <table:table-cell table:formula="of:=IF([.$K$5]=&quot;OK&quot;;(([.I172]*[.$I$5])+([.J172]*[.$J$5]));&quot;*******&quot;)" office:value-type="float" office:value="0.345">
            <text:p>0.345</text:p>
          </table:table-cell>
          <table:table-cell/>
          <table:table-cell table:style-name="ce6" table:formula="of:=[.F172]*[.G172]*[.K172]" office:value-type="float" office:value="0">
            <text:p><text:s/>$- </text:p>
          </table:table-cell>
          <table:table-cell table:style-name="ce4" table:formula="of:=[.F172]*[.G172]" office:value-type="float" office:value="0">
            <text:p><text:s/>- </text:p>
          </table:table-cell>
          <table:table-cell table:number-columns-repeated="242"/>
        </table:table-row>
        <table:table-row table:style-name="ro2">
          <table:table-cell table:style-name="ce11" table:formula="of:=DATE(YEAR([.A172]+31);MONTH([.A172]+31);1)" office:value-type="date" office:date-value="2014-04-01">
            <text:p>1-Apr-14</text:p>
          </table:table-cell>
          <table:table-cell table:formula="of:=IF([.A173]&gt;=[.$A$3];IF([.A173]&lt;=[.$A$4];1;0);0)*([.A174]-[.A173])" office:value-type="float" office:value="0">
            <text:p>0</text:p>
          </table:table-cell>
          <table:table-cell table:style-name="ce13"/>
          <table:table-cell table:formula="of:=VLOOKUP(YEAR([.$A173]);Spreads;2)+[.D161]" office:value-type="float" office:value="3.6765">
            <text:p>3.6765</text:p>
          </table:table-cell>
          <table:table-cell table:style-name="ce18"/>
          <table:table-cell table:style-name="ce4" table:formula="of:=[.$G$3]*[.B173]" office:value-type="float" office:value="0">
            <text:p><text:s/>- </text:p>
          </table:table-cell>
          <table:table-cell table:style-name="ce21" office:value-type="float" office:value="0.36983791912872">
            <text:p>0.3698 </text:p>
          </table:table-cell>
          <table:table-cell table:style-name="ce26" table:formula="of:=[.H161]+0.01" office:value-type="float" office:value="0.23">
            <text:p>0.2300 </text:p>
          </table:table-cell>
          <table:table-cell table:formula="of:=IF([.E173]=0;[.D173];[.E173])" office:value-type="float" office:value="3.6765">
            <text:p>3.6765</text:p>
          </table:table-cell>
          <table:table-cell table:formula="of:=IF([.$I$4]=0;[.H173];([.I173]+[.H173]))" office:value-type="float" office:value="0.23">
            <text:p>0.23</text:p>
          </table:table-cell>
          <table:table-cell table:formula="of:=IF([.$K$5]=&quot;OK&quot;;(([.I173]*[.$I$5])+([.J173]*[.$J$5]));&quot;*******&quot;)" office:value-type="float" office:value="0.23">
            <text:p>0.23</text:p>
          </table:table-cell>
          <table:table-cell/>
          <table:table-cell table:style-name="ce6" table:formula="of:=[.F173]*[.G173]*[.K173]" office:value-type="float" office:value="0">
            <text:p><text:s/>$- </text:p>
          </table:table-cell>
          <table:table-cell table:style-name="ce4" table:formula="of:=[.F173]*[.G173]" office:value-type="float" office:value="0">
            <text:p><text:s/>- </text:p>
          </table:table-cell>
          <table:table-cell table:number-columns-repeated="242"/>
        </table:table-row>
        <table:table-row table:style-name="ro2">
          <table:table-cell table:style-name="ce11" table:formula="of:=DATE(YEAR([.A173]+31);MONTH([.A173]+31);1)" office:value-type="date" office:date-value="2014-05-01">
            <text:p>1-May-14</text:p>
          </table:table-cell>
          <table:table-cell table:formula="of:=IF([.A174]&gt;=[.$A$3];IF([.A174]&lt;=[.$A$4];1;0);0)*([.A175]-[.A174])" office:value-type="float" office:value="0">
            <text:p>0</text:p>
          </table:table-cell>
          <table:table-cell table:style-name="ce13"/>
          <table:table-cell table:formula="of:=VLOOKUP(YEAR([.$A174]);Spreads;2)+[.D162]" office:value-type="float" office:value="3.6515">
            <text:p>3.6515</text:p>
          </table:table-cell>
          <table:table-cell table:style-name="ce18"/>
          <table:table-cell table:style-name="ce4" table:formula="of:=[.$G$3]*[.B174]" office:value-type="float" office:value="0">
            <text:p><text:s/>- </text:p>
          </table:table-cell>
          <table:table-cell table:style-name="ce21" office:value-type="float" office:value="0.36764654803783">
            <text:p>0.3676 </text:p>
          </table:table-cell>
          <table:table-cell table:style-name="ce26" table:formula="of:=[.H162]+0.01" office:value-type="float" office:value="0.23">
            <text:p>0.2300 </text:p>
          </table:table-cell>
          <table:table-cell table:formula="of:=IF([.E174]=0;[.D174];[.E174])" office:value-type="float" office:value="3.6515">
            <text:p>3.6515</text:p>
          </table:table-cell>
          <table:table-cell table:formula="of:=IF([.$I$4]=0;[.H174];([.I174]+[.H174]))" office:value-type="float" office:value="0.23">
            <text:p>0.23</text:p>
          </table:table-cell>
          <table:table-cell table:formula="of:=IF([.$K$5]=&quot;OK&quot;;(([.I174]*[.$I$5])+([.J174]*[.$J$5]));&quot;*******&quot;)" office:value-type="float" office:value="0.23">
            <text:p>0.23</text:p>
          </table:table-cell>
          <table:table-cell/>
          <table:table-cell table:style-name="ce6" table:formula="of:=[.F174]*[.G174]*[.K174]" office:value-type="float" office:value="0">
            <text:p><text:s/>$- </text:p>
          </table:table-cell>
          <table:table-cell table:style-name="ce4" table:formula="of:=[.F174]*[.G174]" office:value-type="float" office:value="0">
            <text:p><text:s/>- </text:p>
          </table:table-cell>
          <table:table-cell table:number-columns-repeated="242"/>
        </table:table-row>
        <table:table-row table:style-name="ro2">
          <table:table-cell table:style-name="ce11" table:formula="of:=DATE(YEAR([.A174]+31);MONTH([.A174]+31);1)" office:value-type="date" office:date-value="2014-06-01">
            <text:p>1-Jun-14</text:p>
          </table:table-cell>
          <table:table-cell table:formula="of:=IF([.A175]&gt;=[.$A$3];IF([.A175]&lt;=[.$A$4];1;0);0)*([.A176]-[.A175])" office:value-type="float" office:value="0">
            <text:p>0</text:p>
          </table:table-cell>
          <table:table-cell table:style-name="ce13"/>
          <table:table-cell table:formula="of:=VLOOKUP(YEAR([.$A175]);Spreads;2)+[.D163]" office:value-type="float" office:value="3.918">
            <text:p>3.918</text:p>
          </table:table-cell>
          <table:table-cell table:style-name="ce18"/>
          <table:table-cell table:style-name="ce4" table:formula="of:=[.$G$3]*[.B175]" office:value-type="float" office:value="0">
            <text:p><text:s/>- </text:p>
          </table:table-cell>
          <table:table-cell table:style-name="ce21" office:value-type="float" office:value="0.365395628495752">
            <text:p>0.3654 </text:p>
          </table:table-cell>
          <table:table-cell table:style-name="ce26" table:formula="of:=[.H163]+0.01" office:value-type="float" office:value="0.23">
            <text:p>0.2300 </text:p>
          </table:table-cell>
          <table:table-cell table:formula="of:=IF([.E175]=0;[.D175];[.E175])" office:value-type="float" office:value="3.918">
            <text:p>3.918</text:p>
          </table:table-cell>
          <table:table-cell table:formula="of:=IF([.$I$4]=0;[.H175];([.I175]+[.H175]))" office:value-type="float" office:value="0.23">
            <text:p>0.23</text:p>
          </table:table-cell>
          <table:table-cell table:formula="of:=IF([.$K$5]=&quot;OK&quot;;(([.I175]*[.$I$5])+([.J175]*[.$J$5]));&quot;*******&quot;)" office:value-type="float" office:value="0.23">
            <text:p>0.23</text:p>
          </table:table-cell>
          <table:table-cell/>
          <table:table-cell table:style-name="ce6" table:formula="of:=[.F175]*[.G175]*[.K175]" office:value-type="float" office:value="0">
            <text:p><text:s/>$- </text:p>
          </table:table-cell>
          <table:table-cell table:style-name="ce4" table:formula="of:=[.F175]*[.G175]" office:value-type="float" office:value="0">
            <text:p><text:s/>- </text:p>
          </table:table-cell>
          <table:table-cell table:number-columns-repeated="242"/>
        </table:table-row>
        <table:table-row table:style-name="ro2">
          <table:table-cell table:style-name="ce11" table:formula="of:=DATE(YEAR([.A175]+31);MONTH([.A175]+31);1)" office:value-type="date" office:date-value="2014-07-01">
            <text:p>1-Jul-14</text:p>
          </table:table-cell>
          <table:table-cell table:formula="of:=IF([.A176]&gt;=[.$A$3];IF([.A176]&lt;=[.$A$4];1;0);0)*([.A177]-[.A176])" office:value-type="float" office:value="0">
            <text:p>0</text:p>
          </table:table-cell>
          <table:table-cell table:style-name="ce13"/>
          <table:table-cell table:formula="of:=VLOOKUP(YEAR([.$A176]);Spreads;2)+[.D164]" office:value-type="float" office:value="3.909">
            <text:p>3.909</text:p>
          </table:table-cell>
          <table:table-cell table:style-name="ce18"/>
          <table:table-cell table:style-name="ce4" table:formula="of:=[.$G$3]*[.B176]" office:value-type="float" office:value="0">
            <text:p><text:s/>- </text:p>
          </table:table-cell>
          <table:table-cell table:style-name="ce21" office:value-type="float" office:value="0.36323030452075">
            <text:p>0.3632 </text:p>
          </table:table-cell>
          <table:table-cell table:style-name="ce26" table:formula="of:=[.H164]+0.01" office:value-type="float" office:value="0.23">
            <text:p>0.2300 </text:p>
          </table:table-cell>
          <table:table-cell table:formula="of:=IF([.E176]=0;[.D176];[.E176])" office:value-type="float" office:value="3.909">
            <text:p>3.909</text:p>
          </table:table-cell>
          <table:table-cell table:formula="of:=IF([.$I$4]=0;[.H176];([.I176]+[.H176]))" office:value-type="float" office:value="0.23">
            <text:p>0.23</text:p>
          </table:table-cell>
          <table:table-cell table:formula="of:=IF([.$K$5]=&quot;OK&quot;;(([.I176]*[.$I$5])+([.J176]*[.$J$5]));&quot;*******&quot;)" office:value-type="float" office:value="0.23">
            <text:p>0.23</text:p>
          </table:table-cell>
          <table:table-cell/>
          <table:table-cell table:style-name="ce6" table:formula="of:=[.F176]*[.G176]*[.K176]" office:value-type="float" office:value="0">
            <text:p><text:s/>$- </text:p>
          </table:table-cell>
          <table:table-cell table:style-name="ce4" table:formula="of:=[.F176]*[.G176]" office:value-type="float" office:value="0">
            <text:p><text:s/>- </text:p>
          </table:table-cell>
          <table:table-cell table:number-columns-repeated="242"/>
        </table:table-row>
        <table:table-row table:style-name="ro2">
          <table:table-cell table:style-name="ce11" table:formula="of:=DATE(YEAR([.A176]+31);MONTH([.A176]+31);1)" office:value-type="date" office:date-value="2014-08-01">
            <text:p>1-Aug-14</text:p>
          </table:table-cell>
          <table:table-cell table:formula="of:=IF([.A177]&gt;=[.$A$3];IF([.A177]&lt;=[.$A$4];1;0);0)*([.A178]-[.A177])" office:value-type="float" office:value="0">
            <text:p>0</text:p>
          </table:table-cell>
          <table:table-cell table:style-name="ce13"/>
          <table:table-cell table:formula="of:=VLOOKUP(YEAR([.$A177]);Spreads;2)+[.D165]" office:value-type="float" office:value="3.906">
            <text:p>3.906</text:p>
          </table:table-cell>
          <table:table-cell table:style-name="ce18"/>
          <table:table-cell table:style-name="ce4" table:formula="of:=[.$G$3]*[.B177]" office:value-type="float" office:value="0">
            <text:p><text:s/>- </text:p>
          </table:table-cell>
          <table:table-cell table:style-name="ce21" office:value-type="float" office:value="0.361006141627321">
            <text:p>0.3610 </text:p>
          </table:table-cell>
          <table:table-cell table:style-name="ce26" table:formula="of:=[.H165]+0.01" office:value-type="float" office:value="0.23">
            <text:p>0.2300 </text:p>
          </table:table-cell>
          <table:table-cell table:formula="of:=IF([.E177]=0;[.D177];[.E177])" office:value-type="float" office:value="3.906">
            <text:p>3.906</text:p>
          </table:table-cell>
          <table:table-cell table:formula="of:=IF([.$I$4]=0;[.H177];([.I177]+[.H177]))" office:value-type="float" office:value="0.23">
            <text:p>0.23</text:p>
          </table:table-cell>
          <table:table-cell table:formula="of:=IF([.$K$5]=&quot;OK&quot;;(([.I177]*[.$I$5])+([.J177]*[.$J$5]));&quot;*******&quot;)" office:value-type="float" office:value="0.23">
            <text:p>0.23</text:p>
          </table:table-cell>
          <table:table-cell/>
          <table:table-cell table:style-name="ce6" table:formula="of:=[.F177]*[.G177]*[.K177]" office:value-type="float" office:value="0">
            <text:p><text:s/>$- </text:p>
          </table:table-cell>
          <table:table-cell table:style-name="ce4" table:formula="of:=[.F177]*[.G177]" office:value-type="float" office:value="0">
            <text:p><text:s/>- </text:p>
          </table:table-cell>
          <table:table-cell table:number-columns-repeated="242"/>
        </table:table-row>
        <table:table-row table:style-name="ro2">
          <table:table-cell table:style-name="ce11" table:formula="of:=DATE(YEAR([.A177]+31);MONTH([.A177]+31);1)" office:value-type="date" office:date-value="2014-09-01">
            <text:p>1-Sep-14</text:p>
          </table:table-cell>
          <table:table-cell table:formula="of:=IF([.A178]&gt;=[.$A$3];IF([.A178]&lt;=[.$A$4];1;0);0)*([.A179]-[.A178])" office:value-type="float" office:value="0">
            <text:p>0</text:p>
          </table:table-cell>
          <table:table-cell table:style-name="ce13"/>
          <table:table-cell table:formula="of:=VLOOKUP(YEAR([.$A178]);Spreads;2)+[.D166]" office:value-type="float" office:value="3.893">
            <text:p>3.893</text:p>
          </table:table-cell>
          <table:table-cell table:style-name="ce18"/>
          <table:table-cell table:style-name="ce4" table:formula="of:=[.$G$3]*[.B178]" office:value-type="float" office:value="0">
            <text:p><text:s/>- </text:p>
          </table:table-cell>
          <table:table-cell table:style-name="ce21" office:value-type="float" office:value="0.358795455563332">
            <text:p>0.3588 </text:p>
          </table:table-cell>
          <table:table-cell table:style-name="ce26" table:formula="of:=[.H166]+0.01" office:value-type="float" office:value="0.23">
            <text:p>0.2300 </text:p>
          </table:table-cell>
          <table:table-cell table:formula="of:=IF([.E178]=0;[.D178];[.E178])" office:value-type="float" office:value="3.893">
            <text:p>3.893</text:p>
          </table:table-cell>
          <table:table-cell table:formula="of:=IF([.$I$4]=0;[.H178];([.I178]+[.H178]))" office:value-type="float" office:value="0.23">
            <text:p>0.23</text:p>
          </table:table-cell>
          <table:table-cell table:formula="of:=IF([.$K$5]=&quot;OK&quot;;(([.I178]*[.$I$5])+([.J178]*[.$J$5]));&quot;*******&quot;)" office:value-type="float" office:value="0.23">
            <text:p>0.23</text:p>
          </table:table-cell>
          <table:table-cell/>
          <table:table-cell table:style-name="ce6" table:formula="of:=[.F178]*[.G178]*[.K178]" office:value-type="float" office:value="0">
            <text:p><text:s/>$- </text:p>
          </table:table-cell>
          <table:table-cell table:style-name="ce4" table:formula="of:=[.F178]*[.G178]" office:value-type="float" office:value="0">
            <text:p><text:s/>- </text:p>
          </table:table-cell>
          <table:table-cell table:number-columns-repeated="242"/>
        </table:table-row>
        <table:table-row table:style-name="ro2">
          <table:table-cell table:style-name="ce11" table:formula="of:=DATE(YEAR([.A178]+31);MONTH([.A178]+31);1)" office:value-type="date" office:date-value="2014-10-01">
            <text:p>1-Oct-14</text:p>
          </table:table-cell>
          <table:table-cell table:formula="of:=IF([.A179]&gt;=[.$A$3];IF([.A179]&lt;=[.$A$4];1;0);0)*([.A180]-[.A179])" office:value-type="float" office:value="0">
            <text:p>0</text:p>
          </table:table-cell>
          <table:table-cell table:style-name="ce13"/>
          <table:table-cell table:formula="of:=VLOOKUP(YEAR([.$A179]);Spreads;2)+[.D167]" office:value-type="float" office:value="3.911">
            <text:p>3.911</text:p>
          </table:table-cell>
          <table:table-cell table:style-name="ce18"/>
          <table:table-cell table:style-name="ce4" table:formula="of:=[.$G$3]*[.B179]" office:value-type="float" office:value="0">
            <text:p><text:s/>- </text:p>
          </table:table-cell>
          <table:table-cell table:style-name="ce21" office:value-type="float" office:value="0.356668837600995">
            <text:p>0.3567 </text:p>
          </table:table-cell>
          <table:table-cell table:style-name="ce26" table:formula="of:=[.H167]+0.01" office:value-type="float" office:value="0.23">
            <text:p>0.2300 </text:p>
          </table:table-cell>
          <table:table-cell table:formula="of:=IF([.E179]=0;[.D179];[.E179])" office:value-type="float" office:value="3.911">
            <text:p>3.911</text:p>
          </table:table-cell>
          <table:table-cell table:formula="of:=IF([.$I$4]=0;[.H179];([.I179]+[.H179]))" office:value-type="float" office:value="0.23">
            <text:p>0.23</text:p>
          </table:table-cell>
          <table:table-cell table:formula="of:=IF([.$K$5]=&quot;OK&quot;;(([.I179]*[.$I$5])+([.J179]*[.$J$5]));&quot;*******&quot;)" office:value-type="float" office:value="0.23">
            <text:p>0.23</text:p>
          </table:table-cell>
          <table:table-cell/>
          <table:table-cell table:style-name="ce6" table:formula="of:=[.F179]*[.G179]*[.K179]" office:value-type="float" office:value="0">
            <text:p><text:s/>$- </text:p>
          </table:table-cell>
          <table:table-cell table:style-name="ce4" table:formula="of:=[.F179]*[.G179]" office:value-type="float" office:value="0">
            <text:p><text:s/>- </text:p>
          </table:table-cell>
          <table:table-cell table:number-columns-repeated="242"/>
        </table:table-row>
        <table:table-row table:style-name="ro2">
          <table:table-cell table:style-name="ce11" table:formula="of:=DATE(YEAR([.A179]+31);MONTH([.A179]+31);1)" office:value-type="date" office:date-value="2014-11-01">
            <text:p>1-Nov-14</text:p>
          </table:table-cell>
          <table:table-cell table:formula="of:=IF([.A180]&gt;=[.$A$3];IF([.A180]&lt;=[.$A$4];1;0);0)*([.A181]-[.A180])" office:value-type="float" office:value="0">
            <text:p>0</text:p>
          </table:table-cell>
          <table:table-cell table:style-name="ce13"/>
          <table:table-cell table:formula="of:=VLOOKUP(YEAR([.$A180]);Spreads;2)+[.D168]" office:value-type="float" office:value="4.009">
            <text:p>4.009</text:p>
          </table:table-cell>
          <table:table-cell table:style-name="ce18"/>
          <table:table-cell table:style-name="ce4" table:formula="of:=[.$G$3]*[.B180]" office:value-type="float" office:value="0">
            <text:p><text:s/>- </text:p>
          </table:table-cell>
          <table:table-cell table:style-name="ce21" office:value-type="float" office:value="0.354484435046739">
            <text:p>0.3545 </text:p>
          </table:table-cell>
          <table:table-cell table:style-name="ce26" table:formula="of:=[.H168]+0.01" office:value-type="float" office:value="0.355">
            <text:p>0.3550 </text:p>
          </table:table-cell>
          <table:table-cell table:formula="of:=IF([.E180]=0;[.D180];[.E180])" office:value-type="float" office:value="4.009">
            <text:p>4.009</text:p>
          </table:table-cell>
          <table:table-cell table:formula="of:=IF([.$I$4]=0;[.H180];([.I180]+[.H180]))" office:value-type="float" office:value="0.355">
            <text:p>0.355</text:p>
          </table:table-cell>
          <table:table-cell table:formula="of:=IF([.$K$5]=&quot;OK&quot;;(([.I180]*[.$I$5])+([.J180]*[.$J$5]));&quot;*******&quot;)" office:value-type="float" office:value="0.355">
            <text:p>0.355</text:p>
          </table:table-cell>
          <table:table-cell/>
          <table:table-cell table:style-name="ce6" table:formula="of:=[.F180]*[.G180]*[.K180]" office:value-type="float" office:value="0">
            <text:p><text:s/>$- </text:p>
          </table:table-cell>
          <table:table-cell table:style-name="ce4" table:formula="of:=[.F180]*[.G180]" office:value-type="float" office:value="0">
            <text:p><text:s/>- </text:p>
          </table:table-cell>
          <table:table-cell table:number-columns-repeated="242"/>
        </table:table-row>
        <table:table-row table:style-name="ro2">
          <table:table-cell table:style-name="ce11" table:formula="of:=DATE(YEAR([.A180]+31);MONTH([.A180]+31);1)" office:value-type="date" office:date-value="2014-12-01">
            <text:p>1-Dec-14</text:p>
          </table:table-cell>
          <table:table-cell table:formula="of:=IF([.A181]&gt;=[.$A$3];IF([.A181]&lt;=[.$A$4];1;0);0)*([.A182]-[.A181])" office:value-type="float" office:value="0">
            <text:p>0</text:p>
          </table:table-cell>
          <table:table-cell table:style-name="ce13"/>
          <table:table-cell table:formula="of:=VLOOKUP(YEAR([.$A181]);Spreads;2)+[.D169]" office:value-type="float" office:value="4.109">
            <text:p>4.109</text:p>
          </table:table-cell>
          <table:table-cell table:style-name="ce18"/>
          <table:table-cell table:style-name="ce4" table:formula="of:=[.$G$3]*[.B181]" office:value-type="float" office:value="0">
            <text:p><text:s/>- </text:p>
          </table:table-cell>
          <table:table-cell table:style-name="ce21" office:value-type="float" office:value="0.352383102714822">
            <text:p>0.3524 </text:p>
          </table:table-cell>
          <table:table-cell table:style-name="ce26" table:formula="of:=[.H169]+0.01" office:value-type="float" office:value="0.355">
            <text:p>0.3550 </text:p>
          </table:table-cell>
          <table:table-cell table:formula="of:=IF([.E181]=0;[.D181];[.E181])" office:value-type="float" office:value="4.109">
            <text:p>4.109</text:p>
          </table:table-cell>
          <table:table-cell table:formula="of:=IF([.$I$4]=0;[.H181];([.I181]+[.H181]))" office:value-type="float" office:value="0.355">
            <text:p>0.355</text:p>
          </table:table-cell>
          <table:table-cell table:formula="of:=IF([.$K$5]=&quot;OK&quot;;(([.I181]*[.$I$5])+([.J181]*[.$J$5]));&quot;*******&quot;)" office:value-type="float" office:value="0.355">
            <text:p>0.355</text:p>
          </table:table-cell>
          <table:table-cell/>
          <table:table-cell table:style-name="ce6" table:formula="of:=[.F181]*[.G181]*[.K181]" office:value-type="float" office:value="0">
            <text:p><text:s/>$- </text:p>
          </table:table-cell>
          <table:table-cell table:style-name="ce4" table:formula="of:=[.F181]*[.G181]" office:value-type="float" office:value="0">
            <text:p><text:s/>- </text:p>
          </table:table-cell>
          <table:table-cell table:number-columns-repeated="242"/>
        </table:table-row>
        <table:table-row table:style-name="ro2">
          <table:table-cell table:style-name="ce11" table:formula="of:=DATE(YEAR([.A181]+31);MONTH([.A181]+31);1)" office:value-type="date" office:date-value="2015-01-01">
            <text:p>1-Jan-15</text:p>
          </table:table-cell>
          <table:table-cell table:number-columns-repeated="5"/>
          <table:table-cell table:style-name="ce22" office:value-type="float" office:value="0.370506614773699">
            <text:p>0.3705 </text:p>
          </table:table-cell>
          <table:table-cell table:style-name="ce26"/>
          <table:table-cell table:number-columns-repeated="248"/>
        </table:table-row>
        <table:table-row table:style-name="ro2">
          <table:table-cell table:number-columns-repeated="6"/>
          <table:table-cell table:style-name="ce22" office:value-type="float" office:value="0.368541910194887">
            <text:p>0.3685 </text:p>
          </table:table-cell>
          <table:table-cell table:style-name="ce26"/>
          <table:table-cell table:number-columns-repeated="248"/>
        </table:table-row>
        <table:table-row table:style-name="ro2">
          <table:table-cell table:number-columns-repeated="6"/>
          <table:table-cell table:style-name="ce22" office:value-type="float" office:value="0.366775617698941">
            <text:p>0.3668 </text:p>
          </table:table-cell>
          <table:table-cell table:style-name="ce26"/>
          <table:table-cell table:number-columns-repeated="248"/>
        </table:table-row>
        <table:table-row table:style-name="ro2" table:number-rows-repeated="165">
          <table:table-cell table:number-columns-repeated="7"/>
          <table:table-cell table:style-name="ce26"/>
          <table:table-cell table:number-columns-repeated="248"/>
        </table:table-row>
        <table:table-row table:style-name="ro2" table:number-rows-repeated="1048226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range table:name="TABLE" table:base-cell-address="$Sheet2.$A$1" table:cell-range-address="$Swap.$AE$8:.$AE$8"/>
        </table:named-expressions>
      </table:table>
      <table:table table:name="Feeds" table:style-name="ta5" table:print="false">
        <table:table-column table:style-name="co1" table:number-columns-repeated="6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46" table:default-cell-style-name="Default"/>
        <table:table-row table:style-name="ro1">
          <table:table-cell table:style-name="ce60" office:value-type="string">
            <text:p>NYMEX FEEDS</text:p>
          </table:table-cell>
          <table:table-cell table:number-columns-repeated="8"/>
          <table:table-cell table:style-name="ce62" office:value-type="string">
            <text:p>Nymex Spreads</text:p>
          </table:table-cell>
          <table:table-cell table:number-columns-repeated="246"/>
        </table:table-row>
        <table:table-row table:style-name="ro1">
          <table:table-cell/>
          <table:table-cell table:style-name="ce14" office:value-type="string" table:number-columns-spanned="2" table:number-rows-spanned="1">
            <text:p>LIVE</text:p>
          </table:table-cell>
          <table:covered-table-cell table:style-name="ce2"/>
          <table:table-cell office:value-type="string">
            <text:p>Change</text:p>
          </table:table-cell>
          <table:table-cell table:style-name="ce14" office:value-type="string" table:number-columns-spanned="2" table:number-rows-spanned="1">
            <text:p>CLOSE</text:p>
          </table:table-cell>
          <table:covered-table-cell table:style-name="ce2"/>
          <table:table-cell table:style-name="ce5" office:value-type="string">
            <text:p>Feed</text:p>
          </table:table-cell>
          <table:table-cell table:number-columns-repeated="249"/>
        </table:table-row>
        <table:table-row table:style-name="ro1">
          <table:table-cell table:style-name="ce19" office:value-type="string">
            <text:p>8813.1</text:p>
          </table:table-cell>
          <table:table-cell table:formula="of:=DDE(&quot;TWINDDE&quot;;&quot;RSFRecord&quot;;&quot;NGc1 LAST&quot;)" office:value-type="float" office:value="4.11">
            <text:p>4.11</text:p>
          </table:table-cell>
          <table:table-cell table:formula="of:=IF([.B3]=&quot;    &quot;;0;[.B3])" office:value-type="float" office:value="4.11">
            <text:p>4.11</text:p>
          </table:table-cell>
          <table:table-cell table:number-matrix-columns-spanned="1" table:number-matrix-rows-spanned="1" table:formula="of:=DDE(&quot;TWINDDE&quot;;&quot;RSFRecord&quot;;&quot;NGc1 NET.CHNG&quot;)" office:value-type="float" office:value="-0.048">
            <text:p>-0.048</text:p>
          </table:table-cell>
          <table:table-cell table:number-matrix-columns-spanned="1" table:number-matrix-rows-spanned="1" table:formula="of:=DDE(&quot;TWINDDE&quot;;&quot;RSFRecord&quot;;&quot;NGc1 cls&quot;)" office:value-type="float" office:value="4.158">
            <text:p>4.158</text:p>
          </table:table-cell>
          <table:table-cell table:formula="of:=IF([.E3]=&quot;    &quot;;0;[.E3])" office:value-type="float" office:value="4.158">
            <text:p>4.158</text:p>
          </table:table-cell>
          <table:table-cell table:style-name="ce61" table:formula="of:=IF([.C3]&gt;0;IF([.C3]&lt;100;[.C3];[.F3]);[.F3])" office:value-type="float" office:value="4.11">
            <text:p>4.110</text:p>
          </table:table-cell>
          <table:table-cell table:number-matrix-columns-spanned="1" table:number-matrix-rows-spanned="1" table:formula="of:=DDE(&quot;TWINDDE&quot;;&quot;RSFRecord&quot;;&quot;NGK0 LAST&quot;)" office:value-type="string" office:string-value="+NA+">
            <text:p>+NA+</text:p>
          </table:table-cell>
          <table:table-cell/>
          <table:table-cell table:style-name="ce19" office:value-type="float" office:value="2001">
            <text:p>2001</text:p>
          </table:table-cell>
          <table:table-cell table:number-columns-repeated="2"/>
          <table:table-cell table:style-name="ce63"/>
          <table:table-cell table:style-name="ce64"/>
          <table:table-cell table:number-columns-repeated="242"/>
        </table:table-row>
        <table:table-row table:style-name="ro1">
          <table:table-cell table:style-name="ce19" office:value-type="string">
            <text:p>8813.2</text:p>
          </table:table-cell>
          <table:table-cell table:formula="of:=DDE(&quot;TWINDDE&quot;;&quot;RSFRecord&quot;;&quot;NGc2 LAST&quot;)" office:value-type="float" office:value="4.09">
            <text:p>4.09</text:p>
          </table:table-cell>
          <table:table-cell table:formula="of:=IF([.B4]=&quot;    &quot;;0;[.B4])" office:value-type="float" office:value="4.09">
            <text:p>4.09</text:p>
          </table:table-cell>
          <table:table-cell table:formula="of:=DDE(&quot;TWINDDE&quot;;&quot;RSFRecord&quot;;&quot;NGc2 NET.CHNG&quot;)" office:value-type="float" office:value="-0.052">
            <text:p>-0.052</text:p>
          </table:table-cell>
          <table:table-cell table:formula="of:=DDE(&quot;TWINDDE&quot;;&quot;RSFRecord&quot;;&quot;NGc2 cls&quot;)" office:value-type="float" office:value="4.142">
            <text:p>4.142</text:p>
          </table:table-cell>
          <table:table-cell table:formula="of:=IF([.E4]=&quot;    &quot;;0;[.E4])" office:value-type="float" office:value="4.142">
            <text:p>4.142</text:p>
          </table:table-cell>
          <table:table-cell table:style-name="ce61" table:formula="of:=IF([.C4]&gt;0;IF([.C4]&lt;100;[.C4];[.F4]);[.F4])" office:value-type="float" office:value="4.09">
            <text:p>4.090</text:p>
          </table:table-cell>
          <table:table-cell table:number-columns-repeated="2"/>
          <table:table-cell table:style-name="ce19" office:value-type="float" office:value="2002">
            <text:p>2002</text:p>
          </table:table-cell>
          <table:table-cell table:formula="of:=[.O43]" office:value-type="float" office:value="0.0169999999999999">
            <text:p>0.017</text:p>
          </table:table-cell>
          <table:table-cell/>
          <table:table-cell table:style-name="ce63"/>
          <table:table-cell table:style-name="ce64"/>
          <table:table-cell table:number-columns-repeated="242"/>
        </table:table-row>
        <table:table-row table:style-name="ro1">
          <table:table-cell table:style-name="ce19" office:value-type="string">
            <text:p>8813.3</text:p>
          </table:table-cell>
          <table:table-cell table:formula="of:=DDE(&quot;TWINDDE&quot;;&quot;RSFRecord&quot;;&quot;NGc3 LAST&quot;)" office:value-type="float" office:value="4.07">
            <text:p>4.07</text:p>
          </table:table-cell>
          <table:table-cell table:formula="of:=IF([.B5]=&quot;    &quot;;0;[.B5])" office:value-type="float" office:value="4.07">
            <text:p>4.07</text:p>
          </table:table-cell>
          <table:table-cell table:formula="of:=DDE(&quot;TWINDDE&quot;;&quot;RSFRecord&quot;;&quot;NGc3 NET.CHNG&quot;)" office:value-type="float" office:value="-0.05">
            <text:p>-0.05</text:p>
          </table:table-cell>
          <table:table-cell table:formula="of:=DDE(&quot;TWINDDE&quot;;&quot;RSFRecord&quot;;&quot;NGc3 cls&quot;)" office:value-type="float" office:value="4.12">
            <text:p>4.12</text:p>
          </table:table-cell>
          <table:table-cell table:formula="of:=IF([.E5]=&quot;    &quot;;0;[.E5])" office:value-type="float" office:value="4.12">
            <text:p>4.12</text:p>
          </table:table-cell>
          <table:table-cell table:style-name="ce61" table:formula="of:=IF([.C5]&gt;0;IF([.C5]&lt;100;[.C5];[.F5]);[.F5])" office:value-type="float" office:value="4.07">
            <text:p>4.070</text:p>
          </table:table-cell>
          <table:table-cell table:number-columns-repeated="2"/>
          <table:table-cell table:style-name="ce19" office:value-type="float" office:value="2003">
            <text:p>2003</text:p>
          </table:table-cell>
          <table:table-cell table:formula="of:=[.O55]" office:value-type="float" office:value="0.0425">
            <text:p>0.0425</text:p>
          </table:table-cell>
          <table:table-cell/>
          <table:table-cell table:style-name="ce63"/>
          <table:table-cell table:style-name="ce64"/>
          <table:table-cell table:number-columns-repeated="242"/>
        </table:table-row>
        <table:table-row table:style-name="ro1">
          <table:table-cell table:style-name="ce19" office:value-type="string">
            <text:p>8813.4</text:p>
          </table:table-cell>
          <table:table-cell table:formula="of:=DDE(&quot;TWINDDE&quot;;&quot;RSFRecord&quot;;&quot;NGc4 LAST&quot;)" office:value-type="float" office:value="4.06">
            <text:p>4.06</text:p>
          </table:table-cell>
          <table:table-cell table:formula="of:=IF([.B6]=&quot;    &quot;;0;[.B6])" office:value-type="float" office:value="4.06">
            <text:p>4.06</text:p>
          </table:table-cell>
          <table:table-cell table:formula="of:=DDE(&quot;TWINDDE&quot;;&quot;RSFRecord&quot;;&quot;NGc4 NET.CHNG&quot;)" office:value-type="float" office:value="-0.048">
            <text:p>-0.048</text:p>
          </table:table-cell>
          <table:table-cell table:formula="of:=DDE(&quot;TWINDDE&quot;;&quot;RSFRecord&quot;;&quot;NGc4 cls&quot;)" office:value-type="float" office:value="4.108">
            <text:p>4.108</text:p>
          </table:table-cell>
          <table:table-cell table:formula="of:=IF([.E6]=&quot;    &quot;;0;[.E6])" office:value-type="float" office:value="4.108">
            <text:p>4.108</text:p>
          </table:table-cell>
          <table:table-cell table:style-name="ce61" table:formula="of:=IF([.C6]&gt;0;IF([.C6]&lt;100;[.C6];[.F6]);[.F6])" office:value-type="float" office:value="4.06">
            <text:p>4.060</text:p>
          </table:table-cell>
          <table:table-cell table:number-columns-repeated="2"/>
          <table:table-cell table:style-name="ce19" office:value-type="float" office:value="2004">
            <text:p>2004</text:p>
          </table:table-cell>
          <table:table-cell table:formula="of:=[.O67]" office:value-type="float" office:value="0.0475000000000003">
            <text:p>0.0475</text:p>
          </table:table-cell>
          <table:table-cell/>
          <table:table-cell table:style-name="ce63"/>
          <table:table-cell table:style-name="ce64"/>
          <table:table-cell table:number-columns-repeated="242"/>
        </table:table-row>
        <table:table-row table:style-name="ro1">
          <table:table-cell table:style-name="ce19" office:value-type="string">
            <text:p>8813.5</text:p>
          </table:table-cell>
          <table:table-cell table:formula="of:=DDE(&quot;TWINDDE&quot;;&quot;RSFRecord&quot;;&quot;NGc5 LAST&quot;)" office:value-type="float" office:value="4.15">
            <text:p>4.15</text:p>
          </table:table-cell>
          <table:table-cell table:formula="of:=IF([.B7]=&quot;    &quot;;0;[.B7])" office:value-type="float" office:value="4.15">
            <text:p>4.15</text:p>
          </table:table-cell>
          <table:table-cell table:formula="of:=DDE(&quot;TWINDDE&quot;;&quot;RSFRecord&quot;;&quot;NGc5 NET.CHNG&quot;)" office:value-type="float" office:value="-0.018">
            <text:p>-0.018</text:p>
          </table:table-cell>
          <table:table-cell table:formula="of:=DDE(&quot;TWINDDE&quot;;&quot;RSFRecord&quot;;&quot;NGc5 cls&quot;)" office:value-type="float" office:value="4.168">
            <text:p>4.168</text:p>
          </table:table-cell>
          <table:table-cell table:formula="of:=IF([.E7]=&quot;    &quot;;0;[.E7])" office:value-type="float" office:value="4.168">
            <text:p>4.168</text:p>
          </table:table-cell>
          <table:table-cell table:style-name="ce61" table:formula="of:=IF([.C7]&gt;0;IF([.C7]&lt;100;[.C7];[.F7]);[.F7])" office:value-type="float" office:value="4.15">
            <text:p>4.150</text:p>
          </table:table-cell>
          <table:table-cell table:number-columns-repeated="2"/>
          <table:table-cell table:style-name="ce19" office:value-type="float" office:value="2005">
            <text:p>2005</text:p>
          </table:table-cell>
          <table:table-cell table:formula="of:=[.O79]" office:value-type="float" office:value="0.0549999999999997">
            <text:p>0.055</text:p>
          </table:table-cell>
          <table:table-cell/>
          <table:table-cell table:style-name="ce63"/>
          <table:table-cell table:style-name="ce64"/>
          <table:table-cell table:number-columns-repeated="242"/>
        </table:table-row>
        <table:table-row table:style-name="ro1">
          <table:table-cell table:style-name="ce19" office:value-type="string">
            <text:p>8813.6</text:p>
          </table:table-cell>
          <table:table-cell table:formula="of:=DDE(&quot;TWINDDE&quot;;&quot;RSFRecord&quot;;&quot;NGc6 LAST&quot;)" office:value-type="float" office:value="4.2">
            <text:p>4.2</text:p>
          </table:table-cell>
          <table:table-cell table:formula="of:=IF([.B8]=&quot;    &quot;;0;[.B8])" office:value-type="float" office:value="4.2">
            <text:p>4.2</text:p>
          </table:table-cell>
          <table:table-cell table:formula="of:=DDE(&quot;TWINDDE&quot;;&quot;RSFRecord&quot;;&quot;NGc6 NET.CHNG&quot;)" office:value-type="float" office:value="-0.04">
            <text:p>-0.04</text:p>
          </table:table-cell>
          <table:table-cell table:formula="of:=DDE(&quot;TWINDDE&quot;;&quot;RSFRecord&quot;;&quot;NGc6 cls&quot;)" office:value-type="float" office:value="4.24">
            <text:p>4.24</text:p>
          </table:table-cell>
          <table:table-cell table:formula="of:=IF([.E8]=&quot;    &quot;;0;[.E8])" office:value-type="float" office:value="4.24">
            <text:p>4.24</text:p>
          </table:table-cell>
          <table:table-cell table:style-name="ce61" table:formula="of:=IF([.C8]&gt;0;IF([.C8]&lt;100;[.C8];[.F8]);[.F8])" office:value-type="float" office:value="4.2">
            <text:p>4.200</text:p>
          </table:table-cell>
          <table:table-cell table:number-columns-repeated="2"/>
          <table:table-cell table:style-name="ce19" office:value-type="float" office:value="2006">
            <text:p>2006</text:p>
          </table:table-cell>
          <table:table-cell table:formula="of:=[.O91]" office:value-type="float" office:value="0.0600000000000001">
            <text:p>0.06</text:p>
          </table:table-cell>
          <table:table-cell/>
          <table:table-cell table:style-name="ce63" office:value-type="date" office:date-value="2000-01-01">
            <text:p>Jan-00</text:p>
          </table:table-cell>
          <table:table-cell table:style-name="ce64" office:value-type="float" office:value="2.861">
            <text:p>2.861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8813.7</text:p>
          </table:table-cell>
          <table:table-cell table:formula="of:=DDE(&quot;TWINDDE&quot;;&quot;RSFRecord&quot;;&quot;NGc7 LAST&quot;)" office:value-type="float" office:value="4.205">
            <text:p>4.205</text:p>
          </table:table-cell>
          <table:table-cell table:formula="of:=IF([.B9]=&quot;    &quot;;0;[.B9])" office:value-type="float" office:value="4.205">
            <text:p>4.205</text:p>
          </table:table-cell>
          <table:table-cell table:formula="of:=DDE(&quot;TWINDDE&quot;;&quot;RSFRecord&quot;;&quot;NGc7 NET.CHNG&quot;)" office:value-type="float" office:value="-0.027">
            <text:p>-0.027</text:p>
          </table:table-cell>
          <table:table-cell table:formula="of:=DDE(&quot;TWINDDE&quot;;&quot;RSFRecord&quot;;&quot;NGc7 cls&quot;)" office:value-type="float" office:value="4.232">
            <text:p>4.232</text:p>
          </table:table-cell>
          <table:table-cell table:formula="of:=IF([.E9]=&quot;    &quot;;0;[.E9])" office:value-type="float" office:value="4.232">
            <text:p>4.232</text:p>
          </table:table-cell>
          <table:table-cell table:style-name="ce61" table:formula="of:=IF([.C9]&gt;0;IF([.C9]&lt;100;[.C9];[.F9]);[.F9])" office:value-type="float" office:value="4.205">
            <text:p>4.205</text:p>
          </table:table-cell>
          <table:table-cell table:number-columns-repeated="2"/>
          <table:table-cell table:style-name="ce19" office:value-type="float" office:value="2007">
            <text:p>2007</text:p>
          </table:table-cell>
          <table:table-cell table:formula="of:=[.O103]" office:value-type="float" office:value="0.065">
            <text:p>0.065</text:p>
          </table:table-cell>
          <table:table-cell/>
          <table:table-cell table:style-name="ce63" office:value-type="date" office:date-value="2000-02-01">
            <text:p>Feb-00</text:p>
          </table:table-cell>
          <table:table-cell table:style-name="ce64" office:value-type="float" office:value="2.732">
            <text:p>2.732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8813.8</text:p>
          </table:table-cell>
          <table:table-cell table:formula="of:=DDE(&quot;TWINDDE&quot;;&quot;RSFRecord&quot;;&quot;NGc8 LAST&quot;)" office:value-type="float" office:value="3.995">
            <text:p>3.995</text:p>
          </table:table-cell>
          <table:table-cell table:formula="of:=IF([.B10]=&quot;    &quot;;0;[.B10])" office:value-type="float" office:value="3.995">
            <text:p>3.995</text:p>
          </table:table-cell>
          <table:table-cell table:formula="of:=DDE(&quot;TWINDDE&quot;;&quot;RSFRecord&quot;;&quot;NGc8 NET.CHNG&quot;)" office:value-type="float" office:value="-0.02">
            <text:p>-0.02</text:p>
          </table:table-cell>
          <table:table-cell table:formula="of:=DDE(&quot;TWINDDE&quot;;&quot;RSFRecord&quot;;&quot;NGc8 cls&quot;)" office:value-type="float" office:value="4.015">
            <text:p>4.015</text:p>
          </table:table-cell>
          <table:table-cell table:formula="of:=IF([.E10]=&quot;    &quot;;0;[.E10])" office:value-type="float" office:value="4.015">
            <text:p>4.015</text:p>
          </table:table-cell>
          <table:table-cell table:style-name="ce61" table:formula="of:=IF([.C10]&gt;0;IF([.C10]&lt;100;[.C10];[.F10]);[.F10])" office:value-type="float" office:value="3.995">
            <text:p>3.995</text:p>
          </table:table-cell>
          <table:table-cell table:number-columns-repeated="2"/>
          <table:table-cell table:style-name="ce19" office:value-type="float" office:value="2008">
            <text:p>2008</text:p>
          </table:table-cell>
          <table:table-cell table:formula="of:=[.O115]" office:value-type="float" office:value="0.0699999999999998">
            <text:p>0.07</text:p>
          </table:table-cell>
          <table:table-cell/>
          <table:table-cell table:style-name="ce63" office:value-type="date" office:date-value="2000-03-01">
            <text:p>Mar-00</text:p>
          </table:table-cell>
          <table:table-cell table:style-name="ce64" office:value-type="float" office:value="2.609">
            <text:p>2.609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8813.9</text:p>
          </table:table-cell>
          <table:table-cell table:formula="of:=DDE(&quot;TWINDDE&quot;;&quot;RSFRecord&quot;;&quot;NGc9 LAST&quot;)" office:value-type="float" office:value="3.77">
            <text:p>3.77</text:p>
          </table:table-cell>
          <table:table-cell table:formula="of:=IF([.B11]=&quot;    &quot;;0;[.B11])" office:value-type="float" office:value="3.77">
            <text:p>3.77</text:p>
          </table:table-cell>
          <table:table-cell table:formula="of:=DDE(&quot;TWINDDE&quot;;&quot;RSFRecord&quot;;&quot;NGc9 NET.CHNG&quot;)" office:value-type="float" office:value="-0.028">
            <text:p>-0.028</text:p>
          </table:table-cell>
          <table:table-cell table:formula="of:=DDE(&quot;TWINDDE&quot;;&quot;RSFRecord&quot;;&quot;NGc9 cls&quot;)" office:value-type="float" office:value="3.798">
            <text:p>3.798</text:p>
          </table:table-cell>
          <table:table-cell table:formula="of:=IF([.E11]=&quot;    &quot;;0;[.E11])" office:value-type="float" office:value="3.798">
            <text:p>3.798</text:p>
          </table:table-cell>
          <table:table-cell table:style-name="ce61" table:formula="of:=IF([.C11]&gt;0;IF([.C11]&lt;100;[.C11];[.F11]);[.F11])" office:value-type="float" office:value="3.77">
            <text:p>3.770</text:p>
          </table:table-cell>
          <table:table-cell table:number-columns-repeated="2"/>
          <table:table-cell table:style-name="ce19" office:value-type="float" office:value="2009">
            <text:p>2009</text:p>
          </table:table-cell>
          <table:table-cell table:formula="of:=[.O127]" office:value-type="float" office:value="0.0750000000000002">
            <text:p>0.075</text:p>
          </table:table-cell>
          <table:table-cell/>
          <table:table-cell table:style-name="ce63" office:value-type="date" office:date-value="2000-04-01">
            <text:p>Apr-00</text:p>
          </table:table-cell>
          <table:table-cell table:style-name="ce64" office:value-type="float" office:value="2.502">
            <text:p>2.502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8813.10</text:p>
          </table:table-cell>
          <table:table-cell table:formula="of:=DDE(&quot;TWINDDE&quot;;&quot;RSFRecord&quot;;&quot;NGc10 LAST&quot;)" office:value-type="float" office:value="3.57">
            <text:p>3.57</text:p>
          </table:table-cell>
          <table:table-cell table:formula="of:=IF([.B12]=&quot;    &quot;;0;[.B12])" office:value-type="float" office:value="3.57">
            <text:p>3.57</text:p>
          </table:table-cell>
          <table:table-cell table:formula="of:=DDE(&quot;TWINDDE&quot;;&quot;RSFRecord&quot;;&quot;NGc10 NET.CHNG&quot;)" office:value-type="float" office:value="-0.013">
            <text:p>-0.013</text:p>
          </table:table-cell>
          <table:table-cell table:formula="of:=DDE(&quot;TWINDDE&quot;;&quot;RSFRecord&quot;;&quot;NGc10 cls&quot;)" office:value-type="float" office:value="3.583">
            <text:p>3.583</text:p>
          </table:table-cell>
          <table:table-cell table:formula="of:=IF([.E12]=&quot;    &quot;;0;[.E12])" office:value-type="float" office:value="3.583">
            <text:p>3.583</text:p>
          </table:table-cell>
          <table:table-cell table:style-name="ce61" table:formula="of:=IF([.C12]&gt;0;IF([.C12]&lt;100;[.C12];[.F12]);[.F12])" office:value-type="float" office:value="3.57">
            <text:p>3.570</text:p>
          </table:table-cell>
          <table:table-cell table:number-columns-repeated="2"/>
          <table:table-cell table:style-name="ce19" office:value-type="float" office:value="2010">
            <text:p>2010</text:p>
          </table:table-cell>
          <table:table-cell table:formula="of:=[.O139]" office:value-type="float" office:value="0.0800000000000001">
            <text:p>0.08</text:p>
          </table:table-cell>
          <table:table-cell/>
          <table:table-cell table:style-name="ce63" office:value-type="date" office:date-value="2000-05-01">
            <text:p>May-00</text:p>
          </table:table-cell>
          <table:table-cell table:style-name="ce64" office:value-type="float" office:value="2.482">
            <text:p>2.482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8813.11</text:p>
          </table:table-cell>
          <table:table-cell table:number-matrix-columns-spanned="1" table:number-matrix-rows-spanned="1" table:formula="of:=DDE(&quot;TWINDDE&quot;;&quot;RSFRecord&quot;;&quot;NGc11 LAST&quot;)" office:value-type="float" office:value="3.445">
            <text:p>3.445</text:p>
          </table:table-cell>
          <table:table-cell table:formula="of:=IF([.B13]=&quot;    &quot;;0;[.B13])" office:value-type="float" office:value="3.445">
            <text:p>3.445</text:p>
          </table:table-cell>
          <table:table-cell table:number-matrix-columns-spanned="1" table:number-matrix-rows-spanned="1" table:formula="of:=DDE(&quot;TWINDDE&quot;;&quot;RSFRecord&quot;;&quot;NGc11 NET.CHNG&quot;)" office:value-type="float" office:value="-0.008">
            <text:p>-0.008</text:p>
          </table:table-cell>
          <table:table-cell table:number-matrix-columns-spanned="1" table:number-matrix-rows-spanned="1" table:formula="of:=DDE(&quot;TWINDDE&quot;;&quot;RSFRecord&quot;;&quot;NGc11 cls&quot;)" office:value-type="float" office:value="3.453">
            <text:p>3.453</text:p>
          </table:table-cell>
          <table:table-cell table:formula="of:=IF([.E13]=&quot;    &quot;;0;[.E13])" office:value-type="float" office:value="3.453">
            <text:p>3.453</text:p>
          </table:table-cell>
          <table:table-cell table:style-name="ce61" table:formula="of:=IF([.C13]&gt;0;IF([.C13]&lt;100;[.C13];[.F13]);[.F13])" office:value-type="float" office:value="3.445">
            <text:p>3.445</text:p>
          </table:table-cell>
          <table:table-cell table:number-columns-repeated="2"/>
          <table:table-cell table:style-name="ce19" office:value-type="float" office:value="2011">
            <text:p>2011</text:p>
          </table:table-cell>
          <table:table-cell table:formula="of:=[.O151]" office:value-type="float" office:value="0.085">
            <text:p>0.085</text:p>
          </table:table-cell>
          <table:table-cell/>
          <table:table-cell table:style-name="ce63" office:value-type="date" office:date-value="2000-06-01">
            <text:p>Jun-00</text:p>
          </table:table-cell>
          <table:table-cell table:style-name="ce64" office:value-type="float" office:value="2.5">
            <text:p>2.5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8813.12</text:p>
          </table:table-cell>
          <table:table-cell table:formula="of:=DDE(&quot;TWINDDE&quot;;&quot;RSFRecord&quot;;&quot;NGc12 LAST&quot;)" office:value-type="float" office:value="3.41">
            <text:p>3.41</text:p>
          </table:table-cell>
          <table:table-cell table:formula="of:=IF([.B14]=&quot;    &quot;;0;[.B14])" office:value-type="float" office:value="3.41">
            <text:p>3.41</text:p>
          </table:table-cell>
          <table:table-cell table:formula="of:=DDE(&quot;TWINDDE&quot;;&quot;RSFRecord&quot;;&quot;NGc12 NET.CHNG&quot;)" office:value-type="float" office:value="-0.013">
            <text:p>-0.013</text:p>
          </table:table-cell>
          <table:table-cell table:formula="of:=DDE(&quot;TWINDDE&quot;;&quot;RSFRecord&quot;;&quot;NGc12 cls&quot;)" office:value-type="float" office:value="3.423">
            <text:p>3.423</text:p>
          </table:table-cell>
          <table:table-cell table:formula="of:=IF([.E14]=&quot;    &quot;;0;[.E14])" office:value-type="float" office:value="3.423">
            <text:p>3.423</text:p>
          </table:table-cell>
          <table:table-cell table:style-name="ce61" table:formula="of:=IF([.C14]&gt;0;IF([.C14]&lt;100;[.C14];[.F14]);[.F14])" office:value-type="float" office:value="3.41">
            <text:p>3.410</text:p>
          </table:table-cell>
          <table:table-cell table:number-columns-repeated="2"/>
          <table:table-cell table:style-name="ce19" office:value-type="float" office:value="2012">
            <text:p>2012</text:p>
          </table:table-cell>
          <table:table-cell table:formula="of:=[.O163]" office:value-type="float" office:value="0.0874999999999999">
            <text:p>0.0875</text:p>
          </table:table-cell>
          <table:table-cell/>
          <table:table-cell table:style-name="ce63" office:value-type="date" office:date-value="2000-07-01">
            <text:p>Jul-00</text:p>
          </table:table-cell>
          <table:table-cell table:style-name="ce64" office:value-type="float" office:value="2.518">
            <text:p>2.518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8813.13</text:p>
          </table:table-cell>
          <table:table-cell table:formula="of:=DDE(&quot;TWINDDE&quot;;&quot;RSFRecord&quot;;&quot;NGc13 LAST&quot;)" office:value-type="float" office:value="3.4">
            <text:p>3.4</text:p>
          </table:table-cell>
          <table:table-cell table:formula="of:=IF([.B15]=&quot;    &quot;;0;[.B15])" office:value-type="float" office:value="3.4">
            <text:p>3.4</text:p>
          </table:table-cell>
          <table:table-cell table:formula="of:=DDE(&quot;TWINDDE&quot;;&quot;RSFRecord&quot;;&quot;NGc13 NET.CHNG&quot;)" office:value-type="float" office:value="-0.018">
            <text:p>-0.018</text:p>
          </table:table-cell>
          <table:table-cell table:formula="of:=DDE(&quot;TWINDDE&quot;;&quot;RSFRecord&quot;;&quot;NGc13 cls&quot;)" office:value-type="float" office:value="3.418">
            <text:p>3.418</text:p>
          </table:table-cell>
          <table:table-cell table:formula="of:=IF([.E15]=&quot;    &quot;;0;[.E15])" office:value-type="float" office:value="3.418">
            <text:p>3.418</text:p>
          </table:table-cell>
          <table:table-cell table:style-name="ce61" table:formula="of:=IF([.C15]&gt;0;IF([.C15]&lt;100;[.C15];[.F15]);[.F15])" office:value-type="float" office:value="3.4">
            <text:p>3.400</text:p>
          </table:table-cell>
          <table:table-cell table:number-columns-repeated="2"/>
          <table:table-cell table:style-name="ce19" office:value-type="float" office:value="2013">
            <text:p>2013</text:p>
          </table:table-cell>
          <table:table-cell table:formula="of:=[.O175]" office:value-type="float" office:value="0.0899999999999999">
            <text:p>0.09</text:p>
          </table:table-cell>
          <table:table-cell/>
          <table:table-cell table:style-name="ce63" office:value-type="date" office:date-value="2000-08-01">
            <text:p>Aug-00</text:p>
          </table:table-cell>
          <table:table-cell table:style-name="ce64" office:value-type="float" office:value="2.535">
            <text:p>2.535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8813.14</text:p>
          </table:table-cell>
          <table:table-cell table:formula="of:=DDE(&quot;TWINDDE&quot;;&quot;RSFRecord&quot;;&quot;NGc14 LAST&quot;)" office:value-type="float" office:value="0">
            <text:p>0</text:p>
          </table:table-cell>
          <table:table-cell table:formula="of:=IF([.B16]=&quot;    &quot;;0;[.B16])" office:value-type="float" office:value="0">
            <text:p>0</text:p>
          </table:table-cell>
          <table:table-cell table:formula="of:=DDE(&quot;TWINDDE&quot;;&quot;RSFRecord&quot;;&quot;NGc14 NET.CHNG&quot;)" office:value-type="float" office:value="-0.026">
            <text:p>-0.026</text:p>
          </table:table-cell>
          <table:table-cell table:formula="of:=DDE(&quot;TWINDDE&quot;;&quot;RSFRecord&quot;;&quot;NGc14 cls&quot;)" office:value-type="float" office:value="3.422">
            <text:p>3.422</text:p>
          </table:table-cell>
          <table:table-cell table:formula="of:=IF([.E16]=&quot;    &quot;;0;[.E16])" office:value-type="float" office:value="3.422">
            <text:p>3.422</text:p>
          </table:table-cell>
          <table:table-cell table:style-name="ce61" table:formula="of:=IF([.C16]&gt;0;IF([.C16]&lt;100;[.C16];[.F16]);[.F16])" office:value-type="float" office:value="3.422">
            <text:p>3.422</text:p>
          </table:table-cell>
          <table:table-cell table:number-columns-repeated="2"/>
          <table:table-cell table:style-name="ce19" office:value-type="float" office:value="2014">
            <text:p>2014</text:p>
          </table:table-cell>
          <table:table-cell table:formula="of:=[.O176]" office:value-type="float" office:value="0.0924999999999998">
            <text:p>0.0925</text:p>
          </table:table-cell>
          <table:table-cell/>
          <table:table-cell table:style-name="ce63" office:value-type="date" office:date-value="2000-09-01">
            <text:p>Sep-00</text:p>
          </table:table-cell>
          <table:table-cell table:style-name="ce64" office:value-type="float" office:value="2.555">
            <text:p>2.555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8813.15</text:p>
          </table:table-cell>
          <table:table-cell table:formula="of:=DDE(&quot;TWINDDE&quot;;&quot;RSFRecord&quot;;&quot;NGc15 LAST&quot;)" office:value-type="float" office:value="0">
            <text:p>0</text:p>
          </table:table-cell>
          <table:table-cell table:formula="of:=IF([.B17]=&quot;    &quot;;0;[.B17])" office:value-type="float" office:value="0">
            <text:p>0</text:p>
          </table:table-cell>
          <table:table-cell table:formula="of:=DDE(&quot;TWINDDE&quot;;&quot;RSFRecord&quot;;&quot;NGc15 NET.CHNG&quot;)" office:value-type="float" office:value="-0.03">
            <text:p>-0.03</text:p>
          </table:table-cell>
          <table:table-cell table:formula="of:=DDE(&quot;TWINDDE&quot;;&quot;RSFRecord&quot;;&quot;NGc15 cls&quot;)" office:value-type="float" office:value="3.405">
            <text:p>3.405</text:p>
          </table:table-cell>
          <table:table-cell table:formula="of:=IF([.E17]=&quot;    &quot;;0;[.E17])" office:value-type="float" office:value="3.405">
            <text:p>3.405</text:p>
          </table:table-cell>
          <table:table-cell table:style-name="ce61" table:formula="of:=IF([.C17]&gt;0;IF([.C17]&lt;100;[.C17];[.F17]);[.F17])" office:value-type="float" office:value="3.405">
            <text:p>3.405</text:p>
          </table:table-cell>
          <table:table-cell table:number-columns-repeated="5"/>
          <table:table-cell table:style-name="ce63" office:value-type="date" office:date-value="2000-10-01">
            <text:p>Oct-00</text:p>
          </table:table-cell>
          <table:table-cell table:style-name="ce64" office:value-type="float" office:value="2.587">
            <text:p>2.587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8813.16</text:p>
          </table:table-cell>
          <table:table-cell table:formula="of:=DDE(&quot;TWINDDE&quot;;&quot;RSFRecord&quot;;&quot;NGc16 LAST&quot;)" office:value-type="float" office:value="3.405">
            <text:p>3.405</text:p>
          </table:table-cell>
          <table:table-cell table:formula="of:=IF([.B18]=&quot;    &quot;;0;[.B18])" office:value-type="float" office:value="3.405">
            <text:p>3.405</text:p>
          </table:table-cell>
          <table:table-cell table:formula="of:=DDE(&quot;TWINDDE&quot;;&quot;RSFRecord&quot;;&quot;NGc16 NET.CHNG&quot;)" office:value-type="float" office:value="-0.007">
            <text:p>-0.007</text:p>
          </table:table-cell>
          <table:table-cell table:formula="of:=DDE(&quot;TWINDDE&quot;;&quot;RSFRecord&quot;;&quot;NGc16 cls&quot;)" office:value-type="float" office:value="3.412">
            <text:p>3.412</text:p>
          </table:table-cell>
          <table:table-cell table:formula="of:=IF([.E18]=&quot;    &quot;;0;[.E18])" office:value-type="float" office:value="3.412">
            <text:p>3.412</text:p>
          </table:table-cell>
          <table:table-cell table:style-name="ce61" table:formula="of:=IF([.C18]&gt;0;IF([.C18]&lt;100;[.C18];[.F18]);[.F18])" office:value-type="float" office:value="3.405">
            <text:p>3.405</text:p>
          </table:table-cell>
          <table:table-cell table:number-columns-repeated="5"/>
          <table:table-cell table:style-name="ce63" office:value-type="date" office:date-value="2000-11-01">
            <text:p>Nov-00</text:p>
          </table:table-cell>
          <table:table-cell table:style-name="ce64" office:value-type="float" office:value="2.563">
            <text:p>2.563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8813.17</text:p>
          </table:table-cell>
          <table:table-cell table:formula="of:=DDE(&quot;TWINDDE&quot;;&quot;RSFRecord&quot;;&quot;NGc17 LAST&quot;)" office:value-type="float" office:value="3.487">
            <text:p>3.487</text:p>
          </table:table-cell>
          <table:table-cell table:formula="of:=IF([.B19]=&quot;    &quot;;0;[.B19])" office:value-type="float" office:value="3.487">
            <text:p>3.487</text:p>
          </table:table-cell>
          <table:table-cell table:formula="of:=DDE(&quot;TWINDDE&quot;;&quot;RSFRecord&quot;;&quot;NGc17 NET.CHNG&quot;)" office:value-type="float" office:value="-0.01">
            <text:p>-0.01</text:p>
          </table:table-cell>
          <table:table-cell table:formula="of:=DDE(&quot;TWINDDE&quot;;&quot;RSFRecord&quot;;&quot;NGc17 cls&quot;)" office:value-type="float" office:value="3.497">
            <text:p>3.497</text:p>
          </table:table-cell>
          <table:table-cell table:formula="of:=IF([.E19]=&quot;    &quot;;0;[.E19])" office:value-type="float" office:value="3.497">
            <text:p>3.497</text:p>
          </table:table-cell>
          <table:table-cell table:style-name="ce61" table:formula="of:=IF([.C19]&gt;0;IF([.C19]&lt;100;[.C19];[.F19]);[.F19])" office:value-type="float" office:value="3.487">
            <text:p>3.487</text:p>
          </table:table-cell>
          <table:table-cell table:number-columns-repeated="5"/>
          <table:table-cell table:style-name="ce63" office:value-type="date" office:date-value="2000-12-01">
            <text:p>Dec-00</text:p>
          </table:table-cell>
          <table:table-cell table:style-name="ce64" office:value-type="float" office:value="2.693">
            <text:p>2.693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8813.18</text:p>
          </table:table-cell>
          <table:table-cell table:formula="of:=DDE(&quot;TWINDDE&quot;;&quot;RSFRecord&quot;;&quot;NGc18 LAST&quot;)" office:value-type="float" office:value="3.575">
            <text:p>3.575</text:p>
          </table:table-cell>
          <table:table-cell table:formula="of:=IF([.B20]=&quot;    &quot;;0;[.B20])" office:value-type="float" office:value="3.575">
            <text:p>3.575</text:p>
          </table:table-cell>
          <table:table-cell table:formula="of:=DDE(&quot;TWINDDE&quot;;&quot;RSFRecord&quot;;&quot;NGc18 NET.CHNG&quot;)" office:value-type="float" office:value="-0.017">
            <text:p>-0.017</text:p>
          </table:table-cell>
          <table:table-cell table:formula="of:=DDE(&quot;TWINDDE&quot;;&quot;RSFRecord&quot;;&quot;NGc18 cls&quot;)" office:value-type="float" office:value="3.592">
            <text:p>3.592</text:p>
          </table:table-cell>
          <table:table-cell table:formula="of:=IF([.E20]=&quot;    &quot;;0;[.E20])" office:value-type="float" office:value="3.592">
            <text:p>3.592</text:p>
          </table:table-cell>
          <table:table-cell table:style-name="ce61" table:formula="of:=IF([.C20]&gt;0;IF([.C20]&lt;100;[.C20];[.F20]);[.F20])" office:value-type="float" office:value="3.575">
            <text:p>3.575</text:p>
          </table:table-cell>
          <table:table-cell table:number-columns-repeated="5"/>
          <table:table-cell table:style-name="ce63" office:value-type="date" office:date-value="2001-01-01">
            <text:p>Jan-01</text:p>
          </table:table-cell>
          <table:table-cell table:style-name="ce64" office:value-type="float" office:value="2.726">
            <text:p>2.726</text:p>
          </table:table-cell>
          <table:table-cell table:formula="of:=[.N20]-[.N8]" office:value-type="float" office:value="-0.135">
            <text:p>-0.135</text:p>
          </table:table-cell>
          <table:table-cell table:number-columns-repeated="241"/>
        </table:table-row>
        <table:table-row table:style-name="ro1">
          <table:table-cell table:style-name="ce19" office:value-type="string">
            <text:p>8813.19</text:p>
          </table:table-cell>
          <table:table-cell table:formula="of:=DDE(&quot;TWINDDE&quot;;&quot;RSFRecord&quot;;&quot;NGc19 LAST&quot;)" office:value-type="float" office:value="0">
            <text:p>0</text:p>
          </table:table-cell>
          <table:table-cell table:formula="of:=IF([.B21]=&quot;    &quot;;0;[.B21])" office:value-type="float" office:value="0">
            <text:p>0</text:p>
          </table:table-cell>
          <table:table-cell table:formula="of:=DDE(&quot;TWINDDE&quot;;&quot;RSFRecord&quot;;&quot;NGc19 NET.CHNG&quot;)" office:value-type="float" office:value="-0.029">
            <text:p>-0.029</text:p>
          </table:table-cell>
          <table:table-cell table:formula="of:=DDE(&quot;TWINDDE&quot;;&quot;RSFRecord&quot;;&quot;NGc19 cls&quot;)" office:value-type="float" office:value="3.603">
            <text:p>3.603</text:p>
          </table:table-cell>
          <table:table-cell table:formula="of:=IF([.E21]=&quot;    &quot;;0;[.E21])" office:value-type="float" office:value="3.603">
            <text:p>3.603</text:p>
          </table:table-cell>
          <table:table-cell table:style-name="ce61" table:formula="of:=IF([.C21]&gt;0;IF([.C21]&lt;100;[.C21];[.F21]);[.F21])" office:value-type="float" office:value="3.603">
            <text:p>3.603</text:p>
          </table:table-cell>
          <table:table-cell table:number-columns-repeated="5"/>
          <table:table-cell table:style-name="ce63" office:value-type="date" office:date-value="2001-02-01">
            <text:p>Feb-01</text:p>
          </table:table-cell>
          <table:table-cell table:style-name="ce64" office:value-type="float" office:value="2.612">
            <text:p>2.612</text:p>
          </table:table-cell>
          <table:table-cell table:formula="of:=[.N21]-[.N9]" office:value-type="float" office:value="-0.12">
            <text:p>-0.12</text:p>
          </table:table-cell>
          <table:table-cell table:number-columns-repeated="241"/>
        </table:table-row>
        <table:table-row table:style-name="ro1">
          <table:table-cell table:style-name="ce19" office:value-type="string">
            <text:p>8813.20</text:p>
          </table:table-cell>
          <table:table-cell table:formula="of:=DDE(&quot;TWINDDE&quot;;&quot;RSFRecord&quot;;&quot;NGc20 LAST&quot;)" office:value-type="float" office:value="0">
            <text:p>0</text:p>
          </table:table-cell>
          <table:table-cell table:formula="of:=IF([.B22]=&quot;    &quot;;0;[.B22])" office:value-type="float" office:value="0">
            <text:p>0</text:p>
          </table:table-cell>
          <table:table-cell table:formula="of:=DDE(&quot;TWINDDE&quot;;&quot;RSFRecord&quot;;&quot;NGc20 NET.CHNG&quot;)" office:value-type="float" office:value="-0.028">
            <text:p>-0.028</text:p>
          </table:table-cell>
          <table:table-cell table:formula="of:=DDE(&quot;TWINDDE&quot;;&quot;RSFRecord&quot;;&quot;NGc20 cls&quot;)" office:value-type="float" office:value="3.472">
            <text:p>3.472</text:p>
          </table:table-cell>
          <table:table-cell table:formula="of:=IF([.E22]=&quot;    &quot;;0;[.E22])" office:value-type="float" office:value="3.472">
            <text:p>3.472</text:p>
          </table:table-cell>
          <table:table-cell table:style-name="ce61" table:formula="of:=IF([.C22]&gt;0;IF([.C22]&lt;100;[.C22];[.F22]);[.F22])" office:value-type="float" office:value="3.472">
            <text:p>3.472</text:p>
          </table:table-cell>
          <table:table-cell table:number-columns-repeated="5"/>
          <table:table-cell table:style-name="ce63" office:value-type="date" office:date-value="2001-03-01">
            <text:p>Mar-01</text:p>
          </table:table-cell>
          <table:table-cell table:style-name="ce64" office:value-type="float" office:value="2.506">
            <text:p>2.506</text:p>
          </table:table-cell>
          <table:table-cell table:formula="of:=[.N22]-[.N10]" office:value-type="float" office:value="-0.103">
            <text:p>-0.103</text:p>
          </table:table-cell>
          <table:table-cell table:number-columns-repeated="241"/>
        </table:table-row>
        <table:table-row table:style-name="ro1">
          <table:table-cell table:style-name="ce19" office:value-type="string">
            <text:p>8813.21</text:p>
          </table:table-cell>
          <table:table-cell table:number-matrix-columns-spanned="1" table:number-matrix-rows-spanned="1" table:formula="of:=DDE(&quot;TWINDDE&quot;;&quot;RSFRecord&quot;;&quot;NGc22 LAST&quot;)" office:value-type="float" office:value="0">
            <text:p>0</text:p>
          </table:table-cell>
          <table:table-cell table:formula="of:=IF([.B23]=&quot;    &quot;;0;[.B23])" office:value-type="float" office:value="0">
            <text:p>0</text:p>
          </table:table-cell>
          <table:table-cell table:number-matrix-columns-spanned="1" table:number-matrix-rows-spanned="1" table:formula="of:=DDE(&quot;TWINDDE&quot;;&quot;RSFRecord&quot;;&quot;NGc22 NET.CHNG&quot;)" office:value-type="float" office:value="-0.028">
            <text:p>-0.028</text:p>
          </table:table-cell>
          <table:table-cell table:number-matrix-columns-spanned="1" table:number-matrix-rows-spanned="1" table:formula="of:=DDE(&quot;TWINDDE&quot;;&quot;RSFRecord&quot;;&quot;NGc22 cls&quot;)" office:value-type="float" office:value="3.167">
            <text:p>3.167</text:p>
          </table:table-cell>
          <table:table-cell table:formula="of:=IF([.E23]=&quot;    &quot;;0;[.E23])" office:value-type="float" office:value="3.167">
            <text:p>3.167</text:p>
          </table:table-cell>
          <table:table-cell table:style-name="ce61" table:formula="of:=IF([.C23]&gt;0;IF([.C23]&lt;100;[.C23];[.F23]);[.F23])" office:value-type="float" office:value="3.167">
            <text:p>3.167</text:p>
          </table:table-cell>
          <table:table-cell table:number-columns-repeated="5"/>
          <table:table-cell table:style-name="ce63" office:value-type="date" office:date-value="2001-04-01">
            <text:p>Apr-01</text:p>
          </table:table-cell>
          <table:table-cell table:style-name="ce64" office:value-type="float" office:value="2.405">
            <text:p>2.405</text:p>
          </table:table-cell>
          <table:table-cell table:formula="of:=[.N23]-[.N11]" office:value-type="float" office:value="-0.0969999999999995">
            <text:p>-0.097</text:p>
          </table:table-cell>
          <table:table-cell table:number-columns-repeated="241"/>
        </table:table-row>
        <table:table-row table:style-name="ro1">
          <table:table-cell table:style-name="ce19" office:value-type="string">
            <text:p>8813.22</text:p>
          </table:table-cell>
          <table:table-cell table:formula="of:=DDE(&quot;TWINDDE&quot;;&quot;RSFRecord&quot;;&quot;NGc22 LAST&quot;)" office:value-type="float" office:value="0">
            <text:p>0</text:p>
          </table:table-cell>
          <table:table-cell table:formula="of:=IF([.B24]=&quot;    &quot;;0;[.B24])" office:value-type="float" office:value="0">
            <text:p>0</text:p>
          </table:table-cell>
          <table:table-cell table:formula="of:=DDE(&quot;TWINDDE&quot;;&quot;RSFRecord&quot;;&quot;NGc22 NET.CHNG&quot;)" office:value-type="float" office:value="-0.028">
            <text:p>-0.028</text:p>
          </table:table-cell>
          <table:table-cell table:formula="of:=DDE(&quot;TWINDDE&quot;;&quot;RSFRecord&quot;;&quot;NGc22 cls&quot;)" office:value-type="float" office:value="3.167">
            <text:p>3.167</text:p>
          </table:table-cell>
          <table:table-cell table:formula="of:=IF([.E24]=&quot;    &quot;;0;[.E24])" office:value-type="float" office:value="3.167">
            <text:p>3.167</text:p>
          </table:table-cell>
          <table:table-cell table:style-name="ce61" table:formula="of:=IF([.C24]&gt;0;IF([.C24]&lt;100;[.C24];[.F24]);[.F24])" office:value-type="float" office:value="3.167">
            <text:p>3.167</text:p>
          </table:table-cell>
          <table:table-cell table:number-columns-repeated="5"/>
          <table:table-cell table:style-name="ce63" office:value-type="date" office:date-value="2001-05-01">
            <text:p>May-01</text:p>
          </table:table-cell>
          <table:table-cell table:style-name="ce64" office:value-type="float" office:value="2.381">
            <text:p>2.381</text:p>
          </table:table-cell>
          <table:table-cell table:formula="of:=[.N24]-[.N12]" office:value-type="float" office:value="-0.101">
            <text:p>-0.101</text:p>
          </table:table-cell>
          <table:table-cell table:number-columns-repeated="241"/>
        </table:table-row>
        <table:table-row table:style-name="ro1">
          <table:table-cell table:style-name="ce19" office:value-type="string">
            <text:p>8813.23</text:p>
          </table:table-cell>
          <table:table-cell table:formula="of:=DDE(&quot;TWINDDE&quot;;&quot;RSFRecord&quot;;&quot;NGc23 LAST&quot;)" office:value-type="float" office:value="0">
            <text:p>0</text:p>
          </table:table-cell>
          <table:table-cell table:formula="of:=IF([.B25]=&quot;    &quot;;0;[.B25])" office:value-type="float" office:value="0">
            <text:p>0</text:p>
          </table:table-cell>
          <table:table-cell table:formula="of:=DDE(&quot;TWINDDE&quot;;&quot;RSFRecord&quot;;&quot;NGc23 NET.CHNG&quot;)" office:value-type="float" office:value="-0.028">
            <text:p>-0.028</text:p>
          </table:table-cell>
          <table:table-cell table:formula="of:=DDE(&quot;TWINDDE&quot;;&quot;RSFRecord&quot;;&quot;NGc23 cls&quot;)" office:value-type="float" office:value="3.096">
            <text:p>3.096</text:p>
          </table:table-cell>
          <table:table-cell table:formula="of:=IF([.E25]=&quot;    &quot;;0;[.E25])" office:value-type="float" office:value="3.096">
            <text:p>3.096</text:p>
          </table:table-cell>
          <table:table-cell table:style-name="ce61" table:formula="of:=IF([.C25]&gt;0;IF([.C25]&lt;100;[.C25];[.F25]);[.F25])" office:value-type="float" office:value="3.096">
            <text:p>3.096</text:p>
          </table:table-cell>
          <table:table-cell table:number-columns-repeated="5"/>
          <table:table-cell table:style-name="ce63" office:value-type="date" office:date-value="2001-06-01">
            <text:p>Jun-01</text:p>
          </table:table-cell>
          <table:table-cell table:style-name="ce64" office:value-type="float" office:value="2.395">
            <text:p>2.395</text:p>
          </table:table-cell>
          <table:table-cell table:formula="of:=[.N25]-[.N13]" office:value-type="float" office:value="-0.105">
            <text:p>-0.105</text:p>
          </table:table-cell>
          <table:table-cell table:number-columns-repeated="241"/>
        </table:table-row>
        <table:table-row table:style-name="ro1">
          <table:table-cell table:style-name="ce19" office:value-type="string">
            <text:p>8813.24</text:p>
          </table:table-cell>
          <table:table-cell table:formula="of:=DDE(&quot;TWINDDE&quot;;&quot;RSFRecord&quot;;&quot;NGc24 LAST&quot;)" office:value-type="float" office:value="0">
            <text:p>0</text:p>
          </table:table-cell>
          <table:table-cell table:formula="of:=IF([.B26]=&quot;    &quot;;0;[.B26])" office:value-type="float" office:value="0">
            <text:p>0</text:p>
          </table:table-cell>
          <table:table-cell table:formula="of:=DDE(&quot;TWINDDE&quot;;&quot;RSFRecord&quot;;&quot;NGc24 NET.CHNG&quot;)" office:value-type="float" office:value="-0.026">
            <text:p>-0.026</text:p>
          </table:table-cell>
          <table:table-cell table:formula="of:=DDE(&quot;TWINDDE&quot;;&quot;RSFRecord&quot;;&quot;NGc24 cls&quot;)" office:value-type="float" office:value="3.068">
            <text:p>3.068</text:p>
          </table:table-cell>
          <table:table-cell table:formula="of:=IF([.E26]=&quot;    &quot;;0;[.E26])" office:value-type="float" office:value="3.068">
            <text:p>3.068</text:p>
          </table:table-cell>
          <table:table-cell table:style-name="ce61" table:formula="of:=IF([.C26]&gt;0;IF([.C26]&lt;100;[.C26];[.F26]);[.F26])" office:value-type="float" office:value="3.068">
            <text:p>3.068</text:p>
          </table:table-cell>
          <table:table-cell table:number-columns-repeated="5"/>
          <table:table-cell table:style-name="ce63" office:value-type="date" office:date-value="2001-07-01">
            <text:p>Jul-01</text:p>
          </table:table-cell>
          <table:table-cell table:style-name="ce64" office:value-type="float" office:value="2.407">
            <text:p>2.407</text:p>
          </table:table-cell>
          <table:table-cell table:formula="of:=[.N26]-[.N14]" office:value-type="float" office:value="-0.111">
            <text:p>-0.111</text:p>
          </table:table-cell>
          <table:table-cell table:number-columns-repeated="241"/>
        </table:table-row>
        <table:table-row table:style-name="ro1">
          <table:table-cell table:style-name="ce19" office:value-type="string">
            <text:p>8813.25</text:p>
          </table:table-cell>
          <table:table-cell table:formula="of:=DDE(&quot;TWINDDE&quot;;&quot;RSFRecord&quot;;&quot;NGc25 LAST&quot;)" office:value-type="float" office:value="0">
            <text:p>0</text:p>
          </table:table-cell>
          <table:table-cell table:formula="of:=IF([.B27]=&quot;    &quot;;0;[.B27])" office:value-type="float" office:value="0">
            <text:p>0</text:p>
          </table:table-cell>
          <table:table-cell table:formula="of:=DDE(&quot;TWINDDE&quot;;&quot;RSFRecord&quot;;&quot;NGc25 NET.CHNG&quot;)" office:value-type="float" office:value="-0.025">
            <text:p>-0.025</text:p>
          </table:table-cell>
          <table:table-cell table:formula="of:=DDE(&quot;TWINDDE&quot;;&quot;RSFRecord&quot;;&quot;NGc25 cls&quot;)" office:value-type="float" office:value="3.059">
            <text:p>3.059</text:p>
          </table:table-cell>
          <table:table-cell table:formula="of:=IF([.E27]=&quot;    &quot;;0;[.E27])" office:value-type="float" office:value="3.059">
            <text:p>3.059</text:p>
          </table:table-cell>
          <table:table-cell table:style-name="ce61" table:formula="of:=IF([.C27]&gt;0;IF([.C27]&lt;100;[.C27];[.F27]);[.F27])" office:value-type="float" office:value="3.059">
            <text:p>3.059</text:p>
          </table:table-cell>
          <table:table-cell table:number-columns-repeated="5"/>
          <table:table-cell table:style-name="ce63" office:value-type="date" office:date-value="2001-08-01">
            <text:p>Aug-01</text:p>
          </table:table-cell>
          <table:table-cell table:style-name="ce64" office:value-type="float" office:value="2.42">
            <text:p>2.42</text:p>
          </table:table-cell>
          <table:table-cell table:formula="of:=[.N27]-[.N15]" office:value-type="float" office:value="-0.115">
            <text:p>-0.115</text:p>
          </table:table-cell>
          <table:table-cell table:number-columns-repeated="241"/>
        </table:table-row>
        <table:table-row table:style-name="ro1">
          <table:table-cell table:style-name="ce19" office:value-type="string">
            <text:p>8813.26</text:p>
          </table:table-cell>
          <table:table-cell table:formula="of:=DDE(&quot;TWINDDE&quot;;&quot;RSFRecord&quot;;&quot;NGc26 LAST&quot;)" office:value-type="float" office:value="0">
            <text:p>0</text:p>
          </table:table-cell>
          <table:table-cell table:formula="of:=IF([.B28]=&quot;    &quot;;0;[.B28])" office:value-type="float" office:value="0">
            <text:p>0</text:p>
          </table:table-cell>
          <table:table-cell table:formula="of:=DDE(&quot;TWINDDE&quot;;&quot;RSFRecord&quot;;&quot;NGc26 NET.CHNG&quot;)" office:value-type="float" office:value="-0.02">
            <text:p>-0.02</text:p>
          </table:table-cell>
          <table:table-cell table:formula="of:=DDE(&quot;TWINDDE&quot;;&quot;RSFRecord&quot;;&quot;NGc26 cls&quot;)" office:value-type="float" office:value="3.056">
            <text:p>3.056</text:p>
          </table:table-cell>
          <table:table-cell table:formula="of:=IF([.E28]=&quot;    &quot;;0;[.E28])" office:value-type="float" office:value="3.056">
            <text:p>3.056</text:p>
          </table:table-cell>
          <table:table-cell table:style-name="ce61" table:formula="of:=IF([.C28]&gt;0;IF([.C28]&lt;100;[.C28];[.F28]);[.F28])" office:value-type="float" office:value="3.056">
            <text:p>3.056</text:p>
          </table:table-cell>
          <table:table-cell table:number-columns-repeated="5"/>
          <table:table-cell table:style-name="ce63" office:value-type="date" office:date-value="2001-09-01">
            <text:p>Sep-01</text:p>
          </table:table-cell>
          <table:table-cell table:style-name="ce64" office:value-type="float" office:value="2.43">
            <text:p>2.43</text:p>
          </table:table-cell>
          <table:table-cell table:formula="of:=[.N28]-[.N16]" office:value-type="float" office:value="-0.125">
            <text:p>-0.125</text:p>
          </table:table-cell>
          <table:table-cell table:number-columns-repeated="241"/>
        </table:table-row>
        <table:table-row table:style-name="ro1">
          <table:table-cell table:style-name="ce19" office:value-type="string">
            <text:p>8813.27</text:p>
          </table:table-cell>
          <table:table-cell table:formula="of:=DDE(&quot;TWINDDE&quot;;&quot;RSFRecord&quot;;&quot;NGc27 LAST&quot;)" office:value-type="float" office:value="0">
            <text:p>0</text:p>
          </table:table-cell>
          <table:table-cell table:formula="of:=IF([.B29]=&quot;    &quot;;0;[.B29])" office:value-type="float" office:value="0">
            <text:p>0</text:p>
          </table:table-cell>
          <table:table-cell table:formula="of:=DDE(&quot;TWINDDE&quot;;&quot;RSFRecord&quot;;&quot;NGc27 NET.CHNG&quot;)" office:value-type="float" office:value="-0.023">
            <text:p>-0.023</text:p>
          </table:table-cell>
          <table:table-cell table:formula="of:=DDE(&quot;TWINDDE&quot;;&quot;RSFRecord&quot;;&quot;NGc27 cls&quot;)" office:value-type="float" office:value="3.043">
            <text:p>3.043</text:p>
          </table:table-cell>
          <table:table-cell table:formula="of:=IF([.E29]=&quot;    &quot;;0;[.E29])" office:value-type="float" office:value="3.043">
            <text:p>3.043</text:p>
          </table:table-cell>
          <table:table-cell table:style-name="ce61" table:formula="of:=IF([.C29]&gt;0;IF([.C29]&lt;100;[.C29];[.F29]);[.F29])" office:value-type="float" office:value="3.043">
            <text:p>3.043</text:p>
          </table:table-cell>
          <table:table-cell table:number-columns-repeated="5"/>
          <table:table-cell table:style-name="ce63" office:value-type="date" office:date-value="2001-10-01">
            <text:p>Oct-01</text:p>
          </table:table-cell>
          <table:table-cell table:style-name="ce64" office:value-type="float" office:value="2.46">
            <text:p>2.46</text:p>
          </table:table-cell>
          <table:table-cell table:formula="of:=[.N29]-[.N17]" office:value-type="float" office:value="-0.127">
            <text:p>-0.127</text:p>
          </table:table-cell>
          <table:table-cell table:number-columns-repeated="241"/>
        </table:table-row>
        <table:table-row table:style-name="ro1">
          <table:table-cell table:style-name="ce19" office:value-type="string">
            <text:p>8813.28</text:p>
          </table:table-cell>
          <table:table-cell table:formula="of:=DDE(&quot;TWINDDE&quot;;&quot;RSFRecord&quot;;&quot;NGc28 LAST&quot;)" office:value-type="float" office:value="0">
            <text:p>0</text:p>
          </table:table-cell>
          <table:table-cell table:formula="of:=IF([.B30]=&quot;    &quot;;0;[.B30])" office:value-type="float" office:value="0">
            <text:p>0</text:p>
          </table:table-cell>
          <table:table-cell table:formula="of:=DDE(&quot;TWINDDE&quot;;&quot;RSFRecord&quot;;&quot;NGc28 NET.CHNG&quot;)" office:value-type="float" office:value="-0.023">
            <text:p>-0.023</text:p>
          </table:table-cell>
          <table:table-cell table:formula="of:=DDE(&quot;TWINDDE&quot;;&quot;RSFRecord&quot;;&quot;NGc28 cls&quot;)" office:value-type="float" office:value="3.061">
            <text:p>3.061</text:p>
          </table:table-cell>
          <table:table-cell table:formula="of:=IF([.E30]=&quot;    &quot;;0;[.E30])" office:value-type="float" office:value="3.061">
            <text:p>3.061</text:p>
          </table:table-cell>
          <table:table-cell table:style-name="ce61" table:formula="of:=IF([.C30]&gt;0;IF([.C30]&lt;100;[.C30];[.F30]);[.F30])" office:value-type="float" office:value="3.061">
            <text:p>3.061</text:p>
          </table:table-cell>
          <table:table-cell table:number-columns-repeated="5"/>
          <table:table-cell table:style-name="ce63" office:value-type="date" office:date-value="2001-11-01">
            <text:p>Nov-01</text:p>
          </table:table-cell>
          <table:table-cell table:style-name="ce64" office:value-type="float" office:value="2.588">
            <text:p>2.588</text:p>
          </table:table-cell>
          <table:table-cell table:formula="of:=[.N30]-[.N18]" office:value-type="float" office:value="0.0249999999999999">
            <text:p>0.025</text:p>
          </table:table-cell>
          <table:table-cell table:number-columns-repeated="241"/>
        </table:table-row>
        <table:table-row table:style-name="ro1">
          <table:table-cell table:style-name="ce19" office:value-type="string">
            <text:p>8813.29</text:p>
          </table:table-cell>
          <table:table-cell table:formula="of:=DDE(&quot;TWINDDE&quot;;&quot;RSFRecord&quot;;&quot;NGc29 LAST&quot;)" office:value-type="float" office:value="0">
            <text:p>0</text:p>
          </table:table-cell>
          <table:table-cell table:formula="of:=IF([.B31]=&quot;    &quot;;0;[.B31])" office:value-type="float" office:value="0">
            <text:p>0</text:p>
          </table:table-cell>
          <table:table-cell table:formula="of:=DDE(&quot;TWINDDE&quot;;&quot;RSFRecord&quot;;&quot;NGc29 NET.CHNG&quot;)" office:value-type="float" office:value="-0.023">
            <text:p>-0.023</text:p>
          </table:table-cell>
          <table:table-cell table:formula="of:=DDE(&quot;TWINDDE&quot;;&quot;RSFRecord&quot;;&quot;NGc29 cls&quot;)" office:value-type="float" office:value="3.159">
            <text:p>3.159</text:p>
          </table:table-cell>
          <table:table-cell table:formula="of:=IF([.E31]=&quot;    &quot;;0;[.E31])" office:value-type="float" office:value="3.159">
            <text:p>3.159</text:p>
          </table:table-cell>
          <table:table-cell table:style-name="ce61" table:formula="of:=IF([.C31]&gt;0;IF([.C31]&lt;100;[.C31];[.F31]);[.F31])" office:value-type="float" office:value="3.159">
            <text:p>3.159</text:p>
          </table:table-cell>
          <table:table-cell table:number-columns-repeated="5"/>
          <table:table-cell table:style-name="ce63" office:value-type="date" office:date-value="2001-12-01">
            <text:p>Dec-01</text:p>
          </table:table-cell>
          <table:table-cell table:style-name="ce64" office:value-type="float" office:value="2.713">
            <text:p>2.713</text:p>
          </table:table-cell>
          <table:table-cell table:formula="of:=[.N31]-[.N19]" office:value-type="float" office:value="0.02">
            <text:p>0.02</text:p>
          </table:table-cell>
          <table:table-cell table:number-columns-repeated="241"/>
        </table:table-row>
        <table:table-row table:style-name="ro1">
          <table:table-cell table:style-name="ce19" office:value-type="string">
            <text:p>8813.30</text:p>
          </table:table-cell>
          <table:table-cell table:formula="of:=DDE(&quot;TWINDDE&quot;;&quot;RSFRecord&quot;;&quot;NGc30 LAST&quot;)" office:value-type="float" office:value="0">
            <text:p>0</text:p>
          </table:table-cell>
          <table:table-cell table:formula="of:=IF([.B32]=&quot;    &quot;;0;[.B32])" office:value-type="float" office:value="0">
            <text:p>0</text:p>
          </table:table-cell>
          <table:table-cell table:formula="of:=DDE(&quot;TWINDDE&quot;;&quot;RSFRecord&quot;;&quot;NGc30 NET.CHNG&quot;)" office:value-type="float" office:value="-0.023">
            <text:p>-0.023</text:p>
          </table:table-cell>
          <table:table-cell table:formula="of:=DDE(&quot;TWINDDE&quot;;&quot;RSFRecord&quot;;&quot;NGc30 cls&quot;)" office:value-type="float" office:value="3.259">
            <text:p>3.259</text:p>
          </table:table-cell>
          <table:table-cell table:formula="of:=IF([.E32]=&quot;    &quot;;0;[.E32])" office:value-type="float" office:value="3.259">
            <text:p>3.259</text:p>
          </table:table-cell>
          <table:table-cell table:style-name="ce61" table:formula="of:=IF([.C32]&gt;0;IF([.C32]&lt;100;[.C32];[.F32]);[.F32])" office:value-type="float" office:value="3.259">
            <text:p>3.259</text:p>
          </table:table-cell>
          <table:table-cell table:number-columns-repeated="5"/>
          <table:table-cell table:style-name="ce63" office:value-type="date" office:date-value="2002-01-01">
            <text:p>Jan-02</text:p>
          </table:table-cell>
          <table:table-cell table:style-name="ce64" office:value-type="float" office:value="2.74">
            <text:p>2.74</text:p>
          </table:table-cell>
          <table:table-cell table:formula="of:=[.N32]-[.N20]" office:value-type="float" office:value="0.0140000000000002">
            <text:p>0.014</text:p>
          </table:table-cell>
          <table:table-cell table:number-columns-repeated="241"/>
        </table:table-row>
        <table:table-row table:style-name="ro1">
          <table:table-cell table:style-name="ce19" office:value-type="string">
            <text:p>8813.31</text:p>
          </table:table-cell>
          <table:table-cell table:number-matrix-columns-spanned="1" table:number-matrix-rows-spanned="1" table:formula="of:=DDE(&quot;TWINDDE&quot;;&quot;RSFRecord&quot;;&quot;NGc33 LAST&quot;)" office:value-type="float" office:value="0">
            <text:p>0</text:p>
          </table:table-cell>
          <table:table-cell table:formula="of:=IF([.B33]=&quot;    &quot;;0;[.B33])" office:value-type="float" office:value="0">
            <text:p>0</text:p>
          </table:table-cell>
          <table:table-cell table:number-matrix-columns-spanned="1" table:number-matrix-rows-spanned="1" table:formula="of:=DDE(&quot;TWINDDE&quot;;&quot;RSFRecord&quot;;&quot;NGc33 NET.CHNG&quot;)" office:value-type="float" office:value="-0.023">
            <text:p>-0.023</text:p>
          </table:table-cell>
          <table:table-cell table:number-matrix-columns-spanned="1" table:number-matrix-rows-spanned="1" table:formula="of:=DDE(&quot;TWINDDE&quot;;&quot;RSFRecord&quot;;&quot;NGc33 cls&quot;)" office:value-type="float" office:value="3.012">
            <text:p>3.012</text:p>
          </table:table-cell>
          <table:table-cell table:formula="of:=IF([.E33]=&quot;    &quot;;0;[.E33])" office:value-type="float" office:value="3.012">
            <text:p>3.012</text:p>
          </table:table-cell>
          <table:table-cell table:style-name="ce61" table:formula="of:=IF([.C33]&gt;0;IF([.C33]&lt;100;[.C33];[.F33]);[.F33])" office:value-type="float" office:value="3.012">
            <text:p>3.012</text:p>
          </table:table-cell>
          <table:table-cell table:number-columns-repeated="5"/>
          <table:table-cell table:style-name="ce63" office:value-type="date" office:date-value="2002-02-01">
            <text:p>Feb-02</text:p>
          </table:table-cell>
          <table:table-cell table:style-name="ce64" office:value-type="float" office:value="2.635">
            <text:p>2.635</text:p>
          </table:table-cell>
          <table:table-cell table:formula="of:=[.N33]-[.N21]" office:value-type="float" office:value="0.0229999999999997">
            <text:p>0.023</text:p>
          </table:table-cell>
          <table:table-cell table:number-columns-repeated="241"/>
        </table:table-row>
        <table:table-row table:style-name="ro1">
          <table:table-cell table:style-name="ce19" office:value-type="string">
            <text:p>8813.32</text:p>
          </table:table-cell>
          <table:table-cell table:formula="of:=DDE(&quot;TWINDDE&quot;;&quot;RSFRecord&quot;;&quot;NGc32 LAST&quot;)" office:value-type="float" office:value="0">
            <text:p>0</text:p>
          </table:table-cell>
          <table:table-cell table:formula="of:=IF([.B34]=&quot;    &quot;;0;[.B34])" office:value-type="float" office:value="0">
            <text:p>0</text:p>
          </table:table-cell>
          <table:table-cell table:formula="of:=DDE(&quot;TWINDDE&quot;;&quot;RSFRecord&quot;;&quot;NGc32 NET.CHNG&quot;)" office:value-type="float" office:value="-0.023">
            <text:p>-0.023</text:p>
          </table:table-cell>
          <table:table-cell table:formula="of:=DDE(&quot;TWINDDE&quot;;&quot;RSFRecord&quot;;&quot;NGc32 cls&quot;)" office:value-type="float" office:value="3.149">
            <text:p>3.149</text:p>
          </table:table-cell>
          <table:table-cell table:formula="of:=IF([.E34]=&quot;    &quot;;0;[.E34])" office:value-type="float" office:value="3.149">
            <text:p>3.149</text:p>
          </table:table-cell>
          <table:table-cell table:style-name="ce61" table:formula="of:=IF([.C34]&gt;0;IF([.C34]&lt;100;[.C34];[.F34]);[.F34])" office:value-type="float" office:value="3.149">
            <text:p>3.149</text:p>
          </table:table-cell>
          <table:table-cell table:number-columns-repeated="5"/>
          <table:table-cell table:style-name="ce63" office:value-type="date" office:date-value="2002-03-01">
            <text:p>Mar-02</text:p>
          </table:table-cell>
          <table:table-cell table:style-name="ce64" office:value-type="float" office:value="2.53">
            <text:p>2.53</text:p>
          </table:table-cell>
          <table:table-cell table:formula="of:=[.N34]-[.N22]" office:value-type="float" office:value="0.024">
            <text:p>0.024</text:p>
          </table:table-cell>
          <table:table-cell table:number-columns-repeated="241"/>
        </table:table-row>
        <table:table-row table:style-name="ro1">
          <table:table-cell table:style-name="ce19" office:value-type="string">
            <text:p>8813.33</text:p>
          </table:table-cell>
          <table:table-cell table:formula="of:=DDE(&quot;TWINDDE&quot;;&quot;RSFRecord&quot;;&quot;NGc33 LAST&quot;)" office:value-type="float" office:value="0">
            <text:p>0</text:p>
          </table:table-cell>
          <table:table-cell table:formula="of:=IF([.B35]=&quot;    &quot;;0;[.B35])" office:value-type="float" office:value="0">
            <text:p>0</text:p>
          </table:table-cell>
          <table:table-cell table:formula="of:=DDE(&quot;TWINDDE&quot;;&quot;RSFRecord&quot;;&quot;NGc33 NET.CHNG&quot;)" office:value-type="float" office:value="-0.023">
            <text:p>-0.023</text:p>
          </table:table-cell>
          <table:table-cell table:formula="of:=DDE(&quot;TWINDDE&quot;;&quot;RSFRecord&quot;;&quot;NGc33 cls&quot;)" office:value-type="float" office:value="3.012">
            <text:p>3.012</text:p>
          </table:table-cell>
          <table:table-cell table:formula="of:=IF([.E35]=&quot;    &quot;;0;[.E35])" office:value-type="float" office:value="3.012">
            <text:p>3.012</text:p>
          </table:table-cell>
          <table:table-cell table:style-name="ce61" table:formula="of:=IF([.C35]&gt;0;IF([.C35]&lt;100;[.C35];[.F35]);[.F35])" office:value-type="float" office:value="3.012">
            <text:p>3.012</text:p>
          </table:table-cell>
          <table:table-cell table:number-columns-repeated="5"/>
          <table:table-cell table:style-name="ce63" office:value-type="date" office:date-value="2002-04-01">
            <text:p>Apr-02</text:p>
          </table:table-cell>
          <table:table-cell table:style-name="ce64" office:value-type="float" office:value="2.434">
            <text:p>2.434</text:p>
          </table:table-cell>
          <table:table-cell table:formula="of:=[.N35]-[.N23]" office:value-type="float" office:value="0.0289999999999999">
            <text:p>0.029</text:p>
          </table:table-cell>
          <table:table-cell table:number-columns-repeated="241"/>
        </table:table-row>
        <table:table-row table:style-name="ro1">
          <table:table-cell table:style-name="ce19" office:value-type="string">
            <text:p>8813.34</text:p>
          </table:table-cell>
          <table:table-cell table:formula="of:=DDE(&quot;TWINDDE&quot;;&quot;RSFRecord&quot;;&quot;NGc34 LAST&quot;)" office:value-type="float" office:value="0">
            <text:p>0</text:p>
          </table:table-cell>
          <table:table-cell table:formula="of:=IF([.B36]=&quot;    &quot;;0;[.B36])" office:value-type="float" office:value="0">
            <text:p>0</text:p>
          </table:table-cell>
          <table:table-cell table:formula="of:=DDE(&quot;TWINDDE&quot;;&quot;RSFRecord&quot;;&quot;NGc34 NET.CHNG&quot;)" office:value-type="float" office:value="-0.023">
            <text:p>-0.023</text:p>
          </table:table-cell>
          <table:table-cell table:formula="of:=DDE(&quot;TWINDDE&quot;;&quot;RSFRecord&quot;;&quot;NGc34 cls&quot;)" office:value-type="float" office:value="2.869">
            <text:p>2.869</text:p>
          </table:table-cell>
          <table:table-cell table:formula="of:=IF([.E36]=&quot;    &quot;;0;[.E36])" office:value-type="float" office:value="2.869">
            <text:p>2.869</text:p>
          </table:table-cell>
          <table:table-cell table:style-name="ce61" table:formula="of:=IF([.C36]&gt;0;IF([.C36]&lt;100;[.C36];[.F36]);[.F36])" office:value-type="float" office:value="2.869">
            <text:p>2.869</text:p>
          </table:table-cell>
          <table:table-cell table:number-columns-repeated="5"/>
          <table:table-cell table:style-name="ce63" office:value-type="date" office:date-value="2002-05-01">
            <text:p>May-02</text:p>
          </table:table-cell>
          <table:table-cell table:style-name="ce64" office:value-type="float" office:value="2.413">
            <text:p>2.413</text:p>
          </table:table-cell>
          <table:table-cell table:formula="of:=[.N36]-[.N24]" office:value-type="float" office:value="0.032">
            <text:p>0.032</text:p>
          </table:table-cell>
          <table:table-cell table:number-columns-repeated="241"/>
        </table:table-row>
        <table:table-row table:style-name="ro1">
          <table:table-cell table:style-name="ce19" office:value-type="string">
            <text:p>8813.35</text:p>
          </table:table-cell>
          <table:table-cell table:formula="of:=DDE(&quot;TWINDDE&quot;;&quot;RSFRecord&quot;;&quot;NGc35 LAST&quot;)" office:value-type="float" office:value="0">
            <text:p>0</text:p>
          </table:table-cell>
          <table:table-cell table:formula="of:=IF([.B37]=&quot;    &quot;;0;[.B37])" office:value-type="float" office:value="0">
            <text:p>0</text:p>
          </table:table-cell>
          <table:table-cell table:formula="of:=DDE(&quot;TWINDDE&quot;;&quot;RSFRecord&quot;;&quot;NGc35 NET.CHNG&quot;)" office:value-type="float" office:value="-0.023">
            <text:p>-0.023</text:p>
          </table:table-cell>
          <table:table-cell table:formula="of:=DDE(&quot;TWINDDE&quot;;&quot;RSFRecord&quot;;&quot;NGc35 cls&quot;)" office:value-type="float" office:value="2.844">
            <text:p>2.844</text:p>
          </table:table-cell>
          <table:table-cell table:formula="of:=IF([.E37]=&quot;    &quot;;0;[.E37])" office:value-type="float" office:value="2.844">
            <text:p>2.844</text:p>
          </table:table-cell>
          <table:table-cell table:style-name="ce61" table:formula="of:=IF([.C37]&gt;0;IF([.C37]&lt;100;[.C37];[.F37]);[.F37])" office:value-type="float" office:value="2.844">
            <text:p>2.844</text:p>
          </table:table-cell>
          <table:table-cell table:number-columns-repeated="5"/>
          <table:table-cell table:style-name="ce63" office:value-type="date" office:date-value="2002-06-01">
            <text:p>Jun-02</text:p>
          </table:table-cell>
          <table:table-cell table:style-name="ce64" office:value-type="float" office:value="2.42">
            <text:p>2.42</text:p>
          </table:table-cell>
          <table:table-cell table:formula="of:=[.N37]-[.N25]" office:value-type="float" office:value="0.0249999999999999">
            <text:p>0.025</text:p>
          </table:table-cell>
          <table:table-cell table:number-columns-repeated="241"/>
        </table:table-row>
        <table:table-row table:style-name="ro1">
          <table:table-cell table:style-name="ce19" office:value-type="string">
            <text:p>8813.36</text:p>
          </table:table-cell>
          <table:table-cell table:formula="of:=DDE(&quot;TWINDDE&quot;;&quot;RSFRecord&quot;;&quot;NGc36 LAST&quot;)" office:value-type="float" office:value="0">
            <text:p>0</text:p>
          </table:table-cell>
          <table:table-cell table:formula="of:=IF([.B38]=&quot;    &quot;;0;[.B38])" office:value-type="float" office:value="0">
            <text:p>0</text:p>
          </table:table-cell>
          <table:table-cell table:formula="of:=DDE(&quot;TWINDDE&quot;;&quot;RSFRecord&quot;;&quot;NGc36 NET.CHNG&quot;)" office:value-type="float" office:value="-0.023">
            <text:p>-0.023</text:p>
          </table:table-cell>
          <table:table-cell table:formula="of:=DDE(&quot;TWINDDE&quot;;&quot;RSFRecord&quot;;&quot;NGc36 cls&quot;)" office:value-type="float" office:value="2.849">
            <text:p>2.849</text:p>
          </table:table-cell>
          <table:table-cell table:formula="of:=IF([.E38]=&quot;    &quot;;0;[.E38])" office:value-type="float" office:value="2.849">
            <text:p>2.849</text:p>
          </table:table-cell>
          <table:table-cell table:style-name="ce61" table:formula="of:=IF([.C38]&gt;0;IF([.C38]&lt;100;[.C38];[.F38]);[.F38])" office:value-type="float" office:value="2.849">
            <text:p>2.849</text:p>
          </table:table-cell>
          <table:table-cell table:number-columns-repeated="5"/>
          <table:table-cell table:style-name="ce63" office:value-type="date" office:date-value="2002-07-01">
            <text:p>Jul-02</text:p>
          </table:table-cell>
          <table:table-cell table:style-name="ce64" office:value-type="float" office:value="2.426">
            <text:p>2.426</text:p>
          </table:table-cell>
          <table:table-cell table:formula="of:=[.N38]-[.N26]" office:value-type="float" office:value="0.0190000000000001">
            <text:p>0.019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2-08-01">
            <text:p>Aug-02</text:p>
          </table:table-cell>
          <table:table-cell table:style-name="ce64" office:value-type="float" office:value="2.434">
            <text:p>2.434</text:p>
          </table:table-cell>
          <table:table-cell table:formula="of:=[.N39]-[.N27]" office:value-type="float" office:value="0.0140000000000002">
            <text:p>0.014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2-09-01">
            <text:p>Sep-02</text:p>
          </table:table-cell>
          <table:table-cell table:style-name="ce64" office:value-type="float" office:value="2.437">
            <text:p>2.437</text:p>
          </table:table-cell>
          <table:table-cell table:formula="of:=[.N40]-[.N28]" office:value-type="float" office:value="0.00699999999999967">
            <text:p>0.007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2-10-01">
            <text:p>Oct-02</text:p>
          </table:table-cell>
          <table:table-cell table:style-name="ce64" office:value-type="float" office:value="2.47">
            <text:p>2.47</text:p>
          </table:table-cell>
          <table:table-cell table:formula="of:=[.N41]-[.N29]" office:value-type="float" office:value="0.0100000000000002">
            <text:p>0.01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2-11-01">
            <text:p>Nov-02</text:p>
          </table:table-cell>
          <table:table-cell table:style-name="ce64" office:value-type="float" office:value="2.607">
            <text:p>2.607</text:p>
          </table:table-cell>
          <table:table-cell table:formula="of:=[.N42]-[.N30]" office:value-type="float" office:value="0.0190000000000001">
            <text:p>0.019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2-12-01">
            <text:p>Dec-02</text:p>
          </table:table-cell>
          <table:table-cell table:style-name="ce64" office:value-type="float" office:value="2.73">
            <text:p>2.73</text:p>
          </table:table-cell>
          <table:table-cell table:formula="of:=[.N43]-[.N31]" office:value-type="float" office:value="0.0169999999999999">
            <text:p>0.017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3-01-01">
            <text:p>Jan-03</text:p>
          </table:table-cell>
          <table:table-cell table:style-name="ce64" office:value-type="float" office:value="2.76">
            <text:p>2.76</text:p>
          </table:table-cell>
          <table:table-cell table:formula="of:=[.N44]-[.N32]" office:value-type="float" office:value="0.0199999999999996">
            <text:p>0.02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3-02-01">
            <text:p>Feb-03</text:p>
          </table:table-cell>
          <table:table-cell table:style-name="ce64" office:value-type="float" office:value="2.6775">
            <text:p>2.6775</text:p>
          </table:table-cell>
          <table:table-cell table:formula="of:=[.N45]-[.N33]" office:value-type="float" office:value="0.0425000000000004">
            <text:p>0.042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3-03-01">
            <text:p>Mar-03</text:p>
          </table:table-cell>
          <table:table-cell table:style-name="ce64" office:value-type="float" office:value="2.5725">
            <text:p>2.5725</text:p>
          </table:table-cell>
          <table:table-cell table:formula="of:=[.N46]-[.N34]" office:value-type="float" office:value="0.0424999999999995">
            <text:p>0.042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3-04-01">
            <text:p>Apr-03</text:p>
          </table:table-cell>
          <table:table-cell table:style-name="ce64" office:value-type="float" office:value="2.4765">
            <text:p>2.4765</text:p>
          </table:table-cell>
          <table:table-cell table:formula="of:=[.N47]-[.N35]" office:value-type="float" office:value="0.0425">
            <text:p>0.042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3-05-01">
            <text:p>May-03</text:p>
          </table:table-cell>
          <table:table-cell table:style-name="ce64" office:value-type="float" office:value="2.4555">
            <text:p>2.4555</text:p>
          </table:table-cell>
          <table:table-cell table:formula="of:=[.N48]-[.N36]" office:value-type="float" office:value="0.0424999999999995">
            <text:p>0.042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3-06-01">
            <text:p>Jun-03</text:p>
          </table:table-cell>
          <table:table-cell table:style-name="ce64" office:value-type="float" office:value="2.4625">
            <text:p>2.4625</text:p>
          </table:table-cell>
          <table:table-cell table:formula="of:=[.N49]-[.N37]" office:value-type="float" office:value="0.0425">
            <text:p>0.042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3-07-01">
            <text:p>Jul-03</text:p>
          </table:table-cell>
          <table:table-cell table:style-name="ce64" office:value-type="float" office:value="2.4685">
            <text:p>2.4685</text:p>
          </table:table-cell>
          <table:table-cell table:formula="of:=[.N50]-[.N38]" office:value-type="float" office:value="0.0425">
            <text:p>0.042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3-08-01">
            <text:p>Aug-03</text:p>
          </table:table-cell>
          <table:table-cell table:style-name="ce64" office:value-type="float" office:value="2.4765">
            <text:p>2.4765</text:p>
          </table:table-cell>
          <table:table-cell table:formula="of:=[.N51]-[.N39]" office:value-type="float" office:value="0.0425">
            <text:p>0.042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3-09-01">
            <text:p>Sep-03</text:p>
          </table:table-cell>
          <table:table-cell table:style-name="ce64" office:value-type="float" office:value="2.4795">
            <text:p>2.4795</text:p>
          </table:table-cell>
          <table:table-cell table:formula="of:=[.N52]-[.N40]" office:value-type="float" office:value="0.0425">
            <text:p>0.042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3-10-01">
            <text:p>Oct-03</text:p>
          </table:table-cell>
          <table:table-cell table:style-name="ce64" office:value-type="float" office:value="2.5125">
            <text:p>2.5125</text:p>
          </table:table-cell>
          <table:table-cell table:formula="of:=[.N53]-[.N41]" office:value-type="float" office:value="0.0425">
            <text:p>0.042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3-11-01">
            <text:p>Nov-03</text:p>
          </table:table-cell>
          <table:table-cell table:style-name="ce64" office:value-type="float" office:value="2.6495">
            <text:p>2.6495</text:p>
          </table:table-cell>
          <table:table-cell table:formula="of:=[.N54]-[.N42]" office:value-type="float" office:value="0.0425">
            <text:p>0.042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3-12-01">
            <text:p>Dec-03</text:p>
          </table:table-cell>
          <table:table-cell table:style-name="ce64" office:value-type="float" office:value="2.7725">
            <text:p>2.7725</text:p>
          </table:table-cell>
          <table:table-cell table:formula="of:=[.N55]-[.N43]" office:value-type="float" office:value="0.0425">
            <text:p>0.042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4-01-01">
            <text:p>Jan-04</text:p>
          </table:table-cell>
          <table:table-cell table:style-name="ce64" office:value-type="float" office:value="2.8075">
            <text:p>2.8075</text:p>
          </table:table-cell>
          <table:table-cell table:formula="of:=[.N56]-[.N44]" office:value-type="float" office:value="0.0475000000000003">
            <text:p>0.04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4-02-01">
            <text:p>Feb-04</text:p>
          </table:table-cell>
          <table:table-cell table:style-name="ce64" office:value-type="float" office:value="2.725">
            <text:p>2.725</text:p>
          </table:table-cell>
          <table:table-cell table:formula="of:=[.N57]-[.N45]" office:value-type="float" office:value="0.0474999999999999">
            <text:p>0.04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4-03-01">
            <text:p>Mar-04</text:p>
          </table:table-cell>
          <table:table-cell table:style-name="ce64" office:value-type="float" office:value="2.62">
            <text:p>2.62</text:p>
          </table:table-cell>
          <table:table-cell table:formula="of:=[.N58]-[.N46]" office:value-type="float" office:value="0.0475000000000003">
            <text:p>0.04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4-04-01">
            <text:p>Apr-04</text:p>
          </table:table-cell>
          <table:table-cell table:style-name="ce64" office:value-type="float" office:value="2.524">
            <text:p>2.524</text:p>
          </table:table-cell>
          <table:table-cell table:formula="of:=[.N59]-[.N47]" office:value-type="float" office:value="0.0474999999999999">
            <text:p>0.04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4-05-01">
            <text:p>May-04</text:p>
          </table:table-cell>
          <table:table-cell table:style-name="ce64" office:value-type="float" office:value="2.503">
            <text:p>2.503</text:p>
          </table:table-cell>
          <table:table-cell table:formula="of:=[.N60]-[.N48]" office:value-type="float" office:value="0.0475000000000003">
            <text:p>0.04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4-06-01">
            <text:p>Jun-04</text:p>
          </table:table-cell>
          <table:table-cell table:style-name="ce64" office:value-type="float" office:value="2.51">
            <text:p>2.51</text:p>
          </table:table-cell>
          <table:table-cell table:formula="of:=[.N61]-[.N49]" office:value-type="float" office:value="0.0474999999999999">
            <text:p>0.04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4-07-01">
            <text:p>Jul-04</text:p>
          </table:table-cell>
          <table:table-cell table:style-name="ce64" office:value-type="float" office:value="2.516">
            <text:p>2.516</text:p>
          </table:table-cell>
          <table:table-cell table:formula="of:=[.N62]-[.N50]" office:value-type="float" office:value="0.0474999999999999">
            <text:p>0.04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4-08-01">
            <text:p>Aug-04</text:p>
          </table:table-cell>
          <table:table-cell table:style-name="ce64" office:value-type="float" office:value="2.524">
            <text:p>2.524</text:p>
          </table:table-cell>
          <table:table-cell table:formula="of:=[.N63]-[.N51]" office:value-type="float" office:value="0.0474999999999999">
            <text:p>0.04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4-09-01">
            <text:p>Sep-04</text:p>
          </table:table-cell>
          <table:table-cell table:style-name="ce64" office:value-type="float" office:value="2.527">
            <text:p>2.527</text:p>
          </table:table-cell>
          <table:table-cell table:formula="of:=[.N64]-[.N52]" office:value-type="float" office:value="0.0475000000000003">
            <text:p>0.04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4-10-01">
            <text:p>Oct-04</text:p>
          </table:table-cell>
          <table:table-cell table:style-name="ce64" office:value-type="float" office:value="2.56">
            <text:p>2.56</text:p>
          </table:table-cell>
          <table:table-cell table:formula="of:=[.N65]-[.N53]" office:value-type="float" office:value="0.0474999999999999">
            <text:p>0.04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4-11-01">
            <text:p>Nov-04</text:p>
          </table:table-cell>
          <table:table-cell table:style-name="ce64" office:value-type="float" office:value="2.697">
            <text:p>2.697</text:p>
          </table:table-cell>
          <table:table-cell table:formula="of:=[.N66]-[.N54]" office:value-type="float" office:value="0.0474999999999999">
            <text:p>0.04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4-12-01">
            <text:p>Dec-04</text:p>
          </table:table-cell>
          <table:table-cell table:style-name="ce64" office:value-type="float" office:value="2.82">
            <text:p>2.82</text:p>
          </table:table-cell>
          <table:table-cell table:formula="of:=[.N67]-[.N55]" office:value-type="float" office:value="0.0475000000000003">
            <text:p>0.04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5-01-01">
            <text:p>Jan-05</text:p>
          </table:table-cell>
          <table:table-cell table:style-name="ce64" office:value-type="float" office:value="2.8625">
            <text:p>2.8625</text:p>
          </table:table-cell>
          <table:table-cell table:formula="of:=[.N68]-[.N56]" office:value-type="float" office:value="0.0549999999999997">
            <text:p>0.05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5-02-01">
            <text:p>Feb-05</text:p>
          </table:table-cell>
          <table:table-cell table:style-name="ce64" office:value-type="float" office:value="2.78">
            <text:p>2.78</text:p>
          </table:table-cell>
          <table:table-cell table:formula="of:=[.N69]-[.N57]" office:value-type="float" office:value="0.0550000000000002">
            <text:p>0.05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5-03-01">
            <text:p>Mar-05</text:p>
          </table:table-cell>
          <table:table-cell table:style-name="ce64" office:value-type="float" office:value="2.675">
            <text:p>2.675</text:p>
          </table:table-cell>
          <table:table-cell table:formula="of:=[.N70]-[.N58]" office:value-type="float" office:value="0.0549999999999997">
            <text:p>0.05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5-04-01">
            <text:p>Apr-05</text:p>
          </table:table-cell>
          <table:table-cell table:style-name="ce64" office:value-type="float" office:value="2.579">
            <text:p>2.579</text:p>
          </table:table-cell>
          <table:table-cell table:formula="of:=[.N71]-[.N59]" office:value-type="float" office:value="0.0549999999999997">
            <text:p>0.05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5-05-01">
            <text:p>May-05</text:p>
          </table:table-cell>
          <table:table-cell table:style-name="ce64" office:value-type="float" office:value="2.558">
            <text:p>2.558</text:p>
          </table:table-cell>
          <table:table-cell table:formula="of:=[.N72]-[.N60]" office:value-type="float" office:value="0.0549999999999997">
            <text:p>0.05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5-06-01">
            <text:p>Jun-05</text:p>
          </table:table-cell>
          <table:table-cell table:style-name="ce64" office:value-type="float" office:value="2.565">
            <text:p>2.565</text:p>
          </table:table-cell>
          <table:table-cell table:formula="of:=[.N73]-[.N61]" office:value-type="float" office:value="0.0550000000000002">
            <text:p>0.05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5-07-01">
            <text:p>Jul-05</text:p>
          </table:table-cell>
          <table:table-cell table:style-name="ce64" office:value-type="float" office:value="2.571">
            <text:p>2.571</text:p>
          </table:table-cell>
          <table:table-cell table:formula="of:=[.N74]-[.N62]" office:value-type="float" office:value="0.0550000000000002">
            <text:p>0.05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5-08-01">
            <text:p>Aug-05</text:p>
          </table:table-cell>
          <table:table-cell table:style-name="ce64" office:value-type="float" office:value="2.579">
            <text:p>2.579</text:p>
          </table:table-cell>
          <table:table-cell table:formula="of:=[.N75]-[.N63]" office:value-type="float" office:value="0.0549999999999997">
            <text:p>0.05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5-09-01">
            <text:p>Sep-05</text:p>
          </table:table-cell>
          <table:table-cell table:style-name="ce64" office:value-type="float" office:value="2.582">
            <text:p>2.582</text:p>
          </table:table-cell>
          <table:table-cell table:formula="of:=[.N76]-[.N64]" office:value-type="float" office:value="0.0549999999999997">
            <text:p>0.05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5-10-01">
            <text:p>Oct-05</text:p>
          </table:table-cell>
          <table:table-cell table:style-name="ce64" office:value-type="float" office:value="2.615">
            <text:p>2.615</text:p>
          </table:table-cell>
          <table:table-cell table:formula="of:=[.N77]-[.N65]" office:value-type="float" office:value="0.0550000000000002">
            <text:p>0.05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5-11-01">
            <text:p>Nov-05</text:p>
          </table:table-cell>
          <table:table-cell table:style-name="ce64" office:value-type="float" office:value="2.752">
            <text:p>2.752</text:p>
          </table:table-cell>
          <table:table-cell table:formula="of:=[.N78]-[.N66]" office:value-type="float" office:value="0.0549999999999997">
            <text:p>0.05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5-12-01">
            <text:p>Dec-05</text:p>
          </table:table-cell>
          <table:table-cell table:style-name="ce64" office:value-type="float" office:value="2.875">
            <text:p>2.875</text:p>
          </table:table-cell>
          <table:table-cell table:formula="of:=[.N79]-[.N67]" office:value-type="float" office:value="0.0549999999999997">
            <text:p>0.05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6-01-01">
            <text:p>Jan-06</text:p>
          </table:table-cell>
          <table:table-cell table:style-name="ce64" office:value-type="float" office:value="2.9225">
            <text:p>2.9225</text:p>
          </table:table-cell>
          <table:table-cell table:formula="of:=[.N80]-[.N68]" office:value-type="float" office:value="0.0600000000000005">
            <text:p>0.06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6-02-01">
            <text:p>Feb-06</text:p>
          </table:table-cell>
          <table:table-cell table:style-name="ce64" office:value-type="float" office:value="2.84">
            <text:p>2.84</text:p>
          </table:table-cell>
          <table:table-cell table:formula="of:=[.N81]-[.N69]" office:value-type="float" office:value="0.0599999999999996">
            <text:p>0.06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6-03-01">
            <text:p>Mar-06</text:p>
          </table:table-cell>
          <table:table-cell table:style-name="ce64" office:value-type="float" office:value="2.735">
            <text:p>2.735</text:p>
          </table:table-cell>
          <table:table-cell table:formula="of:=[.N82]-[.N70]" office:value-type="float" office:value="0.0600000000000001">
            <text:p>0.06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6-04-01">
            <text:p>Apr-06</text:p>
          </table:table-cell>
          <table:table-cell table:style-name="ce64" office:value-type="float" office:value="2.639">
            <text:p>2.639</text:p>
          </table:table-cell>
          <table:table-cell table:formula="of:=[.N83]-[.N71]" office:value-type="float" office:value="0.0600000000000005">
            <text:p>0.06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6-05-01">
            <text:p>May-06</text:p>
          </table:table-cell>
          <table:table-cell table:style-name="ce64" office:value-type="float" office:value="2.618">
            <text:p>2.618</text:p>
          </table:table-cell>
          <table:table-cell table:formula="of:=[.N84]-[.N72]" office:value-type="float" office:value="0.0600000000000001">
            <text:p>0.06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6-06-01">
            <text:p>Jun-06</text:p>
          </table:table-cell>
          <table:table-cell table:style-name="ce64" office:value-type="float" office:value="2.625">
            <text:p>2.625</text:p>
          </table:table-cell>
          <table:table-cell table:formula="of:=[.N85]-[.N73]" office:value-type="float" office:value="0.0600000000000001">
            <text:p>0.06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6-07-01">
            <text:p>Jul-06</text:p>
          </table:table-cell>
          <table:table-cell table:style-name="ce64" office:value-type="float" office:value="2.631">
            <text:p>2.631</text:p>
          </table:table-cell>
          <table:table-cell table:formula="of:=[.N86]-[.N74]" office:value-type="float" office:value="0.0600000000000001">
            <text:p>0.06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6-08-01">
            <text:p>Aug-06</text:p>
          </table:table-cell>
          <table:table-cell table:style-name="ce64" office:value-type="float" office:value="2.639">
            <text:p>2.639</text:p>
          </table:table-cell>
          <table:table-cell table:formula="of:=[.N87]-[.N75]" office:value-type="float" office:value="0.0600000000000005">
            <text:p>0.06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6-09-01">
            <text:p>Sep-06</text:p>
          </table:table-cell>
          <table:table-cell table:style-name="ce64" office:value-type="float" office:value="2.642">
            <text:p>2.642</text:p>
          </table:table-cell>
          <table:table-cell table:formula="of:=[.N88]-[.N76]" office:value-type="float" office:value="0.0600000000000001">
            <text:p>0.06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6-10-01">
            <text:p>Oct-06</text:p>
          </table:table-cell>
          <table:table-cell table:style-name="ce64" office:value-type="float" office:value="2.675">
            <text:p>2.675</text:p>
          </table:table-cell>
          <table:table-cell table:formula="of:=[.N89]-[.N77]" office:value-type="float" office:value="0.0599999999999996">
            <text:p>0.06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6-11-01">
            <text:p>Nov-06</text:p>
          </table:table-cell>
          <table:table-cell table:style-name="ce64" office:value-type="float" office:value="2.812">
            <text:p>2.812</text:p>
          </table:table-cell>
          <table:table-cell table:formula="of:=[.N90]-[.N78]" office:value-type="float" office:value="0.0600000000000005">
            <text:p>0.06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6-12-01">
            <text:p>Dec-06</text:p>
          </table:table-cell>
          <table:table-cell table:style-name="ce64" office:value-type="float" office:value="2.935">
            <text:p>2.935</text:p>
          </table:table-cell>
          <table:table-cell table:formula="of:=[.N91]-[.N79]" office:value-type="float" office:value="0.0600000000000001">
            <text:p>0.06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7-01-01">
            <text:p>Jan-07</text:p>
          </table:table-cell>
          <table:table-cell table:style-name="ce64" office:value-type="float" office:value="2.9875">
            <text:p>2.9875</text:p>
          </table:table-cell>
          <table:table-cell table:formula="of:=[.N92]-[.N80]" office:value-type="float" office:value="0.0649999999999995">
            <text:p>0.06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7-02-01">
            <text:p>Feb-07</text:p>
          </table:table-cell>
          <table:table-cell table:style-name="ce64" office:value-type="float" office:value="2.905">
            <text:p>2.905</text:p>
          </table:table-cell>
          <table:table-cell table:formula="of:=[.N93]-[.N81]" office:value-type="float" office:value="0.0650000000000004">
            <text:p>0.06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7-03-01">
            <text:p>Mar-07</text:p>
          </table:table-cell>
          <table:table-cell table:style-name="ce64" office:value-type="float" office:value="2.8">
            <text:p>2.8</text:p>
          </table:table-cell>
          <table:table-cell table:formula="of:=[.N94]-[.N82]" office:value-type="float" office:value="0.065">
            <text:p>0.06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7-04-01">
            <text:p>Apr-07</text:p>
          </table:table-cell>
          <table:table-cell table:style-name="ce64" office:value-type="float" office:value="2.704">
            <text:p>2.704</text:p>
          </table:table-cell>
          <table:table-cell table:formula="of:=[.N95]-[.N83]" office:value-type="float" office:value="0.0649999999999995">
            <text:p>0.06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7-05-01">
            <text:p>May-07</text:p>
          </table:table-cell>
          <table:table-cell table:style-name="ce64" office:value-type="float" office:value="2.683">
            <text:p>2.683</text:p>
          </table:table-cell>
          <table:table-cell table:formula="of:=[.N96]-[.N84]" office:value-type="float" office:value="0.065">
            <text:p>0.06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7-06-01">
            <text:p>Jun-07</text:p>
          </table:table-cell>
          <table:table-cell table:style-name="ce64" office:value-type="float" office:value="2.69">
            <text:p>2.69</text:p>
          </table:table-cell>
          <table:table-cell table:formula="of:=[.N97]-[.N85]" office:value-type="float" office:value="0.065">
            <text:p>0.06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7-07-01">
            <text:p>Jul-07</text:p>
          </table:table-cell>
          <table:table-cell table:style-name="ce64" office:value-type="float" office:value="2.696">
            <text:p>2.696</text:p>
          </table:table-cell>
          <table:table-cell table:formula="of:=[.N98]-[.N86]" office:value-type="float" office:value="0.065">
            <text:p>0.06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7-08-01">
            <text:p>Aug-07</text:p>
          </table:table-cell>
          <table:table-cell table:style-name="ce64" office:value-type="float" office:value="2.704">
            <text:p>2.704</text:p>
          </table:table-cell>
          <table:table-cell table:formula="of:=[.N99]-[.N87]" office:value-type="float" office:value="0.0649999999999995">
            <text:p>0.06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7-09-01">
            <text:p>Sep-07</text:p>
          </table:table-cell>
          <table:table-cell table:style-name="ce64" office:value-type="float" office:value="2.707">
            <text:p>2.707</text:p>
          </table:table-cell>
          <table:table-cell table:formula="of:=[.N100]-[.N88]" office:value-type="float" office:value="0.065">
            <text:p>0.06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7-10-01">
            <text:p>Oct-07</text:p>
          </table:table-cell>
          <table:table-cell table:style-name="ce64" office:value-type="float" office:value="2.74">
            <text:p>2.74</text:p>
          </table:table-cell>
          <table:table-cell table:formula="of:=[.N101]-[.N89]" office:value-type="float" office:value="0.0650000000000004">
            <text:p>0.06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7-11-01">
            <text:p>Nov-07</text:p>
          </table:table-cell>
          <table:table-cell table:style-name="ce64" office:value-type="float" office:value="2.877">
            <text:p>2.877</text:p>
          </table:table-cell>
          <table:table-cell table:formula="of:=[.N102]-[.N90]" office:value-type="float" office:value="0.0649999999999995">
            <text:p>0.06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7-12-01">
            <text:p>Dec-07</text:p>
          </table:table-cell>
          <table:table-cell table:style-name="ce64" office:value-type="float" office:value="3">
            <text:p>3</text:p>
          </table:table-cell>
          <table:table-cell table:formula="of:=[.N103]-[.N91]" office:value-type="float" office:value="0.065">
            <text:p>0.06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8-01-01">
            <text:p>Jan-08</text:p>
          </table:table-cell>
          <table:table-cell table:style-name="ce64" office:value-type="float" office:value="3.0575">
            <text:p>3.0575</text:p>
          </table:table-cell>
          <table:table-cell table:formula="of:=[.N104]-[.N92]" office:value-type="float" office:value="0.0700000000000003">
            <text:p>0.07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8-02-01">
            <text:p>Feb-08</text:p>
          </table:table-cell>
          <table:table-cell table:style-name="ce64" office:value-type="float" office:value="2.975">
            <text:p>2.975</text:p>
          </table:table-cell>
          <table:table-cell table:formula="of:=[.N105]-[.N93]" office:value-type="float" office:value="0.0699999999999998">
            <text:p>0.07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8-03-01">
            <text:p>Mar-08</text:p>
          </table:table-cell>
          <table:table-cell table:style-name="ce64" office:value-type="float" office:value="2.87">
            <text:p>2.87</text:p>
          </table:table-cell>
          <table:table-cell table:formula="of:=[.N106]-[.N94]" office:value-type="float" office:value="0.0700000000000003">
            <text:p>0.07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8-04-01">
            <text:p>Apr-08</text:p>
          </table:table-cell>
          <table:table-cell table:style-name="ce64" office:value-type="float" office:value="2.774">
            <text:p>2.774</text:p>
          </table:table-cell>
          <table:table-cell table:formula="of:=[.N107]-[.N95]" office:value-type="float" office:value="0.0700000000000003">
            <text:p>0.07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8-05-01">
            <text:p>May-08</text:p>
          </table:table-cell>
          <table:table-cell table:style-name="ce64" office:value-type="float" office:value="2.753">
            <text:p>2.753</text:p>
          </table:table-cell>
          <table:table-cell table:formula="of:=[.N108]-[.N96]" office:value-type="float" office:value="0.0700000000000003">
            <text:p>0.07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8-06-01">
            <text:p>Jun-08</text:p>
          </table:table-cell>
          <table:table-cell table:style-name="ce64" office:value-type="float" office:value="2.76">
            <text:p>2.76</text:p>
          </table:table-cell>
          <table:table-cell table:formula="of:=[.N109]-[.N97]" office:value-type="float" office:value="0.0699999999999998">
            <text:p>0.07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8-07-01">
            <text:p>Jul-08</text:p>
          </table:table-cell>
          <table:table-cell table:style-name="ce64" office:value-type="float" office:value="2.766">
            <text:p>2.766</text:p>
          </table:table-cell>
          <table:table-cell table:formula="of:=[.N110]-[.N98]" office:value-type="float" office:value="0.0699999999999998">
            <text:p>0.07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8-08-01">
            <text:p>Aug-08</text:p>
          </table:table-cell>
          <table:table-cell table:style-name="ce64" office:value-type="float" office:value="2.774">
            <text:p>2.774</text:p>
          </table:table-cell>
          <table:table-cell table:formula="of:=[.N111]-[.N99]" office:value-type="float" office:value="0.0700000000000003">
            <text:p>0.07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8-09-01">
            <text:p>Sep-08</text:p>
          </table:table-cell>
          <table:table-cell table:style-name="ce64" office:value-type="float" office:value="2.777">
            <text:p>2.777</text:p>
          </table:table-cell>
          <table:table-cell table:formula="of:=[.N112]-[.N100]" office:value-type="float" office:value="0.0700000000000003">
            <text:p>0.07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8-10-01">
            <text:p>Oct-08</text:p>
          </table:table-cell>
          <table:table-cell table:style-name="ce64" office:value-type="float" office:value="2.81">
            <text:p>2.81</text:p>
          </table:table-cell>
          <table:table-cell table:formula="of:=[.N113]-[.N101]" office:value-type="float" office:value="0.0699999999999998">
            <text:p>0.07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8-11-01">
            <text:p>Nov-08</text:p>
          </table:table-cell>
          <table:table-cell table:style-name="ce64" office:value-type="float" office:value="2.947">
            <text:p>2.947</text:p>
          </table:table-cell>
          <table:table-cell table:formula="of:=[.N114]-[.N102]" office:value-type="float" office:value="0.0700000000000003">
            <text:p>0.07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8-12-01">
            <text:p>Dec-08</text:p>
          </table:table-cell>
          <table:table-cell table:style-name="ce64" office:value-type="float" office:value="3.07">
            <text:p>3.07</text:p>
          </table:table-cell>
          <table:table-cell table:formula="of:=[.N115]-[.N103]" office:value-type="float" office:value="0.0699999999999998">
            <text:p>0.07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9-01-01">
            <text:p>Jan-09</text:p>
          </table:table-cell>
          <table:table-cell table:style-name="ce64" office:value-type="float" office:value="3.1325">
            <text:p>3.1325</text:p>
          </table:table-cell>
          <table:table-cell table:formula="of:=[.N116]-[.N104]" office:value-type="float" office:value="0.0749999999999997">
            <text:p>0.0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9-02-01">
            <text:p>Feb-09</text:p>
          </table:table-cell>
          <table:table-cell table:style-name="ce64" office:value-type="float" office:value="3.05">
            <text:p>3.05</text:p>
          </table:table-cell>
          <table:table-cell table:formula="of:=[.N117]-[.N105]" office:value-type="float" office:value="0.0749999999999997">
            <text:p>0.0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9-03-01">
            <text:p>Mar-09</text:p>
          </table:table-cell>
          <table:table-cell table:style-name="ce64" office:value-type="float" office:value="2.945">
            <text:p>2.945</text:p>
          </table:table-cell>
          <table:table-cell table:formula="of:=[.N118]-[.N106]" office:value-type="float" office:value="0.0750000000000002">
            <text:p>0.0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9-04-01">
            <text:p>Apr-09</text:p>
          </table:table-cell>
          <table:table-cell table:style-name="ce64" office:value-type="float" office:value="2.849">
            <text:p>2.849</text:p>
          </table:table-cell>
          <table:table-cell table:formula="of:=[.N119]-[.N107]" office:value-type="float" office:value="0.0750000000000002">
            <text:p>0.0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9-05-01">
            <text:p>May-09</text:p>
          </table:table-cell>
          <table:table-cell table:style-name="ce64" office:value-type="float" office:value="2.828">
            <text:p>2.828</text:p>
          </table:table-cell>
          <table:table-cell table:formula="of:=[.N120]-[.N108]" office:value-type="float" office:value="0.0750000000000002">
            <text:p>0.0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9-06-01">
            <text:p>Jun-09</text:p>
          </table:table-cell>
          <table:table-cell table:style-name="ce64" office:value-type="float" office:value="2.835">
            <text:p>2.835</text:p>
          </table:table-cell>
          <table:table-cell table:formula="of:=[.N121]-[.N109]" office:value-type="float" office:value="0.0750000000000002">
            <text:p>0.0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9-07-01">
            <text:p>Jul-09</text:p>
          </table:table-cell>
          <table:table-cell table:style-name="ce64" office:value-type="float" office:value="2.841">
            <text:p>2.841</text:p>
          </table:table-cell>
          <table:table-cell table:formula="of:=[.N122]-[.N110]" office:value-type="float" office:value="0.0750000000000002">
            <text:p>0.0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9-08-01">
            <text:p>Aug-09</text:p>
          </table:table-cell>
          <table:table-cell table:style-name="ce64" office:value-type="float" office:value="2.849">
            <text:p>2.849</text:p>
          </table:table-cell>
          <table:table-cell table:formula="of:=[.N123]-[.N111]" office:value-type="float" office:value="0.0750000000000002">
            <text:p>0.0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9-09-01">
            <text:p>Sep-09</text:p>
          </table:table-cell>
          <table:table-cell table:style-name="ce64" office:value-type="float" office:value="2.852">
            <text:p>2.852</text:p>
          </table:table-cell>
          <table:table-cell table:formula="of:=[.N124]-[.N112]" office:value-type="float" office:value="0.0749999999999997">
            <text:p>0.0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9-10-01">
            <text:p>Oct-09</text:p>
          </table:table-cell>
          <table:table-cell table:style-name="ce64" office:value-type="float" office:value="2.885">
            <text:p>2.885</text:p>
          </table:table-cell>
          <table:table-cell table:formula="of:=[.N125]-[.N113]" office:value-type="float" office:value="0.0749999999999997">
            <text:p>0.0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9-11-01">
            <text:p>Nov-09</text:p>
          </table:table-cell>
          <table:table-cell table:style-name="ce64" office:value-type="float" office:value="3.022">
            <text:p>3.022</text:p>
          </table:table-cell>
          <table:table-cell table:formula="of:=[.N126]-[.N114]" office:value-type="float" office:value="0.0749999999999997">
            <text:p>0.0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09-12-01">
            <text:p>Dec-09</text:p>
          </table:table-cell>
          <table:table-cell table:style-name="ce64" office:value-type="float" office:value="3.145">
            <text:p>3.145</text:p>
          </table:table-cell>
          <table:table-cell table:formula="of:=[.N127]-[.N115]" office:value-type="float" office:value="0.0750000000000002">
            <text:p>0.0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0-01-01">
            <text:p>Jan-10</text:p>
          </table:table-cell>
          <table:table-cell table:style-name="ce64" office:value-type="float" office:value="3.2125">
            <text:p>3.2125</text:p>
          </table:table-cell>
          <table:table-cell table:formula="of:=[.N128]-[.N116]" office:value-type="float" office:value="0.0800000000000001">
            <text:p>0.08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0-02-01">
            <text:p>Feb-10</text:p>
          </table:table-cell>
          <table:table-cell table:style-name="ce64" office:value-type="float" office:value="3.13">
            <text:p>3.13</text:p>
          </table:table-cell>
          <table:table-cell table:formula="of:=[.N129]-[.N117]" office:value-type="float" office:value="0.0800000000000001">
            <text:p>0.08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0-03-01">
            <text:p>Mar-10</text:p>
          </table:table-cell>
          <table:table-cell table:style-name="ce64" office:value-type="float" office:value="3.025">
            <text:p>3.025</text:p>
          </table:table-cell>
          <table:table-cell table:formula="of:=[.N130]-[.N118]" office:value-type="float" office:value="0.0799999999999996">
            <text:p>0.08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0-04-01">
            <text:p>Apr-10</text:p>
          </table:table-cell>
          <table:table-cell table:style-name="ce64" office:value-type="float" office:value="2.929">
            <text:p>2.929</text:p>
          </table:table-cell>
          <table:table-cell table:formula="of:=[.N131]-[.N119]" office:value-type="float" office:value="0.0800000000000001">
            <text:p>0.08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0-05-01">
            <text:p>May-10</text:p>
          </table:table-cell>
          <table:table-cell table:style-name="ce64" office:value-type="float" office:value="2.908">
            <text:p>2.908</text:p>
          </table:table-cell>
          <table:table-cell table:formula="of:=[.N132]-[.N120]" office:value-type="float" office:value="0.0799999999999996">
            <text:p>0.08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0-06-01">
            <text:p>Jun-10</text:p>
          </table:table-cell>
          <table:table-cell table:style-name="ce64" office:value-type="float" office:value="2.915">
            <text:p>2.915</text:p>
          </table:table-cell>
          <table:table-cell table:formula="of:=[.N133]-[.N121]" office:value-type="float" office:value="0.0800000000000001">
            <text:p>0.08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0-07-01">
            <text:p>Jul-10</text:p>
          </table:table-cell>
          <table:table-cell table:style-name="ce64" office:value-type="float" office:value="2.921">
            <text:p>2.921</text:p>
          </table:table-cell>
          <table:table-cell table:formula="of:=[.N134]-[.N122]" office:value-type="float" office:value="0.0800000000000001">
            <text:p>0.08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0-08-01">
            <text:p>Aug-10</text:p>
          </table:table-cell>
          <table:table-cell table:style-name="ce64" office:value-type="float" office:value="2.929">
            <text:p>2.929</text:p>
          </table:table-cell>
          <table:table-cell table:formula="of:=[.N135]-[.N123]" office:value-type="float" office:value="0.0800000000000001">
            <text:p>0.08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0-09-01">
            <text:p>Sep-10</text:p>
          </table:table-cell>
          <table:table-cell table:style-name="ce64" office:value-type="float" office:value="2.932">
            <text:p>2.932</text:p>
          </table:table-cell>
          <table:table-cell table:formula="of:=[.N136]-[.N124]" office:value-type="float" office:value="0.0800000000000001">
            <text:p>0.08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0-10-01">
            <text:p>Oct-10</text:p>
          </table:table-cell>
          <table:table-cell table:style-name="ce64" office:value-type="float" office:value="2.965">
            <text:p>2.965</text:p>
          </table:table-cell>
          <table:table-cell table:formula="of:=[.N137]-[.N125]" office:value-type="float" office:value="0.0800000000000001">
            <text:p>0.08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0-11-01">
            <text:p>Nov-10</text:p>
          </table:table-cell>
          <table:table-cell table:style-name="ce64" office:value-type="float" office:value="3.102">
            <text:p>3.102</text:p>
          </table:table-cell>
          <table:table-cell table:formula="of:=[.N138]-[.N126]" office:value-type="float" office:value="0.0800000000000001">
            <text:p>0.08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0-12-01">
            <text:p>Dec-10</text:p>
          </table:table-cell>
          <table:table-cell table:style-name="ce64" office:value-type="float" office:value="3.225">
            <text:p>3.225</text:p>
          </table:table-cell>
          <table:table-cell table:formula="of:=[.N139]-[.N127]" office:value-type="float" office:value="0.0800000000000001">
            <text:p>0.08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1-01-01">
            <text:p>Jan-11</text:p>
          </table:table-cell>
          <table:table-cell table:style-name="ce64" office:value-type="float" office:value="3.2975">
            <text:p>3.2975</text:p>
          </table:table-cell>
          <table:table-cell table:formula="of:=[.N140]-[.N128]" office:value-type="float" office:value="0.085">
            <text:p>0.08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1-02-01">
            <text:p>Feb-11</text:p>
          </table:table-cell>
          <table:table-cell table:style-name="ce64" office:value-type="float" office:value="3.215">
            <text:p>3.215</text:p>
          </table:table-cell>
          <table:table-cell table:formula="of:=[.N141]-[.N129]" office:value-type="float" office:value="0.085">
            <text:p>0.08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1-03-01">
            <text:p>Mar-11</text:p>
          </table:table-cell>
          <table:table-cell table:style-name="ce64" office:value-type="float" office:value="3.11">
            <text:p>3.11</text:p>
          </table:table-cell>
          <table:table-cell table:formula="of:=[.N142]-[.N130]" office:value-type="float" office:value="0.085">
            <text:p>0.08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1-04-01">
            <text:p>Apr-11</text:p>
          </table:table-cell>
          <table:table-cell table:style-name="ce64" office:value-type="float" office:value="3.014">
            <text:p>3.014</text:p>
          </table:table-cell>
          <table:table-cell table:formula="of:=[.N143]-[.N131]" office:value-type="float" office:value="0.0849999999999995">
            <text:p>0.08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1-05-01">
            <text:p>May-11</text:p>
          </table:table-cell>
          <table:table-cell table:style-name="ce64" office:value-type="float" office:value="2.993">
            <text:p>2.993</text:p>
          </table:table-cell>
          <table:table-cell table:formula="of:=[.N144]-[.N132]" office:value-type="float" office:value="0.085">
            <text:p>0.08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1-06-01">
            <text:p>Jun-11</text:p>
          </table:table-cell>
          <table:table-cell table:style-name="ce64" office:value-type="float" office:value="3">
            <text:p>3</text:p>
          </table:table-cell>
          <table:table-cell table:formula="of:=[.N145]-[.N133]" office:value-type="float" office:value="0.085">
            <text:p>0.08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1-07-01">
            <text:p>Jul-11</text:p>
          </table:table-cell>
          <table:table-cell table:style-name="ce64" office:value-type="float" office:value="3.006">
            <text:p>3.006</text:p>
          </table:table-cell>
          <table:table-cell table:formula="of:=[.N146]-[.N134]" office:value-type="float" office:value="0.0849999999999995">
            <text:p>0.08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1-08-01">
            <text:p>Aug-11</text:p>
          </table:table-cell>
          <table:table-cell table:style-name="ce64" office:value-type="float" office:value="3.014">
            <text:p>3.014</text:p>
          </table:table-cell>
          <table:table-cell table:formula="of:=[.N147]-[.N135]" office:value-type="float" office:value="0.0849999999999995">
            <text:p>0.08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1-09-01">
            <text:p>Sep-11</text:p>
          </table:table-cell>
          <table:table-cell table:style-name="ce64" office:value-type="float" office:value="3.017">
            <text:p>3.017</text:p>
          </table:table-cell>
          <table:table-cell table:formula="of:=[.N148]-[.N136]" office:value-type="float" office:value="0.085">
            <text:p>0.08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1-10-01">
            <text:p>Oct-11</text:p>
          </table:table-cell>
          <table:table-cell table:style-name="ce64" office:value-type="float" office:value="3.05">
            <text:p>3.05</text:p>
          </table:table-cell>
          <table:table-cell table:formula="of:=[.N149]-[.N137]" office:value-type="float" office:value="0.085">
            <text:p>0.08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1-11-01">
            <text:p>Nov-11</text:p>
          </table:table-cell>
          <table:table-cell table:style-name="ce64" office:value-type="float" office:value="3.187">
            <text:p>3.187</text:p>
          </table:table-cell>
          <table:table-cell table:formula="of:=[.N150]-[.N138]" office:value-type="float" office:value="0.085">
            <text:p>0.08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1-12-01">
            <text:p>Dec-11</text:p>
          </table:table-cell>
          <table:table-cell table:style-name="ce64" office:value-type="float" office:value="3.31">
            <text:p>3.31</text:p>
          </table:table-cell>
          <table:table-cell table:formula="of:=[.N151]-[.N139]" office:value-type="float" office:value="0.085">
            <text:p>0.08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2-01-01">
            <text:p>Jan-12</text:p>
          </table:table-cell>
          <table:table-cell table:style-name="ce64" office:value-type="float" office:value="3.385">
            <text:p>3.385</text:p>
          </table:table-cell>
          <table:table-cell table:formula="of:=[.N152]-[.N140]" office:value-type="float" office:value="0.0874999999999999">
            <text:p>0.08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2-02-01">
            <text:p>Feb-12</text:p>
          </table:table-cell>
          <table:table-cell table:style-name="ce64" office:value-type="float" office:value="3.3025">
            <text:p>3.3025</text:p>
          </table:table-cell>
          <table:table-cell table:formula="of:=[.N153]-[.N141]" office:value-type="float" office:value="0.0875000000000004">
            <text:p>0.08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2-03-01">
            <text:p>Mar-12</text:p>
          </table:table-cell>
          <table:table-cell table:style-name="ce64" office:value-type="float" office:value="3.1975">
            <text:p>3.1975</text:p>
          </table:table-cell>
          <table:table-cell table:formula="of:=[.N154]-[.N142]" office:value-type="float" office:value="0.0874999999999999">
            <text:p>0.08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2-04-01">
            <text:p>Apr-12</text:p>
          </table:table-cell>
          <table:table-cell table:style-name="ce64" office:value-type="float" office:value="3.1015">
            <text:p>3.1015</text:p>
          </table:table-cell>
          <table:table-cell table:formula="of:=[.N155]-[.N143]" office:value-type="float" office:value="0.0875000000000004">
            <text:p>0.08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2-05-01">
            <text:p>May-12</text:p>
          </table:table-cell>
          <table:table-cell table:style-name="ce64" office:value-type="float" office:value="3.0805">
            <text:p>3.0805</text:p>
          </table:table-cell>
          <table:table-cell table:formula="of:=[.N156]-[.N144]" office:value-type="float" office:value="0.0874999999999999">
            <text:p>0.08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2-06-01">
            <text:p>Jun-12</text:p>
          </table:table-cell>
          <table:table-cell table:style-name="ce64" office:value-type="float" office:value="3.0875">
            <text:p>3.0875</text:p>
          </table:table-cell>
          <table:table-cell table:formula="of:=[.N157]-[.N145]" office:value-type="float" office:value="0.0874999999999999">
            <text:p>0.08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2-07-01">
            <text:p>Jul-12</text:p>
          </table:table-cell>
          <table:table-cell table:style-name="ce64" office:value-type="float" office:value="3.0935">
            <text:p>3.0935</text:p>
          </table:table-cell>
          <table:table-cell table:formula="of:=[.N158]-[.N146]" office:value-type="float" office:value="0.0875000000000004">
            <text:p>0.08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2-08-01">
            <text:p>Aug-12</text:p>
          </table:table-cell>
          <table:table-cell table:style-name="ce64" office:value-type="float" office:value="3.1015">
            <text:p>3.1015</text:p>
          </table:table-cell>
          <table:table-cell table:formula="of:=[.N159]-[.N147]" office:value-type="float" office:value="0.0875000000000004">
            <text:p>0.08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2-09-01">
            <text:p>Sep-12</text:p>
          </table:table-cell>
          <table:table-cell table:style-name="ce64" office:value-type="float" office:value="3.1045">
            <text:p>3.1045</text:p>
          </table:table-cell>
          <table:table-cell table:formula="of:=[.N160]-[.N148]" office:value-type="float" office:value="0.0874999999999999">
            <text:p>0.08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2-10-01">
            <text:p>Oct-12</text:p>
          </table:table-cell>
          <table:table-cell table:style-name="ce64" office:value-type="float" office:value="3.1375">
            <text:p>3.1375</text:p>
          </table:table-cell>
          <table:table-cell table:formula="of:=[.N161]-[.N149]" office:value-type="float" office:value="0.0875000000000004">
            <text:p>0.08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2-11-01">
            <text:p>Nov-12</text:p>
          </table:table-cell>
          <table:table-cell table:style-name="ce64" office:value-type="float" office:value="3.2745">
            <text:p>3.2745</text:p>
          </table:table-cell>
          <table:table-cell table:formula="of:=[.N162]-[.N150]" office:value-type="float" office:value="0.0875000000000004">
            <text:p>0.08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2-12-01">
            <text:p>Dec-12</text:p>
          </table:table-cell>
          <table:table-cell table:style-name="ce64" office:value-type="float" office:value="3.3975">
            <text:p>3.3975</text:p>
          </table:table-cell>
          <table:table-cell table:formula="of:=[.N163]-[.N151]" office:value-type="float" office:value="0.0874999999999999">
            <text:p>0.0875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3-01-01">
            <text:p>Jan-13</text:p>
          </table:table-cell>
          <table:table-cell table:style-name="ce64" office:value-type="float" office:value="3.475">
            <text:p>3.475</text:p>
          </table:table-cell>
          <table:table-cell table:formula="of:=[.N164]-[.N152]" office:value-type="float" office:value="0.0900000000000003">
            <text:p>0.09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3-02-01">
            <text:p>Feb-13</text:p>
          </table:table-cell>
          <table:table-cell table:style-name="ce64" office:value-type="float" office:value="3.3925">
            <text:p>3.3925</text:p>
          </table:table-cell>
          <table:table-cell table:formula="of:=[.N165]-[.N153]" office:value-type="float" office:value="0.0899999999999999">
            <text:p>0.09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3-03-01">
            <text:p>Mar-13</text:p>
          </table:table-cell>
          <table:table-cell table:style-name="ce64" office:value-type="float" office:value="3.2875">
            <text:p>3.2875</text:p>
          </table:table-cell>
          <table:table-cell table:formula="of:=[.N166]-[.N154]" office:value-type="float" office:value="0.0900000000000003">
            <text:p>0.09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3-04-01">
            <text:p>Apr-13</text:p>
          </table:table-cell>
          <table:table-cell table:style-name="ce64" office:value-type="float" office:value="3.1915">
            <text:p>3.1915</text:p>
          </table:table-cell>
          <table:table-cell table:formula="of:=[.N167]-[.N155]" office:value-type="float" office:value="0.0899999999999999">
            <text:p>0.09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3-05-01">
            <text:p>May-13</text:p>
          </table:table-cell>
          <table:table-cell table:style-name="ce64" office:value-type="float" office:value="3.1705">
            <text:p>3.1705</text:p>
          </table:table-cell>
          <table:table-cell table:formula="of:=[.N168]-[.N156]" office:value-type="float" office:value="0.0900000000000003">
            <text:p>0.09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3-06-01">
            <text:p>Jun-13</text:p>
          </table:table-cell>
          <table:table-cell table:style-name="ce64" office:value-type="float" office:value="3.1775">
            <text:p>3.1775</text:p>
          </table:table-cell>
          <table:table-cell table:formula="of:=[.N169]-[.N157]" office:value-type="float" office:value="0.0900000000000003">
            <text:p>0.09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3-07-01">
            <text:p>Jul-13</text:p>
          </table:table-cell>
          <table:table-cell table:style-name="ce64" office:value-type="float" office:value="3.1835">
            <text:p>3.1835</text:p>
          </table:table-cell>
          <table:table-cell table:formula="of:=[.N170]-[.N158]" office:value-type="float" office:value="0.0899999999999999">
            <text:p>0.09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3-08-01">
            <text:p>Aug-13</text:p>
          </table:table-cell>
          <table:table-cell table:style-name="ce64" office:value-type="float" office:value="3.1915">
            <text:p>3.1915</text:p>
          </table:table-cell>
          <table:table-cell table:formula="of:=[.N171]-[.N159]" office:value-type="float" office:value="0.0899999999999999">
            <text:p>0.09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3-09-01">
            <text:p>Sep-13</text:p>
          </table:table-cell>
          <table:table-cell table:style-name="ce64" office:value-type="float" office:value="3.1945">
            <text:p>3.1945</text:p>
          </table:table-cell>
          <table:table-cell table:formula="of:=[.N172]-[.N160]" office:value-type="float" office:value="0.0900000000000003">
            <text:p>0.09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3-10-01">
            <text:p>Oct-13</text:p>
          </table:table-cell>
          <table:table-cell table:style-name="ce64" office:value-type="float" office:value="3.2275">
            <text:p>3.2275</text:p>
          </table:table-cell>
          <table:table-cell table:formula="of:=[.N173]-[.N161]" office:value-type="float" office:value="0.0899999999999999">
            <text:p>0.09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3-11-01">
            <text:p>Nov-13</text:p>
          </table:table-cell>
          <table:table-cell table:style-name="ce64" office:value-type="float" office:value="3.3645">
            <text:p>3.3645</text:p>
          </table:table-cell>
          <table:table-cell table:formula="of:=[.N174]-[.N162]" office:value-type="float" office:value="0.0899999999999999">
            <text:p>0.09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3-12-01">
            <text:p>Dec-13</text:p>
          </table:table-cell>
          <table:table-cell table:style-name="ce64" office:value-type="float" office:value="3.4875">
            <text:p>3.4875</text:p>
          </table:table-cell>
          <table:table-cell table:formula="of:=[.N175]-[.N163]" office:value-type="float" office:value="0.0899999999999999">
            <text:p>0.09</text:p>
          </table:table-cell>
          <table:table-cell table:number-columns-repeated="241"/>
        </table:table-row>
        <table:table-row table:style-name="ro1">
          <table:table-cell table:number-columns-repeated="12"/>
          <table:table-cell table:style-name="ce63" office:value-type="date" office:date-value="2014-01-01">
            <text:p>Jan-14</text:p>
          </table:table-cell>
          <table:table-cell table:style-name="ce64" office:value-type="float" office:value="3.5675">
            <text:p>3.5675</text:p>
          </table:table-cell>
          <table:table-cell table:formula="of:=[.N176]-[.N164]" office:value-type="float" office:value="0.0924999999999998">
            <text:p>0.0925</text:p>
          </table:table-cell>
          <table:table-cell table:number-columns-repeated="241"/>
        </table:table-row>
        <table:table-row table:style-name="ro1">
          <table:table-cell table:number-columns-repeated="13"/>
          <table:table-cell office:value-type="float" office:value="3.485">
            <text:p>3.485</text:p>
          </table:table-cell>
          <table:table-cell table:number-columns-repeated="242"/>
        </table:table-row>
        <table:table-row table:style-name="ro1">
          <table:table-cell table:number-columns-repeated="13"/>
          <table:table-cell office:value-type="float" office:value="3.38">
            <text:p>3.38</text:p>
          </table:table-cell>
          <table:table-cell table:number-columns-repeated="242"/>
        </table:table-row>
        <table:table-row table:style-name="ro1">
          <table:table-cell table:number-columns-repeated="13"/>
          <table:table-cell office:value-type="float" office:value="3.284">
            <text:p>3.284</text:p>
          </table:table-cell>
          <table:table-cell table:number-columns-repeated="242"/>
        </table:table-row>
        <table:table-row table:style-name="ro1">
          <table:table-cell table:number-columns-repeated="13"/>
          <table:table-cell office:value-type="float" office:value="3.263">
            <text:p>3.263</text:p>
          </table:table-cell>
          <table:table-cell table:number-columns-repeated="242"/>
        </table:table-row>
        <table:table-row table:style-name="ro1">
          <table:table-cell table:number-columns-repeated="13"/>
          <table:table-cell office:value-type="float" office:value="3.27">
            <text:p>3.27</text:p>
          </table:table-cell>
          <table:table-cell table:number-columns-repeated="242"/>
        </table:table-row>
        <table:table-row table:style-name="ro1">
          <table:table-cell table:number-columns-repeated="13"/>
          <table:table-cell office:value-type="float" office:value="3.276">
            <text:p>3.276</text:p>
          </table:table-cell>
          <table:table-cell table:number-columns-repeated="242"/>
        </table:table-row>
        <table:table-row table:style-name="ro1">
          <table:table-cell table:number-columns-repeated="13"/>
          <table:table-cell office:value-type="float" office:value="3.284">
            <text:p>3.284</text:p>
          </table:table-cell>
          <table:table-cell table:number-columns-repeated="242"/>
        </table:table-row>
        <table:table-row table:style-name="ro1">
          <table:table-cell table:number-columns-repeated="13"/>
          <table:table-cell office:value-type="float" office:value="3.287">
            <text:p>3.287</text:p>
          </table:table-cell>
          <table:table-cell table:number-columns-repeated="242"/>
        </table:table-row>
        <table:table-row table:style-name="ro1">
          <table:table-cell table:number-columns-repeated="13"/>
          <table:table-cell office:value-type="float" office:value="3.32">
            <text:p>3.32</text:p>
          </table:table-cell>
          <table:table-cell table:number-columns-repeated="242"/>
        </table:table-row>
        <table:table-row table:style-name="ro1">
          <table:table-cell table:number-columns-repeated="13"/>
          <table:table-cell office:value-type="float" office:value="3.457">
            <text:p>3.457</text:p>
          </table:table-cell>
          <table:table-cell table:number-columns-repeated="242"/>
        </table:table-row>
        <table:table-row table:style-name="ro1">
          <table:table-cell table:number-columns-repeated="13"/>
          <table:table-cell office:value-type="float" office:value="3.58">
            <text:p>3.58</text:p>
          </table:table-cell>
          <table:table-cell table:number-columns-repeated="242"/>
        </table:table-row>
        <table:table-row table:style-name="ro1">
          <table:table-cell table:number-columns-repeated="13"/>
          <table:table-cell office:value-type="float" office:value="3.6625">
            <text:p>3.6625</text:p>
          </table:table-cell>
          <table:table-cell table:number-columns-repeated="242"/>
        </table:table-row>
        <table:table-row table:style-name="ro1">
          <table:table-cell table:number-columns-repeated="13"/>
          <table:table-cell office:value-type="float" office:value="3.58">
            <text:p>3.58</text:p>
          </table:table-cell>
          <table:table-cell table:number-columns-repeated="242"/>
        </table:table-row>
        <table:table-row table:style-name="ro1">
          <table:table-cell table:number-columns-repeated="13"/>
          <table:table-cell office:value-type="float" office:value="3.475">
            <text:p>3.475</text:p>
          </table:table-cell>
          <table:table-cell table:number-columns-repeated="242"/>
        </table:table-row>
        <table:table-row table:style-name="ro1">
          <table:table-cell table:number-columns-repeated="13"/>
          <table:table-cell office:value-type="float" office:value="3.4315">
            <text:p>3.4315</text:p>
          </table:table-cell>
          <table:table-cell table:number-columns-repeated="242"/>
        </table:table-row>
        <table:table-row table:style-name="ro1">
          <table:table-cell table:number-columns-repeated="13"/>
          <table:table-cell office:value-type="float" office:value="3.5705">
            <text:p>3.5705</text:p>
          </table:table-cell>
          <table:table-cell table:number-columns-repeated="242"/>
        </table:table-row>
        <table:table-row table:style-name="ro1">
          <table:table-cell table:number-columns-repeated="13"/>
          <table:table-cell office:value-type="float" office:value="3.7105">
            <text:p>3.7105</text:p>
          </table:table-cell>
          <table:table-cell table:number-columns-repeated="242"/>
        </table:table-row>
        <table:table-row table:style-name="ro1">
          <table:table-cell table:number-columns-repeated="13"/>
          <table:table-cell office:value-type="float" office:value="3.8515">
            <text:p>3.8515</text:p>
          </table:table-cell>
          <table:table-cell table:number-columns-repeated="242"/>
        </table:table-row>
        <table:table-row table:style-name="ro1">
          <table:table-cell table:number-columns-repeated="13"/>
          <table:table-cell office:value-type="float" office:value="3.7505">
            <text:p>3.7505</text:p>
          </table:table-cell>
          <table:table-cell table:number-columns-repeated="242"/>
        </table:table-row>
        <table:table-row table:style-name="ro1">
          <table:table-cell table:number-columns-repeated="13"/>
          <table:table-cell office:value-type="float" office:value="3.6435">
            <text:p>3.6435</text:p>
          </table:table-cell>
          <table:table-cell table:number-columns-repeated="242"/>
        </table:table-row>
        <table:table-row table:style-name="ro1" table:number-rows-repeated="1048379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Option" table:style-name="ta6" table:print="false">
        <table:table-column table:style-name="co6" table:default-cell-style-name="Default"/>
        <table:table-column table:style-name="co25" table:visibility="collapse" table:default-cell-style-name="Default"/>
        <table:table-column table:style-name="co26" table:visibility="collapse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6" table:visibility="collapse" table:number-columns-repeated="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28" table:default-cell-style-name="Default"/>
        <table:table-column table:style-name="co1" table:number-columns-repeated="238" table:default-cell-style-name="Default"/>
        <table:table-row table:style-name="ro1">
          <table:table-cell table:number-columns-repeated="256"/>
        </table:table-row>
        <table:table-row table:style-name="ro1">
          <table:table-cell table:style-name="ce65" table:formula="of:=TODAY()" office:value-type="date" office:date-value="2019-05-07">
            <text:p>7/05/2019</text:p>
          </table:table-cell>
          <table:table-cell table:number-columns-repeated="255"/>
        </table:table-row>
        <table:table-row table:style-name="ro4">
          <table:table-cell table:style-name="ce51" office:value-type="float" office:value="1">
            <text:p>1</text:p>
          </table:table-cell>
          <table:table-cell table:number-columns-repeated="255"/>
        </table:table-row>
        <table:table-row table:style-name="ro5">
          <table:table-cell table:style-name="ce66"/>
          <table:table-cell table:style-name="ce70" office:value-type="string">
            <text:p>Real</text:p>
          </table:table-cell>
          <table:table-cell table:style-name="ce70"/>
          <table:table-cell table:style-name="ce70" office:value-type="string">
            <text:p><text:s/></text:p>
          </table:table-cell>
          <table:table-cell table:style-name="ce66" office:value-type="string">
            <text:p>Asset</text:p>
          </table:table-cell>
          <table:table-cell table:style-name="ce74"/>
          <table:table-cell table:style-name="ce76" office:value-type="string">
            <text:p><text:s/></text:p>
          </table:table-cell>
          <table:table-cell table:style-name="ce77" office:value-type="string">
            <text:p><text:s/></text:p>
          </table:table-cell>
          <table:table-cell table:number-columns-repeated="2" table:style-name="ce66" office:value-type="string">
            <text:p><text:s/></text:p>
          </table:table-cell>
          <table:table-cell table:style-name="ce81" office:value-type="string" table:number-columns-spanned="4" table:number-rows-spanned="1">
            <text:p>CALL</text:p>
          </table:table-cell>
          <table:covered-table-cell table:number-columns-repeated="2" table:style-name="ce82"/>
          <table:covered-table-cell table:style-name="ce84"/>
          <table:table-cell table:style-name="ce85" office:value-type="string" table:number-columns-spanned="4" table:number-rows-spanned="1">
            <text:p>PUT</text:p>
          </table:table-cell>
          <table:covered-table-cell table:style-name="ce86"/>
          <table:covered-table-cell table:style-name="ce87"/>
          <table:covered-table-cell table:style-name="ce89"/>
          <table:table-cell table:style-name="ce92"/>
          <table:table-cell table:number-columns-repeated="237"/>
        </table:table-row>
        <table:table-row table:style-name="ro6">
          <table:table-cell table:style-name="ce66" office:value-type="string">
            <text:p>Start Date</text:p>
          </table:table-cell>
          <table:table-cell table:style-name="ce70" office:value-type="string">
            <text:p>Volume</text:p>
          </table:table-cell>
          <table:table-cell table:style-name="ce70" office:value-type="string">
            <text:p>Put/Call</text:p>
          </table:table-cell>
          <table:table-cell table:style-name="ce66" office:value-type="string">
            <text:p>Strike</text:p>
          </table:table-cell>
          <table:table-cell table:style-name="ce70" office:value-type="string">
            <text:p>Price</text:p>
          </table:table-cell>
          <table:table-cell table:style-name="ce66" office:value-type="string">
            <text:p>Volatility</text:p>
          </table:table-cell>
          <table:table-cell table:style-name="ce76" office:value-type="string">
            <text:p>Time</text:p>
          </table:table-cell>
          <table:table-cell table:style-name="ce77" office:value-type="string">
            <text:p>Interest</text:p>
          </table:table-cell>
          <table:table-cell table:style-name="ce66" office:value-type="string">
            <text:p>d1</text:p>
          </table:table-cell>
          <table:table-cell table:style-name="ce66" office:value-type="string">
            <text:p>d2</text:p>
          </table:table-cell>
          <table:table-cell table:style-name="ce66" office:value-type="string">
            <text:p>Nd1</text:p>
          </table:table-cell>
          <table:table-cell table:style-name="ce66" office:value-type="string">
            <text:p>Nd2</text:p>
          </table:table-cell>
          <table:table-cell table:style-name="ce66" office:value-type="string">
            <text:p>Premium</text:p>
          </table:table-cell>
          <table:table-cell table:style-name="ce66" office:value-type="string">
            <text:p>PV Value</text:p>
          </table:table-cell>
          <table:table-cell table:style-name="ce66" office:value-type="string">
            <text:p>N(-d1)</text:p>
          </table:table-cell>
          <table:table-cell table:style-name="ce66" office:value-type="string">
            <text:p>N(-d2)</text:p>
          </table:table-cell>
          <table:table-cell table:style-name="ce66" office:value-type="string">
            <text:p>Premium</text:p>
          </table:table-cell>
          <table:table-cell table:style-name="ce90" office:value-type="string" office:string-value="PV Value">
            <text:p>PV Value </text:p>
          </table:table-cell>
          <table:table-cell table:style-name="ce93"/>
          <table:table-cell table:number-columns-repeated="237"/>
        </table:table-row>
        <table:table-row table:style-name="ro7">
          <table:table-cell table:style-name="ce67"/>
          <table:table-cell table:style-name="ce71" table:number-columns-repeated="2"/>
          <table:table-cell table:style-name="ce72"/>
          <table:table-cell table:style-name="ce73"/>
          <table:table-cell table:style-name="ce75"/>
          <table:table-cell table:style-name="ce76"/>
          <table:table-cell table:style-name="ce78"/>
          <table:table-cell table:style-name="ce79"/>
          <table:table-cell table:style-name="ce80" table:number-columns-repeated="2"/>
          <table:table-cell table:style-name="ce71"/>
          <table:table-cell table:style-name="ce83"/>
          <table:table-cell table:style-name="ce71"/>
          <table:table-cell table:style-name="ce80" table:number-columns-repeated="2"/>
          <table:table-cell table:style-name="ce83"/>
          <table:table-cell table:style-name="ce91"/>
          <table:table-cell table:style-name="ce92"/>
          <table:table-cell table:number-columns-repeated="237"/>
        </table:table-row>
        <table:table-row table:style-name="ro7">
          <table:table-cell table:style-name="ce68"/>
          <table:table-cell table:style-name="ce71" table:number-columns-repeated="2"/>
          <table:table-cell table:style-name="ce72"/>
          <table:table-cell table:style-name="ce73"/>
          <table:table-cell table:style-name="ce75"/>
          <table:table-cell table:style-name="ce76"/>
          <table:table-cell table:style-name="ce78"/>
          <table:table-cell table:style-name="ce79"/>
          <table:table-cell table:style-name="ce80" table:number-columns-repeated="2"/>
          <table:table-cell table:style-name="ce71"/>
          <table:table-cell table:style-name="ce83"/>
          <table:table-cell table:style-name="ce71"/>
          <table:table-cell table:style-name="ce80" table:number-columns-repeated="2"/>
          <table:table-cell table:style-name="ce83"/>
          <table:table-cell table:style-name="ce91"/>
          <table:table-cell table:style-name="ce94"/>
          <table:table-cell table:number-columns-repeated="237"/>
        </table:table-row>
        <table:table-row table:style-name="ro7">
          <table:table-cell table:style-name="ce68"/>
          <table:table-cell table:style-name="ce71" table:number-columns-repeated="2"/>
          <table:table-cell table:style-name="ce72"/>
          <table:table-cell table:style-name="ce73"/>
          <table:table-cell table:style-name="ce75"/>
          <table:table-cell table:style-name="ce76"/>
          <table:table-cell table:style-name="ce78"/>
          <table:table-cell table:style-name="ce79"/>
          <table:table-cell table:style-name="ce80" table:number-columns-repeated="2"/>
          <table:table-cell table:style-name="ce71"/>
          <table:table-cell table:style-name="ce83"/>
          <table:table-cell table:style-name="ce71"/>
          <table:table-cell table:style-name="ce80" table:number-columns-repeated="2"/>
          <table:table-cell table:style-name="ce83"/>
          <table:table-cell table:style-name="ce91"/>
          <table:table-cell table:style-name="ce95"/>
          <table:table-cell table:style-name="ce88"/>
          <table:table-cell table:number-columns-repeated="236"/>
        </table:table-row>
        <table:table-row table:style-name="ro7">
          <table:table-cell table:style-name="ce68"/>
          <table:table-cell table:style-name="ce71" table:number-columns-repeated="2"/>
          <table:table-cell table:style-name="ce72"/>
          <table:table-cell table:style-name="ce73"/>
          <table:table-cell table:style-name="ce75"/>
          <table:table-cell table:style-name="ce76"/>
          <table:table-cell table:style-name="ce78"/>
          <table:table-cell table:style-name="ce79"/>
          <table:table-cell table:style-name="ce80"/>
          <table:table-cell table:style-name="ce71" table:number-columns-repeated="2"/>
          <table:table-cell table:style-name="ce83"/>
          <table:table-cell table:style-name="ce71"/>
          <table:table-cell table:style-name="ce80" table:number-columns-repeated="2"/>
          <table:table-cell table:style-name="ce83"/>
          <table:table-cell table:style-name="ce91"/>
          <table:table-cell table:style-name="ce94"/>
          <table:table-cell table:number-columns-repeated="237"/>
        </table:table-row>
        <table:table-row table:style-name="ro7">
          <table:table-cell table:style-name="ce68"/>
          <table:table-cell table:style-name="ce71" table:number-columns-repeated="2"/>
          <table:table-cell table:style-name="ce72"/>
          <table:table-cell table:style-name="ce73"/>
          <table:table-cell table:style-name="ce75"/>
          <table:table-cell table:style-name="ce76"/>
          <table:table-cell table:style-name="ce78"/>
          <table:table-cell table:style-name="ce79"/>
          <table:table-cell table:style-name="ce80" table:number-columns-repeated="3"/>
          <table:table-cell table:style-name="ce83"/>
          <table:table-cell table:style-name="ce71"/>
          <table:table-cell table:style-name="ce80" table:number-columns-repeated="2"/>
          <table:table-cell table:style-name="ce83"/>
          <table:table-cell table:style-name="ce91"/>
          <table:table-cell table:style-name="ce95"/>
          <table:table-cell table:number-columns-repeated="237"/>
        </table:table-row>
        <table:table-row table:style-name="ro7">
          <table:table-cell table:style-name="ce68" office:value-type="date" office:date-value="2000-06-25">
            <text:p>25-Jun</text:p>
          </table:table-cell>
          <table:table-cell table:style-name="ce71" office:value-type="float" office:value="150002">
            <text:p>150,002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style-name="ce72" table:formula="of:=[.E11]" office:value-type="float" office:value="4.11">
            <text:p>4.110</text:p>
          </table:table-cell>
          <table:table-cell table:style-name="ce73" table:formula="of:=[$Swap.D8]" office:value-type="float" office:value="4.11">
            <text:p>4.110</text:p>
          </table:table-cell>
          <table:table-cell table:style-name="ce75" office:value-type="percentage" office:value="0.52">
            <text:p>52.0%</text:p>
          </table:table-cell>
          <table:table-cell table:style-name="ce76" table:formula="of:=([.A11]-[.$A$2])/365.25" office:value-type="float" office:value="-18.8637919233402">
            <text:p>(18.86379)</text:p>
          </table:table-cell>
          <table:table-cell table:style-name="ce78" office:value-type="percentage" office:value="0.055">
            <text:p>5.5%</text:p>
          </table:table-cell>
          <table:table-cell table:style-name="ce79" table:formula="of:=IF([.B11]=0;0;(LN([.E11]/[.D11])+([.F11]^2/2)*[.G11]))/([.F11]*SQRT([.G11]))" office:value-type="float" office:value="0">
            <text:p>Err:502</text:p>
          </table:table-cell>
          <table:table-cell table:style-name="ce80" table:formula="of:=IF([.I11]=0;0;[.I11]-[.F11]*SQRT([.G11]))" office:value-type="float" office:value="0">
            <text:p>Err:502</text:p>
          </table:table-cell>
          <table:table-cell table:style-name="ce80" table:formula="of:=LEGACY.NORMSDIST([.I11])" office:value-type="float" office:value="0">
            <text:p>Err:502</text:p>
          </table:table-cell>
          <table:table-cell table:style-name="ce80" table:formula="of:=LEGACY.NORMSDIST([.J11])" office:value-type="float" office:value="0">
            <text:p>Err:502</text:p>
          </table:table-cell>
          <table:table-cell table:style-name="ce83" table:formula="of:=(EXP(-[.H11]*[.G11]))*(([.E11]*[.K11])-([.D11]*[.L11]))" office:value-type="float" office:value="0">
            <text:p>Err:502</text:p>
          </table:table-cell>
          <table:table-cell table:style-name="ce71" table:formula="of:=[.M11]*[.B11]" office:value-type="float" office:value="0">
            <text:p>Err:502</text:p>
          </table:table-cell>
          <table:table-cell table:style-name="ce80" table:formula="of:=LEGACY.NORMSDIST(-[.I11])" office:value-type="float" office:value="0">
            <text:p>Err:502</text:p>
          </table:table-cell>
          <table:table-cell table:style-name="ce80" table:formula="of:=LEGACY.NORMSDIST(-[.J11])" office:value-type="float" office:value="0">
            <text:p>Err:502</text:p>
          </table:table-cell>
          <table:table-cell table:style-name="ce83" table:formula="of:=(EXP(-[.H11]*[.G11]))*(([.D11]*[.P11])-([.E11]*[.O11]))" office:value-type="float" office:value="0">
            <text:p>Err:502</text:p>
          </table:table-cell>
          <table:table-cell table:style-name="ce91" table:formula="of:=[.Q11]*[.B11]" office:value-type="float" office:value="0">
            <text:p>Err:502</text:p>
          </table:table-cell>
          <table:table-cell table:style-name="ce94" table:formula="of:=[.Q11]+[.M11]" office:value-type="float" office:value="0">
            <text:p>Err:502</text:p>
          </table:table-cell>
          <table:table-cell table:number-columns-repeated="237"/>
        </table:table-row>
        <table:table-row table:style-name="ro7">
          <table:table-cell table:style-name="ce68" office:value-type="date" office:date-value="2000-07-25">
            <text:p>25-Jul</text:p>
          </table:table-cell>
          <table:table-cell table:style-name="ce71" office:value-type="float" office:value="150003">
            <text:p>150,003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style-name="ce72" office:value-type="float" office:value="3.5">
            <text:p>3.500</text:p>
          </table:table-cell>
          <table:table-cell table:style-name="ce73" table:formula="of:=[$Swap.D9]" office:value-type="float" office:value="4.09">
            <text:p>4.090</text:p>
          </table:table-cell>
          <table:table-cell table:style-name="ce75" office:value-type="percentage" office:value="0.51">
            <text:p>51.0%</text:p>
          </table:table-cell>
          <table:table-cell table:style-name="ce76" table:formula="of:=([.A12]-[.$A$2])/365.25" office:value-type="float" office:value="-18.7816563997262">
            <text:p>(18.78166)</text:p>
          </table:table-cell>
          <table:table-cell table:style-name="ce78" office:value-type="percentage" office:value="0.055">
            <text:p>5.5%</text:p>
          </table:table-cell>
          <table:table-cell table:style-name="ce79" table:formula="of:=IF([.B12]=0;0;(LN([.E12]/[.D12])+([.F12]^2/2)*[.G12]))/([.F12]*SQRT([.G12]))" office:value-type="float" office:value="0">
            <text:p>Err:502</text:p>
          </table:table-cell>
          <table:table-cell table:style-name="ce80" table:formula="of:=IF([.I12]=0;0;[.I12]-[.F12]*SQRT([.G12]))" office:value-type="float" office:value="0">
            <text:p>Err:502</text:p>
          </table:table-cell>
          <table:table-cell table:style-name="ce80" table:formula="of:=LEGACY.NORMSDIST([.I12])" office:value-type="float" office:value="0">
            <text:p>Err:502</text:p>
          </table:table-cell>
          <table:table-cell table:style-name="ce80" table:formula="of:=LEGACY.NORMSDIST([.J12])" office:value-type="float" office:value="0">
            <text:p>Err:502</text:p>
          </table:table-cell>
          <table:table-cell table:style-name="ce83" table:formula="of:=(EXP(-[.H12]*[.G12]))*(([.E12]*[.K12])-([.D12]*[.L12]))" office:value-type="float" office:value="0">
            <text:p>Err:502</text:p>
          </table:table-cell>
          <table:table-cell table:style-name="ce71" table:formula="of:=[.M12]*[.B12]" office:value-type="float" office:value="0">
            <text:p>Err:502</text:p>
          </table:table-cell>
          <table:table-cell table:style-name="ce80" table:formula="of:=LEGACY.NORMSDIST(-[.I12])" office:value-type="float" office:value="0">
            <text:p>Err:502</text:p>
          </table:table-cell>
          <table:table-cell table:style-name="ce80" table:formula="of:=LEGACY.NORMSDIST(-[.J12])" office:value-type="float" office:value="0">
            <text:p>Err:502</text:p>
          </table:table-cell>
          <table:table-cell table:style-name="ce83" table:formula="of:=(EXP(-[.H12]*[.G12]))*(([.D12]*[.P12])-([.E12]*[.O12]))" office:value-type="float" office:value="0">
            <text:p>Err:502</text:p>
          </table:table-cell>
          <table:table-cell table:style-name="ce91" table:formula="of:=[.Q12]*[.B12]" office:value-type="float" office:value="0">
            <text:p>Err:502</text:p>
          </table:table-cell>
          <table:table-cell table:style-name="ce94" table:formula="of:=[.Q12]+[.M12]" office:value-type="float" office:value="0">
            <text:p>Err:502</text:p>
          </table:table-cell>
          <table:table-cell table:number-columns-repeated="237"/>
        </table:table-row>
        <table:table-row table:style-name="ro7">
          <table:table-cell table:style-name="ce68" table:formula="of:=[$Swap.A10]" office:value-type="date" office:date-value="2000-09-01">
            <text:p>1-Sep</text:p>
          </table:table-cell>
          <table:table-cell table:style-name="ce71" office:value-type="float" office:value="150004">
            <text:p>150,004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style-name="ce72" table:formula="of:=[.E13]" office:value-type="float" office:value="4.07">
            <text:p>4.070</text:p>
          </table:table-cell>
          <table:table-cell table:style-name="ce73" table:formula="of:=[$Swap.D10]" office:value-type="float" office:value="4.07">
            <text:p>4.070</text:p>
          </table:table-cell>
          <table:table-cell table:style-name="ce75" office:value-type="percentage" office:value="0.515">
            <text:p>51.5%</text:p>
          </table:table-cell>
          <table:table-cell table:style-name="ce76" table:formula="of:=([.A13]-[.$A$2])/365.25" office:value-type="float" office:value="-18.6776180698152">
            <text:p>(18.67762)</text:p>
          </table:table-cell>
          <table:table-cell table:style-name="ce78" office:value-type="percentage" office:value="0.055">
            <text:p>5.5%</text:p>
          </table:table-cell>
          <table:table-cell table:style-name="ce79" table:formula="of:=IF([.B13]=0;0;(LN([.E13]/[.D13])+([.F13]^2/2)*[.G13]))/([.F13]*SQRT([.G13]))" office:value-type="float" office:value="0">
            <text:p>Err:502</text:p>
          </table:table-cell>
          <table:table-cell table:style-name="ce80" table:formula="of:=IF([.I13]=0;0;[.I13]-[.F13]*SQRT([.G13]))" office:value-type="float" office:value="0">
            <text:p>Err:502</text:p>
          </table:table-cell>
          <table:table-cell table:style-name="ce80" table:formula="of:=LEGACY.NORMSDIST([.I13])" office:value-type="float" office:value="0">
            <text:p>Err:502</text:p>
          </table:table-cell>
          <table:table-cell table:style-name="ce80" table:formula="of:=LEGACY.NORMSDIST([.J13])" office:value-type="float" office:value="0">
            <text:p>Err:502</text:p>
          </table:table-cell>
          <table:table-cell table:style-name="ce83" table:formula="of:=(EXP(-[.H13]*[.G13]))*(([.E13]*[.K13])-([.D13]*[.L13]))" office:value-type="float" office:value="0">
            <text:p>Err:502</text:p>
          </table:table-cell>
          <table:table-cell table:style-name="ce71" table:formula="of:=[.M13]*[.B13]" office:value-type="float" office:value="0">
            <text:p>Err:502</text:p>
          </table:table-cell>
          <table:table-cell table:style-name="ce80" table:formula="of:=LEGACY.NORMSDIST(-[.I13])" office:value-type="float" office:value="0">
            <text:p>Err:502</text:p>
          </table:table-cell>
          <table:table-cell table:style-name="ce80" table:formula="of:=LEGACY.NORMSDIST(-[.J13])" office:value-type="float" office:value="0">
            <text:p>Err:502</text:p>
          </table:table-cell>
          <table:table-cell table:style-name="ce83" table:formula="of:=(EXP(-[.H13]*[.G13]))*(([.D13]*[.P13])-([.E13]*[.O13]))" office:value-type="float" office:value="0">
            <text:p>Err:502</text:p>
          </table:table-cell>
          <table:table-cell table:style-name="ce91" table:formula="of:=[.Q13]*[.B13]" office:value-type="float" office:value="0">
            <text:p>Err:502</text:p>
          </table:table-cell>
          <table:table-cell table:style-name="ce94" table:formula="of:=[.Q13]+[.M13]" office:value-type="float" office:value="0">
            <text:p>Err:502</text:p>
          </table:table-cell>
          <table:table-cell table:number-columns-repeated="237"/>
        </table:table-row>
        <table:table-row table:style-name="ro7">
          <table:table-cell table:style-name="ce68" table:formula="of:=[$Swap.A11]" office:value-type="date" office:date-value="2000-10-01">
            <text:p>1-Oct</text:p>
          </table:table-cell>
          <table:table-cell table:style-name="ce71" office:value-type="float" office:value="150005">
            <text:p>150,005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style-name="ce72" office:value-type="float" office:value="5">
            <text:p>5.000</text:p>
          </table:table-cell>
          <table:table-cell table:style-name="ce73" table:formula="of:=[$Swap.D11]" office:value-type="float" office:value="4.06">
            <text:p>4.060</text:p>
          </table:table-cell>
          <table:table-cell table:style-name="ce75" office:value-type="percentage" office:value="0.5225">
            <text:p>52.3%</text:p>
          </table:table-cell>
          <table:table-cell table:style-name="ce76" table:formula="of:=([.A14]-[.$A$2])/365.25" office:value-type="float" office:value="-18.5954825462012">
            <text:p>(18.59548)</text:p>
          </table:table-cell>
          <table:table-cell table:style-name="ce78" office:value-type="percentage" office:value="0.055">
            <text:p>5.5%</text:p>
          </table:table-cell>
          <table:table-cell table:style-name="ce79" table:formula="of:=IF([.B14]=0;0;(LN([.E14]/[.D14])+([.F14]^2/2)*[.G14]))/([.F14]*SQRT([.G14]))" office:value-type="float" office:value="0">
            <text:p>Err:502</text:p>
          </table:table-cell>
          <table:table-cell table:style-name="ce80" table:formula="of:=IF([.I14]=0;0;[.I14]-[.F14]*SQRT([.G14]))" office:value-type="float" office:value="0">
            <text:p>Err:502</text:p>
          </table:table-cell>
          <table:table-cell table:style-name="ce80" table:formula="of:=LEGACY.NORMSDIST([.I14])" office:value-type="float" office:value="0">
            <text:p>Err:502</text:p>
          </table:table-cell>
          <table:table-cell table:style-name="ce80" table:formula="of:=LEGACY.NORMSDIST([.J14])" office:value-type="float" office:value="0">
            <text:p>Err:502</text:p>
          </table:table-cell>
          <table:table-cell table:style-name="ce83" table:formula="of:=(EXP(-[.H14]*[.G14]))*(([.E14]*[.K14])-([.D14]*[.L14]))" office:value-type="float" office:value="0">
            <text:p>Err:502</text:p>
          </table:table-cell>
          <table:table-cell table:style-name="ce71" table:formula="of:=[.M14]*[.B14]" office:value-type="float" office:value="0">
            <text:p>Err:502</text:p>
          </table:table-cell>
          <table:table-cell table:style-name="ce80" table:formula="of:=LEGACY.NORMSDIST(-[.I14])" office:value-type="float" office:value="0">
            <text:p>Err:502</text:p>
          </table:table-cell>
          <table:table-cell table:style-name="ce80" table:formula="of:=LEGACY.NORMSDIST(-[.J14])" office:value-type="float" office:value="0">
            <text:p>Err:502</text:p>
          </table:table-cell>
          <table:table-cell table:style-name="ce83" table:formula="of:=(EXP(-[.H14]*[.G14]))*(([.D14]*[.P14])-([.E14]*[.O14]))" office:value-type="float" office:value="0">
            <text:p>Err:502</text:p>
          </table:table-cell>
          <table:table-cell table:style-name="ce91" table:formula="of:=[.Q14]*[.B14]" office:value-type="float" office:value="0">
            <text:p>Err:502</text:p>
          </table:table-cell>
          <table:table-cell table:style-name="ce94" table:formula="of:=[.Q14]+[.M14]" office:value-type="float" office:value="0">
            <text:p>Err:502</text:p>
          </table:table-cell>
          <table:table-cell table:number-columns-repeated="237"/>
        </table:table-row>
        <table:table-row table:style-name="ro7">
          <table:table-cell table:style-name="ce68" table:formula="of:=[$Swap.A12]" office:value-type="date" office:date-value="2000-11-01">
            <text:p>1-Nov</text:p>
          </table:table-cell>
          <table:table-cell table:style-name="ce71" office:value-type="float" office:value="150006">
            <text:p>150,006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style-name="ce72" office:value-type="float" office:value="5">
            <text:p>5.000</text:p>
          </table:table-cell>
          <table:table-cell table:style-name="ce73" table:formula="of:=[$Swap.D12]" office:value-type="float" office:value="4.15">
            <text:p>4.150</text:p>
          </table:table-cell>
          <table:table-cell table:style-name="ce75" office:value-type="percentage" office:value="0.52">
            <text:p>52.0%</text:p>
          </table:table-cell>
          <table:table-cell table:style-name="ce76" table:formula="of:=([.A15]-[.$A$2])/365.25" office:value-type="float" office:value="-18.5106091718001">
            <text:p>(18.51061)</text:p>
          </table:table-cell>
          <table:table-cell table:style-name="ce78" office:value-type="percentage" office:value="0.055">
            <text:p>5.5%</text:p>
          </table:table-cell>
          <table:table-cell table:style-name="ce79" table:formula="of:=IF([.B15]=0;0;(LN([.E15]/[.D15])+([.F15]^2/2)*[.G15]))/([.F15]*SQRT([.G15]))" office:value-type="float" office:value="0">
            <text:p>Err:502</text:p>
          </table:table-cell>
          <table:table-cell table:style-name="ce80" table:formula="of:=IF([.I15]=0;0;[.I15]-[.F15]*SQRT([.G15]))" office:value-type="float" office:value="0">
            <text:p>Err:502</text:p>
          </table:table-cell>
          <table:table-cell table:style-name="ce80" table:formula="of:=LEGACY.NORMSDIST([.I15])" office:value-type="float" office:value="0">
            <text:p>Err:502</text:p>
          </table:table-cell>
          <table:table-cell table:style-name="ce80" table:formula="of:=LEGACY.NORMSDIST([.J15])" office:value-type="float" office:value="0">
            <text:p>Err:502</text:p>
          </table:table-cell>
          <table:table-cell table:style-name="ce83" table:formula="of:=(EXP(-[.H15]*[.G15]))*(([.E15]*[.K15])-([.D15]*[.L15]))" office:value-type="float" office:value="0">
            <text:p>Err:502</text:p>
          </table:table-cell>
          <table:table-cell table:style-name="ce71" table:formula="of:=[.M15]*[.B15]" office:value-type="float" office:value="0">
            <text:p>Err:502</text:p>
          </table:table-cell>
          <table:table-cell table:style-name="ce80" table:formula="of:=LEGACY.NORMSDIST(-[.I15])" office:value-type="float" office:value="0">
            <text:p>Err:502</text:p>
          </table:table-cell>
          <table:table-cell table:style-name="ce80" table:formula="of:=LEGACY.NORMSDIST(-[.J15])" office:value-type="float" office:value="0">
            <text:p>Err:502</text:p>
          </table:table-cell>
          <table:table-cell table:style-name="ce83" table:formula="of:=(EXP(-[.H15]*[.G15]))*(([.D15]*[.P15])-([.E15]*[.O15]))" office:value-type="float" office:value="0">
            <text:p>Err:502</text:p>
          </table:table-cell>
          <table:table-cell table:style-name="ce91" table:formula="of:=[.Q15]*[.B15]" office:value-type="float" office:value="0">
            <text:p>Err:502</text:p>
          </table:table-cell>
          <table:table-cell table:style-name="ce94" table:formula="of:=[.Q15]+[.M15]" office:value-type="float" office:value="0">
            <text:p>Err:502</text:p>
          </table:table-cell>
          <table:table-cell table:number-columns-repeated="237"/>
        </table:table-row>
        <table:table-row table:style-name="ro7">
          <table:table-cell table:style-name="ce68" table:formula="of:=[$Swap.A13]" office:value-type="date" office:date-value="2000-12-01">
            <text:p>1-Dec</text:p>
          </table:table-cell>
          <table:table-cell table:style-name="ce71" office:value-type="float" office:value="150007">
            <text:p>150,007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style-name="ce72" table:formula="of:=[.E16]" office:value-type="float" office:value="4.2">
            <text:p>4.200</text:p>
          </table:table-cell>
          <table:table-cell table:style-name="ce73" table:formula="of:=[$Swap.D13]" office:value-type="float" office:value="4.2">
            <text:p>4.200</text:p>
          </table:table-cell>
          <table:table-cell table:style-name="ce75" office:value-type="percentage" office:value="0.515">
            <text:p>51.5%</text:p>
          </table:table-cell>
          <table:table-cell table:style-name="ce76" table:formula="of:=([.A16]-[.$A$2])/365.25" office:value-type="float" office:value="-18.4284736481862">
            <text:p>(18.42847)</text:p>
          </table:table-cell>
          <table:table-cell table:style-name="ce78" office:value-type="percentage" office:value="0.055">
            <text:p>5.5%</text:p>
          </table:table-cell>
          <table:table-cell table:style-name="ce79" table:formula="of:=IF([.B16]=0;0;(LN([.E16]/[.D16])+([.F16]^2/2)*[.G16]))/([.F16]*SQRT([.G16]))" office:value-type="float" office:value="0">
            <text:p>Err:502</text:p>
          </table:table-cell>
          <table:table-cell table:style-name="ce80" table:formula="of:=IF([.I16]=0;0;[.I16]-[.F16]*SQRT([.G16]))" office:value-type="float" office:value="0">
            <text:p>Err:502</text:p>
          </table:table-cell>
          <table:table-cell table:style-name="ce80" table:formula="of:=LEGACY.NORMSDIST([.I16])" office:value-type="float" office:value="0">
            <text:p>Err:502</text:p>
          </table:table-cell>
          <table:table-cell table:style-name="ce80" table:formula="of:=LEGACY.NORMSDIST([.J16])" office:value-type="float" office:value="0">
            <text:p>Err:502</text:p>
          </table:table-cell>
          <table:table-cell table:style-name="ce83" table:formula="of:=(EXP(-[.H16]*[.G16]))*(([.E16]*[.K16])-([.D16]*[.L16]))" office:value-type="float" office:value="0">
            <text:p>Err:502</text:p>
          </table:table-cell>
          <table:table-cell table:style-name="ce71" table:formula="of:=[.M16]*[.B16]" office:value-type="float" office:value="0">
            <text:p>Err:502</text:p>
          </table:table-cell>
          <table:table-cell table:style-name="ce80" table:formula="of:=LEGACY.NORMSDIST(-[.I16])" office:value-type="float" office:value="0">
            <text:p>Err:502</text:p>
          </table:table-cell>
          <table:table-cell table:style-name="ce80" table:formula="of:=LEGACY.NORMSDIST(-[.J16])" office:value-type="float" office:value="0">
            <text:p>Err:502</text:p>
          </table:table-cell>
          <table:table-cell table:style-name="ce83" table:formula="of:=(EXP(-[.H16]*[.G16]))*(([.D16]*[.P16])-([.E16]*[.O16]))" office:value-type="float" office:value="0">
            <text:p>Err:502</text:p>
          </table:table-cell>
          <table:table-cell table:style-name="ce91" table:formula="of:=[.Q16]*[.B16]" office:value-type="float" office:value="0">
            <text:p>Err:502</text:p>
          </table:table-cell>
          <table:table-cell table:style-name="ce94" table:formula="of:=[.Q16]+[.M16]" office:value-type="float" office:value="0">
            <text:p>Err:502</text:p>
          </table:table-cell>
          <table:table-cell table:number-columns-repeated="237"/>
        </table:table-row>
        <table:table-row table:style-name="ro7">
          <table:table-cell table:style-name="ce68" table:formula="of:=[$Swap.A14]" office:value-type="date" office:date-value="2001-01-01">
            <text:p>1-Jan</text:p>
          </table:table-cell>
          <table:table-cell table:style-name="ce71" office:value-type="float" office:value="150008">
            <text:p>150,008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style-name="ce72" table:formula="of:=[.E17]" office:value-type="float" office:value="4.205">
            <text:p>4.205</text:p>
          </table:table-cell>
          <table:table-cell table:style-name="ce73" table:formula="of:=[$Swap.D14]" office:value-type="float" office:value="4.205">
            <text:p>4.205</text:p>
          </table:table-cell>
          <table:table-cell table:style-name="ce75" office:value-type="percentage" office:value="0.52">
            <text:p>52.0%</text:p>
          </table:table-cell>
          <table:table-cell table:style-name="ce76" table:formula="of:=([.A17]-[.$A$2])/365.25" office:value-type="float" office:value="-18.3436002737851">
            <text:p>(18.34360)</text:p>
          </table:table-cell>
          <table:table-cell table:style-name="ce78" office:value-type="percentage" office:value="0.055">
            <text:p>5.5%</text:p>
          </table:table-cell>
          <table:table-cell table:style-name="ce79" table:formula="of:=IF([.B17]=0;0;(LN([.E17]/[.D17])+([.F17]^2/2)*[.G17]))/([.F17]*SQRT([.G17]))" office:value-type="float" office:value="0">
            <text:p>Err:502</text:p>
          </table:table-cell>
          <table:table-cell table:style-name="ce80" table:formula="of:=IF([.I17]=0;0;[.I17]-[.F17]*SQRT([.G17]))" office:value-type="float" office:value="0">
            <text:p>Err:502</text:p>
          </table:table-cell>
          <table:table-cell table:style-name="ce80" table:formula="of:=LEGACY.NORMSDIST([.I17])" office:value-type="float" office:value="0">
            <text:p>Err:502</text:p>
          </table:table-cell>
          <table:table-cell table:style-name="ce80" table:formula="of:=LEGACY.NORMSDIST([.J17])" office:value-type="float" office:value="0">
            <text:p>Err:502</text:p>
          </table:table-cell>
          <table:table-cell table:style-name="ce83" table:formula="of:=(EXP(-[.H17]*[.G17]))*(([.E17]*[.K17])-([.D17]*[.L17]))" office:value-type="float" office:value="0">
            <text:p>Err:502</text:p>
          </table:table-cell>
          <table:table-cell table:style-name="ce71" table:formula="of:=[.M17]*[.B17]" office:value-type="float" office:value="0">
            <text:p>Err:502</text:p>
          </table:table-cell>
          <table:table-cell table:style-name="ce80" table:formula="of:=LEGACY.NORMSDIST(-[.I17])" office:value-type="float" office:value="0">
            <text:p>Err:502</text:p>
          </table:table-cell>
          <table:table-cell table:style-name="ce80" table:formula="of:=LEGACY.NORMSDIST(-[.J17])" office:value-type="float" office:value="0">
            <text:p>Err:502</text:p>
          </table:table-cell>
          <table:table-cell table:style-name="ce83" table:formula="of:=(EXP(-[.H17]*[.G17]))*(([.D17]*[.P17])-([.E17]*[.O17]))" office:value-type="float" office:value="0">
            <text:p>Err:502</text:p>
          </table:table-cell>
          <table:table-cell table:style-name="ce91" table:formula="of:=[.Q17]*[.B17]" office:value-type="float" office:value="0">
            <text:p>Err:502</text:p>
          </table:table-cell>
          <table:table-cell table:style-name="ce94" table:formula="of:=[.Q17]+[.M17]" office:value-type="float" office:value="0">
            <text:p>Err:502</text:p>
          </table:table-cell>
          <table:table-cell table:number-columns-repeated="237"/>
        </table:table-row>
        <table:table-row table:style-name="ro7">
          <table:table-cell table:style-name="ce68" table:formula="of:=[$Swap.A15]" office:value-type="date" office:date-value="2001-02-01">
            <text:p>1-Feb</text:p>
          </table:table-cell>
          <table:table-cell table:style-name="ce71" office:value-type="float" office:value="150009">
            <text:p>150,009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style-name="ce72" table:formula="of:=[.E18]" office:value-type="float" office:value="3.995">
            <text:p>3.995</text:p>
          </table:table-cell>
          <table:table-cell table:style-name="ce73" table:formula="of:=[$Swap.D15]" office:value-type="float" office:value="3.995">
            <text:p>3.995</text:p>
          </table:table-cell>
          <table:table-cell table:style-name="ce75" office:value-type="percentage" office:value="0.51">
            <text:p>51.0%</text:p>
          </table:table-cell>
          <table:table-cell table:style-name="ce76" table:formula="of:=([.A18]-[.$A$2])/365.25" office:value-type="float" office:value="-18.258726899384">
            <text:p>(18.25873)</text:p>
          </table:table-cell>
          <table:table-cell table:style-name="ce78" office:value-type="percentage" office:value="0.055">
            <text:p>5.5%</text:p>
          </table:table-cell>
          <table:table-cell table:style-name="ce79" table:formula="of:=IF([.B18]=0;0;(LN([.E18]/[.D18])+([.F18]^2/2)*[.G18]))/([.F18]*SQRT([.G18]))" office:value-type="float" office:value="0">
            <text:p>Err:502</text:p>
          </table:table-cell>
          <table:table-cell table:style-name="ce80" table:formula="of:=IF([.I18]=0;0;[.I18]-[.F18]*SQRT([.G18]))" office:value-type="float" office:value="0">
            <text:p>Err:502</text:p>
          </table:table-cell>
          <table:table-cell table:style-name="ce80" table:formula="of:=LEGACY.NORMSDIST([.I18])" office:value-type="float" office:value="0">
            <text:p>Err:502</text:p>
          </table:table-cell>
          <table:table-cell table:style-name="ce80" table:formula="of:=LEGACY.NORMSDIST([.J18])" office:value-type="float" office:value="0">
            <text:p>Err:502</text:p>
          </table:table-cell>
          <table:table-cell table:style-name="ce83" table:formula="of:=(EXP(-[.H18]*[.G18]))*(([.E18]*[.K18])-([.D18]*[.L18]))" office:value-type="float" office:value="0">
            <text:p>Err:502</text:p>
          </table:table-cell>
          <table:table-cell table:style-name="ce71" table:formula="of:=[.M18]*[.B18]" office:value-type="float" office:value="0">
            <text:p>Err:502</text:p>
          </table:table-cell>
          <table:table-cell table:style-name="ce80" table:formula="of:=LEGACY.NORMSDIST(-[.I18])" office:value-type="float" office:value="0">
            <text:p>Err:502</text:p>
          </table:table-cell>
          <table:table-cell table:style-name="ce80" table:formula="of:=LEGACY.NORMSDIST(-[.J18])" office:value-type="float" office:value="0">
            <text:p>Err:502</text:p>
          </table:table-cell>
          <table:table-cell table:style-name="ce83" table:formula="of:=(EXP(-[.H18]*[.G18]))*(([.D18]*[.P18])-([.E18]*[.O18]))" office:value-type="float" office:value="0">
            <text:p>Err:502</text:p>
          </table:table-cell>
          <table:table-cell table:style-name="ce91" table:formula="of:=[.Q18]*[.B18]" office:value-type="float" office:value="0">
            <text:p>Err:502</text:p>
          </table:table-cell>
          <table:table-cell table:style-name="ce94" table:formula="of:=[.Q18]+[.M18]" office:value-type="float" office:value="0">
            <text:p>Err:502</text:p>
          </table:table-cell>
          <table:table-cell table:number-columns-repeated="237"/>
        </table:table-row>
        <table:table-row table:style-name="ro7">
          <table:table-cell table:style-name="ce68" table:formula="of:=[$Swap.A16]" office:value-type="date" office:date-value="2001-03-01">
            <text:p>1-Mar</text:p>
          </table:table-cell>
          <table:table-cell table:style-name="ce71" office:value-type="float" office:value="150010">
            <text:p>150,010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style-name="ce72" office:value-type="float" office:value="6">
            <text:p>6.000</text:p>
          </table:table-cell>
          <table:table-cell table:style-name="ce73" table:formula="of:=[$Swap.D16]" office:value-type="float" office:value="3.77">
            <text:p>3.770</text:p>
          </table:table-cell>
          <table:table-cell table:style-name="ce75" office:value-type="percentage" office:value="0.46">
            <text:p>46.0%</text:p>
          </table:table-cell>
          <table:table-cell table:style-name="ce76" table:formula="of:=([.A19]-[.$A$2])/365.25" office:value-type="float" office:value="-18.1820670773443">
            <text:p>(18.18207)</text:p>
          </table:table-cell>
          <table:table-cell table:style-name="ce78" office:value-type="percentage" office:value="0.055">
            <text:p>5.5%</text:p>
          </table:table-cell>
          <table:table-cell table:style-name="ce79" table:formula="of:=IF([.B19]=0;0;(LN([.E19]/[.D19])+([.F19]^2/2)*[.G19]))/([.F19]*SQRT([.G19]))" office:value-type="float" office:value="0">
            <text:p>Err:502</text:p>
          </table:table-cell>
          <table:table-cell table:style-name="ce80" table:formula="of:=IF([.I19]=0;0;[.I19]-[.F19]*SQRT([.G19]))" office:value-type="float" office:value="0">
            <text:p>Err:502</text:p>
          </table:table-cell>
          <table:table-cell table:style-name="ce80" table:formula="of:=LEGACY.NORMSDIST([.I19])" office:value-type="float" office:value="0">
            <text:p>Err:502</text:p>
          </table:table-cell>
          <table:table-cell table:style-name="ce80" table:formula="of:=LEGACY.NORMSDIST([.J19])" office:value-type="float" office:value="0">
            <text:p>Err:502</text:p>
          </table:table-cell>
          <table:table-cell table:style-name="ce83" table:formula="of:=(EXP(-[.H19]*[.G19]))*(([.E19]*[.K19])-([.D19]*[.L19]))" office:value-type="float" office:value="0">
            <text:p>Err:502</text:p>
          </table:table-cell>
          <table:table-cell table:style-name="ce71" table:formula="of:=[.M19]*[.B19]" office:value-type="float" office:value="0">
            <text:p>Err:502</text:p>
          </table:table-cell>
          <table:table-cell table:style-name="ce80" table:formula="of:=LEGACY.NORMSDIST(-[.I19])" office:value-type="float" office:value="0">
            <text:p>Err:502</text:p>
          </table:table-cell>
          <table:table-cell table:style-name="ce80" table:formula="of:=LEGACY.NORMSDIST(-[.J19])" office:value-type="float" office:value="0">
            <text:p>Err:502</text:p>
          </table:table-cell>
          <table:table-cell table:style-name="ce83" table:formula="of:=(EXP(-[.H19]*[.G19]))*(([.D19]*[.P19])-([.E19]*[.O19]))" office:value-type="float" office:value="0">
            <text:p>Err:502</text:p>
          </table:table-cell>
          <table:table-cell table:style-name="ce91" table:formula="of:=[.Q19]*[.B19]" office:value-type="float" office:value="0">
            <text:p>Err:502</text:p>
          </table:table-cell>
          <table:table-cell table:style-name="ce94" table:formula="of:=[.Q19]+[.M19]" office:value-type="float" office:value="0">
            <text:p>Err:502</text:p>
          </table:table-cell>
          <table:table-cell table:number-columns-repeated="237"/>
        </table:table-row>
        <table:table-row table:style-name="ro7">
          <table:table-cell table:style-name="ce68" table:formula="of:=[$Swap.A17]" office:value-type="date" office:date-value="2001-04-01">
            <text:p>1-Apr</text:p>
          </table:table-cell>
          <table:table-cell table:style-name="ce71" office:value-type="float" office:value="150011">
            <text:p>150,011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style-name="ce72" table:formula="of:=[.E20]" office:value-type="float" office:value="3.57">
            <text:p>3.570</text:p>
          </table:table-cell>
          <table:table-cell table:style-name="ce73" table:formula="of:=[$Swap.D17]" office:value-type="float" office:value="3.57">
            <text:p>3.570</text:p>
          </table:table-cell>
          <table:table-cell table:style-name="ce75" office:value-type="percentage" office:value="0.46">
            <text:p>46.0%</text:p>
          </table:table-cell>
          <table:table-cell table:style-name="ce76" table:formula="of:=([.A20]-[.$A$2])/365.25" office:value-type="float" office:value="-18.0971937029432">
            <text:p>(18.09719)</text:p>
          </table:table-cell>
          <table:table-cell table:style-name="ce78" office:value-type="percentage" office:value="0.055">
            <text:p>5.5%</text:p>
          </table:table-cell>
          <table:table-cell table:style-name="ce79" table:formula="of:=IF([.B20]=0;0;(LN([.E20]/[.D20])+([.F20]^2/2)*[.G20]))/([.F20]*SQRT([.G20]))" office:value-type="float" office:value="0">
            <text:p>Err:502</text:p>
          </table:table-cell>
          <table:table-cell table:style-name="ce80" table:formula="of:=IF([.I20]=0;0;[.I20]-[.F20]*SQRT([.G20]))" office:value-type="float" office:value="0">
            <text:p>Err:502</text:p>
          </table:table-cell>
          <table:table-cell table:style-name="ce80" table:formula="of:=LEGACY.NORMSDIST([.I20])" office:value-type="float" office:value="0">
            <text:p>Err:502</text:p>
          </table:table-cell>
          <table:table-cell table:style-name="ce80" table:formula="of:=LEGACY.NORMSDIST([.J20])" office:value-type="float" office:value="0">
            <text:p>Err:502</text:p>
          </table:table-cell>
          <table:table-cell table:style-name="ce83" table:formula="of:=(EXP(-[.H20]*[.G20]))*(([.E20]*[.K20])-([.D20]*[.L20]))" office:value-type="float" office:value="0">
            <text:p>Err:502</text:p>
          </table:table-cell>
          <table:table-cell table:style-name="ce71" table:formula="of:=[.M20]*[.B20]" office:value-type="float" office:value="0">
            <text:p>Err:502</text:p>
          </table:table-cell>
          <table:table-cell table:style-name="ce80" table:formula="of:=LEGACY.NORMSDIST(-[.I20])" office:value-type="float" office:value="0">
            <text:p>Err:502</text:p>
          </table:table-cell>
          <table:table-cell table:style-name="ce80" table:formula="of:=LEGACY.NORMSDIST(-[.J20])" office:value-type="float" office:value="0">
            <text:p>Err:502</text:p>
          </table:table-cell>
          <table:table-cell table:style-name="ce83" table:formula="of:=(EXP(-[.H20]*[.G20]))*(([.D20]*[.P20])-([.E20]*[.O20]))" office:value-type="float" office:value="0">
            <text:p>Err:502</text:p>
          </table:table-cell>
          <table:table-cell table:style-name="ce91" table:formula="of:=[.Q20]*[.B20]" office:value-type="float" office:value="0">
            <text:p>Err:502</text:p>
          </table:table-cell>
          <table:table-cell table:style-name="ce94" table:formula="of:=[.Q20]+[.M20]" office:value-type="float" office:value="0">
            <text:p>Err:502</text:p>
          </table:table-cell>
          <table:table-cell table:number-columns-repeated="237"/>
        </table:table-row>
        <table:table-row table:style-name="ro1">
          <table:table-cell table:number-columns-repeated="12"/>
          <table:table-cell table:style-name="ce44"/>
          <table:table-cell table:number-columns-repeated="3"/>
          <table:table-cell table:style-name="ce88"/>
          <table:table-cell table:number-columns-repeated="239"/>
        </table:table-row>
        <table:table-row table:style-name="ro1">
          <table:table-cell table:number-columns-repeated="12"/>
          <table:table-cell table:style-name="ce44"/>
          <table:table-cell table:number-columns-repeated="2"/>
          <table:table-cell table:formula="of:=-[.P23]*200" office:value-type="float" office:value="0">
            <text:p>Err:502</text:p>
          </table:table-cell>
          <table:table-cell table:style-name="ce88"/>
          <table:table-cell table:number-columns-repeated="239"/>
        </table:table-row>
        <table:table-row table:style-name="ro7">
          <table:table-cell table:style-name="ce68" office:value-type="date" office:date-value="2000-06-25">
            <text:p>25-Jun</text:p>
          </table:table-cell>
          <table:table-cell table:style-name="ce71" office:value-type="float" office:value="150002">
            <text:p>150,002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style-name="ce72" office:value-type="float" office:value="3.75">
            <text:p>3.750</text:p>
          </table:table-cell>
          <table:table-cell table:style-name="ce73" table:formula="of:=[.E11]" office:value-type="float" office:value="4.11">
            <text:p>4.110</text:p>
          </table:table-cell>
          <table:table-cell table:style-name="ce75" office:value-type="percentage" office:value="0.62">
            <text:p>62.0%</text:p>
          </table:table-cell>
          <table:table-cell table:style-name="ce76" table:formula="of:=([.A23]-[.$A$2])/365.25" office:value-type="float" office:value="-18.8637919233402">
            <text:p>(18.86379)</text:p>
          </table:table-cell>
          <table:table-cell table:style-name="ce78" office:value-type="percentage" office:value="0.055">
            <text:p>5.5%</text:p>
          </table:table-cell>
          <table:table-cell table:style-name="ce79" table:formula="of:=IF([.B23]=0;0;(LN([.E23]/[.D23])+([.F23]^2/2)*[.G23]))/([.F23]*SQRT([.G23]))" office:value-type="float" office:value="0">
            <text:p>Err:502</text:p>
          </table:table-cell>
          <table:table-cell table:style-name="ce80" table:formula="of:=IF([.I23]=0;0;[.I23]-[.F23]*SQRT([.G23]))" office:value-type="float" office:value="0">
            <text:p>Err:502</text:p>
          </table:table-cell>
          <table:table-cell table:style-name="ce80" table:formula="of:=LEGACY.NORMSDIST([.I23])" office:value-type="float" office:value="0">
            <text:p>Err:502</text:p>
          </table:table-cell>
          <table:table-cell table:style-name="ce80" table:formula="of:=LEGACY.NORMSDIST([.J23])" office:value-type="float" office:value="0">
            <text:p>Err:502</text:p>
          </table:table-cell>
          <table:table-cell table:style-name="ce83" table:formula="of:=(EXP(-[.H23]*[.G23]))*(([.E23]*[.K23])-([.D23]*[.L23]))" office:value-type="float" office:value="0">
            <text:p>Err:502</text:p>
          </table:table-cell>
          <table:table-cell table:style-name="ce71" table:formula="of:=[.M23]*[.B23]" office:value-type="float" office:value="0">
            <text:p>Err:502</text:p>
          </table:table-cell>
          <table:table-cell table:style-name="ce80" table:formula="of:=LEGACY.NORMSDIST(-[.I23])" office:value-type="float" office:value="0">
            <text:p>Err:502</text:p>
          </table:table-cell>
          <table:table-cell table:style-name="ce80" table:formula="of:=LEGACY.NORMSDIST(-[.J23])" office:value-type="float" office:value="0">
            <text:p>Err:502</text:p>
          </table:table-cell>
          <table:table-cell table:style-name="ce83" table:formula="of:=(EXP(-[.H23]*[.G23]))*(([.D23]*[.P23])-([.E23]*[.O23]))" office:value-type="float" office:value="0">
            <text:p>Err:502</text:p>
          </table:table-cell>
          <table:table-cell table:style-name="ce91" table:formula="of:=[.Q23]*[.B23]" office:value-type="float" office:value="0">
            <text:p>Err:502</text:p>
          </table:table-cell>
          <table:table-cell table:style-name="ce95" table:formula="of:=[.Q23]+[.M23]" office:value-type="float" office:value="0">
            <text:p>Err:502</text:p>
          </table:table-cell>
          <table:table-cell table:style-name="ce88" table:formula="of:=+[.Q23]+[.M24]" office:value-type="float" office:value="0">
            <text:p>Err:502</text:p>
          </table:table-cell>
          <table:table-cell table:number-columns-repeated="236"/>
        </table:table-row>
        <table:table-row table:style-name="ro7">
          <table:table-cell table:style-name="ce68" office:value-type="date" office:date-value="2000-06-25">
            <text:p>25-Jun</text:p>
          </table:table-cell>
          <table:table-cell table:style-name="ce71" office:value-type="float" office:value="150002">
            <text:p>150,002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style-name="ce72" office:value-type="float" office:value="4">
            <text:p>4.000</text:p>
          </table:table-cell>
          <table:table-cell table:style-name="ce73" table:formula="of:=[.E23]" office:value-type="float" office:value="4.11">
            <text:p>4.110</text:p>
          </table:table-cell>
          <table:table-cell table:style-name="ce75" office:value-type="percentage" office:value="0.585">
            <text:p>58.5%</text:p>
          </table:table-cell>
          <table:table-cell table:style-name="ce76" table:formula="of:=([.A24]-[.$A$2])/365.25" office:value-type="float" office:value="-18.8637919233402">
            <text:p>(18.86379)</text:p>
          </table:table-cell>
          <table:table-cell table:style-name="ce78" office:value-type="percentage" office:value="0.055">
            <text:p>5.5%</text:p>
          </table:table-cell>
          <table:table-cell table:style-name="ce79" table:formula="of:=IF([.B24]=0;0;(LN([.E24]/[.D24])+([.F24]^2/2)*[.G24]))/([.F24]*SQRT([.G24]))" office:value-type="float" office:value="0">
            <text:p>Err:502</text:p>
          </table:table-cell>
          <table:table-cell table:style-name="ce80" table:formula="of:=IF([.I24]=0;0;[.I24]-[.F24]*SQRT([.G24]))" office:value-type="float" office:value="0">
            <text:p>Err:502</text:p>
          </table:table-cell>
          <table:table-cell table:style-name="ce80" table:formula="of:=LEGACY.NORMSDIST([.I24])" office:value-type="float" office:value="0">
            <text:p>Err:502</text:p>
          </table:table-cell>
          <table:table-cell table:style-name="ce80" table:formula="of:=LEGACY.NORMSDIST([.J24])" office:value-type="float" office:value="0">
            <text:p>Err:502</text:p>
          </table:table-cell>
          <table:table-cell table:style-name="ce83" table:formula="of:=(EXP(-[.H24]*[.G24]))*(([.E24]*[.K24])-([.D24]*[.L24]))" office:value-type="float" office:value="0">
            <text:p>Err:502</text:p>
          </table:table-cell>
          <table:table-cell table:style-name="ce71" table:formula="of:=[.M24]*[.B24]" office:value-type="float" office:value="0">
            <text:p>Err:502</text:p>
          </table:table-cell>
          <table:table-cell table:style-name="ce80" table:formula="of:=LEGACY.NORMSDIST(-[.I24])" office:value-type="float" office:value="0">
            <text:p>Err:502</text:p>
          </table:table-cell>
          <table:table-cell table:style-name="ce80" table:formula="of:=LEGACY.NORMSDIST(-[.J24])" office:value-type="float" office:value="0">
            <text:p>Err:502</text:p>
          </table:table-cell>
          <table:table-cell table:style-name="ce83" table:formula="of:=(EXP(-[.H24]*[.G24]))*(([.D24]*[.P24])-([.E24]*[.O24]))" office:value-type="float" office:value="0">
            <text:p>Err:502</text:p>
          </table:table-cell>
          <table:table-cell table:style-name="ce91" table:formula="of:=[.Q24]*[.B24]" office:value-type="float" office:value="0">
            <text:p>Err:502</text:p>
          </table:table-cell>
          <table:table-cell table:style-name="ce94" table:formula="of:=[.Q24]+[.M24]" office:value-type="float" office:value="0">
            <text:p>Err:502</text:p>
          </table:table-cell>
          <table:table-cell table:number-columns-repeated="237"/>
        </table:table-row>
        <table:table-row table:style-name="ro7">
          <table:table-cell table:style-name="ce68" office:value-type="date" office:date-value="2000-06-25">
            <text:p>25-Jun</text:p>
          </table:table-cell>
          <table:table-cell table:style-name="ce71" office:value-type="float" office:value="150002">
            <text:p>150,002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style-name="ce72" office:value-type="float" office:value="4.15">
            <text:p>4.150</text:p>
          </table:table-cell>
          <table:table-cell table:style-name="ce73" office:value-type="float" office:value="4.3">
            <text:p>4.300</text:p>
          </table:table-cell>
          <table:table-cell table:style-name="ce75" office:value-type="percentage" office:value="0.58">
            <text:p>58.0%</text:p>
          </table:table-cell>
          <table:table-cell table:style-name="ce76" table:formula="of:=([.A25]-[.$A$2])/365.25" office:value-type="float" office:value="-18.8637919233402">
            <text:p>(18.86379)</text:p>
          </table:table-cell>
          <table:table-cell table:style-name="ce78" office:value-type="percentage" office:value="0.055">
            <text:p>5.5%</text:p>
          </table:table-cell>
          <table:table-cell table:style-name="ce79" table:formula="of:=IF([.B25]=0;0;(LN([.E25]/[.D25])+([.F25]^2/2)*[.G25]))/([.F25]*SQRT([.G25]))" office:value-type="float" office:value="0">
            <text:p>Err:502</text:p>
          </table:table-cell>
          <table:table-cell table:style-name="ce80" table:formula="of:=IF([.I25]=0;0;[.I25]-[.F25]*SQRT([.G25]))" office:value-type="float" office:value="0">
            <text:p>Err:502</text:p>
          </table:table-cell>
          <table:table-cell table:style-name="ce80" table:formula="of:=LEGACY.NORMSDIST([.I25])" office:value-type="float" office:value="0">
            <text:p>Err:502</text:p>
          </table:table-cell>
          <table:table-cell table:style-name="ce80" table:formula="of:=LEGACY.NORMSDIST([.J25])" office:value-type="float" office:value="0">
            <text:p>Err:502</text:p>
          </table:table-cell>
          <table:table-cell table:style-name="ce83" table:formula="of:=(EXP(-[.H25]*[.G25]))*(([.E25]*[.K25])-([.D25]*[.L25]))" office:value-type="float" office:value="0">
            <text:p>Err:502</text:p>
          </table:table-cell>
          <table:table-cell table:style-name="ce71" table:formula="of:=[.M25]*[.B25]" office:value-type="float" office:value="0">
            <text:p>Err:502</text:p>
          </table:table-cell>
          <table:table-cell table:style-name="ce80" table:formula="of:=LEGACY.NORMSDIST(-[.I25])" office:value-type="float" office:value="0">
            <text:p>Err:502</text:p>
          </table:table-cell>
          <table:table-cell table:style-name="ce80" table:formula="of:=LEGACY.NORMSDIST(-[.J25])" office:value-type="float" office:value="0">
            <text:p>Err:502</text:p>
          </table:table-cell>
          <table:table-cell table:style-name="ce83" table:formula="of:=(EXP(-[.H25]*[.G25]))*(([.D25]*[.P25])-([.E25]*[.O25]))" office:value-type="float" office:value="0">
            <text:p>Err:502</text:p>
          </table:table-cell>
          <table:table-cell table:style-name="ce91" table:formula="of:=[.Q25]*[.B25]" office:value-type="float" office:value="0">
            <text:p>Err:502</text:p>
          </table:table-cell>
          <table:table-cell table:style-name="ce94" table:formula="of:=[.Q25]+[.M25]" office:value-type="float" office:value="0">
            <text:p>Err:502</text:p>
          </table:table-cell>
          <table:table-cell table:number-columns-repeated="237"/>
        </table:table-row>
        <table:table-row table:style-name="ro1">
          <table:table-cell table:number-columns-repeated="4"/>
          <table:table-cell table:style-name="ce44"/>
          <table:table-cell table:number-columns-repeated="6"/>
          <table:table-cell table:style-name="ce44" table:number-columns-repeated="2"/>
          <table:table-cell/>
          <table:table-cell table:formula="of:=+[.O25]*150" office:value-type="float" office:value="0">
            <text:p>Err:502</text:p>
          </table:table-cell>
          <table:table-cell/>
          <table:table-cell table:style-name="ce44"/>
          <table:table-cell table:number-columns-repeated="239"/>
        </table:table-row>
        <table:table-row table:style-name="ro7">
          <table:table-cell table:style-name="ce69" office:value-type="date" office:date-value="2000-05-31">
            <text:p>31-May</text:p>
          </table:table-cell>
          <table:table-cell table:number-columns-repeated="2"/>
          <table:table-cell table:style-name="ce72"/>
          <table:table-cell table:style-name="ce73"/>
          <table:table-cell table:style-name="ce75"/>
          <table:table-cell table:style-name="ce76"/>
          <table:table-cell table:style-name="ce78"/>
          <table:table-cell table:style-name="ce79"/>
          <table:table-cell table:style-name="ce80" table:number-columns-repeated="3"/>
          <table:table-cell table:style-name="ce83"/>
          <table:table-cell table:style-name="ce71"/>
          <table:table-cell table:style-name="ce80" table:number-columns-repeated="2"/>
          <table:table-cell table:style-name="ce83"/>
          <table:table-cell table:style-name="ce91"/>
          <table:table-cell table:number-columns-repeated="238"/>
        </table:table-row>
        <table:table-row table:style-name="ro7">
          <table:table-cell table:style-name="ce68" office:value-type="date" office:date-value="2000-06-01">
            <text:p>1-Jun</text:p>
          </table:table-cell>
          <table:table-cell table:style-name="ce71" office:value-type="float" office:value="150000">
            <text:p>150,000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number-columns-repeated="2" table:style-name="ce72" office:value-type="float" office:value="4.3">
            <text:p>4.300</text:p>
          </table:table-cell>
          <table:table-cell table:style-name="ce75" office:value-type="percentage" office:value="0.43">
            <text:p>43.0%</text:p>
          </table:table-cell>
          <table:table-cell table:style-name="ce76" table:formula="of:=([.A28]-[.$A$27])/365.25" office:value-type="float" office:value="0.0027378507871321">
            <text:p>0.00274 </text:p>
          </table:table-cell>
          <table:table-cell table:style-name="ce78" office:value-type="percentage" office:value="0.05">
            <text:p>5.0%</text:p>
          </table:table-cell>
          <table:table-cell table:style-name="ce79" table:formula="of:=IF([.B28]=0;0;(LN([.E28]/[.D28])+([.F28]^2/2)*[.G28]))/([.F28]*SQRT([.G28]))" office:value-type="float" office:value="0.011249762336831">
            <text:p>0.011</text:p>
          </table:table-cell>
          <table:table-cell table:style-name="ce80" table:formula="of:=IF([.I28]=0;0;[.I28]-[.F28]*SQRT([.G28]))" office:value-type="float" office:value="-0.011249762336831">
            <text:p>(0.011)</text:p>
          </table:table-cell>
          <table:table-cell table:style-name="ce80" table:formula="of:=LEGACY.NORMSDIST([.I28])" office:value-type="float" office:value="0.504487911177553">
            <text:p>0.504 </text:p>
          </table:table-cell>
          <table:table-cell table:style-name="ce80" table:formula="of:=LEGACY.NORMSDIST([.J28])" office:value-type="float" office:value="0.495512088822447">
            <text:p>0.496 </text:p>
          </table:table-cell>
          <table:table-cell table:style-name="ce83" office:value-type="float" office:value="0">
            <text:p>0.000 </text:p>
          </table:table-cell>
          <table:table-cell table:style-name="ce71" table:formula="of:=[.M28]*[.B28]" office:value-type="float" office:value="0">
            <text:p>0</text:p>
          </table:table-cell>
          <table:table-cell table:style-name="ce80" table:formula="of:=LEGACY.NORMSDIST(-[.I28])" office:value-type="float" office:value="0.495512088822447">
            <text:p>0.496 </text:p>
          </table:table-cell>
          <table:table-cell table:style-name="ce80" table:formula="of:=LEGACY.NORMSDIST(-[.J28])" office:value-type="float" office:value="0.504487911177553">
            <text:p>0.504 </text:p>
          </table:table-cell>
          <table:table-cell table:style-name="ce83" table:formula="of:=(EXP(-[.H28]*[.G28]))*(([.D28]*[.P28])-([.E28]*[.O28]))" office:value-type="float" office:value="0.038590752979183">
            <text:p>0.039 </text:p>
          </table:table-cell>
          <table:table-cell table:style-name="ce91" table:formula="of:=[.Q28]*[.B28]" office:value-type="float" office:value="5788.61294687745">
            <text:p>5,789 </text:p>
          </table:table-cell>
          <table:table-cell table:style-name="ce96"/>
          <table:table-cell table:number-columns-repeated="237"/>
        </table:table-row>
        <table:table-row table:style-name="ro7">
          <table:table-cell table:style-name="ce68" table:formula="of:=[.A28]+1" office:value-type="date" office:date-value="2000-06-02">
            <text:p>2-Jun</text:p>
          </table:table-cell>
          <table:table-cell table:style-name="ce71" office:value-type="float" office:value="150000">
            <text:p>150,000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number-columns-repeated="2" table:style-name="ce72" office:value-type="float" office:value="4.3">
            <text:p>4.300</text:p>
          </table:table-cell>
          <table:table-cell table:style-name="ce75" office:value-type="percentage" office:value="0.43">
            <text:p>43.0%</text:p>
          </table:table-cell>
          <table:table-cell table:style-name="ce76" table:formula="of:=([.A29]-[.$A$27])/365.25" office:value-type="float" office:value="0.0054757015742642">
            <text:p>0.00548 </text:p>
          </table:table-cell>
          <table:table-cell table:style-name="ce78" office:value-type="percentage" office:value="0.05">
            <text:p>5.0%</text:p>
          </table:table-cell>
          <table:table-cell table:style-name="ce79" table:formula="of:=IF([.B29]=0;0;(LN([.E29]/[.D29])+([.F29]^2/2)*[.G29]))/([.F29]*SQRT([.G29]))" office:value-type="float" office:value="0.0159095664702204">
            <text:p>0.016</text:p>
          </table:table-cell>
          <table:table-cell table:style-name="ce80" table:formula="of:=IF([.I29]=0;0;[.I29]-[.F29]*SQRT([.G29]))" office:value-type="float" office:value="-0.0159095664702205">
            <text:p>(0.016)</text:p>
          </table:table-cell>
          <table:table-cell table:style-name="ce80" table:formula="of:=LEGACY.NORMSDIST([.I29])" office:value-type="float" office:value="0.506346730985298">
            <text:p>0.506 </text:p>
          </table:table-cell>
          <table:table-cell table:style-name="ce80" table:formula="of:=LEGACY.NORMSDIST([.J29])" office:value-type="float" office:value="0.493653269014702">
            <text:p>0.494 </text:p>
          </table:table-cell>
          <table:table-cell table:style-name="ce83" table:formula="of:=(EXP(-[.H29]*[.G29]))*(([.E29]*[.K29])-([.D29]*[.L29]))" office:value-type="float" office:value="0.0545669448129717">
            <text:p>0.055 </text:p>
          </table:table-cell>
          <table:table-cell table:style-name="ce71" table:formula="of:=[.M29]*[.B29]" office:value-type="float" office:value="8185.04172194576">
            <text:p>8,185</text:p>
          </table:table-cell>
          <table:table-cell table:style-name="ce80" table:formula="of:=LEGACY.NORMSDIST(-[.I29])" office:value-type="float" office:value="0.493653269014702">
            <text:p>0.494 </text:p>
          </table:table-cell>
          <table:table-cell table:style-name="ce80" table:formula="of:=LEGACY.NORMSDIST(-[.J29])" office:value-type="float" office:value="0.506346730985298">
            <text:p>0.506 </text:p>
          </table:table-cell>
          <table:table-cell table:style-name="ce83" table:formula="of:=(EXP(-[.H29]*[.G29]))*(([.D29]*[.P29])-([.E29]*[.O29]))" office:value-type="float" office:value="0.0545669448129717">
            <text:p>0.055 </text:p>
          </table:table-cell>
          <table:table-cell table:style-name="ce91" table:formula="of:=[.Q29]*[.B29]" office:value-type="float" office:value="8185.04172194576">
            <text:p>8,185 </text:p>
          </table:table-cell>
          <table:table-cell table:style-name="ce96"/>
          <table:table-cell table:number-columns-repeated="237"/>
        </table:table-row>
        <table:table-row table:style-name="ro7">
          <table:table-cell table:style-name="ce68" table:formula="of:=[.A29]+1" office:value-type="date" office:date-value="2000-06-03">
            <text:p>3-Jun</text:p>
          </table:table-cell>
          <table:table-cell table:style-name="ce71" office:value-type="float" office:value="150000">
            <text:p>150,000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number-columns-repeated="2" table:style-name="ce72" office:value-type="float" office:value="4.3">
            <text:p>4.300</text:p>
          </table:table-cell>
          <table:table-cell table:style-name="ce75" office:value-type="percentage" office:value="0.43">
            <text:p>43.0%</text:p>
          </table:table-cell>
          <table:table-cell table:style-name="ce76" table:formula="of:=([.A30]-[.$A$27])/365.25" office:value-type="float" office:value="0.00821355236139631">
            <text:p>0.00821 </text:p>
          </table:table-cell>
          <table:table-cell table:style-name="ce78" office:value-type="percentage" office:value="0.05">
            <text:p>5.0%</text:p>
          </table:table-cell>
          <table:table-cell table:style-name="ce79" table:formula="of:=IF([.B30]=0;0;(LN([.E30]/[.D30])+([.F30]^2/2)*[.G30]))/([.F30]*SQRT([.G30]))" office:value-type="float" office:value="0.0194851599404661">
            <text:p>0.019</text:p>
          </table:table-cell>
          <table:table-cell table:style-name="ce80" table:formula="of:=IF([.I30]=0;0;[.I30]-[.F30]*SQRT([.G30]))" office:value-type="float" office:value="-0.0194851599404661">
            <text:p>(0.019)</text:p>
          </table:table-cell>
          <table:table-cell table:style-name="ce80" table:formula="of:=LEGACY.NORMSDIST([.I30])" office:value-type="float" office:value="0.507772962275537">
            <text:p>0.508 </text:p>
          </table:table-cell>
          <table:table-cell table:style-name="ce80" table:formula="of:=LEGACY.NORMSDIST([.J30])" office:value-type="float" office:value="0.492227037724463">
            <text:p>0.492 </text:p>
          </table:table-cell>
          <table:table-cell table:style-name="ce83" table:formula="of:=(EXP(-[.H30]*[.G30]))*(([.E30]*[.K30])-([.D30]*[.L30]))" office:value-type="float" office:value="0.066820028443927">
            <text:p>0.067 </text:p>
          </table:table-cell>
          <table:table-cell table:style-name="ce71" table:formula="of:=[.M30]*[.B30]" office:value-type="float" office:value="10023.004266589">
            <text:p>10,023</text:p>
          </table:table-cell>
          <table:table-cell table:style-name="ce80" table:formula="of:=LEGACY.NORMSDIST(-[.I30])" office:value-type="float" office:value="0.492227037724463">
            <text:p>0.492 </text:p>
          </table:table-cell>
          <table:table-cell table:style-name="ce80" table:formula="of:=LEGACY.NORMSDIST(-[.J30])" office:value-type="float" office:value="0.507772962275537">
            <text:p>0.508 </text:p>
          </table:table-cell>
          <table:table-cell table:style-name="ce83" table:formula="of:=(EXP(-[.H30]*[.G30]))*(([.D30]*[.P30])-([.E30]*[.O30]))" office:value-type="float" office:value="0.066820028443927">
            <text:p>0.067 </text:p>
          </table:table-cell>
          <table:table-cell table:style-name="ce91" table:formula="of:=[.Q30]*[.B30]" office:value-type="float" office:value="10023.004266589">
            <text:p>10,023 </text:p>
          </table:table-cell>
          <table:table-cell table:style-name="ce96"/>
          <table:table-cell table:number-columns-repeated="237"/>
        </table:table-row>
        <table:table-row table:style-name="ro7">
          <table:table-cell table:style-name="ce68" table:formula="of:=[.A30]+1" office:value-type="date" office:date-value="2000-06-04">
            <text:p>4-Jun</text:p>
          </table:table-cell>
          <table:table-cell table:style-name="ce71" office:value-type="float" office:value="150000">
            <text:p>150,000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number-columns-repeated="2" table:style-name="ce72" office:value-type="float" office:value="4.3">
            <text:p>4.300</text:p>
          </table:table-cell>
          <table:table-cell table:style-name="ce75" office:value-type="percentage" office:value="0.43">
            <text:p>43.0%</text:p>
          </table:table-cell>
          <table:table-cell table:style-name="ce76" table:formula="of:=([.A31]-[.$A$27])/365.25" office:value-type="float" office:value="0.0109514031485284">
            <text:p>0.01095 </text:p>
          </table:table-cell>
          <table:table-cell table:style-name="ce78" office:value-type="percentage" office:value="0.05">
            <text:p>5.0%</text:p>
          </table:table-cell>
          <table:table-cell table:style-name="ce79" table:formula="of:=IF([.B31]=0;0;(LN([.E31]/[.D31])+([.F31]^2/2)*[.G31]))/([.F31]*SQRT([.G31]))" office:value-type="float" office:value="0.022499524673662">
            <text:p>0.022</text:p>
          </table:table-cell>
          <table:table-cell table:style-name="ce80" table:formula="of:=IF([.I31]=0;0;[.I31]-[.F31]*SQRT([.G31]))" office:value-type="float" office:value="-0.022499524673662">
            <text:p>(0.022)</text:p>
          </table:table-cell>
          <table:table-cell table:style-name="ce80" table:formula="of:=LEGACY.NORMSDIST([.I31])" office:value-type="float" office:value="0.508975254419775">
            <text:p>0.509 </text:p>
          </table:table-cell>
          <table:table-cell table:style-name="ce80" table:formula="of:=LEGACY.NORMSDIST([.J31])" office:value-type="float" office:value="0.491024745580225">
            <text:p>0.491 </text:p>
          </table:table-cell>
          <table:table-cell table:style-name="ce83" table:formula="of:=(EXP(-[.H31]*[.G31]))*(([.E31]*[.K31])-([.D31]*[.L31]))" office:value-type="float" office:value="0.0771449341788999">
            <text:p>0.077 </text:p>
          </table:table-cell>
          <table:table-cell table:style-name="ce71" table:formula="of:=[.M31]*[.B31]" office:value-type="float" office:value="11571.740126835">
            <text:p>11,572</text:p>
          </table:table-cell>
          <table:table-cell table:style-name="ce80" table:formula="of:=LEGACY.NORMSDIST(-[.I31])" office:value-type="float" office:value="0.491024745580225">
            <text:p>0.491 </text:p>
          </table:table-cell>
          <table:table-cell table:style-name="ce80" table:formula="of:=LEGACY.NORMSDIST(-[.J31])" office:value-type="float" office:value="0.508975254419775">
            <text:p>0.509 </text:p>
          </table:table-cell>
          <table:table-cell table:style-name="ce83" table:formula="of:=(EXP(-[.H31]*[.G31]))*(([.D31]*[.P31])-([.E31]*[.O31]))" office:value-type="float" office:value="0.0771449341788999">
            <text:p>0.077 </text:p>
          </table:table-cell>
          <table:table-cell table:style-name="ce91" table:formula="of:=[.Q31]*[.B31]" office:value-type="float" office:value="11571.740126835">
            <text:p>11,572 </text:p>
          </table:table-cell>
          <table:table-cell table:style-name="ce96"/>
          <table:table-cell table:number-columns-repeated="237"/>
        </table:table-row>
        <table:table-row table:style-name="ro7">
          <table:table-cell table:style-name="ce68" table:formula="of:=[.A31]+1" office:value-type="date" office:date-value="2000-06-05">
            <text:p>5-Jun</text:p>
          </table:table-cell>
          <table:table-cell table:style-name="ce71" office:value-type="float" office:value="150000">
            <text:p>150,000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number-columns-repeated="2" table:style-name="ce72" office:value-type="float" office:value="4.3">
            <text:p>4.300</text:p>
          </table:table-cell>
          <table:table-cell table:style-name="ce75" office:value-type="percentage" office:value="0.43">
            <text:p>43.0%</text:p>
          </table:table-cell>
          <table:table-cell table:style-name="ce76" table:formula="of:=([.A32]-[.$A$27])/365.25" office:value-type="float" office:value="0.0136892539356605">
            <text:p>0.01369 </text:p>
          </table:table-cell>
          <table:table-cell table:style-name="ce78" office:value-type="percentage" office:value="0.05">
            <text:p>5.0%</text:p>
          </table:table-cell>
          <table:table-cell table:style-name="ce79" table:formula="of:=IF([.B32]=0;0;(LN([.E32]/[.D32])+([.F32]^2/2)*[.G32]))/([.F32]*SQRT([.G32]))" office:value-type="float" office:value="0.025155233315871">
            <text:p>0.025</text:p>
          </table:table-cell>
          <table:table-cell table:style-name="ce80" table:formula="of:=IF([.I32]=0;0;[.I32]-[.F32]*SQRT([.G32]))" office:value-type="float" office:value="-0.025155233315871">
            <text:p>(0.025)</text:p>
          </table:table-cell>
          <table:table-cell table:style-name="ce80" table:formula="of:=LEGACY.NORMSDIST([.I32])" office:value-type="float" office:value="0.510034427858056">
            <text:p>0.510 </text:p>
          </table:table-cell>
          <table:table-cell table:style-name="ce80" table:formula="of:=LEGACY.NORMSDIST([.J32])" office:value-type="float" office:value="0.489965572141944">
            <text:p>0.490 </text:p>
          </table:table-cell>
          <table:table-cell table:style-name="ce83" table:formula="of:=(EXP(-[.H32]*[.G32]))*(([.E32]*[.K32])-([.D32]*[.L32]))" office:value-type="float" office:value="0.0862370333417112">
            <text:p>0.086 </text:p>
          </table:table-cell>
          <table:table-cell table:style-name="ce71" table:formula="of:=[.M32]*[.B32]" office:value-type="float" office:value="12935.5550012567">
            <text:p>12,936</text:p>
          </table:table-cell>
          <table:table-cell table:style-name="ce80" table:formula="of:=LEGACY.NORMSDIST(-[.I32])" office:value-type="float" office:value="0.489965572141944">
            <text:p>0.490 </text:p>
          </table:table-cell>
          <table:table-cell table:style-name="ce80" table:formula="of:=LEGACY.NORMSDIST(-[.J32])" office:value-type="float" office:value="0.510034427858056">
            <text:p>0.510 </text:p>
          </table:table-cell>
          <table:table-cell table:style-name="ce83" table:formula="of:=(EXP(-[.H32]*[.G32]))*(([.D32]*[.P32])-([.E32]*[.O32]))" office:value-type="float" office:value="0.0862370333417112">
            <text:p>0.086 </text:p>
          </table:table-cell>
          <table:table-cell table:style-name="ce91" table:formula="of:=[.Q32]*[.B32]" office:value-type="float" office:value="12935.5550012567">
            <text:p>12,936 </text:p>
          </table:table-cell>
          <table:table-cell table:style-name="ce96"/>
          <table:table-cell table:number-columns-repeated="237"/>
        </table:table-row>
        <table:table-row table:style-name="ro7">
          <table:table-cell table:style-name="ce68" table:formula="of:=[.A32]+1" office:value-type="date" office:date-value="2000-06-06">
            <text:p>6-Jun</text:p>
          </table:table-cell>
          <table:table-cell table:style-name="ce71" office:value-type="float" office:value="150000">
            <text:p>150,000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number-columns-repeated="2" table:style-name="ce72" office:value-type="float" office:value="4.3">
            <text:p>4.300</text:p>
          </table:table-cell>
          <table:table-cell table:style-name="ce75" office:value-type="percentage" office:value="0.43">
            <text:p>43.0%</text:p>
          </table:table-cell>
          <table:table-cell table:style-name="ce76" table:formula="of:=([.A33]-[.$A$27])/365.25" office:value-type="float" office:value="0.0164271047227926">
            <text:p>0.01643 </text:p>
          </table:table-cell>
          <table:table-cell table:style-name="ce78" office:value-type="percentage" office:value="0.05">
            <text:p>5.0%</text:p>
          </table:table-cell>
          <table:table-cell table:style-name="ce79" table:formula="of:=IF([.B33]=0;0;(LN([.E33]/[.D33])+([.F33]^2/2)*[.G33]))/([.F33]*SQRT([.G33]))" office:value-type="float" office:value="0.0275561774528161">
            <text:p>0.028</text:p>
          </table:table-cell>
          <table:table-cell table:style-name="ce80" table:formula="of:=IF([.I33]=0;0;[.I33]-[.F33]*SQRT([.G33]))" office:value-type="float" office:value="-0.0275561774528161">
            <text:p>(0.028)</text:p>
          </table:table-cell>
          <table:table-cell table:style-name="ce80" table:formula="of:=LEGACY.NORMSDIST([.I33])" office:value-type="float" office:value="0.51099193314681">
            <text:p>0.511 </text:p>
          </table:table-cell>
          <table:table-cell table:style-name="ce80" table:formula="of:=LEGACY.NORMSDIST([.J33])" office:value-type="float" office:value="0.48900806685319">
            <text:p>0.489 </text:p>
          </table:table-cell>
          <table:table-cell table:style-name="ce83" table:formula="of:=(EXP(-[.H33]*[.G33]))*(([.E33]*[.K33])-([.D33]*[.L33]))" office:value-type="float" office:value="0.0944530137163013">
            <text:p>0.094 </text:p>
          </table:table-cell>
          <table:table-cell table:style-name="ce71" table:formula="of:=[.M33]*[.B33]" office:value-type="float" office:value="14167.9520574452">
            <text:p>14,168</text:p>
          </table:table-cell>
          <table:table-cell table:style-name="ce80" table:formula="of:=LEGACY.NORMSDIST(-[.I33])" office:value-type="float" office:value="0.48900806685319">
            <text:p>0.489 </text:p>
          </table:table-cell>
          <table:table-cell table:style-name="ce80" table:formula="of:=LEGACY.NORMSDIST(-[.J33])" office:value-type="float" office:value="0.51099193314681">
            <text:p>0.511 </text:p>
          </table:table-cell>
          <table:table-cell table:style-name="ce83" table:formula="of:=(EXP(-[.H33]*[.G33]))*(([.D33]*[.P33])-([.E33]*[.O33]))" office:value-type="float" office:value="0.0944530137163013">
            <text:p>0.094 </text:p>
          </table:table-cell>
          <table:table-cell table:style-name="ce91" table:formula="of:=[.Q33]*[.B33]" office:value-type="float" office:value="14167.9520574452">
            <text:p>14,168 </text:p>
          </table:table-cell>
          <table:table-cell table:style-name="ce96"/>
          <table:table-cell table:number-columns-repeated="237"/>
        </table:table-row>
        <table:table-row table:style-name="ro7">
          <table:table-cell table:style-name="ce68" table:formula="of:=[.A33]+1" office:value-type="date" office:date-value="2000-06-07">
            <text:p>7-Jun</text:p>
          </table:table-cell>
          <table:table-cell table:style-name="ce71" office:value-type="float" office:value="150000">
            <text:p>150,000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number-columns-repeated="2" table:style-name="ce72" office:value-type="float" office:value="4.3">
            <text:p>4.300</text:p>
          </table:table-cell>
          <table:table-cell table:style-name="ce75" office:value-type="percentage" office:value="0.43">
            <text:p>43.0%</text:p>
          </table:table-cell>
          <table:table-cell table:style-name="ce76" table:formula="of:=([.A34]-[.$A$27])/365.25" office:value-type="float" office:value="0.0191649555099247">
            <text:p>0.01916 </text:p>
          </table:table-cell>
          <table:table-cell table:style-name="ce78" office:value-type="percentage" office:value="0.05">
            <text:p>5.0%</text:p>
          </table:table-cell>
          <table:table-cell table:style-name="ce79" table:formula="of:=IF([.B34]=0;0;(LN([.E34]/[.D34])+([.F34]^2/2)*[.G34]))/([.F34]*SQRT([.G34]))" office:value-type="float" office:value="0.0297640734518357">
            <text:p>0.030</text:p>
          </table:table-cell>
          <table:table-cell table:style-name="ce80" table:formula="of:=IF([.I34]=0;0;[.I34]-[.F34]*SQRT([.G34]))" office:value-type="float" office:value="-0.0297640734518357">
            <text:p>(0.030)</text:p>
          </table:table-cell>
          <table:table-cell table:style-name="ce80" table:formula="of:=LEGACY.NORMSDIST([.I34])" office:value-type="float" office:value="0.511872394351873">
            <text:p>0.512 </text:p>
          </table:table-cell>
          <table:table-cell table:style-name="ce80" table:formula="of:=LEGACY.NORMSDIST([.J34])" office:value-type="float" office:value="0.488127605648127">
            <text:p>0.488 </text:p>
          </table:table-cell>
          <table:table-cell table:style-name="ce83" table:formula="of:=(EXP(-[.H34]*[.G34]))*(([.E34]*[.K34])-([.D34]*[.L34]))" office:value-type="float" office:value="0.102004798707314">
            <text:p>0.102 </text:p>
          </table:table-cell>
          <table:table-cell table:style-name="ce71" table:formula="of:=[.M34]*[.B34]" office:value-type="float" office:value="15300.719806097">
            <text:p>15,301</text:p>
          </table:table-cell>
          <table:table-cell table:style-name="ce80" table:formula="of:=LEGACY.NORMSDIST(-[.I34])" office:value-type="float" office:value="0.488127605648127">
            <text:p>0.488 </text:p>
          </table:table-cell>
          <table:table-cell table:style-name="ce80" table:formula="of:=LEGACY.NORMSDIST(-[.J34])" office:value-type="float" office:value="0.511872394351873">
            <text:p>0.512 </text:p>
          </table:table-cell>
          <table:table-cell table:style-name="ce83" table:formula="of:=(EXP(-[.H34]*[.G34]))*(([.D34]*[.P34])-([.E34]*[.O34]))" office:value-type="float" office:value="0.102004798707314">
            <text:p>0.102 </text:p>
          </table:table-cell>
          <table:table-cell table:style-name="ce91" table:formula="of:=[.Q34]*[.B34]" office:value-type="float" office:value="15300.719806097">
            <text:p>15,301 </text:p>
          </table:table-cell>
          <table:table-cell table:style-name="ce96"/>
          <table:table-cell table:number-columns-repeated="237"/>
        </table:table-row>
        <table:table-row table:style-name="ro7">
          <table:table-cell table:style-name="ce68" table:formula="of:=[.A34]+1" office:value-type="date" office:date-value="2000-06-08">
            <text:p>8-Jun</text:p>
          </table:table-cell>
          <table:table-cell table:style-name="ce71" office:value-type="float" office:value="150000">
            <text:p>150,000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number-columns-repeated="2" table:style-name="ce72" office:value-type="float" office:value="4.3">
            <text:p>4.300</text:p>
          </table:table-cell>
          <table:table-cell table:style-name="ce75" office:value-type="percentage" office:value="0.43">
            <text:p>43.0%</text:p>
          </table:table-cell>
          <table:table-cell table:style-name="ce76" table:formula="of:=([.A35]-[.$A$27])/365.25" office:value-type="float" office:value="0.0219028062970568">
            <text:p>0.02190 </text:p>
          </table:table-cell>
          <table:table-cell table:style-name="ce78" office:value-type="percentage" office:value="0.05">
            <text:p>5.0%</text:p>
          </table:table-cell>
          <table:table-cell table:style-name="ce79" table:formula="of:=IF([.B35]=0;0;(LN([.E35]/[.D35])+([.F35]^2/2)*[.G35]))/([.F35]*SQRT([.G35]))" office:value-type="float" office:value="0.0318191329404409">
            <text:p>0.032</text:p>
          </table:table-cell>
          <table:table-cell table:style-name="ce80" table:formula="of:=IF([.I35]=0;0;[.I35]-[.F35]*SQRT([.G35]))" office:value-type="float" office:value="-0.0318191329404409">
            <text:p>(0.032)</text:p>
          </table:table-cell>
          <table:table-cell table:style-name="ce80" table:formula="of:=LEGACY.NORMSDIST([.I35])" office:value-type="float" office:value="0.512691855759358">
            <text:p>0.513 </text:p>
          </table:table-cell>
          <table:table-cell table:style-name="ce80" table:formula="of:=LEGACY.NORMSDIST([.J35])" office:value-type="float" office:value="0.487308144240642">
            <text:p>0.487 </text:p>
          </table:table-cell>
          <table:table-cell table:style-name="ce83" table:formula="of:=(EXP(-[.H35]*[.G35]))*(([.E35]*[.K35])-([.D35]*[.L35]))" office:value-type="float" office:value="0.109030490439079">
            <text:p>0.109 </text:p>
          </table:table-cell>
          <table:table-cell table:style-name="ce71" table:formula="of:=[.M35]*[.B35]" office:value-type="float" office:value="16354.5735658618">
            <text:p>16,355</text:p>
          </table:table-cell>
          <table:table-cell table:style-name="ce80" table:formula="of:=LEGACY.NORMSDIST(-[.I35])" office:value-type="float" office:value="0.487308144240642">
            <text:p>0.487 </text:p>
          </table:table-cell>
          <table:table-cell table:style-name="ce80" table:formula="of:=LEGACY.NORMSDIST(-[.J35])" office:value-type="float" office:value="0.512691855759358">
            <text:p>0.513 </text:p>
          </table:table-cell>
          <table:table-cell table:style-name="ce83" table:formula="of:=(EXP(-[.H35]*[.G35]))*(([.D35]*[.P35])-([.E35]*[.O35]))" office:value-type="float" office:value="0.109030490439079">
            <text:p>0.109 </text:p>
          </table:table-cell>
          <table:table-cell table:style-name="ce91" table:formula="of:=[.Q35]*[.B35]" office:value-type="float" office:value="16354.5735658618">
            <text:p>16,355 </text:p>
          </table:table-cell>
          <table:table-cell table:style-name="ce96"/>
          <table:table-cell table:number-columns-repeated="237"/>
        </table:table-row>
        <table:table-row table:style-name="ro7">
          <table:table-cell table:style-name="ce68" table:formula="of:=[.A35]+1" office:value-type="date" office:date-value="2000-06-09">
            <text:p>9-Jun</text:p>
          </table:table-cell>
          <table:table-cell table:style-name="ce71" office:value-type="float" office:value="150000">
            <text:p>150,000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number-columns-repeated="2" table:style-name="ce72" office:value-type="float" office:value="4.3">
            <text:p>4.300</text:p>
          </table:table-cell>
          <table:table-cell table:style-name="ce75" office:value-type="percentage" office:value="0.43">
            <text:p>43.0%</text:p>
          </table:table-cell>
          <table:table-cell table:style-name="ce76" table:formula="of:=([.A36]-[.$A$27])/365.25" office:value-type="float" office:value="0.0246406570841889">
            <text:p>0.02464 </text:p>
          </table:table-cell>
          <table:table-cell table:style-name="ce78" office:value-type="percentage" office:value="0.05">
            <text:p>5.0%</text:p>
          </table:table-cell>
          <table:table-cell table:style-name="ce79" table:formula="of:=IF([.B36]=0;0;(LN([.E36]/[.D36])+([.F36]^2/2)*[.G36]))/([.F36]*SQRT([.G36]))" office:value-type="float" office:value="0.033749287010493">
            <text:p>0.034</text:p>
          </table:table-cell>
          <table:table-cell table:style-name="ce80" table:formula="of:=IF([.I36]=0;0;[.I36]-[.F36]*SQRT([.G36]))" office:value-type="float" office:value="-0.033749287010493">
            <text:p>(0.034)</text:p>
          </table:table-cell>
          <table:table-cell table:style-name="ce80" table:formula="of:=LEGACY.NORMSDIST([.I36])" office:value-type="float" office:value="0.513461462006938">
            <text:p>0.513 </text:p>
          </table:table-cell>
          <table:table-cell table:style-name="ce80" table:formula="of:=LEGACY.NORMSDIST([.J36])" office:value-type="float" office:value="0.486538537993062">
            <text:p>0.487 </text:p>
          </table:table-cell>
          <table:table-cell table:style-name="ce83" table:formula="of:=(EXP(-[.H36]*[.G36]))*(([.E36]*[.K36])-([.D36]*[.L36]))" office:value-type="float" office:value="0.115626030400701">
            <text:p>0.116 </text:p>
          </table:table-cell>
          <table:table-cell table:style-name="ce71" table:formula="of:=[.M36]*[.B36]" office:value-type="float" office:value="17343.9045601052">
            <text:p>17,344</text:p>
          </table:table-cell>
          <table:table-cell table:style-name="ce80" table:formula="of:=LEGACY.NORMSDIST(-[.I36])" office:value-type="float" office:value="0.486538537993062">
            <text:p>0.487 </text:p>
          </table:table-cell>
          <table:table-cell table:style-name="ce80" table:formula="of:=LEGACY.NORMSDIST(-[.J36])" office:value-type="float" office:value="0.513461462006938">
            <text:p>0.513 </text:p>
          </table:table-cell>
          <table:table-cell table:style-name="ce83" table:formula="of:=(EXP(-[.H36]*[.G36]))*(([.D36]*[.P36])-([.E36]*[.O36]))" office:value-type="float" office:value="0.115626030400701">
            <text:p>0.116 </text:p>
          </table:table-cell>
          <table:table-cell table:style-name="ce91" table:formula="of:=[.Q36]*[.B36]" office:value-type="float" office:value="17343.9045601052">
            <text:p>17,344 </text:p>
          </table:table-cell>
          <table:table-cell table:style-name="ce96"/>
          <table:table-cell table:number-columns-repeated="237"/>
        </table:table-row>
        <table:table-row table:style-name="ro7">
          <table:table-cell table:style-name="ce68" table:formula="of:=[.A36]+1" office:value-type="date" office:date-value="2000-06-10">
            <text:p>10-Jun</text:p>
          </table:table-cell>
          <table:table-cell table:style-name="ce71" office:value-type="float" office:value="150000">
            <text:p>150,000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number-columns-repeated="2" table:style-name="ce72" office:value-type="float" office:value="4.3">
            <text:p>4.300</text:p>
          </table:table-cell>
          <table:table-cell table:style-name="ce75" office:value-type="percentage" office:value="0.43">
            <text:p>43.0%</text:p>
          </table:table-cell>
          <table:table-cell table:style-name="ce76" table:formula="of:=([.A37]-[.$A$27])/365.25" office:value-type="float" office:value="0.027378507871321">
            <text:p>0.02738 </text:p>
          </table:table-cell>
          <table:table-cell table:style-name="ce78" office:value-type="percentage" office:value="0.05">
            <text:p>5.0%</text:p>
          </table:table-cell>
          <table:table-cell table:style-name="ce79" table:formula="of:=IF([.B37]=0;0;(LN([.E37]/[.D37])+([.F37]^2/2)*[.G37]))/([.F37]*SQRT([.G37]))" office:value-type="float" office:value="0.0355748721199643">
            <text:p>0.036</text:p>
          </table:table-cell>
          <table:table-cell table:style-name="ce80" table:formula="of:=IF([.I37]=0;0;[.I37]-[.F37]*SQRT([.G37]))" office:value-type="float" office:value="-0.0355748721199643">
            <text:p>(0.036)</text:p>
          </table:table-cell>
          <table:table-cell table:style-name="ce80" table:formula="of:=LEGACY.NORMSDIST([.I37])" office:value-type="float" office:value="0.514189327610586">
            <text:p>0.514 </text:p>
          </table:table-cell>
          <table:table-cell table:style-name="ce80" table:formula="of:=LEGACY.NORMSDIST([.J37])" office:value-type="float" office:value="0.485810672389414">
            <text:p>0.486 </text:p>
          </table:table-cell>
          <table:table-cell table:style-name="ce83" table:formula="of:=(EXP(-[.H37]*[.G37]))*(([.E37]*[.K37])-([.D37]*[.L37]))" office:value-type="float" office:value="0.12186128421108">
            <text:p>0.122 </text:p>
          </table:table-cell>
          <table:table-cell table:style-name="ce71" table:formula="of:=[.M37]*[.B37]" office:value-type="float" office:value="18279.192631662">
            <text:p>18,279</text:p>
          </table:table-cell>
          <table:table-cell table:style-name="ce80" table:formula="of:=LEGACY.NORMSDIST(-[.I37])" office:value-type="float" office:value="0.485810672389414">
            <text:p>0.486 </text:p>
          </table:table-cell>
          <table:table-cell table:style-name="ce80" table:formula="of:=LEGACY.NORMSDIST(-[.J37])" office:value-type="float" office:value="0.514189327610586">
            <text:p>0.514 </text:p>
          </table:table-cell>
          <table:table-cell table:style-name="ce83" table:formula="of:=(EXP(-[.H37]*[.G37]))*(([.D37]*[.P37])-([.E37]*[.O37]))" office:value-type="float" office:value="0.12186128421108">
            <text:p>0.122 </text:p>
          </table:table-cell>
          <table:table-cell table:style-name="ce91" table:formula="of:=[.Q37]*[.B37]" office:value-type="float" office:value="18279.192631662">
            <text:p>18,279 </text:p>
          </table:table-cell>
          <table:table-cell table:style-name="ce96"/>
          <table:table-cell table:number-columns-repeated="237"/>
        </table:table-row>
        <table:table-row table:style-name="ro7">
          <table:table-cell table:style-name="ce68" table:formula="of:=[.A37]+1" office:value-type="date" office:date-value="2000-06-11">
            <text:p>11-Jun</text:p>
          </table:table-cell>
          <table:table-cell table:style-name="ce71" office:value-type="float" office:value="150000">
            <text:p>150,000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number-columns-repeated="2" table:style-name="ce72" office:value-type="float" office:value="4.3">
            <text:p>4.300</text:p>
          </table:table-cell>
          <table:table-cell table:style-name="ce75" office:value-type="percentage" office:value="0.43">
            <text:p>43.0%</text:p>
          </table:table-cell>
          <table:table-cell table:style-name="ce76" table:formula="of:=([.A38]-[.$A$27])/365.25" office:value-type="float" office:value="0.0301163586584531">
            <text:p>0.03012 </text:p>
          </table:table-cell>
          <table:table-cell table:style-name="ce78" office:value-type="percentage" office:value="0.05">
            <text:p>5.0%</text:p>
          </table:table-cell>
          <table:table-cell table:style-name="ce79" table:formula="of:=IF([.B38]=0;0;(LN([.E38]/[.D38])+([.F38]^2/2)*[.G38]))/([.F38]*SQRT([.G38]))" office:value-type="float" office:value="0.0373112406519402">
            <text:p>0.037</text:p>
          </table:table-cell>
          <table:table-cell table:style-name="ce80" table:formula="of:=IF([.I38]=0;0;[.I38]-[.F38]*SQRT([.G38]))" office:value-type="float" office:value="-0.0373112406519402">
            <text:p>(0.037)</text:p>
          </table:table-cell>
          <table:table-cell table:style-name="ce80" table:formula="of:=LEGACY.NORMSDIST([.I38])" office:value-type="float" office:value="0.514881578504837">
            <text:p>0.515 </text:p>
          </table:table-cell>
          <table:table-cell table:style-name="ce80" table:formula="of:=LEGACY.NORMSDIST([.J38])" office:value-type="float" office:value="0.485118421495163">
            <text:p>0.485 </text:p>
          </table:table-cell>
          <table:table-cell table:style-name="ce83" table:formula="of:=(EXP(-[.H38]*[.G38]))*(([.E38]*[.K38])-([.D38]*[.L38]))" office:value-type="float" office:value="0.12778900321618">
            <text:p>0.128 </text:p>
          </table:table-cell>
          <table:table-cell table:style-name="ce71" table:formula="of:=[.M38]*[.B38]" office:value-type="float" office:value="19168.350482427">
            <text:p>19,168</text:p>
          </table:table-cell>
          <table:table-cell table:style-name="ce80" table:formula="of:=LEGACY.NORMSDIST(-[.I38])" office:value-type="float" office:value="0.485118421495163">
            <text:p>0.485 </text:p>
          </table:table-cell>
          <table:table-cell table:style-name="ce80" table:formula="of:=LEGACY.NORMSDIST(-[.J38])" office:value-type="float" office:value="0.514881578504837">
            <text:p>0.515 </text:p>
          </table:table-cell>
          <table:table-cell table:style-name="ce83" table:formula="of:=(EXP(-[.H38]*[.G38]))*(([.D38]*[.P38])-([.E38]*[.O38]))" office:value-type="float" office:value="0.12778900321618">
            <text:p>0.128 </text:p>
          </table:table-cell>
          <table:table-cell table:style-name="ce91" table:formula="of:=[.Q38]*[.B38]" office:value-type="float" office:value="19168.350482427">
            <text:p>19,168 </text:p>
          </table:table-cell>
          <table:table-cell table:style-name="ce96"/>
          <table:table-cell table:number-columns-repeated="237"/>
        </table:table-row>
        <table:table-row table:style-name="ro7">
          <table:table-cell table:style-name="ce68" table:formula="of:=[.A38]+1" office:value-type="date" office:date-value="2000-06-12">
            <text:p>12-Jun</text:p>
          </table:table-cell>
          <table:table-cell table:style-name="ce71" office:value-type="float" office:value="150000">
            <text:p>150,000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number-columns-repeated="2" table:style-name="ce72" office:value-type="float" office:value="4.3">
            <text:p>4.300</text:p>
          </table:table-cell>
          <table:table-cell table:style-name="ce75" office:value-type="percentage" office:value="0.43">
            <text:p>43.0%</text:p>
          </table:table-cell>
          <table:table-cell table:style-name="ce76" table:formula="of:=([.A39]-[.$A$27])/365.25" office:value-type="float" office:value="0.0328542094455852">
            <text:p>0.03285 </text:p>
          </table:table-cell>
          <table:table-cell table:style-name="ce78" office:value-type="percentage" office:value="0.05">
            <text:p>5.0%</text:p>
          </table:table-cell>
          <table:table-cell table:style-name="ce79" table:formula="of:=IF([.B39]=0;0;(LN([.E39]/[.D39])+([.F39]^2/2)*[.G39]))/([.F39]*SQRT([.G39]))" office:value-type="float" office:value="0.0389703198809322">
            <text:p>0.039</text:p>
          </table:table-cell>
          <table:table-cell table:style-name="ce80" table:formula="of:=IF([.I39]=0;0;[.I39]-[.F39]*SQRT([.G39]))" office:value-type="float" office:value="-0.0389703198809322">
            <text:p>(0.039)</text:p>
          </table:table-cell>
          <table:table-cell table:style-name="ce80" table:formula="of:=LEGACY.NORMSDIST([.I39])" office:value-type="float" office:value="0.515542974032659">
            <text:p>0.516 </text:p>
          </table:table-cell>
          <table:table-cell table:style-name="ce80" table:formula="of:=LEGACY.NORMSDIST([.J39])" office:value-type="float" office:value="0.484457025967341">
            <text:p>0.484 </text:p>
          </table:table-cell>
          <table:table-cell table:style-name="ce83" table:formula="of:=(EXP(-[.H39]*[.G39]))*(([.E39]*[.K39])-([.D39]*[.L39]))" office:value-type="float" office:value="0.133450176522235">
            <text:p>0.133 </text:p>
          </table:table-cell>
          <table:table-cell table:style-name="ce71" table:formula="of:=[.M39]*[.B39]" office:value-type="float" office:value="20017.5264783352">
            <text:p>20,018</text:p>
          </table:table-cell>
          <table:table-cell table:style-name="ce80" table:formula="of:=LEGACY.NORMSDIST(-[.I39])" office:value-type="float" office:value="0.484457025967341">
            <text:p>0.484 </text:p>
          </table:table-cell>
          <table:table-cell table:style-name="ce80" table:formula="of:=LEGACY.NORMSDIST(-[.J39])" office:value-type="float" office:value="0.515542974032659">
            <text:p>0.516 </text:p>
          </table:table-cell>
          <table:table-cell table:style-name="ce83" table:formula="of:=(EXP(-[.H39]*[.G39]))*(([.D39]*[.P39])-([.E39]*[.O39]))" office:value-type="float" office:value="0.133450176522235">
            <text:p>0.133 </text:p>
          </table:table-cell>
          <table:table-cell table:style-name="ce91" table:formula="of:=[.Q39]*[.B39]" office:value-type="float" office:value="20017.5264783352">
            <text:p>20,018 </text:p>
          </table:table-cell>
          <table:table-cell table:style-name="ce96"/>
          <table:table-cell table:number-columns-repeated="237"/>
        </table:table-row>
        <table:table-row table:style-name="ro7">
          <table:table-cell table:style-name="ce68" table:formula="of:=[.A39]+1" office:value-type="date" office:date-value="2000-06-13">
            <text:p>13-Jun</text:p>
          </table:table-cell>
          <table:table-cell table:style-name="ce71" office:value-type="float" office:value="150000">
            <text:p>150,000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number-columns-repeated="2" table:style-name="ce72" office:value-type="float" office:value="4.3">
            <text:p>4.300</text:p>
          </table:table-cell>
          <table:table-cell table:style-name="ce75" office:value-type="percentage" office:value="0.43">
            <text:p>43.0%</text:p>
          </table:table-cell>
          <table:table-cell table:style-name="ce76" table:formula="of:=([.A40]-[.$A$27])/365.25" office:value-type="float" office:value="0.0355920602327173">
            <text:p>0.03559 </text:p>
          </table:table-cell>
          <table:table-cell table:style-name="ce78" office:value-type="percentage" office:value="0.05">
            <text:p>5.0%</text:p>
          </table:table-cell>
          <table:table-cell table:style-name="ce79" table:formula="of:=IF([.B40]=0;0;(LN([.E40]/[.D40])+([.F40]^2/2)*[.G40]))/([.F40]*SQRT([.G40]))" office:value-type="float" office:value="0.0405615949422278">
            <text:p>0.041</text:p>
          </table:table-cell>
          <table:table-cell table:style-name="ce80" table:formula="of:=IF([.I40]=0;0;[.I40]-[.F40]*SQRT([.G40]))" office:value-type="float" office:value="-0.0405615949422278">
            <text:p>(0.041)</text:p>
          </table:table-cell>
          <table:table-cell table:style-name="ce80" table:formula="of:=LEGACY.NORMSDIST([.I40])" office:value-type="float" office:value="0.516177299130071">
            <text:p>0.516 </text:p>
          </table:table-cell>
          <table:table-cell table:style-name="ce80" table:formula="of:=LEGACY.NORMSDIST([.J40])" office:value-type="float" office:value="0.483822700869929">
            <text:p>0.484 </text:p>
          </table:table-cell>
          <table:table-cell table:style-name="ce83" table:formula="of:=(EXP(-[.H40]*[.G40]))*(([.E40]*[.K40])-([.D40]*[.L40]))" office:value-type="float" office:value="0.138877405826984">
            <text:p>0.139 </text:p>
          </table:table-cell>
          <table:table-cell table:style-name="ce71" table:formula="of:=[.M40]*[.B40]" office:value-type="float" office:value="20831.6108740476">
            <text:p>20,832</text:p>
          </table:table-cell>
          <table:table-cell table:style-name="ce80" table:formula="of:=LEGACY.NORMSDIST(-[.I40])" office:value-type="float" office:value="0.483822700869929">
            <text:p>0.484 </text:p>
          </table:table-cell>
          <table:table-cell table:style-name="ce80" table:formula="of:=LEGACY.NORMSDIST(-[.J40])" office:value-type="float" office:value="0.516177299130071">
            <text:p>0.516 </text:p>
          </table:table-cell>
          <table:table-cell table:style-name="ce83" table:formula="of:=(EXP(-[.H40]*[.G40]))*(([.D40]*[.P40])-([.E40]*[.O40]))" office:value-type="float" office:value="0.138877405826984">
            <text:p>0.139 </text:p>
          </table:table-cell>
          <table:table-cell table:style-name="ce91" table:formula="of:=[.Q40]*[.B40]" office:value-type="float" office:value="20831.6108740476">
            <text:p>20,832 </text:p>
          </table:table-cell>
          <table:table-cell table:style-name="ce96"/>
          <table:table-cell table:number-columns-repeated="237"/>
        </table:table-row>
        <table:table-row table:style-name="ro7">
          <table:table-cell table:style-name="ce68" table:formula="of:=[.A40]+1" office:value-type="date" office:date-value="2000-06-14">
            <text:p>14-Jun</text:p>
          </table:table-cell>
          <table:table-cell table:style-name="ce71" office:value-type="float" office:value="150000">
            <text:p>150,000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number-columns-repeated="2" table:style-name="ce72" office:value-type="float" office:value="4.3">
            <text:p>4.300</text:p>
          </table:table-cell>
          <table:table-cell table:style-name="ce75" office:value-type="percentage" office:value="0.43">
            <text:p>43.0%</text:p>
          </table:table-cell>
          <table:table-cell table:style-name="ce76" table:formula="of:=([.A41]-[.$A$27])/365.25" office:value-type="float" office:value="0.0383299110198494">
            <text:p>0.03833 </text:p>
          </table:table-cell>
          <table:table-cell table:style-name="ce78" office:value-type="percentage" office:value="0.05">
            <text:p>5.0%</text:p>
          </table:table-cell>
          <table:table-cell table:style-name="ce79" table:formula="of:=IF([.B41]=0;0;(LN([.E41]/[.D41])+([.F41]^2/2)*[.G41]))/([.F41]*SQRT([.G41]))" office:value-type="float" office:value="0.042092756347055">
            <text:p>0.042</text:p>
          </table:table-cell>
          <table:table-cell table:style-name="ce80" table:formula="of:=IF([.I41]=0;0;[.I41]-[.F41]*SQRT([.G41]))" office:value-type="float" office:value="-0.042092756347055">
            <text:p>(0.042)</text:p>
          </table:table-cell>
          <table:table-cell table:style-name="ce80" table:formula="of:=LEGACY.NORMSDIST([.I41])" office:value-type="float" office:value="0.516787622673794">
            <text:p>0.517 </text:p>
          </table:table-cell>
          <table:table-cell table:style-name="ce80" table:formula="of:=LEGACY.NORMSDIST([.J41])" office:value-type="float" office:value="0.483212377326206">
            <text:p>0.483 </text:p>
          </table:table-cell>
          <table:table-cell table:style-name="ce83" table:formula="of:=(EXP(-[.H41]*[.G41]))*(([.E41]*[.K41])-([.D41]*[.L41]))" office:value-type="float" office:value="0.1440971286883">
            <text:p>0.144 </text:p>
          </table:table-cell>
          <table:table-cell table:style-name="ce71" table:formula="of:=[.M41]*[.B41]" office:value-type="float" office:value="21614.5693032449">
            <text:p>21,615</text:p>
          </table:table-cell>
          <table:table-cell table:style-name="ce80" table:formula="of:=LEGACY.NORMSDIST(-[.I41])" office:value-type="float" office:value="0.483212377326206">
            <text:p>0.483 </text:p>
          </table:table-cell>
          <table:table-cell table:style-name="ce80" table:formula="of:=LEGACY.NORMSDIST(-[.J41])" office:value-type="float" office:value="0.516787622673794">
            <text:p>0.517 </text:p>
          </table:table-cell>
          <table:table-cell table:style-name="ce83" table:formula="of:=(EXP(-[.H41]*[.G41]))*(([.D41]*[.P41])-([.E41]*[.O41]))" office:value-type="float" office:value="0.1440971286883">
            <text:p>0.144 </text:p>
          </table:table-cell>
          <table:table-cell table:style-name="ce91" table:formula="of:=[.Q41]*[.B41]" office:value-type="float" office:value="21614.5693032449">
            <text:p>21,615 </text:p>
          </table:table-cell>
          <table:table-cell table:style-name="ce96"/>
          <table:table-cell table:number-columns-repeated="237"/>
        </table:table-row>
        <table:table-row table:style-name="ro7">
          <table:table-cell table:style-name="ce68" table:formula="of:=[.A41]+1" office:value-type="date" office:date-value="2000-06-15">
            <text:p>15-Jun</text:p>
          </table:table-cell>
          <table:table-cell table:style-name="ce71" office:value-type="float" office:value="150000">
            <text:p>150,000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number-columns-repeated="2" table:style-name="ce72" office:value-type="float" office:value="4.3">
            <text:p>4.300</text:p>
          </table:table-cell>
          <table:table-cell table:style-name="ce75" office:value-type="percentage" office:value="0.43">
            <text:p>43.0%</text:p>
          </table:table-cell>
          <table:table-cell table:style-name="ce76" table:formula="of:=([.A42]-[.$A$27])/365.25" office:value-type="float" office:value="0.0410677618069815">
            <text:p>0.04107 </text:p>
          </table:table-cell>
          <table:table-cell table:style-name="ce78" office:value-type="percentage" office:value="0.05">
            <text:p>5.0%</text:p>
          </table:table-cell>
          <table:table-cell table:style-name="ce79" table:formula="of:=IF([.B42]=0;0;(LN([.E42]/[.D42])+([.F42]^2/2)*[.G42]))/([.F42]*SQRT([.G42]))" office:value-type="float" office:value="0.0435701421793379">
            <text:p>0.044</text:p>
          </table:table-cell>
          <table:table-cell table:style-name="ce80" table:formula="of:=IF([.I42]=0;0;[.I42]-[.F42]*SQRT([.G42]))" office:value-type="float" office:value="-0.0435701421793379">
            <text:p>(0.044)</text:p>
          </table:table-cell>
          <table:table-cell table:style-name="ce80" table:formula="of:=LEGACY.NORMSDIST([.I42])" office:value-type="float" office:value="0.517376473911927">
            <text:p>0.517 </text:p>
          </table:table-cell>
          <table:table-cell table:style-name="ce80" table:formula="of:=LEGACY.NORMSDIST([.J42])" office:value-type="float" office:value="0.482623526088073">
            <text:p>0.483 </text:p>
          </table:table-cell>
          <table:table-cell table:style-name="ce83" table:formula="of:=(EXP(-[.H42]*[.G42]))*(([.E42]*[.K42])-([.D42]*[.L42]))" office:value-type="float" office:value="0.149131136928339">
            <text:p>0.149 </text:p>
          </table:table-cell>
          <table:table-cell table:style-name="ce71" table:formula="of:=[.M42]*[.B42]" office:value-type="float" office:value="22369.6705392508">
            <text:p>22,370</text:p>
          </table:table-cell>
          <table:table-cell table:style-name="ce80" table:formula="of:=LEGACY.NORMSDIST(-[.I42])" office:value-type="float" office:value="0.482623526088073">
            <text:p>0.483 </text:p>
          </table:table-cell>
          <table:table-cell table:style-name="ce80" table:formula="of:=LEGACY.NORMSDIST(-[.J42])" office:value-type="float" office:value="0.517376473911927">
            <text:p>0.517 </text:p>
          </table:table-cell>
          <table:table-cell table:style-name="ce83" table:formula="of:=(EXP(-[.H42]*[.G42]))*(([.D42]*[.P42])-([.E42]*[.O42]))" office:value-type="float" office:value="0.149131136928339">
            <text:p>0.149 </text:p>
          </table:table-cell>
          <table:table-cell table:style-name="ce91" table:formula="of:=[.Q42]*[.B42]" office:value-type="float" office:value="22369.6705392508">
            <text:p>22,370 </text:p>
          </table:table-cell>
          <table:table-cell table:style-name="ce96"/>
          <table:table-cell table:number-columns-repeated="237"/>
        </table:table-row>
        <table:table-row table:style-name="ro7">
          <table:table-cell table:style-name="ce68" table:formula="of:=[.A42]+1" office:value-type="date" office:date-value="2000-06-16">
            <text:p>16-Jun</text:p>
          </table:table-cell>
          <table:table-cell table:style-name="ce71" office:value-type="float" office:value="150000">
            <text:p>150,000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number-columns-repeated="2" table:style-name="ce72" office:value-type="float" office:value="4.3">
            <text:p>4.300</text:p>
          </table:table-cell>
          <table:table-cell table:style-name="ce75" office:value-type="percentage" office:value="0.43">
            <text:p>43.0%</text:p>
          </table:table-cell>
          <table:table-cell table:style-name="ce76" table:formula="of:=([.A43]-[.$A$27])/365.25" office:value-type="float" office:value="0.0438056125941136">
            <text:p>0.04381 </text:p>
          </table:table-cell>
          <table:table-cell table:style-name="ce78" office:value-type="percentage" office:value="0.05">
            <text:p>5.0%</text:p>
          </table:table-cell>
          <table:table-cell table:style-name="ce79" table:formula="of:=IF([.B43]=0;0;(LN([.E43]/[.D43])+([.F43]^2/2)*[.G43]))/([.F43]*SQRT([.G43]))" office:value-type="float" office:value="0.044999049347324">
            <text:p>0.045</text:p>
          </table:table-cell>
          <table:table-cell table:style-name="ce80" table:formula="of:=IF([.I43]=0;0;[.I43]-[.F43]*SQRT([.G43]))" office:value-type="float" office:value="-0.044999049347324">
            <text:p>(0.045)</text:p>
          </table:table-cell>
          <table:table-cell table:style-name="ce80" table:formula="of:=LEGACY.NORMSDIST([.I43])" office:value-type="float" office:value="0.517945966650387">
            <text:p>0.518 </text:p>
          </table:table-cell>
          <table:table-cell table:style-name="ce80" table:formula="of:=LEGACY.NORMSDIST([.J43])" office:value-type="float" office:value="0.482054033349614">
            <text:p>0.482 </text:p>
          </table:table-cell>
          <table:table-cell table:style-name="ce83" table:formula="of:=(EXP(-[.H43]*[.G43]))*(([.E43]*[.K43])-([.D43]*[.L43]))" office:value-type="float" office:value="0.15399764547488">
            <text:p>0.154 </text:p>
          </table:table-cell>
          <table:table-cell table:style-name="ce71" table:formula="of:=[.M43]*[.B43]" office:value-type="float" office:value="23099.646821232">
            <text:p>23,100</text:p>
          </table:table-cell>
          <table:table-cell table:style-name="ce80" table:formula="of:=LEGACY.NORMSDIST(-[.I43])" office:value-type="float" office:value="0.482054033349614">
            <text:p>0.482 </text:p>
          </table:table-cell>
          <table:table-cell table:style-name="ce80" table:formula="of:=LEGACY.NORMSDIST(-[.J43])" office:value-type="float" office:value="0.517945966650387">
            <text:p>0.518 </text:p>
          </table:table-cell>
          <table:table-cell table:style-name="ce83" table:formula="of:=(EXP(-[.H43]*[.G43]))*(([.D43]*[.P43])-([.E43]*[.O43]))" office:value-type="float" office:value="0.15399764547488">
            <text:p>0.154 </text:p>
          </table:table-cell>
          <table:table-cell table:style-name="ce91" table:formula="of:=[.Q43]*[.B43]" office:value-type="float" office:value="23099.646821232">
            <text:p>23,100 </text:p>
          </table:table-cell>
          <table:table-cell table:style-name="ce96"/>
          <table:table-cell table:number-columns-repeated="237"/>
        </table:table-row>
        <table:table-row table:style-name="ro7">
          <table:table-cell table:style-name="ce68" table:formula="of:=[.A43]+1" office:value-type="date" office:date-value="2000-06-17">
            <text:p>17-Jun</text:p>
          </table:table-cell>
          <table:table-cell table:style-name="ce71" office:value-type="float" office:value="150000">
            <text:p>150,000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number-columns-repeated="2" table:style-name="ce72" office:value-type="float" office:value="4.3">
            <text:p>4.300</text:p>
          </table:table-cell>
          <table:table-cell table:style-name="ce75" office:value-type="percentage" office:value="0.43">
            <text:p>43.0%</text:p>
          </table:table-cell>
          <table:table-cell table:style-name="ce76" table:formula="of:=([.A44]-[.$A$27])/365.25" office:value-type="float" office:value="0.0465434633812457">
            <text:p>0.04654 </text:p>
          </table:table-cell>
          <table:table-cell table:style-name="ce78" office:value-type="percentage" office:value="0.05">
            <text:p>5.0%</text:p>
          </table:table-cell>
          <table:table-cell table:style-name="ce79" table:formula="of:=IF([.B44]=0;0;(LN([.E44]/[.D44])+([.F44]^2/2)*[.G44]))/([.F44]*SQRT([.G44]))" office:value-type="float" office:value="0.0463839583778496">
            <text:p>0.046</text:p>
          </table:table-cell>
          <table:table-cell table:style-name="ce80" table:formula="of:=IF([.I44]=0;0;[.I44]-[.F44]*SQRT([.G44]))" office:value-type="float" office:value="-0.0463839583778496">
            <text:p>(0.046)</text:p>
          </table:table-cell>
          <table:table-cell table:style-name="ce80" table:formula="of:=LEGACY.NORMSDIST([.I44])" office:value-type="float" office:value="0.518497888944491">
            <text:p>0.518 </text:p>
          </table:table-cell>
          <table:table-cell table:style-name="ce80" table:formula="of:=LEGACY.NORMSDIST([.J44])" office:value-type="float" office:value="0.481502111055509">
            <text:p>0.482 </text:p>
          </table:table-cell>
          <table:table-cell table:style-name="ce83" table:formula="of:=(EXP(-[.H44]*[.G44]))*(([.E44]*[.K44])-([.D44]*[.L44]))" office:value-type="float" office:value="0.158712064360018">
            <text:p>0.159 </text:p>
          </table:table-cell>
          <table:table-cell table:style-name="ce71" table:formula="of:=[.M44]*[.B44]" office:value-type="float" office:value="23806.8096540027">
            <text:p>23,807</text:p>
          </table:table-cell>
          <table:table-cell table:style-name="ce80" table:formula="of:=LEGACY.NORMSDIST(-[.I44])" office:value-type="float" office:value="0.481502111055509">
            <text:p>0.482 </text:p>
          </table:table-cell>
          <table:table-cell table:style-name="ce80" table:formula="of:=LEGACY.NORMSDIST(-[.J44])" office:value-type="float" office:value="0.518497888944491">
            <text:p>0.518 </text:p>
          </table:table-cell>
          <table:table-cell table:style-name="ce83" table:formula="of:=(EXP(-[.H44]*[.G44]))*(([.D44]*[.P44])-([.E44]*[.O44]))" office:value-type="float" office:value="0.158712064360018">
            <text:p>0.159 </text:p>
          </table:table-cell>
          <table:table-cell table:style-name="ce91" table:formula="of:=[.Q44]*[.B44]" office:value-type="float" office:value="23806.8096540027">
            <text:p>23,807 </text:p>
          </table:table-cell>
          <table:table-cell table:style-name="ce96"/>
          <table:table-cell table:number-columns-repeated="237"/>
        </table:table-row>
        <table:table-row table:style-name="ro7">
          <table:table-cell table:style-name="ce68" table:formula="of:=[.A44]+1" office:value-type="date" office:date-value="2000-06-18">
            <text:p>18-Jun</text:p>
          </table:table-cell>
          <table:table-cell table:style-name="ce71" office:value-type="float" office:value="150000">
            <text:p>150,000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number-columns-repeated="2" table:style-name="ce72" office:value-type="float" office:value="4.3">
            <text:p>4.300</text:p>
          </table:table-cell>
          <table:table-cell table:style-name="ce75" office:value-type="percentage" office:value="0.43">
            <text:p>43.0%</text:p>
          </table:table-cell>
          <table:table-cell table:style-name="ce76" table:formula="of:=([.A45]-[.$A$27])/365.25" office:value-type="float" office:value="0.0492813141683778">
            <text:p>0.04928 </text:p>
          </table:table-cell>
          <table:table-cell table:style-name="ce78" office:value-type="percentage" office:value="0.05">
            <text:p>5.0%</text:p>
          </table:table-cell>
          <table:table-cell table:style-name="ce79" table:formula="of:=IF([.B45]=0;0;(LN([.E45]/[.D45])+([.F45]^2/2)*[.G45]))/([.F45]*SQRT([.G45]))" office:value-type="float" office:value="0.0477286994106613">
            <text:p>0.048</text:p>
          </table:table-cell>
          <table:table-cell table:style-name="ce80" table:formula="of:=IF([.I45]=0;0;[.I45]-[.F45]*SQRT([.G45]))" office:value-type="float" office:value="-0.0477286994106613">
            <text:p>(0.048)</text:p>
          </table:table-cell>
          <table:table-cell table:style-name="ce80" table:formula="of:=LEGACY.NORMSDIST([.I45])" office:value-type="float" office:value="0.519033769330324">
            <text:p>0.519 </text:p>
          </table:table-cell>
          <table:table-cell table:style-name="ce80" table:formula="of:=LEGACY.NORMSDIST([.J45])" office:value-type="float" office:value="0.480966230669676">
            <text:p>0.481 </text:p>
          </table:table-cell>
          <table:table-cell table:style-name="ce83" table:formula="of:=(EXP(-[.H45]*[.G45]))*(([.E45]*[.K45])-([.D45]*[.L45]))" office:value-type="float" office:value="0.163287568824409">
            <text:p>0.163 </text:p>
          </table:table-cell>
          <table:table-cell table:style-name="ce71" table:formula="of:=[.M45]*[.B45]" office:value-type="float" office:value="24493.1353236613">
            <text:p>24,493</text:p>
          </table:table-cell>
          <table:table-cell table:style-name="ce80" table:formula="of:=LEGACY.NORMSDIST(-[.I45])" office:value-type="float" office:value="0.480966230669676">
            <text:p>0.481 </text:p>
          </table:table-cell>
          <table:table-cell table:style-name="ce80" table:formula="of:=LEGACY.NORMSDIST(-[.J45])" office:value-type="float" office:value="0.519033769330324">
            <text:p>0.519 </text:p>
          </table:table-cell>
          <table:table-cell table:style-name="ce83" table:formula="of:=(EXP(-[.H45]*[.G45]))*(([.D45]*[.P45])-([.E45]*[.O45]))" office:value-type="float" office:value="0.163287568824409">
            <text:p>0.163 </text:p>
          </table:table-cell>
          <table:table-cell table:style-name="ce91" table:formula="of:=[.Q45]*[.B45]" office:value-type="float" office:value="24493.1353236613">
            <text:p>24,493 </text:p>
          </table:table-cell>
          <table:table-cell table:style-name="ce96"/>
          <table:table-cell table:number-columns-repeated="237"/>
        </table:table-row>
        <table:table-row table:style-name="ro7">
          <table:table-cell table:style-name="ce68" table:formula="of:=[.A45]+1" office:value-type="date" office:date-value="2000-06-19">
            <text:p>19-Jun</text:p>
          </table:table-cell>
          <table:table-cell table:style-name="ce71" office:value-type="float" office:value="150000">
            <text:p>150,000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number-columns-repeated="2" table:style-name="ce72" office:value-type="float" office:value="4.3">
            <text:p>4.300</text:p>
          </table:table-cell>
          <table:table-cell table:style-name="ce75" office:value-type="percentage" office:value="0.43">
            <text:p>43.0%</text:p>
          </table:table-cell>
          <table:table-cell table:style-name="ce76" table:formula="of:=([.A46]-[.$A$27])/365.25" office:value-type="float" office:value="0.0520191649555099">
            <text:p>0.05202 </text:p>
          </table:table-cell>
          <table:table-cell table:style-name="ce78" office:value-type="percentage" office:value="0.05">
            <text:p>5.0%</text:p>
          </table:table-cell>
          <table:table-cell table:style-name="ce79" table:formula="of:=IF([.B46]=0;0;(LN([.E46]/[.D46])+([.F46]^2/2)*[.G46]))/([.F46]*SQRT([.G46]))" office:value-type="float" office:value="0.0490365771650963">
            <text:p>0.049</text:p>
          </table:table-cell>
          <table:table-cell table:style-name="ce80" table:formula="of:=IF([.I46]=0;0;[.I46]-[.F46]*SQRT([.G46]))" office:value-type="float" office:value="-0.0490365771650963">
            <text:p>(0.049)</text:p>
          </table:table-cell>
          <table:table-cell table:style-name="ce80" table:formula="of:=LEGACY.NORMSDIST([.I46])" office:value-type="float" office:value="0.519554926686615">
            <text:p>0.520 </text:p>
          </table:table-cell>
          <table:table-cell table:style-name="ce80" table:formula="of:=LEGACY.NORMSDIST([.J46])" office:value-type="float" office:value="0.480445073313385">
            <text:p>0.480 </text:p>
          </table:table-cell>
          <table:table-cell table:style-name="ce83" table:formula="of:=(EXP(-[.H46]*[.G46]))*(([.E46]*[.K46])-([.D46]*[.L46]))" office:value-type="float" office:value="0.167735528542201">
            <text:p>0.168 </text:p>
          </table:table-cell>
          <table:table-cell table:style-name="ce71" table:formula="of:=[.M46]*[.B46]" office:value-type="float" office:value="25160.3292813301">
            <text:p>25,160</text:p>
          </table:table-cell>
          <table:table-cell table:style-name="ce80" table:formula="of:=LEGACY.NORMSDIST(-[.I46])" office:value-type="float" office:value="0.480445073313385">
            <text:p>0.480 </text:p>
          </table:table-cell>
          <table:table-cell table:style-name="ce80" table:formula="of:=LEGACY.NORMSDIST(-[.J46])" office:value-type="float" office:value="0.519554926686615">
            <text:p>0.520 </text:p>
          </table:table-cell>
          <table:table-cell table:style-name="ce83" table:formula="of:=(EXP(-[.H46]*[.G46]))*(([.D46]*[.P46])-([.E46]*[.O46]))" office:value-type="float" office:value="0.167735528542201">
            <text:p>0.168 </text:p>
          </table:table-cell>
          <table:table-cell table:style-name="ce91" table:formula="of:=[.Q46]*[.B46]" office:value-type="float" office:value="25160.3292813301">
            <text:p>25,160 </text:p>
          </table:table-cell>
          <table:table-cell table:style-name="ce96"/>
          <table:table-cell table:number-columns-repeated="237"/>
        </table:table-row>
        <table:table-row table:style-name="ro7">
          <table:table-cell table:style-name="ce68" table:formula="of:=[.A46]+1" office:value-type="date" office:date-value="2000-06-20">
            <text:p>20-Jun</text:p>
          </table:table-cell>
          <table:table-cell table:style-name="ce71" office:value-type="float" office:value="150000">
            <text:p>150,000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number-columns-repeated="2" table:style-name="ce72" office:value-type="float" office:value="4.3">
            <text:p>4.300</text:p>
          </table:table-cell>
          <table:table-cell table:style-name="ce75" office:value-type="percentage" office:value="0.43">
            <text:p>43.0%</text:p>
          </table:table-cell>
          <table:table-cell table:style-name="ce76" table:formula="of:=([.A47]-[.$A$27])/365.25" office:value-type="float" office:value="0.054757015742642">
            <text:p>0.05476 </text:p>
          </table:table-cell>
          <table:table-cell table:style-name="ce78" office:value-type="percentage" office:value="0.05">
            <text:p>5.0%</text:p>
          </table:table-cell>
          <table:table-cell table:style-name="ce79" table:formula="of:=IF([.B47]=0;0;(LN([.E47]/[.D47])+([.F47]^2/2)*[.G47]))/([.F47]*SQRT([.G47]))" office:value-type="float" office:value="0.050310466631742">
            <text:p>0.050</text:p>
          </table:table-cell>
          <table:table-cell table:style-name="ce80" table:formula="of:=IF([.I47]=0;0;[.I47]-[.F47]*SQRT([.G47]))" office:value-type="float" office:value="-0.050310466631742">
            <text:p>(0.050)</text:p>
          </table:table-cell>
          <table:table-cell table:style-name="ce80" table:formula="of:=LEGACY.NORMSDIST([.I47])" office:value-type="float" office:value="0.520062508416192">
            <text:p>0.520 </text:p>
          </table:table-cell>
          <table:table-cell table:style-name="ce80" table:formula="of:=LEGACY.NORMSDIST([.J47])" office:value-type="float" office:value="0.479937491583808">
            <text:p>0.480 </text:p>
          </table:table-cell>
          <table:table-cell table:style-name="ce83" table:formula="of:=(EXP(-[.H47]*[.G47]))*(([.E47]*[.K47])-([.D47]*[.L47]))" office:value-type="float" office:value="0.172065836317046">
            <text:p>0.172 </text:p>
          </table:table-cell>
          <table:table-cell table:style-name="ce71" table:formula="of:=[.M47]*[.B47]" office:value-type="float" office:value="25809.8754475569">
            <text:p>25,810</text:p>
          </table:table-cell>
          <table:table-cell table:style-name="ce80" table:formula="of:=LEGACY.NORMSDIST(-[.I47])" office:value-type="float" office:value="0.479937491583808">
            <text:p>0.480 </text:p>
          </table:table-cell>
          <table:table-cell table:style-name="ce80" table:formula="of:=LEGACY.NORMSDIST(-[.J47])" office:value-type="float" office:value="0.520062508416192">
            <text:p>0.520 </text:p>
          </table:table-cell>
          <table:table-cell table:style-name="ce83" table:formula="of:=(EXP(-[.H47]*[.G47]))*(([.D47]*[.P47])-([.E47]*[.O47]))" office:value-type="float" office:value="0.172065836317046">
            <text:p>0.172 </text:p>
          </table:table-cell>
          <table:table-cell table:style-name="ce91" table:formula="of:=[.Q47]*[.B47]" office:value-type="float" office:value="25809.8754475569">
            <text:p>25,810 </text:p>
          </table:table-cell>
          <table:table-cell table:style-name="ce96"/>
          <table:table-cell table:number-columns-repeated="237"/>
        </table:table-row>
        <table:table-row table:style-name="ro7">
          <table:table-cell table:style-name="ce68" table:formula="of:=[.A47]+1" office:value-type="date" office:date-value="2000-06-21">
            <text:p>21-Jun</text:p>
          </table:table-cell>
          <table:table-cell table:style-name="ce71" office:value-type="float" office:value="150000">
            <text:p>150,000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number-columns-repeated="2" table:style-name="ce72" office:value-type="float" office:value="4.3">
            <text:p>4.300</text:p>
          </table:table-cell>
          <table:table-cell table:style-name="ce75" office:value-type="percentage" office:value="0.43">
            <text:p>43.0%</text:p>
          </table:table-cell>
          <table:table-cell table:style-name="ce76" table:formula="of:=([.A48]-[.$A$27])/365.25" office:value-type="float" office:value="0.0574948665297741">
            <text:p>0.05749 </text:p>
          </table:table-cell>
          <table:table-cell table:style-name="ce78" office:value-type="percentage" office:value="0.05">
            <text:p>5.0%</text:p>
          </table:table-cell>
          <table:table-cell table:style-name="ce79" table:formula="of:=IF([.B48]=0;0;(LN([.E48]/[.D48])+([.F48]^2/2)*[.G48]))/([.F48]*SQRT([.G48]))" office:value-type="float" office:value="0.0515528874587914">
            <text:p>0.052</text:p>
          </table:table-cell>
          <table:table-cell table:style-name="ce80" table:formula="of:=IF([.I48]=0;0;[.I48]-[.F48]*SQRT([.G48]))" office:value-type="float" office:value="-0.0515528874587914">
            <text:p>(0.052)</text:p>
          </table:table-cell>
          <table:table-cell table:style-name="ce80" table:formula="of:=LEGACY.NORMSDIST([.I48])" office:value-type="float" office:value="0.520557520126777">
            <text:p>0.521 </text:p>
          </table:table-cell>
          <table:table-cell table:style-name="ce80" table:formula="of:=LEGACY.NORMSDIST([.J48])" office:value-type="float" office:value="0.479442479873223">
            <text:p>0.479 </text:p>
          </table:table-cell>
          <table:table-cell table:style-name="ce83" table:formula="of:=(EXP(-[.H48]*[.G48]))*(([.E48]*[.K48])-([.D48]*[.L48]))" office:value-type="float" office:value="0.176287163612913">
            <text:p>0.176 </text:p>
          </table:table-cell>
          <table:table-cell table:style-name="ce71" table:formula="of:=[.M48]*[.B48]" office:value-type="float" office:value="26443.074541937">
            <text:p>26,443</text:p>
          </table:table-cell>
          <table:table-cell table:style-name="ce80" table:formula="of:=LEGACY.NORMSDIST(-[.I48])" office:value-type="float" office:value="0.479442479873223">
            <text:p>0.479 </text:p>
          </table:table-cell>
          <table:table-cell table:style-name="ce80" table:formula="of:=LEGACY.NORMSDIST(-[.J48])" office:value-type="float" office:value="0.520557520126777">
            <text:p>0.521 </text:p>
          </table:table-cell>
          <table:table-cell table:style-name="ce83" table:formula="of:=(EXP(-[.H48]*[.G48]))*(([.D48]*[.P48])-([.E48]*[.O48]))" office:value-type="float" office:value="0.176287163612913">
            <text:p>0.176 </text:p>
          </table:table-cell>
          <table:table-cell table:style-name="ce91" table:formula="of:=[.Q48]*[.B48]" office:value-type="float" office:value="26443.074541937">
            <text:p>26,443 </text:p>
          </table:table-cell>
          <table:table-cell table:style-name="ce96"/>
          <table:table-cell table:number-columns-repeated="237"/>
        </table:table-row>
        <table:table-row table:style-name="ro7">
          <table:table-cell table:style-name="ce68" table:formula="of:=[.A48]+1" office:value-type="date" office:date-value="2000-06-22">
            <text:p>22-Jun</text:p>
          </table:table-cell>
          <table:table-cell table:style-name="ce71" office:value-type="float" office:value="150000">
            <text:p>150,000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number-columns-repeated="2" table:style-name="ce72" office:value-type="float" office:value="4.3">
            <text:p>4.300</text:p>
          </table:table-cell>
          <table:table-cell table:style-name="ce75" office:value-type="percentage" office:value="0.43">
            <text:p>43.0%</text:p>
          </table:table-cell>
          <table:table-cell table:style-name="ce76" table:formula="of:=([.A49]-[.$A$27])/365.25" office:value-type="float" office:value="0.0602327173169062">
            <text:p>0.06023 </text:p>
          </table:table-cell>
          <table:table-cell table:style-name="ce78" office:value-type="percentage" office:value="0.05">
            <text:p>5.0%</text:p>
          </table:table-cell>
          <table:table-cell table:style-name="ce79" table:formula="of:=IF([.B49]=0;0;(LN([.E49]/[.D49])+([.F49]^2/2)*[.G49]))/([.F49]*SQRT([.G49]))" office:value-type="float" office:value="0.0527660625589402">
            <text:p>0.053</text:p>
          </table:table-cell>
          <table:table-cell table:style-name="ce80" table:formula="of:=IF([.I49]=0;0;[.I49]-[.F49]*SQRT([.G49]))" office:value-type="float" office:value="-0.0527660625589402">
            <text:p>(0.053)</text:p>
          </table:table-cell>
          <table:table-cell table:style-name="ce80" table:formula="of:=LEGACY.NORMSDIST([.I49])" office:value-type="float" office:value="0.521040849015865">
            <text:p>0.521 </text:p>
          </table:table-cell>
          <table:table-cell table:style-name="ce80" table:formula="of:=LEGACY.NORMSDIST([.J49])" office:value-type="float" office:value="0.478959150984135">
            <text:p>0.479 </text:p>
          </table:table-cell>
          <table:table-cell table:style-name="ce83" table:formula="of:=(EXP(-[.H49]*[.G49]))*(([.E49]*[.K49])-([.D49]*[.L49]))" office:value-type="float" office:value="0.180407161893273">
            <text:p>0.180 </text:p>
          </table:table-cell>
          <table:table-cell table:style-name="ce71" table:formula="of:=[.M49]*[.B49]" office:value-type="float" office:value="27061.0742839909">
            <text:p>27,061</text:p>
          </table:table-cell>
          <table:table-cell table:style-name="ce80" table:formula="of:=LEGACY.NORMSDIST(-[.I49])" office:value-type="float" office:value="0.478959150984135">
            <text:p>0.479 </text:p>
          </table:table-cell>
          <table:table-cell table:style-name="ce80" table:formula="of:=LEGACY.NORMSDIST(-[.J49])" office:value-type="float" office:value="0.521040849015865">
            <text:p>0.521 </text:p>
          </table:table-cell>
          <table:table-cell table:style-name="ce83" table:formula="of:=(EXP(-[.H49]*[.G49]))*(([.D49]*[.P49])-([.E49]*[.O49]))" office:value-type="float" office:value="0.180407161893273">
            <text:p>0.180 </text:p>
          </table:table-cell>
          <table:table-cell table:style-name="ce91" table:formula="of:=[.Q49]*[.B49]" office:value-type="float" office:value="27061.0742839909">
            <text:p>27,061 </text:p>
          </table:table-cell>
          <table:table-cell table:style-name="ce96"/>
          <table:table-cell table:number-columns-repeated="237"/>
        </table:table-row>
        <table:table-row table:style-name="ro7">
          <table:table-cell table:style-name="ce68" table:formula="of:=[.A49]+1" office:value-type="date" office:date-value="2000-06-23">
            <text:p>23-Jun</text:p>
          </table:table-cell>
          <table:table-cell table:style-name="ce71" office:value-type="float" office:value="150000">
            <text:p>150,000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number-columns-repeated="2" table:style-name="ce72" office:value-type="float" office:value="4.3">
            <text:p>4.300</text:p>
          </table:table-cell>
          <table:table-cell table:style-name="ce75" office:value-type="percentage" office:value="0.43">
            <text:p>43.0%</text:p>
          </table:table-cell>
          <table:table-cell table:style-name="ce76" table:formula="of:=([.A50]-[.$A$27])/365.25" office:value-type="float" office:value="0.0629705681040383">
            <text:p>0.06297 </text:p>
          </table:table-cell>
          <table:table-cell table:style-name="ce78" office:value-type="percentage" office:value="0.05">
            <text:p>5.0%</text:p>
          </table:table-cell>
          <table:table-cell table:style-name="ce79" table:formula="of:=IF([.B50]=0;0;(LN([.E50]/[.D50])+([.F50]^2/2)*[.G50]))/([.F50]*SQRT([.G50]))" office:value-type="float" office:value="0.0539519648447503">
            <text:p>0.054</text:p>
          </table:table-cell>
          <table:table-cell table:style-name="ce80" table:formula="of:=IF([.I50]=0;0;[.I50]-[.F50]*SQRT([.G50]))" office:value-type="float" office:value="-0.0539519648447503">
            <text:p>(0.054)</text:p>
          </table:table-cell>
          <table:table-cell table:style-name="ce80" table:formula="of:=LEGACY.NORMSDIST([.I50])" office:value-type="float" office:value="0.521513282518871">
            <text:p>0.522 </text:p>
          </table:table-cell>
          <table:table-cell table:style-name="ce80" table:formula="of:=LEGACY.NORMSDIST([.J50])" office:value-type="float" office:value="0.478486717481129">
            <text:p>0.478 </text:p>
          </table:table-cell>
          <table:table-cell table:style-name="ce83" table:formula="of:=(EXP(-[.H50]*[.G50]))*(([.E50]*[.K50])-([.D50]*[.L50]))" office:value-type="float" office:value="0.184432623187555">
            <text:p>0.184 </text:p>
          </table:table-cell>
          <table:table-cell table:style-name="ce71" table:formula="of:=[.M50]*[.B50]" office:value-type="float" office:value="27664.8934781332">
            <text:p>27,665</text:p>
          </table:table-cell>
          <table:table-cell table:style-name="ce80" table:formula="of:=LEGACY.NORMSDIST(-[.I50])" office:value-type="float" office:value="0.478486717481129">
            <text:p>0.478 </text:p>
          </table:table-cell>
          <table:table-cell table:style-name="ce80" table:formula="of:=LEGACY.NORMSDIST(-[.J50])" office:value-type="float" office:value="0.521513282518871">
            <text:p>0.522 </text:p>
          </table:table-cell>
          <table:table-cell table:style-name="ce83" table:formula="of:=(EXP(-[.H50]*[.G50]))*(([.D50]*[.P50])-([.E50]*[.O50]))" office:value-type="float" office:value="0.184432623187555">
            <text:p>0.184 </text:p>
          </table:table-cell>
          <table:table-cell table:style-name="ce91" table:formula="of:=[.Q50]*[.B50]" office:value-type="float" office:value="27664.8934781332">
            <text:p>27,665 </text:p>
          </table:table-cell>
          <table:table-cell table:style-name="ce96"/>
          <table:table-cell table:number-columns-repeated="237"/>
        </table:table-row>
        <table:table-row table:style-name="ro7">
          <table:table-cell table:style-name="ce68" table:formula="of:=[.A50]+1" office:value-type="date" office:date-value="2000-06-24">
            <text:p>24-Jun</text:p>
          </table:table-cell>
          <table:table-cell table:style-name="ce71" office:value-type="float" office:value="150000">
            <text:p>150,000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number-columns-repeated="2" table:style-name="ce72" office:value-type="float" office:value="4.3">
            <text:p>4.300</text:p>
          </table:table-cell>
          <table:table-cell table:style-name="ce75" office:value-type="percentage" office:value="0.43">
            <text:p>43.0%</text:p>
          </table:table-cell>
          <table:table-cell table:style-name="ce76" table:formula="of:=([.A51]-[.$A$27])/365.25" office:value-type="float" office:value="0.0657084188911704">
            <text:p>0.06571 </text:p>
          </table:table-cell>
          <table:table-cell table:style-name="ce78" office:value-type="percentage" office:value="0.05">
            <text:p>5.0%</text:p>
          </table:table-cell>
          <table:table-cell table:style-name="ce79" table:formula="of:=IF([.B51]=0;0;(LN([.E51]/[.D51])+([.F51]^2/2)*[.G51]))/([.F51]*SQRT([.G51]))" office:value-type="float" office:value="0.0551123549056321">
            <text:p>0.055</text:p>
          </table:table-cell>
          <table:table-cell table:style-name="ce80" table:formula="of:=IF([.I51]=0;0;[.I51]-[.F51]*SQRT([.G51]))" office:value-type="float" office:value="-0.0551123549056321">
            <text:p>(0.055)</text:p>
          </table:table-cell>
          <table:table-cell table:style-name="ce80" table:formula="of:=LEGACY.NORMSDIST([.I51])" office:value-type="float" office:value="0.521975523342985">
            <text:p>0.522 </text:p>
          </table:table-cell>
          <table:table-cell table:style-name="ce80" table:formula="of:=LEGACY.NORMSDIST([.J51])" office:value-type="float" office:value="0.478024476657015">
            <text:p>0.478 </text:p>
          </table:table-cell>
          <table:table-cell table:style-name="ce83" table:formula="of:=(EXP(-[.H51]*[.G51]))*(([.E51]*[.K51])-([.D51]*[.L51]))" office:value-type="float" office:value="0.188369609544972">
            <text:p>0.188 </text:p>
          </table:table-cell>
          <table:table-cell table:style-name="ce71" table:formula="of:=[.M51]*[.B51]" office:value-type="float" office:value="28255.4414317458">
            <text:p>28,255</text:p>
          </table:table-cell>
          <table:table-cell table:style-name="ce80" table:formula="of:=LEGACY.NORMSDIST(-[.I51])" office:value-type="float" office:value="0.478024476657015">
            <text:p>0.478 </text:p>
          </table:table-cell>
          <table:table-cell table:style-name="ce80" table:formula="of:=LEGACY.NORMSDIST(-[.J51])" office:value-type="float" office:value="0.521975523342985">
            <text:p>0.522 </text:p>
          </table:table-cell>
          <table:table-cell table:style-name="ce83" table:formula="of:=(EXP(-[.H51]*[.G51]))*(([.D51]*[.P51])-([.E51]*[.O51]))" office:value-type="float" office:value="0.188369609544972">
            <text:p>0.188 </text:p>
          </table:table-cell>
          <table:table-cell table:style-name="ce91" table:formula="of:=[.Q51]*[.B51]" office:value-type="float" office:value="28255.4414317458">
            <text:p>28,255 </text:p>
          </table:table-cell>
          <table:table-cell table:style-name="ce96"/>
          <table:table-cell table:number-columns-repeated="237"/>
        </table:table-row>
        <table:table-row table:style-name="ro7">
          <table:table-cell table:style-name="ce68" table:formula="of:=[.A51]+1" office:value-type="date" office:date-value="2000-06-25">
            <text:p>25-Jun</text:p>
          </table:table-cell>
          <table:table-cell table:style-name="ce71" office:value-type="float" office:value="150000">
            <text:p>150,000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number-columns-repeated="2" table:style-name="ce72" office:value-type="float" office:value="4.3">
            <text:p>4.300</text:p>
          </table:table-cell>
          <table:table-cell table:style-name="ce75" office:value-type="percentage" office:value="0.43">
            <text:p>43.0%</text:p>
          </table:table-cell>
          <table:table-cell table:style-name="ce76" table:formula="of:=([.A52]-[.$A$27])/365.25" office:value-type="float" office:value="0.0684462696783025">
            <text:p>0.06845 </text:p>
          </table:table-cell>
          <table:table-cell table:style-name="ce78" office:value-type="percentage" office:value="0.05">
            <text:p>5.0%</text:p>
          </table:table-cell>
          <table:table-cell table:style-name="ce79" table:formula="of:=IF([.B52]=0;0;(LN([.E52]/[.D52])+([.F52]^2/2)*[.G52]))/([.F52]*SQRT([.G52]))" office:value-type="float" office:value="0.056248811684155">
            <text:p>0.056</text:p>
          </table:table-cell>
          <table:table-cell table:style-name="ce80" table:formula="of:=IF([.I52]=0;0;[.I52]-[.F52]*SQRT([.G52]))" office:value-type="float" office:value="-0.0562488116841551">
            <text:p>(0.056)</text:p>
          </table:table-cell>
          <table:table-cell table:style-name="ce80" table:formula="of:=LEGACY.NORMSDIST([.I52])" office:value-type="float" office:value="0.522428201707729">
            <text:p>0.522 </text:p>
          </table:table-cell>
          <table:table-cell table:style-name="ce80" table:formula="of:=LEGACY.NORMSDIST([.J52])" office:value-type="float" office:value="0.477571798292271">
            <text:p>0.478 </text:p>
          </table:table-cell>
          <table:table-cell table:style-name="ce83" table:formula="of:=(EXP(-[.H52]*[.G52]))*(([.E52]*[.K52])-([.D52]*[.L52]))" office:value-type="float" office:value="0.19222355844202">
            <text:p>0.192 </text:p>
          </table:table-cell>
          <table:table-cell table:style-name="ce71" table:formula="of:=[.M52]*[.B52]" office:value-type="float" office:value="28833.533766303">
            <text:p>28,834</text:p>
          </table:table-cell>
          <table:table-cell table:style-name="ce80" table:formula="of:=LEGACY.NORMSDIST(-[.I52])" office:value-type="float" office:value="0.477571798292271">
            <text:p>0.478 </text:p>
          </table:table-cell>
          <table:table-cell table:style-name="ce80" table:formula="of:=LEGACY.NORMSDIST(-[.J52])" office:value-type="float" office:value="0.522428201707729">
            <text:p>0.522 </text:p>
          </table:table-cell>
          <table:table-cell table:style-name="ce83" table:formula="of:=(EXP(-[.H52]*[.G52]))*(([.D52]*[.P52])-([.E52]*[.O52]))" office:value-type="float" office:value="0.19222355844202">
            <text:p>0.192 </text:p>
          </table:table-cell>
          <table:table-cell table:style-name="ce91" table:formula="of:=[.Q52]*[.B52]" office:value-type="float" office:value="28833.533766303">
            <text:p>28,834 </text:p>
          </table:table-cell>
          <table:table-cell table:style-name="ce96"/>
          <table:table-cell table:number-columns-repeated="237"/>
        </table:table-row>
        <table:table-row table:style-name="ro7">
          <table:table-cell table:style-name="ce68" table:formula="of:=[.A52]+1" office:value-type="date" office:date-value="2000-06-26">
            <text:p>26-Jun</text:p>
          </table:table-cell>
          <table:table-cell table:style-name="ce71" office:value-type="float" office:value="150000">
            <text:p>150,000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number-columns-repeated="2" table:style-name="ce72" office:value-type="float" office:value="4.3">
            <text:p>4.300</text:p>
          </table:table-cell>
          <table:table-cell table:style-name="ce75" office:value-type="percentage" office:value="0.43">
            <text:p>43.0%</text:p>
          </table:table-cell>
          <table:table-cell table:style-name="ce76" table:formula="of:=([.A53]-[.$A$27])/365.25" office:value-type="float" office:value="0.0711841204654346">
            <text:p>0.07118 </text:p>
          </table:table-cell>
          <table:table-cell table:style-name="ce78" office:value-type="percentage" office:value="0.05">
            <text:p>5.0%</text:p>
          </table:table-cell>
          <table:table-cell table:style-name="ce79" table:formula="of:=IF([.B53]=0;0;(LN([.E53]/[.D53])+([.F53]^2/2)*[.G53]))/([.F53]*SQRT([.G53]))" office:value-type="float" office:value="0.0573627576787825">
            <text:p>0.057</text:p>
          </table:table-cell>
          <table:table-cell table:style-name="ce80" table:formula="of:=IF([.I53]=0;0;[.I53]-[.F53]*SQRT([.G53]))" office:value-type="float" office:value="-0.0573627576787825">
            <text:p>(0.057)</text:p>
          </table:table-cell>
          <table:table-cell table:style-name="ce80" table:formula="of:=LEGACY.NORMSDIST([.I53])" office:value-type="float" office:value="0.522871885401526">
            <text:p>0.523 </text:p>
          </table:table-cell>
          <table:table-cell table:style-name="ce80" table:formula="of:=LEGACY.NORMSDIST([.J53])" office:value-type="float" office:value="0.477128114598474">
            <text:p>0.477 </text:p>
          </table:table-cell>
          <table:table-cell table:style-name="ce83" table:formula="of:=(EXP(-[.H53]*[.G53]))*(([.E53]*[.K53])-([.D53]*[.L53]))" office:value-type="float" office:value="0.195999369387999">
            <text:p>0.196 </text:p>
          </table:table-cell>
          <table:table-cell table:style-name="ce71" table:formula="of:=[.M53]*[.B53]" office:value-type="float" office:value="29399.9054081999">
            <text:p>29,400</text:p>
          </table:table-cell>
          <table:table-cell table:style-name="ce80" table:formula="of:=LEGACY.NORMSDIST(-[.I53])" office:value-type="float" office:value="0.477128114598474">
            <text:p>0.477 </text:p>
          </table:table-cell>
          <table:table-cell table:style-name="ce80" table:formula="of:=LEGACY.NORMSDIST(-[.J53])" office:value-type="float" office:value="0.522871885401526">
            <text:p>0.523 </text:p>
          </table:table-cell>
          <table:table-cell table:style-name="ce83" table:formula="of:=(EXP(-[.H53]*[.G53]))*(([.D53]*[.P53])-([.E53]*[.O53]))" office:value-type="float" office:value="0.195999369387999">
            <text:p>0.196 </text:p>
          </table:table-cell>
          <table:table-cell table:style-name="ce91" table:formula="of:=[.Q53]*[.B53]" office:value-type="float" office:value="29399.9054081999">
            <text:p>29,400 </text:p>
          </table:table-cell>
          <table:table-cell table:style-name="ce96"/>
          <table:table-cell table:number-columns-repeated="237"/>
        </table:table-row>
        <table:table-row table:style-name="ro7">
          <table:table-cell table:style-name="ce68" table:formula="of:=[.A53]+1" office:value-type="date" office:date-value="2000-06-27">
            <text:p>27-Jun</text:p>
          </table:table-cell>
          <table:table-cell table:style-name="ce71" office:value-type="float" office:value="150000">
            <text:p>150,000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number-columns-repeated="2" table:style-name="ce72" office:value-type="float" office:value="4.3">
            <text:p>4.300</text:p>
          </table:table-cell>
          <table:table-cell table:style-name="ce75" office:value-type="percentage" office:value="0.43">
            <text:p>43.0%</text:p>
          </table:table-cell>
          <table:table-cell table:style-name="ce76" table:formula="of:=([.A54]-[.$A$27])/365.25" office:value-type="float" office:value="0.0739219712525667">
            <text:p>0.07392 </text:p>
          </table:table-cell>
          <table:table-cell table:style-name="ce78" office:value-type="percentage" office:value="0.05">
            <text:p>5.0%</text:p>
          </table:table-cell>
          <table:table-cell table:style-name="ce79" table:formula="of:=IF([.B54]=0;0;(LN([.E54]/[.D54])+([.F54]^2/2)*[.G54]))/([.F54]*SQRT([.G54]))" office:value-type="float" office:value="0.0584554798213982">
            <text:p>0.058</text:p>
          </table:table-cell>
          <table:table-cell table:style-name="ce80" table:formula="of:=IF([.I54]=0;0;[.I54]-[.F54]*SQRT([.G54]))" office:value-type="float" office:value="-0.0584554798213982">
            <text:p>(0.058)</text:p>
          </table:table-cell>
          <table:table-cell table:style-name="ce80" table:formula="of:=LEGACY.NORMSDIST([.I54])" office:value-type="float" office:value="0.523307088112462">
            <text:p>0.523 </text:p>
          </table:table-cell>
          <table:table-cell table:style-name="ce80" table:formula="of:=LEGACY.NORMSDIST([.J54])" office:value-type="float" office:value="0.476692911887538">
            <text:p>0.477 </text:p>
          </table:table-cell>
          <table:table-cell table:style-name="ce83" table:formula="of:=(EXP(-[.H54]*[.G54]))*(([.E54]*[.K54])-([.D54]*[.L54]))" office:value-type="float" office:value="0.199701475672477">
            <text:p>0.200 </text:p>
          </table:table-cell>
          <table:table-cell table:style-name="ce71" table:formula="of:=[.M54]*[.B54]" office:value-type="float" office:value="29955.2213508716">
            <text:p>29,955</text:p>
          </table:table-cell>
          <table:table-cell table:style-name="ce80" table:formula="of:=LEGACY.NORMSDIST(-[.I54])" office:value-type="float" office:value="0.476692911887538">
            <text:p>0.477 </text:p>
          </table:table-cell>
          <table:table-cell table:style-name="ce80" table:formula="of:=LEGACY.NORMSDIST(-[.J54])" office:value-type="float" office:value="0.523307088112462">
            <text:p>0.523 </text:p>
          </table:table-cell>
          <table:table-cell table:style-name="ce83" table:formula="of:=(EXP(-[.H54]*[.G54]))*(([.D54]*[.P54])-([.E54]*[.O54]))" office:value-type="float" office:value="0.199701475672477">
            <text:p>0.200 </text:p>
          </table:table-cell>
          <table:table-cell table:style-name="ce91" table:formula="of:=[.Q54]*[.B54]" office:value-type="float" office:value="29955.2213508716">
            <text:p>29,955 </text:p>
          </table:table-cell>
          <table:table-cell table:number-columns-repeated="238"/>
        </table:table-row>
        <table:table-row table:style-name="ro7">
          <table:table-cell table:style-name="ce68" table:formula="of:=[.A54]+1" office:value-type="date" office:date-value="2000-06-28">
            <text:p>28-Jun</text:p>
          </table:table-cell>
          <table:table-cell table:style-name="ce71" office:value-type="float" office:value="150000">
            <text:p>150,000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number-columns-repeated="2" table:style-name="ce72" office:value-type="float" office:value="4.3">
            <text:p>4.300</text:p>
          </table:table-cell>
          <table:table-cell table:style-name="ce75" office:value-type="percentage" office:value="0.43">
            <text:p>43.0%</text:p>
          </table:table-cell>
          <table:table-cell table:style-name="ce76" table:formula="of:=([.A55]-[.$A$27])/365.25" office:value-type="float" office:value="0.0766598220396988">
            <text:p>0.07666 </text:p>
          </table:table-cell>
          <table:table-cell table:style-name="ce78" office:value-type="percentage" office:value="0.05">
            <text:p>5.0%</text:p>
          </table:table-cell>
          <table:table-cell table:style-name="ce79" table:formula="of:=IF([.B55]=0;0;(LN([.E55]/[.D55])+([.F55]^2/2)*[.G55]))/([.F55]*SQRT([.G55]))" office:value-type="float" office:value="0.0595281469036714">
            <text:p>0.060</text:p>
          </table:table-cell>
          <table:table-cell table:style-name="ce80" table:formula="of:=IF([.I55]=0;0;[.I55]-[.F55]*SQRT([.G55]))" office:value-type="float" office:value="-0.0595281469036714">
            <text:p>(0.060)</text:p>
          </table:table-cell>
          <table:table-cell table:style-name="ce80" table:formula="of:=LEGACY.NORMSDIST([.I55])" office:value-type="float" office:value="0.523734276382005">
            <text:p>0.524 </text:p>
          </table:table-cell>
          <table:table-cell table:style-name="ce80" table:formula="of:=LEGACY.NORMSDIST([.J55])" office:value-type="float" office:value="0.476265723617995">
            <text:p>0.476 </text:p>
          </table:table-cell>
          <table:table-cell table:style-name="ce83" table:formula="of:=(EXP(-[.H55]*[.G55]))*(([.E55]*[.K55])-([.D55]*[.L55]))" office:value-type="float" office:value="0.203333904256611">
            <text:p>0.203 </text:p>
          </table:table-cell>
          <table:table-cell table:style-name="ce71" table:formula="of:=[.M55]*[.B55]" office:value-type="float" office:value="30500.0856384916">
            <text:p>30,500</text:p>
          </table:table-cell>
          <table:table-cell table:style-name="ce80" table:formula="of:=LEGACY.NORMSDIST(-[.I55])" office:value-type="float" office:value="0.476265723617995">
            <text:p>0.476 </text:p>
          </table:table-cell>
          <table:table-cell table:style-name="ce80" table:formula="of:=LEGACY.NORMSDIST(-[.J55])" office:value-type="float" office:value="0.523734276382005">
            <text:p>0.524 </text:p>
          </table:table-cell>
          <table:table-cell table:style-name="ce83" table:formula="of:=(EXP(-[.H55]*[.G55]))*(([.D55]*[.P55])-([.E55]*[.O55]))" office:value-type="float" office:value="0.203333904256611">
            <text:p>0.203 </text:p>
          </table:table-cell>
          <table:table-cell table:style-name="ce91" table:formula="of:=[.Q55]*[.B55]" office:value-type="float" office:value="30500.0856384916">
            <text:p>30,500 </text:p>
          </table:table-cell>
          <table:table-cell table:number-columns-repeated="238"/>
        </table:table-row>
        <table:table-row table:style-name="ro7">
          <table:table-cell table:style-name="ce68" table:formula="of:=[.A55]+1" office:value-type="date" office:date-value="2000-06-29">
            <text:p>29-Jun</text:p>
          </table:table-cell>
          <table:table-cell table:style-name="ce71" office:value-type="float" office:value="150000">
            <text:p>150,000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number-columns-repeated="2" table:style-name="ce72" office:value-type="float" office:value="4.3">
            <text:p>4.300</text:p>
          </table:table-cell>
          <table:table-cell table:style-name="ce75" office:value-type="percentage" office:value="0.43">
            <text:p>43.0%</text:p>
          </table:table-cell>
          <table:table-cell table:style-name="ce76" table:formula="of:=([.A56]-[.$A$27])/365.25" office:value-type="float" office:value="0.0793976728268309">
            <text:p>0.07940 </text:p>
          </table:table-cell>
          <table:table-cell table:style-name="ce78" office:value-type="percentage" office:value="0.05">
            <text:p>5.0%</text:p>
          </table:table-cell>
          <table:table-cell table:style-name="ce79" table:formula="of:=IF([.B56]=0;0;(LN([.E56]/[.D56])+([.F56]^2/2)*[.G56]))/([.F56]*SQRT([.G56]))" office:value-type="float" office:value="0.0605818242249295">
            <text:p>0.061</text:p>
          </table:table-cell>
          <table:table-cell table:style-name="ce80" table:formula="of:=IF([.I56]=0;0;[.I56]-[.F56]*SQRT([.G56]))" office:value-type="float" office:value="-0.0605818242249296">
            <text:p>(0.061)</text:p>
          </table:table-cell>
          <table:table-cell table:style-name="ce80" table:formula="of:=LEGACY.NORMSDIST([.I56])" office:value-type="float" office:value="0.524153875450053">
            <text:p>0.524 </text:p>
          </table:table-cell>
          <table:table-cell table:style-name="ce80" table:formula="of:=LEGACY.NORMSDIST([.J56])" office:value-type="float" office:value="0.475846124549947">
            <text:p>0.476 </text:p>
          </table:table-cell>
          <table:table-cell table:style-name="ce83" table:formula="of:=(EXP(-[.H56]*[.G56]))*(([.E56]*[.K56])-([.D56]*[.L56]))" office:value-type="float" office:value="0.206900326118703">
            <text:p>0.207 </text:p>
          </table:table-cell>
          <table:table-cell table:style-name="ce71" table:formula="of:=[.M56]*[.B56]" office:value-type="float" office:value="31035.0489178055">
            <text:p>31,035</text:p>
          </table:table-cell>
          <table:table-cell table:style-name="ce80" table:formula="of:=LEGACY.NORMSDIST(-[.I56])" office:value-type="float" office:value="0.475846124549947">
            <text:p>0.476 </text:p>
          </table:table-cell>
          <table:table-cell table:style-name="ce80" table:formula="of:=LEGACY.NORMSDIST(-[.J56])" office:value-type="float" office:value="0.524153875450053">
            <text:p>0.524 </text:p>
          </table:table-cell>
          <table:table-cell table:style-name="ce83" table:formula="of:=(EXP(-[.H56]*[.G56]))*(([.D56]*[.P56])-([.E56]*[.O56]))" office:value-type="float" office:value="0.206900326118703">
            <text:p>0.207 </text:p>
          </table:table-cell>
          <table:table-cell table:style-name="ce91" table:formula="of:=[.Q56]*[.B56]" office:value-type="float" office:value="31035.0489178055">
            <text:p>31,035 </text:p>
          </table:table-cell>
          <table:table-cell table:number-columns-repeated="238"/>
        </table:table-row>
        <table:table-row table:style-name="ro7">
          <table:table-cell table:style-name="ce68" table:formula="of:=[.A56]+1" office:value-type="date" office:date-value="2000-06-30">
            <text:p>30-Jun</text:p>
          </table:table-cell>
          <table:table-cell table:style-name="ce71" office:value-type="float" office:value="150000">
            <text:p>150,000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number-columns-repeated="2" table:style-name="ce72" office:value-type="float" office:value="4.3">
            <text:p>4.300</text:p>
          </table:table-cell>
          <table:table-cell table:style-name="ce75" office:value-type="percentage" office:value="0.43">
            <text:p>43.0%</text:p>
          </table:table-cell>
          <table:table-cell table:style-name="ce76" table:formula="of:=([.A57]-[.$A$27])/365.25" office:value-type="float" office:value="0.082135523613963">
            <text:p>0.08214 </text:p>
          </table:table-cell>
          <table:table-cell table:style-name="ce78" office:value-type="percentage" office:value="0.05">
            <text:p>5.0%</text:p>
          </table:table-cell>
          <table:table-cell table:style-name="ce79" table:formula="of:=IF([.B57]=0;0;(LN([.E57]/[.D57])+([.F57]^2/2)*[.G57]))/([.F57]*SQRT([.G57]))" office:value-type="float" office:value="0.0616174859845437">
            <text:p>0.062</text:p>
          </table:table-cell>
          <table:table-cell table:style-name="ce80" table:formula="of:=IF([.I57]=0;0;[.I57]-[.F57]*SQRT([.G57]))" office:value-type="float" office:value="-0.0616174859845437">
            <text:p>(0.062)</text:p>
          </table:table-cell>
          <table:table-cell table:style-name="ce80" table:formula="of:=LEGACY.NORMSDIST([.I57])" office:value-type="float" office:value="0.52456627420001">
            <text:p>0.525 </text:p>
          </table:table-cell>
          <table:table-cell table:style-name="ce80" table:formula="of:=LEGACY.NORMSDIST([.J57])" office:value-type="float" office:value="0.47543372579999">
            <text:p>0.475 </text:p>
          </table:table-cell>
          <table:table-cell table:style-name="ce83" table:formula="of:=(EXP(-[.H57]*[.G57]))*(([.E57]*[.K57])-([.D57]*[.L57]))" office:value-type="float" office:value="0.210404098850429">
            <text:p>0.210 </text:p>
          </table:table-cell>
          <table:table-cell table:style-name="ce71" table:formula="of:=[.M57]*[.B57]" office:value-type="float" office:value="31560.6148275644">
            <text:p>31,561</text:p>
          </table:table-cell>
          <table:table-cell table:style-name="ce80" table:formula="of:=LEGACY.NORMSDIST(-[.I57])" office:value-type="float" office:value="0.47543372579999">
            <text:p>0.475 </text:p>
          </table:table-cell>
          <table:table-cell table:style-name="ce80" table:formula="of:=LEGACY.NORMSDIST(-[.J57])" office:value-type="float" office:value="0.52456627420001">
            <text:p>0.525 </text:p>
          </table:table-cell>
          <table:table-cell table:style-name="ce83" table:formula="of:=(EXP(-[.H57]*[.G57]))*(([.D57]*[.P57])-([.E57]*[.O57]))" office:value-type="float" office:value="0.210404098850429">
            <text:p>0.210 </text:p>
          </table:table-cell>
          <table:table-cell table:style-name="ce91" table:formula="of:=[.Q57]*[.B57]" office:value-type="float" office:value="31560.6148275643">
            <text:p>31,561 </text:p>
          </table:table-cell>
          <table:table-cell table:number-columns-repeated="238"/>
        </table:table-row>
        <table:table-row table:style-name="ro7">
          <table:table-cell table:style-name="ce68" table:formula="of:=[.A57]+1" office:value-type="date" office:date-value="2000-07-01">
            <text:p>1-Jul</text:p>
          </table:table-cell>
          <table:table-cell table:style-name="ce71" office:value-type="float" office:value="150000">
            <text:p>150,000</text:p>
          </table:table-cell>
          <table:table-cell table:style-name="ce71" table:formula="of:=IF([.$A$3]=1;&quot;Call&quot;;&quot;Put&quot;)" office:value-type="string" office:string-value="Call">
            <text:p>Call</text:p>
          </table:table-cell>
          <table:table-cell table:number-columns-repeated="2" table:style-name="ce72" office:value-type="float" office:value="4.3">
            <text:p>4.300</text:p>
          </table:table-cell>
          <table:table-cell table:style-name="ce75" office:value-type="percentage" office:value="0.43">
            <text:p>43.0%</text:p>
          </table:table-cell>
          <table:table-cell table:style-name="ce76" table:formula="of:=([.A58]-[.$A$27])/365.25" office:value-type="float" office:value="0.0848733744010951">
            <text:p>0.08487 </text:p>
          </table:table-cell>
          <table:table-cell table:style-name="ce78" office:value-type="percentage" office:value="0.05">
            <text:p>5.0%</text:p>
          </table:table-cell>
          <table:table-cell table:style-name="ce79" table:formula="of:=IF([.B58]=0;0;(LN([.E58]/[.D58])+([.F58]^2/2)*[.G58]))/([.F58]*SQRT([.G58]))" office:value-type="float" office:value="0.0626360258293151">
            <text:p>0.063</text:p>
          </table:table-cell>
          <table:table-cell table:style-name="ce80" table:formula="of:=IF([.I58]=0;0;[.I58]-[.F58]*SQRT([.G58]))" office:value-type="float" office:value="-0.0626360258293151">
            <text:p>(0.063)</text:p>
          </table:table-cell>
          <table:table-cell table:style-name="ce80" table:formula="of:=LEGACY.NORMSDIST([.I58])" office:value-type="float" office:value="0.524971829367664">
            <text:p>0.525 </text:p>
          </table:table-cell>
          <table:table-cell table:style-name="ce80" table:formula="of:=LEGACY.NORMSDIST([.J58])" office:value-type="float" office:value="0.475028170632336">
            <text:p>0.475 </text:p>
          </table:table-cell>
          <table:table-cell table:style-name="ce83" table:formula="of:=(EXP(-[.H58]*[.G58]))*(([.E58]*[.K58])-([.D58]*[.L58]))" office:value-type="float" office:value="0.213848302913727">
            <text:p>0.214 </text:p>
          </table:table-cell>
          <table:table-cell table:style-name="ce71" table:formula="of:=[.M58]*[.B58]" office:value-type="float" office:value="32077.2454370591">
            <text:p>32,077</text:p>
          </table:table-cell>
          <table:table-cell table:style-name="ce80" table:formula="of:=LEGACY.NORMSDIST(-[.I58])" office:value-type="float" office:value="0.475028170632336">
            <text:p>0.475 </text:p>
          </table:table-cell>
          <table:table-cell table:style-name="ce80" table:formula="of:=LEGACY.NORMSDIST(-[.J58])" office:value-type="float" office:value="0.524971829367664">
            <text:p>0.525 </text:p>
          </table:table-cell>
          <table:table-cell table:style-name="ce83" table:formula="of:=(EXP(-[.H58]*[.G58]))*(([.D58]*[.P58])-([.E58]*[.O58]))" office:value-type="float" office:value="0.213848302913727">
            <text:p>0.214 </text:p>
          </table:table-cell>
          <table:table-cell table:style-name="ce91" table:formula="of:=[.Q58]*[.B58]" office:value-type="float" office:value="32077.2454370591">
            <text:p>32,077 </text:p>
          </table:table-cell>
          <table:table-cell table:number-columns-repeated="238"/>
        </table:table-row>
        <table:table-row table:style-name="ro7" table:number-rows-repeated="3">
          <table:table-cell table:style-name="ce68"/>
          <table:table-cell table:style-name="ce71" table:number-columns-repeated="2"/>
          <table:table-cell table:style-name="ce72"/>
          <table:table-cell table:style-name="ce73"/>
          <table:table-cell table:style-name="ce75"/>
          <table:table-cell table:style-name="ce76"/>
          <table:table-cell table:style-name="ce78"/>
          <table:table-cell table:style-name="ce79"/>
          <table:table-cell table:style-name="ce80" table:number-columns-repeated="3"/>
          <table:table-cell table:style-name="ce83"/>
          <table:table-cell table:style-name="ce71"/>
          <table:table-cell table:style-name="ce80" table:number-columns-repeated="2"/>
          <table:table-cell table:style-name="ce83"/>
          <table:table-cell table:style-name="ce91"/>
          <table:table-cell table:number-columns-repeated="238"/>
        </table:table-row>
        <table:table-row table:style-name="ro1" table:number-rows-repeated="1048514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GL" table:style-name="ta7" table:print="false"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4" table:default-cell-style-name="Default"/>
        <table:table-column table:style-name="co23" table:default-cell-style-name="Default"/>
        <table:table-column table:style-name="co1" table:number-columns-repeated="248" table:default-cell-style-name="Default"/>
        <table:table-row table:style-name="ro1">
          <table:table-cell table:style-name="ce97"/>
          <table:table-cell office:value-type="string">
            <text:p>Winter</text:p>
          </table:table-cell>
          <table:table-cell office:value-type="string">
            <text:p>1 Yr</text:p>
          </table:table-cell>
          <table:table-cell table:number-columns-repeated="253"/>
        </table:table-row>
        <table:table-row table:style-name="ro1">
          <table:table-cell table:style-name="ce97" office:value-type="string">
            <text:p>Nymex</text:p>
          </table:table-cell>
          <table:table-cell office:value-type="float" office:value="3.865">
            <text:p>3.865</text:p>
          </table:table-cell>
          <table:table-cell table:number-columns-repeated="254"/>
        </table:table-row>
        <table:table-row table:style-name="ro1">
          <table:table-cell table:style-name="ce97" office:value-type="string">
            <text:p>Chicago</text:p>
          </table:table-cell>
          <table:table-cell office:value-type="float" office:value="0.13">
            <text:p>0.13</text:p>
          </table:table-cell>
          <table:table-cell table:number-columns-repeated="254"/>
        </table:table-row>
        <table:table-row table:style-name="ro1">
          <table:table-cell table:style-name="ce97" office:value-type="string">
            <text:p>Emerson</text:p>
          </table:table-cell>
          <table:table-cell office:value-type="float" office:value="0.135">
            <text:p>0.135</text:p>
          </table:table-cell>
          <table:table-cell table:number-columns-repeated="2"/>
          <table:table-cell office:value-type="string">
            <text:p>Emerson</text:p>
          </table:table-cell>
          <table:table-cell table:style-name="ce44" table:formula="of:=+[.F9]+[.B3]-[.F20]" office:value-type="float" office:value="0.099553007615">
            <text:p>0.100</text:p>
          </table:table-cell>
          <table:table-cell table:number-columns-repeated="250"/>
        </table:table-row>
        <table:table-row table:style-name="ro1">
          <table:table-cell table:style-name="ce97"/>
          <table:table-cell table:number-columns-repeated="255"/>
        </table:table-row>
        <table:table-row table:style-name="ro1">
          <table:table-cell table:style-name="ce65" office:value-type="string">
            <text:p>Winter 00/99</text:p>
          </table:table-cell>
          <table:table-cell table:number-columns-repeated="6"/>
          <table:table-cell table:style-name="ce65" office:value-type="string">
            <text:p>1 yr 00/99</text:p>
          </table:table-cell>
          <table:table-cell table:number-columns-repeated="248"/>
        </table:table-row>
        <table:table-row table:style-name="ro1">
          <table:table-cell table:style-name="ce51" office:value-type="string">
            <text:p>ANR</text:p>
          </table:table-cell>
          <table:table-cell/>
          <table:table-cell office:value-type="string">
            <text:p>Demand +</text:p>
          </table:table-cell>
          <table:table-cell/>
          <table:table-cell office:value-type="string">
            <text:p>Fuel </text:p>
          </table:table-cell>
          <table:table-cell table:number-columns-repeated="2"/>
          <table:table-cell table:style-name="ce51" office:value-type="string">
            <text:p>ANR</text:p>
          </table:table-cell>
          <table:table-cell/>
          <table:table-cell office:value-type="string">
            <text:p>Demand +</text:p>
          </table:table-cell>
          <table:table-cell/>
          <table:table-cell office:value-type="string">
            <text:p>Fuel </text:p>
          </table:table-cell>
          <table:table-cell table:number-columns-repeated="244"/>
        </table:table-row>
        <table:table-row table:style-name="ro1">
          <table:table-cell table:style-name="ce65"/>
          <table:table-cell/>
          <table:table-cell office:value-type="string">
            <text:p>Commodity</text:p>
          </table:table-cell>
          <table:table-cell office:value-type="string">
            <text:p>Fuel %</text:p>
          </table:table-cell>
          <table:table-cell office:value-type="string">
            <text:p>Cost</text:p>
          </table:table-cell>
          <table:table-cell table:number-columns-repeated="2"/>
          <table:table-cell table:style-name="ce65"/>
          <table:table-cell/>
          <table:table-cell office:value-type="string">
            <text:p>Commodity</text:p>
          </table:table-cell>
          <table:table-cell office:value-type="string">
            <text:p>Fuel %</text:p>
          </table:table-cell>
          <table:table-cell office:value-type="string">
            <text:p>Cost</text:p>
          </table:table-cell>
          <table:table-cell table:number-columns-repeated="244"/>
        </table:table-row>
        <table:table-row table:style-name="ro1">
          <table:table-cell table:style-name="ce98" office:value-type="string">
            <text:p>Chicago</text:p>
          </table:table-cell>
          <table:table-cell table:formula="of:=[.$B$2]+[.B3]" office:value-type="float" office:value="3.995">
            <text:p>3.995</text:p>
          </table:table-cell>
          <table:table-cell office:value-type="float" office:value="0.0522">
            <text:p>0.0522</text:p>
          </table:table-cell>
          <table:table-cell table:style-name="ce100" office:value-type="percentage" office:value="0.0117">
            <text:p>1.17%</text:p>
          </table:table-cell>
          <table:table-cell table:style-name="ce44" table:formula="of:=[.B9]*[.D9]" office:value-type="float" office:value="0.0467415">
            <text:p>0.047</text:p>
          </table:table-cell>
          <table:table-cell table:style-name="ce44" table:formula="of:=+[.E9]+[.C9]" office:value-type="float" office:value="0.0989415">
            <text:p>0.099</text:p>
          </table:table-cell>
          <table:table-cell/>
          <table:table-cell table:style-name="ce98" office:value-type="string">
            <text:p>Chicago</text:p>
          </table:table-cell>
          <table:table-cell table:formula="of:=2.96+0.075" office:value-type="float" office:value="3.035">
            <text:p>3.035</text:p>
          </table:table-cell>
          <table:table-cell office:value-type="float" office:value="0.0522">
            <text:p>0.0522</text:p>
          </table:table-cell>
          <table:table-cell table:style-name="ce100" office:value-type="percentage" office:value="0.0117">
            <text:p>1.17%</text:p>
          </table:table-cell>
          <table:table-cell table:style-name="ce44" table:formula="of:=[.I9]*[.K9]" office:value-type="float" office:value="0.0355095">
            <text:p>0.036</text:p>
          </table:table-cell>
          <table:table-cell table:style-name="ce44" table:formula="of:=+[.L9]+[.J9]" office:value-type="float" office:value="0.0877095">
            <text:p>0.088</text:p>
          </table:table-cell>
          <table:table-cell table:number-columns-repeated="243"/>
        </table:table-row>
        <table:table-row table:style-name="ro1" table:number-rows-repeated="3">
          <table:table-cell table:style-name="ce65"/>
          <table:table-cell table:number-columns-repeated="4"/>
          <table:table-cell table:style-name="ce44"/>
          <table:table-cell/>
          <table:table-cell table:style-name="ce65"/>
          <table:table-cell table:number-columns-repeated="248"/>
        </table:table-row>
        <table:table-row table:style-name="ro1">
          <table:table-cell table:style-name="ce97"/>
          <table:table-cell table:number-columns-repeated="6"/>
          <table:table-cell table:style-name="ce97"/>
          <table:table-cell table:number-columns-repeated="248"/>
        </table:table-row>
        <table:table-row table:style-name="ro1">
          <table:table-cell table:style-name="ce51" office:value-type="string">
            <text:p>GL</text:p>
          </table:table-cell>
          <table:table-cell/>
          <table:table-cell table:style-name="ce5" office:value-type="string">
            <text:p>Commodity</text:p>
          </table:table-cell>
          <table:table-cell table:style-name="ce5" office:value-type="string">
            <text:p>Fuel</text:p>
          </table:table-cell>
          <table:table-cell table:style-name="ce5"/>
          <table:table-cell table:number-columns-repeated="2"/>
          <table:table-cell table:style-name="ce51" office:value-type="string">
            <text:p>GL</text:p>
          </table:table-cell>
          <table:table-cell/>
          <table:table-cell table:style-name="ce5" office:value-type="string">
            <text:p>Commodity</text:p>
          </table:table-cell>
          <table:table-cell table:style-name="ce5" office:value-type="string">
            <text:p>Fuel</text:p>
          </table:table-cell>
          <table:table-cell table:style-name="ce5"/>
          <table:table-cell table:number-columns-repeated="244"/>
        </table:table-row>
        <table:table-row table:style-name="ro1">
          <table:table-cell/>
          <table:table-cell table:style-name="ce5" office:value-type="string">
            <text:p>Fuel</text:p>
          </table:table-cell>
          <table:table-cell table:style-name="ce5" office:value-type="string">
            <text:p>Central</text:p>
          </table:table-cell>
          <table:table-cell table:style-name="ce5" office:value-type="string">
            <text:p>Farwell</text:p>
          </table:table-cell>
          <table:table-cell table:style-name="ce5" office:value-type="string">
            <text:p>Fuel</text:p>
          </table:table-cell>
          <table:table-cell table:style-name="ce5" office:value-type="string">
            <text:p>Variable</text:p>
          </table:table-cell>
          <table:table-cell table:style-name="ce5"/>
          <table:table-cell/>
          <table:table-cell table:style-name="ce5" office:value-type="string">
            <text:p>Fuel</text:p>
          </table:table-cell>
          <table:table-cell table:style-name="ce5" office:value-type="string">
            <text:p>Central</text:p>
          </table:table-cell>
          <table:table-cell table:style-name="ce5" office:value-type="string">
            <text:p>Farwell</text:p>
          </table:table-cell>
          <table:table-cell table:style-name="ce5" office:value-type="string">
            <text:p>Fuel</text:p>
          </table:table-cell>
          <table:table-cell table:style-name="ce5" office:value-type="string">
            <text:p>Variable</text:p>
          </table:table-cell>
          <table:table-cell table:number-columns-repeated="243"/>
        </table:table-row>
        <table:table-row table:style-name="ro1">
          <table:table-cell table:style-name="ce99" office:value-type="string">
            <text:p>St.Clair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East</text:p>
          </table:table-cell>
          <table:table-cell table:style-name="ce5" office:value-type="string">
            <text:p>St.Calir</text:p>
          </table:table-cell>
          <table:table-cell table:number-columns-repeated="2" table:style-name="ce5" office:value-type="string">
            <text:p>Cost</text:p>
          </table:table-cell>
          <table:table-cell/>
          <table:table-cell table:style-name="ce99" office:value-type="string">
            <text:p>St.Clair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East</text:p>
          </table:table-cell>
          <table:table-cell table:style-name="ce5" office:value-type="string">
            <text:p>St.Calir</text:p>
          </table:table-cell>
          <table:table-cell table:number-columns-repeated="2" table:style-name="ce5" office:value-type="string">
            <text:p>Cost</text:p>
          </table:table-cell>
          <table:table-cell table:number-columns-repeated="243"/>
        </table:table-row>
        <table:table-row table:style-name="ro1">
          <table:table-cell table:style-name="ce41" office:value-type="string">
            <text:p>Farwell</text:p>
          </table:table-cell>
          <table:table-cell table:style-name="ce44" table:formula="of:=[.B9]+[.F9]" office:value-type="float" office:value="4.0939415">
            <text:p>4.094</text:p>
          </table:table-cell>
          <table:table-cell office:value-type="float" office:value="0.00754">
            <text:p>0.00754</text:p>
          </table:table-cell>
          <table:table-cell table:style-name="ce54" office:value-type="percentage" office:value="0.01081">
            <text:p>1.081%</text:p>
          </table:table-cell>
          <table:table-cell table:style-name="ce56" table:formula="of:=[.B17]*[.D17]" office:value-type="float" office:value="0.044255507615">
            <text:p><text:s/>$0.0443 </text:p>
          </table:table-cell>
          <table:table-cell table:style-name="ce101" table:formula="of:=+[.E17]+[.C17]" office:value-type="float" office:value="0.051795507615">
            <text:p><text:s/>$0.0518 </text:p>
          </table:table-cell>
          <table:table-cell/>
          <table:table-cell table:style-name="ce41" office:value-type="string">
            <text:p>Farwell</text:p>
          </table:table-cell>
          <table:table-cell table:formula="of:=2.96+0.08+0.08" office:value-type="float" office:value="3.12">
            <text:p>3.12</text:p>
          </table:table-cell>
          <table:table-cell office:value-type="float" office:value="0.00754">
            <text:p>0.00754</text:p>
          </table:table-cell>
          <table:table-cell table:style-name="ce54" office:value-type="percentage" office:value="0.01148">
            <text:p>1.148%</text:p>
          </table:table-cell>
          <table:table-cell table:style-name="ce56" table:formula="of:=[.I17]*[.K17]" office:value-type="float" office:value="0.0358176">
            <text:p><text:s/>$0.0358 </text:p>
          </table:table-cell>
          <table:table-cell table:style-name="ce101" table:formula="of:=+[.L17]+[.J17]" office:value-type="float" office:value="0.0433576">
            <text:p><text:s/>$0.0434 </text:p>
          </table:table-cell>
          <table:table-cell table:number-columns-repeated="243"/>
        </table:table-row>
        <table:table-row table:style-name="ro1">
          <table:table-cell table:style-name="ce41" office:value-type="string">
            <text:p>Emerson</text:p>
          </table:table-cell>
          <table:table-cell table:formula="of:=[.$B$2]+[.$B$4]" office:value-type="float" office:value="4">
            <text:p>4</text:p>
          </table:table-cell>
          <table:table-cell office:value-type="float" office:value="0.0108">
            <text:p>0.0108</text:p>
          </table:table-cell>
          <table:table-cell table:style-name="ce54" office:value-type="percentage" office:value="0.042596">
            <text:p>4.260%</text:p>
          </table:table-cell>
          <table:table-cell table:style-name="ce56" table:formula="of:=[.B18]*[.D18]" office:value-type="float" office:value="0.170384">
            <text:p><text:s/>$0.1704 </text:p>
          </table:table-cell>
          <table:table-cell table:style-name="ce101" table:formula="of:=+[.E18]+[.C18]" office:value-type="float" office:value="0.181184">
            <text:p><text:s/>$0.1812 </text:p>
          </table:table-cell>
          <table:table-cell/>
          <table:table-cell table:style-name="ce41" office:value-type="string">
            <text:p>Emerson</text:p>
          </table:table-cell>
          <table:table-cell office:value-type="float" office:value="2.96">
            <text:p>2.96</text:p>
          </table:table-cell>
          <table:table-cell office:value-type="float" office:value="0.0108">
            <text:p>0.0108</text:p>
          </table:table-cell>
          <table:table-cell table:style-name="ce54" office:value-type="percentage" office:value="0.044785">
            <text:p>4.479%</text:p>
          </table:table-cell>
          <table:table-cell table:style-name="ce56" table:formula="of:=[.I18]*[.K18]" office:value-type="float" office:value="0.1325636">
            <text:p><text:s/>$0.1326 </text:p>
          </table:table-cell>
          <table:table-cell table:style-name="ce101" table:formula="of:=+[.L18]+[.J18]" office:value-type="float" office:value="0.1433636">
            <text:p><text:s/>$0.1434 </text:p>
          </table:table-cell>
          <table:table-cell table:number-columns-repeated="243"/>
        </table:table-row>
        <table:table-row table:style-name="ro1">
          <table:table-cell table:style-name="ce41"/>
          <table:table-cell table:number-columns-repeated="3"/>
          <table:table-cell table:style-name="ce101"/>
          <table:table-cell table:number-columns-repeated="2"/>
          <table:table-cell table:style-name="ce41"/>
          <table:table-cell table:number-columns-repeated="3"/>
          <table:table-cell table:style-name="ce101"/>
          <table:table-cell table:number-columns-repeated="244"/>
        </table:table-row>
        <table:table-row table:style-name="ro1">
          <table:table-cell table:style-name="ce41"/>
          <table:table-cell table:number-columns-repeated="2"/>
          <table:table-cell office:value-type="string">
            <text:p>Diff</text:p>
          </table:table-cell>
          <table:table-cell table:style-name="ce101" table:formula="of:=[.E18]-[.E17]" office:value-type="float" office:value="0.126128492385">
            <text:p><text:s/>$0.1261 </text:p>
          </table:table-cell>
          <table:table-cell table:style-name="ce101" table:formula="of:=+[.F18]-[.F17]" office:value-type="float" office:value="0.129388492385">
            <text:p><text:s/>$0.1294 </text:p>
          </table:table-cell>
          <table:table-cell/>
          <table:table-cell table:style-name="ce41"/>
          <table:table-cell table:number-columns-repeated="2"/>
          <table:table-cell office:value-type="string">
            <text:p>Diff</text:p>
          </table:table-cell>
          <table:table-cell table:style-name="ce101" table:formula="of:=[.L18]-[.L17]" office:value-type="float" office:value="0.096746">
            <text:p><text:s/>$0.0967 </text:p>
          </table:table-cell>
          <table:table-cell table:style-name="ce101" table:formula="of:=+[.M18]-[.M17]" office:value-type="float" office:value="0.100006">
            <text:p><text:s/>$0.1000 </text:p>
          </table:table-cell>
          <table:table-cell table:number-columns-repeated="243"/>
        </table:table-row>
        <table:table-row table:style-name="ro1">
          <table:table-cell table:style-name="ce99" office:value-type="string">
            <text:p>Carlton</text:p>
          </table:table-cell>
          <table:table-cell table:number-columns-repeated="3"/>
          <table:table-cell table:style-name="ce101" table:number-columns-repeated="2"/>
          <table:table-cell/>
          <table:table-cell table:style-name="ce41"/>
          <table:table-cell table:number-columns-repeated="3"/>
          <table:table-cell table:style-name="ce101" table:number-columns-repeated="2"/>
          <table:table-cell table:number-columns-repeated="243"/>
        </table:table-row>
        <table:table-row table:style-name="ro1">
          <table:table-cell table:style-name="ce41" office:value-type="string">
            <text:p>Emerson</text:p>
          </table:table-cell>
          <table:table-cell table:formula="of:=[.$B$2]+[.$B$4]" office:value-type="float" office:value="4">
            <text:p>4</text:p>
          </table:table-cell>
          <table:table-cell office:value-type="float" office:value="0.005">
            <text:p>0.005</text:p>
          </table:table-cell>
          <table:table-cell table:style-name="ce54" office:value-type="percentage" office:value="0.01431">
            <text:p>1.431%</text:p>
          </table:table-cell>
          <table:table-cell table:style-name="ce56" table:formula="of:=[.B22]*[.D22]" office:value-type="float" office:value="0.05724">
            <text:p><text:s/>$0.0572 </text:p>
          </table:table-cell>
          <table:table-cell table:style-name="ce101" table:formula="of:=+[.E22]+[.C22]" office:value-type="float" office:value="0.06224">
            <text:p><text:s/>$0.0622 </text:p>
          </table:table-cell>
          <table:table-cell/>
          <table:table-cell table:style-name="ce41"/>
          <table:table-cell table:number-columns-repeated="3"/>
          <table:table-cell table:style-name="ce101" table:number-columns-repeated="2"/>
          <table:table-cell table:number-columns-repeated="243"/>
        </table:table-row>
        <table:table-row table:style-name="ro1">
          <table:table-cell table:style-name="ce41"/>
          <table:table-cell table:number-columns-repeated="3"/>
          <table:table-cell table:style-name="ce101"/>
          <table:table-cell table:style-name="ce101" table:formula="of:=+[.F18]-[.F22]" office:value-type="float" office:value="0.118944">
            <text:p><text:s/>$0.1189 </text:p>
          </table:table-cell>
          <table:table-cell/>
          <table:table-cell table:style-name="ce41"/>
          <table:table-cell table:number-columns-repeated="3"/>
          <table:table-cell table:style-name="ce101" table:number-columns-repeated="2"/>
          <table:table-cell table:number-columns-repeated="243"/>
        </table:table-row>
        <table:table-row table:style-name="ro1">
          <table:table-cell table:style-name="ce41"/>
          <table:table-cell table:number-columns-repeated="3"/>
          <table:table-cell table:style-name="ce101" table:number-columns-repeated="2"/>
          <table:table-cell/>
          <table:table-cell table:style-name="ce41"/>
          <table:table-cell table:number-columns-repeated="3"/>
          <table:table-cell table:style-name="ce101" table:number-columns-repeated="2"/>
          <table:table-cell table:number-columns-repeated="243"/>
        </table:table-row>
        <table:table-row table:style-name="ro1">
          <table:table-cell table:style-name="ce41"/>
          <table:table-cell table:number-columns-repeated="6"/>
          <table:table-cell table:style-name="ce41"/>
          <table:table-cell table:number-columns-repeated="248"/>
        </table:table-row>
        <table:table-row table:style-name="ro1">
          <table:table-cell table:style-name="ce65" office:value-type="string">
            <text:p>Winter 99/98</text:p>
          </table:table-cell>
          <table:table-cell table:number-columns-repeated="6"/>
          <table:table-cell table:style-name="ce65" office:value-type="string">
            <text:p>1 yr 99/98</text:p>
          </table:table-cell>
          <table:table-cell table:number-columns-repeated="248"/>
        </table:table-row>
        <table:table-row table:style-name="ro1">
          <table:table-cell table:style-name="ce97"/>
          <table:table-cell table:number-columns-repeated="6"/>
          <table:table-cell table:style-name="ce97"/>
          <table:table-cell table:number-columns-repeated="248"/>
        </table:table-row>
        <table:table-row table:style-name="ro1">
          <table:table-cell table:number-columns-repeated="2"/>
          <table:table-cell table:style-name="ce5" office:value-type="string">
            <text:p>Commodity</text:p>
          </table:table-cell>
          <table:table-cell table:style-name="ce5" office:value-type="string">
            <text:p>Fuel</text:p>
          </table:table-cell>
          <table:table-cell table:style-name="ce5"/>
          <table:table-cell table:number-columns-repeated="4"/>
          <table:table-cell table:style-name="ce5" office:value-type="string">
            <text:p>Commodity</text:p>
          </table:table-cell>
          <table:table-cell table:style-name="ce5" office:value-type="string">
            <text:p>Fuel</text:p>
          </table:table-cell>
          <table:table-cell table:style-name="ce5"/>
          <table:table-cell table:number-columns-repeated="244"/>
        </table:table-row>
        <table:table-row table:style-name="ro1">
          <table:table-cell/>
          <table:table-cell table:style-name="ce5" office:value-type="string">
            <text:p>Fuel</text:p>
          </table:table-cell>
          <table:table-cell table:style-name="ce5" office:value-type="string">
            <text:p>Central</text:p>
          </table:table-cell>
          <table:table-cell table:style-name="ce5" office:value-type="string">
            <text:p>Farwell</text:p>
          </table:table-cell>
          <table:table-cell table:style-name="ce5" office:value-type="string">
            <text:p>Fuel</text:p>
          </table:table-cell>
          <table:table-cell table:style-name="ce5" office:value-type="string">
            <text:p>Variable</text:p>
          </table:table-cell>
          <table:table-cell table:number-columns-repeated="2"/>
          <table:table-cell table:style-name="ce5" office:value-type="string">
            <text:p>Fuel</text:p>
          </table:table-cell>
          <table:table-cell table:style-name="ce5" office:value-type="string">
            <text:p>Central</text:p>
          </table:table-cell>
          <table:table-cell table:style-name="ce5" office:value-type="string">
            <text:p>Farwell</text:p>
          </table:table-cell>
          <table:table-cell table:style-name="ce5" office:value-type="string">
            <text:p>Fuel</text:p>
          </table:table-cell>
          <table:table-cell table:style-name="ce5" office:value-type="string">
            <text:p>Variable</text:p>
          </table:table-cell>
          <table:table-cell table:number-columns-repeated="243"/>
        </table:table-row>
        <table:table-row table:style-name="ro1">
          <table:table-cell table:style-name="ce41"/>
          <table:table-cell table:style-name="ce5" office:value-type="string">
            <text:p>Price</text:p>
          </table:table-cell>
          <table:table-cell table:style-name="ce5" office:value-type="string">
            <text:p>East</text:p>
          </table:table-cell>
          <table:table-cell table:style-name="ce5" office:value-type="string">
            <text:p>St.Calir</text:p>
          </table:table-cell>
          <table:table-cell table:number-columns-repeated="2" table:style-name="ce5" office:value-type="string">
            <text:p>Cost</text:p>
          </table:table-cell>
          <table:table-cell/>
          <table:table-cell table:style-name="ce41"/>
          <table:table-cell table:style-name="ce5" office:value-type="string">
            <text:p>Price</text:p>
          </table:table-cell>
          <table:table-cell table:style-name="ce5" office:value-type="string">
            <text:p>East</text:p>
          </table:table-cell>
          <table:table-cell table:style-name="ce5" office:value-type="string">
            <text:p>St.Calir</text:p>
          </table:table-cell>
          <table:table-cell table:number-columns-repeated="2" table:style-name="ce5" office:value-type="string">
            <text:p>Cost</text:p>
          </table:table-cell>
          <table:table-cell table:number-columns-repeated="243"/>
        </table:table-row>
        <table:table-row table:style-name="ro1">
          <table:table-cell table:style-name="ce41" office:value-type="string">
            <text:p>Farwell</text:p>
          </table:table-cell>
          <table:table-cell table:formula="of:=3.2+0.12+0.1" office:value-type="float" office:value="3.42">
            <text:p>3.42</text:p>
          </table:table-cell>
          <table:table-cell office:value-type="float" office:value="0.00754">
            <text:p>0.00754</text:p>
          </table:table-cell>
          <table:table-cell table:style-name="ce54" office:value-type="percentage" office:value="0.011662">
            <text:p>1.166%</text:p>
          </table:table-cell>
          <table:table-cell table:style-name="ce56" table:formula="of:=[.B31]*[.D31]" office:value-type="float" office:value="0.03988404">
            <text:p><text:s/>$0.0399 </text:p>
          </table:table-cell>
          <table:table-cell table:style-name="ce101" table:formula="of:=+[.E31]+[.C31]" office:value-type="float" office:value="0.04742404">
            <text:p><text:s/>$0.0474 </text:p>
          </table:table-cell>
          <table:table-cell/>
          <table:table-cell table:style-name="ce41" office:value-type="string">
            <text:p>Farwell</text:p>
          </table:table-cell>
          <table:table-cell table:formula="of:=2.96+0.08+0.08" office:value-type="float" office:value="3.12">
            <text:p>3.12</text:p>
          </table:table-cell>
          <table:table-cell office:value-type="float" office:value="0.00754">
            <text:p>0.00754</text:p>
          </table:table-cell>
          <table:table-cell table:style-name="ce54" office:value-type="percentage" office:value="0.0110316666666667">
            <text:p>1.103%</text:p>
          </table:table-cell>
          <table:table-cell table:style-name="ce56" table:formula="of:=[.I31]*[.K31]" office:value-type="float" office:value="0.0344188000000001">
            <text:p><text:s/>$0.0344 </text:p>
          </table:table-cell>
          <table:table-cell table:style-name="ce101" table:formula="of:=+[.L31]+[.J31]" office:value-type="float" office:value="0.0419588000000001">
            <text:p><text:s/>$0.0420 </text:p>
          </table:table-cell>
          <table:table-cell table:number-columns-repeated="243"/>
        </table:table-row>
        <table:table-row table:style-name="ro1">
          <table:table-cell table:style-name="ce41" office:value-type="string">
            <text:p>Emerson</text:p>
          </table:table-cell>
          <table:table-cell office:value-type="float" office:value="3.08">
            <text:p>3.08</text:p>
          </table:table-cell>
          <table:table-cell office:value-type="float" office:value="0.0108">
            <text:p>0.0108</text:p>
          </table:table-cell>
          <table:table-cell table:style-name="ce54" office:value-type="percentage" office:value="0.045768">
            <text:p>4.577%</text:p>
          </table:table-cell>
          <table:table-cell table:style-name="ce56" table:formula="of:=[.B32]*[.D32]" office:value-type="float" office:value="0.14096544">
            <text:p><text:s/>$0.1410 </text:p>
          </table:table-cell>
          <table:table-cell table:style-name="ce101" table:formula="of:=+[.E32]+[.C32]" office:value-type="float" office:value="0.15176544">
            <text:p><text:s/>$0.1518 </text:p>
          </table:table-cell>
          <table:table-cell/>
          <table:table-cell table:style-name="ce41" office:value-type="string">
            <text:p>Emerson</text:p>
          </table:table-cell>
          <table:table-cell office:value-type="float" office:value="2.96">
            <text:p>2.96</text:p>
          </table:table-cell>
          <table:table-cell office:value-type="float" office:value="0.0108">
            <text:p>0.0108</text:p>
          </table:table-cell>
          <table:table-cell table:style-name="ce54" office:value-type="percentage" office:value="0.0445708333333333">
            <text:p>4.457%</text:p>
          </table:table-cell>
          <table:table-cell table:style-name="ce56" table:formula="of:=[.I32]*[.K32]" office:value-type="float" office:value="0.131929666666667">
            <text:p><text:s/>$0.1319 </text:p>
          </table:table-cell>
          <table:table-cell table:style-name="ce101" table:formula="of:=+[.L32]+[.J32]" office:value-type="float" office:value="0.142729666666667">
            <text:p><text:s/>$0.1427 </text:p>
          </table:table-cell>
          <table:table-cell table:number-columns-repeated="243"/>
        </table:table-row>
        <table:table-row table:style-name="ro1">
          <table:table-cell table:style-name="ce41"/>
          <table:table-cell table:number-columns-repeated="3"/>
          <table:table-cell table:style-name="ce101"/>
          <table:table-cell table:number-columns-repeated="2"/>
          <table:table-cell table:style-name="ce41"/>
          <table:table-cell table:number-columns-repeated="3"/>
          <table:table-cell table:style-name="ce101"/>
          <table:table-cell table:number-columns-repeated="244"/>
        </table:table-row>
        <table:table-row table:style-name="ro1">
          <table:table-cell table:style-name="ce41"/>
          <table:table-cell table:number-columns-repeated="2"/>
          <table:table-cell office:value-type="string">
            <text:p>Diff</text:p>
          </table:table-cell>
          <table:table-cell table:style-name="ce101" table:formula="of:=[.E32]-[.E31]" office:value-type="float" office:value="0.1010814">
            <text:p><text:s/>$0.1011 </text:p>
          </table:table-cell>
          <table:table-cell table:style-name="ce101" table:formula="of:=+[.F32]-[.F31]" office:value-type="float" office:value="0.1043414">
            <text:p><text:s/>$0.1043 </text:p>
          </table:table-cell>
          <table:table-cell/>
          <table:table-cell table:style-name="ce41"/>
          <table:table-cell table:number-columns-repeated="2"/>
          <table:table-cell office:value-type="string">
            <text:p>Diff</text:p>
          </table:table-cell>
          <table:table-cell table:style-name="ce101" table:formula="of:=[.L32]-[.L31]" office:value-type="float" office:value="0.0975108666666664">
            <text:p><text:s/>$0.0975 </text:p>
          </table:table-cell>
          <table:table-cell table:style-name="ce101" table:formula="of:=+[.M32]-[.M31]" office:value-type="float" office:value="0.100770866666666">
            <text:p><text:s/>$0.1008 </text:p>
          </table:table-cell>
          <table:table-cell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65" office:value-type="string">
            <text:p>Winter 98/97</text:p>
          </table:table-cell>
          <table:table-cell table:number-columns-repeated="6"/>
          <table:table-cell table:style-name="ce65" office:value-type="string">
            <text:p>1 yr 98/97</text:p>
          </table:table-cell>
          <table:table-cell table:number-columns-repeated="248"/>
        </table:table-row>
        <table:table-row table:style-name="ro1">
          <table:table-cell table:style-name="ce97"/>
          <table:table-cell table:number-columns-repeated="6"/>
          <table:table-cell table:style-name="ce97"/>
          <table:table-cell table:number-columns-repeated="248"/>
        </table:table-row>
        <table:table-row table:style-name="ro1">
          <table:table-cell table:number-columns-repeated="2"/>
          <table:table-cell table:style-name="ce5" office:value-type="string">
            <text:p>Commodity</text:p>
          </table:table-cell>
          <table:table-cell table:style-name="ce5" office:value-type="string">
            <text:p>Fuel</text:p>
          </table:table-cell>
          <table:table-cell table:style-name="ce5"/>
          <table:table-cell table:number-columns-repeated="4"/>
          <table:table-cell table:style-name="ce5" office:value-type="string">
            <text:p>Commodity</text:p>
          </table:table-cell>
          <table:table-cell table:style-name="ce5" office:value-type="string">
            <text:p>Fuel</text:p>
          </table:table-cell>
          <table:table-cell table:style-name="ce5"/>
          <table:table-cell table:number-columns-repeated="244"/>
        </table:table-row>
        <table:table-row table:style-name="ro1">
          <table:table-cell/>
          <table:table-cell table:style-name="ce5" office:value-type="string">
            <text:p>Fuel</text:p>
          </table:table-cell>
          <table:table-cell table:style-name="ce5" office:value-type="string">
            <text:p>Central</text:p>
          </table:table-cell>
          <table:table-cell table:style-name="ce5" office:value-type="string">
            <text:p>Farwell</text:p>
          </table:table-cell>
          <table:table-cell table:style-name="ce5" office:value-type="string">
            <text:p>Fuel</text:p>
          </table:table-cell>
          <table:table-cell table:style-name="ce5" office:value-type="string">
            <text:p>Variable</text:p>
          </table:table-cell>
          <table:table-cell table:number-columns-repeated="2"/>
          <table:table-cell table:style-name="ce5" office:value-type="string">
            <text:p>Fuel</text:p>
          </table:table-cell>
          <table:table-cell table:style-name="ce5" office:value-type="string">
            <text:p>Central</text:p>
          </table:table-cell>
          <table:table-cell table:style-name="ce5" office:value-type="string">
            <text:p>Farwell</text:p>
          </table:table-cell>
          <table:table-cell table:style-name="ce5" office:value-type="string">
            <text:p>Fuel</text:p>
          </table:table-cell>
          <table:table-cell table:style-name="ce5" office:value-type="string">
            <text:p>Variable</text:p>
          </table:table-cell>
          <table:table-cell table:number-columns-repeated="243"/>
        </table:table-row>
        <table:table-row table:style-name="ro1">
          <table:table-cell table:style-name="ce41"/>
          <table:table-cell table:style-name="ce5" office:value-type="string">
            <text:p>Price</text:p>
          </table:table-cell>
          <table:table-cell table:style-name="ce5" office:value-type="string">
            <text:p>East</text:p>
          </table:table-cell>
          <table:table-cell table:style-name="ce5" office:value-type="string">
            <text:p>St.Calir</text:p>
          </table:table-cell>
          <table:table-cell table:number-columns-repeated="2" table:style-name="ce5" office:value-type="string">
            <text:p>Cost</text:p>
          </table:table-cell>
          <table:table-cell/>
          <table:table-cell table:style-name="ce41"/>
          <table:table-cell table:style-name="ce5" office:value-type="string">
            <text:p>Price</text:p>
          </table:table-cell>
          <table:table-cell table:style-name="ce5" office:value-type="string">
            <text:p>East</text:p>
          </table:table-cell>
          <table:table-cell table:style-name="ce5" office:value-type="string">
            <text:p>St.Calir</text:p>
          </table:table-cell>
          <table:table-cell table:number-columns-repeated="2" table:style-name="ce5" office:value-type="string">
            <text:p>Cost</text:p>
          </table:table-cell>
          <table:table-cell table:number-columns-repeated="243"/>
        </table:table-row>
        <table:table-row table:style-name="ro1">
          <table:table-cell table:style-name="ce41" office:value-type="string">
            <text:p>Farwell</text:p>
          </table:table-cell>
          <table:table-cell table:formula="of:=3.2+0.12+0.1" office:value-type="float" office:value="3.42">
            <text:p>3.42</text:p>
          </table:table-cell>
          <table:table-cell office:value-type="float" office:value="0.00754">
            <text:p>0.00754</text:p>
          </table:table-cell>
          <table:table-cell table:style-name="ce54" office:value-type="percentage" office:value="0.01213">
            <text:p>1.213%</text:p>
          </table:table-cell>
          <table:table-cell table:style-name="ce56" table:formula="of:=[.B42]*[.D42]" office:value-type="float" office:value="0.0414846">
            <text:p><text:s/>$0.0415 </text:p>
          </table:table-cell>
          <table:table-cell table:style-name="ce101" table:formula="of:=+[.E42]+[.C42]" office:value-type="float" office:value="0.0490246">
            <text:p><text:s/>$0.0490 </text:p>
          </table:table-cell>
          <table:table-cell/>
          <table:table-cell table:style-name="ce41" office:value-type="string">
            <text:p>Farwell</text:p>
          </table:table-cell>
          <table:table-cell table:formula="of:=2.96+0.08+0.08" office:value-type="float" office:value="3.12">
            <text:p>3.12</text:p>
          </table:table-cell>
          <table:table-cell office:value-type="float" office:value="0.00754">
            <text:p>0.00754</text:p>
          </table:table-cell>
          <table:table-cell table:style-name="ce54" office:value-type="percentage" office:value="0.0102553333333333">
            <text:p>1.026%</text:p>
          </table:table-cell>
          <table:table-cell table:style-name="ce56" table:formula="of:=[.I42]*[.K42]" office:value-type="float" office:value="0.0319966399999999">
            <text:p><text:s/>$0.0320 </text:p>
          </table:table-cell>
          <table:table-cell table:style-name="ce101" table:formula="of:=+[.L42]+[.J42]" office:value-type="float" office:value="0.0395366399999999">
            <text:p><text:s/>$0.0395 </text:p>
          </table:table-cell>
          <table:table-cell table:number-columns-repeated="243"/>
        </table:table-row>
        <table:table-row table:style-name="ro1">
          <table:table-cell table:style-name="ce41" office:value-type="string">
            <text:p>Emerson</text:p>
          </table:table-cell>
          <table:table-cell office:value-type="float" office:value="3.08">
            <text:p>3.08</text:p>
          </table:table-cell>
          <table:table-cell office:value-type="float" office:value="0.0108">
            <text:p>0.0108</text:p>
          </table:table-cell>
          <table:table-cell table:style-name="ce54" office:value-type="percentage" office:value="0.04767">
            <text:p>4.767%</text:p>
          </table:table-cell>
          <table:table-cell table:style-name="ce56" table:formula="of:=[.B43]*[.D43]" office:value-type="float" office:value="0.1468236">
            <text:p><text:s/>$0.1468 </text:p>
          </table:table-cell>
          <table:table-cell table:style-name="ce101" table:formula="of:=+[.E43]+[.C43]" office:value-type="float" office:value="0.1576236">
            <text:p><text:s/>$0.1576 </text:p>
          </table:table-cell>
          <table:table-cell/>
          <table:table-cell table:style-name="ce41" office:value-type="string">
            <text:p>Emerson</text:p>
          </table:table-cell>
          <table:table-cell office:value-type="float" office:value="2.96">
            <text:p>2.96</text:p>
          </table:table-cell>
          <table:table-cell office:value-type="float" office:value="0.0108">
            <text:p>0.0108</text:p>
          </table:table-cell>
          <table:table-cell table:style-name="ce54" office:value-type="percentage" office:value="0.0412558333333333">
            <text:p>4.126%</text:p>
          </table:table-cell>
          <table:table-cell table:style-name="ce56" table:formula="of:=[.I43]*[.K43]" office:value-type="float" office:value="0.122117266666667">
            <text:p><text:s/>$0.1221 </text:p>
          </table:table-cell>
          <table:table-cell table:style-name="ce101" table:formula="of:=+[.L43]+[.J43]" office:value-type="float" office:value="0.132917266666667">
            <text:p><text:s/>$0.1329 </text:p>
          </table:table-cell>
          <table:table-cell table:number-columns-repeated="243"/>
        </table:table-row>
        <table:table-row table:style-name="ro1">
          <table:table-cell table:style-name="ce41"/>
          <table:table-cell table:number-columns-repeated="3"/>
          <table:table-cell table:style-name="ce101"/>
          <table:table-cell table:number-columns-repeated="2"/>
          <table:table-cell table:style-name="ce41"/>
          <table:table-cell table:number-columns-repeated="3"/>
          <table:table-cell table:style-name="ce101"/>
          <table:table-cell table:number-columns-repeated="244"/>
        </table:table-row>
        <table:table-row table:style-name="ro1">
          <table:table-cell table:style-name="ce41"/>
          <table:table-cell table:number-columns-repeated="2"/>
          <table:table-cell office:value-type="string">
            <text:p>Diff</text:p>
          </table:table-cell>
          <table:table-cell table:style-name="ce101" table:formula="of:=[.E43]-[.E42]" office:value-type="float" office:value="0.105339">
            <text:p><text:s/>$0.1053 </text:p>
          </table:table-cell>
          <table:table-cell table:style-name="ce101" table:formula="of:=+[.F43]-[.F42]" office:value-type="float" office:value="0.108599">
            <text:p><text:s/>$0.1086 </text:p>
          </table:table-cell>
          <table:table-cell/>
          <table:table-cell table:style-name="ce41"/>
          <table:table-cell table:number-columns-repeated="2"/>
          <table:table-cell office:value-type="string">
            <text:p>Diff</text:p>
          </table:table-cell>
          <table:table-cell table:style-name="ce101" table:formula="of:=[.L43]-[.L42]" office:value-type="float" office:value="0.0901206266666667">
            <text:p><text:s/>$0.0901 </text:p>
          </table:table-cell>
          <table:table-cell table:style-name="ce101" table:formula="of:=+[.M43]-[.M42]" office:value-type="float" office:value="0.0933806266666667">
            <text:p><text:s/>$0.0934 </text:p>
          </table:table-cell>
          <table:table-cell table:number-columns-repeated="243"/>
        </table:table-row>
        <table:table-row table:style-name="ro1" table:number-rows-repeated="1048530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TABLE" table:base-cell-address="$Sheet2.$A$1" table:expression="$gl.$#ref!$#REF!:$#REF!$#REF!"/>
          <table:named-expression table:name="TABLE_2" table:base-cell-address="$Sheet2.$A$1" table:expression="$gl.$#ref!$#REF!:$#REF!$#REF!"/>
          <table:named-expression table:name="TABLE_3" table:base-cell-address="$Sheet2.$A$1" table:expression="$gl.$#ref!$#REF!:$#REF!$#REF!"/>
          <table:named-expression table:name="TABLE_4" table:base-cell-address="$Sheet2.$A$1" table:expression="$gl.$#ref!$#REF!:$#REF!$#REF!"/>
        </table:named-expressions>
      </table:table>
      <table:table table:name="Fuel Hist" table:style-name="ta8" table:print="false">
        <table:table-column table:style-name="co1" table:number-columns-repeated="256" table:default-cell-style-name="Default"/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51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5">
            <text:p>5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9">
            <text:p>9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13">
            <text:p>13</text:p>
          </table:table-cell>
          <table:table-cell table:number-columns-repeated="242"/>
        </table:table-row>
        <table:table-row table:style-name="ro1">
          <table:table-cell table:style-name="ce19" office:value-type="float" office:value="1997">
            <text:p>1997</text:p>
          </table:table-cell>
          <table:table-cell table:number-columns-repeated="255"/>
        </table:table-row>
        <table:table-row table:style-name="ro1">
          <table:table-cell table:style-name="ce19" office:value-type="string">
            <text:p>apr</text:p>
          </table:table-cell>
          <table:table-cell office:value-type="float" office:value="0.00565">
            <text:p>0.00565</text:p>
          </table:table-cell>
          <table:table-cell office:value-type="float" office:value="0.00933">
            <text:p>0.00933</text:p>
          </table:table-cell>
          <table:table-cell office:value-type="float" office:value="0.01299">
            <text:p>0.01299</text:p>
          </table:table-cell>
          <table:table-cell office:value-type="float" office:value="0.01661">
            <text:p>0.01661</text:p>
          </table:table-cell>
          <table:table-cell office:value-type="float" office:value="0.02022">
            <text:p>0.02022</text:p>
          </table:table-cell>
          <table:table-cell office:value-type="float" office:value="0.02379">
            <text:p>0.02379</text:p>
          </table:table-cell>
          <table:table-cell office:value-type="float" office:value="0.02734">
            <text:p>0.02734</text:p>
          </table:table-cell>
          <table:table-cell office:value-type="float" office:value="0.03086">
            <text:p>0.03086</text:p>
          </table:table-cell>
          <table:table-cell office:value-type="float" office:value="0.03436">
            <text:p>0.03436</text:p>
          </table:table-cell>
          <table:table-cell office:value-type="float" office:value="0.03783">
            <text:p>0.03783</text:p>
          </table:table-cell>
          <table:table-cell office:value-type="float" office:value="0.04128">
            <text:p>0.04128</text:p>
          </table:table-cell>
          <table:table-cell office:value-type="float" office:value="0.0447">
            <text:p>0.0447</text:p>
          </table:table-cell>
          <table:table-cell office:value-type="float" office:value="0.0474">
            <text:p>0.0474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may</text:p>
          </table:table-cell>
          <table:table-cell office:value-type="float" office:value="0.00596">
            <text:p>0.00596</text:p>
          </table:table-cell>
          <table:table-cell office:value-type="float" office:value="0.00962">
            <text:p>0.00962</text:p>
          </table:table-cell>
          <table:table-cell office:value-type="float" office:value="0.01326">
            <text:p>0.01326</text:p>
          </table:table-cell>
          <table:table-cell office:value-type="float" office:value="0.01687">
            <text:p>0.01687</text:p>
          </table:table-cell>
          <table:table-cell office:value-type="float" office:value="0.02045">
            <text:p>0.02045</text:p>
          </table:table-cell>
          <table:table-cell office:value-type="float" office:value="0.024">
            <text:p>0.024</text:p>
          </table:table-cell>
          <table:table-cell office:value-type="float" office:value="0.02753">
            <text:p>0.02753</text:p>
          </table:table-cell>
          <table:table-cell office:value-type="float" office:value="0.03104">
            <text:p>0.03104</text:p>
          </table:table-cell>
          <table:table-cell office:value-type="float" office:value="0.03451">
            <text:p>0.03451</text:p>
          </table:table-cell>
          <table:table-cell office:value-type="float" office:value="0.03797">
            <text:p>0.03797</text:p>
          </table:table-cell>
          <table:table-cell office:value-type="float" office:value="0.0414">
            <text:p>0.0414</text:p>
          </table:table-cell>
          <table:table-cell office:value-type="float" office:value="0.0448">
            <text:p>0.0448</text:p>
          </table:table-cell>
          <table:table-cell office:value-type="float" office:value="0.04766">
            <text:p>0.04766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jun</text:p>
          </table:table-cell>
          <table:table-cell office:value-type="float" office:value="0.00589">
            <text:p>0.00589</text:p>
          </table:table-cell>
          <table:table-cell office:value-type="float" office:value="0.00957">
            <text:p>0.00957</text:p>
          </table:table-cell>
          <table:table-cell office:value-type="float" office:value="0.01322">
            <text:p>0.01322</text:p>
          </table:table-cell>
          <table:table-cell office:value-type="float" office:value="0.01684">
            <text:p>0.01684</text:p>
          </table:table-cell>
          <table:table-cell office:value-type="float" office:value="0.02044">
            <text:p>0.02044</text:p>
          </table:table-cell>
          <table:table-cell office:value-type="float" office:value="0.02401">
            <text:p>0.02401</text:p>
          </table:table-cell>
          <table:table-cell office:value-type="float" office:value="0.02756">
            <text:p>0.02756</text:p>
          </table:table-cell>
          <table:table-cell office:value-type="float" office:value="0.03108">
            <text:p>0.03108</text:p>
          </table:table-cell>
          <table:table-cell office:value-type="float" office:value="0.03458">
            <text:p>0.03458</text:p>
          </table:table-cell>
          <table:table-cell office:value-type="float" office:value="0.03805">
            <text:p>0.03805</text:p>
          </table:table-cell>
          <table:table-cell office:value-type="float" office:value="0.04149">
            <text:p>0.04149</text:p>
          </table:table-cell>
          <table:table-cell office:value-type="float" office:value="0.04491">
            <text:p>0.04491</text:p>
          </table:table-cell>
          <table:table-cell office:value-type="float" office:value="0.04772">
            <text:p>0.04772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jul</text:p>
          </table:table-cell>
          <table:table-cell office:value-type="float" office:value="0.00529">
            <text:p>0.00529</text:p>
          </table:table-cell>
          <table:table-cell office:value-type="float" office:value="0.00886">
            <text:p>0.00886</text:p>
          </table:table-cell>
          <table:table-cell office:value-type="float" office:value="0.01241">
            <text:p>0.01241</text:p>
          </table:table-cell>
          <table:table-cell office:value-type="float" office:value="0.01594">
            <text:p>0.01594</text:p>
          </table:table-cell>
          <table:table-cell office:value-type="float" office:value="0.01944">
            <text:p>0.01944</text:p>
          </table:table-cell>
          <table:table-cell office:value-type="float" office:value="0.02292">
            <text:p>0.02292</text:p>
          </table:table-cell>
          <table:table-cell office:value-type="float" office:value="0.02637">
            <text:p>0.02637</text:p>
          </table:table-cell>
          <table:table-cell office:value-type="float" office:value="0.02979">
            <text:p>0.02979</text:p>
          </table:table-cell>
          <table:table-cell office:value-type="float" office:value="0.0332">
            <text:p>0.0332</text:p>
          </table:table-cell>
          <table:table-cell office:value-type="float" office:value="0.03658">
            <text:p>0.03658</text:p>
          </table:table-cell>
          <table:table-cell office:value-type="float" office:value="0.03993">
            <text:p>0.03993</text:p>
          </table:table-cell>
          <table:table-cell office:value-type="float" office:value="0.04326">
            <text:p>0.04326</text:p>
          </table:table-cell>
          <table:table-cell office:value-type="float" office:value="0.04592">
            <text:p>0.04592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aug</text:p>
          </table:table-cell>
          <table:table-cell office:value-type="float" office:value="0.0028">
            <text:p>0.0028</text:p>
          </table:table-cell>
          <table:table-cell office:value-type="float" office:value="0.00547">
            <text:p>0.00547</text:p>
          </table:table-cell>
          <table:table-cell office:value-type="float" office:value="0.00812">
            <text:p>0.00812</text:p>
          </table:table-cell>
          <table:table-cell office:value-type="float" office:value="0.01075">
            <text:p>0.01075</text:p>
          </table:table-cell>
          <table:table-cell office:value-type="float" office:value="0.01338">
            <text:p>0.01338</text:p>
          </table:table-cell>
          <table:table-cell office:value-type="float" office:value="0.01598">
            <text:p>0.01598</text:p>
          </table:table-cell>
          <table:table-cell office:value-type="float" office:value="0.01858">
            <text:p>0.01858</text:p>
          </table:table-cell>
          <table:table-cell office:value-type="float" office:value="0.02116">
            <text:p>0.02116</text:p>
          </table:table-cell>
          <table:table-cell office:value-type="float" office:value="0.02373">
            <text:p>0.02373</text:p>
          </table:table-cell>
          <table:table-cell office:value-type="float" office:value="0.02628">
            <text:p>0.02628</text:p>
          </table:table-cell>
          <table:table-cell office:value-type="float" office:value="0.02882">
            <text:p>0.02882</text:p>
          </table:table-cell>
          <table:table-cell office:value-type="float" office:value="0.03135">
            <text:p>0.03135</text:p>
          </table:table-cell>
          <table:table-cell office:value-type="float" office:value="0.03335">
            <text:p>0.03335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sep</text:p>
          </table:table-cell>
          <table:table-cell office:value-type="float" office:value="0.00282">
            <text:p>0.00282</text:p>
          </table:table-cell>
          <table:table-cell office:value-type="float" office:value="0.00549">
            <text:p>0.00549</text:p>
          </table:table-cell>
          <table:table-cell office:value-type="float" office:value="0.00814">
            <text:p>0.00814</text:p>
          </table:table-cell>
          <table:table-cell office:value-type="float" office:value="0.01078">
            <text:p>0.01078</text:p>
          </table:table-cell>
          <table:table-cell office:value-type="float" office:value="0.0134">
            <text:p>0.0134</text:p>
          </table:table-cell>
          <table:table-cell office:value-type="float" office:value="0.01601">
            <text:p>0.01601</text:p>
          </table:table-cell>
          <table:table-cell office:value-type="float" office:value="0.01861">
            <text:p>0.01861</text:p>
          </table:table-cell>
          <table:table-cell office:value-type="float" office:value="0.02119">
            <text:p>0.02119</text:p>
          </table:table-cell>
          <table:table-cell office:value-type="float" office:value="0.02376">
            <text:p>0.02376</text:p>
          </table:table-cell>
          <table:table-cell office:value-type="float" office:value="0.02631">
            <text:p>0.02631</text:p>
          </table:table-cell>
          <table:table-cell office:value-type="float" office:value="0.02885">
            <text:p>0.02885</text:p>
          </table:table-cell>
          <table:table-cell office:value-type="float" office:value="0.03138">
            <text:p>0.03138</text:p>
          </table:table-cell>
          <table:table-cell office:value-type="float" office:value="0.03367">
            <text:p>0.03367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oct</text:p>
          </table:table-cell>
          <table:table-cell office:value-type="float" office:value="0.00313">
            <text:p>0.00313</text:p>
          </table:table-cell>
          <table:table-cell office:value-type="float" office:value="0.00616">
            <text:p>0.00616</text:p>
          </table:table-cell>
          <table:table-cell office:value-type="float" office:value="0.00918">
            <text:p>0.00918</text:p>
          </table:table-cell>
          <table:table-cell office:value-type="float" office:value="0.01217">
            <text:p>0.01217</text:p>
          </table:table-cell>
          <table:table-cell office:value-type="float" office:value="0.01515">
            <text:p>0.01515</text:p>
          </table:table-cell>
          <table:table-cell office:value-type="float" office:value="0.01811">
            <text:p>0.01811</text:p>
          </table:table-cell>
          <table:table-cell office:value-type="float" office:value="0.02105">
            <text:p>0.02105</text:p>
          </table:table-cell>
          <table:table-cell office:value-type="float" office:value="0.02398">
            <text:p>0.02398</text:p>
          </table:table-cell>
          <table:table-cell office:value-type="float" office:value="0.02689">
            <text:p>0.02689</text:p>
          </table:table-cell>
          <table:table-cell office:value-type="float" office:value="0.02978">
            <text:p>0.02978</text:p>
          </table:table-cell>
          <table:table-cell office:value-type="float" office:value="0.03265">
            <text:p>0.03265</text:p>
          </table:table-cell>
          <table:table-cell office:value-type="float" office:value="0.03551">
            <text:p>0.03551</text:p>
          </table:table-cell>
          <table:table-cell office:value-type="float" office:value="0.03809">
            <text:p>0.03809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nov</text:p>
          </table:table-cell>
          <table:table-cell office:value-type="float" office:value="0.00349">
            <text:p>0.00349</text:p>
          </table:table-cell>
          <table:table-cell office:value-type="float" office:value="0.00718">
            <text:p>0.00718</text:p>
          </table:table-cell>
          <table:table-cell office:value-type="float" office:value="0.01084">
            <text:p>0.01084</text:p>
          </table:table-cell>
          <table:table-cell office:value-type="float" office:value="0.01448">
            <text:p>0.01448</text:p>
          </table:table-cell>
          <table:table-cell office:value-type="float" office:value="0.01809">
            <text:p>0.01809</text:p>
          </table:table-cell>
          <table:table-cell office:value-type="float" office:value="0.02167">
            <text:p>0.02167</text:p>
          </table:table-cell>
          <table:table-cell office:value-type="float" office:value="0.02522">
            <text:p>0.02522</text:p>
          </table:table-cell>
          <table:table-cell office:value-type="float" office:value="0.02876">
            <text:p>0.02876</text:p>
          </table:table-cell>
          <table:table-cell office:value-type="float" office:value="0.03226">
            <text:p>0.03226</text:p>
          </table:table-cell>
          <table:table-cell office:value-type="float" office:value="0.03574">
            <text:p>0.03574</text:p>
          </table:table-cell>
          <table:table-cell office:value-type="float" office:value="0.03919">
            <text:p>0.03919</text:p>
          </table:table-cell>
          <table:table-cell office:value-type="float" office:value="0.04263">
            <text:p>0.04263</text:p>
          </table:table-cell>
          <table:table-cell office:value-type="float" office:value="0.04306">
            <text:p>0.04306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dec</text:p>
          </table:table-cell>
          <table:table-cell office:value-type="float" office:value="0.00404">
            <text:p>0.00404</text:p>
          </table:table-cell>
          <table:table-cell office:value-type="float" office:value="0.00802">
            <text:p>0.00802</text:p>
          </table:table-cell>
          <table:table-cell office:value-type="float" office:value="0.01197">
            <text:p>0.01197</text:p>
          </table:table-cell>
          <table:table-cell office:value-type="float" office:value="0.01589">
            <text:p>0.01589</text:p>
          </table:table-cell>
          <table:table-cell office:value-type="float" office:value="0.01978">
            <text:p>0.01978</text:p>
          </table:table-cell>
          <table:table-cell office:value-type="float" office:value="0.02364">
            <text:p>0.02364</text:p>
          </table:table-cell>
          <table:table-cell office:value-type="float" office:value="0.02747">
            <text:p>0.02747</text:p>
          </table:table-cell>
          <table:table-cell office:value-type="float" office:value="0.03127">
            <text:p>0.03127</text:p>
          </table:table-cell>
          <table:table-cell office:value-type="float" office:value="0.03504">
            <text:p>0.03504</text:p>
          </table:table-cell>
          <table:table-cell office:value-type="float" office:value="0.03878">
            <text:p>0.03878</text:p>
          </table:table-cell>
          <table:table-cell office:value-type="float" office:value="0.04249">
            <text:p>0.04249</text:p>
          </table:table-cell>
          <table:table-cell office:value-type="float" office:value="0.04617">
            <text:p>0.04617</text:p>
          </table:table-cell>
          <table:table-cell office:value-type="float" office:value="0.04669">
            <text:p>0.04669</text:p>
          </table:table-cell>
          <table:table-cell table:number-columns-repeated="242"/>
        </table:table-row>
        <table:table-row table:style-name="ro1">
          <table:table-cell table:style-name="ce19"/>
          <table:table-cell table:number-columns-repeated="255"/>
        </table:table-row>
        <table:table-row table:style-name="ro1">
          <table:table-cell table:style-name="ce19" office:value-type="string">
            <text:p>1y</text:p>
          </table:table-cell>
          <table:table-cell table:style-name="ce51" table:formula="of:=AVERAGE([.B18:.B21];[.B6:.B13])" office:value-type="float" office:value="0.00425166666666667">
            <text:p>0.0042516667</text:p>
          </table:table-cell>
          <table:table-cell table:style-name="ce51" table:formula="of:=AVERAGE([.C18:.C21];[.C6:.C13])" office:value-type="float" office:value="0.00788">
            <text:p>0.00788</text:p>
          </table:table-cell>
          <table:table-cell table:style-name="ce51" table:formula="of:=AVERAGE([.D18:.D21];[.D6:.D13])" office:value-type="float" office:value="0.01148">
            <text:p>0.01148</text:p>
          </table:table-cell>
          <table:table-cell table:style-name="ce51" table:formula="of:=AVERAGE([.E18:.E21];[.E6:.E13])" office:value-type="float" office:value="0.0150533333333333">
            <text:p>0.0150533333</text:p>
          </table:table-cell>
          <table:table-cell table:style-name="ce51" table:formula="of:=AVERAGE([.F18:.F21];[.F6:.F13])" office:value-type="float" office:value="0.0186025">
            <text:p>0.0186025</text:p>
          </table:table-cell>
          <table:table-cell table:style-name="ce51" table:formula="of:=AVERAGE([.G18:.G21];[.G6:.G13])" office:value-type="float" office:value="0.0221225">
            <text:p>0.0221225</text:p>
          </table:table-cell>
          <table:table-cell table:style-name="ce51" table:formula="of:=AVERAGE([.H18:.H21];[.H6:.H13])" office:value-type="float" office:value="0.0256191666666667">
            <text:p>0.0256191667</text:p>
          </table:table-cell>
          <table:table-cell table:style-name="ce51" table:formula="of:=AVERAGE([.I18:.I21];[.I6:.I13])" office:value-type="float" office:value="0.0290916666666667">
            <text:p>0.0290916667</text:p>
          </table:table-cell>
          <table:table-cell table:style-name="ce51" table:formula="of:=AVERAGE([.J18:.J21];[.J6:.J13])" office:value-type="float" office:value="0.0325366666666667">
            <text:p>0.0325366667</text:p>
          </table:table-cell>
          <table:table-cell table:style-name="ce51" table:formula="of:=AVERAGE([.K18:.K21];[.K6:.K13])" office:value-type="float" office:value="0.0359575">
            <text:p>0.0359575</text:p>
          </table:table-cell>
          <table:table-cell table:style-name="ce51" table:formula="of:=AVERAGE([.L18:.L21];[.L6:.L13])" office:value-type="float" office:value="0.0393508333333333">
            <text:p>0.0393508333</text:p>
          </table:table-cell>
          <table:table-cell table:style-name="ce51" table:formula="of:=AVERAGE([.M18:.M21];[.M6:.M13])" office:value-type="float" office:value="0.0427225">
            <text:p>0.0427225</text:p>
          </table:table-cell>
          <table:table-cell table:style-name="ce51" table:formula="of:=AVERAGE([.N18:.N21];[.N6:.N13])" office:value-type="float" office:value="0.044785">
            <text:p>0.044785</text:p>
          </table:table-cell>
          <table:table-cell table:number-columns-repeated="242"/>
        </table:table-row>
        <table:table-row table:style-name="ro1">
          <table:table-cell table:style-name="ce19"/>
          <table:table-cell table:style-name="ce51" table:formula="of:=AVERAGE([.B12:.B13];[.B18:.B20])" office:value-type="float" office:value="0.00418">
            <text:p>0.00418</text:p>
          </table:table-cell>
          <table:table-cell table:style-name="ce51" table:formula="of:=AVERAGE([.C12:.C13];[.C18:.C20])" office:value-type="float" office:value="0.008172">
            <text:p>0.008172</text:p>
          </table:table-cell>
          <table:table-cell table:style-name="ce51" table:formula="of:=AVERAGE([.D12:.D13];[.D18:.D20])" office:value-type="float" office:value="0.01213">
            <text:p>0.01213</text:p>
          </table:table-cell>
          <table:table-cell table:style-name="ce51" table:formula="of:=AVERAGE([.E12:.E13];[.E18:.E20])" office:value-type="float" office:value="0.016058">
            <text:p>0.016058</text:p>
          </table:table-cell>
          <table:table-cell table:style-name="ce51" table:formula="of:=AVERAGE([.F12:.F13];[.F18:.F20])" office:value-type="float" office:value="0.019956">
            <text:p>0.019956</text:p>
          </table:table-cell>
          <table:table-cell table:style-name="ce51" table:formula="of:=AVERAGE([.G12:.G13];[.G18:.G20])" office:value-type="float" office:value="0.023822">
            <text:p>0.023822</text:p>
          </table:table-cell>
          <table:table-cell table:style-name="ce51" table:formula="of:=AVERAGE([.H12:.H13];[.H18:.H20])" office:value-type="float" office:value="0.027656">
            <text:p>0.027656</text:p>
          </table:table-cell>
          <table:table-cell table:style-name="ce51" table:formula="of:=AVERAGE([.I12:.I13];[.I18:.I20])" office:value-type="float" office:value="0.031466">
            <text:p>0.031466</text:p>
          </table:table-cell>
          <table:table-cell table:style-name="ce51" table:formula="of:=AVERAGE([.J12:.J13];[.J18:.J20])" office:value-type="float" office:value="0.03524">
            <text:p>0.03524</text:p>
          </table:table-cell>
          <table:table-cell table:style-name="ce51" table:formula="of:=AVERAGE([.K12:.K13];[.K18:.K20])" office:value-type="float" office:value="0.038988">
            <text:p>0.038988</text:p>
          </table:table-cell>
          <table:table-cell table:style-name="ce51" table:formula="of:=AVERAGE([.L12:.L13];[.L18:.L20])" office:value-type="float" office:value="0.042702">
            <text:p>0.042702</text:p>
          </table:table-cell>
          <table:table-cell table:style-name="ce51" table:formula="of:=AVERAGE([.M12:.M13];[.M18:.M20])" office:value-type="float" office:value="0.046392">
            <text:p>0.046392</text:p>
          </table:table-cell>
          <table:table-cell table:style-name="ce51" table:formula="of:=AVERAGE([.N12:.N13];[.N18:.N20])" office:value-type="float" office:value="0.04767">
            <text:p>0.04767</text:p>
          </table:table-cell>
          <table:table-cell table:number-columns-repeated="242"/>
        </table:table-row>
        <table:table-row table:style-name="ro1">
          <table:table-cell table:style-name="ce19" office:value-type="float" office:value="1998">
            <text:p>1998</text:p>
          </table:table-cell>
          <table:table-cell table:number-columns-repeated="255"/>
        </table:table-row>
        <table:table-row table:style-name="ro1">
          <table:table-cell table:style-name="ce19" office:value-type="string">
            <text:p>jan</text:p>
          </table:table-cell>
          <table:table-cell office:value-type="float" office:value="0.0044">
            <text:p>0.0044</text:p>
          </table:table-cell>
          <table:table-cell office:value-type="float" office:value="0.0084">
            <text:p>0.0084</text:p>
          </table:table-cell>
          <table:table-cell office:value-type="float" office:value="0.01237">
            <text:p>0.01237</text:p>
          </table:table-cell>
          <table:table-cell office:value-type="float" office:value="0.0163">
            <text:p>0.0163</text:p>
          </table:table-cell>
          <table:table-cell office:value-type="float" office:value="0.02021">
            <text:p>0.02021</text:p>
          </table:table-cell>
          <table:table-cell office:value-type="float" office:value="0.02408">
            <text:p>0.02408</text:p>
          </table:table-cell>
          <table:table-cell office:value-type="float" office:value="0.02792">
            <text:p>0.02792</text:p>
          </table:table-cell>
          <table:table-cell office:value-type="float" office:value="0.03174">
            <text:p>0.03174</text:p>
          </table:table-cell>
          <table:table-cell office:value-type="float" office:value="0.03552">
            <text:p>0.03552</text:p>
          </table:table-cell>
          <table:table-cell office:value-type="float" office:value="0.03928">
            <text:p>0.03928</text:p>
          </table:table-cell>
          <table:table-cell office:value-type="float" office:value="0.043">
            <text:p>0.043</text:p>
          </table:table-cell>
          <table:table-cell office:value-type="float" office:value="0.0467">
            <text:p>0.0467</text:p>
          </table:table-cell>
          <table:table-cell office:value-type="float" office:value="0.0471">
            <text:p>0.0471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feb</text:p>
          </table:table-cell>
          <table:table-cell office:value-type="float" office:value="0.00455">
            <text:p>0.00455</text:p>
          </table:table-cell>
          <table:table-cell office:value-type="float" office:value="0.00865">
            <text:p>0.00865</text:p>
          </table:table-cell>
          <table:table-cell office:value-type="float" office:value="0.0127">
            <text:p>0.0127</text:p>
          </table:table-cell>
          <table:table-cell office:value-type="float" office:value="0.01673">
            <text:p>0.01673</text:p>
          </table:table-cell>
          <table:table-cell office:value-type="float" office:value="0.02072">
            <text:p>0.02072</text:p>
          </table:table-cell>
          <table:table-cell office:value-type="float" office:value="0.02468">
            <text:p>0.02468</text:p>
          </table:table-cell>
          <table:table-cell office:value-type="float" office:value="0.02861">
            <text:p>0.02861</text:p>
          </table:table-cell>
          <table:table-cell office:value-type="float" office:value="0.03251">
            <text:p>0.03251</text:p>
          </table:table-cell>
          <table:table-cell office:value-type="float" office:value="0.03637">
            <text:p>0.03637</text:p>
          </table:table-cell>
          <table:table-cell office:value-type="float" office:value="0.04021">
            <text:p>0.04021</text:p>
          </table:table-cell>
          <table:table-cell office:value-type="float" office:value="0.04401">
            <text:p>0.04401</text:p>
          </table:table-cell>
          <table:table-cell office:value-type="float" office:value="0.04778">
            <text:p>0.04778</text:p>
          </table:table-cell>
          <table:table-cell office:value-type="float" office:value="0.04993">
            <text:p>0.04993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mar</text:p>
          </table:table-cell>
          <table:table-cell office:value-type="float" office:value="0.00442">
            <text:p>0.00442</text:p>
          </table:table-cell>
          <table:table-cell office:value-type="float" office:value="0.00861">
            <text:p>0.00861</text:p>
          </table:table-cell>
          <table:table-cell office:value-type="float" office:value="0.01277">
            <text:p>0.01277</text:p>
          </table:table-cell>
          <table:table-cell office:value-type="float" office:value="0.01689">
            <text:p>0.01689</text:p>
          </table:table-cell>
          <table:table-cell office:value-type="float" office:value="0.02098">
            <text:p>0.02098</text:p>
          </table:table-cell>
          <table:table-cell office:value-type="float" office:value="0.02504">
            <text:p>0.02504</text:p>
          </table:table-cell>
          <table:table-cell office:value-type="float" office:value="0.02906">
            <text:p>0.02906</text:p>
          </table:table-cell>
          <table:table-cell office:value-type="float" office:value="0.03305">
            <text:p>0.03305</text:p>
          </table:table-cell>
          <table:table-cell office:value-type="float" office:value="0.03701">
            <text:p>0.03701</text:p>
          </table:table-cell>
          <table:table-cell office:value-type="float" office:value="0.04093">
            <text:p>0.04093</text:p>
          </table:table-cell>
          <table:table-cell office:value-type="float" office:value="0.04482">
            <text:p>0.04482</text:p>
          </table:table-cell>
          <table:table-cell office:value-type="float" office:value="0.04868">
            <text:p>0.04868</text:p>
          </table:table-cell>
          <table:table-cell office:value-type="float" office:value="0.05157">
            <text:p>0.05157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apr</text:p>
          </table:table-cell>
          <table:table-cell office:value-type="float" office:value="0.00423">
            <text:p>0.00423</text:p>
          </table:table-cell>
          <table:table-cell office:value-type="float" office:value="0.00853">
            <text:p>0.00853</text:p>
          </table:table-cell>
          <table:table-cell office:value-type="float" office:value="0.01278">
            <text:p>0.01278</text:p>
          </table:table-cell>
          <table:table-cell office:value-type="float" office:value="0.017">
            <text:p>0.017</text:p>
          </table:table-cell>
          <table:table-cell office:value-type="float" office:value="0.02119">
            <text:p>0.02119</text:p>
          </table:table-cell>
          <table:table-cell office:value-type="float" office:value="0.02533">
            <text:p>0.02533</text:p>
          </table:table-cell>
          <table:table-cell office:value-type="float" office:value="0.02945">
            <text:p>0.02945</text:p>
          </table:table-cell>
          <table:table-cell office:value-type="float" office:value="0.03353">
            <text:p>0.03353</text:p>
          </table:table-cell>
          <table:table-cell office:value-type="float" office:value="0.03757">
            <text:p>0.03757</text:p>
          </table:table-cell>
          <table:table-cell office:value-type="float" office:value="0.04158">
            <text:p>0.04158</text:p>
          </table:table-cell>
          <table:table-cell office:value-type="float" office:value="0.04556">
            <text:p>0.04556</text:p>
          </table:table-cell>
          <table:table-cell office:value-type="float" office:value="0.0495">
            <text:p>0.0495</text:p>
          </table:table-cell>
          <table:table-cell office:value-type="float" office:value="0.05266">
            <text:p>0.05266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may</text:p>
          </table:table-cell>
          <table:table-cell office:value-type="float" office:value="0.00356">
            <text:p>0.00356</text:p>
          </table:table-cell>
          <table:table-cell office:value-type="float" office:value="0.00761">
            <text:p>0.00761</text:p>
          </table:table-cell>
          <table:table-cell office:value-type="float" office:value="0.01162">
            <text:p>0.01162</text:p>
          </table:table-cell>
          <table:table-cell office:value-type="float" office:value="0.01561">
            <text:p>0.01561</text:p>
          </table:table-cell>
          <table:table-cell office:value-type="float" office:value="0.01956">
            <text:p>0.01956</text:p>
          </table:table-cell>
          <table:table-cell office:value-type="float" office:value="0.02348">
            <text:p>0.02348</text:p>
          </table:table-cell>
          <table:table-cell office:value-type="float" office:value="0.02737">
            <text:p>0.02737</text:p>
          </table:table-cell>
          <table:table-cell office:value-type="float" office:value="0.03123">
            <text:p>0.03123</text:p>
          </table:table-cell>
          <table:table-cell office:value-type="float" office:value="0.03505">
            <text:p>0.03505</text:p>
          </table:table-cell>
          <table:table-cell office:value-type="float" office:value="0.03885">
            <text:p>0.03885</text:p>
          </table:table-cell>
          <table:table-cell office:value-type="float" office:value="0.04262">
            <text:p>0.04262</text:p>
          </table:table-cell>
          <table:table-cell office:value-type="float" office:value="0.04636">
            <text:p>0.04636</text:p>
          </table:table-cell>
          <table:table-cell office:value-type="float" office:value="0.04973">
            <text:p>0.04973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jun</text:p>
          </table:table-cell>
          <table:table-cell office:value-type="float" office:value="0.00347">
            <text:p>0.00347</text:p>
          </table:table-cell>
          <table:table-cell office:value-type="float" office:value="0.00717">
            <text:p>0.00717</text:p>
          </table:table-cell>
          <table:table-cell office:value-type="float" office:value="0.01084">
            <text:p>0.01084</text:p>
          </table:table-cell>
          <table:table-cell office:value-type="float" office:value="0.01448">
            <text:p>0.01448</text:p>
          </table:table-cell>
          <table:table-cell office:value-type="float" office:value="0.0181">
            <text:p>0.0181</text:p>
          </table:table-cell>
          <table:table-cell office:value-type="float" office:value="0.02169">
            <text:p>0.02169</text:p>
          </table:table-cell>
          <table:table-cell office:value-type="float" office:value="0.02525">
            <text:p>0.02525</text:p>
          </table:table-cell>
          <table:table-cell office:value-type="float" office:value="0.02879">
            <text:p>0.02879</text:p>
          </table:table-cell>
          <table:table-cell office:value-type="float" office:value="0.0323">
            <text:p>0.0323</text:p>
          </table:table-cell>
          <table:table-cell office:value-type="float" office:value="0.03579">
            <text:p>0.03579</text:p>
          </table:table-cell>
          <table:table-cell office:value-type="float" office:value="0.03925">
            <text:p>0.03925</text:p>
          </table:table-cell>
          <table:table-cell office:value-type="float" office:value="0.04269">
            <text:p>0.04269</text:p>
          </table:table-cell>
          <table:table-cell office:value-type="float" office:value="0.0458">
            <text:p>0.0458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jul</text:p>
          </table:table-cell>
          <table:table-cell office:value-type="float" office:value="0.00304">
            <text:p>0.00304</text:p>
          </table:table-cell>
          <table:table-cell office:value-type="float" office:value="0.00659">
            <text:p>0.00659</text:p>
          </table:table-cell>
          <table:table-cell office:value-type="float" office:value="0.01011">
            <text:p>0.01011</text:p>
          </table:table-cell>
          <table:table-cell office:value-type="float" office:value="0.01361">
            <text:p>0.01361</text:p>
          </table:table-cell>
          <table:table-cell office:value-type="float" office:value="0.01708">
            <text:p>0.01708</text:p>
          </table:table-cell>
          <table:table-cell office:value-type="float" office:value="0.02053">
            <text:p>0.02053</text:p>
          </table:table-cell>
          <table:table-cell office:value-type="float" office:value="0.02396">
            <text:p>0.02396</text:p>
          </table:table-cell>
          <table:table-cell office:value-type="float" office:value="0.02736">
            <text:p>0.02736</text:p>
          </table:table-cell>
          <table:table-cell office:value-type="float" office:value="0.03073">
            <text:p>0.03073</text:p>
          </table:table-cell>
          <table:table-cell office:value-type="float" office:value="0.03409">
            <text:p>0.03409</text:p>
          </table:table-cell>
          <table:table-cell office:value-type="float" office:value="0.03742">
            <text:p>0.03742</text:p>
          </table:table-cell>
          <table:table-cell office:value-type="float" office:value="0.04073">
            <text:p>0.04073</text:p>
          </table:table-cell>
          <table:table-cell office:value-type="float" office:value="0.04372">
            <text:p>0.04372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aug</text:p>
          </table:table-cell>
          <table:table-cell office:value-type="float" office:value="0.00322">
            <text:p>0.00322</text:p>
          </table:table-cell>
          <table:table-cell office:value-type="float" office:value="0.00692">
            <text:p>0.00692</text:p>
          </table:table-cell>
          <table:table-cell office:value-type="float" office:value="0.0106">
            <text:p>0.0106</text:p>
          </table:table-cell>
          <table:table-cell office:value-type="float" office:value="0.01424">
            <text:p>0.01424</text:p>
          </table:table-cell>
          <table:table-cell office:value-type="float" office:value="0.01786">
            <text:p>0.01786</text:p>
          </table:table-cell>
          <table:table-cell office:value-type="float" office:value="0.02146">
            <text:p>0.02146</text:p>
          </table:table-cell>
          <table:table-cell office:value-type="float" office:value="0.02502">
            <text:p>0.02502</text:p>
          </table:table-cell>
          <table:table-cell office:value-type="float" office:value="0.02856">
            <text:p>0.02856</text:p>
          </table:table-cell>
          <table:table-cell office:value-type="float" office:value="0.03208">
            <text:p>0.03208</text:p>
          </table:table-cell>
          <table:table-cell office:value-type="float" office:value="0.03557">
            <text:p>0.03557</text:p>
          </table:table-cell>
          <table:table-cell office:value-type="float" office:value="0.03904">
            <text:p>0.03904</text:p>
          </table:table-cell>
          <table:table-cell office:value-type="float" office:value="0.04248">
            <text:p>0.04248</text:p>
          </table:table-cell>
          <table:table-cell office:value-type="float" office:value="0.04558">
            <text:p>0.04558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sep</text:p>
          </table:table-cell>
          <table:table-cell office:value-type="float" office:value="0.00302">
            <text:p>0.00302</text:p>
          </table:table-cell>
          <table:table-cell office:value-type="float" office:value="0.00636">
            <text:p>0.00636</text:p>
          </table:table-cell>
          <table:table-cell office:value-type="float" office:value="0.00969">
            <text:p>0.00969</text:p>
          </table:table-cell>
          <table:table-cell office:value-type="float" office:value="0.01298">
            <text:p>0.01298</text:p>
          </table:table-cell>
          <table:table-cell office:value-type="float" office:value="0.01626">
            <text:p>0.01626</text:p>
          </table:table-cell>
          <table:table-cell office:value-type="float" office:value="0.01951">
            <text:p>0.01951</text:p>
          </table:table-cell>
          <table:table-cell office:value-type="float" office:value="0.02275">
            <text:p>0.02275</text:p>
          </table:table-cell>
          <table:table-cell office:value-type="float" office:value="0.02596">
            <text:p>0.02596</text:p>
          </table:table-cell>
          <table:table-cell office:value-type="float" office:value="0.02915">
            <text:p>0.02915</text:p>
          </table:table-cell>
          <table:table-cell office:value-type="float" office:value="0.03232">
            <text:p>0.03232</text:p>
          </table:table-cell>
          <table:table-cell office:value-type="float" office:value="0.03547">
            <text:p>0.03547</text:p>
          </table:table-cell>
          <table:table-cell office:value-type="float" office:value="0.0386">
            <text:p>0.0386</text:p>
          </table:table-cell>
          <table:table-cell office:value-type="float" office:value="0.04143">
            <text:p>0.04143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oct</text:p>
          </table:table-cell>
          <table:table-cell office:value-type="float" office:value="0.00388">
            <text:p>0.00388</text:p>
          </table:table-cell>
          <table:table-cell office:value-type="float" office:value="0.00736">
            <text:p>0.00736</text:p>
          </table:table-cell>
          <table:table-cell office:value-type="float" office:value="0.01081">
            <text:p>0.01081</text:p>
          </table:table-cell>
          <table:table-cell office:value-type="float" office:value="0.01424">
            <text:p>0.01424</text:p>
          </table:table-cell>
          <table:table-cell office:value-type="float" office:value="0.01765">
            <text:p>0.01765</text:p>
          </table:table-cell>
          <table:table-cell office:value-type="float" office:value="0.02103">
            <text:p>0.02103</text:p>
          </table:table-cell>
          <table:table-cell office:value-type="float" office:value="0.02439">
            <text:p>0.02439</text:p>
          </table:table-cell>
          <table:table-cell office:value-type="float" office:value="0.02772">
            <text:p>0.02772</text:p>
          </table:table-cell>
          <table:table-cell office:value-type="float" office:value="0.03104">
            <text:p>0.03104</text:p>
          </table:table-cell>
          <table:table-cell office:value-type="float" office:value="0.03433">
            <text:p>0.03433</text:p>
          </table:table-cell>
          <table:table-cell office:value-type="float" office:value="0.03759">
            <text:p>0.03759</text:p>
          </table:table-cell>
          <table:table-cell office:value-type="float" office:value="0.04084">
            <text:p>0.04084</text:p>
          </table:table-cell>
          <table:table-cell office:value-type="float" office:value="0.04378">
            <text:p>0.04378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nov</text:p>
          </table:table-cell>
          <table:table-cell office:value-type="float" office:value="0.00393">
            <text:p>0.00393</text:p>
          </table:table-cell>
          <table:table-cell office:value-type="float" office:value="0.00794">
            <text:p>0.00794</text:p>
          </table:table-cell>
          <table:table-cell office:value-type="float" office:value="0.01193">
            <text:p>0.01193</text:p>
          </table:table-cell>
          <table:table-cell office:value-type="float" office:value="0.01588">
            <text:p>0.01588</text:p>
          </table:table-cell>
          <table:table-cell office:value-type="float" office:value="0.0198">
            <text:p>0.0198</text:p>
          </table:table-cell>
          <table:table-cell office:value-type="float" office:value="0.02369">
            <text:p>0.02369</text:p>
          </table:table-cell>
          <table:table-cell office:value-type="float" office:value="0.02755">
            <text:p>0.02755</text:p>
          </table:table-cell>
          <table:table-cell office:value-type="float" office:value="0.03138">
            <text:p>0.03138</text:p>
          </table:table-cell>
          <table:table-cell office:value-type="float" office:value="0.03517">
            <text:p>0.03517</text:p>
          </table:table-cell>
          <table:table-cell office:value-type="float" office:value="0.03894">
            <text:p>0.03894</text:p>
          </table:table-cell>
          <table:table-cell office:value-type="float" office:value="0.04268">
            <text:p>0.04268</text:p>
          </table:table-cell>
          <table:table-cell office:value-type="float" office:value="0.04639">
            <text:p>0.04639</text:p>
          </table:table-cell>
          <table:table-cell office:value-type="float" office:value="0.04853">
            <text:p>0.04853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dec</text:p>
          </table:table-cell>
          <table:table-cell office:value-type="float" office:value="0.00414">
            <text:p>0.00414</text:p>
          </table:table-cell>
          <table:table-cell office:value-type="float" office:value="0.00849">
            <text:p>0.00849</text:p>
          </table:table-cell>
          <table:table-cell office:value-type="float" office:value="0.01281">
            <text:p>0.01281</text:p>
          </table:table-cell>
          <table:table-cell office:value-type="float" office:value="0.01709">
            <text:p>0.01709</text:p>
          </table:table-cell>
          <table:table-cell office:value-type="float" office:value="0.02133">
            <text:p>0.02133</text:p>
          </table:table-cell>
          <table:table-cell office:value-type="float" office:value="0.02554">
            <text:p>0.02554</text:p>
          </table:table-cell>
          <table:table-cell office:value-type="float" office:value="0.02971">
            <text:p>0.02971</text:p>
          </table:table-cell>
          <table:table-cell office:value-type="float" office:value="0.03384">
            <text:p>0.03384</text:p>
          </table:table-cell>
          <table:table-cell office:value-type="float" office:value="0.03794">
            <text:p>0.03794</text:p>
          </table:table-cell>
          <table:table-cell office:value-type="float" office:value="0.04201">
            <text:p>0.04201</text:p>
          </table:table-cell>
          <table:table-cell office:value-type="float" office:value="0.04604">
            <text:p>0.04604</text:p>
          </table:table-cell>
          <table:table-cell office:value-type="float" office:value="0.05004">
            <text:p>0.05004</text:p>
          </table:table-cell>
          <table:table-cell office:value-type="float" office:value="0.05204">
            <text:p>0.05204</text:p>
          </table:table-cell>
          <table:table-cell table:number-columns-repeated="242"/>
        </table:table-row>
        <table:table-row table:style-name="ro1">
          <table:table-cell table:style-name="ce19"/>
          <table:table-cell table:number-columns-repeated="255"/>
        </table:table-row>
        <table:table-row table:style-name="ro1">
          <table:table-cell table:style-name="ce19" office:value-type="string">
            <text:p>1y</text:p>
          </table:table-cell>
          <table:table-cell table:style-name="ce51" table:formula="of:=AVERAGE([.B34:.B37];[.B22:.B29])" office:value-type="float" office:value="0.00382833333333333">
            <text:p>0.0038283333</text:p>
          </table:table-cell>
          <table:table-cell table:style-name="ce51" table:formula="of:=AVERAGE([.C34:.C37];[.C22:.C29])" office:value-type="float" office:value="0.0074425">
            <text:p>0.0074425</text:p>
          </table:table-cell>
          <table:table-cell table:style-name="ce51" table:formula="of:=AVERAGE([.D34:.D37];[.D22:.D29])" office:value-type="float" office:value="0.0110316666666667">
            <text:p>0.0110316667</text:p>
          </table:table-cell>
          <table:table-cell table:style-name="ce51" table:formula="of:=AVERAGE([.E34:.E37];[.E22:.E29])" office:value-type="float" office:value="0.0145933333333333">
            <text:p>0.0145933333</text:p>
          </table:table-cell>
          <table:table-cell table:style-name="ce51" table:formula="of:=AVERAGE([.F34:.F37];[.F22:.F29])" office:value-type="float" office:value="0.0181291666666667">
            <text:p>0.0181291667</text:p>
          </table:table-cell>
          <table:table-cell table:style-name="ce51" table:formula="of:=AVERAGE([.G34:.G37];[.G22:.G29])" office:value-type="float" office:value="0.0216408333333333">
            <text:p>0.0216408333</text:p>
          </table:table-cell>
          <table:table-cell table:style-name="ce51" table:formula="of:=AVERAGE([.H34:.H37];[.H22:.H29])" office:value-type="float" office:value="0.0251258333333333">
            <text:p>0.0251258333</text:p>
          </table:table-cell>
          <table:table-cell table:style-name="ce51" table:formula="of:=AVERAGE([.I34:.I37];[.I22:.I29])" office:value-type="float" office:value="0.0285858333333333">
            <text:p>0.0285858333</text:p>
          </table:table-cell>
          <table:table-cell table:style-name="ce51" table:formula="of:=AVERAGE([.J34:.J37];[.J22:.J29])" office:value-type="float" office:value="0.03202">
            <text:p>0.03202</text:p>
          </table:table-cell>
          <table:table-cell table:style-name="ce51" table:formula="of:=AVERAGE([.K34:.K37];[.K22:.K29])" office:value-type="float" office:value="0.0354325">
            <text:p>0.0354325</text:p>
          </table:table-cell>
          <table:table-cell table:style-name="ce51" table:formula="of:=AVERAGE([.L34:.L37];[.L22:.L29])" office:value-type="float" office:value="0.0388183333333333">
            <text:p>0.0388183333</text:p>
          </table:table-cell>
          <table:table-cell table:style-name="ce51" table:formula="of:=AVERAGE([.M34:.M37];[.M22:.M29])" office:value-type="float" office:value="0.0421825">
            <text:p>0.0421825</text:p>
          </table:table-cell>
          <table:table-cell table:style-name="ce51" table:formula="of:=AVERAGE([.N34:.N37];[.N22:.N29])" office:value-type="float" office:value="0.0445708333333333">
            <text:p>0.0445708333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NM</text:p>
          </table:table-cell>
          <table:table-cell table:style-name="ce51" table:formula="of:=AVERAGE([.B28:.B29];[.B34:.B36])" office:value-type="float" office:value="0.004144">
            <text:p>0.004144</text:p>
          </table:table-cell>
          <table:table-cell table:style-name="ce51" table:formula="of:=AVERAGE([.C28:.C29];[.C34:.C36])" office:value-type="float" office:value="0.007916">
            <text:p>0.007916</text:p>
          </table:table-cell>
          <table:table-cell table:style-name="ce51" table:formula="of:=AVERAGE([.D28:.D29];[.D34:.D36])" office:value-type="float" office:value="0.011662">
            <text:p>0.011662</text:p>
          </table:table-cell>
          <table:table-cell table:style-name="ce51" table:formula="of:=AVERAGE([.E28:.E29];[.E34:.E36])" office:value-type="float" office:value="0.01538">
            <text:p>0.01538</text:p>
          </table:table-cell>
          <table:table-cell table:style-name="ce51" table:formula="of:=AVERAGE([.F28:.F29];[.F34:.F36])" office:value-type="float" office:value="0.019066">
            <text:p>0.019066</text:p>
          </table:table-cell>
          <table:table-cell table:style-name="ce51" table:formula="of:=AVERAGE([.G28:.G29];[.G34:.G36])" office:value-type="float" office:value="0.022728">
            <text:p>0.022728</text:p>
          </table:table-cell>
          <table:table-cell table:style-name="ce51" table:formula="of:=AVERAGE([.H28:.H29];[.H34:.H36])" office:value-type="float" office:value="0.02636">
            <text:p>0.02636</text:p>
          </table:table-cell>
          <table:table-cell table:style-name="ce51" table:formula="of:=AVERAGE([.I28:.I29];[.I34:.I36])" office:value-type="float" office:value="0.029966">
            <text:p>0.029966</text:p>
          </table:table-cell>
          <table:table-cell table:style-name="ce51" table:formula="of:=AVERAGE([.J28:.J29];[.J34:.J36])" office:value-type="float" office:value="0.033542">
            <text:p>0.033542</text:p>
          </table:table-cell>
          <table:table-cell table:style-name="ce51" table:formula="of:=AVERAGE([.K28:.K29];[.K34:.K36])" office:value-type="float" office:value="0.037096">
            <text:p>0.037096</text:p>
          </table:table-cell>
          <table:table-cell table:style-name="ce51" table:formula="of:=AVERAGE([.L28:.L29];[.L34:.L36])" office:value-type="float" office:value="0.040622">
            <text:p>0.040622</text:p>
          </table:table-cell>
          <table:table-cell table:style-name="ce51" table:formula="of:=AVERAGE([.M28:.M29];[.M34:.M36])" office:value-type="float" office:value="0.044122">
            <text:p>0.044122</text:p>
          </table:table-cell>
          <table:table-cell table:style-name="ce51" table:formula="of:=AVERAGE([.N28:.N29];[.N34:.N36])" office:value-type="float" office:value="0.045768">
            <text:p>0.045768</text:p>
          </table:table-cell>
          <table:table-cell table:number-columns-repeated="242"/>
        </table:table-row>
        <table:table-row table:style-name="ro1">
          <table:table-cell table:style-name="ce19" office:value-type="float" office:value="1999">
            <text:p>1999</text:p>
          </table:table-cell>
          <table:table-cell table:number-columns-repeated="255"/>
        </table:table-row>
        <table:table-row table:style-name="ro1">
          <table:table-cell table:style-name="ce19" office:value-type="string">
            <text:p>jan</text:p>
          </table:table-cell>
          <table:table-cell office:value-type="float" office:value="0.0034">
            <text:p>0.0034</text:p>
          </table:table-cell>
          <table:table-cell office:value-type="float" office:value="0.00712">
            <text:p>0.00712</text:p>
          </table:table-cell>
          <table:table-cell office:value-type="float" office:value="0.01081">
            <text:p>0.01081</text:p>
          </table:table-cell>
          <table:table-cell office:value-type="float" office:value="0.01448">
            <text:p>0.01448</text:p>
          </table:table-cell>
          <table:table-cell office:value-type="float" office:value="0.01811">
            <text:p>0.01811</text:p>
          </table:table-cell>
          <table:table-cell office:value-type="float" office:value="0.02172">
            <text:p>0.02172</text:p>
          </table:table-cell>
          <table:table-cell office:value-type="float" office:value="0.0253">
            <text:p>0.0253</text:p>
          </table:table-cell>
          <table:table-cell office:value-type="float" office:value="0.02886">
            <text:p>0.02886</text:p>
          </table:table-cell>
          <table:table-cell office:value-type="float" office:value="0.03239">
            <text:p>0.03239</text:p>
          </table:table-cell>
          <table:table-cell office:value-type="float" office:value="0.0359">
            <text:p>0.0359</text:p>
          </table:table-cell>
          <table:table-cell office:value-type="float" office:value="0.03938">
            <text:p>0.03938</text:p>
          </table:table-cell>
          <table:table-cell office:value-type="float" office:value="0.04283">
            <text:p>0.04283</text:p>
          </table:table-cell>
          <table:table-cell office:value-type="float" office:value="0.04318">
            <text:p>0.04318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feb</text:p>
          </table:table-cell>
          <table:table-cell office:value-type="float" office:value="0.00354">
            <text:p>0.00354</text:p>
          </table:table-cell>
          <table:table-cell office:value-type="float" office:value="0.00707">
            <text:p>0.00707</text:p>
          </table:table-cell>
          <table:table-cell office:value-type="float" office:value="0.01057">
            <text:p>0.01057</text:p>
          </table:table-cell>
          <table:table-cell office:value-type="float" office:value="0.01405">
            <text:p>0.01405</text:p>
          </table:table-cell>
          <table:table-cell office:value-type="float" office:value="0.0175">
            <text:p>0.0175</text:p>
          </table:table-cell>
          <table:table-cell office:value-type="float" office:value="0.02093">
            <text:p>0.02093</text:p>
          </table:table-cell>
          <table:table-cell office:value-type="float" office:value="0.02434">
            <text:p>0.02434</text:p>
          </table:table-cell>
          <table:table-cell office:value-type="float" office:value="0.02772">
            <text:p>0.02772</text:p>
          </table:table-cell>
          <table:table-cell office:value-type="float" office:value="0.03107">
            <text:p>0.03107</text:p>
          </table:table-cell>
          <table:table-cell office:value-type="float" office:value="0.03441">
            <text:p>0.03441</text:p>
          </table:table-cell>
          <table:table-cell office:value-type="float" office:value="0.03772">
            <text:p>0.03772</text:p>
          </table:table-cell>
          <table:table-cell office:value-type="float" office:value="0.04101">
            <text:p>0.04101</text:p>
          </table:table-cell>
          <table:table-cell office:value-type="float" office:value="0.04244">
            <text:p>0.04244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mar</text:p>
          </table:table-cell>
          <table:table-cell office:value-type="float" office:value="0.00571">
            <text:p>0.00571</text:p>
          </table:table-cell>
          <table:table-cell office:value-type="float" office:value="0.00896">
            <text:p>0.00896</text:p>
          </table:table-cell>
          <table:table-cell office:value-type="float" office:value="0.01219">
            <text:p>0.01219</text:p>
          </table:table-cell>
          <table:table-cell office:value-type="float" office:value="0.0154">
            <text:p>0.0154</text:p>
          </table:table-cell>
          <table:table-cell office:value-type="float" office:value="0.01859">
            <text:p>0.01859</text:p>
          </table:table-cell>
          <table:table-cell office:value-type="float" office:value="0.02176">
            <text:p>0.02176</text:p>
          </table:table-cell>
          <table:table-cell office:value-type="float" office:value="0.0249">
            <text:p>0.0249</text:p>
          </table:table-cell>
          <table:table-cell office:value-type="float" office:value="0.02803">
            <text:p>0.02803</text:p>
          </table:table-cell>
          <table:table-cell office:value-type="float" office:value="0.03114">
            <text:p>0.03114</text:p>
          </table:table-cell>
          <table:table-cell office:value-type="float" office:value="0.03422">
            <text:p>0.03422</text:p>
          </table:table-cell>
          <table:table-cell office:value-type="float" office:value="0.03729">
            <text:p>0.03729</text:p>
          </table:table-cell>
          <table:table-cell office:value-type="float" office:value="0.04034">
            <text:p>0.04034</text:p>
          </table:table-cell>
          <table:table-cell office:value-type="float" office:value="0.04265">
            <text:p>0.04265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apr</text:p>
          </table:table-cell>
          <table:table-cell office:value-type="float" office:value="0.00503">
            <text:p>0.00503</text:p>
          </table:table-cell>
          <table:table-cell office:value-type="float" office:value="0.00772">
            <text:p>0.00772</text:p>
          </table:table-cell>
          <table:table-cell office:value-type="float" office:value="0.0104">
            <text:p>0.0104</text:p>
          </table:table-cell>
          <table:table-cell office:value-type="float" office:value="0.01306">
            <text:p>0.01306</text:p>
          </table:table-cell>
          <table:table-cell office:value-type="float" office:value="0.01571">
            <text:p>0.01571</text:p>
          </table:table-cell>
          <table:table-cell office:value-type="float" office:value="0.01835">
            <text:p>0.01835</text:p>
          </table:table-cell>
          <table:table-cell office:value-type="float" office:value="0.02097">
            <text:p>0.02097</text:p>
          </table:table-cell>
          <table:table-cell office:value-type="float" office:value="0.02358">
            <text:p>0.02358</text:p>
          </table:table-cell>
          <table:table-cell office:value-type="float" office:value="0.02618">
            <text:p>0.02618</text:p>
          </table:table-cell>
          <table:table-cell office:value-type="float" office:value="0.02876">
            <text:p>0.02876</text:p>
          </table:table-cell>
          <table:table-cell office:value-type="float" office:value="0.03132">
            <text:p>0.03132</text:p>
          </table:table-cell>
          <table:table-cell office:value-type="float" office:value="0.03388">
            <text:p>0.03388</text:p>
          </table:table-cell>
          <table:table-cell office:value-type="float" office:value="0.03597">
            <text:p>0.03597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may</text:p>
          </table:table-cell>
          <table:table-cell office:value-type="float" office:value="0.00552">
            <text:p>0.00552</text:p>
          </table:table-cell>
          <table:table-cell office:value-type="float" office:value="0.00821">
            <text:p>0.00821</text:p>
          </table:table-cell>
          <table:table-cell office:value-type="float" office:value="0.01088">
            <text:p>0.01088</text:p>
          </table:table-cell>
          <table:table-cell office:value-type="float" office:value="0.01355">
            <text:p>0.01355</text:p>
          </table:table-cell>
          <table:table-cell office:value-type="float" office:value="0.01619">
            <text:p>0.01619</text:p>
          </table:table-cell>
          <table:table-cell office:value-type="float" office:value="0.01882">
            <text:p>0.01882</text:p>
          </table:table-cell>
          <table:table-cell office:value-type="float" office:value="0.02144">
            <text:p>0.02144</text:p>
          </table:table-cell>
          <table:table-cell office:value-type="float" office:value="0.02405">
            <text:p>0.02405</text:p>
          </table:table-cell>
          <table:table-cell office:value-type="float" office:value="0.02664">
            <text:p>0.02664</text:p>
          </table:table-cell>
          <table:table-cell office:value-type="float" office:value="0.02921">
            <text:p>0.02921</text:p>
          </table:table-cell>
          <table:table-cell office:value-type="float" office:value="0.03178">
            <text:p>0.03178</text:p>
          </table:table-cell>
          <table:table-cell office:value-type="float" office:value="0.03433">
            <text:p>0.03433</text:p>
          </table:table-cell>
          <table:table-cell office:value-type="float" office:value="0.03666">
            <text:p>0.03666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jun</text:p>
          </table:table-cell>
          <table:table-cell office:value-type="float" office:value="0.00489">
            <text:p>0.00489</text:p>
          </table:table-cell>
          <table:table-cell office:value-type="float" office:value="0.00782">
            <text:p>0.00782</text:p>
          </table:table-cell>
          <table:table-cell office:value-type="float" office:value="0.01074">
            <text:p>0.01074</text:p>
          </table:table-cell>
          <table:table-cell office:value-type="float" office:value="0.01363">
            <text:p>0.01363</text:p>
          </table:table-cell>
          <table:table-cell office:value-type="float" office:value="0.01652">
            <text:p>0.01652</text:p>
          </table:table-cell>
          <table:table-cell office:value-type="float" office:value="0.01938">
            <text:p>0.01938</text:p>
          </table:table-cell>
          <table:table-cell office:value-type="float" office:value="0.02223">
            <text:p>0.02223</text:p>
          </table:table-cell>
          <table:table-cell office:value-type="float" office:value="0.02506">
            <text:p>0.02506</text:p>
          </table:table-cell>
          <table:table-cell office:value-type="float" office:value="0.02788">
            <text:p>0.02788</text:p>
          </table:table-cell>
          <table:table-cell office:value-type="float" office:value="0.03068">
            <text:p>0.03068</text:p>
          </table:table-cell>
          <table:table-cell office:value-type="float" office:value="0.03346">
            <text:p>0.03346</text:p>
          </table:table-cell>
          <table:table-cell office:value-type="float" office:value="0.03623">
            <text:p>0.03623</text:p>
          </table:table-cell>
          <table:table-cell office:value-type="float" office:value="0.03658">
            <text:p>0.03658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jul</text:p>
          </table:table-cell>
          <table:table-cell office:value-type="float" office:value="0.00535">
            <text:p>0.00535</text:p>
          </table:table-cell>
          <table:table-cell office:value-type="float" office:value="0.00869">
            <text:p>0.00869</text:p>
          </table:table-cell>
          <table:table-cell office:value-type="float" office:value="0.01201">
            <text:p>0.01201</text:p>
          </table:table-cell>
          <table:table-cell office:value-type="float" office:value="0.0153">
            <text:p>0.0153</text:p>
          </table:table-cell>
          <table:table-cell office:value-type="float" office:value="0.01857">
            <text:p>0.01857</text:p>
          </table:table-cell>
          <table:table-cell office:value-type="float" office:value="0.02182">
            <text:p>0.02182</text:p>
          </table:table-cell>
          <table:table-cell office:value-type="float" office:value="0.02505">
            <text:p>0.02505</text:p>
          </table:table-cell>
          <table:table-cell office:value-type="float" office:value="0.02826">
            <text:p>0.02826</text:p>
          </table:table-cell>
          <table:table-cell office:value-type="float" office:value="0.03145">
            <text:p>0.03145</text:p>
          </table:table-cell>
          <table:table-cell office:value-type="float" office:value="0.03461">
            <text:p>0.03461</text:p>
          </table:table-cell>
          <table:table-cell office:value-type="float" office:value="0.03776">
            <text:p>0.03776</text:p>
          </table:table-cell>
          <table:table-cell office:value-type="float" office:value="0.04088">
            <text:p>0.04088</text:p>
          </table:table-cell>
          <table:table-cell office:value-type="float" office:value="0.04374">
            <text:p>0.04374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aug</text:p>
          </table:table-cell>
          <table:table-cell office:value-type="float" office:value="0.00533">
            <text:p>0.00533</text:p>
          </table:table-cell>
          <table:table-cell office:value-type="float" office:value="0.00896">
            <text:p>0.00896</text:p>
          </table:table-cell>
          <table:table-cell office:value-type="float" office:value="0.01256">
            <text:p>0.01256</text:p>
          </table:table-cell>
          <table:table-cell office:value-type="float" office:value="0.01614">
            <text:p>0.01614</text:p>
          </table:table-cell>
          <table:table-cell office:value-type="float" office:value="0.01969">
            <text:p>0.01969</text:p>
          </table:table-cell>
          <table:table-cell office:value-type="float" office:value="0.02321">
            <text:p>0.02321</text:p>
          </table:table-cell>
          <table:table-cell office:value-type="float" office:value="0.02671">
            <text:p>0.02671</text:p>
          </table:table-cell>
          <table:table-cell office:value-type="float" office:value="0.03019">
            <text:p>0.03019</text:p>
          </table:table-cell>
          <table:table-cell office:value-type="float" office:value="0.03364">
            <text:p>0.03364</text:p>
          </table:table-cell>
          <table:table-cell office:value-type="float" office:value="0.03706">
            <text:p>0.03706</text:p>
          </table:table-cell>
          <table:table-cell office:value-type="float" office:value="0.04046">
            <text:p>0.04046</text:p>
          </table:table-cell>
          <table:table-cell office:value-type="float" office:value="0.04384">
            <text:p>0.04384</text:p>
          </table:table-cell>
          <table:table-cell office:value-type="float" office:value="0.04693">
            <text:p>0.04693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sep</text:p>
          </table:table-cell>
          <table:table-cell office:value-type="float" office:value="0.00425">
            <text:p>0.00425</text:p>
          </table:table-cell>
          <table:table-cell office:value-type="float" office:value="0.00725">
            <text:p>0.00725</text:p>
          </table:table-cell>
          <table:table-cell office:value-type="float" office:value="0.01025">
            <text:p>0.01025</text:p>
          </table:table-cell>
          <table:table-cell office:value-type="float" office:value="0.01322">
            <text:p>0.01322</text:p>
          </table:table-cell>
          <table:table-cell office:value-type="float" office:value="0.01617">
            <text:p>0.01617</text:p>
          </table:table-cell>
          <table:table-cell office:value-type="float" office:value="0.01911">
            <text:p>0.01911</text:p>
          </table:table-cell>
          <table:table-cell office:value-type="float" office:value="0.02203">
            <text:p>0.02203</text:p>
          </table:table-cell>
          <table:table-cell office:value-type="float" office:value="0.02493">
            <text:p>0.02493</text:p>
          </table:table-cell>
          <table:table-cell office:value-type="float" office:value="0.02782">
            <text:p>0.02782</text:p>
          </table:table-cell>
          <table:table-cell office:value-type="float" office:value="0.03069">
            <text:p>0.03069</text:p>
          </table:table-cell>
          <table:table-cell office:value-type="float" office:value="0.03354">
            <text:p>0.03354</text:p>
          </table:table-cell>
          <table:table-cell office:value-type="float" office:value="0.03637">
            <text:p>0.03637</text:p>
          </table:table-cell>
          <table:table-cell office:value-type="float" office:value="0.03897">
            <text:p>0.03897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oct</text:p>
          </table:table-cell>
          <table:table-cell office:value-type="float" office:value="0.00465">
            <text:p>0.00465</text:p>
          </table:table-cell>
          <table:table-cell office:value-type="float" office:value="0.00822">
            <text:p>0.00822</text:p>
          </table:table-cell>
          <table:table-cell office:value-type="float" office:value="0.01177">
            <text:p>0.01177</text:p>
          </table:table-cell>
          <table:table-cell office:value-type="float" office:value="0.0153">
            <text:p>0.0153</text:p>
          </table:table-cell>
          <table:table-cell office:value-type="float" office:value="0.0188">
            <text:p>0.0188</text:p>
          </table:table-cell>
          <table:table-cell office:value-type="float" office:value="0.02227">
            <text:p>0.02227</text:p>
          </table:table-cell>
          <table:table-cell office:value-type="float" office:value="0.02572">
            <text:p>0.02572</text:p>
          </table:table-cell>
          <table:table-cell office:value-type="float" office:value="0.02915">
            <text:p>0.02915</text:p>
          </table:table-cell>
          <table:table-cell office:value-type="float" office:value="0.03255">
            <text:p>0.03255</text:p>
          </table:table-cell>
          <table:table-cell office:value-type="float" office:value="0.03593">
            <text:p>0.03593</text:p>
          </table:table-cell>
          <table:table-cell office:value-type="float" office:value="0.03929">
            <text:p>0.03929</text:p>
          </table:table-cell>
          <table:table-cell office:value-type="float" office:value="0.04262">
            <text:p>0.04262</text:p>
          </table:table-cell>
          <table:table-cell office:value-type="float" office:value="0.04567">
            <text:p>0.04567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nov</text:p>
          </table:table-cell>
          <table:table-cell office:value-type="float" office:value="0.00429">
            <text:p>0.00429</text:p>
          </table:table-cell>
          <table:table-cell office:value-type="float" office:value="0.00799">
            <text:p>0.00799</text:p>
          </table:table-cell>
          <table:table-cell office:value-type="float" office:value="0.01168">
            <text:p>0.01168</text:p>
          </table:table-cell>
          <table:table-cell office:value-type="float" office:value="0.01533">
            <text:p>0.01533</text:p>
          </table:table-cell>
          <table:table-cell office:value-type="float" office:value="0.01896">
            <text:p>0.01896</text:p>
          </table:table-cell>
          <table:table-cell office:value-type="float" office:value="0.02256">
            <text:p>0.02256</text:p>
          </table:table-cell>
          <table:table-cell office:value-type="float" office:value="0.02613">
            <text:p>0.02613</text:p>
          </table:table-cell>
          <table:table-cell office:value-type="float" office:value="0.02968">
            <text:p>0.02968</text:p>
          </table:table-cell>
          <table:table-cell office:value-type="float" office:value="0.0332">
            <text:p>0.0332</text:p>
          </table:table-cell>
          <table:table-cell office:value-type="float" office:value="0.0367">
            <text:p>0.0367</text:p>
          </table:table-cell>
          <table:table-cell office:value-type="float" office:value="0.04017">
            <text:p>0.04017</text:p>
          </table:table-cell>
          <table:table-cell office:value-type="float" office:value="0.04362">
            <text:p>0.04362</text:p>
          </table:table-cell>
          <table:table-cell office:value-type="float" office:value="0.04556">
            <text:p>0.04556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dec</text:p>
          </table:table-cell>
          <table:table-cell office:value-type="float" office:value="0.00451">
            <text:p>0.00451</text:p>
          </table:table-cell>
          <table:table-cell office:value-type="float" office:value="0.00831">
            <text:p>0.00831</text:p>
          </table:table-cell>
          <table:table-cell office:value-type="float" office:value="0.01209">
            <text:p>0.01209</text:p>
          </table:table-cell>
          <table:table-cell office:value-type="float" office:value="0.01583">
            <text:p>0.01583</text:p>
          </table:table-cell>
          <table:table-cell office:value-type="float" office:value="0.01955">
            <text:p>0.01955</text:p>
          </table:table-cell>
          <table:table-cell office:value-type="float" office:value="0.02324">
            <text:p>0.02324</text:p>
          </table:table-cell>
          <table:table-cell office:value-type="float" office:value="0.0269">
            <text:p>0.0269</text:p>
          </table:table-cell>
          <table:table-cell office:value-type="float" office:value="0.03053">
            <text:p>0.03053</text:p>
          </table:table-cell>
          <table:table-cell office:value-type="float" office:value="0.03414">
            <text:p>0.03414</text:p>
          </table:table-cell>
          <table:table-cell office:value-type="float" office:value="0.03772">
            <text:p>0.03772</text:p>
          </table:table-cell>
          <table:table-cell office:value-type="float" office:value="0.04127">
            <text:p>0.04127</text:p>
          </table:table-cell>
          <table:table-cell office:value-type="float" office:value="0.0448">
            <text:p>0.0448</text:p>
          </table:table-cell>
          <table:table-cell office:value-type="float" office:value="0.04699">
            <text:p>0.04699</text:p>
          </table:table-cell>
          <table:table-cell table:number-columns-repeated="242"/>
        </table:table-row>
        <table:table-row table:style-name="ro1">
          <table:table-cell table:style-name="ce19"/>
          <table:table-cell table:number-columns-repeated="255"/>
        </table:table-row>
        <table:table-row table:style-name="ro1">
          <table:table-cell table:style-name="ce19" office:value-type="string">
            <text:p>1y</text:p>
          </table:table-cell>
          <table:table-cell table:style-name="ce51" table:formula="of:=AVERAGE([.B50:.B53];[.B38:.B45])" office:value-type="float" office:value="0.0043">
            <text:p>0.0043</text:p>
          </table:table-cell>
          <table:table-cell table:style-name="ce51" table:formula="of:=AVERAGE([.C50:.C53];[.C38:.C45])" office:value-type="float" office:value="0.00757916666666667">
            <text:p>0.0075791667</text:p>
          </table:table-cell>
          <table:table-cell table:style-name="ce51" table:formula="of:=AVERAGE([.D50:.D53];[.D38:.D45])" office:value-type="float" office:value="0.0102553333333333">
            <text:p>0.0102553333</text:p>
          </table:table-cell>
          <table:table-cell table:style-name="ce51" table:formula="of:=AVERAGE([.E50:.E53];[.E38:.E45])" office:value-type="float" office:value="0.0141125">
            <text:p>0.0141125</text:p>
          </table:table-cell>
          <table:table-cell table:style-name="ce51" table:formula="of:=AVERAGE([.F50:.F53];[.F38:.F45])" office:value-type="float" office:value="0.0173466666666667">
            <text:p>0.0173466667</text:p>
          </table:table-cell>
          <table:table-cell table:style-name="ce51" table:formula="of:=AVERAGE([.G50:.G53];[.G38:.G45])" office:value-type="float" office:value="0.0205575">
            <text:p>0.0205575</text:p>
          </table:table-cell>
          <table:table-cell table:style-name="ce51" table:formula="of:=AVERAGE([.H50:.H53];[.H38:.H45])" office:value-type="float" office:value="0.0237483333333333">
            <text:p>0.0237483333</text:p>
          </table:table-cell>
          <table:table-cell table:style-name="ce51" table:formula="of:=AVERAGE([.I50:.I53];[.I38:.I45])" office:value-type="float" office:value="0.0269191666666667">
            <text:p>0.0269191667</text:p>
          </table:table-cell>
          <table:table-cell table:style-name="ce51" table:formula="of:=AVERAGE([.J50:.J53];[.J38:.J45])" office:value-type="float" office:value="0.0300691666666667">
            <text:p>0.0300691667</text:p>
          </table:table-cell>
          <table:table-cell table:style-name="ce51" table:formula="of:=AVERAGE([.K50:.K53];[.K38:.K45])" office:value-type="float" office:value="0.0331966666666667">
            <text:p>0.0331966667</text:p>
          </table:table-cell>
          <table:table-cell table:style-name="ce51" table:formula="of:=AVERAGE([.L50:.L53];[.L38:.L45])" office:value-type="float" office:value="0.036305">
            <text:p>0.036305</text:p>
          </table:table-cell>
          <table:table-cell table:style-name="ce51" table:formula="of:=AVERAGE([.M50:.M53];[.M38:.M45])" office:value-type="float" office:value="0.0393933333333333">
            <text:p>0.0393933333</text:p>
          </table:table-cell>
          <table:table-cell table:style-name="ce51" table:formula="of:=AVERAGE([.N50:.N53];[.N38:.N45])" office:value-type="float" office:value="0.0412558333333333">
            <text:p>0.0412558333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NM</text:p>
          </table:table-cell>
          <table:table-cell table:style-name="ce51" table:formula="of:=AVERAGE([.B44:.B45];[.B50:.B52])" office:value-type="float" office:value="0.003726">
            <text:p>0.003726</text:p>
          </table:table-cell>
          <table:table-cell table:style-name="ce51" table:formula="of:=AVERAGE([.C44:.C45];[.C50:.C52])" office:value-type="float" office:value="0.007278">
            <text:p>0.007278</text:p>
          </table:table-cell>
          <table:table-cell table:style-name="ce51" table:formula="of:=AVERAGE([.D44:.D45];[.D50:.D52])" office:value-type="float" office:value="0.01081">
            <text:p>0.01081</text:p>
          </table:table-cell>
          <table:table-cell table:style-name="ce51" table:formula="of:=AVERAGE([.E44:.E45];[.E50:.E52])" office:value-type="float" office:value="0.014312">
            <text:p>0.014312</text:p>
          </table:table-cell>
          <table:table-cell table:style-name="ce51" table:formula="of:=AVERAGE([.F44:.F45];[.F50:.F52])" office:value-type="float" office:value="0.017794">
            <text:p>0.017794</text:p>
          </table:table-cell>
          <table:table-cell table:style-name="ce51" table:formula="of:=AVERAGE([.G44:.G45];[.G50:.G52])" office:value-type="float" office:value="0.02125">
            <text:p>0.02125</text:p>
          </table:table-cell>
          <table:table-cell table:style-name="ce51" table:formula="of:=AVERAGE([.H44:.H45];[.H50:.H52])" office:value-type="float" office:value="0.02468">
            <text:p>0.02468</text:p>
          </table:table-cell>
          <table:table-cell table:style-name="ce51" table:formula="of:=AVERAGE([.I44:.I45];[.I50:.I52])" office:value-type="float" office:value="0.028086">
            <text:p>0.028086</text:p>
          </table:table-cell>
          <table:table-cell table:style-name="ce51" table:formula="of:=AVERAGE([.J44:.J45];[.J50:.J52])" office:value-type="float" office:value="0.03147">
            <text:p>0.03147</text:p>
          </table:table-cell>
          <table:table-cell table:style-name="ce51" table:formula="of:=AVERAGE([.K44:.K45];[.K50:.K52])" office:value-type="float" office:value="0.03483">
            <text:p>0.03483</text:p>
          </table:table-cell>
          <table:table-cell table:style-name="ce51" table:formula="of:=AVERAGE([.L44:.L45];[.L50:.L52])" office:value-type="float" office:value="0.038164">
            <text:p>0.038164</text:p>
          </table:table-cell>
          <table:table-cell table:style-name="ce51" table:formula="of:=AVERAGE([.M44:.M45];[.M50:.M52])" office:value-type="float" office:value="0.04148">
            <text:p>0.04148</text:p>
          </table:table-cell>
          <table:table-cell table:style-name="ce51" table:formula="of:=AVERAGE([.N44:.N45];[.N50:.N52])" office:value-type="float" office:value="0.042596">
            <text:p>0.042596</text:p>
          </table:table-cell>
          <table:table-cell table:number-columns-repeated="242"/>
        </table:table-row>
        <table:table-row table:style-name="ro1">
          <table:table-cell table:style-name="ce102" office:value-type="float" office:value="2000">
            <text:p>2000</text:p>
          </table:table-cell>
          <table:table-cell table:number-columns-repeated="255"/>
        </table:table-row>
        <table:table-row table:style-name="ro1">
          <table:table-cell table:style-name="ce19" office:value-type="string">
            <text:p>jan</text:p>
          </table:table-cell>
          <table:table-cell office:value-type="float" office:value="0.00391">
            <text:p>0.00391</text:p>
          </table:table-cell>
          <table:table-cell office:value-type="float" office:value="0.00761">
            <text:p>0.00761</text:p>
          </table:table-cell>
          <table:table-cell office:value-type="float" office:value="0.01128">
            <text:p>0.01128</text:p>
          </table:table-cell>
          <table:table-cell office:value-type="float" office:value="0.01493">
            <text:p>0.01493</text:p>
          </table:table-cell>
          <table:table-cell office:value-type="float" office:value="0.01855">
            <text:p>0.01855</text:p>
          </table:table-cell>
          <table:table-cell office:value-type="float" office:value="0.02215">
            <text:p>0.02215</text:p>
          </table:table-cell>
          <table:table-cell office:value-type="float" office:value="0.02572">
            <text:p>0.02572</text:p>
          </table:table-cell>
          <table:table-cell office:value-type="float" office:value="0.02926">
            <text:p>0.02926</text:p>
          </table:table-cell>
          <table:table-cell office:value-type="float" office:value="0.03278">
            <text:p>0.03278</text:p>
          </table:table-cell>
          <table:table-cell office:value-type="float" office:value="0.03627">
            <text:p>0.03627</text:p>
          </table:table-cell>
          <table:table-cell office:value-type="float" office:value="0.03974">
            <text:p>0.03974</text:p>
          </table:table-cell>
          <table:table-cell office:value-type="float" office:value="0.04318">
            <text:p>0.04318</text:p>
          </table:table-cell>
          <table:table-cell office:value-type="float" office:value="0.04356">
            <text:p>0.04356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feb</text:p>
          </table:table-cell>
          <table:table-cell office:value-type="float" office:value="0.00295">
            <text:p>0.00295</text:p>
          </table:table-cell>
          <table:table-cell office:value-type="float" office:value="0.00646">
            <text:p>0.00646</text:p>
          </table:table-cell>
          <table:table-cell office:value-type="float" office:value="0.00995">
            <text:p>0.00995</text:p>
          </table:table-cell>
          <table:table-cell office:value-type="float" office:value="0.01341">
            <text:p>0.01341</text:p>
          </table:table-cell>
          <table:table-cell office:value-type="float" office:value="0.01685">
            <text:p>0.01685</text:p>
          </table:table-cell>
          <table:table-cell office:value-type="float" office:value="0.02027">
            <text:p>0.02027</text:p>
          </table:table-cell>
          <table:table-cell office:value-type="float" office:value="0.02366">
            <text:p>0.02366</text:p>
          </table:table-cell>
          <table:table-cell office:value-type="float" office:value="0.02702">
            <text:p>0.02702</text:p>
          </table:table-cell>
          <table:table-cell office:value-type="float" office:value="0.03037">
            <text:p>0.03037</text:p>
          </table:table-cell>
          <table:table-cell office:value-type="float" office:value="0.03369">
            <text:p>0.03369</text:p>
          </table:table-cell>
          <table:table-cell office:value-type="float" office:value="0.03699">
            <text:p>0.03699</text:p>
          </table:table-cell>
          <table:table-cell office:value-type="float" office:value="0.04027">
            <text:p>0.04027</text:p>
          </table:table-cell>
          <table:table-cell office:value-type="float" office:value="0.04081">
            <text:p>0.04081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mar</text:p>
          </table:table-cell>
          <table:table-cell office:value-type="float" office:value="0.00297">
            <text:p>0.00297</text:p>
          </table:table-cell>
          <table:table-cell office:value-type="float" office:value="0.00602">
            <text:p>0.00602</text:p>
          </table:table-cell>
          <table:table-cell office:value-type="float" office:value="0.00905">
            <text:p>0.00905</text:p>
          </table:table-cell>
          <table:table-cell office:value-type="float" office:value="0.01206">
            <text:p>0.01206</text:p>
          </table:table-cell>
          <table:table-cell office:value-type="float" office:value="0.01506">
            <text:p>0.01506</text:p>
          </table:table-cell>
          <table:table-cell office:value-type="float" office:value="0.01803">
            <text:p>0.01803</text:p>
          </table:table-cell>
          <table:table-cell office:value-type="float" office:value="0.02099">
            <text:p>0.02099</text:p>
          </table:table-cell>
          <table:table-cell office:value-type="float" office:value="0.02394">
            <text:p>0.02394</text:p>
          </table:table-cell>
          <table:table-cell office:value-type="float" office:value="0.02686">
            <text:p>0.02686</text:p>
          </table:table-cell>
          <table:table-cell office:value-type="float" office:value="0.02977">
            <text:p>0.02977</text:p>
          </table:table-cell>
          <table:table-cell office:value-type="float" office:value="0.03265">
            <text:p>0.03265</text:p>
          </table:table-cell>
          <table:table-cell office:value-type="float" office:value="0.03553">
            <text:p>0.03553</text:p>
          </table:table-cell>
          <table:table-cell office:value-type="float" office:value="0.03606">
            <text:p>0.03606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apr</text:p>
          </table:table-cell>
          <table:table-cell office:value-type="float" office:value="0.00298">
            <text:p>0.00298</text:p>
          </table:table-cell>
          <table:table-cell office:value-type="float" office:value="0.00541">
            <text:p>0.00541</text:p>
          </table:table-cell>
          <table:table-cell office:value-type="float" office:value="0.000804">
            <text:p>0.000804</text:p>
          </table:table-cell>
          <table:table-cell office:value-type="float" office:value="0.01065">
            <text:p>0.01065</text:p>
          </table:table-cell>
          <table:table-cell office:value-type="float" office:value="0.01325">
            <text:p>0.01325</text:p>
          </table:table-cell>
          <table:table-cell office:value-type="float" office:value="0.01583">
            <text:p>0.01583</text:p>
          </table:table-cell>
          <table:table-cell office:value-type="float" office:value="0.0184">
            <text:p>0.0184</text:p>
          </table:table-cell>
          <table:table-cell office:value-type="float" office:value="0.02096">
            <text:p>0.02096</text:p>
          </table:table-cell>
          <table:table-cell office:value-type="float" office:value="0.0235">
            <text:p>0.0235</text:p>
          </table:table-cell>
          <table:table-cell office:value-type="float" office:value="0.02603">
            <text:p>0.02603</text:p>
          </table:table-cell>
          <table:table-cell office:value-type="float" office:value="0.02855">
            <text:p>0.02855</text:p>
          </table:table-cell>
          <table:table-cell office:value-type="float" office:value="0.03105">
            <text:p>0.03105</text:p>
          </table:table-cell>
          <table:table-cell office:value-type="float" office:value="0.03354">
            <text:p>0.03354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may</text:p>
          </table:table-cell>
          <table:table-cell office:value-type="float" office:value="0.00287">
            <text:p>0.00287</text:p>
          </table:table-cell>
          <table:table-cell office:value-type="float" office:value="0.0056">
            <text:p>0.0056</text:p>
          </table:table-cell>
          <table:table-cell office:value-type="float" office:value="0.00831">
            <text:p>0.00831</text:p>
          </table:table-cell>
          <table:table-cell office:value-type="float" office:value="0.01102">
            <text:p>0.01102</text:p>
          </table:table-cell>
          <table:table-cell office:value-type="float" office:value="0.0137">
            <text:p>0.0137</text:p>
          </table:table-cell>
          <table:table-cell office:value-type="float" office:value="0.01638">
            <text:p>0.01638</text:p>
          </table:table-cell>
          <table:table-cell office:value-type="float" office:value="0.01903">
            <text:p>0.01903</text:p>
          </table:table-cell>
          <table:table-cell office:value-type="float" office:value="0.02168">
            <text:p>0.02168</text:p>
          </table:table-cell>
          <table:table-cell office:value-type="float" office:value="0.02431">
            <text:p>0.02431</text:p>
          </table:table-cell>
          <table:table-cell office:value-type="float" office:value="0.02692">
            <text:p>0.02692</text:p>
          </table:table-cell>
          <table:table-cell office:value-type="float" office:value="0.02953">
            <text:p>0.02953</text:p>
          </table:table-cell>
          <table:table-cell office:value-type="float" office:value="0.03211">
            <text:p>0.03211</text:p>
          </table:table-cell>
          <table:table-cell office:value-type="float" office:value="0.03448">
            <text:p>0.03448</text:p>
          </table:table-cell>
          <table:table-cell table:number-columns-repeated="242"/>
        </table:table-row>
        <table:table-row table:style-name="ro1">
          <table:table-cell table:style-name="ce19" office:value-type="string">
            <text:p>jun</text:p>
          </table:table-cell>
          <table:table-cell table:style-name="ce103"/>
          <table:table-cell table:number-columns-repeated="254"/>
        </table:table-row>
        <table:table-row table:style-name="ro1">
          <table:table-cell table:style-name="ce19" office:value-type="string">
            <text:p>jul</text:p>
          </table:table-cell>
          <table:table-cell table:style-name="ce103"/>
          <table:table-cell table:number-columns-repeated="254"/>
        </table:table-row>
        <table:table-row table:style-name="ro1">
          <table:table-cell table:style-name="ce19" office:value-type="string">
            <text:p>aug</text:p>
          </table:table-cell>
          <table:table-cell table:style-name="ce103"/>
          <table:table-cell table:number-columns-repeated="254"/>
        </table:table-row>
        <table:table-row table:style-name="ro1">
          <table:table-cell table:style-name="ce19" office:value-type="string">
            <text:p>sep</text:p>
          </table:table-cell>
          <table:table-cell table:style-name="ce103"/>
          <table:table-cell table:number-columns-repeated="254"/>
        </table:table-row>
        <table:table-row table:style-name="ro1">
          <table:table-cell table:style-name="ce19" office:value-type="string">
            <text:p>oct</text:p>
          </table:table-cell>
          <table:table-cell table:style-name="ce103"/>
          <table:table-cell table:number-columns-repeated="254"/>
        </table:table-row>
        <table:table-row table:style-name="ro1">
          <table:table-cell table:style-name="ce19" office:value-type="string">
            <text:p>nov</text:p>
          </table:table-cell>
          <table:table-cell table:style-name="ce103"/>
          <table:table-cell table:number-columns-repeated="254"/>
        </table:table-row>
        <table:table-row table:style-name="ro1">
          <table:table-cell table:style-name="ce19" office:value-type="string">
            <text:p>dec</text:p>
          </table:table-cell>
          <table:table-cell table:style-name="ce103"/>
          <table:table-cell table:number-columns-repeated="254"/>
        </table:table-row>
        <table:table-row table:style-name="ro1" table:number-rows-repeated="4">
          <table:table-cell table:style-name="ce19"/>
          <table:table-cell table:style-name="ce103"/>
          <table:table-cell table:number-columns-repeated="254"/>
        </table:table-row>
        <table:table-row table:style-name="ro1">
          <table:table-cell/>
          <table:table-cell table:style-name="ce103"/>
          <table:table-cell table:number-columns-repeated="254"/>
        </table:table-row>
        <table:table-row table:style-name="ro1" table:number-rows-repeated="1048509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named-expressions>
        <table:named-range table:name="Spreads" table:base-cell-address="$Sheet2.$A$1" table:cell-range-address="$Feeds.$J$3:.$K$16"/>
      </table:named-expressions>
      <table:dde-links>
        <table:dde-link>
          <office:dde-source office:dde-application="TWINDDE" office:dde-topic="RSFRecord" office:dde-item="NGc1 NET.CHNG" office:automatic-update="true"/>
          <table:table>
            <table:table-column/>
            <table:table-row>
              <table:table-cell office:value-type="float" office:value="-0.048"/>
            </table:table-row>
          </table:table>
        </table:dde-link>
        <table:dde-link>
          <office:dde-source office:dde-application="TWINDDE" office:dde-topic="RSFRecord" office:dde-item="NGc1 cls" office:automatic-update="true"/>
          <table:table>
            <table:table-column/>
            <table:table-row>
              <table:table-cell office:value-type="float" office:value="4.158"/>
            </table:table-row>
          </table:table>
        </table:dde-link>
        <table:dde-link>
          <office:dde-source office:dde-application="TWINDDE" office:dde-topic="RSFRecord" office:dde-item="NGK0 LAST" office:automatic-update="true"/>
          <table:table>
            <table:table-column/>
            <table:table-row>
              <table:table-cell office:value-type="string" office:string-value="+NA+"/>
            </table:table-row>
          </table:table>
        </table:dde-link>
        <table:dde-link>
          <office:dde-source office:dde-application="TWINDDE" office:dde-topic="RSFRecord" office:dde-item="NGc11 LAST" office:automatic-update="true"/>
          <table:table>
            <table:table-column/>
            <table:table-row>
              <table:table-cell office:value-type="float" office:value="3.445"/>
            </table:table-row>
          </table:table>
        </table:dde-link>
        <table:dde-link>
          <office:dde-source office:dde-application="TWINDDE" office:dde-topic="RSFRecord" office:dde-item="NGc11 NET.CHNG" office:automatic-update="true"/>
          <table:table>
            <table:table-column/>
            <table:table-row>
              <table:table-cell office:value-type="float" office:value="-0.008"/>
            </table:table-row>
          </table:table>
        </table:dde-link>
        <table:dde-link>
          <office:dde-source office:dde-application="TWINDDE" office:dde-topic="RSFRecord" office:dde-item="NGc11 cls" office:automatic-update="true"/>
          <table:table>
            <table:table-column/>
            <table:table-row>
              <table:table-cell office:value-type="float" office:value="3.453"/>
            </table:table-row>
          </table:table>
        </table:dde-link>
        <table:dde-link>
          <office:dde-source office:dde-application="TWINDDE" office:dde-topic="RSFRecord" office:dde-item="NGc22 LAST" office:automatic-update="true"/>
          <table:table>
            <table:table-column/>
            <table:table-row>
              <table:table-cell office:value-type="float" office:value="0"/>
            </table:table-row>
          </table:table>
        </table:dde-link>
        <table:dde-link>
          <office:dde-source office:dde-application="TWINDDE" office:dde-topic="RSFRecord" office:dde-item="NGc22 NET.CHNG" office:automatic-update="true"/>
          <table:table>
            <table:table-column/>
            <table:table-row>
              <table:table-cell office:value-type="float" office:value="-0.028"/>
            </table:table-row>
          </table:table>
        </table:dde-link>
        <table:dde-link>
          <office:dde-source office:dde-application="TWINDDE" office:dde-topic="RSFRecord" office:dde-item="NGc22 cls" office:automatic-update="true"/>
          <table:table>
            <table:table-column/>
            <table:table-row>
              <table:table-cell office:value-type="float" office:value="3.167"/>
            </table:table-row>
          </table:table>
        </table:dde-link>
        <table:dde-link>
          <office:dde-source office:dde-application="TWINDDE" office:dde-topic="RSFRecord" office:dde-item="NGc33 LAST" office:automatic-update="true"/>
          <table:table>
            <table:table-column/>
            <table:table-row>
              <table:table-cell office:value-type="float" office:value="0"/>
            </table:table-row>
          </table:table>
        </table:dde-link>
        <table:dde-link>
          <office:dde-source office:dde-application="TWINDDE" office:dde-topic="RSFRecord" office:dde-item="NGc33 NET.CHNG" office:automatic-update="true"/>
          <table:table>
            <table:table-column/>
            <table:table-row>
              <table:table-cell office:value-type="float" office:value="-0.023"/>
            </table:table-row>
          </table:table>
        </table:dde-link>
        <table:dde-link>
          <office:dde-source office:dde-application="TWINDDE" office:dde-topic="RSFRecord" office:dde-item="NGc33 cls" office:automatic-update="true"/>
          <table:table>
            <table:table-column/>
            <table:table-row>
              <table:table-cell office:value-type="float" office:value="3.012"/>
            </table:table-row>
          </table:table>
        </table:dde-link>
        <table:dde-link>
          <office:dde-source office:dde-application="TWINDDE" office:dde-topic="RSFRecord" office:dde-item="NGc1 LAST" office:automatic-update="true"/>
          <table:table>
            <table:table-column/>
            <table:table-row>
              <table:table-cell office:value-type="float" office:value="4.11"/>
            </table:table-row>
          </table:table>
        </table:dde-link>
        <table:dde-link>
          <office:dde-source office:dde-application="TWINDDE" office:dde-topic="RSFRecord" office:dde-item="NGc2 LAST" office:automatic-update="true"/>
          <table:table>
            <table:table-column/>
            <table:table-row>
              <table:table-cell office:value-type="float" office:value="4.09"/>
            </table:table-row>
          </table:table>
        </table:dde-link>
        <table:dde-link>
          <office:dde-source office:dde-application="TWINDDE" office:dde-topic="RSFRecord" office:dde-item="NGc2 NET.CHNG" office:automatic-update="true"/>
          <table:table>
            <table:table-column/>
            <table:table-row>
              <table:table-cell office:value-type="float" office:value="-0.052"/>
            </table:table-row>
          </table:table>
        </table:dde-link>
        <table:dde-link>
          <office:dde-source office:dde-application="TWINDDE" office:dde-topic="RSFRecord" office:dde-item="NGc2 cls" office:automatic-update="true"/>
          <table:table>
            <table:table-column/>
            <table:table-row>
              <table:table-cell office:value-type="float" office:value="4.142"/>
            </table:table-row>
          </table:table>
        </table:dde-link>
        <table:dde-link>
          <office:dde-source office:dde-application="TWINDDE" office:dde-topic="RSFRecord" office:dde-item="NGc3 LAST" office:automatic-update="true"/>
          <table:table>
            <table:table-column/>
            <table:table-row>
              <table:table-cell office:value-type="float" office:value="4.07"/>
            </table:table-row>
          </table:table>
        </table:dde-link>
        <table:dde-link>
          <office:dde-source office:dde-application="TWINDDE" office:dde-topic="RSFRecord" office:dde-item="NGc3 NET.CHNG" office:automatic-update="true"/>
          <table:table>
            <table:table-column/>
            <table:table-row>
              <table:table-cell office:value-type="float" office:value="-0.05"/>
            </table:table-row>
          </table:table>
        </table:dde-link>
        <table:dde-link>
          <office:dde-source office:dde-application="TWINDDE" office:dde-topic="RSFRecord" office:dde-item="NGc3 cls" office:automatic-update="true"/>
          <table:table>
            <table:table-column/>
            <table:table-row>
              <table:table-cell office:value-type="float" office:value="4.12"/>
            </table:table-row>
          </table:table>
        </table:dde-link>
        <table:dde-link>
          <office:dde-source office:dde-application="TWINDDE" office:dde-topic="RSFRecord" office:dde-item="NGc4 LAST" office:automatic-update="true"/>
          <table:table>
            <table:table-column/>
            <table:table-row>
              <table:table-cell office:value-type="float" office:value="4.06"/>
            </table:table-row>
          </table:table>
        </table:dde-link>
        <table:dde-link>
          <office:dde-source office:dde-application="TWINDDE" office:dde-topic="RSFRecord" office:dde-item="NGc4 NET.CHNG" office:automatic-update="true"/>
          <table:table>
            <table:table-column/>
            <table:table-row>
              <table:table-cell office:value-type="float" office:value="-0.048"/>
            </table:table-row>
          </table:table>
        </table:dde-link>
        <table:dde-link>
          <office:dde-source office:dde-application="TWINDDE" office:dde-topic="RSFRecord" office:dde-item="NGc4 cls" office:automatic-update="true"/>
          <table:table>
            <table:table-column/>
            <table:table-row>
              <table:table-cell office:value-type="float" office:value="4.108"/>
            </table:table-row>
          </table:table>
        </table:dde-link>
        <table:dde-link>
          <office:dde-source office:dde-application="TWINDDE" office:dde-topic="RSFRecord" office:dde-item="NGc5 LAST" office:automatic-update="true"/>
          <table:table>
            <table:table-column/>
            <table:table-row>
              <table:table-cell office:value-type="float" office:value="4.15"/>
            </table:table-row>
          </table:table>
        </table:dde-link>
        <table:dde-link>
          <office:dde-source office:dde-application="TWINDDE" office:dde-topic="RSFRecord" office:dde-item="NGc5 NET.CHNG" office:automatic-update="true"/>
          <table:table>
            <table:table-column/>
            <table:table-row>
              <table:table-cell office:value-type="float" office:value="-0.018"/>
            </table:table-row>
          </table:table>
        </table:dde-link>
        <table:dde-link>
          <office:dde-source office:dde-application="TWINDDE" office:dde-topic="RSFRecord" office:dde-item="NGc5 cls" office:automatic-update="true"/>
          <table:table>
            <table:table-column/>
            <table:table-row>
              <table:table-cell office:value-type="float" office:value="4.168"/>
            </table:table-row>
          </table:table>
        </table:dde-link>
        <table:dde-link>
          <office:dde-source office:dde-application="TWINDDE" office:dde-topic="RSFRecord" office:dde-item="NGc6 LAST" office:automatic-update="true"/>
          <table:table>
            <table:table-column/>
            <table:table-row>
              <table:table-cell office:value-type="float" office:value="4.2"/>
            </table:table-row>
          </table:table>
        </table:dde-link>
        <table:dde-link>
          <office:dde-source office:dde-application="TWINDDE" office:dde-topic="RSFRecord" office:dde-item="NGc6 NET.CHNG" office:automatic-update="true"/>
          <table:table>
            <table:table-column/>
            <table:table-row>
              <table:table-cell office:value-type="float" office:value="-0.04"/>
            </table:table-row>
          </table:table>
        </table:dde-link>
        <table:dde-link>
          <office:dde-source office:dde-application="TWINDDE" office:dde-topic="RSFRecord" office:dde-item="NGc6 cls" office:automatic-update="true"/>
          <table:table>
            <table:table-column/>
            <table:table-row>
              <table:table-cell office:value-type="float" office:value="4.24"/>
            </table:table-row>
          </table:table>
        </table:dde-link>
        <table:dde-link>
          <office:dde-source office:dde-application="TWINDDE" office:dde-topic="RSFRecord" office:dde-item="NGc7 LAST" office:automatic-update="true"/>
          <table:table>
            <table:table-column/>
            <table:table-row>
              <table:table-cell office:value-type="float" office:value="4.205"/>
            </table:table-row>
          </table:table>
        </table:dde-link>
        <table:dde-link>
          <office:dde-source office:dde-application="TWINDDE" office:dde-topic="RSFRecord" office:dde-item="NGc7 NET.CHNG" office:automatic-update="true"/>
          <table:table>
            <table:table-column/>
            <table:table-row>
              <table:table-cell office:value-type="float" office:value="-0.027"/>
            </table:table-row>
          </table:table>
        </table:dde-link>
        <table:dde-link>
          <office:dde-source office:dde-application="TWINDDE" office:dde-topic="RSFRecord" office:dde-item="NGc7 cls" office:automatic-update="true"/>
          <table:table>
            <table:table-column/>
            <table:table-row>
              <table:table-cell office:value-type="float" office:value="4.232"/>
            </table:table-row>
          </table:table>
        </table:dde-link>
        <table:dde-link>
          <office:dde-source office:dde-application="TWINDDE" office:dde-topic="RSFRecord" office:dde-item="NGc8 LAST" office:automatic-update="true"/>
          <table:table>
            <table:table-column/>
            <table:table-row>
              <table:table-cell office:value-type="float" office:value="3.995"/>
            </table:table-row>
          </table:table>
        </table:dde-link>
        <table:dde-link>
          <office:dde-source office:dde-application="TWINDDE" office:dde-topic="RSFRecord" office:dde-item="NGc8 NET.CHNG" office:automatic-update="true"/>
          <table:table>
            <table:table-column/>
            <table:table-row>
              <table:table-cell office:value-type="float" office:value="-0.02"/>
            </table:table-row>
          </table:table>
        </table:dde-link>
        <table:dde-link>
          <office:dde-source office:dde-application="TWINDDE" office:dde-topic="RSFRecord" office:dde-item="NGc8 cls" office:automatic-update="true"/>
          <table:table>
            <table:table-column/>
            <table:table-row>
              <table:table-cell office:value-type="float" office:value="4.015"/>
            </table:table-row>
          </table:table>
        </table:dde-link>
        <table:dde-link>
          <office:dde-source office:dde-application="TWINDDE" office:dde-topic="RSFRecord" office:dde-item="NGc9 LAST" office:automatic-update="true"/>
          <table:table>
            <table:table-column/>
            <table:table-row>
              <table:table-cell office:value-type="float" office:value="3.77"/>
            </table:table-row>
          </table:table>
        </table:dde-link>
        <table:dde-link>
          <office:dde-source office:dde-application="TWINDDE" office:dde-topic="RSFRecord" office:dde-item="NGc9 NET.CHNG" office:automatic-update="true"/>
          <table:table>
            <table:table-column/>
            <table:table-row>
              <table:table-cell office:value-type="float" office:value="-0.028"/>
            </table:table-row>
          </table:table>
        </table:dde-link>
        <table:dde-link>
          <office:dde-source office:dde-application="TWINDDE" office:dde-topic="RSFRecord" office:dde-item="NGc9 cls" office:automatic-update="true"/>
          <table:table>
            <table:table-column/>
            <table:table-row>
              <table:table-cell office:value-type="float" office:value="3.798"/>
            </table:table-row>
          </table:table>
        </table:dde-link>
        <table:dde-link>
          <office:dde-source office:dde-application="TWINDDE" office:dde-topic="RSFRecord" office:dde-item="NGc10 LAST" office:automatic-update="true"/>
          <table:table>
            <table:table-column/>
            <table:table-row>
              <table:table-cell office:value-type="float" office:value="3.57"/>
            </table:table-row>
          </table:table>
        </table:dde-link>
        <table:dde-link>
          <office:dde-source office:dde-application="TWINDDE" office:dde-topic="RSFRecord" office:dde-item="NGc10 NET.CHNG" office:automatic-update="true"/>
          <table:table>
            <table:table-column/>
            <table:table-row>
              <table:table-cell office:value-type="float" office:value="-0.013"/>
            </table:table-row>
          </table:table>
        </table:dde-link>
        <table:dde-link>
          <office:dde-source office:dde-application="TWINDDE" office:dde-topic="RSFRecord" office:dde-item="NGc10 cls" office:automatic-update="true"/>
          <table:table>
            <table:table-column/>
            <table:table-row>
              <table:table-cell office:value-type="float" office:value="3.583"/>
            </table:table-row>
          </table:table>
        </table:dde-link>
        <table:dde-link>
          <office:dde-source office:dde-application="TWINDDE" office:dde-topic="RSFRecord" office:dde-item="NGc12 LAST" office:automatic-update="true"/>
          <table:table>
            <table:table-column/>
            <table:table-row>
              <table:table-cell office:value-type="float" office:value="3.41"/>
            </table:table-row>
          </table:table>
        </table:dde-link>
        <table:dde-link>
          <office:dde-source office:dde-application="TWINDDE" office:dde-topic="RSFRecord" office:dde-item="NGc12 NET.CHNG" office:automatic-update="true"/>
          <table:table>
            <table:table-column/>
            <table:table-row>
              <table:table-cell office:value-type="float" office:value="-0.013"/>
            </table:table-row>
          </table:table>
        </table:dde-link>
        <table:dde-link>
          <office:dde-source office:dde-application="TWINDDE" office:dde-topic="RSFRecord" office:dde-item="NGc12 cls" office:automatic-update="true"/>
          <table:table>
            <table:table-column/>
            <table:table-row>
              <table:table-cell office:value-type="float" office:value="3.423"/>
            </table:table-row>
          </table:table>
        </table:dde-link>
        <table:dde-link>
          <office:dde-source office:dde-application="TWINDDE" office:dde-topic="RSFRecord" office:dde-item="NGc13 LAST" office:automatic-update="true"/>
          <table:table>
            <table:table-column/>
            <table:table-row>
              <table:table-cell office:value-type="float" office:value="3.4"/>
            </table:table-row>
          </table:table>
        </table:dde-link>
        <table:dde-link>
          <office:dde-source office:dde-application="TWINDDE" office:dde-topic="RSFRecord" office:dde-item="NGc13 NET.CHNG" office:automatic-update="true"/>
          <table:table>
            <table:table-column/>
            <table:table-row>
              <table:table-cell office:value-type="float" office:value="-0.018"/>
            </table:table-row>
          </table:table>
        </table:dde-link>
        <table:dde-link>
          <office:dde-source office:dde-application="TWINDDE" office:dde-topic="RSFRecord" office:dde-item="NGc13 cls" office:automatic-update="true"/>
          <table:table>
            <table:table-column/>
            <table:table-row>
              <table:table-cell office:value-type="float" office:value="3.418"/>
            </table:table-row>
          </table:table>
        </table:dde-link>
        <table:dde-link>
          <office:dde-source office:dde-application="TWINDDE" office:dde-topic="RSFRecord" office:dde-item="NGc14 LAST" office:automatic-update="true"/>
          <table:table>
            <table:table-column/>
            <table:table-row>
              <table:table-cell office:value-type="float" office:value="0"/>
            </table:table-row>
          </table:table>
        </table:dde-link>
        <table:dde-link>
          <office:dde-source office:dde-application="TWINDDE" office:dde-topic="RSFRecord" office:dde-item="NGc14 NET.CHNG" office:automatic-update="true"/>
          <table:table>
            <table:table-column/>
            <table:table-row>
              <table:table-cell office:value-type="float" office:value="-0.026"/>
            </table:table-row>
          </table:table>
        </table:dde-link>
        <table:dde-link>
          <office:dde-source office:dde-application="TWINDDE" office:dde-topic="RSFRecord" office:dde-item="NGc14 cls" office:automatic-update="true"/>
          <table:table>
            <table:table-column/>
            <table:table-row>
              <table:table-cell office:value-type="float" office:value="3.422"/>
            </table:table-row>
          </table:table>
        </table:dde-link>
        <table:dde-link>
          <office:dde-source office:dde-application="TWINDDE" office:dde-topic="RSFRecord" office:dde-item="NGc15 LAST" office:automatic-update="true"/>
          <table:table>
            <table:table-column/>
            <table:table-row>
              <table:table-cell office:value-type="float" office:value="0"/>
            </table:table-row>
          </table:table>
        </table:dde-link>
        <table:dde-link>
          <office:dde-source office:dde-application="TWINDDE" office:dde-topic="RSFRecord" office:dde-item="NGc15 NET.CHNG" office:automatic-update="true"/>
          <table:table>
            <table:table-column/>
            <table:table-row>
              <table:table-cell office:value-type="float" office:value="-0.03"/>
            </table:table-row>
          </table:table>
        </table:dde-link>
        <table:dde-link>
          <office:dde-source office:dde-application="TWINDDE" office:dde-topic="RSFRecord" office:dde-item="NGc15 cls" office:automatic-update="true"/>
          <table:table>
            <table:table-column/>
            <table:table-row>
              <table:table-cell office:value-type="float" office:value="3.405"/>
            </table:table-row>
          </table:table>
        </table:dde-link>
        <table:dde-link>
          <office:dde-source office:dde-application="TWINDDE" office:dde-topic="RSFRecord" office:dde-item="NGc16 LAST" office:automatic-update="true"/>
          <table:table>
            <table:table-column/>
            <table:table-row>
              <table:table-cell office:value-type="float" office:value="3.405"/>
            </table:table-row>
          </table:table>
        </table:dde-link>
        <table:dde-link>
          <office:dde-source office:dde-application="TWINDDE" office:dde-topic="RSFRecord" office:dde-item="NGc16 NET.CHNG" office:automatic-update="true"/>
          <table:table>
            <table:table-column/>
            <table:table-row>
              <table:table-cell office:value-type="float" office:value="-0.007"/>
            </table:table-row>
          </table:table>
        </table:dde-link>
        <table:dde-link>
          <office:dde-source office:dde-application="TWINDDE" office:dde-topic="RSFRecord" office:dde-item="NGc16 cls" office:automatic-update="true"/>
          <table:table>
            <table:table-column/>
            <table:table-row>
              <table:table-cell office:value-type="float" office:value="3.412"/>
            </table:table-row>
          </table:table>
        </table:dde-link>
        <table:dde-link>
          <office:dde-source office:dde-application="TWINDDE" office:dde-topic="RSFRecord" office:dde-item="NGc17 LAST" office:automatic-update="true"/>
          <table:table>
            <table:table-column/>
            <table:table-row>
              <table:table-cell office:value-type="float" office:value="3.487"/>
            </table:table-row>
          </table:table>
        </table:dde-link>
        <table:dde-link>
          <office:dde-source office:dde-application="TWINDDE" office:dde-topic="RSFRecord" office:dde-item="NGc17 NET.CHNG" office:automatic-update="true"/>
          <table:table>
            <table:table-column/>
            <table:table-row>
              <table:table-cell office:value-type="float" office:value="-0.01"/>
            </table:table-row>
          </table:table>
        </table:dde-link>
        <table:dde-link>
          <office:dde-source office:dde-application="TWINDDE" office:dde-topic="RSFRecord" office:dde-item="NGc17 cls" office:automatic-update="true"/>
          <table:table>
            <table:table-column/>
            <table:table-row>
              <table:table-cell office:value-type="float" office:value="3.497"/>
            </table:table-row>
          </table:table>
        </table:dde-link>
        <table:dde-link>
          <office:dde-source office:dde-application="TWINDDE" office:dde-topic="RSFRecord" office:dde-item="NGc18 LAST" office:automatic-update="true"/>
          <table:table>
            <table:table-column/>
            <table:table-row>
              <table:table-cell office:value-type="float" office:value="3.575"/>
            </table:table-row>
          </table:table>
        </table:dde-link>
        <table:dde-link>
          <office:dde-source office:dde-application="TWINDDE" office:dde-topic="RSFRecord" office:dde-item="NGc18 NET.CHNG" office:automatic-update="true"/>
          <table:table>
            <table:table-column/>
            <table:table-row>
              <table:table-cell office:value-type="float" office:value="-0.017"/>
            </table:table-row>
          </table:table>
        </table:dde-link>
        <table:dde-link>
          <office:dde-source office:dde-application="TWINDDE" office:dde-topic="RSFRecord" office:dde-item="NGc18 cls" office:automatic-update="true"/>
          <table:table>
            <table:table-column/>
            <table:table-row>
              <table:table-cell office:value-type="float" office:value="3.592"/>
            </table:table-row>
          </table:table>
        </table:dde-link>
        <table:dde-link>
          <office:dde-source office:dde-application="TWINDDE" office:dde-topic="RSFRecord" office:dde-item="NGc19 LAST" office:automatic-update="true"/>
          <table:table>
            <table:table-column/>
            <table:table-row>
              <table:table-cell office:value-type="float" office:value="0"/>
            </table:table-row>
          </table:table>
        </table:dde-link>
        <table:dde-link>
          <office:dde-source office:dde-application="TWINDDE" office:dde-topic="RSFRecord" office:dde-item="NGc19 NET.CHNG" office:automatic-update="true"/>
          <table:table>
            <table:table-column/>
            <table:table-row>
              <table:table-cell office:value-type="float" office:value="-0.029"/>
            </table:table-row>
          </table:table>
        </table:dde-link>
        <table:dde-link>
          <office:dde-source office:dde-application="TWINDDE" office:dde-topic="RSFRecord" office:dde-item="NGc19 cls" office:automatic-update="true"/>
          <table:table>
            <table:table-column/>
            <table:table-row>
              <table:table-cell office:value-type="float" office:value="3.603"/>
            </table:table-row>
          </table:table>
        </table:dde-link>
        <table:dde-link>
          <office:dde-source office:dde-application="TWINDDE" office:dde-topic="RSFRecord" office:dde-item="NGc20 LAST" office:automatic-update="true"/>
          <table:table>
            <table:table-column/>
            <table:table-row>
              <table:table-cell office:value-type="float" office:value="0"/>
            </table:table-row>
          </table:table>
        </table:dde-link>
        <table:dde-link>
          <office:dde-source office:dde-application="TWINDDE" office:dde-topic="RSFRecord" office:dde-item="NGc20 NET.CHNG" office:automatic-update="true"/>
          <table:table>
            <table:table-column/>
            <table:table-row>
              <table:table-cell office:value-type="float" office:value="-0.028"/>
            </table:table-row>
          </table:table>
        </table:dde-link>
        <table:dde-link>
          <office:dde-source office:dde-application="TWINDDE" office:dde-topic="RSFRecord" office:dde-item="NGc20 cls" office:automatic-update="true"/>
          <table:table>
            <table:table-column/>
            <table:table-row>
              <table:table-cell office:value-type="float" office:value="3.472"/>
            </table:table-row>
          </table:table>
        </table:dde-link>
        <table:dde-link>
          <office:dde-source office:dde-application="TWINDDE" office:dde-topic="RSFRecord" office:dde-item="NGc23 LAST" office:automatic-update="true"/>
          <table:table>
            <table:table-column/>
            <table:table-row>
              <table:table-cell office:value-type="float" office:value="0"/>
            </table:table-row>
          </table:table>
        </table:dde-link>
        <table:dde-link>
          <office:dde-source office:dde-application="TWINDDE" office:dde-topic="RSFRecord" office:dde-item="NGc23 NET.CHNG" office:automatic-update="true"/>
          <table:table>
            <table:table-column/>
            <table:table-row>
              <table:table-cell office:value-type="float" office:value="-0.028"/>
            </table:table-row>
          </table:table>
        </table:dde-link>
        <table:dde-link>
          <office:dde-source office:dde-application="TWINDDE" office:dde-topic="RSFRecord" office:dde-item="NGc23 cls" office:automatic-update="true"/>
          <table:table>
            <table:table-column/>
            <table:table-row>
              <table:table-cell office:value-type="float" office:value="3.096"/>
            </table:table-row>
          </table:table>
        </table:dde-link>
        <table:dde-link>
          <office:dde-source office:dde-application="TWINDDE" office:dde-topic="RSFRecord" office:dde-item="NGc24 LAST" office:automatic-update="true"/>
          <table:table>
            <table:table-column/>
            <table:table-row>
              <table:table-cell office:value-type="float" office:value="0"/>
            </table:table-row>
          </table:table>
        </table:dde-link>
        <table:dde-link>
          <office:dde-source office:dde-application="TWINDDE" office:dde-topic="RSFRecord" office:dde-item="NGc24 NET.CHNG" office:automatic-update="true"/>
          <table:table>
            <table:table-column/>
            <table:table-row>
              <table:table-cell office:value-type="float" office:value="-0.026"/>
            </table:table-row>
          </table:table>
        </table:dde-link>
        <table:dde-link>
          <office:dde-source office:dde-application="TWINDDE" office:dde-topic="RSFRecord" office:dde-item="NGc24 cls" office:automatic-update="true"/>
          <table:table>
            <table:table-column/>
            <table:table-row>
              <table:table-cell office:value-type="float" office:value="3.068"/>
            </table:table-row>
          </table:table>
        </table:dde-link>
        <table:dde-link>
          <office:dde-source office:dde-application="TWINDDE" office:dde-topic="RSFRecord" office:dde-item="NGc25 LAST" office:automatic-update="true"/>
          <table:table>
            <table:table-column/>
            <table:table-row>
              <table:table-cell office:value-type="float" office:value="0"/>
            </table:table-row>
          </table:table>
        </table:dde-link>
        <table:dde-link>
          <office:dde-source office:dde-application="TWINDDE" office:dde-topic="RSFRecord" office:dde-item="NGc25 NET.CHNG" office:automatic-update="true"/>
          <table:table>
            <table:table-column/>
            <table:table-row>
              <table:table-cell office:value-type="float" office:value="-0.025"/>
            </table:table-row>
          </table:table>
        </table:dde-link>
        <table:dde-link>
          <office:dde-source office:dde-application="TWINDDE" office:dde-topic="RSFRecord" office:dde-item="NGc25 cls" office:automatic-update="true"/>
          <table:table>
            <table:table-column/>
            <table:table-row>
              <table:table-cell office:value-type="float" office:value="3.059"/>
            </table:table-row>
          </table:table>
        </table:dde-link>
        <table:dde-link>
          <office:dde-source office:dde-application="TWINDDE" office:dde-topic="RSFRecord" office:dde-item="NGc26 LAST" office:automatic-update="true"/>
          <table:table>
            <table:table-column/>
            <table:table-row>
              <table:table-cell office:value-type="float" office:value="0"/>
            </table:table-row>
          </table:table>
        </table:dde-link>
        <table:dde-link>
          <office:dde-source office:dde-application="TWINDDE" office:dde-topic="RSFRecord" office:dde-item="NGc26 NET.CHNG" office:automatic-update="true"/>
          <table:table>
            <table:table-column/>
            <table:table-row>
              <table:table-cell office:value-type="float" office:value="-0.02"/>
            </table:table-row>
          </table:table>
        </table:dde-link>
        <table:dde-link>
          <office:dde-source office:dde-application="TWINDDE" office:dde-topic="RSFRecord" office:dde-item="NGc26 cls" office:automatic-update="true"/>
          <table:table>
            <table:table-column/>
            <table:table-row>
              <table:table-cell office:value-type="float" office:value="3.056"/>
            </table:table-row>
          </table:table>
        </table:dde-link>
        <table:dde-link>
          <office:dde-source office:dde-application="TWINDDE" office:dde-topic="RSFRecord" office:dde-item="NGc27 LAST" office:automatic-update="true"/>
          <table:table>
            <table:table-column/>
            <table:table-row>
              <table:table-cell office:value-type="float" office:value="0"/>
            </table:table-row>
          </table:table>
        </table:dde-link>
        <table:dde-link>
          <office:dde-source office:dde-application="TWINDDE" office:dde-topic="RSFRecord" office:dde-item="NGc27 NET.CHNG" office:automatic-update="true"/>
          <table:table>
            <table:table-column/>
            <table:table-row>
              <table:table-cell office:value-type="float" office:value="-0.023"/>
            </table:table-row>
          </table:table>
        </table:dde-link>
        <table:dde-link>
          <office:dde-source office:dde-application="TWINDDE" office:dde-topic="RSFRecord" office:dde-item="NGc27 cls" office:automatic-update="true"/>
          <table:table>
            <table:table-column/>
            <table:table-row>
              <table:table-cell office:value-type="float" office:value="3.043"/>
            </table:table-row>
          </table:table>
        </table:dde-link>
        <table:dde-link>
          <office:dde-source office:dde-application="TWINDDE" office:dde-topic="RSFRecord" office:dde-item="NGc28 LAST" office:automatic-update="true"/>
          <table:table>
            <table:table-column/>
            <table:table-row>
              <table:table-cell office:value-type="float" office:value="0"/>
            </table:table-row>
          </table:table>
        </table:dde-link>
        <table:dde-link>
          <office:dde-source office:dde-application="TWINDDE" office:dde-topic="RSFRecord" office:dde-item="NGc28 NET.CHNG" office:automatic-update="true"/>
          <table:table>
            <table:table-column/>
            <table:table-row>
              <table:table-cell office:value-type="float" office:value="-0.023"/>
            </table:table-row>
          </table:table>
        </table:dde-link>
        <table:dde-link>
          <office:dde-source office:dde-application="TWINDDE" office:dde-topic="RSFRecord" office:dde-item="NGc28 cls" office:automatic-update="true"/>
          <table:table>
            <table:table-column/>
            <table:table-row>
              <table:table-cell office:value-type="float" office:value="3.061"/>
            </table:table-row>
          </table:table>
        </table:dde-link>
        <table:dde-link>
          <office:dde-source office:dde-application="TWINDDE" office:dde-topic="RSFRecord" office:dde-item="NGc29 LAST" office:automatic-update="true"/>
          <table:table>
            <table:table-column/>
            <table:table-row>
              <table:table-cell office:value-type="float" office:value="0"/>
            </table:table-row>
          </table:table>
        </table:dde-link>
        <table:dde-link>
          <office:dde-source office:dde-application="TWINDDE" office:dde-topic="RSFRecord" office:dde-item="NGc29 NET.CHNG" office:automatic-update="true"/>
          <table:table>
            <table:table-column/>
            <table:table-row>
              <table:table-cell office:value-type="float" office:value="-0.023"/>
            </table:table-row>
          </table:table>
        </table:dde-link>
        <table:dde-link>
          <office:dde-source office:dde-application="TWINDDE" office:dde-topic="RSFRecord" office:dde-item="NGc29 cls" office:automatic-update="true"/>
          <table:table>
            <table:table-column/>
            <table:table-row>
              <table:table-cell office:value-type="float" office:value="3.159"/>
            </table:table-row>
          </table:table>
        </table:dde-link>
        <table:dde-link>
          <office:dde-source office:dde-application="TWINDDE" office:dde-topic="RSFRecord" office:dde-item="NGc30 LAST" office:automatic-update="true"/>
          <table:table>
            <table:table-column/>
            <table:table-row>
              <table:table-cell office:value-type="float" office:value="0"/>
            </table:table-row>
          </table:table>
        </table:dde-link>
        <table:dde-link>
          <office:dde-source office:dde-application="TWINDDE" office:dde-topic="RSFRecord" office:dde-item="NGc30 NET.CHNG" office:automatic-update="true"/>
          <table:table>
            <table:table-column/>
            <table:table-row>
              <table:table-cell office:value-type="float" office:value="-0.023"/>
            </table:table-row>
          </table:table>
        </table:dde-link>
        <table:dde-link>
          <office:dde-source office:dde-application="TWINDDE" office:dde-topic="RSFRecord" office:dde-item="NGc30 cls" office:automatic-update="true"/>
          <table:table>
            <table:table-column/>
            <table:table-row>
              <table:table-cell office:value-type="float" office:value="3.259"/>
            </table:table-row>
          </table:table>
        </table:dde-link>
        <table:dde-link>
          <office:dde-source office:dde-application="TWINDDE" office:dde-topic="RSFRecord" office:dde-item="NGc32 LAST" office:automatic-update="true"/>
          <table:table>
            <table:table-column/>
            <table:table-row>
              <table:table-cell office:value-type="float" office:value="0"/>
            </table:table-row>
          </table:table>
        </table:dde-link>
        <table:dde-link>
          <office:dde-source office:dde-application="TWINDDE" office:dde-topic="RSFRecord" office:dde-item="NGc32 NET.CHNG" office:automatic-update="true"/>
          <table:table>
            <table:table-column/>
            <table:table-row>
              <table:table-cell office:value-type="float" office:value="-0.023"/>
            </table:table-row>
          </table:table>
        </table:dde-link>
        <table:dde-link>
          <office:dde-source office:dde-application="TWINDDE" office:dde-topic="RSFRecord" office:dde-item="NGc32 cls" office:automatic-update="true"/>
          <table:table>
            <table:table-column/>
            <table:table-row>
              <table:table-cell office:value-type="float" office:value="3.149"/>
            </table:table-row>
          </table:table>
        </table:dde-link>
        <table:dde-link>
          <office:dde-source office:dde-application="TWINDDE" office:dde-topic="RSFRecord" office:dde-item="NGc34 LAST" office:automatic-update="true"/>
          <table:table>
            <table:table-column/>
            <table:table-row>
              <table:table-cell office:value-type="float" office:value="0"/>
            </table:table-row>
          </table:table>
        </table:dde-link>
        <table:dde-link>
          <office:dde-source office:dde-application="TWINDDE" office:dde-topic="RSFRecord" office:dde-item="NGc34 NET.CHNG" office:automatic-update="true"/>
          <table:table>
            <table:table-column/>
            <table:table-row>
              <table:table-cell office:value-type="float" office:value="-0.023"/>
            </table:table-row>
          </table:table>
        </table:dde-link>
        <table:dde-link>
          <office:dde-source office:dde-application="TWINDDE" office:dde-topic="RSFRecord" office:dde-item="NGc34 cls" office:automatic-update="true"/>
          <table:table>
            <table:table-column/>
            <table:table-row>
              <table:table-cell office:value-type="float" office:value="2.869"/>
            </table:table-row>
          </table:table>
        </table:dde-link>
        <table:dde-link>
          <office:dde-source office:dde-application="TWINDDE" office:dde-topic="RSFRecord" office:dde-item="NGc35 LAST" office:automatic-update="true"/>
          <table:table>
            <table:table-column/>
            <table:table-row>
              <table:table-cell office:value-type="float" office:value="0"/>
            </table:table-row>
          </table:table>
        </table:dde-link>
        <table:dde-link>
          <office:dde-source office:dde-application="TWINDDE" office:dde-topic="RSFRecord" office:dde-item="NGc35 NET.CHNG" office:automatic-update="true"/>
          <table:table>
            <table:table-column/>
            <table:table-row>
              <table:table-cell office:value-type="float" office:value="-0.023"/>
            </table:table-row>
          </table:table>
        </table:dde-link>
        <table:dde-link>
          <office:dde-source office:dde-application="TWINDDE" office:dde-topic="RSFRecord" office:dde-item="NGc35 cls" office:automatic-update="true"/>
          <table:table>
            <table:table-column/>
            <table:table-row>
              <table:table-cell office:value-type="float" office:value="2.844"/>
            </table:table-row>
          </table:table>
        </table:dde-link>
        <table:dde-link>
          <office:dde-source office:dde-application="TWINDDE" office:dde-topic="RSFRecord" office:dde-item="NGc36 LAST" office:automatic-update="true"/>
          <table:table>
            <table:table-column/>
            <table:table-row>
              <table:table-cell office:value-type="float" office:value="0"/>
            </table:table-row>
          </table:table>
        </table:dde-link>
        <table:dde-link>
          <office:dde-source office:dde-application="TWINDDE" office:dde-topic="RSFRecord" office:dde-item="NGc36 NET.CHNG" office:automatic-update="true"/>
          <table:table>
            <table:table-column/>
            <table:table-row>
              <table:table-cell office:value-type="float" office:value="-0.023"/>
            </table:table-row>
          </table:table>
        </table:dde-link>
        <table:dde-link>
          <office:dde-source office:dde-application="TWINDDE" office:dde-topic="RSFRecord" office:dde-item="NGc36 cls" office:automatic-update="true"/>
          <table:table>
            <table:table-column/>
            <table:table-row>
              <table:table-cell office:value-type="float" office:value="2.849"/>
            </table:table-row>
          </table:table>
        </table:dde-link>
      </table:dde-link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Book Antiqua1" svg:font-family="'Book Antiqua'"/>
    <style:font-face style:name="Courier" svg:font-family="Courier"/>
    <style:font-face style:name="MS Sans Serif1" svg:font-family="'MS Sans Serif'"/>
    <style:font-face style:name="Times New Roman" svg:font-family="'Times New Roman'"/>
    <style:font-face style:name="Tms Rmn" svg:font-family="'Tms Rmn'"/>
    <style:font-face style:name="??" svg:font-family="??" style:font-family-generic="modern" style:font-pitch="fixed"/>
    <style:font-face style:name="???" svg:font-family="???" style:font-family-generic="modern" style:font-pitch="fixed"/>
    <style:font-face style:name="Courier1" svg:font-family="Courier" style:font-family-generic="modern" style:font-pitch="fixed"/>
    <style:font-face style:name="???1" svg:font-family="???" style:font-family-generic="roman" style:font-pitch="variable"/>
    <style:font-face style:name="Advisor SSi" svg:font-family="'Advisor SSi'" style:font-family-generic="roman" style:font-pitch="variable"/>
    <style:font-face style:name="AngsanaUPC" svg:font-family="AngsanaUPC" style:font-family-generic="roman" style:font-pitch="variable"/>
    <style:font-face style:name="Book Antiqua" svg:font-family="'Book Antiqua'" style:font-family-generic="roman" style:font-pitch="variable"/>
    <style:font-face style:name="CordiaUPC" svg:font-family="CordiaUPC" style:font-family-generic="roman" style:font-pitch="variable"/>
    <style:font-face style:name="EucrosiaUPC" svg:font-family="EucrosiaUPC" style:font-family-generic="roman" style:font-pitch="variable"/>
    <style:font-face style:name="FreesiaUPC" svg:font-family="FreesiaUPC" style:font-family-generic="roman" style:font-pitch="variable"/>
    <style:font-face style:name="Times New Roman1" svg:font-family="'Times New Roman'" style:font-family-generic="roman" style:font-pitch="variable"/>
    <style:font-face style:name="TimesNewRomanPS" svg:font-family="TimesNewRomanPS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Univers (W1)" svg:font-family="'Univers (W1)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3" number:min-integer-digits="1"/>
    </number:number-style>
    <number:number-style style:name="N131">
      <number:number number:min-integer-digits="1"/>
      <number:text> </number:text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percentage-style style:name="N136">
      <number:number number:decimal-places="1" number:min-integer-digits="1"/>
      <number:text>%</number:text>
    </number:percentage-style>
    <number:number-style style:name="N137">
      <number:number number:decimal-places="8" number:min-integer-digits="1" number:grouping="true"/>
    </number:number-style>
    <number:number-style style:name="N138">
      <number:number number:decimal-places="9" number:min-integer-digits="1" number:grouping="true"/>
    </number:number-style>
    <number:percentage-style style:name="N139">
      <number:number number:decimal-places="8" number:min-integer-digits="1"/>
      <number:text>%</number:text>
    </number:percentage-style>
    <number:number-style style:name="N141P0" style:volatile="true">
      <number:number number:decimal-places="8" number:min-integer-digits="1" number:grouping="true"/>
      <number:text> </number:text>
    </number:number-style>
    <number:number-style style:name="N141">
      <number:text>(</number:text>
      <number:number number:decimal-places="8" number:min-integer-digits="1" number:grouping="true"/>
      <number:text>)</number:text>
      <style:map style:condition="value()&gt;=0" style:apply-style-name="N141P0"/>
    </number:number-style>
    <number:percentage-style style:name="N142">
      <number:number number:decimal-places="15" number:min-integer-digits="1"/>
      <number:text>%</number:text>
    </number:percentage-style>
    <number:number-style style:name="N146P0" style:volatile="true">
      <number:text> \</number:text>
      <number:number number:decimal-places="0" number:min-integer-digits="1" number:grouping="true"/>
      <number:text> </number:text>
    </number:number-style>
    <number:number-style style:name="N146P1" style:volatile="true">
      <number:text>-\</number:text>
      <number:number number:decimal-places="0" number:min-integer-digits="1" number:grouping="true"/>
      <number:text> </number:text>
    </number:number-style>
    <number:number-style style:name="N146P2" style:volatile="true">
      <number:text> \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\</number:text>
      <number:number number:decimal-places="2" number:min-integer-digits="1" number:grouping="true"/>
      <number:text> </number:text>
    </number:number-style>
    <number:number-style style:name="N150P1" style:volatile="true">
      <number:text>-\</number:text>
      <number:number number:decimal-places="2" number:min-integer-digits="1" number:grouping="true"/>
      <number:text> </number:text>
    </number:number-style>
    <number:number-style style:name="N150P2" style:volatile="true">
      <number:text> \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\</number:text>
      <number:number number:decimal-places="0" number:min-integer-digits="1" number:grouping="true"/>
    </number:number-style>
    <number:number-style style:name="N152">
      <style:text-properties fo:color="#ff0000"/>
      <number:text>\-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\</number:text>
      <number:number number:decimal-places="2" number:min-integer-digits="1" number:grouping="true"/>
    </number:number-style>
    <number:number-style style:name="N154">
      <number:text>\-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\</number:text>
      <number:number number:decimal-places="2" number:min-integer-digits="1" number:grouping="true"/>
    </number:number-style>
    <number:number-style style:name="N155">
      <style:text-properties fo:color="#ff0000"/>
      <number:text>\-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\</number:text>
      <number:number number:decimal-places="0" number:min-integer-digits="1" number:grouping="true"/>
      <number:text> </number:text>
    </number:number-style>
    <number:number-style style:name="N157P1" style:volatile="true">
      <number:text> \-</number:text>
      <number:number number:decimal-places="0" number:min-integer-digits="1" number:grouping="true"/>
      <number:text> </number:text>
    </number:number-style>
    <number:number-style style:name="N157P2" style:volatile="true">
      <number:text> \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\</number:text>
      <number:number number:decimal-places="2" number:min-integer-digits="1" number:grouping="true"/>
      <number:text> </number:text>
    </number:number-style>
    <number:number-style style:name="N161P1" style:volatile="true">
      <number:text> \-</number:text>
      <number:number number:decimal-places="2" number:min-integer-digits="1" number:grouping="true"/>
      <number:text> </number:text>
    </number:number-style>
    <number:number-style style:name="N161P2" style:volatile="true">
      <number:text> \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 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\</number:text>
      <number:number number:decimal-places="2" number:min-integer-digits="1" number:grouping="true"/>
      <number:text> </number:text>
    </number:number-style>
    <number:number-style style:name="N165P1" style:volatile="true">
      <number:text> \\-</number:text>
      <number:number number:decimal-places="2" number:min-integer-digits="1" number:grouping="true"/>
      <number:text> </number:text>
    </number:number-style>
    <number:number-style style:name="N165P2" style:volatile="true">
      <number:text> \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\</number:text>
      <number:number number:decimal-places="2" number:min-integer-digits="1" number:grouping="true"/>
    </number:number-style>
    <number:number-style style:name="N166">
      <number:text>\\\-</number:text>
      <number:number number:decimal-places="2" number:min-integer-digits="1" number:grouping="true"/>
      <style:map style:condition="value()&gt;=0" style:apply-style-name="N166P0"/>
    </number:number-style>
    <number:number-style style:name="N168P0" style:volatile="true">
      <number:text> \</number:text>
      <number:number number:decimal-places="0" number:min-integer-digits="1" number:grouping="true"/>
      <number:text> </number:text>
    </number:number-style>
    <number:number-style style:name="N168P1" style:volatile="true">
      <number:text> \\\-</number:text>
      <number:number number:decimal-places="0" number:min-integer-digits="1" number:grouping="true"/>
      <number:text> </number:text>
    </number:number-style>
    <number:number-style style:name="N168P2" style:volatile="true">
      <number:text> \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\\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 \</number:text>
      <number:number number:decimal-places="2" number:min-integer-digits="1" number:grouping="true"/>
      <number:text> </number:text>
    </number:number-style>
    <number:number-style style:name="N172P1" style:volatile="true">
      <number:text> \\\-</number:text>
      <number:number number:decimal-places="2" number:min-integer-digits="1" number:grouping="true"/>
      <number:text> </number:text>
    </number:number-style>
    <number:number-style style:name="N172P2" style:volatile="true">
      <number:text> \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\</number:text>
      <number:number number:decimal-places="0" number:min-integer-digits="1" number:grouping="true"/>
    </number:number-style>
    <number:number-style style:name="N173">
      <style:text-properties fo:color="#ff0000"/>
      <number:text>\\\\-</number:text>
      <number:number number:decimal-places="0" number:min-integer-digits="1" number:grouping="true"/>
      <style:map style:condition="value()&gt;=0" style:apply-style-name="N173P0"/>
    </number:number-style>
    <number:number-style style:name="N174">
      <number:fraction number:min-integer-digits="0" number:min-numerator-digits="3" number:min-denominator-digits="3"/>
      <number:text>\\\\ </number:text>
    </number:number-style>
    <number:date-style style:name="N175">
      <number:year/>
      <number:text>\\\-</number:text>
      <number:month number:style="long"/>
      <number:text>\\\-</number:text>
      <number:day number:style="long"/>
      <number:text>\\\\ </number:text>
      <number:hours/>
      <number:text>:</number:text>
      <number:minutes number:style="long"/>
    </number:date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 \\\\-</number:text>
      <number:number number:decimal-places="2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 \</number:text>
      <number:number number:decimal-places="0" number:min-integer-digits="1" number:grouping="true"/>
      <number:text> </number:text>
    </number:number-style>
    <number:number-style style:name="N179P1" style:volatile="true">
      <number:text> \\\\\-</number:text>
      <number:number number:decimal-places="0" number:min-integer-digits="1" number:grouping="true"/>
      <number:text> </number:text>
    </number:number-style>
    <number:number-style style:name="N179P2" style:volatile="true">
      <number:text> \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2" number:min-integer-digits="1" number:grouping="true"/>
      <number:text> </number:text>
    </number:number-style>
    <number:number-style style:name="N181P1" style:volatile="true">
      <number:text> \\\\\-</number:text>
      <number:number number:decimal-places="2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\</number:text>
      <number:number number:decimal-places="0" number:min-integer-digits="1" number:grouping="true"/>
    </number:number-style>
    <number:number-style style:name="N182">
      <number:text>\\\\\\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\</number:text>
      <number:number number:decimal-places="0" number:min-integer-digits="1" number:grouping="true"/>
    </number:number-style>
    <number:number-style style:name="N183">
      <number:text>\\\\\\\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\</number:text>
      <number:number number:decimal-places="2" number:min-integer-digits="1" number:grouping="true"/>
    </number:number-style>
    <number:number-style style:name="N184">
      <style:text-properties fo:color="#ff0000"/>
      <number:text>\\\\\-</number:text>
      <number:number number:decimal-places="2" number:min-integer-digits="1" number:grouping="true"/>
      <style:map style:condition="value()&gt;=0" style:apply-style-name="N184P0"/>
    </number:number-style>
    <number:number-style style:name="N185P0" style:volatile="true">
      <number:text>\</number:text>
      <number:number number:decimal-places="2" number:min-integer-digits="1" number:grouping="true"/>
    </number:number-style>
    <number:number-style style:name="N185">
      <number:text>\\\\\\-</number:text>
      <number:number number:decimal-places="2" number:min-integer-digits="1" number:grouping="true"/>
      <style:map style:condition="value()&gt;=0" style:apply-style-name="N185P0"/>
    </number:number-style>
    <number:number-style style:name="N187P0" style:volatile="true">
      <number:text> \</number:text>
      <number:number number:decimal-places="2" number:min-integer-digits="1" number:grouping="true"/>
      <number:text> </number:text>
    </number:number-style>
    <number:number-style style:name="N187P1" style:volatile="true">
      <number:text> \\\\\\-</number:text>
      <number:number number:decimal-places="2" number:min-integer-digits="1" number:grouping="true"/>
      <number:text> </number:text>
    </number:number-style>
    <number:number-style style:name="N187P2" style:volatile="true">
      <number:text> \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number number:decimal-places="0" number:min-integer-digits="1" number:grouping="true"/>
      <number:text> </number:text>
    </number:number-style>
    <number:number-style style:name="N188P1" style:volatile="true">
      <number:text> \\\\\-</number:text>
      <number:number number:decimal-places="0" number:min-integer-digits="1" number:grouping="true"/>
      <number:text> </number:text>
    </number:number-style>
    <number:number-style style:name="N188P2" style:volatile="true">
      <number:text> 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P1" style:volatile="true">
      <number:text> \\\\-</number:text>
      <number:number number:decimal-places="0" number:min-integer-digits="1" number:grouping="true"/>
      <number:text> </number:text>
    </number:number-style>
    <number:number-style style:name="N190P2" style:volatile="true">
      <number:text>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 \</number:text>
      <number:number number:decimal-places="0" number:min-integer-digits="1" number:grouping="true"/>
      <number:text> </number:text>
    </number:number-style>
    <number:number-style style:name="N192P1" style:volatile="true">
      <number:text> \\\\\\-</number:text>
      <number:number number:decimal-places="0" number:min-integer-digits="1" number:grouping="true"/>
      <number:text> </number:text>
    </number:number-style>
    <number:number-style style:name="N192P2" style:volatile="true">
      <number:text> \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text>$</number:text>
      <number:number number:decimal-places="0" number:min-integer-digits="1" number:grouping="true"/>
      <number:text> </number:text>
    </number:number-style>
    <number:number-style style:name="N193">
      <number:text>($</number:text>
      <number:number number:decimal-places="0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</number:number-style>
    <number:number-style style:name="N195">
      <number:text>-</number:text>
      <number:number number:decimal-places="2" number:min-integer-digits="1" number:grouping="true"/>
      <style:map style:condition="value()&gt;=0" style:apply-style-name="N195P0"/>
    </number:number-style>
    <number:time-style style:name="N196">
      <number:minutes number:style="long"/>
      <number:text>:</number:text>
      <number:seconds number:style="long"/>
    </number:time-style>
    <number:time-style style:name="N19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8">
      <number:minutes number:style="long"/>
      <number:text>:</number:text>
      <number:seconds number:style="long" number:decimal-places="1"/>
    </number:time-style>
    <number:number-style style:name="N199">
      <number:scientific-number number:decimal-places="1" number:min-integer-digits="3" number:min-exponent-digits="1"/>
    </number:number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3P0" style:volatile="true">
      <number:number number:decimal-places="1" number:min-integer-digits="1" number:grouping="true"/>
      <number:text> </number:text>
    </number:number-style>
    <number:number-style style:name="N203P1" style:volatile="true">
      <number:text> (</number:text>
      <number:number number:decimal-places="1" number:min-integer-digits="1" number:grouping="true"/>
      <number:text>)</number:text>
    </number:number-style>
    <number:number-style style:name="N203P2" style:volatile="true">
      <number:text> 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number number:decimal-places="0" number:min-integer-digits="1" number:grouping="true"/>
      <number:text> </number:text>
    </number:number-style>
    <number:number-style style:name="N204P1" style:volatile="true">
      <number:text> (</number:text>
      <number:number number:decimal-places="0" number:min-integer-digits="1" number:grouping="true"/>
      <number:text>)</number:text>
    </number:number-style>
    <number:number-style style:name="N204P2" style:volatile="true">
      <number:text> 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7P0" style:volatile="true">
      <number:text> $</number:text>
      <number:number number:decimal-places="1" number:min-integer-digits="1" number:grouping="true"/>
      <number:text> </number:text>
    </number:number-style>
    <number:number-style style:name="N207P1" style:volatile="true">
      <number:text> $(</number:text>
      <number:number number:decimal-places="1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5" number:min-integer-digits="1"/>
    </number:number-style>
    <number:number-style style:name="N209">
      <number:number number:decimal-places="4" number:min-integer-digits="1"/>
    </number:number-style>
    <number:number-style style:name="N212P0" style:volatile="true">
      <number:number number:decimal-places="3" number:min-integer-digits="1" number:grouping="true"/>
      <number:text> </number:text>
    </number:number-style>
    <number:number-style style:name="N212P1" style:volatile="true">
      <number:text> (</number:text>
      <number:number number:decimal-places="3" number:min-integer-digits="1" number:grouping="true"/>
      <number:text>)</number:text>
    </number:number-style>
    <number:number-style style:name="N212P2" style:volatile="true">
      <number:text> -</number:text>
      <number:number number: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5P0" style:volatile="true">
      <number:number number:decimal-places="4" number:min-integer-digits="1" number:grouping="true"/>
      <number:text> </number:text>
    </number:number-style>
    <number:number-style style:name="N215P1" style:volatile="true">
      <number:text> (</number:text>
      <number:number number:decimal-places="4" number:min-integer-digits="1" number:grouping="true"/>
      <number:text>)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number number:decimal-places="3" number:min-integer-digits="1"/>
    </number:number-style>
    <number:number-style style:name="N216">
      <style:text-properties fo:color="#ff0000"/>
      <number:number number:decimal-places="3" number:min-integer-digits="1"/>
      <style:map style:condition="value()&gt;=0" style:apply-style-name="N216P0"/>
    </number:number-style>
    <number:number-style style:name="N217">
      <number:number number:decimal-places="3" number:min-integer-digits="1"/>
      <number:text> </number:text>
    </number:number-style>
    <number:number-style style:name="N218P0" style:volatile="true">
      <number:number number:decimal-places="3" number:min-integer-digits="1"/>
      <number:text> </number:text>
    </number:number-style>
    <number:number-style style:name="N218">
      <style:text-properties fo:color="#ff0000"/>
      <number:text>(</number:text>
      <number:number number:decimal-places="3" number:min-integer-digits="1"/>
      <number:text>)</number:text>
      <style:map style:condition="value()&gt;=0" style:apply-style-name="N218P0"/>
    </number:number-style>
    <number:number-style style:name="N219">
      <number:number number:decimal-places="8" number:min-integer-digits="1"/>
    </number:number-style>
    <number:number-style style:name="N220">
      <number:number number:decimal-places="7" number:min-integer-digits="1"/>
    </number:number-style>
    <number:number-style style:name="N221">
      <number:number number:decimal-places="6" number:min-integer-digits="1"/>
    </number:number-style>
    <number:number-style style:name="N222P0" style:volatile="true">
      <number:number number:decimal-places="1" number:min-integer-digits="1" number:grouping="true"/>
      <number:text> </number:text>
    </number:number-style>
    <number:number-style style:name="N222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222P0"/>
    </number:number-style>
    <number:number-style style:name="N223P0" style:volatile="true">
      <number:number number:decimal-places="3" number:min-integer-digits="1" number:grouping="true"/>
      <number:text> </number:text>
    </number:number-style>
    <number:number-style style:name="N223">
      <style:text-properties fo:color="#ff0000"/>
      <number:text>(</number:text>
      <number:number number:decimal-places="3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number number:decimal-places="4" number:min-integer-digits="1" number:grouping="true"/>
      <number:text> </number:text>
    </number:number-style>
    <number:number-style style:name="N22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224P0"/>
    </number:number-style>
    <number:date-style style:name="N225">
      <number:day number:style="long"/>
      <number:text>-</number:text>
      <number:month number:textual="true"/>
      <number:text>-</number:text>
      <number:year/>
    </number:date-style>
    <number:percentage-style style:name="N226">
      <number:number number:decimal-places="3" number:min-integer-digits="1"/>
      <number:text>%</number:text>
    </number:percentage-style>
    <number:date-style style:name="N227">
      <number:day-of-week/>
    </number:date-style>
    <number:number-style style:name="N228">
      <number:number number:decimal-places="1" number:min-integer-digits="1"/>
    </number:number-style>
    <number:number-style style:name="N229">
      <number:text>CD </number:text>
      <number:number number:decimal-places="1" number:min-integer-digits="1"/>
    </number:number-style>
    <number:number-style style:name="N230">
      <number:text>CPR </number:text>
      <number:number number:decimal-places="0" number:min-integer-digits="1"/>
    </number:number-style>
    <number:number-style style:name="N231">
      <number:number number:decimal-places="0" number:min-integer-digits="1"/>
      <number:text> </number:text>
    </number:number-style>
    <number:number-style style:name="N232P0" style:volatile="true">
      <number:number number:decimal-places="0" number:min-integer-digits="1"/>
      <number:text> </number:text>
    </number:number-style>
    <number:number-style style:name="N232">
      <style:text-properties fo:color="#ff0000"/>
      <number:text>(</number:text>
      <number:number number:decimal-places="0" number:min-integer-digits="1"/>
      <number:text>)</number:text>
      <style:map style:condition="value()&gt;=0" style:apply-style-name="N232P0"/>
    </number:number-style>
    <number:date-style style:name="N233">
      <number:day-of-week/>
      <number:text>-</number:text>
      <number:day number:style="long"/>
    </number:date-style>
    <number:date-style style:name="N234">
      <number:month/>
      <number:text>/</number:text>
      <number:day/>
    </number:date-style>
    <number:number-style style:name="N236P0" style:volatile="true">
      <number:number number:decimal-places="5" number:min-integer-digits="1" number:grouping="true"/>
      <number:text> </number:text>
    </number:number-style>
    <number:number-style style:name="N236">
      <style:text-properties fo:color="#ff0000"/>
      <number:text>(</number:text>
      <number:number number:decimal-places="5" number:min-integer-digits="1" number:grouping="true"/>
      <number:text>)</number:text>
      <style:map style:condition="value()&gt;=0" style:apply-style-name="N236P0"/>
    </number:number-style>
    <number:number-style style:name="N237">
      <number:number number:decimal-places="2" number:min-integer-digits="1"/>
      <number:text> </number:text>
    </number:number-style>
    <number:number-style style:name="N238P0" style:volatile="true">
      <number:number number:decimal-places="2" number:min-integer-digits="1"/>
      <number:text> </number:text>
    </number:number-style>
    <number:number-style style:name="N238">
      <style:text-properties fo:color="#ff0000"/>
      <number:text>(</number:text>
      <number:number number:decimal-places="2" number:min-integer-digits="1"/>
      <number:text>)</number:text>
      <style:map style:condition="value()&gt;=0" style:apply-style-name="N238P0"/>
    </number:number-style>
    <number:number-style style:name="N239">
      <number:number number:decimal-places="9" number:min-integer-digits="1"/>
    </number:number-style>
    <number:date-style style:name="N240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date-style style:name="N241">
      <number:month number:textual="true"/>
      <number:text>-</number:text>
      <number:year/>
      <number:text> </number:text>
    </number:date-style>
    <number:number-style style:name="N242">
      <number:number number:decimal-places="3" number:min-integer-digits="1" number:grouping="true"/>
    </number:number-style>
    <number:date-style style:name="N243">
      <number:month number:style="long" number:textual="true"/>
      <number:text>-</number:text>
      <number:year/>
    </number:date-style>
    <number:date-style style:name="N244">
      <number:day-of-week/>
      <number:text>-</number:text>
      <number:day number:style="long"/>
      <number:text>-</number:text>
      <number:month number:style="long"/>
    </number:date-style>
    <number:number-style style:name="N246P0" style:volatile="true">
      <number:text>$</number:text>
      <number:number number:decimal-places="4" number:min-integer-digits="1" number:grouping="true"/>
      <number:text> </number:text>
    </number:number-style>
    <number:number-style style:name="N246">
      <style:text-properties fo:color="#ff0000"/>
      <number:text>($</number:text>
      <number:number number:decimal-places="4" number:min-integer-digits="1" number:grouping="true"/>
      <number:text>)</number:text>
      <style:map style:condition="value()&gt;=0" style:apply-style-name="N246P0"/>
    </number:number-style>
    <number:number-style style:name="N248P0" style:volatile="true">
      <number:number number:decimal-places="6" number:min-integer-digits="1" number:grouping="true"/>
      <number:text> </number:text>
    </number:number-style>
    <number:number-style style:name="N248">
      <number:text>(</number:text>
      <number:number number:decimal-places="6" number:min-integer-digits="1" number:grouping="true"/>
      <number:text>)</number:text>
      <style:map style:condition="value()&gt;=0" style:apply-style-name="N248P0"/>
    </number:number-style>
    <number:number-style style:name="N249P0" style:volatile="true">
      <number:number number:decimal-places="4" number:min-integer-digits="1" number:grouping="true"/>
      <number:text> </number:text>
    </number:number-style>
    <number:number-style style:name="N249">
      <number:text>(</number:text>
      <number:number number:decimal-places="4" number:min-integer-digits="1" number:grouping="true"/>
      <number:text>)</number:text>
      <style:map style:condition="value()&gt;=0" style:apply-style-name="N249P0"/>
    </number:number-style>
    <number:number-style style:name="N250P0" style:volatile="true">
      <number:text>$</number:text>
      <number:number number:decimal-places="4" number:min-integer-digits="1" number:grouping="true"/>
      <number:text> </number:text>
    </number:number-style>
    <number:number-style style:name="N250">
      <number:text>($</number:text>
      <number:number number:decimal-places="4" number:min-integer-digits="1" number:grouping="true"/>
      <number:text>)</number:text>
      <style:map style:condition="value()&gt;=0" style:apply-style-name="N250P0"/>
    </number:number-style>
    <number:number-style style:name="N252P0" style:volatile="true">
      <number:text>$</number:text>
      <number:number number:decimal-places="5" number:min-integer-digits="1" number:grouping="true"/>
      <number:text> </number:text>
    </number:number-style>
    <number:number-style style:name="N252">
      <number:text>($</number:text>
      <number:number number:decimal-places="5" number:min-integer-digits="1" number:grouping="true"/>
      <number:text>)</number:text>
      <style:map style:condition="value()&gt;=0" style:apply-style-name="N252P0"/>
    </number:number-style>
    <number:number-style style:name="N254P0" style:volatile="true">
      <number:text>$</number:text>
      <number:number number:decimal-places="6" number:min-integer-digits="1" number:grouping="true"/>
      <number:text> </number:text>
    </number:number-style>
    <number:number-style style:name="N254">
      <number:text>($</number:text>
      <number:number number:decimal-places="6" number:min-integer-digits="1" number:grouping="true"/>
      <number:text>)</number:text>
      <style:map style:condition="value()&gt;=0" style:apply-style-name="N254P0"/>
    </number:number-style>
    <number:number-style style:name="N256P0" style:volatile="true">
      <number:text>$</number:text>
      <number:number number:decimal-places="1" number:min-integer-digits="1" number:grouping="true"/>
      <number:text> </number:text>
    </number:number-style>
    <number:number-style style:name="N25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$</number:text>
      <number:number number:decimal-places="1" number:min-integer-digits="1" number:grouping="true"/>
      <number:text> </number:text>
    </number:number-style>
    <number:number-style style:name="N257">
      <number:text>($</number:text>
      <number:number number:decimal-places="1" number:min-integer-digits="1" number:grouping="true"/>
      <number:text>)</number:text>
      <style:map style:condition="value()&gt;=0" style:apply-style-name="N257P0"/>
    </number:number-style>
    <number:number-style style:name="N258">
      <number:number number:decimal-places="4" number:min-integer-digits="1" number:grouping="true"/>
    </number:number-style>
    <number:date-style style:name="N2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260P0" style:volatile="true">
      <number:number number:decimal-places="1" number:min-integer-digits="1" number:grouping="true"/>
      <number:text> </number:text>
    </number:number-style>
    <number:number-style style:name="N260">
      <number:text>(</number:text>
      <number:number number:decimal-places="1" number:min-integer-digits="1" number:grouping="true"/>
      <number:text>)</number:text>
      <style:map style:condition="value()&gt;=0" style:apply-style-name="N260P0"/>
    </number:number-style>
    <number:number-style style:name="N261P0" style:volatile="true">
      <number:number number:decimal-places="3" number:min-integer-digits="1" number:grouping="true"/>
      <number:text> </number:text>
    </number:number-style>
    <number:number-style style:name="N261">
      <number:text>(</number:text>
      <number:number number:decimal-places="3" number:min-integer-digits="1" number:grouping="true"/>
      <number:text>)</number:text>
      <style:map style:condition="value()&gt;=0" style:apply-style-name="N261P0"/>
    </number:number-style>
    <number:number-style style:name="N262P0" style:volatile="true">
      <number:number number:decimal-places="5" number:min-integer-digits="1" number:grouping="true"/>
      <number:text> </number:text>
    </number:number-style>
    <number:number-style style:name="N262">
      <number:text>(</number:text>
      <number:number number:decimal-places="5" number:min-integer-digits="1" number:grouping="true"/>
      <number:text>)</number:text>
      <style:map style:condition="value()&gt;=0" style:apply-style-name="N262P0"/>
    </number:number-style>
    <number:number-style style:name="N264P0" style:volatile="true">
      <number:text>$</number:text>
      <number:number number:decimal-places="2" number:min-integer-digits="1" number:grouping="true"/>
    </number:number-style>
    <number:number-style style:name="N264">
      <number:text>($</number:text>
      <number:number number:decimal-places="2" number:min-integer-digits="1" number:grouping="true"/>
      <number:text>)</number:text>
      <style:map style:condition="value()&gt;=0" style:apply-style-name="N264P0"/>
    </number:number-style>
    <number:number-style style:name="N265">
      <number:number number:decimal-places="10" number:min-integer-digits="1"/>
    </number:number-style>
    <number:number-style style:name="N266">
      <number:number number:decimal-places="1" number:min-integer-digits="1" number:grouping="true"/>
    </number:number-style>
    <number:number-style style:name="N267">
      <number:number number:decimal-places="5" number:min-integer-digits="1" number:grouping="true"/>
    </number:number-style>
    <number:number-style style:name="N268">
      <number:number number:decimal-places="6" number:min-integer-digits="1" number:grouping="true"/>
    </number:number-style>
    <number:date-style style:name="N269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70">
      <number:year/>
      <number:month number:style="long"/>
    </number:date-style>
    <number:date-style style:name="N271">
      <number:month number:style="long" number:textual="true"/>
      <number:text> </number:text>
      <number:year number:style="long"/>
    </number:date-style>
    <number:number-style style:name="N272P0" style:volatile="true">
      <number:number number:decimal-places="2" number:min-integer-digits="1" number:grouping="true"/>
      <number:text> </number:text>
    </number:number-style>
    <number:number-style style:name="N272">
      <number:text>(</number:text>
      <number:number number:decimal-places="4" number:min-integer-digits="1" number:grouping="true"/>
      <number:text>)</number:text>
      <style:map style:condition="value()&gt;=0" style:apply-style-name="N272P0"/>
    </number:number-style>
    <number:date-style style:name="N273">
      <number:month number:textual="true"/>
      <number:text> </number:text>
      <number:year number:style="long"/>
    </number:date-style>
    <number:date-style style:name="N274">
      <number:month number:textual="true"/>
      <number:text> </number:text>
      <number:year/>
    </number:date-style>
    <number:number-style style:name="N276P0" style:volatile="true">
      <number:text>$</number:text>
      <number:number number:decimal-places="0" number:min-integer-digits="1" number:grouping="true"/>
    </number:number-style>
    <number:number-style style:name="N276">
      <number:text>-$</number:text>
      <number:number number:decimal-places="0" number:min-integer-digits="1" number:grouping="true"/>
      <style:map style:condition="value()&gt;=0" style:apply-style-name="N276P0"/>
    </number:number-style>
    <number:number-style style:name="N277P0" style:volatile="true">
      <number:text>$</number:text>
      <number:number number:decimal-places="0" number:min-integer-digits="1" number:grouping="true"/>
    </number:number-style>
    <number:number-style style:name="N277">
      <style:text-properties fo:color="#ff0000"/>
      <number:text>-$</number:text>
      <number:number number:decimal-places="0" number:min-integer-digits="1" number:grouping="true"/>
      <style:map style:condition="value()&gt;=0" style:apply-style-name="N277P0"/>
    </number:number-style>
    <number:number-style style:name="N278P0" style:volatile="true">
      <number:text>$</number:text>
      <number:number number:decimal-places="2" number:min-integer-digits="1" number:grouping="true"/>
    </number:number-style>
    <number:number-style style:name="N278">
      <number:text>-$</number:text>
      <number:number number:decimal-places="2" number:min-integer-digits="1" number:grouping="true"/>
      <style:map style:condition="value()&gt;=0" style:apply-style-name="N278P0"/>
    </number:number-style>
    <number:number-style style:name="N279P0" style:volatile="true">
      <number:text>$</number:text>
      <number:number number:decimal-places="2" number:min-integer-digits="1" number:grouping="true"/>
    </number:number-style>
    <number:number-style style:name="N279">
      <style:text-properties fo:color="#ff0000"/>
      <number:text>-$</number:text>
      <number:number number:decimal-places="2" number:min-integer-digits="1" number:grouping="true"/>
      <style:map style:condition="value()&gt;=0" style:apply-style-name="N279P0"/>
    </number:number-style>
    <number:number-style style:name="N281P0" style:volatile="true">
      <number:text> $</number:text>
      <number:number number:decimal-places="0" number:min-integer-digits="1" number:grouping="true"/>
      <number:text> </number:text>
    </number:number-style>
    <number:number-style style:name="N281P1" style:volatile="true">
      <number:text>-$</number:text>
      <number:number number:decimal-places="0" number:min-integer-digits="1" number:grouping="true"/>
      <number:text> </number:text>
    </number:number-style>
    <number:number-style style:name="N281P2" style:volatile="true">
      <number:text> $-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3P0" style:volatile="true">
      <number:text> $</number:text>
      <number:number number:decimal-places="2" number:min-integer-digits="1" number:grouping="true"/>
      <number:text> </number:text>
    </number:number-style>
    <number:number-style style:name="N283P1" style:volatile="true">
      <number:text>-$</number:text>
      <number:number number:decimal-places="2" number:min-integer-digits="1" number:grouping="true"/>
      <number:text> </number:text>
    </number:number-style>
    <number:number-style style:name="N283P2" style:volatile="true">
      <number:text> $-</number:text>
      <number:number number:decimal-places="0" number:min-integer-digits="0"/>
      <number:text>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6P0" style:volatile="true">
      <number:text> $</number:text>
      <number:number number:decimal-places="3" number:min-integer-digits="1" number:grouping="true"/>
      <number:text> </number:text>
    </number:number-style>
    <number:number-style style:name="N286P1" style:volatile="true">
      <number:text> $(</number:text>
      <number:number number:decimal-places="3" number:min-integer-digits="1" number:grouping="true"/>
      <number:text>)</number:text>
    </number:number-style>
    <number:number-style style:name="N286P2" style:volatile="true">
      <number:text> $-</number:text>
      <number:number number:decimal-places="0" number:min-integer-digits="0"/>
      <number:text>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9P0" style:volatile="true">
      <number:text> $</number:text>
      <number:number number:decimal-places="4" number:min-integer-digits="1" number:grouping="true"/>
      <number:text> </number:text>
    </number:number-style>
    <number:number-style style:name="N289P1" style:volatile="true">
      <number:text> $(</number:text>
      <number:number number:decimal-places="4" number:min-integer-digits="1" number:grouping="true"/>
      <number:text>)</number:text>
    </number:number-style>
    <number:number-style style:name="N289P2" style:volatile="true">
      <number:text> $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2P0" style:volatile="true">
      <number:text> $</number:text>
      <number:number number:decimal-places="5" number:min-integer-digits="1" number:grouping="true"/>
      <number:text> </number:text>
    </number:number-style>
    <number:number-style style:name="N292P1" style:volatile="true">
      <number:text> $(</number:text>
      <number:number number:decimal-places="5" number:min-integer-digits="1" number:grouping="true"/>
      <number:text>)</number:text>
    </number:number-style>
    <number:number-style style:name="N292P2" style:volatile="true">
      <number:text> $-</number:text>
      <number:number number:decimal-places="0" number:min-integer-digits="0"/>
      <number:text>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5P0" style:volatile="true">
      <number:text> $</number:text>
      <number:number number:decimal-places="6" number:min-integer-digits="1" number:grouping="true"/>
      <number:text> </number:text>
    </number:number-style>
    <number:number-style style:name="N295P1" style:volatile="true">
      <number:text> $(</number:text>
      <number:number number:decimal-places="6" number:min-integer-digits="1" number:grouping="true"/>
      <number:text>)</number:text>
    </number:number-style>
    <number:number-style style:name="N295P2" style:volatile="true">
      <number:text> $-</number:text>
      <number:number number:decimal-places="0" number:min-integer-digits="0"/>
      <number:text>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date-style style:name="N296">
      <number:month/>
      <number:text>/</number:text>
      <number:year/>
    </number:date-style>
    <number:number-style style:name="N298P0" style:volatile="true">
      <number:text>$</number:text>
      <number:number number:decimal-places="3" number:min-integer-digits="1" number:grouping="true"/>
      <number:text> </number:text>
    </number:number-style>
    <number:number-style style:name="N298">
      <number:text>($</number:text>
      <number:number number:decimal-places="3" number:min-integer-digits="1" number:grouping="true"/>
      <number:text>)</number:text>
      <style:map style:condition="value()&gt;=0" style:apply-style-name="N298P0"/>
    </number:number-style>
    <number:number-style style:name="N300P0" style:volatile="true">
      <number:text>C$</number:text>
      <number:number number:decimal-places="0" number:min-integer-digits="1" number:grouping="true"/>
      <number:text> </number:text>
    </number:number-style>
    <number:number-style style:name="N300">
      <number:text>(C$</number:text>
      <number:number number:decimal-places="0" number:min-integer-digits="1" number:grouping="true"/>
      <number:text>)</number:text>
      <style:map style:condition="value()&gt;=0" style:apply-style-name="N300P0"/>
    </number:number-style>
    <number:number-style style:name="N302P0" style:volatile="true">
      <number:text>C$</number:text>
      <number:number number:decimal-places="1" number:min-integer-digits="1" number:grouping="true"/>
      <number:text> </number:text>
    </number:number-style>
    <number:number-style style:name="N302">
      <number:text>(C$</number:text>
      <number:number number:decimal-places="1" number:min-integer-digits="1" number:grouping="true"/>
      <number:text>)</number:text>
      <style:map style:condition="value()&gt;=0" style:apply-style-name="N302P0"/>
    </number:number-style>
    <number:number-style style:name="N304P0" style:volatile="true">
      <number:text>C$</number:text>
      <number:number number:decimal-places="2" number:min-integer-digits="1" number:grouping="true"/>
      <number:text> </number:text>
    </number:number-style>
    <number:number-style style:name="N304">
      <number:text>(C$</number:text>
      <number:number number:decimal-places="2" number:min-integer-digits="1" number:grouping="true"/>
      <number:text>)</number:text>
      <style:map style:condition="value()&gt;=0" style:apply-style-name="N304P0"/>
    </number:number-style>
    <number:number-style style:name="N307P0" style:volatile="true">
      <number:number number:decimal-places="7" number:min-integer-digits="1" number:grouping="true"/>
      <number:text> </number:text>
    </number:number-style>
    <number:number-style style:name="N307P1" style:volatile="true">
      <number:text> (</number:text>
      <number:number number:decimal-places="7" number:min-integer-digits="1" number:grouping="true"/>
      <number:text>)</number:text>
    </number:number-style>
    <number:number-style style:name="N307P2" style:volatile="true">
      <number:text> -</number:text>
      <number:number number:decimal-places="0" number:min-integer-digits="0"/>
      <number:text>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date-style style:name="N308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.</number:text>
      <number:seconds number:style="long"/>
    </number:date-style>
    <number:date-style style:name="N309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:</number:text>
      <number:seconds number:style="long"/>
    </number:date-style>
    <number:number-style style:name="N310">
      <number:number number:decimal-places="11" number:min-integer-digits="1"/>
    </number:number-style>
    <number:number-style style:name="N311">
      <number:number number:decimal-places="12" number:min-integer-digits="1"/>
    </number:number-style>
    <number:number-style style:name="N312P0" style:volatile="true">
      <number:text>$</number:text>
      <number:number number:decimal-places="3" number:min-integer-digits="1" number:grouping="true"/>
      <number:text> </number:text>
    </number:number-style>
    <number:number-style style:name="N312">
      <style:text-properties fo:color="#ff0000"/>
      <number:text>($</number:text>
      <number:number number:decimal-places="3" number:min-integer-digits="1" number:grouping="true"/>
      <number:text>)</number:text>
      <style:map style:condition="value()&gt;=0" style:apply-style-name="N312P0"/>
    </number:number-style>
    <number:date-style style:name="N313">
      <number:month number:style="long"/>
      <number:text>/</number:text>
      <number:day number:style="long"/>
      <number:text>/</number:text>
      <number:year/>
    </number:date-style>
    <number:percentage-style style:name="N314">
      <number:number number:decimal-places="4" number:min-integer-digits="1"/>
      <number:text>%</number:text>
    </number:percentage-style>
    <number:time-style style:name="N315">
      <number:hours number:style="long"/>
      <number:text>:</number:text>
      <number:minutes number:style="long"/>
      <number:text> </number:text>
      <number:am-pm/>
      <number:text> </number:text>
    </number:time-style>
    <number:date-style style:name="N316">
      <number:month number:style="long"/>
      <number:text>/</number:text>
      <number:day number:style="long"/>
      <number:text>/</number:text>
      <number:year/>
      <number:text> </number:text>
    </number:date-style>
    <number:date-style style:name="N317">
      <number:day number:style="long"/>
      <number:text>-</number:text>
      <number:month number:textual="true"/>
      <number:text> </number:text>
    </number:date-style>
    <number:number-style style:name="N318">
      <number:number number:decimal-places="1" number:min-integer-digits="1"/>
      <number:text> </number:text>
    </number:number-style>
    <number:number-style style:name="N320P0" style:volatile="true">
      <number:text>"</number:text>
    </number:number-style>
    <number:number-style style:name="N320P1" style:volatile="true">
      <number:text>"</number:text>
    </number:number-style>
    <number:number-style style:name="N320">
      <number:text/>
      <style:map style:condition="value()&gt;0" style:apply-style-name="N320P0"/>
      <style:map style:condition="value()&lt;0" style:apply-style-name="N320P1"/>
    </number:number-style>
    <number:date-style style:name="N321">
      <number:day number:style="long"/>
      <number:text>-</number:text>
      <number:month number:textual="true"/>
      <number:text>-</number:text>
      <number:year/>
      <number:text> </number:text>
    </number:date-style>
    <number:number-style style:name="N322P0" style:volatile="true">
      <number:number number:decimal-places="7" number:min-integer-digits="1" number:grouping="true"/>
      <number:text> </number:text>
    </number:number-style>
    <number:number-style style:name="N322">
      <number:text>(</number:text>
      <number:number number:decimal-places="7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number number:decimal-places="6" number:min-integer-digits="1" number:grouping="true"/>
      <number:text> </number:text>
    </number:number-style>
    <number:number-style style:name="N323">
      <style:text-properties fo:color="#ff0000"/>
      <number:text>(</number:text>
      <number:number number:decimal-places="6" number:min-integer-digits="1" number:grouping="true"/>
      <number:text>)</number:text>
      <style:map style:condition="value()&gt;=0" style:apply-style-name="N323P0"/>
    </number:number-style>
    <number:number-style style:name="N324P0" style:volatile="true">
      <number:number number:decimal-places="7" number:min-integer-digits="1" number:grouping="true"/>
      <number:text> </number:text>
    </number:number-style>
    <number:number-style style:name="N324">
      <style:text-properties fo:color="#ff0000"/>
      <number:text>(</number:text>
      <number:number number:decimal-places="7" number:min-integer-digits="1" number:grouping="true"/>
      <number:text>)</number:text>
      <style:map style:condition="value()&gt;=0" style:apply-style-name="N324P0"/>
    </number:number-style>
    <number:number-style style:name="N325P0" style:volatile="true">
      <number:number number:decimal-places="8" number:min-integer-digits="1" number:grouping="true"/>
      <number:text> </number:text>
    </number:number-style>
    <number:number-style style:name="N325">
      <style:text-properties fo:color="#ff0000"/>
      <number:text>(</number:text>
      <number:number number:decimal-places="8" number:min-integer-digits="1" number:grouping="true"/>
      <number:text>)</number:text>
      <style:map style:condition="value()&gt;=0" style:apply-style-name="N325P0"/>
    </number:number-style>
    <number:date-style style:name="N326">
      <number:month number:textual="true"/>
      <number:text>-</number:text>
      <number:day number:style="long"/>
    </number:date-style>
    <number:number-style style:name="N327P0" style:volatile="true">
      <number:number number:decimal-places="0" number:min-integer-digits="1" number:grouping="true"/>
    </number:number-style>
    <number:number-style style:name="N327">
      <number:text>(</number:text>
      <number:number number:decimal-places="0" number:min-integer-digits="1" number:grouping="true"/>
      <number:text>)</number:text>
      <style:map style:condition="value()&gt;=0" style:apply-style-name="N327P0"/>
    </number:number-style>
    <number:number-style style:name="N328P0" style:volatile="true">
      <number:text>$</number:text>
      <number:number number:decimal-places="0" number:min-integer-digits="1" number:grouping="true"/>
    </number:number-style>
    <number:number-style style:name="N328">
      <number:text>($</number:text>
      <number:number number:decimal-places="0" number:min-integer-digits="1" number:grouping="true"/>
      <number:text>)</number:text>
      <style:map style:condition="value()&gt;=0" style:apply-style-name="N328P0"/>
    </number:number-style>
    <number:number-style style:name="N330P0" style:volatile="true">
      <number:number number:decimal-places="5" number:min-integer-digits="1" number:grouping="true"/>
      <number:text> </number:text>
    </number:number-style>
    <number:number-style style:name="N330P1" style:volatile="true">
      <number:text> (</number:text>
      <number:number number:decimal-places="5" number:min-integer-digits="1" number:grouping="true"/>
      <number:text>)</number:text>
    </number:number-style>
    <number:number-style style:name="N330P2" style:volatile="true">
      <number:text> -</number:text>
      <number:number number:decimal-places="0" number:min-integer-digits="0"/>
      <number:text> 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2P0" style:volatile="true">
      <number:number number:decimal-places="6" number:min-integer-digits="1" number:grouping="true"/>
      <number:text> </number:text>
    </number:number-style>
    <number:number-style style:name="N332P1" style:volatile="true">
      <number:text> (</number:text>
      <number:number number:decimal-places="6" number:min-integer-digits="1" number:grouping="true"/>
      <number:text>)</number:text>
    </number:number-style>
    <number:number-style style:name="N332P2" style:volatile="true">
      <number:text> -</number:text>
      <number:number number:decimal-places="0" number:min-integer-digits="0"/>
      <number:text>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percentage-style style:name="N333">
      <number:number number:decimal-places="5" number:min-integer-digits="1"/>
      <number:text>%</number:text>
    </number:percentage-style>
    <number:percentage-style style:name="N334">
      <number:number number:decimal-places="6" number:min-integer-digits="1"/>
      <number:text>%</number:text>
    </number:percentage-style>
    <number:number-style style:name="N335">
      <number:number number:decimal-places="7" number:min-integer-digits="1" number:grouping="true"/>
    </number:number-style>
    <number:number-style style:name="N336">
      <number:number number:decimal-places="10" number:min-integer-digits="1" number:grouping="true"/>
    </number:number-style>
    <number:number-style style:name="N337">
      <number:number number:decimal-places="11" number:min-integer-digits="1" number:grouping="true"/>
    </number:number-style>
    <number:number-style style:name="N338">
      <number:number number:decimal-places="13" number:min-integer-digits="1"/>
    </number:number-style>
    <number:number-style style:name="N340P0" style:volatile="true">
      <number:number number:decimal-places="9" number:min-integer-digits="1" number:grouping="true"/>
      <number:text> </number:text>
    </number:number-style>
    <number:number-style style:name="N340">
      <number:text>(</number:text>
      <number:number number:decimal-places="9" number:min-integer-digits="1" number:grouping="true"/>
      <number:text>)</number:text>
      <style:map style:condition="value()&gt;=0" style:apply-style-name="N340P0"/>
    </number:number-style>
    <number:number-style style:name="N341">
      <number:text>W</number:text>
      <number:number number:decimal-places="0" number:min-integer-digits="1" number:grouping="true"/>
    </number:number-style>
    <number:percentage-style style:name="N342">
      <number:number number:decimal-places="17" number:min-integer-digits="1"/>
      <number:text>%</number:text>
    </number:percentage-style>
    <number:percentage-style style:name="N343">
      <number:number number:decimal-places="18" number:min-integer-digits="1"/>
      <number:text>%</number:text>
    </number:percentage-style>
    <number:percentage-style style:name="N344">
      <number:number number:decimal-places="14" number:min-integer-digits="1"/>
      <number:text>%</number:text>
    </number:percentage-style>
    <number:number-style style:name="N345">
      <number:number number:decimal-places="1" number:min-integer-digits="1"/>
      <number:text>x</number:text>
    </number:number-style>
    <number:number-style style:name="N347P0" style:volatile="true">
      <number:number number:decimal-places="10" number:min-integer-digits="1" number:grouping="true"/>
      <number:text> </number:text>
    </number:number-style>
    <number:number-style style:name="N347">
      <number:text>(</number:text>
      <number:number number:decimal-places="10" number:min-integer-digits="1" number:grouping="true"/>
      <number:text>)</number:text>
      <style:map style:condition="value()&gt;=0" style:apply-style-name="N347P0"/>
    </number:number-style>
    <number:number-style style:name="N348">
      <number:text>W</number:text>
      <number:number number:decimal-places="1" number:min-integer-digits="1" number:grouping="true"/>
    </number:number-style>
    <number:number-style style:name="N349P0" style:volatile="true">
      <number:text>\</number:text>
      <number:number number:decimal-places="0" number:min-integer-digits="1" number:grouping="true"/>
    </number:number-style>
    <number:number-style style:name="N349">
      <number:text>-\</number:text>
      <number:number number:decimal-places="0" number:min-integer-digits="1" number:grouping="true"/>
      <style:map style:condition="value()&gt;=0" style:apply-style-name="N349P0"/>
    </number:number-style>
    <number:number-style style:name="N350P0" style:volatile="true">
      <number:text>\</number:text>
      <number:number number:decimal-places="0" number:min-integer-digits="1" number:grouping="true"/>
    </number:number-style>
    <number:number-style style:name="N350">
      <style:text-properties fo:color="#ff0000"/>
      <number:text>-\</number:text>
      <number:number number:decimal-places="0" number:min-integer-digits="1" number:grouping="true"/>
      <style:map style:condition="value()&gt;=0" style:apply-style-name="N350P0"/>
    </number:number-style>
    <number:number-style style:name="N351P0" style:volatile="true">
      <number:text>\</number:text>
      <number:number number:decimal-places="2" number:min-integer-digits="1" number:grouping="true"/>
    </number:number-style>
    <number:number-style style:name="N351">
      <number:text>-\</number:text>
      <number:number number:decimal-places="2" number:min-integer-digits="1" number:grouping="true"/>
      <style:map style:condition="value()&gt;=0" style:apply-style-name="N351P0"/>
    </number:number-style>
    <number:number-style style:name="N352P0" style:volatile="true">
      <number:text>\</number:text>
      <number:number number:decimal-places="2" number:min-integer-digits="1" number:grouping="true"/>
    </number:number-style>
    <number:number-style style:name="N352">
      <style:text-properties fo:color="#ff0000"/>
      <number:text>-\</number:text>
      <number:number number:decimal-places="2" number:min-integer-digits="1" number:grouping="true"/>
      <style:map style:condition="value()&gt;=0" style:apply-style-name="N352P0"/>
    </number:number-style>
    <number:number-style style:name="N353P0" style:volatile="true">
      <number:text>\</number:text>
      <number:number number:decimal-places="0" number:min-integer-digits="1" number:grouping="true"/>
    </number:number-style>
    <number:number-style style:name="N353">
      <number:text>\-</number:text>
      <number:number number:decimal-places="0" number:min-integer-digits="1" number:grouping="true"/>
      <style:map style:condition="value()&gt;=0" style:apply-style-name="N353P0"/>
    </number:number-style>
    <number:number-style style:name="N354P0" style:volatile="true">
      <number:text>\</number:text>
      <number:number number:decimal-places="0" number:min-integer-digits="1" number:grouping="true"/>
    </number:number-style>
    <number:number-style style:name="N354">
      <number:text>\\-</number:text>
      <number:number number:decimal-places="0" number:min-integer-digits="1" number:grouping="true"/>
      <style:map style:condition="value()&gt;=0" style:apply-style-name="N354P0"/>
    </number:number-style>
    <number:number-style style:name="N355P0" style:volatile="true">
      <number:text>\</number:text>
      <number:number number:decimal-places="0" number:min-integer-digits="1" number:grouping="true"/>
    </number:number-style>
    <number:number-style style:name="N355">
      <style:text-properties fo:color="#ff0000"/>
      <number:text>\\-</number:text>
      <number:number number:decimal-places="0" number:min-integer-digits="1" number:grouping="true"/>
      <style:map style:condition="value()&gt;=0" style:apply-style-name="N355P0"/>
    </number:number-style>
    <number:number-style style:name="N356P0" style:volatile="true">
      <number:text>\</number:text>
      <number:number number:decimal-places="2" number:min-integer-digits="1" number:grouping="true"/>
    </number:number-style>
    <number:number-style style:name="N356">
      <number:text>\\-</number:text>
      <number:number number:decimal-places="2" number:min-integer-digits="1" number:grouping="true"/>
      <style:map style:condition="value()&gt;=0" style:apply-style-name="N356P0"/>
    </number:number-style>
    <number:number-style style:name="N357P0" style:volatile="true">
      <number:text>\</number:text>
      <number:number number:decimal-places="2" number:min-integer-digits="1" number:grouping="true"/>
    </number:number-style>
    <number:number-style style:name="N357">
      <style:text-properties fo:color="#ff0000"/>
      <number:text>\\-</number:text>
      <number:number number:decimal-places="2" number:min-integer-digits="1" number:grouping="true"/>
      <style:map style:condition="value()&gt;=0" style:apply-style-name="N357P0"/>
    </number:number-style>
    <number:number-style style:name="N358P0" style:volatile="true">
      <number:text> \</number:text>
      <number:number number:decimal-places="0" number:min-integer-digits="1" number:grouping="true"/>
      <number:text> </number:text>
    </number:number-style>
    <number:number-style style:name="N358P1" style:volatile="true">
      <number:text> \\-</number:text>
      <number:number number:decimal-places="0" number:min-integer-digits="1" number:grouping="true"/>
      <number:text> </number:text>
    </number:number-style>
    <number:number-style style:name="N358P2" style:volatile="true">
      <number:text> \- </number:text>
    </number:number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59P0" style:volatile="true">
      <number:number number:decimal-places="0" number:min-integer-digits="1" number:grouping="true"/>
      <number:text> </number:text>
    </number:number-style>
    <number:number-style style:name="N359P1" style:volatile="true">
      <number:text> \-</number:text>
      <number:number number:decimal-places="0" number:min-integer-digits="1" number:grouping="true"/>
      <number:text> </number:text>
    </number:number-style>
    <number:number-style style:name="N359P2" style:volatile="true">
      <number:text> -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P0" style:volatile="true">
      <number:number number:decimal-places="2" number:min-integer-digits="1" number:grouping="true"/>
      <number:text> </number:text>
    </number:number-style>
    <number:number-style style:name="N360P1" style:volatile="true">
      <number:text> \-</number:text>
      <number:number number:decimal-places="2" number:min-integer-digits="1" number:grouping="true"/>
      <number:text> </number:text>
    </number:number-style>
    <number:number-style style:name="N360P2" style:volatile="true">
      <number:text> -</number:text>
      <number:number number:decimal-places="0" number:min-integer-digits="0"/>
      <number:text> </number:text>
    </number:number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number-style style:name="N361P0" style:volatile="true">
      <number:text>\</number:text>
      <number:number number:decimal-places="0" number:min-integer-digits="1" number:grouping="true"/>
    </number:number-style>
    <number:number-style style:name="N361">
      <number:text>\\\-</number:text>
      <number:number number:decimal-places="0" number:min-integer-digits="1" number:grouping="true"/>
      <style:map style:condition="value()&gt;=0" style:apply-style-name="N361P0"/>
    </number:number-style>
    <number:number-style style:name="N362P0" style:volatile="true">
      <number:text>\</number:text>
      <number:number number:decimal-places="0" number:min-integer-digits="1" number:grouping="true"/>
    </number:number-style>
    <number:number-style style:name="N362">
      <style:text-properties fo:color="#ff0000"/>
      <number:text>\\\-</number:text>
      <number:number number:decimal-places="0" number:min-integer-digits="1" number:grouping="true"/>
      <style:map style:condition="value()&gt;=0" style:apply-style-name="N362P0"/>
    </number:number-style>
    <number:number-style style:name="N363P0" style:volatile="true">
      <number:text>\</number:text>
      <number:number number:decimal-places="2" number:min-integer-digits="1" number:grouping="true"/>
    </number:number-style>
    <number:number-style style:name="N363">
      <style:text-properties fo:color="#ff0000"/>
      <number:text>\\\-</number:text>
      <number:number number:decimal-places="2" number:min-integer-digits="1" number:grouping="true"/>
      <style:map style:condition="value()&gt;=0" style:apply-style-name="N363P0"/>
    </number:number-style>
    <number:number-style style:name="N364P0" style:volatile="true">
      <number:number number:decimal-places="2" number:min-integer-digits="1" number:grouping="true"/>
      <number:text> </number:text>
    </number:number-style>
    <number:number-style style:name="N364P1" style:volatile="true">
      <number:text> \\-</number:text>
      <number:number number:decimal-places="2" number:min-integer-digits="1" number:grouping="true"/>
      <number:text> </number:text>
    </number:number-style>
    <number:number-style style:name="N364P2" style:volatile="true">
      <number:text> -</number:text>
      <number:number number:decimal-places="0" number:min-integer-digits="0"/>
      <number:text> </number:text>
    </number:number-style>
    <number:text-style style:name="N364"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5P0" style:volatile="true">
      <number:text>\</number:text>
      <number:number number:decimal-places="0" number:min-integer-digits="1" number:grouping="true"/>
    </number:number-style>
    <number:number-style style:name="N365">
      <number:text>\\\\-</number:text>
      <number:number number:decimal-places="0" number:min-integer-digits="1" number:grouping="true"/>
      <style:map style:condition="value()&gt;=0" style:apply-style-name="N365P0"/>
    </number:number-style>
    <number:number-style style:name="N366P0" style:volatile="true">
      <number:text>\</number:text>
      <number:number number:decimal-places="2" number:min-integer-digits="1" number:grouping="true"/>
    </number:number-style>
    <number:number-style style:name="N366">
      <number:text>\\\\-</number:text>
      <number:number number:decimal-places="2" number:min-integer-digits="1" number:grouping="true"/>
      <style:map style:condition="value()&gt;=0" style:apply-style-name="N366P0"/>
    </number:number-style>
    <number:number-style style:name="N367P0" style:volatile="true">
      <number:text>\</number:text>
      <number:number number:decimal-places="2" number:min-integer-digits="1" number:grouping="true"/>
    </number:number-style>
    <number:number-style style:name="N367">
      <style:text-properties fo:color="#ff0000"/>
      <number:text>\\\\-</number:text>
      <number:number number:decimal-places="2" number:min-integer-digits="1" number:grouping="true"/>
      <style:map style:condition="value()&gt;=0" style:apply-style-name="N367P0"/>
    </number:number-style>
    <number:number-style style:name="N368P0" style:volatile="true">
      <number:text> \</number:text>
      <number:number number:decimal-places="0" number:min-integer-digits="1" number:grouping="true"/>
      <number:text> </number:text>
    </number:number-style>
    <number:number-style style:name="N368P1" style:volatile="true">
      <number:text> \\\\-</number:text>
      <number:number number:decimal-places="0" number:min-integer-digits="1" number:grouping="true"/>
      <number:text> </number:text>
    </number:number-style>
    <number:number-style style:name="N368P2" style:volatile="true">
      <number:text> \- </number:text>
    </number:number-style>
    <number:text-style style:name="N368">
      <number:text-content/>
      <number:text> </number:text>
      <style:map style:condition="value()&gt;0" style:apply-style-name="N368P0"/>
      <style:map style:condition="value()&lt;0" style:apply-style-name="N368P1"/>
      <style:map style:condition="value()=0" style:apply-style-name="N368P2"/>
    </number:text-style>
    <number:number-style style:name="N369P0" style:volatile="true">
      <number:number number:decimal-places="0" number:min-integer-digits="1" number:grouping="true"/>
      <number:text> </number:text>
    </number:number-style>
    <number:number-style style:name="N369P1" style:volatile="true">
      <number:text> \\\-</number:text>
      <number:number number:decimal-places="0" number:min-integer-digits="1" number:grouping="true"/>
      <number:text> </number:text>
    </number:number-style>
    <number:number-style style:name="N369P2" style:volatile="true">
      <number:text> -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0P0" style:volatile="true">
      <number:text> \</number:text>
      <number:number number:decimal-places="2" number:min-integer-digits="1" number:grouping="true"/>
      <number:text> </number:text>
    </number:number-style>
    <number:number-style style:name="N370P1" style:volatile="true">
      <number:text> \\\\-</number:text>
      <number:number number:decimal-places="2" number:min-integer-digits="1" number:grouping="true"/>
      <number:text> </number:text>
    </number:number-style>
    <number:number-style style:name="N370P2" style:volatile="true">
      <number:text> \-</number:text>
      <number:number number:decimal-places="0" number:min-integer-digits="0"/>
      <number:text> </number:text>
    </number:number-style>
    <number:text-style style:name="N370">
      <number:text-content/>
      <number:text> </number:text>
      <style:map style:condition="value()&gt;0" style:apply-style-name="N370P0"/>
      <style:map style:condition="value()&lt;0" style:apply-style-name="N370P1"/>
      <style:map style:condition="value()=0" style:apply-style-name="N370P2"/>
    </number:text-style>
    <number:number-style style:name="N371P0" style:volatile="true">
      <number:number number:decimal-places="2" number:min-integer-digits="1" number:grouping="true"/>
      <number:text> </number:text>
    </number:number-style>
    <number:number-style style:name="N371P1" style:volatile="true">
      <number:text> \\\-</number:text>
      <number:number number:decimal-places="2" number:min-integer-digits="1" number:grouping="true"/>
      <number:text> </number:text>
    </number:number-style>
    <number:number-style style:name="N371P2" style:volatile="true">
      <number:text> -</number:text>
      <number:number number:decimal-places="0" number:min-integer-digits="0"/>
      <number:text>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2">
      <number:fraction number:min-integer-digits="0" number:min-numerator-digits="2" number:min-denominator-digits="2"/>
      <number:text>\\\\ </number:text>
    </number:number-style>
    <number:date-style style:name="N373">
      <number:year/>
      <number:text>\\\-</number:text>
      <number:month number:style="long"/>
      <number:text>\\\-</number:text>
      <number:day number:style="long"/>
    </number:date-style>
    <number:date-style style:name="N374">
      <number:day number:style="long"/>
      <number:text>\\\-</number:text>
      <number:month number:textual="true"/>
      <number:text>\\\-</number:text>
      <number:year/>
    </number:date-style>
    <number:date-style style:name="N375">
      <number:day number:style="long"/>
      <number:text>\\\-</number:text>
      <number:month number:textual="true"/>
    </number:date-style>
    <number:date-style style:name="N376">
      <number:month number:textual="true"/>
      <number:text>\\\-</number:text>
      <number:year/>
    </number:date-style>
    <number:time-style style:name="N377">
      <number:hours/>
      <number:text>:</number:text>
      <number:minutes number:style="long"/>
      <number:text>\\\\ </number:text>
      <number:am-pm/>
    </number:time-style>
    <number:time-style style:name="N378">
      <number:hours/>
      <number:text>:</number:text>
      <number:minutes number:style="long"/>
      <number:text>:</number:text>
      <number:seconds number:style="long"/>
      <number:text>\\\\ </number:text>
      <number:am-pm/>
    </number:time-style>
    <number:number-style style:name="N379P0" style:volatile="true">
      <number:text>\</number:text>
      <number:number number:decimal-places="0" number:min-integer-digits="1" number:grouping="true"/>
    </number:number-style>
    <number:number-style style:name="N379">
      <number:text>\\\\\-</number:text>
      <number:number number:decimal-places="0" number:min-integer-digits="1" number:grouping="true"/>
      <style:map style:condition="value()&gt;=0" style:apply-style-name="N379P0"/>
    </number:number-style>
    <number:number-style style:name="N380P0" style:volatile="true">
      <number:text>\</number:text>
      <number:number number:decimal-places="0" number:min-integer-digits="1" number:grouping="true"/>
    </number:number-style>
    <number:number-style style:name="N380">
      <style:text-properties fo:color="#ff0000"/>
      <number:text>\\\\\-</number:text>
      <number:number number:decimal-places="0" number:min-integer-digits="1" number:grouping="true"/>
      <style:map style:condition="value()&gt;=0" style:apply-style-name="N380P0"/>
    </number:number-style>
    <number:date-style style:name="N381">
      <number:year number:style="long"/>
    </number:date-style>
    <number:number-style style:name="N382">
      <number:number number:decimal-places="4" number:min-integer-digits="1"/>
      <number:text> </number:text>
    </number:number-style>
    <number:number-style style:name="N383P0" style:volatile="true">
      <number:number number:decimal-places="4" number:min-integer-digits="1"/>
      <number:text> </number:text>
    </number:number-style>
    <number:number-style style:name="N383">
      <style:text-properties fo:color="#ff0000"/>
      <number:text>(</number:text>
      <number:number number:decimal-places="4" number:min-integer-digits="1"/>
      <number:text>)</number:text>
      <style:map style:condition="value()&gt;=0" style:apply-style-name="N383P0"/>
    </number:number-style>
    <number:number-style style:name="N385P0" style:volatile="true">
      <number:number number:decimal-places="5" number:min-integer-digits="1"/>
      <number:text> </number:text>
    </number:number-style>
    <number:number-style style:name="N385">
      <style:text-properties fo:color="#ff0000"/>
      <number:text>(</number:text>
      <number:number number:decimal-places="5" number:min-integer-digits="1"/>
      <number:text>)</number:text>
      <style:map style:condition="value()&gt;=0" style:apply-style-name="N385P0"/>
    </number:number-style>
    <number:date-style style:name="N8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AU">
      <number:day/>
      <number:text>-</number:text>
      <number:month number:textual="true"/>
      <number:text>-</number:text>
      <number:year/>
    </number:date-style>
    <number:date-style style:name="N8108" number:language="en" number:country="AU">
      <number:day/>
      <number:text>-</number:text>
      <number:month number:textual="true"/>
    </number:date-style>
    <number:date-style style:name="N8109" number:language="en" number:country="AU">
      <number:month number:textual="true"/>
      <number:text>-</number:text>
      <number:year/>
    </number:date-style>
    <number:time-style style:name="N8110" number:language="en" number:country="AU">
      <number:hours/>
      <number:text>:</number:text>
      <number:minutes number:style="long"/>
      <number:text> </number:text>
      <number:am-pm/>
    </number:time-style>
    <number:time-style style:name="N8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AU">
      <number:hours/>
      <number:text>:</number:text>
      <number:minutes number:style="long"/>
    </number:time-style>
    <number:time-style style:name="N8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Times New Roman" style:font-name-asian="Microsoft YaHei" style:font-name-complex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f__3f__20__5b_0_5d__5f_94_3f__3f__3f_" style:display-name="?? [0]_94???" style:family="table-cell" style:parent-style-name="Default" style:data-style-name="N155"/>
    <style:style style:name="_3f__3f__20__5b_0_5d__5f_94_3f__3f__3f__5f_proforma818" style:display-name="?? [0]_94???_proforma818" style:family="table-cell" style:parent-style-name="Default" style:data-style-name="N112"/>
    <style:style style:name="_3f__3f__20__5b_0_5d__5f__3f__3f_" style:display-name="?? [0]_??" style:family="table-cell" style:parent-style-name="Default" style:data-style-name="N157"/>
    <style:style style:name="_3f__3f__20__5b_0_5d__5f__3f__3f__3f_" style:display-name="?? [0]_???" style:family="table-cell" style:parent-style-name="Default" style:data-style-name="N157"/>
    <style:style style:name="_3f__3f__20__5b_0_5d__5f__3f__3f__3f__3f__3f_" style:display-name="?? [0]_?????" style:family="table-cell" style:parent-style-name="Default" style:data-style-name="N157"/>
    <style:style style:name="_3f__3f__20__5b_0_5d__5f__3f__3f__3f__3f__3f__5f__3f__3f__3f_" style:display-name="?? [0]_?????_???" style:family="table-cell" style:parent-style-name="Default" style:data-style-name="N157"/>
    <style:style style:name="_3f__3f__20__5b_0_5d__5f__3f__3f__3f__3f__3f__5f__3f__3f__3f__5f_proforma818" style:display-name="?? [0]_?????_???_proforma818" style:family="table-cell" style:parent-style-name="Default" style:data-style-name="N159"/>
    <style:style style:name="_3f__3f__20__5b_0_5d__5f__3f__3f__3f__3f__3f__5f_proforma818" style:display-name="?? [0]_?????_proforma818" style:family="table-cell" style:parent-style-name="Default" style:data-style-name="N159"/>
    <style:style style:name="_3f__3f__20__5b_0_5d__5f__3f__3f__3f__5f_proforma818" style:display-name="?? [0]_???_proforma818" style:family="table-cell" style:parent-style-name="Default" style:data-style-name="N159"/>
    <style:style style:name="_3f__3f__20__5b_0_5d__5f__3f__3f__5f_proforma818" style:display-name="?? [0]_??_proforma818" style:family="table-cell" style:parent-style-name="Default" style:data-style-name="N159"/>
    <style:style style:name="_3f__3f__20__5b_0_5d__5f_dimon" style:display-name="?? [0]_dimon" style:family="table-cell" style:parent-style-name="Default" style:data-style-name="N157"/>
    <style:style style:name="_3f__3f__20__5b_0_5d__5f_form" style:display-name="?? [0]_form" style:family="table-cell" style:parent-style-name="Default" style:data-style-name="N157"/>
    <style:style style:name="_3f__3f__20__5b_0_5d__5f_form_5f_proforma818" style:display-name="?? [0]_form_proforma818" style:family="table-cell" style:parent-style-name="Default" style:data-style-name="N159"/>
    <style:style style:name="_3f__3f__20__5b_0_5d__5f_laroux" style:display-name="?? [0]_laroux" style:family="table-cell" style:parent-style-name="Default" style:data-style-name="N157"/>
    <style:style style:name="_3f__3f__20__5b_0_5d__5f_laroux_5f_1" style:display-name="?? [0]_laroux_1" style:family="table-cell" style:parent-style-name="Default" style:data-style-name="N108"/>
    <style:style style:name="_3f__3f__20__5b_0_5d__5f_laroux_5f_1_5f_proforma818" style:display-name="?? [0]_laroux_1_proforma818" style:family="table-cell" style:parent-style-name="Default" style:data-style-name="N112"/>
    <style:style style:name="_3f__3f__20__5b_0_5d__5f_laroux_5f_2" style:display-name="?? [0]_laroux_2" style:family="table-cell" style:parent-style-name="Default" style:data-style-name="N0"/>
    <style:style style:name="_3f__3f__20__5b_0_5d__5f_laroux_5f_2_5f_Swap" style:display-name="?? [0]_laroux_2_Swap" style:family="table-cell" style:parent-style-name="Default" style:data-style-name="N177"/>
    <style:style style:name="_3f__3f__20__5b_0_5d__5f_laroux_5f_proforma818" style:display-name="?? [0]_laroux_proforma818" style:family="table-cell" style:parent-style-name="Default" style:data-style-name="N159"/>
    <style:style style:name="_3f__3f__20__5b_0_5d__5f_PERSONAL" style:display-name="?? [0]_PERSONAL" style:family="table-cell" style:parent-style-name="Default" style:data-style-name="N173"/>
    <style:style style:name="_3f__3f__20__5b_0_5d__5f_PERSONAL_5f_1" style:display-name="?? [0]_PERSONAL_1" style:family="table-cell" style:parent-style-name="Default" style:data-style-name="N0"/>
    <style:style style:name="_3f__3f__20__5b_0_5d__5f_PERSONAL_5f_1_5f_proforma818" style:display-name="?? [0]_PERSONAL_1_proforma818" style:family="table-cell" style:parent-style-name="Default" style:data-style-name="N0"/>
    <style:style style:name="_3f__3f__20__5b_0_5d__5f_PERSONAL_5f_1_5f_Swap" style:display-name="?? [0]_PERSONAL_1_Swap" style:family="table-cell" style:parent-style-name="Default" style:data-style-name="N179"/>
    <style:style style:name="_3f__3f__20__5b_0_5d__5f_PERSONAL_5f_2" style:display-name="?? [0]_PERSONAL_2" style:family="table-cell" style:parent-style-name="Default" style:data-style-name="N0"/>
    <style:style style:name="_3f__3f__20__5b_0_5d__5f_PERSONAL_5f_2_5f_proforma818" style:display-name="?? [0]_PERSONAL_2_proforma818" style:family="table-cell" style:parent-style-name="Default" style:data-style-name="N159"/>
    <style:style style:name="_3f__3f__20__5b_0_5d__5f_PERSONAL_5f_3" style:display-name="?? [0]_PERSONAL_3" style:family="table-cell" style:parent-style-name="Default" style:data-style-name="N157"/>
    <style:style style:name="_3f__3f__20__5b_0_5d__5f_PERSONAL_5f_proforma818" style:display-name="?? [0]_PERSONAL_proforma818" style:family="table-cell" style:parent-style-name="Default" style:data-style-name="N112"/>
    <style:style style:name="_3f__3f__20__5b_0_5d__5f_Sheet2" style:display-name="?? [0]_Sheet2" style:family="table-cell" style:parent-style-name="Default" style:data-style-name="N0"/>
    <style:style style:name="_3f__3f__20__5b_0_5d__5f_Sheet2_5f_Swap" style:display-name="?? [0]_Sheet2_Swap" style:family="table-cell" style:parent-style-name="Default" style:data-style-name="N181"/>
    <style:style style:name="_3f__3f__5f_94_3f__3f__3f_" style:display-name="??_94???" style:family="table-cell" style:parent-style-name="Default" style:data-style-name="N152"/>
    <style:style style:name="_3f__3f__5f_94_3f__3f__3f__5f_proforma818" style:display-name="??_94???_proforma818" style:family="table-cell" style:parent-style-name="Default" style:data-style-name="N113"/>
    <style:style style:name="_3f__3f__5f_970120" style:display-name="??_970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3f__3f__5f_97_3f__3f__3f_" style:display-name="??_97???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?" fo:font-size="12pt" fo:font-style="normal" fo:text-shadow="none" style:text-underline-style="none" fo:font-weight="normal" style:font-size-asian="12pt" style:font-style-asian="normal" style:font-weight-asian="normal" style:font-name-complex="???" style:font-size-complex="12pt" style:font-style-complex="normal" style:font-weight-complex="normal"/>
    </style:style>
    <style:style style:name="_3f__3f__5f__3f_._3f__3f__3f__3f_" style:display-name="??_?.????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?1" fo:font-size="12pt" fo:font-style="normal" fo:text-shadow="none" style:text-underline-style="none" fo:font-weight="normal" style:font-size-asian="12pt" style:font-style-asian="normal" style:font-weight-asian="normal" style:font-name-complex="???1" style:font-size-complex="12pt" style:font-style-complex="normal" style:font-weight-complex="normal"/>
    </style:style>
    <style:style style:name="_3f__3f__5f__3f__3f_" style:display-name="??_??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_3f__3f__5f__3f__3f__3f_" style:display-name="??_???" style:family="table-cell" style:parent-style-name="Default" style:data-style-name="N161"/>
    <style:style style:name="_3f__3f__5f__3f__3f__3f__3f_" style:display-name="??_????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?" fo:font-size="12pt" fo:font-style="normal" fo:text-shadow="none" style:text-underline-style="none" fo:font-weight="normal" style:font-size-asian="12pt" style:font-style-asian="normal" style:font-weight-asian="normal" style:font-name-complex="???" style:font-size-complex="12pt" style:font-style-complex="normal" style:font-weight-complex="normal"/>
    </style:style>
    <style:style style:name="_3f__3f__5f__3f__3f__3f__3f__3f_" style:display-name="??_?????" style:family="table-cell" style:parent-style-name="Default" style:data-style-name="N161"/>
    <style:style style:name="_3f__3f__5f__3f__3f__3f__3f__3f__5f_1" style:display-name="??_?????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?1" fo:font-size="12pt" fo:font-style="normal" fo:text-shadow="none" style:text-underline-style="none" fo:font-weight="normal" style:font-size-asian="12pt" style:font-style-asian="normal" style:font-weight-asian="normal" style:font-name-complex="???1" style:font-size-complex="12pt" style:font-style-complex="normal" style:font-weight-complex="normal"/>
    </style:style>
    <style:style style:name="_3f__3f__5f__3f__3f__3f__3f__3f__5f_2" style:display-name="??_?????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?" fo:font-size="10pt" fo:font-style="normal" fo:text-shadow="none" style:text-underline-style="none" fo:font-weight="normal" style:font-size-asian="10pt" style:font-style-asian="normal" style:font-weight-asian="normal" style:font-name-complex="???" style:font-size-complex="10pt" style:font-style-complex="normal" style:font-weight-complex="normal"/>
    </style:style>
    <style:style style:name="_3f__3f__5f__3f__3f__3f__3f__3f__5f__3f__3f__3f_" style:display-name="??_?????_???" style:family="table-cell" style:parent-style-name="Default" style:data-style-name="N161"/>
    <style:style style:name="_3f__3f__5f__3f__3f__3f__3f__3f__5f__3f__3f__3f__5f_proforma818" style:display-name="??_?????_???_proforma8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?" fo:font-size="10pt" fo:font-style="normal" fo:text-shadow="none" style:text-underline-style="none" fo:font-weight="normal" style:font-size-asian="10pt" style:font-style-asian="normal" style:font-weight-asian="normal" style:font-name-complex="???" style:font-size-complex="10pt" style:font-style-complex="normal" style:font-weight-complex="normal"/>
    </style:style>
    <style:style style:name="_3f__3f__5f__3f__3f__3f__3f__3f__5f__3f__3f__3f__5f_proforma818_5f_1" style:display-name="??_?????_???_proforma818_1" style:family="table-cell" style:parent-style-name="Default" style:data-style-name="N163"/>
    <style:style style:name="_3f__3f__5f__3f__3f__3f__3f__3f__5f_proforma818" style:display-name="??_?????_proforma8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?1" fo:font-size="12pt" fo:font-style="normal" fo:text-shadow="none" style:text-underline-style="none" fo:font-weight="normal" style:font-size-asian="12pt" style:font-style-asian="normal" style:font-weight-asian="normal" style:font-name-complex="???1" style:font-size-complex="12pt" style:font-style-complex="normal" style:font-weight-complex="normal"/>
    </style:style>
    <style:style style:name="_3f__3f__5f__3f__3f__3f__3f__3f__5f_proforma818_5f_1" style:display-name="??_?????_proforma818_1" style:family="table-cell" style:parent-style-name="Default" style:data-style-name="N163"/>
    <style:style style:name="_3f__3f__5f__3f__3f__3f__3f__5f_1" style:display-name="??_????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_3f__3f__5f__3f__3f__3f__5f_proforma818" style:display-name="??_???_proforma8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?1" fo:font-size="12pt" fo:font-style="normal" fo:text-shadow="none" style:text-underline-style="none" fo:font-weight="normal" style:font-size-asian="12pt" style:font-style-asian="normal" style:font-weight-asian="normal" style:font-name-complex="???1" style:font-size-complex="12pt" style:font-style-complex="normal" style:font-weight-complex="normal"/>
    </style:style>
    <style:style style:name="_3f__3f__5f__3f__3f__3f__5f_proforma818_5f_1" style:display-name="??_???_proforma818_1" style:family="table-cell" style:parent-style-name="Default" style:data-style-name="N163"/>
    <style:style style:name="_3f__3f__5f__3f__3f__5f_1" style:display-name="??_??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?" fo:font-size="12pt" fo:font-style="normal" fo:text-shadow="none" style:text-underline-style="none" fo:font-weight="normal" style:font-size-asian="12pt" style:font-style-asian="normal" style:font-weight-asian="normal" style:font-name-complex="???" style:font-size-complex="12pt" style:font-style-complex="normal" style:font-weight-complex="normal"/>
    </style:style>
    <style:style style:name="_3f__3f__5f__3f__3f__5f__3f__3f__3f__3f_" style:display-name="??_??_????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_3f__3f__5f__3f__3f__5f__3f__3f__3f__3f__5f_proforma818" style:display-name="??_??_????_proforma8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?" fo:font-size="12pt" fo:font-style="normal" fo:text-shadow="none" style:text-underline-style="none" fo:font-weight="normal" style:font-size-asian="12pt" style:font-style-asian="normal" style:font-weight-asian="normal" style:font-name-complex="???" style:font-size-complex="12pt" style:font-style-complex="normal" style:font-weight-complex="normal"/>
    </style:style>
    <style:style style:name="_3f__3f__5f__3f__3f__5f_proforma818" style:display-name="??_??_proforma818" style:family="table-cell" style:parent-style-name="Default" style:data-style-name="N161"/>
    <style:style style:name="_3f__3f__5f__3f__3f__5f_proforma818_5f_1" style:display-name="??_??_proforma818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?1" fo:font-size="12pt" fo:font-style="normal" fo:text-shadow="none" style:text-underline-style="none" fo:font-weight="normal" style:font-size-asian="12pt" style:font-style-asian="normal" style:font-weight-asian="normal" style:font-name-complex="???1" style:font-size-complex="12pt" style:font-style-complex="normal" style:font-weight-complex="normal"/>
    </style:style>
    <style:style style:name="_3f__3f__5f__3f__3f__5f_proforma818_5f_2" style:display-name="??_??_proforma818_2" style:family="table-cell" style:parent-style-name="Default" style:data-style-name="N163"/>
    <style:style style:name="_3f__3f__5f_BEBU_5f_GI" style:display-name="??_BEBU_GI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?" fo:font-size="12pt" fo:font-style="normal" fo:text-shadow="none" style:text-underline-style="none" fo:font-weight="normal" style:font-size-asian="12pt" style:font-style-asian="normal" style:font-weight-asian="normal" style:font-name-complex="???" style:font-size-complex="12pt" style:font-style-complex="normal" style:font-weight-complex="normal"/>
    </style:style>
    <style:style style:name="_3f__3f__5f_dimon" style:display-name="??_dimo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f__3f__5f_dimon_5f_proforma818" style:display-name="??_dimon_proforma818" style:family="table-cell" style:parent-style-name="Default" style:data-style-name="N159"/>
    <style:style style:name="_3f__3f__5f_form" style:display-name="??_form" style:family="table-cell" style:parent-style-name="Default" style:data-style-name="N161"/>
    <style:style style:name="_3f__3f__5f_form_5f_proforma818" style:display-name="??_form_proforma8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?1" fo:font-size="12pt" fo:font-style="normal" fo:text-shadow="none" style:text-underline-style="none" fo:font-weight="normal" style:font-size-asian="12pt" style:font-style-asian="normal" style:font-weight-asian="normal" style:font-name-complex="???1" style:font-size-complex="12pt" style:font-style-complex="normal" style:font-weight-complex="normal"/>
    </style:style>
    <style:style style:name="_3f__3f__5f_form_5f_proforma818_5f_1" style:display-name="??_form_proforma818_1" style:family="table-cell" style:parent-style-name="Default" style:data-style-name="N163"/>
    <style:style style:name="_3f__3f__5f_ga_5f_PB" style:display-name="??_ga_P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?" fo:font-size="12pt" fo:font-style="normal" fo:text-shadow="none" style:text-underline-style="none" fo:font-weight="normal" style:font-size-asian="12pt" style:font-style-asian="normal" style:font-weight-asian="normal" style:font-name-complex="???" style:font-size-complex="12pt" style:font-style-complex="normal" style:font-weight-complex="normal"/>
    </style:style>
    <style:style style:name="_3f__3f__5f_laroux" style:display-name="??_laroux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_3f__3f__5f_laroux_5f_1" style:display-name="??_laroux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?1" fo:font-size="12pt" fo:font-style="normal" fo:text-shadow="none" style:text-underline-style="none" fo:font-weight="normal" style:font-size-asian="12pt" style:font-style-asian="normal" style:font-weight-asian="normal" style:font-name-complex="???1" style:font-size-complex="12pt" style:font-style-complex="normal" style:font-weight-complex="normal"/>
    </style:style>
    <style:style style:name="_3f__3f__5f_laroux_5f_1_5f_proforma818" style:display-name="??_laroux_1_proforma818" style:family="table-cell" style:parent-style-name="Default" style:data-style-name="N110"/>
    <style:style style:name="_3f__3f__5f_laroux_5f_1_5f_proforma818_5f_1" style:display-name="??_laroux_1_proforma818_1" style:family="table-cell" style:parent-style-name="Default" style:data-style-name="N113"/>
    <style:style style:name="_3f__3f__5f_laroux_5f_2" style:display-name="??_laroux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?" fo:font-size="12pt" fo:font-style="normal" fo:text-shadow="none" style:text-underline-style="none" fo:font-weight="normal" style:font-size-asian="12pt" style:font-style-asian="normal" style:font-weight-asian="normal" style:font-name-complex="???" style:font-size-complex="12pt" style:font-style-complex="normal" style:font-weight-complex="normal"/>
    </style:style>
    <style:style style:name="_3f__3f__5f_laroux_5f_2_5f_proforma818" style:display-name="??_laroux_2_proforma818" style:family="table-cell" style:parent-style-name="Default" style:data-style-name="N0"/>
    <style:style style:name="_3f__3f__5f_laroux_5f_2_5f_proforma818_5f_Swap" style:display-name="??_laroux_2_proforma818_Swap" style:family="table-cell" style:parent-style-name="Default" style:data-style-name="N182"/>
    <style:style style:name="_3f__3f__5f_laroux_5f_3" style:display-name="??_laroux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?" fo:font-size="10pt" fo:font-style="normal" fo:text-shadow="none" style:text-underline-style="none" fo:font-weight="normal" style:font-size-asian="10pt" style:font-style-asian="normal" style:font-weight-asian="normal" style:font-name-complex="???" style:font-size-complex="10pt" style:font-style-complex="normal" style:font-weight-complex="normal"/>
    </style:style>
    <style:style style:name="_3f__3f__5f_laroux_5f_4" style:display-name="??_laroux_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?" fo:font-size="12pt" fo:font-style="normal" fo:text-shadow="none" style:text-underline-style="none" fo:font-weight="normal" style:font-size-asian="12pt" style:font-style-asian="normal" style:font-weight-asian="normal" style:font-name-complex="???" style:font-size-complex="12pt" style:font-style-complex="normal" style:font-weight-complex="normal"/>
    </style:style>
    <style:style style:name="_3f__3f__5f_laroux_5f_5" style:display-name="??_laroux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3f__3f__5f_laroux_5f_6" style:display-name="??_laroux_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?1" fo:font-size="11pt" fo:font-style="normal" fo:text-shadow="none" style:text-underline-style="none" fo:font-weight="normal" style:font-size-asian="11pt" style:font-style-asian="normal" style:font-weight-asian="normal" style:font-name-complex="???1" style:font-size-complex="11pt" style:font-style-complex="normal" style:font-weight-complex="normal"/>
    </style:style>
    <style:style style:name="_3f__3f__5f_laroux_5f_7" style:display-name="??_laroux_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?" fo:font-size="11pt" fo:font-style="normal" fo:text-shadow="none" style:text-underline-style="none" fo:font-weight="normal" style:font-size-asian="11pt" style:font-style-asian="normal" style:font-weight-asian="normal" style:font-name-complex="???" style:font-size-complex="11pt" style:font-style-complex="normal" style:font-weight-complex="normal"/>
    </style:style>
    <style:style style:name="_3f__3f__5f_laroux_5f_8" style:display-name="??_laroux_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f__3f__5f_laroux_5f_proforma818" style:display-name="??_laroux_proforma818" style:family="table-cell" style:parent-style-name="Default" style:data-style-name="N161"/>
    <style:style style:name="_3f__3f__5f_laroux_5f_proforma818_5f_1" style:display-name="??_laroux_proforma818_1" style:family="table-cell" style:parent-style-name="Default" style:data-style-name="N163"/>
    <style:style style:name="_3f__3f__5f_PERSONAL" style:display-name="??_PERSO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3f__3f__5f_PERSONAL_5f_1" style:display-name="??_PERSONAL_1" style:family="table-cell" style:parent-style-name="Default" style:data-style-name="N0"/>
    <style:style style:name="_3f__3f__5f_PERSONAL_5f_1_5f_proforma818" style:display-name="??_PERSONAL_1_proforma8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_3f__3f__5f_PERSONAL_5f_1_5f_proforma818_5f_1" style:display-name="??_PERSONAL_1_proforma818_1" style:family="table-cell" style:parent-style-name="Default" style:data-style-name="N0"/>
    <style:style style:name="_3f__3f__5f_PERSONAL_5f_1_5f_Swap" style:display-name="??_PERSONAL_1_Swap" style:family="table-cell" style:parent-style-name="Default" style:data-style-name="N179"/>
    <style:style style:name="_3f__3f__5f_PERSONAL_5f_2" style:display-name="??_PERSONAL_2" style:family="table-cell" style:parent-style-name="Default" style:data-style-name="N0"/>
    <style:style style:name="_3f__3f__5f_PERSONAL_5f_2_5f_proforma818" style:display-name="??_PERSONAL_2_proforma8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f__3f__5f_PERSONAL_5f_2_5f_proforma818_5f_1" style:display-name="??_PERSONAL_2_proforma818_1" style:family="table-cell" style:parent-style-name="Default" style:data-style-name="N163"/>
    <style:style style:name="_3f__3f__5f_PERSONAL_5f_3" style:display-name="??_PERSONAL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?1" fo:font-size="12pt" fo:font-style="normal" fo:text-shadow="none" style:text-underline-style="none" fo:font-weight="normal" style:font-size-asian="12pt" style:font-style-asian="normal" style:font-weight-asian="normal" style:font-name-complex="???1" style:font-size-complex="12pt" style:font-style-complex="normal" style:font-weight-complex="normal"/>
    </style:style>
    <style:style style:name="_3f__3f__5f_PERSONAL_5f_3_5f_proforma818" style:display-name="??_PERSONAL_3_proforma818" style:family="table-cell" style:parent-style-name="Default" style:data-style-name="N161"/>
    <style:style style:name="_3f__3f__5f_PERSONAL_5f_4" style:display-name="??_PERSONAL_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?" fo:font-size="12pt" fo:font-style="normal" fo:text-shadow="none" style:text-underline-style="none" fo:font-weight="normal" style:font-size-asian="12pt" style:font-style-asian="normal" style:font-weight-asian="normal" style:font-name-complex="???" style:font-size-complex="12pt" style:font-style-complex="normal" style:font-weight-complex="normal"/>
    </style:style>
    <style:style style:name="_3f__3f__5f_PERSONAL_5f_proforma818" style:display-name="??_PERSONAL_proforma818" style:family="table-cell" style:parent-style-name="Default" style:data-style-name="N173"/>
    <style:style style:name="_3f__3f__5f_PERSONAL_5f_proforma818_5f_1" style:display-name="??_PERSONAL_proforma818_1" style:family="table-cell" style:parent-style-name="Default" style:data-style-name="N113"/>
    <style:style style:name="_3f__3f__5f_Query11" style:display-name="??_Query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f__3f__5f_Sheet1" style:display-name="??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?1" fo:font-size="11pt" fo:font-style="normal" fo:text-shadow="none" style:text-underline-style="none" fo:font-weight="normal" style:font-size-asian="11pt" style:font-style-asian="normal" style:font-weight-asian="normal" style:font-name-complex="???1" style:font-size-complex="11pt" style:font-style-complex="normal" style:font-weight-complex="normal"/>
    </style:style>
    <style:style style:name="_3f__3f__5f_Sheet1_20__28_2_29_" style:display-name="??_Sheet1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_3f__3f__5f_Sheet2" style:display-name="??_Sheet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?" fo:font-size="12pt" fo:font-style="normal" fo:text-shadow="none" style:text-underline-style="none" fo:font-weight="normal" style:font-size-asian="12pt" style:font-style-asian="normal" style:font-weight-asian="normal" style:font-name-complex="???" style:font-size-complex="12pt" style:font-style-complex="normal" style:font-weight-complex="normal"/>
    </style:style>
    <style:style style:name="_3f__3f__5f_Sheet2_5f_proforma818" style:display-name="??_Sheet2_proforma818" style:family="table-cell" style:parent-style-name="Default" style:data-style-name="N0"/>
    <style:style style:name="_3f__3f__5f_Sheet2_5f_proforma818_5f_Swap" style:display-name="??_Sheet2_proforma818_Swap" style:family="table-cell" style:parent-style-name="Default" style:data-style-name="N183"/>
    <style:style style:name="Comma_20__5b_0_5d__5f_9101" style:display-name="Comma [0]_9101" style:family="table-cell" style:parent-style-name="Default" style:data-style-name="N117"/>
    <style:style style:name="Comma_20__5b_0_5d__5f_9400" style:display-name="Comma [0]_9400" style:family="table-cell" style:parent-style-name="Default" style:data-style-name="N117"/>
    <style:style style:name="Comma_20__5b_0_5d__5f_A" style:display-name="Comma [0]_A" style:family="table-cell" style:parent-style-name="Default" style:data-style-name="N159"/>
    <style:style style:name="Comma_20__5b_0_5d__5f_A_5f_dimon" style:display-name="Comma [0]_A_dimon" style:family="table-cell" style:parent-style-name="Default" style:data-style-name="N133"/>
    <style:style style:name="Comma_20__5b_0_5d__5f_algasdefault" style:display-name="Comma [0]_algasdefault" style:family="table-cell" style:parent-style-name="Default" style:data-style-name="N117"/>
    <style:style style:name="Comma_20__5b_0_5d__5f_Alternative1" style:display-name="Comma [0]_Alternative1" style:family="table-cell" style:parent-style-name="Default" style:data-style-name="N133"/>
    <style:style style:name="Comma_20__5b_0_5d__5f_Alternative1_5f_1" style:display-name="Comma [0]_Alternative1_1" style:family="table-cell" style:parent-style-name="Default" style:data-style-name="N133"/>
    <style:style style:name="Comma_20__5b_0_5d__5f_App_20_E" style:display-name="Comma [0]_App E" style:family="table-cell" style:parent-style-name="Default" style:data-style-name="N112"/>
    <style:style style:name="Comma_20__5b_0_5d__5f_Arapahoe" style:display-name="Comma [0]_Arapahoe" style:family="table-cell" style:parent-style-name="Default" style:data-style-name="N112"/>
    <style:style style:name="Comma_20__5b_0_5d__5f_Assumptions" style:display-name="Comma [0]_Assumptions" style:family="table-cell" style:parent-style-name="Default" style:data-style-name="N133"/>
    <style:style style:name="Comma_20__5b_0_5d__5f_bahiadefault" style:display-name="Comma [0]_bahiadefault" style:family="table-cell" style:parent-style-name="Default" style:data-style-name="N117"/>
    <style:style style:name="Comma_20__5b_0_5d__5f_BFJUNCFP" style:display-name="Comma [0]_BFJUNCFP" style:family="table-cell" style:parent-style-name="Default" style:data-style-name="N117"/>
    <style:style style:name="Comma_20__5b_0_5d__5f_Book3" style:display-name="Comma [0]_Book3" style:family="table-cell" style:parent-style-name="Default" style:data-style-name="N117"/>
    <style:style style:name="Comma_20__5b_0_5d__5f_brault" style:display-name="Comma [0]_brault" style:family="table-cell" style:parent-style-name="Default" style:data-style-name="N112"/>
    <style:style style:name="Comma_20__5b_0_5d__5f_BRFEEMAY" style:display-name="Comma [0]_BRFEEMAY" style:family="table-cell" style:parent-style-name="Default" style:data-style-name="N117"/>
    <style:style style:name="Comma_20__5b_0_5d__5f_C1196" style:display-name="Comma [0]_C1196" style:family="table-cell" style:parent-style-name="Default" style:data-style-name="N117"/>
    <style:style style:name="Comma_20__5b_0_5d__5f_C4296" style:display-name="Comma [0]_C4296" style:family="table-cell" style:parent-style-name="Default" style:data-style-name="N117"/>
    <style:style style:name="Comma_20__5b_0_5d__5f_C4396" style:display-name="Comma [0]_C4396" style:family="table-cell" style:parent-style-name="Default" style:data-style-name="N117"/>
    <style:style style:name="Comma_20__5b_0_5d__5f_C4496" style:display-name="Comma [0]_C4496" style:family="table-cell" style:parent-style-name="Default" style:data-style-name="N117"/>
    <style:style style:name="Comma_20__5b_0_5d__5f_C4A296" style:display-name="Comma [0]_C4A296" style:family="table-cell" style:parent-style-name="Default" style:data-style-name="N117"/>
    <style:style style:name="Comma_20__5b_0_5d__5f_C4A396" style:display-name="Comma [0]_C4A396" style:family="table-cell" style:parent-style-name="Default" style:data-style-name="N117"/>
    <style:style style:name="Comma_20__5b_0_5d__5f_C4APR" style:display-name="Comma [0]_C4APR" style:family="table-cell" style:parent-style-name="Default" style:data-style-name="N117"/>
    <style:style style:name="Comma_20__5b_0_5d__5f_C4AUGFIN" style:display-name="Comma [0]_C4AUGFIN" style:family="table-cell" style:parent-style-name="Default" style:data-style-name="N117"/>
    <style:style style:name="Comma_20__5b_0_5d__5f_C4MAY96" style:display-name="Comma [0]_C4MAY96" style:family="table-cell" style:parent-style-name="Default" style:data-style-name="N117"/>
    <style:style style:name="Comma_20__5b_0_5d__5f_C4Z296" style:display-name="Comma [0]_C4Z296" style:family="table-cell" style:parent-style-name="Default" style:data-style-name="N117"/>
    <style:style style:name="Comma_20__5b_0_5d__5f_Calculations" style:display-name="Comma [0]_Calculations" style:family="table-cell" style:parent-style-name="Default" style:data-style-name="N133"/>
    <style:style style:name="Comma_20__5b_0_5d__5f_Calculations_20__28_2_29_" style:display-name="Comma [0]_Calculations (2)" style:family="table-cell" style:parent-style-name="Default" style:data-style-name="N133"/>
    <style:style style:name="Comma_20__5b_0_5d__5f_Calculations_20_II" style:display-name="Comma [0]_Calculations II" style:family="table-cell" style:parent-style-name="Default" style:data-style-name="N133"/>
    <style:style style:name="Comma_20__5b_0_5d__5f_Calculations_20_III" style:display-name="Comma [0]_Calculations III" style:family="table-cell" style:parent-style-name="Default" style:data-style-name="N133"/>
    <style:style style:name="Comma_20__5b_0_5d__5f_Calculations_5f_1" style:display-name="Comma [0]_Calculations_1" style:family="table-cell" style:parent-style-name="Default" style:data-style-name="N133"/>
    <style:style style:name="Comma_20__5b_0_5d__5f_CAPEX" style:display-name="Comma [0]_CAPEX" style:family="table-cell" style:parent-style-name="Default" style:data-style-name="N112"/>
    <style:style style:name="Comma_20__5b_0_5d__5f_CAPEX94" style:display-name="Comma [0]_CAPEX94" style:family="table-cell" style:parent-style-name="Default" style:data-style-name="N112"/>
    <style:style style:name="Comma_20__5b_0_5d__5f_CCA" style:display-name="Comma [0]_CCA" style:family="table-cell" style:parent-style-name="Default" style:data-style-name="N0"/>
    <style:style style:name="Comma_20__5b_0_5d__5f_CCA_5f_Swap" style:display-name="Comma [0]_CCA_Swap" style:family="table-cell" style:parent-style-name="Default" style:data-style-name="N184"/>
    <style:style style:name="Comma_20__5b_0_5d__5f_CF_5f_DPR" style:display-name="Comma [0]_CF_DPR" style:family="table-cell" style:parent-style-name="Default" style:data-style-name="N117"/>
    <style:style style:name="Comma_20__5b_0_5d__5f_Charts" style:display-name="Comma [0]_Charts" style:family="table-cell" style:parent-style-name="Default" style:data-style-name="N133"/>
    <style:style style:name="Comma_20__5b_0_5d__5f_CO444JE" style:display-name="Comma [0]_CO444JE" style:family="table-cell" style:parent-style-name="Default" style:data-style-name="N112"/>
    <style:style style:name="Comma_20__5b_0_5d__5f_Comm_20_File" style:display-name="Comma [0]_Comm File" style:family="table-cell" style:parent-style-name="Default" style:data-style-name="N0"/>
    <style:style style:name="Comma_20__5b_0_5d__5f_Comm_20_File_5f_Swap" style:display-name="Comma [0]_Comm File_Swap" style:family="table-cell" style:parent-style-name="Default" style:data-style-name="N184"/>
    <style:style style:name="Comma_20__5b_0_5d__5f_coperdefault" style:display-name="Comma [0]_coperdefault" style:family="table-cell" style:parent-style-name="Default" style:data-style-name="N117"/>
    <style:style style:name="Comma_20__5b_0_5d__5f_Crude_20_Chart" style:display-name="Comma [0]_Crude Chart" style:family="table-cell" style:parent-style-name="Default" style:data-style-name="N112"/>
    <style:style style:name="Comma_20__5b_0_5d__5f_Crude_20_Cover" style:display-name="Comma [0]_Crude Cover" style:family="table-cell" style:parent-style-name="Default" style:data-style-name="N112"/>
    <style:style style:name="Comma_20__5b_0_5d__5f_Cum._20_Back_20_Roll_20_Chart" style:display-name="Comma [0]_Cum. Back Roll Chart" style:family="table-cell" style:parent-style-name="Default" style:data-style-name="N112"/>
    <style:style style:name="Comma_20__5b_0_5d__5f_Daily_20_Changes" style:display-name="Comma [0]_Daily Changes" style:family="table-cell" style:parent-style-name="Default" style:data-style-name="N112"/>
    <style:style style:name="Comma_20__5b_0_5d__5f_Daily_20_Hedge_20_Strips" style:display-name="Comma [0]_Daily Hedge Strips" style:family="table-cell" style:parent-style-name="Default" style:data-style-name="N112"/>
    <style:style style:name="Comma_20__5b_0_5d__5f_DEFAULT" style:display-name="Comma [0]_DEFAULT" style:family="table-cell" style:parent-style-name="Default" style:data-style-name="N117"/>
    <style:style style:name="Comma_20__5b_0_5d__5f_dimon" style:display-name="Comma [0]_dimon" style:family="table-cell" style:parent-style-name="Default" style:data-style-name="N133"/>
    <style:style style:name="Comma_20__5b_0_5d__5f_Division-US_24_" style:display-name="Comma [0]_Division-US$" style:family="table-cell" style:parent-style-name="Default" style:data-style-name="N117"/>
    <style:style style:name="Comma_20__5b_0_5d__5f_Dowell_20_C1b" style:display-name="Comma [0]_Dowell C1b" style:family="table-cell" style:parent-style-name="Default" style:data-style-name="N112"/>
    <style:style style:name="Comma_20__5b_0_5d__5f_Dowell-C1a" style:display-name="Comma [0]_Dowell-C1a" style:family="table-cell" style:parent-style-name="Default" style:data-style-name="N112"/>
    <style:style style:name="Comma_20__5b_0_5d__5f_ECT_5f_Form" style:display-name="Comma [0]_ECT_Form" style:family="table-cell" style:parent-style-name="Default" style:data-style-name="N112"/>
    <style:style style:name="Comma_20__5b_0_5d__5f_ECT_5f_Form_5f_005" style:display-name="Comma [0]_ECT_Form_005" style:family="table-cell" style:parent-style-name="Default" style:data-style-name="N112"/>
    <style:style style:name="Comma_20__5b_0_5d__5f_ECT_5f_Form_5f_600" style:display-name="Comma [0]_ECT_Form_600" style:family="table-cell" style:parent-style-name="Default" style:data-style-name="N112"/>
    <style:style style:name="Comma_20__5b_0_5d__5f_ECT_5f_Form_5f_608" style:display-name="Comma [0]_ECT_Form_608" style:family="table-cell" style:parent-style-name="Default" style:data-style-name="N112"/>
    <style:style style:name="Comma_20__5b_0_5d__5f_ECT_5f_Form_5f_727" style:display-name="Comma [0]_ECT_Form_727" style:family="table-cell" style:parent-style-name="Default" style:data-style-name="N112"/>
    <style:style style:name="Comma_20__5b_0_5d__5f_ECT_5f_Form_5f_777" style:display-name="Comma [0]_ECT_Form_777" style:family="table-cell" style:parent-style-name="Default" style:data-style-name="N112"/>
    <style:style style:name="Comma_20__5b_0_5d__5f_ECT_5f_Form_5f_BS" style:display-name="Comma [0]_ECT_Form_BS" style:family="table-cell" style:parent-style-name="Default" style:data-style-name="N112"/>
    <style:style style:name="Comma_20__5b_0_5d__5f_ECT_5f_Form_5f_GRP" style:display-name="Comma [0]_ECT_Form_GRP" style:family="table-cell" style:parent-style-name="Default" style:data-style-name="N112"/>
    <style:style style:name="Comma_20__5b_0_5d__5f_emserdefault" style:display-name="Comma [0]_emserdefault" style:family="table-cell" style:parent-style-name="Default" style:data-style-name="N117"/>
    <style:style style:name="Comma_20__5b_0_5d__5f_form" style:display-name="Comma [0]_form" style:family="table-cell" style:parent-style-name="Default" style:data-style-name="N117"/>
    <style:style style:name="Comma_20__5b_0_5d__5f_FP_20_20_20_A_20__28_1_29_" style:display-name="Comma [0]_FP 20 A (1)" style:family="table-cell" style:parent-style-name="Default" style:data-style-name="N112"/>
    <style:style style:name="Comma_20__5b_0_5d__5f_FP_20_20_20_A_20__28_2_29_" style:display-name="Comma [0]_FP 20 A (2)" style:family="table-cell" style:parent-style-name="Default" style:data-style-name="N112"/>
    <style:style style:name="Comma_20__5b_0_5d__5f_FP-20_20__28_App._20_E_29_" style:display-name="Comma [0]_FP-20 (App. E)" style:family="table-cell" style:parent-style-name="Default" style:data-style-name="N112"/>
    <style:style style:name="Comma_20__5b_0_5d__5f_FP-20_20__28_App.A_29__20_" style:display-name="Comma [0]_FP-20 (App.A) " style:family="table-cell" style:parent-style-name="Default" style:data-style-name="N159"/>
    <style:style style:name="Comma_20__5b_0_5d__5f_FP-20_20__28_App.D_29_" style:display-name="Comma [0]_FP-20 (App.D)" style:family="table-cell" style:parent-style-name="Default" style:data-style-name="N112"/>
    <style:style style:name="Comma_20__5b_0_5d__5f_FP-20_28_App.B_29_" style:display-name="Comma [0]_FP-20(App.B)" style:family="table-cell" style:parent-style-name="Default" style:data-style-name="N112"/>
    <style:style style:name="Comma_20__5b_0_5d__5f_FP-20_28_C1_29__20__28_a_29_" style:display-name="Comma [0]_FP-20(C1) (a)" style:family="table-cell" style:parent-style-name="Default" style:data-style-name="N112"/>
    <style:style style:name="Comma_20__5b_0_5d__5f_FP-20_28_C1_29__20__28_a_29__20__28_2_29_" style:display-name="Comma [0]_FP-20(C1) (a) (2)" style:family="table-cell" style:parent-style-name="Default" style:data-style-name="N159"/>
    <style:style style:name="Comma_20__5b_0_5d__5f_FP-20_28_C1_29__20__28_b_29_" style:display-name="Comma [0]_FP-20(C1) (b)" style:family="table-cell" style:parent-style-name="Default" style:data-style-name="N112"/>
    <style:style style:name="Comma_20__5b_0_5d__5f_FP-20_28_C1_29__20__28_b_29__20_" style:display-name="Comma [0]_FP-20(C1) (b) " style:family="table-cell" style:parent-style-name="Default" style:data-style-name="N112"/>
    <style:style style:name="Comma_20__5b_0_5d__5f_FP-20_28_C1_29__20__28_b_29__20__28_2_29_" style:display-name="Comma [0]_FP-20(C1) (b) (2)" style:family="table-cell" style:parent-style-name="Default" style:data-style-name="N159"/>
    <style:style style:name="Comma_20__5b_0_5d__5f_GenAssum" style:display-name="Comma [0]_GenAssum" style:family="table-cell" style:parent-style-name="Default" style:data-style-name="N112"/>
    <style:style style:name="Comma_20__5b_0_5d__5f_GP_20_C1a" style:display-name="Comma [0]_GP C1a" style:family="table-cell" style:parent-style-name="Default" style:data-style-name="N112"/>
    <style:style style:name="Comma_20__5b_0_5d__5f_GP_20_C1b" style:display-name="Comma [0]_GP C1b" style:family="table-cell" style:parent-style-name="Default" style:data-style-name="N112"/>
    <style:style style:name="Comma_20__5b_0_5d__5f_GP_5f_EI_5f_3" style:display-name="Comma [0]_GP_EI_3" style:family="table-cell" style:parent-style-name="Default" style:data-style-name="N117"/>
    <style:style style:name="Comma_20__5b_0_5d__5f_GQ_20_C1A" style:display-name="Comma [0]_GQ C1A" style:family="table-cell" style:parent-style-name="Default" style:data-style-name="N112"/>
    <style:style style:name="Comma_20__5b_0_5d__5f_GQ_20_C1B" style:display-name="Comma [0]_GQ C1B" style:family="table-cell" style:parent-style-name="Default" style:data-style-name="N112"/>
    <style:style style:name="Comma_20__5b_0_5d__5f_HOGANGAS" style:display-name="Comma [0]_HOGANGAS" style:family="table-cell" style:parent-style-name="Default" style:data-style-name="N112"/>
    <style:style style:name="Comma_20__5b_0_5d__5f_HOGANOIL" style:display-name="Comma [0]_HOGANOIL" style:family="table-cell" style:parent-style-name="Default" style:data-style-name="N112"/>
    <style:style style:name="Comma_20__5b_0_5d__5f_IPM_20_C1b" style:display-name="Comma [0]_IPM C1b" style:family="table-cell" style:parent-style-name="Default" style:data-style-name="N112"/>
    <style:style style:name="Comma_20__5b_0_5d__5f_IPMC1a" style:display-name="Comma [0]_IPMC1a" style:family="table-cell" style:parent-style-name="Default" style:data-style-name="N112"/>
    <style:style style:name="Comma_20__5b_0_5d__5f_IS-Hold" style:display-name="Comma [0]_IS-Hold" style:family="table-cell" style:parent-style-name="Default" style:data-style-name="N112"/>
    <style:style style:name="Comma_20__5b_0_5d__5f_JETEMP" style:display-name="Comma [0]_JETEMP" style:family="table-cell" style:parent-style-name="Default" style:data-style-name="N112"/>
    <style:style style:name="Comma_20__5b_0_5d__5f_june_20_gas_20_estimate" style:display-name="Comma [0]_june gas estimate" style:family="table-cell" style:parent-style-name="Default" style:data-style-name="N112"/>
    <style:style style:name="Comma_20__5b_0_5d__5f_laroux" style:display-name="Comma [0]_laroux" style:family="table-cell" style:parent-style-name="Default" style:data-style-name="N159"/>
    <style:style style:name="Comma_20__5b_0_5d__5f_laroux_5f_1" style:display-name="Comma [0]_laroux_1" style:family="table-cell" style:parent-style-name="Default" style:data-style-name="N159"/>
    <style:style style:name="Comma_20__5b_0_5d__5f_laroux_5f_1_5f_dimon" style:display-name="Comma [0]_laroux_1_dimon" style:family="table-cell" style:parent-style-name="Default" style:data-style-name="N0"/>
    <style:style style:name="Comma_20__5b_0_5d__5f_laroux_5f_1_5f_dimon_5f_1" style:display-name="Comma [0]_laroux_1_dimon_1" style:family="table-cell" style:parent-style-name="Default" style:data-style-name="N112"/>
    <style:style style:name="Comma_20__5b_0_5d__5f_laroux_5f_1_5f_dimon_5f_Swap" style:display-name="Comma [0]_laroux_1_dimon_Swap" style:family="table-cell" style:parent-style-name="Default" style:data-style-name="N185"/>
    <style:style style:name="Comma_20__5b_0_5d__5f_laroux_5f_1_5f_laroux" style:display-name="Comma [0]_laroux_1_laroux" style:family="table-cell" style:parent-style-name="Default" style:data-style-name="N0"/>
    <style:style style:name="Comma_20__5b_0_5d__5f_laroux_5f_1_5f_laroux_5f_Swap" style:display-name="Comma [0]_laroux_1_laroux_Swap" style:family="table-cell" style:parent-style-name="Default" style:data-style-name="N185"/>
    <style:style style:name="Comma_20__5b_0_5d__5f_laroux_5f_1_5f_PLDT" style:display-name="Comma [0]_laroux_1_PLDT" style:family="table-cell" style:parent-style-name="Default" style:data-style-name="N0"/>
    <style:style style:name="Comma_20__5b_0_5d__5f_laroux_5f_1_5f_PLDT_5f_Swap" style:display-name="Comma [0]_laroux_1_PLDT_Swap" style:family="table-cell" style:parent-style-name="Default" style:data-style-name="N185"/>
    <style:style style:name="Comma_20__5b_0_5d__5f_laroux_5f_1_5f_VERA" style:display-name="Comma [0]_laroux_1_VERA" style:family="table-cell" style:parent-style-name="Default" style:data-style-name="N0"/>
    <style:style style:name="Comma_20__5b_0_5d__5f_laroux_5f_1_5f_VERA_5f_Swap" style:display-name="Comma [0]_laroux_1_VERA_Swap" style:family="table-cell" style:parent-style-name="Default" style:data-style-name="N185"/>
    <style:style style:name="Comma_20__5b_0_5d__5f_laroux_5f_1_5f_VIRUS-EDY" style:display-name="Comma [0]_laroux_1_VIRUS-EDY" style:family="table-cell" style:parent-style-name="Default" style:data-style-name="N133"/>
    <style:style style:name="Comma_20__5b_0_5d__5f_laroux_5f_2" style:display-name="Comma [0]_laroux_2" style:family="table-cell" style:parent-style-name="Default" style:data-style-name="N112"/>
    <style:style style:name="Comma_20__5b_0_5d__5f_laroux_5f_2_5f_dimon" style:display-name="Comma [0]_laroux_2_dimon" style:family="table-cell" style:parent-style-name="Default" style:data-style-name="N133"/>
    <style:style style:name="Comma_20__5b_0_5d__5f_laroux_5f_2_5f_dimon_5f_1" style:display-name="Comma [0]_laroux_2_dimon_1" style:family="table-cell" style:parent-style-name="Default" style:data-style-name="N0"/>
    <style:style style:name="Comma_20__5b_0_5d__5f_laroux_5f_2_5f_dimon_5f_1_5f_Swap" style:display-name="Comma [0]_laroux_2_dimon_1_Swap" style:family="table-cell" style:parent-style-name="Default" style:data-style-name="N185"/>
    <style:style style:name="Comma_20__5b_0_5d__5f_laroux_5f_2_5f_laroux" style:display-name="Comma [0]_laroux_2_laroux" style:family="table-cell" style:parent-style-name="Default" style:data-style-name="N133"/>
    <style:style style:name="Comma_20__5b_0_5d__5f_laroux_5f_2_5f_laroux_5f_dimon" style:display-name="Comma [0]_laroux_2_laroux_dimon" style:family="table-cell" style:parent-style-name="Default" style:data-style-name="N133"/>
    <style:style style:name="Comma_20__5b_0_5d__5f_laroux_5f_2_5f_PLDT" style:display-name="Comma [0]_laroux_2_PLDT" style:family="table-cell" style:parent-style-name="Default" style:data-style-name="N133"/>
    <style:style style:name="Comma_20__5b_0_5d__5f_laroux_5f_2_5f_VERA" style:display-name="Comma [0]_laroux_2_VERA" style:family="table-cell" style:parent-style-name="Default" style:data-style-name="N133"/>
    <style:style style:name="Comma_20__5b_0_5d__5f_laroux_5f_3" style:display-name="Comma [0]_laroux_3" style:family="table-cell" style:parent-style-name="Default" style:data-style-name="N0"/>
    <style:style style:name="Comma_20__5b_0_5d__5f_laroux_5f_3_5f_dimon" style:display-name="Comma [0]_laroux_3_dimon" style:family="table-cell" style:parent-style-name="Default" style:data-style-name="N133"/>
    <style:style style:name="Comma_20__5b_0_5d__5f_laroux_5f_3_5f_Hedge_20_Strategy_20_Comparison" style:display-name="Comma [0]_laroux_3_Hedge Strategy Comparison" style:family="table-cell" style:parent-style-name="Default" style:data-style-name="N0"/>
    <style:style style:name="Comma_20__5b_0_5d__5f_laroux_5f_3_5f_Hedge_20_Strategy_20_Comparison_5f_Swap" style:display-name="Comma [0]_laroux_3_Hedge Strategy Comparison_Swap" style:family="table-cell" style:parent-style-name="Default" style:data-style-name="N188"/>
    <style:style style:name="Comma_20__5b_0_5d__5f_laroux_5f_3_5f_Swap" style:display-name="Comma [0]_laroux_3_Swap" style:family="table-cell" style:parent-style-name="Default" style:data-style-name="N187"/>
    <style:style style:name="Comma_20__5b_0_5d__5f_laroux_5f_dimon" style:display-name="Comma [0]_laroux_dimon" style:family="table-cell" style:parent-style-name="Default" style:data-style-name="N112"/>
    <style:style style:name="Comma_20__5b_0_5d__5f_laroux_5f_dimon_5f_1" style:display-name="Comma [0]_laroux_dimon_1" style:family="table-cell" style:parent-style-name="Default" style:data-style-name="N133"/>
    <style:style style:name="Comma_20__5b_0_5d__5f_laroux_5f_laroux" style:display-name="Comma [0]_laroux_laroux" style:family="table-cell" style:parent-style-name="Default" style:data-style-name="N133"/>
    <style:style style:name="Comma_20__5b_0_5d__5f_laroux_5f_laroux_5f_1" style:display-name="Comma [0]_laroux_laroux_1" style:family="table-cell" style:parent-style-name="Default" style:data-style-name="N112"/>
    <style:style style:name="Comma_20__5b_0_5d__5f_laroux_5f_laroux_5f_dimon" style:display-name="Comma [0]_laroux_laroux_dimon" style:family="table-cell" style:parent-style-name="Default" style:data-style-name="N133"/>
    <style:style style:name="Comma_20__5b_0_5d__5f_laroux_5f_MATERAL2" style:display-name="Comma [0]_laroux_MATERAL2" style:family="table-cell" style:parent-style-name="Default" style:data-style-name="N159"/>
    <style:style style:name="Comma_20__5b_0_5d__5f_laroux_5f_MATERAL2_5f_dimon" style:display-name="Comma [0]_laroux_MATERAL2_dimon" style:family="table-cell" style:parent-style-name="Default" style:data-style-name="N133"/>
    <style:style style:name="Comma_20__5b_0_5d__5f_laroux_5f_MATERAL2_5f_laroux" style:display-name="Comma [0]_laroux_MATERAL2_laroux" style:family="table-cell" style:parent-style-name="Default" style:data-style-name="N133"/>
    <style:style style:name="Comma_20__5b_0_5d__5f_laroux_5f_MATERAL2_5f_laroux_5f_dimon" style:display-name="Comma [0]_laroux_MATERAL2_laroux_dimon" style:family="table-cell" style:parent-style-name="Default" style:data-style-name="N133"/>
    <style:style style:name="Comma_20__5b_0_5d__5f_laroux_5f_MATERAL2_5f_VERA" style:display-name="Comma [0]_laroux_MATERAL2_VERA" style:family="table-cell" style:parent-style-name="Default" style:data-style-name="N133"/>
    <style:style style:name="Comma_20__5b_0_5d__5f_laroux_5f_MATERAL2_5f_VIRUS-EDY" style:display-name="Comma [0]_laroux_MATERAL2_VIRUS-EDY" style:family="table-cell" style:parent-style-name="Default" style:data-style-name="N133"/>
    <style:style style:name="Comma_20__5b_0_5d__5f_laroux_5f_mud_20_plant_20_bolted" style:display-name="Comma [0]_laroux_mud plant bolted" style:family="table-cell" style:parent-style-name="Default" style:data-style-name="N0"/>
    <style:style style:name="Comma_20__5b_0_5d__5f_laroux_5f_mud_20_plant_20_bolted_5f_dimon" style:display-name="Comma [0]_laroux_mud plant bolted_dimon" style:family="table-cell" style:parent-style-name="Default" style:data-style-name="N0"/>
    <style:style style:name="Comma_20__5b_0_5d__5f_laroux_5f_mud_20_plant_20_bolted_5f_dimon_5f_Swap" style:display-name="Comma [0]_laroux_mud plant bolted_dimon_Swap" style:family="table-cell" style:parent-style-name="Default" style:data-style-name="N185"/>
    <style:style style:name="Comma_20__5b_0_5d__5f_laroux_5f_mud_20_plant_20_bolted_5f_Hedge_20_Strategy_20_Comparison" style:display-name="Comma [0]_laroux_mud plant bolted_Hedge Strategy Comparison" style:family="table-cell" style:parent-style-name="Default" style:data-style-name="N0"/>
    <style:style style:name="Comma_20__5b_0_5d__5f_laroux_5f_mud_20_plant_20_bolted_5f_Hedge_20_Strategy_20_Comparison_5f_Swap" style:display-name="Comma [0]_laroux_mud plant bolted_Hedge Strategy Comparison_Swap" style:family="table-cell" style:parent-style-name="Default" style:data-style-name="N188"/>
    <style:style style:name="Comma_20__5b_0_5d__5f_laroux_5f_mud_20_plant_20_bolted_5f_Swap" style:display-name="Comma [0]_laroux_mud plant bolted_Swap" style:family="table-cell" style:parent-style-name="Default" style:data-style-name="N187"/>
    <style:style style:name="Comma_20__5b_0_5d__5f_laroux_5f_PLDT" style:display-name="Comma [0]_laroux_PLDT" style:family="table-cell" style:parent-style-name="Default" style:data-style-name="N112"/>
    <style:style style:name="Comma_20__5b_0_5d__5f_laroux_5f_VERA" style:display-name="Comma [0]_laroux_VERA" style:family="table-cell" style:parent-style-name="Default" style:data-style-name="N159"/>
    <style:style style:name="Comma_20__5b_0_5d__5f_laroux_5f_VERA_5f_1" style:display-name="Comma [0]_laroux_VERA_1" style:family="table-cell" style:parent-style-name="Default" style:data-style-name="N112"/>
    <style:style style:name="Comma_20__5b_0_5d__5f_laroux_5f_VIRUS-EDY" style:display-name="Comma [0]_laroux_VIRUS-EDY" style:family="table-cell" style:parent-style-name="Default" style:data-style-name="N112"/>
    <style:style style:name="Comma_20__5b_0_5d__5f_MATERAL2" style:display-name="Comma [0]_MATERAL2" style:family="table-cell" style:parent-style-name="Default" style:data-style-name="N0"/>
    <style:style style:name="Comma_20__5b_0_5d__5f_MATERAL2_5f_dimon" style:display-name="Comma [0]_MATERAL2_dimon" style:family="table-cell" style:parent-style-name="Default" style:data-style-name="N0"/>
    <style:style style:name="Comma_20__5b_0_5d__5f_MATERAL2_5f_dimon_5f_Swap" style:display-name="Comma [0]_MATERAL2_dimon_Swap" style:family="table-cell" style:parent-style-name="Default" style:data-style-name="N185"/>
    <style:style style:name="Comma_20__5b_0_5d__5f_MATERAL2_5f_Hedge_20_Strategy_20_Comparison" style:display-name="Comma [0]_MATERAL2_Hedge Strategy Comparison" style:family="table-cell" style:parent-style-name="Default" style:data-style-name="N0"/>
    <style:style style:name="Comma_20__5b_0_5d__5f_MATERAL2_5f_Hedge_20_Strategy_20_Comparison_5f_Swap" style:display-name="Comma [0]_MATERAL2_Hedge Strategy Comparison_Swap" style:family="table-cell" style:parent-style-name="Default" style:data-style-name="N188"/>
    <style:style style:name="Comma_20__5b_0_5d__5f_MATERAL2_5f_Swap" style:display-name="Comma [0]_MATERAL2_Swap" style:family="table-cell" style:parent-style-name="Default" style:data-style-name="N187"/>
    <style:style style:name="Comma_20__5b_0_5d__5f_MMBtu_20_Conversion" style:display-name="Comma [0]_MMBtu Conversion" style:family="table-cell" style:parent-style-name="Default" style:data-style-name="N112"/>
    <style:style style:name="Comma_20__5b_0_5d__5f_monci" style:display-name="Comma [0]_monci" style:family="table-cell" style:parent-style-name="Default" style:data-style-name="N112"/>
    <style:style style:name="Comma_20__5b_0_5d__5f_mud_20_plant_20_bolted" style:display-name="Comma [0]_mud plant bolted" style:family="table-cell" style:parent-style-name="Default" style:data-style-name="N159"/>
    <style:style style:name="Comma_20__5b_0_5d__5f_mud_20_plant_20_bolted_5f_dimon" style:display-name="Comma [0]_mud plant bolted_dimon" style:family="table-cell" style:parent-style-name="Default" style:data-style-name="N133"/>
    <style:style style:name="Comma_20__5b_0_5d__5f_mud_20_plant_20_bolted_5f_laroux" style:display-name="Comma [0]_mud plant bolted_laroux" style:family="table-cell" style:parent-style-name="Default" style:data-style-name="N133"/>
    <style:style style:name="Comma_20__5b_0_5d__5f_mud_20_plant_20_bolted_5f_laroux_5f_dimon" style:display-name="Comma [0]_mud plant bolted_laroux_dimon" style:family="table-cell" style:parent-style-name="Default" style:data-style-name="N133"/>
    <style:style style:name="Comma_20__5b_0_5d__5f_mud_20_plant_20_bolted_5f_VERA" style:display-name="Comma [0]_mud plant bolted_VERA" style:family="table-cell" style:parent-style-name="Default" style:data-style-name="N133"/>
    <style:style style:name="Comma_20__5b_0_5d__5f_mud_20_plant_20_bolted_5f_VIRUS-EDY" style:display-name="Comma [0]_mud plant bolted_VIRUS-EDY" style:family="table-cell" style:parent-style-name="Default" style:data-style-name="N133"/>
    <style:style style:name="Comma_20__5b_0_5d__5f_Net_20_Crude_20_Equiv_20_Total_20_Chart" style:display-name="Comma [0]_Net Crude Equiv Total Chart" style:family="table-cell" style:parent-style-name="Default" style:data-style-name="N112"/>
    <style:style style:name="Comma_20__5b_0_5d__5f_NGL_20_Chart" style:display-name="Comma [0]_NGL Chart" style:family="table-cell" style:parent-style-name="Default" style:data-style-name="N112"/>
    <style:style style:name="Comma_20__5b_0_5d__5f_NGL_20_Cover" style:display-name="Comma [0]_NGL Cover" style:family="table-cell" style:parent-style-name="Default" style:data-style-name="N112"/>
    <style:style style:name="Comma_20__5b_0_5d__5f_Odner" style:display-name="Comma [0]_Odner" style:family="table-cell" style:parent-style-name="Default" style:data-style-name="N0"/>
    <style:style style:name="Comma_20__5b_0_5d__5f_Odner_20__28_2_29_" style:display-name="Comma [0]_Odner (2)" style:family="table-cell" style:parent-style-name="Default" style:data-style-name="N0"/>
    <style:style style:name="Comma_20__5b_0_5d__5f_Odner_20__28_2_29__5f_Swap" style:display-name="Comma [0]_Odner (2)_Swap" style:family="table-cell" style:parent-style-name="Default" style:data-style-name="N184"/>
    <style:style style:name="Comma_20__5b_0_5d__5f_Odner_20__28_3_29_" style:display-name="Comma [0]_Odner (3)" style:family="table-cell" style:parent-style-name="Default" style:data-style-name="N0"/>
    <style:style style:name="Comma_20__5b_0_5d__5f_Odner_20__28_3_29__5f_Swap" style:display-name="Comma [0]_Odner (3)_Swap" style:family="table-cell" style:parent-style-name="Default" style:data-style-name="N184"/>
    <style:style style:name="Comma_20__5b_0_5d__5f_Odner_5f_Swap" style:display-name="Comma [0]_Odner_Swap" style:family="table-cell" style:parent-style-name="Default" style:data-style-name="N184"/>
    <style:style style:name="Comma_20__5b_0_5d__5f_Other_20_Months" style:display-name="Comma [0]_Other Months" style:family="table-cell" style:parent-style-name="Default" style:data-style-name="N159"/>
    <style:style style:name="Comma_20__5b_0_5d__5f_P7APRFNL" style:display-name="Comma [0]_P7APRFNL" style:family="table-cell" style:parent-style-name="Default" style:data-style-name="N117"/>
    <style:style style:name="Comma_20__5b_0_5d__5f_pbdefault" style:display-name="Comma [0]_pbdefault" style:family="table-cell" style:parent-style-name="Default" style:data-style-name="N117"/>
    <style:style style:name="Comma_20__5b_0_5d__5f_PERSONAL" style:display-name="Comma [0]_PERSONAL" style:family="table-cell" style:parent-style-name="Default" style:data-style-name="N13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Comma_20__5b_0_5d__5f_Pink" style:display-name="Comma [0]_Pink" style:family="table-cell" style:parent-style-name="Default" style:data-style-name="N133"/>
    <style:style style:name="Comma_20__5b_0_5d__5f_Plan" style:display-name="Comma [0]_Plan" style:family="table-cell" style:parent-style-name="Default" style:data-style-name="N0"/>
    <style:style style:name="Comma_20__5b_0_5d__5f_Plan_5f_Swap" style:display-name="Comma [0]_Plan_Swap" style:family="table-cell" style:parent-style-name="Default" style:data-style-name="N184"/>
    <style:style style:name="Comma_20__5b_0_5d__5f_PLDT" style:display-name="Comma [0]_PLDT" style:family="table-cell" style:parent-style-name="Default" style:data-style-name="N112"/>
    <style:style style:name="Comma_20__5b_0_5d__5f_PLDT_5f_1" style:display-name="Comma [0]_PLDT_1" style:family="table-cell" style:parent-style-name="Default" style:data-style-name="N133"/>
    <style:style style:name="Comma_20__5b_0_5d__5f_pldt_5f_Calculations" style:display-name="Comma [0]_pldt_Calculations" style:family="table-cell" style:parent-style-name="Default" style:data-style-name="N133"/>
    <style:style style:name="Comma_20__5b_0_5d__5f_pldt_5f_dimon" style:display-name="Comma [0]_pldt_dimon" style:family="table-cell" style:parent-style-name="Default" style:data-style-name="N133"/>
    <style:style style:name="Comma_20__5b_0_5d__5f_Position" style:display-name="Comma [0]_Position" style:family="table-cell" style:parent-style-name="Default" style:data-style-name="N112"/>
    <style:style style:name="Comma_20__5b_0_5d__5f_priccurv" style:display-name="Comma [0]_priccurv" style:family="table-cell" style:parent-style-name="Default" style:data-style-name="N117"/>
    <style:style style:name="Comma_20__5b_0_5d__5f_Prior_20_Day" style:display-name="Comma [0]_Prior Day" style:family="table-cell" style:parent-style-name="Default" style:data-style-name="N112"/>
    <style:style style:name="Comma_20__5b_0_5d__5f_Products_20_Chart" style:display-name="Comma [0]_Products Chart" style:family="table-cell" style:parent-style-name="Default" style:data-style-name="N112"/>
    <style:style style:name="Comma_20__5b_0_5d__5f_Products_20_Cover" style:display-name="Comma [0]_Products Cover" style:family="table-cell" style:parent-style-name="Default" style:data-style-name="N112"/>
    <style:style style:name="Comma_20__5b_0_5d__5f_PROFILE4" style:display-name="Comma [0]_PROFILE4" style:family="table-cell" style:parent-style-name="Default" style:data-style-name="N117"/>
    <style:style style:name="Comma_20__5b_0_5d__5f_Projects" style:display-name="Comma [0]_Projects" style:family="table-cell" style:parent-style-name="Default" style:data-style-name="N0"/>
    <style:style style:name="Comma_20__5b_0_5d__5f_Projects_5f_Swap" style:display-name="Comma [0]_Projects_Swap" style:family="table-cell" style:parent-style-name="Default" style:data-style-name="N184"/>
    <style:style style:name="Comma_20__5b_0_5d__5f_PURCHASE" style:display-name="Comma [0]_PURCHASE" style:family="table-cell" style:parent-style-name="Default" style:data-style-name="N112"/>
    <style:style style:name="Comma_20__5b_0_5d__5f_Quarter_20_End_20_Months" style:display-name="Comma [0]_Quarter End Months" style:family="table-cell" style:parent-style-name="Default" style:data-style-name="N159"/>
    <style:style style:name="Comma_20__5b_0_5d__5f_r1" style:display-name="Comma [0]_r1" style:family="table-cell" style:parent-style-name="Default" style:data-style-name="N159"/>
    <style:style style:name="Comma_20__5b_0_5d__5f_Resid_20_Chart" style:display-name="Comma [0]_Resid Chart" style:family="table-cell" style:parent-style-name="Default" style:data-style-name="N112"/>
    <style:style style:name="Comma_20__5b_0_5d__5f_Resid_20_Cover" style:display-name="Comma [0]_Resid Cover" style:family="table-cell" style:parent-style-name="Default" style:data-style-name="N112"/>
    <style:style style:name="Comma_20__5b_0_5d__5f_RFI" style:display-name="Comma [0]_RFI" style:family="table-cell" style:parent-style-name="Default" style:data-style-name="N133"/>
    <style:style style:name="Comma_20__5b_0_5d__5f_RFI_5f_1" style:display-name="Comma [0]_RFI_1" style:family="table-cell" style:parent-style-name="Default" style:data-style-name="N0"/>
    <style:style style:name="Comma_20__5b_0_5d__5f_RFI_5f_1_5f_Swap" style:display-name="Comma [0]_RFI_1_Swap" style:family="table-cell" style:parent-style-name="Default" style:data-style-name="N184"/>
    <style:style style:name="Comma_20__5b_0_5d__5f_Sales_20_Order" style:display-name="Comma [0]_Sales Order" style:family="table-cell" style:parent-style-name="Default" style:data-style-name="N133"/>
    <style:style style:name="Comma_20__5b_0_5d__5f_Sheet1" style:display-name="Comma [0]_Sheet1" style:family="table-cell" style:parent-style-name="Default" style:data-style-name="N159"/>
    <style:style style:name="Comma_20__5b_0_5d__5f_Snr._20_CO" style:display-name="Comma [0]_Snr. CO" style:family="table-cell" style:parent-style-name="Default" style:data-style-name="N0"/>
    <style:style style:name="Comma_20__5b_0_5d__5f_Snr._20_CO_5f_Swap" style:display-name="Comma [0]_Snr. CO_Swap" style:family="table-cell" style:parent-style-name="Default" style:data-style-name="N184"/>
    <style:style style:name="Comma_20__5b_0_5d__5f_Subcont_20_File" style:display-name="Comma [0]_Subcont File" style:family="table-cell" style:parent-style-name="Default" style:data-style-name="N0"/>
    <style:style style:name="Comma_20__5b_0_5d__5f_Subcont_20_File_5f_Swap" style:display-name="Comma [0]_Subcont File_Swap" style:family="table-cell" style:parent-style-name="Default" style:data-style-name="N184"/>
    <style:style style:name="Comma_20__5b_0_5d__5f_Summary_20_Info" style:display-name="Comma [0]_Summary Info" style:family="table-cell" style:parent-style-name="Default" style:data-style-name="N0"/>
    <style:style style:name="Comma_20__5b_0_5d__5f_Summary_20_Info_5f_Swap" style:display-name="Comma [0]_Summary Info_Swap" style:family="table-cell" style:parent-style-name="Default" style:data-style-name="N184"/>
    <style:style style:name="Comma_20__5b_0_5d__5f_SUMPAGE" style:display-name="Comma [0]_SUMPAGE" style:family="table-cell" style:parent-style-name="Default" style:data-style-name="N112"/>
    <style:style style:name="Comma_20__5b_0_5d__5f_VIRUS-EDY" style:display-name="Comma [0]_VIRUS-EDY" style:family="table-cell" style:parent-style-name="Default" style:data-style-name="N133"/>
    <style:style style:name="Comma_20__5b_0_5d__5f_VOUCHER" style:display-name="Comma [0]_VOUCHER" style:family="table-cell" style:parent-style-name="Default" style:data-style-name="N117"/>
    <style:style style:name="Comma_20__5b_0_5d__5f_White" style:display-name="Comma [0]_White" style:family="table-cell" style:parent-style-name="Default" style:data-style-name="N133"/>
    <style:style style:name="Comma_20__5b_0_5d__5f_WSP" style:display-name="Comma [0]_WSP" style:family="table-cell" style:parent-style-name="Default" style:data-style-name="N112"/>
    <style:style style:name="Comma_5f_9101" style:display-name="Comma_9101" style:family="table-cell" style:parent-style-name="Default" style:data-style-name="N125"/>
    <style:style style:name="Comma_5f_9400" style:display-name="Comma_9400" style:family="table-cell" style:parent-style-name="Default" style:data-style-name="N125"/>
    <style:style style:name="Comma_5f_A" style:display-name="Comma_A" style:family="table-cell" style:parent-style-name="Default" style:data-style-name="N113"/>
    <style:style style:name="Comma_5f_A_5f_dimon" style:display-name="Comma_A_dimon" style:family="table-cell" style:parent-style-name="Default" style:data-style-name="N135"/>
    <style:style style:name="Comma_5f_algasdefault" style:display-name="Comma_algasdefault" style:family="table-cell" style:parent-style-name="Default" style:data-style-name="N4"/>
    <style:style style:name="Comma_5f_algasdefault_5f_1" style:display-name="Comma_algasdefault_1" style:family="table-cell" style:parent-style-name="Default" style:data-style-name="N125"/>
    <style:style style:name="Comma_5f_Alternative1" style:display-name="Comma_Alternative1" style:family="table-cell" style:parent-style-name="Default" style:data-style-name="N135"/>
    <style:style style:name="Comma_5f_Alternative1_5f_1" style:display-name="Comma_Alternative1_1" style:family="table-cell" style:parent-style-name="Default" style:data-style-name="N135"/>
    <style:style style:name="Comma_5f_App_20_E" style:display-name="Comma_App E" style:family="table-cell" style:parent-style-name="Default" style:data-style-name="N113"/>
    <style:style style:name="Comma_5f_Arapahoe" style:display-name="Comma_Arapahoe" style:family="table-cell" style:parent-style-name="Default" style:data-style-name="N113"/>
    <style:style style:name="Comma_5f_Assumptions" style:display-name="Comma_Assumptions" style:family="table-cell" style:parent-style-name="Default" style:data-style-name="N135"/>
    <style:style style:name="Comma_5f_bahiadefault" style:display-name="Comma_bahiadefault" style:family="table-cell" style:parent-style-name="Default" style:data-style-name="N4"/>
    <style:style style:name="Comma_5f_bahiadefault_5f_1" style:display-name="Comma_bahiadefault_1" style:family="table-cell" style:parent-style-name="Default" style:data-style-name="N125"/>
    <style:style style:name="Comma_5f_BFJUNCFP" style:display-name="Comma_BFJUNCFP" style:family="table-cell" style:parent-style-name="Default" style:data-style-name="N125"/>
    <style:style style:name="Comma_5f_Book3" style:display-name="Comma_Book3" style:family="table-cell" style:parent-style-name="Default" style:data-style-name="N125"/>
    <style:style style:name="Comma_5f_brault" style:display-name="Comma_brault" style:family="table-cell" style:parent-style-name="Default" style:data-style-name="N113"/>
    <style:style style:name="Comma_5f_BRFEEMAY" style:display-name="Comma_BRFEEMAY" style:family="table-cell" style:parent-style-name="Default" style:data-style-name="N125"/>
    <style:style style:name="Comma_5f_C1196" style:display-name="Comma_C1196" style:family="table-cell" style:parent-style-name="Default" style:data-style-name="N125"/>
    <style:style style:name="Comma_5f_C4296" style:display-name="Comma_C4296" style:family="table-cell" style:parent-style-name="Default" style:data-style-name="N125"/>
    <style:style style:name="Comma_5f_C4396" style:display-name="Comma_C4396" style:family="table-cell" style:parent-style-name="Default" style:data-style-name="N125"/>
    <style:style style:name="Comma_5f_C4496" style:display-name="Comma_C4496" style:family="table-cell" style:parent-style-name="Default" style:data-style-name="N125"/>
    <style:style style:name="Comma_5f_C4A296" style:display-name="Comma_C4A296" style:family="table-cell" style:parent-style-name="Default" style:data-style-name="N125"/>
    <style:style style:name="Comma_5f_C4A396" style:display-name="Comma_C4A396" style:family="table-cell" style:parent-style-name="Default" style:data-style-name="N125"/>
    <style:style style:name="Comma_5f_C4APR" style:display-name="Comma_C4APR" style:family="table-cell" style:parent-style-name="Default" style:data-style-name="N125"/>
    <style:style style:name="Comma_5f_C4AUGFIN" style:display-name="Comma_C4AUGFIN" style:family="table-cell" style:parent-style-name="Default" style:data-style-name="N125"/>
    <style:style style:name="Comma_5f_C4MAY96" style:display-name="Comma_C4MAY96" style:family="table-cell" style:parent-style-name="Default" style:data-style-name="N125"/>
    <style:style style:name="Comma_5f_C4Z296" style:display-name="Comma_C4Z296" style:family="table-cell" style:parent-style-name="Default" style:data-style-name="N125"/>
    <style:style style:name="Comma_5f_Calculations" style:display-name="Comma_Calculations" style:family="table-cell" style:parent-style-name="Default" style:data-style-name="N135"/>
    <style:style style:name="Comma_5f_Calculations_20__28_2_29_" style:display-name="Comma_Calculations (2)" style:family="table-cell" style:parent-style-name="Default" style:data-style-name="N135"/>
    <style:style style:name="Comma_5f_Calculations_20_II" style:display-name="Comma_Calculations II" style:family="table-cell" style:parent-style-name="Default" style:data-style-name="N135"/>
    <style:style style:name="Comma_5f_Calculations_20_III" style:display-name="Comma_Calculations III" style:family="table-cell" style:parent-style-name="Default" style:data-style-name="N135"/>
    <style:style style:name="Comma_5f_Calculations_5f_1" style:display-name="Comma_Calculations_1" style:family="table-cell" style:parent-style-name="Default" style:data-style-name="N135"/>
    <style:style style:name="Comma_5f_CAPEX" style:display-name="Comma_CAPEX" style:family="table-cell" style:parent-style-name="Default" style:data-style-name="N113"/>
    <style:style style:name="Comma_5f_CAPEX94" style:display-name="Comma_CAPEX94" style:family="table-cell" style:parent-style-name="Default" style:data-style-name="N113"/>
    <style:style style:name="Comma_5f_CCA" style:display-name="Comma_CCA" style:family="table-cell" style:parent-style-name="Default" style:data-style-name="N0"/>
    <style:style style:name="Comma_5f_CCA_5f_Swap" style:display-name="Comma_CCA_Swap" style:family="table-cell" style:parent-style-name="Default" style:data-style-name="N190"/>
    <style:style style:name="Comma_5f_CF_5f_DPR" style:display-name="Comma_CF_DPR" style:family="table-cell" style:parent-style-name="Default" style:data-style-name="N125"/>
    <style:style style:name="Comma_5f_Charts" style:display-name="Comma_Charts" style:family="table-cell" style:parent-style-name="Default" style:data-style-name="N135"/>
    <style:style style:name="Comma_5f_CO444JE" style:display-name="Comma_CO444JE" style:family="table-cell" style:parent-style-name="Default" style:data-style-name="N113"/>
    <style:style style:name="Comma_5f_Comm_20_File" style:display-name="Comma_Comm File" style:family="table-cell" style:parent-style-name="Default" style:data-style-name="N0"/>
    <style:style style:name="Comma_5f_Comm_20_File_5f_Swap" style:display-name="Comma_Comm File_Swap" style:family="table-cell" style:parent-style-name="Default" style:data-style-name="N190"/>
    <style:style style:name="Comma_5f_coperdefault" style:display-name="Comma_coperdefault" style:family="table-cell" style:parent-style-name="Default" style:data-style-name="N4"/>
    <style:style style:name="Comma_5f_coperdefault_5f_1" style:display-name="Comma_coperdefault_1" style:family="table-cell" style:parent-style-name="Default" style:data-style-name="N125"/>
    <style:style style:name="Comma_5f_Crude_20_Chart" style:display-name="Comma_Crude Chart" style:family="table-cell" style:parent-style-name="Default" style:data-style-name="N113"/>
    <style:style style:name="Comma_5f_Crude_20_Cover" style:display-name="Comma_Crude Cover" style:family="table-cell" style:parent-style-name="Default" style:data-style-name="N113"/>
    <style:style style:name="Comma_5f_Cum._20_Back_20_Roll_20_Chart" style:display-name="Comma_Cum. Back Roll Chart" style:family="table-cell" style:parent-style-name="Default" style:data-style-name="N113"/>
    <style:style style:name="Comma_5f_Daily_20_Changes" style:display-name="Comma_Daily Changes" style:family="table-cell" style:parent-style-name="Default" style:data-style-name="N113"/>
    <style:style style:name="Comma_5f_Daily_20_Hedge_20_Strips" style:display-name="Comma_Daily Hedge Strips" style:family="table-cell" style:parent-style-name="Default" style:data-style-name="N113"/>
    <style:style style:name="Comma_5f_DEFAULT" style:display-name="Comma_DEFAULT" style:family="table-cell" style:parent-style-name="Default" style:data-style-name="N125"/>
    <style:style style:name="Comma_5f_dimon" style:display-name="Comma_dimon" style:family="table-cell" style:parent-style-name="Default" style:data-style-name="N135"/>
    <style:style style:name="Comma_5f_Division-US_24_" style:display-name="Comma_Division-US$" style:family="table-cell" style:parent-style-name="Default" style:data-style-name="N125"/>
    <style:style style:name="Comma_5f_Dowell_20_C1b" style:display-name="Comma_Dowell C1b" style:family="table-cell" style:parent-style-name="Default" style:data-style-name="N113"/>
    <style:style style:name="Comma_5f_Dowell-C1a" style:display-name="Comma_Dowell-C1a" style:family="table-cell" style:parent-style-name="Default" style:data-style-name="N113"/>
    <style:style style:name="Comma_5f_ECT_5f_Form" style:display-name="Comma_ECT_Form" style:family="table-cell" style:parent-style-name="Default" style:data-style-name="N113"/>
    <style:style style:name="Comma_5f_ECT_5f_Form_5f_005" style:display-name="Comma_ECT_Form_005" style:family="table-cell" style:parent-style-name="Default" style:data-style-name="N113"/>
    <style:style style:name="Comma_5f_ECT_5f_Form_5f_600" style:display-name="Comma_ECT_Form_600" style:family="table-cell" style:parent-style-name="Default" style:data-style-name="N113"/>
    <style:style style:name="Comma_5f_ECT_5f_Form_5f_608" style:display-name="Comma_ECT_Form_608" style:family="table-cell" style:parent-style-name="Default" style:data-style-name="N113"/>
    <style:style style:name="Comma_5f_ECT_5f_Form_5f_727" style:display-name="Comma_ECT_Form_727" style:family="table-cell" style:parent-style-name="Default" style:data-style-name="N113"/>
    <style:style style:name="Comma_5f_ECT_5f_Form_5f_777" style:display-name="Comma_ECT_Form_777" style:family="table-cell" style:parent-style-name="Default" style:data-style-name="N113"/>
    <style:style style:name="Comma_5f_ECT_5f_Form_5f_BS" style:display-name="Comma_ECT_Form_BS" style:family="table-cell" style:parent-style-name="Default" style:data-style-name="N113"/>
    <style:style style:name="Comma_5f_ECT_5f_Form_5f_GRP" style:display-name="Comma_ECT_Form_GRP" style:family="table-cell" style:parent-style-name="Default" style:data-style-name="N113"/>
    <style:style style:name="Comma_5f_emserdefault" style:display-name="Comma_emserdefault" style:family="table-cell" style:parent-style-name="Default" style:data-style-name="N4"/>
    <style:style style:name="Comma_5f_emserdefault_5f_1" style:display-name="Comma_emserdefault_1" style:family="table-cell" style:parent-style-name="Default" style:data-style-name="N125"/>
    <style:style style:name="Comma_5f_form" style:display-name="Comma_form" style:family="table-cell" style:parent-style-name="Default" style:data-style-name="N125"/>
    <style:style style:name="Comma_5f_FP_20_20_20_A_20__28_1_29_" style:display-name="Comma_FP 20 A (1)" style:family="table-cell" style:parent-style-name="Default" style:data-style-name="N113"/>
    <style:style style:name="Comma_5f_FP_20_20_20_A_20__28_2_29_" style:display-name="Comma_FP 20 A (2)" style:family="table-cell" style:parent-style-name="Default" style:data-style-name="N113"/>
    <style:style style:name="Comma_5f_FP-20_20__28_App._20_E_29_" style:display-name="Comma_FP-20 (App. E)" style:family="table-cell" style:parent-style-name="Default" style:data-style-name="N113"/>
    <style:style style:name="Comma_5f_FP-20_20__28_App.A_29__20_" style:display-name="Comma_FP-20 (App.A) " style:family="table-cell" style:parent-style-name="Default" style:data-style-name="N113"/>
    <style:style style:name="Comma_5f_FP-20_20__28_App.D_29_" style:display-name="Comma_FP-20 (App.D)" style:family="table-cell" style:parent-style-name="Default" style:data-style-name="N113"/>
    <style:style style:name="Comma_5f_FP-20_28_App.B_29_" style:display-name="Comma_FP-20(App.B)" style:family="table-cell" style:parent-style-name="Default" style:data-style-name="N113"/>
    <style:style style:name="Comma_5f_FP-20_28_C1_29__20__28_a_29_" style:display-name="Comma_FP-20(C1) (a)" style:family="table-cell" style:parent-style-name="Default" style:data-style-name="N113"/>
    <style:style style:name="Comma_5f_FP-20_28_C1_29__20__28_a_29__20__28_2_29_" style:display-name="Comma_FP-20(C1) (a) (2)" style:family="table-cell" style:parent-style-name="Default" style:data-style-name="N113"/>
    <style:style style:name="Comma_5f_FP-20_28_C1_29__20__28_b_29_" style:display-name="Comma_FP-20(C1) (b)" style:family="table-cell" style:parent-style-name="Default" style:data-style-name="N113"/>
    <style:style style:name="Comma_5f_FP-20_28_C1_29__20__28_b_29__20_" style:display-name="Comma_FP-20(C1) (b) " style:family="table-cell" style:parent-style-name="Default" style:data-style-name="N113"/>
    <style:style style:name="Comma_5f_FP-20_28_C1_29__20__28_b_29__20__28_2_29_" style:display-name="Comma_FP-20(C1) (b) (2)" style:family="table-cell" style:parent-style-name="Default" style:data-style-name="N113"/>
    <style:style style:name="Comma_5f_GenAssum" style:display-name="Comma_GenAssum" style:family="table-cell" style:parent-style-name="Default" style:data-style-name="N113"/>
    <style:style style:name="Comma_5f_GP_20_C1a" style:display-name="Comma_GP C1a" style:family="table-cell" style:parent-style-name="Default" style:data-style-name="N113"/>
    <style:style style:name="Comma_5f_GP_20_C1b" style:display-name="Comma_GP C1b" style:family="table-cell" style:parent-style-name="Default" style:data-style-name="N113"/>
    <style:style style:name="Comma_5f_GP_5f_EI_5f_3" style:display-name="Comma_GP_EI_3" style:family="table-cell" style:parent-style-name="Default" style:data-style-name="N125"/>
    <style:style style:name="Comma_5f_GQ_20_C1A" style:display-name="Comma_GQ C1A" style:family="table-cell" style:parent-style-name="Default" style:data-style-name="N113"/>
    <style:style style:name="Comma_5f_GQ_20_C1B" style:display-name="Comma_GQ C1B" style:family="table-cell" style:parent-style-name="Default" style:data-style-name="N113"/>
    <style:style style:name="Comma_5f_HOGANGAS" style:display-name="Comma_HOGANGAS" style:family="table-cell" style:parent-style-name="Default" style:data-style-name="N113"/>
    <style:style style:name="Comma_5f_HOGANOIL" style:display-name="Comma_HOGANOIL" style:family="table-cell" style:parent-style-name="Default" style:data-style-name="N113"/>
    <style:style style:name="Comma_5f_IPM_20_C1b" style:display-name="Comma_IPM C1b" style:family="table-cell" style:parent-style-name="Default" style:data-style-name="N113"/>
    <style:style style:name="Comma_5f_IPMC1a" style:display-name="Comma_IPMC1a" style:family="table-cell" style:parent-style-name="Default" style:data-style-name="N113"/>
    <style:style style:name="Comma_5f_IS-Hold" style:display-name="Comma_IS-Hold" style:family="table-cell" style:parent-style-name="Default" style:data-style-name="N113"/>
    <style:style style:name="Comma_5f_JETEMP" style:display-name="Comma_JETEMP" style:family="table-cell" style:parent-style-name="Default" style:data-style-name="N113"/>
    <style:style style:name="Comma_5f_june_20_gas_20_estimate" style:display-name="Comma_june gas estimate" style:family="table-cell" style:parent-style-name="Default" style:data-style-name="N113"/>
    <style:style style:name="Comma_5f_laroux" style:display-name="Comma_laroux" style:family="table-cell" style:parent-style-name="Default" style:data-style-name="N163"/>
    <style:style style:name="Comma_5f_laroux_5f_1" style:display-name="Comma_laroux_1" style:family="table-cell" style:parent-style-name="Default" style:data-style-name="N163"/>
    <style:style style:name="Comma_5f_laroux_5f_1_5f_dimon" style:display-name="Comma_laroux_1_dimon" style:family="table-cell" style:parent-style-name="Default" style:data-style-name="N0"/>
    <style:style style:name="Comma_5f_laroux_5f_1_5f_dimon_5f_1" style:display-name="Comma_laroux_1_dimon_1" style:family="table-cell" style:parent-style-name="Default" style:data-style-name="N113"/>
    <style:style style:name="Comma_5f_laroux_5f_1_5f_dimon_5f_Swap" style:display-name="Comma_laroux_1_dimon_Swap" style:family="table-cell" style:parent-style-name="Default" style:data-style-name="N192"/>
    <style:style style:name="Comma_5f_laroux_5f_1_5f_laroux" style:display-name="Comma_laroux_1_laroux" style:family="table-cell" style:parent-style-name="Default" style:data-style-name="N0"/>
    <style:style style:name="Comma_5f_laroux_5f_1_5f_laroux_5f_Swap" style:display-name="Comma_laroux_1_laroux_Swap" style:family="table-cell" style:parent-style-name="Default" style:data-style-name="N192"/>
    <style:style style:name="Comma_5f_laroux_5f_1_5f_PLDT" style:display-name="Comma_laroux_1_PLDT" style:family="table-cell" style:parent-style-name="Default" style:data-style-name="N0"/>
    <style:style style:name="Comma_5f_laroux_5f_1_5f_PLDT_5f_Swap" style:display-name="Comma_laroux_1_PLDT_Swap" style:family="table-cell" style:parent-style-name="Default" style:data-style-name="N192"/>
    <style:style style:name="Comma_5f_laroux_5f_1_5f_VERA" style:display-name="Comma_laroux_1_VERA" style:family="table-cell" style:parent-style-name="Default" style:data-style-name="N4"/>
    <style:style style:name="Comma_5f_laroux_5f_1_5f_VERA_5f_1" style:display-name="Comma_laroux_1_VERA_1" style:family="table-cell" style:parent-style-name="Default" style:data-style-name="N0"/>
    <style:style style:name="Comma_5f_laroux_5f_1_5f_VERA_5f_1_5f_Swap" style:display-name="Comma_laroux_1_VERA_1_Swap" style:family="table-cell" style:parent-style-name="Default" style:data-style-name="N192"/>
    <style:style style:name="Comma_5f_laroux_5f_1_5f_VIRUS-EDY" style:display-name="Comma_laroux_1_VIRUS-EDY" style:family="table-cell" style:parent-style-name="Default" style:data-style-name="N135"/>
    <style:style style:name="Comma_5f_laroux_5f_2" style:display-name="Comma_laroux_2" style:family="table-cell" style:parent-style-name="Default" style:data-style-name="N113"/>
    <style:style style:name="Comma_5f_laroux_5f_2_5f_dimon" style:display-name="Comma_laroux_2_dimon" style:family="table-cell" style:parent-style-name="Default" style:data-style-name="N135"/>
    <style:style style:name="Comma_5f_laroux_5f_2_5f_dimon_5f_1" style:display-name="Comma_laroux_2_dimon_1" style:family="table-cell" style:parent-style-name="Default" style:data-style-name="N0"/>
    <style:style style:name="Comma_5f_laroux_5f_2_5f_dimon_5f_1_5f_Swap" style:display-name="Comma_laroux_2_dimon_1_Swap" style:family="table-cell" style:parent-style-name="Default" style:data-style-name="N192"/>
    <style:style style:name="Comma_5f_laroux_5f_2_5f_laroux" style:display-name="Comma_laroux_2_laroux" style:family="table-cell" style:parent-style-name="Default" style:data-style-name="N135"/>
    <style:style style:name="Comma_5f_laroux_5f_2_5f_laroux_5f_dimon" style:display-name="Comma_laroux_2_laroux_dimon" style:family="table-cell" style:parent-style-name="Default" style:data-style-name="N135"/>
    <style:style style:name="Comma_5f_laroux_5f_2_5f_PLDT" style:display-name="Comma_laroux_2_PLDT" style:family="table-cell" style:parent-style-name="Default" style:data-style-name="N135"/>
    <style:style style:name="Comma_5f_laroux_5f_2_5f_VERA" style:display-name="Comma_laroux_2_VERA" style:family="table-cell" style:parent-style-name="Default" style:data-style-name="N113"/>
    <style:style style:name="Comma_5f_laroux_5f_2_5f_VERA_5f_1" style:display-name="Comma_laroux_2_VERA_1" style:family="table-cell" style:parent-style-name="Default" style:data-style-name="N135"/>
    <style:style style:name="Comma_5f_laroux_5f_3" style:display-name="Comma_laroux_3" style:family="table-cell" style:parent-style-name="Default" style:data-style-name="N0"/>
    <style:style style:name="Comma_5f_laroux_5f_3_5f_dimon" style:display-name="Comma_laroux_3_dimon" style:family="table-cell" style:parent-style-name="Default" style:data-style-name="N0"/>
    <style:style style:name="Comma_5f_laroux_5f_3_5f_dimon_5f_1" style:display-name="Comma_laroux_3_dimon_1" style:family="table-cell" style:parent-style-name="Default" style:data-style-name="N135"/>
    <style:style style:name="Comma_5f_laroux_5f_3_5f_dimon_5f_Swap" style:display-name="Comma_laroux_3_dimon_Swap" style:family="table-cell" style:parent-style-name="Default" style:data-style-name="N192"/>
    <style:style style:name="Comma_5f_laroux_5f_3_5f_Hedge_20_Strategy_20_Comparison" style:display-name="Comma_laroux_3_Hedge Strategy Comparison" style:family="table-cell" style:parent-style-name="Default" style:data-style-name="N0"/>
    <style:style style:name="Comma_5f_laroux_5f_3_5f_Hedge_20_Strategy_20_Comparison_5f_Swap" style:display-name="Comma_laroux_3_Hedge Strategy Comparison_Swap" style:family="table-cell" style:parent-style-name="Default" style:data-style-name="N181"/>
    <style:style style:name="Comma_5f_laroux_5f_3_5f_Swap" style:display-name="Comma_laroux_3_Swap" style:family="table-cell" style:parent-style-name="Default" style:data-style-name="N183"/>
    <style:style style:name="Comma_5f_laroux_5f_dimon" style:display-name="Comma_laroux_dimon" style:family="table-cell" style:parent-style-name="Default" style:data-style-name="N113"/>
    <style:style style:name="Comma_5f_laroux_5f_dimon_5f_1" style:display-name="Comma_laroux_dimon_1" style:family="table-cell" style:parent-style-name="Default" style:data-style-name="N135"/>
    <style:style style:name="Comma_5f_laroux_5f_laroux" style:display-name="Comma_laroux_laroux" style:family="table-cell" style:parent-style-name="Default" style:data-style-name="N135"/>
    <style:style style:name="Comma_5f_laroux_5f_laroux_5f_1" style:display-name="Comma_laroux_laroux_1" style:family="table-cell" style:parent-style-name="Default" style:data-style-name="N113"/>
    <style:style style:name="Comma_5f_laroux_5f_laroux_5f_dimon" style:display-name="Comma_laroux_laroux_dimon" style:family="table-cell" style:parent-style-name="Default" style:data-style-name="N135"/>
    <style:style style:name="Comma_5f_laroux_5f_PLDT" style:display-name="Comma_laroux_PLDT" style:family="table-cell" style:parent-style-name="Default" style:data-style-name="N113"/>
    <style:style style:name="Comma_5f_laroux_5f_VERA" style:display-name="Comma_laroux_VERA" style:family="table-cell" style:parent-style-name="Default" style:data-style-name="N113"/>
    <style:style style:name="Comma_5f_laroux_5f_VERA_5f_1" style:display-name="Comma_laroux_VERA_1" style:family="table-cell" style:parent-style-name="Default" style:data-style-name="N113"/>
    <style:style style:name="Comma_5f_laroux_5f_VIRUS-EDY" style:display-name="Comma_laroux_VIRUS-EDY" style:family="table-cell" style:parent-style-name="Default" style:data-style-name="N113"/>
    <style:style style:name="Comma_5f_MATERAL2" style:display-name="Comma_MATERAL2" style:family="table-cell" style:parent-style-name="Default" style:data-style-name="N0"/>
    <style:style style:name="Comma_5f_MATERAL2_5f_dimon" style:display-name="Comma_MATERAL2_dimon" style:family="table-cell" style:parent-style-name="Default" style:data-style-name="N0"/>
    <style:style style:name="Comma_5f_MATERAL2_5f_dimon_5f_Swap" style:display-name="Comma_MATERAL2_dimon_Swap" style:family="table-cell" style:parent-style-name="Default" style:data-style-name="N192"/>
    <style:style style:name="Comma_5f_MATERAL2_5f_Hedge_20_Strategy_20_Comparison" style:display-name="Comma_MATERAL2_Hedge Strategy Comparison" style:family="table-cell" style:parent-style-name="Default" style:data-style-name="N0"/>
    <style:style style:name="Comma_5f_MATERAL2_5f_Hedge_20_Strategy_20_Comparison_5f_Swap" style:display-name="Comma_MATERAL2_Hedge Strategy Comparison_Swap" style:family="table-cell" style:parent-style-name="Default" style:data-style-name="N181"/>
    <style:style style:name="Comma_5f_MATERAL2_5f_Swap" style:display-name="Comma_MATERAL2_Swap" style:family="table-cell" style:parent-style-name="Default" style:data-style-name="N183"/>
    <style:style style:name="Comma_5f_MMBtu_20_Conversion" style:display-name="Comma_MMBtu Conversion" style:family="table-cell" style:parent-style-name="Default" style:data-style-name="N113"/>
    <style:style style:name="Comma_5f_monci" style:display-name="Comma_monci" style:family="table-cell" style:parent-style-name="Default" style:data-style-name="N113"/>
    <style:style style:name="Comma_5f_mud_20_plant_20_bolted" style:display-name="Comma_mud plant bolted" style:family="table-cell" style:parent-style-name="Default" style:data-style-name="N4"/>
    <style:style style:name="Comma_5f_Net_20_Crude_20_Equiv_20_Total_20_Chart" style:display-name="Comma_Net Crude Equiv Total Chart" style:family="table-cell" style:parent-style-name="Default" style:data-style-name="N113"/>
    <style:style style:name="Comma_5f_NGL_20_Chart" style:display-name="Comma_NGL Chart" style:family="table-cell" style:parent-style-name="Default" style:data-style-name="N113"/>
    <style:style style:name="Comma_5f_NGL_20_Cover" style:display-name="Comma_NGL Cover" style:family="table-cell" style:parent-style-name="Default" style:data-style-name="N113"/>
    <style:style style:name="Comma_5f_Odner" style:display-name="Comma_Odner" style:family="table-cell" style:parent-style-name="Default" style:data-style-name="N0"/>
    <style:style style:name="Comma_5f_Odner_20__28_2_29_" style:display-name="Comma_Odner (2)" style:family="table-cell" style:parent-style-name="Default" style:data-style-name="N0"/>
    <style:style style:name="Comma_5f_Odner_20__28_2_29__5f_Swap" style:display-name="Comma_Odner (2)_Swap" style:family="table-cell" style:parent-style-name="Default" style:data-style-name="N190"/>
    <style:style style:name="Comma_5f_Odner_20__28_3_29_" style:display-name="Comma_Odner (3)" style:family="table-cell" style:parent-style-name="Default" style:data-style-name="N0"/>
    <style:style style:name="Comma_5f_Odner_20__28_3_29__5f_Swap" style:display-name="Comma_Odner (3)_Swap" style:family="table-cell" style:parent-style-name="Default" style:data-style-name="N190"/>
    <style:style style:name="Comma_5f_Odner_5f_Swap" style:display-name="Comma_Odner_Swap" style:family="table-cell" style:parent-style-name="Default" style:data-style-name="N190"/>
    <style:style style:name="Comma_5f_Other_20_Months" style:display-name="Comma_Other Months" style:family="table-cell" style:parent-style-name="Default" style:data-style-name="N113"/>
    <style:style style:name="Comma_5f_P7APRFNL" style:display-name="Comma_P7APRFNL" style:family="table-cell" style:parent-style-name="Default" style:data-style-name="N125"/>
    <style:style style:name="Comma_5f_pbdefault" style:display-name="Comma_pbdefault" style:family="table-cell" style:parent-style-name="Default" style:data-style-name="N4"/>
    <style:style style:name="Comma_5f_pbdefault_5f_1" style:display-name="Comma_pbdefault_1" style:family="table-cell" style:parent-style-name="Default" style:data-style-name="N125"/>
    <style:style style:name="Comma_5f_PERSONAL" style:display-name="Comma_PERSONAL" style:family="table-cell" style:parent-style-name="Default" style:data-style-name="N133"/>
    <style:style style:name="Comma_5f_Pink" style:display-name="Comma_Pink" style:family="table-cell" style:parent-style-name="Default" style:data-style-name="N135"/>
    <style:style style:name="Comma_5f_Plan" style:display-name="Comma_Plan" style:family="table-cell" style:parent-style-name="Default" style:data-style-name="N0"/>
    <style:style style:name="Comma_5f_Plan_5f_Swap" style:display-name="Comma_Plan_Swap" style:family="table-cell" style:parent-style-name="Default" style:data-style-name="N190"/>
    <style:style style:name="Comma_5f_PLDT" style:display-name="Comma_PLDT" style:family="table-cell" style:parent-style-name="Default" style:data-style-name="N113"/>
    <style:style style:name="Comma_5f_PLDT_5f_1" style:display-name="Comma_PLDT_1" style:family="table-cell" style:parent-style-name="Default" style:data-style-name="N135"/>
    <style:style style:name="Comma_5f_pldt_5f_Calculations" style:display-name="Comma_pldt_Calculations" style:family="table-cell" style:parent-style-name="Default" style:data-style-name="N135"/>
    <style:style style:name="Comma_5f_pldt_5f_dimon" style:display-name="Comma_pldt_dimon" style:family="table-cell" style:parent-style-name="Default" style:data-style-name="N135"/>
    <style:style style:name="Comma_5f_Position" style:display-name="Comma_Position" style:family="table-cell" style:parent-style-name="Default" style:data-style-name="N113"/>
    <style:style style:name="Comma_5f_priccurv" style:display-name="Comma_priccurv" style:family="table-cell" style:parent-style-name="Default" style:data-style-name="N125"/>
    <style:style style:name="Comma_5f_Prior_20_Day" style:display-name="Comma_Prior Day" style:family="table-cell" style:parent-style-name="Default" style:data-style-name="N113"/>
    <style:style style:name="Comma_5f_Products_20_Chart" style:display-name="Comma_Products Chart" style:family="table-cell" style:parent-style-name="Default" style:data-style-name="N113"/>
    <style:style style:name="Comma_5f_Products_20_Cover" style:display-name="Comma_Products Cover" style:family="table-cell" style:parent-style-name="Default" style:data-style-name="N113"/>
    <style:style style:name="Comma_5f_PROFILE4" style:display-name="Comma_PROFILE4" style:family="table-cell" style:parent-style-name="Default" style:data-style-name="N125"/>
    <style:style style:name="Comma_5f_Projects" style:display-name="Comma_Projects" style:family="table-cell" style:parent-style-name="Default" style:data-style-name="N0"/>
    <style:style style:name="Comma_5f_Projects_5f_Swap" style:display-name="Comma_Projects_Swap" style:family="table-cell" style:parent-style-name="Default" style:data-style-name="N190"/>
    <style:style style:name="Comma_5f_PURCHASE" style:display-name="Comma_PURCHASE" style:family="table-cell" style:parent-style-name="Default" style:data-style-name="N113"/>
    <style:style style:name="Comma_5f_Quarter_20_End_20_Months" style:display-name="Comma_Quarter End Months" style:family="table-cell" style:parent-style-name="Default" style:data-style-name="N113"/>
    <style:style style:name="Comma_5f_r1" style:display-name="Comma_r1" style:family="table-cell" style:parent-style-name="Default" style:data-style-name="N163"/>
    <style:style style:name="Comma_5f_Resid_20_Chart" style:display-name="Comma_Resid Chart" style:family="table-cell" style:parent-style-name="Default" style:data-style-name="N113"/>
    <style:style style:name="Comma_5f_Resid_20_Cover" style:display-name="Comma_Resid Cover" style:family="table-cell" style:parent-style-name="Default" style:data-style-name="N113"/>
    <style:style style:name="Comma_5f_RFI" style:display-name="Comma_RFI" style:family="table-cell" style:parent-style-name="Default" style:data-style-name="N135"/>
    <style:style style:name="Comma_5f_RFI_5f_1" style:display-name="Comma_RFI_1" style:family="table-cell" style:parent-style-name="Default" style:data-style-name="N0"/>
    <style:style style:name="Comma_5f_RFI_5f_1_5f_Swap" style:display-name="Comma_RFI_1_Swap" style:family="table-cell" style:parent-style-name="Default" style:data-style-name="N190"/>
    <style:style style:name="Comma_5f_Sales_20_Order" style:display-name="Comma_Sales Order" style:family="table-cell" style:parent-style-name="Default" style:data-style-name="N135"/>
    <style:style style:name="Comma_5f_Sheet1" style:display-name="Comma_Sheet1" style:family="table-cell" style:parent-style-name="Default" style:data-style-name="N113"/>
    <style:style style:name="Comma_5f_Snr._20_CO" style:display-name="Comma_Snr. CO" style:family="table-cell" style:parent-style-name="Default" style:data-style-name="N0"/>
    <style:style style:name="Comma_5f_Snr._20_CO_5f_Swap" style:display-name="Comma_Snr. CO_Swap" style:family="table-cell" style:parent-style-name="Default" style:data-style-name="N190"/>
    <style:style style:name="Comma_5f_Subcont_20_File" style:display-name="Comma_Subcont File" style:family="table-cell" style:parent-style-name="Default" style:data-style-name="N0"/>
    <style:style style:name="Comma_5f_Subcont_20_File_5f_Swap" style:display-name="Comma_Subcont File_Swap" style:family="table-cell" style:parent-style-name="Default" style:data-style-name="N190"/>
    <style:style style:name="Comma_5f_Summary_20_Info" style:display-name="Comma_Summary Info" style:family="table-cell" style:parent-style-name="Default" style:data-style-name="N0"/>
    <style:style style:name="Comma_5f_Summary_20_Info_5f_Swap" style:display-name="Comma_Summary Info_Swap" style:family="table-cell" style:parent-style-name="Default" style:data-style-name="N190"/>
    <style:style style:name="Comma_5f_SUMPAGE" style:display-name="Comma_SUMPAGE" style:family="table-cell" style:parent-style-name="Default" style:data-style-name="N113"/>
    <style:style style:name="Comma_5f_VIRUS-EDY" style:display-name="Comma_VIRUS-EDY" style:family="table-cell" style:parent-style-name="Default" style:data-style-name="N135"/>
    <style:style style:name="Comma_5f_VOUCHER" style:display-name="Comma_VOUCHER" style:family="table-cell" style:parent-style-name="Default" style:data-style-name="N125"/>
    <style:style style:name="Comma_5f_White" style:display-name="Comma_White" style:family="table-cell" style:parent-style-name="Default" style:data-style-name="N135"/>
    <style:style style:name="Comma_5f_WSP" style:display-name="Comma_WSP" style:family="table-cell" style:parent-style-name="Default" style:data-style-name="N113"/>
    <style:style style:name="Currency_20__5b_0_5d__5f_9101" style:display-name="Currency [0]_9101" style:family="table-cell" style:parent-style-name="Default" style:data-style-name="N121"/>
    <style:style style:name="Currency_20__5b_0_5d__5f_9400" style:display-name="Currency [0]_9400" style:family="table-cell" style:parent-style-name="Default" style:data-style-name="N121"/>
    <style:style style:name="Currency_20__5b_0_5d__5f_A" style:display-name="Currency [0]_A" style:family="table-cell" style:parent-style-name="Default" style:data-style-name="N170"/>
    <style:style style:name="Currency_20__5b_0_5d__5f_A_5f_dimon" style:display-name="Currency [0]_A_dimon" style:family="table-cell" style:parent-style-name="Default" style:data-style-name="N157"/>
    <style:style style:name="Currency_20__5b_0_5d__5f_algasdefault" style:display-name="Currency [0]_algasdefault" style:family="table-cell" style:parent-style-name="Default" style:data-style-name="N121"/>
    <style:style style:name="Currency_20__5b_0_5d__5f_Alternative1" style:display-name="Currency [0]_Alternative1" style:family="table-cell" style:parent-style-name="Default" style:data-style-name="N170"/>
    <style:style style:name="Currency_20__5b_0_5d__5f_Alternative1_5f_1" style:display-name="Currency [0]_Alternative1_1" style:family="table-cell" style:parent-style-name="Default" style:data-style-name="N0"/>
    <style:style style:name="Currency_20__5b_0_5d__5f_Alternative1_5f_1_5f_Swap" style:display-name="Currency [0]_Alternative1_1_Swap" style:family="table-cell" style:parent-style-name="Default" style:data-style-name="N137"/>
    <style:style style:name="Currency_20__5b_0_5d__5f_App_20_E" style:display-name="Currency [0]_App E" style:family="table-cell" style:parent-style-name="Default" style:data-style-name="N152"/>
    <style:style style:name="Currency_20__5b_0_5d__5f_Arapahoe" style:display-name="Currency [0]_Arapahoe" style:family="table-cell" style:parent-style-name="Default" style:data-style-name="N108"/>
    <style:style style:name="Currency_20__5b_0_5d__5f_Assumptions" style:display-name="Currency [0]_Assumptions" style:family="table-cell" style:parent-style-name="Default" style:data-style-name="N0"/>
    <style:style style:name="Currency_20__5b_0_5d__5f_Assumptions_5f_Swap" style:display-name="Currency [0]_Assumptions_Swap" style:family="table-cell" style:parent-style-name="Default" style:data-style-name="N190"/>
    <style:style style:name="Currency_20__5b_0_5d__5f_bahiadefault" style:display-name="Currency [0]_bahiadefault" style:family="table-cell" style:parent-style-name="Default" style:data-style-name="N121"/>
    <style:style style:name="Currency_20__5b_0_5d__5f_BFJUNCFP" style:display-name="Currency [0]_BFJUNCFP" style:family="table-cell" style:parent-style-name="Default" style:data-style-name="N121"/>
    <style:style style:name="Currency_20__5b_0_5d__5f_Book3" style:display-name="Currency [0]_Book3" style:family="table-cell" style:parent-style-name="Default" style:data-style-name="N121"/>
    <style:style style:name="Currency_20__5b_0_5d__5f_brault" style:display-name="Currency [0]_brault" style:family="table-cell" style:parent-style-name="Default" style:data-style-name="N108"/>
    <style:style style:name="Currency_20__5b_0_5d__5f_BRFEEMAY" style:display-name="Currency [0]_BRFEEMAY" style:family="table-cell" style:parent-style-name="Default" style:data-style-name="N121"/>
    <style:style style:name="Currency_20__5b_0_5d__5f_C1196" style:display-name="Currency [0]_C1196" style:family="table-cell" style:parent-style-name="Default" style:data-style-name="N121"/>
    <style:style style:name="Currency_20__5b_0_5d__5f_C4296" style:display-name="Currency [0]_C4296" style:family="table-cell" style:parent-style-name="Default" style:data-style-name="N121"/>
    <style:style style:name="Currency_20__5b_0_5d__5f_C4396" style:display-name="Currency [0]_C4396" style:family="table-cell" style:parent-style-name="Default" style:data-style-name="N121"/>
    <style:style style:name="Currency_20__5b_0_5d__5f_C4496" style:display-name="Currency [0]_C4496" style:family="table-cell" style:parent-style-name="Default" style:data-style-name="N121"/>
    <style:style style:name="Currency_20__5b_0_5d__5f_C4A296" style:display-name="Currency [0]_C4A296" style:family="table-cell" style:parent-style-name="Default" style:data-style-name="N121"/>
    <style:style style:name="Currency_20__5b_0_5d__5f_C4A396" style:display-name="Currency [0]_C4A396" style:family="table-cell" style:parent-style-name="Default" style:data-style-name="N121"/>
    <style:style style:name="Currency_20__5b_0_5d__5f_C4APR" style:display-name="Currency [0]_C4APR" style:family="table-cell" style:parent-style-name="Default" style:data-style-name="N121"/>
    <style:style style:name="Currency_20__5b_0_5d__5f_C4AUGFIN" style:display-name="Currency [0]_C4AUGFIN" style:family="table-cell" style:parent-style-name="Default" style:data-style-name="N121"/>
    <style:style style:name="Currency_20__5b_0_5d__5f_C4MAY96" style:display-name="Currency [0]_C4MAY96" style:family="table-cell" style:parent-style-name="Default" style:data-style-name="N121"/>
    <style:style style:name="Currency_20__5b_0_5d__5f_C4Z296" style:display-name="Currency [0]_C4Z296" style:family="table-cell" style:parent-style-name="Default" style:data-style-name="N121"/>
    <style:style style:name="Currency_20__5b_0_5d__5f_Calculations" style:display-name="Currency [0]_Calculations" style:family="table-cell" style:parent-style-name="Default" style:data-style-name="N0"/>
    <style:style style:name="Currency_20__5b_0_5d__5f_Calculations_20__28_2_29_" style:display-name="Currency [0]_Calculations (2)" style:family="table-cell" style:parent-style-name="Default" style:data-style-name="N0"/>
    <style:style style:name="Currency_20__5b_0_5d__5f_Calculations_20__28_2_29__5f_Swap" style:display-name="Currency [0]_Calculations (2)_Swap" style:family="table-cell" style:parent-style-name="Default" style:data-style-name="N190"/>
    <style:style style:name="Currency_20__5b_0_5d__5f_Calculations_20_II" style:display-name="Currency [0]_Calculations II" style:family="table-cell" style:parent-style-name="Default" style:data-style-name="N0"/>
    <style:style style:name="Currency_20__5b_0_5d__5f_Calculations_20_II_5f_Swap" style:display-name="Currency [0]_Calculations II_Swap" style:family="table-cell" style:parent-style-name="Default" style:data-style-name="N190"/>
    <style:style style:name="Currency_20__5b_0_5d__5f_Calculations_20_III" style:display-name="Currency [0]_Calculations III" style:family="table-cell" style:parent-style-name="Default" style:data-style-name="N0"/>
    <style:style style:name="Currency_20__5b_0_5d__5f_Calculations_20_III_5f_Swap" style:display-name="Currency [0]_Calculations III_Swap" style:family="table-cell" style:parent-style-name="Default" style:data-style-name="N190"/>
    <style:style style:name="Currency_20__5b_0_5d__5f_Calculations_5f_1" style:display-name="Currency [0]_Calculations_1" style:family="table-cell" style:parent-style-name="Default" style:data-style-name="N170"/>
    <style:style style:name="Currency_20__5b_0_5d__5f_Calculations_5f_Swap" style:display-name="Currency [0]_Calculations_Swap" style:family="table-cell" style:parent-style-name="Default" style:data-style-name="N190"/>
    <style:style style:name="Currency_20__5b_0_5d__5f_CAPEX" style:display-name="Currency [0]_CAPEX" style:family="table-cell" style:parent-style-name="Default" style:data-style-name="N152"/>
    <style:style style:name="Currency_20__5b_0_5d__5f_CAPEX94" style:display-name="Currency [0]_CAPEX94" style:family="table-cell" style:parent-style-name="Default" style:data-style-name="N152"/>
    <style:style style:name="Currency_20__5b_0_5d__5f_Cardig_20_GHS" style:display-name="Currency [0]_Cardig GHS" style:family="table-cell" style:parent-style-name="Default" style:data-style-name="N157"/>
    <style:style style:name="Currency_20__5b_0_5d__5f_Cash_20_Flows" style:display-name="Currency [0]_Cash Flows" style:family="table-cell" style:parent-style-name="Default" style:data-style-name="N0"/>
    <style:style style:name="Currency_20__5b_0_5d__5f_Cash_20_Flows_5f_Swap" style:display-name="Currency [0]_Cash Flows_Swap" style:family="table-cell" style:parent-style-name="Default" style:data-style-name="N137"/>
    <style:style style:name="Currency_20__5b_0_5d__5f_CCA" style:display-name="Currency [0]_CCA" style:family="table-cell" style:parent-style-name="Default" style:data-style-name="N0"/>
    <style:style style:name="Currency_20__5b_0_5d__5f_CCA_5f_Swap" style:display-name="Currency [0]_CCA_Swap" style:family="table-cell" style:parent-style-name="Default" style:data-style-name="N138"/>
    <style:style style:name="Currency_20__5b_0_5d__5f_CF_5f_DPR" style:display-name="Currency [0]_CF_DPR" style:family="table-cell" style:parent-style-name="Default" style:data-style-name="N121"/>
    <style:style style:name="Currency_20__5b_0_5d__5f_Charts" style:display-name="Currency [0]_Charts" style:family="table-cell" style:parent-style-name="Default" style:data-style-name="N170"/>
    <style:style style:name="Currency_20__5b_0_5d__5f_CO444JE" style:display-name="Currency [0]_CO444JE" style:family="table-cell" style:parent-style-name="Default" style:data-style-name="N108"/>
    <style:style style:name="Currency_20__5b_0_5d__5f_Comm_20_File" style:display-name="Currency [0]_Comm File" style:family="table-cell" style:parent-style-name="Default" style:data-style-name="N0"/>
    <style:style style:name="Currency_20__5b_0_5d__5f_Comm_20_File_5f_Swap" style:display-name="Currency [0]_Comm File_Swap" style:family="table-cell" style:parent-style-name="Default" style:data-style-name="N138"/>
    <style:style style:name="Currency_20__5b_0_5d__5f_coperdefault" style:display-name="Currency [0]_coperdefault" style:family="table-cell" style:parent-style-name="Default" style:data-style-name="N121"/>
    <style:style style:name="Currency_20__5b_0_5d__5f_Cost_20_Code" style:display-name="Currency [0]_Cost Code" style:family="table-cell" style:parent-style-name="Default" style:data-style-name="N0"/>
    <style:style style:name="Currency_20__5b_0_5d__5f_Cost_20_Code_5f_Swap" style:display-name="Currency [0]_Cost Code_Swap" style:family="table-cell" style:parent-style-name="Default" style:data-style-name="N137"/>
    <style:style style:name="Currency_20__5b_0_5d__5f_Crude_20_Chart" style:display-name="Currency [0]_Crude Chart" style:family="table-cell" style:parent-style-name="Default" style:data-style-name="N108"/>
    <style:style style:name="Currency_20__5b_0_5d__5f_Crude_20_Cover" style:display-name="Currency [0]_Crude Cover" style:family="table-cell" style:parent-style-name="Default" style:data-style-name="N108"/>
    <style:style style:name="Currency_20__5b_0_5d__5f_Cum._20_Back_20_Roll_20_Chart" style:display-name="Currency [0]_Cum. Back Roll Chart" style:family="table-cell" style:parent-style-name="Default" style:data-style-name="N108"/>
    <style:style style:name="Currency_20__5b_0_5d__5f_Daily_20_Changes" style:display-name="Currency [0]_Daily Changes" style:family="table-cell" style:parent-style-name="Default" style:data-style-name="N108"/>
    <style:style style:name="Currency_20__5b_0_5d__5f_Daily_20_Hedge_20_Strips" style:display-name="Currency [0]_Daily Hedge Strips" style:family="table-cell" style:parent-style-name="Default" style:data-style-name="N108"/>
    <style:style style:name="Currency_20__5b_0_5d__5f_DEFAULT" style:display-name="Currency [0]_DEFAULT" style:family="table-cell" style:parent-style-name="Default" style:data-style-name="N121"/>
    <style:style style:name="Currency_20__5b_0_5d__5f_dimon" style:display-name="Currency [0]_dimon" style:family="table-cell" style:parent-style-name="Default" style:data-style-name="N146"/>
    <style:style style:name="Currency_20__5b_0_5d__5f_dimon_5f_1" style:display-name="Currency [0]_dimon_1" style:family="table-cell" style:parent-style-name="Default" style:data-style-name="N154"/>
    <style:style style:name="Currency_20__5b_0_5d__5f_dimon_5f_2" style:display-name="Currency [0]_dimon_2" style:family="table-cell" style:parent-style-name="Default" style:data-style-name="N0"/>
    <style:style style:name="Currency_20__5b_0_5d__5f_dimon_5f_2_5f_Swap" style:display-name="Currency [0]_dimon_2_Swap" style:family="table-cell" style:parent-style-name="Default" style:data-style-name="N190"/>
    <style:style style:name="Currency_20__5b_0_5d__5f_Division-US_24_" style:display-name="Currency [0]_Division-US$" style:family="table-cell" style:parent-style-name="Default" style:data-style-name="N121"/>
    <style:style style:name="Currency_20__5b_0_5d__5f_Dowell_20_C1b" style:display-name="Currency [0]_Dowell C1b" style:family="table-cell" style:parent-style-name="Default" style:data-style-name="N152"/>
    <style:style style:name="Currency_20__5b_0_5d__5f_Dowell-C1a" style:display-name="Currency [0]_Dowell-C1a" style:family="table-cell" style:parent-style-name="Default" style:data-style-name="N152"/>
    <style:style style:name="Currency_20__5b_0_5d__5f_ECT_5f_Form" style:display-name="Currency [0]_ECT_Form" style:family="table-cell" style:parent-style-name="Default" style:data-style-name="N108"/>
    <style:style style:name="Currency_20__5b_0_5d__5f_ECT_5f_Form_5f_005" style:display-name="Currency [0]_ECT_Form_005" style:family="table-cell" style:parent-style-name="Default" style:data-style-name="N108"/>
    <style:style style:name="Currency_20__5b_0_5d__5f_ECT_5f_Form_5f_600" style:display-name="Currency [0]_ECT_Form_600" style:family="table-cell" style:parent-style-name="Default" style:data-style-name="N108"/>
    <style:style style:name="Currency_20__5b_0_5d__5f_ECT_5f_Form_5f_608" style:display-name="Currency [0]_ECT_Form_608" style:family="table-cell" style:parent-style-name="Default" style:data-style-name="N108"/>
    <style:style style:name="Currency_20__5b_0_5d__5f_ECT_5f_Form_5f_727" style:display-name="Currency [0]_ECT_Form_727" style:family="table-cell" style:parent-style-name="Default" style:data-style-name="N108"/>
    <style:style style:name="Currency_20__5b_0_5d__5f_ECT_5f_Form_5f_777" style:display-name="Currency [0]_ECT_Form_777" style:family="table-cell" style:parent-style-name="Default" style:data-style-name="N108"/>
    <style:style style:name="Currency_20__5b_0_5d__5f_ECT_5f_Form_5f_BS" style:display-name="Currency [0]_ECT_Form_BS" style:family="table-cell" style:parent-style-name="Default" style:data-style-name="N108"/>
    <style:style style:name="Currency_20__5b_0_5d__5f_ECT_5f_Form_5f_GRP" style:display-name="Currency [0]_ECT_Form_GRP" style:family="table-cell" style:parent-style-name="Default" style:data-style-name="N108"/>
    <style:style style:name="Currency_20__5b_0_5d__5f_emserdefault" style:display-name="Currency [0]_emserdefault" style:family="table-cell" style:parent-style-name="Default" style:data-style-name="N121"/>
    <style:style style:name="Currency_20__5b_0_5d__5f_form" style:display-name="Currency [0]_form" style:family="table-cell" style:parent-style-name="Default" style:data-style-name="N121"/>
    <style:style style:name="Currency_20__5b_0_5d__5f_FP_20_20_20_A_20__28_1_29_" style:display-name="Currency [0]_FP 20 A (1)" style:family="table-cell" style:parent-style-name="Default" style:data-style-name="N152"/>
    <style:style style:name="Currency_20__5b_0_5d__5f_FP_20_20_20_A_20__28_2_29_" style:display-name="Currency [0]_FP 20 A (2)" style:family="table-cell" style:parent-style-name="Default" style:data-style-name="N152"/>
    <style:style style:name="Currency_20__5b_0_5d__5f_FP-20_20__28_App._20_E_29_" style:display-name="Currency [0]_FP-20 (App. E)" style:family="table-cell" style:parent-style-name="Default" style:data-style-name="N152"/>
    <style:style style:name="Currency_20__5b_0_5d__5f_FP-20_20__28_App.A_29__20_" style:display-name="Currency [0]_FP-20 (App.A) " style:family="table-cell" style:parent-style-name="Default" style:data-style-name="N170"/>
    <style:style style:name="Currency_20__5b_0_5d__5f_FP-20_20__28_App.D_29_" style:display-name="Currency [0]_FP-20 (App.D)" style:family="table-cell" style:parent-style-name="Default" style:data-style-name="N152"/>
    <style:style style:name="Currency_20__5b_0_5d__5f_FP-20_28_App.B_29_" style:display-name="Currency [0]_FP-20(App.B)" style:family="table-cell" style:parent-style-name="Default" style:data-style-name="N152"/>
    <style:style style:name="Currency_20__5b_0_5d__5f_FP-20_28_C1_29__20__28_a_29_" style:display-name="Currency [0]_FP-20(C1) (a)" style:family="table-cell" style:parent-style-name="Default" style:data-style-name="N152"/>
    <style:style style:name="Currency_20__5b_0_5d__5f_FP-20_28_C1_29__20__28_a_29__20__28_2_29_" style:display-name="Currency [0]_FP-20(C1) (a) (2)" style:family="table-cell" style:parent-style-name="Default" style:data-style-name="N170"/>
    <style:style style:name="Currency_20__5b_0_5d__5f_FP-20_28_C1_29__20__28_b_29_" style:display-name="Currency [0]_FP-20(C1) (b)" style:family="table-cell" style:parent-style-name="Default" style:data-style-name="N152"/>
    <style:style style:name="Currency_20__5b_0_5d__5f_FP-20_28_C1_29__20__28_b_29__20_" style:display-name="Currency [0]_FP-20(C1) (b) " style:family="table-cell" style:parent-style-name="Default" style:data-style-name="N152"/>
    <style:style style:name="Currency_20__5b_0_5d__5f_FP-20_28_C1_29__20__28_b_29__20__28_2_29_" style:display-name="Currency [0]_FP-20(C1) (b) (2)" style:family="table-cell" style:parent-style-name="Default" style:data-style-name="N170"/>
    <style:style style:name="Currency_20__5b_0_5d__5f_GenAssum" style:display-name="Currency [0]_GenAssum" style:family="table-cell" style:parent-style-name="Default" style:data-style-name="N108"/>
    <style:style style:name="Currency_20__5b_0_5d__5f_GP_20_C1a" style:display-name="Currency [0]_GP C1a" style:family="table-cell" style:parent-style-name="Default" style:data-style-name="N152"/>
    <style:style style:name="Currency_20__5b_0_5d__5f_GP_20_C1b" style:display-name="Currency [0]_GP C1b" style:family="table-cell" style:parent-style-name="Default" style:data-style-name="N152"/>
    <style:style style:name="Currency_20__5b_0_5d__5f_GP_5f_EI_5f_3" style:display-name="Currency [0]_GP_EI_3" style:family="table-cell" style:parent-style-name="Default" style:data-style-name="N121"/>
    <style:style style:name="Currency_20__5b_0_5d__5f_GQ_20_C1A" style:display-name="Currency [0]_GQ C1A" style:family="table-cell" style:parent-style-name="Default" style:data-style-name="N152"/>
    <style:style style:name="Currency_20__5b_0_5d__5f_GQ_20_C1B" style:display-name="Currency [0]_GQ C1B" style:family="table-cell" style:parent-style-name="Default" style:data-style-name="N152"/>
    <style:style style:name="Currency_20__5b_0_5d__5f_HOGANGAS" style:display-name="Currency [0]_HOGANGAS" style:family="table-cell" style:parent-style-name="Default" style:data-style-name="N108"/>
    <style:style style:name="Currency_20__5b_0_5d__5f_HOGANOIL" style:display-name="Currency [0]_HOGANOIL" style:family="table-cell" style:parent-style-name="Default" style:data-style-name="N108"/>
    <style:style style:name="Currency_20__5b_0_5d__5f_IPM_20_C1b" style:display-name="Currency [0]_IPM C1b" style:family="table-cell" style:parent-style-name="Default" style:data-style-name="N152"/>
    <style:style style:name="Currency_20__5b_0_5d__5f_IPMC1a" style:display-name="Currency [0]_IPMC1a" style:family="table-cell" style:parent-style-name="Default" style:data-style-name="N152"/>
    <style:style style:name="Currency_20__5b_0_5d__5f_IS-Hold" style:display-name="Currency [0]_IS-Hold" style:family="table-cell" style:parent-style-name="Default" style:data-style-name="N152"/>
    <style:style style:name="Currency_20__5b_0_5d__5f_JETEMP" style:display-name="Currency [0]_JETEMP" style:family="table-cell" style:parent-style-name="Default" style:data-style-name="N108"/>
    <style:style style:name="Currency_20__5b_0_5d__5f_june_20_gas_20_estimate" style:display-name="Currency [0]_june gas estimate" style:family="table-cell" style:parent-style-name="Default" style:data-style-name="N108"/>
    <style:style style:name="Currency_20__5b_0_5d__5f_laroux" style:display-name="Currency [0]_laroux" style:family="table-cell" style:parent-style-name="Default" style:data-style-name="N121"/>
    <style:style style:name="Currency_20__5b_0_5d__5f_laroux_5f_1" style:display-name="Currency [0]_laroux_1" style:family="table-cell" style:parent-style-name="Default" style:data-style-name="N0"/>
    <style:style style:name="Currency_20__5b_0_5d__5f_laroux_5f_1_5f_dimon" style:display-name="Currency [0]_laroux_1_dimon" style:family="table-cell" style:parent-style-name="Default" style:data-style-name="N0"/>
    <style:style style:name="Currency_20__5b_0_5d__5f_laroux_5f_1_5f_dimon_5f_1" style:display-name="Currency [0]_laroux_1_dimon_1" style:family="table-cell" style:parent-style-name="Default" style:data-style-name="N152"/>
    <style:style style:name="Currency_20__5b_0_5d__5f_laroux_5f_1_5f_dimon_5f_2" style:display-name="Currency [0]_laroux_1_dimon_2" style:family="table-cell" style:parent-style-name="Default" style:data-style-name="N157"/>
    <style:style style:name="Currency_20__5b_0_5d__5f_laroux_5f_1_5f_dimon_5f_Swap" style:display-name="Currency [0]_laroux_1_dimon_Swap" style:family="table-cell" style:parent-style-name="Default" style:data-style-name="N139"/>
    <style:style style:name="Currency_20__5b_0_5d__5f_laroux_5f_1_5f_laroux" style:display-name="Currency [0]_laroux_1_laroux" style:family="table-cell" style:parent-style-name="Default" style:data-style-name="N152"/>
    <style:style style:name="Currency_20__5b_0_5d__5f_laroux_5f_1_5f_laroux_5f_1" style:display-name="Currency [0]_laroux_1_laroux_1" style:family="table-cell" style:parent-style-name="Default" style:data-style-name="N0"/>
    <style:style style:name="Currency_20__5b_0_5d__5f_laroux_5f_1_5f_laroux_5f_1_5f_Swap" style:display-name="Currency [0]_laroux_1_laroux_1_Swap" style:family="table-cell" style:parent-style-name="Default" style:data-style-name="N139"/>
    <style:style style:name="Currency_20__5b_0_5d__5f_laroux_5f_1_5f_laroux_5f_dimon" style:display-name="Currency [0]_laroux_1_laroux_dimon" style:family="table-cell" style:parent-style-name="Default" style:data-style-name="N152"/>
    <style:style style:name="Currency_20__5b_0_5d__5f_laroux_5f_1_5f_Locas" style:display-name="Currency [0]_laroux_1_Locas" style:family="table-cell" style:parent-style-name="Default" style:data-style-name="N0"/>
    <style:style style:name="Currency_20__5b_0_5d__5f_laroux_5f_1_5f_Locas_5f_Swap" style:display-name="Currency [0]_laroux_1_Locas_Swap" style:family="table-cell" style:parent-style-name="Default" style:data-style-name="N139"/>
    <style:style style:name="Currency_20__5b_0_5d__5f_laroux_5f_1_5f_PLDT" style:display-name="Currency [0]_laroux_1_PLDT" style:family="table-cell" style:parent-style-name="Default" style:data-style-name="N0"/>
    <style:style style:name="Currency_20__5b_0_5d__5f_laroux_5f_1_5f_PLDT_5f_Swap" style:display-name="Currency [0]_laroux_1_PLDT_Swap" style:family="table-cell" style:parent-style-name="Default" style:data-style-name="N139"/>
    <style:style style:name="Currency_20__5b_0_5d__5f_laroux_5f_1_5f_VERA" style:display-name="Currency [0]_laroux_1_VERA" style:family="table-cell" style:parent-style-name="Default" style:data-style-name="N170"/>
    <style:style style:name="Currency_20__5b_0_5d__5f_laroux_5f_1_5f_VERA_5f_1" style:display-name="Currency [0]_laroux_1_VERA_1" style:family="table-cell" style:parent-style-name="Default" style:data-style-name="N152"/>
    <style:style style:name="Currency_20__5b_0_5d__5f_laroux_5f_1_5f_VIRUS-EDY" style:display-name="Currency [0]_laroux_1_VIRUS-EDY" style:family="table-cell" style:parent-style-name="Default" style:data-style-name="N152"/>
    <style:style style:name="Currency_20__5b_0_5d__5f_laroux_5f_2" style:display-name="Currency [0]_laroux_2" style:family="table-cell" style:parent-style-name="Default" style:data-style-name="N0"/>
    <style:style style:name="Currency_20__5b_0_5d__5f_laroux_5f_2_5f_dimon" style:display-name="Currency [0]_laroux_2_dimon" style:family="table-cell" style:parent-style-name="Default" style:data-style-name="N157"/>
    <style:style style:name="Currency_20__5b_0_5d__5f_laroux_5f_2_5f_dimon_5f_1" style:display-name="Currency [0]_laroux_2_dimon_1" style:family="table-cell" style:parent-style-name="Default" style:data-style-name="N0"/>
    <style:style style:name="Currency_20__5b_0_5d__5f_laroux_5f_2_5f_dimon_5f_1_5f_Swap" style:display-name="Currency [0]_laroux_2_dimon_1_Swap" style:family="table-cell" style:parent-style-name="Default" style:data-style-name="N139"/>
    <style:style style:name="Currency_20__5b_0_5d__5f_laroux_5f_2_5f_dimon_5f_2" style:display-name="Currency [0]_laroux_2_dimon_2" style:family="table-cell" style:parent-style-name="Default" style:data-style-name="N152"/>
    <style:style style:name="Currency_20__5b_0_5d__5f_laroux_5f_2_5f_laroux" style:display-name="Currency [0]_laroux_2_laroux" style:family="table-cell" style:parent-style-name="Default" style:data-style-name="N157"/>
    <style:style style:name="Currency_20__5b_0_5d__5f_laroux_5f_2_5f_laroux_5f_dimon" style:display-name="Currency [0]_laroux_2_laroux_dimon" style:family="table-cell" style:parent-style-name="Default" style:data-style-name="N157"/>
    <style:style style:name="Currency_20__5b_0_5d__5f_laroux_5f_2_5f_Locas" style:display-name="Currency [0]_laroux_2_Locas" style:family="table-cell" style:parent-style-name="Default" style:data-style-name="N157"/>
    <style:style style:name="Currency_20__5b_0_5d__5f_laroux_5f_2_5f_PLDT" style:display-name="Currency [0]_laroux_2_PLDT" style:family="table-cell" style:parent-style-name="Default" style:data-style-name="N157"/>
    <style:style style:name="Currency_20__5b_0_5d__5f_laroux_5f_2_5f_Swap" style:display-name="Currency [0]_laroux_2_Swap" style:family="table-cell" style:parent-style-name="Default" style:data-style-name="N187"/>
    <style:style style:name="Currency_20__5b_0_5d__5f_laroux_5f_2_5f_VIRUS-EDY" style:display-name="Currency [0]_laroux_2_VIRUS-EDY" style:family="table-cell" style:parent-style-name="Default" style:data-style-name="N157"/>
    <style:style style:name="Currency_20__5b_0_5d__5f_laroux_5f_3" style:display-name="Currency [0]_laroux_3" style:family="table-cell" style:parent-style-name="Default" style:data-style-name="N108"/>
    <style:style style:name="Currency_20__5b_0_5d__5f_laroux_5f_3_5f_dimon" style:display-name="Currency [0]_laroux_3_dimon" style:family="table-cell" style:parent-style-name="Default" style:data-style-name="N152"/>
    <style:style style:name="Currency_20__5b_0_5d__5f_laroux_5f_3_5f_dimon_5f_1" style:display-name="Currency [0]_laroux_3_dimon_1" style:family="table-cell" style:parent-style-name="Default" style:data-style-name="N0"/>
    <style:style style:name="Currency_20__5b_0_5d__5f_laroux_5f_3_5f_dimon_5f_1_5f_Swap" style:display-name="Currency [0]_laroux_3_dimon_1_Swap" style:family="table-cell" style:parent-style-name="Default" style:data-style-name="N139"/>
    <style:style style:name="Currency_20__5b_0_5d__5f_laroux_5f_3_5f_dimon_5f_2" style:display-name="Currency [0]_laroux_3_dimon_2" style:family="table-cell" style:parent-style-name="Default" style:data-style-name="N157"/>
    <style:style style:name="Currency_20__5b_0_5d__5f_laroux_5f_4" style:display-name="Currency [0]_laroux_4" style:family="table-cell" style:parent-style-name="Default" style:data-style-name="N0"/>
    <style:style style:name="Currency_20__5b_0_5d__5f_laroux_5f_4_5f_dimon" style:display-name="Currency [0]_laroux_4_dimon" style:family="table-cell" style:parent-style-name="Default" style:data-style-name="N166"/>
    <style:style style:name="Currency_20__5b_0_5d__5f_laroux_5f_4_5f_dimon_5f_1" style:display-name="Currency [0]_laroux_4_dimon_1" style:family="table-cell" style:parent-style-name="Default" style:data-style-name="N157"/>
    <style:style style:name="Currency_20__5b_0_5d__5f_laroux_5f_4_5f_Hedge_20_Strategy_20_Comparison" style:display-name="Currency [0]_laroux_4_Hedge Strategy Comparison" style:family="table-cell" style:parent-style-name="Default" style:data-style-name="N0"/>
    <style:style style:name="Currency_20__5b_0_5d__5f_laroux_5f_4_5f_Hedge_20_Strategy_20_Comparison_5f_Swap" style:display-name="Currency [0]_laroux_4_Hedge Strategy Comparison_Swap" style:family="table-cell" style:parent-style-name="Default" style:data-style-name="N192"/>
    <style:style style:name="Currency_20__5b_0_5d__5f_laroux_5f_4_5f_Swap" style:display-name="Currency [0]_laroux_4_Swap" style:family="table-cell" style:parent-style-name="Default" style:data-style-name="N188"/>
    <style:style style:name="Currency_20__5b_0_5d__5f_laroux_5f_5" style:display-name="Currency [0]_laroux_5" style:family="table-cell" style:parent-style-name="Default" style:data-style-name="N0"/>
    <style:style style:name="Currency_20__5b_0_5d__5f_laroux_5f_5_5f_Hedge_20_Strategy_20_Comparison" style:display-name="Currency [0]_laroux_5_Hedge Strategy Comparison" style:family="table-cell" style:parent-style-name="Default" style:data-style-name="N0"/>
    <style:style style:name="Currency_20__5b_0_5d__5f_laroux_5f_5_5f_Hedge_20_Strategy_20_Comparison_5f_Swap" style:display-name="Currency [0]_laroux_5_Hedge Strategy Comparison_Swap" style:family="table-cell" style:parent-style-name="Default" style:data-style-name="N188"/>
    <style:style style:name="Currency_20__5b_0_5d__5f_laroux_5f_5_5f_Swap" style:display-name="Currency [0]_laroux_5_Swap" style:family="table-cell" style:parent-style-name="Default" style:data-style-name="N187"/>
    <style:style style:name="Currency_20__5b_0_5d__5f_laroux_5f_6" style:display-name="Currency [0]_laroux_6" style:family="table-cell" style:parent-style-name="Default" style:data-style-name="N170"/>
    <style:style style:name="Currency_20__5b_0_5d__5f_laroux_5f_7" style:display-name="Currency [0]_laroux_7" style:family="table-cell" style:parent-style-name="Default" style:data-style-name="N0"/>
    <style:style style:name="Currency_20__5b_0_5d__5f_laroux_5f_7_5f_Swap" style:display-name="Currency [0]_laroux_7_Swap" style:family="table-cell" style:parent-style-name="Default" style:data-style-name="N139"/>
    <style:style style:name="Currency_20__5b_0_5d__5f_laroux_5f_dimon" style:display-name="Currency [0]_laroux_dimon" style:family="table-cell" style:parent-style-name="Default" style:data-style-name="N152"/>
    <style:style style:name="Currency_20__5b_0_5d__5f_laroux_5f_dimon_5f_1" style:display-name="Currency [0]_laroux_dimon_1" style:family="table-cell" style:parent-style-name="Default" style:data-style-name="N157"/>
    <style:style style:name="Currency_20__5b_0_5d__5f_laroux_5f_dimon_5f_2" style:display-name="Currency [0]_laroux_dimon_2" style:family="table-cell" style:parent-style-name="Default" style:data-style-name="N0"/>
    <style:style style:name="Currency_20__5b_0_5d__5f_laroux_5f_dimon_5f_2_5f_Swap" style:display-name="Currency [0]_laroux_dimon_2_Swap" style:family="table-cell" style:parent-style-name="Default" style:data-style-name="N190"/>
    <style:style style:name="Currency_20__5b_0_5d__5f_laroux_5f_laroux" style:display-name="Currency [0]_laroux_laroux" style:family="table-cell" style:parent-style-name="Default" style:data-style-name="N157"/>
    <style:style style:name="Currency_20__5b_0_5d__5f_laroux_5f_laroux_5f_1" style:display-name="Currency [0]_laroux_laroux_1" style:family="table-cell" style:parent-style-name="Default" style:data-style-name="N152"/>
    <style:style style:name="Currency_20__5b_0_5d__5f_laroux_5f_laroux_5f_1_5f_dimon" style:display-name="Currency [0]_laroux_laroux_1_dimon" style:family="table-cell" style:parent-style-name="Default" style:data-style-name="N152"/>
    <style:style style:name="Currency_20__5b_0_5d__5f_laroux_5f_laroux_5f_dimon" style:display-name="Currency [0]_laroux_laroux_dimon" style:family="table-cell" style:parent-style-name="Default" style:data-style-name="N157"/>
    <style:style style:name="Currency_20__5b_0_5d__5f_laroux_5f_Locas" style:display-name="Currency [0]_laroux_Locas" style:family="table-cell" style:parent-style-name="Default" style:data-style-name="N152"/>
    <style:style style:name="Currency_20__5b_0_5d__5f_laroux_5f_MATERAL2" style:display-name="Currency [0]_laroux_MATERAL2" style:family="table-cell" style:parent-style-name="Default" style:data-style-name="N121"/>
    <style:style style:name="Currency_20__5b_0_5d__5f_laroux_5f_MATERAL2_5f_dimon" style:display-name="Currency [0]_laroux_MATERAL2_dimon" style:family="table-cell" style:parent-style-name="Default" style:data-style-name="N157"/>
    <style:style style:name="Currency_20__5b_0_5d__5f_laroux_5f_MATERAL2_5f_laroux" style:display-name="Currency [0]_laroux_MATERAL2_laroux" style:family="table-cell" style:parent-style-name="Default" style:data-style-name="N157"/>
    <style:style style:name="Currency_20__5b_0_5d__5f_laroux_5f_MATERAL2_5f_laroux_5f_dimon" style:display-name="Currency [0]_laroux_MATERAL2_laroux_dimon" style:family="table-cell" style:parent-style-name="Default" style:data-style-name="N157"/>
    <style:style style:name="Currency_20__5b_0_5d__5f_laroux_5f_MATERAL2_5f_VERA" style:display-name="Currency [0]_laroux_MATERAL2_VERA" style:family="table-cell" style:parent-style-name="Default" style:data-style-name="N157"/>
    <style:style style:name="Currency_20__5b_0_5d__5f_laroux_5f_MATERAL2_5f_VIRUS-EDY" style:display-name="Currency [0]_laroux_MATERAL2_VIRUS-EDY" style:family="table-cell" style:parent-style-name="Default" style:data-style-name="N157"/>
    <style:style style:name="Currency_20__5b_0_5d__5f_laroux_5f_mud_20_plant_20_bolted" style:display-name="Currency [0]_laroux_mud plant bolted" style:family="table-cell" style:parent-style-name="Default" style:data-style-name="N0"/>
    <style:style style:name="Currency_20__5b_0_5d__5f_laroux_5f_mud_20_plant_20_bolted_5f_dimon" style:display-name="Currency [0]_laroux_mud plant bolted_dimon" style:family="table-cell" style:parent-style-name="Default" style:data-style-name="N0"/>
    <style:style style:name="Currency_20__5b_0_5d__5f_laroux_5f_mud_20_plant_20_bolted_5f_dimon_5f_Swap" style:display-name="Currency [0]_laroux_mud plant bolted_dimon_Swap" style:family="table-cell" style:parent-style-name="Default" style:data-style-name="N139"/>
    <style:style style:name="Currency_20__5b_0_5d__5f_laroux_5f_mud_20_plant_20_bolted_5f_Hedge_20_Strategy_20_Comparison" style:display-name="Currency [0]_laroux_mud plant bolted_Hedge Strategy Comparison" style:family="table-cell" style:parent-style-name="Default" style:data-style-name="N0"/>
    <style:style style:name="Currency_20__5b_0_5d__5f_laroux_5f_mud_20_plant_20_bolted_5f_Hedge_20_Strategy_20_Comparison_5f_Swap" style:display-name="Currency [0]_laroux_mud plant bolted_Hedge Strategy Comparison_Swap" style:family="table-cell" style:parent-style-name="Default" style:data-style-name="N192"/>
    <style:style style:name="Currency_20__5b_0_5d__5f_laroux_5f_mud_20_plant_20_bolted_5f_Swap" style:display-name="Currency [0]_laroux_mud plant bolted_Swap" style:family="table-cell" style:parent-style-name="Default" style:data-style-name="N188"/>
    <style:style style:name="Currency_20__5b_0_5d__5f_laroux_5f_VERA" style:display-name="Currency [0]_laroux_VERA" style:family="table-cell" style:parent-style-name="Default" style:data-style-name="N152"/>
    <style:style style:name="Currency_20__5b_0_5d__5f_laroux_5f_VERA_5f_1" style:display-name="Currency [0]_laroux_VERA_1" style:family="table-cell" style:parent-style-name="Default" style:data-style-name="N0"/>
    <style:style style:name="Currency_20__5b_0_5d__5f_laroux_5f_VERA_5f_1_5f_Swap" style:display-name="Currency [0]_laroux_VERA_1_Swap" style:family="table-cell" style:parent-style-name="Default" style:data-style-name="N141"/>
    <style:style style:name="Currency_20__5b_0_5d__5f_laroux_5f_VIRUS-EDY" style:display-name="Currency [0]_laroux_VIRUS-EDY" style:family="table-cell" style:parent-style-name="Default" style:data-style-name="N0"/>
    <style:style style:name="Currency_20__5b_0_5d__5f_laroux_5f_VIRUS-EDY_5f_Swap" style:display-name="Currency [0]_laroux_VIRUS-EDY_Swap" style:family="table-cell" style:parent-style-name="Default" style:data-style-name="N190"/>
    <style:style style:name="Currency_20__5b_0_5d__5f_List" style:display-name="Currency [0]_List" style:family="table-cell" style:parent-style-name="Default" style:data-style-name="N0"/>
    <style:style style:name="Currency_20__5b_0_5d__5f_List_5f_Swap" style:display-name="Currency [0]_List_Swap" style:family="table-cell" style:parent-style-name="Default" style:data-style-name="N141"/>
    <style:style style:name="Currency_20__5b_0_5d__5f_MATERAL2" style:display-name="Currency [0]_MATERAL2" style:family="table-cell" style:parent-style-name="Default" style:data-style-name="N0"/>
    <style:style style:name="Currency_20__5b_0_5d__5f_MATERAL2_5f_dimon" style:display-name="Currency [0]_MATERAL2_dimon" style:family="table-cell" style:parent-style-name="Default" style:data-style-name="N0"/>
    <style:style style:name="Currency_20__5b_0_5d__5f_MATERAL2_5f_dimon_5f_Swap" style:display-name="Currency [0]_MATERAL2_dimon_Swap" style:family="table-cell" style:parent-style-name="Default" style:data-style-name="N139"/>
    <style:style style:name="Currency_20__5b_0_5d__5f_MATERAL2_5f_Hedge_20_Strategy_20_Comparison" style:display-name="Currency [0]_MATERAL2_Hedge Strategy Comparison" style:family="table-cell" style:parent-style-name="Default" style:data-style-name="N0"/>
    <style:style style:name="Currency_20__5b_0_5d__5f_MATERAL2_5f_Hedge_20_Strategy_20_Comparison_5f_Swap" style:display-name="Currency [0]_MATERAL2_Hedge Strategy Comparison_Swap" style:family="table-cell" style:parent-style-name="Default" style:data-style-name="N192"/>
    <style:style style:name="Currency_20__5b_0_5d__5f_MATERAL2_5f_Swap" style:display-name="Currency [0]_MATERAL2_Swap" style:family="table-cell" style:parent-style-name="Default" style:data-style-name="N188"/>
    <style:style style:name="Currency_20__5b_0_5d__5f_MMBtu_20_Conversion" style:display-name="Currency [0]_MMBtu Conversion" style:family="table-cell" style:parent-style-name="Default" style:data-style-name="N108"/>
    <style:style style:name="Currency_20__5b_0_5d__5f_monci" style:display-name="Currency [0]_monci" style:family="table-cell" style:parent-style-name="Default" style:data-style-name="N108"/>
    <style:style style:name="Currency_20__5b_0_5d__5f_mud_20_plant_20_bolted" style:display-name="Currency [0]_mud plant bolted" style:family="table-cell" style:parent-style-name="Default" style:data-style-name="N121"/>
    <style:style style:name="Currency_20__5b_0_5d__5f_mud_20_plant_20_bolted_5f_dimon" style:display-name="Currency [0]_mud plant bolted_dimon" style:family="table-cell" style:parent-style-name="Default" style:data-style-name="N157"/>
    <style:style style:name="Currency_20__5b_0_5d__5f_mud_20_plant_20_bolted_5f_laroux" style:display-name="Currency [0]_mud plant bolted_laroux" style:family="table-cell" style:parent-style-name="Default" style:data-style-name="N157"/>
    <style:style style:name="Currency_20__5b_0_5d__5f_mud_20_plant_20_bolted_5f_laroux_5f_dimon" style:display-name="Currency [0]_mud plant bolted_laroux_dimon" style:family="table-cell" style:parent-style-name="Default" style:data-style-name="N157"/>
    <style:style style:name="Currency_20__5b_0_5d__5f_mud_20_plant_20_bolted_5f_VERA" style:display-name="Currency [0]_mud plant bolted_VERA" style:family="table-cell" style:parent-style-name="Default" style:data-style-name="N157"/>
    <style:style style:name="Currency_20__5b_0_5d__5f_mud_20_plant_20_bolted_5f_VIRUS-EDY" style:display-name="Currency [0]_mud plant bolted_VIRUS-EDY" style:family="table-cell" style:parent-style-name="Default" style:data-style-name="N157"/>
    <style:style style:name="Currency_20__5b_0_5d__5f_Net_20_Crude_20_Equiv_20_Total_20_Chart" style:display-name="Currency [0]_Net Crude Equiv Total Chart" style:family="table-cell" style:parent-style-name="Default" style:data-style-name="N108"/>
    <style:style style:name="Currency_20__5b_0_5d__5f_NGL_20_Chart" style:display-name="Currency [0]_NGL Chart" style:family="table-cell" style:parent-style-name="Default" style:data-style-name="N108"/>
    <style:style style:name="Currency_20__5b_0_5d__5f_NGL_20_Cover" style:display-name="Currency [0]_NGL Cover" style:family="table-cell" style:parent-style-name="Default" style:data-style-name="N108"/>
    <style:style style:name="Currency_20__5b_0_5d__5f_Odner" style:display-name="Currency [0]_Odner" style:family="table-cell" style:parent-style-name="Default" style:data-style-name="N0"/>
    <style:style style:name="Currency_20__5b_0_5d__5f_Odner_20__28_2_29_" style:display-name="Currency [0]_Odner (2)" style:family="table-cell" style:parent-style-name="Default" style:data-style-name="N0"/>
    <style:style style:name="Currency_20__5b_0_5d__5f_Odner_20__28_2_29__5f_Swap" style:display-name="Currency [0]_Odner (2)_Swap" style:family="table-cell" style:parent-style-name="Default" style:data-style-name="N138"/>
    <style:style style:name="Currency_20__5b_0_5d__5f_Odner_20__28_3_29_" style:display-name="Currency [0]_Odner (3)" style:family="table-cell" style:parent-style-name="Default" style:data-style-name="N0"/>
    <style:style style:name="Currency_20__5b_0_5d__5f_Odner_20__28_3_29__5f_Swap" style:display-name="Currency [0]_Odner (3)_Swap" style:family="table-cell" style:parent-style-name="Default" style:data-style-name="N138"/>
    <style:style style:name="Currency_20__5b_0_5d__5f_Odner_5f_Swap" style:display-name="Currency [0]_Odner_Swap" style:family="table-cell" style:parent-style-name="Default" style:data-style-name="N138"/>
    <style:style style:name="Currency_20__5b_0_5d__5f_Other_20_Months" style:display-name="Currency [0]_Other Months" style:family="table-cell" style:parent-style-name="Default" style:data-style-name="N157"/>
    <style:style style:name="Currency_20__5b_0_5d__5f_P7APRFNL" style:display-name="Currency [0]_P7APRFNL" style:family="table-cell" style:parent-style-name="Default" style:data-style-name="N121"/>
    <style:style style:name="Currency_20__5b_0_5d__5f_pbdefault" style:display-name="Currency [0]_pbdefault" style:family="table-cell" style:parent-style-name="Default" style:data-style-name="N121"/>
    <style:style style:name="Currency_20__5b_0_5d__5f_PERSONAL" style:display-name="Currency [0]_PERSONAL" style:family="table-cell" style:parent-style-name="Default" style:data-style-name="N157"/>
    <style:style style:name="Currency_20__5b_0_5d__5f_Pink" style:display-name="Currency [0]_Pink" style:family="table-cell" style:parent-style-name="Default" style:data-style-name="N157"/>
    <style:style style:name="Currency_20__5b_0_5d__5f_Plan" style:display-name="Currency [0]_Plan" style:family="table-cell" style:parent-style-name="Default" style:data-style-name="N0"/>
    <style:style style:name="Currency_20__5b_0_5d__5f_Plan_5f_Swap" style:display-name="Currency [0]_Plan_Swap" style:family="table-cell" style:parent-style-name="Default" style:data-style-name="N138"/>
    <style:style style:name="Currency_20__5b_0_5d__5f_PLDT" style:display-name="Currency [0]_PLDT" style:family="table-cell" style:parent-style-name="Default" style:data-style-name="N152"/>
    <style:style style:name="Currency_20__5b_0_5d__5f_PLDT_5f_1" style:display-name="Currency [0]_PLDT_1" style:family="table-cell" style:parent-style-name="Default" style:data-style-name="N170"/>
    <style:style style:name="Currency_20__5b_0_5d__5f_pldt_5f_1_5f_dimon" style:display-name="Currency [0]_pldt_1_dimon" style:family="table-cell" style:parent-style-name="Default" style:data-style-name="N157"/>
    <style:style style:name="Currency_20__5b_0_5d__5f_pldt_5f_Calculations" style:display-name="Currency [0]_pldt_Calculations" style:family="table-cell" style:parent-style-name="Default" style:data-style-name="N170"/>
    <style:style style:name="Currency_20__5b_0_5d__5f_pldt_5f_dimon" style:display-name="Currency [0]_pldt_dimon" style:family="table-cell" style:parent-style-name="Default" style:data-style-name="N170"/>
    <style:style style:name="Currency_20__5b_0_5d__5f_Position" style:display-name="Currency [0]_Position" style:family="table-cell" style:parent-style-name="Default" style:data-style-name="N108"/>
    <style:style style:name="Currency_20__5b_0_5d__5f_priccurv" style:display-name="Currency [0]_priccurv" style:family="table-cell" style:parent-style-name="Default" style:data-style-name="N121"/>
    <style:style style:name="Currency_20__5b_0_5d__5f_Prior_20_Day" style:display-name="Currency [0]_Prior Day" style:family="table-cell" style:parent-style-name="Default" style:data-style-name="N108"/>
    <style:style style:name="Currency_20__5b_0_5d__5f_Products_20_Chart" style:display-name="Currency [0]_Products Chart" style:family="table-cell" style:parent-style-name="Default" style:data-style-name="N108"/>
    <style:style style:name="Currency_20__5b_0_5d__5f_Products_20_Cover" style:display-name="Currency [0]_Products Cover" style:family="table-cell" style:parent-style-name="Default" style:data-style-name="N108"/>
    <style:style style:name="Currency_20__5b_0_5d__5f_PROFILE4" style:display-name="Currency [0]_PROFILE4" style:family="table-cell" style:parent-style-name="Default" style:data-style-name="N121"/>
    <style:style style:name="Currency_20__5b_0_5d__5f_Projects" style:display-name="Currency [0]_Projects" style:family="table-cell" style:parent-style-name="Default" style:data-style-name="N0"/>
    <style:style style:name="Currency_20__5b_0_5d__5f_Projects_5f_Swap" style:display-name="Currency [0]_Projects_Swap" style:family="table-cell" style:parent-style-name="Default" style:data-style-name="N138"/>
    <style:style style:name="Currency_20__5b_0_5d__5f_PURCHASE" style:display-name="Currency [0]_PURCHASE" style:family="table-cell" style:parent-style-name="Default" style:data-style-name="N108"/>
    <style:style style:name="Currency_20__5b_0_5d__5f_Quarter_20_End_20_Months" style:display-name="Currency [0]_Quarter End Months" style:family="table-cell" style:parent-style-name="Default" style:data-style-name="N157"/>
    <style:style style:name="Currency_20__5b_0_5d__5f_r1" style:display-name="Currency [0]_r1" style:family="table-cell" style:parent-style-name="Default" style:data-style-name="N0"/>
    <style:style style:name="Currency_20__5b_0_5d__5f_Resid_20_Chart" style:display-name="Currency [0]_Resid Chart" style:family="table-cell" style:parent-style-name="Default" style:data-style-name="N108"/>
    <style:style style:name="Currency_20__5b_0_5d__5f_Resid_20_Cover" style:display-name="Currency [0]_Resid Cover" style:family="table-cell" style:parent-style-name="Default" style:data-style-name="N108"/>
    <style:style style:name="Currency_20__5b_0_5d__5f_RFI" style:display-name="Currency [0]_RFI" style:family="table-cell" style:parent-style-name="Default" style:data-style-name="N157"/>
    <style:style style:name="Currency_20__5b_0_5d__5f_RFI_5f_1" style:display-name="Currency [0]_RFI_1" style:family="table-cell" style:parent-style-name="Default" style:data-style-name="N0"/>
    <style:style style:name="Currency_20__5b_0_5d__5f_RFI_5f_1_5f_Swap" style:display-name="Currency [0]_RFI_1_Swap" style:family="table-cell" style:parent-style-name="Default" style:data-style-name="N138"/>
    <style:style style:name="Currency_20__5b_0_5d__5f_Sales_20_Order" style:display-name="Currency [0]_Sales Order" style:family="table-cell" style:parent-style-name="Default" style:data-style-name="N0"/>
    <style:style style:name="Currency_20__5b_0_5d__5f_Sales_20_Order_5f_Swap" style:display-name="Currency [0]_Sales Order_Swap" style:family="table-cell" style:parent-style-name="Default" style:data-style-name="N137"/>
    <style:style style:name="Currency_20__5b_0_5d__5f_Sheet1" style:display-name="Currency [0]_Sheet1" style:family="table-cell" style:parent-style-name="Default" style:data-style-name="N157"/>
    <style:style style:name="Currency_20__5b_0_5d__5f_Sheet1_20__28_2_29_" style:display-name="Currency [0]_Sheet1 (2)" style:family="table-cell" style:parent-style-name="Default" style:data-style-name="N157"/>
    <style:style style:name="Currency_20__5b_0_5d__5f_Snr._20_CO" style:display-name="Currency [0]_Snr. CO" style:family="table-cell" style:parent-style-name="Default" style:data-style-name="N0"/>
    <style:style style:name="Currency_20__5b_0_5d__5f_Snr._20_CO_5f_Swap" style:display-name="Currency [0]_Snr. CO_Swap" style:family="table-cell" style:parent-style-name="Default" style:data-style-name="N138"/>
    <style:style style:name="Currency_20__5b_0_5d__5f_Subcont_20_File" style:display-name="Currency [0]_Subcont File" style:family="table-cell" style:parent-style-name="Default" style:data-style-name="N0"/>
    <style:style style:name="Currency_20__5b_0_5d__5f_Subcont_20_File_5f_Swap" style:display-name="Currency [0]_Subcont File_Swap" style:family="table-cell" style:parent-style-name="Default" style:data-style-name="N138"/>
    <style:style style:name="Currency_20__5b_0_5d__5f_Summary_20_Info" style:display-name="Currency [0]_Summary Info" style:family="table-cell" style:parent-style-name="Default" style:data-style-name="N0"/>
    <style:style style:name="Currency_20__5b_0_5d__5f_Summary_20_Info_5f_Swap" style:display-name="Currency [0]_Summary Info_Swap" style:family="table-cell" style:parent-style-name="Default" style:data-style-name="N138"/>
    <style:style style:name="Currency_20__5b_0_5d__5f_SUMPAGE" style:display-name="Currency [0]_SUMPAGE" style:family="table-cell" style:parent-style-name="Default" style:data-style-name="N152"/>
    <style:style style:name="Currency_20__5b_0_5d__5f_VERA" style:display-name="Currency [0]_VERA" style:family="table-cell" style:parent-style-name="Default" style:data-style-name="N0"/>
    <style:style style:name="Currency_20__5b_0_5d__5f_VERA_5f_Swap" style:display-name="Currency [0]_VERA_Swap" style:family="table-cell" style:parent-style-name="Default" style:data-style-name="N190"/>
    <style:style style:name="Currency_20__5b_0_5d__5f_VIRUS-EDY" style:display-name="Currency [0]_VIRUS-EDY" style:family="table-cell" style:parent-style-name="Default" style:data-style-name="N157"/>
    <style:style style:name="Currency_20__5b_0_5d__5f_VIRUS-EDY_5f_1" style:display-name="Currency [0]_VIRUS-EDY_1" style:family="table-cell" style:parent-style-name="Default" style:data-style-name="N0"/>
    <style:style style:name="Currency_20__5b_0_5d__5f_VIRUS-EDY_5f_1_5f_Swap" style:display-name="Currency [0]_VIRUS-EDY_1_Swap" style:family="table-cell" style:parent-style-name="Default" style:data-style-name="N190"/>
    <style:style style:name="Currency_20__5b_0_5d__5f_VOUCHER" style:display-name="Currency [0]_VOUCHER" style:family="table-cell" style:parent-style-name="Default" style:data-style-name="N121"/>
    <style:style style:name="Currency_20__5b_0_5d__5f_White" style:display-name="Currency [0]_White" style:family="table-cell" style:parent-style-name="Default" style:data-style-name="N157"/>
    <style:style style:name="Currency_20__5b_0_5d__5f_WSP" style:display-name="Currency [0]_WSP" style:family="table-cell" style:parent-style-name="Default" style:data-style-name="N152"/>
    <style:style style:name="Currency_5f_1422V11" style:display-name="Currency_1422V11" style:family="table-cell" style:parent-style-name="Default" style:data-style-name="N110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urrency_5f_9101" style:display-name="Currency_9101" style:family="table-cell" style:parent-style-name="Default" style:data-style-name="N129"/>
    <style:style style:name="Currency_5f_9400" style:display-name="Currency_9400" style:family="table-cell" style:parent-style-name="Default" style:data-style-name="N129"/>
    <style:style style:name="Currency_5f_A" style:display-name="Currency_A" style:family="table-cell" style:parent-style-name="Default" style:data-style-name="N172"/>
    <style:style style:name="Currency_5f_A_5f_dimon" style:display-name="Currency_A_dimon" style:family="table-cell" style:parent-style-name="Default" style:data-style-name="N159"/>
    <style:style style:name="Currency_5f_algasdefault" style:display-name="Currency_algasdefault" style:family="table-cell" style:parent-style-name="Default" style:data-style-name="N110"/>
    <style:style style:name="Currency_5f_algasdefault_5f_1" style:display-name="Currency_algasdefault_1" style:family="table-cell" style:parent-style-name="Default" style:data-style-name="N129"/>
    <style:style style:name="Currency_5f_Alternative1" style:display-name="Currency_Alternative1" style:family="table-cell" style:parent-style-name="Default" style:data-style-name="N172"/>
    <style:style style:name="Currency_5f_Alternative1_5f_1" style:display-name="Currency_Alternative1_1" style:family="table-cell" style:parent-style-name="Default" style:data-style-name="N0"/>
    <style:style style:name="Currency_5f_Alternative1_5f_1_5f_Swap" style:display-name="Currency_Alternative1_1_Swap" style:family="table-cell" style:parent-style-name="Default" style:data-style-name="N192"/>
    <style:style style:name="Currency_5f_App_20_E" style:display-name="Currency_App E" style:family="table-cell" style:parent-style-name="Default" style:data-style-name="N155"/>
    <style:style style:name="Currency_5f_Arapahoe" style:display-name="Currency_Arapahoe" style:family="table-cell" style:parent-style-name="Default" style:data-style-name="N110"/>
    <style:style style:name="Currency_5f_Assumptions" style:display-name="Currency_Assumptions" style:family="table-cell" style:parent-style-name="Default" style:data-style-name="N0"/>
    <style:style style:name="Currency_5f_Assumptions_5f_Swap" style:display-name="Currency_Assumptions_Swap" style:family="table-cell" style:parent-style-name="Default" style:data-style-name="N141"/>
    <style:style style:name="Currency_5f_bahiadefault" style:display-name="Currency_bahiadefault" style:family="table-cell" style:parent-style-name="Default" style:data-style-name="N110"/>
    <style:style style:name="Currency_5f_bahiadefault_5f_1" style:display-name="Currency_bahiadefault_1" style:family="table-cell" style:parent-style-name="Default" style:data-style-name="N129"/>
    <style:style style:name="Currency_5f_BFJUNCFP" style:display-name="Currency_BFJUNCFP" style:family="table-cell" style:parent-style-name="Default" style:data-style-name="N129"/>
    <style:style style:name="Currency_5f_BIGOUT" style:display-name="Currency_BIGOUT" style:family="table-cell" style:parent-style-name="Default" style:data-style-name="N129"/>
    <style:style style:name="Currency_5f_Book3" style:display-name="Currency_Book3" style:family="table-cell" style:parent-style-name="Default" style:data-style-name="N129"/>
    <style:style style:name="Currency_5f_brault" style:display-name="Currency_brault" style:family="table-cell" style:parent-style-name="Default" style:data-style-name="N110"/>
    <style:style style:name="Currency_5f_BRFEEMAY" style:display-name="Currency_BRFEEMAY" style:family="table-cell" style:parent-style-name="Default" style:data-style-name="N129"/>
    <style:style style:name="Currency_5f_C1196" style:display-name="Currency_C1196" style:family="table-cell" style:parent-style-name="Default" style:data-style-name="N129"/>
    <style:style style:name="Currency_5f_C4296" style:display-name="Currency_C4296" style:family="table-cell" style:parent-style-name="Default" style:data-style-name="N129"/>
    <style:style style:name="Currency_5f_C4396" style:display-name="Currency_C4396" style:family="table-cell" style:parent-style-name="Default" style:data-style-name="N129"/>
    <style:style style:name="Currency_5f_C4496" style:display-name="Currency_C4496" style:family="table-cell" style:parent-style-name="Default" style:data-style-name="N129"/>
    <style:style style:name="Currency_5f_C4A296" style:display-name="Currency_C4A296" style:family="table-cell" style:parent-style-name="Default" style:data-style-name="N129"/>
    <style:style style:name="Currency_5f_C4A396" style:display-name="Currency_C4A396" style:family="table-cell" style:parent-style-name="Default" style:data-style-name="N129"/>
    <style:style style:name="Currency_5f_C4APR" style:display-name="Currency_C4APR" style:family="table-cell" style:parent-style-name="Default" style:data-style-name="N129"/>
    <style:style style:name="Currency_5f_C4AUGFIN" style:display-name="Currency_C4AUGFIN" style:family="table-cell" style:parent-style-name="Default" style:data-style-name="N129"/>
    <style:style style:name="Currency_5f_C4MAY96" style:display-name="Currency_C4MAY96" style:family="table-cell" style:parent-style-name="Default" style:data-style-name="N129"/>
    <style:style style:name="Currency_5f_C4Z296" style:display-name="Currency_C4Z296" style:family="table-cell" style:parent-style-name="Default" style:data-style-name="N129"/>
    <style:style style:name="Currency_5f_Calculations" style:display-name="Currency_Calculations" style:family="table-cell" style:parent-style-name="Default" style:data-style-name="N0"/>
    <style:style style:name="Currency_5f_Calculations_20__28_2_29_" style:display-name="Currency_Calculations (2)" style:family="table-cell" style:parent-style-name="Default" style:data-style-name="N0"/>
    <style:style style:name="Currency_5f_Calculations_20__28_2_29__5f_Swap" style:display-name="Currency_Calculations (2)_Swap" style:family="table-cell" style:parent-style-name="Default" style:data-style-name="N141"/>
    <style:style style:name="Currency_5f_Calculations_20_II" style:display-name="Currency_Calculations II" style:family="table-cell" style:parent-style-name="Default" style:data-style-name="N0"/>
    <style:style style:name="Currency_5f_Calculations_20_II_5f_Swap" style:display-name="Currency_Calculations II_Swap" style:family="table-cell" style:parent-style-name="Default" style:data-style-name="N141"/>
    <style:style style:name="Currency_5f_Calculations_20_III" style:display-name="Currency_Calculations III" style:family="table-cell" style:parent-style-name="Default" style:data-style-name="N0"/>
    <style:style style:name="Currency_5f_Calculations_20_III_5f_Swap" style:display-name="Currency_Calculations III_Swap" style:family="table-cell" style:parent-style-name="Default" style:data-style-name="N141"/>
    <style:style style:name="Currency_5f_Calculations_5f_1" style:display-name="Currency_Calculations_1" style:family="table-cell" style:parent-style-name="Default" style:data-style-name="N172"/>
    <style:style style:name="Currency_5f_Calculations_5f_Swap" style:display-name="Currency_Calculations_Swap" style:family="table-cell" style:parent-style-name="Default" style:data-style-name="N141"/>
    <style:style style:name="Currency_5f_CAPEX" style:display-name="Currency_CAPEX" style:family="table-cell" style:parent-style-name="Default" style:data-style-name="N155"/>
    <style:style style:name="Currency_5f_CAPEX94" style:display-name="Currency_CAPEX94" style:family="table-cell" style:parent-style-name="Default" style:data-style-name="N155"/>
    <style:style style:name="Currency_5f_Cardig_20_GHS" style:display-name="Currency_Cardig GHS" style:family="table-cell" style:parent-style-name="Default" style:data-style-name="N159"/>
    <style:style style:name="Currency_5f_Cash_20_Flows" style:display-name="Currency_Cash Flows" style:family="table-cell" style:parent-style-name="Default" style:data-style-name="N0"/>
    <style:style style:name="Currency_5f_Cash_20_Flows_5f_Swap" style:display-name="Currency_Cash Flows_Swap" style:family="table-cell" style:parent-style-name="Default" style:data-style-name="N192"/>
    <style:style style:name="Currency_5f_CCA" style:display-name="Currency_CCA" style:family="table-cell" style:parent-style-name="Default" style:data-style-name="N0"/>
    <style:style style:name="Currency_5f_CCA_5f_Swap" style:display-name="Currency_CCA_Swap" style:family="table-cell" style:parent-style-name="Default" style:data-style-name="N179"/>
    <style:style style:name="Currency_5f_CF_5f_DPR" style:display-name="Currency_CF_DPR" style:family="table-cell" style:parent-style-name="Default" style:data-style-name="N129"/>
    <style:style style:name="Currency_5f_Charts" style:display-name="Currency_Charts" style:family="table-cell" style:parent-style-name="Default" style:data-style-name="N172"/>
    <style:style style:name="Currency_5f_CO444JE" style:display-name="Currency_CO444JE" style:family="table-cell" style:parent-style-name="Default" style:data-style-name="N110"/>
    <style:style style:name="Currency_5f_Comm_20_File" style:display-name="Currency_Comm File" style:family="table-cell" style:parent-style-name="Default" style:data-style-name="N0"/>
    <style:style style:name="Currency_5f_Comm_20_File_5f_Swap" style:display-name="Currency_Comm File_Swap" style:family="table-cell" style:parent-style-name="Default" style:data-style-name="N179"/>
    <style:style style:name="Currency_5f_coperdefault" style:display-name="Currency_coperdefault" style:family="table-cell" style:parent-style-name="Default" style:data-style-name="N110"/>
    <style:style style:name="Currency_5f_coperdefault_5f_1" style:display-name="Currency_coperdefault_1" style:family="table-cell" style:parent-style-name="Default" style:data-style-name="N129"/>
    <style:style style:name="Currency_5f_Cost_20_Code" style:display-name="Currency_Cost Code" style:family="table-cell" style:parent-style-name="Default" style:data-style-name="N0"/>
    <style:style style:name="Currency_5f_Cost_20_Code_5f_Swap" style:display-name="Currency_Cost Code_Swap" style:family="table-cell" style:parent-style-name="Default" style:data-style-name="N192"/>
    <style:style style:name="Currency_5f_Crude_20_Chart" style:display-name="Currency_Crude Chart" style:family="table-cell" style:parent-style-name="Default" style:data-style-name="N110"/>
    <style:style style:name="Currency_5f_Crude_20_Cover" style:display-name="Currency_Crude Cover" style:family="table-cell" style:parent-style-name="Default" style:data-style-name="N110"/>
    <style:style style:name="Currency_5f_Cum._20_Back_20_Roll_20_Chart" style:display-name="Currency_Cum. Back Roll Chart" style:family="table-cell" style:parent-style-name="Default" style:data-style-name="N110"/>
    <style:style style:name="Currency_5f_Daily_20_Changes" style:display-name="Currency_Daily Changes" style:family="table-cell" style:parent-style-name="Default" style:data-style-name="N110"/>
    <style:style style:name="Currency_5f_Daily_20_Hedge_20_Strips" style:display-name="Currency_Daily Hedge Strips" style:family="table-cell" style:parent-style-name="Default" style:data-style-name="N110"/>
    <style:style style:name="Currency_5f_DEFAULT" style:display-name="Currency_DEFAULT" style:family="table-cell" style:parent-style-name="Default" style:data-style-name="N129"/>
    <style:style style:name="Currency_5f_dimon" style:display-name="Currency_dimon" style:family="table-cell" style:parent-style-name="Default" style:data-style-name="N150"/>
    <style:style style:name="Currency_5f_dimon_5f_1" style:display-name="Currency_dimon_1" style:family="table-cell" style:parent-style-name="Default" style:data-style-name="N155"/>
    <style:style style:name="Currency_5f_dimon_5f_2" style:display-name="Currency_dimon_2" style:family="table-cell" style:parent-style-name="Default" style:data-style-name="N0"/>
    <style:style style:name="Currency_5f_dimon_5f_2_5f_Swap" style:display-name="Currency_dimon_2_Swap" style:family="table-cell" style:parent-style-name="Default" style:data-style-name="N141"/>
    <style:style style:name="Currency_5f_Division-US_24_" style:display-name="Currency_Division-US$" style:family="table-cell" style:parent-style-name="Default" style:data-style-name="N129"/>
    <style:style style:name="Currency_5f_Dowell_20_C1b" style:display-name="Currency_Dowell C1b" style:family="table-cell" style:parent-style-name="Default" style:data-style-name="N155"/>
    <style:style style:name="Currency_5f_Dowell-C1a" style:display-name="Currency_Dowell-C1a" style:family="table-cell" style:parent-style-name="Default" style:data-style-name="N155"/>
    <style:style style:name="Currency_5f_ECT_5f_Form" style:display-name="Currency_ECT_Form" style:family="table-cell" style:parent-style-name="Default" style:data-style-name="N110"/>
    <style:style style:name="Currency_5f_ECT_5f_Form_5f_005" style:display-name="Currency_ECT_Form_005" style:family="table-cell" style:parent-style-name="Default" style:data-style-name="N110"/>
    <style:style style:name="Currency_5f_ECT_5f_Form_5f_600" style:display-name="Currency_ECT_Form_600" style:family="table-cell" style:parent-style-name="Default" style:data-style-name="N110"/>
    <style:style style:name="Currency_5f_ECT_5f_Form_5f_608" style:display-name="Currency_ECT_Form_608" style:family="table-cell" style:parent-style-name="Default" style:data-style-name="N110"/>
    <style:style style:name="Currency_5f_ECT_5f_Form_5f_727" style:display-name="Currency_ECT_Form_727" style:family="table-cell" style:parent-style-name="Default" style:data-style-name="N110"/>
    <style:style style:name="Currency_5f_ECT_5f_Form_5f_777" style:display-name="Currency_ECT_Form_777" style:family="table-cell" style:parent-style-name="Default" style:data-style-name="N110"/>
    <style:style style:name="Currency_5f_ECT_5f_Form_5f_BS" style:display-name="Currency_ECT_Form_BS" style:family="table-cell" style:parent-style-name="Default" style:data-style-name="N110"/>
    <style:style style:name="Currency_5f_ECT_5f_Form_5f_GRP" style:display-name="Currency_ECT_Form_GRP" style:family="table-cell" style:parent-style-name="Default" style:data-style-name="N110"/>
    <style:style style:name="Currency_5f_emserdefault" style:display-name="Currency_emserdefault" style:family="table-cell" style:parent-style-name="Default" style:data-style-name="N110"/>
    <style:style style:name="Currency_5f_emserdefault_5f_1" style:display-name="Currency_emserdefault_1" style:family="table-cell" style:parent-style-name="Default" style:data-style-name="N129"/>
    <style:style style:name="Currency_5f_form" style:display-name="Currency_form" style:family="table-cell" style:parent-style-name="Default" style:data-style-name="N129"/>
    <style:style style:name="Currency_5f_FP_20_20_20_A_20__28_1_29_" style:display-name="Currency_FP 20 A (1)" style:family="table-cell" style:parent-style-name="Default" style:data-style-name="N155"/>
    <style:style style:name="Currency_5f_FP_20_20_20_A_20__28_2_29_" style:display-name="Currency_FP 20 A (2)" style:family="table-cell" style:parent-style-name="Default" style:data-style-name="N155"/>
    <style:style style:name="Currency_5f_FP-20_20__28_App._20_E_29_" style:display-name="Currency_FP-20 (App. E)" style:family="table-cell" style:parent-style-name="Default" style:data-style-name="N155"/>
    <style:style style:name="Currency_5f_FP-20_20__28_App.A_29__20_" style:display-name="Currency_FP-20 (App.A) " style:family="table-cell" style:parent-style-name="Default" style:data-style-name="N172"/>
    <style:style style:name="Currency_5f_FP-20_20__28_App.D_29_" style:display-name="Currency_FP-20 (App.D)" style:family="table-cell" style:parent-style-name="Default" style:data-style-name="N155"/>
    <style:style style:name="Currency_5f_FP-20_28_App.B_29_" style:display-name="Currency_FP-20(App.B)" style:family="table-cell" style:parent-style-name="Default" style:data-style-name="N155"/>
    <style:style style:name="Currency_5f_FP-20_28_C1_29__20__28_a_29_" style:display-name="Currency_FP-20(C1) (a)" style:family="table-cell" style:parent-style-name="Default" style:data-style-name="N155"/>
    <style:style style:name="Currency_5f_FP-20_28_C1_29__20__28_a_29__20__28_2_29_" style:display-name="Currency_FP-20(C1) (a) (2)" style:family="table-cell" style:parent-style-name="Default" style:data-style-name="N172"/>
    <style:style style:name="Currency_5f_FP-20_28_C1_29__20__28_b_29_" style:display-name="Currency_FP-20(C1) (b)" style:family="table-cell" style:parent-style-name="Default" style:data-style-name="N155"/>
    <style:style style:name="Currency_5f_FP-20_28_C1_29__20__28_b_29__20_" style:display-name="Currency_FP-20(C1) (b) " style:family="table-cell" style:parent-style-name="Default" style:data-style-name="N155"/>
    <style:style style:name="Currency_5f_FP-20_28_C1_29__20__28_b_29__20__28_2_29_" style:display-name="Currency_FP-20(C1) (b) (2)" style:family="table-cell" style:parent-style-name="Default" style:data-style-name="N172"/>
    <style:style style:name="Currency_5f_GenAssum" style:display-name="Currency_GenAssum" style:family="table-cell" style:parent-style-name="Default" style:data-style-name="N110"/>
    <style:style style:name="Currency_5f_GP_20_C1a" style:display-name="Currency_GP C1a" style:family="table-cell" style:parent-style-name="Default" style:data-style-name="N155"/>
    <style:style style:name="Currency_5f_GP_20_C1b" style:display-name="Currency_GP C1b" style:family="table-cell" style:parent-style-name="Default" style:data-style-name="N155"/>
    <style:style style:name="Currency_5f_GP_5f_EI_5f_3" style:display-name="Currency_GP_EI_3" style:family="table-cell" style:parent-style-name="Default" style:data-style-name="N129"/>
    <style:style style:name="Currency_5f_GQ_20_C1A" style:display-name="Currency_GQ C1A" style:family="table-cell" style:parent-style-name="Default" style:data-style-name="N155"/>
    <style:style style:name="Currency_5f_GQ_20_C1B" style:display-name="Currency_GQ C1B" style:family="table-cell" style:parent-style-name="Default" style:data-style-name="N155"/>
    <style:style style:name="Currency_5f_HOGANGAS" style:display-name="Currency_HOGANGAS" style:family="table-cell" style:parent-style-name="Default" style:data-style-name="N110"/>
    <style:style style:name="Currency_5f_HOGANOIL" style:display-name="Currency_HOGANOIL" style:family="table-cell" style:parent-style-name="Default" style:data-style-name="N110"/>
    <style:style style:name="Currency_5f_IPM_20_C1b" style:display-name="Currency_IPM C1b" style:family="table-cell" style:parent-style-name="Default" style:data-style-name="N155"/>
    <style:style style:name="Currency_5f_IPMC1a" style:display-name="Currency_IPMC1a" style:family="table-cell" style:parent-style-name="Default" style:data-style-name="N155"/>
    <style:style style:name="Currency_5f_IS-Hold" style:display-name="Currency_IS-Hold" style:family="table-cell" style:parent-style-name="Default" style:data-style-name="N155"/>
    <style:style style:name="Currency_5f_JETEMP" style:display-name="Currency_JETEMP" style:family="table-cell" style:parent-style-name="Default" style:data-style-name="N110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urrency_5f_JETEMP_5f_1" style:display-name="Currency_JETEMP_1" style:family="table-cell" style:parent-style-name="Default" style:data-style-name="N110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urrency_5f_JETEMP_5f_VOUCHER" style:display-name="Currency_JETEMP_VOUCHER" style:family="table-cell" style:parent-style-name="Default" style:data-style-name="N110"/>
    <style:style style:name="Currency_5f_june_20_gas_20_estimate" style:display-name="Currency_june gas estimate" style:family="table-cell" style:parent-style-name="Default" style:data-style-name="N110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urrency_5f_laroux" style:display-name="Currency_laroux" style:family="table-cell" style:parent-style-name="Default" style:data-style-name="N129"/>
    <style:style style:name="Currency_5f_laroux_5f_1" style:display-name="Currency_laroux_1" style:family="table-cell" style:parent-style-name="Default" style:data-style-name="N0"/>
    <style:style style:name="Currency_5f_laroux_5f_1_5f_dimon" style:display-name="Currency_laroux_1_dimon" style:family="table-cell" style:parent-style-name="Default" style:data-style-name="N0"/>
    <style:style style:name="Currency_5f_laroux_5f_1_5f_dimon_5f_1" style:display-name="Currency_laroux_1_dimon_1" style:family="table-cell" style:parent-style-name="Default" style:data-style-name="N155"/>
    <style:style style:name="Currency_5f_laroux_5f_1_5f_dimon_5f_2" style:display-name="Currency_laroux_1_dimon_2" style:family="table-cell" style:parent-style-name="Default" style:data-style-name="N159"/>
    <style:style style:name="Currency_5f_laroux_5f_1_5f_dimon_5f_Swap" style:display-name="Currency_laroux_1_dimon_Swap" style:family="table-cell" style:parent-style-name="Default" style:data-style-name="N137"/>
    <style:style style:name="Currency_5f_laroux_5f_1_5f_laroux" style:display-name="Currency_laroux_1_laroux" style:family="table-cell" style:parent-style-name="Default" style:data-style-name="N155"/>
    <style:style style:name="Currency_5f_laroux_5f_1_5f_laroux_5f_1" style:display-name="Currency_laroux_1_laroux_1" style:family="table-cell" style:parent-style-name="Default" style:data-style-name="N0"/>
    <style:style style:name="Currency_5f_laroux_5f_1_5f_laroux_5f_1_5f_Swap" style:display-name="Currency_laroux_1_laroux_1_Swap" style:family="table-cell" style:parent-style-name="Default" style:data-style-name="N137"/>
    <style:style style:name="Currency_5f_laroux_5f_1_5f_laroux_5f_dimon" style:display-name="Currency_laroux_1_laroux_dimon" style:family="table-cell" style:parent-style-name="Default" style:data-style-name="N155"/>
    <style:style style:name="Currency_5f_laroux_5f_1_5f_Locas" style:display-name="Currency_laroux_1_Locas" style:family="table-cell" style:parent-style-name="Default" style:data-style-name="N0"/>
    <style:style style:name="Currency_5f_laroux_5f_1_5f_Locas_5f_Swap" style:display-name="Currency_laroux_1_Locas_Swap" style:family="table-cell" style:parent-style-name="Default" style:data-style-name="N137"/>
    <style:style style:name="Currency_5f_laroux_5f_1_5f_PLDT" style:display-name="Currency_laroux_1_PLDT" style:family="table-cell" style:parent-style-name="Default" style:data-style-name="N0"/>
    <style:style style:name="Currency_5f_laroux_5f_1_5f_PLDT_5f_Swap" style:display-name="Currency_laroux_1_PLDT_Swap" style:family="table-cell" style:parent-style-name="Default" style:data-style-name="N137"/>
    <style:style style:name="Currency_5f_laroux_5f_1_5f_VERA" style:display-name="Currency_laroux_1_VERA" style:family="table-cell" style:parent-style-name="Default" style:data-style-name="N172"/>
    <style:style style:name="Currency_5f_laroux_5f_1_5f_VERA_5f_1" style:display-name="Currency_laroux_1_VERA_1" style:family="table-cell" style:parent-style-name="Default" style:data-style-name="N155"/>
    <style:style style:name="Currency_5f_laroux_5f_1_5f_VIRUS-EDY" style:display-name="Currency_laroux_1_VIRUS-EDY" style:family="table-cell" style:parent-style-name="Default" style:data-style-name="N155"/>
    <style:style style:name="Currency_5f_laroux_5f_2" style:display-name="Currency_laroux_2" style:family="table-cell" style:parent-style-name="Default" style:data-style-name="N0"/>
    <style:style style:name="Currency_5f_laroux_5f_2_5f_dimon" style:display-name="Currency_laroux_2_dimon" style:family="table-cell" style:parent-style-name="Default" style:data-style-name="N159"/>
    <style:style style:name="Currency_5f_laroux_5f_2_5f_dimon_5f_1" style:display-name="Currency_laroux_2_dimon_1" style:family="table-cell" style:parent-style-name="Default" style:data-style-name="N0"/>
    <style:style style:name="Currency_5f_laroux_5f_2_5f_dimon_5f_1_5f_Swap" style:display-name="Currency_laroux_2_dimon_1_Swap" style:family="table-cell" style:parent-style-name="Default" style:data-style-name="N137"/>
    <style:style style:name="Currency_5f_laroux_5f_2_5f_dimon_5f_2" style:display-name="Currency_laroux_2_dimon_2" style:family="table-cell" style:parent-style-name="Default" style:data-style-name="N155"/>
    <style:style style:name="Currency_5f_laroux_5f_2_5f_laroux" style:display-name="Currency_laroux_2_laroux" style:family="table-cell" style:parent-style-name="Default" style:data-style-name="N159"/>
    <style:style style:name="Currency_5f_laroux_5f_2_5f_laroux_5f_dimon" style:display-name="Currency_laroux_2_laroux_dimon" style:family="table-cell" style:parent-style-name="Default" style:data-style-name="N159"/>
    <style:style style:name="Currency_5f_laroux_5f_2_5f_Locas" style:display-name="Currency_laroux_2_Locas" style:family="table-cell" style:parent-style-name="Default" style:data-style-name="N159"/>
    <style:style style:name="Currency_5f_laroux_5f_2_5f_PLDT" style:display-name="Currency_laroux_2_PLDT" style:family="table-cell" style:parent-style-name="Default" style:data-style-name="N159"/>
    <style:style style:name="Currency_5f_laroux_5f_2_5f_Swap" style:display-name="Currency_laroux_2_Swap" style:family="table-cell" style:parent-style-name="Default" style:data-style-name="N181"/>
    <style:style style:name="Currency_5f_laroux_5f_2_5f_VIRUS-EDY" style:display-name="Currency_laroux_2_VIRUS-EDY" style:family="table-cell" style:parent-style-name="Default" style:data-style-name="N159"/>
    <style:style style:name="Currency_5f_laroux_5f_3" style:display-name="Currency_laroux_3" style:family="table-cell" style:parent-style-name="Default" style:data-style-name="N110"/>
    <style:style style:name="Currency_5f_laroux_5f_3_5f_dimon" style:display-name="Currency_laroux_3_dimon" style:family="table-cell" style:parent-style-name="Default" style:data-style-name="N155"/>
    <style:style style:name="Currency_5f_laroux_5f_3_5f_dimon_5f_1" style:display-name="Currency_laroux_3_dimon_1" style:family="table-cell" style:parent-style-name="Default" style:data-style-name="N0"/>
    <style:style style:name="Currency_5f_laroux_5f_3_5f_dimon_5f_1_5f_Swap" style:display-name="Currency_laroux_3_dimon_1_Swap" style:family="table-cell" style:parent-style-name="Default" style:data-style-name="N137"/>
    <style:style style:name="Currency_5f_laroux_5f_3_5f_dimon_5f_2" style:display-name="Currency_laroux_3_dimon_2" style:family="table-cell" style:parent-style-name="Default" style:data-style-name="N159"/>
    <style:style style:name="Currency_5f_laroux_5f_4" style:display-name="Currency_laroux_4" style:family="table-cell" style:parent-style-name="Default" style:data-style-name="N0"/>
    <style:style style:name="Currency_5f_laroux_5f_4_5f_dimon" style:display-name="Currency_laroux_4_dimon" style:family="table-cell" style:parent-style-name="Default" style:data-style-name="N168"/>
    <style:style style:name="Currency_5f_laroux_5f_4_5f_dimon_5f_1" style:display-name="Currency_laroux_4_dimon_1" style:family="table-cell" style:parent-style-name="Default" style:data-style-name="N159"/>
    <style:style style:name="Currency_5f_laroux_5f_4_5f_Hedge_20_Strategy_20_Comparison" style:display-name="Currency_laroux_4_Hedge Strategy Comparison" style:family="table-cell" style:parent-style-name="Default" style:data-style-name="N0"/>
    <style:style style:name="Currency_5f_laroux_5f_4_5f_Hedge_20_Strategy_20_Comparison_5f_Swap" style:display-name="Currency_laroux_4_Hedge Strategy Comparison_Swap" style:family="table-cell" style:parent-style-name="Default" style:data-style-name="N187"/>
    <style:style style:name="Currency_5f_laroux_5f_4_5f_Swap" style:display-name="Currency_laroux_4_Swap" style:family="table-cell" style:parent-style-name="Default" style:data-style-name="N181"/>
    <style:style style:name="Currency_5f_laroux_5f_5" style:display-name="Currency_laroux_5" style:family="table-cell" style:parent-style-name="Default" style:data-style-name="N0"/>
    <style:style style:name="Currency_5f_laroux_5f_5_5f_Hedge_20_Strategy_20_Comparison" style:display-name="Currency_laroux_5_Hedge Strategy Comparison" style:family="table-cell" style:parent-style-name="Default" style:data-style-name="N0"/>
    <style:style style:name="Currency_5f_laroux_5f_5_5f_Hedge_20_Strategy_20_Comparison_5f_Swap" style:display-name="Currency_laroux_5_Hedge Strategy Comparison_Swap" style:family="table-cell" style:parent-style-name="Default" style:data-style-name="N187"/>
    <style:style style:name="Currency_5f_laroux_5f_5_5f_Swap" style:display-name="Currency_laroux_5_Swap" style:family="table-cell" style:parent-style-name="Default" style:data-style-name="N181"/>
    <style:style style:name="Currency_5f_laroux_5f_6" style:display-name="Currency_laroux_6" style:family="table-cell" style:parent-style-name="Default" style:data-style-name="N2"/>
    <style:style style:name="Currency_5f_laroux_5f_7" style:display-name="Currency_laroux_7" style:family="table-cell" style:parent-style-name="Default" style:data-style-name="N172"/>
    <style:style style:name="Currency_5f_laroux_5f_8" style:display-name="Currency_laroux_8" style:family="table-cell" style:parent-style-name="Default" style:data-style-name="N0"/>
    <style:style style:name="Currency_5f_laroux_5f_8_5f_Swap" style:display-name="Currency_laroux_8_Swap" style:family="table-cell" style:parent-style-name="Default" style:data-style-name="N137"/>
    <style:style style:name="Currency_5f_laroux_5f_dimon" style:display-name="Currency_laroux_dimon" style:family="table-cell" style:parent-style-name="Default" style:data-style-name="N155"/>
    <style:style style:name="Currency_5f_laroux_5f_dimon_5f_1" style:display-name="Currency_laroux_dimon_1" style:family="table-cell" style:parent-style-name="Default" style:data-style-name="N159"/>
    <style:style style:name="Currency_5f_laroux_5f_dimon_5f_2" style:display-name="Currency_laroux_dimon_2" style:family="table-cell" style:parent-style-name="Default" style:data-style-name="N0"/>
    <style:style style:name="Currency_5f_laroux_5f_dimon_5f_2_5f_Swap" style:display-name="Currency_laroux_dimon_2_Swap" style:family="table-cell" style:parent-style-name="Default" style:data-style-name="N141"/>
    <style:style style:name="Currency_5f_laroux_5f_laroux" style:display-name="Currency_laroux_laroux" style:family="table-cell" style:parent-style-name="Default" style:data-style-name="N159"/>
    <style:style style:name="Currency_5f_laroux_5f_laroux_5f_1" style:display-name="Currency_laroux_laroux_1" style:family="table-cell" style:parent-style-name="Default" style:data-style-name="N155"/>
    <style:style style:name="Currency_5f_laroux_5f_laroux_5f_1_5f_dimon" style:display-name="Currency_laroux_laroux_1_dimon" style:family="table-cell" style:parent-style-name="Default" style:data-style-name="N155"/>
    <style:style style:name="Currency_5f_laroux_5f_laroux_5f_dimon" style:display-name="Currency_laroux_laroux_dimon" style:family="table-cell" style:parent-style-name="Default" style:data-style-name="N159"/>
    <style:style style:name="Currency_5f_laroux_5f_Locas" style:display-name="Currency_laroux_Locas" style:family="table-cell" style:parent-style-name="Default" style:data-style-name="N155"/>
    <style:style style:name="Currency_5f_laroux_5f_VERA" style:display-name="Currency_laroux_VERA" style:family="table-cell" style:parent-style-name="Default" style:data-style-name="N155"/>
    <style:style style:name="Currency_5f_laroux_5f_VERA_5f_1" style:display-name="Currency_laroux_VERA_1" style:family="table-cell" style:parent-style-name="Default" style:data-style-name="N165"/>
    <style:style style:name="Currency_5f_laroux_5f_VIRUS-EDY" style:display-name="Currency_laroux_VIRUS-EDY" style:family="table-cell" style:parent-style-name="Default" style:data-style-name="N0"/>
    <style:style style:name="Currency_5f_laroux_5f_VIRUS-EDY_5f_Swap" style:display-name="Currency_laroux_VIRUS-EDY_Swap" style:family="table-cell" style:parent-style-name="Default" style:data-style-name="N141"/>
    <style:style style:name="Currency_5f_List" style:display-name="Currency_List" style:family="table-cell" style:parent-style-name="Default" style:data-style-name="N165"/>
    <style:style style:name="Currency_5f_MATERAL2" style:display-name="Currency_MATERAL2" style:family="table-cell" style:parent-style-name="Default" style:data-style-name="N0"/>
    <style:style style:name="Currency_5f_MATERAL2_5f_dimon" style:display-name="Currency_MATERAL2_dimon" style:family="table-cell" style:parent-style-name="Default" style:data-style-name="N0"/>
    <style:style style:name="Currency_5f_MATERAL2_5f_dimon_5f_Swap" style:display-name="Currency_MATERAL2_dimon_Swap" style:family="table-cell" style:parent-style-name="Default" style:data-style-name="N137"/>
    <style:style style:name="Currency_5f_MATERAL2_5f_Hedge_20_Strategy_20_Comparison" style:display-name="Currency_MATERAL2_Hedge Strategy Comparison" style:family="table-cell" style:parent-style-name="Default" style:data-style-name="N0"/>
    <style:style style:name="Currency_5f_MATERAL2_5f_Hedge_20_Strategy_20_Comparison_5f_Swap" style:display-name="Currency_MATERAL2_Hedge Strategy Comparison_Swap" style:family="table-cell" style:parent-style-name="Default" style:data-style-name="N187"/>
    <style:style style:name="Currency_5f_MATERAL2_5f_Swap" style:display-name="Currency_MATERAL2_Swap" style:family="table-cell" style:parent-style-name="Default" style:data-style-name="N181"/>
    <style:style style:name="Currency_5f_MMBtu_20_Conversion" style:display-name="Currency_MMBtu Conversion" style:family="table-cell" style:parent-style-name="Default" style:data-style-name="N110"/>
    <style:style style:name="Currency_5f_monci" style:display-name="Currency_monci" style:family="table-cell" style:parent-style-name="Default" style:data-style-name="N110"/>
    <style:style style:name="Currency_5f_mud_20_plant_20_bolted" style:display-name="Currency_mud plant bolted" style:family="table-cell" style:parent-style-name="Default" style:data-style-name="N0"/>
    <style:style style:name="Currency_5f_mud_20_plant_20_bolted_5f_dimon" style:display-name="Currency_mud plant bolted_dimon" style:family="table-cell" style:parent-style-name="Default" style:data-style-name="N0"/>
    <style:style style:name="Currency_5f_mud_20_plant_20_bolted_5f_dimon_5f_Hedge_20_Strategy_20_Comparison" style:display-name="Currency_mud plant bolted_dimon_Hedge Strategy Comparison" style:family="table-cell" style:parent-style-name="Default" style:data-style-name="N0"/>
    <style:style style:name="Currency_5f_mud_20_plant_20_bolted_5f_dimon_5f_Hedge_20_Strategy_20_Comparison_5f_Swap" style:display-name="Currency_mud plant bolted_dimon_Hedge Strategy Comparison_Swap" style:family="table-cell" style:parent-style-name="Default" style:data-style-name="N182"/>
    <style:style style:name="Currency_5f_mud_20_plant_20_bolted_5f_dimon_5f_Swap" style:display-name="Currency_mud plant bolted_dimon_Swap" style:family="table-cell" style:parent-style-name="Default" style:data-style-name="N139"/>
    <style:style style:name="Currency_5f_mud_20_plant_20_bolted_5f_Hedge_20_Strategy_20_Comparison" style:display-name="Currency_mud plant bolted_Hedge Strategy Comparison" style:family="table-cell" style:parent-style-name="Default" style:data-style-name="N0"/>
    <style:style style:name="Currency_5f_mud_20_plant_20_bolted_5f_Hedge_20_Strategy_20_Comparison_5f_Swap" style:display-name="Currency_mud plant bolted_Hedge Strategy Comparison_Swap" style:family="table-cell" style:parent-style-name="Default" style:data-style-name="N183"/>
    <style:style style:name="Currency_5f_mud_20_plant_20_bolted_5f_PLDT" style:display-name="Currency_mud plant bolted_PLDT" style:family="table-cell" style:parent-style-name="Default" style:data-style-name="N0"/>
    <style:style style:name="Currency_5f_mud_20_plant_20_bolted_5f_PLDT_5f_Swap" style:display-name="Currency_mud plant bolted_PLDT_Swap" style:family="table-cell" style:parent-style-name="Default" style:data-style-name="N137"/>
    <style:style style:name="Currency_5f_mud_20_plant_20_bolted_5f_Swap" style:display-name="Currency_mud plant bolted_Swap" style:family="table-cell" style:parent-style-name="Default" style:data-style-name="N142"/>
    <style:style style:name="Currency_5f_mud_20_plant_20_bolted_5f_VERA" style:display-name="Currency_mud plant bolted_VERA" style:family="table-cell" style:parent-style-name="Default" style:data-style-name="N0"/>
    <style:style style:name="Currency_5f_mud_20_plant_20_bolted_5f_VERA_5f_1" style:display-name="Currency_mud plant bolted_VERA_1" style:family="table-cell" style:parent-style-name="Default" style:data-style-name="N0"/>
    <style:style style:name="Currency_5f_mud_20_plant_20_bolted_5f_VERA_5f_1_5f_Swap" style:display-name="Currency_mud plant bolted_VERA_1_Swap" style:family="table-cell" style:parent-style-name="Default" style:data-style-name="N183"/>
    <style:style style:name="Currency_5f_mud_20_plant_20_bolted_5f_VERA_5f_Swap" style:display-name="Currency_mud plant bolted_VERA_Swap" style:family="table-cell" style:parent-style-name="Default" style:data-style-name="N141"/>
    <style:style style:name="Currency_5f_Net_20_Crude_20_Equiv_20_Total_20_Chart" style:display-name="Currency_Net Crude Equiv Total Chart" style:family="table-cell" style:parent-style-name="Default" style:data-style-name="N110"/>
    <style:style style:name="Currency_5f_NGL_20_Chart" style:display-name="Currency_NGL Chart" style:family="table-cell" style:parent-style-name="Default" style:data-style-name="N110"/>
    <style:style style:name="Currency_5f_NGL_20_Cover" style:display-name="Currency_NGL Cover" style:family="table-cell" style:parent-style-name="Default" style:data-style-name="N110"/>
    <style:style style:name="Currency_5f_Odner" style:display-name="Currency_Odner" style:family="table-cell" style:parent-style-name="Default" style:data-style-name="N0"/>
    <style:style style:name="Currency_5f_Odner_20__28_2_29_" style:display-name="Currency_Odner (2)" style:family="table-cell" style:parent-style-name="Default" style:data-style-name="N0"/>
    <style:style style:name="Currency_5f_Odner_20__28_2_29__5f_Swap" style:display-name="Currency_Odner (2)_Swap" style:family="table-cell" style:parent-style-name="Default" style:data-style-name="N179"/>
    <style:style style:name="Currency_5f_Odner_20__28_3_29_" style:display-name="Currency_Odner (3)" style:family="table-cell" style:parent-style-name="Default" style:data-style-name="N0"/>
    <style:style style:name="Currency_5f_Odner_20__28_3_29__5f_Swap" style:display-name="Currency_Odner (3)_Swap" style:family="table-cell" style:parent-style-name="Default" style:data-style-name="N179"/>
    <style:style style:name="Currency_5f_Odner_5f_Swap" style:display-name="Currency_Odner_Swap" style:family="table-cell" style:parent-style-name="Default" style:data-style-name="N179"/>
    <style:style style:name="Currency_5f_Other_20_Months" style:display-name="Currency_Other Months" style:family="table-cell" style:parent-style-name="Default" style:data-style-name="N159"/>
    <style:style style:name="Currency_5f_P7APRFNL" style:display-name="Currency_P7APRFNL" style:family="table-cell" style:parent-style-name="Default" style:data-style-name="N129"/>
    <style:style style:name="Currency_5f_pbdefault" style:display-name="Currency_pbdefault" style:family="table-cell" style:parent-style-name="Default" style:data-style-name="N110"/>
    <style:style style:name="Currency_5f_pbdefault_5f_1" style:display-name="Currency_pbdefault_1" style:family="table-cell" style:parent-style-name="Default" style:data-style-name="N129"/>
    <style:style style:name="Currency_5f_PERSONAL" style:display-name="Currency_PERSONAL" style:family="table-cell" style:parent-style-name="Default" style:data-style-name="N159"/>
    <style:style style:name="Currency_5f_Pink" style:display-name="Currency_Pink" style:family="table-cell" style:parent-style-name="Default" style:data-style-name="N159"/>
    <style:style style:name="Currency_5f_Plan" style:display-name="Currency_Plan" style:family="table-cell" style:parent-style-name="Default" style:data-style-name="N0"/>
    <style:style style:name="Currency_5f_Plan_5f_Swap" style:display-name="Currency_Plan_Swap" style:family="table-cell" style:parent-style-name="Default" style:data-style-name="N179"/>
    <style:style style:name="Currency_5f_PLDT" style:display-name="Currency_PLDT" style:family="table-cell" style:parent-style-name="Default" style:data-style-name="N155"/>
    <style:style style:name="Currency_5f_PLDT_5f_1" style:display-name="Currency_PLDT_1" style:family="table-cell" style:parent-style-name="Default" style:data-style-name="N172"/>
    <style:style style:name="Currency_5f_pldt_5f_1_5f_dimon" style:display-name="Currency_pldt_1_dimon" style:family="table-cell" style:parent-style-name="Default" style:data-style-name="N159"/>
    <style:style style:name="Currency_5f_pldt_5f_Calculations" style:display-name="Currency_pldt_Calculations" style:family="table-cell" style:parent-style-name="Default" style:data-style-name="N172"/>
    <style:style style:name="Currency_5f_pldt_5f_dimon" style:display-name="Currency_pldt_dimon" style:family="table-cell" style:parent-style-name="Default" style:data-style-name="N172"/>
    <style:style style:name="Currency_5f_Position" style:display-name="Currency_Position" style:family="table-cell" style:parent-style-name="Default" style:data-style-name="N110"/>
    <style:style style:name="Currency_5f_priccurv" style:display-name="Currency_priccurv" style:family="table-cell" style:parent-style-name="Default" style:data-style-name="N129"/>
    <style:style style:name="Currency_5f_Prior_20_Day" style:display-name="Currency_Prior Day" style:family="table-cell" style:parent-style-name="Default" style:data-style-name="N110"/>
    <style:style style:name="Currency_5f_Products_20_Chart" style:display-name="Currency_Products Chart" style:family="table-cell" style:parent-style-name="Default" style:data-style-name="N110"/>
    <style:style style:name="Currency_5f_Products_20_Cover" style:display-name="Currency_Products Cover" style:family="table-cell" style:parent-style-name="Default" style:data-style-name="N110"/>
    <style:style style:name="Currency_5f_PROFILE4" style:display-name="Currency_PROFILE4" style:family="table-cell" style:parent-style-name="Default" style:data-style-name="N129"/>
    <style:style style:name="Currency_5f_Projects" style:display-name="Currency_Projects" style:family="table-cell" style:parent-style-name="Default" style:data-style-name="N0"/>
    <style:style style:name="Currency_5f_Projects_5f_Swap" style:display-name="Currency_Projects_Swap" style:family="table-cell" style:parent-style-name="Default" style:data-style-name="N179"/>
    <style:style style:name="Currency_5f_PURCHASE" style:display-name="Currency_PURCHASE" style:family="table-cell" style:parent-style-name="Default" style:data-style-name="N110"/>
    <style:style style:name="Currency_5f_Quarter_20_End_20_Months" style:display-name="Currency_Quarter End Months" style:family="table-cell" style:parent-style-name="Default" style:data-style-name="N159"/>
    <style:style style:name="Currency_5f_r1" style:display-name="Currency_r1" style:family="table-cell" style:parent-style-name="Default" style:data-style-name="N0"/>
    <style:style style:name="Currency_5f_Resid_20_Chart" style:display-name="Currency_Resid Chart" style:family="table-cell" style:parent-style-name="Default" style:data-style-name="N110"/>
    <style:style style:name="Currency_5f_Resid_20_Cover" style:display-name="Currency_Resid Cover" style:family="table-cell" style:parent-style-name="Default" style:data-style-name="N110"/>
    <style:style style:name="Currency_5f_RFI" style:display-name="Currency_RFI" style:family="table-cell" style:parent-style-name="Default" style:data-style-name="N159"/>
    <style:style style:name="Currency_5f_RFI_5f_1" style:display-name="Currency_RFI_1" style:family="table-cell" style:parent-style-name="Default" style:data-style-name="N0"/>
    <style:style style:name="Currency_5f_RFI_5f_1_5f_Swap" style:display-name="Currency_RFI_1_Swap" style:family="table-cell" style:parent-style-name="Default" style:data-style-name="N179"/>
    <style:style style:name="Currency_5f_Sales_20_Order" style:display-name="Currency_Sales Order" style:family="table-cell" style:parent-style-name="Default" style:data-style-name="N0"/>
    <style:style style:name="Currency_5f_Sales_20_Order_5f_Swap" style:display-name="Currency_Sales Order_Swap" style:family="table-cell" style:parent-style-name="Default" style:data-style-name="N192"/>
    <style:style style:name="Currency_5f_Sheet1" style:display-name="Currency_Sheet1" style:family="table-cell" style:parent-style-name="Default" style:data-style-name="N159"/>
    <style:style style:name="Currency_5f_Sheet1_20__28_2_29_" style:display-name="Currency_Sheet1 (2)" style:family="table-cell" style:parent-style-name="Default" style:data-style-name="N159"/>
    <style:style style:name="Currency_5f_Snr._20_CO" style:display-name="Currency_Snr. CO" style:family="table-cell" style:parent-style-name="Default" style:data-style-name="N0"/>
    <style:style style:name="Currency_5f_Snr._20_CO_5f_Swap" style:display-name="Currency_Snr. CO_Swap" style:family="table-cell" style:parent-style-name="Default" style:data-style-name="N179"/>
    <style:style style:name="Currency_5f_Subcont_20_File" style:display-name="Currency_Subcont File" style:family="table-cell" style:parent-style-name="Default" style:data-style-name="N0"/>
    <style:style style:name="Currency_5f_Subcont_20_File_5f_Swap" style:display-name="Currency_Subcont File_Swap" style:family="table-cell" style:parent-style-name="Default" style:data-style-name="N179"/>
    <style:style style:name="Currency_5f_Summary_20_Info" style:display-name="Currency_Summary Info" style:family="table-cell" style:parent-style-name="Default" style:data-style-name="N0"/>
    <style:style style:name="Currency_5f_Summary_20_Info_5f_Swap" style:display-name="Currency_Summary Info_Swap" style:family="table-cell" style:parent-style-name="Default" style:data-style-name="N179"/>
    <style:style style:name="Currency_5f_SUMPAGE" style:display-name="Currency_SUMPAGE" style:family="table-cell" style:parent-style-name="Default" style:data-style-name="N155"/>
    <style:style style:name="Currency_5f_VERA" style:display-name="Currency_VERA" style:family="table-cell" style:parent-style-name="Default" style:data-style-name="N0"/>
    <style:style style:name="Currency_5f_VERA_5f_Swap" style:display-name="Currency_VERA_Swap" style:family="table-cell" style:parent-style-name="Default" style:data-style-name="N141"/>
    <style:style style:name="Currency_5f_VIRUS-EDY" style:display-name="Currency_VIRUS-EDY" style:family="table-cell" style:parent-style-name="Default" style:data-style-name="N159"/>
    <style:style style:name="Currency_5f_VIRUS-EDY_5f_1" style:display-name="Currency_VIRUS-EDY_1" style:family="table-cell" style:parent-style-name="Default" style:data-style-name="N0"/>
    <style:style style:name="Currency_5f_VIRUS-EDY_5f_1_5f_Swap" style:display-name="Currency_VIRUS-EDY_1_Swap" style:family="table-cell" style:parent-style-name="Default" style:data-style-name="N141"/>
    <style:style style:name="Currency_5f_VOUCHER" style:display-name="Currency_VOUCHER" style:family="table-cell" style:parent-style-name="Default" style:data-style-name="N129"/>
    <style:style style:name="Currency_5f_White" style:display-name="Currency_White" style:family="table-cell" style:parent-style-name="Default" style:data-style-name="N159"/>
    <style:style style:name="Currency_5f_WSP" style:display-name="Currency_WSP" style:family="table-cell" style:parent-style-name="Default" style:data-style-name="N155"/>
    <style:style style:name="Date" style:family="table-cell" style:parent-style-name="Default" style:data-style-name="N10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Fixed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Fixed_5f_Swap" style:display-name="Fixed_Swap" style:family="table-cell" style:parent-style-name="Default" style:data-style-name="N187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HEADER" style:family="table-cell" style:parent-style-name="Default">
      <style:text-properties fo:color="#8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Heading1_20_1" style:display-name="Heading1 1" style:family="table-cell" style:parent-style-name="Default" style:data-style-name="N175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Heading2" style:family="table-cell" style:parent-style-name="Default" style:data-style-name="N175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HIGHLIGHT" style:family="table-cell" style:parent-style-name="Default">
      <style:table-cell-properties style:diagonal-bl-tr="none" style:diagonal-tl-br="none" fo:border="0.105cm double #000000" style:border-line-width="0.035cm 0.035cm 0.035cm" style:rotation-align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" style:family="table-cell" style:parent-style-name="Default">
      <style:text-properties fo:color="#0000ff" style:text-outline="false" style:text-line-through-style="none" style:font-name="Arial" fo:font-size="8.39999961853027pt" fo:font-style="normal" fo:text-shadow="none" style:text-underline-style="solid" style:text-underline-width="auto" style:text-underline-color="font-color" fo:font-weight="normal" style:font-size-asian="8.39999961853027pt" style:font-style-asian="normal" style:font-weight-asian="normal" style:font-name-complex="Arial" style:font-size-complex="8.39999961853027pt" style:font-style-complex="normal" style:font-weight-complex="normal"/>
    </style:style>
    <style:style style:name="NewFill" style:family="table-cell" style:parent-style-name="Default">
      <style:table-cell-properties fo:background-color="#ffff7f" style:diagonal-bl-tr="none" style:diagonal-tl-br="none" fo:border="none" style:rotation-align="none"/>
    </style:style>
    <style:style style:name="Normal_20_-_20_Style1" style:display-name="Normal - Style1" style:family="table-cell" style:parent-style-name="Default" style:data-style-name="N17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1422V11" style:display-name="Normal_1422V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2_20_DAY" style:display-name="Normal_2 DAY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2_20_Days_20_Prior" style:display-name="Normal_2 Days Prior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20196" style:display-name="Normal_201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3_20_days_20_prior" style:display-name="Normal_3 days prior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4_20_days_20_prior" style:display-name="Normal_4 days prior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4018fin" style:display-name="Normal_4018fi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4021fin" style:display-name="Normal_4021fi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Normal_5f_5_20_DAY" style:display-name="Normal_5 DAY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A" style:display-name="Normal_A" style:family="table-cell" style:parent-style-name="Default" style:data-style-name="N17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A_20__28_2_29_" style:display-name="Normal_A (2)" style:family="table-cell" style:parent-style-name="Default" style:data-style-name="N17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A_5f_CurvMI" style:display-name="Normal_A_CurvMI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A_5f_dimon" style:display-name="Normal_A_dimo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Normal_5f_A_5f_intra" style:display-name="Normal_A_intra" style:family="table-cell" style:parent-style-name="Default" style:data-style-name="N17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A_5f_Swap" style:display-name="Normal_A_Swa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A_5f_VERA" style:display-name="Normal_A_VERA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Normal_5f_algasdefault" style:display-name="Normal_algasdefaul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1" fo:font-size="10pt" fo:font-style="normal" fo:text-shadow="none" style:text-underline-style="none" fo:font-weight="normal" style:font-size-asian="10pt" style:font-style-asian="normal" style:font-weight-asian="normal" style:font-name-complex="MS Sans Serif1" style:font-size-complex="10pt" style:font-style-complex="normal" style:font-weight-complex="normal"/>
    </style:style>
    <style:style style:name="Normal_5f_algasdefault_5f_1" style:display-name="Normal_algasdefaul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Alternative1" style:display-name="Normal_Alternativ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Alternative1_5f_1" style:display-name="Normal_Alternative1_1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1" fo:font-size="12pt" fo:font-style="normal" fo:text-shadow="none" style:text-underline-style="none" fo:font-weight="normal" style:font-size-asian="12pt" style:font-style-asian="normal" style:font-weight-asian="normal" style:font-name-complex="Courier1" style:font-size-complex="12pt" style:font-style-complex="normal" style:font-weight-complex="normal"/>
    </style:style>
    <style:style style:name="Normal_5f_AOPS" style:display-name="Normal_AOPS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1" fo:font-size="8pt" fo:font-style="normal" fo:text-shadow="none" style:text-underline-style="none" fo:font-weight="normal" style:font-size-asian="8pt" style:font-style-asian="normal" style:font-weight-asian="normal" style:font-name-complex="Courier1" style:font-size-complex="8pt" style:font-style-complex="normal" style:font-weight-complex="normal"/>
    </style:style>
    <style:style style:name="Normal_5f_App_20_E" style:display-name="Normal_App 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Normal_5f_Arapahoe" style:display-name="Normal_Arapahoe" style:family="table-cell" style:parent-style-name="Default" style:data-style-name="N111">
      <style:table-cell-properties fo:background-color="transparent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Normal_5f_Assumptions" style:display-name="Normal_Assumption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" style:display-name="Normal_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bahiadefault" style:display-name="Normal_bahiadefaul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1" fo:font-size="10pt" fo:font-style="normal" fo:text-shadow="none" style:text-underline-style="none" fo:font-weight="normal" style:font-size-asian="10pt" style:font-style-asian="normal" style:font-weight-asian="normal" style:font-name-complex="MS Sans Serif1" style:font-size-complex="10pt" style:font-style-complex="normal" style:font-weight-complex="normal"/>
    </style:style>
    <style:style style:name="Normal_5f_bahiadefault_5f_1" style:display-name="Normal_bahiadefaul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BIGOUT" style:display-name="Normal_BIGOU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Book3" style:display-name="Normal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Normal_5f_BREPAIR" style:display-name="Normal_BREPAIR" style:family="table-cell" style:parent-style-name="Default" style:data-style-name="N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C" style:display-name="Normal_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c2" style:display-name="Normal_c2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c2_20_" style:display-name="Normal_c2 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C2_20_1" style:display-name="Normal_C2 1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C2_20_5" style:display-name="Normal_C2 5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c3" style:display-name="Normal_c3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C3_20_1" style:display-name="Normal_C3 1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C3_20_5" style:display-name="Normal_C3 5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C4AUGFIN" style:display-name="Normal_C4AUGFI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Normal_5f_c5_2b_" style:display-name="Normal_c5+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C5_2b__20_1" style:display-name="Normal_C5+ 1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C5_2b__20_5" style:display-name="Normal_C5+ 5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Calculations" style:display-name="Normal_Calculation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Calculations_20__28_2_29_" style:display-name="Normal_Calculations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Calculations_20_II" style:display-name="Normal_Calculations II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Calculations_20_II_5f_1" style:display-name="Normal_Calculations II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Normal_5f_Calculations_20_III" style:display-name="Normal_Calculations III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Calculations_5f_1" style:display-name="Normal_Calculations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Calculations_5f_2" style:display-name="Normal_Calculations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Normal_5f_CAPEX" style:display-name="Normal_CAPEX" style:family="table-cell" style:parent-style-name="Default" style:data-style-name="N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CAPEX2" style:display-name="Normal_CAPEX2" style:family="table-cell" style:parent-style-name="Default" style:data-style-name="N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CAPEX94" style:display-name="Normal_CAPEX94" style:family="table-cell" style:parent-style-name="Default" style:data-style-name="N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CAPEX_5f_VERA" style:display-name="Normal_CAPEX_VER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5f_Cardig_20_GHS" style:display-name="Normal_Cardig G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Cash_20_Flows" style:display-name="Normal_Cash Flows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1" fo:font-size="12pt" fo:font-style="normal" fo:text-shadow="none" style:text-underline-style="none" fo:font-weight="normal" style:font-size-asian="12pt" style:font-style-asian="normal" style:font-weight-asian="normal" style:font-name-complex="Courier1" style:font-size-complex="12pt" style:font-style-complex="normal" style:font-weight-complex="normal"/>
    </style:style>
    <style:style style:name="Normal_5f_Certs_20_Q2" style:display-name="Normal_Certs Q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Normal_5f_Certs_20_Q2_20__28_2_29_" style:display-name="Normal_Certs Q2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CFMACROS.XLM" style:display-name="Normal_CFMACROS.XL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CFMODEL.XLS" style:display-name="Normal_CFMODEL.XLS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5f_Co-wide_20_Monthly" style:display-name="Normal_Co-wide Monthl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CO444JE" style:display-name="Normal_CO444J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1" fo:font-size="10pt" fo:font-style="normal" fo:text-shadow="none" style:text-underline-style="none" fo:font-weight="normal" style:font-size-asian="10pt" style:font-style-asian="normal" style:font-weight-asian="normal" style:font-name-complex="MS Sans Serif1" style:font-size-complex="10pt" style:font-style-complex="normal" style:font-weight-complex="normal"/>
    </style:style>
    <style:style style:name="Normal_5f_Codes2" style:display-name="Normal_Codes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rmal_5f_COMOTH" style:display-name="Normal_COMOTH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Normal_5f_Compare" style:display-name="Normal_Compar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coperdefault" style:display-name="Normal_coperdefaul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1" fo:font-size="10pt" fo:font-style="normal" fo:text-shadow="none" style:text-underline-style="none" fo:font-weight="normal" style:font-size-asian="10pt" style:font-style-asian="normal" style:font-weight-asian="normal" style:font-name-complex="MS Sans Serif1" style:font-size-complex="10pt" style:font-style-complex="normal" style:font-weight-complex="normal"/>
    </style:style>
    <style:style style:name="Normal_5f_coperdefault_5f_1" style:display-name="Normal_coperdefaul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Cost_20_Code" style:display-name="Normal_Cost Code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1" fo:font-size="12pt" fo:font-style="normal" fo:text-shadow="none" style:text-underline-style="none" fo:font-weight="normal" style:font-size-asian="12pt" style:font-style-asian="normal" style:font-weight-asian="normal" style:font-name-complex="Courier1" style:font-size-complex="12pt" style:font-style-complex="normal" style:font-weight-complex="normal"/>
    </style:style>
    <style:style style:name="Normal_5f_Costs" style:display-name="Normal_Costs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Crude_20__26__20_Resid" style:display-name="Normal_Crude &amp; Resi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Curves" style:display-name="Normal_Curves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Curves_5f_Codes" style:display-name="Normal_Curves_Cod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rmal_5f_Curves_5f_Curve" style:display-name="Normal_Curves_Curv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rmal_5f_Curves_5f_CurvMI" style:display-name="Normal_Curves_CurvMI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rmal_5f_Curves_5f_Input" style:display-name="Normal_Curves_Inpu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rmal_5f_Curves_5f_m1" style:display-name="Normal_Curves_m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rmal_5f_Curves_5f_Module1" style:display-name="Normal_Curves_Modu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rmal_5f_Curves_5f_Tables" style:display-name="Normal_Curves_Tabl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rmal_5f_D" style:display-name="Normal_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Daily" style:display-name="Normal_Daily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Daily_20_Changes" style:display-name="Normal_Daily Changes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Daily_20_Changes_20_2" style:display-name="Normal_Daily Changes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Daily_20_Changes_5f_1" style:display-name="Normal_Daily Changes_1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Data" style:display-name="Normal_Da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ook Antiqu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Data_5f_1" style:display-name="Normal_Data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Deals" style:display-name="Normal_Deals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DEFAULT" style:display-name="Normal_DEFAUL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Dialog1" style:display-name="Normal_Dialog1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Dialog1_5f_1" style:display-name="Normal_Dialog1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Dialog1_5f_2" style:display-name="Normal_Dialog1_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dimon" style:display-name="Normal_dimo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Normal_5f_dimon_5f_1" style:display-name="Normal_dimon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dimon_5f_2" style:display-name="Normal_dimon_2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Normal_5f_dimon_5f_3" style:display-name="Normal_dimon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DIV" style:display-name="Normal_DIV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dlgPostID" style:display-name="Normal_dlgPostI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Normal_5f_Dowell_20_C1b" style:display-name="Normal_Dowell C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Normal_5f_Dowell-C1a" style:display-name="Normal_Dowell-C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Normal_5f_E" style:display-name="Normal_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ECT_5f_Form" style:display-name="Normal_ECT_For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ECT_5f_Form_5f_005" style:display-name="Normal_ECT_Form_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ECT_5f_Form_5f_600" style:display-name="Normal_ECT_Form_60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ECT_5f_Form_5f_608" style:display-name="Normal_ECT_Form_6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ECT_5f_Form_5f_727" style:display-name="Normal_ECT_Form_7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ECT_5f_Form_5f_777" style:display-name="Normal_ECT_Form_7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ECT_5f_Form_5f_BS" style:display-name="Normal_ECT_Form_B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ECT_5f_Form_5f_GRP" style:display-name="Normal_ECT_Form_GR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emserdefault" style:display-name="Normal_emserdefaul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1" fo:font-size="10pt" fo:font-style="normal" fo:text-shadow="none" style:text-underline-style="none" fo:font-weight="normal" style:font-size-asian="10pt" style:font-style-asian="normal" style:font-weight-asian="normal" style:font-name-complex="MS Sans Serif1" style:font-size-complex="10pt" style:font-style-complex="normal" style:font-weight-complex="normal"/>
    </style:style>
    <style:style style:name="Normal_5f_emserdefault_5f_1" style:display-name="Normal_emserdefaul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QCON" style:display-name="Normal_EQCON" style:family="table-cell" style:parent-style-name="Default" style:data-style-name="N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F" style:display-name="Normal_F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FP_20_20_20_A_20__28_1_29_" style:display-name="Normal_FP 20 A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5f_FP_20_20_20_A_20__28_2_29_" style:display-name="Normal_FP 20 A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5f_FP-20_20__28_App._20_E_29_" style:display-name="Normal_FP-20 (App. E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Normal_5f_FP-20_20__28_App.A_29__20_" style:display-name="Normal_FP-20 (App.A)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FP-20_20__28_App.A_29__20__5f_1" style:display-name="Normal_FP-20 (App.A) 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Normal_5f_FP-20_28_C1_29__20__28_a_29_" style:display-name="Normal_FP-20(C1) (a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Normal_5f_FP-20_28_C1_29__20__28_a_29__20__28_2_29_" style:display-name="Normal_FP-20(C1) (a)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FP-20_28_C1_29__20__28_a_29__5f_1" style:display-name="Normal_FP-20(C1) (a)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Normal_5f_FP-20_28_C1_29__20__28_b_29_" style:display-name="Normal_FP-20(C1) (b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Normal_5f_FP-20_28_C1_29__20__28_b_29__20_" style:display-name="Normal_FP-20(C1) (b)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Normal_5f_FP-20_28_C1_29__20__28_b_29__20__28_2_29_" style:display-name="Normal_FP-20(C1) (b)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FP-20_28_C1_29__20__28_e_29_" style:display-name="Normal_FP-20(C1) (e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Normal_5f_FP20_5f_C1A" style:display-name="Normal_FP20_C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Normal_5f_FP20_5f_C1B" style:display-name="Normal_FP20_C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Normal_5f_FRAC" style:display-name="Normal_FRAC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frac_20_" style:display-name="Normal_frac 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G" style:display-name="Normal_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GE03" style:display-name="Normal_GE03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Normal_5f_GE04" style:display-name="Normal_GE04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Normal_5f_GenAssum" style:display-name="Normal_GenAssum" style:family="table-cell" style:parent-style-name="Default" style:data-style-name="N3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Normal_5f_GP_20_C1a" style:display-name="Normal_GP C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Normal_5f_GP_20_C1b" style:display-name="Normal_GP C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Normal_5f_GP_5f_EI_5f_3" style:display-name="Normal_GP_EI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GQ_20_C1A" style:display-name="Normal_GQ C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5f_GQ_20_C1B" style:display-name="Normal_GQ C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5f_HC" style:display-name="Normal_H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Normal_5f_HOGANGAS" style:display-name="Normal_HOGANGAS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HOGANOIL" style:display-name="Normal_HOGANOIL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ic4" style:display-name="Normal_ic4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IC4_20_1" style:display-name="Normal_IC4 1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IC4_20_5" style:display-name="Normal_IC4 5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Igobox" style:display-name="Normal_Igobox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Normal_5f_Igobox_5f_1" style:display-name="Normal_Igobox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5f_Igobox_5f_2" style:display-name="Normal_Igobox_2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Normal_5f_Igobox_5f_Imacros" style:display-name="Normal_Igobox_Imacr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5f_Igobox_5f_IPP" style:display-name="Normal_Igobox_IP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5f_Igobox_5f_Iprintbox" style:display-name="Normal_Igobox_Iprintbox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5f_Imacros" style:display-name="Normal_Imacr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5f_Imacros_5f_1" style:display-name="Normal_Imacros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Normal_5f_Imacros_5f_2" style:display-name="Normal_Imacros_2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Normal_5f_Input" style:display-name="Normal_Input" style:family="table-cell" style:parent-style-name="Default" style:data-style-name="N3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Normal_5f_INPUT_5f_1" style:display-name="Normal_INPU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Input_5f_CurvMI" style:display-name="Normal_Input_CurvMI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INPUT_5f_GenAssum" style:display-name="Normal_INPUT_GenAssu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Input_5f_intra" style:display-name="Normal_Input_intra" style:family="table-cell" style:parent-style-name="Default" style:data-style-name="N3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Normal_5f_Input_5f_Swap" style:display-name="Normal_Input_Swa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Inputs" style:display-name="Normal_Inputs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5f_intra" style:display-name="Normal_intr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INVREV" style:display-name="Normal_INVREV" style:family="table-cell" style:parent-style-name="Default" style:data-style-name="N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IPM_20_C1b" style:display-name="Normal_IPM C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Normal_5f_IPMC1a" style:display-name="Normal_IPMC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Normal_5f_IPP" style:display-name="Normal_IP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5f_IPP_5f_1" style:display-name="Normal_IPP_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Normal_5f_IPP_5f_1_5f_Igobox" style:display-name="Normal_IPP_1_Igobox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Normal_5f_IPP_5f_1_5f_Imacros" style:display-name="Normal_IPP_1_Imacr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Normal_5f_IPP_5f_1_5f_Iprintbox" style:display-name="Normal_IPP_1_Iprintbox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Normal_5f_IPP_5f_2" style:display-name="Normal_IPP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Normal_5f_Iprintbox" style:display-name="Normal_Iprintbox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5f_Iprintbox_5f_1" style:display-name="Normal_Iprintbox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Normal_5f_Iprintbox_5f_2" style:display-name="Normal_Iprintbox_2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Normal_5f_IS-Hold" style:display-name="Normal_IS-Hold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Normal_5f_Iterbox" style:display-name="Normal_Iterbox" style:family="table-cell" style:parent-style-name="Default" style:data-style-name="N3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Normal_5f_JETEMP" style:display-name="Normal_JE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JETEMP_5f_1" style:display-name="Normal_JETEMP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JETEMP_5f_VOUCHER" style:display-name="Normal_JETEMP_VOUCHE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laroux" style:display-name="Normal_laroux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Normal_5f_laroux_5f_1" style:display-name="Normal_laroux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laroux_5f_1_5f_dimon" style:display-name="Normal_laroux_1_dimo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laroux_5f_1_5f_dimon_5f_1" style:display-name="Normal_laroux_1_dimon_1" style:family="table-cell" style:parent-style-name="Default" style:data-style-name="N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laroux_5f_1_5f_laroux" style:display-name="Normal_laroux_1_laroux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Normal_5f_laroux_5f_1_5f_laroux_5f_1" style:display-name="Normal_laroux_1_laroux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aroux_5f_1_5f_laroux_5f_1_5f_Swap" style:display-name="Normal_laroux_1_laroux_1_Swap" style:family="table-cell" style:parent-style-name="Default" style:data-style-name="N17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aroux_5f_1_5f_laroux_5f_2" style:display-name="Normal_laroux_1_laroux_2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name-complex="Courier1" style:font-size-complex="10pt" style:font-style-complex="normal" style:font-weight-complex="normal"/>
    </style:style>
    <style:style style:name="Normal_5f_laroux_5f_1_5f_Locas" style:display-name="Normal_laroux_1_Loc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laroux_5f_1_5f_Locas_5f_1" style:display-name="Normal_laroux_1_Locas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5f_laroux_5f_1_5f_PLDT" style:display-name="Normal_laroux_1_PLD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laroux_5f_1_5f_VERA" style:display-name="Normal_laroux_1_VERA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laroux_5f_1_5f_VERA_5f_1" style:display-name="Normal_laroux_1_VERA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Normal_5f_laroux_5f_1_5f_VIRUS-EDY" style:display-name="Normal_laroux_1_VIRUS-ED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laroux_5f_2" style:display-name="Normal_laroux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5f_laroux_5f_2_5f_dimon" style:display-name="Normal_laroux_2_dimo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laroux_5f_2_5f_dimon_5f_1" style:display-name="Normal_laroux_2_dimon_1" style:family="table-cell" style:parent-style-name="Default" style:data-style-name="N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laroux_5f_2_5f_dimon_5f_2" style:display-name="Normal_laroux_2_dimon_2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name-complex="Courier1" style:font-size-complex="10pt" style:font-style-complex="normal" style:font-weight-complex="normal"/>
    </style:style>
    <style:style style:name="Normal_5f_laroux_5f_2_5f_laroux" style:display-name="Normal_laroux_2_laroux" style:family="table-cell" style:parent-style-name="Default" style:data-style-name="N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laroux_5f_2_5f_laroux_5f_1" style:display-name="Normal_laroux_2_laroux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laroux_5f_2_5f_laroux_5f_2" style:display-name="Normal_laroux_2_laroux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5f_laroux_5f_2_5f_Locas" style:display-name="Normal_laroux_2_Loc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5f_laroux_5f_2_5f_Locas_5f_1" style:display-name="Normal_laroux_2_Locas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5f_laroux_5f_2_5f_VIRUS-EDY" style:display-name="Normal_laroux_2_VIRUS-ED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5f_laroux_5f_3" style:display-name="Normal_laroux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Normal_5f_laroux_5f_3_5f_dimon" style:display-name="Normal_laroux_3_dimon" style:family="table-cell" style:parent-style-name="Default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Univers (W1)" fo:font-size="10pt" fo:font-style="normal" fo:text-shadow="none" style:text-underline-style="none" fo:font-weight="normal" style:font-size-asian="10pt" style:font-style-asian="normal" style:font-weight-asian="normal" style:font-name-complex="Univers (W1)" style:font-size-complex="10pt" style:font-style-complex="normal" style:font-weight-complex="normal"/>
    </style:style>
    <style:style style:name="Normal_5f_laroux_5f_3_5f_dimon_5f_1" style:display-name="Normal_laroux_3_dimon_1" style:family="table-cell" style:parent-style-name="Default" style:data-style-name="N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laroux_5f_3_5f_dimon_5f_2" style:display-name="Normal_laroux_3_dimon_2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name-complex="Courier1" style:font-size-complex="10pt" style:font-style-complex="normal" style:font-weight-complex="normal"/>
    </style:style>
    <style:style style:name="Normal_5f_laroux_5f_3_5f_dimon_5f_3" style:display-name="Normal_laroux_3_dimon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5f_laroux_5f_3_5f_laroux" style:display-name="Normal_laroux_3_laroux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laroux_5f_3_5f_laroux_5f_1" style:display-name="Normal_laroux_3_laroux_1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name-complex="Courier1" style:font-size-complex="10pt" style:font-style-complex="normal" style:font-weight-complex="normal"/>
    </style:style>
    <style:style style:name="Normal_5f_laroux_5f_3_5f_laroux_5f_2" style:display-name="Normal_laroux_3_laroux_2" style:family="table-cell" style:parent-style-name="Default" style:data-style-name="N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laroux_5f_3_5f_Locas" style:display-name="Normal_laroux_3_Loc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Normal_5f_laroux_5f_3_5f_PLDT" style:display-name="Normal_laroux_3_PLDT" style:family="table-cell" style:parent-style-name="Default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Univers (W1)" fo:font-size="10pt" fo:font-style="normal" fo:text-shadow="none" style:text-underline-style="none" fo:font-weight="normal" style:font-size-asian="10pt" style:font-style-asian="normal" style:font-weight-asian="normal" style:font-name-complex="Univers (W1)" style:font-size-complex="10pt" style:font-style-complex="normal" style:font-weight-complex="normal"/>
    </style:style>
    <style:style style:name="Normal_5f_laroux_5f_3_5f_VERA" style:display-name="Normal_laroux_3_VERA" style:family="table-cell" style:parent-style-name="Default" style:data-style-name="N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laroux_5f_3_5f_VERA_5f_1" style:display-name="Normal_laroux_3_VERA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5f_laroux_5f_3_5f_VIRUS-EDY" style:display-name="Normal_laroux_3_VIRUS-ED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laroux_5f_4" style:display-name="Normal_laroux_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laroux_5f_4_5f_dimon" style:display-name="Normal_laroux_4_dimon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name-complex="Courier1" style:font-size-complex="10pt" style:font-style-complex="normal" style:font-weight-complex="normal"/>
    </style:style>
    <style:style style:name="Normal_5f_laroux_5f_4_5f_dimon_5f_1" style:display-name="Normal_laroux_4_dimon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5f_laroux_5f_4_5f_dimon_5f_2" style:display-name="Normal_laroux_4_dimon_2" style:family="table-cell" style:parent-style-name="Default" style:data-style-name="N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laroux_5f_4_5f_laroux" style:display-name="Normal_laroux_4_laroux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name-complex="Courier1" style:font-size-complex="10pt" style:font-style-complex="normal" style:font-weight-complex="normal"/>
    </style:style>
    <style:style style:name="Normal_5f_laroux_5f_4_5f_laroux_5f_1" style:display-name="Normal_laroux_4_laroux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5f_laroux_5f_4_5f_laroux_5f_2" style:display-name="Normal_laroux_4_laroux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5f_laroux_5f_4_5f_PLDT" style:display-name="Normal_laroux_4_PLD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laroux_5f_4_5f_VERA" style:display-name="Normal_laroux_4_VER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Normal_5f_laroux_5f_4_5f_VIRUS-EDY" style:display-name="Normal_laroux_4_VIRUS-ED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ngsanaUPC" fo:font-size="14pt" fo:font-style="normal" fo:text-shadow="none" style:text-underline-style="none" fo:font-weight="normal" style:font-size-asian="14pt" style:font-style-asian="normal" style:font-weight-asian="normal" style:font-name-complex="AngsanaUPC" style:font-size-complex="14pt" style:font-style-complex="normal" style:font-weight-complex="normal"/>
    </style:style>
    <style:style style:name="Normal_5f_laroux_5f_5" style:display-name="Normal_laroux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Normal_5f_laroux_5f_5_5f_dimon" style:display-name="Normal_laroux_5_dimo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5f_laroux_5f_5_5f_dimon_5f_1" style:display-name="Normal_laroux_5_dimon_1" style:family="table-cell" style:parent-style-name="Default" style:data-style-name="N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laroux_5f_5_5f_dimon_5f_2" style:display-name="Normal_laroux_5_dimon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5f_laroux_5f_5_5f_laroux" style:display-name="Normal_laroux_5_laroux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5f_laroux_5f_5_5f_laroux_5f_1" style:display-name="Normal_laroux_5_laroux_1" style:family="table-cell" style:parent-style-name="Default" style:data-style-name="N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laroux_5f_5_5f_laroux_5f_2" style:display-name="Normal_laroux_5_laroux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Normal_5f_laroux_5f_5_5f_PLDT" style:display-name="Normal_laroux_5_PLD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Normal_5f_laroux_5f_5_5f_VERA" style:display-name="Normal_laroux_5_VER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Normal_5f_laroux_5f_5_5f_VIRUS-EDY" style:display-name="Normal_laroux_5_VIRUS-ED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name-complex="Arial Narrow" style:font-size-complex="9pt" style:font-style-complex="normal" style:font-weight-complex="normal"/>
    </style:style>
    <style:style style:name="Normal_5f_laroux_5f_6" style:display-name="Normal_laroux_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Normal_5f_laroux_5f_6_5f_dimon" style:display-name="Normal_laroux_6_dimon" style:family="table-cell" style:parent-style-name="Default" style:data-style-name="N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laroux_5f_6_5f_dimon_5f_1" style:display-name="Normal_laroux_6_dimon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5f_laroux_5f_6_5f_dimon_5f_2" style:display-name="Normal_laroux_6_dimon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Normal_5f_laroux_5f_6_5f_laroux" style:display-name="Normal_laroux_6_laroux" style:family="table-cell" style:parent-style-name="Default" style:data-style-name="N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laroux_5f_6_5f_laroux_5f_1" style:display-name="Normal_laroux_6_laroux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5f_laroux_5f_6_5f_PLDT" style:display-name="Normal_laroux_6_PLD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Normal_5f_laroux_5f_6_5f_VERA" style:display-name="Normal_laroux_6_VER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Normal_5f_laroux_5f_6_5f_VIRUS-EDY" style:display-name="Normal_laroux_6_VIRUS-EDY" style:family="table-cell" style:parent-style-name="Default" style:data-style-name="N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laroux_5f_7" style:display-name="Normal_laroux_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laroux_5f_7_5f_dimon" style:display-name="Normal_laroux_7_dimo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5f_laroux_5f_7_5f_dimon_5f_1" style:display-name="Normal_laroux_7_dimon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Normal_5f_laroux_5f_7_5f_laroux" style:display-name="Normal_laroux_7_laroux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Normal_5f_laroux_5f_7_5f_VERA" style:display-name="Normal_laroux_7_VERA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laroux_5f_7_5f_VIRUS-EDY" style:display-name="Normal_laroux_7_VIRUS-ED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EucrosiaUPC" fo:font-size="12pt" fo:font-style="normal" fo:text-shadow="none" style:text-underline-style="none" fo:font-weight="normal" style:font-size-asian="12pt" style:font-style-asian="normal" style:font-weight-asian="normal" style:font-name-complex="EucrosiaUPC" style:font-size-complex="12pt" style:font-style-complex="normal" style:font-weight-complex="normal"/>
    </style:style>
    <style:style style:name="Normal_5f_laroux_5f_8" style:display-name="Normal_laroux_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5f_laroux_5f_8_5f_dimon" style:display-name="Normal_laroux_8_dimo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Normal_5f_laroux_5f_8_5f_VERA" style:display-name="Normal_laroux_8_VER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5f_laroux_5f_9" style:display-name="Normal_laroux_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rdiaUPC" fo:font-size="14pt" fo:font-style="normal" fo:text-shadow="none" style:text-underline-style="none" fo:font-weight="normal" style:font-size-asian="14pt" style:font-style-asian="normal" style:font-weight-asian="normal" style:font-name-complex="CordiaUPC" style:font-size-complex="14pt" style:font-style-complex="normal" style:font-weight-complex="normal"/>
    </style:style>
    <style:style style:name="Normal_5f_laroux_5f_9_5f_dimon" style:display-name="Normal_laroux_9_dimo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dvisor SSi" fo:font-size="10pt" fo:font-style="normal" fo:text-shadow="none" style:text-underline-style="none" fo:font-weight="normal" style:font-size-asian="10pt" style:font-style-asian="normal" style:font-weight-asian="normal" style:font-name-complex="Advisor SSi" style:font-size-complex="10pt" style:font-style-complex="normal" style:font-weight-complex="normal"/>
    </style:style>
    <style:style style:name="Normal_5f_laroux_5f_A" style:display-name="Normal_laroux_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FreesiaUPC" fo:font-size="14pt" fo:font-style="normal" fo:text-shadow="none" style:text-underline-style="none" fo:font-weight="normal" style:font-size-asian="14pt" style:font-style-asian="normal" style:font-weight-asian="normal" style:font-name-complex="FreesiaUPC" style:font-size-complex="14pt" style:font-style-complex="normal" style:font-weight-complex="normal"/>
    </style:style>
    <style:style style:name="Normal_5f_laroux_5f_B" style:display-name="Normal_laroux_B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Normal_5f_laroux_5f_C" style:display-name="Normal_laroux_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5f_laroux_5f_D" style:display-name="Normal_laroux_D" style:family="table-cell" style:parent-style-name="Default" style:data-style-name="N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laroux_5f_dimon" style:display-name="Normal_laroux_dimon" style:family="table-cell" style:parent-style-name="Default" style:data-style-name="N17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laroux_5f_dimon_5f_1" style:display-name="Normal_laroux_dimon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Normal_5f_laroux_5f_dimon_5f_2" style:display-name="Normal_laroux_dimon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Normal_5f_laroux_5f_dimon_5f_3" style:display-name="Normal_laroux_dimon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laroux_5f_dimon_5f_4" style:display-name="Normal_laroux_dimon_4" style:family="table-cell" style:parent-style-name="Default" style:data-style-name="N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laroux_5f_laroux" style:display-name="Normal_laroux_laroux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laroux_5f_laroux_5f_1" style:display-name="Normal_laroux_laroux_1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Normal_5f_laroux_5f_laroux_5f_2" style:display-name="Normal_laroux_laroux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laroux_5f_Locas" style:display-name="Normal_laroux_Loc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laroux_5f_PLDT" style:display-name="Normal_laroux_PLDT" style:family="table-cell" style:parent-style-name="Default" style:data-style-name="N17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laroux_5f_VERA" style:display-name="Normal_laroux_VERA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laroux_5f_VERA_5f_1" style:display-name="Normal_laroux_VERA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Normal_5f_laroux_5f_VIRUS-EDY" style:display-name="Normal_laroux_VIRUS-EDY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Liquids_20_Book_20_Origination" style:display-name="Normal_Liquids Book Origination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Normal_5f_List" style:display-name="Normal_List" style:family="table-cell" style:parent-style-name="Default" style:data-style-name="N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Locas" style:display-name="Normal_Loc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8.5pt" fo:font-style="normal" fo:text-shadow="none" style:text-underline-style="none" fo:font-weight="normal" style:font-size-asian="8.5pt" style:font-style-asian="normal" style:font-weight-asian="normal" style:font-name-complex="MS Sans Serif" style:font-size-complex="8.5pt" style:font-style-complex="normal" style:font-weight-complex="normal"/>
    </style:style>
    <style:style style:name="Normal_5f_Locas_5f_1" style:display-name="Normal_Locas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m1" style:display-name="Normal_m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Normal_5f_MAJREP" style:display-name="Normal_MAJREP" style:family="table-cell" style:parent-style-name="Default" style:data-style-name="N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MATERAL2" style:display-name="Normal_MATERAL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Normal_5f_mdlCode" style:display-name="Normal_mdlCod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Normal_5f_MID_20_CURVE" style:display-name="Normal_MID CURV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MMBtu_20_Conversion" style:display-name="Normal_MMBtu Conversio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MMBtu_20_Conversion_5f_Dialog1" style:display-name="Normal_MMBtu Conversion_Dialog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Module1" style:display-name="Normal_Modu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Normal_5f_Module1_20__28_2_29_" style:display-name="Normal_Module1 (2)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Normal_5f_Module1_20__28_2_29__5f_1" style:display-name="Normal_Module1 (2)_1" style:family="table-cell" style:parent-style-name="Default" style:data-style-name="N3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Normal_5f_monci" style:display-name="Normal_monci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MONTHLY" style:display-name="Normal_MONTHL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MOR_20__20_-_20_Supp" style:display-name="Normal_MOR  - Sup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Normal_5f_MTBE" style:display-name="Normal_MTBE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mtbe_20_" style:display-name="Normal_mtbe 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mud_20_plant_20_bolted" style:display-name="Normal_mud plant bolt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Normal_5f_Multikarya" style:display-name="Normal_Multikary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nc4" style:display-name="Normal_nc4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NC4_20_1" style:display-name="Normal_NC4 1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NC4_20_5" style:display-name="Normal_NC4 5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NGL" style:display-name="Normal_NG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OPSTAT" style:display-name="Normal_OPSTAT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1" fo:font-size="8pt" fo:font-style="normal" fo:text-shadow="none" style:text-underline-style="none" fo:font-weight="normal" style:font-size-asian="8pt" style:font-style-asian="normal" style:font-weight-asian="normal" style:font-name-complex="Courier1" style:font-size-complex="8pt" style:font-style-complex="normal" style:font-weight-complex="normal"/>
    </style:style>
    <style:style style:name="Normal_5f_Other_20_Months" style:display-name="Normal_Other Mont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P_26_L" style:display-name="Normal_P&amp;L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pbdefault" style:display-name="Normal_pbdefaul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1" fo:font-size="10pt" fo:font-style="normal" fo:text-shadow="none" style:text-underline-style="none" fo:font-weight="normal" style:font-size-asian="10pt" style:font-style-asian="normal" style:font-weight-asian="normal" style:font-name-complex="MS Sans Serif1" style:font-size-complex="10pt" style:font-style-complex="normal" style:font-weight-complex="normal"/>
    </style:style>
    <style:style style:name="Normal_5f_pbdefault_5f_1" style:display-name="Normal_pbdefaul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PERMANT.XLS" style:display-name="Normal_PERMANT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Normal_5f_PERSONAL" style:display-name="Normal_PERSO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PERSONAL_5f_dimon" style:display-name="Normal_PERSONAL_dimon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PERSONAL_5f_Locas" style:display-name="Normal_PERSONAL_Loc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name-complex="Courier1" style:font-size-complex="10pt" style:font-style-complex="normal" style:font-weight-complex="normal"/>
    </style:style>
    <style:style style:name="Normal_5f_Pink" style:display-name="Normal_Pin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Normal_5f_PLDT" style:display-name="Normal_PLDT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Normal_5f_PLDT_5f_1" style:display-name="Normal_PLD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pldt_5f_1_5f_Calculations" style:display-name="Normal_pldt_1_Calculation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PLDT_5f_2" style:display-name="Normal_PLDT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ook Antiqu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ldt_5f_2_5f_Calculations" style:display-name="Normal_pldt_2_Calculations" style:family="table-cell" style:parent-style-name="Default" style:data-style-name="N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pldt_5f_2_5f_dimon" style:display-name="Normal_pldt_2_dimo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Normal_5f_pldt_5f_3" style:display-name="Normal_pldt_3" style:family="table-cell" style:parent-style-name="Default" style:data-style-name="N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pldt_5f_4" style:display-name="Normal_pldt_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Normal_5f_PLDT_5f_4_5f_dimon" style:display-name="Normal_PLDT_4_dimon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name-complex="Courier1" style:font-size-complex="10pt" style:font-style-complex="normal" style:font-weight-complex="normal"/>
    </style:style>
    <style:style style:name="Normal_5f_pldt_5f_Calculations" style:display-name="Normal_pldt_Calculation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Normal_5f_PLDT_5f_dimon" style:display-name="Normal_PLDT_dimon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Normal_5f_Position" style:display-name="Normal_Position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Positions" style:display-name="Normal_Positions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POW-Provision" style:display-name="Normal_POW-Provisio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priccurv" style:display-name="Normal_priccurv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priccurv_5f_1" style:display-name="Normal_priccurv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Normal_5f_priccurv_5f_2" style:display-name="Normal_priccurv_2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PrintBox_20__28_2_29_" style:display-name="Normal_PrintBox (2)" style:family="table-cell" style:parent-style-name="Default" style:data-style-name="N3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Normal_5f_Prior" style:display-name="Normal_Prior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Prior_20_Day" style:display-name="Normal_Prior Day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Prior_20_Day_20_2" style:display-name="Normal_Prior Day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PROD_20_SALES" style:display-name="Normal_PROD SAL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Normal_5f_PROD_20_SALES_20_by_20_Region_20_Pg_20_2" style:display-name="Normal_PROD SALES by Region P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Normal_5f_PRODUCT" style:display-name="Normal_PRODUC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Normal_5f_Production_20_Payment_20_model" style:display-name="Normal_Production Payment model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production_20_tony" style:display-name="Normal_production tony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ms Rmn" fo:font-size="8pt" fo:font-style="normal" fo:text-shadow="none" style:text-underline-style="none" fo:font-weight="normal" style:font-size-asian="8pt" style:font-style-asian="normal" style:font-weight-asian="normal" style:font-name-complex="Tms Rmn" style:font-size-complex="8pt" style:font-style-complex="normal" style:font-weight-complex="normal"/>
    </style:style>
    <style:style style:name="Normal_5f_PROFILE4" style:display-name="Normal_PROFIL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5f_Prudency" style:display-name="Normal_Prudency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Prudsum" style:display-name="Normal_Prudsum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PURCHASE" style:display-name="Normal_PURCHAS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1" fo:font-size="10pt" fo:font-style="normal" fo:text-shadow="none" style:text-underline-style="none" fo:font-weight="normal" style:font-size-asian="10pt" style:font-style-asian="normal" style:font-weight-asian="normal" style:font-name-complex="MS Sans Serif1" style:font-size-complex="10pt" style:font-style-complex="normal" style:font-weight-complex="normal"/>
    </style:style>
    <style:style style:name="Normal_5f_Q08-95.XLS" style:display-name="Normal_Q08-95.XLS" style:family="table-cell" style:parent-style-name="Default" style:data-style-name="N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QMM-1" style:display-name="Normal_QMM-1" style:family="table-cell" style:parent-style-name="Default" style:data-style-name="N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Quarter_20_End_20_Months" style:display-name="Normal_Quarter End Mont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r1" style:display-name="Normal_r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5f_Report" style:display-name="Normal_Repor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Normal_5f_resid_20_" style:display-name="Normal_resid 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RESID_20__28_2_29_" style:display-name="Normal_RESID (2)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ROM" style:display-name="Normal_ROM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RUL_20_Current_20_Month_20_Price" style:display-name="Normal_RUL Current Month Pric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Normal_5f_Sales_20_Order" style:display-name="Normal_Sales Order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1" fo:font-size="12pt" fo:font-style="normal" fo:text-shadow="none" style:text-underline-style="none" fo:font-weight="normal" style:font-size-asian="12pt" style:font-style-asian="normal" style:font-weight-asian="normal" style:font-name-complex="Courier1" style:font-size-complex="12pt" style:font-style-complex="normal" style:font-weight-complex="normal"/>
    </style:style>
    <style:style style:name="Normal_5f_SC_20_COP" style:display-name="Normal_SC COP" style:family="table-cell" style:parent-style-name="Default" style:data-style-name="N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Sheet1_20__28_2_29_" style:display-name="Normal_Sheet1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Normal_5f_Sheet1_20__28_2_29__5f_VERA" style:display-name="Normal_Sheet1 (2)_VER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NewRomanPS" fo:font-size="10pt" fo:font-style="normal" fo:text-shadow="none" style:text-underline-style="none" fo:font-weight="normal" style:font-size-asian="10pt" style:font-style-asian="normal" style:font-weight-asian="normal" style:font-name-complex="TimesNewRomanPS" style:font-size-complex="10pt" style:font-style-complex="normal" style:font-weight-complex="normal"/>
    </style:style>
    <style:style style:name="Normal_5f_Sheet1_20__28_2_29__5f_VERA_5f_1" style:display-name="Normal_Sheet1 (2)_VERA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Sheet1_5f_List" style:display-name="Normal_Sheet1_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Normal_5f_Sheet1_5f_VERA" style:display-name="Normal_Sheet1_VER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Normal_5f_Sheet1_5f_VERA_5f_1" style:display-name="Normal_Sheet1_VERA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SOP" style:display-name="Normal_SOP" style:family="table-cell" style:parent-style-name="Default" style:data-style-name="N11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Normal_5f_Storage" style:display-name="Normal_Storage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ummary" style:display-name="Normal_Summar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Normal_5f_SUMPAGE" style:display-name="Normal_SUMPAG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5f_Swap" style:display-name="Normal_Swa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Tables" style:display-name="Normal_Tables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TEMP.XLS" style:display-name="Normal_TEMP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Normal_5f_Template" style:display-name="Normal_Template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Normal_5f_Transport_5f_1" style:display-name="Normal_Transport_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UNL" style:display-name="Normal_UNL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unl_20_" style:display-name="Normal_unl 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VOL" style:display-name="Normal_VOL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VOL_20_" style:display-name="Normal_VOL 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VOUCHER" style:display-name="Normal_VOUCHE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VOUCHER.XLS" style:display-name="Normal_VOUCHER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Normal_5f_White" style:display-name="Normal_Whit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Normal_5f_WSP" style:display-name="Normal_WSP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Normal_5f_wti_20_" style:display-name="Normal_wti 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Normal_5f_WTI_20__28_2_29_" style:display-name="Normal_WTI (2)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Percent_5f_PERMANT.XLS" style:display-name="Percent_PERMANT.XLS" style:family="table-cell" style:parent-style-name="Default" style:data-style-name="N136"/>
    <style:style style:name="Percent_5f_TEMP.XLS" style:display-name="Percent_TEMP.XLS" style:family="table-cell" style:parent-style-name="Default" style:data-style-name="N136"/>
    <style:style style:name="Percent_5f_VOUCHER.XLS" style:display-name="Percent_VOUCHER.XLS" style:family="table-cell" style:parent-style-name="Default" style:data-style-name="N136"/>
    <style:style style:name="Total" style:family="table-cell" style:parent-style-name="Default" style:data-style-name="N175">
      <style:table-cell-properties style:glyph-orientation-vertical="0" fo:border-bottom="0.105cm double #000000" style:border-line-width-bottom="0.035cm 0.035cm 0.035cm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size-asian="11pt" style:font-style-asian="normal" style:font-weight-asian="normal" style:font-name-complex="??" style:font-size-complex="11pt" style:font-style-complex="normal" style:font-weight-complex="normal"/>
    </style:style>
    <style:style style:name="Unprot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Unprot_24_" style:display-name="Unprot$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Unprotect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background-color="transparent" fo:wrap-option="no-wrap" fo:border="0.105cm double #000000" style:border-line-width="0.035cm 0.035cm 0.035cm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Excel_5f_BuiltIn_5f_Comma" style:display-name="Excel_BuiltIn_Comma" style:family="table-cell" style:parent-style-name="Default" style:data-style-name="N125"/>
    <style:style style:name="Excel_5f_BuiltIn_5f_Currency" style:display-name="Excel_BuiltIn_Currency" style:family="table-cell" style:parent-style-name="Default" style:data-style-name="N129"/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7cm" fo:margin-bottom="1.27cm" fo:margin-left="1.9cm" fo:margin-right="1.9cm" style:first-page-number="continue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1.59cm" fo:page-height="27.94cm"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7/05/2019</text:date>, <text:time>11:1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mmer" style:display-name="PageStyle_Summer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wap" style:display-name="PageStyle_Swap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eds" style:display-name="PageStyle_Feeds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Option" style:display-name="PageStyle_Op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L" style:display-name="PageStyle_G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uel_20_Hist" style:display-name="PageStyle_Fuel His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eat Lakes Gas - Historical Transporter's Use</dc:title>
    <meta:initial-creator>gstorey</meta:initial-creator>
    <meta:creation-date>1998-03-23T07:04:53</meta:creation-date>
    <meta:generator>OpenOffice/4.1.6$Win32 OpenOffice.org_project/416m1$Build-9790</meta:generator>
    <dc:date>2019-05-07T11:10:20.93</dc:date>
    <meta:editing-duration>PT22M14S</meta:editing-duration>
    <meta:editing-cycles>3</meta:editing-cycles>
    <meta:document-statistic meta:table-count="8" meta:cell-count="7059" meta:object-count="0"/>
  </office:meta>
</office:document-meta>
</file>